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3.409cm" svg:height="16.407cm" svg:x="27.498cm" svg:y="0.301cm">
            <draw:object draw:notify-on-update-of-ranges="Arkusz1.A1:Arkusz1.A1001 Arkusz1.L1:Arkusz1.L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6258" calcext:value-type="float">
            <text:p>0.3436258</text:p>
          </table:table-cell>
          <table:table-cell office:value-type="float" office:value="0.21251024" calcext:value-type="float">
            <text:p>0.21251024</text:p>
          </table:table-cell>
          <table:table-cell office:value-type="float" office:value="0.37235898" calcext:value-type="float">
            <text:p>0.37235898</text:p>
          </table:table-cell>
          <table:table-cell office:value-type="float" office:value="1.0952674" calcext:value-type="float">
            <text:p>1.0952674</text:p>
          </table:table-cell>
          <table:table-cell office:value-type="float" office:value="4.5308547" calcext:value-type="float">
            <text:p>4.5308547</text:p>
          </table:table-cell>
          <table:table-cell office:value-type="float" office:value="2.760486" calcext:value-type="float">
            <text:p>2.760486</text:p>
          </table:table-cell>
          <table:table-cell office:value-type="float" office:value="20.697784" calcext:value-type="float">
            <text:p>20.697784</text:p>
          </table:table-cell>
          <table:table-cell office:value-type="float" office:value="3.0185263" calcext:value-type="float">
            <text:p>3.0185263</text:p>
          </table:table-cell>
          <table:table-cell office:value-type="float" office:value="31.143799" calcext:value-type="float">
            <text:p>31.143799</text:p>
          </table:table-cell>
          <table:table-cell office:value-type="float" office:value="11.1281805" calcext:value-type="float">
            <text:p>11.1281805</text:p>
          </table:table-cell>
          <table:table-cell table:formula="of:=AVERAGE([.B1:.K1])" office:value-type="float" office:value="7.530339292" calcext:value-type="float">
            <text:p>7.530339292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2.50948" calcext:value-type="float">
            <text:p>2.50948</text:p>
          </table:table-cell>
          <table:table-cell office:value-type="float" office:value="0.33983657" calcext:value-type="float">
            <text:p>0.33983657</text:p>
          </table:table-cell>
          <table:table-cell office:value-type="float" office:value="2.8376856" calcext:value-type="float">
            <text:p>2.8376856</text:p>
          </table:table-cell>
          <table:table-cell office:value-type="float" office:value="1.2165058" calcext:value-type="float">
            <text:p>1.2165058</text:p>
          </table:table-cell>
          <table:table-cell office:value-type="float" office:value="18.535967" calcext:value-type="float">
            <text:p>18.535967</text:p>
          </table:table-cell>
          <table:table-cell office:value-type="float" office:value="6.889549" calcext:value-type="float">
            <text:p>6.889549</text:p>
          </table:table-cell>
          <table:table-cell office:value-type="float" office:value="2.8006644" calcext:value-type="float">
            <text:p>2.8006644</text:p>
          </table:table-cell>
          <table:table-cell office:value-type="float" office:value="0.22371796" calcext:value-type="float">
            <text:p>0.22371796</text:p>
          </table:table-cell>
          <table:table-cell office:value-type="float" office:value="9.043016" calcext:value-type="float">
            <text:p>9.043016</text:p>
          </table:table-cell>
          <table:table-cell office:value-type="float" office:value="4.0349846" calcext:value-type="float">
            <text:p>4.0349846</text:p>
          </table:table-cell>
          <table:table-cell table:formula="of:=AVERAGE([.B2:.K2])" office:value-type="float" office:value="4.843140693" calcext:value-type="float">
            <text:p>4.84314069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.5103889" calcext:value-type="float">
            <text:p>2.5103889</text:p>
          </table:table-cell>
          <table:table-cell office:value-type="float" office:value="1.4753082" calcext:value-type="float">
            <text:p>1.4753082</text:p>
          </table:table-cell>
          <table:table-cell office:value-type="float" office:value="2.937538" calcext:value-type="float">
            <text:p>2.937538</text:p>
          </table:table-cell>
          <table:table-cell office:value-type="float" office:value="1.3230894" calcext:value-type="float">
            <text:p>1.3230894</text:p>
          </table:table-cell>
          <table:table-cell office:value-type="float" office:value="9.249853" calcext:value-type="float">
            <text:p>9.249853</text:p>
          </table:table-cell>
          <table:table-cell office:value-type="float" office:value="3.8040051" calcext:value-type="float">
            <text:p>3.8040051</text:p>
          </table:table-cell>
          <table:table-cell office:value-type="float" office:value="0.41791674" calcext:value-type="float">
            <text:p>0.41791674</text:p>
          </table:table-cell>
          <table:table-cell office:value-type="float" office:value="0.3095736" calcext:value-type="float">
            <text:p>0.3095736</text:p>
          </table:table-cell>
          <table:table-cell office:value-type="float" office:value="12.735467" calcext:value-type="float">
            <text:p>12.735467</text:p>
          </table:table-cell>
          <table:table-cell office:value-type="float" office:value="7.937598" calcext:value-type="float">
            <text:p>7.937598</text:p>
          </table:table-cell>
          <table:table-cell table:formula="of:=AVERAGE([.B3:.K3])" office:value-type="float" office:value="4.270073794" calcext:value-type="float">
            <text:p>4.270073794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.478326" calcext:value-type="float">
            <text:p>2.478326</text:p>
          </table:table-cell>
          <table:table-cell office:value-type="float" office:value="0.6508851" calcext:value-type="float">
            <text:p>0.6508851</text:p>
          </table:table-cell>
          <table:table-cell office:value-type="float" office:value="2.9278686" calcext:value-type="float">
            <text:p>2.9278686</text:p>
          </table:table-cell>
          <table:table-cell office:value-type="float" office:value="1.169639" calcext:value-type="float">
            <text:p>1.169639</text:p>
          </table:table-cell>
          <table:table-cell office:value-type="float" office:value="4.913225" calcext:value-type="float">
            <text:p>4.913225</text:p>
          </table:table-cell>
          <table:table-cell office:value-type="float" office:value="4.8158097" calcext:value-type="float">
            <text:p>4.8158097</text:p>
          </table:table-cell>
          <table:table-cell office:value-type="float" office:value="4.9097276" calcext:value-type="float">
            <text:p>4.9097276</text:p>
          </table:table-cell>
          <table:table-cell office:value-type="float" office:value="0.31959936" calcext:value-type="float">
            <text:p>0.31959936</text:p>
          </table:table-cell>
          <table:table-cell office:value-type="float" office:value="1.9791192" calcext:value-type="float">
            <text:p>1.9791192</text:p>
          </table:table-cell>
          <table:table-cell office:value-type="float" office:value="7.937598" calcext:value-type="float">
            <text:p>7.937598</text:p>
          </table:table-cell>
          <table:table-cell table:formula="of:=AVERAGE([.B4:.K4])" office:value-type="float" office:value="3.210179756" calcext:value-type="float">
            <text:p>3.210179756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5092897" calcext:value-type="float">
            <text:p>2.5092897</text:p>
          </table:table-cell>
          <table:table-cell office:value-type="float" office:value="0.6511589" calcext:value-type="float">
            <text:p>0.6511589</text:p>
          </table:table-cell>
          <table:table-cell office:value-type="float" office:value="2.9504108" calcext:value-type="float">
            <text:p>2.9504108</text:p>
          </table:table-cell>
          <table:table-cell office:value-type="float" office:value="1.227129" calcext:value-type="float">
            <text:p>1.227129</text:p>
          </table:table-cell>
          <table:table-cell office:value-type="float" office:value="1.9931948" calcext:value-type="float">
            <text:p>1.9931948</text:p>
          </table:table-cell>
          <table:table-cell office:value-type="float" office:value="3.8156087" calcext:value-type="float">
            <text:p>3.8156087</text:p>
          </table:table-cell>
          <table:table-cell office:value-type="float" office:value="3.776446" calcext:value-type="float">
            <text:p>3.776446</text:p>
          </table:table-cell>
          <table:table-cell office:value-type="float" office:value="0.3310948" calcext:value-type="float">
            <text:p>0.3310948</text:p>
          </table:table-cell>
          <table:table-cell office:value-type="float" office:value="4.3782754" calcext:value-type="float">
            <text:p>4.3782754</text:p>
          </table:table-cell>
          <table:table-cell office:value-type="float" office:value="8.478433" calcext:value-type="float">
            <text:p>8.478433</text:p>
          </table:table-cell>
          <table:table-cell table:formula="of:=AVERAGE([.B5:.K5])" office:value-type="float" office:value="3.01110411" calcext:value-type="float">
            <text:p>3.01110411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425511" calcext:value-type="float">
            <text:p>2.425511</text:p>
          </table:table-cell>
          <table:table-cell office:value-type="float" office:value="1.8200448" calcext:value-type="float">
            <text:p>1.8200448</text:p>
          </table:table-cell>
          <table:table-cell office:value-type="float" office:value="2.9508305" calcext:value-type="float">
            <text:p>2.9508305</text:p>
          </table:table-cell>
          <table:table-cell office:value-type="float" office:value="1.2015259" calcext:value-type="float">
            <text:p>1.2015259</text:p>
          </table:table-cell>
          <table:table-cell office:value-type="float" office:value="5.0257683" calcext:value-type="float">
            <text:p>5.0257683</text:p>
          </table:table-cell>
          <table:table-cell office:value-type="float" office:value="4.1992936" calcext:value-type="float">
            <text:p>4.1992936</text:p>
          </table:table-cell>
          <table:table-cell office:value-type="float" office:value="3.6370044" calcext:value-type="float">
            <text:p>3.6370044</text:p>
          </table:table-cell>
          <table:table-cell office:value-type="float" office:value="0.32951197" calcext:value-type="float">
            <text:p>0.32951197</text:p>
          </table:table-cell>
          <table:table-cell office:value-type="float" office:value="6.092467" calcext:value-type="float">
            <text:p>6.092467</text:p>
          </table:table-cell>
          <table:table-cell office:value-type="float" office:value="2.3454812" calcext:value-type="float">
            <text:p>2.3454812</text:p>
          </table:table-cell>
          <table:table-cell table:formula="of:=AVERAGE([.B6:.K6])" office:value-type="float" office:value="3.002743867" calcext:value-type="float">
            <text:p>3.00274386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.4845304" calcext:value-type="float">
            <text:p>2.4845304</text:p>
          </table:table-cell>
          <table:table-cell office:value-type="float" office:value="0.31007352" calcext:value-type="float">
            <text:p>0.31007352</text:p>
          </table:table-cell>
          <table:table-cell office:value-type="float" office:value="2.83725" calcext:value-type="float">
            <text:p>2.83725</text:p>
          </table:table-cell>
          <table:table-cell office:value-type="float" office:value="1.2194157" calcext:value-type="float">
            <text:p>1.2194157</text:p>
          </table:table-cell>
          <table:table-cell office:value-type="float" office:value="5.0275545" calcext:value-type="float">
            <text:p>5.0275545</text:p>
          </table:table-cell>
          <table:table-cell office:value-type="float" office:value="5.0936093" calcext:value-type="float">
            <text:p>5.0936093</text:p>
          </table:table-cell>
          <table:table-cell office:value-type="float" office:value="3.7768872" calcext:value-type="float">
            <text:p>3.7768872</text:p>
          </table:table-cell>
          <table:table-cell office:value-type="float" office:value="0.35313916" calcext:value-type="float">
            <text:p>0.35313916</text:p>
          </table:table-cell>
          <table:table-cell office:value-type="float" office:value="6.320002" calcext:value-type="float">
            <text:p>6.320002</text:p>
          </table:table-cell>
          <table:table-cell office:value-type="float" office:value="1.7770748" calcext:value-type="float">
            <text:p>1.7770748</text:p>
          </table:table-cell>
          <table:table-cell table:formula="of:=AVERAGE([.B7:.K7])" office:value-type="float" office:value="2.919953658" calcext:value-type="float">
            <text:p>2.919953658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5991411" calcext:value-type="float">
            <text:p>1.5991411</text:p>
          </table:table-cell>
          <table:table-cell office:value-type="float" office:value="0.6723552" calcext:value-type="float">
            <text:p>0.6723552</text:p>
          </table:table-cell>
          <table:table-cell office:value-type="float" office:value="2.9278169" calcext:value-type="float">
            <text:p>2.9278169</text:p>
          </table:table-cell>
          <table:table-cell office:value-type="float" office:value="1.2083524" calcext:value-type="float">
            <text:p>1.2083524</text:p>
          </table:table-cell>
          <table:table-cell office:value-type="float" office:value="5.0257683" calcext:value-type="float">
            <text:p>5.0257683</text:p>
          </table:table-cell>
          <table:table-cell office:value-type="float" office:value="2.639989" calcext:value-type="float">
            <text:p>2.639989</text:p>
          </table:table-cell>
          <table:table-cell office:value-type="float" office:value="2.9714046" calcext:value-type="float">
            <text:p>2.9714046</text:p>
          </table:table-cell>
          <table:table-cell office:value-type="float" office:value="0.36637536" calcext:value-type="float">
            <text:p>0.36637536</text:p>
          </table:table-cell>
          <table:table-cell office:value-type="float" office:value="6.326249" calcext:value-type="float">
            <text:p>6.326249</text:p>
          </table:table-cell>
          <table:table-cell office:value-type="float" office:value="7.7575665" calcext:value-type="float">
            <text:p>7.7575665</text:p>
          </table:table-cell>
          <table:table-cell table:formula="of:=AVERAGE([.B8:.K8])" office:value-type="float" office:value="3.149501836" calcext:value-type="float">
            <text:p>3.149501836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4095194" calcext:value-type="float">
            <text:p>2.4095194</text:p>
          </table:table-cell>
          <table:table-cell office:value-type="float" office:value="0.6829213" calcext:value-type="float">
            <text:p>0.6829213</text:p>
          </table:table-cell>
          <table:table-cell office:value-type="float" office:value="2.621427" calcext:value-type="float">
            <text:p>2.621427</text:p>
          </table:table-cell>
          <table:table-cell office:value-type="float" office:value="1.295377" calcext:value-type="float">
            <text:p>1.295377</text:p>
          </table:table-cell>
          <table:table-cell office:value-type="float" office:value="5.026485" calcext:value-type="float">
            <text:p>5.026485</text:p>
          </table:table-cell>
          <table:table-cell office:value-type="float" office:value="1.2019873" calcext:value-type="float">
            <text:p>1.2019873</text:p>
          </table:table-cell>
          <table:table-cell office:value-type="float" office:value="1.8359694" calcext:value-type="float">
            <text:p>1.8359694</text:p>
          </table:table-cell>
          <table:table-cell office:value-type="float" office:value="0.34861395" calcext:value-type="float">
            <text:p>0.34861395</text:p>
          </table:table-cell>
          <table:table-cell office:value-type="float" office:value="4.1942196" calcext:value-type="float">
            <text:p>4.1942196</text:p>
          </table:table-cell>
          <table:table-cell office:value-type="float" office:value="7.8450007" calcext:value-type="float">
            <text:p>7.8450007</text:p>
          </table:table-cell>
          <table:table-cell table:formula="of:=AVERAGE([.B9:.K9])" office:value-type="float" office:value="2.746152065" calcext:value-type="float">
            <text:p>2.74615206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.507382" calcext:value-type="float">
            <text:p>2.507382</text:p>
          </table:table-cell>
          <table:table-cell office:value-type="float" office:value="0.6188484" calcext:value-type="float">
            <text:p>0.6188484</text:p>
          </table:table-cell>
          <table:table-cell office:value-type="float" office:value="2.8374403" calcext:value-type="float">
            <text:p>2.8374403</text:p>
          </table:table-cell>
          <table:table-cell office:value-type="float" office:value="1.2499009" calcext:value-type="float">
            <text:p>1.2499009</text:p>
          </table:table-cell>
          <table:table-cell office:value-type="float" office:value="5.027276" calcext:value-type="float">
            <text:p>5.027276</text:p>
          </table:table-cell>
          <table:table-cell office:value-type="float" office:value="1.1160575" calcext:value-type="float">
            <text:p>1.1160575</text:p>
          </table:table-cell>
          <table:table-cell office:value-type="float" office:value="2.5332" calcext:value-type="float">
            <text:p>2.5332</text:p>
          </table:table-cell>
          <table:table-cell office:value-type="float" office:value="0.30102608" calcext:value-type="float">
            <text:p>0.30102608</text:p>
          </table:table-cell>
          <table:table-cell office:value-type="float" office:value="6.2242517" calcext:value-type="float">
            <text:p>6.2242517</text:p>
          </table:table-cell>
          <table:table-cell office:value-type="float" office:value="0.15798472" calcext:value-type="float">
            <text:p>0.15798472</text:p>
          </table:table-cell>
          <table:table-cell table:formula="of:=AVERAGE([.B10:.K10])" office:value-type="float" office:value="2.25733676" calcext:value-type="float">
            <text:p>2.25733676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.5107155" calcext:value-type="float">
            <text:p>2.5107155</text:p>
          </table:table-cell>
          <table:table-cell office:value-type="float" office:value="0.6149786" calcext:value-type="float">
            <text:p>0.6149786</text:p>
          </table:table-cell>
          <table:table-cell office:value-type="float" office:value="2.837636" calcext:value-type="float">
            <text:p>2.837636</text:p>
          </table:table-cell>
          <table:table-cell office:value-type="float" office:value="1.2407928" calcext:value-type="float">
            <text:p>1.2407928</text:p>
          </table:table-cell>
          <table:table-cell office:value-type="float" office:value="5.0255375" calcext:value-type="float">
            <text:p>5.0255375</text:p>
          </table:table-cell>
          <table:table-cell office:value-type="float" office:value="1.0981387" calcext:value-type="float">
            <text:p>1.0981387</text:p>
          </table:table-cell>
          <table:table-cell office:value-type="float" office:value="2.460799" calcext:value-type="float">
            <text:p>2.460799</text:p>
          </table:table-cell>
          <table:table-cell office:value-type="float" office:value="0.3263229" calcext:value-type="float">
            <text:p>0.3263229</text:p>
          </table:table-cell>
          <table:table-cell office:value-type="float" office:value="5.8377824" calcext:value-type="float">
            <text:p>5.8377824</text:p>
          </table:table-cell>
          <table:table-cell office:value-type="float" office:value="7.7568893" calcext:value-type="float">
            <text:p>7.7568893</text:p>
          </table:table-cell>
          <table:table-cell table:formula="of:=AVERAGE([.B11:.K11])" office:value-type="float" office:value="2.97095927" calcext:value-type="float">
            <text:p>2.97095927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.4769676" calcext:value-type="float">
            <text:p>2.4769676</text:p>
          </table:table-cell>
          <table:table-cell office:value-type="float" office:value="0.6436775" calcext:value-type="float">
            <text:p>0.6436775</text:p>
          </table:table-cell>
          <table:table-cell office:value-type="float" office:value="2.925386" calcext:value-type="float">
            <text:p>2.925386</text:p>
          </table:table-cell>
          <table:table-cell office:value-type="float" office:value="1.240337" calcext:value-type="float">
            <text:p>1.240337</text:p>
          </table:table-cell>
          <table:table-cell office:value-type="float" office:value="5.026873" calcext:value-type="float">
            <text:p>5.026873</text:p>
          </table:table-cell>
          <table:table-cell office:value-type="float" office:value="1.1074481" calcext:value-type="float">
            <text:p>1.1074481</text:p>
          </table:table-cell>
          <table:table-cell office:value-type="float" office:value="2.6714807" calcext:value-type="float">
            <text:p>2.6714807</text:p>
          </table:table-cell>
          <table:table-cell office:value-type="float" office:value="0.33946937" calcext:value-type="float">
            <text:p>0.33946937</text:p>
          </table:table-cell>
          <table:table-cell office:value-type="float" office:value="4.4551144" calcext:value-type="float">
            <text:p>4.4551144</text:p>
          </table:table-cell>
          <table:table-cell office:value-type="float" office:value="0.37561354" calcext:value-type="float">
            <text:p>0.37561354</text:p>
          </table:table-cell>
          <table:table-cell table:formula="of:=AVERAGE([.B12:.K12])" office:value-type="float" office:value="2.126236721" calcext:value-type="float">
            <text:p>2.126236721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.4203806" calcext:value-type="float">
            <text:p>2.4203806</text:p>
          </table:table-cell>
          <table:table-cell office:value-type="float" office:value="0.65086365" calcext:value-type="float">
            <text:p>0.65086365</text:p>
          </table:table-cell>
          <table:table-cell office:value-type="float" office:value="2.9296231" calcext:value-type="float">
            <text:p>2.9296231</text:p>
          </table:table-cell>
          <table:table-cell office:value-type="float" office:value="1.1984994" calcext:value-type="float">
            <text:p>1.1984994</text:p>
          </table:table-cell>
          <table:table-cell office:value-type="float" office:value="0.28465924" calcext:value-type="float">
            <text:p>0.28465924</text:p>
          </table:table-cell>
          <table:table-cell office:value-type="float" office:value="1.1148715" calcext:value-type="float">
            <text:p>1.1148715</text:p>
          </table:table-cell>
          <table:table-cell office:value-type="float" office:value="2.5839157" calcext:value-type="float">
            <text:p>2.5839157</text:p>
          </table:table-cell>
          <table:table-cell office:value-type="float" office:value="0.3509961" calcext:value-type="float">
            <text:p>0.3509961</text:p>
          </table:table-cell>
          <table:table-cell office:value-type="float" office:value="6.6730776" calcext:value-type="float">
            <text:p>6.6730776</text:p>
          </table:table-cell>
          <table:table-cell office:value-type="float" office:value="7.476937" calcext:value-type="float">
            <text:p>7.476937</text:p>
          </table:table-cell>
          <table:table-cell table:formula="of:=AVERAGE([.B13:.K13])" office:value-type="float" office:value="2.568382389" calcext:value-type="float">
            <text:p>2.56838238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4913073" calcext:value-type="float">
            <text:p>2.4913073</text:p>
          </table:table-cell>
          <table:table-cell office:value-type="float" office:value="0.638924" calcext:value-type="float">
            <text:p>0.638924</text:p>
          </table:table-cell>
          <table:table-cell office:value-type="float" office:value="2.8368309" calcext:value-type="float">
            <text:p>2.8368309</text:p>
          </table:table-cell>
          <table:table-cell office:value-type="float" office:value="1.222059" calcext:value-type="float">
            <text:p>1.222059</text:p>
          </table:table-cell>
          <table:table-cell office:value-type="float" office:value="3.775535" calcext:value-type="float">
            <text:p>3.775535</text:p>
          </table:table-cell>
          <table:table-cell office:value-type="float" office:value="1.0815302" calcext:value-type="float">
            <text:p>1.0815302</text:p>
          </table:table-cell>
          <table:table-cell office:value-type="float" office:value="2.58409" calcext:value-type="float">
            <text:p>2.58409</text:p>
          </table:table-cell>
          <table:table-cell office:value-type="float" office:value="0.30874276" calcext:value-type="float">
            <text:p>0.30874276</text:p>
          </table:table-cell>
          <table:table-cell office:value-type="float" office:value="6.326249" calcext:value-type="float">
            <text:p>6.326249</text:p>
          </table:table-cell>
          <table:table-cell office:value-type="float" office:value="0.46697697" calcext:value-type="float">
            <text:p>0.46697697</text:p>
          </table:table-cell>
          <table:table-cell table:formula="of:=AVERAGE([.B14:.K14])" office:value-type="float" office:value="2.173224513" calcext:value-type="float">
            <text:p>2.173224513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.4171903" calcext:value-type="float">
            <text:p>2.4171903</text:p>
          </table:table-cell>
          <table:table-cell office:value-type="float" office:value="0.63810134" calcext:value-type="float">
            <text:p>0.63810134</text:p>
          </table:table-cell>
          <table:table-cell office:value-type="float" office:value="2.926363" calcext:value-type="float">
            <text:p>2.926363</text:p>
          </table:table-cell>
          <table:table-cell office:value-type="float" office:value="1.2553413" calcext:value-type="float">
            <text:p>1.2553413</text:p>
          </table:table-cell>
          <table:table-cell office:value-type="float" office:value="3.7709541" calcext:value-type="float">
            <text:p>3.7709541</text:p>
          </table:table-cell>
          <table:table-cell office:value-type="float" office:value="1.1056095" calcext:value-type="float">
            <text:p>1.1056095</text:p>
          </table:table-cell>
          <table:table-cell office:value-type="float" office:value="2.5081923" calcext:value-type="float">
            <text:p>2.5081923</text:p>
          </table:table-cell>
          <table:table-cell office:value-type="float" office:value="0.37431717" calcext:value-type="float">
            <text:p>0.37431717</text:p>
          </table:table-cell>
          <table:table-cell office:value-type="float" office:value="4.455285" calcext:value-type="float">
            <text:p>4.455285</text:p>
          </table:table-cell>
          <table:table-cell office:value-type="float" office:value="0.8379693" calcext:value-type="float">
            <text:p>0.8379693</text:p>
          </table:table-cell>
          <table:table-cell table:formula="of:=AVERAGE([.B15:.K15])" office:value-type="float" office:value="2.028932331" calcext:value-type="float">
            <text:p>2.02893233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.508252" calcext:value-type="float">
            <text:p>2.508252</text:p>
          </table:table-cell>
          <table:table-cell office:value-type="float" office:value="0.6307193" calcext:value-type="float">
            <text:p>0.6307193</text:p>
          </table:table-cell>
          <table:table-cell office:value-type="float" office:value="2.9108677" calcext:value-type="float">
            <text:p>2.9108677</text:p>
          </table:table-cell>
          <table:table-cell office:value-type="float" office:value="1.336197" calcext:value-type="float">
            <text:p>1.336197</text:p>
          </table:table-cell>
          <table:table-cell office:value-type="float" office:value="3.7751663" calcext:value-type="float">
            <text:p>3.7751663</text:p>
          </table:table-cell>
          <table:table-cell office:value-type="float" office:value="1.0815302" calcext:value-type="float">
            <text:p>1.0815302</text:p>
          </table:table-cell>
          <table:table-cell office:value-type="float" office:value="2.515184" calcext:value-type="float">
            <text:p>2.515184</text:p>
          </table:table-cell>
          <table:table-cell office:value-type="float" office:value="0.38058224" calcext:value-type="float">
            <text:p>0.38058224</text:p>
          </table:table-cell>
          <table:table-cell office:value-type="float" office:value="4.451958" calcext:value-type="float">
            <text:p>4.451958</text:p>
          </table:table-cell>
          <table:table-cell office:value-type="float" office:value="1.3561007" calcext:value-type="float">
            <text:p>1.3561007</text:p>
          </table:table-cell>
          <table:table-cell table:formula="of:=AVERAGE([.B16:.K16])" office:value-type="float" office:value="2.094655744" calcext:value-type="float">
            <text:p>2.094655744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.4243255" calcext:value-type="float">
            <text:p>2.4243255</text:p>
          </table:table-cell>
          <table:table-cell office:value-type="float" office:value="0.62601876" calcext:value-type="float">
            <text:p>0.62601876</text:p>
          </table:table-cell>
          <table:table-cell office:value-type="float" office:value="2.92781" calcext:value-type="float">
            <text:p>2.92781</text:p>
          </table:table-cell>
          <table:table-cell office:value-type="float" office:value="1.2562982" calcext:value-type="float">
            <text:p>1.2562982</text:p>
          </table:table-cell>
          <table:table-cell office:value-type="float" office:value="3.775336" calcext:value-type="float">
            <text:p>3.775336</text:p>
          </table:table-cell>
          <table:table-cell office:value-type="float" office:value="1.1114448" calcext:value-type="float">
            <text:p>1.1114448</text:p>
          </table:table-cell>
          <table:table-cell office:value-type="float" office:value="2.4335778" calcext:value-type="float">
            <text:p>2.4335778</text:p>
          </table:table-cell>
          <table:table-cell office:value-type="float" office:value="0.38052255" calcext:value-type="float">
            <text:p>0.38052255</text:p>
          </table:table-cell>
          <table:table-cell office:value-type="float" office:value="6.369276" calcext:value-type="float">
            <text:p>6.369276</text:p>
          </table:table-cell>
          <table:table-cell office:value-type="float" office:value="1.2852623" calcext:value-type="float">
            <text:p>1.2852623</text:p>
          </table:table-cell>
          <table:table-cell table:formula="of:=AVERAGE([.B17:.K17])" office:value-type="float" office:value="2.258987191" calcext:value-type="float">
            <text:p>2.25898719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.4864402" calcext:value-type="float">
            <text:p>2.4864402</text:p>
          </table:table-cell>
          <table:table-cell office:value-type="float" office:value="0.6215765" calcext:value-type="float">
            <text:p>0.6215765</text:p>
          </table:table-cell>
          <table:table-cell office:value-type="float" office:value="2.8380418" calcext:value-type="float">
            <text:p>2.8380418</text:p>
          </table:table-cell>
          <table:table-cell office:value-type="float" office:value="1.2657094" calcext:value-type="float">
            <text:p>1.2657094</text:p>
          </table:table-cell>
          <table:table-cell office:value-type="float" office:value="3.7653153" calcext:value-type="float">
            <text:p>3.7653153</text:p>
          </table:table-cell>
          <table:table-cell office:value-type="float" office:value="1.0815302" calcext:value-type="float">
            <text:p>1.0815302</text:p>
          </table:table-cell>
          <table:table-cell office:value-type="float" office:value="2.4008405" calcext:value-type="float">
            <text:p>2.4008405</text:p>
          </table:table-cell>
          <table:table-cell office:value-type="float" office:value="0.38082165" calcext:value-type="float">
            <text:p>0.38082165</text:p>
          </table:table-cell>
          <table:table-cell office:value-type="float" office:value="6.335232" calcext:value-type="float">
            <text:p>6.335232</text:p>
          </table:table-cell>
          <table:table-cell office:value-type="float" office:value="1.3558341" calcext:value-type="float">
            <text:p>1.3558341</text:p>
          </table:table-cell>
          <table:table-cell table:formula="of:=AVERAGE([.B18:.K18])" office:value-type="float" office:value="2.253134165" calcext:value-type="float">
            <text:p>2.25313416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.2780838" calcext:value-type="float">
            <text:p>2.2780838</text:p>
          </table:table-cell>
          <table:table-cell office:value-type="float" office:value="0.6426366" calcext:value-type="float">
            <text:p>0.6426366</text:p>
          </table:table-cell>
          <table:table-cell office:value-type="float" office:value="2.679975" calcext:value-type="float">
            <text:p>2.679975</text:p>
          </table:table-cell>
          <table:table-cell office:value-type="float" office:value="1.1993829" calcext:value-type="float">
            <text:p>1.1993829</text:p>
          </table:table-cell>
          <table:table-cell office:value-type="float" office:value="3.775455" calcext:value-type="float">
            <text:p>3.775455</text:p>
          </table:table-cell>
          <table:table-cell office:value-type="float" office:value="1.0260336" calcext:value-type="float">
            <text:p>1.0260336</text:p>
          </table:table-cell>
          <table:table-cell office:value-type="float" office:value="2.4454563" calcext:value-type="float">
            <text:p>2.4454563</text:p>
          </table:table-cell>
          <table:table-cell office:value-type="float" office:value="0.38340083" calcext:value-type="float">
            <text:p>0.38340083</text:p>
          </table:table-cell>
          <table:table-cell office:value-type="float" office:value="6.3437133" calcext:value-type="float">
            <text:p>6.3437133</text:p>
          </table:table-cell>
          <table:table-cell office:value-type="float" office:value="1.3342568" calcext:value-type="float">
            <text:p>1.3342568</text:p>
          </table:table-cell>
          <table:table-cell table:formula="of:=AVERAGE([.B19:.K19])" office:value-type="float" office:value="2.210839413" calcext:value-type="float">
            <text:p>2.210839413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.4885285" calcext:value-type="float">
            <text:p>2.4885285</text:p>
          </table:table-cell>
          <table:table-cell office:value-type="float" office:value="0.6465284" calcext:value-type="float">
            <text:p>0.6465284</text:p>
          </table:table-cell>
          <table:table-cell office:value-type="float" office:value="2.9244192" calcext:value-type="float">
            <text:p>2.9244192</text:p>
          </table:table-cell>
          <table:table-cell office:value-type="float" office:value="1.2257851" calcext:value-type="float">
            <text:p>1.2257851</text:p>
          </table:table-cell>
          <table:table-cell office:value-type="float" office:value="3.7765517" calcext:value-type="float">
            <text:p>3.7765517</text:p>
          </table:table-cell>
          <table:table-cell office:value-type="float" office:value="1.0260336" calcext:value-type="float">
            <text:p>1.0260336</text:p>
          </table:table-cell>
          <table:table-cell office:value-type="float" office:value="2.7224293" calcext:value-type="float">
            <text:p>2.7224293</text:p>
          </table:table-cell>
          <table:table-cell office:value-type="float" office:value="0.34415442" calcext:value-type="float">
            <text:p>0.34415442</text:p>
          </table:table-cell>
          <table:table-cell office:value-type="float" office:value="4.45363" calcext:value-type="float">
            <text:p>4.45363</text:p>
          </table:table-cell>
          <table:table-cell office:value-type="float" office:value="1.3606979" calcext:value-type="float">
            <text:p>1.3606979</text:p>
          </table:table-cell>
          <table:table-cell table:formula="of:=AVERAGE([.B20:.K20])" office:value-type="float" office:value="2.096875812" calcext:value-type="float">
            <text:p>2.096875812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5037656" calcext:value-type="float">
            <text:p>2.5037656</text:p>
          </table:table-cell>
          <table:table-cell office:value-type="float" office:value="0.65324926" calcext:value-type="float">
            <text:p>0.65324926</text:p>
          </table:table-cell>
          <table:table-cell office:value-type="float" office:value="2.0225952" calcext:value-type="float">
            <text:p>2.0225952</text:p>
          </table:table-cell>
          <table:table-cell office:value-type="float" office:value="1.1976964" calcext:value-type="float">
            <text:p>1.1976964</text:p>
          </table:table-cell>
          <table:table-cell office:value-type="float" office:value="3.7233472" calcext:value-type="float">
            <text:p>3.7233472</text:p>
          </table:table-cell>
          <table:table-cell office:value-type="float" office:value="1.1160389" calcext:value-type="float">
            <text:p>1.1160389</text:p>
          </table:table-cell>
          <table:table-cell office:value-type="float" office:value="2.58409" calcext:value-type="float">
            <text:p>2.58409</text:p>
          </table:table-cell>
          <table:table-cell office:value-type="float" office:value="0.37071952" calcext:value-type="float">
            <text:p>0.37071952</text:p>
          </table:table-cell>
          <table:table-cell office:value-type="float" office:value="6.351225" calcext:value-type="float">
            <text:p>6.351225</text:p>
          </table:table-cell>
          <table:table-cell office:value-type="float" office:value="1.3600992" calcext:value-type="float">
            <text:p>1.3600992</text:p>
          </table:table-cell>
          <table:table-cell table:formula="of:=AVERAGE([.B21:.K21])" office:value-type="float" office:value="2.188282628" calcext:value-type="float">
            <text:p>2.188282628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.517783" calcext:value-type="float">
            <text:p>2.517783</text:p>
          </table:table-cell>
          <table:table-cell office:value-type="float" office:value="0.6461628" calcext:value-type="float">
            <text:p>0.6461628</text:p>
          </table:table-cell>
          <table:table-cell office:value-type="float" office:value="2.8380418" calcext:value-type="float">
            <text:p>2.8380418</text:p>
          </table:table-cell>
          <table:table-cell office:value-type="float" office:value="1.2257851" calcext:value-type="float">
            <text:p>1.2257851</text:p>
          </table:table-cell>
          <table:table-cell office:value-type="float" office:value="3.7873714" calcext:value-type="float">
            <text:p>3.7873714</text:p>
          </table:table-cell>
          <table:table-cell office:value-type="float" office:value="1.1627825" calcext:value-type="float">
            <text:p>1.1627825</text:p>
          </table:table-cell>
          <table:table-cell office:value-type="float" office:value="2.4563298" calcext:value-type="float">
            <text:p>2.4563298</text:p>
          </table:table-cell>
          <table:table-cell office:value-type="float" office:value="0.379359" calcext:value-type="float">
            <text:p>0.379359</text:p>
          </table:table-cell>
          <table:table-cell office:value-type="float" office:value="4.169091" calcext:value-type="float">
            <text:p>4.169091</text:p>
          </table:table-cell>
          <table:table-cell office:value-type="float" office:value="1.3602235" calcext:value-type="float">
            <text:p>1.3602235</text:p>
          </table:table-cell>
          <table:table-cell table:formula="of:=AVERAGE([.B22:.K22])" office:value-type="float" office:value="2.05429299" calcext:value-type="float">
            <text:p>2.05429299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.5128348" calcext:value-type="float">
            <text:p>2.5128348</text:p>
          </table:table-cell>
          <table:table-cell office:value-type="float" office:value="0.6530024" calcext:value-type="float">
            <text:p>0.6530024</text:p>
          </table:table-cell>
          <table:table-cell office:value-type="float" office:value="2.8364327" calcext:value-type="float">
            <text:p>2.8364327</text:p>
          </table:table-cell>
          <table:table-cell office:value-type="float" office:value="1.1982092" calcext:value-type="float">
            <text:p>1.1982092</text:p>
          </table:table-cell>
          <table:table-cell office:value-type="float" office:value="3.7312028" calcext:value-type="float">
            <text:p>3.7312028</text:p>
          </table:table-cell>
          <table:table-cell office:value-type="float" office:value="1.1602501" calcext:value-type="float">
            <text:p>1.1602501</text:p>
          </table:table-cell>
          <table:table-cell office:value-type="float" office:value="2.5854914" calcext:value-type="float">
            <text:p>2.5854914</text:p>
          </table:table-cell>
          <table:table-cell office:value-type="float" office:value="0.3441086" calcext:value-type="float">
            <text:p>0.3441086</text:p>
          </table:table-cell>
          <table:table-cell office:value-type="float" office:value="4.4691205" calcext:value-type="float">
            <text:p>4.4691205</text:p>
          </table:table-cell>
          <table:table-cell office:value-type="float" office:value="1.1759464" calcext:value-type="float">
            <text:p>1.1759464</text:p>
          </table:table-cell>
          <table:table-cell table:formula="of:=AVERAGE([.B23:.K23])" office:value-type="float" office:value="2.06665989" calcext:value-type="float">
            <text:p>2.0666598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1.8202742" calcext:value-type="float">
            <text:p>1.8202742</text:p>
          </table:table-cell>
          <table:table-cell office:value-type="float" office:value="0.6532663" calcext:value-type="float">
            <text:p>0.6532663</text:p>
          </table:table-cell>
          <table:table-cell office:value-type="float" office:value="2.841664" calcext:value-type="float">
            <text:p>2.841664</text:p>
          </table:table-cell>
          <table:table-cell office:value-type="float" office:value="1.1975256" calcext:value-type="float">
            <text:p>1.1975256</text:p>
          </table:table-cell>
          <table:table-cell office:value-type="float" office:value="3.7757638" calcext:value-type="float">
            <text:p>3.7757638</text:p>
          </table:table-cell>
          <table:table-cell office:value-type="float" office:value="1.2118647" calcext:value-type="float">
            <text:p>1.2118647</text:p>
          </table:table-cell>
          <table:table-cell office:value-type="float" office:value="2.7825625" calcext:value-type="float">
            <text:p>2.7825625</text:p>
          </table:table-cell>
          <table:table-cell office:value-type="float" office:value="0.31766808" calcext:value-type="float">
            <text:p>0.31766808</text:p>
          </table:table-cell>
          <table:table-cell office:value-type="float" office:value="4.161199" calcext:value-type="float">
            <text:p>4.161199</text:p>
          </table:table-cell>
          <table:table-cell office:value-type="float" office:value="1.3321465" calcext:value-type="float">
            <text:p>1.3321465</text:p>
          </table:table-cell>
          <table:table-cell table:formula="of:=AVERAGE([.B24:.K24])" office:value-type="float" office:value="2.009393468" calcext:value-type="float">
            <text:p>2.00939346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.5232096" calcext:value-type="float">
            <text:p>2.5232096</text:p>
          </table:table-cell>
          <table:table-cell office:value-type="float" office:value="0.6527055" calcext:value-type="float">
            <text:p>0.6527055</text:p>
          </table:table-cell>
          <table:table-cell office:value-type="float" office:value="2.86039" calcext:value-type="float">
            <text:p>2.86039</text:p>
          </table:table-cell>
          <table:table-cell office:value-type="float" office:value="1.1856967" calcext:value-type="float">
            <text:p>1.1856967</text:p>
          </table:table-cell>
          <table:table-cell office:value-type="float" office:value="3.7858958" calcext:value-type="float">
            <text:p>3.7858958</text:p>
          </table:table-cell>
          <table:table-cell office:value-type="float" office:value="1.281423" calcext:value-type="float">
            <text:p>1.281423</text:p>
          </table:table-cell>
          <table:table-cell office:value-type="float" office:value="2.7224293" calcext:value-type="float">
            <text:p>2.7224293</text:p>
          </table:table-cell>
          <table:table-cell office:value-type="float" office:value="0.37084082" calcext:value-type="float">
            <text:p>0.37084082</text:p>
          </table:table-cell>
          <table:table-cell office:value-type="float" office:value="4.1616125" calcext:value-type="float">
            <text:p>4.1616125</text:p>
          </table:table-cell>
          <table:table-cell office:value-type="float" office:value="1.0744606" calcext:value-type="float">
            <text:p>1.0744606</text:p>
          </table:table-cell>
          <table:table-cell table:formula="of:=AVERAGE([.B25:.K25])" office:value-type="float" office:value="2.061866382" calcext:value-type="float">
            <text:p>2.061866382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.5147707" calcext:value-type="float">
            <text:p>2.5147707</text:p>
          </table:table-cell>
          <table:table-cell office:value-type="float" office:value="0.6532853" calcext:value-type="float">
            <text:p>0.6532853</text:p>
          </table:table-cell>
          <table:table-cell office:value-type="float" office:value="2.8737779" calcext:value-type="float">
            <text:p>2.8737779</text:p>
          </table:table-cell>
          <table:table-cell office:value-type="float" office:value="1.2953738" calcext:value-type="float">
            <text:p>1.2953738</text:p>
          </table:table-cell>
          <table:table-cell office:value-type="float" office:value="3.7312794" calcext:value-type="float">
            <text:p>3.7312794</text:p>
          </table:table-cell>
          <table:table-cell office:value-type="float" office:value="1.4216031" calcext:value-type="float">
            <text:p>1.4216031</text:p>
          </table:table-cell>
          <table:table-cell office:value-type="float" office:value="2.6636322" calcext:value-type="float">
            <text:p>2.6636322</text:p>
          </table:table-cell>
          <table:table-cell office:value-type="float" office:value="0.35234064" calcext:value-type="float">
            <text:p>0.35234064</text:p>
          </table:table-cell>
          <table:table-cell office:value-type="float" office:value="4.169934" calcext:value-type="float">
            <text:p>4.169934</text:p>
          </table:table-cell>
          <table:table-cell office:value-type="float" office:value="1.3657205" calcext:value-type="float">
            <text:p>1.3657205</text:p>
          </table:table-cell>
          <table:table-cell table:formula="of:=AVERAGE([.B26:.K26])" office:value-type="float" office:value="2.104171754" calcext:value-type="float">
            <text:p>2.104171754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.517487" calcext:value-type="float">
            <text:p>2.517487</text:p>
          </table:table-cell>
          <table:table-cell office:value-type="float" office:value="0.6465831" calcext:value-type="float">
            <text:p>0.6465831</text:p>
          </table:table-cell>
          <table:table-cell office:value-type="float" office:value="2.528196" calcext:value-type="float">
            <text:p>2.528196</text:p>
          </table:table-cell>
          <table:table-cell office:value-type="float" office:value="1.2102048" calcext:value-type="float">
            <text:p>1.2102048</text:p>
          </table:table-cell>
          <table:table-cell office:value-type="float" office:value="3.72741" calcext:value-type="float">
            <text:p>3.72741</text:p>
          </table:table-cell>
          <table:table-cell office:value-type="float" office:value="1.1968144" calcext:value-type="float">
            <text:p>1.1968144</text:p>
          </table:table-cell>
          <table:table-cell office:value-type="float" office:value="2.6604316" calcext:value-type="float">
            <text:p>2.6604316</text:p>
          </table:table-cell>
          <table:table-cell office:value-type="float" office:value="0.3806178" calcext:value-type="float">
            <text:p>0.3806178</text:p>
          </table:table-cell>
          <table:table-cell office:value-type="float" office:value="4.541992" calcext:value-type="float">
            <text:p>4.541992</text:p>
          </table:table-cell>
          <table:table-cell office:value-type="float" office:value="1.3602235" calcext:value-type="float">
            <text:p>1.3602235</text:p>
          </table:table-cell>
          <table:table-cell table:formula="of:=AVERAGE([.B27:.K27])" office:value-type="float" office:value="2.07699602" calcext:value-type="float">
            <text:p>2.07699602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.5946548" calcext:value-type="float">
            <text:p>2.5946548</text:p>
          </table:table-cell>
          <table:table-cell office:value-type="float" office:value="0.65330434" calcext:value-type="float">
            <text:p>0.65330434</text:p>
          </table:table-cell>
          <table:table-cell office:value-type="float" office:value="2.8382955" calcext:value-type="float">
            <text:p>2.8382955</text:p>
          </table:table-cell>
          <table:table-cell office:value-type="float" office:value="1.2836099" calcext:value-type="float">
            <text:p>1.2836099</text:p>
          </table:table-cell>
          <table:table-cell office:value-type="float" office:value="3.729997" calcext:value-type="float">
            <text:p>3.729997</text:p>
          </table:table-cell>
          <table:table-cell office:value-type="float" office:value="1.3411322" calcext:value-type="float">
            <text:p>1.3411322</text:p>
          </table:table-cell>
          <table:table-cell office:value-type="float" office:value="2.6817598" calcext:value-type="float">
            <text:p>2.6817598</text:p>
          </table:table-cell>
          <table:table-cell office:value-type="float" office:value="0.40659612" calcext:value-type="float">
            <text:p>0.40659612</text:p>
          </table:table-cell>
          <table:table-cell office:value-type="float" office:value="4.352188" calcext:value-type="float">
            <text:p>4.352188</text:p>
          </table:table-cell>
          <table:table-cell office:value-type="float" office:value="1.0744606" calcext:value-type="float">
            <text:p>1.0744606</text:p>
          </table:table-cell>
          <table:table-cell table:formula="of:=AVERAGE([.B28:.K28])" office:value-type="float" office:value="2.095599826" calcext:value-type="float">
            <text:p>2.095599826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.594629" calcext:value-type="float">
            <text:p>2.594629</text:p>
          </table:table-cell>
          <table:table-cell office:value-type="float" office:value="0.6459092" calcext:value-type="float">
            <text:p>0.6459092</text:p>
          </table:table-cell>
          <table:table-cell office:value-type="float" office:value="2.932784" calcext:value-type="float">
            <text:p>2.932784</text:p>
          </table:table-cell>
          <table:table-cell office:value-type="float" office:value="1.1977204" calcext:value-type="float">
            <text:p>1.1977204</text:p>
          </table:table-cell>
          <table:table-cell office:value-type="float" office:value="3.7480783" calcext:value-type="float">
            <text:p>3.7480783</text:p>
          </table:table-cell>
          <table:table-cell office:value-type="float" office:value="1.4292278" calcext:value-type="float">
            <text:p>1.4292278</text:p>
          </table:table-cell>
          <table:table-cell office:value-type="float" office:value="2.5984313" calcext:value-type="float">
            <text:p>2.5984313</text:p>
          </table:table-cell>
          <table:table-cell office:value-type="float" office:value="0.3341911" calcext:value-type="float">
            <text:p>0.3341911</text:p>
          </table:table-cell>
          <table:table-cell office:value-type="float" office:value="4.3380685" calcext:value-type="float">
            <text:p>4.3380685</text:p>
          </table:table-cell>
          <table:table-cell office:value-type="float" office:value="1.3935632" calcext:value-type="float">
            <text:p>1.3935632</text:p>
          </table:table-cell>
          <table:table-cell table:formula="of:=AVERAGE([.B29:.K29])" office:value-type="float" office:value="2.12126028" calcext:value-type="float">
            <text:p>2.1212602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.6640098" calcext:value-type="float">
            <text:p>2.6640098</text:p>
          </table:table-cell>
          <table:table-cell office:value-type="float" office:value="0.6512406" calcext:value-type="float">
            <text:p>0.6512406</text:p>
          </table:table-cell>
          <table:table-cell office:value-type="float" office:value="2.516123" calcext:value-type="float">
            <text:p>2.516123</text:p>
          </table:table-cell>
          <table:table-cell office:value-type="float" office:value="1.2108557" calcext:value-type="float">
            <text:p>1.2108557</text:p>
          </table:table-cell>
          <table:table-cell office:value-type="float" office:value="3.7416759" calcext:value-type="float">
            <text:p>3.7416759</text:p>
          </table:table-cell>
          <table:table-cell office:value-type="float" office:value="1.4291928" calcext:value-type="float">
            <text:p>1.4291928</text:p>
          </table:table-cell>
          <table:table-cell office:value-type="float" office:value="2.5848603" calcext:value-type="float">
            <text:p>2.5848603</text:p>
          </table:table-cell>
          <table:table-cell office:value-type="float" office:value="0.39302343" calcext:value-type="float">
            <text:p>0.39302343</text:p>
          </table:table-cell>
          <table:table-cell office:value-type="float" office:value="4.543784" calcext:value-type="float">
            <text:p>4.543784</text:p>
          </table:table-cell>
          <table:table-cell office:value-type="float" office:value="1.3942001" calcext:value-type="float">
            <text:p>1.3942001</text:p>
          </table:table-cell>
          <table:table-cell table:formula="of:=AVERAGE([.B30:.K30])" office:value-type="float" office:value="2.112896563" calcext:value-type="float">
            <text:p>2.112896563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.6643" calcext:value-type="float">
            <text:p>2.6643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2.8308592" calcext:value-type="float">
            <text:p>2.8308592</text:p>
          </table:table-cell>
          <table:table-cell office:value-type="float" office:value="1.2669843" calcext:value-type="float">
            <text:p>1.2669843</text:p>
          </table:table-cell>
          <table:table-cell office:value-type="float" office:value="3.8374693" calcext:value-type="float">
            <text:p>3.8374693</text:p>
          </table:table-cell>
          <table:table-cell office:value-type="float" office:value="1.4640806" calcext:value-type="float">
            <text:p>1.4640806</text:p>
          </table:table-cell>
          <table:table-cell office:value-type="float" office:value="2.6812692" calcext:value-type="float">
            <text:p>2.6812692</text:p>
          </table:table-cell>
          <table:table-cell office:value-type="float" office:value="0.338201" calcext:value-type="float">
            <text:p>0.338201</text:p>
          </table:table-cell>
          <table:table-cell office:value-type="float" office:value="4.5013404" calcext:value-type="float">
            <text:p>4.5013404</text:p>
          </table:table-cell>
          <table:table-cell office:value-type="float" office:value="1.3944235" calcext:value-type="float">
            <text:p>1.3944235</text:p>
          </table:table-cell>
          <table:table-cell table:formula="of:=AVERAGE([.B31:.K31])" office:value-type="float" office:value="2.16279795" calcext:value-type="float">
            <text:p>2.1627979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.6517594" calcext:value-type="float">
            <text:p>2.6517594</text:p>
          </table:table-cell>
          <table:table-cell office:value-type="float" office:value="0.64429927" calcext:value-type="float">
            <text:p>0.64429927</text:p>
          </table:table-cell>
          <table:table-cell office:value-type="float" office:value="2.820917" calcext:value-type="float">
            <text:p>2.820917</text:p>
          </table:table-cell>
          <table:table-cell office:value-type="float" office:value="1.2108557" calcext:value-type="float">
            <text:p>1.2108557</text:p>
          </table:table-cell>
          <table:table-cell office:value-type="float" office:value="3.8227663" calcext:value-type="float">
            <text:p>3.8227663</text:p>
          </table:table-cell>
          <table:table-cell office:value-type="float" office:value="1.2204558" calcext:value-type="float">
            <text:p>1.2204558</text:p>
          </table:table-cell>
          <table:table-cell office:value-type="float" office:value="2.5859458" calcext:value-type="float">
            <text:p>2.5859458</text:p>
          </table:table-cell>
          <table:table-cell office:value-type="float" office:value="0.3917308" calcext:value-type="float">
            <text:p>0.3917308</text:p>
          </table:table-cell>
          <table:table-cell office:value-type="float" office:value="4.5362787" calcext:value-type="float">
            <text:p>4.5362787</text:p>
          </table:table-cell>
          <table:table-cell office:value-type="float" office:value="1.2826755" calcext:value-type="float">
            <text:p>1.2826755</text:p>
          </table:table-cell>
          <table:table-cell table:formula="of:=AVERAGE([.B32:.K32])" office:value-type="float" office:value="2.116768427" calcext:value-type="float">
            <text:p>2.116768427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.7338135" calcext:value-type="float">
            <text:p>2.7338135</text:p>
          </table:table-cell>
          <table:table-cell office:value-type="float" office:value="0.61155236" calcext:value-type="float">
            <text:p>0.61155236</text:p>
          </table:table-cell>
          <table:table-cell office:value-type="float" office:value="2.8603742" calcext:value-type="float">
            <text:p>2.8603742</text:p>
          </table:table-cell>
          <table:table-cell office:value-type="float" office:value="1.2766708" calcext:value-type="float">
            <text:p>1.2766708</text:p>
          </table:table-cell>
          <table:table-cell office:value-type="float" office:value="3.747285" calcext:value-type="float">
            <text:p>3.747285</text:p>
          </table:table-cell>
          <table:table-cell office:value-type="float" office:value="1.466544" calcext:value-type="float">
            <text:p>1.466544</text:p>
          </table:table-cell>
          <table:table-cell office:value-type="float" office:value="0.9298368" calcext:value-type="float">
            <text:p>0.9298368</text:p>
          </table:table-cell>
          <table:table-cell office:value-type="float" office:value="0.39311537" calcext:value-type="float">
            <text:p>0.39311537</text:p>
          </table:table-cell>
          <table:table-cell office:value-type="float" office:value="4.56429" calcext:value-type="float">
            <text:p>4.56429</text:p>
          </table:table-cell>
          <table:table-cell office:value-type="float" office:value="1.395625" calcext:value-type="float">
            <text:p>1.395625</text:p>
          </table:table-cell>
          <table:table-cell table:formula="of:=AVERAGE([.B33:.K33])" office:value-type="float" office:value="1.997910703" calcext:value-type="float">
            <text:p>1.997910703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.7503726" calcext:value-type="float">
            <text:p>2.7503726</text:p>
          </table:table-cell>
          <table:table-cell office:value-type="float" office:value="0.6474703" calcext:value-type="float">
            <text:p>0.6474703</text:p>
          </table:table-cell>
          <table:table-cell office:value-type="float" office:value="2.8174727" calcext:value-type="float">
            <text:p>2.8174727</text:p>
          </table:table-cell>
          <table:table-cell office:value-type="float" office:value="1.2869269" calcext:value-type="float">
            <text:p>1.2869269</text:p>
          </table:table-cell>
          <table:table-cell office:value-type="float" office:value="3.7871387" calcext:value-type="float">
            <text:p>3.7871387</text:p>
          </table:table-cell>
          <table:table-cell office:value-type="float" office:value="1.2290463" calcext:value-type="float">
            <text:p>1.2290463</text:p>
          </table:table-cell>
          <table:table-cell office:value-type="float" office:value="1.1498357" calcext:value-type="float">
            <text:p>1.1498357</text:p>
          </table:table-cell>
          <table:table-cell office:value-type="float" office:value="0.39288864" calcext:value-type="float">
            <text:p>0.39288864</text:p>
          </table:table-cell>
          <table:table-cell office:value-type="float" office:value="4.543356" calcext:value-type="float">
            <text:p>4.543356</text:p>
          </table:table-cell>
          <table:table-cell office:value-type="float" office:value="1.247052" calcext:value-type="float">
            <text:p>1.247052</text:p>
          </table:table-cell>
          <table:table-cell table:formula="of:=AVERAGE([.B34:.K34])" office:value-type="float" office:value="1.985155984" calcext:value-type="float">
            <text:p>1.985155984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.9310324" calcext:value-type="float">
            <text:p>2.9310324</text:p>
          </table:table-cell>
          <table:table-cell office:value-type="float" office:value="0.65330434" calcext:value-type="float">
            <text:p>0.65330434</text:p>
          </table:table-cell>
          <table:table-cell office:value-type="float" office:value="2.8567991" calcext:value-type="float">
            <text:p>2.8567991</text:p>
          </table:table-cell>
          <table:table-cell office:value-type="float" office:value="1.2051557" calcext:value-type="float">
            <text:p>1.2051557</text:p>
          </table:table-cell>
          <table:table-cell office:value-type="float" office:value="3.8498738" calcext:value-type="float">
            <text:p>3.8498738</text:p>
          </table:table-cell>
          <table:table-cell office:value-type="float" office:value="1.47222" calcext:value-type="float">
            <text:p>1.47222</text:p>
          </table:table-cell>
          <table:table-cell office:value-type="float" office:value="2.5841658" calcext:value-type="float">
            <text:p>2.5841658</text:p>
          </table:table-cell>
          <table:table-cell office:value-type="float" office:value="0.39252973" calcext:value-type="float">
            <text:p>0.39252973</text:p>
          </table:table-cell>
          <table:table-cell office:value-type="float" office:value="4.5400214" calcext:value-type="float">
            <text:p>4.5400214</text:p>
          </table:table-cell>
          <table:table-cell office:value-type="float" office:value="1.3884706" calcext:value-type="float">
            <text:p>1.3884706</text:p>
          </table:table-cell>
          <table:table-cell table:formula="of:=AVERAGE([.B35:.K35])" office:value-type="float" office:value="2.187357287" calcext:value-type="float">
            <text:p>2.187357287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.8524482" calcext:value-type="float">
            <text:p>2.8524482</text:p>
          </table:table-cell>
          <table:table-cell office:value-type="float" office:value="0.65344155" calcext:value-type="float">
            <text:p>0.65344155</text:p>
          </table:table-cell>
          <table:table-cell office:value-type="float" office:value="2.818071" calcext:value-type="float">
            <text:p>2.818071</text:p>
          </table:table-cell>
          <table:table-cell office:value-type="float" office:value="1.2051557" calcext:value-type="float">
            <text:p>1.2051557</text:p>
          </table:table-cell>
          <table:table-cell office:value-type="float" office:value="3.6240153" calcext:value-type="float">
            <text:p>3.6240153</text:p>
          </table:table-cell>
          <table:table-cell office:value-type="float" office:value="1.4995321" calcext:value-type="float">
            <text:p>1.4995321</text:p>
          </table:table-cell>
          <table:table-cell office:value-type="float" office:value="2.698051" calcext:value-type="float">
            <text:p>2.698051</text:p>
          </table:table-cell>
          <table:table-cell office:value-type="float" office:value="0.3931308" calcext:value-type="float">
            <text:p>0.3931308</text:p>
          </table:table-cell>
          <table:table-cell office:value-type="float" office:value="4.637985" calcext:value-type="float">
            <text:p>4.637985</text:p>
          </table:table-cell>
          <table:table-cell office:value-type="float" office:value="1.2849482" calcext:value-type="float">
            <text:p>1.2849482</text:p>
          </table:table-cell>
          <table:table-cell table:formula="of:=AVERAGE([.B36:.K36])" office:value-type="float" office:value="2.166677885" calcext:value-type="float">
            <text:p>2.16667788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.7575643" calcext:value-type="float">
            <text:p>2.7575643</text:p>
          </table:table-cell>
          <table:table-cell office:value-type="float" office:value="0.6767792" calcext:value-type="float">
            <text:p>0.6767792</text:p>
          </table:table-cell>
          <table:table-cell office:value-type="float" office:value="2.8604412" calcext:value-type="float">
            <text:p>2.8604412</text:p>
          </table:table-cell>
          <table:table-cell office:value-type="float" office:value="1.2162997" calcext:value-type="float">
            <text:p>1.2162997</text:p>
          </table:table-cell>
          <table:table-cell office:value-type="float" office:value="3.844751" calcext:value-type="float">
            <text:p>3.844751</text:p>
          </table:table-cell>
          <table:table-cell office:value-type="float" office:value="1.3790848" calcext:value-type="float">
            <text:p>1.3790848</text:p>
          </table:table-cell>
          <table:table-cell office:value-type="float" office:value="2.7497592" calcext:value-type="float">
            <text:p>2.7497592</text:p>
          </table:table-cell>
          <table:table-cell office:value-type="float" office:value="0.39189288" calcext:value-type="float">
            <text:p>0.39189288</text:p>
          </table:table-cell>
          <table:table-cell office:value-type="float" office:value="4.634475" calcext:value-type="float">
            <text:p>4.634475</text:p>
          </table:table-cell>
          <table:table-cell office:value-type="float" office:value="1.3895528" calcext:value-type="float">
            <text:p>1.3895528</text:p>
          </table:table-cell>
          <table:table-cell table:formula="of:=AVERAGE([.B37:.K37])" office:value-type="float" office:value="2.190060008" calcext:value-type="float">
            <text:p>2.190060008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.595564" calcext:value-type="float">
            <text:p>2.595564</text:p>
          </table:table-cell>
          <table:table-cell office:value-type="float" office:value="0.65651894" calcext:value-type="float">
            <text:p>0.65651894</text:p>
          </table:table-cell>
          <table:table-cell office:value-type="float" office:value="2.4505084" calcext:value-type="float">
            <text:p>2.4505084</text:p>
          </table:table-cell>
          <table:table-cell office:value-type="float" office:value="1.302749" calcext:value-type="float">
            <text:p>1.302749</text:p>
          </table:table-cell>
          <table:table-cell office:value-type="float" office:value="3.753518" calcext:value-type="float">
            <text:p>3.753518</text:p>
          </table:table-cell>
          <table:table-cell office:value-type="float" office:value="1.5045347" calcext:value-type="float">
            <text:p>1.5045347</text:p>
          </table:table-cell>
          <table:table-cell office:value-type="float" office:value="2.700158" calcext:value-type="float">
            <text:p>2.700158</text:p>
          </table:table-cell>
          <table:table-cell office:value-type="float" office:value="0.36886433" calcext:value-type="float">
            <text:p>0.36886433</text:p>
          </table:table-cell>
          <table:table-cell office:value-type="float" office:value="4.6128626" calcext:value-type="float">
            <text:p>4.6128626</text:p>
          </table:table-cell>
          <table:table-cell office:value-type="float" office:value="1.3964385" calcext:value-type="float">
            <text:p>1.3964385</text:p>
          </table:table-cell>
          <table:table-cell table:formula="of:=AVERAGE([.B38:.K38])" office:value-type="float" office:value="2.134171647" calcext:value-type="float">
            <text:p>2.134171647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.7603664" calcext:value-type="float">
            <text:p>2.7603664</text:p>
          </table:table-cell>
          <table:table-cell office:value-type="float" office:value="0.67812914" calcext:value-type="float">
            <text:p>0.67812914</text:p>
          </table:table-cell>
          <table:table-cell office:value-type="float" office:value="2.5744362" calcext:value-type="float">
            <text:p>2.5744362</text:p>
          </table:table-cell>
          <table:table-cell office:value-type="float" office:value="1.2924203" calcext:value-type="float">
            <text:p>1.2924203</text:p>
          </table:table-cell>
          <table:table-cell office:value-type="float" office:value="3.7511103" calcext:value-type="float">
            <text:p>3.7511103</text:p>
          </table:table-cell>
          <table:table-cell office:value-type="float" office:value="1.5228058" calcext:value-type="float">
            <text:p>1.5228058</text:p>
          </table:table-cell>
          <table:table-cell office:value-type="float" office:value="2.1415842" calcext:value-type="float">
            <text:p>2.1415842</text:p>
          </table:table-cell>
          <table:table-cell office:value-type="float" office:value="0.37406114" calcext:value-type="float">
            <text:p>0.37406114</text:p>
          </table:table-cell>
          <table:table-cell office:value-type="float" office:value="4.441225" calcext:value-type="float">
            <text:p>4.441225</text:p>
          </table:table-cell>
          <table:table-cell office:value-type="float" office:value="1.3895528" calcext:value-type="float">
            <text:p>1.3895528</text:p>
          </table:table-cell>
          <table:table-cell table:formula="of:=AVERAGE([.B39:.K39])" office:value-type="float" office:value="2.092569128" calcext:value-type="float">
            <text:p>2.092569128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.6444268" calcext:value-type="float">
            <text:p>2.6444268</text:p>
          </table:table-cell>
          <table:table-cell office:value-type="float" office:value="0.67824376" calcext:value-type="float">
            <text:p>0.67824376</text:p>
          </table:table-cell>
          <table:table-cell office:value-type="float" office:value="2.7084703" calcext:value-type="float">
            <text:p>2.7084703</text:p>
          </table:table-cell>
          <table:table-cell office:value-type="float" office:value="1.4233257" calcext:value-type="float">
            <text:p>1.4233257</text:p>
          </table:table-cell>
          <table:table-cell office:value-type="float" office:value="3.732775" calcext:value-type="float">
            <text:p>3.732775</text:p>
          </table:table-cell>
          <table:table-cell office:value-type="float" office:value="1.379956" calcext:value-type="float">
            <text:p>1.379956</text:p>
          </table:table-cell>
          <table:table-cell office:value-type="float" office:value="2.7031968" calcext:value-type="float">
            <text:p>2.7031968</text:p>
          </table:table-cell>
          <table:table-cell office:value-type="float" office:value="0.3688608" calcext:value-type="float">
            <text:p>0.3688608</text:p>
          </table:table-cell>
          <table:table-cell office:value-type="float" office:value="4.450874" calcext:value-type="float">
            <text:p>4.450874</text:p>
          </table:table-cell>
          <table:table-cell office:value-type="float" office:value="1.3892819" calcext:value-type="float">
            <text:p>1.3892819</text:p>
          </table:table-cell>
          <table:table-cell table:formula="of:=AVERAGE([.B40:.K40])" office:value-type="float" office:value="2.147941106" calcext:value-type="float">
            <text:p>2.147941106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.7559857" calcext:value-type="float">
            <text:p>2.7559857</text:p>
          </table:table-cell>
          <table:table-cell office:value-type="float" office:value="0.6870609" calcext:value-type="float">
            <text:p>0.6870609</text:p>
          </table:table-cell>
          <table:table-cell office:value-type="float" office:value="2.7157512" calcext:value-type="float">
            <text:p>2.7157512</text:p>
          </table:table-cell>
          <table:table-cell office:value-type="float" office:value="1.4288228" calcext:value-type="float">
            <text:p>1.4288228</text:p>
          </table:table-cell>
          <table:table-cell office:value-type="float" office:value="3.8118224" calcext:value-type="float">
            <text:p>3.8118224</text:p>
          </table:table-cell>
          <table:table-cell office:value-type="float" office:value="1.4870899" calcext:value-type="float">
            <text:p>1.4870899</text:p>
          </table:table-cell>
          <table:table-cell office:value-type="float" office:value="2.6448436" calcext:value-type="float">
            <text:p>2.6448436</text:p>
          </table:table-cell>
          <table:table-cell office:value-type="float" office:value="0.39830855" calcext:value-type="float">
            <text:p>0.39830855</text:p>
          </table:table-cell>
          <table:table-cell office:value-type="float" office:value="4.54901" calcext:value-type="float">
            <text:p>4.54901</text:p>
          </table:table-cell>
          <table:table-cell office:value-type="float" office:value="1.3967104" calcext:value-type="float">
            <text:p>1.3967104</text:p>
          </table:table-cell>
          <table:table-cell table:formula="of:=AVERAGE([.B41:.K41])" office:value-type="float" office:value="2.187540545" calcext:value-type="float">
            <text:p>2.187540545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.7559857" calcext:value-type="float">
            <text:p>2.7559857</text:p>
          </table:table-cell>
          <table:table-cell office:value-type="float" office:value="0.73214716" calcext:value-type="float">
            <text:p>0.73214716</text:p>
          </table:table-cell>
          <table:table-cell office:value-type="float" office:value="2.6919136" calcext:value-type="float">
            <text:p>2.6919136</text:p>
          </table:table-cell>
          <table:table-cell office:value-type="float" office:value="1.4233257" calcext:value-type="float">
            <text:p>1.4233257</text:p>
          </table:table-cell>
          <table:table-cell office:value-type="float" office:value="4.006794" calcext:value-type="float">
            <text:p>4.006794</text:p>
          </table:table-cell>
          <table:table-cell office:value-type="float" office:value="1.2769661" calcext:value-type="float">
            <text:p>1.2769661</text:p>
          </table:table-cell>
          <table:table-cell office:value-type="float" office:value="2.8469477" calcext:value-type="float">
            <text:p>2.8469477</text:p>
          </table:table-cell>
          <table:table-cell office:value-type="float" office:value="0.39830855" calcext:value-type="float">
            <text:p>0.39830855</text:p>
          </table:table-cell>
          <table:table-cell office:value-type="float" office:value="4.644225" calcext:value-type="float">
            <text:p>4.644225</text:p>
          </table:table-cell>
          <table:table-cell office:value-type="float" office:value="0.8402224" calcext:value-type="float">
            <text:p>0.8402224</text:p>
          </table:table-cell>
          <table:table-cell table:formula="of:=AVERAGE([.B42:.K42])" office:value-type="float" office:value="2.161683591" calcext:value-type="float">
            <text:p>2.16168359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.7192473" calcext:value-type="float">
            <text:p>2.7192473</text:p>
          </table:table-cell>
          <table:table-cell office:value-type="float" office:value="0.67936116" calcext:value-type="float">
            <text:p>0.67936116</text:p>
          </table:table-cell>
          <table:table-cell office:value-type="float" office:value="2.6919136" calcext:value-type="float">
            <text:p>2.6919136</text:p>
          </table:table-cell>
          <table:table-cell office:value-type="float" office:value="1.4650366" calcext:value-type="float">
            <text:p>1.4650366</text:p>
          </table:table-cell>
          <table:table-cell office:value-type="float" office:value="3.7812455" calcext:value-type="float">
            <text:p>3.7812455</text:p>
          </table:table-cell>
          <table:table-cell office:value-type="float" office:value="1.3809719" calcext:value-type="float">
            <text:p>1.3809719</text:p>
          </table:table-cell>
          <table:table-cell office:value-type="float" office:value="1.9429028" calcext:value-type="float">
            <text:p>1.9429028</text:p>
          </table:table-cell>
          <table:table-cell office:value-type="float" office:value="0.39841434" calcext:value-type="float">
            <text:p>0.39841434</text:p>
          </table:table-cell>
          <table:table-cell office:value-type="float" office:value="4.662868" calcext:value-type="float">
            <text:p>4.662868</text:p>
          </table:table-cell>
          <table:table-cell office:value-type="float" office:value="1.3432486" calcext:value-type="float">
            <text:p>1.3432486</text:p>
          </table:table-cell>
          <table:table-cell table:formula="of:=AVERAGE([.B43:.K43])" office:value-type="float" office:value="2.10652098" calcext:value-type="float">
            <text:p>2.10652098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.752682" calcext:value-type="float">
            <text:p>2.752682</text:p>
          </table:table-cell>
          <table:table-cell office:value-type="float" office:value="0.6851184" calcext:value-type="float">
            <text:p>0.6851184</text:p>
          </table:table-cell>
          <table:table-cell office:value-type="float" office:value="2.5328524" calcext:value-type="float">
            <text:p>2.5328524</text:p>
          </table:table-cell>
          <table:table-cell office:value-type="float" office:value="1.2818143" calcext:value-type="float">
            <text:p>1.2818143</text:p>
          </table:table-cell>
          <table:table-cell office:value-type="float" office:value="3.7092118" calcext:value-type="float">
            <text:p>3.7092118</text:p>
          </table:table-cell>
          <table:table-cell office:value-type="float" office:value="1.4924641" calcext:value-type="float">
            <text:p>1.4924641</text:p>
          </table:table-cell>
          <table:table-cell office:value-type="float" office:value="2.7285838" calcext:value-type="float">
            <text:p>2.7285838</text:p>
          </table:table-cell>
          <table:table-cell office:value-type="float" office:value="0.39345786" calcext:value-type="float">
            <text:p>0.39345786</text:p>
          </table:table-cell>
          <table:table-cell office:value-type="float" office:value="4.755272" calcext:value-type="float">
            <text:p>4.755272</text:p>
          </table:table-cell>
          <table:table-cell office:value-type="float" office:value="1.4563777" calcext:value-type="float">
            <text:p>1.4563777</text:p>
          </table:table-cell>
          <table:table-cell table:formula="of:=AVERAGE([.B44:.K44])" office:value-type="float" office:value="2.178783436" calcext:value-type="float">
            <text:p>2.178783436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.6515033" calcext:value-type="float">
            <text:p>2.6515033</text:p>
          </table:table-cell>
          <table:table-cell office:value-type="float" office:value="0.7176422" calcext:value-type="float">
            <text:p>0.7176422</text:p>
          </table:table-cell>
          <table:table-cell office:value-type="float" office:value="2.46047" calcext:value-type="float">
            <text:p>2.46047</text:p>
          </table:table-cell>
          <table:table-cell office:value-type="float" office:value="1.4734641" calcext:value-type="float">
            <text:p>1.4734641</text:p>
          </table:table-cell>
          <table:table-cell office:value-type="float" office:value="3.7633393" calcext:value-type="float">
            <text:p>3.7633393</text:p>
          </table:table-cell>
          <table:table-cell office:value-type="float" office:value="1.4947077" calcext:value-type="float">
            <text:p>1.4947077</text:p>
          </table:table-cell>
          <table:table-cell office:value-type="float" office:value="2.839942" calcext:value-type="float">
            <text:p>2.839942</text:p>
          </table:table-cell>
          <table:table-cell office:value-type="float" office:value="0.39799243" calcext:value-type="float">
            <text:p>0.39799243</text:p>
          </table:table-cell>
          <table:table-cell office:value-type="float" office:value="4.494977" calcext:value-type="float">
            <text:p>4.494977</text:p>
          </table:table-cell>
          <table:table-cell office:value-type="float" office:value="1.455266" calcext:value-type="float">
            <text:p>1.455266</text:p>
          </table:table-cell>
          <table:table-cell table:formula="of:=AVERAGE([.B45:.K45])" office:value-type="float" office:value="2.174930403" calcext:value-type="float">
            <text:p>2.174930403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.64466" calcext:value-type="float">
            <text:p>2.64466</text:p>
          </table:table-cell>
          <table:table-cell office:value-type="float" office:value="0.7348462" calcext:value-type="float">
            <text:p>0.7348462</text:p>
          </table:table-cell>
          <table:table-cell office:value-type="float" office:value="2.5570102" calcext:value-type="float">
            <text:p>2.5570102</text:p>
          </table:table-cell>
          <table:table-cell office:value-type="float" office:value="1.4844774" calcext:value-type="float">
            <text:p>1.4844774</text:p>
          </table:table-cell>
          <table:table-cell office:value-type="float" office:value="3.678305" calcext:value-type="float">
            <text:p>3.678305</text:p>
          </table:table-cell>
          <table:table-cell office:value-type="float" office:value="1.4708946" calcext:value-type="float">
            <text:p>1.4708946</text:p>
          </table:table-cell>
          <table:table-cell office:value-type="float" office:value="2.8557737" calcext:value-type="float">
            <text:p>2.8557737</text:p>
          </table:table-cell>
          <table:table-cell office:value-type="float" office:value="0.40228695" calcext:value-type="float">
            <text:p>0.40228695</text:p>
          </table:table-cell>
          <table:table-cell office:value-type="float" office:value="5.0438237" calcext:value-type="float">
            <text:p>5.0438237</text:p>
          </table:table-cell>
          <table:table-cell office:value-type="float" office:value="1.4317495" calcext:value-type="float">
            <text:p>1.4317495</text:p>
          </table:table-cell>
          <table:table-cell table:formula="of:=AVERAGE([.B46:.K46])" office:value-type="float" office:value="2.230382725" calcext:value-type="float">
            <text:p>2.23038272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.6734412" calcext:value-type="float">
            <text:p>2.6734412</text:p>
          </table:table-cell>
          <table:table-cell office:value-type="float" office:value="0.74282277" calcext:value-type="float">
            <text:p>0.74282277</text:p>
          </table:table-cell>
          <table:table-cell office:value-type="float" office:value="2.5983412" calcext:value-type="float">
            <text:p>2.5983412</text:p>
          </table:table-cell>
          <table:table-cell office:value-type="float" office:value="1.3371959" calcext:value-type="float">
            <text:p>1.3371959</text:p>
          </table:table-cell>
          <table:table-cell office:value-type="float" office:value="3.714512" calcext:value-type="float">
            <text:p>3.714512</text:p>
          </table:table-cell>
          <table:table-cell office:value-type="float" office:value="1.5108366" calcext:value-type="float">
            <text:p>1.5108366</text:p>
          </table:table-cell>
          <table:table-cell office:value-type="float" office:value="2.8469524" calcext:value-type="float">
            <text:p>2.8469524</text:p>
          </table:table-cell>
          <table:table-cell office:value-type="float" office:value="0.40231243" calcext:value-type="float">
            <text:p>0.40231243</text:p>
          </table:table-cell>
          <table:table-cell office:value-type="float" office:value="4.9134727" calcext:value-type="float">
            <text:p>4.9134727</text:p>
          </table:table-cell>
          <table:table-cell office:value-type="float" office:value="1.4547094" calcext:value-type="float">
            <text:p>1.4547094</text:p>
          </table:table-cell>
          <table:table-cell table:formula="of:=AVERAGE([.B47:.K47])" office:value-type="float" office:value="2.21945966" calcext:value-type="float">
            <text:p>2.21945966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.7311049" calcext:value-type="float">
            <text:p>2.7311049</text:p>
          </table:table-cell>
          <table:table-cell office:value-type="float" office:value="0.60400087" calcext:value-type="float">
            <text:p>0.60400087</text:p>
          </table:table-cell>
          <table:table-cell office:value-type="float" office:value="2.4548016" calcext:value-type="float">
            <text:p>2.4548016</text:p>
          </table:table-cell>
          <table:table-cell office:value-type="float" office:value="1.3629574" calcext:value-type="float">
            <text:p>1.3629574</text:p>
          </table:table-cell>
          <table:table-cell office:value-type="float" office:value="3.7296648" calcext:value-type="float">
            <text:p>3.7296648</text:p>
          </table:table-cell>
          <table:table-cell office:value-type="float" office:value="1.4416199" calcext:value-type="float">
            <text:p>1.4416199</text:p>
          </table:table-cell>
          <table:table-cell office:value-type="float" office:value="3.302475" calcext:value-type="float">
            <text:p>3.302475</text:p>
          </table:table-cell>
          <table:table-cell office:value-type="float" office:value="0.402671" calcext:value-type="float">
            <text:p>0.402671</text:p>
          </table:table-cell>
          <table:table-cell office:value-type="float" office:value="4.799766" calcext:value-type="float">
            <text:p>4.799766</text:p>
          </table:table-cell>
          <table:table-cell office:value-type="float" office:value="1.4194399" calcext:value-type="float">
            <text:p>1.4194399</text:p>
          </table:table-cell>
          <table:table-cell table:formula="of:=AVERAGE([.B48:.K48])" office:value-type="float" office:value="2.224850137" calcext:value-type="float">
            <text:p>2.224850137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.7560964" calcext:value-type="float">
            <text:p>2.7560964</text:p>
          </table:table-cell>
          <table:table-cell office:value-type="float" office:value="0.6450255" calcext:value-type="float">
            <text:p>0.6450255</text:p>
          </table:table-cell>
          <table:table-cell office:value-type="float" office:value="2.5464196" calcext:value-type="float">
            <text:p>2.5464196</text:p>
          </table:table-cell>
          <table:table-cell office:value-type="float" office:value="1.484843" calcext:value-type="float">
            <text:p>1.484843</text:p>
          </table:table-cell>
          <table:table-cell office:value-type="float" office:value="3.7252104" calcext:value-type="float">
            <text:p>3.7252104</text:p>
          </table:table-cell>
          <table:table-cell office:value-type="float" office:value="1.5071956" calcext:value-type="float">
            <text:p>1.5071956</text:p>
          </table:table-cell>
          <table:table-cell office:value-type="float" office:value="3.1027195" calcext:value-type="float">
            <text:p>3.1027195</text:p>
          </table:table-cell>
          <table:table-cell office:value-type="float" office:value="0.42369333" calcext:value-type="float">
            <text:p>0.42369333</text:p>
          </table:table-cell>
          <table:table-cell office:value-type="float" office:value="4.441447" calcext:value-type="float">
            <text:p>4.441447</text:p>
          </table:table-cell>
          <table:table-cell office:value-type="float" office:value="1.4547094" calcext:value-type="float">
            <text:p>1.4547094</text:p>
          </table:table-cell>
          <table:table-cell table:formula="of:=AVERAGE([.B49:.K49])" office:value-type="float" office:value="2.208735973" calcext:value-type="float">
            <text:p>2.2087359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.7526913" calcext:value-type="float">
            <text:p>2.7526913</text:p>
          </table:table-cell>
          <table:table-cell office:value-type="float" office:value="0.73539335" calcext:value-type="float">
            <text:p>0.73539335</text:p>
          </table:table-cell>
          <table:table-cell office:value-type="float" office:value="2.6049495" calcext:value-type="float">
            <text:p>2.6049495</text:p>
          </table:table-cell>
          <table:table-cell office:value-type="float" office:value="1.4897203" calcext:value-type="float">
            <text:p>1.4897203</text:p>
          </table:table-cell>
          <table:table-cell office:value-type="float" office:value="3.72416" calcext:value-type="float">
            <text:p>3.72416</text:p>
          </table:table-cell>
          <table:table-cell office:value-type="float" office:value="1.35377" calcext:value-type="float">
            <text:p>1.35377</text:p>
          </table:table-cell>
          <table:table-cell office:value-type="float" office:value="3.3139732" calcext:value-type="float">
            <text:p>3.3139732</text:p>
          </table:table-cell>
          <table:table-cell office:value-type="float" office:value="0.44823214" calcext:value-type="float">
            <text:p>0.44823214</text:p>
          </table:table-cell>
          <table:table-cell office:value-type="float" office:value="4.6703515" calcext:value-type="float">
            <text:p>4.6703515</text:p>
          </table:table-cell>
          <table:table-cell office:value-type="float" office:value="1.2945987" calcext:value-type="float">
            <text:p>1.2945987</text:p>
          </table:table-cell>
          <table:table-cell table:formula="of:=AVERAGE([.B50:.K50])" office:value-type="float" office:value="2.238783999" calcext:value-type="float">
            <text:p>2.238783999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2.7094274" calcext:value-type="float">
            <text:p>2.7094274</text:p>
          </table:table-cell>
          <table:table-cell office:value-type="float" office:value="0.7456947" calcext:value-type="float">
            <text:p>0.7456947</text:p>
          </table:table-cell>
          <table:table-cell office:value-type="float" office:value="2.4473965" calcext:value-type="float">
            <text:p>2.4473965</text:p>
          </table:table-cell>
          <table:table-cell office:value-type="float" office:value="1.4906144" calcext:value-type="float">
            <text:p>1.4906144</text:p>
          </table:table-cell>
          <table:table-cell office:value-type="float" office:value="3.7285953" calcext:value-type="float">
            <text:p>3.7285953</text:p>
          </table:table-cell>
          <table:table-cell office:value-type="float" office:value="1.4732918" calcext:value-type="float">
            <text:p>1.4732918</text:p>
          </table:table-cell>
          <table:table-cell office:value-type="float" office:value="3.3915577" calcext:value-type="float">
            <text:p>3.3915577</text:p>
          </table:table-cell>
          <table:table-cell office:value-type="float" office:value="0.4418944" calcext:value-type="float">
            <text:p>0.4418944</text:p>
          </table:table-cell>
          <table:table-cell office:value-type="float" office:value="4.37538" calcext:value-type="float">
            <text:p>4.37538</text:p>
          </table:table-cell>
          <table:table-cell office:value-type="float" office:value="1.2954755" calcext:value-type="float">
            <text:p>1.2954755</text:p>
          </table:table-cell>
          <table:table-cell table:formula="of:=AVERAGE([.B51:.K51])" office:value-type="float" office:value="2.20993277" calcext:value-type="float">
            <text:p>2.20993277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.7630885" calcext:value-type="float">
            <text:p>2.7630885</text:p>
          </table:table-cell>
          <table:table-cell office:value-type="float" office:value="0.9522381" calcext:value-type="float">
            <text:p>0.9522381</text:p>
          </table:table-cell>
          <table:table-cell office:value-type="float" office:value="2.5837731" calcext:value-type="float">
            <text:p>2.5837731</text:p>
          </table:table-cell>
          <table:table-cell office:value-type="float" office:value="1.4785385" calcext:value-type="float">
            <text:p>1.4785385</text:p>
          </table:table-cell>
          <table:table-cell office:value-type="float" office:value="3.72416" calcext:value-type="float">
            <text:p>3.72416</text:p>
          </table:table-cell>
          <table:table-cell office:value-type="float" office:value="1.5590012" calcext:value-type="float">
            <text:p>1.5590012</text:p>
          </table:table-cell>
          <table:table-cell office:value-type="float" office:value="2.7621474" calcext:value-type="float">
            <text:p>2.7621474</text:p>
          </table:table-cell>
          <table:table-cell office:value-type="float" office:value="0.50132245" calcext:value-type="float">
            <text:p>0.50132245</text:p>
          </table:table-cell>
          <table:table-cell office:value-type="float" office:value="4.373845" calcext:value-type="float">
            <text:p>4.373845</text:p>
          </table:table-cell>
          <table:table-cell office:value-type="float" office:value="1.2239106" calcext:value-type="float">
            <text:p>1.2239106</text:p>
          </table:table-cell>
          <table:table-cell table:formula="of:=AVERAGE([.B52:.K52])" office:value-type="float" office:value="2.192202485" calcext:value-type="float">
            <text:p>2.19220248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2.7508717" calcext:value-type="float">
            <text:p>2.7508717</text:p>
          </table:table-cell>
          <table:table-cell office:value-type="float" office:value="0.9645953" calcext:value-type="float">
            <text:p>0.9645953</text:p>
          </table:table-cell>
          <table:table-cell office:value-type="float" office:value="2.620585" calcext:value-type="float">
            <text:p>2.620585</text:p>
          </table:table-cell>
          <table:table-cell office:value-type="float" office:value="1.4961017" calcext:value-type="float">
            <text:p>1.4961017</text:p>
          </table:table-cell>
          <table:table-cell office:value-type="float" office:value="3.7271624" calcext:value-type="float">
            <text:p>3.7271624</text:p>
          </table:table-cell>
          <table:table-cell office:value-type="float" office:value="1.5412496" calcext:value-type="float">
            <text:p>1.5412496</text:p>
          </table:table-cell>
          <table:table-cell office:value-type="float" office:value="2.8498604" calcext:value-type="float">
            <text:p>2.8498604</text:p>
          </table:table-cell>
          <table:table-cell office:value-type="float" office:value="0.42352042" calcext:value-type="float">
            <text:p>0.42352042</text:p>
          </table:table-cell>
          <table:table-cell office:value-type="float" office:value="4.523723" calcext:value-type="float">
            <text:p>4.523723</text:p>
          </table:table-cell>
          <table:table-cell office:value-type="float" office:value="1.5125507" calcext:value-type="float">
            <text:p>1.5125507</text:p>
          </table:table-cell>
          <table:table-cell table:formula="of:=AVERAGE([.B53:.K53])" office:value-type="float" office:value="2.241022022" calcext:value-type="float">
            <text:p>2.241022022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.759791" calcext:value-type="float">
            <text:p>2.759791</text:p>
          </table:table-cell>
          <table:table-cell office:value-type="float" office:value="0.91797215" calcext:value-type="float">
            <text:p>0.91797215</text:p>
          </table:table-cell>
          <table:table-cell office:value-type="float" office:value="2.5203915" calcext:value-type="float">
            <text:p>2.5203915</text:p>
          </table:table-cell>
          <table:table-cell office:value-type="float" office:value="1.484399" calcext:value-type="float">
            <text:p>1.484399</text:p>
          </table:table-cell>
          <table:table-cell office:value-type="float" office:value="3.6793988" calcext:value-type="float">
            <text:p>3.6793988</text:p>
          </table:table-cell>
          <table:table-cell office:value-type="float" office:value="1.3494954" calcext:value-type="float">
            <text:p>1.3494954</text:p>
          </table:table-cell>
          <table:table-cell office:value-type="float" office:value="2.8564255" calcext:value-type="float">
            <text:p>2.8564255</text:p>
          </table:table-cell>
          <table:table-cell office:value-type="float" office:value="0.45108223" calcext:value-type="float">
            <text:p>0.45108223</text:p>
          </table:table-cell>
          <table:table-cell office:value-type="float" office:value="4.557504" calcext:value-type="float">
            <text:p>4.557504</text:p>
          </table:table-cell>
          <table:table-cell office:value-type="float" office:value="1.4558209" calcext:value-type="float">
            <text:p>1.4558209</text:p>
          </table:table-cell>
          <table:table-cell table:formula="of:=AVERAGE([.B54:.K54])" office:value-type="float" office:value="2.203228048" calcext:value-type="float">
            <text:p>2.203228048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.773678" calcext:value-type="float">
            <text:p>2.773678</text:p>
          </table:table-cell>
          <table:table-cell office:value-type="float" office:value="0.91493595" calcext:value-type="float">
            <text:p>0.91493595</text:p>
          </table:table-cell>
          <table:table-cell office:value-type="float" office:value="2.5338633" calcext:value-type="float">
            <text:p>2.5338633</text:p>
          </table:table-cell>
          <table:table-cell office:value-type="float" office:value="1.1942556" calcext:value-type="float">
            <text:p>1.1942556</text:p>
          </table:table-cell>
          <table:table-cell office:value-type="float" office:value="3.7229316" calcext:value-type="float">
            <text:p>3.7229316</text:p>
          </table:table-cell>
          <table:table-cell office:value-type="float" office:value="1.4602786" calcext:value-type="float">
            <text:p>1.4602786</text:p>
          </table:table-cell>
          <table:table-cell office:value-type="float" office:value="3.1245902" calcext:value-type="float">
            <text:p>3.1245902</text:p>
          </table:table-cell>
          <table:table-cell office:value-type="float" office:value="0.47463617" calcext:value-type="float">
            <text:p>0.47463617</text:p>
          </table:table-cell>
          <table:table-cell office:value-type="float" office:value="4.8151436" calcext:value-type="float">
            <text:p>4.8151436</text:p>
          </table:table-cell>
          <table:table-cell office:value-type="float" office:value="1.2962592" calcext:value-type="float">
            <text:p>1.2962592</text:p>
          </table:table-cell>
          <table:table-cell table:formula="of:=AVERAGE([.B55:.K55])" office:value-type="float" office:value="2.231057222" calcext:value-type="float">
            <text:p>2.231057222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.752954" calcext:value-type="float">
            <text:p>2.752954</text:p>
          </table:table-cell>
          <table:table-cell office:value-type="float" office:value="0.9009193" calcext:value-type="float">
            <text:p>0.9009193</text:p>
          </table:table-cell>
          <table:table-cell office:value-type="float" office:value="2.6746123" calcext:value-type="float">
            <text:p>2.6746123</text:p>
          </table:table-cell>
          <table:table-cell office:value-type="float" office:value="1.3211358" calcext:value-type="float">
            <text:p>1.3211358</text:p>
          </table:table-cell>
          <table:table-cell office:value-type="float" office:value="3.6937957" calcext:value-type="float">
            <text:p>3.6937957</text:p>
          </table:table-cell>
          <table:table-cell office:value-type="float" office:value="1.3611647" calcext:value-type="float">
            <text:p>1.3611647</text:p>
          </table:table-cell>
          <table:table-cell office:value-type="float" office:value="2.8521736" calcext:value-type="float">
            <text:p>2.8521736</text:p>
          </table:table-cell>
          <table:table-cell office:value-type="float" office:value="0.42348918" calcext:value-type="float">
            <text:p>0.42348918</text:p>
          </table:table-cell>
          <table:table-cell office:value-type="float" office:value="4.767241" calcext:value-type="float">
            <text:p>4.767241</text:p>
          </table:table-cell>
          <table:table-cell office:value-type="float" office:value="1.5222933" calcext:value-type="float">
            <text:p>1.5222933</text:p>
          </table:table-cell>
          <table:table-cell table:formula="of:=AVERAGE([.B56:.K56])" office:value-type="float" office:value="2.226977888" calcext:value-type="float">
            <text:p>2.226977888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.768534" calcext:value-type="float">
            <text:p>2.768534</text:p>
          </table:table-cell>
          <table:table-cell office:value-type="float" office:value="0.40317842" calcext:value-type="float">
            <text:p>0.40317842</text:p>
          </table:table-cell>
          <table:table-cell office:value-type="float" office:value="2.5998383" calcext:value-type="float">
            <text:p>2.5998383</text:p>
          </table:table-cell>
          <table:table-cell office:value-type="float" office:value="1.0688155" calcext:value-type="float">
            <text:p>1.0688155</text:p>
          </table:table-cell>
          <table:table-cell office:value-type="float" office:value="3.7524135" calcext:value-type="float">
            <text:p>3.7524135</text:p>
          </table:table-cell>
          <table:table-cell office:value-type="float" office:value="1.2772409" calcext:value-type="float">
            <text:p>1.2772409</text:p>
          </table:table-cell>
          <table:table-cell office:value-type="float" office:value="2.8521736" calcext:value-type="float">
            <text:p>2.8521736</text:p>
          </table:table-cell>
          <table:table-cell office:value-type="float" office:value="0.4753398" calcext:value-type="float">
            <text:p>0.4753398</text:p>
          </table:table-cell>
          <table:table-cell office:value-type="float" office:value="4.8897395" calcext:value-type="float">
            <text:p>4.8897395</text:p>
          </table:table-cell>
          <table:table-cell office:value-type="float" office:value="1.5833024" calcext:value-type="float">
            <text:p>1.5833024</text:p>
          </table:table-cell>
          <table:table-cell table:formula="of:=AVERAGE([.B57:.K57])" office:value-type="float" office:value="2.167057592" calcext:value-type="float">
            <text:p>2.167057592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2.7551987" calcext:value-type="float">
            <text:p>2.7551987</text:p>
          </table:table-cell>
          <table:table-cell office:value-type="float" office:value="0.99197596" calcext:value-type="float">
            <text:p>0.99197596</text:p>
          </table:table-cell>
          <table:table-cell office:value-type="float" office:value="2.586392" calcext:value-type="float">
            <text:p>2.586392</text:p>
          </table:table-cell>
          <table:table-cell office:value-type="float" office:value="1.339575" calcext:value-type="float">
            <text:p>1.339575</text:p>
          </table:table-cell>
          <table:table-cell office:value-type="float" office:value="3.7301528" calcext:value-type="float">
            <text:p>3.7301528</text:p>
          </table:table-cell>
          <table:table-cell office:value-type="float" office:value="1.5355296" calcext:value-type="float">
            <text:p>1.5355296</text:p>
          </table:table-cell>
          <table:table-cell office:value-type="float" office:value="2.8108232" calcext:value-type="float">
            <text:p>2.8108232</text:p>
          </table:table-cell>
          <table:table-cell office:value-type="float" office:value="0.423862" calcext:value-type="float">
            <text:p>0.423862</text:p>
          </table:table-cell>
          <table:table-cell office:value-type="float" office:value="4.457455" calcext:value-type="float">
            <text:p>4.457455</text:p>
          </table:table-cell>
          <table:table-cell office:value-type="float" office:value="1.7503463" calcext:value-type="float">
            <text:p>1.7503463</text:p>
          </table:table-cell>
          <table:table-cell table:formula="of:=AVERAGE([.B58:.K58])" office:value-type="float" office:value="2.238131056" calcext:value-type="float">
            <text:p>2.238131056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.7267437" calcext:value-type="float">
            <text:p>2.7267437</text:p>
          </table:table-cell>
          <table:table-cell office:value-type="float" office:value="1.0109982" calcext:value-type="float">
            <text:p>1.0109982</text:p>
          </table:table-cell>
          <table:table-cell office:value-type="float" office:value="2.6940117" calcext:value-type="float">
            <text:p>2.6940117</text:p>
          </table:table-cell>
          <table:table-cell office:value-type="float" office:value="1.5009084" calcext:value-type="float">
            <text:p>1.5009084</text:p>
          </table:table-cell>
          <table:table-cell office:value-type="float" office:value="3.6793988" calcext:value-type="float">
            <text:p>3.6793988</text:p>
          </table:table-cell>
          <table:table-cell office:value-type="float" office:value="1.5937186" calcext:value-type="float">
            <text:p>1.5937186</text:p>
          </table:table-cell>
          <table:table-cell office:value-type="float" office:value="2.8564725" calcext:value-type="float">
            <text:p>2.8564725</text:p>
          </table:table-cell>
          <table:table-cell office:value-type="float" office:value="0.44302857" calcext:value-type="float">
            <text:p>0.44302857</text:p>
          </table:table-cell>
          <table:table-cell office:value-type="float" office:value="4.8773084" calcext:value-type="float">
            <text:p>4.8773084</text:p>
          </table:table-cell>
          <table:table-cell office:value-type="float" office:value="1.7126251" calcext:value-type="float">
            <text:p>1.7126251</text:p>
          </table:table-cell>
          <table:table-cell table:formula="of:=AVERAGE([.B59:.K59])" office:value-type="float" office:value="2.309521397" calcext:value-type="float">
            <text:p>2.309521397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2.7653584" calcext:value-type="float">
            <text:p>2.7653584</text:p>
          </table:table-cell>
          <table:table-cell office:value-type="float" office:value="0.96246994" calcext:value-type="float">
            <text:p>0.96246994</text:p>
          </table:table-cell>
          <table:table-cell office:value-type="float" office:value="2.610972" calcext:value-type="float">
            <text:p>2.610972</text:p>
          </table:table-cell>
          <table:table-cell office:value-type="float" office:value="1.5034496" calcext:value-type="float">
            <text:p>1.5034496</text:p>
          </table:table-cell>
          <table:table-cell office:value-type="float" office:value="3.73153" calcext:value-type="float">
            <text:p>3.73153</text:p>
          </table:table-cell>
          <table:table-cell office:value-type="float" office:value="1.4769319" calcext:value-type="float">
            <text:p>1.4769319</text:p>
          </table:table-cell>
          <table:table-cell office:value-type="float" office:value="3.1227815" calcext:value-type="float">
            <text:p>3.1227815</text:p>
          </table:table-cell>
          <table:table-cell office:value-type="float" office:value="0.37299663" calcext:value-type="float">
            <text:p>0.37299663</text:p>
          </table:table-cell>
          <table:table-cell office:value-type="float" office:value="4.8561726" calcext:value-type="float">
            <text:p>4.8561726</text:p>
          </table:table-cell>
          <table:table-cell office:value-type="float" office:value="1.701226" calcext:value-type="float">
            <text:p>1.701226</text:p>
          </table:table-cell>
          <table:table-cell table:formula="of:=AVERAGE([.B60:.K60])" office:value-type="float" office:value="2.310388857" calcext:value-type="float">
            <text:p>2.310388857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2.7695735" calcext:value-type="float">
            <text:p>2.7695735</text:p>
          </table:table-cell>
          <table:table-cell office:value-type="float" office:value="0.8448892" calcext:value-type="float">
            <text:p>0.8448892</text:p>
          </table:table-cell>
          <table:table-cell office:value-type="float" office:value="2.6967838" calcext:value-type="float">
            <text:p>2.6967838</text:p>
          </table:table-cell>
          <table:table-cell office:value-type="float" office:value="1.4540538" calcext:value-type="float">
            <text:p>1.4540538</text:p>
          </table:table-cell>
          <table:table-cell office:value-type="float" office:value="3.6761267" calcext:value-type="float">
            <text:p>3.6761267</text:p>
          </table:table-cell>
          <table:table-cell office:value-type="float" office:value="1.5150784" calcext:value-type="float">
            <text:p>1.5150784</text:p>
          </table:table-cell>
          <table:table-cell office:value-type="float" office:value="2.8521588" calcext:value-type="float">
            <text:p>2.8521588</text:p>
          </table:table-cell>
          <table:table-cell office:value-type="float" office:value="0.41716802" calcext:value-type="float">
            <text:p>0.41716802</text:p>
          </table:table-cell>
          <table:table-cell office:value-type="float" office:value="4.319748" calcext:value-type="float">
            <text:p>4.319748</text:p>
          </table:table-cell>
          <table:table-cell office:value-type="float" office:value="1.7960653" calcext:value-type="float">
            <text:p>1.7960653</text:p>
          </table:table-cell>
          <table:table-cell table:formula="of:=AVERAGE([.B61:.K61])" office:value-type="float" office:value="2.234164552" calcext:value-type="float">
            <text:p>2.234164552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2.4844534" calcext:value-type="float">
            <text:p>2.4844534</text:p>
          </table:table-cell>
          <table:table-cell office:value-type="float" office:value="0.84456635" calcext:value-type="float">
            <text:p>0.84456635</text:p>
          </table:table-cell>
          <table:table-cell office:value-type="float" office:value="2.4383354" calcext:value-type="float">
            <text:p>2.4383354</text:p>
          </table:table-cell>
          <table:table-cell office:value-type="float" office:value="1.4240974" calcext:value-type="float">
            <text:p>1.4240974</text:p>
          </table:table-cell>
          <table:table-cell office:value-type="float" office:value="3.676814" calcext:value-type="float">
            <text:p>3.676814</text:p>
          </table:table-cell>
          <table:table-cell office:value-type="float" office:value="1.5451678" calcext:value-type="float">
            <text:p>1.5451678</text:p>
          </table:table-cell>
          <table:table-cell office:value-type="float" office:value="2.9477847" calcext:value-type="float">
            <text:p>2.9477847</text:p>
          </table:table-cell>
          <table:table-cell office:value-type="float" office:value="0.49239698" calcext:value-type="float">
            <text:p>0.49239698</text:p>
          </table:table-cell>
          <table:table-cell office:value-type="float" office:value="4.5308547" calcext:value-type="float">
            <text:p>4.5308547</text:p>
          </table:table-cell>
          <table:table-cell office:value-type="float" office:value="1.5255407" calcext:value-type="float">
            <text:p>1.5255407</text:p>
          </table:table-cell>
          <table:table-cell table:formula="of:=AVERAGE([.B62:.K62])" office:value-type="float" office:value="2.191001143" calcext:value-type="float">
            <text:p>2.191001143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2.7454286" calcext:value-type="float">
            <text:p>2.7454286</text:p>
          </table:table-cell>
          <table:table-cell office:value-type="float" office:value="0.75623983" calcext:value-type="float">
            <text:p>0.75623983</text:p>
          </table:table-cell>
          <table:table-cell office:value-type="float" office:value="2.6114874" calcext:value-type="float">
            <text:p>2.6114874</text:p>
          </table:table-cell>
          <table:table-cell office:value-type="float" office:value="1.4205395" calcext:value-type="float">
            <text:p>1.4205395</text:p>
          </table:table-cell>
          <table:table-cell office:value-type="float" office:value="3.7491236" calcext:value-type="float">
            <text:p>3.7491236</text:p>
          </table:table-cell>
          <table:table-cell office:value-type="float" office:value="1.222707" calcext:value-type="float">
            <text:p>1.222707</text:p>
          </table:table-cell>
          <table:table-cell office:value-type="float" office:value="2.8522584" calcext:value-type="float">
            <text:p>2.8522584</text:p>
          </table:table-cell>
          <table:table-cell office:value-type="float" office:value="0.37299353" calcext:value-type="float">
            <text:p>0.37299353</text:p>
          </table:table-cell>
          <table:table-cell office:value-type="float" office:value="4.4629865" calcext:value-type="float">
            <text:p>4.4629865</text:p>
          </table:table-cell>
          <table:table-cell office:value-type="float" office:value="1.5243933" calcext:value-type="float">
            <text:p>1.5243933</text:p>
          </table:table-cell>
          <table:table-cell table:formula="of:=AVERAGE([.B63:.K63])" office:value-type="float" office:value="2.171815766" calcext:value-type="float">
            <text:p>2.171815766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.7511299" calcext:value-type="float">
            <text:p>2.7511299</text:p>
          </table:table-cell>
          <table:table-cell office:value-type="float" office:value="0.8441693" calcext:value-type="float">
            <text:p>0.8441693</text:p>
          </table:table-cell>
          <table:table-cell office:value-type="float" office:value="2.7207727" calcext:value-type="float">
            <text:p>2.7207727</text:p>
          </table:table-cell>
          <table:table-cell office:value-type="float" office:value="1.5199897" calcext:value-type="float">
            <text:p>1.5199897</text:p>
          </table:table-cell>
          <table:table-cell office:value-type="float" office:value="3.705218" calcext:value-type="float">
            <text:p>3.705218</text:p>
          </table:table-cell>
          <table:table-cell office:value-type="float" office:value="1.1789632" calcext:value-type="float">
            <text:p>1.1789632</text:p>
          </table:table-cell>
          <table:table-cell office:value-type="float" office:value="2.8424242" calcext:value-type="float">
            <text:p>2.8424242</text:p>
          </table:table-cell>
          <table:table-cell office:value-type="float" office:value="0.49405646" calcext:value-type="float">
            <text:p>0.49405646</text:p>
          </table:table-cell>
          <table:table-cell office:value-type="float" office:value="4.7593174" calcext:value-type="float">
            <text:p>4.7593174</text:p>
          </table:table-cell>
          <table:table-cell office:value-type="float" office:value="1.5241063" calcext:value-type="float">
            <text:p>1.5241063</text:p>
          </table:table-cell>
          <table:table-cell table:formula="of:=AVERAGE([.B64:.K64])" office:value-type="float" office:value="2.234014716" calcext:value-type="float">
            <text:p>2.234014716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.749786" calcext:value-type="float">
            <text:p>2.749786</text:p>
          </table:table-cell>
          <table:table-cell office:value-type="float" office:value="0.7920012" calcext:value-type="float">
            <text:p>0.7920012</text:p>
          </table:table-cell>
          <table:table-cell office:value-type="float" office:value="2.6114874" calcext:value-type="float">
            <text:p>2.6114874</text:p>
          </table:table-cell>
          <table:table-cell office:value-type="float" office:value="1.5212368" calcext:value-type="float">
            <text:p>1.5212368</text:p>
          </table:table-cell>
          <table:table-cell office:value-type="float" office:value="3.7300768" calcext:value-type="float">
            <text:p>3.7300768</text:p>
          </table:table-cell>
          <table:table-cell office:value-type="float" office:value="1.3864951" calcext:value-type="float">
            <text:p>1.3864951</text:p>
          </table:table-cell>
          <table:table-cell office:value-type="float" office:value="2.852158" calcext:value-type="float">
            <text:p>2.852158</text:p>
          </table:table-cell>
          <table:table-cell office:value-type="float" office:value="0.49370617" calcext:value-type="float">
            <text:p>0.49370617</text:p>
          </table:table-cell>
          <table:table-cell office:value-type="float" office:value="4.847259" calcext:value-type="float">
            <text:p>4.847259</text:p>
          </table:table-cell>
          <table:table-cell office:value-type="float" office:value="1.5243933" calcext:value-type="float">
            <text:p>1.5243933</text:p>
          </table:table-cell>
          <table:table-cell table:formula="of:=AVERAGE([.B65:.K65])" office:value-type="float" office:value="2.250859977" calcext:value-type="float">
            <text:p>2.250859977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.692089" calcext:value-type="float">
            <text:p>2.692089</text:p>
          </table:table-cell>
          <table:table-cell office:value-type="float" office:value="0.7956194" calcext:value-type="float">
            <text:p>0.7956194</text:p>
          </table:table-cell>
          <table:table-cell office:value-type="float" office:value="2.9099894" calcext:value-type="float">
            <text:p>2.9099894</text:p>
          </table:table-cell>
          <table:table-cell office:value-type="float" office:value="1.5144001" calcext:value-type="float">
            <text:p>1.5144001</text:p>
          </table:table-cell>
          <table:table-cell office:value-type="float" office:value="3.682318" calcext:value-type="float">
            <text:p>3.682318</text:p>
          </table:table-cell>
          <table:table-cell office:value-type="float" office:value="1.3915462" calcext:value-type="float">
            <text:p>1.3915462</text:p>
          </table:table-cell>
          <table:table-cell office:value-type="float" office:value="2.5958447" calcext:value-type="float">
            <text:p>2.5958447</text:p>
          </table:table-cell>
          <table:table-cell office:value-type="float" office:value="0.45358956" calcext:value-type="float">
            <text:p>0.45358956</text:p>
          </table:table-cell>
          <table:table-cell office:value-type="float" office:value="4.626864" calcext:value-type="float">
            <text:p>4.626864</text:p>
          </table:table-cell>
          <table:table-cell office:value-type="float" office:value="1.5165875" calcext:value-type="float">
            <text:p>1.5165875</text:p>
          </table:table-cell>
          <table:table-cell table:formula="of:=AVERAGE([.B66:.K66])" office:value-type="float" office:value="2.217884786" calcext:value-type="float">
            <text:p>2.217884786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.7567291" calcext:value-type="float">
            <text:p>2.7567291</text:p>
          </table:table-cell>
          <table:table-cell office:value-type="float" office:value="0.7616058" calcext:value-type="float">
            <text:p>0.7616058</text:p>
          </table:table-cell>
          <table:table-cell office:value-type="float" office:value="2.602865" calcext:value-type="float">
            <text:p>2.602865</text:p>
          </table:table-cell>
          <table:table-cell office:value-type="float" office:value="1.203124" calcext:value-type="float">
            <text:p>1.203124</text:p>
          </table:table-cell>
          <table:table-cell office:value-type="float" office:value="3.6827402" calcext:value-type="float">
            <text:p>3.6827402</text:p>
          </table:table-cell>
          <table:table-cell office:value-type="float" office:value="1.3504314" calcext:value-type="float">
            <text:p>1.3504314</text:p>
          </table:table-cell>
          <table:table-cell office:value-type="float" office:value="2.8566883" calcext:value-type="float">
            <text:p>2.8566883</text:p>
          </table:table-cell>
          <table:table-cell office:value-type="float" office:value="0.47188118" calcext:value-type="float">
            <text:p>0.47188118</text:p>
          </table:table-cell>
          <table:table-cell office:value-type="float" office:value="4.463129" calcext:value-type="float">
            <text:p>4.463129</text:p>
          </table:table-cell>
          <table:table-cell office:value-type="float" office:value="1.5434004" calcext:value-type="float">
            <text:p>1.5434004</text:p>
          </table:table-cell>
          <table:table-cell table:formula="of:=AVERAGE([.B67:.K67])" office:value-type="float" office:value="2.169259438" calcext:value-type="float">
            <text:p>2.16925943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2.7501917" calcext:value-type="float">
            <text:p>2.7501917</text:p>
          </table:table-cell>
          <table:table-cell office:value-type="float" office:value="0.8272747" calcext:value-type="float">
            <text:p>0.8272747</text:p>
          </table:table-cell>
          <table:table-cell office:value-type="float" office:value="2.7783358" calcext:value-type="float">
            <text:p>2.7783358</text:p>
          </table:table-cell>
          <table:table-cell office:value-type="float" office:value="1.4693336" calcext:value-type="float">
            <text:p>1.4693336</text:p>
          </table:table-cell>
          <table:table-cell office:value-type="float" office:value="3.7404432" calcext:value-type="float">
            <text:p>3.7404432</text:p>
          </table:table-cell>
          <table:table-cell office:value-type="float" office:value="1.0954032" calcext:value-type="float">
            <text:p>1.0954032</text:p>
          </table:table-cell>
          <table:table-cell office:value-type="float" office:value="2.8566883" calcext:value-type="float">
            <text:p>2.8566883</text:p>
          </table:table-cell>
          <table:table-cell office:value-type="float" office:value="0.45435992" calcext:value-type="float">
            <text:p>0.45435992</text:p>
          </table:table-cell>
          <table:table-cell office:value-type="float" office:value="4.816801" calcext:value-type="float">
            <text:p>4.816801</text:p>
          </table:table-cell>
          <table:table-cell office:value-type="float" office:value="1.5434004" calcext:value-type="float">
            <text:p>1.5434004</text:p>
          </table:table-cell>
          <table:table-cell table:formula="of:=AVERAGE([.B68:.K68])" office:value-type="float" office:value="2.233223182" calcext:value-type="float">
            <text:p>2.233223182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.7659652" calcext:value-type="float">
            <text:p>2.7659652</text:p>
          </table:table-cell>
          <table:table-cell office:value-type="float" office:value="0.75631946" calcext:value-type="float">
            <text:p>0.75631946</text:p>
          </table:table-cell>
          <table:table-cell office:value-type="float" office:value="2.7871878" calcext:value-type="float">
            <text:p>2.7871878</text:p>
          </table:table-cell>
          <table:table-cell office:value-type="float" office:value="1.5113279" calcext:value-type="float">
            <text:p>1.5113279</text:p>
          </table:table-cell>
          <table:table-cell office:value-type="float" office:value="3.755174" calcext:value-type="float">
            <text:p>3.755174</text:p>
          </table:table-cell>
          <table:table-cell office:value-type="float" office:value="1.3857559" calcext:value-type="float">
            <text:p>1.3857559</text:p>
          </table:table-cell>
          <table:table-cell office:value-type="float" office:value="1.0352722" calcext:value-type="float">
            <text:p>1.0352722</text:p>
          </table:table-cell>
          <table:table-cell office:value-type="float" office:value="0.47457743" calcext:value-type="float">
            <text:p>0.47457743</text:p>
          </table:table-cell>
          <table:table-cell office:value-type="float" office:value="4.7622256" calcext:value-type="float">
            <text:p>4.7622256</text:p>
          </table:table-cell>
          <table:table-cell office:value-type="float" office:value="1.5352507" calcext:value-type="float">
            <text:p>1.5352507</text:p>
          </table:table-cell>
          <table:table-cell table:formula="of:=AVERAGE([.B69:.K69])" office:value-type="float" office:value="2.076905619" calcext:value-type="float">
            <text:p>2.076905619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.7726128" calcext:value-type="float">
            <text:p>2.7726128</text:p>
          </table:table-cell>
          <table:table-cell office:value-type="float" office:value="0.76765746" calcext:value-type="float">
            <text:p>0.76765746</text:p>
          </table:table-cell>
          <table:table-cell office:value-type="float" office:value="2.488237" calcext:value-type="float">
            <text:p>2.488237</text:p>
          </table:table-cell>
          <table:table-cell office:value-type="float" office:value="1.555971" calcext:value-type="float">
            <text:p>1.555971</text:p>
          </table:table-cell>
          <table:table-cell office:value-type="float" office:value="3.7945101" calcext:value-type="float">
            <text:p>3.7945101</text:p>
          </table:table-cell>
          <table:table-cell office:value-type="float" office:value="1.3982563" calcext:value-type="float">
            <text:p>1.3982563</text:p>
          </table:table-cell>
          <table:table-cell office:value-type="float" office:value="2.8544426" calcext:value-type="float">
            <text:p>2.8544426</text:p>
          </table:table-cell>
          <table:table-cell office:value-type="float" office:value="0.4889877" calcext:value-type="float">
            <text:p>0.4889877</text:p>
          </table:table-cell>
          <table:table-cell office:value-type="float" office:value="4.9102964" calcext:value-type="float">
            <text:p>4.9102964</text:p>
          </table:table-cell>
          <table:table-cell office:value-type="float" office:value="1.2949862" calcext:value-type="float">
            <text:p>1.2949862</text:p>
          </table:table-cell>
          <table:table-cell table:formula="of:=AVERAGE([.B70:.K70])" office:value-type="float" office:value="2.232595756" calcext:value-type="float">
            <text:p>2.232595756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.880905" calcext:value-type="float">
            <text:p>2.880905</text:p>
          </table:table-cell>
          <table:table-cell office:value-type="float" office:value="0.7609132" calcext:value-type="float">
            <text:p>0.7609132</text:p>
          </table:table-cell>
          <table:table-cell office:value-type="float" office:value="2.6637726" calcext:value-type="float">
            <text:p>2.6637726</text:p>
          </table:table-cell>
          <table:table-cell office:value-type="float" office:value="1.2687765" calcext:value-type="float">
            <text:p>1.2687765</text:p>
          </table:table-cell>
          <table:table-cell office:value-type="float" office:value="3.8045263" calcext:value-type="float">
            <text:p>3.8045263</text:p>
          </table:table-cell>
          <table:table-cell office:value-type="float" office:value="1.4021577" calcext:value-type="float">
            <text:p>1.4021577</text:p>
          </table:table-cell>
          <table:table-cell office:value-type="float" office:value="2.856543" calcext:value-type="float">
            <text:p>2.856543</text:p>
          </table:table-cell>
          <table:table-cell office:value-type="float" office:value="0.45478186" calcext:value-type="float">
            <text:p>0.45478186</text:p>
          </table:table-cell>
          <table:table-cell office:value-type="float" office:value="4.516519" calcext:value-type="float">
            <text:p>4.516519</text:p>
          </table:table-cell>
          <table:table-cell office:value-type="float" office:value="1.5255407" calcext:value-type="float">
            <text:p>1.5255407</text:p>
          </table:table-cell>
          <table:table-cell table:formula="of:=AVERAGE([.B71:.K71])" office:value-type="float" office:value="2.213443586" calcext:value-type="float">
            <text:p>2.213443586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.8994515" calcext:value-type="float">
            <text:p>2.8994515</text:p>
          </table:table-cell>
          <table:table-cell office:value-type="float" office:value="0.84237427" calcext:value-type="float">
            <text:p>0.84237427</text:p>
          </table:table-cell>
          <table:table-cell office:value-type="float" office:value="2.6650374" calcext:value-type="float">
            <text:p>2.6650374</text:p>
          </table:table-cell>
          <table:table-cell office:value-type="float" office:value="1.4925013" calcext:value-type="float">
            <text:p>1.4925013</text:p>
          </table:table-cell>
          <table:table-cell office:value-type="float" office:value="3.748119" calcext:value-type="float">
            <text:p>3.748119</text:p>
          </table:table-cell>
          <table:table-cell office:value-type="float" office:value="1.3806604" calcext:value-type="float">
            <text:p>1.3806604</text:p>
          </table:table-cell>
          <table:table-cell office:value-type="float" office:value="2.8514922" calcext:value-type="float">
            <text:p>2.8514922</text:p>
          </table:table-cell>
          <table:table-cell office:value-type="float" office:value="0.48275784" calcext:value-type="float">
            <text:p>0.48275784</text:p>
          </table:table-cell>
          <table:table-cell office:value-type="float" office:value="4.4164286" calcext:value-type="float">
            <text:p>4.4164286</text:p>
          </table:table-cell>
          <table:table-cell office:value-type="float" office:value="1.4673498" calcext:value-type="float">
            <text:p>1.4673498</text:p>
          </table:table-cell>
          <table:table-cell table:formula="of:=AVERAGE([.B72:.K72])" office:value-type="float" office:value="2.224617231" calcext:value-type="float">
            <text:p>2.22461723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2.8910253" calcext:value-type="float">
            <text:p>2.8910253</text:p>
          </table:table-cell>
          <table:table-cell office:value-type="float" office:value="0.8436993" calcext:value-type="float">
            <text:p>0.8436993</text:p>
          </table:table-cell>
          <table:table-cell office:value-type="float" office:value="2.6905103" calcext:value-type="float">
            <text:p>2.6905103</text:p>
          </table:table-cell>
          <table:table-cell office:value-type="float" office:value="1.3018428" calcext:value-type="float">
            <text:p>1.3018428</text:p>
          </table:table-cell>
          <table:table-cell office:value-type="float" office:value="3.5914986" calcext:value-type="float">
            <text:p>3.5914986</text:p>
          </table:table-cell>
          <table:table-cell office:value-type="float" office:value="1.4345452" calcext:value-type="float">
            <text:p>1.4345452</text:p>
          </table:table-cell>
          <table:table-cell office:value-type="float" office:value="2.8549142" calcext:value-type="float">
            <text:p>2.8549142</text:p>
          </table:table-cell>
          <table:table-cell office:value-type="float" office:value="0.44971657" calcext:value-type="float">
            <text:p>0.44971657</text:p>
          </table:table-cell>
          <table:table-cell office:value-type="float" office:value="4.366473" calcext:value-type="float">
            <text:p>4.366473</text:p>
          </table:table-cell>
          <table:table-cell office:value-type="float" office:value="1.5241063" calcext:value-type="float">
            <text:p>1.5241063</text:p>
          </table:table-cell>
          <table:table-cell table:formula="of:=AVERAGE([.B73:.K73])" office:value-type="float" office:value="2.194833157" calcext:value-type="float">
            <text:p>2.194833157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2.8676229" calcext:value-type="float">
            <text:p>2.8676229</text:p>
          </table:table-cell>
          <table:table-cell office:value-type="float" office:value="0.62291825" calcext:value-type="float">
            <text:p>0.62291825</text:p>
          </table:table-cell>
          <table:table-cell office:value-type="float" office:value="2.7221203" calcext:value-type="float">
            <text:p>2.7221203</text:p>
          </table:table-cell>
          <table:table-cell office:value-type="float" office:value="1.2851635" calcext:value-type="float">
            <text:p>1.2851635</text:p>
          </table:table-cell>
          <table:table-cell office:value-type="float" office:value="3.7703602" calcext:value-type="float">
            <text:p>3.7703602</text:p>
          </table:table-cell>
          <table:table-cell office:value-type="float" office:value="1.2163005" calcext:value-type="float">
            <text:p>1.2163005</text:p>
          </table:table-cell>
          <table:table-cell office:value-type="float" office:value="2.8546677" calcext:value-type="float">
            <text:p>2.8546677</text:p>
          </table:table-cell>
          <table:table-cell office:value-type="float" office:value="0.42760783" calcext:value-type="float">
            <text:p>0.42760783</text:p>
          </table:table-cell>
          <table:table-cell office:value-type="float" office:value="4.8331294" calcext:value-type="float">
            <text:p>4.8331294</text:p>
          </table:table-cell>
          <table:table-cell office:value-type="float" office:value="1.5905195" calcext:value-type="float">
            <text:p>1.5905195</text:p>
          </table:table-cell>
          <table:table-cell table:formula="of:=AVERAGE([.B74:.K74])" office:value-type="float" office:value="2.219041008" calcext:value-type="float">
            <text:p>2.219041008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.8486342" calcext:value-type="float">
            <text:p>2.8486342</text:p>
          </table:table-cell>
          <table:table-cell office:value-type="float" office:value="0.6192594" calcext:value-type="float">
            <text:p>0.6192594</text:p>
          </table:table-cell>
          <table:table-cell office:value-type="float" office:value="2.6269531" calcext:value-type="float">
            <text:p>2.6269531</text:p>
          </table:table-cell>
          <table:table-cell office:value-type="float" office:value="1.4696099" calcext:value-type="float">
            <text:p>1.4696099</text:p>
          </table:table-cell>
          <table:table-cell office:value-type="float" office:value="3.6822586" calcext:value-type="float">
            <text:p>3.6822586</text:p>
          </table:table-cell>
          <table:table-cell office:value-type="float" office:value="1.2182999" calcext:value-type="float">
            <text:p>1.2182999</text:p>
          </table:table-cell>
          <table:table-cell office:value-type="float" office:value="2.8538735" calcext:value-type="float">
            <text:p>2.8538735</text:p>
          </table:table-cell>
          <table:table-cell office:value-type="float" office:value="0.4926583" calcext:value-type="float">
            <text:p>0.4926583</text:p>
          </table:table-cell>
          <table:table-cell office:value-type="float" office:value="5.6105485" calcext:value-type="float">
            <text:p>5.6105485</text:p>
          </table:table-cell>
          <table:table-cell office:value-type="float" office:value="1.4216268" calcext:value-type="float">
            <text:p>1.4216268</text:p>
          </table:table-cell>
          <table:table-cell table:formula="of:=AVERAGE([.B75:.K75])" office:value-type="float" office:value="2.28437222" calcext:value-type="float">
            <text:p>2.2843722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0.23606463" calcext:value-type="float">
            <text:p>0.23606463</text:p>
          </table:table-cell>
          <table:table-cell office:value-type="float" office:value="0.77704585" calcext:value-type="float">
            <text:p>0.77704585</text:p>
          </table:table-cell>
          <table:table-cell office:value-type="float" office:value="2.4726589" calcext:value-type="float">
            <text:p>2.4726589</text:p>
          </table:table-cell>
          <table:table-cell office:value-type="float" office:value="1.3402576" calcext:value-type="float">
            <text:p>1.3402576</text:p>
          </table:table-cell>
          <table:table-cell office:value-type="float" office:value="3.7660177" calcext:value-type="float">
            <text:p>3.7660177</text:p>
          </table:table-cell>
          <table:table-cell office:value-type="float" office:value="1.4944345" calcext:value-type="float">
            <text:p>1.4944345</text:p>
          </table:table-cell>
          <table:table-cell office:value-type="float" office:value="2.8566883" calcext:value-type="float">
            <text:p>2.8566883</text:p>
          </table:table-cell>
          <table:table-cell office:value-type="float" office:value="0.4497912" calcext:value-type="float">
            <text:p>0.4497912</text:p>
          </table:table-cell>
          <table:table-cell office:value-type="float" office:value="4.8152094" calcext:value-type="float">
            <text:p>4.8152094</text:p>
          </table:table-cell>
          <table:table-cell office:value-type="float" office:value="1.3555676" calcext:value-type="float">
            <text:p>1.3555676</text:p>
          </table:table-cell>
          <table:table-cell table:formula="of:=AVERAGE([.B76:.K76])" office:value-type="float" office:value="1.956373568" calcext:value-type="float">
            <text:p>1.956373568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2.5882082" calcext:value-type="float">
            <text:p>2.5882082</text:p>
          </table:table-cell>
          <table:table-cell office:value-type="float" office:value="0.8126619" calcext:value-type="float">
            <text:p>0.8126619</text:p>
          </table:table-cell>
          <table:table-cell office:value-type="float" office:value="2.6835644" calcext:value-type="float">
            <text:p>2.6835644</text:p>
          </table:table-cell>
          <table:table-cell office:value-type="float" office:value="1.4239379" calcext:value-type="float">
            <text:p>1.4239379</text:p>
          </table:table-cell>
          <table:table-cell office:value-type="float" office:value="3.7368827" calcext:value-type="float">
            <text:p>3.7368827</text:p>
          </table:table-cell>
          <table:table-cell office:value-type="float" office:value="1.509847" calcext:value-type="float">
            <text:p>1.509847</text:p>
          </table:table-cell>
          <table:table-cell office:value-type="float" office:value="2.8583498" calcext:value-type="float">
            <text:p>2.8583498</text:p>
          </table:table-cell>
          <table:table-cell office:value-type="float" office:value="0.46012118" calcext:value-type="float">
            <text:p>0.46012118</text:p>
          </table:table-cell>
          <table:table-cell office:value-type="float" office:value="5.011448" calcext:value-type="float">
            <text:p>5.011448</text:p>
          </table:table-cell>
          <table:table-cell office:value-type="float" office:value="1.4684869" calcext:value-type="float">
            <text:p>1.4684869</text:p>
          </table:table-cell>
          <table:table-cell table:formula="of:=AVERAGE([.B77:.K77])" office:value-type="float" office:value="2.255350798" calcext:value-type="float">
            <text:p>2.255350798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2.5882354" calcext:value-type="float">
            <text:p>2.5882354</text:p>
          </table:table-cell>
          <table:table-cell office:value-type="float" office:value="0.81657606" calcext:value-type="float">
            <text:p>0.81657606</text:p>
          </table:table-cell>
          <table:table-cell office:value-type="float" office:value="2.749339" calcext:value-type="float">
            <text:p>2.749339</text:p>
          </table:table-cell>
          <table:table-cell office:value-type="float" office:value="1.2171448" calcext:value-type="float">
            <text:p>1.2171448</text:p>
          </table:table-cell>
          <table:table-cell office:value-type="float" office:value="3.7903125" calcext:value-type="float">
            <text:p>3.7903125</text:p>
          </table:table-cell>
          <table:table-cell office:value-type="float" office:value="1.3992842" calcext:value-type="float">
            <text:p>1.3992842</text:p>
          </table:table-cell>
          <table:table-cell office:value-type="float" office:value="1.0737112" calcext:value-type="float">
            <text:p>1.0737112</text:p>
          </table:table-cell>
          <table:table-cell office:value-type="float" office:value="0.52107006" calcext:value-type="float">
            <text:p>0.52107006</text:p>
          </table:table-cell>
          <table:table-cell office:value-type="float" office:value="4.5318265" calcext:value-type="float">
            <text:p>4.5318265</text:p>
          </table:table-cell>
          <table:table-cell office:value-type="float" office:value="1.713865" calcext:value-type="float">
            <text:p>1.713865</text:p>
          </table:table-cell>
          <table:table-cell table:formula="of:=AVERAGE([.B78:.K78])" office:value-type="float" office:value="2.040136472" calcext:value-type="float">
            <text:p>2.040136472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2.5882082" calcext:value-type="float">
            <text:p>2.5882082</text:p>
          </table:table-cell>
          <table:table-cell office:value-type="float" office:value="0.8172194" calcext:value-type="float">
            <text:p>0.8172194</text:p>
          </table:table-cell>
          <table:table-cell office:value-type="float" office:value="2.9130025" calcext:value-type="float">
            <text:p>2.9130025</text:p>
          </table:table-cell>
          <table:table-cell office:value-type="float" office:value="1.4250152" calcext:value-type="float">
            <text:p>1.4250152</text:p>
          </table:table-cell>
          <table:table-cell office:value-type="float" office:value="3.805833" calcext:value-type="float">
            <text:p>3.805833</text:p>
          </table:table-cell>
          <table:table-cell office:value-type="float" office:value="1.5113502" calcext:value-type="float">
            <text:p>1.5113502</text:p>
          </table:table-cell>
          <table:table-cell office:value-type="float" office:value="2.8601863" calcext:value-type="float">
            <text:p>2.8601863</text:p>
          </table:table-cell>
          <table:table-cell office:value-type="float" office:value="0.52400345" calcext:value-type="float">
            <text:p>0.52400345</text:p>
          </table:table-cell>
          <table:table-cell office:value-type="float" office:value="5.649858" calcext:value-type="float">
            <text:p>5.649858</text:p>
          </table:table-cell>
          <table:table-cell office:value-type="float" office:value="1.391765" calcext:value-type="float">
            <text:p>1.391765</text:p>
          </table:table-cell>
          <table:table-cell table:formula="of:=AVERAGE([.B79:.K79])" office:value-type="float" office:value="2.348644125" calcext:value-type="float">
            <text:p>2.348644125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.585158" calcext:value-type="float">
            <text:p>2.585158</text:p>
          </table:table-cell>
          <table:table-cell office:value-type="float" office:value="0.84863573" calcext:value-type="float">
            <text:p>0.84863573</text:p>
          </table:table-cell>
          <table:table-cell office:value-type="float" office:value="2.4455945" calcext:value-type="float">
            <text:p>2.4455945</text:p>
          </table:table-cell>
          <table:table-cell office:value-type="float" office:value="1.4355007" calcext:value-type="float">
            <text:p>1.4355007</text:p>
          </table:table-cell>
          <table:table-cell office:value-type="float" office:value="3.748311" calcext:value-type="float">
            <text:p>3.748311</text:p>
          </table:table-cell>
          <table:table-cell office:value-type="float" office:value="1.348041" calcext:value-type="float">
            <text:p>1.348041</text:p>
          </table:table-cell>
          <table:table-cell office:value-type="float" office:value="2.856762" calcext:value-type="float">
            <text:p>2.856762</text:p>
          </table:table-cell>
          <table:table-cell office:value-type="float" office:value="0.4228098" calcext:value-type="float">
            <text:p>0.4228098</text:p>
          </table:table-cell>
          <table:table-cell office:value-type="float" office:value="5.649858" calcext:value-type="float">
            <text:p>5.649858</text:p>
          </table:table-cell>
          <table:table-cell office:value-type="float" office:value="1.7126251" calcext:value-type="float">
            <text:p>1.7126251</text:p>
          </table:table-cell>
          <table:table-cell table:formula="of:=AVERAGE([.B80:.K80])" office:value-type="float" office:value="2.305329583" calcext:value-type="float">
            <text:p>2.305329583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2.5877218" calcext:value-type="float">
            <text:p>2.5877218</text:p>
          </table:table-cell>
          <table:table-cell office:value-type="float" office:value="0.91835487" calcext:value-type="float">
            <text:p>0.91835487</text:p>
          </table:table-cell>
          <table:table-cell office:value-type="float" office:value="2.42397" calcext:value-type="float">
            <text:p>2.42397</text:p>
          </table:table-cell>
          <table:table-cell office:value-type="float" office:value="1.26751" calcext:value-type="float">
            <text:p>1.26751</text:p>
          </table:table-cell>
          <table:table-cell office:value-type="float" office:value="3.7599864" calcext:value-type="float">
            <text:p>3.7599864</text:p>
          </table:table-cell>
          <table:table-cell office:value-type="float" office:value="1.4737082" calcext:value-type="float">
            <text:p>1.4737082</text:p>
          </table:table-cell>
          <table:table-cell office:value-type="float" office:value="2.8602655" calcext:value-type="float">
            <text:p>2.8602655</text:p>
          </table:table-cell>
          <table:table-cell office:value-type="float" office:value="0.44971657" calcext:value-type="float">
            <text:p>0.44971657</text:p>
          </table:table-cell>
          <table:table-cell office:value-type="float" office:value="4.264012" calcext:value-type="float">
            <text:p>4.264012</text:p>
          </table:table-cell>
          <table:table-cell office:value-type="float" office:value="1.4155548" calcext:value-type="float">
            <text:p>1.4155548</text:p>
          </table:table-cell>
          <table:table-cell table:formula="of:=AVERAGE([.B81:.K81])" office:value-type="float" office:value="2.142080014" calcext:value-type="float">
            <text:p>2.142080014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.585158" calcext:value-type="float">
            <text:p>2.585158</text:p>
          </table:table-cell>
          <table:table-cell office:value-type="float" office:value="0.91835487" calcext:value-type="float">
            <text:p>0.91835487</text:p>
          </table:table-cell>
          <table:table-cell office:value-type="float" office:value="2.2504692" calcext:value-type="float">
            <text:p>2.2504692</text:p>
          </table:table-cell>
          <table:table-cell office:value-type="float" office:value="1.5103409" calcext:value-type="float">
            <text:p>1.5103409</text:p>
          </table:table-cell>
          <table:table-cell office:value-type="float" office:value="3.706734" calcext:value-type="float">
            <text:p>3.706734</text:p>
          </table:table-cell>
          <table:table-cell office:value-type="float" office:value="1.5132567" calcext:value-type="float">
            <text:p>1.5132567</text:p>
          </table:table-cell>
          <table:table-cell office:value-type="float" office:value="2.8602655" calcext:value-type="float">
            <text:p>2.8602655</text:p>
          </table:table-cell>
          <table:table-cell office:value-type="float" office:value="0.44971657" calcext:value-type="float">
            <text:p>0.44971657</text:p>
          </table:table-cell>
          <table:table-cell office:value-type="float" office:value="4.919439" calcext:value-type="float">
            <text:p>4.919439</text:p>
          </table:table-cell>
          <table:table-cell office:value-type="float" office:value="1.681868" calcext:value-type="float">
            <text:p>1.681868</text:p>
          </table:table-cell>
          <table:table-cell table:formula="of:=AVERAGE([.B82:.K82])" office:value-type="float" office:value="2.239560274" calcext:value-type="float">
            <text:p>2.239560274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2.5877793" calcext:value-type="float">
            <text:p>2.5877793</text:p>
          </table:table-cell>
          <table:table-cell office:value-type="float" office:value="0.8980652" calcext:value-type="float">
            <text:p>0.8980652</text:p>
          </table:table-cell>
          <table:table-cell office:value-type="float" office:value="2.408759" calcext:value-type="float">
            <text:p>2.408759</text:p>
          </table:table-cell>
          <table:table-cell office:value-type="float" office:value="1.5001516" calcext:value-type="float">
            <text:p>1.5001516</text:p>
          </table:table-cell>
          <table:table-cell office:value-type="float" office:value="3.68308" calcext:value-type="float">
            <text:p>3.68308</text:p>
          </table:table-cell>
          <table:table-cell office:value-type="float" office:value="1.4870324" calcext:value-type="float">
            <text:p>1.4870324</text:p>
          </table:table-cell>
          <table:table-cell office:value-type="float" office:value="2.8574984" calcext:value-type="float">
            <text:p>2.8574984</text:p>
          </table:table-cell>
          <table:table-cell office:value-type="float" office:value="0.4089212" calcext:value-type="float">
            <text:p>0.4089212</text:p>
          </table:table-cell>
          <table:table-cell office:value-type="float" office:value="4.5641465" calcext:value-type="float">
            <text:p>4.5641465</text:p>
          </table:table-cell>
          <table:table-cell office:value-type="float" office:value="1.4105245" calcext:value-type="float">
            <text:p>1.4105245</text:p>
          </table:table-cell>
          <table:table-cell table:formula="of:=AVERAGE([.B83:.K83])" office:value-type="float" office:value="2.18059581" calcext:value-type="float">
            <text:p>2.18059581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.5842216" calcext:value-type="float">
            <text:p>2.5842216</text:p>
          </table:table-cell>
          <table:table-cell office:value-type="float" office:value="0.8931714" calcext:value-type="float">
            <text:p>0.8931714</text:p>
          </table:table-cell>
          <table:table-cell office:value-type="float" office:value="2.4152265" calcext:value-type="float">
            <text:p>2.4152265</text:p>
          </table:table-cell>
          <table:table-cell office:value-type="float" office:value="1.4964193" calcext:value-type="float">
            <text:p>1.4964193</text:p>
          </table:table-cell>
          <table:table-cell office:value-type="float" office:value="3.773998" calcext:value-type="float">
            <text:p>3.773998</text:p>
          </table:table-cell>
          <table:table-cell office:value-type="float" office:value="1.4997466" calcext:value-type="float">
            <text:p>1.4997466</text:p>
          </table:table-cell>
          <table:table-cell office:value-type="float" office:value="2.8599904" calcext:value-type="float">
            <text:p>2.8599904</text:p>
          </table:table-cell>
          <table:table-cell office:value-type="float" office:value="0.39031136" calcext:value-type="float">
            <text:p>0.39031136</text:p>
          </table:table-cell>
          <table:table-cell office:value-type="float" office:value="4.219783" calcext:value-type="float">
            <text:p>4.219783</text:p>
          </table:table-cell>
          <table:table-cell office:value-type="float" office:value="1.4507688" calcext:value-type="float">
            <text:p>1.4507688</text:p>
          </table:table-cell>
          <table:table-cell table:formula="of:=AVERAGE([.B84:.K84])" office:value-type="float" office:value="2.158363696" calcext:value-type="float">
            <text:p>2.1583636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.5882082" calcext:value-type="float">
            <text:p>2.5882082</text:p>
          </table:table-cell>
          <table:table-cell office:value-type="float" office:value="0.82040834" calcext:value-type="float">
            <text:p>0.82040834</text:p>
          </table:table-cell>
          <table:table-cell office:value-type="float" office:value="2.4078393" calcext:value-type="float">
            <text:p>2.4078393</text:p>
          </table:table-cell>
          <table:table-cell office:value-type="float" office:value="1.4859967" calcext:value-type="float">
            <text:p>1.4859967</text:p>
          </table:table-cell>
          <table:table-cell office:value-type="float" office:value="3.7962952" calcext:value-type="float">
            <text:p>3.7962952</text:p>
          </table:table-cell>
          <table:table-cell office:value-type="float" office:value="1.2400192" calcext:value-type="float">
            <text:p>1.2400192</text:p>
          </table:table-cell>
          <table:table-cell office:value-type="float" office:value="2.8522584" calcext:value-type="float">
            <text:p>2.8522584</text:p>
          </table:table-cell>
          <table:table-cell office:value-type="float" office:value="0.4022428" calcext:value-type="float">
            <text:p>0.4022428</text:p>
          </table:table-cell>
          <table:table-cell office:value-type="float" office:value="4.4562697" calcext:value-type="float">
            <text:p>4.4562697</text:p>
          </table:table-cell>
          <table:table-cell office:value-type="float" office:value="1.190458" calcext:value-type="float">
            <text:p>1.190458</text:p>
          </table:table-cell>
          <table:table-cell table:formula="of:=AVERAGE([.B85:.K85])" office:value-type="float" office:value="2.123999584" calcext:value-type="float">
            <text:p>2.12399958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2.5882354" calcext:value-type="float">
            <text:p>2.5882354</text:p>
          </table:table-cell>
          <table:table-cell office:value-type="float" office:value="0.857261" calcext:value-type="float">
            <text:p>0.857261</text:p>
          </table:table-cell>
          <table:table-cell office:value-type="float" office:value="2.4291513" calcext:value-type="float">
            <text:p>2.4291513</text:p>
          </table:table-cell>
          <table:table-cell office:value-type="float" office:value="1.4781467" calcext:value-type="float">
            <text:p>1.4781467</text:p>
          </table:table-cell>
          <table:table-cell office:value-type="float" office:value="3.7441084" calcext:value-type="float">
            <text:p>3.7441084</text:p>
          </table:table-cell>
          <table:table-cell office:value-type="float" office:value="1.4999766" calcext:value-type="float">
            <text:p>1.4999766</text:p>
          </table:table-cell>
          <table:table-cell office:value-type="float" office:value="2.8545442" calcext:value-type="float">
            <text:p>2.8545442</text:p>
          </table:table-cell>
          <table:table-cell office:value-type="float" office:value="0.42510176" calcext:value-type="float">
            <text:p>0.42510176</text:p>
          </table:table-cell>
          <table:table-cell office:value-type="float" office:value="4.293396" calcext:value-type="float">
            <text:p>4.293396</text:p>
          </table:table-cell>
          <table:table-cell office:value-type="float" office:value="1.4155548" calcext:value-type="float">
            <text:p>1.4155548</text:p>
          </table:table-cell>
          <table:table-cell table:formula="of:=AVERAGE([.B86:.K86])" office:value-type="float" office:value="2.158547616" calcext:value-type="float">
            <text:p>2.158547616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.66158" calcext:value-type="float">
            <text:p>2.66158</text:p>
          </table:table-cell>
          <table:table-cell office:value-type="float" office:value="0.95134383" calcext:value-type="float">
            <text:p>0.95134383</text:p>
          </table:table-cell>
          <table:table-cell office:value-type="float" office:value="2.4202926" calcext:value-type="float">
            <text:p>2.4202926</text:p>
          </table:table-cell>
          <table:table-cell office:value-type="float" office:value="1.1901234" calcext:value-type="float">
            <text:p>1.1901234</text:p>
          </table:table-cell>
          <table:table-cell office:value-type="float" office:value="3.8062303" calcext:value-type="float">
            <text:p>3.8062303</text:p>
          </table:table-cell>
          <table:table-cell office:value-type="float" office:value="1.5108305" calcext:value-type="float">
            <text:p>1.5108305</text:p>
          </table:table-cell>
          <table:table-cell office:value-type="float" office:value="2.8649945" calcext:value-type="float">
            <text:p>2.8649945</text:p>
          </table:table-cell>
          <table:table-cell office:value-type="float" office:value="0.44609737" calcext:value-type="float">
            <text:p>0.44609737</text:p>
          </table:table-cell>
          <table:table-cell office:value-type="float" office:value="4.452181" calcext:value-type="float">
            <text:p>4.452181</text:p>
          </table:table-cell>
          <table:table-cell office:value-type="float" office:value="1.4172884" calcext:value-type="float">
            <text:p>1.4172884</text:p>
          </table:table-cell>
          <table:table-cell table:formula="of:=AVERAGE([.B87:.K87])" office:value-type="float" office:value="2.17209619" calcext:value-type="float">
            <text:p>2.17209619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2.5891473" calcext:value-type="float">
            <text:p>2.5891473</text:p>
          </table:table-cell>
          <table:table-cell office:value-type="float" office:value="0.81386703" calcext:value-type="float">
            <text:p>0.81386703</text:p>
          </table:table-cell>
          <table:table-cell office:value-type="float" office:value="2.41506" calcext:value-type="float">
            <text:p>2.41506</text:p>
          </table:table-cell>
          <table:table-cell office:value-type="float" office:value="1.4036382" calcext:value-type="float">
            <text:p>1.4036382</text:p>
          </table:table-cell>
          <table:table-cell office:value-type="float" office:value="3.7906742" calcext:value-type="float">
            <text:p>3.7906742</text:p>
          </table:table-cell>
          <table:table-cell office:value-type="float" office:value="1.4995325" calcext:value-type="float">
            <text:p>1.4995325</text:p>
          </table:table-cell>
          <table:table-cell office:value-type="float" office:value="2.8585865" calcext:value-type="float">
            <text:p>2.8585865</text:p>
          </table:table-cell>
          <table:table-cell office:value-type="float" office:value="0.43367228" calcext:value-type="float">
            <text:p>0.43367228</text:p>
          </table:table-cell>
          <table:table-cell office:value-type="float" office:value="4.4487658" calcext:value-type="float">
            <text:p>4.4487658</text:p>
          </table:table-cell>
          <table:table-cell office:value-type="float" office:value="1.4219965" calcext:value-type="float">
            <text:p>1.4219965</text:p>
          </table:table-cell>
          <table:table-cell table:formula="of:=AVERAGE([.B88:.K88])" office:value-type="float" office:value="2.167494031" calcext:value-type="float">
            <text:p>2.167494031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.66158" calcext:value-type="float">
            <text:p>2.66158</text:p>
          </table:table-cell>
          <table:table-cell office:value-type="float" office:value="0.8814136" calcext:value-type="float">
            <text:p>0.8814136</text:p>
          </table:table-cell>
          <table:table-cell office:value-type="float" office:value="2.3845046" calcext:value-type="float">
            <text:p>2.3845046</text:p>
          </table:table-cell>
          <table:table-cell office:value-type="float" office:value="1.30701" calcext:value-type="float">
            <text:p>1.30701</text:p>
          </table:table-cell>
          <table:table-cell office:value-type="float" office:value="3.7445579" calcext:value-type="float">
            <text:p>3.7445579</text:p>
          </table:table-cell>
          <table:table-cell office:value-type="float" office:value="1.5118754" calcext:value-type="float">
            <text:p>1.5118754</text:p>
          </table:table-cell>
          <table:table-cell office:value-type="float" office:value="2.8649945" calcext:value-type="float">
            <text:p>2.8649945</text:p>
          </table:table-cell>
          <table:table-cell office:value-type="float" office:value="0.31344295" calcext:value-type="float">
            <text:p>0.31344295</text:p>
          </table:table-cell>
          <table:table-cell office:value-type="float" office:value="0.630055" calcext:value-type="float">
            <text:p>0.630055</text:p>
          </table:table-cell>
          <table:table-cell office:value-type="float" office:value="1.1995803" calcext:value-type="float">
            <text:p>1.1995803</text:p>
          </table:table-cell>
          <table:table-cell table:formula="of:=AVERAGE([.B89:.K89])" office:value-type="float" office:value="1.749901425" calcext:value-type="float">
            <text:p>1.749901425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.5891473" calcext:value-type="float">
            <text:p>2.5891473</text:p>
          </table:table-cell>
          <table:table-cell office:value-type="float" office:value="0.95565695" calcext:value-type="float">
            <text:p>0.95565695</text:p>
          </table:table-cell>
          <table:table-cell office:value-type="float" office:value="2.4156055" calcext:value-type="float">
            <text:p>2.4156055</text:p>
          </table:table-cell>
          <table:table-cell office:value-type="float" office:value="1.29135" calcext:value-type="float">
            <text:p>1.29135</text:p>
          </table:table-cell>
          <table:table-cell office:value-type="float" office:value="3.921107" calcext:value-type="float">
            <text:p>3.921107</text:p>
          </table:table-cell>
          <table:table-cell office:value-type="float" office:value="1.5093945" calcext:value-type="float">
            <text:p>1.5093945</text:p>
          </table:table-cell>
          <table:table-cell office:value-type="float" office:value="2.862724" calcext:value-type="float">
            <text:p>2.862724</text:p>
          </table:table-cell>
          <table:table-cell office:value-type="float" office:value="0.39613745" calcext:value-type="float">
            <text:p>0.39613745</text:p>
          </table:table-cell>
          <table:table-cell office:value-type="float" office:value="4.21734" calcext:value-type="float">
            <text:p>4.21734</text:p>
          </table:table-cell>
          <table:table-cell office:value-type="float" office:value="1.1944832" calcext:value-type="float">
            <text:p>1.1944832</text:p>
          </table:table-cell>
          <table:table-cell table:formula="of:=AVERAGE([.B90:.K90])" office:value-type="float" office:value="2.13529459" calcext:value-type="float">
            <text:p>2.1352945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.588361" calcext:value-type="float">
            <text:p>2.588361</text:p>
          </table:table-cell>
          <table:table-cell office:value-type="float" office:value="0.9645868" calcext:value-type="float">
            <text:p>0.9645868</text:p>
          </table:table-cell>
          <table:table-cell office:value-type="float" office:value="2.4192743" calcext:value-type="float">
            <text:p>2.4192743</text:p>
          </table:table-cell>
          <table:table-cell office:value-type="float" office:value="1.3207334" calcext:value-type="float">
            <text:p>1.3207334</text:p>
          </table:table-cell>
          <table:table-cell office:value-type="float" office:value="3.7441084" calcext:value-type="float">
            <text:p>3.7441084</text:p>
          </table:table-cell>
          <table:table-cell office:value-type="float" office:value="1.4766629" calcext:value-type="float">
            <text:p>1.4766629</text:p>
          </table:table-cell>
          <table:table-cell office:value-type="float" office:value="2.856762" calcext:value-type="float">
            <text:p>2.856762</text:p>
          </table:table-cell>
          <table:table-cell office:value-type="float" office:value="0.39610833" calcext:value-type="float">
            <text:p>0.39610833</text:p>
          </table:table-cell>
          <table:table-cell office:value-type="float" office:value="4.218881" calcext:value-type="float">
            <text:p>4.218881</text:p>
          </table:table-cell>
          <table:table-cell office:value-type="float" office:value="1.2249947" calcext:value-type="float">
            <text:p>1.2249947</text:p>
          </table:table-cell>
          <table:table-cell table:formula="of:=AVERAGE([.B91:.K91])" office:value-type="float" office:value="2.121047283" calcext:value-type="float">
            <text:p>2.121047283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.66158" calcext:value-type="float">
            <text:p>2.66158</text:p>
          </table:table-cell>
          <table:table-cell office:value-type="float" office:value="0.58107454" calcext:value-type="float">
            <text:p>0.58107454</text:p>
          </table:table-cell>
          <table:table-cell office:value-type="float" office:value="2.4214664" calcext:value-type="float">
            <text:p>2.4214664</text:p>
          </table:table-cell>
          <table:table-cell office:value-type="float" office:value="1.3110249" calcext:value-type="float">
            <text:p>1.3110249</text:p>
          </table:table-cell>
          <table:table-cell office:value-type="float" office:value="3.595515" calcext:value-type="float">
            <text:p>3.595515</text:p>
          </table:table-cell>
          <table:table-cell office:value-type="float" office:value="1.4806496" calcext:value-type="float">
            <text:p>1.4806496</text:p>
          </table:table-cell>
          <table:table-cell office:value-type="float" office:value="2.706842" calcext:value-type="float">
            <text:p>2.706842</text:p>
          </table:table-cell>
          <table:table-cell office:value-type="float" office:value="0.38915595" calcext:value-type="float">
            <text:p>0.38915595</text:p>
          </table:table-cell>
          <table:table-cell office:value-type="float" office:value="4.2189674" calcext:value-type="float">
            <text:p>4.2189674</text:p>
          </table:table-cell>
          <table:table-cell office:value-type="float" office:value="0.2791712" calcext:value-type="float">
            <text:p>0.2791712</text:p>
          </table:table-cell>
          <table:table-cell table:formula="of:=AVERAGE([.B92:.K92])" office:value-type="float" office:value="1.964544699" calcext:value-type="float">
            <text:p>1.964544699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.68357" calcext:value-type="float">
            <text:p>2.68357</text:p>
          </table:table-cell>
          <table:table-cell office:value-type="float" office:value="0.7336362" calcext:value-type="float">
            <text:p>0.7336362</text:p>
          </table:table-cell>
          <table:table-cell office:value-type="float" office:value="2.4200487" calcext:value-type="float">
            <text:p>2.4200487</text:p>
          </table:table-cell>
          <table:table-cell office:value-type="float" office:value="1.1711247" calcext:value-type="float">
            <text:p>1.1711247</text:p>
          </table:table-cell>
          <table:table-cell office:value-type="float" office:value="3.595515" calcext:value-type="float">
            <text:p>3.595515</text:p>
          </table:table-cell>
          <table:table-cell office:value-type="float" office:value="1.2678342" calcext:value-type="float">
            <text:p>1.2678342</text:p>
          </table:table-cell>
          <table:table-cell office:value-type="float" office:value="2.8566248" calcext:value-type="float">
            <text:p>2.8566248</text:p>
          </table:table-cell>
          <table:table-cell office:value-type="float" office:value="0.36766765" calcext:value-type="float">
            <text:p>0.36766765</text:p>
          </table:table-cell>
          <table:table-cell office:value-type="float" office:value="4.2189465" calcext:value-type="float">
            <text:p>4.2189465</text:p>
          </table:table-cell>
          <table:table-cell office:value-type="float" office:value="1.2208365" calcext:value-type="float">
            <text:p>1.2208365</text:p>
          </table:table-cell>
          <table:table-cell table:formula="of:=AVERAGE([.B93:.K93])" office:value-type="float" office:value="2.053580425" calcext:value-type="float">
            <text:p>2.05358042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.570318" calcext:value-type="float">
            <text:p>2.570318</text:p>
          </table:table-cell>
          <table:table-cell office:value-type="float" office:value="0.812375" calcext:value-type="float">
            <text:p>0.812375</text:p>
          </table:table-cell>
          <table:table-cell office:value-type="float" office:value="2.440778" calcext:value-type="float">
            <text:p>2.440778</text:p>
          </table:table-cell>
          <table:table-cell office:value-type="float" office:value="1.3091838" calcext:value-type="float">
            <text:p>1.3091838</text:p>
          </table:table-cell>
          <table:table-cell office:value-type="float" office:value="4.099474" calcext:value-type="float">
            <text:p>4.099474</text:p>
          </table:table-cell>
          <table:table-cell office:value-type="float" office:value="1.5260056" calcext:value-type="float">
            <text:p>1.5260056</text:p>
          </table:table-cell>
          <table:table-cell office:value-type="float" office:value="2.862402" calcext:value-type="float">
            <text:p>2.862402</text:p>
          </table:table-cell>
          <table:table-cell office:value-type="float" office:value="0.37384796" calcext:value-type="float">
            <text:p>0.37384796</text:p>
          </table:table-cell>
          <table:table-cell office:value-type="float" office:value="4.2185183" calcext:value-type="float">
            <text:p>4.2185183</text:p>
          </table:table-cell>
          <table:table-cell office:value-type="float" office:value="1.174794" calcext:value-type="float">
            <text:p>1.174794</text:p>
          </table:table-cell>
          <table:table-cell table:formula="of:=AVERAGE([.B94:.K94])" office:value-type="float" office:value="2.138769666" calcext:value-type="float">
            <text:p>2.138769666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1.1900054" calcext:value-type="float">
            <text:p>1.1900054</text:p>
          </table:table-cell>
          <table:table-cell office:value-type="float" office:value="0.8780033" calcext:value-type="float">
            <text:p>0.8780033</text:p>
          </table:table-cell>
          <table:table-cell office:value-type="float" office:value="2.4470992" calcext:value-type="float">
            <text:p>2.4470992</text:p>
          </table:table-cell>
          <table:table-cell office:value-type="float" office:value="1.1251096" calcext:value-type="float">
            <text:p>1.1251096</text:p>
          </table:table-cell>
          <table:table-cell office:value-type="float" office:value="4.055184" calcext:value-type="float">
            <text:p>4.055184</text:p>
          </table:table-cell>
          <table:table-cell office:value-type="float" office:value="1.5283599" calcext:value-type="float">
            <text:p>1.5283599</text:p>
          </table:table-cell>
          <table:table-cell office:value-type="float" office:value="2.8566434" calcext:value-type="float">
            <text:p>2.8566434</text:p>
          </table:table-cell>
          <table:table-cell office:value-type="float" office:value="0.40006056" calcext:value-type="float">
            <text:p>0.40006056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1.1985956" calcext:value-type="float">
            <text:p>1.1985956</text:p>
          </table:table-cell>
          <table:table-cell table:formula="of:=AVERAGE([.B95:.K95])" office:value-type="float" office:value="1.989751536" calcext:value-type="float">
            <text:p>1.989751536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.6765327" calcext:value-type="float">
            <text:p>2.6765327</text:p>
          </table:table-cell>
          <table:table-cell office:value-type="float" office:value="0.89749026" calcext:value-type="float">
            <text:p>0.89749026</text:p>
          </table:table-cell>
          <table:table-cell office:value-type="float" office:value="2.4941063" calcext:value-type="float">
            <text:p>2.4941063</text:p>
          </table:table-cell>
          <table:table-cell office:value-type="float" office:value="1.2927254" calcext:value-type="float">
            <text:p>1.2927254</text:p>
          </table:table-cell>
          <table:table-cell office:value-type="float" office:value="4.0936265" calcext:value-type="float">
            <text:p>4.0936265</text:p>
          </table:table-cell>
          <table:table-cell office:value-type="float" office:value="1.5190643" calcext:value-type="float">
            <text:p>1.5190643</text:p>
          </table:table-cell>
          <table:table-cell office:value-type="float" office:value="2.8651013" calcext:value-type="float">
            <text:p>2.8651013</text:p>
          </table:table-cell>
          <table:table-cell office:value-type="float" office:value="0.4127581" calcext:value-type="float">
            <text:p>0.4127581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1.1955316" calcext:value-type="float">
            <text:p>1.1955316</text:p>
          </table:table-cell>
          <table:table-cell table:formula="of:=AVERAGE([.B96:.K96])" office:value-type="float" office:value="2.166539086" calcext:value-type="float">
            <text:p>2.166539086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.5906558" calcext:value-type="float">
            <text:p>2.5906558</text:p>
          </table:table-cell>
          <table:table-cell office:value-type="float" office:value="0.9149782" calcext:value-type="float">
            <text:p>0.9149782</text:p>
          </table:table-cell>
          <table:table-cell office:value-type="float" office:value="2.4839382" calcext:value-type="float">
            <text:p>2.4839382</text:p>
          </table:table-cell>
          <table:table-cell office:value-type="float" office:value="1.3218665" calcext:value-type="float">
            <text:p>1.3218665</text:p>
          </table:table-cell>
          <table:table-cell office:value-type="float" office:value="4.049075" calcext:value-type="float">
            <text:p>4.049075</text:p>
          </table:table-cell>
          <table:table-cell office:value-type="float" office:value="1.5239505" calcext:value-type="float">
            <text:p>1.5239505</text:p>
          </table:table-cell>
          <table:table-cell office:value-type="float" office:value="2.8651056" calcext:value-type="float">
            <text:p>2.8651056</text:p>
          </table:table-cell>
          <table:table-cell office:value-type="float" office:value="0.38718477" calcext:value-type="float">
            <text:p>0.38718477</text:p>
          </table:table-cell>
          <table:table-cell office:value-type="float" office:value="4.2347584" calcext:value-type="float">
            <text:p>4.2347584</text:p>
          </table:table-cell>
          <table:table-cell office:value-type="float" office:value="1.2131988" calcext:value-type="float">
            <text:p>1.2131988</text:p>
          </table:table-cell>
          <table:table-cell table:formula="of:=AVERAGE([.B97:.K97])" office:value-type="float" office:value="2.158471177" calcext:value-type="float">
            <text:p>2.158471177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.616571" calcext:value-type="float">
            <text:p>2.616571</text:p>
          </table:table-cell>
          <table:table-cell office:value-type="float" office:value="0.88028234" calcext:value-type="float">
            <text:p>0.88028234</text:p>
          </table:table-cell>
          <table:table-cell office:value-type="float" office:value="2.4806626" calcext:value-type="float">
            <text:p>2.4806626</text:p>
          </table:table-cell>
          <table:table-cell office:value-type="float" office:value="1.451818" calcext:value-type="float">
            <text:p>1.451818</text:p>
          </table:table-cell>
          <table:table-cell office:value-type="float" office:value="3.769757" calcext:value-type="float">
            <text:p>3.769757</text:p>
          </table:table-cell>
          <table:table-cell office:value-type="float" office:value="1.5177515" calcext:value-type="float">
            <text:p>1.5177515</text:p>
          </table:table-cell>
          <table:table-cell office:value-type="float" office:value="2.5041904" calcext:value-type="float">
            <text:p>2.5041904</text:p>
          </table:table-cell>
          <table:table-cell office:value-type="float" office:value="0.4140592" calcext:value-type="float">
            <text:p>0.4140592</text:p>
          </table:table-cell>
          <table:table-cell office:value-type="float" office:value="4.237917" calcext:value-type="float">
            <text:p>4.237917</text:p>
          </table:table-cell>
          <table:table-cell office:value-type="float" office:value="1.2264856" calcext:value-type="float">
            <text:p>1.2264856</text:p>
          </table:table-cell>
          <table:table-cell table:formula="of:=AVERAGE([.B98:.K98])" office:value-type="float" office:value="2.109949464" calcext:value-type="float">
            <text:p>2.109949464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.6620908" calcext:value-type="float">
            <text:p>2.6620908</text:p>
          </table:table-cell>
          <table:table-cell office:value-type="float" office:value="0.8086096" calcext:value-type="float">
            <text:p>0.8086096</text:p>
          </table:table-cell>
          <table:table-cell office:value-type="float" office:value="2.4896874" calcext:value-type="float">
            <text:p>2.4896874</text:p>
          </table:table-cell>
          <table:table-cell office:value-type="float" office:value="1.4585226" calcext:value-type="float">
            <text:p>1.4585226</text:p>
          </table:table-cell>
          <table:table-cell office:value-type="float" office:value="3.7445579" calcext:value-type="float">
            <text:p>3.7445579</text:p>
          </table:table-cell>
          <table:table-cell office:value-type="float" office:value="1.5004941" calcext:value-type="float">
            <text:p>1.5004941</text:p>
          </table:table-cell>
          <table:table-cell office:value-type="float" office:value="2.5494003" calcext:value-type="float">
            <text:p>2.5494003</text:p>
          </table:table-cell>
          <table:table-cell office:value-type="float" office:value="0.38541785" calcext:value-type="float">
            <text:p>0.38541785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0.6974914" calcext:value-type="float">
            <text:p>0.6974914</text:p>
          </table:table-cell>
          <table:table-cell table:formula="of:=AVERAGE([.B99:.K99])" office:value-type="float" office:value="2.051472635" calcext:value-type="float">
            <text:p>2.051472635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.5995822" calcext:value-type="float">
            <text:p>2.5995822</text:p>
          </table:table-cell>
          <table:table-cell office:value-type="float" office:value="0.775213" calcext:value-type="float">
            <text:p>0.775213</text:p>
          </table:table-cell>
          <table:table-cell office:value-type="float" office:value="2.473211" calcext:value-type="float">
            <text:p>2.473211</text:p>
          </table:table-cell>
          <table:table-cell office:value-type="float" office:value="1.4266968" calcext:value-type="float">
            <text:p>1.4266968</text:p>
          </table:table-cell>
          <table:table-cell office:value-type="float" office:value="3.7049024" calcext:value-type="float">
            <text:p>3.7049024</text:p>
          </table:table-cell>
          <table:table-cell office:value-type="float" office:value="1.5222657" calcext:value-type="float">
            <text:p>1.5222657</text:p>
          </table:table-cell>
          <table:table-cell office:value-type="float" office:value="2.8543656" calcext:value-type="float">
            <text:p>2.8543656</text:p>
          </table:table-cell>
          <table:table-cell office:value-type="float" office:value="0.37569565" calcext:value-type="float">
            <text:p>0.37569565</text:p>
          </table:table-cell>
          <table:table-cell office:value-type="float" office:value="4.257162" calcext:value-type="float">
            <text:p>4.257162</text:p>
          </table:table-cell>
          <table:table-cell office:value-type="float" office:value="1.2362342" calcext:value-type="float">
            <text:p>1.2362342</text:p>
          </table:table-cell>
          <table:table-cell table:formula="of:=AVERAGE([.B100:.K100])" office:value-type="float" office:value="2.122532855" calcext:value-type="float">
            <text:p>2.12253285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.5905588" calcext:value-type="float">
            <text:p>2.5905588</text:p>
          </table:table-cell>
          <table:table-cell office:value-type="float" office:value="0.87101847" calcext:value-type="float">
            <text:p>0.87101847</text:p>
          </table:table-cell>
          <table:table-cell office:value-type="float" office:value="2.4738548" calcext:value-type="float">
            <text:p>2.4738548</text:p>
          </table:table-cell>
          <table:table-cell office:value-type="float" office:value="1.4194051" calcext:value-type="float">
            <text:p>1.4194051</text:p>
          </table:table-cell>
          <table:table-cell office:value-type="float" office:value="3.7461352" calcext:value-type="float">
            <text:p>3.7461352</text:p>
          </table:table-cell>
          <table:table-cell office:value-type="float" office:value="1.5225228" calcext:value-type="float">
            <text:p>1.5225228</text:p>
          </table:table-cell>
          <table:table-cell office:value-type="float" office:value="2.8656905" calcext:value-type="float">
            <text:p>2.8656905</text:p>
          </table:table-cell>
          <table:table-cell office:value-type="float" office:value="0.42950827" calcext:value-type="float">
            <text:p>0.42950827</text:p>
          </table:table-cell>
          <table:table-cell office:value-type="float" office:value="4.257905" calcext:value-type="float">
            <text:p>4.257905</text:p>
          </table:table-cell>
          <table:table-cell office:value-type="float" office:value="1.2298203" calcext:value-type="float">
            <text:p>1.2298203</text:p>
          </table:table-cell>
          <table:table-cell table:formula="of:=AVERAGE([.B101:.K101])" office:value-type="float" office:value="2.140641924" calcext:value-type="float">
            <text:p>2.140641924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.66158" calcext:value-type="float">
            <text:p>2.66158</text:p>
          </table:table-cell>
          <table:table-cell office:value-type="float" office:value="0.90327775" calcext:value-type="float">
            <text:p>0.90327775</text:p>
          </table:table-cell>
          <table:table-cell office:value-type="float" office:value="2.5722954" calcext:value-type="float">
            <text:p>2.5722954</text:p>
          </table:table-cell>
          <table:table-cell office:value-type="float" office:value="1.4548191" calcext:value-type="float">
            <text:p>1.4548191</text:p>
          </table:table-cell>
          <table:table-cell office:value-type="float" office:value="3.9241126" calcext:value-type="float">
            <text:p>3.9241126</text:p>
          </table:table-cell>
          <table:table-cell office:value-type="float" office:value="1.5033977" calcext:value-type="float">
            <text:p>1.5033977</text:p>
          </table:table-cell>
          <table:table-cell office:value-type="float" office:value="2.861456" calcext:value-type="float">
            <text:p>2.861456</text:p>
          </table:table-cell>
          <table:table-cell office:value-type="float" office:value="0.33735663" calcext:value-type="float">
            <text:p>0.33735663</text:p>
          </table:table-cell>
          <table:table-cell office:value-type="float" office:value="4.220292" calcext:value-type="float">
            <text:p>4.220292</text:p>
          </table:table-cell>
          <table:table-cell office:value-type="float" office:value="1.2706277" calcext:value-type="float">
            <text:p>1.2706277</text:p>
          </table:table-cell>
          <table:table-cell table:formula="of:=AVERAGE([.B102:.K102])" office:value-type="float" office:value="2.170921488" calcext:value-type="float">
            <text:p>2.170921488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.3750122" calcext:value-type="float">
            <text:p>2.3750122</text:p>
          </table:table-cell>
          <table:table-cell office:value-type="float" office:value="0.9092651" calcext:value-type="float">
            <text:p>0.9092651</text:p>
          </table:table-cell>
          <table:table-cell office:value-type="float" office:value="2.4878922" calcext:value-type="float">
            <text:p>2.4878922</text:p>
          </table:table-cell>
          <table:table-cell office:value-type="float" office:value="1.5067176" calcext:value-type="float">
            <text:p>1.5067176</text:p>
          </table:table-cell>
          <table:table-cell office:value-type="float" office:value="4.178616" calcext:value-type="float">
            <text:p>4.178616</text:p>
          </table:table-cell>
          <table:table-cell office:value-type="float" office:value="1.4823307" calcext:value-type="float">
            <text:p>1.4823307</text:p>
          </table:table-cell>
          <table:table-cell office:value-type="float" office:value="2.8669236" calcext:value-type="float">
            <text:p>2.8669236</text:p>
          </table:table-cell>
          <table:table-cell office:value-type="float" office:value="0.39177707" calcext:value-type="float">
            <text:p>0.39177707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1.288682" calcext:value-type="float">
            <text:p>1.288682</text:p>
          </table:table-cell>
          <table:table-cell table:formula="of:=AVERAGE([.B103:.K103])" office:value-type="float" office:value="2.170567087" calcext:value-type="float">
            <text:p>2.170567087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.4914234" calcext:value-type="float">
            <text:p>2.4914234</text:p>
          </table:table-cell>
          <table:table-cell office:value-type="float" office:value="0.6965074" calcext:value-type="float">
            <text:p>0.6965074</text:p>
          </table:table-cell>
          <table:table-cell office:value-type="float" office:value="2.5240545" calcext:value-type="float">
            <text:p>2.5240545</text:p>
          </table:table-cell>
          <table:table-cell office:value-type="float" office:value="1.437072" calcext:value-type="float">
            <text:p>1.437072</text:p>
          </table:table-cell>
          <table:table-cell office:value-type="float" office:value="3.7698846" calcext:value-type="float">
            <text:p>3.7698846</text:p>
          </table:table-cell>
          <table:table-cell office:value-type="float" office:value="1.4978427" calcext:value-type="float">
            <text:p>1.4978427</text:p>
          </table:table-cell>
          <table:table-cell office:value-type="float" office:value="2.786373" calcext:value-type="float">
            <text:p>2.786373</text:p>
          </table:table-cell>
          <table:table-cell office:value-type="float" office:value="0.33739015" calcext:value-type="float">
            <text:p>0.33739015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1.2898003" calcext:value-type="float">
            <text:p>1.2898003</text:p>
          </table:table-cell>
          <table:table-cell table:formula="of:=AVERAGE([.B104:.K104])" office:value-type="float" office:value="2.104880245" calcext:value-type="float">
            <text:p>2.104880245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.6199605" calcext:value-type="float">
            <text:p>2.6199605</text:p>
          </table:table-cell>
          <table:table-cell office:value-type="float" office:value="0.7843857" calcext:value-type="float">
            <text:p>0.7843857</text:p>
          </table:table-cell>
          <table:table-cell office:value-type="float" office:value="1.3165748" calcext:value-type="float">
            <text:p>1.3165748</text:p>
          </table:table-cell>
          <table:table-cell office:value-type="float" office:value="1.4628212" calcext:value-type="float">
            <text:p>1.4628212</text:p>
          </table:table-cell>
          <table:table-cell office:value-type="float" office:value="4.042701" calcext:value-type="float">
            <text:p>4.042701</text:p>
          </table:table-cell>
          <table:table-cell office:value-type="float" office:value="1.5192523" calcext:value-type="float">
            <text:p>1.5192523</text:p>
          </table:table-cell>
          <table:table-cell office:value-type="float" office:value="2.8728077" calcext:value-type="float">
            <text:p>2.8728077</text:p>
          </table:table-cell>
          <table:table-cell office:value-type="float" office:value="0.4190952" calcext:value-type="float">
            <text:p>0.4190952</text:p>
          </table:table-cell>
          <table:table-cell office:value-type="float" office:value="4.2184544" calcext:value-type="float">
            <text:p>4.2184544</text:p>
          </table:table-cell>
          <table:table-cell office:value-type="float" office:value="1.2623944" calcext:value-type="float">
            <text:p>1.2623944</text:p>
          </table:table-cell>
          <table:table-cell table:formula="of:=AVERAGE([.B105:.K105])" office:value-type="float" office:value="2.05184472" calcext:value-type="float">
            <text:p>2.0518447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.5346718" calcext:value-type="float">
            <text:p>2.5346718</text:p>
          </table:table-cell>
          <table:table-cell office:value-type="float" office:value="0.76206005" calcext:value-type="float">
            <text:p>0.76206005</text:p>
          </table:table-cell>
          <table:table-cell office:value-type="float" office:value="2.557981" calcext:value-type="float">
            <text:p>2.557981</text:p>
          </table:table-cell>
          <table:table-cell office:value-type="float" office:value="1.4630617" calcext:value-type="float">
            <text:p>1.4630617</text:p>
          </table:table-cell>
          <table:table-cell office:value-type="float" office:value="3.7443328" calcext:value-type="float">
            <text:p>3.7443328</text:p>
          </table:table-cell>
          <table:table-cell office:value-type="float" office:value="1.4260472" calcext:value-type="float">
            <text:p>1.4260472</text:p>
          </table:table-cell>
          <table:table-cell office:value-type="float" office:value="2.864785" calcext:value-type="float">
            <text:p>2.864785</text:p>
          </table:table-cell>
          <table:table-cell office:value-type="float" office:value="0.48127156" calcext:value-type="float">
            <text:p>0.48127156</text:p>
          </table:table-cell>
          <table:table-cell office:value-type="float" office:value="4.3211327" calcext:value-type="float">
            <text:p>4.3211327</text:p>
          </table:table-cell>
          <table:table-cell office:value-type="float" office:value="1.6663665" calcext:value-type="float">
            <text:p>1.6663665</text:p>
          </table:table-cell>
          <table:table-cell table:formula="of:=AVERAGE([.B106:.K106])" office:value-type="float" office:value="2.182171031" calcext:value-type="float">
            <text:p>2.182171031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.5930712" calcext:value-type="float">
            <text:p>2.5930712</text:p>
          </table:table-cell>
          <table:table-cell office:value-type="float" office:value="0.78196526" calcext:value-type="float">
            <text:p>0.78196526</text:p>
          </table:table-cell>
          <table:table-cell office:value-type="float" office:value="2.5510352" calcext:value-type="float">
            <text:p>2.5510352</text:p>
          </table:table-cell>
          <table:table-cell office:value-type="float" office:value="1.4451656" calcext:value-type="float">
            <text:p>1.4451656</text:p>
          </table:table-cell>
          <table:table-cell office:value-type="float" office:value="3.7443328" calcext:value-type="float">
            <text:p>3.7443328</text:p>
          </table:table-cell>
          <table:table-cell office:value-type="float" office:value="1.5216606" calcext:value-type="float">
            <text:p>1.5216606</text:p>
          </table:table-cell>
          <table:table-cell office:value-type="float" office:value="2.5620642" calcext:value-type="float">
            <text:p>2.5620642</text:p>
          </table:table-cell>
          <table:table-cell office:value-type="float" office:value="0.4876052" calcext:value-type="float">
            <text:p>0.4876052</text:p>
          </table:table-cell>
          <table:table-cell office:value-type="float" office:value="4.322572" calcext:value-type="float">
            <text:p>4.322572</text:p>
          </table:table-cell>
          <table:table-cell office:value-type="float" office:value="1.0999984" calcext:value-type="float">
            <text:p>1.0999984</text:p>
          </table:table-cell>
          <table:table-cell table:formula="of:=AVERAGE([.B107:.K107])" office:value-type="float" office:value="2.110947046" calcext:value-type="float">
            <text:p>2.110947046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.5928066" calcext:value-type="float">
            <text:p>2.5928066</text:p>
          </table:table-cell>
          <table:table-cell office:value-type="float" office:value="0.7824605" calcext:value-type="float">
            <text:p>0.7824605</text:p>
          </table:table-cell>
          <table:table-cell office:value-type="float" office:value="2.5405982" calcext:value-type="float">
            <text:p>2.5405982</text:p>
          </table:table-cell>
          <table:table-cell office:value-type="float" office:value="1.4998364" calcext:value-type="float">
            <text:p>1.4998364</text:p>
          </table:table-cell>
          <table:table-cell office:value-type="float" office:value="3.9248624" calcext:value-type="float">
            <text:p>3.9248624</text:p>
          </table:table-cell>
          <table:table-cell office:value-type="float" office:value="1.4837416" calcext:value-type="float">
            <text:p>1.4837416</text:p>
          </table:table-cell>
          <table:table-cell office:value-type="float" office:value="2.4902601" calcext:value-type="float">
            <text:p>2.4902601</text:p>
          </table:table-cell>
          <table:table-cell office:value-type="float" office:value="0.38997594" calcext:value-type="float">
            <text:p>0.38997594</text:p>
          </table:table-cell>
          <table:table-cell office:value-type="float" office:value="4.5057755" calcext:value-type="float">
            <text:p>4.5057755</text:p>
          </table:table-cell>
          <table:table-cell office:value-type="float" office:value="1.2950283" calcext:value-type="float">
            <text:p>1.2950283</text:p>
          </table:table-cell>
          <table:table-cell table:formula="of:=AVERAGE([.B108:.K108])" office:value-type="float" office:value="2.150534554" calcext:value-type="float">
            <text:p>2.150534554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.6833606" calcext:value-type="float">
            <text:p>2.6833606</text:p>
          </table:table-cell>
          <table:table-cell office:value-type="float" office:value="0.6720729" calcext:value-type="float">
            <text:p>0.6720729</text:p>
          </table:table-cell>
          <table:table-cell office:value-type="float" office:value="2.5662568" calcext:value-type="float">
            <text:p>2.5662568</text:p>
          </table:table-cell>
          <table:table-cell office:value-type="float" office:value="1.435342" calcext:value-type="float">
            <text:p>1.435342</text:p>
          </table:table-cell>
          <table:table-cell office:value-type="float" office:value="3.7443328" calcext:value-type="float">
            <text:p>3.7443328</text:p>
          </table:table-cell>
          <table:table-cell office:value-type="float" office:value="1.5069047" calcext:value-type="float">
            <text:p>1.5069047</text:p>
          </table:table-cell>
          <table:table-cell office:value-type="float" office:value="2.8204808" calcext:value-type="float">
            <text:p>2.8204808</text:p>
          </table:table-cell>
          <table:table-cell office:value-type="float" office:value="0.3876299" calcext:value-type="float">
            <text:p>0.3876299</text:p>
          </table:table-cell>
          <table:table-cell office:value-type="float" office:value="4.40687" calcext:value-type="float">
            <text:p>4.40687</text:p>
          </table:table-cell>
          <table:table-cell office:value-type="float" office:value="1.2950283" calcext:value-type="float">
            <text:p>1.2950283</text:p>
          </table:table-cell>
          <table:table-cell table:formula="of:=AVERAGE([.B109:.K109])" office:value-type="float" office:value="2.15182788" calcext:value-type="float">
            <text:p>2.15182788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.6829917" calcext:value-type="float">
            <text:p>2.6829917</text:p>
          </table:table-cell>
          <table:table-cell office:value-type="float" office:value="0.73706156" calcext:value-type="float">
            <text:p>0.73706156</text:p>
          </table:table-cell>
          <table:table-cell office:value-type="float" office:value="2.483051" calcext:value-type="float">
            <text:p>2.483051</text:p>
          </table:table-cell>
          <table:table-cell office:value-type="float" office:value="1.4428128" calcext:value-type="float">
            <text:p>1.4428128</text:p>
          </table:table-cell>
          <table:table-cell office:value-type="float" office:value="4.0722337" calcext:value-type="float">
            <text:p>4.0722337</text:p>
          </table:table-cell>
          <table:table-cell office:value-type="float" office:value="1.2513801" calcext:value-type="float">
            <text:p>1.2513801</text:p>
          </table:table-cell>
          <table:table-cell office:value-type="float" office:value="2.8551047" calcext:value-type="float">
            <text:p>2.8551047</text:p>
          </table:table-cell>
          <table:table-cell office:value-type="float" office:value="0.39032224" calcext:value-type="float">
            <text:p>0.39032224</text:p>
          </table:table-cell>
          <table:table-cell office:value-type="float" office:value="4.282818" calcext:value-type="float">
            <text:p>4.282818</text:p>
          </table:table-cell>
          <table:table-cell office:value-type="float" office:value="0.3916205" calcext:value-type="float">
            <text:p>0.3916205</text:p>
          </table:table-cell>
          <table:table-cell table:formula="of:=AVERAGE([.B110:.K110])" office:value-type="float" office:value="2.05893963" calcext:value-type="float">
            <text:p>2.05893963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.6844795" calcext:value-type="float">
            <text:p>2.6844795</text:p>
          </table:table-cell>
          <table:table-cell office:value-type="float" office:value="0.71021336" calcext:value-type="float">
            <text:p>0.71021336</text:p>
          </table:table-cell>
          <table:table-cell office:value-type="float" office:value="2.5449107" calcext:value-type="float">
            <text:p>2.5449107</text:p>
          </table:table-cell>
          <table:table-cell office:value-type="float" office:value="1.4353782" calcext:value-type="float">
            <text:p>1.4353782</text:p>
          </table:table-cell>
          <table:table-cell office:value-type="float" office:value="3.7400763" calcext:value-type="float">
            <text:p>3.7400763</text:p>
          </table:table-cell>
          <table:table-cell office:value-type="float" office:value="1.4906759" calcext:value-type="float">
            <text:p>1.4906759</text:p>
          </table:table-cell>
          <table:table-cell office:value-type="float" office:value="2.4511597" calcext:value-type="float">
            <text:p>2.4511597</text:p>
          </table:table-cell>
          <table:table-cell office:value-type="float" office:value="0.40352842" calcext:value-type="float">
            <text:p>0.40352842</text:p>
          </table:table-cell>
          <table:table-cell office:value-type="float" office:value="4.2671328" calcext:value-type="float">
            <text:p>4.2671328</text:p>
          </table:table-cell>
          <table:table-cell office:value-type="float" office:value="1.8650239" calcext:value-type="float">
            <text:p>1.8650239</text:p>
          </table:table-cell>
          <table:table-cell table:formula="of:=AVERAGE([.B111:.K111])" office:value-type="float" office:value="2.159257878" calcext:value-type="float">
            <text:p>2.159257878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.707951" calcext:value-type="float">
            <text:p>2.707951</text:p>
          </table:table-cell>
          <table:table-cell office:value-type="float" office:value="0.7792447" calcext:value-type="float">
            <text:p>0.7792447</text:p>
          </table:table-cell>
          <table:table-cell office:value-type="float" office:value="2.5768242" calcext:value-type="float">
            <text:p>2.5768242</text:p>
          </table:table-cell>
          <table:table-cell office:value-type="float" office:value="1.4238439" calcext:value-type="float">
            <text:p>1.4238439</text:p>
          </table:table-cell>
          <table:table-cell office:value-type="float" office:value="3.6811967" calcext:value-type="float">
            <text:p>3.6811967</text:p>
          </table:table-cell>
          <table:table-cell office:value-type="float" office:value="1.5029246" calcext:value-type="float">
            <text:p>1.5029246</text:p>
          </table:table-cell>
          <table:table-cell office:value-type="float" office:value="2.8597252" calcext:value-type="float">
            <text:p>2.8597252</text:p>
          </table:table-cell>
          <table:table-cell office:value-type="float" office:value="0.45070586" calcext:value-type="float">
            <text:p>0.45070586</text:p>
          </table:table-cell>
          <table:table-cell office:value-type="float" office:value="4.3723755" calcext:value-type="float">
            <text:p>4.3723755</text:p>
          </table:table-cell>
          <table:table-cell office:value-type="float" office:value="1.8908935" calcext:value-type="float">
            <text:p>1.8908935</text:p>
          </table:table-cell>
          <table:table-cell table:formula="of:=AVERAGE([.B112:.K112])" office:value-type="float" office:value="2.224568516" calcext:value-type="float">
            <text:p>2.22456851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.711698" calcext:value-type="float">
            <text:p>2.711698</text:p>
          </table:table-cell>
          <table:table-cell office:value-type="float" office:value="0.7809785" calcext:value-type="float">
            <text:p>0.7809785</text:p>
          </table:table-cell>
          <table:table-cell office:value-type="float" office:value="2.5759175" calcext:value-type="float">
            <text:p>2.5759175</text:p>
          </table:table-cell>
          <table:table-cell office:value-type="float" office:value="1.4753861" calcext:value-type="float">
            <text:p>1.4753861</text:p>
          </table:table-cell>
          <table:table-cell office:value-type="float" office:value="3.6974742" calcext:value-type="float">
            <text:p>3.6974742</text:p>
          </table:table-cell>
          <table:table-cell office:value-type="float" office:value="1.2275754" calcext:value-type="float">
            <text:p>1.2275754</text:p>
          </table:table-cell>
          <table:table-cell office:value-type="float" office:value="2.8699894" calcext:value-type="float">
            <text:p>2.8699894</text:p>
          </table:table-cell>
          <table:table-cell office:value-type="float" office:value="0.48823082" calcext:value-type="float">
            <text:p>0.48823082</text:p>
          </table:table-cell>
          <table:table-cell office:value-type="float" office:value="4.406532" calcext:value-type="float">
            <text:p>4.406532</text:p>
          </table:table-cell>
          <table:table-cell office:value-type="float" office:value="1.8615142" calcext:value-type="float">
            <text:p>1.8615142</text:p>
          </table:table-cell>
          <table:table-cell table:formula="of:=AVERAGE([.B113:.K113])" office:value-type="float" office:value="2.209529612" calcext:value-type="float">
            <text:p>2.20952961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.7097604" calcext:value-type="float">
            <text:p>2.7097604</text:p>
          </table:table-cell>
          <table:table-cell office:value-type="float" office:value="0.7933596" calcext:value-type="float">
            <text:p>0.7933596</text:p>
          </table:table-cell>
          <table:table-cell office:value-type="float" office:value="2.517185" calcext:value-type="float">
            <text:p>2.517185</text:p>
          </table:table-cell>
          <table:table-cell office:value-type="float" office:value="1.5123904" calcext:value-type="float">
            <text:p>1.5123904</text:p>
          </table:table-cell>
          <table:table-cell office:value-type="float" office:value="3.595515" calcext:value-type="float">
            <text:p>3.595515</text:p>
          </table:table-cell>
          <table:table-cell office:value-type="float" office:value="1.4270048" calcext:value-type="float">
            <text:p>1.4270048</text:p>
          </table:table-cell>
          <table:table-cell office:value-type="float" office:value="2.856319" calcext:value-type="float">
            <text:p>2.856319</text:p>
          </table:table-cell>
          <table:table-cell office:value-type="float" office:value="0.47053447" calcext:value-type="float">
            <text:p>0.47053447</text:p>
          </table:table-cell>
          <table:table-cell office:value-type="float" office:value="4.411495" calcext:value-type="float">
            <text:p>4.411495</text:p>
          </table:table-cell>
          <table:table-cell office:value-type="float" office:value="1.2298203" calcext:value-type="float">
            <text:p>1.2298203</text:p>
          </table:table-cell>
          <table:table-cell table:formula="of:=AVERAGE([.B114:.K114])" office:value-type="float" office:value="2.152338397" calcext:value-type="float">
            <text:p>2.152338397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.7266119" calcext:value-type="float">
            <text:p>2.7266119</text:p>
          </table:table-cell>
          <table:table-cell office:value-type="float" office:value="0.78340614" calcext:value-type="float">
            <text:p>0.78340614</text:p>
          </table:table-cell>
          <table:table-cell office:value-type="float" office:value="2.5905426" calcext:value-type="float">
            <text:p>2.5905426</text:p>
          </table:table-cell>
          <table:table-cell office:value-type="float" office:value="1.4631459" calcext:value-type="float">
            <text:p>1.4631459</text:p>
          </table:table-cell>
          <table:table-cell office:value-type="float" office:value="3.742308" calcext:value-type="float">
            <text:p>3.742308</text:p>
          </table:table-cell>
          <table:table-cell office:value-type="float" office:value="1.2559373" calcext:value-type="float">
            <text:p>1.2559373</text:p>
          </table:table-cell>
          <table:table-cell office:value-type="float" office:value="2.8188944" calcext:value-type="float">
            <text:p>2.8188944</text:p>
          </table:table-cell>
          <table:table-cell office:value-type="float" office:value="0.3372934" calcext:value-type="float">
            <text:p>0.3372934</text:p>
          </table:table-cell>
          <table:table-cell office:value-type="float" office:value="4.401995" calcext:value-type="float">
            <text:p>4.401995</text:p>
          </table:table-cell>
          <table:table-cell office:value-type="float" office:value="1.2300713" calcext:value-type="float">
            <text:p>1.2300713</text:p>
          </table:table-cell>
          <table:table-cell table:formula="of:=AVERAGE([.B115:.K115])" office:value-type="float" office:value="2.135020594" calcext:value-type="float">
            <text:p>2.13502059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.5951576" calcext:value-type="float">
            <text:p>2.5951576</text:p>
          </table:table-cell>
          <table:table-cell office:value-type="float" office:value="0.793437" calcext:value-type="float">
            <text:p>0.793437</text:p>
          </table:table-cell>
          <table:table-cell office:value-type="float" office:value="2.3421474" calcext:value-type="float">
            <text:p>2.3421474</text:p>
          </table:table-cell>
          <table:table-cell office:value-type="float" office:value="1.4989555" calcext:value-type="float">
            <text:p>1.4989555</text:p>
          </table:table-cell>
          <table:table-cell office:value-type="float" office:value="3.7261639" calcext:value-type="float">
            <text:p>3.7261639</text:p>
          </table:table-cell>
          <table:table-cell office:value-type="float" office:value="1.5168616" calcext:value-type="float">
            <text:p>1.5168616</text:p>
          </table:table-cell>
          <table:table-cell office:value-type="float" office:value="2.8460996" calcext:value-type="float">
            <text:p>2.8460996</text:p>
          </table:table-cell>
          <table:table-cell office:value-type="float" office:value="0.4760904" calcext:value-type="float">
            <text:p>0.4760904</text:p>
          </table:table-cell>
          <table:table-cell office:value-type="float" office:value="4.3228893" calcext:value-type="float">
            <text:p>4.3228893</text:p>
          </table:table-cell>
          <table:table-cell office:value-type="float" office:value="1.2946905" calcext:value-type="float">
            <text:p>1.2946905</text:p>
          </table:table-cell>
          <table:table-cell table:formula="of:=AVERAGE([.B116:.K116])" office:value-type="float" office:value="2.14124928" calcext:value-type="float">
            <text:p>2.14124928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.683031" calcext:value-type="float">
            <text:p>2.683031</text:p>
          </table:table-cell>
          <table:table-cell office:value-type="float" office:value="0.7911235" calcext:value-type="float">
            <text:p>0.7911235</text:p>
          </table:table-cell>
          <table:table-cell office:value-type="float" office:value="2.5982127" calcext:value-type="float">
            <text:p>2.5982127</text:p>
          </table:table-cell>
          <table:table-cell office:value-type="float" office:value="1.4542776" calcext:value-type="float">
            <text:p>1.4542776</text:p>
          </table:table-cell>
          <table:table-cell office:value-type="float" office:value="3.685534" calcext:value-type="float">
            <text:p>3.685534</text:p>
          </table:table-cell>
          <table:table-cell office:value-type="float" office:value="1.5171016" calcext:value-type="float">
            <text:p>1.5171016</text:p>
          </table:table-cell>
          <table:table-cell office:value-type="float" office:value="2.8188944" calcext:value-type="float">
            <text:p>2.8188944</text:p>
          </table:table-cell>
          <table:table-cell office:value-type="float" office:value="0.33552352" calcext:value-type="float">
            <text:p>0.33552352</text:p>
          </table:table-cell>
          <table:table-cell office:value-type="float" office:value="4.592347" calcext:value-type="float">
            <text:p>4.592347</text:p>
          </table:table-cell>
          <table:table-cell office:value-type="float" office:value="1.2298203" calcext:value-type="float">
            <text:p>1.2298203</text:p>
          </table:table-cell>
          <table:table-cell table:formula="of:=AVERAGE([.B117:.K117])" office:value-type="float" office:value="2.170586562" calcext:value-type="float">
            <text:p>2.170586562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.7098122" calcext:value-type="float">
            <text:p>2.7098122</text:p>
          </table:table-cell>
          <table:table-cell office:value-type="float" office:value="0.8429364" calcext:value-type="float">
            <text:p>0.8429364</text:p>
          </table:table-cell>
          <table:table-cell office:value-type="float" office:value="2.5294907" calcext:value-type="float">
            <text:p>2.5294907</text:p>
          </table:table-cell>
          <table:table-cell office:value-type="float" office:value="1.4522164" calcext:value-type="float">
            <text:p>1.4522164</text:p>
          </table:table-cell>
          <table:table-cell office:value-type="float" office:value="3.866258" calcext:value-type="float">
            <text:p>3.866258</text:p>
          </table:table-cell>
          <table:table-cell office:value-type="float" office:value="1.500969" calcext:value-type="float">
            <text:p>1.500969</text:p>
          </table:table-cell>
          <table:table-cell office:value-type="float" office:value="2.8649306" calcext:value-type="float">
            <text:p>2.8649306</text:p>
          </table:table-cell>
          <table:table-cell office:value-type="float" office:value="0.46977204" calcext:value-type="float">
            <text:p>0.46977204</text:p>
          </table:table-cell>
          <table:table-cell office:value-type="float" office:value="4.476855" calcext:value-type="float">
            <text:p>4.476855</text:p>
          </table:table-cell>
          <table:table-cell office:value-type="float" office:value="1.2659913" calcext:value-type="float">
            <text:p>1.2659913</text:p>
          </table:table-cell>
          <table:table-cell table:formula="of:=AVERAGE([.B118:.K118])" office:value-type="float" office:value="2.197923164" calcext:value-type="float">
            <text:p>2.197923164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.4492111" calcext:value-type="float">
            <text:p>2.4492111</text:p>
          </table:table-cell>
          <table:table-cell office:value-type="float" office:value="0.8347039" calcext:value-type="float">
            <text:p>0.8347039</text:p>
          </table:table-cell>
          <table:table-cell office:value-type="float" office:value="2.5534937" calcext:value-type="float">
            <text:p>2.5534937</text:p>
          </table:table-cell>
          <table:table-cell office:value-type="float" office:value="1.4228759" calcext:value-type="float">
            <text:p>1.4228759</text:p>
          </table:table-cell>
          <table:table-cell office:value-type="float" office:value="3.8685963" calcext:value-type="float">
            <text:p>3.8685963</text:p>
          </table:table-cell>
          <table:table-cell office:value-type="float" office:value="1.3185842" calcext:value-type="float">
            <text:p>1.3185842</text:p>
          </table:table-cell>
          <table:table-cell office:value-type="float" office:value="2.8620012" calcext:value-type="float">
            <text:p>2.8620012</text:p>
          </table:table-cell>
          <table:table-cell office:value-type="float" office:value="0.47623804" calcext:value-type="float">
            <text:p>0.47623804</text:p>
          </table:table-cell>
          <table:table-cell office:value-type="float" office:value="4.592347" calcext:value-type="float">
            <text:p>4.592347</text:p>
          </table:table-cell>
          <table:table-cell office:value-type="float" office:value="1.2788992" calcext:value-type="float">
            <text:p>1.2788992</text:p>
          </table:table-cell>
          <table:table-cell table:formula="of:=AVERAGE([.B119:.K119])" office:value-type="float" office:value="2.165695054" calcext:value-type="float">
            <text:p>2.165695054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3.255403" calcext:value-type="float">
            <text:p>3.255403</text:p>
          </table:table-cell>
          <table:table-cell office:value-type="float" office:value="0.74886733" calcext:value-type="float">
            <text:p>0.74886733</text:p>
          </table:table-cell>
          <table:table-cell office:value-type="float" office:value="2.596466" calcext:value-type="float">
            <text:p>2.596466</text:p>
          </table:table-cell>
          <table:table-cell office:value-type="float" office:value="1.4137112" calcext:value-type="float">
            <text:p>1.4137112</text:p>
          </table:table-cell>
          <table:table-cell office:value-type="float" office:value="3.5958135" calcext:value-type="float">
            <text:p>3.5958135</text:p>
          </table:table-cell>
          <table:table-cell office:value-type="float" office:value="1.319829" calcext:value-type="float">
            <text:p>1.319829</text:p>
          </table:table-cell>
          <table:table-cell office:value-type="float" office:value="2.841274" calcext:value-type="float">
            <text:p>2.841274</text:p>
          </table:table-cell>
          <table:table-cell office:value-type="float" office:value="0.46969506" calcext:value-type="float">
            <text:p>0.46969506</text:p>
          </table:table-cell>
          <table:table-cell office:value-type="float" office:value="4.4866905" calcext:value-type="float">
            <text:p>4.4866905</text:p>
          </table:table-cell>
          <table:table-cell office:value-type="float" office:value="1.2950283" calcext:value-type="float">
            <text:p>1.2950283</text:p>
          </table:table-cell>
          <table:table-cell table:formula="of:=AVERAGE([.B120:.K120])" office:value-type="float" office:value="2.202277789" calcext:value-type="float">
            <text:p>2.20227778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.7555223" calcext:value-type="float">
            <text:p>2.7555223</text:p>
          </table:table-cell>
          <table:table-cell office:value-type="float" office:value="0.6171094" calcext:value-type="float">
            <text:p>0.6171094</text:p>
          </table:table-cell>
          <table:table-cell office:value-type="float" office:value="2.615358" calcext:value-type="float">
            <text:p>2.615358</text:p>
          </table:table-cell>
          <table:table-cell office:value-type="float" office:value="1.3240006" calcext:value-type="float">
            <text:p>1.3240006</text:p>
          </table:table-cell>
          <table:table-cell office:value-type="float" office:value="4.0386734" calcext:value-type="float">
            <text:p>4.0386734</text:p>
          </table:table-cell>
          <table:table-cell office:value-type="float" office:value="1.3183706" calcext:value-type="float">
            <text:p>1.3183706</text:p>
          </table:table-cell>
          <table:table-cell office:value-type="float" office:value="2.9566634" calcext:value-type="float">
            <text:p>2.9566634</text:p>
          </table:table-cell>
          <table:table-cell office:value-type="float" office:value="0.47551066" calcext:value-type="float">
            <text:p>0.47551066</text:p>
          </table:table-cell>
          <table:table-cell office:value-type="float" office:value="4.2817984" calcext:value-type="float">
            <text:p>4.2817984</text:p>
          </table:table-cell>
          <table:table-cell office:value-type="float" office:value="1.2623944" calcext:value-type="float">
            <text:p>1.2623944</text:p>
          </table:table-cell>
          <table:table-cell table:formula="of:=AVERAGE([.B121:.K121])" office:value-type="float" office:value="2.164540116" calcext:value-type="float">
            <text:p>2.164540116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.6625352" calcext:value-type="float">
            <text:p>2.6625352</text:p>
          </table:table-cell>
          <table:table-cell office:value-type="float" office:value="0.7268317" calcext:value-type="float">
            <text:p>0.7268317</text:p>
          </table:table-cell>
          <table:table-cell office:value-type="float" office:value="2.5470605" calcext:value-type="float">
            <text:p>2.5470605</text:p>
          </table:table-cell>
          <table:table-cell office:value-type="float" office:value="1.4490799" calcext:value-type="float">
            <text:p>1.4490799</text:p>
          </table:table-cell>
          <table:table-cell office:value-type="float" office:value="3.980692" calcext:value-type="float">
            <text:p>3.980692</text:p>
          </table:table-cell>
          <table:table-cell office:value-type="float" office:value="1.4246427" calcext:value-type="float">
            <text:p>1.4246427</text:p>
          </table:table-cell>
          <table:table-cell office:value-type="float" office:value="2.9933126" calcext:value-type="float">
            <text:p>2.9933126</text:p>
          </table:table-cell>
          <table:table-cell office:value-type="float" office:value="0.48042336" calcext:value-type="float">
            <text:p>0.48042336</text:p>
          </table:table-cell>
          <table:table-cell office:value-type="float" office:value="4.3889227" calcext:value-type="float">
            <text:p>4.3889227</text:p>
          </table:table-cell>
          <table:table-cell office:value-type="float" office:value="1.2941691" calcext:value-type="float">
            <text:p>1.2941691</text:p>
          </table:table-cell>
          <table:table-cell table:formula="of:=AVERAGE([.B122:.K122])" office:value-type="float" office:value="2.194766976" calcext:value-type="float">
            <text:p>2.194766976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.7551808" calcext:value-type="float">
            <text:p>2.7551808</text:p>
          </table:table-cell>
          <table:table-cell office:value-type="float" office:value="0.82806236" calcext:value-type="float">
            <text:p>0.82806236</text:p>
          </table:table-cell>
          <table:table-cell office:value-type="float" office:value="2.6159205" calcext:value-type="float">
            <text:p>2.6159205</text:p>
          </table:table-cell>
          <table:table-cell office:value-type="float" office:value="1.4349722" calcext:value-type="float">
            <text:p>1.4349722</text:p>
          </table:table-cell>
          <table:table-cell office:value-type="float" office:value="3.4669535" calcext:value-type="float">
            <text:p>3.4669535</text:p>
          </table:table-cell>
          <table:table-cell office:value-type="float" office:value="1.4749743" calcext:value-type="float">
            <text:p>1.4749743</text:p>
          </table:table-cell>
          <table:table-cell office:value-type="float" office:value="2.9907467" calcext:value-type="float">
            <text:p>2.9907467</text:p>
          </table:table-cell>
          <table:table-cell office:value-type="float" office:value="0.39509642" calcext:value-type="float">
            <text:p>0.39509642</text:p>
          </table:table-cell>
          <table:table-cell office:value-type="float" office:value="4.4903574" calcext:value-type="float">
            <text:p>4.4903574</text:p>
          </table:table-cell>
          <table:table-cell office:value-type="float" office:value="1.2439088" calcext:value-type="float">
            <text:p>1.2439088</text:p>
          </table:table-cell>
          <table:table-cell table:formula="of:=AVERAGE([.B123:.K123])" office:value-type="float" office:value="2.169617298" calcext:value-type="float">
            <text:p>2.169617298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.0854051" calcext:value-type="float">
            <text:p>1.0854051</text:p>
          </table:table-cell>
          <table:table-cell office:value-type="float" office:value="0.7707014" calcext:value-type="float">
            <text:p>0.7707014</text:p>
          </table:table-cell>
          <table:table-cell office:value-type="float" office:value="2.6228507" calcext:value-type="float">
            <text:p>2.6228507</text:p>
          </table:table-cell>
          <table:table-cell office:value-type="float" office:value="1.4165713" calcext:value-type="float">
            <text:p>1.4165713</text:p>
          </table:table-cell>
          <table:table-cell office:value-type="float" office:value="4.00672" calcext:value-type="float">
            <text:p>4.00672</text:p>
          </table:table-cell>
          <table:table-cell office:value-type="float" office:value="1.4749743" calcext:value-type="float">
            <text:p>1.4749743</text:p>
          </table:table-cell>
          <table:table-cell office:value-type="float" office:value="2.5650973" calcext:value-type="float">
            <text:p>2.5650973</text:p>
          </table:table-cell>
          <table:table-cell office:value-type="float" office:value="0.33838144" calcext:value-type="float">
            <text:p>0.33838144</text:p>
          </table:table-cell>
          <table:table-cell office:value-type="float" office:value="4.256855" calcext:value-type="float">
            <text:p>4.256855</text:p>
          </table:table-cell>
          <table:table-cell office:value-type="float" office:value="1.2403375" calcext:value-type="float">
            <text:p>1.2403375</text:p>
          </table:table-cell>
          <table:table-cell table:formula="of:=AVERAGE([.B124:.K124])" office:value-type="float" office:value="1.977789404" calcext:value-type="float">
            <text:p>1.977789404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.7018826" calcext:value-type="float">
            <text:p>2.7018826</text:p>
          </table:table-cell>
          <table:table-cell office:value-type="float" office:value="0.7512937" calcext:value-type="float">
            <text:p>0.7512937</text:p>
          </table:table-cell>
          <table:table-cell office:value-type="float" office:value="2.5140984" calcext:value-type="float">
            <text:p>2.5140984</text:p>
          </table:table-cell>
          <table:table-cell office:value-type="float" office:value="1.4383792" calcext:value-type="float">
            <text:p>1.4383792</text:p>
          </table:table-cell>
          <table:table-cell office:value-type="float" office:value="3.9792202" calcext:value-type="float">
            <text:p>3.9792202</text:p>
          </table:table-cell>
          <table:table-cell office:value-type="float" office:value="1.20112" calcext:value-type="float">
            <text:p>1.20112</text:p>
          </table:table-cell>
          <table:table-cell office:value-type="float" office:value="2.8209853" calcext:value-type="float">
            <text:p>2.8209853</text:p>
          </table:table-cell>
          <table:table-cell office:value-type="float" office:value="0.39849812" calcext:value-type="float">
            <text:p>0.39849812</text:p>
          </table:table-cell>
          <table:table-cell office:value-type="float" office:value="4.427351" calcext:value-type="float">
            <text:p>4.427351</text:p>
          </table:table-cell>
          <table:table-cell office:value-type="float" office:value="1.2912549" calcext:value-type="float">
            <text:p>1.2912549</text:p>
          </table:table-cell>
          <table:table-cell table:formula="of:=AVERAGE([.B125:.K125])" office:value-type="float" office:value="2.152408342" calcext:value-type="float">
            <text:p>2.152408342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.590489" calcext:value-type="float">
            <text:p>2.590489</text:p>
          </table:table-cell>
          <table:table-cell office:value-type="float" office:value="0.79086876" calcext:value-type="float">
            <text:p>0.79086876</text:p>
          </table:table-cell>
          <table:table-cell office:value-type="float" office:value="2.5051641" calcext:value-type="float">
            <text:p>2.5051641</text:p>
          </table:table-cell>
          <table:table-cell office:value-type="float" office:value="1.431597" calcext:value-type="float">
            <text:p>1.431597</text:p>
          </table:table-cell>
          <table:table-cell office:value-type="float" office:value="3.6162128" calcext:value-type="float">
            <text:p>3.6162128</text:p>
          </table:table-cell>
          <table:table-cell office:value-type="float" office:value="1.319759" calcext:value-type="float">
            <text:p>1.319759</text:p>
          </table:table-cell>
          <table:table-cell office:value-type="float" office:value="2.818331" calcext:value-type="float">
            <text:p>2.818331</text:p>
          </table:table-cell>
          <table:table-cell office:value-type="float" office:value="0.39130598" calcext:value-type="float">
            <text:p>0.39130598</text:p>
          </table:table-cell>
          <table:table-cell office:value-type="float" office:value="4.5857034" calcext:value-type="float">
            <text:p>4.5857034</text:p>
          </table:table-cell>
          <table:table-cell office:value-type="float" office:value="1.2946905" calcext:value-type="float">
            <text:p>1.2946905</text:p>
          </table:table-cell>
          <table:table-cell table:formula="of:=AVERAGE([.B126:.K126])" office:value-type="float" office:value="2.134412154" calcext:value-type="float">
            <text:p>2.134412154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.5039427" calcext:value-type="float">
            <text:p>2.5039427</text:p>
          </table:table-cell>
          <table:table-cell office:value-type="float" office:value="0.85778034" calcext:value-type="float">
            <text:p>0.85778034</text:p>
          </table:table-cell>
          <table:table-cell office:value-type="float" office:value="2.6007228" calcext:value-type="float">
            <text:p>2.6007228</text:p>
          </table:table-cell>
          <table:table-cell office:value-type="float" office:value="1.3849577" calcext:value-type="float">
            <text:p>1.3849577</text:p>
          </table:table-cell>
          <table:table-cell office:value-type="float" office:value="4.020042" calcext:value-type="float">
            <text:p>4.020042</text:p>
          </table:table-cell>
          <table:table-cell office:value-type="float" office:value="1.3294832" calcext:value-type="float">
            <text:p>1.3294832</text:p>
          </table:table-cell>
          <table:table-cell office:value-type="float" office:value="2.8148859" calcext:value-type="float">
            <text:p>2.8148859</text:p>
          </table:table-cell>
          <table:table-cell office:value-type="float" office:value="0.39530587" calcext:value-type="float">
            <text:p>0.39530587</text:p>
          </table:table-cell>
          <table:table-cell office:value-type="float" office:value="4.3481493" calcext:value-type="float">
            <text:p>4.3481493</text:p>
          </table:table-cell>
          <table:table-cell office:value-type="float" office:value="1.2709663" calcext:value-type="float">
            <text:p>1.2709663</text:p>
          </table:table-cell>
          <table:table-cell table:formula="of:=AVERAGE([.B127:.K127])" office:value-type="float" office:value="2.152623611" calcext:value-type="float">
            <text:p>2.152623611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.7018826" calcext:value-type="float">
            <text:p>2.7018826</text:p>
          </table:table-cell>
          <table:table-cell office:value-type="float" office:value="0.86088675" calcext:value-type="float">
            <text:p>0.86088675</text:p>
          </table:table-cell>
          <table:table-cell office:value-type="float" office:value="2.5140038" calcext:value-type="float">
            <text:p>2.5140038</text:p>
          </table:table-cell>
          <table:table-cell office:value-type="float" office:value="1.2609125" calcext:value-type="float">
            <text:p>1.2609125</text:p>
          </table:table-cell>
          <table:table-cell office:value-type="float" office:value="3.7785141" calcext:value-type="float">
            <text:p>3.7785141</text:p>
          </table:table-cell>
          <table:table-cell office:value-type="float" office:value="1.499198" calcext:value-type="float">
            <text:p>1.499198</text:p>
          </table:table-cell>
          <table:table-cell office:value-type="float" office:value="2.8016398" calcext:value-type="float">
            <text:p>2.8016398</text:p>
          </table:table-cell>
          <table:table-cell office:value-type="float" office:value="0.4007559" calcext:value-type="float">
            <text:p>0.4007559</text:p>
          </table:table-cell>
          <table:table-cell office:value-type="float" office:value="4.2817264" calcext:value-type="float">
            <text:p>4.2817264</text:p>
          </table:table-cell>
          <table:table-cell office:value-type="float" office:value="1.2437443" calcext:value-type="float">
            <text:p>1.2437443</text:p>
          </table:table-cell>
          <table:table-cell table:formula="of:=AVERAGE([.B128:.K128])" office:value-type="float" office:value="2.134326415" calcext:value-type="float">
            <text:p>2.134326415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.5912733" calcext:value-type="float">
            <text:p>2.5912733</text:p>
          </table:table-cell>
          <table:table-cell office:value-type="float" office:value="0.8601376" calcext:value-type="float">
            <text:p>0.8601376</text:p>
          </table:table-cell>
          <table:table-cell office:value-type="float" office:value="2.561529" calcext:value-type="float">
            <text:p>2.561529</text:p>
          </table:table-cell>
          <table:table-cell office:value-type="float" office:value="1.2086759" calcext:value-type="float">
            <text:p>1.2086759</text:p>
          </table:table-cell>
          <table:table-cell office:value-type="float" office:value="3.7142663" calcext:value-type="float">
            <text:p>3.7142663</text:p>
          </table:table-cell>
          <table:table-cell office:value-type="float" office:value="1.521509" calcext:value-type="float">
            <text:p>1.521509</text:p>
          </table:table-cell>
          <table:table-cell office:value-type="float" office:value="2.9228463" calcext:value-type="float">
            <text:p>2.9228463</text:p>
          </table:table-cell>
          <table:table-cell office:value-type="float" office:value="0.398788" calcext:value-type="float">
            <text:p>0.398788</text:p>
          </table:table-cell>
          <table:table-cell office:value-type="float" office:value="3.4701328" calcext:value-type="float">
            <text:p>3.4701328</text:p>
          </table:table-cell>
          <table:table-cell office:value-type="float" office:value="1.1907773" calcext:value-type="float">
            <text:p>1.1907773</text:p>
          </table:table-cell>
          <table:table-cell table:formula="of:=AVERAGE([.B129:.K129])" office:value-type="float" office:value="2.04399355" calcext:value-type="float">
            <text:p>2.04399355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.7132072" calcext:value-type="float">
            <text:p>2.7132072</text:p>
          </table:table-cell>
          <table:table-cell office:value-type="float" office:value="0.8538975" calcext:value-type="float">
            <text:p>0.8538975</text:p>
          </table:table-cell>
          <table:table-cell office:value-type="float" office:value="2.603584" calcext:value-type="float">
            <text:p>2.603584</text:p>
          </table:table-cell>
          <table:table-cell office:value-type="float" office:value="1.4108051" calcext:value-type="float">
            <text:p>1.4108051</text:p>
          </table:table-cell>
          <table:table-cell office:value-type="float" office:value="3.982605" calcext:value-type="float">
            <text:p>3.982605</text:p>
          </table:table-cell>
          <table:table-cell office:value-type="float" office:value="1.4815159" calcext:value-type="float">
            <text:p>1.4815159</text:p>
          </table:table-cell>
          <table:table-cell office:value-type="float" office:value="2.392256" calcext:value-type="float">
            <text:p>2.392256</text:p>
          </table:table-cell>
          <table:table-cell office:value-type="float" office:value="0.40110385" calcext:value-type="float">
            <text:p>0.40110385</text:p>
          </table:table-cell>
          <table:table-cell office:value-type="float" office:value="4.32239" calcext:value-type="float">
            <text:p>4.32239</text:p>
          </table:table-cell>
          <table:table-cell office:value-type="float" office:value="1.232102" calcext:value-type="float">
            <text:p>1.232102</text:p>
          </table:table-cell>
          <table:table-cell table:formula="of:=AVERAGE([.B130:.K130])" office:value-type="float" office:value="2.139346655" calcext:value-type="float">
            <text:p>2.139346655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.7174234" calcext:value-type="float">
            <text:p>2.7174234</text:p>
          </table:table-cell>
          <table:table-cell office:value-type="float" office:value="0.8649911" calcext:value-type="float">
            <text:p>0.8649911</text:p>
          </table:table-cell>
          <table:table-cell office:value-type="float" office:value="2.5621984" calcext:value-type="float">
            <text:p>2.5621984</text:p>
          </table:table-cell>
          <table:table-cell office:value-type="float" office:value="1.4023466" calcext:value-type="float">
            <text:p>1.4023466</text:p>
          </table:table-cell>
          <table:table-cell office:value-type="float" office:value="3.9951878" calcext:value-type="float">
            <text:p>3.9951878</text:p>
          </table:table-cell>
          <table:table-cell office:value-type="float" office:value="1.5692172" calcext:value-type="float">
            <text:p>1.5692172</text:p>
          </table:table-cell>
          <table:table-cell office:value-type="float" office:value="2.9812188" calcext:value-type="float">
            <text:p>2.9812188</text:p>
          </table:table-cell>
          <table:table-cell office:value-type="float" office:value="0.38779095" calcext:value-type="float">
            <text:p>0.38779095</text:p>
          </table:table-cell>
          <table:table-cell office:value-type="float" office:value="4.323" calcext:value-type="float">
            <text:p>4.323</text:p>
          </table:table-cell>
          <table:table-cell office:value-type="float" office:value="1.2284814" calcext:value-type="float">
            <text:p>1.2284814</text:p>
          </table:table-cell>
          <table:table-cell table:formula="of:=AVERAGE([.B131:.K131])" office:value-type="float" office:value="2.203185565" calcext:value-type="float">
            <text:p>2.203185565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2.5125678" calcext:value-type="float">
            <text:p>2.5125678</text:p>
          </table:table-cell>
          <table:table-cell office:value-type="float" office:value="0.8668595" calcext:value-type="float">
            <text:p>0.8668595</text:p>
          </table:table-cell>
          <table:table-cell office:value-type="float" office:value="2.633353" calcext:value-type="float">
            <text:p>2.633353</text:p>
          </table:table-cell>
          <table:table-cell office:value-type="float" office:value="1.2092272" calcext:value-type="float">
            <text:p>1.2092272</text:p>
          </table:table-cell>
          <table:table-cell office:value-type="float" office:value="3.7833517" calcext:value-type="float">
            <text:p>3.7833517</text:p>
          </table:table-cell>
          <table:table-cell office:value-type="float" office:value="1.5108718" calcext:value-type="float">
            <text:p>1.5108718</text:p>
          </table:table-cell>
          <table:table-cell office:value-type="float" office:value="2.811911" calcext:value-type="float">
            <text:p>2.811911</text:p>
          </table:table-cell>
          <table:table-cell office:value-type="float" office:value="0.39210242" calcext:value-type="float">
            <text:p>0.39210242</text:p>
          </table:table-cell>
          <table:table-cell office:value-type="float" office:value="4.323" calcext:value-type="float">
            <text:p>4.323</text:p>
          </table:table-cell>
          <table:table-cell office:value-type="float" office:value="1.2284814" calcext:value-type="float">
            <text:p>1.2284814</text:p>
          </table:table-cell>
          <table:table-cell table:formula="of:=AVERAGE([.B132:.K132])" office:value-type="float" office:value="2.127172582" calcext:value-type="float">
            <text:p>2.127172582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2.596587" calcext:value-type="float">
            <text:p>2.596587</text:p>
          </table:table-cell>
          <table:table-cell office:value-type="float" office:value="0.8758171" calcext:value-type="float">
            <text:p>0.8758171</text:p>
          </table:table-cell>
          <table:table-cell office:value-type="float" office:value="2.512992" calcext:value-type="float">
            <text:p>2.512992</text:p>
          </table:table-cell>
          <table:table-cell office:value-type="float" office:value="1.2097633" calcext:value-type="float">
            <text:p>1.2097633</text:p>
          </table:table-cell>
          <table:table-cell office:value-type="float" office:value="3.9204404" calcext:value-type="float">
            <text:p>3.9204404</text:p>
          </table:table-cell>
          <table:table-cell office:value-type="float" office:value="1.4608059" calcext:value-type="float">
            <text:p>1.4608059</text:p>
          </table:table-cell>
          <table:table-cell office:value-type="float" office:value="2.9710774" calcext:value-type="float">
            <text:p>2.9710774</text:p>
          </table:table-cell>
          <table:table-cell office:value-type="float" office:value="0.4010538" calcext:value-type="float">
            <text:p>0.4010538</text:p>
          </table:table-cell>
          <table:table-cell office:value-type="float" office:value="4.3407564" calcext:value-type="float">
            <text:p>4.3407564</text:p>
          </table:table-cell>
          <table:table-cell office:value-type="float" office:value="1.2004749" calcext:value-type="float">
            <text:p>1.2004749</text:p>
          </table:table-cell>
          <table:table-cell table:formula="of:=AVERAGE([.B133:.K133])" office:value-type="float" office:value="2.14897682" calcext:value-type="float">
            <text:p>2.14897682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.417471" calcext:value-type="float">
            <text:p>2.417471</text:p>
          </table:table-cell>
          <table:table-cell office:value-type="float" office:value="0.9746634" calcext:value-type="float">
            <text:p>0.9746634</text:p>
          </table:table-cell>
          <table:table-cell office:value-type="float" office:value="2.561529" calcext:value-type="float">
            <text:p>2.561529</text:p>
          </table:table-cell>
          <table:table-cell office:value-type="float" office:value="1.2921189" calcext:value-type="float">
            <text:p>1.2921189</text:p>
          </table:table-cell>
          <table:table-cell office:value-type="float" office:value="3.8749428" calcext:value-type="float">
            <text:p>3.8749428</text:p>
          </table:table-cell>
          <table:table-cell office:value-type="float" office:value="1.4994936" calcext:value-type="float">
            <text:p>1.4994936</text:p>
          </table:table-cell>
          <table:table-cell office:value-type="float" office:value="1.1830759" calcext:value-type="float">
            <text:p>1.1830759</text:p>
          </table:table-cell>
          <table:table-cell office:value-type="float" office:value="0.38803065" calcext:value-type="float">
            <text:p>0.38803065</text:p>
          </table:table-cell>
          <table:table-cell office:value-type="float" office:value="4.2809186" calcext:value-type="float">
            <text:p>4.2809186</text:p>
          </table:table-cell>
          <table:table-cell office:value-type="float" office:value="1.1967568" calcext:value-type="float">
            <text:p>1.1967568</text:p>
          </table:table-cell>
          <table:table-cell table:formula="of:=AVERAGE([.B134:.K134])" office:value-type="float" office:value="1.966900065" calcext:value-type="float">
            <text:p>1.966900065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.5907195" calcext:value-type="float">
            <text:p>2.5907195</text:p>
          </table:table-cell>
          <table:table-cell office:value-type="float" office:value="0.6213148" calcext:value-type="float">
            <text:p>0.6213148</text:p>
          </table:table-cell>
          <table:table-cell office:value-type="float" office:value="2.6063592" calcext:value-type="float">
            <text:p>2.6063592</text:p>
          </table:table-cell>
          <table:table-cell office:value-type="float" office:value="1.4345466" calcext:value-type="float">
            <text:p>1.4345466</text:p>
          </table:table-cell>
          <table:table-cell office:value-type="float" office:value="3.6017685" calcext:value-type="float">
            <text:p>3.6017685</text:p>
          </table:table-cell>
          <table:table-cell office:value-type="float" office:value="1.5452981" calcext:value-type="float">
            <text:p>1.5452981</text:p>
          </table:table-cell>
          <table:table-cell office:value-type="float" office:value="2.961264" calcext:value-type="float">
            <text:p>2.961264</text:p>
          </table:table-cell>
          <table:table-cell office:value-type="float" office:value="0.39594698" calcext:value-type="float">
            <text:p>0.39594698</text:p>
          </table:table-cell>
          <table:table-cell office:value-type="float" office:value="4.323" calcext:value-type="float">
            <text:p>4.323</text:p>
          </table:table-cell>
          <table:table-cell office:value-type="float" office:value="1.2009703" calcext:value-type="float">
            <text:p>1.2009703</text:p>
          </table:table-cell>
          <table:table-cell table:formula="of:=AVERAGE([.B135:.K135])" office:value-type="float" office:value="2.128118798" calcext:value-type="float">
            <text:p>2.128118798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.4171572" calcext:value-type="float">
            <text:p>2.4171572</text:p>
          </table:table-cell>
          <table:table-cell office:value-type="float" office:value="0.7636344" calcext:value-type="float">
            <text:p>0.7636344</text:p>
          </table:table-cell>
          <table:table-cell office:value-type="float" office:value="2.5140026" calcext:value-type="float">
            <text:p>2.5140026</text:p>
          </table:table-cell>
          <table:table-cell office:value-type="float" office:value="1.439724" calcext:value-type="float">
            <text:p>1.439724</text:p>
          </table:table-cell>
          <table:table-cell office:value-type="float" office:value="3.7135305" calcext:value-type="float">
            <text:p>3.7135305</text:p>
          </table:table-cell>
          <table:table-cell office:value-type="float" office:value="1.5929132" calcext:value-type="float">
            <text:p>1.5929132</text:p>
          </table:table-cell>
          <table:table-cell office:value-type="float" office:value="2.9130335" calcext:value-type="float">
            <text:p>2.9130335</text:p>
          </table:table-cell>
          <table:table-cell office:value-type="float" office:value="0.37910068" calcext:value-type="float">
            <text:p>0.37910068</text:p>
          </table:table-cell>
          <table:table-cell office:value-type="float" office:value="4.512162" calcext:value-type="float">
            <text:p>4.512162</text:p>
          </table:table-cell>
          <table:table-cell office:value-type="float" office:value="1.2171749" calcext:value-type="float">
            <text:p>1.2171749</text:p>
          </table:table-cell>
          <table:table-cell table:formula="of:=AVERAGE([.B136:.K136])" office:value-type="float" office:value="2.146243298" calcext:value-type="float">
            <text:p>2.146243298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.5523555" calcext:value-type="float">
            <text:p>2.5523555</text:p>
          </table:table-cell>
          <table:table-cell office:value-type="float" office:value="0.97736114" calcext:value-type="float">
            <text:p>0.97736114</text:p>
          </table:table-cell>
          <table:table-cell office:value-type="float" office:value="2.561627" calcext:value-type="float">
            <text:p>2.561627</text:p>
          </table:table-cell>
          <table:table-cell office:value-type="float" office:value="1.2092272" calcext:value-type="float">
            <text:p>1.2092272</text:p>
          </table:table-cell>
          <table:table-cell office:value-type="float" office:value="3.8751495" calcext:value-type="float">
            <text:p>3.8751495</text:p>
          </table:table-cell>
          <table:table-cell office:value-type="float" office:value="1.519904" calcext:value-type="float">
            <text:p>1.519904</text:p>
          </table:table-cell>
          <table:table-cell office:value-type="float" office:value="2.32125" calcext:value-type="float">
            <text:p>2.32125</text:p>
          </table:table-cell>
          <table:table-cell office:value-type="float" office:value="0.38040718" calcext:value-type="float">
            <text:p>0.38040718</text:p>
          </table:table-cell>
          <table:table-cell office:value-type="float" office:value="4.3265815" calcext:value-type="float">
            <text:p>4.3265815</text:p>
          </table:table-cell>
          <table:table-cell office:value-type="float" office:value="1.2325196" calcext:value-type="float">
            <text:p>1.2325196</text:p>
          </table:table-cell>
          <table:table-cell table:formula="of:=AVERAGE([.B137:.K137])" office:value-type="float" office:value="2.095638262" calcext:value-type="float">
            <text:p>2.095638262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.5525544" calcext:value-type="float">
            <text:p>2.5525544</text:p>
          </table:table-cell>
          <table:table-cell office:value-type="float" office:value="0.9782513" calcext:value-type="float">
            <text:p>0.9782513</text:p>
          </table:table-cell>
          <table:table-cell office:value-type="float" office:value="2.6334417" calcext:value-type="float">
            <text:p>2.6334417</text:p>
          </table:table-cell>
          <table:table-cell office:value-type="float" office:value="1.2123379" calcext:value-type="float">
            <text:p>1.2123379</text:p>
          </table:table-cell>
          <table:table-cell office:value-type="float" office:value="3.7444088" calcext:value-type="float">
            <text:p>3.7444088</text:p>
          </table:table-cell>
          <table:table-cell office:value-type="float" office:value="1.3320342" calcext:value-type="float">
            <text:p>1.3320342</text:p>
          </table:table-cell>
          <table:table-cell office:value-type="float" office:value="2.426" calcext:value-type="float">
            <text:p>2.426</text:p>
          </table:table-cell>
          <table:table-cell office:value-type="float" office:value="0.39705226" calcext:value-type="float">
            <text:p>0.39705226</text:p>
          </table:table-cell>
          <table:table-cell office:value-type="float" office:value="4.575307" calcext:value-type="float">
            <text:p>4.575307</text:p>
          </table:table-cell>
          <table:table-cell office:value-type="float" office:value="1.1290122" calcext:value-type="float">
            <text:p>1.1290122</text:p>
          </table:table-cell>
          <table:table-cell table:formula="of:=AVERAGE([.B138:.K138])" office:value-type="float" office:value="2.098039976" calcext:value-type="float">
            <text:p>2.098039976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.437135" calcext:value-type="float">
            <text:p>2.437135</text:p>
          </table:table-cell>
          <table:table-cell office:value-type="float" office:value="0.92168534" calcext:value-type="float">
            <text:p>0.92168534</text:p>
          </table:table-cell>
          <table:table-cell office:value-type="float" office:value="2.5766714" calcext:value-type="float">
            <text:p>2.5766714</text:p>
          </table:table-cell>
          <table:table-cell office:value-type="float" office:value="1.4475305" calcext:value-type="float">
            <text:p>1.4475305</text:p>
          </table:table-cell>
          <table:table-cell office:value-type="float" office:value="3.786923" calcext:value-type="float">
            <text:p>3.786923</text:p>
          </table:table-cell>
          <table:table-cell office:value-type="float" office:value="1.5860279" calcext:value-type="float">
            <text:p>1.5860279</text:p>
          </table:table-cell>
          <table:table-cell office:value-type="float" office:value="2.6309814" calcext:value-type="float">
            <text:p>2.6309814</text:p>
          </table:table-cell>
          <table:table-cell office:value-type="float" office:value="0.39705428" calcext:value-type="float">
            <text:p>0.39705428</text:p>
          </table:table-cell>
          <table:table-cell office:value-type="float" office:value="4.610375" calcext:value-type="float">
            <text:p>4.610375</text:p>
          </table:table-cell>
          <table:table-cell office:value-type="float" office:value="1.2266803" calcext:value-type="float">
            <text:p>1.2266803</text:p>
          </table:table-cell>
          <table:table-cell table:formula="of:=AVERAGE([.B139:.K139])" office:value-type="float" office:value="2.162106412" calcext:value-type="float">
            <text:p>2.162106412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.5793257" calcext:value-type="float">
            <text:p>2.5793257</text:p>
          </table:table-cell>
          <table:table-cell office:value-type="float" office:value="0.7603141" calcext:value-type="float">
            <text:p>0.7603141</text:p>
          </table:table-cell>
          <table:table-cell office:value-type="float" office:value="2.6395586" calcext:value-type="float">
            <text:p>2.6395586</text:p>
          </table:table-cell>
          <table:table-cell office:value-type="float" office:value="1.2091303" calcext:value-type="float">
            <text:p>1.2091303</text:p>
          </table:table-cell>
          <table:table-cell office:value-type="float" office:value="4.006428" calcext:value-type="float">
            <text:p>4.006428</text:p>
          </table:table-cell>
          <table:table-cell office:value-type="float" office:value="1.568723" calcext:value-type="float">
            <text:p>1.568723</text:p>
          </table:table-cell>
          <table:table-cell office:value-type="float" office:value="2.065943" calcext:value-type="float">
            <text:p>2.065943</text:p>
          </table:table-cell>
          <table:table-cell office:value-type="float" office:value="0.36858955" calcext:value-type="float">
            <text:p>0.36858955</text:p>
          </table:table-cell>
          <table:table-cell office:value-type="float" office:value="4.613586" calcext:value-type="float">
            <text:p>4.613586</text:p>
          </table:table-cell>
          <table:table-cell office:value-type="float" office:value="1.230266" calcext:value-type="float">
            <text:p>1.230266</text:p>
          </table:table-cell>
          <table:table-cell table:formula="of:=AVERAGE([.B140:.K140])" office:value-type="float" office:value="2.104186425" calcext:value-type="float">
            <text:p>2.104186425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.6146789" calcext:value-type="float">
            <text:p>2.6146789</text:p>
          </table:table-cell>
          <table:table-cell office:value-type="float" office:value="0.8483835" calcext:value-type="float">
            <text:p>0.8483835</text:p>
          </table:table-cell>
          <table:table-cell office:value-type="float" office:value="2.6366432" calcext:value-type="float">
            <text:p>2.6366432</text:p>
          </table:table-cell>
          <table:table-cell office:value-type="float" office:value="1.0927823" calcext:value-type="float">
            <text:p>1.0927823</text:p>
          </table:table-cell>
          <table:table-cell office:value-type="float" office:value="3.828884" calcext:value-type="float">
            <text:p>3.828884</text:p>
          </table:table-cell>
          <table:table-cell office:value-type="float" office:value="1.3337371" calcext:value-type="float">
            <text:p>1.3337371</text:p>
          </table:table-cell>
          <table:table-cell office:value-type="float" office:value="2.600404" calcext:value-type="float">
            <text:p>2.600404</text:p>
          </table:table-cell>
          <table:table-cell office:value-type="float" office:value="0.38779062" calcext:value-type="float">
            <text:p>0.38779062</text:p>
          </table:table-cell>
          <table:table-cell office:value-type="float" office:value="4.3604016" calcext:value-type="float">
            <text:p>4.3604016</text:p>
          </table:table-cell>
          <table:table-cell office:value-type="float" office:value="1.1290122" calcext:value-type="float">
            <text:p>1.1290122</text:p>
          </table:table-cell>
          <table:table-cell table:formula="of:=AVERAGE([.B141:.K141])" office:value-type="float" office:value="2.083271742" calcext:value-type="float">
            <text:p>2.083271742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.5752301" calcext:value-type="float">
            <text:p>2.5752301</text:p>
          </table:table-cell>
          <table:table-cell office:value-type="float" office:value="0.85114276" calcext:value-type="float">
            <text:p>0.85114276</text:p>
          </table:table-cell>
          <table:table-cell office:value-type="float" office:value="2.504307" calcext:value-type="float">
            <text:p>2.504307</text:p>
          </table:table-cell>
          <table:table-cell office:value-type="float" office:value="1.212642" calcext:value-type="float">
            <text:p>1.212642</text:p>
          </table:table-cell>
          <table:table-cell office:value-type="float" office:value="3.8929193" calcext:value-type="float">
            <text:p>3.8929193</text:p>
          </table:table-cell>
          <table:table-cell office:value-type="float" office:value="1.3222014" calcext:value-type="float">
            <text:p>1.3222014</text:p>
          </table:table-cell>
          <table:table-cell office:value-type="float" office:value="2.6356666" calcext:value-type="float">
            <text:p>2.6356666</text:p>
          </table:table-cell>
          <table:table-cell office:value-type="float" office:value="0.3814763" calcext:value-type="float">
            <text:p>0.3814763</text:p>
          </table:table-cell>
          <table:table-cell office:value-type="float" office:value="4.4398346" calcext:value-type="float">
            <text:p>4.4398346</text:p>
          </table:table-cell>
          <table:table-cell office:value-type="float" office:value="1.1292511" calcext:value-type="float">
            <text:p>1.1292511</text:p>
          </table:table-cell>
          <table:table-cell table:formula="of:=AVERAGE([.B142:.K142])" office:value-type="float" office:value="2.094467116" calcext:value-type="float">
            <text:p>2.094467116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.4371202" calcext:value-type="float">
            <text:p>2.4371202</text:p>
          </table:table-cell>
          <table:table-cell office:value-type="float" office:value="0.98986447" calcext:value-type="float">
            <text:p>0.98986447</text:p>
          </table:table-cell>
          <table:table-cell office:value-type="float" office:value="2.5978198" calcext:value-type="float">
            <text:p>2.5978198</text:p>
          </table:table-cell>
          <table:table-cell office:value-type="float" office:value="1.3371327" calcext:value-type="float">
            <text:p>1.3371327</text:p>
          </table:table-cell>
          <table:table-cell office:value-type="float" office:value="3.772697" calcext:value-type="float">
            <text:p>3.772697</text:p>
          </table:table-cell>
          <table:table-cell office:value-type="float" office:value="1.5014094" calcext:value-type="float">
            <text:p>1.5014094</text:p>
          </table:table-cell>
          <table:table-cell office:value-type="float" office:value="2.5657103" calcext:value-type="float">
            <text:p>2.5657103</text:p>
          </table:table-cell>
          <table:table-cell office:value-type="float" office:value="0.42479616" calcext:value-type="float">
            <text:p>0.42479616</text:p>
          </table:table-cell>
          <table:table-cell office:value-type="float" office:value="4.616007" calcext:value-type="float">
            <text:p>4.616007</text:p>
          </table:table-cell>
          <table:table-cell office:value-type="float" office:value="1.1805285" calcext:value-type="float">
            <text:p>1.1805285</text:p>
          </table:table-cell>
          <table:table-cell table:formula="of:=AVERAGE([.B143:.K143])" office:value-type="float" office:value="2.142308553" calcext:value-type="float">
            <text:p>2.142308553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2.4558935" calcext:value-type="float">
            <text:p>2.4558935</text:p>
          </table:table-cell>
          <table:table-cell office:value-type="float" office:value="0.84884185" calcext:value-type="float">
            <text:p>0.84884185</text:p>
          </table:table-cell>
          <table:table-cell office:value-type="float" office:value="2.5141149" calcext:value-type="float">
            <text:p>2.5141149</text:p>
          </table:table-cell>
          <table:table-cell office:value-type="float" office:value="1.3309044" calcext:value-type="float">
            <text:p>1.3309044</text:p>
          </table:table-cell>
          <table:table-cell office:value-type="float" office:value="3.615803" calcext:value-type="float">
            <text:p>3.615803</text:p>
          </table:table-cell>
          <table:table-cell office:value-type="float" office:value="1.4945012" calcext:value-type="float">
            <text:p>1.4945012</text:p>
          </table:table-cell>
          <table:table-cell office:value-type="float" office:value="2.44077" calcext:value-type="float">
            <text:p>2.44077</text:p>
          </table:table-cell>
          <table:table-cell office:value-type="float" office:value="0.3678721" calcext:value-type="float">
            <text:p>0.3678721</text:p>
          </table:table-cell>
          <table:table-cell office:value-type="float" office:value="4.3479924" calcext:value-type="float">
            <text:p>4.3479924</text:p>
          </table:table-cell>
          <table:table-cell office:value-type="float" office:value="1.216011" calcext:value-type="float">
            <text:p>1.216011</text:p>
          </table:table-cell>
          <table:table-cell table:formula="of:=AVERAGE([.B144:.K144])" office:value-type="float" office:value="2.063270435" calcext:value-type="float">
            <text:p>2.063270435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2.5964472" calcext:value-type="float">
            <text:p>2.5964472</text:p>
          </table:table-cell>
          <table:table-cell office:value-type="float" office:value="1.0029323" calcext:value-type="float">
            <text:p>1.0029323</text:p>
          </table:table-cell>
          <table:table-cell office:value-type="float" office:value="2.5005696" calcext:value-type="float">
            <text:p>2.5005696</text:p>
          </table:table-cell>
          <table:table-cell office:value-type="float" office:value="1.3847849" calcext:value-type="float">
            <text:p>1.3847849</text:p>
          </table:table-cell>
          <table:table-cell office:value-type="float" office:value="3.5955038" calcext:value-type="float">
            <text:p>3.5955038</text:p>
          </table:table-cell>
          <table:table-cell office:value-type="float" office:value="1.3440638" calcext:value-type="float">
            <text:p>1.3440638</text:p>
          </table:table-cell>
          <table:table-cell office:value-type="float" office:value="2.4583428" calcext:value-type="float">
            <text:p>2.4583428</text:p>
          </table:table-cell>
          <table:table-cell office:value-type="float" office:value="0.38847277" calcext:value-type="float">
            <text:p>0.38847277</text:p>
          </table:table-cell>
          <table:table-cell office:value-type="float" office:value="4.4582114" calcext:value-type="float">
            <text:p>4.4582114</text:p>
          </table:table-cell>
          <table:table-cell office:value-type="float" office:value="1.2833503" calcext:value-type="float">
            <text:p>1.2833503</text:p>
          </table:table-cell>
          <table:table-cell table:formula="of:=AVERAGE([.B145:.K145])" office:value-type="float" office:value="2.101267887" calcext:value-type="float">
            <text:p>2.101267887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2.5708988" calcext:value-type="float">
            <text:p>2.5708988</text:p>
          </table:table-cell>
          <table:table-cell office:value-type="float" office:value="0.9615749" calcext:value-type="float">
            <text:p>0.9615749</text:p>
          </table:table-cell>
          <table:table-cell office:value-type="float" office:value="2.6007228" calcext:value-type="float">
            <text:p>2.6007228</text:p>
          </table:table-cell>
          <table:table-cell office:value-type="float" office:value="1.276161" calcext:value-type="float">
            <text:p>1.276161</text:p>
          </table:table-cell>
          <table:table-cell office:value-type="float" office:value="3.7718134" calcext:value-type="float">
            <text:p>3.7718134</text:p>
          </table:table-cell>
          <table:table-cell office:value-type="float" office:value="1.402576" calcext:value-type="float">
            <text:p>1.402576</text:p>
          </table:table-cell>
          <table:table-cell office:value-type="float" office:value="2.4274864" calcext:value-type="float">
            <text:p>2.4274864</text:p>
          </table:table-cell>
          <table:table-cell office:value-type="float" office:value="0.3814763" calcext:value-type="float">
            <text:p>0.3814763</text:p>
          </table:table-cell>
          <table:table-cell office:value-type="float" office:value="4.2794695" calcext:value-type="float">
            <text:p>4.2794695</text:p>
          </table:table-cell>
          <table:table-cell office:value-type="float" office:value="1.1844739" calcext:value-type="float">
            <text:p>1.1844739</text:p>
          </table:table-cell>
          <table:table-cell table:formula="of:=AVERAGE([.B146:.K146])" office:value-type="float" office:value="2.0856653" calcext:value-type="float">
            <text:p>2.0856653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.7028973" calcext:value-type="float">
            <text:p>2.7028973</text:p>
          </table:table-cell>
          <table:table-cell office:value-type="float" office:value="1.0051033" calcext:value-type="float">
            <text:p>1.0051033</text:p>
          </table:table-cell>
          <table:table-cell office:value-type="float" office:value="2.613845" calcext:value-type="float">
            <text:p>2.613845</text:p>
          </table:table-cell>
          <table:table-cell office:value-type="float" office:value="1.3313017" calcext:value-type="float">
            <text:p>1.3313017</text:p>
          </table:table-cell>
          <table:table-cell office:value-type="float" office:value="3.8016233" calcext:value-type="float">
            <text:p>3.8016233</text:p>
          </table:table-cell>
          <table:table-cell office:value-type="float" office:value="1.4449936" calcext:value-type="float">
            <text:p>1.4449936</text:p>
          </table:table-cell>
          <table:table-cell office:value-type="float" office:value="2.427649" calcext:value-type="float">
            <text:p>2.427649</text:p>
          </table:table-cell>
          <table:table-cell office:value-type="float" office:value="0.43816996" calcext:value-type="float">
            <text:p>0.43816996</text:p>
          </table:table-cell>
          <table:table-cell office:value-type="float" office:value="4.3691325" calcext:value-type="float">
            <text:p>4.3691325</text:p>
          </table:table-cell>
          <table:table-cell office:value-type="float" office:value="1.3752365" calcext:value-type="float">
            <text:p>1.3752365</text:p>
          </table:table-cell>
          <table:table-cell table:formula="of:=AVERAGE([.B147:.K147])" office:value-type="float" office:value="2.150995216" calcext:value-type="float">
            <text:p>2.15099521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.4550297" calcext:value-type="float">
            <text:p>2.4550297</text:p>
          </table:table-cell>
          <table:table-cell office:value-type="float" office:value="0.99825686" calcext:value-type="float">
            <text:p>0.99825686</text:p>
          </table:table-cell>
          <table:table-cell office:value-type="float" office:value="2.4986668" calcext:value-type="float">
            <text:p>2.4986668</text:p>
          </table:table-cell>
          <table:table-cell office:value-type="float" office:value="1.2697929" calcext:value-type="float">
            <text:p>1.2697929</text:p>
          </table:table-cell>
          <table:table-cell office:value-type="float" office:value="4.0660157" calcext:value-type="float">
            <text:p>4.0660157</text:p>
          </table:table-cell>
          <table:table-cell office:value-type="float" office:value="1.4807389" calcext:value-type="float">
            <text:p>1.4807389</text:p>
          </table:table-cell>
          <table:table-cell office:value-type="float" office:value="2.4451635" calcext:value-type="float">
            <text:p>2.4451635</text:p>
          </table:table-cell>
          <table:table-cell office:value-type="float" office:value="0.43431014" calcext:value-type="float">
            <text:p>0.43431014</text:p>
          </table:table-cell>
          <table:table-cell office:value-type="float" office:value="4.369742" calcext:value-type="float">
            <text:p>4.369742</text:p>
          </table:table-cell>
          <table:table-cell office:value-type="float" office:value="1.3005681" calcext:value-type="float">
            <text:p>1.3005681</text:p>
          </table:table-cell>
          <table:table-cell table:formula="of:=AVERAGE([.B148:.K148])" office:value-type="float" office:value="2.13182846" calcext:value-type="float">
            <text:p>2.13182846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2.7451143" calcext:value-type="float">
            <text:p>2.7451143</text:p>
          </table:table-cell>
          <table:table-cell office:value-type="float" office:value="0.9226311" calcext:value-type="float">
            <text:p>0.9226311</text:p>
          </table:table-cell>
          <table:table-cell office:value-type="float" office:value="2.5080433" calcext:value-type="float">
            <text:p>2.5080433</text:p>
          </table:table-cell>
          <table:table-cell office:value-type="float" office:value="1.2183684" calcext:value-type="float">
            <text:p>1.2183684</text:p>
          </table:table-cell>
          <table:table-cell office:value-type="float" office:value="3.8541746" calcext:value-type="float">
            <text:p>3.8541746</text:p>
          </table:table-cell>
          <table:table-cell office:value-type="float" office:value="1.5139798" calcext:value-type="float">
            <text:p>1.5139798</text:p>
          </table:table-cell>
          <table:table-cell office:value-type="float" office:value="2.421734" calcext:value-type="float">
            <text:p>2.421734</text:p>
          </table:table-cell>
          <table:table-cell office:value-type="float" office:value="0.40151143" calcext:value-type="float">
            <text:p>0.40151143</text:p>
          </table:table-cell>
          <table:table-cell office:value-type="float" office:value="4.2557197" calcext:value-type="float">
            <text:p>4.2557197</text:p>
          </table:table-cell>
          <table:table-cell office:value-type="float" office:value="1.2707464" calcext:value-type="float">
            <text:p>1.2707464</text:p>
          </table:table-cell>
          <table:table-cell table:formula="of:=AVERAGE([.B149:.K149])" office:value-type="float" office:value="2.111202303" calcext:value-type="float">
            <text:p>2.111202303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.702656" calcext:value-type="float">
            <text:p>2.702656</text:p>
          </table:table-cell>
          <table:table-cell office:value-type="float" office:value="0.8446337" calcext:value-type="float">
            <text:p>0.8446337</text:p>
          </table:table-cell>
          <table:table-cell office:value-type="float" office:value="2.516251" calcext:value-type="float">
            <text:p>2.516251</text:p>
          </table:table-cell>
          <table:table-cell office:value-type="float" office:value="1.4131967" calcext:value-type="float">
            <text:p>1.4131967</text:p>
          </table:table-cell>
          <table:table-cell office:value-type="float" office:value="4.0097504" calcext:value-type="float">
            <text:p>4.0097504</text:p>
          </table:table-cell>
          <table:table-cell office:value-type="float" office:value="1.5258459" calcext:value-type="float">
            <text:p>1.5258459</text:p>
          </table:table-cell>
          <table:table-cell office:value-type="float" office:value="2.410315" calcext:value-type="float">
            <text:p>2.410315</text:p>
          </table:table-cell>
          <table:table-cell office:value-type="float" office:value="0.39253923" calcext:value-type="float">
            <text:p>0.39253923</text:p>
          </table:table-cell>
          <table:table-cell office:value-type="float" office:value="4.3704643" calcext:value-type="float">
            <text:p>4.3704643</text:p>
          </table:table-cell>
          <table:table-cell office:value-type="float" office:value="1.1740171" calcext:value-type="float">
            <text:p>1.1740171</text:p>
          </table:table-cell>
          <table:table-cell table:formula="of:=AVERAGE([.B150:.K150])" office:value-type="float" office:value="2.135966933" calcext:value-type="float">
            <text:p>2.135966933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.7485101" calcext:value-type="float">
            <text:p>2.7485101</text:p>
          </table:table-cell>
          <table:table-cell office:value-type="float" office:value="0.9923748" calcext:value-type="float">
            <text:p>0.9923748</text:p>
          </table:table-cell>
          <table:table-cell office:value-type="float" office:value="2.5425193" calcext:value-type="float">
            <text:p>2.5425193</text:p>
          </table:table-cell>
          <table:table-cell office:value-type="float" office:value="1.4163632" calcext:value-type="float">
            <text:p>1.4163632</text:p>
          </table:table-cell>
          <table:table-cell office:value-type="float" office:value="4.072022" calcext:value-type="float">
            <text:p>4.072022</text:p>
          </table:table-cell>
          <table:table-cell office:value-type="float" office:value="1.5258459" calcext:value-type="float">
            <text:p>1.5258459</text:p>
          </table:table-cell>
          <table:table-cell office:value-type="float" office:value="2.4728014" calcext:value-type="float">
            <text:p>2.4728014</text:p>
          </table:table-cell>
          <table:table-cell office:value-type="float" office:value="0.39343834" calcext:value-type="float">
            <text:p>0.39343834</text:p>
          </table:table-cell>
          <table:table-cell office:value-type="float" office:value="4.439152" calcext:value-type="float">
            <text:p>4.439152</text:p>
          </table:table-cell>
          <table:table-cell office:value-type="float" office:value="1.3640715" calcext:value-type="float">
            <text:p>1.3640715</text:p>
          </table:table-cell>
          <table:table-cell table:formula="of:=AVERAGE([.B151:.K151])" office:value-type="float" office:value="2.196709854" calcext:value-type="float">
            <text:p>2.196709854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.4370978" calcext:value-type="float">
            <text:p>2.4370978</text:p>
          </table:table-cell>
          <table:table-cell office:value-type="float" office:value="0.9324888" calcext:value-type="float">
            <text:p>0.9324888</text:p>
          </table:table-cell>
          <table:table-cell office:value-type="float" office:value="1.4431294" calcext:value-type="float">
            <text:p>1.4431294</text:p>
          </table:table-cell>
          <table:table-cell office:value-type="float" office:value="1.5041755" calcext:value-type="float">
            <text:p>1.5041755</text:p>
          </table:table-cell>
          <table:table-cell office:value-type="float" office:value="3.7007208" calcext:value-type="float">
            <text:p>3.7007208</text:p>
          </table:table-cell>
          <table:table-cell office:value-type="float" office:value="1.5585165" calcext:value-type="float">
            <text:p>1.5585165</text:p>
          </table:table-cell>
          <table:table-cell office:value-type="float" office:value="2.4518664" calcext:value-type="float">
            <text:p>2.4518664</text:p>
          </table:table-cell>
          <table:table-cell office:value-type="float" office:value="0.36804193" calcext:value-type="float">
            <text:p>0.36804193</text:p>
          </table:table-cell>
          <table:table-cell office:value-type="float" office:value="4.4514484" calcext:value-type="float">
            <text:p>4.4514484</text:p>
          </table:table-cell>
          <table:table-cell office:value-type="float" office:value="1.3889573" calcext:value-type="float">
            <text:p>1.3889573</text:p>
          </table:table-cell>
          <table:table-cell table:formula="of:=AVERAGE([.B152:.K152])" office:value-type="float" office:value="2.023644283" calcext:value-type="float">
            <text:p>2.02364428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.5994313" calcext:value-type="float">
            <text:p>2.5994313</text:p>
          </table:table-cell>
          <table:table-cell office:value-type="float" office:value="1.0219281" calcext:value-type="float">
            <text:p>1.0219281</text:p>
          </table:table-cell>
          <table:table-cell office:value-type="float" office:value="2.585303" calcext:value-type="float">
            <text:p>2.585303</text:p>
          </table:table-cell>
          <table:table-cell office:value-type="float" office:value="1.4205492" calcext:value-type="float">
            <text:p>1.4205492</text:p>
          </table:table-cell>
          <table:table-cell office:value-type="float" office:value="3.616976" calcext:value-type="float">
            <text:p>3.616976</text:p>
          </table:table-cell>
          <table:table-cell office:value-type="float" office:value="1.4366684" calcext:value-type="float">
            <text:p>1.4366684</text:p>
          </table:table-cell>
          <table:table-cell office:value-type="float" office:value="2.458572" calcext:value-type="float">
            <text:p>2.458572</text:p>
          </table:table-cell>
          <table:table-cell office:value-type="float" office:value="0.4229844" calcext:value-type="float">
            <text:p>0.4229844</text:p>
          </table:table-cell>
          <table:table-cell office:value-type="float" office:value="4.4541163" calcext:value-type="float">
            <text:p>4.4541163</text:p>
          </table:table-cell>
          <table:table-cell office:value-type="float" office:value="1.3581307" calcext:value-type="float">
            <text:p>1.3581307</text:p>
          </table:table-cell>
          <table:table-cell table:formula="of:=AVERAGE([.B153:.K153])" office:value-type="float" office:value="2.13746594" calcext:value-type="float">
            <text:p>2.13746594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.556912" calcext:value-type="float">
            <text:p>2.556912</text:p>
          </table:table-cell>
          <table:table-cell office:value-type="float" office:value="0.986013" calcext:value-type="float">
            <text:p>0.986013</text:p>
          </table:table-cell>
          <table:table-cell office:value-type="float" office:value="2.586316" calcext:value-type="float">
            <text:p>2.586316</text:p>
          </table:table-cell>
          <table:table-cell office:value-type="float" office:value="1.217889" calcext:value-type="float">
            <text:p>1.217889</text:p>
          </table:table-cell>
          <table:table-cell office:value-type="float" office:value="4.0142055" calcext:value-type="float">
            <text:p>4.0142055</text:p>
          </table:table-cell>
          <table:table-cell office:value-type="float" office:value="1.4965156" calcext:value-type="float">
            <text:p>1.4965156</text:p>
          </table:table-cell>
          <table:table-cell office:value-type="float" office:value="2.45789" calcext:value-type="float">
            <text:p>2.45789</text:p>
          </table:table-cell>
          <table:table-cell office:value-type="float" office:value="0.42933336" calcext:value-type="float">
            <text:p>0.42933336</text:p>
          </table:table-cell>
          <table:table-cell office:value-type="float" office:value="4.566837" calcext:value-type="float">
            <text:p>4.566837</text:p>
          </table:table-cell>
          <table:table-cell office:value-type="float" office:value="1.3711559" calcext:value-type="float">
            <text:p>1.3711559</text:p>
          </table:table-cell>
          <table:table-cell table:formula="of:=AVERAGE([.B154:.K154])" office:value-type="float" office:value="2.168306736" calcext:value-type="float">
            <text:p>2.168306736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.401082" calcext:value-type="float">
            <text:p>2.401082</text:p>
          </table:table-cell>
          <table:table-cell office:value-type="float" office:value="0.99505615" calcext:value-type="float">
            <text:p>0.99505615</text:p>
          </table:table-cell>
          <table:table-cell office:value-type="float" office:value="2.5523393" calcext:value-type="float">
            <text:p>2.5523393</text:p>
          </table:table-cell>
          <table:table-cell office:value-type="float" office:value="1.3656715" calcext:value-type="float">
            <text:p>1.3656715</text:p>
          </table:table-cell>
          <table:table-cell office:value-type="float" office:value="3.746434" calcext:value-type="float">
            <text:p>3.746434</text:p>
          </table:table-cell>
          <table:table-cell office:value-type="float" office:value="1.4394461" calcext:value-type="float">
            <text:p>1.4394461</text:p>
          </table:table-cell>
          <table:table-cell office:value-type="float" office:value="2.4441495" calcext:value-type="float">
            <text:p>2.4441495</text:p>
          </table:table-cell>
          <table:table-cell office:value-type="float" office:value="0.40226033" calcext:value-type="float">
            <text:p>0.40226033</text:p>
          </table:table-cell>
          <table:table-cell office:value-type="float" office:value="4.22672" calcext:value-type="float">
            <text:p>4.22672</text:p>
          </table:table-cell>
          <table:table-cell office:value-type="float" office:value="1.2380338" calcext:value-type="float">
            <text:p>1.2380338</text:p>
          </table:table-cell>
          <table:table-cell table:formula="of:=AVERAGE([.B155:.K155])" office:value-type="float" office:value="2.081119268" calcext:value-type="float">
            <text:p>2.081119268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.4370978" calcext:value-type="float">
            <text:p>2.4370978</text:p>
          </table:table-cell>
          <table:table-cell office:value-type="float" office:value="0.9806461" calcext:value-type="float">
            <text:p>0.9806461</text:p>
          </table:table-cell>
          <table:table-cell office:value-type="float" office:value="2.56954" calcext:value-type="float">
            <text:p>2.56954</text:p>
          </table:table-cell>
          <table:table-cell office:value-type="float" office:value="1.5117223" calcext:value-type="float">
            <text:p>1.5117223</text:p>
          </table:table-cell>
          <table:table-cell office:value-type="float" office:value="4.0145726" calcext:value-type="float">
            <text:p>4.0145726</text:p>
          </table:table-cell>
          <table:table-cell office:value-type="float" office:value="1.4790374" calcext:value-type="float">
            <text:p>1.4790374</text:p>
          </table:table-cell>
          <table:table-cell office:value-type="float" office:value="2.4328876" calcext:value-type="float">
            <text:p>2.4328876</text:p>
          </table:table-cell>
          <table:table-cell office:value-type="float" office:value="0.40302965" calcext:value-type="float">
            <text:p>0.40302965</text:p>
          </table:table-cell>
          <table:table-cell office:value-type="float" office:value="4.5661893" calcext:value-type="float">
            <text:p>4.5661893</text:p>
          </table:table-cell>
          <table:table-cell office:value-type="float" office:value="1.3925331" calcext:value-type="float">
            <text:p>1.3925331</text:p>
          </table:table-cell>
          <table:table-cell table:formula="of:=AVERAGE([.B156:.K156])" office:value-type="float" office:value="2.178725585" calcext:value-type="float">
            <text:p>2.178725585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.5677164" calcext:value-type="float">
            <text:p>2.5677164</text:p>
          </table:table-cell>
          <table:table-cell office:value-type="float" office:value="0.9586315" calcext:value-type="float">
            <text:p>0.9586315</text:p>
          </table:table-cell>
          <table:table-cell office:value-type="float" office:value="2.6061418" calcext:value-type="float">
            <text:p>2.6061418</text:p>
          </table:table-cell>
          <table:table-cell office:value-type="float" office:value="2.0876954" calcext:value-type="float">
            <text:p>2.0876954</text:p>
          </table:table-cell>
          <table:table-cell office:value-type="float" office:value="3.7718134" calcext:value-type="float">
            <text:p>3.7718134</text:p>
          </table:table-cell>
          <table:table-cell office:value-type="float" office:value="1.5065198" calcext:value-type="float">
            <text:p>1.5065198</text:p>
          </table:table-cell>
          <table:table-cell office:value-type="float" office:value="0.9596565" calcext:value-type="float">
            <text:p>0.9596565</text:p>
          </table:table-cell>
          <table:table-cell office:value-type="float" office:value="0.40597278" calcext:value-type="float">
            <text:p>0.40597278</text:p>
          </table:table-cell>
          <table:table-cell office:value-type="float" office:value="4.2380347" calcext:value-type="float">
            <text:p>4.2380347</text:p>
          </table:table-cell>
          <table:table-cell office:value-type="float" office:value="1.3479426" calcext:value-type="float">
            <text:p>1.3479426</text:p>
          </table:table-cell>
          <table:table-cell table:formula="of:=AVERAGE([.B157:.K157])" office:value-type="float" office:value="2.045012488" calcext:value-type="float">
            <text:p>2.045012488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.57119" calcext:value-type="float">
            <text:p>2.57119</text:p>
          </table:table-cell>
          <table:table-cell office:value-type="float" office:value="0.94008166" calcext:value-type="float">
            <text:p>0.94008166</text:p>
          </table:table-cell>
          <table:table-cell office:value-type="float" office:value="2.5178785" calcext:value-type="float">
            <text:p>2.5178785</text:p>
          </table:table-cell>
          <table:table-cell office:value-type="float" office:value="2.2353172" calcext:value-type="float">
            <text:p>2.2353172</text:p>
          </table:table-cell>
          <table:table-cell office:value-type="float" office:value="3.678071" calcext:value-type="float">
            <text:p>3.678071</text:p>
          </table:table-cell>
          <table:table-cell office:value-type="float" office:value="1.2827728" calcext:value-type="float">
            <text:p>1.2827728</text:p>
          </table:table-cell>
          <table:table-cell office:value-type="float" office:value="2.3974347" calcext:value-type="float">
            <text:p>2.3974347</text:p>
          </table:table-cell>
          <table:table-cell office:value-type="float" office:value="0.3691619" calcext:value-type="float">
            <text:p>0.3691619</text:p>
          </table:table-cell>
          <table:table-cell office:value-type="float" office:value="4.377729" calcext:value-type="float">
            <text:p>4.377729</text:p>
          </table:table-cell>
          <table:table-cell office:value-type="float" office:value="1.1759822" calcext:value-type="float">
            <text:p>1.1759822</text:p>
          </table:table-cell>
          <table:table-cell table:formula="of:=AVERAGE([.B158:.K158])" office:value-type="float" office:value="2.154561896" calcext:value-type="float">
            <text:p>2.154561896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.569921" calcext:value-type="float">
            <text:p>2.569921</text:p>
          </table:table-cell>
          <table:table-cell office:value-type="float" office:value="1.0116912" calcext:value-type="float">
            <text:p>1.0116912</text:p>
          </table:table-cell>
          <table:table-cell office:value-type="float" office:value="2.5178785" calcext:value-type="float">
            <text:p>2.5178785</text:p>
          </table:table-cell>
          <table:table-cell office:value-type="float" office:value="1.5614359" calcext:value-type="float">
            <text:p>1.5614359</text:p>
          </table:table-cell>
          <table:table-cell office:value-type="float" office:value="3.986575" calcext:value-type="float">
            <text:p>3.986575</text:p>
          </table:table-cell>
          <table:table-cell office:value-type="float" office:value="1.2649494" calcext:value-type="float">
            <text:p>1.2649494</text:p>
          </table:table-cell>
          <table:table-cell office:value-type="float" office:value="0.94280744" calcext:value-type="float">
            <text:p>0.94280744</text:p>
          </table:table-cell>
          <table:table-cell office:value-type="float" office:value="0.394554" calcext:value-type="float">
            <text:p>0.394554</text:p>
          </table:table-cell>
          <table:table-cell office:value-type="float" office:value="4.3779535" calcext:value-type="float">
            <text:p>4.3779535</text:p>
          </table:table-cell>
          <table:table-cell office:value-type="float" office:value="1.3602635" calcext:value-type="float">
            <text:p>1.3602635</text:p>
          </table:table-cell>
          <table:table-cell table:formula="of:=AVERAGE([.B159:.K159])" office:value-type="float" office:value="1.998802944" calcext:value-type="float">
            <text:p>1.998802944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.6000135" calcext:value-type="float">
            <text:p>2.6000135</text:p>
          </table:table-cell>
          <table:table-cell office:value-type="float" office:value="0.90447503" calcext:value-type="float">
            <text:p>0.90447503</text:p>
          </table:table-cell>
          <table:table-cell office:value-type="float" office:value="2.5184574" calcext:value-type="float">
            <text:p>2.5184574</text:p>
          </table:table-cell>
          <table:table-cell office:value-type="float" office:value="2.2795918" calcext:value-type="float">
            <text:p>2.2795918</text:p>
          </table:table-cell>
          <table:table-cell office:value-type="float" office:value="3.6787603" calcext:value-type="float">
            <text:p>3.6787603</text:p>
          </table:table-cell>
          <table:table-cell office:value-type="float" office:value="1.2900774" calcext:value-type="float">
            <text:p>1.2900774</text:p>
          </table:table-cell>
          <table:table-cell office:value-type="float" office:value="2.3974347" calcext:value-type="float">
            <text:p>2.3974347</text:p>
          </table:table-cell>
          <table:table-cell office:value-type="float" office:value="0.39675325" calcext:value-type="float">
            <text:p>0.39675325</text:p>
          </table:table-cell>
          <table:table-cell office:value-type="float" office:value="4.2323265" calcext:value-type="float">
            <text:p>4.2323265</text:p>
          </table:table-cell>
          <table:table-cell office:value-type="float" office:value="1.3996993" calcext:value-type="float">
            <text:p>1.3996993</text:p>
          </table:table-cell>
          <table:table-cell table:formula="of:=AVERAGE([.B160:.K160])" office:value-type="float" office:value="2.169758918" calcext:value-type="float">
            <text:p>2.169758918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.5997257" calcext:value-type="float">
            <text:p>2.5997257</text:p>
          </table:table-cell>
          <table:table-cell office:value-type="float" office:value="1.0094514" calcext:value-type="float">
            <text:p>1.0094514</text:p>
          </table:table-cell>
          <table:table-cell office:value-type="float" office:value="2.56954" calcext:value-type="float">
            <text:p>2.56954</text:p>
          </table:table-cell>
          <table:table-cell office:value-type="float" office:value="1.5365611" calcext:value-type="float">
            <text:p>1.5365611</text:p>
          </table:table-cell>
          <table:table-cell office:value-type="float" office:value="3.7480993" calcext:value-type="float">
            <text:p>3.7480993</text:p>
          </table:table-cell>
          <table:table-cell office:value-type="float" office:value="1.4875238" calcext:value-type="float">
            <text:p>1.4875238</text:p>
          </table:table-cell>
          <table:table-cell office:value-type="float" office:value="2.3776956" calcext:value-type="float">
            <text:p>2.3776956</text:p>
          </table:table-cell>
          <table:table-cell office:value-type="float" office:value="0.40008312" calcext:value-type="float">
            <text:p>0.40008312</text:p>
          </table:table-cell>
          <table:table-cell office:value-type="float" office:value="4.374951" calcext:value-type="float">
            <text:p>4.374951</text:p>
          </table:table-cell>
          <table:table-cell office:value-type="float" office:value="1.4453428" calcext:value-type="float">
            <text:p>1.4453428</text:p>
          </table:table-cell>
          <table:table-cell table:formula="of:=AVERAGE([.B161:.K161])" office:value-type="float" office:value="2.154897382" calcext:value-type="float">
            <text:p>2.154897382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.4566336" calcext:value-type="float">
            <text:p>2.4566336</text:p>
          </table:table-cell>
          <table:table-cell office:value-type="float" office:value="1.0507072" calcext:value-type="float">
            <text:p>1.0507072</text:p>
          </table:table-cell>
          <table:table-cell office:value-type="float" office:value="2.594786" calcext:value-type="float">
            <text:p>2.594786</text:p>
          </table:table-cell>
          <table:table-cell office:value-type="float" office:value="1.8929608" calcext:value-type="float">
            <text:p>1.8929608</text:p>
          </table:table-cell>
          <table:table-cell office:value-type="float" office:value="3.6781015" calcext:value-type="float">
            <text:p>3.6781015</text:p>
          </table:table-cell>
          <table:table-cell office:value-type="float" office:value="1.2648629" calcext:value-type="float">
            <text:p>1.2648629</text:p>
          </table:table-cell>
          <table:table-cell office:value-type="float" office:value="2.4089506" calcext:value-type="float">
            <text:p>2.4089506</text:p>
          </table:table-cell>
          <table:table-cell office:value-type="float" office:value="0.39519057" calcext:value-type="float">
            <text:p>0.39519057</text:p>
          </table:table-cell>
          <table:table-cell office:value-type="float" office:value="4.3791203" calcext:value-type="float">
            <text:p>4.3791203</text:p>
          </table:table-cell>
          <table:table-cell office:value-type="float" office:value="1.8619492" calcext:value-type="float">
            <text:p>1.8619492</text:p>
          </table:table-cell>
          <table:table-cell table:formula="of:=AVERAGE([.B162:.K162])" office:value-type="float" office:value="2.198326267" calcext:value-type="float">
            <text:p>2.198326267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2.5509517" calcext:value-type="float">
            <text:p>2.5509517</text:p>
          </table:table-cell>
          <table:table-cell office:value-type="float" office:value="1.0797943" calcext:value-type="float">
            <text:p>1.0797943</text:p>
          </table:table-cell>
          <table:table-cell office:value-type="float" office:value="2.586296" calcext:value-type="float">
            <text:p>2.586296</text:p>
          </table:table-cell>
          <table:table-cell office:value-type="float" office:value="1.8546356" calcext:value-type="float">
            <text:p>1.8546356</text:p>
          </table:table-cell>
          <table:table-cell office:value-type="float" office:value="3.6236389" calcext:value-type="float">
            <text:p>3.6236389</text:p>
          </table:table-cell>
          <table:table-cell office:value-type="float" office:value="1.3678188" calcext:value-type="float">
            <text:p>1.3678188</text:p>
          </table:table-cell>
          <table:table-cell office:value-type="float" office:value="2.3965008" calcext:value-type="float">
            <text:p>2.3965008</text:p>
          </table:table-cell>
          <table:table-cell office:value-type="float" office:value="0.37727562" calcext:value-type="float">
            <text:p>0.37727562</text:p>
          </table:table-cell>
          <table:table-cell office:value-type="float" office:value="4.378953" calcext:value-type="float">
            <text:p>4.378953</text:p>
          </table:table-cell>
          <table:table-cell office:value-type="float" office:value="1.8249168" calcext:value-type="float">
            <text:p>1.8249168</text:p>
          </table:table-cell>
          <table:table-cell table:formula="of:=AVERAGE([.B163:.K163])" office:value-type="float" office:value="2.204078152" calcext:value-type="float">
            <text:p>2.204078152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2.4566364" calcext:value-type="float">
            <text:p>2.4566364</text:p>
          </table:table-cell>
          <table:table-cell office:value-type="float" office:value="0.7523404" calcext:value-type="float">
            <text:p>0.7523404</text:p>
          </table:table-cell>
          <table:table-cell office:value-type="float" office:value="0.92128783" calcext:value-type="float">
            <text:p>0.92128783</text:p>
          </table:table-cell>
          <table:table-cell office:value-type="float" office:value="1.8676324" calcext:value-type="float">
            <text:p>1.8676324</text:p>
          </table:table-cell>
          <table:table-cell office:value-type="float" office:value="3.6709964" calcext:value-type="float">
            <text:p>3.6709964</text:p>
          </table:table-cell>
          <table:table-cell office:value-type="float" office:value="1.2758834" calcext:value-type="float">
            <text:p>1.2758834</text:p>
          </table:table-cell>
          <table:table-cell office:value-type="float" office:value="2.3932319" calcext:value-type="float">
            <text:p>2.3932319</text:p>
          </table:table-cell>
          <table:table-cell office:value-type="float" office:value="0.37787437" calcext:value-type="float">
            <text:p>0.37787437</text:p>
          </table:table-cell>
          <table:table-cell office:value-type="float" office:value="4.3156824" calcext:value-type="float">
            <text:p>4.3156824</text:p>
          </table:table-cell>
          <table:table-cell office:value-type="float" office:value="1.4599953" calcext:value-type="float">
            <text:p>1.4599953</text:p>
          </table:table-cell>
          <table:table-cell table:formula="of:=AVERAGE([.B164:.K164])" office:value-type="float" office:value="1.94915608" calcext:value-type="float">
            <text:p>1.94915608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2.5844333" calcext:value-type="float">
            <text:p>2.5844333</text:p>
          </table:table-cell>
          <table:table-cell office:value-type="float" office:value="0.9038113" calcext:value-type="float">
            <text:p>0.9038113</text:p>
          </table:table-cell>
          <table:table-cell office:value-type="float" office:value="2.639127" calcext:value-type="float">
            <text:p>2.639127</text:p>
          </table:table-cell>
          <table:table-cell office:value-type="float" office:value="2.31084" calcext:value-type="float">
            <text:p>2.31084</text:p>
          </table:table-cell>
          <table:table-cell office:value-type="float" office:value="3.7404063" calcext:value-type="float">
            <text:p>3.7404063</text:p>
          </table:table-cell>
          <table:table-cell office:value-type="float" office:value="1.5572529" calcext:value-type="float">
            <text:p>1.5572529</text:p>
          </table:table-cell>
          <table:table-cell office:value-type="float" office:value="2.4089859" calcext:value-type="float">
            <text:p>2.4089859</text:p>
          </table:table-cell>
          <table:table-cell office:value-type="float" office:value="0.40227124" calcext:value-type="float">
            <text:p>0.40227124</text:p>
          </table:table-cell>
          <table:table-cell office:value-type="float" office:value="4.3734174" calcext:value-type="float">
            <text:p>4.3734174</text:p>
          </table:table-cell>
          <table:table-cell office:value-type="float" office:value="1.8493232" calcext:value-type="float">
            <text:p>1.8493232</text:p>
          </table:table-cell>
          <table:table-cell table:formula="of:=AVERAGE([.B165:.K165])" office:value-type="float" office:value="2.276986854" calcext:value-type="float">
            <text:p>2.276986854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2.660985" calcext:value-type="float">
            <text:p>2.660985</text:p>
          </table:table-cell>
          <table:table-cell office:value-type="float" office:value="1.0681349" calcext:value-type="float">
            <text:p>1.0681349</text:p>
          </table:table-cell>
          <table:table-cell office:value-type="float" office:value="2.56954" calcext:value-type="float">
            <text:p>2.56954</text:p>
          </table:table-cell>
          <table:table-cell office:value-type="float" office:value="2.3191862" calcext:value-type="float">
            <text:p>2.3191862</text:p>
          </table:table-cell>
          <table:table-cell office:value-type="float" office:value="3.740564" calcext:value-type="float">
            <text:p>3.740564</text:p>
          </table:table-cell>
          <table:table-cell office:value-type="float" office:value="1.6018217" calcext:value-type="float">
            <text:p>1.6018217</text:p>
          </table:table-cell>
          <table:table-cell office:value-type="float" office:value="2.4089859" calcext:value-type="float">
            <text:p>2.4089859</text:p>
          </table:table-cell>
          <table:table-cell office:value-type="float" office:value="0.40187195" calcext:value-type="float">
            <text:p>0.40187195</text:p>
          </table:table-cell>
          <table:table-cell office:value-type="float" office:value="4.3789687" calcext:value-type="float">
            <text:p>4.3789687</text:p>
          </table:table-cell>
          <table:table-cell office:value-type="float" office:value="0.7864715" calcext:value-type="float">
            <text:p>0.7864715</text:p>
          </table:table-cell>
          <table:table-cell table:formula="of:=AVERAGE([.B166:.K166])" office:value-type="float" office:value="2.193652985" calcext:value-type="float">
            <text:p>2.193652985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2.8248239" calcext:value-type="float">
            <text:p>2.8248239</text:p>
          </table:table-cell>
          <table:table-cell office:value-type="float" office:value="1.0503955" calcext:value-type="float">
            <text:p>1.0503955</text:p>
          </table:table-cell>
          <table:table-cell office:value-type="float" office:value="2.5318902" calcext:value-type="float">
            <text:p>2.5318902</text:p>
          </table:table-cell>
          <table:table-cell office:value-type="float" office:value="2.2652357" calcext:value-type="float">
            <text:p>2.2652357</text:p>
          </table:table-cell>
          <table:table-cell office:value-type="float" office:value="3.7244537" calcext:value-type="float">
            <text:p>3.7244537</text:p>
          </table:table-cell>
          <table:table-cell office:value-type="float" office:value="1.2685668" calcext:value-type="float">
            <text:p>1.2685668</text:p>
          </table:table-cell>
          <table:table-cell office:value-type="float" office:value="2.3932319" calcext:value-type="float">
            <text:p>2.3932319</text:p>
          </table:table-cell>
          <table:table-cell office:value-type="float" office:value="0.38985166" calcext:value-type="float">
            <text:p>0.38985166</text:p>
          </table:table-cell>
          <table:table-cell office:value-type="float" office:value="4.372835" calcext:value-type="float">
            <text:p>4.372835</text:p>
          </table:table-cell>
          <table:table-cell office:value-type="float" office:value="1.6232448" calcext:value-type="float">
            <text:p>1.6232448</text:p>
          </table:table-cell>
          <table:table-cell table:formula="of:=AVERAGE([.B167:.K167])" office:value-type="float" office:value="2.244452916" calcext:value-type="float">
            <text:p>2.244452916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2.8750331" calcext:value-type="float">
            <text:p>2.8750331</text:p>
          </table:table-cell>
          <table:table-cell office:value-type="float" office:value="0.80242497" calcext:value-type="float">
            <text:p>0.80242497</text:p>
          </table:table-cell>
          <table:table-cell office:value-type="float" office:value="2.56954" calcext:value-type="float">
            <text:p>2.56954</text:p>
          </table:table-cell>
          <table:table-cell office:value-type="float" office:value="2.1163578" calcext:value-type="float">
            <text:p>2.1163578</text:p>
          </table:table-cell>
          <table:table-cell office:value-type="float" office:value="3.664649" calcext:value-type="float">
            <text:p>3.664649</text:p>
          </table:table-cell>
          <table:table-cell office:value-type="float" office:value="1.2685668" calcext:value-type="float">
            <text:p>1.2685668</text:p>
          </table:table-cell>
          <table:table-cell office:value-type="float" office:value="1.1202672" calcext:value-type="float">
            <text:p>1.1202672</text:p>
          </table:table-cell>
          <table:table-cell office:value-type="float" office:value="0.36793512" calcext:value-type="float">
            <text:p>0.36793512</text:p>
          </table:table-cell>
          <table:table-cell office:value-type="float" office:value="4.378268" calcext:value-type="float">
            <text:p>4.378268</text:p>
          </table:table-cell>
          <table:table-cell office:value-type="float" office:value="1.4024184" calcext:value-type="float">
            <text:p>1.4024184</text:p>
          </table:table-cell>
          <table:table-cell table:formula="of:=AVERAGE([.B168:.K168])" office:value-type="float" office:value="2.056546039" calcext:value-type="float">
            <text:p>2.056546039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2.5252419" calcext:value-type="float">
            <text:p>2.5252419</text:p>
          </table:table-cell>
          <table:table-cell office:value-type="float" office:value="0.9890855" calcext:value-type="float">
            <text:p>0.9890855</text:p>
          </table:table-cell>
          <table:table-cell office:value-type="float" office:value="2.6086056" calcext:value-type="float">
            <text:p>2.6086056</text:p>
          </table:table-cell>
          <table:table-cell office:value-type="float" office:value="2.2548342" calcext:value-type="float">
            <text:p>2.2548342</text:p>
          </table:table-cell>
          <table:table-cell office:value-type="float" office:value="3.7422342" calcext:value-type="float">
            <text:p>3.7422342</text:p>
          </table:table-cell>
          <table:table-cell office:value-type="float" office:value="1.2022698" calcext:value-type="float">
            <text:p>1.2022698</text:p>
          </table:table-cell>
          <table:table-cell office:value-type="float" office:value="2.3800428" calcext:value-type="float">
            <text:p>2.3800428</text:p>
          </table:table-cell>
          <table:table-cell office:value-type="float" office:value="0.41183156" calcext:value-type="float">
            <text:p>0.41183156</text:p>
          </table:table-cell>
          <table:table-cell office:value-type="float" office:value="4.377701" calcext:value-type="float">
            <text:p>4.377701</text:p>
          </table:table-cell>
          <table:table-cell office:value-type="float" office:value="1.7308242" calcext:value-type="float">
            <text:p>1.7308242</text:p>
          </table:table-cell>
          <table:table-cell table:formula="of:=AVERAGE([.B169:.K169])" office:value-type="float" office:value="2.222267076" calcext:value-type="float">
            <text:p>2.222267076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2.5842688" calcext:value-type="float">
            <text:p>2.5842688</text:p>
          </table:table-cell>
          <table:table-cell office:value-type="float" office:value="1.0923402" calcext:value-type="float">
            <text:p>1.0923402</text:p>
          </table:table-cell>
          <table:table-cell office:value-type="float" office:value="2.651791" calcext:value-type="float">
            <text:p>2.651791</text:p>
          </table:table-cell>
          <table:table-cell office:value-type="float" office:value="1.484955" calcext:value-type="float">
            <text:p>1.484955</text:p>
          </table:table-cell>
          <table:table-cell office:value-type="float" office:value="3.7408915" calcext:value-type="float">
            <text:p>3.7408915</text:p>
          </table:table-cell>
          <table:table-cell office:value-type="float" office:value="1.2662573" calcext:value-type="float">
            <text:p>1.2662573</text:p>
          </table:table-cell>
          <table:table-cell office:value-type="float" office:value="2.3873746" calcext:value-type="float">
            <text:p>2.3873746</text:p>
          </table:table-cell>
          <table:table-cell office:value-type="float" office:value="0.3531927" calcext:value-type="float">
            <text:p>0.3531927</text:p>
          </table:table-cell>
          <table:table-cell office:value-type="float" office:value="4.378686" calcext:value-type="float">
            <text:p>4.378686</text:p>
          </table:table-cell>
          <table:table-cell office:value-type="float" office:value="1.4040529" calcext:value-type="float">
            <text:p>1.4040529</text:p>
          </table:table-cell>
          <table:table-cell table:formula="of:=AVERAGE([.B170:.K170])" office:value-type="float" office:value="2.134381" calcext:value-type="float">
            <text:p>2.134381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0.73767555" calcext:value-type="float">
            <text:p>0.73767555</text:p>
          </table:table-cell>
          <table:table-cell office:value-type="float" office:value="1.0899639" calcext:value-type="float">
            <text:p>1.0899639</text:p>
          </table:table-cell>
          <table:table-cell office:value-type="float" office:value="2.653003" calcext:value-type="float">
            <text:p>2.653003</text:p>
          </table:table-cell>
          <table:table-cell office:value-type="float" office:value="2.0773222" calcext:value-type="float">
            <text:p>2.0773222</text:p>
          </table:table-cell>
          <table:table-cell office:value-type="float" office:value="3.7439623" calcext:value-type="float">
            <text:p>3.7439623</text:p>
          </table:table-cell>
          <table:table-cell office:value-type="float" office:value="1.1271193" calcext:value-type="float">
            <text:p>1.1271193</text:p>
          </table:table-cell>
          <table:table-cell office:value-type="float" office:value="2.3699791" calcext:value-type="float">
            <text:p>2.3699791</text:p>
          </table:table-cell>
          <table:table-cell office:value-type="float" office:value="0.36472034" calcext:value-type="float">
            <text:p>0.36472034</text:p>
          </table:table-cell>
          <table:table-cell office:value-type="float" office:value="4.378712" calcext:value-type="float">
            <text:p>4.378712</text:p>
          </table:table-cell>
          <table:table-cell office:value-type="float" office:value="1.724353" calcext:value-type="float">
            <text:p>1.724353</text:p>
          </table:table-cell>
          <table:table-cell table:formula="of:=AVERAGE([.B171:.K171])" office:value-type="float" office:value="2.026681069" calcext:value-type="float">
            <text:p>2.026681069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2.5884044" calcext:value-type="float">
            <text:p>2.5884044</text:p>
          </table:table-cell>
          <table:table-cell office:value-type="float" office:value="1.0559899" calcext:value-type="float">
            <text:p>1.0559899</text:p>
          </table:table-cell>
          <table:table-cell office:value-type="float" office:value="2.5521126" calcext:value-type="float">
            <text:p>2.5521126</text:p>
          </table:table-cell>
          <table:table-cell office:value-type="float" office:value="2.1946611" calcext:value-type="float">
            <text:p>2.1946611</text:p>
          </table:table-cell>
          <table:table-cell office:value-type="float" office:value="3.7196987" calcext:value-type="float">
            <text:p>3.7196987</text:p>
          </table:table-cell>
          <table:table-cell office:value-type="float" office:value="1.1310779" calcext:value-type="float">
            <text:p>1.1310779</text:p>
          </table:table-cell>
          <table:table-cell office:value-type="float" office:value="2.378831" calcext:value-type="float">
            <text:p>2.378831</text:p>
          </table:table-cell>
          <table:table-cell office:value-type="float" office:value="0.39220682" calcext:value-type="float">
            <text:p>0.39220682</text:p>
          </table:table-cell>
          <table:table-cell office:value-type="float" office:value="4.379908" calcext:value-type="float">
            <text:p>4.379908</text:p>
          </table:table-cell>
          <table:table-cell office:value-type="float" office:value="1.6350873" calcext:value-type="float">
            <text:p>1.6350873</text:p>
          </table:table-cell>
          <table:table-cell table:formula="of:=AVERAGE([.B172:.K172])" office:value-type="float" office:value="2.202797772" calcext:value-type="float">
            <text:p>2.20279777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2.5849133" calcext:value-type="float">
            <text:p>2.5849133</text:p>
          </table:table-cell>
          <table:table-cell office:value-type="float" office:value="0.75679135" calcext:value-type="float">
            <text:p>0.75679135</text:p>
          </table:table-cell>
          <table:table-cell office:value-type="float" office:value="2.6048007" calcext:value-type="float">
            <text:p>2.6048007</text:p>
          </table:table-cell>
          <table:table-cell office:value-type="float" office:value="1.5158938" calcext:value-type="float">
            <text:p>1.5158938</text:p>
          </table:table-cell>
          <table:table-cell office:value-type="float" office:value="3.7346191" calcext:value-type="float">
            <text:p>3.7346191</text:p>
          </table:table-cell>
          <table:table-cell office:value-type="float" office:value="1.197201" calcext:value-type="float">
            <text:p>1.197201</text:p>
          </table:table-cell>
          <table:table-cell office:value-type="float" office:value="2.4026947" calcext:value-type="float">
            <text:p>2.4026947</text:p>
          </table:table-cell>
          <table:table-cell office:value-type="float" office:value="0.38405377" calcext:value-type="float">
            <text:p>0.38405377</text:p>
          </table:table-cell>
          <table:table-cell office:value-type="float" office:value="4.374687" calcext:value-type="float">
            <text:p>4.374687</text:p>
          </table:table-cell>
          <table:table-cell office:value-type="float" office:value="1.5815399" calcext:value-type="float">
            <text:p>1.5815399</text:p>
          </table:table-cell>
          <table:table-cell table:formula="of:=AVERAGE([.B173:.K173])" office:value-type="float" office:value="2.113719462" calcext:value-type="float">
            <text:p>2.113719462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.5030026" calcext:value-type="float">
            <text:p>1.5030026</text:p>
          </table:table-cell>
          <table:table-cell office:value-type="float" office:value="0.9113704" calcext:value-type="float">
            <text:p>0.9113704</text:p>
          </table:table-cell>
          <table:table-cell office:value-type="float" office:value="2.6533878" calcext:value-type="float">
            <text:p>2.6533878</text:p>
          </table:table-cell>
          <table:table-cell office:value-type="float" office:value="2.2119377" calcext:value-type="float">
            <text:p>2.2119377</text:p>
          </table:table-cell>
          <table:table-cell office:value-type="float" office:value="3.744346" calcext:value-type="float">
            <text:p>3.744346</text:p>
          </table:table-cell>
          <table:table-cell office:value-type="float" office:value="1.205835" calcext:value-type="float">
            <text:p>1.205835</text:p>
          </table:table-cell>
          <table:table-cell office:value-type="float" office:value="2.4062426" calcext:value-type="float">
            <text:p>2.4062426</text:p>
          </table:table-cell>
          <table:table-cell office:value-type="float" office:value="0.39243636" calcext:value-type="float">
            <text:p>0.39243636</text:p>
          </table:table-cell>
          <table:table-cell office:value-type="float" office:value="4.3731203" calcext:value-type="float">
            <text:p>4.3731203</text:p>
          </table:table-cell>
          <table:table-cell office:value-type="float" office:value="1.8461782" calcext:value-type="float">
            <text:p>1.8461782</text:p>
          </table:table-cell>
          <table:table-cell table:formula="of:=AVERAGE([.B174:.K174])" office:value-type="float" office:value="2.124785696" calcext:value-type="float">
            <text:p>2.124785696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.7258072" calcext:value-type="float">
            <text:p>1.7258072</text:p>
          </table:table-cell>
          <table:table-cell office:value-type="float" office:value="0.9212751" calcext:value-type="float">
            <text:p>0.9212751</text:p>
          </table:table-cell>
          <table:table-cell office:value-type="float" office:value="2.8649962" calcext:value-type="float">
            <text:p>2.8649962</text:p>
          </table:table-cell>
          <table:table-cell office:value-type="float" office:value="1.4843767" calcext:value-type="float">
            <text:p>1.4843767</text:p>
          </table:table-cell>
          <table:table-cell office:value-type="float" office:value="3.7346191" calcext:value-type="float">
            <text:p>3.7346191</text:p>
          </table:table-cell>
          <table:table-cell office:value-type="float" office:value="1.1305536" calcext:value-type="float">
            <text:p>1.1305536</text:p>
          </table:table-cell>
          <table:table-cell office:value-type="float" office:value="2.3708766" calcext:value-type="float">
            <text:p>2.3708766</text:p>
          </table:table-cell>
          <table:table-cell office:value-type="float" office:value="0.3660738" calcext:value-type="float">
            <text:p>0.3660738</text:p>
          </table:table-cell>
          <table:table-cell office:value-type="float" office:value="4.374637" calcext:value-type="float">
            <text:p>4.374637</text:p>
          </table:table-cell>
          <table:table-cell office:value-type="float" office:value="1.6338496" calcext:value-type="float">
            <text:p>1.6338496</text:p>
          </table:table-cell>
          <table:table-cell table:formula="of:=AVERAGE([.B175:.K175])" office:value-type="float" office:value="2.06070649" calcext:value-type="float">
            <text:p>2.0607064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.7258072" calcext:value-type="float">
            <text:p>1.7258072</text:p>
          </table:table-cell>
          <table:table-cell office:value-type="float" office:value="1.0369303" calcext:value-type="float">
            <text:p>1.0369303</text:p>
          </table:table-cell>
          <table:table-cell office:value-type="float" office:value="2.6078207" calcext:value-type="float">
            <text:p>2.6078207</text:p>
          </table:table-cell>
          <table:table-cell office:value-type="float" office:value="1.4856755" calcext:value-type="float">
            <text:p>1.4856755</text:p>
          </table:table-cell>
          <table:table-cell office:value-type="float" office:value="3.7472289" calcext:value-type="float">
            <text:p>3.7472289</text:p>
          </table:table-cell>
          <table:table-cell office:value-type="float" office:value="1.1310779" calcext:value-type="float">
            <text:p>1.1310779</text:p>
          </table:table-cell>
          <table:table-cell office:value-type="float" office:value="2.370609" calcext:value-type="float">
            <text:p>2.370609</text:p>
          </table:table-cell>
          <table:table-cell office:value-type="float" office:value="0.39591902" calcext:value-type="float">
            <text:p>0.39591902</text:p>
          </table:table-cell>
          <table:table-cell office:value-type="float" office:value="4.3803573" calcext:value-type="float">
            <text:p>4.3803573</text:p>
          </table:table-cell>
          <table:table-cell office:value-type="float" office:value="1.8650223" calcext:value-type="float">
            <text:p>1.8650223</text:p>
          </table:table-cell>
          <table:table-cell table:formula="of:=AVERAGE([.B176:.K176])" office:value-type="float" office:value="2.074644812" calcext:value-type="float">
            <text:p>2.074644812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2.58696" calcext:value-type="float">
            <text:p>2.58696</text:p>
          </table:table-cell>
          <table:table-cell office:value-type="float" office:value="0.7567936" calcext:value-type="float">
            <text:p>0.7567936</text:p>
          </table:table-cell>
          <table:table-cell office:value-type="float" office:value="0.5069687" calcext:value-type="float">
            <text:p>0.5069687</text:p>
          </table:table-cell>
          <table:table-cell office:value-type="float" office:value="2.2112367" calcext:value-type="float">
            <text:p>2.2112367</text:p>
          </table:table-cell>
          <table:table-cell office:value-type="float" office:value="3.7249837" calcext:value-type="float">
            <text:p>3.7249837</text:p>
          </table:table-cell>
          <table:table-cell office:value-type="float" office:value="1.1228772" calcext:value-type="float">
            <text:p>1.1228772</text:p>
          </table:table-cell>
          <table:table-cell office:value-type="float" office:value="2.3620095" calcext:value-type="float">
            <text:p>2.3620095</text:p>
          </table:table-cell>
          <table:table-cell office:value-type="float" office:value="0.41281334" calcext:value-type="float">
            <text:p>0.41281334</text:p>
          </table:table-cell>
          <table:table-cell office:value-type="float" office:value="4.3804283" calcext:value-type="float">
            <text:p>4.3804283</text:p>
          </table:table-cell>
          <table:table-cell office:value-type="float" office:value="1.8566339" calcext:value-type="float">
            <text:p>1.8566339</text:p>
          </table:table-cell>
          <table:table-cell table:formula="of:=AVERAGE([.B177:.K177])" office:value-type="float" office:value="1.992170494" calcext:value-type="float">
            <text:p>1.992170494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2.5849133" calcext:value-type="float">
            <text:p>2.5849133</text:p>
          </table:table-cell>
          <table:table-cell office:value-type="float" office:value="1.0314474" calcext:value-type="float">
            <text:p>1.0314474</text:p>
          </table:table-cell>
          <table:table-cell office:value-type="float" office:value="2.7925446" calcext:value-type="float">
            <text:p>2.7925446</text:p>
          </table:table-cell>
          <table:table-cell office:value-type="float" office:value="2.2573805" calcext:value-type="float">
            <text:p>2.2573805</text:p>
          </table:table-cell>
          <table:table-cell office:value-type="float" office:value="3.7249837" calcext:value-type="float">
            <text:p>3.7249837</text:p>
          </table:table-cell>
          <table:table-cell office:value-type="float" office:value="1.1965877" calcext:value-type="float">
            <text:p>1.1965877</text:p>
          </table:table-cell>
          <table:table-cell office:value-type="float" office:value="2.3623202" calcext:value-type="float">
            <text:p>2.3623202</text:p>
          </table:table-cell>
          <table:table-cell office:value-type="float" office:value="0.392441" calcext:value-type="float">
            <text:p>0.392441</text:p>
          </table:table-cell>
          <table:table-cell office:value-type="float" office:value="4.3816786" calcext:value-type="float">
            <text:p>4.3816786</text:p>
          </table:table-cell>
          <table:table-cell office:value-type="float" office:value="1.8650223" calcext:value-type="float">
            <text:p>1.8650223</text:p>
          </table:table-cell>
          <table:table-cell table:formula="of:=AVERAGE([.B178:.K178])" office:value-type="float" office:value="2.25893193" calcext:value-type="float">
            <text:p>2.25893193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2.5879934" calcext:value-type="float">
            <text:p>2.5879934</text:p>
          </table:table-cell>
          <table:table-cell office:value-type="float" office:value="1.0130095" calcext:value-type="float">
            <text:p>1.0130095</text:p>
          </table:table-cell>
          <table:table-cell office:value-type="float" office:value="2.7305143" calcext:value-type="float">
            <text:p>2.7305143</text:p>
          </table:table-cell>
          <table:table-cell office:value-type="float" office:value="2.150586" calcext:value-type="float">
            <text:p>2.150586</text:p>
          </table:table-cell>
          <table:table-cell office:value-type="float" office:value="3.7344007" calcext:value-type="float">
            <text:p>3.7344007</text:p>
          </table:table-cell>
          <table:table-cell office:value-type="float" office:value="1.2812953" calcext:value-type="float">
            <text:p>1.2812953</text:p>
          </table:table-cell>
          <table:table-cell office:value-type="float" office:value="2.49036" calcext:value-type="float">
            <text:p>2.49036</text:p>
          </table:table-cell>
          <table:table-cell office:value-type="float" office:value="0.3660749" calcext:value-type="float">
            <text:p>0.3660749</text:p>
          </table:table-cell>
          <table:table-cell office:value-type="float" office:value="4.381413" calcext:value-type="float">
            <text:p>4.381413</text:p>
          </table:table-cell>
          <table:table-cell office:value-type="float" office:value="1.8650223" calcext:value-type="float">
            <text:p>1.8650223</text:p>
          </table:table-cell>
          <table:table-cell table:formula="of:=AVERAGE([.B179:.K179])" office:value-type="float" office:value="2.26006694" calcext:value-type="float">
            <text:p>2.26006694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2.5884044" calcext:value-type="float">
            <text:p>2.5884044</text:p>
          </table:table-cell>
          <table:table-cell office:value-type="float" office:value="0.96536326" calcext:value-type="float">
            <text:p>0.96536326</text:p>
          </table:table-cell>
          <table:table-cell office:value-type="float" office:value="2.7774847" calcext:value-type="float">
            <text:p>2.7774847</text:p>
          </table:table-cell>
          <table:table-cell office:value-type="float" office:value="2.1961145" calcext:value-type="float">
            <text:p>2.1961145</text:p>
          </table:table-cell>
          <table:table-cell office:value-type="float" office:value="3.7208364" calcext:value-type="float">
            <text:p>3.7208364</text:p>
          </table:table-cell>
          <table:table-cell office:value-type="float" office:value="1.4721857" calcext:value-type="float">
            <text:p>1.4721857</text:p>
          </table:table-cell>
          <table:table-cell office:value-type="float" office:value="2.4920454" calcext:value-type="float">
            <text:p>2.4920454</text:p>
          </table:table-cell>
          <table:table-cell office:value-type="float" office:value="0.422092" calcext:value-type="float">
            <text:p>0.422092</text:p>
          </table:table-cell>
          <table:table-cell office:value-type="float" office:value="4.3737955" calcext:value-type="float">
            <text:p>4.3737955</text:p>
          </table:table-cell>
          <table:table-cell office:value-type="float" office:value="1.7628189" calcext:value-type="float">
            <text:p>1.7628189</text:p>
          </table:table-cell>
          <table:table-cell table:formula="of:=AVERAGE([.B180:.K180])" office:value-type="float" office:value="2.277114076" calcext:value-type="float">
            <text:p>2.277114076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2.5868168" calcext:value-type="float">
            <text:p>2.5868168</text:p>
          </table:table-cell>
          <table:table-cell office:value-type="float" office:value="0.8868508" calcext:value-type="float">
            <text:p>0.8868508</text:p>
          </table:table-cell>
          <table:table-cell office:value-type="float" office:value="2.792866" calcext:value-type="float">
            <text:p>2.792866</text:p>
          </table:table-cell>
          <table:table-cell office:value-type="float" office:value="2.2677145" calcext:value-type="float">
            <text:p>2.2677145</text:p>
          </table:table-cell>
          <table:table-cell office:value-type="float" office:value="3.7453237" calcext:value-type="float">
            <text:p>3.7453237</text:p>
          </table:table-cell>
          <table:table-cell office:value-type="float" office:value="1.5367504" calcext:value-type="float">
            <text:p>1.5367504</text:p>
          </table:table-cell>
          <table:table-cell office:value-type="float" office:value="2.4266508" calcext:value-type="float">
            <text:p>2.4266508</text:p>
          </table:table-cell>
          <table:table-cell office:value-type="float" office:value="0.40136385" calcext:value-type="float">
            <text:p>0.40136385</text:p>
          </table:table-cell>
          <table:table-cell office:value-type="float" office:value="4.378712" calcext:value-type="float">
            <text:p>4.378712</text:p>
          </table:table-cell>
          <table:table-cell office:value-type="float" office:value="1.3659341" calcext:value-type="float">
            <text:p>1.3659341</text:p>
          </table:table-cell>
          <table:table-cell table:formula="of:=AVERAGE([.B181:.K181])" office:value-type="float" office:value="2.238898295" calcext:value-type="float">
            <text:p>2.238898295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2.5886564" calcext:value-type="float">
            <text:p>2.5886564</text:p>
          </table:table-cell>
          <table:table-cell office:value-type="float" office:value="0.97608674" calcext:value-type="float">
            <text:p>0.97608674</text:p>
          </table:table-cell>
          <table:table-cell office:value-type="float" office:value="2.5148833" calcext:value-type="float">
            <text:p>2.5148833</text:p>
          </table:table-cell>
          <table:table-cell office:value-type="float" office:value="2.0771875" calcext:value-type="float">
            <text:p>2.0771875</text:p>
          </table:table-cell>
          <table:table-cell office:value-type="float" office:value="3.7440631" calcext:value-type="float">
            <text:p>3.7440631</text:p>
          </table:table-cell>
          <table:table-cell office:value-type="float" office:value="1.5415158" calcext:value-type="float">
            <text:p>1.5415158</text:p>
          </table:table-cell>
          <table:table-cell office:value-type="float" office:value="2.4952302" calcext:value-type="float">
            <text:p>2.4952302</text:p>
          </table:table-cell>
          <table:table-cell office:value-type="float" office:value="0.39018872" calcext:value-type="float">
            <text:p>0.39018872</text:p>
          </table:table-cell>
          <table:table-cell office:value-type="float" office:value="4.377783" calcext:value-type="float">
            <text:p>4.377783</text:p>
          </table:table-cell>
          <table:table-cell office:value-type="float" office:value="1.8117768" calcext:value-type="float">
            <text:p>1.8117768</text:p>
          </table:table-cell>
          <table:table-cell table:formula="of:=AVERAGE([.B182:.K182])" office:value-type="float" office:value="2.251737156" calcext:value-type="float">
            <text:p>2.251737156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2.5886674" calcext:value-type="float">
            <text:p>2.5886674</text:p>
          </table:table-cell>
          <table:table-cell office:value-type="float" office:value="1.0438184" calcext:value-type="float">
            <text:p>1.0438184</text:p>
          </table:table-cell>
          <table:table-cell office:value-type="float" office:value="2.7969937" calcext:value-type="float">
            <text:p>2.7969937</text:p>
          </table:table-cell>
          <table:table-cell office:value-type="float" office:value="2.1926508" calcext:value-type="float">
            <text:p>2.1926508</text:p>
          </table:table-cell>
          <table:table-cell office:value-type="float" office:value="3.7406304" calcext:value-type="float">
            <text:p>3.7406304</text:p>
          </table:table-cell>
          <table:table-cell office:value-type="float" office:value="1.5272812" calcext:value-type="float">
            <text:p>1.5272812</text:p>
          </table:table-cell>
          <table:table-cell office:value-type="float" office:value="2.4524703" calcext:value-type="float">
            <text:p>2.4524703</text:p>
          </table:table-cell>
          <table:table-cell office:value-type="float" office:value="0.41829568" calcext:value-type="float">
            <text:p>0.41829568</text:p>
          </table:table-cell>
          <table:table-cell office:value-type="float" office:value="4.374814" calcext:value-type="float">
            <text:p>4.374814</text:p>
          </table:table-cell>
          <table:table-cell office:value-type="float" office:value="1.6914785" calcext:value-type="float">
            <text:p>1.6914785</text:p>
          </table:table-cell>
          <table:table-cell table:formula="of:=AVERAGE([.B183:.K183])" office:value-type="float" office:value="2.282710038" calcext:value-type="float">
            <text:p>2.282710038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2.588433" calcext:value-type="float">
            <text:p>2.588433</text:p>
          </table:table-cell>
          <table:table-cell office:value-type="float" office:value="1.0025601" calcext:value-type="float">
            <text:p>1.0025601</text:p>
          </table:table-cell>
          <table:table-cell office:value-type="float" office:value="2.7872655" calcext:value-type="float">
            <text:p>2.7872655</text:p>
          </table:table-cell>
          <table:table-cell office:value-type="float" office:value="2.1963606" calcext:value-type="float">
            <text:p>2.1963606</text:p>
          </table:table-cell>
          <table:table-cell office:value-type="float" office:value="3.5959518" calcext:value-type="float">
            <text:p>3.5959518</text:p>
          </table:table-cell>
          <table:table-cell office:value-type="float" office:value="1.5160271" calcext:value-type="float">
            <text:p>1.5160271</text:p>
          </table:table-cell>
          <table:table-cell office:value-type="float" office:value="2.3878005" calcext:value-type="float">
            <text:p>2.3878005</text:p>
          </table:table-cell>
          <table:table-cell office:value-type="float" office:value="0.38596472" calcext:value-type="float">
            <text:p>0.38596472</text:p>
          </table:table-cell>
          <table:table-cell office:value-type="float" office:value="4.3624716" calcext:value-type="float">
            <text:p>4.3624716</text:p>
          </table:table-cell>
          <table:table-cell office:value-type="float" office:value="1.683036" calcext:value-type="float">
            <text:p>1.683036</text:p>
          </table:table-cell>
          <table:table-cell table:formula="of:=AVERAGE([.B184:.K184])" office:value-type="float" office:value="2.250587092" calcext:value-type="float">
            <text:p>2.2505870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2.588855" calcext:value-type="float">
            <text:p>2.588855</text:p>
          </table:table-cell>
          <table:table-cell office:value-type="float" office:value="0.7460964" calcext:value-type="float">
            <text:p>0.7460964</text:p>
          </table:table-cell>
          <table:table-cell office:value-type="float" office:value="2.7792506" calcext:value-type="float">
            <text:p>2.7792506</text:p>
          </table:table-cell>
          <table:table-cell office:value-type="float" office:value="2.2107763" calcext:value-type="float">
            <text:p>2.2107763</text:p>
          </table:table-cell>
          <table:table-cell office:value-type="float" office:value="3.744594" calcext:value-type="float">
            <text:p>3.744594</text:p>
          </table:table-cell>
          <table:table-cell office:value-type="float" office:value="1.22931" calcext:value-type="float">
            <text:p>1.22931</text:p>
          </table:table-cell>
          <table:table-cell office:value-type="float" office:value="2.3620634" calcext:value-type="float">
            <text:p>2.3620634</text:p>
          </table:table-cell>
          <table:table-cell office:value-type="float" office:value="0.36534587" calcext:value-type="float">
            <text:p>0.36534587</text:p>
          </table:table-cell>
          <table:table-cell office:value-type="float" office:value="4.3778915" calcext:value-type="float">
            <text:p>4.3778915</text:p>
          </table:table-cell>
          <table:table-cell office:value-type="float" office:value="1.7312543" calcext:value-type="float">
            <text:p>1.7312543</text:p>
          </table:table-cell>
          <table:table-cell table:formula="of:=AVERAGE([.B185:.K185])" office:value-type="float" office:value="2.213543737" calcext:value-type="float">
            <text:p>2.213543737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2.5886962" calcext:value-type="float">
            <text:p>2.5886962</text:p>
          </table:table-cell>
          <table:table-cell office:value-type="float" office:value="1.0438184" calcext:value-type="float">
            <text:p>1.0438184</text:p>
          </table:table-cell>
          <table:table-cell office:value-type="float" office:value="2.7789154" calcext:value-type="float">
            <text:p>2.7789154</text:p>
          </table:table-cell>
          <table:table-cell office:value-type="float" office:value="2.2659583" calcext:value-type="float">
            <text:p>2.2659583</text:p>
          </table:table-cell>
          <table:table-cell office:value-type="float" office:value="3.7444382" calcext:value-type="float">
            <text:p>3.7444382</text:p>
          </table:table-cell>
          <table:table-cell office:value-type="float" office:value="1.4033127" calcext:value-type="float">
            <text:p>1.4033127</text:p>
          </table:table-cell>
          <table:table-cell office:value-type="float" office:value="2.4899185" calcext:value-type="float">
            <text:p>2.4899185</text:p>
          </table:table-cell>
          <table:table-cell office:value-type="float" office:value="0.4234186" calcext:value-type="float">
            <text:p>0.4234186</text:p>
          </table:table-cell>
          <table:table-cell office:value-type="float" office:value="4.378221" calcext:value-type="float">
            <text:p>4.378221</text:p>
          </table:table-cell>
          <table:table-cell office:value-type="float" office:value="1.8566339" calcext:value-type="float">
            <text:p>1.8566339</text:p>
          </table:table-cell>
          <table:table-cell table:formula="of:=AVERAGE([.B186:.K186])" office:value-type="float" office:value="2.29733312" calcext:value-type="float">
            <text:p>2.29733312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2.5886369" calcext:value-type="float">
            <text:p>2.5886369</text:p>
          </table:table-cell>
          <table:table-cell office:value-type="float" office:value="0.7827461" calcext:value-type="float">
            <text:p>0.7827461</text:p>
          </table:table-cell>
          <table:table-cell office:value-type="float" office:value="2.7981281" calcext:value-type="float">
            <text:p>2.7981281</text:p>
          </table:table-cell>
          <table:table-cell office:value-type="float" office:value="2.154017" calcext:value-type="float">
            <text:p>2.154017</text:p>
          </table:table-cell>
          <table:table-cell office:value-type="float" office:value="3.5855646" calcext:value-type="float">
            <text:p>3.5855646</text:p>
          </table:table-cell>
          <table:table-cell office:value-type="float" office:value="1.282445" calcext:value-type="float">
            <text:p>1.282445</text:p>
          </table:table-cell>
          <table:table-cell office:value-type="float" office:value="2.5432422" calcext:value-type="float">
            <text:p>2.5432422</text:p>
          </table:table-cell>
          <table:table-cell office:value-type="float" office:value="0.31753626" calcext:value-type="float">
            <text:p>0.31753626</text:p>
          </table:table-cell>
          <table:table-cell office:value-type="float" office:value="4.378975" calcext:value-type="float">
            <text:p>4.378975</text:p>
          </table:table-cell>
          <table:table-cell office:value-type="float" office:value="1.8495356" calcext:value-type="float">
            <text:p>1.8495356</text:p>
          </table:table-cell>
          <table:table-cell table:formula="of:=AVERAGE([.B187:.K187])" office:value-type="float" office:value="2.228082676" calcext:value-type="float">
            <text:p>2.22808267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2.5876842" calcext:value-type="float">
            <text:p>2.5876842</text:p>
          </table:table-cell>
          <table:table-cell office:value-type="float" office:value="1.0362229" calcext:value-type="float">
            <text:p>1.0362229</text:p>
          </table:table-cell>
          <table:table-cell office:value-type="float" office:value="2.5101573" calcext:value-type="float">
            <text:p>2.5101573</text:p>
          </table:table-cell>
          <table:table-cell office:value-type="float" office:value="1.4990469" calcext:value-type="float">
            <text:p>1.4990469</text:p>
          </table:table-cell>
          <table:table-cell office:value-type="float" office:value="3.745988" calcext:value-type="float">
            <text:p>3.745988</text:p>
          </table:table-cell>
          <table:table-cell office:value-type="float" office:value="1.4721857" calcext:value-type="float">
            <text:p>1.4721857</text:p>
          </table:table-cell>
          <table:table-cell office:value-type="float" office:value="2.5409126" calcext:value-type="float">
            <text:p>2.5409126</text:p>
          </table:table-cell>
          <table:table-cell office:value-type="float" office:value="0.38852704" calcext:value-type="float">
            <text:p>0.38852704</text:p>
          </table:table-cell>
          <table:table-cell office:value-type="float" office:value="4.3737335" calcext:value-type="float">
            <text:p>4.3737335</text:p>
          </table:table-cell>
          <table:table-cell office:value-type="float" office:value="0.8669548" calcext:value-type="float">
            <text:p>0.8669548</text:p>
          </table:table-cell>
          <table:table-cell table:formula="of:=AVERAGE([.B188:.K188])" office:value-type="float" office:value="2.102141294" calcext:value-type="float">
            <text:p>2.102141294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2.5886962" calcext:value-type="float">
            <text:p>2.5886962</text:p>
          </table:table-cell>
          <table:table-cell office:value-type="float" office:value="1.0613589" calcext:value-type="float">
            <text:p>1.0613589</text:p>
          </table:table-cell>
          <table:table-cell office:value-type="float" office:value="2.7810752" calcext:value-type="float">
            <text:p>2.7810752</text:p>
          </table:table-cell>
          <table:table-cell office:value-type="float" office:value="1.4726752" calcext:value-type="float">
            <text:p>1.4726752</text:p>
          </table:table-cell>
          <table:table-cell office:value-type="float" office:value="3.7460525" calcext:value-type="float">
            <text:p>3.7460525</text:p>
          </table:table-cell>
          <table:table-cell office:value-type="float" office:value="1.5387459" calcext:value-type="float">
            <text:p>1.5387459</text:p>
          </table:table-cell>
          <table:table-cell office:value-type="float" office:value="2.3867927" calcext:value-type="float">
            <text:p>2.3867927</text:p>
          </table:table-cell>
          <table:table-cell office:value-type="float" office:value="0.36607644" calcext:value-type="float">
            <text:p>0.36607644</text:p>
          </table:table-cell>
          <table:table-cell office:value-type="float" office:value="4.399049" calcext:value-type="float">
            <text:p>4.399049</text:p>
          </table:table-cell>
          <table:table-cell office:value-type="float" office:value="1.4560008" calcext:value-type="float">
            <text:p>1.4560008</text:p>
          </table:table-cell>
          <table:table-cell table:formula="of:=AVERAGE([.B189:.K189])" office:value-type="float" office:value="2.179652284" calcext:value-type="float">
            <text:p>2.179652284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2.587664" calcext:value-type="float">
            <text:p>2.587664</text:p>
          </table:table-cell>
          <table:table-cell office:value-type="float" office:value="1.01992" calcext:value-type="float">
            <text:p>1.01992</text:p>
          </table:table-cell>
          <table:table-cell office:value-type="float" office:value="2.7317014" calcext:value-type="float">
            <text:p>2.7317014</text:p>
          </table:table-cell>
          <table:table-cell office:value-type="float" office:value="1.6864246" calcext:value-type="float">
            <text:p>1.6864246</text:p>
          </table:table-cell>
          <table:table-cell office:value-type="float" office:value="3.2752678" calcext:value-type="float">
            <text:p>3.2752678</text:p>
          </table:table-cell>
          <table:table-cell office:value-type="float" office:value="1.4721857" calcext:value-type="float">
            <text:p>1.4721857</text:p>
          </table:table-cell>
          <table:table-cell office:value-type="float" office:value="2.3865223" calcext:value-type="float">
            <text:p>2.3865223</text:p>
          </table:table-cell>
          <table:table-cell office:value-type="float" office:value="0.38149118" calcext:value-type="float">
            <text:p>0.38149118</text:p>
          </table:table-cell>
          <table:table-cell office:value-type="float" office:value="4.405451" calcext:value-type="float">
            <text:p>4.405451</text:p>
          </table:table-cell>
          <table:table-cell office:value-type="float" office:value="1.0528659" calcext:value-type="float">
            <text:p>1.0528659</text:p>
          </table:table-cell>
          <table:table-cell table:formula="of:=AVERAGE([.B190:.K190])" office:value-type="float" office:value="2.099949388" calcext:value-type="float">
            <text:p>2.099949388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2.5876842" calcext:value-type="float">
            <text:p>2.5876842</text:p>
          </table:table-cell>
          <table:table-cell office:value-type="float" office:value="0.6766875" calcext:value-type="float">
            <text:p>0.6766875</text:p>
          </table:table-cell>
          <table:table-cell office:value-type="float" office:value="0.13374867" calcext:value-type="float">
            <text:p>0.13374867</text:p>
          </table:table-cell>
          <table:table-cell office:value-type="float" office:value="2.0013647" calcext:value-type="float">
            <text:p>2.0013647</text:p>
          </table:table-cell>
          <table:table-cell office:value-type="float" office:value="3.726369" calcext:value-type="float">
            <text:p>3.726369</text:p>
          </table:table-cell>
          <table:table-cell office:value-type="float" office:value="1.5283953" calcext:value-type="float">
            <text:p>1.5283953</text:p>
          </table:table-cell>
          <table:table-cell office:value-type="float" office:value="2.5533223" calcext:value-type="float">
            <text:p>2.5533223</text:p>
          </table:table-cell>
          <table:table-cell office:value-type="float" office:value="0.39273742" calcext:value-type="float">
            <text:p>0.39273742</text:p>
          </table:table-cell>
          <table:table-cell office:value-type="float" office:value="4.382625" calcext:value-type="float">
            <text:p>4.382625</text:p>
          </table:table-cell>
          <table:table-cell office:value-type="float" office:value="1.4560008" calcext:value-type="float">
            <text:p>1.4560008</text:p>
          </table:table-cell>
          <table:table-cell table:formula="of:=AVERAGE([.B191:.K191])" office:value-type="float" office:value="1.943893489" calcext:value-type="float">
            <text:p>1.943893489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2.5232587" calcext:value-type="float">
            <text:p>2.5232587</text:p>
          </table:table-cell>
          <table:table-cell office:value-type="float" office:value="0.69759274" calcext:value-type="float">
            <text:p>0.69759274</text:p>
          </table:table-cell>
          <table:table-cell office:value-type="float" office:value="2.7059286" calcext:value-type="float">
            <text:p>2.7059286</text:p>
          </table:table-cell>
          <table:table-cell office:value-type="float" office:value="1.8484584" calcext:value-type="float">
            <text:p>1.8484584</text:p>
          </table:table-cell>
          <table:table-cell office:value-type="float" office:value="3.7257128" calcext:value-type="float">
            <text:p>3.7257128</text:p>
          </table:table-cell>
          <table:table-cell office:value-type="float" office:value="1.5440646" calcext:value-type="float">
            <text:p>1.5440646</text:p>
          </table:table-cell>
          <table:table-cell office:value-type="float" office:value="2.387293" calcext:value-type="float">
            <text:p>2.387293</text:p>
          </table:table-cell>
          <table:table-cell office:value-type="float" office:value="0.4213517" calcext:value-type="float">
            <text:p>0.4213517</text:p>
          </table:table-cell>
          <table:table-cell office:value-type="float" office:value="4.403522" calcext:value-type="float">
            <text:p>4.403522</text:p>
          </table:table-cell>
          <table:table-cell office:value-type="float" office:value="1.4471416" calcext:value-type="float">
            <text:p>1.4471416</text:p>
          </table:table-cell>
          <table:table-cell table:formula="of:=AVERAGE([.B192:.K192])" office:value-type="float" office:value="2.170432414" calcext:value-type="float">
            <text:p>2.170432414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2.523456" calcext:value-type="float">
            <text:p>2.523456</text:p>
          </table:table-cell>
          <table:table-cell office:value-type="float" office:value="0.74812967" calcext:value-type="float">
            <text:p>0.74812967</text:p>
          </table:table-cell>
          <table:table-cell office:value-type="float" office:value="2.7060497" calcext:value-type="float">
            <text:p>2.7060497</text:p>
          </table:table-cell>
          <table:table-cell office:value-type="float" office:value="1.8514811" calcext:value-type="float">
            <text:p>1.8514811</text:p>
          </table:table-cell>
          <table:table-cell office:value-type="float" office:value="3.7283087" calcext:value-type="float">
            <text:p>3.7283087</text:p>
          </table:table-cell>
          <table:table-cell office:value-type="float" office:value="1.2812953" calcext:value-type="float">
            <text:p>1.2812953</text:p>
          </table:table-cell>
          <table:table-cell office:value-type="float" office:value="2.3803413" calcext:value-type="float">
            <text:p>2.3803413</text:p>
          </table:table-cell>
          <table:table-cell office:value-type="float" office:value="0.47448945" calcext:value-type="float">
            <text:p>0.47448945</text:p>
          </table:table-cell>
          <table:table-cell office:value-type="float" office:value="4.408736" calcext:value-type="float">
            <text:p>4.408736</text:p>
          </table:table-cell>
          <table:table-cell office:value-type="float" office:value="1.4765371" calcext:value-type="float">
            <text:p>1.4765371</text:p>
          </table:table-cell>
          <table:table-cell table:formula="of:=AVERAGE([.B193:.K193])" office:value-type="float" office:value="2.157882432" calcext:value-type="float">
            <text:p>2.15788243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2.5848613" calcext:value-type="float">
            <text:p>2.5848613</text:p>
          </table:table-cell>
          <table:table-cell office:value-type="float" office:value="0.9818305" calcext:value-type="float">
            <text:p>0.9818305</text:p>
          </table:table-cell>
          <table:table-cell office:value-type="float" office:value="2.7060497" calcext:value-type="float">
            <text:p>2.7060497</text:p>
          </table:table-cell>
          <table:table-cell office:value-type="float" office:value="1.469069" calcext:value-type="float">
            <text:p>1.469069</text:p>
          </table:table-cell>
          <table:table-cell office:value-type="float" office:value="3.9338639" calcext:value-type="float">
            <text:p>3.9338639</text:p>
          </table:table-cell>
          <table:table-cell office:value-type="float" office:value="1.3991822" calcext:value-type="float">
            <text:p>1.3991822</text:p>
          </table:table-cell>
          <table:table-cell office:value-type="float" office:value="2.4308176" calcext:value-type="float">
            <text:p>2.4308176</text:p>
          </table:table-cell>
          <table:table-cell office:value-type="float" office:value="0.4310744" calcext:value-type="float">
            <text:p>0.4310744</text:p>
          </table:table-cell>
          <table:table-cell office:value-type="float" office:value="4.442976" calcext:value-type="float">
            <text:p>4.442976</text:p>
          </table:table-cell>
          <table:table-cell office:value-type="float" office:value="1.4779351" calcext:value-type="float">
            <text:p>1.4779351</text:p>
          </table:table-cell>
          <table:table-cell table:formula="of:=AVERAGE([.B194:.K194])" office:value-type="float" office:value="2.18576597" calcext:value-type="float">
            <text:p>2.18576597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2.588318" calcext:value-type="float">
            <text:p>2.588318</text:p>
          </table:table-cell>
          <table:table-cell office:value-type="float" office:value="1.052079" calcext:value-type="float">
            <text:p>1.052079</text:p>
          </table:table-cell>
          <table:table-cell office:value-type="float" office:value="2.6223314" calcext:value-type="float">
            <text:p>2.6223314</text:p>
          </table:table-cell>
          <table:table-cell office:value-type="float" office:value="1.6477683" calcext:value-type="float">
            <text:p>1.6477683</text:p>
          </table:table-cell>
          <table:table-cell office:value-type="float" office:value="3.7779777" calcext:value-type="float">
            <text:p>3.7779777</text:p>
          </table:table-cell>
          <table:table-cell office:value-type="float" office:value="1.526692" calcext:value-type="float">
            <text:p>1.526692</text:p>
          </table:table-cell>
          <table:table-cell office:value-type="float" office:value="2.5408566" calcext:value-type="float">
            <text:p>2.5408566</text:p>
          </table:table-cell>
          <table:table-cell office:value-type="float" office:value="0.3862467" calcext:value-type="float">
            <text:p>0.3862467</text:p>
          </table:table-cell>
          <table:table-cell office:value-type="float" office:value="4.317798" calcext:value-type="float">
            <text:p>4.317798</text:p>
          </table:table-cell>
          <table:table-cell office:value-type="float" office:value="1.5025269" calcext:value-type="float">
            <text:p>1.5025269</text:p>
          </table:table-cell>
          <table:table-cell table:formula="of:=AVERAGE([.B195:.K195])" office:value-type="float" office:value="2.19625946" calcext:value-type="float">
            <text:p>2.19625946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2.5855186" calcext:value-type="float">
            <text:p>2.5855186</text:p>
          </table:table-cell>
          <table:table-cell office:value-type="float" office:value="1.0264369" calcext:value-type="float">
            <text:p>1.0264369</text:p>
          </table:table-cell>
          <table:table-cell office:value-type="float" office:value="2.7291238" calcext:value-type="float">
            <text:p>2.7291238</text:p>
          </table:table-cell>
          <table:table-cell office:value-type="float" office:value="1.9989818" calcext:value-type="float">
            <text:p>1.9989818</text:p>
          </table:table-cell>
          <table:table-cell office:value-type="float" office:value="3.7291043" calcext:value-type="float">
            <text:p>3.7291043</text:p>
          </table:table-cell>
          <table:table-cell office:value-type="float" office:value="1.2812953" calcext:value-type="float">
            <text:p>1.2812953</text:p>
          </table:table-cell>
          <table:table-cell office:value-type="float" office:value="2.3831062" calcext:value-type="float">
            <text:p>2.3831062</text:p>
          </table:table-cell>
          <table:table-cell office:value-type="float" office:value="0.43759316" calcext:value-type="float">
            <text:p>0.43759316</text:p>
          </table:table-cell>
          <table:table-cell office:value-type="float" office:value="4.307761" calcext:value-type="float">
            <text:p>4.307761</text:p>
          </table:table-cell>
          <table:table-cell office:value-type="float" office:value="1.4821341" calcext:value-type="float">
            <text:p>1.4821341</text:p>
          </table:table-cell>
          <table:table-cell table:formula="of:=AVERAGE([.B196:.K196])" office:value-type="float" office:value="2.196105516" calcext:value-type="float">
            <text:p>2.196105516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2.5886137" calcext:value-type="float">
            <text:p>2.5886137</text:p>
          </table:table-cell>
          <table:table-cell office:value-type="float" office:value="1.0157359" calcext:value-type="float">
            <text:p>1.0157359</text:p>
          </table:table-cell>
          <table:table-cell office:value-type="float" office:value="2.654372" calcext:value-type="float">
            <text:p>2.654372</text:p>
          </table:table-cell>
          <table:table-cell office:value-type="float" office:value="1.4815141" calcext:value-type="float">
            <text:p>1.4815141</text:p>
          </table:table-cell>
          <table:table-cell office:value-type="float" office:value="3.5666664" calcext:value-type="float">
            <text:p>3.5666664</text:p>
          </table:table-cell>
          <table:table-cell office:value-type="float" office:value="1.4033127" calcext:value-type="float">
            <text:p>1.4033127</text:p>
          </table:table-cell>
          <table:table-cell office:value-type="float" office:value="2.5508351" calcext:value-type="float">
            <text:p>2.5508351</text:p>
          </table:table-cell>
          <table:table-cell office:value-type="float" office:value="0.4164533" calcext:value-type="float">
            <text:p>0.4164533</text:p>
          </table:table-cell>
          <table:table-cell office:value-type="float" office:value="4.4581604" calcext:value-type="float">
            <text:p>4.4581604</text:p>
          </table:table-cell>
          <table:table-cell office:value-type="float" office:value="1.4821341" calcext:value-type="float">
            <text:p>1.4821341</text:p>
          </table:table-cell>
          <table:table-cell table:formula="of:=AVERAGE([.B197:.K197])" office:value-type="float" office:value="2.16177977" calcext:value-type="float">
            <text:p>2.16177977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2.5886183" calcext:value-type="float">
            <text:p>2.5886183</text:p>
          </table:table-cell>
          <table:table-cell office:value-type="float" office:value="1.069895" calcext:value-type="float">
            <text:p>1.069895</text:p>
          </table:table-cell>
          <table:table-cell office:value-type="float" office:value="2.7291238" calcext:value-type="float">
            <text:p>2.7291238</text:p>
          </table:table-cell>
          <table:table-cell office:value-type="float" office:value="1.4459666" calcext:value-type="float">
            <text:p>1.4459666</text:p>
          </table:table-cell>
          <table:table-cell office:value-type="float" office:value="3.646384" calcext:value-type="float">
            <text:p>3.646384</text:p>
          </table:table-cell>
          <table:table-cell office:value-type="float" office:value="1.2812953" calcext:value-type="float">
            <text:p>1.2812953</text:p>
          </table:table-cell>
          <table:table-cell office:value-type="float" office:value="2.3927698" calcext:value-type="float">
            <text:p>2.3927698</text:p>
          </table:table-cell>
          <table:table-cell office:value-type="float" office:value="0.43798894" calcext:value-type="float">
            <text:p>0.43798894</text:p>
          </table:table-cell>
          <table:table-cell office:value-type="float" office:value="4.448675" calcext:value-type="float">
            <text:p>4.448675</text:p>
          </table:table-cell>
          <table:table-cell office:value-type="float" office:value="1.4895273" calcext:value-type="float">
            <text:p>1.4895273</text:p>
          </table:table-cell>
          <table:table-cell table:formula="of:=AVERAGE([.B198:.K198])" office:value-type="float" office:value="2.153024404" calcext:value-type="float">
            <text:p>2.153024404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2.765061" calcext:value-type="float">
            <text:p>2.765061</text:p>
          </table:table-cell>
          <table:table-cell office:value-type="float" office:value="1.0304629" calcext:value-type="float">
            <text:p>1.0304629</text:p>
          </table:table-cell>
          <table:table-cell office:value-type="float" office:value="2.7060497" calcext:value-type="float">
            <text:p>2.7060497</text:p>
          </table:table-cell>
          <table:table-cell office:value-type="float" office:value="1.3491144" calcext:value-type="float">
            <text:p>1.3491144</text:p>
          </table:table-cell>
          <table:table-cell office:value-type="float" office:value="3.6697264" calcext:value-type="float">
            <text:p>3.6697264</text:p>
          </table:table-cell>
          <table:table-cell office:value-type="float" office:value="1.2486778" calcext:value-type="float">
            <text:p>1.2486778</text:p>
          </table:table-cell>
          <table:table-cell office:value-type="float" office:value="2.4460566" calcext:value-type="float">
            <text:p>2.4460566</text:p>
          </table:table-cell>
          <table:table-cell office:value-type="float" office:value="0.41901755" calcext:value-type="float">
            <text:p>0.41901755</text:p>
          </table:table-cell>
          <table:table-cell office:value-type="float" office:value="4.660952" calcext:value-type="float">
            <text:p>4.660952</text:p>
          </table:table-cell>
          <table:table-cell office:value-type="float" office:value="1.5062597" calcext:value-type="float">
            <text:p>1.5062597</text:p>
          </table:table-cell>
          <table:table-cell table:formula="of:=AVERAGE([.B199:.K199])" office:value-type="float" office:value="2.180137805" calcext:value-type="float">
            <text:p>2.180137805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2.4294553" calcext:value-type="float">
            <text:p>2.4294553</text:p>
          </table:table-cell>
          <table:table-cell office:value-type="float" office:value="0.7549167" calcext:value-type="float">
            <text:p>0.7549167</text:p>
          </table:table-cell>
          <table:table-cell office:value-type="float" office:value="2.7109847" calcext:value-type="float">
            <text:p>2.7109847</text:p>
          </table:table-cell>
          <table:table-cell office:value-type="float" office:value="2.0490143" calcext:value-type="float">
            <text:p>2.0490143</text:p>
          </table:table-cell>
          <table:table-cell office:value-type="float" office:value="3.6476414" calcext:value-type="float">
            <text:p>3.6476414</text:p>
          </table:table-cell>
          <table:table-cell office:value-type="float" office:value="1.5171239" calcext:value-type="float">
            <text:p>1.5171239</text:p>
          </table:table-cell>
          <table:table-cell office:value-type="float" office:value="2.4693794" calcext:value-type="float">
            <text:p>2.4693794</text:p>
          </table:table-cell>
          <table:table-cell office:value-type="float" office:value="0.41821" calcext:value-type="float">
            <text:p>0.41821</text:p>
          </table:table-cell>
          <table:table-cell office:value-type="float" office:value="5.387956" calcext:value-type="float">
            <text:p>5.387956</text:p>
          </table:table-cell>
          <table:table-cell office:value-type="float" office:value="1.5422561" calcext:value-type="float">
            <text:p>1.5422561</text:p>
          </table:table-cell>
          <table:table-cell table:formula="of:=AVERAGE([.B200:.K200])" office:value-type="float" office:value="2.29269378" calcext:value-type="float">
            <text:p>2.29269378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2.445609" calcext:value-type="float">
            <text:p>2.445609</text:p>
          </table:table-cell>
          <table:table-cell office:value-type="float" office:value="0.76392114" calcext:value-type="float">
            <text:p>0.76392114</text:p>
          </table:table-cell>
          <table:table-cell office:value-type="float" office:value="2.606995" calcext:value-type="float">
            <text:p>2.606995</text:p>
          </table:table-cell>
          <table:table-cell office:value-type="float" office:value="1.8880109" calcext:value-type="float">
            <text:p>1.8880109</text:p>
          </table:table-cell>
          <table:table-cell office:value-type="float" office:value="3.6476414" calcext:value-type="float">
            <text:p>3.6476414</text:p>
          </table:table-cell>
          <table:table-cell office:value-type="float" office:value="1.2789347" calcext:value-type="float">
            <text:p>1.2789347</text:p>
          </table:table-cell>
          <table:table-cell office:value-type="float" office:value="2.453228" calcext:value-type="float">
            <text:p>2.453228</text:p>
          </table:table-cell>
          <table:table-cell office:value-type="float" office:value="0.41882756" calcext:value-type="float">
            <text:p>0.41882756</text:p>
          </table:table-cell>
          <table:table-cell office:value-type="float" office:value="5.4197407" calcext:value-type="float">
            <text:p>5.4197407</text:p>
          </table:table-cell>
          <table:table-cell office:value-type="float" office:value="1.6478155" calcext:value-type="float">
            <text:p>1.6478155</text:p>
          </table:table-cell>
          <table:table-cell table:formula="of:=AVERAGE([.B201:.K201])" office:value-type="float" office:value="2.25707239" calcext:value-type="float">
            <text:p>2.25707239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2.6516767" calcext:value-type="float">
            <text:p>2.6516767</text:p>
          </table:table-cell>
          <table:table-cell office:value-type="float" office:value="0.52149653" calcext:value-type="float">
            <text:p>0.52149653</text:p>
          </table:table-cell>
          <table:table-cell office:value-type="float" office:value="2.640331" calcext:value-type="float">
            <text:p>2.640331</text:p>
          </table:table-cell>
          <table:table-cell office:value-type="float" office:value="1.6580003" calcext:value-type="float">
            <text:p>1.6580003</text:p>
          </table:table-cell>
          <table:table-cell office:value-type="float" office:value="3.6214626" calcext:value-type="float">
            <text:p>3.6214626</text:p>
          </table:table-cell>
          <table:table-cell office:value-type="float" office:value="1.5101769" calcext:value-type="float">
            <text:p>1.5101769</text:p>
          </table:table-cell>
          <table:table-cell office:value-type="float" office:value="2.3912134" calcext:value-type="float">
            <text:p>2.3912134</text:p>
          </table:table-cell>
          <table:table-cell office:value-type="float" office:value="0.4331352" calcext:value-type="float">
            <text:p>0.4331352</text:p>
          </table:table-cell>
          <table:table-cell office:value-type="float" office:value="5.245883" calcext:value-type="float">
            <text:p>5.245883</text:p>
          </table:table-cell>
          <table:table-cell office:value-type="float" office:value="1.6399659" calcext:value-type="float">
            <text:p>1.6399659</text:p>
          </table:table-cell>
          <table:table-cell table:formula="of:=AVERAGE([.B202:.K202])" office:value-type="float" office:value="2.231334153" calcext:value-type="float">
            <text:p>2.231334153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2.6783333" calcext:value-type="float">
            <text:p>2.6783333</text:p>
          </table:table-cell>
          <table:table-cell office:value-type="float" office:value="1.0782193" calcext:value-type="float">
            <text:p>1.0782193</text:p>
          </table:table-cell>
          <table:table-cell office:value-type="float" office:value="2.6546097" calcext:value-type="float">
            <text:p>2.6546097</text:p>
          </table:table-cell>
          <table:table-cell office:value-type="float" office:value="1.5864627" calcext:value-type="float">
            <text:p>1.5864627</text:p>
          </table:table-cell>
          <table:table-cell office:value-type="float" office:value="3.6702378" calcext:value-type="float">
            <text:p>3.6702378</text:p>
          </table:table-cell>
          <table:table-cell office:value-type="float" office:value="1.4677275" calcext:value-type="float">
            <text:p>1.4677275</text:p>
          </table:table-cell>
          <table:table-cell office:value-type="float" office:value="2.3912134" calcext:value-type="float">
            <text:p>2.3912134</text:p>
          </table:table-cell>
          <table:table-cell office:value-type="float" office:value="0.41211566" calcext:value-type="float">
            <text:p>0.41211566</text:p>
          </table:table-cell>
          <table:table-cell office:value-type="float" office:value="4.7274137" calcext:value-type="float">
            <text:p>4.7274137</text:p>
          </table:table-cell>
          <table:table-cell office:value-type="float" office:value="1.6556857" calcext:value-type="float">
            <text:p>1.6556857</text:p>
          </table:table-cell>
          <table:table-cell table:formula="of:=AVERAGE([.B203:.K203])" office:value-type="float" office:value="2.232201876" calcext:value-type="float">
            <text:p>2.232201876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2.794176" calcext:value-type="float">
            <text:p>2.794176</text:p>
          </table:table-cell>
          <table:table-cell office:value-type="float" office:value="1.0864731" calcext:value-type="float">
            <text:p>1.0864731</text:p>
          </table:table-cell>
          <table:table-cell office:value-type="float" office:value="2.6138034" calcext:value-type="float">
            <text:p>2.6138034</text:p>
          </table:table-cell>
          <table:table-cell office:value-type="float" office:value="1.6899277" calcext:value-type="float">
            <text:p>1.6899277</text:p>
          </table:table-cell>
          <table:table-cell office:value-type="float" office:value="3.6476989" calcext:value-type="float">
            <text:p>3.6476989</text:p>
          </table:table-cell>
          <table:table-cell office:value-type="float" office:value="1.385554" calcext:value-type="float">
            <text:p>1.385554</text:p>
          </table:table-cell>
          <table:table-cell office:value-type="float" office:value="2.4207413" calcext:value-type="float">
            <text:p>2.4207413</text:p>
          </table:table-cell>
          <table:table-cell office:value-type="float" office:value="0.4176955" calcext:value-type="float">
            <text:p>0.4176955</text:p>
          </table:table-cell>
          <table:table-cell office:value-type="float" office:value="4.9636197" calcext:value-type="float">
            <text:p>4.9636197</text:p>
          </table:table-cell>
          <table:table-cell office:value-type="float" office:value="1.5363104" calcext:value-type="float">
            <text:p>1.5363104</text:p>
          </table:table-cell>
          <table:table-cell table:formula="of:=AVERAGE([.B204:.K204])" office:value-type="float" office:value="2.2556" calcext:value-type="float">
            <text:p>2.2556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2.8040257" calcext:value-type="float">
            <text:p>2.8040257</text:p>
          </table:table-cell>
          <table:table-cell office:value-type="float" office:value="1.0172378" calcext:value-type="float">
            <text:p>1.0172378</text:p>
          </table:table-cell>
          <table:table-cell office:value-type="float" office:value="2.7110803" calcext:value-type="float">
            <text:p>2.7110803</text:p>
          </table:table-cell>
          <table:table-cell office:value-type="float" office:value="1.632887" calcext:value-type="float">
            <text:p>1.632887</text:p>
          </table:table-cell>
          <table:table-cell office:value-type="float" office:value="3.6585324" calcext:value-type="float">
            <text:p>3.6585324</text:p>
          </table:table-cell>
          <table:table-cell office:value-type="float" office:value="1.4812409" calcext:value-type="float">
            <text:p>1.4812409</text:p>
          </table:table-cell>
          <table:table-cell office:value-type="float" office:value="2.3909159" calcext:value-type="float">
            <text:p>2.3909159</text:p>
          </table:table-cell>
          <table:table-cell office:value-type="float" office:value="0.4120438" calcext:value-type="float">
            <text:p>0.4120438</text:p>
          </table:table-cell>
          <table:table-cell office:value-type="float" office:value="5.179272" calcext:value-type="float">
            <text:p>5.179272</text:p>
          </table:table-cell>
          <table:table-cell office:value-type="float" office:value="1.5413098" calcext:value-type="float">
            <text:p>1.5413098</text:p>
          </table:table-cell>
          <table:table-cell table:formula="of:=AVERAGE([.B205:.K205])" office:value-type="float" office:value="2.28285456" calcext:value-type="float">
            <text:p>2.28285456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2.758501" calcext:value-type="float">
            <text:p>2.758501</text:p>
          </table:table-cell>
          <table:table-cell office:value-type="float" office:value="0.76350254" calcext:value-type="float">
            <text:p>0.76350254</text:p>
          </table:table-cell>
          <table:table-cell office:value-type="float" office:value="2.2352061" calcext:value-type="float">
            <text:p>2.2352061</text:p>
          </table:table-cell>
          <table:table-cell office:value-type="float" office:value="2.0378613" calcext:value-type="float">
            <text:p>2.0378613</text:p>
          </table:table-cell>
          <table:table-cell office:value-type="float" office:value="3.6700454" calcext:value-type="float">
            <text:p>3.6700454</text:p>
          </table:table-cell>
          <table:table-cell office:value-type="float" office:value="1.5337561" calcext:value-type="float">
            <text:p>1.5337561</text:p>
          </table:table-cell>
          <table:table-cell office:value-type="float" office:value="2.419873" calcext:value-type="float">
            <text:p>2.419873</text:p>
          </table:table-cell>
          <table:table-cell office:value-type="float" office:value="0.42029142" calcext:value-type="float">
            <text:p>0.42029142</text:p>
          </table:table-cell>
          <table:table-cell office:value-type="float" office:value="4.3059297" calcext:value-type="float">
            <text:p>4.3059297</text:p>
          </table:table-cell>
          <table:table-cell office:value-type="float" office:value="1.6399659" calcext:value-type="float">
            <text:p>1.6399659</text:p>
          </table:table-cell>
          <table:table-cell table:formula="of:=AVERAGE([.B206:.K206])" office:value-type="float" office:value="2.178493246" calcext:value-type="float">
            <text:p>2.178493246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2.6946974" calcext:value-type="float">
            <text:p>2.6946974</text:p>
          </table:table-cell>
          <table:table-cell office:value-type="float" office:value="0.92956346" calcext:value-type="float">
            <text:p>0.92956346</text:p>
          </table:table-cell>
          <table:table-cell office:value-type="float" office:value="2.6474023" calcext:value-type="float">
            <text:p>2.6474023</text:p>
          </table:table-cell>
          <table:table-cell office:value-type="float" office:value="2.0232093" calcext:value-type="float">
            <text:p>2.0232093</text:p>
          </table:table-cell>
          <table:table-cell office:value-type="float" office:value="3.6702378" calcext:value-type="float">
            <text:p>3.6702378</text:p>
          </table:table-cell>
          <table:table-cell office:value-type="float" office:value="1.526692" calcext:value-type="float">
            <text:p>1.526692</text:p>
          </table:table-cell>
          <table:table-cell office:value-type="float" office:value="2.3918126" calcext:value-type="float">
            <text:p>2.3918126</text:p>
          </table:table-cell>
          <table:table-cell office:value-type="float" office:value="0.4142009" calcext:value-type="float">
            <text:p>0.4142009</text:p>
          </table:table-cell>
          <table:table-cell office:value-type="float" office:value="4.3964944" calcext:value-type="float">
            <text:p>4.3964944</text:p>
          </table:table-cell>
          <table:table-cell office:value-type="float" office:value="1.6551932" calcext:value-type="float">
            <text:p>1.6551932</text:p>
          </table:table-cell>
          <table:table-cell table:formula="of:=AVERAGE([.B207:.K207])" office:value-type="float" office:value="2.234950336" calcext:value-type="float">
            <text:p>2.234950336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2.6954443" calcext:value-type="float">
            <text:p>2.6954443</text:p>
          </table:table-cell>
          <table:table-cell office:value-type="float" office:value="1.048935" calcext:value-type="float">
            <text:p>1.048935</text:p>
          </table:table-cell>
          <table:table-cell office:value-type="float" office:value="2.6560457" calcext:value-type="float">
            <text:p>2.6560457</text:p>
          </table:table-cell>
          <table:table-cell office:value-type="float" office:value="2.051192" calcext:value-type="float">
            <text:p>2.051192</text:p>
          </table:table-cell>
          <table:table-cell office:value-type="float" office:value="3.6641936" calcext:value-type="float">
            <text:p>3.6641936</text:p>
          </table:table-cell>
          <table:table-cell office:value-type="float" office:value="1.509847" calcext:value-type="float">
            <text:p>1.509847</text:p>
          </table:table-cell>
          <table:table-cell office:value-type="float" office:value="2.3823187" calcext:value-type="float">
            <text:p>2.3823187</text:p>
          </table:table-cell>
          <table:table-cell office:value-type="float" office:value="0.47075006" calcext:value-type="float">
            <text:p>0.47075006</text:p>
          </table:table-cell>
          <table:table-cell office:value-type="float" office:value="5.642794" calcext:value-type="float">
            <text:p>5.642794</text:p>
          </table:table-cell>
          <table:table-cell office:value-type="float" office:value="1.6551932" calcext:value-type="float">
            <text:p>1.6551932</text:p>
          </table:table-cell>
          <table:table-cell table:formula="of:=AVERAGE([.B208:.K208])" office:value-type="float" office:value="2.377671356" calcext:value-type="float">
            <text:p>2.377671356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.873454" calcext:value-type="float">
            <text:p>1.873454</text:p>
          </table:table-cell>
          <table:table-cell office:value-type="float" office:value="0.754548" calcext:value-type="float">
            <text:p>0.754548</text:p>
          </table:table-cell>
          <table:table-cell office:value-type="float" office:value="2.6541772" calcext:value-type="float">
            <text:p>2.6541772</text:p>
          </table:table-cell>
          <table:table-cell office:value-type="float" office:value="2.0637493" calcext:value-type="float">
            <text:p>2.0637493</text:p>
          </table:table-cell>
          <table:table-cell office:value-type="float" office:value="3.6471567" calcext:value-type="float">
            <text:p>3.6471567</text:p>
          </table:table-cell>
          <table:table-cell office:value-type="float" office:value="1.4976181" calcext:value-type="float">
            <text:p>1.4976181</text:p>
          </table:table-cell>
          <table:table-cell office:value-type="float" office:value="2.457954" calcext:value-type="float">
            <text:p>2.457954</text:p>
          </table:table-cell>
          <table:table-cell office:value-type="float" office:value="0.41749236" calcext:value-type="float">
            <text:p>0.41749236</text:p>
          </table:table-cell>
          <table:table-cell office:value-type="float" office:value="5.7481394" calcext:value-type="float">
            <text:p>5.7481394</text:p>
          </table:table-cell>
          <table:table-cell office:value-type="float" office:value="1.4675568" calcext:value-type="float">
            <text:p>1.4675568</text:p>
          </table:table-cell>
          <table:table-cell table:formula="of:=AVERAGE([.B209:.K209])" office:value-type="float" office:value="2.258184586" calcext:value-type="float">
            <text:p>2.258184586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2.5492206" calcext:value-type="float">
            <text:p>2.5492206</text:p>
          </table:table-cell>
          <table:table-cell office:value-type="float" office:value="0.92934906" calcext:value-type="float">
            <text:p>0.92934906</text:p>
          </table:table-cell>
          <table:table-cell office:value-type="float" office:value="2.4512568" calcext:value-type="float">
            <text:p>2.4512568</text:p>
          </table:table-cell>
          <table:table-cell office:value-type="float" office:value="1.7048843" calcext:value-type="float">
            <text:p>1.7048843</text:p>
          </table:table-cell>
          <table:table-cell office:value-type="float" office:value="3.6486115" calcext:value-type="float">
            <text:p>3.6486115</text:p>
          </table:table-cell>
          <table:table-cell office:value-type="float" office:value="1.5129989" calcext:value-type="float">
            <text:p>1.5129989</text:p>
          </table:table-cell>
          <table:table-cell office:value-type="float" office:value="2.4805355" calcext:value-type="float">
            <text:p>2.4805355</text:p>
          </table:table-cell>
          <table:table-cell office:value-type="float" office:value="0.4705027" calcext:value-type="float">
            <text:p>0.4705027</text:p>
          </table:table-cell>
          <table:table-cell office:value-type="float" office:value="5.347627" calcext:value-type="float">
            <text:p>5.347627</text:p>
          </table:table-cell>
          <table:table-cell office:value-type="float" office:value="1.538473" calcext:value-type="float">
            <text:p>1.538473</text:p>
          </table:table-cell>
          <table:table-cell table:formula="of:=AVERAGE([.B210:.K210])" office:value-type="float" office:value="2.263345936" calcext:value-type="float">
            <text:p>2.263345936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.398176" calcext:value-type="float">
            <text:p>2.398176</text:p>
          </table:table-cell>
          <table:table-cell office:value-type="float" office:value="0.79198116" calcext:value-type="float">
            <text:p>0.79198116</text:p>
          </table:table-cell>
          <table:table-cell office:value-type="float" office:value="2.6494377" calcext:value-type="float">
            <text:p>2.6494377</text:p>
          </table:table-cell>
          <table:table-cell office:value-type="float" office:value="2.0951197" calcext:value-type="float">
            <text:p>2.0951197</text:p>
          </table:table-cell>
          <table:table-cell office:value-type="float" office:value="3.7135944" calcext:value-type="float">
            <text:p>3.7135944</text:p>
          </table:table-cell>
          <table:table-cell office:value-type="float" office:value="1.5158995" calcext:value-type="float">
            <text:p>1.5158995</text:p>
          </table:table-cell>
          <table:table-cell office:value-type="float" office:value="2.4875002" calcext:value-type="float">
            <text:p>2.4875002</text:p>
          </table:table-cell>
          <table:table-cell office:value-type="float" office:value="0.45653903" calcext:value-type="float">
            <text:p>0.45653903</text:p>
          </table:table-cell>
          <table:table-cell office:value-type="float" office:value="4.453282" calcext:value-type="float">
            <text:p>4.453282</text:p>
          </table:table-cell>
          <table:table-cell office:value-type="float" office:value="1.5412409" calcext:value-type="float">
            <text:p>1.5412409</text:p>
          </table:table-cell>
          <table:table-cell table:formula="of:=AVERAGE([.B211:.K211])" office:value-type="float" office:value="2.210277059" calcext:value-type="float">
            <text:p>2.210277059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2.7175922" calcext:value-type="float">
            <text:p>2.7175922</text:p>
          </table:table-cell>
          <table:table-cell office:value-type="float" office:value="0.9660215" calcext:value-type="float">
            <text:p>0.9660215</text:p>
          </table:table-cell>
          <table:table-cell office:value-type="float" office:value="2.657185" calcext:value-type="float">
            <text:p>2.657185</text:p>
          </table:table-cell>
          <table:table-cell office:value-type="float" office:value="2.0979598" calcext:value-type="float">
            <text:p>2.0979598</text:p>
          </table:table-cell>
          <table:table-cell office:value-type="float" office:value="3.7193964" calcext:value-type="float">
            <text:p>3.7193964</text:p>
          </table:table-cell>
          <table:table-cell office:value-type="float" office:value="1.4675683" calcext:value-type="float">
            <text:p>1.4675683</text:p>
          </table:table-cell>
          <table:table-cell office:value-type="float" office:value="2.3907795" calcext:value-type="float">
            <text:p>2.3907795</text:p>
          </table:table-cell>
          <table:table-cell office:value-type="float" office:value="0.43049228" calcext:value-type="float">
            <text:p>0.43049228</text:p>
          </table:table-cell>
          <table:table-cell office:value-type="float" office:value="4.283906" calcext:value-type="float">
            <text:p>4.283906</text:p>
          </table:table-cell>
          <table:table-cell office:value-type="float" office:value="1.5420198" calcext:value-type="float">
            <text:p>1.5420198</text:p>
          </table:table-cell>
          <table:table-cell table:formula="of:=AVERAGE([.B212:.K212])" office:value-type="float" office:value="2.227292078" calcext:value-type="float">
            <text:p>2.227292078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.2279775" calcext:value-type="float">
            <text:p>2.2279775</text:p>
          </table:table-cell>
          <table:table-cell office:value-type="float" office:value="0.7868399" calcext:value-type="float">
            <text:p>0.7868399</text:p>
          </table:table-cell>
          <table:table-cell office:value-type="float" office:value="2.6571653" calcext:value-type="float">
            <text:p>2.6571653</text:p>
          </table:table-cell>
          <table:table-cell office:value-type="float" office:value="2.1636727" calcext:value-type="float">
            <text:p>2.1636727</text:p>
          </table:table-cell>
          <table:table-cell office:value-type="float" office:value="3.711871" calcext:value-type="float">
            <text:p>3.711871</text:p>
          </table:table-cell>
          <table:table-cell office:value-type="float" office:value="1.4032948" calcext:value-type="float">
            <text:p>1.4032948</text:p>
          </table:table-cell>
          <table:table-cell office:value-type="float" office:value="2.1665523" calcext:value-type="float">
            <text:p>2.1665523</text:p>
          </table:table-cell>
          <table:table-cell office:value-type="float" office:value="0.4788646" calcext:value-type="float">
            <text:p>0.4788646</text:p>
          </table:table-cell>
          <table:table-cell office:value-type="float" office:value="4.249097" calcext:value-type="float">
            <text:p>4.249097</text:p>
          </table:table-cell>
          <table:table-cell office:value-type="float" office:value="1.1905736" calcext:value-type="float">
            <text:p>1.1905736</text:p>
          </table:table-cell>
          <table:table-cell table:formula="of:=AVERAGE([.B213:.K213])" office:value-type="float" office:value="2.10359087" calcext:value-type="float">
            <text:p>2.10359087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2.5401196" calcext:value-type="float">
            <text:p>2.5401196</text:p>
          </table:table-cell>
          <table:table-cell office:value-type="float" office:value="0.79198116" calcext:value-type="float">
            <text:p>0.79198116</text:p>
          </table:table-cell>
          <table:table-cell office:value-type="float" office:value="2.6611545" calcext:value-type="float">
            <text:p>2.6611545</text:p>
          </table:table-cell>
          <table:table-cell office:value-type="float" office:value="1.4209723" calcext:value-type="float">
            <text:p>1.4209723</text:p>
          </table:table-cell>
          <table:table-cell office:value-type="float" office:value="3.7296083" calcext:value-type="float">
            <text:p>3.7296083</text:p>
          </table:table-cell>
          <table:table-cell office:value-type="float" office:value="1.4066178" calcext:value-type="float">
            <text:p>1.4066178</text:p>
          </table:table-cell>
          <table:table-cell office:value-type="float" office:value="2.4279552" calcext:value-type="float">
            <text:p>2.4279552</text:p>
          </table:table-cell>
          <table:table-cell office:value-type="float" office:value="0.51723146" calcext:value-type="float">
            <text:p>0.51723146</text:p>
          </table:table-cell>
          <table:table-cell office:value-type="float" office:value="4.4650936" calcext:value-type="float">
            <text:p>4.4650936</text:p>
          </table:table-cell>
          <table:table-cell office:value-type="float" office:value="1.1905736" calcext:value-type="float">
            <text:p>1.1905736</text:p>
          </table:table-cell>
          <table:table-cell table:formula="of:=AVERAGE([.B214:.K214])" office:value-type="float" office:value="2.115130752" calcext:value-type="float">
            <text:p>2.11513075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.818894" calcext:value-type="float">
            <text:p>2.818894</text:p>
          </table:table-cell>
          <table:table-cell office:value-type="float" office:value="0.68746394" calcext:value-type="float">
            <text:p>0.68746394</text:p>
          </table:table-cell>
          <table:table-cell office:value-type="float" office:value="2.6925046" calcext:value-type="float">
            <text:p>2.6925046</text:p>
          </table:table-cell>
          <table:table-cell office:value-type="float" office:value="1.8802729" calcext:value-type="float">
            <text:p>1.8802729</text:p>
          </table:table-cell>
          <table:table-cell office:value-type="float" office:value="3.741873" calcext:value-type="float">
            <text:p>3.741873</text:p>
          </table:table-cell>
          <table:table-cell office:value-type="float" office:value="1.4466914" calcext:value-type="float">
            <text:p>1.4466914</text:p>
          </table:table-cell>
          <table:table-cell office:value-type="float" office:value="2.438755" calcext:value-type="float">
            <text:p>2.438755</text:p>
          </table:table-cell>
          <table:table-cell office:value-type="float" office:value="0.5244012" calcext:value-type="float">
            <text:p>0.5244012</text:p>
          </table:table-cell>
          <table:table-cell office:value-type="float" office:value="3.5190694" calcext:value-type="float">
            <text:p>3.5190694</text:p>
          </table:table-cell>
          <table:table-cell office:value-type="float" office:value="1.6512566" calcext:value-type="float">
            <text:p>1.6512566</text:p>
          </table:table-cell>
          <table:table-cell table:formula="of:=AVERAGE([.B215:.K215])" office:value-type="float" office:value="2.140118204" calcext:value-type="float">
            <text:p>2.140118204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0.8570552" calcext:value-type="float">
            <text:p>0.8570552</text:p>
          </table:table-cell>
          <table:table-cell office:value-type="float" office:value="0.73274094" calcext:value-type="float">
            <text:p>0.73274094</text:p>
          </table:table-cell>
          <table:table-cell office:value-type="float" office:value="2.710612" calcext:value-type="float">
            <text:p>2.710612</text:p>
          </table:table-cell>
          <table:table-cell office:value-type="float" office:value="2.1924872" calcext:value-type="float">
            <text:p>2.1924872</text:p>
          </table:table-cell>
          <table:table-cell office:value-type="float" office:value="3.730927" calcext:value-type="float">
            <text:p>3.730927</text:p>
          </table:table-cell>
          <table:table-cell office:value-type="float" office:value="1.5032314" calcext:value-type="float">
            <text:p>1.5032314</text:p>
          </table:table-cell>
          <table:table-cell office:value-type="float" office:value="2.438755" calcext:value-type="float">
            <text:p>2.438755</text:p>
          </table:table-cell>
          <table:table-cell office:value-type="float" office:value="0.430915" calcext:value-type="float">
            <text:p>0.430915</text:p>
          </table:table-cell>
          <table:table-cell office:value-type="float" office:value="3.519972" calcext:value-type="float">
            <text:p>3.519972</text:p>
          </table:table-cell>
          <table:table-cell office:value-type="float" office:value="1.5906175" calcext:value-type="float">
            <text:p>1.5906175</text:p>
          </table:table-cell>
          <table:table-cell table:formula="of:=AVERAGE([.B216:.K216])" office:value-type="float" office:value="1.970731324" calcext:value-type="float">
            <text:p>1.970731324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.8050694" calcext:value-type="float">
            <text:p>2.8050694</text:p>
          </table:table-cell>
          <table:table-cell office:value-type="float" office:value="0.75602823" calcext:value-type="float">
            <text:p>0.75602823</text:p>
          </table:table-cell>
          <table:table-cell office:value-type="float" office:value="2.7139926" calcext:value-type="float">
            <text:p>2.7139926</text:p>
          </table:table-cell>
          <table:table-cell office:value-type="float" office:value="1.8713309" calcext:value-type="float">
            <text:p>1.8713309</text:p>
          </table:table-cell>
          <table:table-cell office:value-type="float" office:value="3.74975" calcext:value-type="float">
            <text:p>3.74975</text:p>
          </table:table-cell>
          <table:table-cell office:value-type="float" office:value="1.2726685" calcext:value-type="float">
            <text:p>1.2726685</text:p>
          </table:table-cell>
          <table:table-cell office:value-type="float" office:value="2.4334545" calcext:value-type="float">
            <text:p>2.4334545</text:p>
          </table:table-cell>
          <table:table-cell office:value-type="float" office:value="0.3688071" calcext:value-type="float">
            <text:p>0.3688071</text:p>
          </table:table-cell>
          <table:table-cell office:value-type="float" office:value="4.20686" calcext:value-type="float">
            <text:p>4.20686</text:p>
          </table:table-cell>
          <table:table-cell office:value-type="float" office:value="1.6504915" calcext:value-type="float">
            <text:p>1.6504915</text:p>
          </table:table-cell>
          <table:table-cell table:formula="of:=AVERAGE([.B217:.K217])" office:value-type="float" office:value="2.182845273" calcext:value-type="float">
            <text:p>2.182845273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.8104408" calcext:value-type="float">
            <text:p>2.8104408</text:p>
          </table:table-cell>
          <table:table-cell office:value-type="float" office:value="0.84216857" calcext:value-type="float">
            <text:p>0.84216857</text:p>
          </table:table-cell>
          <table:table-cell office:value-type="float" office:value="2.7139926" calcext:value-type="float">
            <text:p>2.7139926</text:p>
          </table:table-cell>
          <table:table-cell office:value-type="float" office:value="1.9441121" calcext:value-type="float">
            <text:p>1.9441121</text:p>
          </table:table-cell>
          <table:table-cell office:value-type="float" office:value="3.4335911" calcext:value-type="float">
            <text:p>3.4335911</text:p>
          </table:table-cell>
          <table:table-cell office:value-type="float" office:value="1.511601" calcext:value-type="float">
            <text:p>1.511601</text:p>
          </table:table-cell>
          <table:table-cell office:value-type="float" office:value="2.5043404" calcext:value-type="float">
            <text:p>2.5043404</text:p>
          </table:table-cell>
          <table:table-cell office:value-type="float" office:value="0.42617524" calcext:value-type="float">
            <text:p>0.42617524</text:p>
          </table:table-cell>
          <table:table-cell office:value-type="float" office:value="5.11234" calcext:value-type="float">
            <text:p>5.11234</text:p>
          </table:table-cell>
          <table:table-cell office:value-type="float" office:value="1.5031894" calcext:value-type="float">
            <text:p>1.5031894</text:p>
          </table:table-cell>
          <table:table-cell table:formula="of:=AVERAGE([.B218:.K218])" office:value-type="float" office:value="2.280195121" calcext:value-type="float">
            <text:p>2.280195121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.8147898" calcext:value-type="float">
            <text:p>2.8147898</text:p>
          </table:table-cell>
          <table:table-cell office:value-type="float" office:value="0.8338088" calcext:value-type="float">
            <text:p>0.8338088</text:p>
          </table:table-cell>
          <table:table-cell office:value-type="float" office:value="2.7134714" calcext:value-type="float">
            <text:p>2.7134714</text:p>
          </table:table-cell>
          <table:table-cell office:value-type="float" office:value="1.5086569" calcext:value-type="float">
            <text:p>1.5086569</text:p>
          </table:table-cell>
          <table:table-cell office:value-type="float" office:value="3.713585" calcext:value-type="float">
            <text:p>3.713585</text:p>
          </table:table-cell>
          <table:table-cell office:value-type="float" office:value="1.3940458" calcext:value-type="float">
            <text:p>1.3940458</text:p>
          </table:table-cell>
          <table:table-cell office:value-type="float" office:value="2.471906" calcext:value-type="float">
            <text:p>2.471906</text:p>
          </table:table-cell>
          <table:table-cell office:value-type="float" office:value="0.5059321" calcext:value-type="float">
            <text:p>0.5059321</text:p>
          </table:table-cell>
          <table:table-cell office:value-type="float" office:value="5.079872" calcext:value-type="float">
            <text:p>5.079872</text:p>
          </table:table-cell>
          <table:table-cell office:value-type="float" office:value="1.637245" calcext:value-type="float">
            <text:p>1.637245</text:p>
          </table:table-cell>
          <table:table-cell table:formula="of:=AVERAGE([.B219:.K219])" office:value-type="float" office:value="2.26733128" calcext:value-type="float">
            <text:p>2.26733128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.8105967" calcext:value-type="float">
            <text:p>2.8105967</text:p>
          </table:table-cell>
          <table:table-cell office:value-type="float" office:value="0.8414015" calcext:value-type="float">
            <text:p>0.8414015</text:p>
          </table:table-cell>
          <table:table-cell office:value-type="float" office:value="2.713053" calcext:value-type="float">
            <text:p>2.713053</text:p>
          </table:table-cell>
          <table:table-cell office:value-type="float" office:value="1.5086569" calcext:value-type="float">
            <text:p>1.5086569</text:p>
          </table:table-cell>
          <table:table-cell office:value-type="float" office:value="3.7493827" calcext:value-type="float">
            <text:p>3.7493827</text:p>
          </table:table-cell>
          <table:table-cell office:value-type="float" office:value="1.5268835" calcext:value-type="float">
            <text:p>1.5268835</text:p>
          </table:table-cell>
          <table:table-cell office:value-type="float" office:value="2.4390244" calcext:value-type="float">
            <text:p>2.4390244</text:p>
          </table:table-cell>
          <table:table-cell office:value-type="float" office:value="0.5074299" calcext:value-type="float">
            <text:p>0.5074299</text:p>
          </table:table-cell>
          <table:table-cell office:value-type="float" office:value="4.753267" calcext:value-type="float">
            <text:p>4.753267</text:p>
          </table:table-cell>
          <table:table-cell office:value-type="float" office:value="1.5119202" calcext:value-type="float">
            <text:p>1.5119202</text:p>
          </table:table-cell>
          <table:table-cell table:formula="of:=AVERAGE([.B220:.K220])" office:value-type="float" office:value="2.23616158" calcext:value-type="float">
            <text:p>2.23616158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2.8145432" calcext:value-type="float">
            <text:p>2.8145432</text:p>
          </table:table-cell>
          <table:table-cell office:value-type="float" office:value="0.82691544" calcext:value-type="float">
            <text:p>0.82691544</text:p>
          </table:table-cell>
          <table:table-cell office:value-type="float" office:value="2.7007463" calcext:value-type="float">
            <text:p>2.7007463</text:p>
          </table:table-cell>
          <table:table-cell office:value-type="float" office:value="1.456714" calcext:value-type="float">
            <text:p>1.456714</text:p>
          </table:table-cell>
          <table:table-cell office:value-type="float" office:value="3.739095" calcext:value-type="float">
            <text:p>3.739095</text:p>
          </table:table-cell>
          <table:table-cell office:value-type="float" office:value="1.3905767" calcext:value-type="float">
            <text:p>1.3905767</text:p>
          </table:table-cell>
          <table:table-cell office:value-type="float" office:value="2.381942" calcext:value-type="float">
            <text:p>2.381942</text:p>
          </table:table-cell>
          <table:table-cell office:value-type="float" office:value="0.5146433" calcext:value-type="float">
            <text:p>0.5146433</text:p>
          </table:table-cell>
          <table:table-cell office:value-type="float" office:value="4.8803782" calcext:value-type="float">
            <text:p>4.8803782</text:p>
          </table:table-cell>
          <table:table-cell office:value-type="float" office:value="1.7148646" calcext:value-type="float">
            <text:p>1.7148646</text:p>
          </table:table-cell>
          <table:table-cell table:formula="of:=AVERAGE([.B221:.K221])" office:value-type="float" office:value="2.242041874" calcext:value-type="float">
            <text:p>2.242041874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2.8083422" calcext:value-type="float">
            <text:p>2.8083422</text:p>
          </table:table-cell>
          <table:table-cell office:value-type="float" office:value="0.8376945" calcext:value-type="float">
            <text:p>0.8376945</text:p>
          </table:table-cell>
          <table:table-cell office:value-type="float" office:value="2.7030227" calcext:value-type="float">
            <text:p>2.7030227</text:p>
          </table:table-cell>
          <table:table-cell office:value-type="float" office:value="1.3822027" calcext:value-type="float">
            <text:p>1.3822027</text:p>
          </table:table-cell>
          <table:table-cell office:value-type="float" office:value="3.7500622" calcext:value-type="float">
            <text:p>3.7500622</text:p>
          </table:table-cell>
          <table:table-cell office:value-type="float" office:value="1.5221082" calcext:value-type="float">
            <text:p>1.5221082</text:p>
          </table:table-cell>
          <table:table-cell office:value-type="float" office:value="2.4453177" calcext:value-type="float">
            <text:p>2.4453177</text:p>
          </table:table-cell>
          <table:table-cell office:value-type="float" office:value="0.51723146" calcext:value-type="float">
            <text:p>0.51723146</text:p>
          </table:table-cell>
          <table:table-cell office:value-type="float" office:value="4.939087" calcext:value-type="float">
            <text:p>4.939087</text:p>
          </table:table-cell>
          <table:table-cell office:value-type="float" office:value="1.688092" calcext:value-type="float">
            <text:p>1.688092</text:p>
          </table:table-cell>
          <table:table-cell table:formula="of:=AVERAGE([.B222:.K222])" office:value-type="float" office:value="2.259316066" calcext:value-type="float">
            <text:p>2.259316066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.8191493" calcext:value-type="float">
            <text:p>2.8191493</text:p>
          </table:table-cell>
          <table:table-cell office:value-type="float" office:value="0.9769096" calcext:value-type="float">
            <text:p>0.9769096</text:p>
          </table:table-cell>
          <table:table-cell office:value-type="float" office:value="2.7451997" calcext:value-type="float">
            <text:p>2.7451997</text:p>
          </table:table-cell>
          <table:table-cell office:value-type="float" office:value="1.5065129" calcext:value-type="float">
            <text:p>1.5065129</text:p>
          </table:table-cell>
          <table:table-cell office:value-type="float" office:value="3.546544" calcext:value-type="float">
            <text:p>3.546544</text:p>
          </table:table-cell>
          <table:table-cell office:value-type="float" office:value="1.27658" calcext:value-type="float">
            <text:p>1.27658</text:p>
          </table:table-cell>
          <table:table-cell office:value-type="float" office:value="2.3905902" calcext:value-type="float">
            <text:p>2.3905902</text:p>
          </table:table-cell>
          <table:table-cell office:value-type="float" office:value="0.40206307" calcext:value-type="float">
            <text:p>0.40206307</text:p>
          </table:table-cell>
          <table:table-cell office:value-type="float" office:value="5.026581" calcext:value-type="float">
            <text:p>5.026581</text:p>
          </table:table-cell>
          <table:table-cell office:value-type="float" office:value="1.5797936" calcext:value-type="float">
            <text:p>1.5797936</text:p>
          </table:table-cell>
          <table:table-cell table:formula="of:=AVERAGE([.B223:.K223])" office:value-type="float" office:value="2.226992337" calcext:value-type="float">
            <text:p>2.226992337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.8186188" calcext:value-type="float">
            <text:p>2.8186188</text:p>
          </table:table-cell>
          <table:table-cell office:value-type="float" office:value="0.966781" calcext:value-type="float">
            <text:p>0.966781</text:p>
          </table:table-cell>
          <table:table-cell office:value-type="float" office:value="2.7309723" calcext:value-type="float">
            <text:p>2.7309723</text:p>
          </table:table-cell>
          <table:table-cell office:value-type="float" office:value="1.3896953" calcext:value-type="float">
            <text:p>1.3896953</text:p>
          </table:table-cell>
          <table:table-cell office:value-type="float" office:value="3.546544" calcext:value-type="float">
            <text:p>3.546544</text:p>
          </table:table-cell>
          <table:table-cell office:value-type="float" office:value="1.3940458" calcext:value-type="float">
            <text:p>1.3940458</text:p>
          </table:table-cell>
          <table:table-cell office:value-type="float" office:value="2.3669448" calcext:value-type="float">
            <text:p>2.3669448</text:p>
          </table:table-cell>
          <table:table-cell office:value-type="float" office:value="0.30510086" calcext:value-type="float">
            <text:p>0.30510086</text:p>
          </table:table-cell>
          <table:table-cell office:value-type="float" office:value="4.7342863" calcext:value-type="float">
            <text:p>4.7342863</text:p>
          </table:table-cell>
          <table:table-cell office:value-type="float" office:value="1.2984436" calcext:value-type="float">
            <text:p>1.2984436</text:p>
          </table:table-cell>
          <table:table-cell table:formula="of:=AVERAGE([.B224:.K224])" office:value-type="float" office:value="2.155143276" calcext:value-type="float">
            <text:p>2.15514327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.8149314" calcext:value-type="float">
            <text:p>2.8149314</text:p>
          </table:table-cell>
          <table:table-cell office:value-type="float" office:value="0.7867859" calcext:value-type="float">
            <text:p>0.7867859</text:p>
          </table:table-cell>
          <table:table-cell office:value-type="float" office:value="2.690674" calcext:value-type="float">
            <text:p>2.690674</text:p>
          </table:table-cell>
          <table:table-cell office:value-type="float" office:value="1.508162" calcext:value-type="float">
            <text:p>1.508162</text:p>
          </table:table-cell>
          <table:table-cell office:value-type="float" office:value="3.3209462" calcext:value-type="float">
            <text:p>3.3209462</text:p>
          </table:table-cell>
          <table:table-cell office:value-type="float" office:value="1.4619553" calcext:value-type="float">
            <text:p>1.4619553</text:p>
          </table:table-cell>
          <table:table-cell office:value-type="float" office:value="2.3607812" calcext:value-type="float">
            <text:p>2.3607812</text:p>
          </table:table-cell>
          <table:table-cell office:value-type="float" office:value="0.5417615" calcext:value-type="float">
            <text:p>0.5417615</text:p>
          </table:table-cell>
          <table:table-cell office:value-type="float" office:value="4.090387" calcext:value-type="float">
            <text:p>4.090387</text:p>
          </table:table-cell>
          <table:table-cell office:value-type="float" office:value="1.7003677" calcext:value-type="float">
            <text:p>1.7003677</text:p>
          </table:table-cell>
          <table:table-cell table:formula="of:=AVERAGE([.B225:.K225])" office:value-type="float" office:value="2.12767522" calcext:value-type="float">
            <text:p>2.12767522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float" office:value="2.1555622" calcext:value-type="float">
            <text:p>2.1555622</text:p>
          </table:table-cell>
          <table:table-cell office:value-type="float" office:value="0.97640926" calcext:value-type="float">
            <text:p>0.97640926</text:p>
          </table:table-cell>
          <table:table-cell office:value-type="float" office:value="2.9050512" calcext:value-type="float">
            <text:p>2.9050512</text:p>
          </table:table-cell>
          <table:table-cell office:value-type="float" office:value="1.5108058" calcext:value-type="float">
            <text:p>1.5108058</text:p>
          </table:table-cell>
          <table:table-cell office:value-type="float" office:value="3.6605072" calcext:value-type="float">
            <text:p>3.6605072</text:p>
          </table:table-cell>
          <table:table-cell office:value-type="float" office:value="1.4622132" calcext:value-type="float">
            <text:p>1.4622132</text:p>
          </table:table-cell>
          <table:table-cell office:value-type="float" office:value="2.3675122" calcext:value-type="float">
            <text:p>2.3675122</text:p>
          </table:table-cell>
          <table:table-cell office:value-type="float" office:value="0.5059321" calcext:value-type="float">
            <text:p>0.5059321</text:p>
          </table:table-cell>
          <table:table-cell office:value-type="float" office:value="5.0392003" calcext:value-type="float">
            <text:p>5.0392003</text:p>
          </table:table-cell>
          <table:table-cell office:value-type="float" office:value="1.7083744" calcext:value-type="float">
            <text:p>1.7083744</text:p>
          </table:table-cell>
          <table:table-cell table:formula="of:=AVERAGE([.B226:.K226])" office:value-type="float" office:value="2.229156786" calcext:value-type="float">
            <text:p>2.229156786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float" office:value="2.8146105" calcext:value-type="float">
            <text:p>2.8146105</text:p>
          </table:table-cell>
          <table:table-cell office:value-type="float" office:value="0.86767745" calcext:value-type="float">
            <text:p>0.86767745</text:p>
          </table:table-cell>
          <table:table-cell office:value-type="float" office:value="2.5871913" calcext:value-type="float">
            <text:p>2.5871913</text:p>
          </table:table-cell>
          <table:table-cell office:value-type="float" office:value="1.2594947" calcext:value-type="float">
            <text:p>1.2594947</text:p>
          </table:table-cell>
          <table:table-cell office:value-type="float" office:value="3.6595616" calcext:value-type="float">
            <text:p>3.6595616</text:p>
          </table:table-cell>
          <table:table-cell office:value-type="float" office:value="1.3920093" calcext:value-type="float">
            <text:p>1.3920093</text:p>
          </table:table-cell>
          <table:table-cell office:value-type="float" office:value="2.390389" calcext:value-type="float">
            <text:p>2.390389</text:p>
          </table:table-cell>
          <table:table-cell office:value-type="float" office:value="0.51408845" calcext:value-type="float">
            <text:p>0.51408845</text:p>
          </table:table-cell>
          <table:table-cell office:value-type="float" office:value="4.5459223" calcext:value-type="float">
            <text:p>4.5459223</text:p>
          </table:table-cell>
          <table:table-cell office:value-type="float" office:value="1.7161493" calcext:value-type="float">
            <text:p>1.7161493</text:p>
          </table:table-cell>
          <table:table-cell table:formula="of:=AVERAGE([.B227:.K227])" office:value-type="float" office:value="2.17470939" calcext:value-type="float">
            <text:p>2.17470939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float" office:value="2.8192298" calcext:value-type="float">
            <text:p>2.8192298</text:p>
          </table:table-cell>
          <table:table-cell office:value-type="float" office:value="0.9831654" calcext:value-type="float">
            <text:p>0.9831654</text:p>
          </table:table-cell>
          <table:table-cell office:value-type="float" office:value="3.2797039" calcext:value-type="float">
            <text:p>3.2797039</text:p>
          </table:table-cell>
          <table:table-cell office:value-type="float" office:value="1.2674046" calcext:value-type="float">
            <text:p>1.2674046</text:p>
          </table:table-cell>
          <table:table-cell office:value-type="float" office:value="3.5795124" calcext:value-type="float">
            <text:p>3.5795124</text:p>
          </table:table-cell>
          <table:table-cell office:value-type="float" office:value="1.4951167" calcext:value-type="float">
            <text:p>1.4951167</text:p>
          </table:table-cell>
          <table:table-cell office:value-type="float" office:value="2.4230893" calcext:value-type="float">
            <text:p>2.4230893</text:p>
          </table:table-cell>
          <table:table-cell office:value-type="float" office:value="0.39022" calcext:value-type="float">
            <text:p>0.39022</text:p>
          </table:table-cell>
          <table:table-cell office:value-type="float" office:value="4.528825" calcext:value-type="float">
            <text:p>4.528825</text:p>
          </table:table-cell>
          <table:table-cell office:value-type="float" office:value="1.5638405" calcext:value-type="float">
            <text:p>1.5638405</text:p>
          </table:table-cell>
          <table:table-cell table:formula="of:=AVERAGE([.B228:.K228])" office:value-type="float" office:value="2.23301076" calcext:value-type="float">
            <text:p>2.23301076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float" office:value="2.804073" calcext:value-type="float">
            <text:p>2.804073</text:p>
          </table:table-cell>
          <table:table-cell office:value-type="float" office:value="0.76577026" calcext:value-type="float">
            <text:p>0.76577026</text:p>
          </table:table-cell>
          <table:table-cell office:value-type="float" office:value="3.0761657" calcext:value-type="float">
            <text:p>3.0761657</text:p>
          </table:table-cell>
          <table:table-cell office:value-type="float" office:value="1.371825" calcext:value-type="float">
            <text:p>1.371825</text:p>
          </table:table-cell>
          <table:table-cell office:value-type="float" office:value="3.7237074" calcext:value-type="float">
            <text:p>3.7237074</text:p>
          </table:table-cell>
          <table:table-cell office:value-type="float" office:value="1.5088699" calcext:value-type="float">
            <text:p>1.5088699</text:p>
          </table:table-cell>
          <table:table-cell office:value-type="float" office:value="2.4284868" calcext:value-type="float">
            <text:p>2.4284868</text:p>
          </table:table-cell>
          <table:table-cell office:value-type="float" office:value="0.36863095" calcext:value-type="float">
            <text:p>0.36863095</text:p>
          </table:table-cell>
          <table:table-cell office:value-type="float" office:value="4.886521" calcext:value-type="float">
            <text:p>4.886521</text:p>
          </table:table-cell>
          <table:table-cell office:value-type="float" office:value="1.5034722" calcext:value-type="float">
            <text:p>1.5034722</text:p>
          </table:table-cell>
          <table:table-cell table:formula="of:=AVERAGE([.B229:.K229])" office:value-type="float" office:value="2.243752221" calcext:value-type="float">
            <text:p>2.243752221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float" office:value="2.8040633" calcext:value-type="float">
            <text:p>2.8040633</text:p>
          </table:table-cell>
          <table:table-cell office:value-type="float" office:value="0.8741784" calcext:value-type="float">
            <text:p>0.8741784</text:p>
          </table:table-cell>
          <table:table-cell office:value-type="float" office:value="3.5410872" calcext:value-type="float">
            <text:p>3.5410872</text:p>
          </table:table-cell>
          <table:table-cell office:value-type="float" office:value="1.4581358" calcext:value-type="float">
            <text:p>1.4581358</text:p>
          </table:table-cell>
          <table:table-cell office:value-type="float" office:value="3.7639997" calcext:value-type="float">
            <text:p>3.7639997</text:p>
          </table:table-cell>
          <table:table-cell office:value-type="float" office:value="1.4715095" calcext:value-type="float">
            <text:p>1.4715095</text:p>
          </table:table-cell>
          <table:table-cell office:value-type="float" office:value="2.5067146" calcext:value-type="float">
            <text:p>2.5067146</text:p>
          </table:table-cell>
          <table:table-cell office:value-type="float" office:value="0.47614178" calcext:value-type="float">
            <text:p>0.47614178</text:p>
          </table:table-cell>
          <table:table-cell office:value-type="float" office:value="4.4083047" calcext:value-type="float">
            <text:p>4.4083047</text:p>
          </table:table-cell>
          <table:table-cell office:value-type="float" office:value="1.6292329" calcext:value-type="float">
            <text:p>1.6292329</text:p>
          </table:table-cell>
          <table:table-cell table:formula="of:=AVERAGE([.B230:.K230])" office:value-type="float" office:value="2.293336788" calcext:value-type="float">
            <text:p>2.293336788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float" office:value="2.8105967" calcext:value-type="float">
            <text:p>2.8105967</text:p>
          </table:table-cell>
          <table:table-cell office:value-type="float" office:value="0.9279777" calcext:value-type="float">
            <text:p>0.9279777</text:p>
          </table:table-cell>
          <table:table-cell office:value-type="float" office:value="2.588093" calcext:value-type="float">
            <text:p>2.588093</text:p>
          </table:table-cell>
          <table:table-cell office:value-type="float" office:value="1.3193213" calcext:value-type="float">
            <text:p>1.3193213</text:p>
          </table:table-cell>
          <table:table-cell office:value-type="float" office:value="3.7240067" calcext:value-type="float">
            <text:p>3.7240067</text:p>
          </table:table-cell>
          <table:table-cell office:value-type="float" office:value="1.4383905" calcext:value-type="float">
            <text:p>1.4383905</text:p>
          </table:table-cell>
          <table:table-cell office:value-type="float" office:value="2.5042562" calcext:value-type="float">
            <text:p>2.5042562</text:p>
          </table:table-cell>
          <table:table-cell office:value-type="float" office:value="0.5059321" calcext:value-type="float">
            <text:p>0.5059321</text:p>
          </table:table-cell>
          <table:table-cell office:value-type="float" office:value="4.0951405" calcext:value-type="float">
            <text:p>4.0951405</text:p>
          </table:table-cell>
          <table:table-cell office:value-type="float" office:value="1.5032386" calcext:value-type="float">
            <text:p>1.5032386</text:p>
          </table:table-cell>
          <table:table-cell table:formula="of:=AVERAGE([.B231:.K231])" office:value-type="float" office:value="2.14169533" calcext:value-type="float">
            <text:p>2.14169533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float" office:value="2.8042374" calcext:value-type="float">
            <text:p>2.8042374</text:p>
          </table:table-cell>
          <table:table-cell office:value-type="float" office:value="0.9838662" calcext:value-type="float">
            <text:p>0.9838662</text:p>
          </table:table-cell>
          <table:table-cell office:value-type="float" office:value="2.3586965" calcext:value-type="float">
            <text:p>2.3586965</text:p>
          </table:table-cell>
          <table:table-cell office:value-type="float" office:value="1.4136382" calcext:value-type="float">
            <text:p>1.4136382</text:p>
          </table:table-cell>
          <table:table-cell office:value-type="float" office:value="3.5531147" calcext:value-type="float">
            <text:p>3.5531147</text:p>
          </table:table-cell>
          <table:table-cell office:value-type="float" office:value="1.5089103" calcext:value-type="float">
            <text:p>1.5089103</text:p>
          </table:table-cell>
          <table:table-cell office:value-type="float" office:value="2.612513" calcext:value-type="float">
            <text:p>2.612513</text:p>
          </table:table-cell>
          <table:table-cell office:value-type="float" office:value="0.5142825" calcext:value-type="float">
            <text:p>0.5142825</text:p>
          </table:table-cell>
          <table:table-cell office:value-type="float" office:value="4.381658" calcext:value-type="float">
            <text:p>4.381658</text:p>
          </table:table-cell>
          <table:table-cell office:value-type="float" office:value="1.0677093" calcext:value-type="float">
            <text:p>1.0677093</text:p>
          </table:table-cell>
          <table:table-cell table:formula="of:=AVERAGE([.B232:.K232])" office:value-type="float" office:value="2.11986261" calcext:value-type="float">
            <text:p>2.11986261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float" office:value="0.49299616" calcext:value-type="float">
            <text:p>0.49299616</text:p>
          </table:table-cell>
          <table:table-cell office:value-type="float" office:value="0.8413755" calcext:value-type="float">
            <text:p>0.8413755</text:p>
          </table:table-cell>
          <table:table-cell office:value-type="float" office:value="3.026802" calcext:value-type="float">
            <text:p>3.026802</text:p>
          </table:table-cell>
          <table:table-cell office:value-type="float" office:value="1.4333469" calcext:value-type="float">
            <text:p>1.4333469</text:p>
          </table:table-cell>
          <table:table-cell office:value-type="float" office:value="3.9327755" calcext:value-type="float">
            <text:p>3.9327755</text:p>
          </table:table-cell>
          <table:table-cell office:value-type="float" office:value="1.4985727" calcext:value-type="float">
            <text:p>1.4985727</text:p>
          </table:table-cell>
          <table:table-cell office:value-type="float" office:value="2.5818841" calcext:value-type="float">
            <text:p>2.5818841</text:p>
          </table:table-cell>
          <table:table-cell office:value-type="float" office:value="0.4033878" calcext:value-type="float">
            <text:p>0.4033878</text:p>
          </table:table-cell>
          <table:table-cell office:value-type="float" office:value="4.958545" calcext:value-type="float">
            <text:p>4.958545</text:p>
          </table:table-cell>
          <table:table-cell office:value-type="float" office:value="1.6214318" calcext:value-type="float">
            <text:p>1.6214318</text:p>
          </table:table-cell>
          <table:table-cell table:formula="of:=AVERAGE([.B233:.K233])" office:value-type="float" office:value="2.079111746" calcext:value-type="float">
            <text:p>2.079111746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float" office:value="2.7983196" calcext:value-type="float">
            <text:p>2.7983196</text:p>
          </table:table-cell>
          <table:table-cell office:value-type="float" office:value="0.9835972" calcext:value-type="float">
            <text:p>0.9835972</text:p>
          </table:table-cell>
          <table:table-cell office:value-type="float" office:value="2.584719" calcext:value-type="float">
            <text:p>2.584719</text:p>
          </table:table-cell>
          <table:table-cell office:value-type="float" office:value="1.3175863" calcext:value-type="float">
            <text:p>1.3175863</text:p>
          </table:table-cell>
          <table:table-cell office:value-type="float" office:value="3.570188" calcext:value-type="float">
            <text:p>3.570188</text:p>
          </table:table-cell>
          <table:table-cell office:value-type="float" office:value="1.3360671" calcext:value-type="float">
            <text:p>1.3360671</text:p>
          </table:table-cell>
          <table:table-cell office:value-type="float" office:value="2.458944" calcext:value-type="float">
            <text:p>2.458944</text:p>
          </table:table-cell>
          <table:table-cell office:value-type="float" office:value="0.51413333" calcext:value-type="float">
            <text:p>0.51413333</text:p>
          </table:table-cell>
          <table:table-cell office:value-type="float" office:value="4.966719" calcext:value-type="float">
            <text:p>4.966719</text:p>
          </table:table-cell>
          <table:table-cell office:value-type="float" office:value="1.5529065" calcext:value-type="float">
            <text:p>1.5529065</text:p>
          </table:table-cell>
          <table:table-cell table:formula="of:=AVERAGE([.B234:.K234])" office:value-type="float" office:value="2.208318003" calcext:value-type="float">
            <text:p>2.208318003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float" office:value="2.810508" calcext:value-type="float">
            <text:p>2.810508</text:p>
          </table:table-cell>
          <table:table-cell office:value-type="float" office:value="0.99105954" calcext:value-type="float">
            <text:p>0.99105954</text:p>
          </table:table-cell>
          <table:table-cell office:value-type="float" office:value="2.6969407" calcext:value-type="float">
            <text:p>2.6969407</text:p>
          </table:table-cell>
          <table:table-cell office:value-type="float" office:value="1.3955375" calcext:value-type="float">
            <text:p>1.3955375</text:p>
          </table:table-cell>
          <table:table-cell office:value-type="float" office:value="3.6530614" calcext:value-type="float">
            <text:p>3.6530614</text:p>
          </table:table-cell>
          <table:table-cell office:value-type="float" office:value="1.4623284" calcext:value-type="float">
            <text:p>1.4623284</text:p>
          </table:table-cell>
          <table:table-cell office:value-type="float" office:value="2.4286127" calcext:value-type="float">
            <text:p>2.4286127</text:p>
          </table:table-cell>
          <table:table-cell office:value-type="float" office:value="0.40342623" calcext:value-type="float">
            <text:p>0.40342623</text:p>
          </table:table-cell>
          <table:table-cell office:value-type="float" office:value="4.9121847" calcext:value-type="float">
            <text:p>4.9121847</text:p>
          </table:table-cell>
          <table:table-cell office:value-type="float" office:value="1.5051421" calcext:value-type="float">
            <text:p>1.5051421</text:p>
          </table:table-cell>
          <table:table-cell table:formula="of:=AVERAGE([.B235:.K235])" office:value-type="float" office:value="2.225880127" calcext:value-type="float">
            <text:p>2.225880127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float" office:value="2.810552" calcext:value-type="float">
            <text:p>2.810552</text:p>
          </table:table-cell>
          <table:table-cell office:value-type="float" office:value="1.0010896" calcext:value-type="float">
            <text:p>1.0010896</text:p>
          </table:table-cell>
          <table:table-cell office:value-type="float" office:value="2.9030704" calcext:value-type="float">
            <text:p>2.9030704</text:p>
          </table:table-cell>
          <table:table-cell office:value-type="float" office:value="1.4683185" calcext:value-type="float">
            <text:p>1.4683185</text:p>
          </table:table-cell>
          <table:table-cell office:value-type="float" office:value="3.7190921" calcext:value-type="float">
            <text:p>3.7190921</text:p>
          </table:table-cell>
          <table:table-cell office:value-type="float" office:value="1.4501464" calcext:value-type="float">
            <text:p>1.4501464</text:p>
          </table:table-cell>
          <table:table-cell office:value-type="float" office:value="2.446525" calcext:value-type="float">
            <text:p>2.446525</text:p>
          </table:table-cell>
          <table:table-cell office:value-type="float" office:value="0.49487323" calcext:value-type="float">
            <text:p>0.49487323</text:p>
          </table:table-cell>
          <table:table-cell office:value-type="float" office:value="5.0830555" calcext:value-type="float">
            <text:p>5.0830555</text:p>
          </table:table-cell>
          <table:table-cell office:value-type="float" office:value="1.6222512" calcext:value-type="float">
            <text:p>1.6222512</text:p>
          </table:table-cell>
          <table:table-cell table:formula="of:=AVERAGE([.B236:.K236])" office:value-type="float" office:value="2.299897393" calcext:value-type="float">
            <text:p>2.299897393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float" office:value="2.8141067" calcext:value-type="float">
            <text:p>2.8141067</text:p>
          </table:table-cell>
          <table:table-cell office:value-type="float" office:value="0.9862947" calcext:value-type="float">
            <text:p>0.9862947</text:p>
          </table:table-cell>
          <table:table-cell office:value-type="float" office:value="2.729008" calcext:value-type="float">
            <text:p>2.729008</text:p>
          </table:table-cell>
          <table:table-cell office:value-type="float" office:value="1.393547" calcext:value-type="float">
            <text:p>1.393547</text:p>
          </table:table-cell>
          <table:table-cell office:value-type="float" office:value="3.841567" calcext:value-type="float">
            <text:p>3.841567</text:p>
          </table:table-cell>
          <table:table-cell office:value-type="float" office:value="1.5087392" calcext:value-type="float">
            <text:p>1.5087392</text:p>
          </table:table-cell>
          <table:table-cell office:value-type="float" office:value="2.4672914" calcext:value-type="float">
            <text:p>2.4672914</text:p>
          </table:table-cell>
          <table:table-cell office:value-type="float" office:value="0.51284397" calcext:value-type="float">
            <text:p>0.51284397</text:p>
          </table:table-cell>
          <table:table-cell office:value-type="float" office:value="4.6490574" calcext:value-type="float">
            <text:p>4.6490574</text:p>
          </table:table-cell>
          <table:table-cell office:value-type="float" office:value="1.5039387" calcext:value-type="float">
            <text:p>1.5039387</text:p>
          </table:table-cell>
          <table:table-cell table:formula="of:=AVERAGE([.B237:.K237])" office:value-type="float" office:value="2.240639407" calcext:value-type="float">
            <text:p>2.240639407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float" office:value="2.8144853" calcext:value-type="float">
            <text:p>2.8144853</text:p>
          </table:table-cell>
          <table:table-cell office:value-type="float" office:value="1.0022687" calcext:value-type="float">
            <text:p>1.0022687</text:p>
          </table:table-cell>
          <table:table-cell office:value-type="float" office:value="3.267956" calcext:value-type="float">
            <text:p>3.267956</text:p>
          </table:table-cell>
          <table:table-cell office:value-type="float" office:value="1.4253724" calcext:value-type="float">
            <text:p>1.4253724</text:p>
          </table:table-cell>
          <table:table-cell office:value-type="float" office:value="3.5540452" calcext:value-type="float">
            <text:p>3.5540452</text:p>
          </table:table-cell>
          <table:table-cell office:value-type="float" office:value="1.2723879" calcext:value-type="float">
            <text:p>1.2723879</text:p>
          </table:table-cell>
          <table:table-cell office:value-type="float" office:value="2.5019894" calcext:value-type="float">
            <text:p>2.5019894</text:p>
          </table:table-cell>
          <table:table-cell office:value-type="float" office:value="0.47606063" calcext:value-type="float">
            <text:p>0.47606063</text:p>
          </table:table-cell>
          <table:table-cell office:value-type="float" office:value="4.6244645" calcext:value-type="float">
            <text:p>4.6244645</text:p>
          </table:table-cell>
          <table:table-cell office:value-type="float" office:value="1.5909123" calcext:value-type="float">
            <text:p>1.5909123</text:p>
          </table:table-cell>
          <table:table-cell table:formula="of:=AVERAGE([.B238:.K238])" office:value-type="float" office:value="2.252994233" calcext:value-type="float">
            <text:p>2.252994233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float" office:value="2.8146248" calcext:value-type="float">
            <text:p>2.8146248</text:p>
          </table:table-cell>
          <table:table-cell office:value-type="float" office:value="0.8739237" calcext:value-type="float">
            <text:p>0.8739237</text:p>
          </table:table-cell>
          <table:table-cell office:value-type="float" office:value="3.5046012" calcext:value-type="float">
            <text:p>3.5046012</text:p>
          </table:table-cell>
          <table:table-cell office:value-type="float" office:value="1.4253373" calcext:value-type="float">
            <text:p>1.4253373</text:p>
          </table:table-cell>
          <table:table-cell office:value-type="float" office:value="3.566731" calcext:value-type="float">
            <text:p>3.566731</text:p>
          </table:table-cell>
          <table:table-cell office:value-type="float" office:value="1.4601923" calcext:value-type="float">
            <text:p>1.4601923</text:p>
          </table:table-cell>
          <table:table-cell office:value-type="float" office:value="2.599094" calcext:value-type="float">
            <text:p>2.599094</text:p>
          </table:table-cell>
          <table:table-cell office:value-type="float" office:value="0.39834014" calcext:value-type="float">
            <text:p>0.39834014</text:p>
          </table:table-cell>
          <table:table-cell office:value-type="float" office:value="4.9114175" calcext:value-type="float">
            <text:p>4.9114175</text:p>
          </table:table-cell>
          <table:table-cell office:value-type="float" office:value="1.7156724" calcext:value-type="float">
            <text:p>1.7156724</text:p>
          </table:table-cell>
          <table:table-cell table:formula="of:=AVERAGE([.B239:.K239])" office:value-type="float" office:value="2.326993434" calcext:value-type="float">
            <text:p>2.326993434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float" office:value="1.8606536" calcext:value-type="float">
            <text:p>1.8606536</text:p>
          </table:table-cell>
          <table:table-cell office:value-type="float" office:value="1.0023667" calcext:value-type="float">
            <text:p>1.0023667</text:p>
          </table:table-cell>
          <table:table-cell office:value-type="float" office:value="2.5870347" calcext:value-type="float">
            <text:p>2.5870347</text:p>
          </table:table-cell>
          <table:table-cell office:value-type="float" office:value="1.4518973" calcext:value-type="float">
            <text:p>1.4518973</text:p>
          </table:table-cell>
          <table:table-cell office:value-type="float" office:value="3.8295338" calcext:value-type="float">
            <text:p>3.8295338</text:p>
          </table:table-cell>
          <table:table-cell office:value-type="float" office:value="1.2759601" calcext:value-type="float">
            <text:p>1.2759601</text:p>
          </table:table-cell>
          <table:table-cell office:value-type="float" office:value="2.59782" calcext:value-type="float">
            <text:p>2.59782</text:p>
          </table:table-cell>
          <table:table-cell office:value-type="float" office:value="0.510677" calcext:value-type="float">
            <text:p>0.510677</text:p>
          </table:table-cell>
          <table:table-cell office:value-type="float" office:value="4.1821256" calcext:value-type="float">
            <text:p>4.1821256</text:p>
          </table:table-cell>
          <table:table-cell office:value-type="float" office:value="1.7851979" calcext:value-type="float">
            <text:p>1.7851979</text:p>
          </table:table-cell>
          <table:table-cell table:formula="of:=AVERAGE([.B240:.K240])" office:value-type="float" office:value="2.10832667" calcext:value-type="float">
            <text:p>2.10832667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float" office:value="2.8037908" calcext:value-type="float">
            <text:p>2.8037908</text:p>
          </table:table-cell>
          <table:table-cell office:value-type="float" office:value="0.9872756" calcext:value-type="float">
            <text:p>0.9872756</text:p>
          </table:table-cell>
          <table:table-cell office:value-type="float" office:value="2.3817697" calcext:value-type="float">
            <text:p>2.3817697</text:p>
          </table:table-cell>
          <table:table-cell office:value-type="float" office:value="1.287434" calcext:value-type="float">
            <text:p>1.287434</text:p>
          </table:table-cell>
          <table:table-cell office:value-type="float" office:value="3.7066872" calcext:value-type="float">
            <text:p>3.7066872</text:p>
          </table:table-cell>
          <table:table-cell office:value-type="float" office:value="1.2734964" calcext:value-type="float">
            <text:p>1.2734964</text:p>
          </table:table-cell>
          <table:table-cell office:value-type="float" office:value="2.4271247" calcext:value-type="float">
            <text:p>2.4271247</text:p>
          </table:table-cell>
          <table:table-cell office:value-type="float" office:value="0.40372488" calcext:value-type="float">
            <text:p>0.40372488</text:p>
          </table:table-cell>
          <table:table-cell office:value-type="float" office:value="4.5869937" calcext:value-type="float">
            <text:p>4.5869937</text:p>
          </table:table-cell>
          <table:table-cell office:value-type="float" office:value="1.877832" calcext:value-type="float">
            <text:p>1.877832</text:p>
          </table:table-cell>
          <table:table-cell table:formula="of:=AVERAGE([.B241:.K241])" office:value-type="float" office:value="2.173612898" calcext:value-type="float">
            <text:p>2.173612898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float" office:value="0.4921239" calcext:value-type="float">
            <text:p>0.4921239</text:p>
          </table:table-cell>
          <table:table-cell office:value-type="float" office:value="1.0674653" calcext:value-type="float">
            <text:p>1.0674653</text:p>
          </table:table-cell>
          <table:table-cell office:value-type="float" office:value="2.3634152" calcext:value-type="float">
            <text:p>2.3634152</text:p>
          </table:table-cell>
          <table:table-cell office:value-type="float" office:value="1.3806409" calcext:value-type="float">
            <text:p>1.3806409</text:p>
          </table:table-cell>
          <table:table-cell office:value-type="float" office:value="3.835136" calcext:value-type="float">
            <text:p>3.835136</text:p>
          </table:table-cell>
          <table:table-cell office:value-type="float" office:value="1.4330678" calcext:value-type="float">
            <text:p>1.4330678</text:p>
          </table:table-cell>
          <table:table-cell office:value-type="float" office:value="2.5747294" calcext:value-type="float">
            <text:p>2.5747294</text:p>
          </table:table-cell>
          <table:table-cell office:value-type="float" office:value="0.5049349" calcext:value-type="float">
            <text:p>0.5049349</text:p>
          </table:table-cell>
          <table:table-cell office:value-type="float" office:value="5.3672495" calcext:value-type="float">
            <text:p>5.3672495</text:p>
          </table:table-cell>
          <table:table-cell office:value-type="float" office:value="1.8837603" calcext:value-type="float">
            <text:p>1.8837603</text:p>
          </table:table-cell>
          <table:table-cell table:formula="of:=AVERAGE([.B242:.K242])" office:value-type="float" office:value="2.09025232" calcext:value-type="float">
            <text:p>2.09025232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float" office:value="2.8063593" calcext:value-type="float">
            <text:p>2.8063593</text:p>
          </table:table-cell>
          <table:table-cell office:value-type="float" office:value="1.0819521" calcext:value-type="float">
            <text:p>1.0819521</text:p>
          </table:table-cell>
          <table:table-cell office:value-type="float" office:value="2.358402" calcext:value-type="float">
            <text:p>2.358402</text:p>
          </table:table-cell>
          <table:table-cell office:value-type="float" office:value="1.4009159" calcext:value-type="float">
            <text:p>1.4009159</text:p>
          </table:table-cell>
          <table:table-cell office:value-type="float" office:value="3.8417497" calcext:value-type="float">
            <text:p>3.8417497</text:p>
          </table:table-cell>
          <table:table-cell office:value-type="float" office:value="1.4590153" calcext:value-type="float">
            <text:p>1.4590153</text:p>
          </table:table-cell>
          <table:table-cell office:value-type="float" office:value="0.6249375" calcext:value-type="float">
            <text:p>0.6249375</text:p>
          </table:table-cell>
          <table:table-cell office:value-type="float" office:value="0.40382007" calcext:value-type="float">
            <text:p>0.40382007</text:p>
          </table:table-cell>
          <table:table-cell office:value-type="float" office:value="4.464697" calcext:value-type="float">
            <text:p>4.464697</text:p>
          </table:table-cell>
          <table:table-cell office:value-type="float" office:value="1.5279976" calcext:value-type="float">
            <text:p>1.5279976</text:p>
          </table:table-cell>
          <table:table-cell table:formula="of:=AVERAGE([.B243:.K243])" office:value-type="float" office:value="1.996984647" calcext:value-type="float">
            <text:p>1.996984647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float" office:value="2.8104699" calcext:value-type="float">
            <text:p>2.8104699</text:p>
          </table:table-cell>
          <table:table-cell office:value-type="float" office:value="1.0002664" calcext:value-type="float">
            <text:p>1.0002664</text:p>
          </table:table-cell>
          <table:table-cell office:value-type="float" office:value="2.3604822" calcext:value-type="float">
            <text:p>2.3604822</text:p>
          </table:table-cell>
          <table:table-cell office:value-type="float" office:value="1.4559556" calcext:value-type="float">
            <text:p>1.4559556</text:p>
          </table:table-cell>
          <table:table-cell office:value-type="float" office:value="3.9386168" calcext:value-type="float">
            <text:p>3.9386168</text:p>
          </table:table-cell>
          <table:table-cell office:value-type="float" office:value="1.4620429" calcext:value-type="float">
            <text:p>1.4620429</text:p>
          </table:table-cell>
          <table:table-cell office:value-type="float" office:value="2.575722" calcext:value-type="float">
            <text:p>2.575722</text:p>
          </table:table-cell>
          <table:table-cell office:value-type="float" office:value="0.411956" calcext:value-type="float">
            <text:p>0.411956</text:p>
          </table:table-cell>
          <table:table-cell office:value-type="float" office:value="5.2682195" calcext:value-type="float">
            <text:p>5.2682195</text:p>
          </table:table-cell>
          <table:table-cell office:value-type="float" office:value="1.387113" calcext:value-type="float">
            <text:p>1.387113</text:p>
          </table:table-cell>
          <table:table-cell table:formula="of:=AVERAGE([.B244:.K244])" office:value-type="float" office:value="2.26708443" calcext:value-type="float">
            <text:p>2.26708443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float" office:value="2.8056161" calcext:value-type="float">
            <text:p>2.8056161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8262786" calcext:value-type="float">
            <text:p>0.8262786</text:p>
          </table:table-cell>
          <table:table-cell office:value-type="float" office:value="1.4846529" calcext:value-type="float">
            <text:p>1.4846529</text:p>
          </table:table-cell>
          <table:table-cell office:value-type="float" office:value="3.6861851" calcext:value-type="float">
            <text:p>3.6861851</text:p>
          </table:table-cell>
          <table:table-cell office:value-type="float" office:value="1.4973494" calcext:value-type="float">
            <text:p>1.4973494</text:p>
          </table:table-cell>
          <table:table-cell office:value-type="float" office:value="2.5651295" calcext:value-type="float">
            <text:p>2.5651295</text:p>
          </table:table-cell>
          <table:table-cell office:value-type="float" office:value="0.494744" calcext:value-type="float">
            <text:p>0.494744</text:p>
          </table:table-cell>
          <table:table-cell office:value-type="float" office:value="4.319065" calcext:value-type="float">
            <text:p>4.319065</text:p>
          </table:table-cell>
          <table:table-cell office:value-type="float" office:value="1.3973598" calcext:value-type="float">
            <text:p>1.3973598</text:p>
          </table:table-cell>
          <table:table-cell table:formula="of:=AVERAGE([.B245:.K245])" office:value-type="float" office:value="2.00667704" calcext:value-type="float">
            <text:p>2.00667704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float" office:value="2.8104455" calcext:value-type="float">
            <text:p>2.8104455</text:p>
          </table:table-cell>
          <table:table-cell office:value-type="float" office:value="1.0003144" calcext:value-type="float">
            <text:p>1.0003144</text:p>
          </table:table-cell>
          <table:table-cell office:value-type="float" office:value="2.3597124" calcext:value-type="float">
            <text:p>2.3597124</text:p>
          </table:table-cell>
          <table:table-cell office:value-type="float" office:value="1.4645804" calcext:value-type="float">
            <text:p>1.4645804</text:p>
          </table:table-cell>
          <table:table-cell office:value-type="float" office:value="3.6567507" calcext:value-type="float">
            <text:p>3.6567507</text:p>
          </table:table-cell>
          <table:table-cell office:value-type="float" office:value="1.4239665" calcext:value-type="float">
            <text:p>1.4239665</text:p>
          </table:table-cell>
          <table:table-cell office:value-type="float" office:value="2.4844823" calcext:value-type="float">
            <text:p>2.4844823</text:p>
          </table:table-cell>
          <table:table-cell office:value-type="float" office:value="0.494744" calcext:value-type="float">
            <text:p>0.494744</text:p>
          </table:table-cell>
          <table:table-cell office:value-type="float" office:value="4.5012116" calcext:value-type="float">
            <text:p>4.5012116</text:p>
          </table:table-cell>
          <table:table-cell office:value-type="float" office:value="1.5127206" calcext:value-type="float">
            <text:p>1.5127206</text:p>
          </table:table-cell>
          <table:table-cell table:formula="of:=AVERAGE([.B246:.K246])" office:value-type="float" office:value="2.17089284" calcext:value-type="float">
            <text:p>2.17089284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float" office:value="2.8000214" calcext:value-type="float">
            <text:p>2.8000214</text:p>
          </table:table-cell>
          <table:table-cell office:value-type="float" office:value="0.993064" calcext:value-type="float">
            <text:p>0.993064</text:p>
          </table:table-cell>
          <table:table-cell office:value-type="float" office:value="2.3597124" calcext:value-type="float">
            <text:p>2.3597124</text:p>
          </table:table-cell>
          <table:table-cell office:value-type="float" office:value="1.4129196" calcext:value-type="float">
            <text:p>1.4129196</text:p>
          </table:table-cell>
          <table:table-cell office:value-type="float" office:value="3.5520835" calcext:value-type="float">
            <text:p>3.5520835</text:p>
          </table:table-cell>
          <table:table-cell office:value-type="float" office:value="1.3919548" calcext:value-type="float">
            <text:p>1.3919548</text:p>
          </table:table-cell>
          <table:table-cell office:value-type="float" office:value="2.5775282" calcext:value-type="float">
            <text:p>2.5775282</text:p>
          </table:table-cell>
          <table:table-cell office:value-type="float" office:value="0.49544826" calcext:value-type="float">
            <text:p>0.49544826</text:p>
          </table:table-cell>
          <table:table-cell office:value-type="float" office:value="5.130738" calcext:value-type="float">
            <text:p>5.130738</text:p>
          </table:table-cell>
          <table:table-cell office:value-type="float" office:value="1.5270545" calcext:value-type="float">
            <text:p>1.5270545</text:p>
          </table:table-cell>
          <table:table-cell table:formula="of:=AVERAGE([.B247:.K247])" office:value-type="float" office:value="2.224052466" calcext:value-type="float">
            <text:p>2.224052466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float" office:value="2.8082635" calcext:value-type="float">
            <text:p>2.8082635</text:p>
          </table:table-cell>
          <table:table-cell office:value-type="float" office:value="1.0739182" calcext:value-type="float">
            <text:p>1.0739182</text:p>
          </table:table-cell>
          <table:table-cell office:value-type="float" office:value="2.3586066" calcext:value-type="float">
            <text:p>2.3586066</text:p>
          </table:table-cell>
          <table:table-cell office:value-type="float" office:value="1.412592" calcext:value-type="float">
            <text:p>1.412592</text:p>
          </table:table-cell>
          <table:table-cell office:value-type="float" office:value="3.424152" calcext:value-type="float">
            <text:p>3.424152</text:p>
          </table:table-cell>
          <table:table-cell office:value-type="float" office:value="1.4676163" calcext:value-type="float">
            <text:p>1.4676163</text:p>
          </table:table-cell>
          <table:table-cell office:value-type="float" office:value="2.412519" calcext:value-type="float">
            <text:p>2.412519</text:p>
          </table:table-cell>
          <table:table-cell office:value-type="float" office:value="0.39590862" calcext:value-type="float">
            <text:p>0.39590862</text:p>
          </table:table-cell>
          <table:table-cell office:value-type="float" office:value="4.8095675" calcext:value-type="float">
            <text:p>4.8095675</text:p>
          </table:table-cell>
          <table:table-cell office:value-type="float" office:value="1.8834395" calcext:value-type="float">
            <text:p>1.8834395</text:p>
          </table:table-cell>
          <table:table-cell table:formula="of:=AVERAGE([.B248:.K248])" office:value-type="float" office:value="2.204658322" calcext:value-type="float">
            <text:p>2.204658322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float" office:value="0.10639466" calcext:value-type="float">
            <text:p>0.10639466</text:p>
          </table:table-cell>
          <table:table-cell office:value-type="float" office:value="0.9740295" calcext:value-type="float">
            <text:p>0.9740295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088565" calcext:value-type="float">
            <text:p>1.4088565</text:p>
          </table:table-cell>
          <table:table-cell office:value-type="float" office:value="3.674389" calcext:value-type="float">
            <text:p>3.674389</text:p>
          </table:table-cell>
          <table:table-cell office:value-type="float" office:value="1.5180415" calcext:value-type="float">
            <text:p>1.5180415</text:p>
          </table:table-cell>
          <table:table-cell office:value-type="float" office:value="2.4109704" calcext:value-type="float">
            <text:p>2.4109704</text:p>
          </table:table-cell>
          <table:table-cell office:value-type="float" office:value="0.43748266" calcext:value-type="float">
            <text:p>0.43748266</text:p>
          </table:table-cell>
          <table:table-cell office:value-type="float" office:value="4.299784" calcext:value-type="float">
            <text:p>4.299784</text:p>
          </table:table-cell>
          <table:table-cell office:value-type="float" office:value="1.7956461" calcext:value-type="float">
            <text:p>1.7956461</text:p>
          </table:table-cell>
          <table:table-cell table:formula="of:=AVERAGE([.B249:.K249])" office:value-type="float" office:value="1.898414082" calcext:value-type="float">
            <text:p>1.898414082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float" office:value="2.8099682" calcext:value-type="float">
            <text:p>2.8099682</text:p>
          </table:table-cell>
          <table:table-cell office:value-type="float" office:value="0.99105954" calcext:value-type="float">
            <text:p>0.99105954</text:p>
          </table:table-cell>
          <table:table-cell office:value-type="float" office:value="1.0066843" calcext:value-type="float">
            <text:p>1.0066843</text:p>
          </table:table-cell>
          <table:table-cell office:value-type="float" office:value="1.4556829" calcext:value-type="float">
            <text:p>1.4556829</text:p>
          </table:table-cell>
          <table:table-cell office:value-type="float" office:value="3.6421368" calcext:value-type="float">
            <text:p>3.6421368</text:p>
          </table:table-cell>
          <table:table-cell office:value-type="float" office:value="1.2770611" calcext:value-type="float">
            <text:p>1.2770611</text:p>
          </table:table-cell>
          <table:table-cell office:value-type="float" office:value="2.412519" calcext:value-type="float">
            <text:p>2.412519</text:p>
          </table:table-cell>
          <table:table-cell office:value-type="float" office:value="0.5120247" calcext:value-type="float">
            <text:p>0.5120247</text:p>
          </table:table-cell>
          <table:table-cell office:value-type="float" office:value="5.1331205" calcext:value-type="float">
            <text:p>5.1331205</text:p>
          </table:table-cell>
          <table:table-cell office:value-type="float" office:value="1.803884" calcext:value-type="float">
            <text:p>1.803884</text:p>
          </table:table-cell>
          <table:table-cell table:formula="of:=AVERAGE([.B250:.K250])" office:value-type="float" office:value="2.104414104" calcext:value-type="float">
            <text:p>2.104414104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float" office:value="2.8102505" calcext:value-type="float">
            <text:p>2.8102505</text:p>
          </table:table-cell>
          <table:table-cell office:value-type="float" office:value="1.0899595" calcext:value-type="float">
            <text:p>1.0899595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542682" calcext:value-type="float">
            <text:p>1.4542682</text:p>
          </table:table-cell>
          <table:table-cell office:value-type="float" office:value="3.6196816" calcext:value-type="float">
            <text:p>3.6196816</text:p>
          </table:table-cell>
          <table:table-cell office:value-type="float" office:value="1.4939156" calcext:value-type="float">
            <text:p>1.4939156</text:p>
          </table:table-cell>
          <table:table-cell office:value-type="float" office:value="2.5648885" calcext:value-type="float">
            <text:p>2.5648885</text:p>
          </table:table-cell>
          <table:table-cell office:value-type="float" office:value="0.51531386" calcext:value-type="float">
            <text:p>0.51531386</text:p>
          </table:table-cell>
          <table:table-cell office:value-type="float" office:value="4.5495534" calcext:value-type="float">
            <text:p>4.5495534</text:p>
          </table:table-cell>
          <table:table-cell office:value-type="float" office:value="1.9176978" calcext:value-type="float">
            <text:p>1.9176978</text:p>
          </table:table-cell>
          <table:table-cell table:formula="of:=AVERAGE([.B251:.K251])" office:value-type="float" office:value="2.237407546" calcext:value-type="float">
            <text:p>2.237407546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float" office:value="2.8092053" calcext:value-type="float">
            <text:p>2.8092053</text:p>
          </table:table-cell>
          <table:table-cell office:value-type="float" office:value="1.0743427" calcext:value-type="float">
            <text:p>1.0743427</text:p>
          </table:table-cell>
          <table:table-cell office:value-type="float" office:value="2.3597124" calcext:value-type="float">
            <text:p>2.3597124</text:p>
          </table:table-cell>
          <table:table-cell office:value-type="float" office:value="1.5493271" calcext:value-type="float">
            <text:p>1.5493271</text:p>
          </table:table-cell>
          <table:table-cell office:value-type="float" office:value="3.658386" calcext:value-type="float">
            <text:p>3.658386</text:p>
          </table:table-cell>
          <table:table-cell office:value-type="float" office:value="1.4996045" calcext:value-type="float">
            <text:p>1.4996045</text:p>
          </table:table-cell>
          <table:table-cell office:value-type="float" office:value="2.4105968" calcext:value-type="float">
            <text:p>2.4105968</text:p>
          </table:table-cell>
          <table:table-cell office:value-type="float" office:value="0.40372846" calcext:value-type="float">
            <text:p>0.40372846</text:p>
          </table:table-cell>
          <table:table-cell office:value-type="float" office:value="5.327239" calcext:value-type="float">
            <text:p>5.327239</text:p>
          </table:table-cell>
          <table:table-cell office:value-type="float" office:value="1.4315475" calcext:value-type="float">
            <text:p>1.4315475</text:p>
          </table:table-cell>
          <table:table-cell table:formula="of:=AVERAGE([.B252:.K252])" office:value-type="float" office:value="2.252368976" calcext:value-type="float">
            <text:p>2.252368976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float" office:value="2.8097234" calcext:value-type="float">
            <text:p>2.8097234</text:p>
          </table:table-cell>
          <table:table-cell office:value-type="float" office:value="0.63434756" calcext:value-type="float">
            <text:p>0.63434756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450794" calcext:value-type="float">
            <text:p>1.4450794</text:p>
          </table:table-cell>
          <table:table-cell office:value-type="float" office:value="3.2516515" calcext:value-type="float">
            <text:p>3.2516515</text:p>
          </table:table-cell>
          <table:table-cell office:value-type="float" office:value="1.2707559" calcext:value-type="float">
            <text:p>1.2707559</text:p>
          </table:table-cell>
          <table:table-cell office:value-type="float" office:value="2.4201293" calcext:value-type="float">
            <text:p>2.4201293</text:p>
          </table:table-cell>
          <table:table-cell office:value-type="float" office:value="0.41857785" calcext:value-type="float">
            <text:p>0.41857785</text:p>
          </table:table-cell>
          <table:table-cell office:value-type="float" office:value="4.3098326" calcext:value-type="float">
            <text:p>4.3098326</text:p>
          </table:table-cell>
          <table:table-cell office:value-type="float" office:value="1.6745296" calcext:value-type="float">
            <text:p>1.6745296</text:p>
          </table:table-cell>
          <table:table-cell table:formula="of:=AVERAGE([.B253:.K253])" office:value-type="float" office:value="2.059317361" calcext:value-type="float">
            <text:p>2.059317361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float" office:value="2.3934813" calcext:value-type="float">
            <text:p>2.3934813</text:p>
          </table:table-cell>
          <table:table-cell office:value-type="float" office:value="1.072868" calcext:value-type="float">
            <text:p>1.072868</text:p>
          </table:table-cell>
          <table:table-cell office:value-type="float" office:value="2.3596961" calcext:value-type="float">
            <text:p>2.3596961</text:p>
          </table:table-cell>
          <table:table-cell office:value-type="float" office:value="1.2679654" calcext:value-type="float">
            <text:p>1.2679654</text:p>
          </table:table-cell>
          <table:table-cell office:value-type="float" office:value="3.816357" calcext:value-type="float">
            <text:p>3.816357</text:p>
          </table:table-cell>
          <table:table-cell office:value-type="float" office:value="1.4642692" calcext:value-type="float">
            <text:p>1.4642692</text:p>
          </table:table-cell>
          <table:table-cell office:value-type="float" office:value="2.3612492" calcext:value-type="float">
            <text:p>2.3612492</text:p>
          </table:table-cell>
          <table:table-cell office:value-type="float" office:value="0.5042076" calcext:value-type="float">
            <text:p>0.5042076</text:p>
          </table:table-cell>
          <table:table-cell office:value-type="float" office:value="4.477088" calcext:value-type="float">
            <text:p>4.477088</text:p>
          </table:table-cell>
          <table:table-cell office:value-type="float" office:value="1.8691571" calcext:value-type="float">
            <text:p>1.8691571</text:p>
          </table:table-cell>
          <table:table-cell table:formula="of:=AVERAGE([.B254:.K254])" office:value-type="float" office:value="2.15863389" calcext:value-type="float">
            <text:p>2.15863389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float" office:value="2.8099713" calcext:value-type="float">
            <text:p>2.8099713</text:p>
          </table:table-cell>
          <table:table-cell office:value-type="float" office:value="1.0705895" calcext:value-type="float">
            <text:p>1.0705895</text:p>
          </table:table-cell>
          <table:table-cell office:value-type="float" office:value="2.3581777" calcext:value-type="float">
            <text:p>2.3581777</text:p>
          </table:table-cell>
          <table:table-cell office:value-type="float" office:value="1.4625926" calcext:value-type="float">
            <text:p>1.4625926</text:p>
          </table:table-cell>
          <table:table-cell office:value-type="float" office:value="3.8666759" calcext:value-type="float">
            <text:p>3.8666759</text:p>
          </table:table-cell>
          <table:table-cell office:value-type="float" office:value="1.466499" calcext:value-type="float">
            <text:p>1.466499</text:p>
          </table:table-cell>
          <table:table-cell office:value-type="float" office:value="2.4755778" calcext:value-type="float">
            <text:p>2.4755778</text:p>
          </table:table-cell>
          <table:table-cell office:value-type="float" office:value="0.55666" calcext:value-type="float">
            <text:p>0.55666</text:p>
          </table:table-cell>
          <table:table-cell office:value-type="float" office:value="4.318146" calcext:value-type="float">
            <text:p>4.318146</text:p>
          </table:table-cell>
          <table:table-cell office:value-type="float" office:value="1.9641999" calcext:value-type="float">
            <text:p>1.9641999</text:p>
          </table:table-cell>
          <table:table-cell table:formula="of:=AVERAGE([.B255:.K255])" office:value-type="float" office:value="2.23490897" calcext:value-type="float">
            <text:p>2.23490897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float" office:value="0.45288846" calcext:value-type="float">
            <text:p>0.45288846</text:p>
          </table:table-cell>
          <table:table-cell office:value-type="float" office:value="1.0520141" calcext:value-type="float">
            <text:p>1.0520141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644471" calcext:value-type="float">
            <text:p>1.4644471</text:p>
          </table:table-cell>
          <table:table-cell office:value-type="float" office:value="3.867273" calcext:value-type="float">
            <text:p>3.867273</text:p>
          </table:table-cell>
          <table:table-cell office:value-type="float" office:value="1.4673368" calcext:value-type="float">
            <text:p>1.4673368</text:p>
          </table:table-cell>
          <table:table-cell office:value-type="float" office:value="2.4823697" calcext:value-type="float">
            <text:p>2.4823697</text:p>
          </table:table-cell>
          <table:table-cell office:value-type="float" office:value="0.5755776" calcext:value-type="float">
            <text:p>0.5755776</text:p>
          </table:table-cell>
          <table:table-cell office:value-type="float" office:value="4.3925467" calcext:value-type="float">
            <text:p>4.3925467</text:p>
          </table:table-cell>
          <table:table-cell office:value-type="float" office:value="2.0301936" calcext:value-type="float">
            <text:p>2.0301936</text:p>
          </table:table-cell>
          <table:table-cell table:formula="of:=AVERAGE([.B256:.K256])" office:value-type="float" office:value="2.014319356" calcext:value-type="float">
            <text:p>2.014319356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float" office:value="2.808214" calcext:value-type="float">
            <text:p>2.808214</text:p>
          </table:table-cell>
          <table:table-cell office:value-type="float" office:value="1.1328617" calcext:value-type="float">
            <text:p>1.1328617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372001" calcext:value-type="float">
            <text:p>1.4372001</text:p>
          </table:table-cell>
          <table:table-cell office:value-type="float" office:value="3.873201" calcext:value-type="float">
            <text:p>3.873201</text:p>
          </table:table-cell>
          <table:table-cell office:value-type="float" office:value="1.4322308" calcext:value-type="float">
            <text:p>1.4322308</text:p>
          </table:table-cell>
          <table:table-cell office:value-type="float" office:value="2.4856498" calcext:value-type="float">
            <text:p>2.4856498</text:p>
          </table:table-cell>
          <table:table-cell office:value-type="float" office:value="0.555415" calcext:value-type="float">
            <text:p>0.555415</text:p>
          </table:table-cell>
          <table:table-cell office:value-type="float" office:value="4.3989816" calcext:value-type="float">
            <text:p>4.3989816</text:p>
          </table:table-cell>
          <table:table-cell office:value-type="float" office:value="2.0336637" calcext:value-type="float">
            <text:p>2.0336637</text:p>
          </table:table-cell>
          <table:table-cell table:formula="of:=AVERAGE([.B257:.K257])" office:value-type="float" office:value="2.25159642" calcext:value-type="float">
            <text:p>2.25159642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float" office:value="2.8103213" calcext:value-type="float">
            <text:p>2.8103213</text:p>
          </table:table-cell>
          <table:table-cell office:value-type="float" office:value="1.0726988" calcext:value-type="float">
            <text:p>1.0726988</text:p>
          </table:table-cell>
          <table:table-cell office:value-type="float" office:value="2.3595655" calcext:value-type="float">
            <text:p>2.3595655</text:p>
          </table:table-cell>
          <table:table-cell office:value-type="float" office:value="1.4372001" calcext:value-type="float">
            <text:p>1.4372001</text:p>
          </table:table-cell>
          <table:table-cell office:value-type="float" office:value="3.9619608" calcext:value-type="float">
            <text:p>3.9619608</text:p>
          </table:table-cell>
          <table:table-cell office:value-type="float" office:value="1.1998215" calcext:value-type="float">
            <text:p>1.1998215</text:p>
          </table:table-cell>
          <table:table-cell office:value-type="float" office:value="2.3656287" calcext:value-type="float">
            <text:p>2.3656287</text:p>
          </table:table-cell>
          <table:table-cell office:value-type="float" office:value="0.5560343" calcext:value-type="float">
            <text:p>0.5560343</text:p>
          </table:table-cell>
          <table:table-cell office:value-type="float" office:value="4.4771996" calcext:value-type="float">
            <text:p>4.4771996</text:p>
          </table:table-cell>
          <table:table-cell office:value-type="float" office:value="2.0517745" calcext:value-type="float">
            <text:p>2.0517745</text:p>
          </table:table-cell>
          <table:table-cell table:formula="of:=AVERAGE([.B258:.K258])" office:value-type="float" office:value="2.22922051" calcext:value-type="float">
            <text:p>2.22922051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float" office:value="2.8095202" calcext:value-type="float">
            <text:p>2.8095202</text:p>
          </table:table-cell>
          <table:table-cell office:value-type="float" office:value="1.1333178" calcext:value-type="float">
            <text:p>1.1333178</text:p>
          </table:table-cell>
          <table:table-cell office:value-type="float" office:value="2.3585465" calcext:value-type="float">
            <text:p>2.3585465</text:p>
          </table:table-cell>
          <table:table-cell office:value-type="float" office:value="1.4938983" calcext:value-type="float">
            <text:p>1.4938983</text:p>
          </table:table-cell>
          <table:table-cell office:value-type="float" office:value="4.1227612" calcext:value-type="float">
            <text:p>4.1227612</text:p>
          </table:table-cell>
          <table:table-cell office:value-type="float" office:value="1.4237937" calcext:value-type="float">
            <text:p>1.4237937</text:p>
          </table:table-cell>
          <table:table-cell office:value-type="float" office:value="2.3655534" calcext:value-type="float">
            <text:p>2.3655534</text:p>
          </table:table-cell>
          <table:table-cell office:value-type="float" office:value="0.38462242" calcext:value-type="float">
            <text:p>0.38462242</text:p>
          </table:table-cell>
          <table:table-cell office:value-type="float" office:value="4.3989816" calcext:value-type="float">
            <text:p>4.3989816</text:p>
          </table:table-cell>
          <table:table-cell office:value-type="float" office:value="2.044894" calcext:value-type="float">
            <text:p>2.044894</text:p>
          </table:table-cell>
          <table:table-cell table:formula="of:=AVERAGE([.B259:.K259])" office:value-type="float" office:value="2.253588912" calcext:value-type="float">
            <text:p>2.253588912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float" office:value="2.7999659" calcext:value-type="float">
            <text:p>2.7999659</text:p>
          </table:table-cell>
          <table:table-cell office:value-type="float" office:value="1.0646018" calcext:value-type="float">
            <text:p>1.0646018</text:p>
          </table:table-cell>
          <table:table-cell office:value-type="float" office:value="2.359464" calcext:value-type="float">
            <text:p>2.359464</text:p>
          </table:table-cell>
          <table:table-cell office:value-type="float" office:value="1.3165416" calcext:value-type="float">
            <text:p>1.3165416</text:p>
          </table:table-cell>
          <table:table-cell office:value-type="float" office:value="3.5762138" calcext:value-type="float">
            <text:p>3.5762138</text:p>
          </table:table-cell>
          <table:table-cell office:value-type="float" office:value="1.4553972" calcext:value-type="float">
            <text:p>1.4553972</text:p>
          </table:table-cell>
          <table:table-cell office:value-type="float" office:value="2.369948" calcext:value-type="float">
            <text:p>2.369948</text:p>
          </table:table-cell>
          <table:table-cell office:value-type="float" office:value="0.5199796" calcext:value-type="float">
            <text:p>0.5199796</text:p>
          </table:table-cell>
          <table:table-cell office:value-type="float" office:value="4.395073" calcext:value-type="float">
            <text:p>4.395073</text:p>
          </table:table-cell>
          <table:table-cell office:value-type="float" office:value="2.0035625" calcext:value-type="float">
            <text:p>2.0035625</text:p>
          </table:table-cell>
          <table:table-cell table:formula="of:=AVERAGE([.B260:.K260])" office:value-type="float" office:value="2.18607474" calcext:value-type="float">
            <text:p>2.18607474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float" office:value="2.8102505" calcext:value-type="float">
            <text:p>2.8102505</text:p>
          </table:table-cell>
          <table:table-cell office:value-type="float" office:value="1.0896089" calcext:value-type="float">
            <text:p>1.0896089</text:p>
          </table:table-cell>
          <table:table-cell office:value-type="float" office:value="2.3595655" calcext:value-type="float">
            <text:p>2.3595655</text:p>
          </table:table-cell>
          <table:table-cell office:value-type="float" office:value="1.4977329" calcext:value-type="float">
            <text:p>1.4977329</text:p>
          </table:table-cell>
          <table:table-cell office:value-type="float" office:value="4.0150547" calcext:value-type="float">
            <text:p>4.0150547</text:p>
          </table:table-cell>
          <table:table-cell office:value-type="float" office:value="1.4673368" calcext:value-type="float">
            <text:p>1.4673368</text:p>
          </table:table-cell>
          <table:table-cell office:value-type="float" office:value="2.3660183" calcext:value-type="float">
            <text:p>2.3660183</text:p>
          </table:table-cell>
          <table:table-cell office:value-type="float" office:value="0.5565232" calcext:value-type="float">
            <text:p>0.5565232</text:p>
          </table:table-cell>
          <table:table-cell office:value-type="float" office:value="4.2181697" calcext:value-type="float">
            <text:p>4.2181697</text:p>
          </table:table-cell>
          <table:table-cell office:value-type="float" office:value="2.0446506" calcext:value-type="float">
            <text:p>2.0446506</text:p>
          </table:table-cell>
          <table:table-cell table:formula="of:=AVERAGE([.B261:.K261])" office:value-type="float" office:value="2.24249111" calcext:value-type="float">
            <text:p>2.24249111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float" office:value="2.7990792" calcext:value-type="float">
            <text:p>2.7990792</text:p>
          </table:table-cell>
          <table:table-cell office:value-type="float" office:value="1.0397676" calcext:value-type="float">
            <text:p>1.0397676</text:p>
          </table:table-cell>
          <table:table-cell office:value-type="float" office:value="2.359786" calcext:value-type="float">
            <text:p>2.359786</text:p>
          </table:table-cell>
          <table:table-cell office:value-type="float" office:value="1.4964436" calcext:value-type="float">
            <text:p>1.4964436</text:p>
          </table:table-cell>
          <table:table-cell office:value-type="float" office:value="4.1928015" calcext:value-type="float">
            <text:p>4.1928015</text:p>
          </table:table-cell>
          <table:table-cell office:value-type="float" office:value="1.3347774" calcext:value-type="float">
            <text:p>1.3347774</text:p>
          </table:table-cell>
          <table:table-cell office:value-type="float" office:value="2.4851637" calcext:value-type="float">
            <text:p>2.4851637</text:p>
          </table:table-cell>
          <table:table-cell office:value-type="float" office:value="0.6030776" calcext:value-type="float">
            <text:p>0.6030776</text:p>
          </table:table-cell>
          <table:table-cell office:value-type="float" office:value="4.4205365" calcext:value-type="float">
            <text:p>4.4205365</text:p>
          </table:table-cell>
          <table:table-cell office:value-type="float" office:value="1.7314373" calcext:value-type="float">
            <text:p>1.7314373</text:p>
          </table:table-cell>
          <table:table-cell table:formula="of:=AVERAGE([.B262:.K262])" office:value-type="float" office:value="2.24628704" calcext:value-type="float">
            <text:p>2.24628704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float" office:value="2.8003576" calcext:value-type="float">
            <text:p>2.8003576</text:p>
          </table:table-cell>
          <table:table-cell office:value-type="float" office:value="0.5686851" calcext:value-type="float">
            <text:p>0.5686851</text:p>
          </table:table-cell>
          <table:table-cell office:value-type="float" office:value="2.359786" calcext:value-type="float">
            <text:p>2.359786</text:p>
          </table:table-cell>
          <table:table-cell office:value-type="float" office:value="1.5106491" calcext:value-type="float">
            <text:p>1.5106491</text:p>
          </table:table-cell>
          <table:table-cell office:value-type="float" office:value="4.1954374" calcext:value-type="float">
            <text:p>4.1954374</text:p>
          </table:table-cell>
          <table:table-cell office:value-type="float" office:value="1.3343006" calcext:value-type="float">
            <text:p>1.3343006</text:p>
          </table:table-cell>
          <table:table-cell office:value-type="float" office:value="2.487697" calcext:value-type="float">
            <text:p>2.487697</text:p>
          </table:table-cell>
          <table:table-cell office:value-type="float" office:value="0.40465122" calcext:value-type="float">
            <text:p>0.40465122</text:p>
          </table:table-cell>
          <table:table-cell office:value-type="float" office:value="4.3961697" calcext:value-type="float">
            <text:p>4.3961697</text:p>
          </table:table-cell>
          <table:table-cell office:value-type="float" office:value="1.976488" calcext:value-type="float">
            <text:p>1.976488</text:p>
          </table:table-cell>
          <table:table-cell table:formula="of:=AVERAGE([.B263:.K263])" office:value-type="float" office:value="2.203422172" calcext:value-type="float">
            <text:p>2.203422172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float" office:value="2.7999659" calcext:value-type="float">
            <text:p>2.7999659</text:p>
          </table:table-cell>
          <table:table-cell office:value-type="float" office:value="1.0640508" calcext:value-type="float">
            <text:p>1.0640508</text:p>
          </table:table-cell>
          <table:table-cell office:value-type="float" office:value="2.359786" calcext:value-type="float">
            <text:p>2.359786</text:p>
          </table:table-cell>
          <table:table-cell office:value-type="float" office:value="1.3234713" calcext:value-type="float">
            <text:p>1.3234713</text:p>
          </table:table-cell>
          <table:table-cell office:value-type="float" office:value="3.7459338" calcext:value-type="float">
            <text:p>3.7459338</text:p>
          </table:table-cell>
          <table:table-cell office:value-type="float" office:value="1.1998861" calcext:value-type="float">
            <text:p>1.1998861</text:p>
          </table:table-cell>
          <table:table-cell office:value-type="float" office:value="2.487966" calcext:value-type="float">
            <text:p>2.487966</text:p>
          </table:table-cell>
          <table:table-cell office:value-type="float" office:value="0.5563245" calcext:value-type="float">
            <text:p>0.5563245</text:p>
          </table:table-cell>
          <table:table-cell office:value-type="float" office:value="4.42921" calcext:value-type="float">
            <text:p>4.42921</text:p>
          </table:table-cell>
          <table:table-cell office:value-type="float" office:value="2.0113409" calcext:value-type="float">
            <text:p>2.0113409</text:p>
          </table:table-cell>
          <table:table-cell table:formula="of:=AVERAGE([.B264:.K264])" office:value-type="float" office:value="2.19779353" calcext:value-type="float">
            <text:p>2.19779353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float" office:value="2.8069775" calcext:value-type="float">
            <text:p>2.8069775</text:p>
          </table:table-cell>
          <table:table-cell office:value-type="float" office:value="1.0970132" calcext:value-type="float">
            <text:p>1.0970132</text:p>
          </table:table-cell>
          <table:table-cell office:value-type="float" office:value="2.3597696" calcext:value-type="float">
            <text:p>2.3597696</text:p>
          </table:table-cell>
          <table:table-cell office:value-type="float" office:value="1.4589674" calcext:value-type="float">
            <text:p>1.4589674</text:p>
          </table:table-cell>
          <table:table-cell office:value-type="float" office:value="3.5761962" calcext:value-type="float">
            <text:p>3.5761962</text:p>
          </table:table-cell>
          <table:table-cell office:value-type="float" office:value="1.3881493" calcext:value-type="float">
            <text:p>1.3881493</text:p>
          </table:table-cell>
          <table:table-cell office:value-type="float" office:value="2.4921956" calcext:value-type="float">
            <text:p>2.4921956</text:p>
          </table:table-cell>
          <table:table-cell office:value-type="float" office:value="0.4241532" calcext:value-type="float">
            <text:p>0.4241532</text:p>
          </table:table-cell>
          <table:table-cell office:value-type="float" office:value="4.353346" calcext:value-type="float">
            <text:p>4.353346</text:p>
          </table:table-cell>
          <table:table-cell office:value-type="float" office:value="2.027882" calcext:value-type="float">
            <text:p>2.027882</text:p>
          </table:table-cell>
          <table:table-cell table:formula="of:=AVERAGE([.B265:.K265])" office:value-type="float" office:value="2.198465" calcext:value-type="float">
            <text:p>2.198465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float" office:value="2.8100266" calcext:value-type="float">
            <text:p>2.8100266</text:p>
          </table:table-cell>
          <table:table-cell office:value-type="float" office:value="1.0197088" calcext:value-type="float">
            <text:p>1.0197088</text:p>
          </table:table-cell>
          <table:table-cell office:value-type="float" office:value="2.362106" calcext:value-type="float">
            <text:p>2.362106</text:p>
          </table:table-cell>
          <table:table-cell office:value-type="float" office:value="1.4557422" calcext:value-type="float">
            <text:p>1.4557422</text:p>
          </table:table-cell>
          <table:table-cell office:value-type="float" office:value="3.7480745" calcext:value-type="float">
            <text:p>3.7480745</text:p>
          </table:table-cell>
          <table:table-cell office:value-type="float" office:value="1.3357522" calcext:value-type="float">
            <text:p>1.3357522</text:p>
          </table:table-cell>
          <table:table-cell office:value-type="float" office:value="2.481837" calcext:value-type="float">
            <text:p>2.481837</text:p>
          </table:table-cell>
          <table:table-cell office:value-type="float" office:value="0.5704556" calcext:value-type="float">
            <text:p>0.5704556</text:p>
          </table:table-cell>
          <table:table-cell office:value-type="float" office:value="4.3922186" calcext:value-type="float">
            <text:p>4.3922186</text:p>
          </table:table-cell>
          <table:table-cell office:value-type="float" office:value="2.0042472" calcext:value-type="float">
            <text:p>2.0042472</text:p>
          </table:table-cell>
          <table:table-cell table:formula="of:=AVERAGE([.B266:.K266])" office:value-type="float" office:value="2.21801687" calcext:value-type="float">
            <text:p>2.21801687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float" office:value="2.8086684" calcext:value-type="float">
            <text:p>2.8086684</text:p>
          </table:table-cell>
          <table:table-cell office:value-type="float" office:value="1.0097877" calcext:value-type="float">
            <text:p>1.0097877</text:p>
          </table:table-cell>
          <table:table-cell office:value-type="float" office:value="2.3695176" calcext:value-type="float">
            <text:p>2.3695176</text:p>
          </table:table-cell>
          <table:table-cell office:value-type="float" office:value="1.2534043" calcext:value-type="float">
            <text:p>1.2534043</text:p>
          </table:table-cell>
          <table:table-cell office:value-type="float" office:value="4.199841" calcext:value-type="float">
            <text:p>4.199841</text:p>
          </table:table-cell>
          <table:table-cell office:value-type="float" office:value="1.2095037" calcext:value-type="float">
            <text:p>1.2095037</text:p>
          </table:table-cell>
          <table:table-cell office:value-type="float" office:value="2.4895453" calcext:value-type="float">
            <text:p>2.4895453</text:p>
          </table:table-cell>
          <table:table-cell office:value-type="float" office:value="0.58318555" calcext:value-type="float">
            <text:p>0.58318555</text:p>
          </table:table-cell>
          <table:table-cell office:value-type="float" office:value="4.403201" calcext:value-type="float">
            <text:p>4.403201</text:p>
          </table:table-cell>
          <table:table-cell office:value-type="float" office:value="1.976488" calcext:value-type="float">
            <text:p>1.976488</text:p>
          </table:table-cell>
          <table:table-cell table:formula="of:=AVERAGE([.B267:.K267])" office:value-type="float" office:value="2.230314255" calcext:value-type="float">
            <text:p>2.230314255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float" office:value="2.8103173" calcext:value-type="float">
            <text:p>2.8103173</text:p>
          </table:table-cell>
          <table:table-cell office:value-type="float" office:value="0.40201882" calcext:value-type="float">
            <text:p>0.40201882</text:p>
          </table:table-cell>
          <table:table-cell office:value-type="float" office:value="2.450784" calcext:value-type="float">
            <text:p>2.450784</text:p>
          </table:table-cell>
          <table:table-cell office:value-type="float" office:value="1.4132069" calcext:value-type="float">
            <text:p>1.4132069</text:p>
          </table:table-cell>
          <table:table-cell office:value-type="float" office:value="3.7463863" calcext:value-type="float">
            <text:p>3.7463863</text:p>
          </table:table-cell>
          <table:table-cell office:value-type="float" office:value="1.2145822" calcext:value-type="float">
            <text:p>1.2145822</text:p>
          </table:table-cell>
          <table:table-cell office:value-type="float" office:value="2.417144" calcext:value-type="float">
            <text:p>2.417144</text:p>
          </table:table-cell>
          <table:table-cell office:value-type="float" office:value="0.5552344" calcext:value-type="float">
            <text:p>0.5552344</text:p>
          </table:table-cell>
          <table:table-cell office:value-type="float" office:value="4.419773" calcext:value-type="float">
            <text:p>4.419773</text:p>
          </table:table-cell>
          <table:table-cell office:value-type="float" office:value="1.9717711" calcext:value-type="float">
            <text:p>1.9717711</text:p>
          </table:table-cell>
          <table:table-cell table:formula="of:=AVERAGE([.B268:.K268])" office:value-type="float" office:value="2.140121802" calcext:value-type="float">
            <text:p>2.140121802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float" office:value="2.8105" calcext:value-type="float">
            <text:p>2.8105</text:p>
          </table:table-cell>
          <table:table-cell office:value-type="float" office:value="0.9230636" calcext:value-type="float">
            <text:p>0.9230636</text:p>
          </table:table-cell>
          <table:table-cell office:value-type="float" office:value="2.5454285" calcext:value-type="float">
            <text:p>2.5454285</text:p>
          </table:table-cell>
          <table:table-cell office:value-type="float" office:value="1.4588779" calcext:value-type="float">
            <text:p>1.4588779</text:p>
          </table:table-cell>
          <table:table-cell office:value-type="float" office:value="3.8059185" calcext:value-type="float">
            <text:p>3.8059185</text:p>
          </table:table-cell>
          <table:table-cell office:value-type="float" office:value="1.123655" calcext:value-type="float">
            <text:p>1.123655</text:p>
          </table:table-cell>
          <table:table-cell office:value-type="float" office:value="2.5319984" calcext:value-type="float">
            <text:p>2.5319984</text:p>
          </table:table-cell>
          <table:table-cell office:value-type="float" office:value="0.5738645" calcext:value-type="float">
            <text:p>0.5738645</text:p>
          </table:table-cell>
          <table:table-cell office:value-type="float" office:value="4.411438" calcext:value-type="float">
            <text:p>4.411438</text:p>
          </table:table-cell>
          <table:table-cell office:value-type="float" office:value="1.9450951" calcext:value-type="float">
            <text:p>1.9450951</text:p>
          </table:table-cell>
          <table:table-cell table:formula="of:=AVERAGE([.B269:.K269])" office:value-type="float" office:value="2.21298395" calcext:value-type="float">
            <text:p>2.21298395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float" office:value="2.8105" calcext:value-type="float">
            <text:p>2.8105</text:p>
          </table:table-cell>
          <table:table-cell office:value-type="float" office:value="0.84976834" calcext:value-type="float">
            <text:p>0.84976834</text:p>
          </table:table-cell>
          <table:table-cell office:value-type="float" office:value="2.585021" calcext:value-type="float">
            <text:p>2.585021</text:p>
          </table:table-cell>
          <table:table-cell office:value-type="float" office:value="1.188759" calcext:value-type="float">
            <text:p>1.188759</text:p>
          </table:table-cell>
          <table:table-cell office:value-type="float" office:value="3.5908196" calcext:value-type="float">
            <text:p>3.5908196</text:p>
          </table:table-cell>
          <table:table-cell office:value-type="float" office:value="1.4504325" calcext:value-type="float">
            <text:p>1.4504325</text:p>
          </table:table-cell>
          <table:table-cell office:value-type="float" office:value="2.14752" calcext:value-type="float">
            <text:p>2.14752</text:p>
          </table:table-cell>
          <table:table-cell office:value-type="float" office:value="0.55059975" calcext:value-type="float">
            <text:p>0.55059975</text:p>
          </table:table-cell>
          <table:table-cell office:value-type="float" office:value="4.2794547" calcext:value-type="float">
            <text:p>4.2794547</text:p>
          </table:table-cell>
          <table:table-cell office:value-type="float" office:value="1.9450951" calcext:value-type="float">
            <text:p>1.9450951</text:p>
          </table:table-cell>
          <table:table-cell table:formula="of:=AVERAGE([.B270:.K270])" office:value-type="float" office:value="2.139796999" calcext:value-type="float">
            <text:p>2.139796999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float" office:value="2.814864" calcext:value-type="float">
            <text:p>2.814864</text:p>
          </table:table-cell>
          <table:table-cell office:value-type="float" office:value="0.9230636" calcext:value-type="float">
            <text:p>0.9230636</text:p>
          </table:table-cell>
          <table:table-cell office:value-type="float" office:value="2.517294" calcext:value-type="float">
            <text:p>2.517294</text:p>
          </table:table-cell>
          <table:table-cell office:value-type="float" office:value="1.4361352" calcext:value-type="float">
            <text:p>1.4361352</text:p>
          </table:table-cell>
          <table:table-cell office:value-type="float" office:value="3.758912" calcext:value-type="float">
            <text:p>3.758912</text:p>
          </table:table-cell>
          <table:table-cell office:value-type="float" office:value="1.458861" calcext:value-type="float">
            <text:p>1.458861</text:p>
          </table:table-cell>
          <table:table-cell office:value-type="float" office:value="2.3881283" calcext:value-type="float">
            <text:p>2.3881283</text:p>
          </table:table-cell>
          <table:table-cell office:value-type="float" office:value="0.45363286" calcext:value-type="float">
            <text:p>0.45363286</text:p>
          </table:table-cell>
          <table:table-cell office:value-type="float" office:value="4.2758126" calcext:value-type="float">
            <text:p>4.2758126</text:p>
          </table:table-cell>
          <table:table-cell office:value-type="float" office:value="1.8918489" calcext:value-type="float">
            <text:p>1.8918489</text:p>
          </table:table-cell>
          <table:table-cell table:formula="of:=AVERAGE([.B271:.K271])" office:value-type="float" office:value="2.191855246" calcext:value-type="float">
            <text:p>2.191855246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float" office:value="2.8254943" calcext:value-type="float">
            <text:p>2.8254943</text:p>
          </table:table-cell>
          <table:table-cell office:value-type="float" office:value="0.57640177" calcext:value-type="float">
            <text:p>0.57640177</text:p>
          </table:table-cell>
          <table:table-cell office:value-type="float" office:value="2.3597124" calcext:value-type="float">
            <text:p>2.3597124</text:p>
          </table:table-cell>
          <table:table-cell office:value-type="float" office:value="1.4585174" calcext:value-type="float">
            <text:p>1.4585174</text:p>
          </table:table-cell>
          <table:table-cell office:value-type="float" office:value="3.7349205" calcext:value-type="float">
            <text:p>3.7349205</text:p>
          </table:table-cell>
          <table:table-cell office:value-type="float" office:value="1.2291625" calcext:value-type="float">
            <text:p>1.2291625</text:p>
          </table:table-cell>
          <table:table-cell office:value-type="float" office:value="2.4571576" calcext:value-type="float">
            <text:p>2.4571576</text:p>
          </table:table-cell>
          <table:table-cell office:value-type="float" office:value="0.5477921" calcext:value-type="float">
            <text:p>0.5477921</text:p>
          </table:table-cell>
          <table:table-cell office:value-type="float" office:value="4.394437" calcext:value-type="float">
            <text:p>4.394437</text:p>
          </table:table-cell>
          <table:table-cell office:value-type="float" office:value="1.9088299" calcext:value-type="float">
            <text:p>1.9088299</text:p>
          </table:table-cell>
          <table:table-cell table:formula="of:=AVERAGE([.B272:.K272])" office:value-type="float" office:value="2.149242547" calcext:value-type="float">
            <text:p>2.149242547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float" office:value="2.8493984" calcext:value-type="float">
            <text:p>2.8493984</text:p>
          </table:table-cell>
          <table:table-cell office:value-type="float" office:value="0.9465551" calcext:value-type="float">
            <text:p>0.9465551</text:p>
          </table:table-cell>
          <table:table-cell office:value-type="float" office:value="2.4610043" calcext:value-type="float">
            <text:p>2.4610043</text:p>
          </table:table-cell>
          <table:table-cell office:value-type="float" office:value="1.5019095" calcext:value-type="float">
            <text:p>1.5019095</text:p>
          </table:table-cell>
          <table:table-cell office:value-type="float" office:value="3.8416" calcext:value-type="float">
            <text:p>3.8416</text:p>
          </table:table-cell>
          <table:table-cell office:value-type="float" office:value="1.3118281" calcext:value-type="float">
            <text:p>1.3118281</text:p>
          </table:table-cell>
          <table:table-cell office:value-type="float" office:value="2.3766067" calcext:value-type="float">
            <text:p>2.3766067</text:p>
          </table:table-cell>
          <table:table-cell office:value-type="float" office:value="0.5480299" calcext:value-type="float">
            <text:p>0.5480299</text:p>
          </table:table-cell>
          <table:table-cell office:value-type="float" office:value="4.3961177" calcext:value-type="float">
            <text:p>4.3961177</text:p>
          </table:table-cell>
          <table:table-cell office:value-type="float" office:value="1.1735054" calcext:value-type="float">
            <text:p>1.1735054</text:p>
          </table:table-cell>
          <table:table-cell table:formula="of:=AVERAGE([.B273:.K273])" office:value-type="float" office:value="2.14065551" calcext:value-type="float">
            <text:p>2.14065551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float" office:value="2.8493984" calcext:value-type="float">
            <text:p>2.8493984</text:p>
          </table:table-cell>
          <table:table-cell office:value-type="float" office:value="0.9442887" calcext:value-type="float">
            <text:p>0.9442887</text:p>
          </table:table-cell>
          <table:table-cell office:value-type="float" office:value="2.4887612" calcext:value-type="float">
            <text:p>2.4887612</text:p>
          </table:table-cell>
          <table:table-cell office:value-type="float" office:value="1.4110199" calcext:value-type="float">
            <text:p>1.4110199</text:p>
          </table:table-cell>
          <table:table-cell office:value-type="float" office:value="3.3430166" calcext:value-type="float">
            <text:p>3.3430166</text:p>
          </table:table-cell>
          <table:table-cell office:value-type="float" office:value="1.1586393" calcext:value-type="float">
            <text:p>1.1586393</text:p>
          </table:table-cell>
          <table:table-cell office:value-type="float" office:value="2.5513287" calcext:value-type="float">
            <text:p>2.5513287</text:p>
          </table:table-cell>
          <table:table-cell office:value-type="float" office:value="0.39252475" calcext:value-type="float">
            <text:p>0.39252475</text:p>
          </table:table-cell>
          <table:table-cell office:value-type="float" office:value="4.3810897" calcext:value-type="float">
            <text:p>4.3810897</text:p>
          </table:table-cell>
          <table:table-cell office:value-type="float" office:value="1.7094648" calcext:value-type="float">
            <text:p>1.7094648</text:p>
          </table:table-cell>
          <table:table-cell table:formula="of:=AVERAGE([.B274:.K274])" office:value-type="float" office:value="2.122953205" calcext:value-type="float">
            <text:p>2.122953205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float" office:value="2.8484204" calcext:value-type="float">
            <text:p>2.8484204</text:p>
          </table:table-cell>
          <table:table-cell office:value-type="float" office:value="0.9468237" calcext:value-type="float">
            <text:p>0.9468237</text:p>
          </table:table-cell>
          <table:table-cell office:value-type="float" office:value="2.4781723" calcext:value-type="float">
            <text:p>2.4781723</text:p>
          </table:table-cell>
          <table:table-cell office:value-type="float" office:value="1.4638653" calcext:value-type="float">
            <text:p>1.4638653</text:p>
          </table:table-cell>
          <table:table-cell office:value-type="float" office:value="3.723579" calcext:value-type="float">
            <text:p>3.723579</text:p>
          </table:table-cell>
          <table:table-cell office:value-type="float" office:value="1.302764" calcext:value-type="float">
            <text:p>1.302764</text:p>
          </table:table-cell>
          <table:table-cell office:value-type="float" office:value="2.614916" calcext:value-type="float">
            <text:p>2.614916</text:p>
          </table:table-cell>
          <table:table-cell office:value-type="float" office:value="0.42642352" calcext:value-type="float">
            <text:p>0.42642352</text:p>
          </table:table-cell>
          <table:table-cell office:value-type="float" office:value="4.49159" calcext:value-type="float">
            <text:p>4.49159</text:p>
          </table:table-cell>
          <table:table-cell office:value-type="float" office:value="1.9375818" calcext:value-type="float">
            <text:p>1.9375818</text:p>
          </table:table-cell>
          <table:table-cell table:formula="of:=AVERAGE([.B275:.K275])" office:value-type="float" office:value="2.223413602" calcext:value-type="float">
            <text:p>2.223413602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float" office:value="2.8492742" calcext:value-type="float">
            <text:p>2.8492742</text:p>
          </table:table-cell>
          <table:table-cell office:value-type="float" office:value="0.9468237" calcext:value-type="float">
            <text:p>0.9468237</text:p>
          </table:table-cell>
          <table:table-cell office:value-type="float" office:value="2.585198" calcext:value-type="float">
            <text:p>2.585198</text:p>
          </table:table-cell>
          <table:table-cell office:value-type="float" office:value="1.219744" calcext:value-type="float">
            <text:p>1.219744</text:p>
          </table:table-cell>
          <table:table-cell office:value-type="float" office:value="3.73222" calcext:value-type="float">
            <text:p>3.73222</text:p>
          </table:table-cell>
          <table:table-cell office:value-type="float" office:value="1.3118438" calcext:value-type="float">
            <text:p>1.3118438</text:p>
          </table:table-cell>
          <table:table-cell office:value-type="float" office:value="2.5621226" calcext:value-type="float">
            <text:p>2.5621226</text:p>
          </table:table-cell>
          <table:table-cell office:value-type="float" office:value="0.41979158" calcext:value-type="float">
            <text:p>0.41979158</text:p>
          </table:table-cell>
          <table:table-cell office:value-type="float" office:value="4.4519215" calcext:value-type="float">
            <text:p>4.4519215</text:p>
          </table:table-cell>
          <table:table-cell office:value-type="float" office:value="1.9206141" calcext:value-type="float">
            <text:p>1.9206141</text:p>
          </table:table-cell>
          <table:table-cell table:formula="of:=AVERAGE([.B276:.K276])" office:value-type="float" office:value="2.199955348" calcext:value-type="float">
            <text:p>2.199955348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float" office:value="2.8493216" calcext:value-type="float">
            <text:p>2.8493216</text:p>
          </table:table-cell>
          <table:table-cell office:value-type="float" office:value="1.0042182" calcext:value-type="float">
            <text:p>1.0042182</text:p>
          </table:table-cell>
          <table:table-cell office:value-type="float" office:value="2.58539" calcext:value-type="float">
            <text:p>2.58539</text:p>
          </table:table-cell>
          <table:table-cell office:value-type="float" office:value="1.3842444" calcext:value-type="float">
            <text:p>1.3842444</text:p>
          </table:table-cell>
          <table:table-cell office:value-type="float" office:value="3.7462506" calcext:value-type="float">
            <text:p>3.7462506</text:p>
          </table:table-cell>
          <table:table-cell office:value-type="float" office:value="1.3089075" calcext:value-type="float">
            <text:p>1.3089075</text:p>
          </table:table-cell>
          <table:table-cell office:value-type="float" office:value="2.5486052" calcext:value-type="float">
            <text:p>2.5486052</text:p>
          </table:table-cell>
          <table:table-cell office:value-type="float" office:value="0.4237448" calcext:value-type="float">
            <text:p>0.4237448</text:p>
          </table:table-cell>
          <table:table-cell office:value-type="float" office:value="4.5171013" calcext:value-type="float">
            <text:p>4.5171013</text:p>
          </table:table-cell>
          <table:table-cell office:value-type="float" office:value="1.9142985" calcext:value-type="float">
            <text:p>1.9142985</text:p>
          </table:table-cell>
          <table:table-cell table:formula="of:=AVERAGE([.B277:.K277])" office:value-type="float" office:value="2.22820821" calcext:value-type="float">
            <text:p>2.22820821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float" office:value="2.8149645" calcext:value-type="float">
            <text:p>2.8149645</text:p>
          </table:table-cell>
          <table:table-cell office:value-type="float" office:value="1.0412849" calcext:value-type="float">
            <text:p>1.0412849</text:p>
          </table:table-cell>
          <table:table-cell office:value-type="float" office:value="2.5870967" calcext:value-type="float">
            <text:p>2.5870967</text:p>
          </table:table-cell>
          <table:table-cell office:value-type="float" office:value="1.3022484" calcext:value-type="float">
            <text:p>1.3022484</text:p>
          </table:table-cell>
          <table:table-cell office:value-type="float" office:value="3.682666" calcext:value-type="float">
            <text:p>3.682666</text:p>
          </table:table-cell>
          <table:table-cell office:value-type="float" office:value="1.4644245" calcext:value-type="float">
            <text:p>1.4644245</text:p>
          </table:table-cell>
          <table:table-cell office:value-type="float" office:value="2.6171875" calcext:value-type="float">
            <text:p>2.6171875</text:p>
          </table:table-cell>
          <table:table-cell office:value-type="float" office:value="0.4671048" calcext:value-type="float">
            <text:p>0.4671048</text:p>
          </table:table-cell>
          <table:table-cell office:value-type="float" office:value="4.4315042" calcext:value-type="float">
            <text:p>4.4315042</text:p>
          </table:table-cell>
          <table:table-cell office:value-type="float" office:value="1.3018684" calcext:value-type="float">
            <text:p>1.3018684</text:p>
          </table:table-cell>
          <table:table-cell table:formula="of:=AVERAGE([.B278:.K278])" office:value-type="float" office:value="2.17103499" calcext:value-type="float">
            <text:p>2.17103499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float" office:value="2.8147323" calcext:value-type="float">
            <text:p>2.8147323</text:p>
          </table:table-cell>
          <table:table-cell office:value-type="float" office:value="1.0827678" calcext:value-type="float">
            <text:p>1.0827678</text:p>
          </table:table-cell>
          <table:table-cell office:value-type="float" office:value="2.7867308" calcext:value-type="float">
            <text:p>2.7867308</text:p>
          </table:table-cell>
          <table:table-cell office:value-type="float" office:value="1.4510723" calcext:value-type="float">
            <text:p>1.4510723</text:p>
          </table:table-cell>
          <table:table-cell office:value-type="float" office:value="3.729462" calcext:value-type="float">
            <text:p>3.729462</text:p>
          </table:table-cell>
          <table:table-cell office:value-type="float" office:value="1.4236395" calcext:value-type="float">
            <text:p>1.4236395</text:p>
          </table:table-cell>
          <table:table-cell office:value-type="float" office:value="2.6475968" calcext:value-type="float">
            <text:p>2.6475968</text:p>
          </table:table-cell>
          <table:table-cell office:value-type="float" office:value="0.53652173" calcext:value-type="float">
            <text:p>0.53652173</text:p>
          </table:table-cell>
          <table:table-cell office:value-type="float" office:value="4.494305" calcext:value-type="float">
            <text:p>4.494305</text:p>
          </table:table-cell>
          <table:table-cell office:value-type="float" office:value="1.6842979" calcext:value-type="float">
            <text:p>1.6842979</text:p>
          </table:table-cell>
          <table:table-cell table:formula="of:=AVERAGE([.B279:.K279])" office:value-type="float" office:value="2.265112613" calcext:value-type="float">
            <text:p>2.265112613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float" office:value="2.81704" calcext:value-type="float">
            <text:p>2.81704</text:p>
          </table:table-cell>
          <table:table-cell office:value-type="float" office:value="1.0311599" calcext:value-type="float">
            <text:p>1.0311599</text:p>
          </table:table-cell>
          <table:table-cell office:value-type="float" office:value="2.0133927" calcext:value-type="float">
            <text:p>2.0133927</text:p>
          </table:table-cell>
          <table:table-cell office:value-type="float" office:value="1.4638653" calcext:value-type="float">
            <text:p>1.4638653</text:p>
          </table:table-cell>
          <table:table-cell office:value-type="float" office:value="3.654457" calcext:value-type="float">
            <text:p>3.654457</text:p>
          </table:table-cell>
          <table:table-cell office:value-type="float" office:value="1.3801659" calcext:value-type="float">
            <text:p>1.3801659</text:p>
          </table:table-cell>
          <table:table-cell office:value-type="float" office:value="2.6299713" calcext:value-type="float">
            <text:p>2.6299713</text:p>
          </table:table-cell>
          <table:table-cell office:value-type="float" office:value="0.55285025" calcext:value-type="float">
            <text:p>0.55285025</text:p>
          </table:table-cell>
          <table:table-cell office:value-type="float" office:value="4.394057" calcext:value-type="float">
            <text:p>4.394057</text:p>
          </table:table-cell>
          <table:table-cell office:value-type="float" office:value="1.5098214" calcext:value-type="float">
            <text:p>1.5098214</text:p>
          </table:table-cell>
          <table:table-cell table:formula="of:=AVERAGE([.B280:.K280])" office:value-type="float" office:value="2.144678075" calcext:value-type="float">
            <text:p>2.144678075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float" office:value="2.8482392" calcext:value-type="float">
            <text:p>2.8482392</text:p>
          </table:table-cell>
          <table:table-cell office:value-type="float" office:value="1.0312535" calcext:value-type="float">
            <text:p>1.0312535</text:p>
          </table:table-cell>
          <table:table-cell office:value-type="float" office:value="2.6614184" calcext:value-type="float">
            <text:p>2.6614184</text:p>
          </table:table-cell>
          <table:table-cell office:value-type="float" office:value="1.3022484" calcext:value-type="float">
            <text:p>1.3022484</text:p>
          </table:table-cell>
          <table:table-cell office:value-type="float" office:value="3.7409275" calcext:value-type="float">
            <text:p>3.7409275</text:p>
          </table:table-cell>
          <table:table-cell office:value-type="float" office:value="1.4185594" calcext:value-type="float">
            <text:p>1.4185594</text:p>
          </table:table-cell>
          <table:table-cell office:value-type="float" office:value="2.5432286" calcext:value-type="float">
            <text:p>2.5432286</text:p>
          </table:table-cell>
          <table:table-cell office:value-type="float" office:value="0.41591495" calcext:value-type="float">
            <text:p>0.41591495</text:p>
          </table:table-cell>
          <table:table-cell office:value-type="float" office:value="4.3764496" calcext:value-type="float">
            <text:p>4.3764496</text:p>
          </table:table-cell>
          <table:table-cell office:value-type="float" office:value="0.7598726" calcext:value-type="float">
            <text:p>0.7598726</text:p>
          </table:table-cell>
          <table:table-cell table:formula="of:=AVERAGE([.B281:.K281])" office:value-type="float" office:value="2.109811215" calcext:value-type="float">
            <text:p>2.109811215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float" office:value="2.854126" calcext:value-type="float">
            <text:p>2.854126</text:p>
          </table:table-cell>
          <table:table-cell office:value-type="float" office:value="1.0388416" calcext:value-type="float">
            <text:p>1.0388416</text:p>
          </table:table-cell>
          <table:table-cell office:value-type="float" office:value="2.6479528" calcext:value-type="float">
            <text:p>2.6479528</text:p>
          </table:table-cell>
          <table:table-cell office:value-type="float" office:value="1.4210737" calcext:value-type="float">
            <text:p>1.4210737</text:p>
          </table:table-cell>
          <table:table-cell office:value-type="float" office:value="3.651349" calcext:value-type="float">
            <text:p>3.651349</text:p>
          </table:table-cell>
          <table:table-cell office:value-type="float" office:value="1.4262252" calcext:value-type="float">
            <text:p>1.4262252</text:p>
          </table:table-cell>
          <table:table-cell office:value-type="float" office:value="2.4721904" calcext:value-type="float">
            <text:p>2.4721904</text:p>
          </table:table-cell>
          <table:table-cell office:value-type="float" office:value="0.5666627" calcext:value-type="float">
            <text:p>0.5666627</text:p>
          </table:table-cell>
          <table:table-cell office:value-type="float" office:value="4.4910064" calcext:value-type="float">
            <text:p>4.4910064</text:p>
          </table:table-cell>
          <table:table-cell office:value-type="float" office:value="1.643773" calcext:value-type="float">
            <text:p>1.643773</text:p>
          </table:table-cell>
          <table:table-cell table:formula="of:=AVERAGE([.B282:.K282])" office:value-type="float" office:value="2.22132008" calcext:value-type="float">
            <text:p>2.22132008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float" office:value="2.816532" calcext:value-type="float">
            <text:p>2.816532</text:p>
          </table:table-cell>
          <table:table-cell office:value-type="float" office:value="1.0448272" calcext:value-type="float">
            <text:p>1.0448272</text:p>
          </table:table-cell>
          <table:table-cell office:value-type="float" office:value="2.7074885" calcext:value-type="float">
            <text:p>2.7074885</text:p>
          </table:table-cell>
          <table:table-cell office:value-type="float" office:value="1.1596501" calcext:value-type="float">
            <text:p>1.1596501</text:p>
          </table:table-cell>
          <table:table-cell office:value-type="float" office:value="3.7403414" calcext:value-type="float">
            <text:p>3.7403414</text:p>
          </table:table-cell>
          <table:table-cell office:value-type="float" office:value="1.4513342" calcext:value-type="float">
            <text:p>1.4513342</text:p>
          </table:table-cell>
          <table:table-cell office:value-type="float" office:value="2.5123076" calcext:value-type="float">
            <text:p>2.5123076</text:p>
          </table:table-cell>
          <table:table-cell office:value-type="float" office:value="0.5507426" calcext:value-type="float">
            <text:p>0.5507426</text:p>
          </table:table-cell>
          <table:table-cell office:value-type="float" office:value="4.491471" calcext:value-type="float">
            <text:p>4.491471</text:p>
          </table:table-cell>
          <table:table-cell office:value-type="float" office:value="1.6516237" calcext:value-type="float">
            <text:p>1.6516237</text:p>
          </table:table-cell>
          <table:table-cell table:formula="of:=AVERAGE([.B283:.K283])" office:value-type="float" office:value="2.21263183" calcext:value-type="float">
            <text:p>2.21263183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float" office:value="2.84407" calcext:value-type="float">
            <text:p>2.84407</text:p>
          </table:table-cell>
          <table:table-cell office:value-type="float" office:value="1.0304123" calcext:value-type="float">
            <text:p>1.0304123</text:p>
          </table:table-cell>
          <table:table-cell office:value-type="float" office:value="2.7773707" calcext:value-type="float">
            <text:p>2.7773707</text:p>
          </table:table-cell>
          <table:table-cell office:value-type="float" office:value="1.4991981" calcext:value-type="float">
            <text:p>1.4991981</text:p>
          </table:table-cell>
          <table:table-cell office:value-type="float" office:value="3.719184" calcext:value-type="float">
            <text:p>3.719184</text:p>
          </table:table-cell>
          <table:table-cell office:value-type="float" office:value="1.2712771" calcext:value-type="float">
            <text:p>1.2712771</text:p>
          </table:table-cell>
          <table:table-cell office:value-type="float" office:value="2.6145847" calcext:value-type="float">
            <text:p>2.6145847</text:p>
          </table:table-cell>
          <table:table-cell office:value-type="float" office:value="0.41613132" calcext:value-type="float">
            <text:p>0.41613132</text:p>
          </table:table-cell>
          <table:table-cell office:value-type="float" office:value="4.396502" calcext:value-type="float">
            <text:p>4.396502</text:p>
          </table:table-cell>
          <table:table-cell office:value-type="float" office:value="1.4777792" calcext:value-type="float">
            <text:p>1.4777792</text:p>
          </table:table-cell>
          <table:table-cell table:formula="of:=AVERAGE([.B284:.K284])" office:value-type="float" office:value="2.204650942" calcext:value-type="float">
            <text:p>2.204650942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float" office:value="2.8511028" calcext:value-type="float">
            <text:p>2.8511028</text:p>
          </table:table-cell>
          <table:table-cell office:value-type="float" office:value="1.110498" calcext:value-type="float">
            <text:p>1.110498</text:p>
          </table:table-cell>
          <table:table-cell office:value-type="float" office:value="2.7298613" calcext:value-type="float">
            <text:p>2.7298613</text:p>
          </table:table-cell>
          <table:table-cell office:value-type="float" office:value="1.5004089" calcext:value-type="float">
            <text:p>1.5004089</text:p>
          </table:table-cell>
          <table:table-cell office:value-type="float" office:value="3.7269194" calcext:value-type="float">
            <text:p>3.7269194</text:p>
          </table:table-cell>
          <table:table-cell office:value-type="float" office:value="1.2671411" calcext:value-type="float">
            <text:p>1.2671411</text:p>
          </table:table-cell>
          <table:table-cell office:value-type="float" office:value="2.581801" calcext:value-type="float">
            <text:p>2.581801</text:p>
          </table:table-cell>
          <table:table-cell office:value-type="float" office:value="0.43566477" calcext:value-type="float">
            <text:p>0.43566477</text:p>
          </table:table-cell>
          <table:table-cell office:value-type="float" office:value="4.489124" calcext:value-type="float">
            <text:p>4.489124</text:p>
          </table:table-cell>
          <table:table-cell office:value-type="float" office:value="1.928525" calcext:value-type="float">
            <text:p>1.928525</text:p>
          </table:table-cell>
          <table:table-cell table:formula="of:=AVERAGE([.B285:.K285])" office:value-type="float" office:value="2.262104627" calcext:value-type="float">
            <text:p>2.262104627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float" office:value="2.814521" calcext:value-type="float">
            <text:p>2.814521</text:p>
          </table:table-cell>
          <table:table-cell office:value-type="float" office:value="1.0452844" calcext:value-type="float">
            <text:p>1.0452844</text:p>
          </table:table-cell>
          <table:table-cell office:value-type="float" office:value="2.7237377" calcext:value-type="float">
            <text:p>2.7237377</text:p>
          </table:table-cell>
          <table:table-cell office:value-type="float" office:value="1.4828051" calcext:value-type="float">
            <text:p>1.4828051</text:p>
          </table:table-cell>
          <table:table-cell office:value-type="float" office:value="3.7492127" calcext:value-type="float">
            <text:p>3.7492127</text:p>
          </table:table-cell>
          <table:table-cell office:value-type="float" office:value="1.3369038" calcext:value-type="float">
            <text:p>1.3369038</text:p>
          </table:table-cell>
          <table:table-cell office:value-type="float" office:value="2.3768315" calcext:value-type="float">
            <text:p>2.3768315</text:p>
          </table:table-cell>
          <table:table-cell office:value-type="float" office:value="0.55122036" calcext:value-type="float">
            <text:p>0.55122036</text:p>
          </table:table-cell>
          <table:table-cell office:value-type="float" office:value="4.514131" calcext:value-type="float">
            <text:p>4.514131</text:p>
          </table:table-cell>
          <table:table-cell office:value-type="float" office:value="1.9136509" calcext:value-type="float">
            <text:p>1.9136509</text:p>
          </table:table-cell>
          <table:table-cell table:formula="of:=AVERAGE([.B286:.K286])" office:value-type="float" office:value="2.250829846" calcext:value-type="float">
            <text:p>2.250829846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float" office:value="2.8432252" calcext:value-type="float">
            <text:p>2.8432252</text:p>
          </table:table-cell>
          <table:table-cell office:value-type="float" office:value="1.0325602" calcext:value-type="float">
            <text:p>1.0325602</text:p>
          </table:table-cell>
          <table:table-cell office:value-type="float" office:value="2.7181854" calcext:value-type="float">
            <text:p>2.7181854</text:p>
          </table:table-cell>
          <table:table-cell office:value-type="float" office:value="1.2703019" calcext:value-type="float">
            <text:p>1.2703019</text:p>
          </table:table-cell>
          <table:table-cell office:value-type="float" office:value="3.6291604" calcext:value-type="float">
            <text:p>3.6291604</text:p>
          </table:table-cell>
          <table:table-cell office:value-type="float" office:value="1.2994376" calcext:value-type="float">
            <text:p>1.2994376</text:p>
          </table:table-cell>
          <table:table-cell office:value-type="float" office:value="2.5097759" calcext:value-type="float">
            <text:p>2.5097759</text:p>
          </table:table-cell>
          <table:table-cell office:value-type="float" office:value="0.58445305" calcext:value-type="float">
            <text:p>0.58445305</text:p>
          </table:table-cell>
          <table:table-cell office:value-type="float" office:value="4.396502" calcext:value-type="float">
            <text:p>4.396502</text:p>
          </table:table-cell>
          <table:table-cell office:value-type="float" office:value="1.9136509" calcext:value-type="float">
            <text:p>1.9136509</text:p>
          </table:table-cell>
          <table:table-cell table:formula="of:=AVERAGE([.B287:.K287])" office:value-type="float" office:value="2.219725255" calcext:value-type="float">
            <text:p>2.219725255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float" office:value="2.8323205" calcext:value-type="float">
            <text:p>2.8323205</text:p>
          </table:table-cell>
          <table:table-cell office:value-type="float" office:value="1.0161576" calcext:value-type="float">
            <text:p>1.0161576</text:p>
          </table:table-cell>
          <table:table-cell office:value-type="float" office:value="2.6493778" calcext:value-type="float">
            <text:p>2.6493778</text:p>
          </table:table-cell>
          <table:table-cell office:value-type="float" office:value="1.3851691" calcext:value-type="float">
            <text:p>1.3851691</text:p>
          </table:table-cell>
          <table:table-cell office:value-type="float" office:value="3.629437" calcext:value-type="float">
            <text:p>3.629437</text:p>
          </table:table-cell>
          <table:table-cell office:value-type="float" office:value="1.4338685" calcext:value-type="float">
            <text:p>1.4338685</text:p>
          </table:table-cell>
          <table:table-cell office:value-type="float" office:value="2.4538825" calcext:value-type="float">
            <text:p>2.4538825</text:p>
          </table:table-cell>
          <table:table-cell office:value-type="float" office:value="0.37746102" calcext:value-type="float">
            <text:p>0.37746102</text:p>
          </table:table-cell>
          <table:table-cell office:value-type="float" office:value="4.3950586" calcext:value-type="float">
            <text:p>4.3950586</text:p>
          </table:table-cell>
          <table:table-cell office:value-type="float" office:value="1.9288499" calcext:value-type="float">
            <text:p>1.9288499</text:p>
          </table:table-cell>
          <table:table-cell table:formula="of:=AVERAGE([.B288:.K288])" office:value-type="float" office:value="2.210158252" calcext:value-type="float">
            <text:p>2.210158252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float" office:value="2.854146" calcext:value-type="float">
            <text:p>2.854146</text:p>
          </table:table-cell>
          <table:table-cell office:value-type="float" office:value="1.0182527" calcext:value-type="float">
            <text:p>1.0182527</text:p>
          </table:table-cell>
          <table:table-cell office:value-type="float" office:value="2.6493778" calcext:value-type="float">
            <text:p>2.6493778</text:p>
          </table:table-cell>
          <table:table-cell office:value-type="float" office:value="1.4534637" calcext:value-type="float">
            <text:p>1.4534637</text:p>
          </table:table-cell>
          <table:table-cell office:value-type="float" office:value="3.806332" calcext:value-type="float">
            <text:p>3.806332</text:p>
          </table:table-cell>
          <table:table-cell office:value-type="float" office:value="1.4338685" calcext:value-type="float">
            <text:p>1.4338685</text:p>
          </table:table-cell>
          <table:table-cell office:value-type="float" office:value="2.6045816" calcext:value-type="float">
            <text:p>2.6045816</text:p>
          </table:table-cell>
          <table:table-cell office:value-type="float" office:value="0.56699324" calcext:value-type="float">
            <text:p>0.56699324</text:p>
          </table:table-cell>
          <table:table-cell office:value-type="float" office:value="4.4889507" calcext:value-type="float">
            <text:p>4.4889507</text:p>
          </table:table-cell>
          <table:table-cell office:value-type="float" office:value="1.997631" calcext:value-type="float">
            <text:p>1.997631</text:p>
          </table:table-cell>
          <table:table-cell table:formula="of:=AVERAGE([.B289:.K289])" office:value-type="float" office:value="2.287359724" calcext:value-type="float">
            <text:p>2.287359724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float" office:value="2.8362002" calcext:value-type="float">
            <text:p>2.8362002</text:p>
          </table:table-cell>
          <table:table-cell office:value-type="float" office:value="0.9959352" calcext:value-type="float">
            <text:p>0.9959352</text:p>
          </table:table-cell>
          <table:table-cell office:value-type="float" office:value="2.710996" calcext:value-type="float">
            <text:p>2.710996</text:p>
          </table:table-cell>
          <table:table-cell office:value-type="float" office:value="1.3006533" calcext:value-type="float">
            <text:p>1.3006533</text:p>
          </table:table-cell>
          <table:table-cell office:value-type="float" office:value="3.5882092" calcext:value-type="float">
            <text:p>3.5882092</text:p>
          </table:table-cell>
          <table:table-cell office:value-type="float" office:value="1.4628097" calcext:value-type="float">
            <text:p>1.4628097</text:p>
          </table:table-cell>
          <table:table-cell office:value-type="float" office:value="2.3593109" calcext:value-type="float">
            <text:p>2.3593109</text:p>
          </table:table-cell>
          <table:table-cell office:value-type="float" office:value="0.41497302" calcext:value-type="float">
            <text:p>0.41497302</text:p>
          </table:table-cell>
          <table:table-cell office:value-type="float" office:value="4.3973317" calcext:value-type="float">
            <text:p>4.3973317</text:p>
          </table:table-cell>
          <table:table-cell office:value-type="float" office:value="0.20480405" calcext:value-type="float">
            <text:p>0.20480405</text:p>
          </table:table-cell>
          <table:table-cell table:formula="of:=AVERAGE([.B290:.K290])" office:value-type="float" office:value="2.027122327" calcext:value-type="float">
            <text:p>2.027122327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float" office:value="2.8206618" calcext:value-type="float">
            <text:p>2.8206618</text:p>
          </table:table-cell>
          <table:table-cell office:value-type="float" office:value="0.9598077" calcext:value-type="float">
            <text:p>0.9598077</text:p>
          </table:table-cell>
          <table:table-cell office:value-type="float" office:value="2.8153656" calcext:value-type="float">
            <text:p>2.8153656</text:p>
          </table:table-cell>
          <table:table-cell office:value-type="float" office:value="1.4727658" calcext:value-type="float">
            <text:p>1.4727658</text:p>
          </table:table-cell>
          <table:table-cell office:value-type="float" office:value="3.7252076" calcext:value-type="float">
            <text:p>3.7252076</text:p>
          </table:table-cell>
          <table:table-cell office:value-type="float" office:value="1.4914725" calcext:value-type="float">
            <text:p>1.4914725</text:p>
          </table:table-cell>
          <table:table-cell office:value-type="float" office:value="2.3606672" calcext:value-type="float">
            <text:p>2.3606672</text:p>
          </table:table-cell>
          <table:table-cell office:value-type="float" office:value="0.4142379" calcext:value-type="float">
            <text:p>0.4142379</text:p>
          </table:table-cell>
          <table:table-cell office:value-type="float" office:value="4.4678483" calcext:value-type="float">
            <text:p>4.4678483</text:p>
          </table:table-cell>
          <table:table-cell office:value-type="float" office:value="1.4724883" calcext:value-type="float">
            <text:p>1.4724883</text:p>
          </table:table-cell>
          <table:table-cell table:formula="of:=AVERAGE([.B291:.K291])" office:value-type="float" office:value="2.20005227" calcext:value-type="float">
            <text:p>2.20005227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float" office:value="2.8325624" calcext:value-type="float">
            <text:p>2.8325624</text:p>
          </table:table-cell>
          <table:table-cell office:value-type="float" office:value="0.87843484" calcext:value-type="float">
            <text:p>0.87843484</text:p>
          </table:table-cell>
          <table:table-cell office:value-type="float" office:value="2.6647768" calcext:value-type="float">
            <text:p>2.6647768</text:p>
          </table:table-cell>
          <table:table-cell office:value-type="float" office:value="1.4943322" calcext:value-type="float">
            <text:p>1.4943322</text:p>
          </table:table-cell>
          <table:table-cell office:value-type="float" office:value="3.756704" calcext:value-type="float">
            <text:p>3.756704</text:p>
          </table:table-cell>
          <table:table-cell office:value-type="float" office:value="1.4987205" calcext:value-type="float">
            <text:p>1.4987205</text:p>
          </table:table-cell>
          <table:table-cell office:value-type="float" office:value="2.4244828" calcext:value-type="float">
            <text:p>2.4244828</text:p>
          </table:table-cell>
          <table:table-cell office:value-type="float" office:value="0.42700225" calcext:value-type="float">
            <text:p>0.42700225</text:p>
          </table:table-cell>
          <table:table-cell office:value-type="float" office:value="4.5110674" calcext:value-type="float">
            <text:p>4.5110674</text:p>
          </table:table-cell>
          <table:table-cell office:value-type="float" office:value="1.6440682" calcext:value-type="float">
            <text:p>1.6440682</text:p>
          </table:table-cell>
          <table:table-cell table:formula="of:=AVERAGE([.B292:.K292])" office:value-type="float" office:value="2.213215139" calcext:value-type="float">
            <text:p>2.213215139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float" office:value="2.8330889" calcext:value-type="float">
            <text:p>2.8330889</text:p>
          </table:table-cell>
          <table:table-cell office:value-type="float" office:value="0.6215806" calcext:value-type="float">
            <text:p>0.6215806</text:p>
          </table:table-cell>
          <table:table-cell office:value-type="float" office:value="2.6493778" calcext:value-type="float">
            <text:p>2.6493778</text:p>
          </table:table-cell>
          <table:table-cell office:value-type="float" office:value="1.4598185" calcext:value-type="float">
            <text:p>1.4598185</text:p>
          </table:table-cell>
          <table:table-cell office:value-type="float" office:value="3.7686229" calcext:value-type="float">
            <text:p>3.7686229</text:p>
          </table:table-cell>
          <table:table-cell office:value-type="float" office:value="1.3713361" calcext:value-type="float">
            <text:p>1.3713361</text:p>
          </table:table-cell>
          <table:table-cell office:value-type="float" office:value="2.4534495" calcext:value-type="float">
            <text:p>2.4534495</text:p>
          </table:table-cell>
          <table:table-cell office:value-type="float" office:value="0.53375083" calcext:value-type="float">
            <text:p>0.53375083</text:p>
          </table:table-cell>
          <table:table-cell office:value-type="float" office:value="4.394041" calcext:value-type="float">
            <text:p>4.394041</text:p>
          </table:table-cell>
          <table:table-cell office:value-type="float" office:value="1.7308371" calcext:value-type="float">
            <text:p>1.7308371</text:p>
          </table:table-cell>
          <table:table-cell table:formula="of:=AVERAGE([.B293:.K293])" office:value-type="float" office:value="2.181590323" calcext:value-type="float">
            <text:p>2.181590323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float" office:value="2.8534064" calcext:value-type="float">
            <text:p>2.8534064</text:p>
          </table:table-cell>
          <table:table-cell office:value-type="float" office:value="0.9628682" calcext:value-type="float">
            <text:p>0.9628682</text:p>
          </table:table-cell>
          <table:table-cell office:value-type="float" office:value="2.7237377" calcext:value-type="float">
            <text:p>2.7237377</text:p>
          </table:table-cell>
          <table:table-cell office:value-type="float" office:value="1.4600759" calcext:value-type="float">
            <text:p>1.4600759</text:p>
          </table:table-cell>
          <table:table-cell office:value-type="float" office:value="3.7606995" calcext:value-type="float">
            <text:p>3.7606995</text:p>
          </table:table-cell>
          <table:table-cell office:value-type="float" office:value="1.2518315" calcext:value-type="float">
            <text:p>1.2518315</text:p>
          </table:table-cell>
          <table:table-cell office:value-type="float" office:value="2.5132143" calcext:value-type="float">
            <text:p>2.5132143</text:p>
          </table:table-cell>
          <table:table-cell office:value-type="float" office:value="0.4127614" calcext:value-type="float">
            <text:p>0.4127614</text:p>
          </table:table-cell>
          <table:table-cell office:value-type="float" office:value="4.4941206" calcext:value-type="float">
            <text:p>4.4941206</text:p>
          </table:table-cell>
          <table:table-cell office:value-type="float" office:value="1.7192595" calcext:value-type="float">
            <text:p>1.7192595</text:p>
          </table:table-cell>
          <table:table-cell table:formula="of:=AVERAGE([.B294:.K294])" office:value-type="float" office:value="2.2151975" calcext:value-type="float">
            <text:p>2.2151975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float" office:value="2.8123322" calcext:value-type="float">
            <text:p>2.8123322</text:p>
          </table:table-cell>
          <table:table-cell office:value-type="float" office:value="0.9381181" calcext:value-type="float">
            <text:p>0.9381181</text:p>
          </table:table-cell>
          <table:table-cell office:value-type="float" office:value="2.7297902" calcext:value-type="float">
            <text:p>2.7297902</text:p>
          </table:table-cell>
          <table:table-cell office:value-type="float" office:value="1.4980775" calcext:value-type="float">
            <text:p>1.4980775</text:p>
          </table:table-cell>
          <table:table-cell office:value-type="float" office:value="3.7601564" calcext:value-type="float">
            <text:p>3.7601564</text:p>
          </table:table-cell>
          <table:table-cell office:value-type="float" office:value="1.4779036" calcext:value-type="float">
            <text:p>1.4779036</text:p>
          </table:table-cell>
          <table:table-cell office:value-type="float" office:value="2.5151038" calcext:value-type="float">
            <text:p>2.5151038</text:p>
          </table:table-cell>
          <table:table-cell office:value-type="float" office:value="0.50478286" calcext:value-type="float">
            <text:p>0.50478286</text:p>
          </table:table-cell>
          <table:table-cell office:value-type="float" office:value="4.516029" calcext:value-type="float">
            <text:p>4.516029</text:p>
          </table:table-cell>
          <table:table-cell office:value-type="float" office:value="1.7461221" calcext:value-type="float">
            <text:p>1.7461221</text:p>
          </table:table-cell>
          <table:table-cell table:formula="of:=AVERAGE([.B295:.K295])" office:value-type="float" office:value="2.249841576" calcext:value-type="float">
            <text:p>2.249841576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float" office:value="2.8561504" calcext:value-type="float">
            <text:p>2.8561504</text:p>
          </table:table-cell>
          <table:table-cell office:value-type="float" office:value="0.83241075" calcext:value-type="float">
            <text:p>0.83241075</text:p>
          </table:table-cell>
          <table:table-cell office:value-type="float" office:value="2.6479528" calcext:value-type="float">
            <text:p>2.6479528</text:p>
          </table:table-cell>
          <table:table-cell office:value-type="float" office:value="1.4844426" calcext:value-type="float">
            <text:p>1.4844426</text:p>
          </table:table-cell>
          <table:table-cell office:value-type="float" office:value="3.8506799" calcext:value-type="float">
            <text:p>3.8506799</text:p>
          </table:table-cell>
          <table:table-cell office:value-type="float" office:value="1.4622546" calcext:value-type="float">
            <text:p>1.4622546</text:p>
          </table:table-cell>
          <table:table-cell office:value-type="float" office:value="2.4911416" calcext:value-type="float">
            <text:p>2.4911416</text:p>
          </table:table-cell>
          <table:table-cell office:value-type="float" office:value="0.5025934" calcext:value-type="float">
            <text:p>0.5025934</text:p>
          </table:table-cell>
          <table:table-cell office:value-type="float" office:value="4.5435977" calcext:value-type="float">
            <text:p>4.5435977</text:p>
          </table:table-cell>
          <table:table-cell office:value-type="float" office:value="1.8786963" calcext:value-type="float">
            <text:p>1.8786963</text:p>
          </table:table-cell>
          <table:table-cell table:formula="of:=AVERAGE([.B296:.K296])" office:value-type="float" office:value="2.254992005" calcext:value-type="float">
            <text:p>2.254992005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float" office:value="2.8221455" calcext:value-type="float">
            <text:p>2.8221455</text:p>
          </table:table-cell>
          <table:table-cell office:value-type="float" office:value="1.1009938" calcext:value-type="float">
            <text:p>1.1009938</text:p>
          </table:table-cell>
          <table:table-cell office:value-type="float" office:value="2.615598" calcext:value-type="float">
            <text:p>2.615598</text:p>
          </table:table-cell>
          <table:table-cell office:value-type="float" office:value="1.3851691" calcext:value-type="float">
            <text:p>1.3851691</text:p>
          </table:table-cell>
          <table:table-cell office:value-type="float" office:value="3.5731673" calcext:value-type="float">
            <text:p>3.5731673</text:p>
          </table:table-cell>
          <table:table-cell office:value-type="float" office:value="1.487871" calcext:value-type="float">
            <text:p>1.487871</text:p>
          </table:table-cell>
          <table:table-cell office:value-type="float" office:value="2.8381367" calcext:value-type="float">
            <text:p>2.8381367</text:p>
          </table:table-cell>
          <table:table-cell office:value-type="float" office:value="0.40582308" calcext:value-type="float">
            <text:p>0.40582308</text:p>
          </table:table-cell>
          <table:table-cell office:value-type="float" office:value="4.425383" calcext:value-type="float">
            <text:p>4.425383</text:p>
          </table:table-cell>
          <table:table-cell office:value-type="float" office:value="1.8831416" calcext:value-type="float">
            <text:p>1.8831416</text:p>
          </table:table-cell>
          <table:table-cell table:formula="of:=AVERAGE([.B297:.K297])" office:value-type="float" office:value="2.253742908" calcext:value-type="float">
            <text:p>2.253742908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float" office:value="2.857255" calcext:value-type="float">
            <text:p>2.857255</text:p>
          </table:table-cell>
          <table:table-cell office:value-type="float" office:value="0.9616978" calcext:value-type="float">
            <text:p>0.9616978</text:p>
          </table:table-cell>
          <table:table-cell office:value-type="float" office:value="2.5748425" calcext:value-type="float">
            <text:p>2.5748425</text:p>
          </table:table-cell>
          <table:table-cell office:value-type="float" office:value="1.5061191" calcext:value-type="float">
            <text:p>1.5061191</text:p>
          </table:table-cell>
          <table:table-cell office:value-type="float" office:value="3.5821276" calcext:value-type="float">
            <text:p>3.5821276</text:p>
          </table:table-cell>
          <table:table-cell office:value-type="float" office:value="1.4871422" calcext:value-type="float">
            <text:p>1.4871422</text:p>
          </table:table-cell>
          <table:table-cell office:value-type="float" office:value="2.557975" calcext:value-type="float">
            <text:p>2.557975</text:p>
          </table:table-cell>
          <table:table-cell office:value-type="float" office:value="0.50551695" calcext:value-type="float">
            <text:p>0.50551695</text:p>
          </table:table-cell>
          <table:table-cell office:value-type="float" office:value="4.5338197" calcext:value-type="float">
            <text:p>4.5338197</text:p>
          </table:table-cell>
          <table:table-cell office:value-type="float" office:value="1.8312308" calcext:value-type="float">
            <text:p>1.8312308</text:p>
          </table:table-cell>
          <table:table-cell table:formula="of:=AVERAGE([.B298:.K298])" office:value-type="float" office:value="2.239772665" calcext:value-type="float">
            <text:p>2.239772665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float" office:value="2.7294266" calcext:value-type="float">
            <text:p>2.7294266</text:p>
          </table:table-cell>
          <table:table-cell office:value-type="float" office:value="0.9501226" calcext:value-type="float">
            <text:p>0.9501226</text:p>
          </table:table-cell>
          <table:table-cell office:value-type="float" office:value="2.6546412" calcext:value-type="float">
            <text:p>2.6546412</text:p>
          </table:table-cell>
          <table:table-cell office:value-type="float" office:value="1.2994092" calcext:value-type="float">
            <text:p>1.2994092</text:p>
          </table:table-cell>
          <table:table-cell office:value-type="float" office:value="3.587454" calcext:value-type="float">
            <text:p>3.587454</text:p>
          </table:table-cell>
          <table:table-cell office:value-type="float" office:value="1.514893" calcext:value-type="float">
            <text:p>1.514893</text:p>
          </table:table-cell>
          <table:table-cell office:value-type="float" office:value="3.038787" calcext:value-type="float">
            <text:p>3.038787</text:p>
          </table:table-cell>
          <table:table-cell office:value-type="float" office:value="0.49465883" calcext:value-type="float">
            <text:p>0.49465883</text:p>
          </table:table-cell>
          <table:table-cell office:value-type="float" office:value="4.4255104" calcext:value-type="float">
            <text:p>4.4255104</text:p>
          </table:table-cell>
          <table:table-cell office:value-type="float" office:value="1.461494" calcext:value-type="float">
            <text:p>1.461494</text:p>
          </table:table-cell>
          <table:table-cell table:formula="of:=AVERAGE([.B299:.K299])" office:value-type="float" office:value="2.215639683" calcext:value-type="float">
            <text:p>2.215639683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float" office:value="2.8475232" calcext:value-type="float">
            <text:p>2.8475232</text:p>
          </table:table-cell>
          <table:table-cell office:value-type="float" office:value="0.7241469" calcext:value-type="float">
            <text:p>0.7241469</text:p>
          </table:table-cell>
          <table:table-cell office:value-type="float" office:value="1.063178" calcext:value-type="float">
            <text:p>1.063178</text:p>
          </table:table-cell>
          <table:table-cell office:value-type="float" office:value="1.4815959" calcext:value-type="float">
            <text:p>1.4815959</text:p>
          </table:table-cell>
          <table:table-cell office:value-type="float" office:value="4.0338435" calcext:value-type="float">
            <text:p>4.0338435</text:p>
          </table:table-cell>
          <table:table-cell office:value-type="float" office:value="1.3617818" calcext:value-type="float">
            <text:p>1.3617818</text:p>
          </table:table-cell>
          <table:table-cell office:value-type="float" office:value="3.1781845" calcext:value-type="float">
            <text:p>3.1781845</text:p>
          </table:table-cell>
          <table:table-cell office:value-type="float" office:value="0.40582308" calcext:value-type="float">
            <text:p>0.40582308</text:p>
          </table:table-cell>
          <table:table-cell office:value-type="float" office:value="4.541237" calcext:value-type="float">
            <text:p>4.541237</text:p>
          </table:table-cell>
          <table:table-cell office:value-type="float" office:value="1.5336846" calcext:value-type="float">
            <text:p>1.5336846</text:p>
          </table:table-cell>
          <table:table-cell table:formula="of:=AVERAGE([.B300:.K300])" office:value-type="float" office:value="2.117099848" calcext:value-type="float">
            <text:p>2.117099848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float" office:value="2.851094" calcext:value-type="float">
            <text:p>2.851094</text:p>
          </table:table-cell>
          <table:table-cell office:value-type="float" office:value="1.0444552" calcext:value-type="float">
            <text:p>1.0444552</text:p>
          </table:table-cell>
          <table:table-cell office:value-type="float" office:value="2.6402707" calcext:value-type="float">
            <text:p>2.6402707</text:p>
          </table:table-cell>
          <table:table-cell office:value-type="float" office:value="1.3818768" calcext:value-type="float">
            <text:p>1.3818768</text:p>
          </table:table-cell>
          <table:table-cell office:value-type="float" office:value="3.5683029" calcext:value-type="float">
            <text:p>3.5683029</text:p>
          </table:table-cell>
          <table:table-cell office:value-type="float" office:value="1.482424" calcext:value-type="float">
            <text:p>1.482424</text:p>
          </table:table-cell>
          <table:table-cell office:value-type="float" office:value="2.8312557" calcext:value-type="float">
            <text:p>2.8312557</text:p>
          </table:table-cell>
          <table:table-cell office:value-type="float" office:value="0.36073023" calcext:value-type="float">
            <text:p>0.36073023</text:p>
          </table:table-cell>
          <table:table-cell office:value-type="float" office:value="4.444095" calcext:value-type="float">
            <text:p>4.444095</text:p>
          </table:table-cell>
          <table:table-cell office:value-type="float" office:value="1.8372163" calcext:value-type="float">
            <text:p>1.8372163</text:p>
          </table:table-cell>
          <table:table-cell table:formula="of:=AVERAGE([.B301:.K301])" office:value-type="float" office:value="2.244172083" calcext:value-type="float">
            <text:p>2.244172083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float" office:value="2.8550205" calcext:value-type="float">
            <text:p>2.8550205</text:p>
          </table:table-cell>
          <table:table-cell office:value-type="float" office:value="1.0322654" calcext:value-type="float">
            <text:p>1.0322654</text:p>
          </table:table-cell>
          <table:table-cell office:value-type="float" office:value="2.4787724" calcext:value-type="float">
            <text:p>2.4787724</text:p>
          </table:table-cell>
          <table:table-cell office:value-type="float" office:value="1.4087198" calcext:value-type="float">
            <text:p>1.4087198</text:p>
          </table:table-cell>
          <table:table-cell office:value-type="float" office:value="3.7449749" calcext:value-type="float">
            <text:p>3.7449749</text:p>
          </table:table-cell>
          <table:table-cell office:value-type="float" office:value="1.3751082" calcext:value-type="float">
            <text:p>1.3751082</text:p>
          </table:table-cell>
          <table:table-cell office:value-type="float" office:value="2.8881505" calcext:value-type="float">
            <text:p>2.8881505</text:p>
          </table:table-cell>
          <table:table-cell office:value-type="float" office:value="0.44985086" calcext:value-type="float">
            <text:p>0.44985086</text:p>
          </table:table-cell>
          <table:table-cell office:value-type="float" office:value="4.4608984" calcext:value-type="float">
            <text:p>4.4608984</text:p>
          </table:table-cell>
          <table:table-cell office:value-type="float" office:value="0.7947969" calcext:value-type="float">
            <text:p>0.7947969</text:p>
          </table:table-cell>
          <table:table-cell table:formula="of:=AVERAGE([.B302:.K302])" office:value-type="float" office:value="2.148855786" calcext:value-type="float">
            <text:p>2.148855786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float" office:value="2.8167646" calcext:value-type="float">
            <text:p>2.8167646</text:p>
          </table:table-cell>
          <table:table-cell office:value-type="float" office:value="1.0620697" calcext:value-type="float">
            <text:p>1.0620697</text:p>
          </table:table-cell>
          <table:table-cell office:value-type="float" office:value="2.817464" calcext:value-type="float">
            <text:p>2.817464</text:p>
          </table:table-cell>
          <table:table-cell office:value-type="float" office:value="1.4160224" calcext:value-type="float">
            <text:p>1.4160224</text:p>
          </table:table-cell>
          <table:table-cell office:value-type="float" office:value="4.1264763" calcext:value-type="float">
            <text:p>4.1264763</text:p>
          </table:table-cell>
          <table:table-cell office:value-type="float" office:value="1.5011322" calcext:value-type="float">
            <text:p>1.5011322</text:p>
          </table:table-cell>
          <table:table-cell office:value-type="float" office:value="2.7410195" calcext:value-type="float">
            <text:p>2.7410195</text:p>
          </table:table-cell>
          <table:table-cell office:value-type="float" office:value="0.48273703" calcext:value-type="float">
            <text:p>0.48273703</text:p>
          </table:table-cell>
          <table:table-cell office:value-type="float" office:value="4.217154" calcext:value-type="float">
            <text:p>4.217154</text:p>
          </table:table-cell>
          <table:table-cell office:value-type="float" office:value="1.460934" calcext:value-type="float">
            <text:p>1.460934</text:p>
          </table:table-cell>
          <table:table-cell table:formula="of:=AVERAGE([.B303:.K303])" office:value-type="float" office:value="2.264177373" calcext:value-type="float">
            <text:p>2.264177373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float" office:value="2.827029" calcext:value-type="float">
            <text:p>2.827029</text:p>
          </table:table-cell>
          <table:table-cell office:value-type="float" office:value="0.98282987" calcext:value-type="float">
            <text:p>0.98282987</text:p>
          </table:table-cell>
          <table:table-cell office:value-type="float" office:value="2.460921" calcext:value-type="float">
            <text:p>2.460921</text:p>
          </table:table-cell>
          <table:table-cell office:value-type="float" office:value="1.415868" calcext:value-type="float">
            <text:p>1.415868</text:p>
          </table:table-cell>
          <table:table-cell office:value-type="float" office:value="3.9348464" calcext:value-type="float">
            <text:p>3.9348464</text:p>
          </table:table-cell>
          <table:table-cell office:value-type="float" office:value="1.436556" calcext:value-type="float">
            <text:p>1.436556</text:p>
          </table:table-cell>
          <table:table-cell office:value-type="float" office:value="2.7637765" calcext:value-type="float">
            <text:p>2.7637765</text:p>
          </table:table-cell>
          <table:table-cell office:value-type="float" office:value="0.5275219" calcext:value-type="float">
            <text:p>0.5275219</text:p>
          </table:table-cell>
          <table:table-cell office:value-type="float" office:value="4.3824267" calcext:value-type="float">
            <text:p>4.3824267</text:p>
          </table:table-cell>
          <table:table-cell office:value-type="float" office:value="1.4203984" calcext:value-type="float">
            <text:p>1.4203984</text:p>
          </table:table-cell>
          <table:table-cell table:formula="of:=AVERAGE([.B304:.K304])" office:value-type="float" office:value="2.215217377" calcext:value-type="float">
            <text:p>2.215217377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float" office:value="2.8709" calcext:value-type="float">
            <text:p>2.8709</text:p>
          </table:table-cell>
          <table:table-cell office:value-type="float" office:value="1.0127063" calcext:value-type="float">
            <text:p>1.0127063</text:p>
          </table:table-cell>
          <table:table-cell office:value-type="float" office:value="0.48545116" calcext:value-type="float">
            <text:p>0.48545116</text:p>
          </table:table-cell>
          <table:table-cell office:value-type="float" office:value="1.4241048" calcext:value-type="float">
            <text:p>1.4241048</text:p>
          </table:table-cell>
          <table:table-cell office:value-type="float" office:value="4.124051" calcext:value-type="float">
            <text:p>4.124051</text:p>
          </table:table-cell>
          <table:table-cell office:value-type="float" office:value="1.5103278" calcext:value-type="float">
            <text:p>1.5103278</text:p>
          </table:table-cell>
          <table:table-cell office:value-type="float" office:value="3.0155332" calcext:value-type="float">
            <text:p>3.0155332</text:p>
          </table:table-cell>
          <table:table-cell office:value-type="float" office:value="0.52748185" calcext:value-type="float">
            <text:p>0.52748185</text:p>
          </table:table-cell>
          <table:table-cell office:value-type="float" office:value="4.413855" calcext:value-type="float">
            <text:p>4.413855</text:p>
          </table:table-cell>
          <table:table-cell office:value-type="float" office:value="1.4280753" calcext:value-type="float">
            <text:p>1.4280753</text:p>
          </table:table-cell>
          <table:table-cell table:formula="of:=AVERAGE([.B305:.K305])" office:value-type="float" office:value="2.081248641" calcext:value-type="float">
            <text:p>2.081248641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float" office:value="2.871537" calcext:value-type="float">
            <text:p>2.871537</text:p>
          </table:table-cell>
          <table:table-cell office:value-type="float" office:value="1.0136691" calcext:value-type="float">
            <text:p>1.0136691</text:p>
          </table:table-cell>
          <table:table-cell office:value-type="float" office:value="2.5977037" calcext:value-type="float">
            <text:p>2.5977037</text:p>
          </table:table-cell>
          <table:table-cell office:value-type="float" office:value="1.4999914" calcext:value-type="float">
            <text:p>1.4999914</text:p>
          </table:table-cell>
          <table:table-cell office:value-type="float" office:value="3.6201186" calcext:value-type="float">
            <text:p>3.6201186</text:p>
          </table:table-cell>
          <table:table-cell office:value-type="float" office:value="1.341259" calcext:value-type="float">
            <text:p>1.341259</text:p>
          </table:table-cell>
          <table:table-cell office:value-type="float" office:value="2.5151749" calcext:value-type="float">
            <text:p>2.5151749</text:p>
          </table:table-cell>
          <table:table-cell office:value-type="float" office:value="0.45575956" calcext:value-type="float">
            <text:p>0.45575956</text:p>
          </table:table-cell>
          <table:table-cell office:value-type="float" office:value="4.422872" calcext:value-type="float">
            <text:p>4.422872</text:p>
          </table:table-cell>
          <table:table-cell office:value-type="float" office:value="1.4572599" calcext:value-type="float">
            <text:p>1.4572599</text:p>
          </table:table-cell>
          <table:table-cell table:formula="of:=AVERAGE([.B306:.K306])" office:value-type="float" office:value="2.179534516" calcext:value-type="float">
            <text:p>2.179534516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float" office:value="3.0854096" calcext:value-type="float">
            <text:p>3.0854096</text:p>
          </table:table-cell>
          <table:table-cell office:value-type="float" office:value="0.8685766" calcext:value-type="float">
            <text:p>0.8685766</text:p>
          </table:table-cell>
          <table:table-cell office:value-type="float" office:value="2.597704" calcext:value-type="float">
            <text:p>2.597704</text:p>
          </table:table-cell>
          <table:table-cell office:value-type="float" office:value="1.4901533" calcext:value-type="float">
            <text:p>1.4901533</text:p>
          </table:table-cell>
          <table:table-cell office:value-type="float" office:value="3.550439" calcext:value-type="float">
            <text:p>3.550439</text:p>
          </table:table-cell>
          <table:table-cell office:value-type="float" office:value="1.5410309" calcext:value-type="float">
            <text:p>1.5410309</text:p>
          </table:table-cell>
          <table:table-cell office:value-type="float" office:value="2.6145847" calcext:value-type="float">
            <text:p>2.6145847</text:p>
          </table:table-cell>
          <table:table-cell office:value-type="float" office:value="0.52769077" calcext:value-type="float">
            <text:p>0.52769077</text:p>
          </table:table-cell>
          <table:table-cell office:value-type="float" office:value="4.443336" calcext:value-type="float">
            <text:p>4.443336</text:p>
          </table:table-cell>
          <table:table-cell office:value-type="float" office:value="1.4715656" calcext:value-type="float">
            <text:p>1.4715656</text:p>
          </table:table-cell>
          <table:table-cell table:formula="of:=AVERAGE([.B307:.K307])" office:value-type="float" office:value="2.219049047" calcext:value-type="float">
            <text:p>2.219049047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float" office:value="2.446405" calcext:value-type="float">
            <text:p>2.446405</text:p>
          </table:table-cell>
          <table:table-cell office:value-type="float" office:value="0.94592595" calcext:value-type="float">
            <text:p>0.94592595</text:p>
          </table:table-cell>
          <table:table-cell office:value-type="float" office:value="1.6990459" calcext:value-type="float">
            <text:p>1.6990459</text:p>
          </table:table-cell>
          <table:table-cell office:value-type="float" office:value="1.4803518" calcext:value-type="float">
            <text:p>1.4803518</text:p>
          </table:table-cell>
          <table:table-cell office:value-type="float" office:value="3.647969" calcext:value-type="float">
            <text:p>3.647969</text:p>
          </table:table-cell>
          <table:table-cell office:value-type="float" office:value="1.5405816" calcext:value-type="float">
            <text:p>1.5405816</text:p>
          </table:table-cell>
          <table:table-cell office:value-type="float" office:value="2.5172734" calcext:value-type="float">
            <text:p>2.5172734</text:p>
          </table:table-cell>
          <table:table-cell office:value-type="float" office:value="0.52150255" calcext:value-type="float">
            <text:p>0.52150255</text:p>
          </table:table-cell>
          <table:table-cell office:value-type="float" office:value="4.493535" calcext:value-type="float">
            <text:p>4.493535</text:p>
          </table:table-cell>
          <table:table-cell office:value-type="float" office:value="1.4193039" calcext:value-type="float">
            <text:p>1.4193039</text:p>
          </table:table-cell>
          <table:table-cell table:formula="of:=AVERAGE([.B308:.K308])" office:value-type="float" office:value="2.07118941" calcext:value-type="float">
            <text:p>2.07118941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float" office:value="2.8150952" calcext:value-type="float">
            <text:p>2.8150952</text:p>
          </table:table-cell>
          <table:table-cell office:value-type="float" office:value="0.9935112" calcext:value-type="float">
            <text:p>0.9935112</text:p>
          </table:table-cell>
          <table:table-cell office:value-type="float" office:value="2.4906807" calcext:value-type="float">
            <text:p>2.4906807</text:p>
          </table:table-cell>
          <table:table-cell office:value-type="float" office:value="1.1719184" calcext:value-type="float">
            <text:p>1.1719184</text:p>
          </table:table-cell>
          <table:table-cell office:value-type="float" office:value="3.7243204" calcext:value-type="float">
            <text:p>3.7243204</text:p>
          </table:table-cell>
          <table:table-cell office:value-type="float" office:value="1.5336508" calcext:value-type="float">
            <text:p>1.5336508</text:p>
          </table:table-cell>
          <table:table-cell office:value-type="float" office:value="2.604163" calcext:value-type="float">
            <text:p>2.604163</text:p>
          </table:table-cell>
          <table:table-cell office:value-type="float" office:value="0.55243343" calcext:value-type="float">
            <text:p>0.55243343</text:p>
          </table:table-cell>
          <table:table-cell office:value-type="float" office:value="4.5576324" calcext:value-type="float">
            <text:p>4.5576324</text:p>
          </table:table-cell>
          <table:table-cell office:value-type="float" office:value="1.4724883" calcext:value-type="float">
            <text:p>1.4724883</text:p>
          </table:table-cell>
          <table:table-cell table:formula="of:=AVERAGE([.B309:.K309])" office:value-type="float" office:value="2.191589383" calcext:value-type="float">
            <text:p>2.191589383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float" office:value="3.0889509" calcext:value-type="float">
            <text:p>3.0889509</text:p>
          </table:table-cell>
          <table:table-cell office:value-type="float" office:value="1.0088346" calcext:value-type="float">
            <text:p>1.0088346</text:p>
          </table:table-cell>
          <table:table-cell office:value-type="float" office:value="2.5878565" calcext:value-type="float">
            <text:p>2.5878565</text:p>
          </table:table-cell>
          <table:table-cell office:value-type="float" office:value="1.4205229" calcext:value-type="float">
            <text:p>1.4205229</text:p>
          </table:table-cell>
          <table:table-cell office:value-type="float" office:value="3.744348" calcext:value-type="float">
            <text:p>3.744348</text:p>
          </table:table-cell>
          <table:table-cell office:value-type="float" office:value="1.3965089" calcext:value-type="float">
            <text:p>1.3965089</text:p>
          </table:table-cell>
          <table:table-cell office:value-type="float" office:value="2.8018932" calcext:value-type="float">
            <text:p>2.8018932</text:p>
          </table:table-cell>
          <table:table-cell office:value-type="float" office:value="0.41238242" calcext:value-type="float">
            <text:p>0.41238242</text:p>
          </table:table-cell>
          <table:table-cell office:value-type="float" office:value="4.384078" calcext:value-type="float">
            <text:p>4.384078</text:p>
          </table:table-cell>
          <table:table-cell office:value-type="float" office:value="1.3741704" calcext:value-type="float">
            <text:p>1.3741704</text:p>
          </table:table-cell>
          <table:table-cell table:formula="of:=AVERAGE([.B310:.K310])" office:value-type="float" office:value="2.221954582" calcext:value-type="float">
            <text:p>2.221954582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float" office:value="2.8639138" calcext:value-type="float">
            <text:p>2.8639138</text:p>
          </table:table-cell>
          <table:table-cell office:value-type="float" office:value="0.94243085" calcext:value-type="float">
            <text:p>0.94243085</text:p>
          </table:table-cell>
          <table:table-cell office:value-type="float" office:value="2.5878565" calcext:value-type="float">
            <text:p>2.5878565</text:p>
          </table:table-cell>
          <table:table-cell office:value-type="float" office:value="1.4228762" calcext:value-type="float">
            <text:p>1.4228762</text:p>
          </table:table-cell>
          <table:table-cell office:value-type="float" office:value="3.744348" calcext:value-type="float">
            <text:p>3.744348</text:p>
          </table:table-cell>
          <table:table-cell office:value-type="float" office:value="1.4921458" calcext:value-type="float">
            <text:p>1.4921458</text:p>
          </table:table-cell>
          <table:table-cell office:value-type="float" office:value="2.620777" calcext:value-type="float">
            <text:p>2.620777</text:p>
          </table:table-cell>
          <table:table-cell office:value-type="float" office:value="0.44698432" calcext:value-type="float">
            <text:p>0.44698432</text:p>
          </table:table-cell>
          <table:table-cell office:value-type="float" office:value="4.2988815" calcext:value-type="float">
            <text:p>4.2988815</text:p>
          </table:table-cell>
          <table:table-cell office:value-type="float" office:value="1.4120836" calcext:value-type="float">
            <text:p>1.4120836</text:p>
          </table:table-cell>
          <table:table-cell table:formula="of:=AVERAGE([.B311:.K311])" office:value-type="float" office:value="2.183229757" calcext:value-type="float">
            <text:p>2.183229757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float" office:value="2.9885747" calcext:value-type="float">
            <text:p>2.9885747</text:p>
          </table:table-cell>
          <table:table-cell office:value-type="float" office:value="1.0085425" calcext:value-type="float">
            <text:p>1.0085425</text:p>
          </table:table-cell>
          <table:table-cell office:value-type="float" office:value="2.5863438" calcext:value-type="float">
            <text:p>2.5863438</text:p>
          </table:table-cell>
          <table:table-cell office:value-type="float" office:value="1.4238423" calcext:value-type="float">
            <text:p>1.4238423</text:p>
          </table:table-cell>
          <table:table-cell office:value-type="float" office:value="3.7218268" calcext:value-type="float">
            <text:p>3.7218268</text:p>
          </table:table-cell>
          <table:table-cell office:value-type="float" office:value="1.4676163" calcext:value-type="float">
            <text:p>1.4676163</text:p>
          </table:table-cell>
          <table:table-cell office:value-type="float" office:value="2.5562816" calcext:value-type="float">
            <text:p>2.5562816</text:p>
          </table:table-cell>
          <table:table-cell office:value-type="float" office:value="0.4457638" calcext:value-type="float">
            <text:p>0.4457638</text:p>
          </table:table-cell>
          <table:table-cell office:value-type="float" office:value="4.5730777" calcext:value-type="float">
            <text:p>4.5730777</text:p>
          </table:table-cell>
          <table:table-cell office:value-type="float" office:value="1.2766749" calcext:value-type="float">
            <text:p>1.2766749</text:p>
          </table:table-cell>
          <table:table-cell table:formula="of:=AVERAGE([.B312:.K312])" office:value-type="float" office:value="2.20485444" calcext:value-type="float">
            <text:p>2.20485444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float" office:value="2.9663718" calcext:value-type="float">
            <text:p>2.9663718</text:p>
          </table:table-cell>
          <table:table-cell office:value-type="float" office:value="0.85140073" calcext:value-type="float">
            <text:p>0.85140073</text:p>
          </table:table-cell>
          <table:table-cell office:value-type="float" office:value="2.5860453" calcext:value-type="float">
            <text:p>2.5860453</text:p>
          </table:table-cell>
          <table:table-cell office:value-type="float" office:value="1.4243712" calcext:value-type="float">
            <text:p>1.4243712</text:p>
          </table:table-cell>
          <table:table-cell office:value-type="float" office:value="3.7245762" calcext:value-type="float">
            <text:p>3.7245762</text:p>
          </table:table-cell>
          <table:table-cell office:value-type="float" office:value="1.3982674" calcext:value-type="float">
            <text:p>1.3982674</text:p>
          </table:table-cell>
          <table:table-cell office:value-type="float" office:value="2.535569" calcext:value-type="float">
            <text:p>2.535569</text:p>
          </table:table-cell>
          <table:table-cell office:value-type="float" office:value="0.443932" calcext:value-type="float">
            <text:p>0.443932</text:p>
          </table:table-cell>
          <table:table-cell office:value-type="float" office:value="4.2982616" calcext:value-type="float">
            <text:p>4.2982616</text:p>
          </table:table-cell>
          <table:table-cell office:value-type="float" office:value="1.4316852" calcext:value-type="float">
            <text:p>1.4316852</text:p>
          </table:table-cell>
          <table:table-cell table:formula="of:=AVERAGE([.B313:.K313])" office:value-type="float" office:value="2.166048043" calcext:value-type="float">
            <text:p>2.166048043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float" office:value="3.2238827" calcext:value-type="float">
            <text:p>3.2238827</text:p>
          </table:table-cell>
          <table:table-cell office:value-type="float" office:value="0.8668186" calcext:value-type="float">
            <text:p>0.8668186</text:p>
          </table:table-cell>
          <table:table-cell office:value-type="float" office:value="2.584882" calcext:value-type="float">
            <text:p>2.584882</text:p>
          </table:table-cell>
          <table:table-cell office:value-type="float" office:value="1.4947761" calcext:value-type="float">
            <text:p>1.4947761</text:p>
          </table:table-cell>
          <table:table-cell office:value-type="float" office:value="3.72242" calcext:value-type="float">
            <text:p>3.72242</text:p>
          </table:table-cell>
          <table:table-cell office:value-type="float" office:value="1.3826183" calcext:value-type="float">
            <text:p>1.3826183</text:p>
          </table:table-cell>
          <table:table-cell office:value-type="float" office:value="2.7402244" calcext:value-type="float">
            <text:p>2.7402244</text:p>
          </table:table-cell>
          <table:table-cell office:value-type="float" office:value="0.5513705" calcext:value-type="float">
            <text:p>0.5513705</text:p>
          </table:table-cell>
          <table:table-cell office:value-type="float" office:value="4.502121" calcext:value-type="float">
            <text:p>4.502121</text:p>
          </table:table-cell>
          <table:table-cell office:value-type="float" office:value="1.4198502" calcext:value-type="float">
            <text:p>1.4198502</text:p>
          </table:table-cell>
          <table:table-cell table:formula="of:=AVERAGE([.B314:.K314])" office:value-type="float" office:value="2.24889638" calcext:value-type="float">
            <text:p>2.24889638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float" office:value="3.232898" calcext:value-type="float">
            <text:p>3.232898</text:p>
          </table:table-cell>
          <table:table-cell office:value-type="float" office:value="0.8665798" calcext:value-type="float">
            <text:p>0.8665798</text:p>
          </table:table-cell>
          <table:table-cell office:value-type="float" office:value="2.5866177" calcext:value-type="float">
            <text:p>2.5866177</text:p>
          </table:table-cell>
          <table:table-cell office:value-type="float" office:value="1.4620091" calcext:value-type="float">
            <text:p>1.4620091</text:p>
          </table:table-cell>
          <table:table-cell office:value-type="float" office:value="3.5880451" calcext:value-type="float">
            <text:p>3.5880451</text:p>
          </table:table-cell>
          <table:table-cell office:value-type="float" office:value="1.3986946" calcext:value-type="float">
            <text:p>1.3986946</text:p>
          </table:table-cell>
          <table:table-cell office:value-type="float" office:value="2.8422856" calcext:value-type="float">
            <text:p>2.8422856</text:p>
          </table:table-cell>
          <table:table-cell office:value-type="float" office:value="0.55167496" calcext:value-type="float">
            <text:p>0.55167496</text:p>
          </table:table-cell>
          <table:table-cell office:value-type="float" office:value="4.5504208" calcext:value-type="float">
            <text:p>4.5504208</text:p>
          </table:table-cell>
          <table:table-cell office:value-type="float" office:value="1.3737264" calcext:value-type="float">
            <text:p>1.3737264</text:p>
          </table:table-cell>
          <table:table-cell table:formula="of:=AVERAGE([.B315:.K315])" office:value-type="float" office:value="2.245295206" calcext:value-type="float">
            <text:p>2.245295206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float" office:value="2.122686" calcext:value-type="float">
            <text:p>2.122686</text:p>
          </table:table-cell>
          <table:table-cell office:value-type="float" office:value="0.5919698" calcext:value-type="float">
            <text:p>0.5919698</text:p>
          </table:table-cell>
          <table:table-cell office:value-type="float" office:value="1.7015606" calcext:value-type="float">
            <text:p>1.7015606</text:p>
          </table:table-cell>
          <table:table-cell office:value-type="float" office:value="1.3664846" calcext:value-type="float">
            <text:p>1.3664846</text:p>
          </table:table-cell>
          <table:table-cell office:value-type="float" office:value="3.7291522" calcext:value-type="float">
            <text:p>3.7291522</text:p>
          </table:table-cell>
          <table:table-cell office:value-type="float" office:value="1.4676163" calcext:value-type="float">
            <text:p>1.4676163</text:p>
          </table:table-cell>
          <table:table-cell office:value-type="float" office:value="2.8018932" calcext:value-type="float">
            <text:p>2.8018932</text:p>
          </table:table-cell>
          <table:table-cell office:value-type="float" office:value="0.43569377" calcext:value-type="float">
            <text:p>0.43569377</text:p>
          </table:table-cell>
          <table:table-cell office:value-type="float" office:value="4.503225" calcext:value-type="float">
            <text:p>4.503225</text:p>
          </table:table-cell>
          <table:table-cell office:value-type="float" office:value="1.4867948" calcext:value-type="float">
            <text:p>1.4867948</text:p>
          </table:table-cell>
          <table:table-cell table:formula="of:=AVERAGE([.B316:.K316])" office:value-type="float" office:value="2.020707627" calcext:value-type="float">
            <text:p>2.020707627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float" office:value="2.8626668" calcext:value-type="float">
            <text:p>2.8626668</text:p>
          </table:table-cell>
          <table:table-cell office:value-type="float" office:value="0.9468237" calcext:value-type="float">
            <text:p>0.9468237</text:p>
          </table:table-cell>
          <table:table-cell office:value-type="float" office:value="2.5853453" calcext:value-type="float">
            <text:p>2.5853453</text:p>
          </table:table-cell>
          <table:table-cell office:value-type="float" office:value="1.5006548" calcext:value-type="float">
            <text:p>1.5006548</text:p>
          </table:table-cell>
          <table:table-cell office:value-type="float" office:value="3.747732" calcext:value-type="float">
            <text:p>3.747732</text:p>
          </table:table-cell>
          <table:table-cell office:value-type="float" office:value="1.5397996" calcext:value-type="float">
            <text:p>1.5397996</text:p>
          </table:table-cell>
          <table:table-cell office:value-type="float" office:value="2.3973706" calcext:value-type="float">
            <text:p>2.3973706</text:p>
          </table:table-cell>
          <table:table-cell office:value-type="float" office:value="0.53191876" calcext:value-type="float">
            <text:p>0.53191876</text:p>
          </table:table-cell>
          <table:table-cell office:value-type="float" office:value="4.5501757" calcext:value-type="float">
            <text:p>4.5501757</text:p>
          </table:table-cell>
          <table:table-cell office:value-type="float" office:value="0.36637998" calcext:value-type="float">
            <text:p>0.36637998</text:p>
          </table:table-cell>
          <table:table-cell table:formula="of:=AVERAGE([.B317:.K317])" office:value-type="float" office:value="2.102886724" calcext:value-type="float">
            <text:p>2.102886724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float" office:value="2.566582" calcext:value-type="float">
            <text:p>2.566582</text:p>
          </table:table-cell>
          <table:table-cell office:value-type="float" office:value="1.0143245" calcext:value-type="float">
            <text:p>1.0143245</text:p>
          </table:table-cell>
          <table:table-cell office:value-type="float" office:value="2.5908883" calcext:value-type="float">
            <text:p>2.5908883</text:p>
          </table:table-cell>
          <table:table-cell office:value-type="float" office:value="1.496501" calcext:value-type="float">
            <text:p>1.496501</text:p>
          </table:table-cell>
          <table:table-cell office:value-type="float" office:value="3.721508" calcext:value-type="float">
            <text:p>3.721508</text:p>
          </table:table-cell>
          <table:table-cell office:value-type="float" office:value="1.27658" calcext:value-type="float">
            <text:p>1.27658</text:p>
          </table:table-cell>
          <table:table-cell office:value-type="float" office:value="2.5942132" calcext:value-type="float">
            <text:p>2.5942132</text:p>
          </table:table-cell>
          <table:table-cell office:value-type="float" office:value="0.5519091" calcext:value-type="float">
            <text:p>0.5519091</text:p>
          </table:table-cell>
          <table:table-cell office:value-type="float" office:value="4.2464223" calcext:value-type="float">
            <text:p>4.2464223</text:p>
          </table:table-cell>
          <table:table-cell office:value-type="float" office:value="1.2466893" calcext:value-type="float">
            <text:p>1.2466893</text:p>
          </table:table-cell>
          <table:table-cell table:formula="of:=AVERAGE([.B318:.K318])" office:value-type="float" office:value="2.13056177" calcext:value-type="float">
            <text:p>2.13056177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float" office:value="2.6924527" calcext:value-type="float">
            <text:p>2.6924527</text:p>
          </table:table-cell>
          <table:table-cell office:value-type="float" office:value="0.898775" calcext:value-type="float">
            <text:p>0.898775</text:p>
          </table:table-cell>
          <table:table-cell office:value-type="float" office:value="2.5909266" calcext:value-type="float">
            <text:p>2.5909266</text:p>
          </table:table-cell>
          <table:table-cell office:value-type="float" office:value="1.4899249" calcext:value-type="float">
            <text:p>1.4899249</text:p>
          </table:table-cell>
          <table:table-cell office:value-type="float" office:value="3.7746234" calcext:value-type="float">
            <text:p>3.7746234</text:p>
          </table:table-cell>
          <table:table-cell office:value-type="float" office:value="1.5322235" calcext:value-type="float">
            <text:p>1.5322235</text:p>
          </table:table-cell>
          <table:table-cell office:value-type="float" office:value="2.5847294" calcext:value-type="float">
            <text:p>2.5847294</text:p>
          </table:table-cell>
          <table:table-cell office:value-type="float" office:value="0.55396694" calcext:value-type="float">
            <text:p>0.55396694</text:p>
          </table:table-cell>
          <table:table-cell office:value-type="float" office:value="4.245181" calcext:value-type="float">
            <text:p>4.245181</text:p>
          </table:table-cell>
          <table:table-cell office:value-type="float" office:value="1.2563046" calcext:value-type="float">
            <text:p>1.2563046</text:p>
          </table:table-cell>
          <table:table-cell table:formula="of:=AVERAGE([.B319:.K319])" office:value-type="float" office:value="2.161910804" calcext:value-type="float">
            <text:p>2.161910804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float" office:value="2.6954792" calcext:value-type="float">
            <text:p>2.6954792</text:p>
          </table:table-cell>
          <table:table-cell office:value-type="float" office:value="0.8831854" calcext:value-type="float">
            <text:p>0.8831854</text:p>
          </table:table-cell>
          <table:table-cell office:value-type="float" office:value="2.5909266" calcext:value-type="float">
            <text:p>2.5909266</text:p>
          </table:table-cell>
          <table:table-cell office:value-type="float" office:value="1.4166534" calcext:value-type="float">
            <text:p>1.4166534</text:p>
          </table:table-cell>
          <table:table-cell office:value-type="float" office:value="3.7745962" calcext:value-type="float">
            <text:p>3.7745962</text:p>
          </table:table-cell>
          <table:table-cell office:value-type="float" office:value="1.5267025" calcext:value-type="float">
            <text:p>1.5267025</text:p>
          </table:table-cell>
          <table:table-cell office:value-type="float" office:value="2.7216368" calcext:value-type="float">
            <text:p>2.7216368</text:p>
          </table:table-cell>
          <table:table-cell office:value-type="float" office:value="0.5537939" calcext:value-type="float">
            <text:p>0.5537939</text:p>
          </table:table-cell>
          <table:table-cell office:value-type="float" office:value="4.2466784" calcext:value-type="float">
            <text:p>4.2466784</text:p>
          </table:table-cell>
          <table:table-cell office:value-type="float" office:value="1.2630745" calcext:value-type="float">
            <text:p>1.2630745</text:p>
          </table:table-cell>
          <table:table-cell table:formula="of:=AVERAGE([.B320:.K320])" office:value-type="float" office:value="2.16727269" calcext:value-type="float">
            <text:p>2.16727269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float" office:value="2.7291484" calcext:value-type="float">
            <text:p>2.7291484</text:p>
          </table:table-cell>
          <table:table-cell office:value-type="float" office:value="0.8988296" calcext:value-type="float">
            <text:p>0.8988296</text:p>
          </table:table-cell>
          <table:table-cell office:value-type="float" office:value="2.5909266" calcext:value-type="float">
            <text:p>2.5909266</text:p>
          </table:table-cell>
          <table:table-cell office:value-type="float" office:value="1.496501" calcext:value-type="float">
            <text:p>1.496501</text:p>
          </table:table-cell>
          <table:table-cell office:value-type="float" office:value="3.7437358" calcext:value-type="float">
            <text:p>3.7437358</text:p>
          </table:table-cell>
          <table:table-cell office:value-type="float" office:value="1.5417807" calcext:value-type="float">
            <text:p>1.5417807</text:p>
          </table:table-cell>
          <table:table-cell office:value-type="float" office:value="2.7603693" calcext:value-type="float">
            <text:p>2.7603693</text:p>
          </table:table-cell>
          <table:table-cell office:value-type="float" office:value="0.4637706" calcext:value-type="float">
            <text:p>0.4637706</text:p>
          </table:table-cell>
          <table:table-cell office:value-type="float" office:value="4.255037" calcext:value-type="float">
            <text:p>4.255037</text:p>
          </table:table-cell>
          <table:table-cell office:value-type="float" office:value="1.3060172" calcext:value-type="float">
            <text:p>1.3060172</text:p>
          </table:table-cell>
          <table:table-cell table:formula="of:=AVERAGE([.B321:.K321])" office:value-type="float" office:value="2.17861162" calcext:value-type="float">
            <text:p>2.17861162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float" office:value="2.124583" calcext:value-type="float">
            <text:p>2.124583</text:p>
          </table:table-cell>
          <table:table-cell office:value-type="float" office:value="0.88607216" calcext:value-type="float">
            <text:p>0.88607216</text:p>
          </table:table-cell>
          <table:table-cell office:value-type="float" office:value="2.592751" calcext:value-type="float">
            <text:p>2.592751</text:p>
          </table:table-cell>
          <table:table-cell office:value-type="float" office:value="1.4998795" calcext:value-type="float">
            <text:p>1.4998795</text:p>
          </table:table-cell>
          <table:table-cell office:value-type="float" office:value="3.7428894" calcext:value-type="float">
            <text:p>3.7428894</text:p>
          </table:table-cell>
          <table:table-cell office:value-type="float" office:value="1.3702157" calcext:value-type="float">
            <text:p>1.3702157</text:p>
          </table:table-cell>
          <table:table-cell office:value-type="float" office:value="2.7204854" calcext:value-type="float">
            <text:p>2.7204854</text:p>
          </table:table-cell>
          <table:table-cell office:value-type="float" office:value="0.54857016" calcext:value-type="float">
            <text:p>0.54857016</text:p>
          </table:table-cell>
          <table:table-cell office:value-type="float" office:value="4.4051113" calcext:value-type="float">
            <text:p>4.4051113</text:p>
          </table:table-cell>
          <table:table-cell office:value-type="float" office:value="1.1572207" calcext:value-type="float">
            <text:p>1.1572207</text:p>
          </table:table-cell>
          <table:table-cell table:formula="of:=AVERAGE([.B322:.K322])" office:value-type="float" office:value="2.104777832" calcext:value-type="float">
            <text:p>2.104777832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float" office:value="3.0180628" calcext:value-type="float">
            <text:p>3.0180628</text:p>
          </table:table-cell>
          <table:table-cell office:value-type="float" office:value="0.8988296" calcext:value-type="float">
            <text:p>0.8988296</text:p>
          </table:table-cell>
          <table:table-cell office:value-type="float" office:value="2.592643" calcext:value-type="float">
            <text:p>2.592643</text:p>
          </table:table-cell>
          <table:table-cell office:value-type="float" office:value="1.33078" calcext:value-type="float">
            <text:p>1.33078</text:p>
          </table:table-cell>
          <table:table-cell office:value-type="float" office:value="3.7756207" calcext:value-type="float">
            <text:p>3.7756207</text:p>
          </table:table-cell>
          <table:table-cell office:value-type="float" office:value="1.27658" calcext:value-type="float">
            <text:p>1.27658</text:p>
          </table:table-cell>
          <table:table-cell office:value-type="float" office:value="2.7275345" calcext:value-type="float">
            <text:p>2.7275345</text:p>
          </table:table-cell>
          <table:table-cell office:value-type="float" office:value="0.54857016" calcext:value-type="float">
            <text:p>0.54857016</text:p>
          </table:table-cell>
          <table:table-cell office:value-type="float" office:value="4.370138" calcext:value-type="float">
            <text:p>4.370138</text:p>
          </table:table-cell>
          <table:table-cell office:value-type="float" office:value="1.1581998" calcext:value-type="float">
            <text:p>1.1581998</text:p>
          </table:table-cell>
          <table:table-cell table:formula="of:=AVERAGE([.B323:.K323])" office:value-type="float" office:value="2.169695856" calcext:value-type="float">
            <text:p>2.169695856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float" office:value="2.56622" calcext:value-type="float">
            <text:p>2.56622</text:p>
          </table:table-cell>
          <table:table-cell office:value-type="float" office:value="0.8560424" calcext:value-type="float">
            <text:p>0.8560424</text:p>
          </table:table-cell>
          <table:table-cell office:value-type="float" office:value="2.6234145" calcext:value-type="float">
            <text:p>2.6234145</text:p>
          </table:table-cell>
          <table:table-cell office:value-type="float" office:value="1.49388" calcext:value-type="float">
            <text:p>1.49388</text:p>
          </table:table-cell>
          <table:table-cell office:value-type="float" office:value="3.79203" calcext:value-type="float">
            <text:p>3.79203</text:p>
          </table:table-cell>
          <table:table-cell office:value-type="float" office:value="1.276362" calcext:value-type="float">
            <text:p>1.276362</text:p>
          </table:table-cell>
          <table:table-cell office:value-type="float" office:value="2.5841017" calcext:value-type="float">
            <text:p>2.5841017</text:p>
          </table:table-cell>
          <table:table-cell office:value-type="float" office:value="0.56602895" calcext:value-type="float">
            <text:p>0.56602895</text:p>
          </table:table-cell>
          <table:table-cell office:value-type="float" office:value="4.226146" calcext:value-type="float">
            <text:p>4.226146</text:p>
          </table:table-cell>
          <table:table-cell office:value-type="float" office:value="1.1572207" calcext:value-type="float">
            <text:p>1.1572207</text:p>
          </table:table-cell>
          <table:table-cell table:formula="of:=AVERAGE([.B324:.K324])" office:value-type="float" office:value="2.114144625" calcext:value-type="float">
            <text:p>2.114144625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float" office:value="2.725513" calcext:value-type="float">
            <text:p>2.725513</text:p>
          </table:table-cell>
          <table:table-cell office:value-type="float" office:value="0.8988296" calcext:value-type="float">
            <text:p>0.8988296</text:p>
          </table:table-cell>
          <table:table-cell office:value-type="float" office:value="2.6331682" calcext:value-type="float">
            <text:p>2.6331682</text:p>
          </table:table-cell>
          <table:table-cell office:value-type="float" office:value="1.5123614" calcext:value-type="float">
            <text:p>1.5123614</text:p>
          </table:table-cell>
          <table:table-cell office:value-type="float" office:value="3.9321485" calcext:value-type="float">
            <text:p>3.9321485</text:p>
          </table:table-cell>
          <table:table-cell office:value-type="float" office:value="1.5411643" calcext:value-type="float">
            <text:p>1.5411643</text:p>
          </table:table-cell>
          <table:table-cell office:value-type="float" office:value="2.7298574" calcext:value-type="float">
            <text:p>2.7298574</text:p>
          </table:table-cell>
          <table:table-cell office:value-type="float" office:value="0.36833623" calcext:value-type="float">
            <text:p>0.36833623</text:p>
          </table:table-cell>
          <table:table-cell office:value-type="float" office:value="4.390278" calcext:value-type="float">
            <text:p>4.390278</text:p>
          </table:table-cell>
          <table:table-cell office:value-type="float" office:value="1.1984047" calcext:value-type="float">
            <text:p>1.1984047</text:p>
          </table:table-cell>
          <table:table-cell table:formula="of:=AVERAGE([.B325:.K325])" office:value-type="float" office:value="2.193006133" calcext:value-type="float">
            <text:p>2.193006133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float" office:value="2.602952" calcext:value-type="float">
            <text:p>2.602952</text:p>
          </table:table-cell>
          <table:table-cell office:value-type="float" office:value="0.8997055" calcext:value-type="float">
            <text:p>0.8997055</text:p>
          </table:table-cell>
          <table:table-cell office:value-type="float" office:value="2.5918863" calcext:value-type="float">
            <text:p>2.5918863</text:p>
          </table:table-cell>
          <table:table-cell office:value-type="float" office:value="1.2674632" calcext:value-type="float">
            <text:p>1.2674632</text:p>
          </table:table-cell>
          <table:table-cell office:value-type="float" office:value="3.8157744" calcext:value-type="float">
            <text:p>3.8157744</text:p>
          </table:table-cell>
          <table:table-cell office:value-type="float" office:value="1.4659592" calcext:value-type="float">
            <text:p>1.4659592</text:p>
          </table:table-cell>
          <table:table-cell office:value-type="float" office:value="2.6403115" calcext:value-type="float">
            <text:p>2.6403115</text:p>
          </table:table-cell>
          <table:table-cell office:value-type="float" office:value="0.56462026" calcext:value-type="float">
            <text:p>0.56462026</text:p>
          </table:table-cell>
          <table:table-cell office:value-type="float" office:value="4.391366" calcext:value-type="float">
            <text:p>4.391366</text:p>
          </table:table-cell>
          <table:table-cell office:value-type="float" office:value="1.302784" calcext:value-type="float">
            <text:p>1.302784</text:p>
          </table:table-cell>
          <table:table-cell table:formula="of:=AVERAGE([.B326:.K326])" office:value-type="float" office:value="2.154282236" calcext:value-type="float">
            <text:p>2.154282236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float" office:value="2.6572971" calcext:value-type="float">
            <text:p>2.6572971</text:p>
          </table:table-cell>
          <table:table-cell office:value-type="float" office:value="0.65864897" calcext:value-type="float">
            <text:p>0.65864897</text:p>
          </table:table-cell>
          <table:table-cell office:value-type="float" office:value="0.12729743" calcext:value-type="float">
            <text:p>0.12729743</text:p>
          </table:table-cell>
          <table:table-cell office:value-type="float" office:value="1.3017927" calcext:value-type="float">
            <text:p>1.3017927</text:p>
          </table:table-cell>
          <table:table-cell office:value-type="float" office:value="3.608507" calcext:value-type="float">
            <text:p>3.608507</text:p>
          </table:table-cell>
          <table:table-cell office:value-type="float" office:value="1.2811317" calcext:value-type="float">
            <text:p>1.2811317</text:p>
          </table:table-cell>
          <table:table-cell office:value-type="float" office:value="2.4233286" calcext:value-type="float">
            <text:p>2.4233286</text:p>
          </table:table-cell>
          <table:table-cell office:value-type="float" office:value="0.55793196" calcext:value-type="float">
            <text:p>0.55793196</text:p>
          </table:table-cell>
          <table:table-cell office:value-type="float" office:value="4.403466" calcext:value-type="float">
            <text:p>4.403466</text:p>
          </table:table-cell>
          <table:table-cell office:value-type="float" office:value="1.3043972" calcext:value-type="float">
            <text:p>1.3043972</text:p>
          </table:table-cell>
          <table:table-cell table:formula="of:=AVERAGE([.B327:.K327])" office:value-type="float" office:value="1.832379866" calcext:value-type="float">
            <text:p>1.832379866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float" office:value="2.5520787" calcext:value-type="float">
            <text:p>2.5520787</text:p>
          </table:table-cell>
          <table:table-cell office:value-type="float" office:value="0.65864897" calcext:value-type="float">
            <text:p>0.65864897</text:p>
          </table:table-cell>
          <table:table-cell office:value-type="float" office:value="0.19186962" calcext:value-type="float">
            <text:p>0.19186962</text:p>
          </table:table-cell>
          <table:table-cell office:value-type="float" office:value="1.3230463" calcext:value-type="float">
            <text:p>1.3230463</text:p>
          </table:table-cell>
          <table:table-cell office:value-type="float" office:value="3.9770846" calcext:value-type="float">
            <text:p>3.9770846</text:p>
          </table:table-cell>
          <table:table-cell office:value-type="float" office:value="1.2539035" calcext:value-type="float">
            <text:p>1.2539035</text:p>
          </table:table-cell>
          <table:table-cell office:value-type="float" office:value="2.4223278" calcext:value-type="float">
            <text:p>2.4223278</text:p>
          </table:table-cell>
          <table:table-cell office:value-type="float" office:value="0.5512566" calcext:value-type="float">
            <text:p>0.5512566</text:p>
          </table:table-cell>
          <table:table-cell office:value-type="float" office:value="4.3089576" calcext:value-type="float">
            <text:p>4.3089576</text:p>
          </table:table-cell>
          <table:table-cell office:value-type="float" office:value="1.3043972" calcext:value-type="float">
            <text:p>1.3043972</text:p>
          </table:table-cell>
          <table:table-cell table:formula="of:=AVERAGE([.B328:.K328])" office:value-type="float" office:value="1.854357089" calcext:value-type="float">
            <text:p>1.854357089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float" office:value="2.5497766" calcext:value-type="float">
            <text:p>2.5497766</text:p>
          </table:table-cell>
          <table:table-cell office:value-type="float" office:value="0.918574" calcext:value-type="float">
            <text:p>0.918574</text:p>
          </table:table-cell>
          <table:table-cell office:value-type="float" office:value="0.1252617" calcext:value-type="float">
            <text:p>0.1252617</text:p>
          </table:table-cell>
          <table:table-cell office:value-type="float" office:value="1.3315638" calcext:value-type="float">
            <text:p>1.3315638</text:p>
          </table:table-cell>
          <table:table-cell office:value-type="float" office:value="3.5737004" calcext:value-type="float">
            <text:p>3.5737004</text:p>
          </table:table-cell>
          <table:table-cell office:value-type="float" office:value="1.2793916" calcext:value-type="float">
            <text:p>1.2793916</text:p>
          </table:table-cell>
          <table:table-cell office:value-type="float" office:value="2.469305" calcext:value-type="float">
            <text:p>2.469305</text:p>
          </table:table-cell>
          <table:table-cell office:value-type="float" office:value="0.5401275" calcext:value-type="float">
            <text:p>0.5401275</text:p>
          </table:table-cell>
          <table:table-cell office:value-type="float" office:value="4.435443" calcext:value-type="float">
            <text:p>4.435443</text:p>
          </table:table-cell>
          <table:table-cell office:value-type="float" office:value="1.3198632" calcext:value-type="float">
            <text:p>1.3198632</text:p>
          </table:table-cell>
          <table:table-cell table:formula="of:=AVERAGE([.B329:.K329])" office:value-type="float" office:value="1.85430068" calcext:value-type="float">
            <text:p>1.85430068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float" office:value="2.362966" calcext:value-type="float">
            <text:p>2.362966</text:p>
          </table:table-cell>
          <table:table-cell office:value-type="float" office:value="0.8807082" calcext:value-type="float">
            <text:p>0.8807082</text:p>
          </table:table-cell>
          <table:table-cell office:value-type="float" office:value="0.619443" calcext:value-type="float">
            <text:p>0.619443</text:p>
          </table:table-cell>
          <table:table-cell office:value-type="float" office:value="1.2014636" calcext:value-type="float">
            <text:p>1.2014636</text:p>
          </table:table-cell>
          <table:table-cell office:value-type="float" office:value="3.6647997" calcext:value-type="float">
            <text:p>3.6647997</text:p>
          </table:table-cell>
          <table:table-cell office:value-type="float" office:value="1.227986" calcext:value-type="float">
            <text:p>1.227986</text:p>
          </table:table-cell>
          <table:table-cell office:value-type="float" office:value="2.7204854" calcext:value-type="float">
            <text:p>2.7204854</text:p>
          </table:table-cell>
          <table:table-cell office:value-type="float" office:value="0.69790107" calcext:value-type="float">
            <text:p>0.69790107</text:p>
          </table:table-cell>
          <table:table-cell office:value-type="float" office:value="4.450404" calcext:value-type="float">
            <text:p>4.450404</text:p>
          </table:table-cell>
          <table:table-cell office:value-type="float" office:value="1.361009" calcext:value-type="float">
            <text:p>1.361009</text:p>
          </table:table-cell>
          <table:table-cell table:formula="of:=AVERAGE([.B330:.K330])" office:value-type="float" office:value="1.918716597" calcext:value-type="float">
            <text:p>1.918716597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float" office:value="2.3639998" calcext:value-type="float">
            <text:p>2.3639998</text:p>
          </table:table-cell>
          <table:table-cell office:value-type="float" office:value="0.8988432" calcext:value-type="float">
            <text:p>0.8988432</text:p>
          </table:table-cell>
          <table:table-cell office:value-type="float" office:value="0.617582" calcext:value-type="float">
            <text:p>0.617582</text:p>
          </table:table-cell>
          <table:table-cell office:value-type="float" office:value="1.1452352" calcext:value-type="float">
            <text:p>1.1452352</text:p>
          </table:table-cell>
          <table:table-cell office:value-type="float" office:value="3.8946028" calcext:value-type="float">
            <text:p>3.8946028</text:p>
          </table:table-cell>
          <table:table-cell office:value-type="float" office:value="1.2499659" calcext:value-type="float">
            <text:p>1.2499659</text:p>
          </table:table-cell>
          <table:table-cell office:value-type="float" office:value="2.4061127" calcext:value-type="float">
            <text:p>2.4061127</text:p>
          </table:table-cell>
          <table:table-cell office:value-type="float" office:value="0.57182306" calcext:value-type="float">
            <text:p>0.57182306</text:p>
          </table:table-cell>
          <table:table-cell office:value-type="float" office:value="4.2936735" calcext:value-type="float">
            <text:p>4.2936735</text:p>
          </table:table-cell>
          <table:table-cell office:value-type="float" office:value="1.4040403" calcext:value-type="float">
            <text:p>1.4040403</text:p>
          </table:table-cell>
          <table:table-cell table:formula="of:=AVERAGE([.B331:.K331])" office:value-type="float" office:value="1.884587846" calcext:value-type="float">
            <text:p>1.884587846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float" office:value="2.41889" calcext:value-type="float">
            <text:p>2.41889</text:p>
          </table:table-cell>
          <table:table-cell office:value-type="float" office:value="0.89121443" calcext:value-type="float">
            <text:p>0.89121443</text:p>
          </table:table-cell>
          <table:table-cell office:value-type="float" office:value="0.5752914" calcext:value-type="float">
            <text:p>0.5752914</text:p>
          </table:table-cell>
          <table:table-cell office:value-type="float" office:value="1.197908" calcext:value-type="float">
            <text:p>1.197908</text:p>
          </table:table-cell>
          <table:table-cell office:value-type="float" office:value="3.601236" calcext:value-type="float">
            <text:p>3.601236</text:p>
          </table:table-cell>
          <table:table-cell office:value-type="float" office:value="1.2778201" calcext:value-type="float">
            <text:p>1.2778201</text:p>
          </table:table-cell>
          <table:table-cell office:value-type="float" office:value="2.585718" calcext:value-type="float">
            <text:p>2.585718</text:p>
          </table:table-cell>
          <table:table-cell office:value-type="float" office:value="0.7305491" calcext:value-type="float">
            <text:p>0.7305491</text:p>
          </table:table-cell>
          <table:table-cell office:value-type="float" office:value="4.454857" calcext:value-type="float">
            <text:p>4.454857</text:p>
          </table:table-cell>
          <table:table-cell office:value-type="float" office:value="1.390545" calcext:value-type="float">
            <text:p>1.390545</text:p>
          </table:table-cell>
          <table:table-cell table:formula="of:=AVERAGE([.B332:.K332])" office:value-type="float" office:value="1.912402903" calcext:value-type="float">
            <text:p>1.912402903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float" office:value="2.3627348" calcext:value-type="float">
            <text:p>2.3627348</text:p>
          </table:table-cell>
          <table:table-cell office:value-type="float" office:value="0.8988432" calcext:value-type="float">
            <text:p>0.8988432</text:p>
          </table:table-cell>
          <table:table-cell office:value-type="float" office:value="0.13475549" calcext:value-type="float">
            <text:p>0.13475549</text:p>
          </table:table-cell>
          <table:table-cell office:value-type="float" office:value="1.2112814" calcext:value-type="float">
            <text:p>1.2112814</text:p>
          </table:table-cell>
          <table:table-cell office:value-type="float" office:value="3.6732838" calcext:value-type="float">
            <text:p>3.6732838</text:p>
          </table:table-cell>
          <table:table-cell office:value-type="float" office:value="1.3022915" calcext:value-type="float">
            <text:p>1.3022915</text:p>
          </table:table-cell>
          <table:table-cell office:value-type="float" office:value="2.4673839" calcext:value-type="float">
            <text:p>2.4673839</text:p>
          </table:table-cell>
          <table:table-cell office:value-type="float" office:value="0.65497965" calcext:value-type="float">
            <text:p>0.65497965</text:p>
          </table:table-cell>
          <table:table-cell office:value-type="float" office:value="4.452409" calcext:value-type="float">
            <text:p>4.452409</text:p>
          </table:table-cell>
          <table:table-cell office:value-type="float" office:value="1.4018675" calcext:value-type="float">
            <text:p>1.4018675</text:p>
          </table:table-cell>
          <table:table-cell table:formula="of:=AVERAGE([.B333:.K333])" office:value-type="float" office:value="1.855983024" calcext:value-type="float">
            <text:p>1.855983024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float" office:value="2.6753614" calcext:value-type="float">
            <text:p>2.6753614</text:p>
          </table:table-cell>
          <table:table-cell office:value-type="float" office:value="0.8987527" calcext:value-type="float">
            <text:p>0.8987527</text:p>
          </table:table-cell>
          <table:table-cell office:value-type="float" office:value="0.14320648" calcext:value-type="float">
            <text:p>0.14320648</text:p>
          </table:table-cell>
          <table:table-cell office:value-type="float" office:value="1.471701" calcext:value-type="float">
            <text:p>1.471701</text:p>
          </table:table-cell>
          <table:table-cell office:value-type="float" office:value="3.5885363" calcext:value-type="float">
            <text:p>3.5885363</text:p>
          </table:table-cell>
          <table:table-cell office:value-type="float" office:value="1.3513173" calcext:value-type="float">
            <text:p>1.3513173</text:p>
          </table:table-cell>
          <table:table-cell office:value-type="float" office:value="2.7215824" calcext:value-type="float">
            <text:p>2.7215824</text:p>
          </table:table-cell>
          <table:table-cell office:value-type="float" office:value="0.7305491" calcext:value-type="float">
            <text:p>0.7305491</text:p>
          </table:table-cell>
          <table:table-cell office:value-type="float" office:value="4.369383" calcext:value-type="float">
            <text:p>4.369383</text:p>
          </table:table-cell>
          <table:table-cell office:value-type="float" office:value="1.2536998" calcext:value-type="float">
            <text:p>1.2536998</text:p>
          </table:table-cell>
          <table:table-cell table:formula="of:=AVERAGE([.B334:.K334])" office:value-type="float" office:value="1.920408948" calcext:value-type="float">
            <text:p>1.920408948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float" office:value="2.3858626" calcext:value-type="float">
            <text:p>2.3858626</text:p>
          </table:table-cell>
          <table:table-cell office:value-type="float" office:value="0.87282497" calcext:value-type="float">
            <text:p>0.87282497</text:p>
          </table:table-cell>
          <table:table-cell office:value-type="float" office:value="0.26935673" calcext:value-type="float">
            <text:p>0.26935673</text:p>
          </table:table-cell>
          <table:table-cell office:value-type="float" office:value="1.4717001" calcext:value-type="float">
            <text:p>1.4717001</text:p>
          </table:table-cell>
          <table:table-cell office:value-type="float" office:value="3.4023619" calcext:value-type="float">
            <text:p>3.4023619</text:p>
          </table:table-cell>
          <table:table-cell office:value-type="float" office:value="1.2239603" calcext:value-type="float">
            <text:p>1.2239603</text:p>
          </table:table-cell>
          <table:table-cell office:value-type="float" office:value="2.4551513" calcext:value-type="float">
            <text:p>2.4551513</text:p>
          </table:table-cell>
          <table:table-cell office:value-type="float" office:value="0.56281465" calcext:value-type="float">
            <text:p>0.56281465</text:p>
          </table:table-cell>
          <table:table-cell office:value-type="float" office:value="4.4050093" calcext:value-type="float">
            <text:p>4.4050093</text:p>
          </table:table-cell>
          <table:table-cell office:value-type="float" office:value="1.1984047" calcext:value-type="float">
            <text:p>1.1984047</text:p>
          </table:table-cell>
          <table:table-cell table:formula="of:=AVERAGE([.B335:.K335])" office:value-type="float" office:value="1.824744655" calcext:value-type="float">
            <text:p>1.824744655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float" office:value="2.3875916" calcext:value-type="float">
            <text:p>2.3875916</text:p>
          </table:table-cell>
          <table:table-cell office:value-type="float" office:value="0.36498475" calcext:value-type="float">
            <text:p>0.36498475</text:p>
          </table:table-cell>
          <table:table-cell office:value-type="float" office:value="0.26854113" calcext:value-type="float">
            <text:p>0.26854113</text:p>
          </table:table-cell>
          <table:table-cell office:value-type="float" office:value="1.3915286" calcext:value-type="float">
            <text:p>1.3915286</text:p>
          </table:table-cell>
          <table:table-cell office:value-type="float" office:value="3.5857856" calcext:value-type="float">
            <text:p>3.5857856</text:p>
          </table:table-cell>
          <table:table-cell office:value-type="float" office:value="1.1812692" calcext:value-type="float">
            <text:p>1.1812692</text:p>
          </table:table-cell>
          <table:table-cell office:value-type="float" office:value="2.5910184" calcext:value-type="float">
            <text:p>2.5910184</text:p>
          </table:table-cell>
          <table:table-cell office:value-type="float" office:value="0.3682755" calcext:value-type="float">
            <text:p>0.3682755</text:p>
          </table:table-cell>
          <table:table-cell office:value-type="float" office:value="4.318513" calcext:value-type="float">
            <text:p>4.318513</text:p>
          </table:table-cell>
          <table:table-cell office:value-type="float" office:value="1.4018675" calcext:value-type="float">
            <text:p>1.4018675</text:p>
          </table:table-cell>
          <table:table-cell table:formula="of:=AVERAGE([.B336:.K336])" office:value-type="float" office:value="1.785937528" calcext:value-type="float">
            <text:p>1.785937528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float" office:value="2.6753614" calcext:value-type="float">
            <text:p>2.6753614</text:p>
          </table:table-cell>
          <table:table-cell office:value-type="float" office:value="0.8515999" calcext:value-type="float">
            <text:p>0.8515999</text:p>
          </table:table-cell>
          <table:table-cell office:value-type="float" office:value="0.2055101" calcext:value-type="float">
            <text:p>0.2055101</text:p>
          </table:table-cell>
          <table:table-cell office:value-type="float" office:value="1.2990192" calcext:value-type="float">
            <text:p>1.2990192</text:p>
          </table:table-cell>
          <table:table-cell office:value-type="float" office:value="3.951931" calcext:value-type="float">
            <text:p>3.951931</text:p>
          </table:table-cell>
          <table:table-cell office:value-type="float" office:value="1.2574893" calcext:value-type="float">
            <text:p>1.2574893</text:p>
          </table:table-cell>
          <table:table-cell office:value-type="float" office:value="2.7967217" calcext:value-type="float">
            <text:p>2.7967217</text:p>
          </table:table-cell>
          <table:table-cell office:value-type="float" office:value="0.65961033" calcext:value-type="float">
            <text:p>0.65961033</text:p>
          </table:table-cell>
          <table:table-cell office:value-type="float" office:value="3.868389" calcext:value-type="float">
            <text:p>3.868389</text:p>
          </table:table-cell>
          <table:table-cell office:value-type="float" office:value="1.4018675" calcext:value-type="float">
            <text:p>1.4018675</text:p>
          </table:table-cell>
          <table:table-cell table:formula="of:=AVERAGE([.B337:.K337])" office:value-type="float" office:value="1.896749943" calcext:value-type="float">
            <text:p>1.896749943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float" office:value="1.0836029" calcext:value-type="float">
            <text:p>1.0836029</text:p>
          </table:table-cell>
          <table:table-cell office:value-type="float" office:value="0.587371" calcext:value-type="float">
            <text:p>0.587371</text:p>
          </table:table-cell>
          <table:table-cell office:value-type="float" office:value="0.20565283" calcext:value-type="float">
            <text:p>0.20565283</text:p>
          </table:table-cell>
          <table:table-cell office:value-type="float" office:value="1.4023148" calcext:value-type="float">
            <text:p>1.4023148</text:p>
          </table:table-cell>
          <table:table-cell office:value-type="float" office:value="3.6462739" calcext:value-type="float">
            <text:p>3.6462739</text:p>
          </table:table-cell>
          <table:table-cell office:value-type="float" office:value="1.1311139" calcext:value-type="float">
            <text:p>1.1311139</text:p>
          </table:table-cell>
          <table:table-cell office:value-type="float" office:value="2.7969606" calcext:value-type="float">
            <text:p>2.7969606</text:p>
          </table:table-cell>
          <table:table-cell office:value-type="float" office:value="0.7280468" calcext:value-type="float">
            <text:p>0.7280468</text:p>
          </table:table-cell>
          <table:table-cell office:value-type="float" office:value="4.3187985" calcext:value-type="float">
            <text:p>4.3187985</text:p>
          </table:table-cell>
          <table:table-cell office:value-type="float" office:value="1.4018675" calcext:value-type="float">
            <text:p>1.4018675</text:p>
          </table:table-cell>
          <table:table-cell table:formula="of:=AVERAGE([.B338:.K338])" office:value-type="float" office:value="1.730200273" calcext:value-type="float">
            <text:p>1.730200273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float" office:value="2.5662837" calcext:value-type="float">
            <text:p>2.5662837</text:p>
          </table:table-cell>
          <table:table-cell office:value-type="float" office:value="0.8715617" calcext:value-type="float">
            <text:p>0.8715617</text:p>
          </table:table-cell>
          <table:table-cell office:value-type="float" office:value="0.1342223" calcext:value-type="float">
            <text:p>0.1342223</text:p>
          </table:table-cell>
          <table:table-cell office:value-type="float" office:value="1.3938402" calcext:value-type="float">
            <text:p>1.3938402</text:p>
          </table:table-cell>
          <table:table-cell office:value-type="float" office:value="3.5869622" calcext:value-type="float">
            <text:p>3.5869622</text:p>
          </table:table-cell>
          <table:table-cell office:value-type="float" office:value="1.2652494" calcext:value-type="float">
            <text:p>1.2652494</text:p>
          </table:table-cell>
          <table:table-cell office:value-type="float" office:value="2.7902672" calcext:value-type="float">
            <text:p>2.7902672</text:p>
          </table:table-cell>
          <table:table-cell office:value-type="float" office:value="0.36827433" calcext:value-type="float">
            <text:p>0.36827433</text:p>
          </table:table-cell>
          <table:table-cell office:value-type="float" office:value="4.409421" calcext:value-type="float">
            <text:p>4.409421</text:p>
          </table:table-cell>
          <table:table-cell office:value-type="float" office:value="1.39524" calcext:value-type="float">
            <text:p>1.39524</text:p>
          </table:table-cell>
          <table:table-cell table:formula="of:=AVERAGE([.B339:.K339])" office:value-type="float" office:value="1.878132203" calcext:value-type="float">
            <text:p>1.878132203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float" office:value="0.10832357" calcext:value-type="float">
            <text:p>0.10832357</text:p>
          </table:table-cell>
          <table:table-cell office:value-type="float" office:value="0.55687386" calcext:value-type="float">
            <text:p>0.55687386</text:p>
          </table:table-cell>
          <table:table-cell office:value-type="float" office:value="0.14042605" calcext:value-type="float">
            <text:p>0.14042605</text:p>
          </table:table-cell>
          <table:table-cell office:value-type="float" office:value="1.377639" calcext:value-type="float">
            <text:p>1.377639</text:p>
          </table:table-cell>
          <table:table-cell office:value-type="float" office:value="3.617436" calcext:value-type="float">
            <text:p>3.617436</text:p>
          </table:table-cell>
          <table:table-cell office:value-type="float" office:value="1.1296034" calcext:value-type="float">
            <text:p>1.1296034</text:p>
          </table:table-cell>
          <table:table-cell office:value-type="float" office:value="2.760333" calcext:value-type="float">
            <text:p>2.760333</text:p>
          </table:table-cell>
          <table:table-cell office:value-type="float" office:value="0.72634894" calcext:value-type="float">
            <text:p>0.72634894</text:p>
          </table:table-cell>
          <table:table-cell office:value-type="float" office:value="4.463202" calcext:value-type="float">
            <text:p>4.463202</text:p>
          </table:table-cell>
          <table:table-cell office:value-type="float" office:value="1.1963505" calcext:value-type="float">
            <text:p>1.1963505</text:p>
          </table:table-cell>
          <table:table-cell table:formula="of:=AVERAGE([.B340:.K340])" office:value-type="float" office:value="1.607653632" calcext:value-type="float">
            <text:p>1.607653632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float" office:value="2.6585884" calcext:value-type="float">
            <text:p>2.6585884</text:p>
          </table:table-cell>
          <table:table-cell office:value-type="float" office:value="0.8845495" calcext:value-type="float">
            <text:p>0.8845495</text:p>
          </table:table-cell>
          <table:table-cell office:value-type="float" office:value="0.15445225" calcext:value-type="float">
            <text:p>0.15445225</text:p>
          </table:table-cell>
          <table:table-cell office:value-type="float" office:value="1.2665163" calcext:value-type="float">
            <text:p>1.2665163</text:p>
          </table:table-cell>
          <table:table-cell office:value-type="float" office:value="3.8295872" calcext:value-type="float">
            <text:p>3.8295872</text:p>
          </table:table-cell>
          <table:table-cell office:value-type="float" office:value="1.281863" calcext:value-type="float">
            <text:p>1.281863</text:p>
          </table:table-cell>
          <table:table-cell office:value-type="float" office:value="2.6512964" calcext:value-type="float">
            <text:p>2.6512964</text:p>
          </table:table-cell>
          <table:table-cell office:value-type="float" office:value="0.27084175" calcext:value-type="float">
            <text:p>0.27084175</text:p>
          </table:table-cell>
          <table:table-cell office:value-type="float" office:value="4.505301" calcext:value-type="float">
            <text:p>4.505301</text:p>
          </table:table-cell>
          <table:table-cell office:value-type="float" office:value="1.4170456" calcext:value-type="float">
            <text:p>1.4170456</text:p>
          </table:table-cell>
          <table:table-cell table:formula="of:=AVERAGE([.B341:.K341])" office:value-type="float" office:value="1.89200414" calcext:value-type="float">
            <text:p>1.89200414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float" office:value="2.3614192" calcext:value-type="float">
            <text:p>2.3614192</text:p>
          </table:table-cell>
          <table:table-cell office:value-type="float" office:value="0.8997467" calcext:value-type="float">
            <text:p>0.8997467</text:p>
          </table:table-cell>
          <table:table-cell office:value-type="float" office:value="0.14708562" calcext:value-type="float">
            <text:p>0.14708562</text:p>
          </table:table-cell>
          <table:table-cell office:value-type="float" office:value="1.2705195" calcext:value-type="float">
            <text:p>1.2705195</text:p>
          </table:table-cell>
          <table:table-cell office:value-type="float" office:value="3.959454" calcext:value-type="float">
            <text:p>3.959454</text:p>
          </table:table-cell>
          <table:table-cell office:value-type="float" office:value="1.218292" calcext:value-type="float">
            <text:p>1.218292</text:p>
          </table:table-cell>
          <table:table-cell office:value-type="float" office:value="2.8001149" calcext:value-type="float">
            <text:p>2.8001149</text:p>
          </table:table-cell>
          <table:table-cell office:value-type="float" office:value="0.56281465" calcext:value-type="float">
            <text:p>0.56281465</text:p>
          </table:table-cell>
          <table:table-cell office:value-type="float" office:value="4.3981643" calcext:value-type="float">
            <text:p>4.3981643</text:p>
          </table:table-cell>
          <table:table-cell office:value-type="float" office:value="1.3040766" calcext:value-type="float">
            <text:p>1.3040766</text:p>
          </table:table-cell>
          <table:table-cell table:formula="of:=AVERAGE([.B342:.K342])" office:value-type="float" office:value="1.892168747" calcext:value-type="float">
            <text:p>1.892168747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float" office:value="2.3853378" calcext:value-type="float">
            <text:p>2.3853378</text:p>
          </table:table-cell>
          <table:table-cell office:value-type="float" office:value="0.9778934" calcext:value-type="float">
            <text:p>0.9778934</text:p>
          </table:table-cell>
          <table:table-cell office:value-type="float" office:value="0.15845738" calcext:value-type="float">
            <text:p>0.15845738</text:p>
          </table:table-cell>
          <table:table-cell office:value-type="float" office:value="1.5066187" calcext:value-type="float">
            <text:p>1.5066187</text:p>
          </table:table-cell>
          <table:table-cell office:value-type="float" office:value="3.5846121" calcext:value-type="float">
            <text:p>3.5846121</text:p>
          </table:table-cell>
          <table:table-cell office:value-type="float" office:value="1.2183236" calcext:value-type="float">
            <text:p>1.2183236</text:p>
          </table:table-cell>
          <table:table-cell office:value-type="float" office:value="2.75308" calcext:value-type="float">
            <text:p>2.75308</text:p>
          </table:table-cell>
          <table:table-cell office:value-type="float" office:value="0.56281465" calcext:value-type="float">
            <text:p>0.56281465</text:p>
          </table:table-cell>
          <table:table-cell office:value-type="float" office:value="4.37215" calcext:value-type="float">
            <text:p>4.37215</text:p>
          </table:table-cell>
          <table:table-cell office:value-type="float" office:value="1.3590231" calcext:value-type="float">
            <text:p>1.3590231</text:p>
          </table:table-cell>
          <table:table-cell table:formula="of:=AVERAGE([.B343:.K343])" office:value-type="float" office:value="1.887831073" calcext:value-type="float">
            <text:p>1.887831073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float" office:value="2.390211" calcext:value-type="float">
            <text:p>2.390211</text:p>
          </table:table-cell>
          <table:table-cell office:value-type="float" office:value="0.8997467" calcext:value-type="float">
            <text:p>0.8997467</text:p>
          </table:table-cell>
          <table:table-cell office:value-type="float" office:value="0.18834805" calcext:value-type="float">
            <text:p>0.18834805</text:p>
          </table:table-cell>
          <table:table-cell office:value-type="float" office:value="2.149481" calcext:value-type="float">
            <text:p>2.149481</text:p>
          </table:table-cell>
          <table:table-cell office:value-type="float" office:value="3.5952427" calcext:value-type="float">
            <text:p>3.5952427</text:p>
          </table:table-cell>
          <table:table-cell office:value-type="float" office:value="1.2809931" calcext:value-type="float">
            <text:p>1.2809931</text:p>
          </table:table-cell>
          <table:table-cell office:value-type="float" office:value="3.315635" calcext:value-type="float">
            <text:p>3.315635</text:p>
          </table:table-cell>
          <table:table-cell office:value-type="float" office:value="0.5163796" calcext:value-type="float">
            <text:p>0.5163796</text:p>
          </table:table-cell>
          <table:table-cell office:value-type="float" office:value="4.318924" calcext:value-type="float">
            <text:p>4.318924</text:p>
          </table:table-cell>
          <table:table-cell office:value-type="float" office:value="1.2000489" calcext:value-type="float">
            <text:p>1.2000489</text:p>
          </table:table-cell>
          <table:table-cell table:formula="of:=AVERAGE([.B344:.K344])" office:value-type="float" office:value="1.985501005" calcext:value-type="float">
            <text:p>1.985501005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float" office:value="2.3627694" calcext:value-type="float">
            <text:p>2.3627694</text:p>
          </table:table-cell>
          <table:table-cell office:value-type="float" office:value="0.89945155" calcext:value-type="float">
            <text:p>0.89945155</text:p>
          </table:table-cell>
          <table:table-cell office:value-type="float" office:value="0.15693282" calcext:value-type="float">
            <text:p>0.15693282</text:p>
          </table:table-cell>
          <table:table-cell office:value-type="float" office:value="2.1671941" calcext:value-type="float">
            <text:p>2.1671941</text:p>
          </table:table-cell>
          <table:table-cell office:value-type="float" office:value="3.8355956" calcext:value-type="float">
            <text:p>3.8355956</text:p>
          </table:table-cell>
          <table:table-cell office:value-type="float" office:value="1.2801244" calcext:value-type="float">
            <text:p>1.2801244</text:p>
          </table:table-cell>
          <table:table-cell office:value-type="float" office:value="2.4127946" calcext:value-type="float">
            <text:p>2.4127946</text:p>
          </table:table-cell>
          <table:table-cell office:value-type="float" office:value="0.54089147" calcext:value-type="float">
            <text:p>0.54089147</text:p>
          </table:table-cell>
          <table:table-cell office:value-type="float" office:value="4.317941" calcext:value-type="float">
            <text:p>4.317941</text:p>
          </table:table-cell>
          <table:table-cell office:value-type="float" office:value="1.414013" calcext:value-type="float">
            <text:p>1.414013</text:p>
          </table:table-cell>
          <table:table-cell table:formula="of:=AVERAGE([.B345:.K345])" office:value-type="float" office:value="1.938770794" calcext:value-type="float">
            <text:p>1.938770794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float" office:value="2.3843613" calcext:value-type="float">
            <text:p>2.3843613</text:p>
          </table:table-cell>
          <table:table-cell office:value-type="float" office:value="0.91710377" calcext:value-type="float">
            <text:p>0.91710377</text:p>
          </table:table-cell>
          <table:table-cell office:value-type="float" office:value="0.15673865" calcext:value-type="float">
            <text:p>0.15673865</text:p>
          </table:table-cell>
          <table:table-cell office:value-type="float" office:value="1.5264455" calcext:value-type="float">
            <text:p>1.5264455</text:p>
          </table:table-cell>
          <table:table-cell office:value-type="float" office:value="4.0123386" calcext:value-type="float">
            <text:p>4.0123386</text:p>
          </table:table-cell>
          <table:table-cell office:value-type="float" office:value="1.2815704" calcext:value-type="float">
            <text:p>1.2815704</text:p>
          </table:table-cell>
          <table:table-cell office:value-type="float" office:value="2.7236686" calcext:value-type="float">
            <text:p>2.7236686</text:p>
          </table:table-cell>
          <table:table-cell office:value-type="float" office:value="0.4909964" calcext:value-type="float">
            <text:p>0.4909964</text:p>
          </table:table-cell>
          <table:table-cell office:value-type="float" office:value="4.4953904" calcext:value-type="float">
            <text:p>4.4953904</text:p>
          </table:table-cell>
          <table:table-cell office:value-type="float" office:value="1.417271" calcext:value-type="float">
            <text:p>1.417271</text:p>
          </table:table-cell>
          <table:table-cell table:formula="of:=AVERAGE([.B346:.K346])" office:value-type="float" office:value="1.940588462" calcext:value-type="float">
            <text:p>1.940588462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float" office:value="2.6646323" calcext:value-type="float">
            <text:p>2.6646323</text:p>
          </table:table-cell>
          <table:table-cell office:value-type="float" office:value="0.96936923" calcext:value-type="float">
            <text:p>0.96936923</text:p>
          </table:table-cell>
          <table:table-cell office:value-type="float" office:value="0.15619573" calcext:value-type="float">
            <text:p>0.15619573</text:p>
          </table:table-cell>
          <table:table-cell office:value-type="float" office:value="1.5604492" calcext:value-type="float">
            <text:p>1.5604492</text:p>
          </table:table-cell>
          <table:table-cell office:value-type="float" office:value="3.6787078" calcext:value-type="float">
            <text:p>3.6787078</text:p>
          </table:table-cell>
          <table:table-cell office:value-type="float" office:value="1.1809157" calcext:value-type="float">
            <text:p>1.1809157</text:p>
          </table:table-cell>
          <table:table-cell office:value-type="float" office:value="2.9034812" calcext:value-type="float">
            <text:p>2.9034812</text:p>
          </table:table-cell>
          <table:table-cell office:value-type="float" office:value="0.550594" calcext:value-type="float">
            <text:p>0.550594</text:p>
          </table:table-cell>
          <table:table-cell office:value-type="float" office:value="4.425178" calcext:value-type="float">
            <text:p>4.425178</text:p>
          </table:table-cell>
          <table:table-cell office:value-type="float" office:value="1.3745114" calcext:value-type="float">
            <text:p>1.3745114</text:p>
          </table:table-cell>
          <table:table-cell table:formula="of:=AVERAGE([.B347:.K347])" office:value-type="float" office:value="1.946403456" calcext:value-type="float">
            <text:p>1.946403456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float" office:value="2.65149" calcext:value-type="float">
            <text:p>2.65149</text:p>
          </table:table-cell>
          <table:table-cell office:value-type="float" office:value="0.7624069" calcext:value-type="float">
            <text:p>0.7624069</text:p>
          </table:table-cell>
          <table:table-cell office:value-type="float" office:value="0.15697841" calcext:value-type="float">
            <text:p>0.15697841</text:p>
          </table:table-cell>
          <table:table-cell office:value-type="float" office:value="1.5243274" calcext:value-type="float">
            <text:p>1.5243274</text:p>
          </table:table-cell>
          <table:table-cell office:value-type="float" office:value="3.8331282" calcext:value-type="float">
            <text:p>3.8331282</text:p>
          </table:table-cell>
          <table:table-cell office:value-type="float" office:value="1.0990856" calcext:value-type="float">
            <text:p>1.0990856</text:p>
          </table:table-cell>
          <table:table-cell office:value-type="float" office:value="2.6574552" calcext:value-type="float">
            <text:p>2.6574552</text:p>
          </table:table-cell>
          <table:table-cell office:value-type="float" office:value="0.3789425" calcext:value-type="float">
            <text:p>0.3789425</text:p>
          </table:table-cell>
          <table:table-cell office:value-type="float" office:value="4.51459" calcext:value-type="float">
            <text:p>4.51459</text:p>
          </table:table-cell>
          <table:table-cell office:value-type="float" office:value="1.196761" calcext:value-type="float">
            <text:p>1.196761</text:p>
          </table:table-cell>
          <table:table-cell table:formula="of:=AVERAGE([.B348:.K348])" office:value-type="float" office:value="1.877516521" calcext:value-type="float">
            <text:p>1.877516521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float" office:value="2.6603837" calcext:value-type="float">
            <text:p>2.6603837</text:p>
          </table:table-cell>
          <table:table-cell office:value-type="float" office:value="0.95807195" calcext:value-type="float">
            <text:p>0.95807195</text:p>
          </table:table-cell>
          <table:table-cell office:value-type="float" office:value="0.14708562" calcext:value-type="float">
            <text:p>0.14708562</text:p>
          </table:table-cell>
          <table:table-cell office:value-type="float" office:value="2.2180352" calcext:value-type="float">
            <text:p>2.2180352</text:p>
          </table:table-cell>
          <table:table-cell office:value-type="float" office:value="3.4368227" calcext:value-type="float">
            <text:p>3.4368227</text:p>
          </table:table-cell>
          <table:table-cell office:value-type="float" office:value="1.1788013" calcext:value-type="float">
            <text:p>1.1788013</text:p>
          </table:table-cell>
          <table:table-cell office:value-type="float" office:value="2.90895" calcext:value-type="float">
            <text:p>2.90895</text:p>
          </table:table-cell>
          <table:table-cell office:value-type="float" office:value="0.51490706" calcext:value-type="float">
            <text:p>0.51490706</text:p>
          </table:table-cell>
          <table:table-cell office:value-type="float" office:value="4.5589423" calcext:value-type="float">
            <text:p>4.5589423</text:p>
          </table:table-cell>
          <table:table-cell office:value-type="float" office:value="1.3826433" calcext:value-type="float">
            <text:p>1.3826433</text:p>
          </table:table-cell>
          <table:table-cell table:formula="of:=AVERAGE([.B349:.K349])" office:value-type="float" office:value="1.996464313" calcext:value-type="float">
            <text:p>1.996464313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float" office:value="2.6705759" calcext:value-type="float">
            <text:p>2.6705759</text:p>
          </table:table-cell>
          <table:table-cell office:value-type="float" office:value="0.9174833" calcext:value-type="float">
            <text:p>0.9174833</text:p>
          </table:table-cell>
          <table:table-cell office:value-type="float" office:value="0.15693282" calcext:value-type="float">
            <text:p>0.15693282</text:p>
          </table:table-cell>
          <table:table-cell office:value-type="float" office:value="2.2597806" calcext:value-type="float">
            <text:p>2.2597806</text:p>
          </table:table-cell>
          <table:table-cell office:value-type="float" office:value="3.5844007" calcext:value-type="float">
            <text:p>3.5844007</text:p>
          </table:table-cell>
          <table:table-cell office:value-type="float" office:value="1.217825" calcext:value-type="float">
            <text:p>1.217825</text:p>
          </table:table-cell>
          <table:table-cell office:value-type="float" office:value="2.7523777" calcext:value-type="float">
            <text:p>2.7523777</text:p>
          </table:table-cell>
          <table:table-cell office:value-type="float" office:value="0.43358317" calcext:value-type="float">
            <text:p>0.43358317</text:p>
          </table:table-cell>
          <table:table-cell office:value-type="float" office:value="5.012141" calcext:value-type="float">
            <text:p>5.012141</text:p>
          </table:table-cell>
          <table:table-cell office:value-type="float" office:value="1.3603467" calcext:value-type="float">
            <text:p>1.3603467</text:p>
          </table:table-cell>
          <table:table-cell table:formula="of:=AVERAGE([.B350:.K350])" office:value-type="float" office:value="2.036544689" calcext:value-type="float">
            <text:p>2.036544689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float" office:value="2.3808606" calcext:value-type="float">
            <text:p>2.3808606</text:p>
          </table:table-cell>
          <table:table-cell office:value-type="float" office:value="0.95632964" calcext:value-type="float">
            <text:p>0.95632964</text:p>
          </table:table-cell>
          <table:table-cell office:value-type="float" office:value="0.19719565" calcext:value-type="float">
            <text:p>0.19719565</text:p>
          </table:table-cell>
          <table:table-cell office:value-type="float" office:value="1.5243274" calcext:value-type="float">
            <text:p>1.5243274</text:p>
          </table:table-cell>
          <table:table-cell office:value-type="float" office:value="3.7487628" calcext:value-type="float">
            <text:p>3.7487628</text:p>
          </table:table-cell>
          <table:table-cell office:value-type="float" office:value="1.2546601" calcext:value-type="float">
            <text:p>1.2546601</text:p>
          </table:table-cell>
          <table:table-cell office:value-type="float" office:value="2.9696276" calcext:value-type="float">
            <text:p>2.9696276</text:p>
          </table:table-cell>
          <table:table-cell office:value-type="float" office:value="0.5582638" calcext:value-type="float">
            <text:p>0.5582638</text:p>
          </table:table-cell>
          <table:table-cell office:value-type="float" office:value="4.624994" calcext:value-type="float">
            <text:p>4.624994</text:p>
          </table:table-cell>
          <table:table-cell office:value-type="float" office:value="1.417497" calcext:value-type="float">
            <text:p>1.417497</text:p>
          </table:table-cell>
          <table:table-cell table:formula="of:=AVERAGE([.B351:.K351])" office:value-type="float" office:value="1.963251859" calcext:value-type="float">
            <text:p>1.963251859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float" office:value="2.5747406" calcext:value-type="float">
            <text:p>2.5747406</text:p>
          </table:table-cell>
          <table:table-cell office:value-type="float" office:value="0.91912407" calcext:value-type="float">
            <text:p>0.91912407</text:p>
          </table:table-cell>
          <table:table-cell office:value-type="float" office:value="0.20536704" calcext:value-type="float">
            <text:p>0.20536704</text:p>
          </table:table-cell>
          <table:table-cell office:value-type="float" office:value="2.176208" calcext:value-type="float">
            <text:p>2.176208</text:p>
          </table:table-cell>
          <table:table-cell office:value-type="float" office:value="3.6254325" calcext:value-type="float">
            <text:p>3.6254325</text:p>
          </table:table-cell>
          <table:table-cell office:value-type="float" office:value="1.217825" calcext:value-type="float">
            <text:p>1.217825</text:p>
          </table:table-cell>
          <table:table-cell office:value-type="float" office:value="2.9698293" calcext:value-type="float">
            <text:p>2.9698293</text:p>
          </table:table-cell>
          <table:table-cell office:value-type="float" office:value="0.53270054" calcext:value-type="float">
            <text:p>0.53270054</text:p>
          </table:table-cell>
          <table:table-cell office:value-type="float" office:value="4.361392" calcext:value-type="float">
            <text:p>4.361392</text:p>
          </table:table-cell>
          <table:table-cell office:value-type="float" office:value="1.4319896" calcext:value-type="float">
            <text:p>1.4319896</text:p>
          </table:table-cell>
          <table:table-cell table:formula="of:=AVERAGE([.B352:.K352])" office:value-type="float" office:value="2.001460865" calcext:value-type="float">
            <text:p>2.001460865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float" office:value="2.5737615" calcext:value-type="float">
            <text:p>2.5737615</text:p>
          </table:table-cell>
          <table:table-cell office:value-type="float" office:value="0.91951925" calcext:value-type="float">
            <text:p>0.91951925</text:p>
          </table:table-cell>
          <table:table-cell office:value-type="float" office:value="0.21994445" calcext:value-type="float">
            <text:p>0.21994445</text:p>
          </table:table-cell>
          <table:table-cell office:value-type="float" office:value="2.187645" calcext:value-type="float">
            <text:p>2.187645</text:p>
          </table:table-cell>
          <table:table-cell office:value-type="float" office:value="3.9311352" calcext:value-type="float">
            <text:p>3.9311352</text:p>
          </table:table-cell>
          <table:table-cell office:value-type="float" office:value="1.2304246" calcext:value-type="float">
            <text:p>1.2304246</text:p>
          </table:table-cell>
          <table:table-cell office:value-type="float" office:value="3.215552" calcext:value-type="float">
            <text:p>3.215552</text:p>
          </table:table-cell>
          <table:table-cell office:value-type="float" office:value="0.5179881" calcext:value-type="float">
            <text:p>0.5179881</text:p>
          </table:table-cell>
          <table:table-cell office:value-type="float" office:value="4.372546" calcext:value-type="float">
            <text:p>4.372546</text:p>
          </table:table-cell>
          <table:table-cell office:value-type="float" office:value="1.3183446" calcext:value-type="float">
            <text:p>1.3183446</text:p>
          </table:table-cell>
          <table:table-cell table:formula="of:=AVERAGE([.B353:.K353])" office:value-type="float" office:value="2.04868607" calcext:value-type="float">
            <text:p>2.04868607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float" office:value="2.571345" calcext:value-type="float">
            <text:p>2.571345</text:p>
          </table:table-cell>
          <table:table-cell office:value-type="float" office:value="0.9172254" calcext:value-type="float">
            <text:p>0.9172254</text:p>
          </table:table-cell>
          <table:table-cell office:value-type="float" office:value="0.22312409" calcext:value-type="float">
            <text:p>0.22312409</text:p>
          </table:table-cell>
          <table:table-cell office:value-type="float" office:value="1.5311531" calcext:value-type="float">
            <text:p>1.5311531</text:p>
          </table:table-cell>
          <table:table-cell office:value-type="float" office:value="3.570825" calcext:value-type="float">
            <text:p>3.570825</text:p>
          </table:table-cell>
          <table:table-cell office:value-type="float" office:value="1.2493626" calcext:value-type="float">
            <text:p>1.2493626</text:p>
          </table:table-cell>
          <table:table-cell office:value-type="float" office:value="3.1823556" calcext:value-type="float">
            <text:p>3.1823556</text:p>
          </table:table-cell>
          <table:table-cell office:value-type="float" office:value="0.5582638" calcext:value-type="float">
            <text:p>0.5582638</text:p>
          </table:table-cell>
          <table:table-cell office:value-type="float" office:value="4.4067245" calcext:value-type="float">
            <text:p>4.4067245</text:p>
          </table:table-cell>
          <table:table-cell office:value-type="float" office:value="1.1940471" calcext:value-type="float">
            <text:p>1.1940471</text:p>
          </table:table-cell>
          <table:table-cell table:formula="of:=AVERAGE([.B354:.K354])" office:value-type="float" office:value="1.940442619" calcext:value-type="float">
            <text:p>1.940442619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float" office:value="2.4074724" calcext:value-type="float">
            <text:p>2.4074724</text:p>
          </table:table-cell>
          <table:table-cell office:value-type="float" office:value="0.95954484" calcext:value-type="float">
            <text:p>0.95954484</text:p>
          </table:table-cell>
          <table:table-cell office:value-type="float" office:value="0.12789448" calcext:value-type="float">
            <text:p>0.12789448</text:p>
          </table:table-cell>
          <table:table-cell office:value-type="float" office:value="2.2125175" calcext:value-type="float">
            <text:p>2.2125175</text:p>
          </table:table-cell>
          <table:table-cell office:value-type="float" office:value="3.7330332" calcext:value-type="float">
            <text:p>3.7330332</text:p>
          </table:table-cell>
          <table:table-cell office:value-type="float" office:value="1.2546601" calcext:value-type="float">
            <text:p>1.2546601</text:p>
          </table:table-cell>
          <table:table-cell office:value-type="float" office:value="2.4530907" calcext:value-type="float">
            <text:p>2.4530907</text:p>
          </table:table-cell>
          <table:table-cell office:value-type="float" office:value="0.39112034" calcext:value-type="float">
            <text:p>0.39112034</text:p>
          </table:table-cell>
          <table:table-cell office:value-type="float" office:value="4.684444" calcext:value-type="float">
            <text:p>4.684444</text:p>
          </table:table-cell>
          <table:table-cell office:value-type="float" office:value="1.2104409" calcext:value-type="float">
            <text:p>1.2104409</text:p>
          </table:table-cell>
          <table:table-cell table:formula="of:=AVERAGE([.B355:.K355])" office:value-type="float" office:value="1.943421846" calcext:value-type="float">
            <text:p>1.943421846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float" office:value="2.5631025" calcext:value-type="float">
            <text:p>2.5631025</text:p>
          </table:table-cell>
          <table:table-cell office:value-type="float" office:value="0.75469726" calcext:value-type="float">
            <text:p>0.75469726</text:p>
          </table:table-cell>
          <table:table-cell office:value-type="float" office:value="0.13001598" calcext:value-type="float">
            <text:p>0.13001598</text:p>
          </table:table-cell>
          <table:table-cell office:value-type="float" office:value="2.2679856" calcext:value-type="float">
            <text:p>2.2679856</text:p>
          </table:table-cell>
          <table:table-cell office:value-type="float" office:value="3.7451417" calcext:value-type="float">
            <text:p>3.7451417</text:p>
          </table:table-cell>
          <table:table-cell office:value-type="float" office:value="1.2287679" calcext:value-type="float">
            <text:p>1.2287679</text:p>
          </table:table-cell>
          <table:table-cell office:value-type="float" office:value="2.4546306" calcext:value-type="float">
            <text:p>2.4546306</text:p>
          </table:table-cell>
          <table:table-cell office:value-type="float" office:value="0.39282763" calcext:value-type="float">
            <text:p>0.39282763</text:p>
          </table:table-cell>
          <table:table-cell office:value-type="float" office:value="5.1573625" calcext:value-type="float">
            <text:p>5.1573625</text:p>
          </table:table-cell>
          <table:table-cell office:value-type="float" office:value="1.3786415" calcext:value-type="float">
            <text:p>1.3786415</text:p>
          </table:table-cell>
          <table:table-cell table:formula="of:=AVERAGE([.B356:.K356])" office:value-type="float" office:value="2.007317317" calcext:value-type="float">
            <text:p>2.007317317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float" office:value="2.5723212" calcext:value-type="float">
            <text:p>2.5723212</text:p>
          </table:table-cell>
          <table:table-cell office:value-type="float" office:value="0.9163602" calcext:value-type="float">
            <text:p>0.9163602</text:p>
          </table:table-cell>
          <table:table-cell office:value-type="float" office:value="0.16320215" calcext:value-type="float">
            <text:p>0.16320215</text:p>
          </table:table-cell>
          <table:table-cell office:value-type="float" office:value="1.8895568" calcext:value-type="float">
            <text:p>1.8895568</text:p>
          </table:table-cell>
          <table:table-cell office:value-type="float" office:value="3.8138597" calcext:value-type="float">
            <text:p>3.8138597</text:p>
          </table:table-cell>
          <table:table-cell office:value-type="float" office:value="1.1496584" calcext:value-type="float">
            <text:p>1.1496584</text:p>
          </table:table-cell>
          <table:table-cell office:value-type="float" office:value="2.4533706" calcext:value-type="float">
            <text:p>2.4533706</text:p>
          </table:table-cell>
          <table:table-cell office:value-type="float" office:value="0.413921" calcext:value-type="float">
            <text:p>0.413921</text:p>
          </table:table-cell>
          <table:table-cell office:value-type="float" office:value="4.246618" calcext:value-type="float">
            <text:p>4.246618</text:p>
          </table:table-cell>
          <table:table-cell office:value-type="float" office:value="1.4065871" calcext:value-type="float">
            <text:p>1.4065871</text:p>
          </table:table-cell>
          <table:table-cell table:formula="of:=AVERAGE([.B357:.K357])" office:value-type="float" office:value="1.902545515" calcext:value-type="float">
            <text:p>1.902545515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float" office:value="2.3848815" calcext:value-type="float">
            <text:p>2.3848815</text:p>
          </table:table-cell>
          <table:table-cell office:value-type="float" office:value="0.74722743" calcext:value-type="float">
            <text:p>0.74722743</text:p>
          </table:table-cell>
          <table:table-cell office:value-type="float" office:value="0.13001598" calcext:value-type="float">
            <text:p>0.13001598</text:p>
          </table:table-cell>
          <table:table-cell office:value-type="float" office:value="2.1708856" calcext:value-type="float">
            <text:p>2.1708856</text:p>
          </table:table-cell>
          <table:table-cell office:value-type="float" office:value="3.5925665" calcext:value-type="float">
            <text:p>3.5925665</text:p>
          </table:table-cell>
          <table:table-cell office:value-type="float" office:value="1.1809157" calcext:value-type="float">
            <text:p>1.1809157</text:p>
          </table:table-cell>
          <table:table-cell office:value-type="float" office:value="2.8208294" calcext:value-type="float">
            <text:p>2.8208294</text:p>
          </table:table-cell>
          <table:table-cell office:value-type="float" office:value="0.41223326" calcext:value-type="float">
            <text:p>0.41223326</text:p>
          </table:table-cell>
          <table:table-cell office:value-type="float" office:value="4.894019" calcext:value-type="float">
            <text:p>4.894019</text:p>
          </table:table-cell>
          <table:table-cell office:value-type="float" office:value="1.3745114" calcext:value-type="float">
            <text:p>1.3745114</text:p>
          </table:table-cell>
          <table:table-cell table:formula="of:=AVERAGE([.B358:.K358])" office:value-type="float" office:value="1.970808577" calcext:value-type="float">
            <text:p>1.970808577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float" office:value="2.5039074" calcext:value-type="float">
            <text:p>2.5039074</text:p>
          </table:table-cell>
          <table:table-cell office:value-type="float" office:value="0.9638986" calcext:value-type="float">
            <text:p>0.9638986</text:p>
          </table:table-cell>
          <table:table-cell office:value-type="float" office:value="0.18636505" calcext:value-type="float">
            <text:p>0.18636505</text:p>
          </table:table-cell>
          <table:table-cell office:value-type="float" office:value="1.2569546" calcext:value-type="float">
            <text:p>1.2569546</text:p>
          </table:table-cell>
          <table:table-cell office:value-type="float" office:value="4.008281" calcext:value-type="float">
            <text:p>4.008281</text:p>
          </table:table-cell>
          <table:table-cell office:value-type="float" office:value="1.2183236" calcext:value-type="float">
            <text:p>1.2183236</text:p>
          </table:table-cell>
          <table:table-cell office:value-type="float" office:value="2.8493435" calcext:value-type="float">
            <text:p>2.8493435</text:p>
          </table:table-cell>
          <table:table-cell office:value-type="float" office:value="0.41395393" calcext:value-type="float">
            <text:p>0.41395393</text:p>
          </table:table-cell>
          <table:table-cell office:value-type="float" office:value="4.8655615" calcext:value-type="float">
            <text:p>4.8655615</text:p>
          </table:table-cell>
          <table:table-cell office:value-type="float" office:value="1.3573933" calcext:value-type="float">
            <text:p>1.3573933</text:p>
          </table:table-cell>
          <table:table-cell table:formula="of:=AVERAGE([.B359:.K359])" office:value-type="float" office:value="1.962398248" calcext:value-type="float">
            <text:p>1.962398248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float" office:value="2.4829743" calcext:value-type="float">
            <text:p>2.4829743</text:p>
          </table:table-cell>
          <table:table-cell office:value-type="float" office:value="0.97200054" calcext:value-type="float">
            <text:p>0.97200054</text:p>
          </table:table-cell>
          <table:table-cell office:value-type="float" office:value="0.15368912" calcext:value-type="float">
            <text:p>0.15368912</text:p>
          </table:table-cell>
          <table:table-cell office:value-type="float" office:value="1.4103897" calcext:value-type="float">
            <text:p>1.4103897</text:p>
          </table:table-cell>
          <table:table-cell office:value-type="float" office:value="3.9154088" calcext:value-type="float">
            <text:p>3.9154088</text:p>
          </table:table-cell>
          <table:table-cell office:value-type="float" office:value="1.268523" calcext:value-type="float">
            <text:p>1.268523</text:p>
          </table:table-cell>
          <table:table-cell office:value-type="float" office:value="1.8657658" calcext:value-type="float">
            <text:p>1.8657658</text:p>
          </table:table-cell>
          <table:table-cell office:value-type="float" office:value="0.36471465" calcext:value-type="float">
            <text:p>0.36471465</text:p>
          </table:table-cell>
          <table:table-cell office:value-type="float" office:value="4.937718" calcext:value-type="float">
            <text:p>4.937718</text:p>
          </table:table-cell>
          <table:table-cell office:value-type="float" office:value="1.3745114" calcext:value-type="float">
            <text:p>1.3745114</text:p>
          </table:table-cell>
          <table:table-cell table:formula="of:=AVERAGE([.B360:.K360])" office:value-type="float" office:value="1.874569531" calcext:value-type="float">
            <text:p>1.874569531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float" office:value="2.3935115" calcext:value-type="float">
            <text:p>2.3935115</text:p>
          </table:table-cell>
          <table:table-cell office:value-type="float" office:value="0.90003353" calcext:value-type="float">
            <text:p>0.90003353</text:p>
          </table:table-cell>
          <table:table-cell office:value-type="float" office:value="0.15494272" calcext:value-type="float">
            <text:p>0.15494272</text:p>
          </table:table-cell>
          <table:table-cell office:value-type="float" office:value="1.4870998" calcext:value-type="float">
            <text:p>1.4870998</text:p>
          </table:table-cell>
          <table:table-cell office:value-type="float" office:value="4.1225896" calcext:value-type="float">
            <text:p>4.1225896</text:p>
          </table:table-cell>
          <table:table-cell office:value-type="float" office:value="1.2732552" calcext:value-type="float">
            <text:p>1.2732552</text:p>
          </table:table-cell>
          <table:table-cell office:value-type="float" office:value="2.5383635" calcext:value-type="float">
            <text:p>2.5383635</text:p>
          </table:table-cell>
          <table:table-cell office:value-type="float" office:value="0.41559002" calcext:value-type="float">
            <text:p>0.41559002</text:p>
          </table:table-cell>
          <table:table-cell office:value-type="float" office:value="5.0754704" calcext:value-type="float">
            <text:p>5.0754704</text:p>
          </table:table-cell>
          <table:table-cell office:value-type="float" office:value="1.1841537" calcext:value-type="float">
            <text:p>1.1841537</text:p>
          </table:table-cell>
          <table:table-cell table:formula="of:=AVERAGE([.B361:.K361])" office:value-type="float" office:value="1.954500997" calcext:value-type="float">
            <text:p>1.954500997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float" office:value="2.385965" calcext:value-type="float">
            <text:p>2.385965</text:p>
          </table:table-cell>
          <table:table-cell office:value-type="float" office:value="0.8916291" calcext:value-type="float">
            <text:p>0.8916291</text:p>
          </table:table-cell>
          <table:table-cell office:value-type="float" office:value="0.13003401" calcext:value-type="float">
            <text:p>0.13003401</text:p>
          </table:table-cell>
          <table:table-cell office:value-type="float" office:value="1.1537297" calcext:value-type="float">
            <text:p>1.1537297</text:p>
          </table:table-cell>
          <table:table-cell office:value-type="float" office:value="4.1516" calcext:value-type="float">
            <text:p>4.1516</text:p>
          </table:table-cell>
          <table:table-cell office:value-type="float" office:value="1.2776902" calcext:value-type="float">
            <text:p>1.2776902</text:p>
          </table:table-cell>
          <table:table-cell office:value-type="float" office:value="2.7892942" calcext:value-type="float">
            <text:p>2.7892942</text:p>
          </table:table-cell>
          <table:table-cell office:value-type="float" office:value="0.41109663" calcext:value-type="float">
            <text:p>0.41109663</text:p>
          </table:table-cell>
          <table:table-cell office:value-type="float" office:value="4.981533" calcext:value-type="float">
            <text:p>4.981533</text:p>
          </table:table-cell>
          <table:table-cell office:value-type="float" office:value="1.3762882" calcext:value-type="float">
            <text:p>1.3762882</text:p>
          </table:table-cell>
          <table:table-cell table:formula="of:=AVERAGE([.B362:.K362])" office:value-type="float" office:value="1.954886004" calcext:value-type="float">
            <text:p>1.954886004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float" office:value="3.4211257" calcext:value-type="float">
            <text:p>3.4211257</text:p>
          </table:table-cell>
          <table:table-cell office:value-type="float" office:value="0.9718442" calcext:value-type="float">
            <text:p>0.9718442</text:p>
          </table:table-cell>
          <table:table-cell office:value-type="float" office:value="0.15427317" calcext:value-type="float">
            <text:p>0.15427317</text:p>
          </table:table-cell>
          <table:table-cell office:value-type="float" office:value="1.4448452" calcext:value-type="float">
            <text:p>1.4448452</text:p>
          </table:table-cell>
          <table:table-cell office:value-type="float" office:value="4.0596256" calcext:value-type="float">
            <text:p>4.0596256</text:p>
          </table:table-cell>
          <table:table-cell office:value-type="float" office:value="1.2291625" calcext:value-type="float">
            <text:p>1.2291625</text:p>
          </table:table-cell>
          <table:table-cell office:value-type="float" office:value="2.6447103" calcext:value-type="float">
            <text:p>2.6447103</text:p>
          </table:table-cell>
          <table:table-cell office:value-type="float" office:value="0.4358882" calcext:value-type="float">
            <text:p>0.4358882</text:p>
          </table:table-cell>
          <table:table-cell office:value-type="float" office:value="4.47957" calcext:value-type="float">
            <text:p>4.47957</text:p>
          </table:table-cell>
          <table:table-cell office:value-type="float" office:value="1.1619532" calcext:value-type="float">
            <text:p>1.1619532</text:p>
          </table:table-cell>
          <table:table-cell table:formula="of:=AVERAGE([.B363:.K363])" office:value-type="float" office:value="2.000299807" calcext:value-type="float">
            <text:p>2.000299807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float" office:value="2.7853262" calcext:value-type="float">
            <text:p>2.7853262</text:p>
          </table:table-cell>
          <table:table-cell office:value-type="float" office:value="0.8719762" calcext:value-type="float">
            <text:p>0.8719762</text:p>
          </table:table-cell>
          <table:table-cell office:value-type="float" office:value="0.1140188" calcext:value-type="float">
            <text:p>0.1140188</text:p>
          </table:table-cell>
          <table:table-cell office:value-type="float" office:value="1.4453992" calcext:value-type="float">
            <text:p>1.4453992</text:p>
          </table:table-cell>
          <table:table-cell office:value-type="float" office:value="3.7127964" calcext:value-type="float">
            <text:p>3.7127964</text:p>
          </table:table-cell>
          <table:table-cell office:value-type="float" office:value="1.2291625" calcext:value-type="float">
            <text:p>1.2291625</text:p>
          </table:table-cell>
          <table:table-cell office:value-type="float" office:value="2.6101067" calcext:value-type="float">
            <text:p>2.6101067</text:p>
          </table:table-cell>
          <table:table-cell office:value-type="float" office:value="0.40171394" calcext:value-type="float">
            <text:p>0.40171394</text:p>
          </table:table-cell>
          <table:table-cell office:value-type="float" office:value="4.395449" calcext:value-type="float">
            <text:p>4.395449</text:p>
          </table:table-cell>
          <table:table-cell office:value-type="float" office:value="1.3762882" calcext:value-type="float">
            <text:p>1.3762882</text:p>
          </table:table-cell>
          <table:table-cell table:formula="of:=AVERAGE([.B364:.K364])" office:value-type="float" office:value="1.894223714" calcext:value-type="float">
            <text:p>1.894223714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float" office:value="2.7853262" calcext:value-type="float">
            <text:p>2.7853262</text:p>
          </table:table-cell>
          <table:table-cell office:value-type="float" office:value="0.86518127" calcext:value-type="float">
            <text:p>0.86518127</text:p>
          </table:table-cell>
          <table:table-cell office:value-type="float" office:value="0.1255291" calcext:value-type="float">
            <text:p>0.1255291</text:p>
          </table:table-cell>
          <table:table-cell office:value-type="float" office:value="1.490948" calcext:value-type="float">
            <text:p>1.490948</text:p>
          </table:table-cell>
          <table:table-cell office:value-type="float" office:value="3.6567292" calcext:value-type="float">
            <text:p>3.6567292</text:p>
          </table:table-cell>
          <table:table-cell office:value-type="float" office:value="1.2277406" calcext:value-type="float">
            <text:p>1.2277406</text:p>
          </table:table-cell>
          <table:table-cell office:value-type="float" office:value="2.8672733" calcext:value-type="float">
            <text:p>2.8672733</text:p>
          </table:table-cell>
          <table:table-cell office:value-type="float" office:value="0.4529431" calcext:value-type="float">
            <text:p>0.4529431</text:p>
          </table:table-cell>
          <table:table-cell office:value-type="float" office:value="4.3935833" calcext:value-type="float">
            <text:p>4.3935833</text:p>
          </table:table-cell>
          <table:table-cell office:value-type="float" office:value="1.261795" calcext:value-type="float">
            <text:p>1.261795</text:p>
          </table:table-cell>
          <table:table-cell table:formula="of:=AVERAGE([.B365:.K365])" office:value-type="float" office:value="1.912704907" calcext:value-type="float">
            <text:p>1.912704907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float" office:value="2.391135" calcext:value-type="float">
            <text:p>2.391135</text:p>
          </table:table-cell>
          <table:table-cell office:value-type="float" office:value="0.8481982" calcext:value-type="float">
            <text:p>0.8481982</text:p>
          </table:table-cell>
          <table:table-cell office:value-type="float" office:value="0.15444395" calcext:value-type="float">
            <text:p>0.15444395</text:p>
          </table:table-cell>
          <table:table-cell office:value-type="float" office:value="1.6772939" calcext:value-type="float">
            <text:p>1.6772939</text:p>
          </table:table-cell>
          <table:table-cell office:value-type="float" office:value="3.4978251" calcext:value-type="float">
            <text:p>3.4978251</text:p>
          </table:table-cell>
          <table:table-cell office:value-type="float" office:value="1.5155779" calcext:value-type="float">
            <text:p>1.5155779</text:p>
          </table:table-cell>
          <table:table-cell office:value-type="float" office:value="2.7968366" calcext:value-type="float">
            <text:p>2.7968366</text:p>
          </table:table-cell>
          <table:table-cell office:value-type="float" office:value="0.40209302" calcext:value-type="float">
            <text:p>0.40209302</text:p>
          </table:table-cell>
          <table:table-cell office:value-type="float" office:value="4.3756385" calcext:value-type="float">
            <text:p>4.3756385</text:p>
          </table:table-cell>
          <table:table-cell office:value-type="float" office:value="0.67951757" calcext:value-type="float">
            <text:p>0.67951757</text:p>
          </table:table-cell>
          <table:table-cell table:formula="of:=AVERAGE([.B366:.K366])" office:value-type="float" office:value="1.833855974" calcext:value-type="float">
            <text:p>1.833855974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float" office:value="2.950061" calcext:value-type="float">
            <text:p>2.950061</text:p>
          </table:table-cell>
          <table:table-cell office:value-type="float" office:value="0.8747773" calcext:value-type="float">
            <text:p>0.8747773</text:p>
          </table:table-cell>
          <table:table-cell office:value-type="float" office:value="0.17990635" calcext:value-type="float">
            <text:p>0.17990635</text:p>
          </table:table-cell>
          <table:table-cell office:value-type="float" office:value="1.1952721" calcext:value-type="float">
            <text:p>1.1952721</text:p>
          </table:table-cell>
          <table:table-cell office:value-type="float" office:value="3.6628518" calcext:value-type="float">
            <text:p>3.6628518</text:p>
          </table:table-cell>
          <table:table-cell office:value-type="float" office:value="1.5282532" calcext:value-type="float">
            <text:p>1.5282532</text:p>
          </table:table-cell>
          <table:table-cell office:value-type="float" office:value="2.6496089" calcext:value-type="float">
            <text:p>2.6496089</text:p>
          </table:table-cell>
          <table:table-cell office:value-type="float" office:value="0.4298545" calcext:value-type="float">
            <text:p>0.4298545</text:p>
          </table:table-cell>
          <table:table-cell office:value-type="float" office:value="5.1063495" calcext:value-type="float">
            <text:p>5.1063495</text:p>
          </table:table-cell>
          <table:table-cell office:value-type="float" office:value="1.3480201" calcext:value-type="float">
            <text:p>1.3480201</text:p>
          </table:table-cell>
          <table:table-cell table:formula="of:=AVERAGE([.B367:.K367])" office:value-type="float" office:value="1.992495475" calcext:value-type="float">
            <text:p>1.992495475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float" office:value="2.8105073" calcext:value-type="float">
            <text:p>2.8105073</text:p>
          </table:table-cell>
          <table:table-cell office:value-type="float" office:value="0.8747773" calcext:value-type="float">
            <text:p>0.8747773</text:p>
          </table:table-cell>
          <table:table-cell office:value-type="float" office:value="0.16712476" calcext:value-type="float">
            <text:p>0.16712476</text:p>
          </table:table-cell>
          <table:table-cell office:value-type="float" office:value="1.6810168" calcext:value-type="float">
            <text:p>1.6810168</text:p>
          </table:table-cell>
          <table:table-cell office:value-type="float" office:value="3.6631913" calcext:value-type="float">
            <text:p>3.6631913</text:p>
          </table:table-cell>
          <table:table-cell office:value-type="float" office:value="1.540702" calcext:value-type="float">
            <text:p>1.540702</text:p>
          </table:table-cell>
          <table:table-cell office:value-type="float" office:value="2.6649404" calcext:value-type="float">
            <text:p>2.6649404</text:p>
          </table:table-cell>
          <table:table-cell office:value-type="float" office:value="0.49064142" calcext:value-type="float">
            <text:p>0.49064142</text:p>
          </table:table-cell>
          <table:table-cell office:value-type="float" office:value="5.201693" calcext:value-type="float">
            <text:p>5.201693</text:p>
          </table:table-cell>
          <table:table-cell office:value-type="float" office:value="1.3480201" calcext:value-type="float">
            <text:p>1.3480201</text:p>
          </table:table-cell>
          <table:table-cell table:formula="of:=AVERAGE([.B368:.K368])" office:value-type="float" office:value="2.044261438" calcext:value-type="float">
            <text:p>2.044261438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float" office:value="2.8105419" calcext:value-type="float">
            <text:p>2.8105419</text:p>
          </table:table-cell>
          <table:table-cell office:value-type="float" office:value="0.9694079" calcext:value-type="float">
            <text:p>0.9694079</text:p>
          </table:table-cell>
          <table:table-cell office:value-type="float" office:value="0.14150085" calcext:value-type="float">
            <text:p>0.14150085</text:p>
          </table:table-cell>
          <table:table-cell office:value-type="float" office:value="1.3206167" calcext:value-type="float">
            <text:p>1.3206167</text:p>
          </table:table-cell>
          <table:table-cell office:value-type="float" office:value="3.648577" calcext:value-type="float">
            <text:p>3.648577</text:p>
          </table:table-cell>
          <table:table-cell office:value-type="float" office:value="1.2822984" calcext:value-type="float">
            <text:p>1.2822984</text:p>
          </table:table-cell>
          <table:table-cell office:value-type="float" office:value="2.7348368" calcext:value-type="float">
            <text:p>2.7348368</text:p>
          </table:table-cell>
          <table:table-cell office:value-type="float" office:value="0.40773293" calcext:value-type="float">
            <text:p>0.40773293</text:p>
          </table:table-cell>
          <table:table-cell office:value-type="float" office:value="4.4183064" calcext:value-type="float">
            <text:p>4.4183064</text:p>
          </table:table-cell>
          <table:table-cell office:value-type="float" office:value="1.355056" calcext:value-type="float">
            <text:p>1.355056</text:p>
          </table:table-cell>
          <table:table-cell table:formula="of:=AVERAGE([.B369:.K369])" office:value-type="float" office:value="1.908887488" calcext:value-type="float">
            <text:p>1.908887488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float" office:value="2.5650337" calcext:value-type="float">
            <text:p>2.5650337</text:p>
          </table:table-cell>
          <table:table-cell office:value-type="float" office:value="0.9564335" calcext:value-type="float">
            <text:p>0.9564335</text:p>
          </table:table-cell>
          <table:table-cell office:value-type="float" office:value="0.15456876" calcext:value-type="float">
            <text:p>0.15456876</text:p>
          </table:table-cell>
          <table:table-cell office:value-type="float" office:value="1.6854382" calcext:value-type="float">
            <text:p>1.6854382</text:p>
          </table:table-cell>
          <table:table-cell office:value-type="float" office:value="4.1721663" calcext:value-type="float">
            <text:p>4.1721663</text:p>
          </table:table-cell>
          <table:table-cell office:value-type="float" office:value="1.5426763" calcext:value-type="float">
            <text:p>1.5426763</text:p>
          </table:table-cell>
          <table:table-cell office:value-type="float" office:value="2.7891772" calcext:value-type="float">
            <text:p>2.7891772</text:p>
          </table:table-cell>
          <table:table-cell office:value-type="float" office:value="0.39130765" calcext:value-type="float">
            <text:p>0.39130765</text:p>
          </table:table-cell>
          <table:table-cell office:value-type="float" office:value="4.414684" calcext:value-type="float">
            <text:p>4.414684</text:p>
          </table:table-cell>
          <table:table-cell office:value-type="float" office:value="1.3634384" calcext:value-type="float">
            <text:p>1.3634384</text:p>
          </table:table-cell>
          <table:table-cell table:formula="of:=AVERAGE([.B370:.K370])" office:value-type="float" office:value="2.003492401" calcext:value-type="float">
            <text:p>2.003492401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float" office:value="2.1384132" calcext:value-type="float">
            <text:p>2.1384132</text:p>
          </table:table-cell>
          <table:table-cell office:value-type="float" office:value="0.9723423" calcext:value-type="float">
            <text:p>0.9723423</text:p>
          </table:table-cell>
          <table:table-cell office:value-type="float" office:value="0.17154443" calcext:value-type="float">
            <text:p>0.17154443</text:p>
          </table:table-cell>
          <table:table-cell office:value-type="float" office:value="1.6779082" calcext:value-type="float">
            <text:p>1.6779082</text:p>
          </table:table-cell>
          <table:table-cell office:value-type="float" office:value="4.018922" calcext:value-type="float">
            <text:p>4.018922</text:p>
          </table:table-cell>
          <table:table-cell office:value-type="float" office:value="1.4726057" calcext:value-type="float">
            <text:p>1.4726057</text:p>
          </table:table-cell>
          <table:table-cell office:value-type="float" office:value="2.7914572" calcext:value-type="float">
            <text:p>2.7914572</text:p>
          </table:table-cell>
          <table:table-cell office:value-type="float" office:value="0.37704778" calcext:value-type="float">
            <text:p>0.37704778</text:p>
          </table:table-cell>
          <table:table-cell office:value-type="float" office:value="4.4489226" calcext:value-type="float">
            <text:p>4.4489226</text:p>
          </table:table-cell>
          <table:table-cell office:value-type="float" office:value="0.07340555" calcext:value-type="float">
            <text:p>0.07340555</text:p>
          </table:table-cell>
          <table:table-cell table:formula="of:=AVERAGE([.B371:.K371])" office:value-type="float" office:value="1.814256896" calcext:value-type="float">
            <text:p>1.814256896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float" office:value="2.691396" calcext:value-type="float">
            <text:p>2.691396</text:p>
          </table:table-cell>
          <table:table-cell office:value-type="float" office:value="0.96333694" calcext:value-type="float">
            <text:p>0.96333694</text:p>
          </table:table-cell>
          <table:table-cell office:value-type="float" office:value="0.1699353" calcext:value-type="float">
            <text:p>0.1699353</text:p>
          </table:table-cell>
          <table:table-cell office:value-type="float" office:value="1.315375" calcext:value-type="float">
            <text:p>1.315375</text:p>
          </table:table-cell>
          <table:table-cell office:value-type="float" office:value="3.8912742" calcext:value-type="float">
            <text:p>3.8912742</text:p>
          </table:table-cell>
          <table:table-cell office:value-type="float" office:value="1.5424345" calcext:value-type="float">
            <text:p>1.5424345</text:p>
          </table:table-cell>
          <table:table-cell office:value-type="float" office:value="2.7414196" calcext:value-type="float">
            <text:p>2.7414196</text:p>
          </table:table-cell>
          <table:table-cell office:value-type="float" office:value="0.3935065" calcext:value-type="float">
            <text:p>0.3935065</text:p>
          </table:table-cell>
          <table:table-cell office:value-type="float" office:value="4.667377" calcext:value-type="float">
            <text:p>4.667377</text:p>
          </table:table-cell>
          <table:table-cell office:value-type="float" office:value="1.237599" calcext:value-type="float">
            <text:p>1.237599</text:p>
          </table:table-cell>
          <table:table-cell table:formula="of:=AVERAGE([.B372:.K372])" office:value-type="float" office:value="1.961365404" calcext:value-type="float">
            <text:p>1.961365404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float" office:value="2.733557" calcext:value-type="float">
            <text:p>2.733557</text:p>
          </table:table-cell>
          <table:table-cell office:value-type="float" office:value="0.95035934" calcext:value-type="float">
            <text:p>0.95035934</text:p>
          </table:table-cell>
          <table:table-cell office:value-type="float" office:value="0.15366289" calcext:value-type="float">
            <text:p>0.15366289</text:p>
          </table:table-cell>
          <table:table-cell office:value-type="float" office:value="1.7988272" calcext:value-type="float">
            <text:p>1.7988272</text:p>
          </table:table-cell>
          <table:table-cell office:value-type="float" office:value="4.021185" calcext:value-type="float">
            <text:p>4.021185</text:p>
          </table:table-cell>
          <table:table-cell office:value-type="float" office:value="1.5227481" calcext:value-type="float">
            <text:p>1.5227481</text:p>
          </table:table-cell>
          <table:table-cell office:value-type="float" office:value="0.76156944" calcext:value-type="float">
            <text:p>0.76156944</text:p>
          </table:table-cell>
          <table:table-cell office:value-type="float" office:value="0.5504585" calcext:value-type="float">
            <text:p>0.5504585</text:p>
          </table:table-cell>
          <table:table-cell office:value-type="float" office:value="4.237129" calcext:value-type="float">
            <text:p>4.237129</text:p>
          </table:table-cell>
          <table:table-cell office:value-type="float" office:value="1.252005" calcext:value-type="float">
            <text:p>1.252005</text:p>
          </table:table-cell>
          <table:table-cell table:formula="of:=AVERAGE([.B373:.K373])" office:value-type="float" office:value="1.798150147" calcext:value-type="float">
            <text:p>1.798150147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float" office:value="2.3952806" calcext:value-type="float">
            <text:p>2.3952806</text:p>
          </table:table-cell>
          <table:table-cell office:value-type="float" office:value="0.8747773" calcext:value-type="float">
            <text:p>0.8747773</text:p>
          </table:table-cell>
          <table:table-cell office:value-type="float" office:value="0.16069157" calcext:value-type="float">
            <text:p>0.16069157</text:p>
          </table:table-cell>
          <table:table-cell office:value-type="float" office:value="1.6527706" calcext:value-type="float">
            <text:p>1.6527706</text:p>
          </table:table-cell>
          <table:table-cell office:value-type="float" office:value="4.172206" calcext:value-type="float">
            <text:p>4.172206</text:p>
          </table:table-cell>
          <table:table-cell office:value-type="float" office:value="1.5272166" calcext:value-type="float">
            <text:p>1.5272166</text:p>
          </table:table-cell>
          <table:table-cell office:value-type="float" office:value="2.6979294" calcext:value-type="float">
            <text:p>2.6979294</text:p>
          </table:table-cell>
          <table:table-cell office:value-type="float" office:value="0.38818392" calcext:value-type="float">
            <text:p>0.38818392</text:p>
          </table:table-cell>
          <table:table-cell office:value-type="float" office:value="5.038037" calcext:value-type="float">
            <text:p>5.038037</text:p>
          </table:table-cell>
          <table:table-cell office:value-type="float" office:value="1.252005" calcext:value-type="float">
            <text:p>1.252005</text:p>
          </table:table-cell>
          <table:table-cell table:formula="of:=AVERAGE([.B374:.K374])" office:value-type="float" office:value="2.015909799" calcext:value-type="float">
            <text:p>2.015909799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float" office:value="2.7820404" calcext:value-type="float">
            <text:p>2.7820404</text:p>
          </table:table-cell>
          <table:table-cell office:value-type="float" office:value="0.9644921" calcext:value-type="float">
            <text:p>0.9644921</text:p>
          </table:table-cell>
          <table:table-cell office:value-type="float" office:value="0.1654512" calcext:value-type="float">
            <text:p>0.1654512</text:p>
          </table:table-cell>
          <table:table-cell office:value-type="float" office:value="1.6810867" calcext:value-type="float">
            <text:p>1.6810867</text:p>
          </table:table-cell>
          <table:table-cell office:value-type="float" office:value="4.0027175" calcext:value-type="float">
            <text:p>4.0027175</text:p>
          </table:table-cell>
          <table:table-cell office:value-type="float" office:value="1.5380512" calcext:value-type="float">
            <text:p>1.5380512</text:p>
          </table:table-cell>
          <table:table-cell office:value-type="float" office:value="2.6979294" calcext:value-type="float">
            <text:p>2.6979294</text:p>
          </table:table-cell>
          <table:table-cell office:value-type="float" office:value="0.5185952" calcext:value-type="float">
            <text:p>0.5185952</text:p>
          </table:table-cell>
          <table:table-cell office:value-type="float" office:value="4.406631" calcext:value-type="float">
            <text:p>4.406631</text:p>
          </table:table-cell>
          <table:table-cell office:value-type="float" office:value="0.3438045" calcext:value-type="float">
            <text:p>0.3438045</text:p>
          </table:table-cell>
          <table:table-cell table:formula="of:=AVERAGE([.B375:.K375])" office:value-type="float" office:value="1.91007992" calcext:value-type="float">
            <text:p>1.91007992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float" office:value="2.8267581" calcext:value-type="float">
            <text:p>2.8267581</text:p>
          </table:table-cell>
          <table:table-cell office:value-type="float" office:value="0.946703" calcext:value-type="float">
            <text:p>0.946703</text:p>
          </table:table-cell>
          <table:table-cell office:value-type="float" office:value="0.13727641" calcext:value-type="float">
            <text:p>0.13727641</text:p>
          </table:table-cell>
          <table:table-cell office:value-type="float" office:value="1.681065" calcext:value-type="float">
            <text:p>1.681065</text:p>
          </table:table-cell>
          <table:table-cell office:value-type="float" office:value="4.0136805" calcext:value-type="float">
            <text:p>4.0136805</text:p>
          </table:table-cell>
          <table:table-cell office:value-type="float" office:value="1.2776902" calcext:value-type="float">
            <text:p>1.2776902</text:p>
          </table:table-cell>
          <table:table-cell office:value-type="float" office:value="2.7130976" calcext:value-type="float">
            <text:p>2.7130976</text:p>
          </table:table-cell>
          <table:table-cell office:value-type="float" office:value="0.5756294" calcext:value-type="float">
            <text:p>0.5756294</text:p>
          </table:table-cell>
          <table:table-cell office:value-type="float" office:value="4.394451" calcext:value-type="float">
            <text:p>4.394451</text:p>
          </table:table-cell>
          <table:table-cell office:value-type="float" office:value="1.235789" calcext:value-type="float">
            <text:p>1.235789</text:p>
          </table:table-cell>
          <table:table-cell table:formula="of:=AVERAGE([.B376:.K376])" office:value-type="float" office:value="1.980214021" calcext:value-type="float">
            <text:p>1.980214021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float" office:value="2.7164197" calcext:value-type="float">
            <text:p>2.7164197</text:p>
          </table:table-cell>
          <table:table-cell office:value-type="float" office:value="0.8524741" calcext:value-type="float">
            <text:p>0.8524741</text:p>
          </table:table-cell>
          <table:table-cell office:value-type="float" office:value="0.12610807" calcext:value-type="float">
            <text:p>0.12610807</text:p>
          </table:table-cell>
          <table:table-cell office:value-type="float" office:value="1.6677879" calcext:value-type="float">
            <text:p>1.6677879</text:p>
          </table:table-cell>
          <table:table-cell office:value-type="float" office:value="3.7429965" calcext:value-type="float">
            <text:p>3.7429965</text:p>
          </table:table-cell>
          <table:table-cell office:value-type="float" office:value="1.4295446" calcext:value-type="float">
            <text:p>1.4295446</text:p>
          </table:table-cell>
          <table:table-cell office:value-type="float" office:value="2.704893" calcext:value-type="float">
            <text:p>2.704893</text:p>
          </table:table-cell>
          <table:table-cell office:value-type="float" office:value="0.6033437" calcext:value-type="float">
            <text:p>0.6033437</text:p>
          </table:table-cell>
          <table:table-cell office:value-type="float" office:value="4.8444877" calcext:value-type="float">
            <text:p>4.8444877</text:p>
          </table:table-cell>
          <table:table-cell office:value-type="float" office:value="1.2352839" calcext:value-type="float">
            <text:p>1.2352839</text:p>
          </table:table-cell>
          <table:table-cell table:formula="of:=AVERAGE([.B377:.K377])" office:value-type="float" office:value="1.992333917" calcext:value-type="float">
            <text:p>1.992333917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float" office:value="2.831147" calcext:value-type="float">
            <text:p>2.831147</text:p>
          </table:table-cell>
          <table:table-cell office:value-type="float" office:value="0.874506" calcext:value-type="float">
            <text:p>0.874506</text:p>
          </table:table-cell>
          <table:table-cell office:value-type="float" office:value="0.15324087" calcext:value-type="float">
            <text:p>0.15324087</text:p>
          </table:table-cell>
          <table:table-cell office:value-type="float" office:value="1.6642014" calcext:value-type="float">
            <text:p>1.6642014</text:p>
          </table:table-cell>
          <table:table-cell office:value-type="float" office:value="3.554435" calcext:value-type="float">
            <text:p>3.554435</text:p>
          </table:table-cell>
          <table:table-cell office:value-type="float" office:value="1.5428393" calcext:value-type="float">
            <text:p>1.5428393</text:p>
          </table:table-cell>
          <table:table-cell office:value-type="float" office:value="2.6981273" calcext:value-type="float">
            <text:p>2.6981273</text:p>
          </table:table-cell>
          <table:table-cell office:value-type="float" office:value="0.37717313" calcext:value-type="float">
            <text:p>0.37717313</text:p>
          </table:table-cell>
          <table:table-cell office:value-type="float" office:value="4.3810024" calcext:value-type="float">
            <text:p>4.3810024</text:p>
          </table:table-cell>
          <table:table-cell office:value-type="float" office:value="1.2374618" calcext:value-type="float">
            <text:p>1.2374618</text:p>
          </table:table-cell>
          <table:table-cell table:formula="of:=AVERAGE([.B378:.K378])" office:value-type="float" office:value="1.93141342" calcext:value-type="float">
            <text:p>1.93141342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float" office:value="2.867007" calcext:value-type="float">
            <text:p>2.867007</text:p>
          </table:table-cell>
          <table:table-cell office:value-type="float" office:value="0.879616" calcext:value-type="float">
            <text:p>0.879616</text:p>
          </table:table-cell>
          <table:table-cell office:value-type="float" office:value="0.10976145" calcext:value-type="float">
            <text:p>0.10976145</text:p>
          </table:table-cell>
          <table:table-cell office:value-type="float" office:value="1.37213" calcext:value-type="float">
            <text:p>1.37213</text:p>
          </table:table-cell>
          <table:table-cell office:value-type="float" office:value="4.1516" calcext:value-type="float">
            <text:p>4.1516</text:p>
          </table:table-cell>
          <table:table-cell office:value-type="float" office:value="1.584307" calcext:value-type="float">
            <text:p>1.584307</text:p>
          </table:table-cell>
          <table:table-cell office:value-type="float" office:value="2.7051318" calcext:value-type="float">
            <text:p>2.7051318</text:p>
          </table:table-cell>
          <table:table-cell office:value-type="float" office:value="0.5794008" calcext:value-type="float">
            <text:p>0.5794008</text:p>
          </table:table-cell>
          <table:table-cell office:value-type="float" office:value="4.5612273" calcext:value-type="float">
            <text:p>4.5612273</text:p>
          </table:table-cell>
          <table:table-cell office:value-type="float" office:value="1.2517502" calcext:value-type="float">
            <text:p>1.2517502</text:p>
          </table:table-cell>
          <table:table-cell table:formula="of:=AVERAGE([.B379:.K379])" office:value-type="float" office:value="2.006193155" calcext:value-type="float">
            <text:p>2.006193155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float" office:value="2.9144485" calcext:value-type="float">
            <text:p>2.9144485</text:p>
          </table:table-cell>
          <table:table-cell office:value-type="float" office:value="0.94258136" calcext:value-type="float">
            <text:p>0.94258136</text:p>
          </table:table-cell>
          <table:table-cell office:value-type="float" office:value="0.1269196" calcext:value-type="float">
            <text:p>0.1269196</text:p>
          </table:table-cell>
          <table:table-cell office:value-type="float" office:value="1.6922729" calcext:value-type="float">
            <text:p>1.6922729</text:p>
          </table:table-cell>
          <table:table-cell office:value-type="float" office:value="3.5869474" calcext:value-type="float">
            <text:p>3.5869474</text:p>
          </table:table-cell>
          <table:table-cell office:value-type="float" office:value="1.4285773" calcext:value-type="float">
            <text:p>1.4285773</text:p>
          </table:table-cell>
          <table:table-cell office:value-type="float" office:value="1.970858" calcext:value-type="float">
            <text:p>1.970858</text:p>
          </table:table-cell>
          <table:table-cell office:value-type="float" office:value="0.5973119" calcext:value-type="float">
            <text:p>0.5973119</text:p>
          </table:table-cell>
          <table:table-cell office:value-type="float" office:value="4.4143934" calcext:value-type="float">
            <text:p>4.4143934</text:p>
          </table:table-cell>
          <table:table-cell office:value-type="float" office:value="1.2252071" calcext:value-type="float">
            <text:p>1.2252071</text:p>
          </table:table-cell>
          <table:table-cell table:formula="of:=AVERAGE([.B380:.K380])" office:value-type="float" office:value="1.889951746" calcext:value-type="float">
            <text:p>1.889951746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float" office:value="2.915336" calcext:value-type="float">
            <text:p>2.915336</text:p>
          </table:table-cell>
          <table:table-cell office:value-type="float" office:value="0.86853904" calcext:value-type="float">
            <text:p>0.86853904</text:p>
          </table:table-cell>
          <table:table-cell office:value-type="float" office:value="0.15324087" calcext:value-type="float">
            <text:p>0.15324087</text:p>
          </table:table-cell>
          <table:table-cell office:value-type="float" office:value="1.761811" calcext:value-type="float">
            <text:p>1.761811</text:p>
          </table:table-cell>
          <table:table-cell office:value-type="float" office:value="3.7294447" calcext:value-type="float">
            <text:p>3.7294447</text:p>
          </table:table-cell>
          <table:table-cell office:value-type="float" office:value="1.6240014" calcext:value-type="float">
            <text:p>1.6240014</text:p>
          </table:table-cell>
          <table:table-cell office:value-type="float" office:value="2.7046335" calcext:value-type="float">
            <text:p>2.7046335</text:p>
          </table:table-cell>
          <table:table-cell office:value-type="float" office:value="0.46079472" calcext:value-type="float">
            <text:p>0.46079472</text:p>
          </table:table-cell>
          <table:table-cell office:value-type="float" office:value="4.2243505" calcext:value-type="float">
            <text:p>4.2243505</text:p>
          </table:table-cell>
          <table:table-cell office:value-type="float" office:value="1.2514969" calcext:value-type="float">
            <text:p>1.2514969</text:p>
          </table:table-cell>
          <table:table-cell table:formula="of:=AVERAGE([.B381:.K381])" office:value-type="float" office:value="1.969364863" calcext:value-type="float">
            <text:p>1.969364863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float" office:value="2.8551238" calcext:value-type="float">
            <text:p>2.8551238</text:p>
          </table:table-cell>
          <table:table-cell office:value-type="float" office:value="0.9643559" calcext:value-type="float">
            <text:p>0.9643559</text:p>
          </table:table-cell>
          <table:table-cell office:value-type="float" office:value="0.14536422" calcext:value-type="float">
            <text:p>0.14536422</text:p>
          </table:table-cell>
          <table:table-cell office:value-type="float" office:value="1.6450878" calcext:value-type="float">
            <text:p>1.6450878</text:p>
          </table:table-cell>
          <table:table-cell office:value-type="float" office:value="3.5761096" calcext:value-type="float">
            <text:p>3.5761096</text:p>
          </table:table-cell>
          <table:table-cell office:value-type="float" office:value="1.5404428" calcext:value-type="float">
            <text:p>1.5404428</text:p>
          </table:table-cell>
          <table:table-cell office:value-type="float" office:value="2.7050667" calcext:value-type="float">
            <text:p>2.7050667</text:p>
          </table:table-cell>
          <table:table-cell office:value-type="float" office:value="0.5963972" calcext:value-type="float">
            <text:p>0.5963972</text:p>
          </table:table-cell>
          <table:table-cell office:value-type="float" office:value="4.414737" calcext:value-type="float">
            <text:p>4.414737</text:p>
          </table:table-cell>
          <table:table-cell office:value-type="float" office:value="1.2514969" calcext:value-type="float">
            <text:p>1.2514969</text:p>
          </table:table-cell>
          <table:table-cell table:formula="of:=AVERAGE([.B382:.K382])" office:value-type="float" office:value="1.969418192" calcext:value-type="float">
            <text:p>1.969418192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float" office:value="2.8465507" calcext:value-type="float">
            <text:p>2.8465507</text:p>
          </table:table-cell>
          <table:table-cell office:value-type="float" office:value="0.97760826" calcext:value-type="float">
            <text:p>0.97760826</text:p>
          </table:table-cell>
          <table:table-cell office:value-type="float" office:value="0.11217178" calcext:value-type="float">
            <text:p>0.11217178</text:p>
          </table:table-cell>
          <table:table-cell office:value-type="float" office:value="1.6889609" calcext:value-type="float">
            <text:p>1.6889609</text:p>
          </table:table-cell>
          <table:table-cell office:value-type="float" office:value="3.5492055" calcext:value-type="float">
            <text:p>3.5492055</text:p>
          </table:table-cell>
          <table:table-cell office:value-type="float" office:value="1.5428393" calcext:value-type="float">
            <text:p>1.5428393</text:p>
          </table:table-cell>
          <table:table-cell office:value-type="float" office:value="2.7117429" calcext:value-type="float">
            <text:p>2.7117429</text:p>
          </table:table-cell>
          <table:table-cell office:value-type="float" office:value="0.39400175" calcext:value-type="float">
            <text:p>0.39400175</text:p>
          </table:table-cell>
          <table:table-cell office:value-type="float" office:value="4.2358227" calcext:value-type="float">
            <text:p>4.2358227</text:p>
          </table:table-cell>
          <table:table-cell office:value-type="float" office:value="1.2366252" calcext:value-type="float">
            <text:p>1.2366252</text:p>
          </table:table-cell>
          <table:table-cell table:formula="of:=AVERAGE([.B383:.K383])" office:value-type="float" office:value="1.929552899" calcext:value-type="float">
            <text:p>1.929552899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float" office:value="2.915169" calcext:value-type="float">
            <text:p>2.915169</text:p>
          </table:table-cell>
          <table:table-cell office:value-type="float" office:value="1.0018348" calcext:value-type="float">
            <text:p>1.0018348</text:p>
          </table:table-cell>
          <table:table-cell office:value-type="float" office:value="0.11595458" calcext:value-type="float">
            <text:p>0.11595458</text:p>
          </table:table-cell>
          <table:table-cell office:value-type="float" office:value="1.6618733" calcext:value-type="float">
            <text:p>1.6618733</text:p>
          </table:table-cell>
          <table:table-cell office:value-type="float" office:value="3.5749507" calcext:value-type="float">
            <text:p>3.5749507</text:p>
          </table:table-cell>
          <table:table-cell office:value-type="float" office:value="1.6187757" calcext:value-type="float">
            <text:p>1.6187757</text:p>
          </table:table-cell>
          <table:table-cell office:value-type="float" office:value="0.18164732" calcext:value-type="float">
            <text:p>0.18164732</text:p>
          </table:table-cell>
          <table:table-cell office:value-type="float" office:value="0.5906051" calcext:value-type="float">
            <text:p>0.5906051</text:p>
          </table:table-cell>
          <table:table-cell office:value-type="float" office:value="4.241693" calcext:value-type="float">
            <text:p>4.241693</text:p>
          </table:table-cell>
          <table:table-cell office:value-type="float" office:value="1.0483207" calcext:value-type="float">
            <text:p>1.0483207</text:p>
          </table:table-cell>
          <table:table-cell table:formula="of:=AVERAGE([.B384:.K384])" office:value-type="float" office:value="1.69508242" calcext:value-type="float">
            <text:p>1.69508242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float" office:value="2.854644" calcext:value-type="float">
            <text:p>2.854644</text:p>
          </table:table-cell>
          <table:table-cell office:value-type="float" office:value="1.0018348" calcext:value-type="float">
            <text:p>1.0018348</text:p>
          </table:table-cell>
          <table:table-cell office:value-type="float" office:value="0.14436534" calcext:value-type="float">
            <text:p>0.14436534</text:p>
          </table:table-cell>
          <table:table-cell office:value-type="float" office:value="1.6647068" calcext:value-type="float">
            <text:p>1.6647068</text:p>
          </table:table-cell>
          <table:table-cell office:value-type="float" office:value="3.5761096" calcext:value-type="float">
            <text:p>3.5761096</text:p>
          </table:table-cell>
          <table:table-cell office:value-type="float" office:value="1.3702157" calcext:value-type="float">
            <text:p>1.3702157</text:p>
          </table:table-cell>
          <table:table-cell office:value-type="float" office:value="2.692036" calcext:value-type="float">
            <text:p>2.692036</text:p>
          </table:table-cell>
          <table:table-cell office:value-type="float" office:value="0.59699434" calcext:value-type="float">
            <text:p>0.59699434</text:p>
          </table:table-cell>
          <table:table-cell office:value-type="float" office:value="4.3518662" calcext:value-type="float">
            <text:p>4.3518662</text:p>
          </table:table-cell>
          <table:table-cell office:value-type="float" office:value="1.2517502" calcext:value-type="float">
            <text:p>1.2517502</text:p>
          </table:table-cell>
          <table:table-cell table:formula="of:=AVERAGE([.B385:.K385])" office:value-type="float" office:value="1.950452298" calcext:value-type="float">
            <text:p>1.950452298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float" office:value="2.8945382" calcext:value-type="float">
            <text:p>2.8945382</text:p>
          </table:table-cell>
          <table:table-cell office:value-type="float" office:value="0.99487996" calcext:value-type="float">
            <text:p>0.99487996</text:p>
          </table:table-cell>
          <table:table-cell office:value-type="float" office:value="0.15104546" calcext:value-type="float">
            <text:p>0.15104546</text:p>
          </table:table-cell>
          <table:table-cell office:value-type="float" office:value="1.7282143" calcext:value-type="float">
            <text:p>1.7282143</text:p>
          </table:table-cell>
          <table:table-cell office:value-type="float" office:value="3.578442" calcext:value-type="float">
            <text:p>3.578442</text:p>
          </table:table-cell>
          <table:table-cell office:value-type="float" office:value="1.4911727" calcext:value-type="float">
            <text:p>1.4911727</text:p>
          </table:table-cell>
          <table:table-cell office:value-type="float" office:value="2.704638" calcext:value-type="float">
            <text:p>2.704638</text:p>
          </table:table-cell>
          <table:table-cell office:value-type="float" office:value="0.37973344" calcext:value-type="float">
            <text:p>0.37973344</text:p>
          </table:table-cell>
          <table:table-cell office:value-type="float" office:value="4.2317514" calcext:value-type="float">
            <text:p>4.2317514</text:p>
          </table:table-cell>
          <table:table-cell office:value-type="float" office:value="1.2521714" calcext:value-type="float">
            <text:p>1.2521714</text:p>
          </table:table-cell>
          <table:table-cell table:formula="of:=AVERAGE([.B386:.K386])" office:value-type="float" office:value="1.940658686" calcext:value-type="float">
            <text:p>1.940658686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float" office:value="2.9041822" calcext:value-type="float">
            <text:p>2.9041822</text:p>
          </table:table-cell>
          <table:table-cell office:value-type="float" office:value="0.94236225" calcext:value-type="float">
            <text:p>0.94236225</text:p>
          </table:table-cell>
          <table:table-cell office:value-type="float" office:value="0.149545" calcext:value-type="float">
            <text:p>0.149545</text:p>
          </table:table-cell>
          <table:table-cell office:value-type="float" office:value="1.6615237" calcext:value-type="float">
            <text:p>1.6615237</text:p>
          </table:table-cell>
          <table:table-cell office:value-type="float" office:value="3.7287972" calcext:value-type="float">
            <text:p>3.7287972</text:p>
          </table:table-cell>
          <table:table-cell office:value-type="float" office:value="1.4911934" calcext:value-type="float">
            <text:p>1.4911934</text:p>
          </table:table-cell>
          <table:table-cell office:value-type="float" office:value="2.692036" calcext:value-type="float">
            <text:p>2.692036</text:p>
          </table:table-cell>
          <table:table-cell office:value-type="float" office:value="0.5965412" calcext:value-type="float">
            <text:p>0.5965412</text:p>
          </table:table-cell>
          <table:table-cell office:value-type="float" office:value="4.3845515" calcext:value-type="float">
            <text:p>4.3845515</text:p>
          </table:table-cell>
          <table:table-cell office:value-type="float" office:value="1.2521714" calcext:value-type="float">
            <text:p>1.2521714</text:p>
          </table:table-cell>
          <table:table-cell table:formula="of:=AVERAGE([.B387:.K387])" office:value-type="float" office:value="1.980290385" calcext:value-type="float">
            <text:p>1.980290385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float" office:value="2.9191732" calcext:value-type="float">
            <text:p>2.9191732</text:p>
          </table:table-cell>
          <table:table-cell office:value-type="float" office:value="0.9955731" calcext:value-type="float">
            <text:p>0.9955731</text:p>
          </table:table-cell>
          <table:table-cell office:value-type="float" office:value="0.14908093" calcext:value-type="float">
            <text:p>0.14908093</text:p>
          </table:table-cell>
          <table:table-cell office:value-type="float" office:value="1.6759645" calcext:value-type="float">
            <text:p>1.6759645</text:p>
          </table:table-cell>
          <table:table-cell office:value-type="float" office:value="3.7283404" calcext:value-type="float">
            <text:p>3.7283404</text:p>
          </table:table-cell>
          <table:table-cell office:value-type="float" office:value="1.472903" calcext:value-type="float">
            <text:p>1.472903</text:p>
          </table:table-cell>
          <table:table-cell office:value-type="float" office:value="2.692021" calcext:value-type="float">
            <text:p>2.692021</text:p>
          </table:table-cell>
          <table:table-cell office:value-type="float" office:value="0.5565844" calcext:value-type="float">
            <text:p>0.5565844</text:p>
          </table:table-cell>
          <table:table-cell office:value-type="float" office:value="4.4020896" calcext:value-type="float">
            <text:p>4.4020896</text:p>
          </table:table-cell>
          <table:table-cell office:value-type="float" office:value="1.2523562" calcext:value-type="float">
            <text:p>1.2523562</text:p>
          </table:table-cell>
          <table:table-cell table:formula="of:=AVERAGE([.B388:.K388])" office:value-type="float" office:value="1.984408633" calcext:value-type="float">
            <text:p>1.984408633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float" office:value="1.4786652" calcext:value-type="float">
            <text:p>1.4786652</text:p>
          </table:table-cell>
          <table:table-cell office:value-type="float" office:value="0.9991793" calcext:value-type="float">
            <text:p>0.9991793</text:p>
          </table:table-cell>
          <table:table-cell office:value-type="float" office:value="0.14949688" calcext:value-type="float">
            <text:p>0.14949688</text:p>
          </table:table-cell>
          <table:table-cell office:value-type="float" office:value="1.7462913" calcext:value-type="float">
            <text:p>1.7462913</text:p>
          </table:table-cell>
          <table:table-cell office:value-type="float" office:value="4.1236224" calcext:value-type="float">
            <text:p>4.1236224</text:p>
          </table:table-cell>
          <table:table-cell office:value-type="float" office:value="1.493214" calcext:value-type="float">
            <text:p>1.493214</text:p>
          </table:table-cell>
          <table:table-cell office:value-type="float" office:value="1.2560011" calcext:value-type="float">
            <text:p>1.2560011</text:p>
          </table:table-cell>
          <table:table-cell office:value-type="float" office:value="0.39307868" calcext:value-type="float">
            <text:p>0.39307868</text:p>
          </table:table-cell>
          <table:table-cell office:value-type="float" office:value="4.234674" calcext:value-type="float">
            <text:p>4.234674</text:p>
          </table:table-cell>
          <table:table-cell office:value-type="float" office:value="1.0618454" calcext:value-type="float">
            <text:p>1.0618454</text:p>
          </table:table-cell>
          <table:table-cell table:formula="of:=AVERAGE([.B389:.K389])" office:value-type="float" office:value="1.693606826" calcext:value-type="float">
            <text:p>1.693606826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float" office:value="1.8556652" calcext:value-type="float">
            <text:p>1.8556652</text:p>
          </table:table-cell>
          <table:table-cell office:value-type="float" office:value="0.8967087" calcext:value-type="float">
            <text:p>0.8967087</text:p>
          </table:table-cell>
          <table:table-cell office:value-type="float" office:value="0.14437303" calcext:value-type="float">
            <text:p>0.14437303</text:p>
          </table:table-cell>
          <table:table-cell office:value-type="float" office:value="1.6892248" calcext:value-type="float">
            <text:p>1.6892248</text:p>
          </table:table-cell>
          <table:table-cell office:value-type="float" office:value="3.7393937" calcext:value-type="float">
            <text:p>3.7393937</text:p>
          </table:table-cell>
          <table:table-cell office:value-type="float" office:value="1.4920192" calcext:value-type="float">
            <text:p>1.4920192</text:p>
          </table:table-cell>
          <table:table-cell office:value-type="float" office:value="2.6920607" calcext:value-type="float">
            <text:p>2.6920607</text:p>
          </table:table-cell>
          <table:table-cell office:value-type="float" office:value="0.4092751" calcext:value-type="float">
            <text:p>0.4092751</text:p>
          </table:table-cell>
          <table:table-cell office:value-type="float" office:value="4.5445957" calcext:value-type="float">
            <text:p>4.5445957</text:p>
          </table:table-cell>
          <table:table-cell office:value-type="float" office:value="1.0606889" calcext:value-type="float">
            <text:p>1.0606889</text:p>
          </table:table-cell>
          <table:table-cell table:formula="of:=AVERAGE([.B390:.K390])" office:value-type="float" office:value="1.852400503" calcext:value-type="float">
            <text:p>1.852400503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float" office:value="2.229014" calcext:value-type="float">
            <text:p>2.229014</text:p>
          </table:table-cell>
          <table:table-cell office:value-type="float" office:value="0.99641514" calcext:value-type="float">
            <text:p>0.99641514</text:p>
          </table:table-cell>
          <table:table-cell office:value-type="float" office:value="0.1421196" calcext:value-type="float">
            <text:p>0.1421196</text:p>
          </table:table-cell>
          <table:table-cell office:value-type="float" office:value="1.7547584" calcext:value-type="float">
            <text:p>1.7547584</text:p>
          </table:table-cell>
          <table:table-cell office:value-type="float" office:value="3.7391946" calcext:value-type="float">
            <text:p>3.7391946</text:p>
          </table:table-cell>
          <table:table-cell office:value-type="float" office:value="1.4982667" calcext:value-type="float">
            <text:p>1.4982667</text:p>
          </table:table-cell>
          <table:table-cell office:value-type="float" office:value="2.6931174" calcext:value-type="float">
            <text:p>2.6931174</text:p>
          </table:table-cell>
          <table:table-cell office:value-type="float" office:value="0.39497364" calcext:value-type="float">
            <text:p>0.39497364</text:p>
          </table:table-cell>
          <table:table-cell office:value-type="float" office:value="4.45501" calcext:value-type="float">
            <text:p>4.45501</text:p>
          </table:table-cell>
          <table:table-cell office:value-type="float" office:value="1.2541121" calcext:value-type="float">
            <text:p>1.2541121</text:p>
          </table:table-cell>
          <table:table-cell table:formula="of:=AVERAGE([.B391:.K391])" office:value-type="float" office:value="1.915698158" calcext:value-type="float">
            <text:p>1.915698158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float" office:value="2.2219582" calcext:value-type="float">
            <text:p>2.2219582</text:p>
          </table:table-cell>
          <table:table-cell office:value-type="float" office:value="0.9231584" calcext:value-type="float">
            <text:p>0.9231584</text:p>
          </table:table-cell>
          <table:table-cell office:value-type="float" office:value="0.1440746" calcext:value-type="float">
            <text:p>0.1440746</text:p>
          </table:table-cell>
          <table:table-cell office:value-type="float" office:value="1.2726334" calcext:value-type="float">
            <text:p>1.2726334</text:p>
          </table:table-cell>
          <table:table-cell office:value-type="float" office:value="3.5920115" calcext:value-type="float">
            <text:p>3.5920115</text:p>
          </table:table-cell>
          <table:table-cell office:value-type="float" office:value="1.4211" calcext:value-type="float">
            <text:p>1.4211</text:p>
          </table:table-cell>
          <table:table-cell office:value-type="float" office:value="2.4921625" calcext:value-type="float">
            <text:p>2.4921625</text:p>
          </table:table-cell>
          <table:table-cell office:value-type="float" office:value="0.54705286" calcext:value-type="float">
            <text:p>0.54705286</text:p>
          </table:table-cell>
          <table:table-cell office:value-type="float" office:value="4.5107446" calcext:value-type="float">
            <text:p>4.5107446</text:p>
          </table:table-cell>
          <table:table-cell office:value-type="float" office:value="0.10051084" calcext:value-type="float">
            <text:p>0.10051084</text:p>
          </table:table-cell>
          <table:table-cell table:formula="of:=AVERAGE([.B392:.K392])" office:value-type="float" office:value="1.72254069" calcext:value-type="float">
            <text:p>1.72254069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float" office:value="2.7967913" calcext:value-type="float">
            <text:p>2.7967913</text:p>
          </table:table-cell>
          <table:table-cell office:value-type="float" office:value="1.029931" calcext:value-type="float">
            <text:p>1.029931</text:p>
          </table:table-cell>
          <table:table-cell office:value-type="float" office:value="0.1515639" calcext:value-type="float">
            <text:p>0.1515639</text:p>
          </table:table-cell>
          <table:table-cell office:value-type="float" office:value="1.7246844" calcext:value-type="float">
            <text:p>1.7246844</text:p>
          </table:table-cell>
          <table:table-cell office:value-type="float" office:value="3.9324682" calcext:value-type="float">
            <text:p>3.9324682</text:p>
          </table:table-cell>
          <table:table-cell office:value-type="float" office:value="1.4665854" calcext:value-type="float">
            <text:p>1.4665854</text:p>
          </table:table-cell>
          <table:table-cell office:value-type="float" office:value="2.7013118" calcext:value-type="float">
            <text:p>2.7013118</text:p>
          </table:table-cell>
          <table:table-cell office:value-type="float" office:value="0.5761856" calcext:value-type="float">
            <text:p>0.5761856</text:p>
          </table:table-cell>
          <table:table-cell office:value-type="float" office:value="4.6456633" calcext:value-type="float">
            <text:p>4.6456633</text:p>
          </table:table-cell>
          <table:table-cell office:value-type="float" office:value="1.2856634" calcext:value-type="float">
            <text:p>1.2856634</text:p>
          </table:table-cell>
          <table:table-cell table:formula="of:=AVERAGE([.B393:.K393])" office:value-type="float" office:value="2.03108483" calcext:value-type="float">
            <text:p>2.03108483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float" office:value="2.8476648" calcext:value-type="float">
            <text:p>2.8476648</text:p>
          </table:table-cell>
          <table:table-cell office:value-type="float" office:value="1.0083362" calcext:value-type="float">
            <text:p>1.0083362</text:p>
          </table:table-cell>
          <table:table-cell office:value-type="float" office:value="0.14211115" calcext:value-type="float">
            <text:p>0.14211115</text:p>
          </table:table-cell>
          <table:table-cell office:value-type="float" office:value="1.7455488" calcext:value-type="float">
            <text:p>1.7455488</text:p>
          </table:table-cell>
          <table:table-cell office:value-type="float" office:value="3.8806474" calcext:value-type="float">
            <text:p>3.8806474</text:p>
          </table:table-cell>
          <table:table-cell office:value-type="float" office:value="1.432587" calcext:value-type="float">
            <text:p>1.432587</text:p>
          </table:table-cell>
          <table:table-cell office:value-type="float" office:value="2.5161443" calcext:value-type="float">
            <text:p>2.5161443</text:p>
          </table:table-cell>
          <table:table-cell office:value-type="float" office:value="0.4828756" calcext:value-type="float">
            <text:p>0.4828756</text:p>
          </table:table-cell>
          <table:table-cell office:value-type="float" office:value="4.415305" calcext:value-type="float">
            <text:p>4.415305</text:p>
          </table:table-cell>
          <table:table-cell office:value-type="float" office:value="1.2584472" calcext:value-type="float">
            <text:p>1.2584472</text:p>
          </table:table-cell>
          <table:table-cell table:formula="of:=AVERAGE([.B394:.K394])" office:value-type="float" office:value="1.972966745" calcext:value-type="float">
            <text:p>1.972966745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float" office:value="2.8115795" calcext:value-type="float">
            <text:p>2.8115795</text:p>
          </table:table-cell>
          <table:table-cell office:value-type="float" office:value="1.0666589" calcext:value-type="float">
            <text:p>1.0666589</text:p>
          </table:table-cell>
          <table:table-cell office:value-type="float" office:value="0.14437303" calcext:value-type="float">
            <text:p>0.14437303</text:p>
          </table:table-cell>
          <table:table-cell office:value-type="float" office:value="1.6838443" calcext:value-type="float">
            <text:p>1.6838443</text:p>
          </table:table-cell>
          <table:table-cell office:value-type="float" office:value="4.2897053" calcext:value-type="float">
            <text:p>4.2897053</text:p>
          </table:table-cell>
          <table:table-cell office:value-type="float" office:value="1.576151" calcext:value-type="float">
            <text:p>1.576151</text:p>
          </table:table-cell>
          <table:table-cell office:value-type="float" office:value="2.694047" calcext:value-type="float">
            <text:p>2.694047</text:p>
          </table:table-cell>
          <table:table-cell office:value-type="float" office:value="0.54340404" calcext:value-type="float">
            <text:p>0.54340404</text:p>
          </table:table-cell>
          <table:table-cell office:value-type="float" office:value="4.424045" calcext:value-type="float">
            <text:p>4.424045</text:p>
          </table:table-cell>
          <table:table-cell office:value-type="float" office:value="1.2851459" calcext:value-type="float">
            <text:p>1.2851459</text:p>
          </table:table-cell>
          <table:table-cell table:formula="of:=AVERAGE([.B395:.K395])" office:value-type="float" office:value="2.051895397" calcext:value-type="float">
            <text:p>2.051895397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float" office:value="2.8600264" calcext:value-type="float">
            <text:p>2.8600264</text:p>
          </table:table-cell>
          <table:table-cell office:value-type="float" office:value="0.9403849" calcext:value-type="float">
            <text:p>0.9403849</text:p>
          </table:table-cell>
          <table:table-cell office:value-type="float" office:value="0.1416367" calcext:value-type="float">
            <text:p>0.1416367</text:p>
          </table:table-cell>
          <table:table-cell office:value-type="float" office:value="1.2738994" calcext:value-type="float">
            <text:p>1.2738994</text:p>
          </table:table-cell>
          <table:table-cell office:value-type="float" office:value="4.2846484" calcext:value-type="float">
            <text:p>4.2846484</text:p>
          </table:table-cell>
          <table:table-cell office:value-type="float" office:value="1.6161169" calcext:value-type="float">
            <text:p>1.6161169</text:p>
          </table:table-cell>
          <table:table-cell office:value-type="float" office:value="2.705001" calcext:value-type="float">
            <text:p>2.705001</text:p>
          </table:table-cell>
          <table:table-cell office:value-type="float" office:value="0.37854818" calcext:value-type="float">
            <text:p>0.37854818</text:p>
          </table:table-cell>
          <table:table-cell office:value-type="float" office:value="4.496372" calcext:value-type="float">
            <text:p>4.496372</text:p>
          </table:table-cell>
          <table:table-cell office:value-type="float" office:value="1.5676261" calcext:value-type="float">
            <text:p>1.5676261</text:p>
          </table:table-cell>
          <table:table-cell table:formula="of:=AVERAGE([.B396:.K396])" office:value-type="float" office:value="2.026425998" calcext:value-type="float">
            <text:p>2.026425998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float" office:value="2.8463027" calcext:value-type="float">
            <text:p>2.8463027</text:p>
          </table:table-cell>
          <table:table-cell office:value-type="float" office:value="0.9897575" calcext:value-type="float">
            <text:p>0.9897575</text:p>
          </table:table-cell>
          <table:table-cell office:value-type="float" office:value="0.15195706" calcext:value-type="float">
            <text:p>0.15195706</text:p>
          </table:table-cell>
          <table:table-cell office:value-type="float" office:value="1.7667084" calcext:value-type="float">
            <text:p>1.7667084</text:p>
          </table:table-cell>
          <table:table-cell office:value-type="float" office:value="3.8825402" calcext:value-type="float">
            <text:p>3.8825402</text:p>
          </table:table-cell>
          <table:table-cell office:value-type="float" office:value="1.5816973" calcext:value-type="float">
            <text:p>1.5816973</text:p>
          </table:table-cell>
          <table:table-cell office:value-type="float" office:value="2.693535" calcext:value-type="float">
            <text:p>2.693535</text:p>
          </table:table-cell>
          <table:table-cell office:value-type="float" office:value="0.41473708" calcext:value-type="float">
            <text:p>0.41473708</text:p>
          </table:table-cell>
          <table:table-cell office:value-type="float" office:value="4.38457" calcext:value-type="float">
            <text:p>4.38457</text:p>
          </table:table-cell>
          <table:table-cell office:value-type="float" office:value="1.3424588" calcext:value-type="float">
            <text:p>1.3424588</text:p>
          </table:table-cell>
          <table:table-cell table:formula="of:=AVERAGE([.B397:.K397])" office:value-type="float" office:value="2.005426404" calcext:value-type="float">
            <text:p>2.005426404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float" office:value="2.8503332" calcext:value-type="float">
            <text:p>2.8503332</text:p>
          </table:table-cell>
          <table:table-cell office:value-type="float" office:value="0.9911068" calcext:value-type="float">
            <text:p>0.9911068</text:p>
          </table:table-cell>
          <table:table-cell office:value-type="float" office:value="0.15133187" calcext:value-type="float">
            <text:p>0.15133187</text:p>
          </table:table-cell>
          <table:table-cell office:value-type="float" office:value="1.7454852" calcext:value-type="float">
            <text:p>1.7454852</text:p>
          </table:table-cell>
          <table:table-cell office:value-type="float" office:value="3.5917158" calcext:value-type="float">
            <text:p>3.5917158</text:p>
          </table:table-cell>
          <table:table-cell office:value-type="float" office:value="1.6320024" calcext:value-type="float">
            <text:p>1.6320024</text:p>
          </table:table-cell>
          <table:table-cell office:value-type="float" office:value="2.585717" calcext:value-type="float">
            <text:p>2.585717</text:p>
          </table:table-cell>
          <table:table-cell office:value-type="float" office:value="0.41196722" calcext:value-type="float">
            <text:p>0.41196722</text:p>
          </table:table-cell>
          <table:table-cell office:value-type="float" office:value="4.5393767" calcext:value-type="float">
            <text:p>4.5393767</text:p>
          </table:table-cell>
          <table:table-cell office:value-type="float" office:value="1.4471267" calcext:value-type="float">
            <text:p>1.4471267</text:p>
          </table:table-cell>
          <table:table-cell table:formula="of:=AVERAGE([.B398:.K398])" office:value-type="float" office:value="1.994616289" calcext:value-type="float">
            <text:p>1.994616289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float" office:value="2.47058" calcext:value-type="float">
            <text:p>2.47058</text:p>
          </table:table-cell>
          <table:table-cell office:value-type="float" office:value="1.0271522" calcext:value-type="float">
            <text:p>1.0271522</text:p>
          </table:table-cell>
          <table:table-cell office:value-type="float" office:value="0.14092906" calcext:value-type="float">
            <text:p>0.14092906</text:p>
          </table:table-cell>
          <table:table-cell office:value-type="float" office:value="1.6237808" calcext:value-type="float">
            <text:p>1.6237808</text:p>
          </table:table-cell>
          <table:table-cell office:value-type="float" office:value="3.884017" calcext:value-type="float">
            <text:p>3.884017</text:p>
          </table:table-cell>
          <table:table-cell office:value-type="float" office:value="1.4862744" calcext:value-type="float">
            <text:p>1.4862744</text:p>
          </table:table-cell>
          <table:table-cell office:value-type="float" office:value="2.5307693" calcext:value-type="float">
            <text:p>2.5307693</text:p>
          </table:table-cell>
          <table:table-cell office:value-type="float" office:value="0.41580084" calcext:value-type="float">
            <text:p>0.41580084</text:p>
          </table:table-cell>
          <table:table-cell office:value-type="float" office:value="4.547502" calcext:value-type="float">
            <text:p>4.547502</text:p>
          </table:table-cell>
          <table:table-cell office:value-type="float" office:value="1.4471267" calcext:value-type="float">
            <text:p>1.4471267</text:p>
          </table:table-cell>
          <table:table-cell table:formula="of:=AVERAGE([.B399:.K399])" office:value-type="float" office:value="1.95739323" calcext:value-type="float">
            <text:p>1.95739323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float" office:value="2.846719" calcext:value-type="float">
            <text:p>2.846719</text:p>
          </table:table-cell>
          <table:table-cell office:value-type="float" office:value="0.9300697" calcext:value-type="float">
            <text:p>0.9300697</text:p>
          </table:table-cell>
          <table:table-cell office:value-type="float" office:value="0.14210731" calcext:value-type="float">
            <text:p>0.14210731</text:p>
          </table:table-cell>
          <table:table-cell office:value-type="float" office:value="1.3497628" calcext:value-type="float">
            <text:p>1.3497628</text:p>
          </table:table-cell>
          <table:table-cell office:value-type="float" office:value="4.275206" calcext:value-type="float">
            <text:p>4.275206</text:p>
          </table:table-cell>
          <table:table-cell office:value-type="float" office:value="1.3667789" calcext:value-type="float">
            <text:p>1.3667789</text:p>
          </table:table-cell>
          <table:table-cell office:value-type="float" office:value="1.7125195" calcext:value-type="float">
            <text:p>1.7125195</text:p>
          </table:table-cell>
          <table:table-cell office:value-type="float" office:value="0.39803103" calcext:value-type="float">
            <text:p>0.39803103</text:p>
          </table:table-cell>
          <table:table-cell office:value-type="float" office:value="4.4072466" calcext:value-type="float">
            <text:p>4.4072466</text:p>
          </table:table-cell>
          <table:table-cell office:value-type="float" office:value="1.4503309" calcext:value-type="float">
            <text:p>1.4503309</text:p>
          </table:table-cell>
          <table:table-cell table:formula="of:=AVERAGE([.B400:.K400])" office:value-type="float" office:value="1.887877174" calcext:value-type="float">
            <text:p>1.88787717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float" office:value="2.7554586" calcext:value-type="float">
            <text:p>2.7554586</text:p>
          </table:table-cell>
          <table:table-cell office:value-type="float" office:value="1.0053054" calcext:value-type="float">
            <text:p>1.0053054</text:p>
          </table:table-cell>
          <table:table-cell office:value-type="float" office:value="0.14411233" calcext:value-type="float">
            <text:p>0.14411233</text:p>
          </table:table-cell>
          <table:table-cell office:value-type="float" office:value="1.7073667" calcext:value-type="float">
            <text:p>1.7073667</text:p>
          </table:table-cell>
          <table:table-cell office:value-type="float" office:value="3.9064736" calcext:value-type="float">
            <text:p>3.9064736</text:p>
          </table:table-cell>
          <table:table-cell office:value-type="float" office:value="1.5293533" calcext:value-type="float">
            <text:p>1.5293533</text:p>
          </table:table-cell>
          <table:table-cell office:value-type="float" office:value="0.14632554" calcext:value-type="float">
            <text:p>0.14632554</text:p>
          </table:table-cell>
          <table:table-cell office:value-type="float" office:value="0.42512134" calcext:value-type="float">
            <text:p>0.42512134</text:p>
          </table:table-cell>
          <table:table-cell office:value-type="float" office:value="4.3845406" calcext:value-type="float">
            <text:p>4.3845406</text:p>
          </table:table-cell>
          <table:table-cell office:value-type="float" office:value="1.3117671" calcext:value-type="float">
            <text:p>1.3117671</text:p>
          </table:table-cell>
          <table:table-cell table:formula="of:=AVERAGE([.B401:.K401])" office:value-type="float" office:value="1.731582451" calcext:value-type="float">
            <text:p>1.731582451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float" office:value="2.8601124" calcext:value-type="float">
            <text:p>2.8601124</text:p>
          </table:table-cell>
          <table:table-cell office:value-type="float" office:value="1.0019854" calcext:value-type="float">
            <text:p>1.0019854</text:p>
          </table:table-cell>
          <table:table-cell office:value-type="float" office:value="0.14343585" calcext:value-type="float">
            <text:p>0.14343585</text:p>
          </table:table-cell>
          <table:table-cell office:value-type="float" office:value="1.6237614" calcext:value-type="float">
            <text:p>1.6237614</text:p>
          </table:table-cell>
          <table:table-cell office:value-type="float" office:value="3.8338559" calcext:value-type="float">
            <text:p>3.8338559</text:p>
          </table:table-cell>
          <table:table-cell office:value-type="float" office:value="1.489055" calcext:value-type="float">
            <text:p>1.489055</text:p>
          </table:table-cell>
          <table:table-cell office:value-type="float" office:value="2.8508685" calcext:value-type="float">
            <text:p>2.8508685</text:p>
          </table:table-cell>
          <table:table-cell office:value-type="float" office:value="0.40211102" calcext:value-type="float">
            <text:p>0.40211102</text:p>
          </table:table-cell>
          <table:table-cell office:value-type="float" office:value="4.3938184" calcext:value-type="float">
            <text:p>4.3938184</text:p>
          </table:table-cell>
          <table:table-cell office:value-type="float" office:value="1.3923547" calcext:value-type="float">
            <text:p>1.3923547</text:p>
          </table:table-cell>
          <table:table-cell table:formula="of:=AVERAGE([.B402:.K402])" office:value-type="float" office:value="1.999135857" calcext:value-type="float">
            <text:p>1.999135857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float" office:value="2.9158454" calcext:value-type="float">
            <text:p>2.9158454</text:p>
          </table:table-cell>
          <table:table-cell office:value-type="float" office:value="0.9350689" calcext:value-type="float">
            <text:p>0.9350689</text:p>
          </table:table-cell>
          <table:table-cell office:value-type="float" office:value="0.1497167" calcext:value-type="float">
            <text:p>0.1497167</text:p>
          </table:table-cell>
          <table:table-cell office:value-type="float" office:value="1.0972556" calcext:value-type="float">
            <text:p>1.0972556</text:p>
          </table:table-cell>
          <table:table-cell office:value-type="float" office:value="3.583957" calcext:value-type="float">
            <text:p>3.583957</text:p>
          </table:table-cell>
          <table:table-cell office:value-type="float" office:value="1.5142044" calcext:value-type="float">
            <text:p>1.5142044</text:p>
          </table:table-cell>
          <table:table-cell office:value-type="float" office:value="2.852535" calcext:value-type="float">
            <text:p>2.852535</text:p>
          </table:table-cell>
          <table:table-cell office:value-type="float" office:value="0.396256" calcext:value-type="float">
            <text:p>0.396256</text:p>
          </table:table-cell>
          <table:table-cell office:value-type="float" office:value="4.4144588" calcext:value-type="float">
            <text:p>4.4144588</text:p>
          </table:table-cell>
          <table:table-cell office:value-type="float" office:value="1.343036" calcext:value-type="float">
            <text:p>1.343036</text:p>
          </table:table-cell>
          <table:table-cell table:formula="of:=AVERAGE([.B403:.K403])" office:value-type="float" office:value="1.92023338" calcext:value-type="float">
            <text:p>1.92023338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float" office:value="2.9605024" calcext:value-type="float">
            <text:p>2.9605024</text:p>
          </table:table-cell>
          <table:table-cell office:value-type="float" office:value="1.0570303" calcext:value-type="float">
            <text:p>1.0570303</text:p>
          </table:table-cell>
          <table:table-cell office:value-type="float" office:value="0.1500004" calcext:value-type="float">
            <text:p>0.1500004</text:p>
          </table:table-cell>
          <table:table-cell office:value-type="float" office:value="1.1486411" calcext:value-type="float">
            <text:p>1.1486411</text:p>
          </table:table-cell>
          <table:table-cell office:value-type="float" office:value="3.5848927" calcext:value-type="float">
            <text:p>3.5848927</text:p>
          </table:table-cell>
          <table:table-cell office:value-type="float" office:value="1.487283" calcext:value-type="float">
            <text:p>1.487283</text:p>
          </table:table-cell>
          <table:table-cell office:value-type="float" office:value="2.8090663" calcext:value-type="float">
            <text:p>2.8090663</text:p>
          </table:table-cell>
          <table:table-cell office:value-type="float" office:value="0.41500044" calcext:value-type="float">
            <text:p>0.41500044</text:p>
          </table:table-cell>
          <table:table-cell office:value-type="float" office:value="4.4245124" calcext:value-type="float">
            <text:p>4.4245124</text:p>
          </table:table-cell>
          <table:table-cell office:value-type="float" office:value="1.3502806" calcext:value-type="float">
            <text:p>1.3502806</text:p>
          </table:table-cell>
          <table:table-cell table:formula="of:=AVERAGE([.B404:.K404])" office:value-type="float" office:value="1.938720964" calcext:value-type="float">
            <text:p>1.938720964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float" office:value="3.3358474" calcext:value-type="float">
            <text:p>3.3358474</text:p>
          </table:table-cell>
          <table:table-cell office:value-type="float" office:value="1.0577509" calcext:value-type="float">
            <text:p>1.0577509</text:p>
          </table:table-cell>
          <table:table-cell office:value-type="float" office:value="0.1421098" calcext:value-type="float">
            <text:p>0.1421098</text:p>
          </table:table-cell>
          <table:table-cell office:value-type="float" office:value="1.6442225" calcext:value-type="float">
            <text:p>1.6442225</text:p>
          </table:table-cell>
          <table:table-cell office:value-type="float" office:value="3.7387176" calcext:value-type="float">
            <text:p>3.7387176</text:p>
          </table:table-cell>
          <table:table-cell office:value-type="float" office:value="1.3667789" calcext:value-type="float">
            <text:p>1.3667789</text:p>
          </table:table-cell>
          <table:table-cell office:value-type="float" office:value="2.809269" calcext:value-type="float">
            <text:p>2.809269</text:p>
          </table:table-cell>
          <table:table-cell office:value-type="float" office:value="0.47865865" calcext:value-type="float">
            <text:p>0.47865865</text:p>
          </table:table-cell>
          <table:table-cell office:value-type="float" office:value="4.662775" calcext:value-type="float">
            <text:p>4.662775</text:p>
          </table:table-cell>
          <table:table-cell office:value-type="float" office:value="1.4503309" calcext:value-type="float">
            <text:p>1.4503309</text:p>
          </table:table-cell>
          <table:table-cell table:formula="of:=AVERAGE([.B405:.K405])" office:value-type="float" office:value="2.068646065" calcext:value-type="float">
            <text:p>2.068646065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float" office:value="2.8300006" calcext:value-type="float">
            <text:p>2.8300006</text:p>
          </table:table-cell>
          <table:table-cell office:value-type="float" office:value="1.0540534" calcext:value-type="float">
            <text:p>1.0540534</text:p>
          </table:table-cell>
          <table:table-cell office:value-type="float" office:value="0.13999973" calcext:value-type="float">
            <text:p>0.13999973</text:p>
          </table:table-cell>
          <table:table-cell office:value-type="float" office:value="1.6657451" calcext:value-type="float">
            <text:p>1.6657451</text:p>
          </table:table-cell>
          <table:table-cell office:value-type="float" office:value="3.6953132" calcext:value-type="float">
            <text:p>3.6953132</text:p>
          </table:table-cell>
          <table:table-cell office:value-type="float" office:value="1.5020114" calcext:value-type="float">
            <text:p>1.5020114</text:p>
          </table:table-cell>
          <table:table-cell office:value-type="float" office:value="2.8621385" calcext:value-type="float">
            <text:p>2.8621385</text:p>
          </table:table-cell>
          <table:table-cell office:value-type="float" office:value="0.40634802" calcext:value-type="float">
            <text:p>0.40634802</text:p>
          </table:table-cell>
          <table:table-cell office:value-type="float" office:value="4.3802156" calcext:value-type="float">
            <text:p>4.3802156</text:p>
          </table:table-cell>
          <table:table-cell office:value-type="float" office:value="1.4127269" calcext:value-type="float">
            <text:p>1.4127269</text:p>
          </table:table-cell>
          <table:table-cell table:formula="of:=AVERAGE([.B406:.K406])" office:value-type="float" office:value="1.994855245" calcext:value-type="float">
            <text:p>1.994855245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float" office:value="3.337622" calcext:value-type="float">
            <text:p>3.337622</text:p>
          </table:table-cell>
          <table:table-cell office:value-type="float" office:value="1.0059057" calcext:value-type="float">
            <text:p>1.0059057</text:p>
          </table:table-cell>
          <table:table-cell office:value-type="float" office:value="0.14950144" calcext:value-type="float">
            <text:p>0.14950144</text:p>
          </table:table-cell>
          <table:table-cell office:value-type="float" office:value="1.2503598" calcext:value-type="float">
            <text:p>1.2503598</text:p>
          </table:table-cell>
          <table:table-cell office:value-type="float" office:value="3.8606336" calcext:value-type="float">
            <text:p>3.8606336</text:p>
          </table:table-cell>
          <table:table-cell office:value-type="float" office:value="1.489055" calcext:value-type="float">
            <text:p>1.489055</text:p>
          </table:table-cell>
          <table:table-cell office:value-type="float" office:value="2.8621385" calcext:value-type="float">
            <text:p>2.8621385</text:p>
          </table:table-cell>
          <table:table-cell office:value-type="float" office:value="0.39875773" calcext:value-type="float">
            <text:p>0.39875773</text:p>
          </table:table-cell>
          <table:table-cell office:value-type="float" office:value="4.292246" calcext:value-type="float">
            <text:p>4.292246</text:p>
          </table:table-cell>
          <table:table-cell office:value-type="float" office:value="1.3287479" calcext:value-type="float">
            <text:p>1.3287479</text:p>
          </table:table-cell>
          <table:table-cell table:formula="of:=AVERAGE([.B407:.K407])" office:value-type="float" office:value="1.997496767" calcext:value-type="float">
            <text:p>1.997496767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float" office:value="2.8628945" calcext:value-type="float">
            <text:p>2.8628945</text:p>
          </table:table-cell>
          <table:table-cell office:value-type="float" office:value="0.62190384" calcext:value-type="float">
            <text:p>0.62190384</text:p>
          </table:table-cell>
          <table:table-cell office:value-type="float" office:value="0.14957662" calcext:value-type="float">
            <text:p>0.14957662</text:p>
          </table:table-cell>
          <table:table-cell office:value-type="float" office:value="1.2515135" calcext:value-type="float">
            <text:p>1.2515135</text:p>
          </table:table-cell>
          <table:table-cell office:value-type="float" office:value="3.9408114" calcext:value-type="float">
            <text:p>3.9408114</text:p>
          </table:table-cell>
          <table:table-cell office:value-type="float" office:value="1.4846191" calcext:value-type="float">
            <text:p>1.4846191</text:p>
          </table:table-cell>
          <table:table-cell office:value-type="float" office:value="0.3792872" calcext:value-type="float">
            <text:p>0.3792872</text:p>
          </table:table-cell>
          <table:table-cell office:value-type="float" office:value="0.38844225" calcext:value-type="float">
            <text:p>0.38844225</text:p>
          </table:table-cell>
          <table:table-cell office:value-type="float" office:value="4.9624963" calcext:value-type="float">
            <text:p>4.9624963</text:p>
          </table:table-cell>
          <table:table-cell office:value-type="float" office:value="1.36307" calcext:value-type="float">
            <text:p>1.36307</text:p>
          </table:table-cell>
          <table:table-cell table:formula="of:=AVERAGE([.B408:.K408])" office:value-type="float" office:value="1.740461471" calcext:value-type="float">
            <text:p>1.740461471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float" office:value="2.9422445" calcext:value-type="float">
            <text:p>2.9422445</text:p>
          </table:table-cell>
          <table:table-cell office:value-type="float" office:value="1.001953" calcext:value-type="float">
            <text:p>1.001953</text:p>
          </table:table-cell>
          <table:table-cell office:value-type="float" office:value="0.11553006" calcext:value-type="float">
            <text:p>0.11553006</text:p>
          </table:table-cell>
          <table:table-cell office:value-type="float" office:value="1.7505392" calcext:value-type="float">
            <text:p>1.7505392</text:p>
          </table:table-cell>
          <table:table-cell office:value-type="float" office:value="4.0809445" calcext:value-type="float">
            <text:p>4.0809445</text:p>
          </table:table-cell>
          <table:table-cell office:value-type="float" office:value="1.5580574" calcext:value-type="float">
            <text:p>1.5580574</text:p>
          </table:table-cell>
          <table:table-cell office:value-type="float" office:value="2.840869" calcext:value-type="float">
            <text:p>2.840869</text:p>
          </table:table-cell>
          <table:table-cell office:value-type="float" office:value="0.4126954" calcext:value-type="float">
            <text:p>0.4126954</text:p>
          </table:table-cell>
          <table:table-cell office:value-type="float" office:value="4.6292157" calcext:value-type="float">
            <text:p>4.6292157</text:p>
          </table:table-cell>
          <table:table-cell office:value-type="float" office:value="1.450511" calcext:value-type="float">
            <text:p>1.450511</text:p>
          </table:table-cell>
          <table:table-cell table:formula="of:=AVERAGE([.B409:.K409])" office:value-type="float" office:value="2.078255976" calcext:value-type="float">
            <text:p>2.078255976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float" office:value="2.8870683" calcext:value-type="float">
            <text:p>2.8870683</text:p>
          </table:table-cell>
          <table:table-cell office:value-type="float" office:value="1.0194184" calcext:value-type="float">
            <text:p>1.0194184</text:p>
          </table:table-cell>
          <table:table-cell office:value-type="float" office:value="0.14851663" calcext:value-type="float">
            <text:p>0.14851663</text:p>
          </table:table-cell>
          <table:table-cell office:value-type="float" office:value="1.6656048" calcext:value-type="float">
            <text:p>1.6656048</text:p>
          </table:table-cell>
          <table:table-cell office:value-type="float" office:value="1.2600008" calcext:value-type="float">
            <text:p>1.2600008</text:p>
          </table:table-cell>
          <table:table-cell office:value-type="float" office:value="1.6024387" calcext:value-type="float">
            <text:p>1.6024387</text:p>
          </table:table-cell>
          <table:table-cell office:value-type="float" office:value="2.8022156" calcext:value-type="float">
            <text:p>2.8022156</text:p>
          </table:table-cell>
          <table:table-cell office:value-type="float" office:value="0.3962815" calcext:value-type="float">
            <text:p>0.3962815</text:p>
          </table:table-cell>
          <table:table-cell office:value-type="float" office:value="4.5107746" calcext:value-type="float">
            <text:p>4.5107746</text:p>
          </table:table-cell>
          <table:table-cell office:value-type="float" office:value="1.5236363" calcext:value-type="float">
            <text:p>1.5236363</text:p>
          </table:table-cell>
          <table:table-cell table:formula="of:=AVERAGE([.B410:.K410])" office:value-type="float" office:value="1.781595563" calcext:value-type="float">
            <text:p>1.781595563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float" office:value="2.9377558" calcext:value-type="float">
            <text:p>2.9377558</text:p>
          </table:table-cell>
          <table:table-cell office:value-type="float" office:value="0.9835206" calcext:value-type="float">
            <text:p>0.9835206</text:p>
          </table:table-cell>
          <table:table-cell office:value-type="float" office:value="0.14426757" calcext:value-type="float">
            <text:p>0.14426757</text:p>
          </table:table-cell>
          <table:table-cell office:value-type="float" office:value="1.7463664" calcext:value-type="float">
            <text:p>1.7463664</text:p>
          </table:table-cell>
          <table:table-cell office:value-type="float" office:value="4.0484266" calcext:value-type="float">
            <text:p>4.0484266</text:p>
          </table:table-cell>
          <table:table-cell office:value-type="float" office:value="1.6283824" calcext:value-type="float">
            <text:p>1.6283824</text:p>
          </table:table-cell>
          <table:table-cell office:value-type="float" office:value="2.7953131" calcext:value-type="float">
            <text:p>2.7953131</text:p>
          </table:table-cell>
          <table:table-cell office:value-type="float" office:value="0.39627436" calcext:value-type="float">
            <text:p>0.39627436</text:p>
          </table:table-cell>
          <table:table-cell office:value-type="float" office:value="4.6821384" calcext:value-type="float">
            <text:p>4.6821384</text:p>
          </table:table-cell>
          <table:table-cell office:value-type="float" office:value="1.5052013" calcext:value-type="float">
            <text:p>1.5052013</text:p>
          </table:table-cell>
          <table:table-cell table:formula="of:=AVERAGE([.B411:.K411])" office:value-type="float" office:value="2.086764653" calcext:value-type="float">
            <text:p>2.086764653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float" office:value="2.9761226" calcext:value-type="float">
            <text:p>2.9761226</text:p>
          </table:table-cell>
          <table:table-cell office:value-type="float" office:value="0.71965045" calcext:value-type="float">
            <text:p>0.71965045</text:p>
          </table:table-cell>
          <table:table-cell office:value-type="float" office:value="0.1491138" calcext:value-type="float">
            <text:p>0.1491138</text:p>
          </table:table-cell>
          <table:table-cell office:value-type="float" office:value="1.2087704" calcext:value-type="float">
            <text:p>1.2087704</text:p>
          </table:table-cell>
          <table:table-cell office:value-type="float" office:value="3.4610047" calcext:value-type="float">
            <text:p>3.4610047</text:p>
          </table:table-cell>
          <table:table-cell office:value-type="float" office:value="1.5759571" calcext:value-type="float">
            <text:p>1.5759571</text:p>
          </table:table-cell>
          <table:table-cell office:value-type="float" office:value="2.8453507" calcext:value-type="float">
            <text:p>2.8453507</text:p>
          </table:table-cell>
          <table:table-cell office:value-type="float" office:value="0.40874663" calcext:value-type="float">
            <text:p>0.40874663</text:p>
          </table:table-cell>
          <table:table-cell office:value-type="float" office:value="4.7874603" calcext:value-type="float">
            <text:p>4.7874603</text:p>
          </table:table-cell>
          <table:table-cell office:value-type="float" office:value="0.58820266" calcext:value-type="float">
            <text:p>0.58820266</text:p>
          </table:table-cell>
          <table:table-cell table:formula="of:=AVERAGE([.B412:.K412])" office:value-type="float" office:value="1.872037934" calcext:value-type="float">
            <text:p>1.872037934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float" office:value="2.9149036" calcext:value-type="float">
            <text:p>2.9149036</text:p>
          </table:table-cell>
          <table:table-cell office:value-type="float" office:value="0.8535024" calcext:value-type="float">
            <text:p>0.8535024</text:p>
          </table:table-cell>
          <table:table-cell office:value-type="float" office:value="0.1491138" calcext:value-type="float">
            <text:p>0.1491138</text:p>
          </table:table-cell>
          <table:table-cell office:value-type="float" office:value="1.7497822" calcext:value-type="float">
            <text:p>1.7497822</text:p>
          </table:table-cell>
          <table:table-cell office:value-type="float" office:value="3.7387743" calcext:value-type="float">
            <text:p>3.7387743</text:p>
          </table:table-cell>
          <table:table-cell office:value-type="float" office:value="1.3653582" calcext:value-type="float">
            <text:p>1.3653582</text:p>
          </table:table-cell>
          <table:table-cell office:value-type="float" office:value="2.854545" calcext:value-type="float">
            <text:p>2.854545</text:p>
          </table:table-cell>
          <table:table-cell office:value-type="float" office:value="0.3971452" calcext:value-type="float">
            <text:p>0.3971452</text:p>
          </table:table-cell>
          <table:table-cell office:value-type="float" office:value="4.754453" calcext:value-type="float">
            <text:p>4.754453</text:p>
          </table:table-cell>
          <table:table-cell office:value-type="float" office:value="1.3925303" calcext:value-type="float">
            <text:p>1.3925303</text:p>
          </table:table-cell>
          <table:table-cell table:formula="of:=AVERAGE([.B413:.K413])" office:value-type="float" office:value="2.0170108" calcext:value-type="float">
            <text:p>2.0170108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float" office:value="2.97401" calcext:value-type="float">
            <text:p>2.97401</text:p>
          </table:table-cell>
          <table:table-cell office:value-type="float" office:value="0.9213926" calcext:value-type="float">
            <text:p>0.9213926</text:p>
          </table:table-cell>
          <table:table-cell office:value-type="float" office:value="0.14238916" calcext:value-type="float">
            <text:p>0.14238916</text:p>
          </table:table-cell>
          <table:table-cell office:value-type="float" office:value="1.8073518" calcext:value-type="float">
            <text:p>1.8073518</text:p>
          </table:table-cell>
          <table:table-cell office:value-type="float" office:value="4.03917" calcext:value-type="float">
            <text:p>4.03917</text:p>
          </table:table-cell>
          <table:table-cell office:value-type="float" office:value="1.3941818" calcext:value-type="float">
            <text:p>1.3941818</text:p>
          </table:table-cell>
          <table:table-cell office:value-type="float" office:value="2.8351567" calcext:value-type="float">
            <text:p>2.8351567</text:p>
          </table:table-cell>
          <table:table-cell office:value-type="float" office:value="0.40016776" calcext:value-type="float">
            <text:p>0.40016776</text:p>
          </table:table-cell>
          <table:table-cell office:value-type="float" office:value="4.429705" calcext:value-type="float">
            <text:p>4.429705</text:p>
          </table:table-cell>
          <table:table-cell office:value-type="float" office:value="1.3019001" calcext:value-type="float">
            <text:p>1.3019001</text:p>
          </table:table-cell>
          <table:table-cell table:formula="of:=AVERAGE([.B414:.K414])" office:value-type="float" office:value="2.024542492" calcext:value-type="float">
            <text:p>2.024542492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float" office:value="2.1227655" calcext:value-type="float">
            <text:p>2.1227655</text:p>
          </table:table-cell>
          <table:table-cell office:value-type="float" office:value="0.7406603" calcext:value-type="float">
            <text:p>0.7406603</text:p>
          </table:table-cell>
          <table:table-cell office:value-type="float" office:value="0.12969127" calcext:value-type="float">
            <text:p>0.12969127</text:p>
          </table:table-cell>
          <table:table-cell office:value-type="float" office:value="1.8290195" calcext:value-type="float">
            <text:p>1.8290195</text:p>
          </table:table-cell>
          <table:table-cell office:value-type="float" office:value="4.03917" calcext:value-type="float">
            <text:p>4.03917</text:p>
          </table:table-cell>
          <table:table-cell office:value-type="float" office:value="1.485974" calcext:value-type="float">
            <text:p>1.485974</text:p>
          </table:table-cell>
          <table:table-cell office:value-type="float" office:value="2.7954953" calcext:value-type="float">
            <text:p>2.7954953</text:p>
          </table:table-cell>
          <table:table-cell office:value-type="float" office:value="0.54356223" calcext:value-type="float">
            <text:p>0.54356223</text:p>
          </table:table-cell>
          <table:table-cell office:value-type="float" office:value="4.226924" calcext:value-type="float">
            <text:p>4.226924</text:p>
          </table:table-cell>
          <table:table-cell office:value-type="float" office:value="1.4251276" calcext:value-type="float">
            <text:p>1.4251276</text:p>
          </table:table-cell>
          <table:table-cell table:formula="of:=AVERAGE([.B415:.K415])" office:value-type="float" office:value="1.93383897" calcext:value-type="float">
            <text:p>1.93383897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float" office:value="2.7103744" calcext:value-type="float">
            <text:p>2.7103744</text:p>
          </table:table-cell>
          <table:table-cell office:value-type="float" office:value="0.82862276" calcext:value-type="float">
            <text:p>0.82862276</text:p>
          </table:table-cell>
          <table:table-cell office:value-type="float" office:value="0.13037875" calcext:value-type="float">
            <text:p>0.13037875</text:p>
          </table:table-cell>
          <table:table-cell office:value-type="float" office:value="1.7691135" calcext:value-type="float">
            <text:p>1.7691135</text:p>
          </table:table-cell>
          <table:table-cell office:value-type="float" office:value="3.782061" calcext:value-type="float">
            <text:p>3.782061</text:p>
          </table:table-cell>
          <table:table-cell office:value-type="float" office:value="1.3901005" calcext:value-type="float">
            <text:p>1.3901005</text:p>
          </table:table-cell>
          <table:table-cell office:value-type="float" office:value="2.8204038" calcext:value-type="float">
            <text:p>2.8204038</text:p>
          </table:table-cell>
          <table:table-cell office:value-type="float" office:value="0.5446774" calcext:value-type="float">
            <text:p>0.5446774</text:p>
          </table:table-cell>
          <table:table-cell office:value-type="float" office:value="4.474896" calcext:value-type="float">
            <text:p>4.474896</text:p>
          </table:table-cell>
          <table:table-cell office:value-type="float" office:value="1.3818789" calcext:value-type="float">
            <text:p>1.3818789</text:p>
          </table:table-cell>
          <table:table-cell table:formula="of:=AVERAGE([.B416:.K416])" office:value-type="float" office:value="1.983250701" calcext:value-type="float">
            <text:p>1.983250701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float" office:value="2.691502" calcext:value-type="float">
            <text:p>2.691502</text:p>
          </table:table-cell>
          <table:table-cell office:value-type="float" office:value="0.92229426" calcext:value-type="float">
            <text:p>0.92229426</text:p>
          </table:table-cell>
          <table:table-cell office:value-type="float" office:value="0.14411253" calcext:value-type="float">
            <text:p>0.14411253</text:p>
          </table:table-cell>
          <table:table-cell office:value-type="float" office:value="1.3478584" calcext:value-type="float">
            <text:p>1.3478584</text:p>
          </table:table-cell>
          <table:table-cell office:value-type="float" office:value="3.799123" calcext:value-type="float">
            <text:p>3.799123</text:p>
          </table:table-cell>
          <table:table-cell office:value-type="float" office:value="1.4624398" calcext:value-type="float">
            <text:p>1.4624398</text:p>
          </table:table-cell>
          <table:table-cell office:value-type="float" office:value="2.8791776" calcext:value-type="float">
            <text:p>2.8791776</text:p>
          </table:table-cell>
          <table:table-cell office:value-type="float" office:value="0.45206982" calcext:value-type="float">
            <text:p>0.45206982</text:p>
          </table:table-cell>
          <table:table-cell office:value-type="float" office:value="4.5024285" calcext:value-type="float">
            <text:p>4.5024285</text:p>
          </table:table-cell>
          <table:table-cell office:value-type="float" office:value="0.11255915" calcext:value-type="float">
            <text:p>0.11255915</text:p>
          </table:table-cell>
          <table:table-cell table:formula="of:=AVERAGE([.B417:.K417])" office:value-type="float" office:value="1.831356506" calcext:value-type="float">
            <text:p>1.831356506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float" office:value="3.23046" calcext:value-type="float">
            <text:p>3.23046</text:p>
          </table:table-cell>
          <table:table-cell office:value-type="float" office:value="0.7304921" calcext:value-type="float">
            <text:p>0.7304921</text:p>
          </table:table-cell>
          <table:table-cell office:value-type="float" office:value="0.15000756" calcext:value-type="float">
            <text:p>0.15000756</text:p>
          </table:table-cell>
          <table:table-cell office:value-type="float" office:value="1.3476357" calcext:value-type="float">
            <text:p>1.3476357</text:p>
          </table:table-cell>
          <table:table-cell office:value-type="float" office:value="3.602247" calcext:value-type="float">
            <text:p>3.602247</text:p>
          </table:table-cell>
          <table:table-cell office:value-type="float" office:value="1.4664674" calcext:value-type="float">
            <text:p>1.4664674</text:p>
          </table:table-cell>
          <table:table-cell office:value-type="float" office:value="2.8198535" calcext:value-type="float">
            <text:p>2.8198535</text:p>
          </table:table-cell>
          <table:table-cell office:value-type="float" office:value="0.4869255" calcext:value-type="float">
            <text:p>0.4869255</text:p>
          </table:table-cell>
          <table:table-cell office:value-type="float" office:value="4.5026007" calcext:value-type="float">
            <text:p>4.5026007</text:p>
          </table:table-cell>
          <table:table-cell office:value-type="float" office:value="1.4578503" calcext:value-type="float">
            <text:p>1.4578503</text:p>
          </table:table-cell>
          <table:table-cell table:formula="of:=AVERAGE([.B418:.K418])" office:value-type="float" office:value="1.979453976" calcext:value-type="float">
            <text:p>1.979453976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float" office:value="2.6112208" calcext:value-type="float">
            <text:p>2.6112208</text:p>
          </table:table-cell>
          <table:table-cell office:value-type="float" office:value="0.8469316" calcext:value-type="float">
            <text:p>0.8469316</text:p>
          </table:table-cell>
          <table:table-cell office:value-type="float" office:value="0.14978288" calcext:value-type="float">
            <text:p>0.14978288</text:p>
          </table:table-cell>
          <table:table-cell office:value-type="float" office:value="1.9181598" calcext:value-type="float">
            <text:p>1.9181598</text:p>
          </table:table-cell>
          <table:table-cell office:value-type="float" office:value="3.4306622" calcext:value-type="float">
            <text:p>3.4306622</text:p>
          </table:table-cell>
          <table:table-cell office:value-type="float" office:value="1.4951035" calcext:value-type="float">
            <text:p>1.4951035</text:p>
          </table:table-cell>
          <table:table-cell office:value-type="float" office:value="2.8203607" calcext:value-type="float">
            <text:p>2.8203607</text:p>
          </table:table-cell>
          <table:table-cell office:value-type="float" office:value="0.49661744" calcext:value-type="float">
            <text:p>0.49661744</text:p>
          </table:table-cell>
          <table:table-cell office:value-type="float" office:value="4.5169272" calcext:value-type="float">
            <text:p>4.5169272</text:p>
          </table:table-cell>
          <table:table-cell office:value-type="float" office:value="1.2629174" calcext:value-type="float">
            <text:p>1.2629174</text:p>
          </table:table-cell>
          <table:table-cell table:formula="of:=AVERAGE([.B419:.K419])" office:value-type="float" office:value="1.954868352" calcext:value-type="float">
            <text:p>1.954868352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float" office:value="2.6351433" calcext:value-type="float">
            <text:p>2.6351433</text:p>
          </table:table-cell>
          <table:table-cell office:value-type="float" office:value="0.74525297" calcext:value-type="float">
            <text:p>0.74525297</text:p>
          </table:table-cell>
          <table:table-cell office:value-type="float" office:value="0.14310965" calcext:value-type="float">
            <text:p>0.14310965</text:p>
          </table:table-cell>
          <table:table-cell office:value-type="float" office:value="1.8129604" calcext:value-type="float">
            <text:p>1.8129604</text:p>
          </table:table-cell>
          <table:table-cell office:value-type="float" office:value="3.776361" calcext:value-type="float">
            <text:p>3.776361</text:p>
          </table:table-cell>
          <table:table-cell office:value-type="float" office:value="1.269552" calcext:value-type="float">
            <text:p>1.269552</text:p>
          </table:table-cell>
          <table:table-cell office:value-type="float" office:value="2.8589623" calcext:value-type="float">
            <text:p>2.8589623</text:p>
          </table:table-cell>
          <table:table-cell office:value-type="float" office:value="0.48509526" calcext:value-type="float">
            <text:p>0.48509526</text:p>
          </table:table-cell>
          <table:table-cell office:value-type="float" office:value="4.4746575" calcext:value-type="float">
            <text:p>4.4746575</text:p>
          </table:table-cell>
          <table:table-cell office:value-type="float" office:value="0.8703558" calcext:value-type="float">
            <text:p>0.8703558</text:p>
          </table:table-cell>
          <table:table-cell table:formula="of:=AVERAGE([.B420:.K420])" office:value-type="float" office:value="1.907145018" calcext:value-type="float">
            <text:p>1.907145018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float" office:value="2.8604033" calcext:value-type="float">
            <text:p>2.8604033</text:p>
          </table:table-cell>
          <table:table-cell office:value-type="float" office:value="0.9383051" calcext:value-type="float">
            <text:p>0.9383051</text:p>
          </table:table-cell>
          <table:table-cell office:value-type="float" office:value="0.14204475" calcext:value-type="float">
            <text:p>0.14204475</text:p>
          </table:table-cell>
          <table:table-cell office:value-type="float" office:value="1.8447171" calcext:value-type="float">
            <text:p>1.8447171</text:p>
          </table:table-cell>
          <table:table-cell office:value-type="float" office:value="3.6578984" calcext:value-type="float">
            <text:p>3.6578984</text:p>
          </table:table-cell>
          <table:table-cell office:value-type="float" office:value="1.3937559" calcext:value-type="float">
            <text:p>1.3937559</text:p>
          </table:table-cell>
          <table:table-cell office:value-type="float" office:value="2.8198028" calcext:value-type="float">
            <text:p>2.8198028</text:p>
          </table:table-cell>
          <table:table-cell office:value-type="float" office:value="0.40841967" calcext:value-type="float">
            <text:p>0.40841967</text:p>
          </table:table-cell>
          <table:table-cell office:value-type="float" office:value="4.6544623" calcext:value-type="float">
            <text:p>4.6544623</text:p>
          </table:table-cell>
          <table:table-cell office:value-type="float" office:value="1.4581298" calcext:value-type="float">
            <text:p>1.4581298</text:p>
          </table:table-cell>
          <table:table-cell table:formula="of:=AVERAGE([.B421:.K421])" office:value-type="float" office:value="2.017793912" calcext:value-type="float">
            <text:p>2.017793912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float" office:value="3.2637892" calcext:value-type="float">
            <text:p>3.2637892</text:p>
          </table:table-cell>
          <table:table-cell office:value-type="float" office:value="0.7484272" calcext:value-type="float">
            <text:p>0.7484272</text:p>
          </table:table-cell>
          <table:table-cell office:value-type="float" office:value="0.15450868" calcext:value-type="float">
            <text:p>0.15450868</text:p>
          </table:table-cell>
          <table:table-cell office:value-type="float" office:value="1.892682" calcext:value-type="float">
            <text:p>1.892682</text:p>
          </table:table-cell>
          <table:table-cell office:value-type="float" office:value="3.952825" calcext:value-type="float">
            <text:p>3.952825</text:p>
          </table:table-cell>
          <table:table-cell office:value-type="float" office:value="1.3509619" calcext:value-type="float">
            <text:p>1.3509619</text:p>
          </table:table-cell>
          <table:table-cell office:value-type="float" office:value="2.8465848" calcext:value-type="float">
            <text:p>2.8465848</text:p>
          </table:table-cell>
          <table:table-cell office:value-type="float" office:value="0.3586378" calcext:value-type="float">
            <text:p>0.3586378</text:p>
          </table:table-cell>
          <table:table-cell office:value-type="float" office:value="4.3053603" calcext:value-type="float">
            <text:p>4.3053603</text:p>
          </table:table-cell>
          <table:table-cell office:value-type="float" office:value="0.8612247" calcext:value-type="float">
            <text:p>0.8612247</text:p>
          </table:table-cell>
          <table:table-cell table:formula="of:=AVERAGE([.B422:.K422])" office:value-type="float" office:value="1.973500158" calcext:value-type="float">
            <text:p>1.973500158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float" office:value="2.4817755" calcext:value-type="float">
            <text:p>2.4817755</text:p>
          </table:table-cell>
          <table:table-cell office:value-type="float" office:value="0.9670838" calcext:value-type="float">
            <text:p>0.9670838</text:p>
          </table:table-cell>
          <table:table-cell office:value-type="float" office:value="0.1483087" calcext:value-type="float">
            <text:p>0.1483087</text:p>
          </table:table-cell>
          <table:table-cell office:value-type="float" office:value="1.8506955" calcext:value-type="float">
            <text:p>1.8506955</text:p>
          </table:table-cell>
          <table:table-cell office:value-type="float" office:value="3.9530437" calcext:value-type="float">
            <text:p>3.9530437</text:p>
          </table:table-cell>
          <table:table-cell office:value-type="float" office:value="1.1770449" calcext:value-type="float">
            <text:p>1.1770449</text:p>
          </table:table-cell>
          <table:table-cell office:value-type="float" office:value="2.7962496" calcext:value-type="float">
            <text:p>2.7962496</text:p>
          </table:table-cell>
          <table:table-cell office:value-type="float" office:value="0.5331655" calcext:value-type="float">
            <text:p>0.5331655</text:p>
          </table:table-cell>
          <table:table-cell office:value-type="float" office:value="4.3155727" calcext:value-type="float">
            <text:p>4.3155727</text:p>
          </table:table-cell>
          <table:table-cell office:value-type="float" office:value="1.432814" calcext:value-type="float">
            <text:p>1.432814</text:p>
          </table:table-cell>
          <table:table-cell table:formula="of:=AVERAGE([.B423:.K423])" office:value-type="float" office:value="1.96557539" calcext:value-type="float">
            <text:p>1.96557539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float" office:value="2.6747696" calcext:value-type="float">
            <text:p>2.6747696</text:p>
          </table:table-cell>
          <table:table-cell office:value-type="float" office:value="0.85728955" calcext:value-type="float">
            <text:p>0.85728955</text:p>
          </table:table-cell>
          <table:table-cell office:value-type="float" office:value="0.14203398" calcext:value-type="float">
            <text:p>0.14203398</text:p>
          </table:table-cell>
          <table:table-cell office:value-type="float" office:value="1.8850309" calcext:value-type="float">
            <text:p>1.8850309</text:p>
          </table:table-cell>
          <table:table-cell office:value-type="float" office:value="3.9530437" calcext:value-type="float">
            <text:p>3.9530437</text:p>
          </table:table-cell>
          <table:table-cell office:value-type="float" office:value="1.3673198" calcext:value-type="float">
            <text:p>1.3673198</text:p>
          </table:table-cell>
          <table:table-cell office:value-type="float" office:value="2.7983823" calcext:value-type="float">
            <text:p>2.7983823</text:p>
          </table:table-cell>
          <table:table-cell office:value-type="float" office:value="0.53262645" calcext:value-type="float">
            <text:p>0.53262645</text:p>
          </table:table-cell>
          <table:table-cell office:value-type="float" office:value="4.2416506" calcext:value-type="float">
            <text:p>4.2416506</text:p>
          </table:table-cell>
          <table:table-cell office:value-type="float" office:value="1.319131" calcext:value-type="float">
            <text:p>1.319131</text:p>
          </table:table-cell>
          <table:table-cell table:formula="of:=AVERAGE([.B424:.K424])" office:value-type="float" office:value="1.977127788" calcext:value-type="float">
            <text:p>1.977127788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float" office:value="2.676697" calcext:value-type="float">
            <text:p>2.676697</text:p>
          </table:table-cell>
          <table:table-cell office:value-type="float" office:value="0.84459853" calcext:value-type="float">
            <text:p>0.84459853</text:p>
          </table:table-cell>
          <table:table-cell office:value-type="float" office:value="0.14025421" calcext:value-type="float">
            <text:p>0.14025421</text:p>
          </table:table-cell>
          <table:table-cell office:value-type="float" office:value="1.3443142" calcext:value-type="float">
            <text:p>1.3443142</text:p>
          </table:table-cell>
          <table:table-cell office:value-type="float" office:value="3.948617" calcext:value-type="float">
            <text:p>3.948617</text:p>
          </table:table-cell>
          <table:table-cell office:value-type="float" office:value="1.3660415" calcext:value-type="float">
            <text:p>1.3660415</text:p>
          </table:table-cell>
          <table:table-cell office:value-type="float" office:value="2.8471591" calcext:value-type="float">
            <text:p>2.8471591</text:p>
          </table:table-cell>
          <table:table-cell office:value-type="float" office:value="0.5407092" calcext:value-type="float">
            <text:p>0.5407092</text:p>
          </table:table-cell>
          <table:table-cell office:value-type="float" office:value="4.5383115" calcext:value-type="float">
            <text:p>4.5383115</text:p>
          </table:table-cell>
          <table:table-cell office:value-type="float" office:value="1.3275442" calcext:value-type="float">
            <text:p>1.3275442</text:p>
          </table:table-cell>
          <table:table-cell table:formula="of:=AVERAGE([.B425:.K425])" office:value-type="float" office:value="1.957424644" calcext:value-type="float">
            <text:p>1.957424644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float" office:value="2.9613483" calcext:value-type="float">
            <text:p>2.9613483</text:p>
          </table:table-cell>
          <table:table-cell office:value-type="float" office:value="0.73692834" calcext:value-type="float">
            <text:p>0.73692834</text:p>
          </table:table-cell>
          <table:table-cell office:value-type="float" office:value="0.14022385" calcext:value-type="float">
            <text:p>0.14022385</text:p>
          </table:table-cell>
          <table:table-cell office:value-type="float" office:value="1.8420079" calcext:value-type="float">
            <text:p>1.8420079</text:p>
          </table:table-cell>
          <table:table-cell office:value-type="float" office:value="3.8574114" calcext:value-type="float">
            <text:p>3.8574114</text:p>
          </table:table-cell>
          <table:table-cell office:value-type="float" office:value="1.3725336" calcext:value-type="float">
            <text:p>1.3725336</text:p>
          </table:table-cell>
          <table:table-cell office:value-type="float" office:value="2.8805282" calcext:value-type="float">
            <text:p>2.8805282</text:p>
          </table:table-cell>
          <table:table-cell office:value-type="float" office:value="0.2712513" calcext:value-type="float">
            <text:p>0.2712513</text:p>
          </table:table-cell>
          <table:table-cell office:value-type="float" office:value="4.39806" calcext:value-type="float">
            <text:p>4.39806</text:p>
          </table:table-cell>
          <table:table-cell office:value-type="float" office:value="1.3968118" calcext:value-type="float">
            <text:p>1.3968118</text:p>
          </table:table-cell>
          <table:table-cell table:formula="of:=AVERAGE([.B426:.K426])" office:value-type="float" office:value="1.985710469" calcext:value-type="float">
            <text:p>1.985710469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float" office:value="2.982648" calcext:value-type="float">
            <text:p>2.982648</text:p>
          </table:table-cell>
          <table:table-cell office:value-type="float" office:value="0.9921543" calcext:value-type="float">
            <text:p>0.9921543</text:p>
          </table:table-cell>
          <table:table-cell office:value-type="float" office:value="0.14743873" calcext:value-type="float">
            <text:p>0.14743873</text:p>
          </table:table-cell>
          <table:table-cell office:value-type="float" office:value="1.9313452" calcext:value-type="float">
            <text:p>1.9313452</text:p>
          </table:table-cell>
          <table:table-cell office:value-type="float" office:value="4.1339974" calcext:value-type="float">
            <text:p>4.1339974</text:p>
          </table:table-cell>
          <table:table-cell office:value-type="float" office:value="1.3560263" calcext:value-type="float">
            <text:p>1.3560263</text:p>
          </table:table-cell>
          <table:table-cell office:value-type="float" office:value="2.79624" calcext:value-type="float">
            <text:p>2.79624</text:p>
          </table:table-cell>
          <table:table-cell office:value-type="float" office:value="0.51769197" calcext:value-type="float">
            <text:p>0.51769197</text:p>
          </table:table-cell>
          <table:table-cell office:value-type="float" office:value="4.7509108" calcext:value-type="float">
            <text:p>4.7509108</text:p>
          </table:table-cell>
          <table:table-cell office:value-type="float" office:value="1.2911006" calcext:value-type="float">
            <text:p>1.2911006</text:p>
          </table:table-cell>
          <table:table-cell table:formula="of:=AVERAGE([.B427:.K427])" office:value-type="float" office:value="2.08995533" calcext:value-type="float">
            <text:p>2.08995533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float" office:value="3.238957" calcext:value-type="float">
            <text:p>3.238957</text:p>
          </table:table-cell>
          <table:table-cell office:value-type="float" office:value="0.7497514" calcext:value-type="float">
            <text:p>0.7497514</text:p>
          </table:table-cell>
          <table:table-cell office:value-type="float" office:value="0.14651686" calcext:value-type="float">
            <text:p>0.14651686</text:p>
          </table:table-cell>
          <table:table-cell office:value-type="float" office:value="1.8076708" calcext:value-type="float">
            <text:p>1.8076708</text:p>
          </table:table-cell>
          <table:table-cell office:value-type="float" office:value="4.1024346" calcext:value-type="float">
            <text:p>4.1024346</text:p>
          </table:table-cell>
          <table:table-cell office:value-type="float" office:value="1.249189" calcext:value-type="float">
            <text:p>1.249189</text:p>
          </table:table-cell>
          <table:table-cell office:value-type="float" office:value="2.7962496" calcext:value-type="float">
            <text:p>2.7962496</text:p>
          </table:table-cell>
          <table:table-cell office:value-type="float" office:value="0.37003145" calcext:value-type="float">
            <text:p>0.37003145</text:p>
          </table:table-cell>
          <table:table-cell office:value-type="float" office:value="4.398029" calcext:value-type="float">
            <text:p>4.398029</text:p>
          </table:table-cell>
          <table:table-cell office:value-type="float" office:value="1.233139" calcext:value-type="float">
            <text:p>1.233139</text:p>
          </table:table-cell>
          <table:table-cell table:formula="of:=AVERAGE([.B428:.K428])" office:value-type="float" office:value="2.009196871" calcext:value-type="float">
            <text:p>2.009196871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float" office:value="2.6747696" calcext:value-type="float">
            <text:p>2.6747696</text:p>
          </table:table-cell>
          <table:table-cell office:value-type="float" office:value="0.76483965" calcext:value-type="float">
            <text:p>0.76483965</text:p>
          </table:table-cell>
          <table:table-cell office:value-type="float" office:value="0.15554313" calcext:value-type="float">
            <text:p>0.15554313</text:p>
          </table:table-cell>
          <table:table-cell office:value-type="float" office:value="1.2501895" calcext:value-type="float">
            <text:p>1.2501895</text:p>
          </table:table-cell>
          <table:table-cell office:value-type="float" office:value="3.58998" calcext:value-type="float">
            <text:p>3.58998</text:p>
          </table:table-cell>
          <table:table-cell office:value-type="float" office:value="1.3777304" calcext:value-type="float">
            <text:p>1.3777304</text:p>
          </table:table-cell>
          <table:table-cell office:value-type="float" office:value="2.7351341" calcext:value-type="float">
            <text:p>2.7351341</text:p>
          </table:table-cell>
          <table:table-cell office:value-type="float" office:value="0.3974231" calcext:value-type="float">
            <text:p>0.3974231</text:p>
          </table:table-cell>
          <table:table-cell office:value-type="float" office:value="4.4809723" calcext:value-type="float">
            <text:p>4.4809723</text:p>
          </table:table-cell>
          <table:table-cell office:value-type="float" office:value="1.2947018" calcext:value-type="float">
            <text:p>1.2947018</text:p>
          </table:table-cell>
          <table:table-cell table:formula="of:=AVERAGE([.B429:.K429])" office:value-type="float" office:value="1.872128358" calcext:value-type="float">
            <text:p>1.872128358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float" office:value="2.6747696" calcext:value-type="float">
            <text:p>2.6747696</text:p>
          </table:table-cell>
          <table:table-cell office:value-type="float" office:value="0.7461753" calcext:value-type="float">
            <text:p>0.7461753</text:p>
          </table:table-cell>
          <table:table-cell office:value-type="float" office:value="0.14029577" calcext:value-type="float">
            <text:p>0.14029577</text:p>
          </table:table-cell>
          <table:table-cell office:value-type="float" office:value="1.3458939" calcext:value-type="float">
            <text:p>1.3458939</text:p>
          </table:table-cell>
          <table:table-cell office:value-type="float" office:value="3.6007638" calcext:value-type="float">
            <text:p>3.6007638</text:p>
          </table:table-cell>
          <table:table-cell office:value-type="float" office:value="1.32955" calcext:value-type="float">
            <text:p>1.32955</text:p>
          </table:table-cell>
          <table:table-cell office:value-type="float" office:value="2.854722" calcext:value-type="float">
            <text:p>2.854722</text:p>
          </table:table-cell>
          <table:table-cell office:value-type="float" office:value="0.55218154" calcext:value-type="float">
            <text:p>0.55218154</text:p>
          </table:table-cell>
          <table:table-cell office:value-type="float" office:value="4.5414596" calcext:value-type="float">
            <text:p>4.5414596</text:p>
          </table:table-cell>
          <table:table-cell office:value-type="float" office:value="1.3223869" calcext:value-type="float">
            <text:p>1.3223869</text:p>
          </table:table-cell>
          <table:table-cell table:formula="of:=AVERAGE([.B430:.K430])" office:value-type="float" office:value="1.910819841" calcext:value-type="float">
            <text:p>1.910819841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float" office:value="2.6747696" calcext:value-type="float">
            <text:p>2.6747696</text:p>
          </table:table-cell>
          <table:table-cell office:value-type="float" office:value="0.927272" calcext:value-type="float">
            <text:p>0.927272</text:p>
          </table:table-cell>
          <table:table-cell office:value-type="float" office:value="0.14339985" calcext:value-type="float">
            <text:p>0.14339985</text:p>
          </table:table-cell>
          <table:table-cell office:value-type="float" office:value="1.3392757" calcext:value-type="float">
            <text:p>1.3392757</text:p>
          </table:table-cell>
          <table:table-cell office:value-type="float" office:value="4.071556" calcext:value-type="float">
            <text:p>4.071556</text:p>
          </table:table-cell>
          <table:table-cell office:value-type="float" office:value="1.3799863" calcext:value-type="float">
            <text:p>1.3799863</text:p>
          </table:table-cell>
          <table:table-cell office:value-type="float" office:value="2.858849" calcext:value-type="float">
            <text:p>2.858849</text:p>
          </table:table-cell>
          <table:table-cell office:value-type="float" office:value="0.40614435" calcext:value-type="float">
            <text:p>0.40614435</text:p>
          </table:table-cell>
          <table:table-cell office:value-type="float" office:value="4.7523007" calcext:value-type="float">
            <text:p>4.7523007</text:p>
          </table:table-cell>
          <table:table-cell office:value-type="float" office:value="1.3188683" calcext:value-type="float">
            <text:p>1.3188683</text:p>
          </table:table-cell>
          <table:table-cell table:formula="of:=AVERAGE([.B431:.K431])" office:value-type="float" office:value="1.98724218" calcext:value-type="float">
            <text:p>1.98724218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float" office:value="2.9781263" calcext:value-type="float">
            <text:p>2.9781263</text:p>
          </table:table-cell>
          <table:table-cell office:value-type="float" office:value="0.9929604" calcext:value-type="float">
            <text:p>0.9929604</text:p>
          </table:table-cell>
          <table:table-cell office:value-type="float" office:value="0.15681869" calcext:value-type="float">
            <text:p>0.15681869</text:p>
          </table:table-cell>
          <table:table-cell office:value-type="float" office:value="1.2974441" calcext:value-type="float">
            <text:p>1.2974441</text:p>
          </table:table-cell>
          <table:table-cell office:value-type="float" office:value="4.1052566" calcext:value-type="float">
            <text:p>4.1052566</text:p>
          </table:table-cell>
          <table:table-cell office:value-type="float" office:value="1.3502806" calcext:value-type="float">
            <text:p>1.3502806</text:p>
          </table:table-cell>
          <table:table-cell office:value-type="float" office:value="2.8586986" calcext:value-type="float">
            <text:p>2.8586986</text:p>
          </table:table-cell>
          <table:table-cell office:value-type="float" office:value="0.5329999" calcext:value-type="float">
            <text:p>0.5329999</text:p>
          </table:table-cell>
          <table:table-cell office:value-type="float" office:value="4.4669027" calcext:value-type="float">
            <text:p>4.4669027</text:p>
          </table:table-cell>
          <table:table-cell office:value-type="float" office:value="1.439961" calcext:value-type="float">
            <text:p>1.439961</text:p>
          </table:table-cell>
          <table:table-cell table:formula="of:=AVERAGE([.B432:.K432])" office:value-type="float" office:value="2.017944889" calcext:value-type="float">
            <text:p>2.017944889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float" office:value="2.6747696" calcext:value-type="float">
            <text:p>2.6747696</text:p>
          </table:table-cell>
          <table:table-cell office:value-type="float" office:value="0.7477657" calcext:value-type="float">
            <text:p>0.7477657</text:p>
          </table:table-cell>
          <table:table-cell office:value-type="float" office:value="0.14029577" calcext:value-type="float">
            <text:p>0.14029577</text:p>
          </table:table-cell>
          <table:table-cell office:value-type="float" office:value="1.3477725" calcext:value-type="float">
            <text:p>1.3477725</text:p>
          </table:table-cell>
          <table:table-cell office:value-type="float" office:value="3.7349591" calcext:value-type="float">
            <text:p>3.7349591</text:p>
          </table:table-cell>
          <table:table-cell office:value-type="float" office:value="1.3742923" calcext:value-type="float">
            <text:p>1.3742923</text:p>
          </table:table-cell>
          <table:table-cell office:value-type="float" office:value="2.8196704" calcext:value-type="float">
            <text:p>2.8196704</text:p>
          </table:table-cell>
          <table:table-cell office:value-type="float" office:value="0.4384036" calcext:value-type="float">
            <text:p>0.4384036</text:p>
          </table:table-cell>
          <table:table-cell office:value-type="float" office:value="4.6057367" calcext:value-type="float">
            <text:p>4.6057367</text:p>
          </table:table-cell>
          <table:table-cell office:value-type="float" office:value="1.107257" calcext:value-type="float">
            <text:p>1.107257</text:p>
          </table:table-cell>
          <table:table-cell table:formula="of:=AVERAGE([.B433:.K433])" office:value-type="float" office:value="1.899092267" calcext:value-type="float">
            <text:p>1.899092267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float" office:value="2.3632774" calcext:value-type="float">
            <text:p>2.3632774</text:p>
          </table:table-cell>
          <table:table-cell office:value-type="float" office:value="0.9004963" calcext:value-type="float">
            <text:p>0.9004963</text:p>
          </table:table-cell>
          <table:table-cell office:value-type="float" office:value="0.14278652" calcext:value-type="float">
            <text:p>0.14278652</text:p>
          </table:table-cell>
          <table:table-cell office:value-type="float" office:value="1.345218" calcext:value-type="float">
            <text:p>1.345218</text:p>
          </table:table-cell>
          <table:table-cell office:value-type="float" office:value="3.8046553" calcext:value-type="float">
            <text:p>3.8046553</text:p>
          </table:table-cell>
          <table:table-cell office:value-type="float" office:value="1.1595024" calcext:value-type="float">
            <text:p>1.1595024</text:p>
          </table:table-cell>
          <table:table-cell office:value-type="float" office:value="2.8645892" calcext:value-type="float">
            <text:p>2.8645892</text:p>
          </table:table-cell>
          <table:table-cell office:value-type="float" office:value="0.3893052" calcext:value-type="float">
            <text:p>0.3893052</text:p>
          </table:table-cell>
          <table:table-cell office:value-type="float" office:value="4.619012" calcext:value-type="float">
            <text:p>4.619012</text:p>
          </table:table-cell>
          <table:table-cell office:value-type="float" office:value="1.3997066" calcext:value-type="float">
            <text:p>1.3997066</text:p>
          </table:table-cell>
          <table:table-cell table:formula="of:=AVERAGE([.B434:.K434])" office:value-type="float" office:value="1.898854892" calcext:value-type="float">
            <text:p>1.898854892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float" office:value="3.1743016" calcext:value-type="float">
            <text:p>3.1743016</text:p>
          </table:table-cell>
          <table:table-cell office:value-type="float" office:value="0.86483026" calcext:value-type="float">
            <text:p>0.86483026</text:p>
          </table:table-cell>
          <table:table-cell office:value-type="float" office:value="0.1473294" calcext:value-type="float">
            <text:p>0.1473294</text:p>
          </table:table-cell>
          <table:table-cell office:value-type="float" office:value="1.2290705" calcext:value-type="float">
            <text:p>1.2290705</text:p>
          </table:table-cell>
          <table:table-cell office:value-type="float" office:value="3.7547462" calcext:value-type="float">
            <text:p>3.7547462</text:p>
          </table:table-cell>
          <table:table-cell office:value-type="float" office:value="1.2463863" calcext:value-type="float">
            <text:p>1.2463863</text:p>
          </table:table-cell>
          <table:table-cell office:value-type="float" office:value="1.8567377" calcext:value-type="float">
            <text:p>1.8567377</text:p>
          </table:table-cell>
          <table:table-cell office:value-type="float" office:value="0.6877056" calcext:value-type="float">
            <text:p>0.6877056</text:p>
          </table:table-cell>
          <table:table-cell office:value-type="float" office:value="4.4098196" calcext:value-type="float">
            <text:p>4.4098196</text:p>
          </table:table-cell>
          <table:table-cell office:value-type="float" office:value="1.4286143" calcext:value-type="float">
            <text:p>1.4286143</text:p>
          </table:table-cell>
          <table:table-cell table:formula="of:=AVERAGE([.B435:.K435])" office:value-type="float" office:value="1.879954146" calcext:value-type="float">
            <text:p>1.879954146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float" office:value="3.2194908" calcext:value-type="float">
            <text:p>3.2194908</text:p>
          </table:table-cell>
          <table:table-cell office:value-type="float" office:value="0.98384416" calcext:value-type="float">
            <text:p>0.98384416</text:p>
          </table:table-cell>
          <table:table-cell office:value-type="float" office:value="0.15045601" calcext:value-type="float">
            <text:p>0.15045601</text:p>
          </table:table-cell>
          <table:table-cell office:value-type="float" office:value="1.250708" calcext:value-type="float">
            <text:p>1.250708</text:p>
          </table:table-cell>
          <table:table-cell office:value-type="float" office:value="3.800792" calcext:value-type="float">
            <text:p>3.800792</text:p>
          </table:table-cell>
          <table:table-cell office:value-type="float" office:value="1.2917266" calcext:value-type="float">
            <text:p>1.2917266</text:p>
          </table:table-cell>
          <table:table-cell office:value-type="float" office:value="2.867773" calcext:value-type="float">
            <text:p>2.867773</text:p>
          </table:table-cell>
          <table:table-cell office:value-type="float" office:value="0.67408246" calcext:value-type="float">
            <text:p>0.67408246</text:p>
          </table:table-cell>
          <table:table-cell office:value-type="float" office:value="4.675438" calcext:value-type="float">
            <text:p>4.675438</text:p>
          </table:table-cell>
          <table:table-cell office:value-type="float" office:value="1.3188683" calcext:value-type="float">
            <text:p>1.3188683</text:p>
          </table:table-cell>
          <table:table-cell table:formula="of:=AVERAGE([.B436:.K436])" office:value-type="float" office:value="2.023317933" calcext:value-type="float">
            <text:p>2.023317933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float" office:value="3.3564143" calcext:value-type="float">
            <text:p>3.3564143</text:p>
          </table:table-cell>
          <table:table-cell office:value-type="float" office:value="0.74778944" calcext:value-type="float">
            <text:p>0.74778944</text:p>
          </table:table-cell>
          <table:table-cell office:value-type="float" office:value="0.15730478" calcext:value-type="float">
            <text:p>0.15730478</text:p>
          </table:table-cell>
          <table:table-cell office:value-type="float" office:value="1.1992188" calcext:value-type="float">
            <text:p>1.1992188</text:p>
          </table:table-cell>
          <table:table-cell office:value-type="float" office:value="3.7547462" calcext:value-type="float">
            <text:p>3.7547462</text:p>
          </table:table-cell>
          <table:table-cell office:value-type="float" office:value="1.303089" calcext:value-type="float">
            <text:p>1.303089</text:p>
          </table:table-cell>
          <table:table-cell office:value-type="float" office:value="2.8466058" calcext:value-type="float">
            <text:p>2.8466058</text:p>
          </table:table-cell>
          <table:table-cell office:value-type="float" office:value="0.5004831" calcext:value-type="float">
            <text:p>0.5004831</text:p>
          </table:table-cell>
          <table:table-cell office:value-type="float" office:value="4.395408" calcext:value-type="float">
            <text:p>4.395408</text:p>
          </table:table-cell>
          <table:table-cell office:value-type="float" office:value="1.4397326" calcext:value-type="float">
            <text:p>1.4397326</text:p>
          </table:table-cell>
          <table:table-cell table:formula="of:=AVERAGE([.B437:.K437])" office:value-type="float" office:value="1.970079202" calcext:value-type="float">
            <text:p>1.970079202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float" office:value="3.304873" calcext:value-type="float">
            <text:p>3.304873</text:p>
          </table:table-cell>
          <table:table-cell office:value-type="float" office:value="0.98385906" calcext:value-type="float">
            <text:p>0.98385906</text:p>
          </table:table-cell>
          <table:table-cell office:value-type="float" office:value="0.15287334" calcext:value-type="float">
            <text:p>0.15287334</text:p>
          </table:table-cell>
          <table:table-cell office:value-type="float" office:value="1.2481034" calcext:value-type="float">
            <text:p>1.2481034</text:p>
          </table:table-cell>
          <table:table-cell office:value-type="float" office:value="3.7807796" calcext:value-type="float">
            <text:p>3.7807796</text:p>
          </table:table-cell>
          <table:table-cell office:value-type="float" office:value="1.3187801" calcext:value-type="float">
            <text:p>1.3187801</text:p>
          </table:table-cell>
          <table:table-cell office:value-type="float" office:value="2.7980134" calcext:value-type="float">
            <text:p>2.7980134</text:p>
          </table:table-cell>
          <table:table-cell office:value-type="float" office:value="0.39247885" calcext:value-type="float">
            <text:p>0.39247885</text:p>
          </table:table-cell>
          <table:table-cell office:value-type="float" office:value="4.6071534" calcext:value-type="float">
            <text:p>4.6071534</text:p>
          </table:table-cell>
          <table:table-cell office:value-type="float" office:value="1.3188683" calcext:value-type="float">
            <text:p>1.3188683</text:p>
          </table:table-cell>
          <table:table-cell table:formula="of:=AVERAGE([.B438:.K438])" office:value-type="float" office:value="1.990578245" calcext:value-type="float">
            <text:p>1.990578245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float" office:value="2.7421553" calcext:value-type="float">
            <text:p>2.7421553</text:p>
          </table:table-cell>
          <table:table-cell office:value-type="float" office:value="0.98385906" calcext:value-type="float">
            <text:p>0.98385906</text:p>
          </table:table-cell>
          <table:table-cell office:value-type="float" office:value="0.16041236" calcext:value-type="float">
            <text:p>0.16041236</text:p>
          </table:table-cell>
          <table:table-cell office:value-type="float" office:value="1.2510419" calcext:value-type="float">
            <text:p>1.2510419</text:p>
          </table:table-cell>
          <table:table-cell office:value-type="float" office:value="3.7313209" calcext:value-type="float">
            <text:p>3.7313209</text:p>
          </table:table-cell>
          <table:table-cell office:value-type="float" office:value="1.3827555" calcext:value-type="float">
            <text:p>1.3827555</text:p>
          </table:table-cell>
          <table:table-cell office:value-type="float" office:value="2.8438227" calcext:value-type="float">
            <text:p>2.8438227</text:p>
          </table:table-cell>
          <table:table-cell office:value-type="float" office:value="0.56940395" calcext:value-type="float">
            <text:p>0.56940395</text:p>
          </table:table-cell>
          <table:table-cell office:value-type="float" office:value="4.3871493" calcext:value-type="float">
            <text:p>4.3871493</text:p>
          </table:table-cell>
          <table:table-cell office:value-type="float" office:value="1.4235709" calcext:value-type="float">
            <text:p>1.4235709</text:p>
          </table:table-cell>
          <table:table-cell table:formula="of:=AVERAGE([.B439:.K439])" office:value-type="float" office:value="1.947549187" calcext:value-type="float">
            <text:p>1.947549187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float" office:value="2.9730058" calcext:value-type="float">
            <text:p>2.9730058</text:p>
          </table:table-cell>
          <table:table-cell office:value-type="float" office:value="0.94431406" calcext:value-type="float">
            <text:p>0.94431406</text:p>
          </table:table-cell>
          <table:table-cell office:value-type="float" office:value="0.1427785" calcext:value-type="float">
            <text:p>0.1427785</text:p>
          </table:table-cell>
          <table:table-cell office:value-type="float" office:value="1.2254071" calcext:value-type="float">
            <text:p>1.2254071</text:p>
          </table:table-cell>
          <table:table-cell office:value-type="float" office:value="3.6774554" calcext:value-type="float">
            <text:p>3.6774554</text:p>
          </table:table-cell>
          <table:table-cell office:value-type="float" office:value="1.263535" calcext:value-type="float">
            <text:p>1.263535</text:p>
          </table:table-cell>
          <table:table-cell office:value-type="float" office:value="2.8682177" calcext:value-type="float">
            <text:p>2.8682177</text:p>
          </table:table-cell>
          <table:table-cell office:value-type="float" office:value="0.39281103" calcext:value-type="float">
            <text:p>0.39281103</text:p>
          </table:table-cell>
          <table:table-cell office:value-type="float" office:value="4.2901278" calcext:value-type="float">
            <text:p>4.2901278</text:p>
          </table:table-cell>
          <table:table-cell office:value-type="float" office:value="1.3188683" calcext:value-type="float">
            <text:p>1.3188683</text:p>
          </table:table-cell>
          <table:table-cell table:formula="of:=AVERAGE([.B440:.K440])" office:value-type="float" office:value="1.909652069" calcext:value-type="float">
            <text:p>1.909652069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float" office:value="2.6932805" calcext:value-type="float">
            <text:p>2.6932805</text:p>
          </table:table-cell>
          <table:table-cell office:value-type="float" office:value="0.99023277" calcext:value-type="float">
            <text:p>0.99023277</text:p>
          </table:table-cell>
          <table:table-cell office:value-type="float" office:value="0.14068697" calcext:value-type="float">
            <text:p>0.14068697</text:p>
          </table:table-cell>
          <table:table-cell office:value-type="float" office:value="1.2460467" calcext:value-type="float">
            <text:p>1.2460467</text:p>
          </table:table-cell>
          <table:table-cell office:value-type="float" office:value="3.749146" calcext:value-type="float">
            <text:p>3.749146</text:p>
          </table:table-cell>
          <table:table-cell office:value-type="float" office:value="1.2102314" calcext:value-type="float">
            <text:p>1.2102314</text:p>
          </table:table-cell>
          <table:table-cell office:value-type="float" office:value="2.8447945" calcext:value-type="float">
            <text:p>2.8447945</text:p>
          </table:table-cell>
          <table:table-cell office:value-type="float" office:value="0.5704497" calcext:value-type="float">
            <text:p>0.5704497</text:p>
          </table:table-cell>
          <table:table-cell office:value-type="float" office:value="4.2905393" calcext:value-type="float">
            <text:p>4.2905393</text:p>
          </table:table-cell>
          <table:table-cell office:value-type="float" office:value="1.4208028" calcext:value-type="float">
            <text:p>1.4208028</text:p>
          </table:table-cell>
          <table:table-cell table:formula="of:=AVERAGE([.B441:.K441])" office:value-type="float" office:value="1.915621064" calcext:value-type="float">
            <text:p>1.915621064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float" office:value="2.861585" calcext:value-type="float">
            <text:p>2.861585</text:p>
          </table:table-cell>
          <table:table-cell office:value-type="float" office:value="0.6040022" calcext:value-type="float">
            <text:p>0.6040022</text:p>
          </table:table-cell>
          <table:table-cell office:value-type="float" office:value="0.15453278" calcext:value-type="float">
            <text:p>0.15453278</text:p>
          </table:table-cell>
          <table:table-cell office:value-type="float" office:value="1.2511573" calcext:value-type="float">
            <text:p>1.2511573</text:p>
          </table:table-cell>
          <table:table-cell office:value-type="float" office:value="3.5906072" calcext:value-type="float">
            <text:p>3.5906072</text:p>
          </table:table-cell>
          <table:table-cell office:value-type="float" office:value="1.3776408" calcext:value-type="float">
            <text:p>1.3776408</text:p>
          </table:table-cell>
          <table:table-cell office:value-type="float" office:value="2.8450139" calcext:value-type="float">
            <text:p>2.8450139</text:p>
          </table:table-cell>
          <table:table-cell office:value-type="float" office:value="0.43715554" calcext:value-type="float">
            <text:p>0.43715554</text:p>
          </table:table-cell>
          <table:table-cell office:value-type="float" office:value="4.2321687" calcext:value-type="float">
            <text:p>4.2321687</text:p>
          </table:table-cell>
          <table:table-cell office:value-type="float" office:value="1.4289069" calcext:value-type="float">
            <text:p>1.4289069</text:p>
          </table:table-cell>
          <table:table-cell table:formula="of:=AVERAGE([.B442:.K442])" office:value-type="float" office:value="1.878277032" calcext:value-type="float">
            <text:p>1.878277032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float" office:value="1.739349" calcext:value-type="float">
            <text:p>1.739349</text:p>
          </table:table-cell>
          <table:table-cell office:value-type="float" office:value="0.86194295" calcext:value-type="float">
            <text:p>0.86194295</text:p>
          </table:table-cell>
          <table:table-cell office:value-type="float" office:value="0.1552407" calcext:value-type="float">
            <text:p>0.1552407</text:p>
          </table:table-cell>
          <table:table-cell office:value-type="float" office:value="1.246846" calcext:value-type="float">
            <text:p>1.246846</text:p>
          </table:table-cell>
          <table:table-cell office:value-type="float" office:value="3.732019" calcext:value-type="float">
            <text:p>3.732019</text:p>
          </table:table-cell>
          <table:table-cell office:value-type="float" office:value="1.3857734" calcext:value-type="float">
            <text:p>1.3857734</text:p>
          </table:table-cell>
          <table:table-cell office:value-type="float" office:value="2.8455436" calcext:value-type="float">
            <text:p>2.8455436</text:p>
          </table:table-cell>
          <table:table-cell office:value-type="float" office:value="0.45188734" calcext:value-type="float">
            <text:p>0.45188734</text:p>
          </table:table-cell>
          <table:table-cell office:value-type="float" office:value="4.269399" calcext:value-type="float">
            <text:p>4.269399</text:p>
          </table:table-cell>
          <table:table-cell office:value-type="float" office:value="1.439961" calcext:value-type="float">
            <text:p>1.439961</text:p>
          </table:table-cell>
          <table:table-cell table:formula="of:=AVERAGE([.B443:.K443])" office:value-type="float" office:value="1.812796199" calcext:value-type="float">
            <text:p>1.812796199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float" office:value="2.6139374" calcext:value-type="float">
            <text:p>2.6139374</text:p>
          </table:table-cell>
          <table:table-cell office:value-type="float" office:value="0.7477657" calcext:value-type="float">
            <text:p>0.7477657</text:p>
          </table:table-cell>
          <table:table-cell office:value-type="float" office:value="0.15531021" calcext:value-type="float">
            <text:p>0.15531021</text:p>
          </table:table-cell>
          <table:table-cell office:value-type="float" office:value="1.2469374" calcext:value-type="float">
            <text:p>1.2469374</text:p>
          </table:table-cell>
          <table:table-cell office:value-type="float" office:value="3.782096" calcext:value-type="float">
            <text:p>3.782096</text:p>
          </table:table-cell>
          <table:table-cell office:value-type="float" office:value="1.3859032" calcext:value-type="float">
            <text:p>1.3859032</text:p>
          </table:table-cell>
          <table:table-cell office:value-type="float" office:value="2.846809" calcext:value-type="float">
            <text:p>2.846809</text:p>
          </table:table-cell>
          <table:table-cell office:value-type="float" office:value="0.592905" calcext:value-type="float">
            <text:p>0.592905</text:p>
          </table:table-cell>
          <table:table-cell office:value-type="float" office:value="4.5372024" calcext:value-type="float">
            <text:p>4.5372024</text:p>
          </table:table-cell>
          <table:table-cell office:value-type="float" office:value="1.443613" calcext:value-type="float">
            <text:p>1.443613</text:p>
          </table:table-cell>
          <table:table-cell table:formula="of:=AVERAGE([.B444:.K444])" office:value-type="float" office:value="1.935247931" calcext:value-type="float">
            <text:p>1.935247931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float" office:value="2.6139374" calcext:value-type="float">
            <text:p>2.6139374</text:p>
          </table:table-cell>
          <table:table-cell office:value-type="float" office:value="0.97982365" calcext:value-type="float">
            <text:p>0.97982365</text:p>
          </table:table-cell>
          <table:table-cell office:value-type="float" office:value="0.1674967" calcext:value-type="float">
            <text:p>0.1674967</text:p>
          </table:table-cell>
          <table:table-cell office:value-type="float" office:value="1.3348877" calcext:value-type="float">
            <text:p>1.3348877</text:p>
          </table:table-cell>
          <table:table-cell office:value-type="float" office:value="3.732019" calcext:value-type="float">
            <text:p>3.732019</text:p>
          </table:table-cell>
          <table:table-cell office:value-type="float" office:value="1.2945302" calcext:value-type="float">
            <text:p>1.2945302</text:p>
          </table:table-cell>
          <table:table-cell office:value-type="float" office:value="2.798033" calcext:value-type="float">
            <text:p>2.798033</text:p>
          </table:table-cell>
          <table:table-cell office:value-type="float" office:value="0.4886652" calcext:value-type="float">
            <text:p>0.4886652</text:p>
          </table:table-cell>
          <table:table-cell office:value-type="float" office:value="4.2378507" calcext:value-type="float">
            <text:p>4.2378507</text:p>
          </table:table-cell>
          <table:table-cell office:value-type="float" office:value="1.233139" calcext:value-type="float">
            <text:p>1.233139</text:p>
          </table:table-cell>
          <table:table-cell table:formula="of:=AVERAGE([.B445:.K445])" office:value-type="float" office:value="1.888038255" calcext:value-type="float">
            <text:p>1.888038255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float" office:value="2.4247243" calcext:value-type="float">
            <text:p>2.4247243</text:p>
          </table:table-cell>
          <table:table-cell office:value-type="float" office:value="0.9427925" calcext:value-type="float">
            <text:p>0.9427925</text:p>
          </table:table-cell>
          <table:table-cell office:value-type="float" office:value="0.1447324" calcext:value-type="float">
            <text:p>0.1447324</text:p>
          </table:table-cell>
          <table:table-cell office:value-type="float" office:value="1.3471415" calcext:value-type="float">
            <text:p>1.3471415</text:p>
          </table:table-cell>
          <table:table-cell office:value-type="float" office:value="3.7831404" calcext:value-type="float">
            <text:p>3.7831404</text:p>
          </table:table-cell>
          <table:table-cell office:value-type="float" office:value="1.2929274" calcext:value-type="float">
            <text:p>1.2929274</text:p>
          </table:table-cell>
          <table:table-cell office:value-type="float" office:value="2.8546424" calcext:value-type="float">
            <text:p>2.8546424</text:p>
          </table:table-cell>
          <table:table-cell office:value-type="float" office:value="0.6792226" calcext:value-type="float">
            <text:p>0.6792226</text:p>
          </table:table-cell>
          <table:table-cell office:value-type="float" office:value="4.315603" calcext:value-type="float">
            <text:p>4.315603</text:p>
          </table:table-cell>
          <table:table-cell office:value-type="float" office:value="1.3188683" calcext:value-type="float">
            <text:p>1.3188683</text:p>
          </table:table-cell>
          <table:table-cell table:formula="of:=AVERAGE([.B446:.K446])" office:value-type="float" office:value="1.91037948" calcext:value-type="float">
            <text:p>1.91037948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float" office:value="2.610932" calcext:value-type="float">
            <text:p>2.610932</text:p>
          </table:table-cell>
          <table:table-cell office:value-type="float" office:value="0.7419668" calcext:value-type="float">
            <text:p>0.7419668</text:p>
          </table:table-cell>
          <table:table-cell office:value-type="float" office:value="0.13808608" calcext:value-type="float">
            <text:p>0.13808608</text:p>
          </table:table-cell>
          <table:table-cell office:value-type="float" office:value="1.2363225" calcext:value-type="float">
            <text:p>1.2363225</text:p>
          </table:table-cell>
          <table:table-cell office:value-type="float" office:value="3.5898259" calcext:value-type="float">
            <text:p>3.5898259</text:p>
          </table:table-cell>
          <table:table-cell office:value-type="float" office:value="1.4535177" calcext:value-type="float">
            <text:p>1.4535177</text:p>
          </table:table-cell>
          <table:table-cell office:value-type="float" office:value="2.8573673" calcext:value-type="float">
            <text:p>2.8573673</text:p>
          </table:table-cell>
          <table:table-cell office:value-type="float" office:value="0.6160921" calcext:value-type="float">
            <text:p>0.6160921</text:p>
          </table:table-cell>
          <table:table-cell office:value-type="float" office:value="4.241474" calcext:value-type="float">
            <text:p>4.241474</text:p>
          </table:table-cell>
          <table:table-cell office:value-type="float" office:value="1.4576204" calcext:value-type="float">
            <text:p>1.4576204</text:p>
          </table:table-cell>
          <table:table-cell table:formula="of:=AVERAGE([.B447:.K447])" office:value-type="float" office:value="1.894320478" calcext:value-type="float">
            <text:p>1.894320478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float" office:value="2.6604629" calcext:value-type="float">
            <text:p>2.6604629</text:p>
          </table:table-cell>
          <table:table-cell office:value-type="float" office:value="0.94903773" calcext:value-type="float">
            <text:p>0.94903773</text:p>
          </table:table-cell>
          <table:table-cell office:value-type="float" office:value="0.13808608" calcext:value-type="float">
            <text:p>0.13808608</text:p>
          </table:table-cell>
          <table:table-cell office:value-type="float" office:value="1.3178111" calcext:value-type="float">
            <text:p>1.3178111</text:p>
          </table:table-cell>
          <table:table-cell office:value-type="float" office:value="3.7492552" calcext:value-type="float">
            <text:p>3.7492552</text:p>
          </table:table-cell>
          <table:table-cell office:value-type="float" office:value="1.5048597" calcext:value-type="float">
            <text:p>1.5048597</text:p>
          </table:table-cell>
          <table:table-cell office:value-type="float" office:value="0.65618277" calcext:value-type="float">
            <text:p>0.65618277</text:p>
          </table:table-cell>
          <table:table-cell office:value-type="float" office:value="0.5754767" calcext:value-type="float">
            <text:p>0.5754767</text:p>
          </table:table-cell>
          <table:table-cell office:value-type="float" office:value="4.754962" calcext:value-type="float">
            <text:p>4.754962</text:p>
          </table:table-cell>
          <table:table-cell office:value-type="float" office:value="1.3183446" calcext:value-type="float">
            <text:p>1.3183446</text:p>
          </table:table-cell>
          <table:table-cell table:formula="of:=AVERAGE([.B448:.K448])" office:value-type="float" office:value="1.762447878" calcext:value-type="float">
            <text:p>1.762447878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float" office:value="2.610932" calcext:value-type="float">
            <text:p>2.610932</text:p>
          </table:table-cell>
          <table:table-cell office:value-type="float" office:value="0.9496534" calcext:value-type="float">
            <text:p>0.9496534</text:p>
          </table:table-cell>
          <table:table-cell office:value-type="float" office:value="0.18335241" calcext:value-type="float">
            <text:p>0.18335241</text:p>
          </table:table-cell>
          <table:table-cell office:value-type="float" office:value="1.1919749" calcext:value-type="float">
            <text:p>1.1919749</text:p>
          </table:table-cell>
          <table:table-cell office:value-type="float" office:value="3.765908" calcext:value-type="float">
            <text:p>3.765908</text:p>
          </table:table-cell>
          <table:table-cell office:value-type="float" office:value="1.4707032" calcext:value-type="float">
            <text:p>1.4707032</text:p>
          </table:table-cell>
          <table:table-cell office:value-type="float" office:value="2.8344803" calcext:value-type="float">
            <text:p>2.8344803</text:p>
          </table:table-cell>
          <table:table-cell office:value-type="float" office:value="0.67798537" calcext:value-type="float">
            <text:p>0.67798537</text:p>
          </table:table-cell>
          <table:table-cell office:value-type="float" office:value="4.7488956" calcext:value-type="float">
            <text:p>4.7488956</text:p>
          </table:table-cell>
          <table:table-cell office:value-type="float" office:value="1.439961" calcext:value-type="float">
            <text:p>1.439961</text:p>
          </table:table-cell>
          <table:table-cell table:formula="of:=AVERAGE([.B449:.K449])" office:value-type="float" office:value="1.987384618" calcext:value-type="float">
            <text:p>1.987384618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float" office:value="2.652507" calcext:value-type="float">
            <text:p>2.652507</text:p>
          </table:table-cell>
          <table:table-cell office:value-type="float" office:value="0.83384925" calcext:value-type="float">
            <text:p>0.83384925</text:p>
          </table:table-cell>
          <table:table-cell office:value-type="float" office:value="0.18579875" calcext:value-type="float">
            <text:p>0.18579875</text:p>
          </table:table-cell>
          <table:table-cell office:value-type="float" office:value="1.3345739" calcext:value-type="float">
            <text:p>1.3345739</text:p>
          </table:table-cell>
          <table:table-cell office:value-type="float" office:value="3.7707865" calcext:value-type="float">
            <text:p>3.7707865</text:p>
          </table:table-cell>
          <table:table-cell office:value-type="float" office:value="1.2945302" calcext:value-type="float">
            <text:p>1.2945302</text:p>
          </table:table-cell>
          <table:table-cell office:value-type="float" office:value="2.854719" calcext:value-type="float">
            <text:p>2.854719</text:p>
          </table:table-cell>
          <table:table-cell office:value-type="float" office:value="0.4028294" calcext:value-type="float">
            <text:p>0.4028294</text:p>
          </table:table-cell>
          <table:table-cell office:value-type="float" office:value="4.383918" calcext:value-type="float">
            <text:p>4.383918</text:p>
          </table:table-cell>
          <table:table-cell office:value-type="float" office:value="1.318001" calcext:value-type="float">
            <text:p>1.318001</text:p>
          </table:table-cell>
          <table:table-cell table:formula="of:=AVERAGE([.B450:.K450])" office:value-type="float" office:value="1.9031513" calcext:value-type="float">
            <text:p>1.9031513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float" office:value="2.6443713" calcext:value-type="float">
            <text:p>2.6443713</text:p>
          </table:table-cell>
          <table:table-cell office:value-type="float" office:value="0.80170786" calcext:value-type="float">
            <text:p>0.80170786</text:p>
          </table:table-cell>
          <table:table-cell office:value-type="float" office:value="0.14573626" calcext:value-type="float">
            <text:p>0.14573626</text:p>
          </table:table-cell>
          <table:table-cell office:value-type="float" office:value="1.2513039" calcext:value-type="float">
            <text:p>1.2513039</text:p>
          </table:table-cell>
          <table:table-cell office:value-type="float" office:value="3.6962535" calcext:value-type="float">
            <text:p>3.6962535</text:p>
          </table:table-cell>
          <table:table-cell office:value-type="float" office:value="1.4068542" calcext:value-type="float">
            <text:p>1.4068542</text:p>
          </table:table-cell>
          <table:table-cell office:value-type="float" office:value="2.846973" calcext:value-type="float">
            <text:p>2.846973</text:p>
          </table:table-cell>
          <table:table-cell office:value-type="float" office:value="0.4028294" calcext:value-type="float">
            <text:p>0.4028294</text:p>
          </table:table-cell>
          <table:table-cell office:value-type="float" office:value="4.2634974" calcext:value-type="float">
            <text:p>4.2634974</text:p>
          </table:table-cell>
          <table:table-cell office:value-type="float" office:value="1.3188683" calcext:value-type="float">
            <text:p>1.3188683</text:p>
          </table:table-cell>
          <table:table-cell table:formula="of:=AVERAGE([.B451:.K451])" office:value-type="float" office:value="1.877839512" calcext:value-type="float">
            <text:p>1.877839512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float" office:value="2.654966" calcext:value-type="float">
            <text:p>2.654966</text:p>
          </table:table-cell>
          <table:table-cell office:value-type="float" office:value="0.73088384" calcext:value-type="float">
            <text:p>0.73088384</text:p>
          </table:table-cell>
          <table:table-cell office:value-type="float" office:value="0.14584087" calcext:value-type="float">
            <text:p>0.14584087</text:p>
          </table:table-cell>
          <table:table-cell office:value-type="float" office:value="1.3163098" calcext:value-type="float">
            <text:p>1.3163098</text:p>
          </table:table-cell>
          <table:table-cell office:value-type="float" office:value="3.7311838" calcext:value-type="float">
            <text:p>3.7311838</text:p>
          </table:table-cell>
          <table:table-cell office:value-type="float" office:value="1.4068542" calcext:value-type="float">
            <text:p>1.4068542</text:p>
          </table:table-cell>
          <table:table-cell office:value-type="float" office:value="2.8565218" calcext:value-type="float">
            <text:p>2.8565218</text:p>
          </table:table-cell>
          <table:table-cell office:value-type="float" office:value="0.46825212" calcext:value-type="float">
            <text:p>0.46825212</text:p>
          </table:table-cell>
          <table:table-cell office:value-type="float" office:value="4.651707" calcext:value-type="float">
            <text:p>4.651707</text:p>
          </table:table-cell>
          <table:table-cell office:value-type="float" office:value="1.3188683" calcext:value-type="float">
            <text:p>1.3188683</text:p>
          </table:table-cell>
          <table:table-cell table:formula="of:=AVERAGE([.B452:.K452])" office:value-type="float" office:value="1.928138773" calcext:value-type="float">
            <text:p>1.928138773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float" office:value="1.0399135" calcext:value-type="float">
            <text:p>1.0399135</text:p>
          </table:table-cell>
          <table:table-cell office:value-type="float" office:value="0.60531926" calcext:value-type="float">
            <text:p>0.60531926</text:p>
          </table:table-cell>
          <table:table-cell office:value-type="float" office:value="0.18064448" calcext:value-type="float">
            <text:p>0.18064448</text:p>
          </table:table-cell>
          <table:table-cell office:value-type="float" office:value="1.2963359" calcext:value-type="float">
            <text:p>1.2963359</text:p>
          </table:table-cell>
          <table:table-cell office:value-type="float" office:value="3.7348328" calcext:value-type="float">
            <text:p>3.7348328</text:p>
          </table:table-cell>
          <table:table-cell office:value-type="float" office:value="1.5222869" calcext:value-type="float">
            <text:p>1.5222869</text:p>
          </table:table-cell>
          <table:table-cell office:value-type="float" office:value="2.8603373" calcext:value-type="float">
            <text:p>2.8603373</text:p>
          </table:table-cell>
          <table:table-cell office:value-type="float" office:value="0.46825212" calcext:value-type="float">
            <text:p>0.46825212</text:p>
          </table:table-cell>
          <table:table-cell office:value-type="float" office:value="4.3128953" calcext:value-type="float">
            <text:p>4.3128953</text:p>
          </table:table-cell>
          <table:table-cell office:value-type="float" office:value="1.4395049" calcext:value-type="float">
            <text:p>1.4395049</text:p>
          </table:table-cell>
          <table:table-cell table:formula="of:=AVERAGE([.B453:.K453])" office:value-type="float" office:value="1.746032246" calcext:value-type="float">
            <text:p>1.746032246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float" office:value="2.946766" calcext:value-type="float">
            <text:p>2.946766</text:p>
          </table:table-cell>
          <table:table-cell office:value-type="float" office:value="0.83953136" calcext:value-type="float">
            <text:p>0.83953136</text:p>
          </table:table-cell>
          <table:table-cell office:value-type="float" office:value="0.13413782" calcext:value-type="float">
            <text:p>0.13413782</text:p>
          </table:table-cell>
          <table:table-cell office:value-type="float" office:value="1.2970023" calcext:value-type="float">
            <text:p>1.2970023</text:p>
          </table:table-cell>
          <table:table-cell office:value-type="float" office:value="3.734815" calcext:value-type="float">
            <text:p>3.734815</text:p>
          </table:table-cell>
          <table:table-cell office:value-type="float" office:value="1.4208075" calcext:value-type="float">
            <text:p>1.4208075</text:p>
          </table:table-cell>
          <table:table-cell office:value-type="float" office:value="2.4212334" calcext:value-type="float">
            <text:p>2.4212334</text:p>
          </table:table-cell>
          <table:table-cell office:value-type="float" office:value="0.4021412" calcext:value-type="float">
            <text:p>0.4021412</text:p>
          </table:table-cell>
          <table:table-cell office:value-type="float" office:value="4.3131404" calcext:value-type="float">
            <text:p>4.3131404</text:p>
          </table:table-cell>
          <table:table-cell office:value-type="float" office:value="1.3875573" calcext:value-type="float">
            <text:p>1.3875573</text:p>
          </table:table-cell>
          <table:table-cell table:formula="of:=AVERAGE([.B454:.K454])" office:value-type="float" office:value="1.889713228" calcext:value-type="float">
            <text:p>1.889713228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float" office:value="3.0788789" calcext:value-type="float">
            <text:p>3.0788789</text:p>
          </table:table-cell>
          <table:table-cell office:value-type="float" office:value="0.840018" calcext:value-type="float">
            <text:p>0.840018</text:p>
          </table:table-cell>
          <table:table-cell office:value-type="float" office:value="0.14684883" calcext:value-type="float">
            <text:p>0.14684883</text:p>
          </table:table-cell>
          <table:table-cell office:value-type="float" office:value="1.3422037" calcext:value-type="float">
            <text:p>1.3422037</text:p>
          </table:table-cell>
          <table:table-cell office:value-type="float" office:value="3.3899264" calcext:value-type="float">
            <text:p>3.3899264</text:p>
          </table:table-cell>
          <table:table-cell office:value-type="float" office:value="1.2947291" calcext:value-type="float">
            <text:p>1.2947291</text:p>
          </table:table-cell>
          <table:table-cell office:value-type="float" office:value="2.3798594" calcext:value-type="float">
            <text:p>2.3798594</text:p>
          </table:table-cell>
          <table:table-cell office:value-type="float" office:value="0.29009268" calcext:value-type="float">
            <text:p>0.29009268</text:p>
          </table:table-cell>
          <table:table-cell office:value-type="float" office:value="4.359755" calcext:value-type="float">
            <text:p>4.359755</text:p>
          </table:table-cell>
          <table:table-cell office:value-type="float" office:value="1.3223413" calcext:value-type="float">
            <text:p>1.3223413</text:p>
          </table:table-cell>
          <table:table-cell table:formula="of:=AVERAGE([.B455:.K455])" office:value-type="float" office:value="1.844465331" calcext:value-type="float">
            <text:p>1.844465331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float" office:value="2.6297512" calcext:value-type="float">
            <text:p>2.6297512</text:p>
          </table:table-cell>
          <table:table-cell office:value-type="float" office:value="0.8257958" calcext:value-type="float">
            <text:p>0.8257958</text:p>
          </table:table-cell>
          <table:table-cell office:value-type="float" office:value="0.13096938" calcext:value-type="float">
            <text:p>0.13096938</text:p>
          </table:table-cell>
          <table:table-cell office:value-type="float" office:value="1.2336237" calcext:value-type="float">
            <text:p>1.2336237</text:p>
          </table:table-cell>
          <table:table-cell office:value-type="float" office:value="3.678142" calcext:value-type="float">
            <text:p>3.678142</text:p>
          </table:table-cell>
          <table:table-cell office:value-type="float" office:value="1.2946285" calcext:value-type="float">
            <text:p>1.2946285</text:p>
          </table:table-cell>
          <table:table-cell office:value-type="float" office:value="2.8453362" calcext:value-type="float">
            <text:p>2.8453362</text:p>
          </table:table-cell>
          <table:table-cell office:value-type="float" office:value="0.3927109" calcext:value-type="float">
            <text:p>0.3927109</text:p>
          </table:table-cell>
          <table:table-cell office:value-type="float" office:value="4.402708" calcext:value-type="float">
            <text:p>4.402708</text:p>
          </table:table-cell>
          <table:table-cell office:value-type="float" office:value="1.4286143" calcext:value-type="float">
            <text:p>1.4286143</text:p>
          </table:table-cell>
          <table:table-cell table:formula="of:=AVERAGE([.B456:.K456])" office:value-type="float" office:value="1.886227998" calcext:value-type="float">
            <text:p>1.886227998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float" office:value="2.653977" calcext:value-type="float">
            <text:p>2.653977</text:p>
          </table:table-cell>
          <table:table-cell office:value-type="float" office:value="0.8238772" calcext:value-type="float">
            <text:p>0.8238772</text:p>
          </table:table-cell>
          <table:table-cell office:value-type="float" office:value="0.14589329" calcext:value-type="float">
            <text:p>0.14589329</text:p>
          </table:table-cell>
          <table:table-cell office:value-type="float" office:value="1.2967026" calcext:value-type="float">
            <text:p>1.2967026</text:p>
          </table:table-cell>
          <table:table-cell office:value-type="float" office:value="3.6962492" calcext:value-type="float">
            <text:p>3.6962492</text:p>
          </table:table-cell>
          <table:table-cell office:value-type="float" office:value="1.4206169" calcext:value-type="float">
            <text:p>1.4206169</text:p>
          </table:table-cell>
          <table:table-cell office:value-type="float" office:value="2.8139696" calcext:value-type="float">
            <text:p>2.8139696</text:p>
          </table:table-cell>
          <table:table-cell office:value-type="float" office:value="0.6086765" calcext:value-type="float">
            <text:p>0.6086765</text:p>
          </table:table-cell>
          <table:table-cell office:value-type="float" office:value="4.2308717" calcext:value-type="float">
            <text:p>4.2308717</text:p>
          </table:table-cell>
          <table:table-cell office:value-type="float" office:value="1.4410745" calcext:value-type="float">
            <text:p>1.4410745</text:p>
          </table:table-cell>
          <table:table-cell table:formula="of:=AVERAGE([.B457:.K457])" office:value-type="float" office:value="1.913190849" calcext:value-type="float">
            <text:p>1.913190849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float" office:value="2.6732757" calcext:value-type="float">
            <text:p>2.6732757</text:p>
          </table:table-cell>
          <table:table-cell office:value-type="float" office:value="0.8395458" calcext:value-type="float">
            <text:p>0.8395458</text:p>
          </table:table-cell>
          <table:table-cell office:value-type="float" office:value="0.17836456" calcext:value-type="float">
            <text:p>0.17836456</text:p>
          </table:table-cell>
          <table:table-cell office:value-type="float" office:value="1.2280537" calcext:value-type="float">
            <text:p>1.2280537</text:p>
          </table:table-cell>
          <table:table-cell office:value-type="float" office:value="3.589914" calcext:value-type="float">
            <text:p>3.589914</text:p>
          </table:table-cell>
          <table:table-cell office:value-type="float" office:value="1.2915324" calcext:value-type="float">
            <text:p>1.2915324</text:p>
          </table:table-cell>
          <table:table-cell office:value-type="float" office:value="2.8459013" calcext:value-type="float">
            <text:p>2.8459013</text:p>
          </table:table-cell>
          <table:table-cell office:value-type="float" office:value="0.5518075" calcext:value-type="float">
            <text:p>0.5518075</text:p>
          </table:table-cell>
          <table:table-cell office:value-type="float" office:value="4.311188" calcext:value-type="float">
            <text:p>4.311188</text:p>
          </table:table-cell>
          <table:table-cell office:value-type="float" office:value="1.4410745" calcext:value-type="float">
            <text:p>1.4410745</text:p>
          </table:table-cell>
          <table:table-cell table:formula="of:=AVERAGE([.B458:.K458])" office:value-type="float" office:value="1.895065746" calcext:value-type="float">
            <text:p>1.895065746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float" office:value="2.753991" calcext:value-type="float">
            <text:p>2.753991</text:p>
          </table:table-cell>
          <table:table-cell office:value-type="float" office:value="0.7822232" calcext:value-type="float">
            <text:p>0.7822232</text:p>
          </table:table-cell>
          <table:table-cell office:value-type="float" office:value="0.20291337" calcext:value-type="float">
            <text:p>0.20291337</text:p>
          </table:table-cell>
          <table:table-cell office:value-type="float" office:value="1.2536527" calcext:value-type="float">
            <text:p>1.2536527</text:p>
          </table:table-cell>
          <table:table-cell office:value-type="float" office:value="3.6925466" calcext:value-type="float">
            <text:p>3.6925466</text:p>
          </table:table-cell>
          <table:table-cell office:value-type="float" office:value="1.2891346" calcext:value-type="float">
            <text:p>1.2891346</text:p>
          </table:table-cell>
          <table:table-cell office:value-type="float" office:value="2.0069623" calcext:value-type="float">
            <text:p>2.0069623</text:p>
          </table:table-cell>
          <table:table-cell office:value-type="float" office:value="0.40372023" calcext:value-type="float">
            <text:p>0.40372023</text:p>
          </table:table-cell>
          <table:table-cell office:value-type="float" office:value="4.378069" calcext:value-type="float">
            <text:p>4.378069</text:p>
          </table:table-cell>
          <table:table-cell office:value-type="float" office:value="1.457391" calcext:value-type="float">
            <text:p>1.457391</text:p>
          </table:table-cell>
          <table:table-cell table:formula="of:=AVERAGE([.B459:.K459])" office:value-type="float" office:value="1.8220604" calcext:value-type="float">
            <text:p>1.8220604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float" office:value="3.0014005" calcext:value-type="float">
            <text:p>3.0014005</text:p>
          </table:table-cell>
          <table:table-cell office:value-type="float" office:value="0.7471579" calcext:value-type="float">
            <text:p>0.7471579</text:p>
          </table:table-cell>
          <table:table-cell office:value-type="float" office:value="0.14589329" calcext:value-type="float">
            <text:p>0.14589329</text:p>
          </table:table-cell>
          <table:table-cell office:value-type="float" office:value="1.3182722" calcext:value-type="float">
            <text:p>1.3182722</text:p>
          </table:table-cell>
          <table:table-cell office:value-type="float" office:value="3.7558537" calcext:value-type="float">
            <text:p>3.7558537</text:p>
          </table:table-cell>
          <table:table-cell office:value-type="float" office:value="1.2955338" calcext:value-type="float">
            <text:p>1.2955338</text:p>
          </table:table-cell>
          <table:table-cell office:value-type="float" office:value="2.8458312" calcext:value-type="float">
            <text:p>2.8458312</text:p>
          </table:table-cell>
          <table:table-cell office:value-type="float" office:value="0.50455016" calcext:value-type="float">
            <text:p>0.50455016</text:p>
          </table:table-cell>
          <table:table-cell office:value-type="float" office:value="4.31081" calcext:value-type="float">
            <text:p>4.31081</text:p>
          </table:table-cell>
          <table:table-cell office:value-type="float" office:value="1.4589732" calcext:value-type="float">
            <text:p>1.4589732</text:p>
          </table:table-cell>
          <table:table-cell table:formula="of:=AVERAGE([.B460:.K460])" office:value-type="float" office:value="1.938427595" calcext:value-type="float">
            <text:p>1.938427595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float" office:value="2.8083217" calcext:value-type="float">
            <text:p>2.8083217</text:p>
          </table:table-cell>
          <table:table-cell office:value-type="float" office:value="0.839484" calcext:value-type="float">
            <text:p>0.839484</text:p>
          </table:table-cell>
          <table:table-cell office:value-type="float" office:value="0.13411169" calcext:value-type="float">
            <text:p>0.13411169</text:p>
          </table:table-cell>
          <table:table-cell office:value-type="float" office:value="1.308143" calcext:value-type="float">
            <text:p>1.308143</text:p>
          </table:table-cell>
          <table:table-cell office:value-type="float" office:value="3.6936414" calcext:value-type="float">
            <text:p>3.6936414</text:p>
          </table:table-cell>
          <table:table-cell office:value-type="float" office:value="1.420864" calcext:value-type="float">
            <text:p>1.420864</text:p>
          </table:table-cell>
          <table:table-cell office:value-type="float" office:value="2.9183385" calcext:value-type="float">
            <text:p>2.9183385</text:p>
          </table:table-cell>
          <table:table-cell office:value-type="float" office:value="0.5711264" calcext:value-type="float">
            <text:p>0.5711264</text:p>
          </table:table-cell>
          <table:table-cell office:value-type="float" office:value="4.4076543" calcext:value-type="float">
            <text:p>4.4076543</text:p>
          </table:table-cell>
          <table:table-cell office:value-type="float" office:value="1.466849" calcext:value-type="float">
            <text:p>1.466849</text:p>
          </table:table-cell>
          <table:table-cell table:formula="of:=AVERAGE([.B461:.K461])" office:value-type="float" office:value="1.956853399" calcext:value-type="float">
            <text:p>1.956853399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float" office:value="3.0947127" calcext:value-type="float">
            <text:p>3.0947127</text:p>
          </table:table-cell>
          <table:table-cell office:value-type="float" office:value="0.839484" calcext:value-type="float">
            <text:p>0.839484</text:p>
          </table:table-cell>
          <table:table-cell office:value-type="float" office:value="0.1820823" calcext:value-type="float">
            <text:p>0.1820823</text:p>
          </table:table-cell>
          <table:table-cell office:value-type="float" office:value="1.3474499" calcext:value-type="float">
            <text:p>1.3474499</text:p>
          </table:table-cell>
          <table:table-cell office:value-type="float" office:value="3.7510426" calcext:value-type="float">
            <text:p>3.7510426</text:p>
          </table:table-cell>
          <table:table-cell office:value-type="float" office:value="1.2963307" calcext:value-type="float">
            <text:p>1.2963307</text:p>
          </table:table-cell>
          <table:table-cell office:value-type="float" office:value="2.917159" calcext:value-type="float">
            <text:p>2.917159</text:p>
          </table:table-cell>
          <table:table-cell office:value-type="float" office:value="0.6093045" calcext:value-type="float">
            <text:p>0.6093045</text:p>
          </table:table-cell>
          <table:table-cell office:value-type="float" office:value="4.3468466" calcext:value-type="float">
            <text:p>4.3468466</text:p>
          </table:table-cell>
          <table:table-cell office:value-type="float" office:value="1.1374576" calcext:value-type="float">
            <text:p>1.1374576</text:p>
          </table:table-cell>
          <table:table-cell table:formula="of:=AVERAGE([.B462:.K462])" office:value-type="float" office:value="1.95218699" calcext:value-type="float">
            <text:p>1.95218699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float" office:value="2.8050811" calcext:value-type="float">
            <text:p>2.8050811</text:p>
          </table:table-cell>
          <table:table-cell office:value-type="float" office:value="0.8396908" calcext:value-type="float">
            <text:p>0.8396908</text:p>
          </table:table-cell>
          <table:table-cell office:value-type="float" office:value="0.14023182" calcext:value-type="float">
            <text:p>0.14023182</text:p>
          </table:table-cell>
          <table:table-cell office:value-type="float" office:value="1.3474225" calcext:value-type="float">
            <text:p>1.3474225</text:p>
          </table:table-cell>
          <table:table-cell office:value-type="float" office:value="3.7518158" calcext:value-type="float">
            <text:p>3.7518158</text:p>
          </table:table-cell>
          <table:table-cell office:value-type="float" office:value="1.2955338" calcext:value-type="float">
            <text:p>1.2955338</text:p>
          </table:table-cell>
          <table:table-cell office:value-type="float" office:value="2.917159" calcext:value-type="float">
            <text:p>2.917159</text:p>
          </table:table-cell>
          <table:table-cell office:value-type="float" office:value="0.6059056" calcext:value-type="float">
            <text:p>0.6059056</text:p>
          </table:table-cell>
          <table:table-cell office:value-type="float" office:value="4.390142" calcext:value-type="float">
            <text:p>4.390142</text:p>
          </table:table-cell>
          <table:table-cell office:value-type="float" office:value="1.4346496" calcext:value-type="float">
            <text:p>1.4346496</text:p>
          </table:table-cell>
          <table:table-cell table:formula="of:=AVERAGE([.B463:.K463])" office:value-type="float" office:value="1.952763202" calcext:value-type="float">
            <text:p>1.952763202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float" office:value="2.6786397" calcext:value-type="float">
            <text:p>2.6786397</text:p>
          </table:table-cell>
          <table:table-cell office:value-type="float" office:value="0.8269223" calcext:value-type="float">
            <text:p>0.8269223</text:p>
          </table:table-cell>
          <table:table-cell office:value-type="float" office:value="0.16019958" calcext:value-type="float">
            <text:p>0.16019958</text:p>
          </table:table-cell>
          <table:table-cell office:value-type="float" office:value="1.2580613" calcext:value-type="float">
            <text:p>1.2580613</text:p>
          </table:table-cell>
          <table:table-cell office:value-type="float" office:value="3.6563714" calcext:value-type="float">
            <text:p>3.6563714</text:p>
          </table:table-cell>
          <table:table-cell office:value-type="float" office:value="1.4387882" calcext:value-type="float">
            <text:p>1.4387882</text:p>
          </table:table-cell>
          <table:table-cell office:value-type="float" office:value="2.9204118" calcext:value-type="float">
            <text:p>2.9204118</text:p>
          </table:table-cell>
          <table:table-cell office:value-type="float" office:value="0.5824421" calcext:value-type="float">
            <text:p>0.5824421</text:p>
          </table:table-cell>
          <table:table-cell office:value-type="float" office:value="4.40275" calcext:value-type="float">
            <text:p>4.40275</text:p>
          </table:table-cell>
          <table:table-cell office:value-type="float" office:value="1.457391" calcext:value-type="float">
            <text:p>1.457391</text:p>
          </table:table-cell>
          <table:table-cell table:formula="of:=AVERAGE([.B464:.K464])" office:value-type="float" office:value="1.938197738" calcext:value-type="float">
            <text:p>1.938197738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float" office:value="2.7846472" calcext:value-type="float">
            <text:p>2.7846472</text:p>
          </table:table-cell>
          <table:table-cell office:value-type="float" office:value="0.7462633" calcext:value-type="float">
            <text:p>0.7462633</text:p>
          </table:table-cell>
          <table:table-cell office:value-type="float" office:value="0.19026089" calcext:value-type="float">
            <text:p>0.19026089</text:p>
          </table:table-cell>
          <table:table-cell office:value-type="float" office:value="1.2516242" calcext:value-type="float">
            <text:p>1.2516242</text:p>
          </table:table-cell>
          <table:table-cell office:value-type="float" office:value="3.761979" calcext:value-type="float">
            <text:p>3.761979</text:p>
          </table:table-cell>
          <table:table-cell office:value-type="float" office:value="1.2923282" calcext:value-type="float">
            <text:p>1.2923282</text:p>
          </table:table-cell>
          <table:table-cell office:value-type="float" office:value="2.9108162" calcext:value-type="float">
            <text:p>2.9108162</text:p>
          </table:table-cell>
          <table:table-cell office:value-type="float" office:value="0.52797246" calcext:value-type="float">
            <text:p>0.52797246</text:p>
          </table:table-cell>
          <table:table-cell office:value-type="float" office:value="4.3175488" calcext:value-type="float">
            <text:p>4.3175488</text:p>
          </table:table-cell>
          <table:table-cell office:value-type="float" office:value="1.3770033" calcext:value-type="float">
            <text:p>1.3770033</text:p>
          </table:table-cell>
          <table:table-cell table:formula="of:=AVERAGE([.B465:.K465])" office:value-type="float" office:value="1.916044355" calcext:value-type="float">
            <text:p>1.916044355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float" office:value="2.981465" calcext:value-type="float">
            <text:p>2.981465</text:p>
          </table:table-cell>
          <table:table-cell office:value-type="float" office:value="0.87266856" calcext:value-type="float">
            <text:p>0.87266856</text:p>
          </table:table-cell>
          <table:table-cell office:value-type="float" office:value="0.1603233" calcext:value-type="float">
            <text:p>0.1603233</text:p>
          </table:table-cell>
          <table:table-cell office:value-type="float" office:value="1.3469605" calcext:value-type="float">
            <text:p>1.3469605</text:p>
          </table:table-cell>
          <table:table-cell office:value-type="float" office:value="3.7918963" calcext:value-type="float">
            <text:p>3.7918963</text:p>
          </table:table-cell>
          <table:table-cell office:value-type="float" office:value="1.3552992" calcext:value-type="float">
            <text:p>1.3552992</text:p>
          </table:table-cell>
          <table:table-cell office:value-type="float" office:value="2.9913912" calcext:value-type="float">
            <text:p>2.9913912</text:p>
          </table:table-cell>
          <table:table-cell office:value-type="float" office:value="0.66672367" calcext:value-type="float">
            <text:p>0.66672367</text:p>
          </table:table-cell>
          <table:table-cell office:value-type="float" office:value="4.3621254" calcext:value-type="float">
            <text:p>4.3621254</text:p>
          </table:table-cell>
          <table:table-cell office:value-type="float" office:value="1.3425025" calcext:value-type="float">
            <text:p>1.3425025</text:p>
          </table:table-cell>
          <table:table-cell table:formula="of:=AVERAGE([.B466:.K466])" office:value-type="float" office:value="1.987135563" calcext:value-type="float">
            <text:p>1.987135563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float" office:value="2.682737" calcext:value-type="float">
            <text:p>2.682737</text:p>
          </table:table-cell>
          <table:table-cell office:value-type="float" office:value="0.8408087" calcext:value-type="float">
            <text:p>0.8408087</text:p>
          </table:table-cell>
          <table:table-cell office:value-type="float" office:value="0.16122548" calcext:value-type="float">
            <text:p>0.16122548</text:p>
          </table:table-cell>
          <table:table-cell office:value-type="float" office:value="1.3441297" calcext:value-type="float">
            <text:p>1.3441297</text:p>
          </table:table-cell>
          <table:table-cell office:value-type="float" office:value="3.7777617" calcext:value-type="float">
            <text:p>3.7777617</text:p>
          </table:table-cell>
          <table:table-cell office:value-type="float" office:value="1.3571988" calcext:value-type="float">
            <text:p>1.3571988</text:p>
          </table:table-cell>
          <table:table-cell office:value-type="float" office:value="2.992844" calcext:value-type="float">
            <text:p>2.992844</text:p>
          </table:table-cell>
          <table:table-cell office:value-type="float" office:value="0.4621212" calcext:value-type="float">
            <text:p>0.4621212</text:p>
          </table:table-cell>
          <table:table-cell office:value-type="float" office:value="4.23022" calcext:value-type="float">
            <text:p>4.23022</text:p>
          </table:table-cell>
          <table:table-cell office:value-type="float" office:value="1.3608499" calcext:value-type="float">
            <text:p>1.3608499</text:p>
          </table:table-cell>
          <table:table-cell table:formula="of:=AVERAGE([.B467:.K467])" office:value-type="float" office:value="1.920989648" calcext:value-type="float">
            <text:p>1.920989648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float" office:value="2.7862275" calcext:value-type="float">
            <text:p>2.7862275</text:p>
          </table:table-cell>
          <table:table-cell office:value-type="float" office:value="0.9122504" calcext:value-type="float">
            <text:p>0.9122504</text:p>
          </table:table-cell>
          <table:table-cell office:value-type="float" office:value="0.14598076" calcext:value-type="float">
            <text:p>0.14598076</text:p>
          </table:table-cell>
          <table:table-cell office:value-type="float" office:value="1.2534482" calcext:value-type="float">
            <text:p>1.2534482</text:p>
          </table:table-cell>
          <table:table-cell office:value-type="float" office:value="3.8034468" calcext:value-type="float">
            <text:p>3.8034468</text:p>
          </table:table-cell>
          <table:table-cell office:value-type="float" office:value="1.5109823" calcext:value-type="float">
            <text:p>1.5109823</text:p>
          </table:table-cell>
          <table:table-cell office:value-type="float" office:value="2.993211" calcext:value-type="float">
            <text:p>2.993211</text:p>
          </table:table-cell>
          <table:table-cell office:value-type="float" office:value="0.6665967" calcext:value-type="float">
            <text:p>0.6665967</text:p>
          </table:table-cell>
          <table:table-cell office:value-type="float" office:value="4.388738" calcext:value-type="float">
            <text:p>4.388738</text:p>
          </table:table-cell>
          <table:table-cell office:value-type="float" office:value="1.4389493" calcext:value-type="float">
            <text:p>1.4389493</text:p>
          </table:table-cell>
          <table:table-cell table:formula="of:=AVERAGE([.B468:.K468])" office:value-type="float" office:value="1.989983096" calcext:value-type="float">
            <text:p>1.989983096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float" office:value="2.775365" calcext:value-type="float">
            <text:p>2.775365</text:p>
          </table:table-cell>
          <table:table-cell office:value-type="float" office:value="0.8472887" calcext:value-type="float">
            <text:p>0.8472887</text:p>
          </table:table-cell>
          <table:table-cell office:value-type="float" office:value="0.1485706" calcext:value-type="float">
            <text:p>0.1485706</text:p>
          </table:table-cell>
          <table:table-cell office:value-type="float" office:value="1.2548072" calcext:value-type="float">
            <text:p>1.2548072</text:p>
          </table:table-cell>
          <table:table-cell office:value-type="float" office:value="3.782464" calcext:value-type="float">
            <text:p>3.782464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2.97424" calcext:value-type="float">
            <text:p>2.97424</text:p>
          </table:table-cell>
          <table:table-cell office:value-type="float" office:value="0.54947776" calcext:value-type="float">
            <text:p>0.54947776</text:p>
          </table:table-cell>
          <table:table-cell office:value-type="float" office:value="4.4269347" calcext:value-type="float">
            <text:p>4.4269347</text:p>
          </table:table-cell>
          <table:table-cell office:value-type="float" office:value="1.4216577" calcext:value-type="float">
            <text:p>1.4216577</text:p>
          </table:table-cell>
          <table:table-cell table:formula="of:=AVERAGE([.B469:.K469])" office:value-type="float" office:value="1.969656566" calcext:value-type="float">
            <text:p>1.969656566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float" office:value="2.6364326" calcext:value-type="float">
            <text:p>2.6364326</text:p>
          </table:table-cell>
          <table:table-cell office:value-type="float" office:value="0.86144495" calcext:value-type="float">
            <text:p>0.86144495</text:p>
          </table:table-cell>
          <table:table-cell office:value-type="float" office:value="0.14540115" calcext:value-type="float">
            <text:p>0.14540115</text:p>
          </table:table-cell>
          <table:table-cell office:value-type="float" office:value="1.2548072" calcext:value-type="float">
            <text:p>1.2548072</text:p>
          </table:table-cell>
          <table:table-cell office:value-type="float" office:value="3.7896354" calcext:value-type="float">
            <text:p>3.7896354</text:p>
          </table:table-cell>
          <table:table-cell office:value-type="float" office:value="1.2857914" calcext:value-type="float">
            <text:p>1.2857914</text:p>
          </table:table-cell>
          <table:table-cell office:value-type="float" office:value="2.8255403" calcext:value-type="float">
            <text:p>2.8255403</text:p>
          </table:table-cell>
          <table:table-cell office:value-type="float" office:value="0.60477066" calcext:value-type="float">
            <text:p>0.60477066</text:p>
          </table:table-cell>
          <table:table-cell office:value-type="float" office:value="4.388104" calcext:value-type="float">
            <text:p>4.388104</text:p>
          </table:table-cell>
          <table:table-cell office:value-type="float" office:value="1.4728459" calcext:value-type="float">
            <text:p>1.4728459</text:p>
          </table:table-cell>
          <table:table-cell table:formula="of:=AVERAGE([.B470:.K470])" office:value-type="float" office:value="1.926477356" calcext:value-type="float">
            <text:p>1.926477356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float" office:value="2.7886143" calcext:value-type="float">
            <text:p>2.7886143</text:p>
          </table:table-cell>
          <table:table-cell office:value-type="float" office:value="0.81619304" calcext:value-type="float">
            <text:p>0.81619304</text:p>
          </table:table-cell>
          <table:table-cell office:value-type="float" office:value="0.15494606" calcext:value-type="float">
            <text:p>0.15494606</text:p>
          </table:table-cell>
          <table:table-cell office:value-type="float" office:value="1.1812041" calcext:value-type="float">
            <text:p>1.1812041</text:p>
          </table:table-cell>
          <table:table-cell office:value-type="float" office:value="3.655156" calcext:value-type="float">
            <text:p>3.655156</text:p>
          </table:table-cell>
          <table:table-cell office:value-type="float" office:value="1.4387733" calcext:value-type="float">
            <text:p>1.4387733</text:p>
          </table:table-cell>
          <table:table-cell office:value-type="float" office:value="2.976222" calcext:value-type="float">
            <text:p>2.976222</text:p>
          </table:table-cell>
          <table:table-cell office:value-type="float" office:value="0.6140319" calcext:value-type="float">
            <text:p>0.6140319</text:p>
          </table:table-cell>
          <table:table-cell office:value-type="float" office:value="4.3052645" calcext:value-type="float">
            <text:p>4.3052645</text:p>
          </table:table-cell>
          <table:table-cell office:value-type="float" office:value="1.5377368" calcext:value-type="float">
            <text:p>1.5377368</text:p>
          </table:table-cell>
          <table:table-cell table:formula="of:=AVERAGE([.B471:.K471])" office:value-type="float" office:value="1.9468142" calcext:value-type="float">
            <text:p>1.9468142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float" office:value="2.578016" calcext:value-type="float">
            <text:p>2.578016</text:p>
          </table:table-cell>
          <table:table-cell office:value-type="float" office:value="0.9495132" calcext:value-type="float">
            <text:p>0.9495132</text:p>
          </table:table-cell>
          <table:table-cell office:value-type="float" office:value="0.15077196" calcext:value-type="float">
            <text:p>0.15077196</text:p>
          </table:table-cell>
          <table:table-cell office:value-type="float" office:value="1.2219585" calcext:value-type="float">
            <text:p>1.2219585</text:p>
          </table:table-cell>
          <table:table-cell office:value-type="float" office:value="3.693382" calcext:value-type="float">
            <text:p>3.693382</text:p>
          </table:table-cell>
          <table:table-cell office:value-type="float" office:value="1.2821102" calcext:value-type="float">
            <text:p>1.2821102</text:p>
          </table:table-cell>
          <table:table-cell office:value-type="float" office:value="2.969882" calcext:value-type="float">
            <text:p>2.969882</text:p>
          </table:table-cell>
          <table:table-cell office:value-type="float" office:value="0.6349639" calcext:value-type="float">
            <text:p>0.6349639</text:p>
          </table:table-cell>
          <table:table-cell office:value-type="float" office:value="4.231057" calcext:value-type="float">
            <text:p>4.231057</text:p>
          </table:table-cell>
          <table:table-cell office:value-type="float" office:value="1.3643861" calcext:value-type="float">
            <text:p>1.3643861</text:p>
          </table:table-cell>
          <table:table-cell table:formula="of:=AVERAGE([.B472:.K472])" office:value-type="float" office:value="1.907604086" calcext:value-type="float">
            <text:p>1.907604086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float" office:value="2.5871172" calcext:value-type="float">
            <text:p>2.5871172</text:p>
          </table:table-cell>
          <table:table-cell office:value-type="float" office:value="0.9520483" calcext:value-type="float">
            <text:p>0.9520483</text:p>
          </table:table-cell>
          <table:table-cell office:value-type="float" office:value="0.18623811" calcext:value-type="float">
            <text:p>0.18623811</text:p>
          </table:table-cell>
          <table:table-cell office:value-type="float" office:value="1.2047087" calcext:value-type="float">
            <text:p>1.2047087</text:p>
          </table:table-cell>
          <table:table-cell office:value-type="float" office:value="3.7944357" calcext:value-type="float">
            <text:p>3.7944357</text:p>
          </table:table-cell>
          <table:table-cell office:value-type="float" office:value="1.3165314" calcext:value-type="float">
            <text:p>1.3165314</text:p>
          </table:table-cell>
          <table:table-cell office:value-type="float" office:value="2.8333666" calcext:value-type="float">
            <text:p>2.8333666</text:p>
          </table:table-cell>
          <table:table-cell office:value-type="float" office:value="0.54947776" calcext:value-type="float">
            <text:p>0.54947776</text:p>
          </table:table-cell>
          <table:table-cell office:value-type="float" office:value="4.231242" calcext:value-type="float">
            <text:p>4.231242</text:p>
          </table:table-cell>
          <table:table-cell office:value-type="float" office:value="1.4629124" calcext:value-type="float">
            <text:p>1.4629124</text:p>
          </table:table-cell>
          <table:table-cell table:formula="of:=AVERAGE([.B473:.K473])" office:value-type="float" office:value="1.911807817" calcext:value-type="float">
            <text:p>1.911807817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float" office:value="2.9208484" calcext:value-type="float">
            <text:p>2.9208484</text:p>
          </table:table-cell>
          <table:table-cell office:value-type="float" office:value="0.9694803" calcext:value-type="float">
            <text:p>0.9694803</text:p>
          </table:table-cell>
          <table:table-cell office:value-type="float" office:value="0.15494606" calcext:value-type="float">
            <text:p>0.15494606</text:p>
          </table:table-cell>
          <table:table-cell office:value-type="float" office:value="1.2043347" calcext:value-type="float">
            <text:p>1.2043347</text:p>
          </table:table-cell>
          <table:table-cell office:value-type="float" office:value="3.7989051" calcext:value-type="float">
            <text:p>3.7989051</text:p>
          </table:table-cell>
          <table:table-cell office:value-type="float" office:value="1.524556" calcext:value-type="float">
            <text:p>1.524556</text:p>
          </table:table-cell>
          <table:table-cell office:value-type="float" office:value="2.9154851" calcext:value-type="float">
            <text:p>2.9154851</text:p>
          </table:table-cell>
          <table:table-cell office:value-type="float" office:value="0.40443546" calcext:value-type="float">
            <text:p>0.40443546</text:p>
          </table:table-cell>
          <table:table-cell office:value-type="float" office:value="4.231263" calcext:value-type="float">
            <text:p>4.231263</text:p>
          </table:table-cell>
          <table:table-cell office:value-type="float" office:value="1.3538011" calcext:value-type="float">
            <text:p>1.3538011</text:p>
          </table:table-cell>
          <table:table-cell table:formula="of:=AVERAGE([.B474:.K474])" office:value-type="float" office:value="1.947805522" calcext:value-type="float">
            <text:p>1.947805522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float" office:value="2.6616719" calcext:value-type="float">
            <text:p>2.6616719</text:p>
          </table:table-cell>
          <table:table-cell office:value-type="float" office:value="0.98240334" calcext:value-type="float">
            <text:p>0.98240334</text:p>
          </table:table-cell>
          <table:table-cell office:value-type="float" office:value="0.17223413" calcext:value-type="float">
            <text:p>0.17223413</text:p>
          </table:table-cell>
          <table:table-cell office:value-type="float" office:value="1.158825" calcext:value-type="float">
            <text:p>1.158825</text:p>
          </table:table-cell>
          <table:table-cell office:value-type="float" office:value="3.6935277" calcext:value-type="float">
            <text:p>3.6935277</text:p>
          </table:table-cell>
          <table:table-cell office:value-type="float" office:value="1.2963054" calcext:value-type="float">
            <text:p>1.2963054</text:p>
          </table:table-cell>
          <table:table-cell office:value-type="float" office:value="2.8277159" calcext:value-type="float">
            <text:p>2.8277159</text:p>
          </table:table-cell>
          <table:table-cell office:value-type="float" office:value="0.5882434" calcext:value-type="float">
            <text:p>0.5882434</text:p>
          </table:table-cell>
          <table:table-cell office:value-type="float" office:value="4.2194924" calcext:value-type="float">
            <text:p>4.2194924</text:p>
          </table:table-cell>
          <table:table-cell office:value-type="float" office:value="1.4386553" calcext:value-type="float">
            <text:p>1.4386553</text:p>
          </table:table-cell>
          <table:table-cell table:formula="of:=AVERAGE([.B475:.K475])" office:value-type="float" office:value="1.903907447" calcext:value-type="float">
            <text:p>1.903907447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float" office:value="2.8468857" calcext:value-type="float">
            <text:p>2.8468857</text:p>
          </table:table-cell>
          <table:table-cell office:value-type="float" office:value="0.9778234" calcext:value-type="float">
            <text:p>0.9778234</text:p>
          </table:table-cell>
          <table:table-cell office:value-type="float" office:value="0.16177486" calcext:value-type="float">
            <text:p>0.16177486</text:p>
          </table:table-cell>
          <table:table-cell office:value-type="float" office:value="1.2536527" calcext:value-type="float">
            <text:p>1.2536527</text:p>
          </table:table-cell>
          <table:table-cell office:value-type="float" office:value="3.7691298" calcext:value-type="float">
            <text:p>3.7691298</text:p>
          </table:table-cell>
          <table:table-cell office:value-type="float" office:value="1.2767363" calcext:value-type="float">
            <text:p>1.2767363</text:p>
          </table:table-cell>
          <table:table-cell office:value-type="float" office:value="2.9712772" calcext:value-type="float">
            <text:p>2.9712772</text:p>
          </table:table-cell>
          <table:table-cell office:value-type="float" office:value="0.6336892" calcext:value-type="float">
            <text:p>0.6336892</text:p>
          </table:table-cell>
          <table:table-cell office:value-type="float" office:value="4.3599825" calcext:value-type="float">
            <text:p>4.3599825</text:p>
          </table:table-cell>
          <table:table-cell office:value-type="float" office:value="1.4645513" calcext:value-type="float">
            <text:p>1.4645513</text:p>
          </table:table-cell>
          <table:table-cell table:formula="of:=AVERAGE([.B476:.K476])" office:value-type="float" office:value="1.971550296" calcext:value-type="float">
            <text:p>1.971550296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float" office:value="0.13653094" calcext:value-type="float">
            <text:p>0.13653094</text:p>
          </table:table-cell>
          <table:table-cell office:value-type="float" office:value="0.7138793" calcext:value-type="float">
            <text:p>0.7138793</text:p>
          </table:table-cell>
          <table:table-cell office:value-type="float" office:value="0.17623638" calcext:value-type="float">
            <text:p>0.17623638</text:p>
          </table:table-cell>
          <table:table-cell office:value-type="float" office:value="1.1591051" calcext:value-type="float">
            <text:p>1.1591051</text:p>
          </table:table-cell>
          <table:table-cell office:value-type="float" office:value="3.8034468" calcext:value-type="float">
            <text:p>3.8034468</text:p>
          </table:table-cell>
          <table:table-cell office:value-type="float" office:value="1.1501669" calcext:value-type="float">
            <text:p>1.1501669</text:p>
          </table:table-cell>
          <table:table-cell office:value-type="float" office:value="2.915585" calcext:value-type="float">
            <text:p>2.915585</text:p>
          </table:table-cell>
          <table:table-cell office:value-type="float" office:value="0.6265483" calcext:value-type="float">
            <text:p>0.6265483</text:p>
          </table:table-cell>
          <table:table-cell office:value-type="float" office:value="4.3825846" calcext:value-type="float">
            <text:p>4.3825846</text:p>
          </table:table-cell>
          <table:table-cell office:value-type="float" office:value="1.4399908" calcext:value-type="float">
            <text:p>1.4399908</text:p>
          </table:table-cell>
          <table:table-cell table:formula="of:=AVERAGE([.B477:.K477])" office:value-type="float" office:value="1.650407412" calcext:value-type="float">
            <text:p>1.650407412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float" office:value="2.7089949" calcext:value-type="float">
            <text:p>2.7089949</text:p>
          </table:table-cell>
          <table:table-cell office:value-type="float" office:value="0.98267835" calcext:value-type="float">
            <text:p>0.98267835</text:p>
          </table:table-cell>
          <table:table-cell office:value-type="float" office:value="0.15018733" calcext:value-type="float">
            <text:p>0.15018733</text:p>
          </table:table-cell>
          <table:table-cell office:value-type="float" office:value="1.1567285" calcext:value-type="float">
            <text:p>1.1567285</text:p>
          </table:table-cell>
          <table:table-cell office:value-type="float" office:value="3.7813227" calcext:value-type="float">
            <text:p>3.7813227</text:p>
          </table:table-cell>
          <table:table-cell office:value-type="float" office:value="1.3623264" calcext:value-type="float">
            <text:p>1.3623264</text:p>
          </table:table-cell>
          <table:table-cell office:value-type="float" office:value="2.949642" calcext:value-type="float">
            <text:p>2.949642</text:p>
          </table:table-cell>
          <table:table-cell office:value-type="float" office:value="0.66672367" calcext:value-type="float">
            <text:p>0.66672367</text:p>
          </table:table-cell>
          <table:table-cell office:value-type="float" office:value="4.2579145" calcext:value-type="float">
            <text:p>4.2579145</text:p>
          </table:table-cell>
          <table:table-cell office:value-type="float" office:value="1.4352653" calcext:value-type="float">
            <text:p>1.4352653</text:p>
          </table:table-cell>
          <table:table-cell table:formula="of:=AVERAGE([.B478:.K478])" office:value-type="float" office:value="1.945178365" calcext:value-type="float">
            <text:p>1.945178365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float" office:value="2.422198" calcext:value-type="float">
            <text:p>2.422198</text:p>
          </table:table-cell>
          <table:table-cell office:value-type="float" office:value="0.72823405" calcext:value-type="float">
            <text:p>0.72823405</text:p>
          </table:table-cell>
          <table:table-cell office:value-type="float" office:value="0.13408333" calcext:value-type="float">
            <text:p>0.13408333</text:p>
          </table:table-cell>
          <table:table-cell office:value-type="float" office:value="1.2456859" calcext:value-type="float">
            <text:p>1.2456859</text:p>
          </table:table-cell>
          <table:table-cell office:value-type="float" office:value="3.7840781" calcext:value-type="float">
            <text:p>3.7840781</text:p>
          </table:table-cell>
          <table:table-cell office:value-type="float" office:value="1.4198523" calcext:value-type="float">
            <text:p>1.4198523</text:p>
          </table:table-cell>
          <table:table-cell office:value-type="float" office:value="2.9505768" calcext:value-type="float">
            <text:p>2.9505768</text:p>
          </table:table-cell>
          <table:table-cell office:value-type="float" office:value="0.46237066" calcext:value-type="float">
            <text:p>0.46237066</text:p>
          </table:table-cell>
          <table:table-cell office:value-type="float" office:value="4.2210264" calcext:value-type="float">
            <text:p>4.2210264</text:p>
          </table:table-cell>
          <table:table-cell office:value-type="float" office:value="1.4548764" calcext:value-type="float">
            <text:p>1.4548764</text:p>
          </table:table-cell>
          <table:table-cell table:formula="of:=AVERAGE([.B479:.K479])" office:value-type="float" office:value="1.882298194" calcext:value-type="float">
            <text:p>1.882298194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float" office:value="2.679719" calcext:value-type="float">
            <text:p>2.679719</text:p>
          </table:table-cell>
          <table:table-cell office:value-type="float" office:value="0.7101461" calcext:value-type="float">
            <text:p>0.7101461</text:p>
          </table:table-cell>
          <table:table-cell office:value-type="float" office:value="0.18154432" calcext:value-type="float">
            <text:p>0.18154432</text:p>
          </table:table-cell>
          <table:table-cell office:value-type="float" office:value="1.2041864" calcext:value-type="float">
            <text:p>1.2041864</text:p>
          </table:table-cell>
          <table:table-cell office:value-type="float" office:value="3.7453597" calcext:value-type="float">
            <text:p>3.7453597</text:p>
          </table:table-cell>
          <table:table-cell office:value-type="float" office:value="1.3483251" calcext:value-type="float">
            <text:p>1.3483251</text:p>
          </table:table-cell>
          <table:table-cell office:value-type="float" office:value="2.8327575" calcext:value-type="float">
            <text:p>2.8327575</text:p>
          </table:table-cell>
          <table:table-cell office:value-type="float" office:value="0.66672367" calcext:value-type="float">
            <text:p>0.66672367</text:p>
          </table:table-cell>
          <table:table-cell office:value-type="float" office:value="4.364825" calcext:value-type="float">
            <text:p>4.364825</text:p>
          </table:table-cell>
          <table:table-cell office:value-type="float" office:value="1.2570223" calcext:value-type="float">
            <text:p>1.2570223</text:p>
          </table:table-cell>
          <table:table-cell table:formula="of:=AVERAGE([.B480:.K480])" office:value-type="float" office:value="1.899060909" calcext:value-type="float">
            <text:p>1.899060909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float" office:value="2.6141126" calcext:value-type="float">
            <text:p>2.6141126</text:p>
          </table:table-cell>
          <table:table-cell office:value-type="float" office:value="0.70707333" calcext:value-type="float">
            <text:p>0.70707333</text:p>
          </table:table-cell>
          <table:table-cell office:value-type="float" office:value="0.1437334" calcext:value-type="float">
            <text:p>0.1437334</text:p>
          </table:table-cell>
          <table:table-cell office:value-type="float" office:value="1.245582" calcext:value-type="float">
            <text:p>1.245582</text:p>
          </table:table-cell>
          <table:table-cell office:value-type="float" office:value="3.6027212" calcext:value-type="float">
            <text:p>3.6027212</text:p>
          </table:table-cell>
          <table:table-cell office:value-type="float" office:value="1.5398037" calcext:value-type="float">
            <text:p>1.5398037</text:p>
          </table:table-cell>
          <table:table-cell office:value-type="float" office:value="2.617437" calcext:value-type="float">
            <text:p>2.617437</text:p>
          </table:table-cell>
          <table:table-cell office:value-type="float" office:value="0.60661" calcext:value-type="float">
            <text:p>0.60661</text:p>
          </table:table-cell>
          <table:table-cell office:value-type="float" office:value="0.5795426" calcext:value-type="float">
            <text:p>0.5795426</text:p>
          </table:table-cell>
          <table:table-cell office:value-type="float" office:value="1.3553756" calcext:value-type="float">
            <text:p>1.3553756</text:p>
          </table:table-cell>
          <table:table-cell table:formula="of:=AVERAGE([.B481:.K481])" office:value-type="float" office:value="1.501199143" calcext:value-type="float">
            <text:p>1.501199143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float" office:value="2.7146516" calcext:value-type="float">
            <text:p>2.7146516</text:p>
          </table:table-cell>
          <table:table-cell office:value-type="float" office:value="0.7418303" calcext:value-type="float">
            <text:p>0.7418303</text:p>
          </table:table-cell>
          <table:table-cell office:value-type="float" office:value="0.13486505" calcext:value-type="float">
            <text:p>0.13486505</text:p>
          </table:table-cell>
          <table:table-cell office:value-type="float" office:value="1.2534956" calcext:value-type="float">
            <text:p>1.2534956</text:p>
          </table:table-cell>
          <table:table-cell office:value-type="float" office:value="3.7373042" calcext:value-type="float">
            <text:p>3.7373042</text:p>
          </table:table-cell>
          <table:table-cell office:value-type="float" office:value="1.5449305" calcext:value-type="float">
            <text:p>1.5449305</text:p>
          </table:table-cell>
          <table:table-cell office:value-type="float" office:value="2.9239357" calcext:value-type="float">
            <text:p>2.9239357</text:p>
          </table:table-cell>
          <table:table-cell office:value-type="float" office:value="0.54947776" calcext:value-type="float">
            <text:p>0.54947776</text:p>
          </table:table-cell>
          <table:table-cell office:value-type="float" office:value="4.356063" calcext:value-type="float">
            <text:p>4.356063</text:p>
          </table:table-cell>
          <table:table-cell office:value-type="float" office:value="1.4084239" calcext:value-type="float">
            <text:p>1.4084239</text:p>
          </table:table-cell>
          <table:table-cell table:formula="of:=AVERAGE([.B482:.K482])" office:value-type="float" office:value="1.936497761" calcext:value-type="float">
            <text:p>1.936497761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float" office:value="2.7280695" calcext:value-type="float">
            <text:p>2.7280695</text:p>
          </table:table-cell>
          <table:table-cell office:value-type="float" office:value="0.88069445" calcext:value-type="float">
            <text:p>0.88069445</text:p>
          </table:table-cell>
          <table:table-cell office:value-type="float" office:value="0.14789237" calcext:value-type="float">
            <text:p>0.14789237</text:p>
          </table:table-cell>
          <table:table-cell office:value-type="float" office:value="1.242294" calcext:value-type="float">
            <text:p>1.242294</text:p>
          </table:table-cell>
          <table:table-cell office:value-type="float" office:value="3.663109" calcext:value-type="float">
            <text:p>3.663109</text:p>
          </table:table-cell>
          <table:table-cell office:value-type="float" office:value="1.4216858" calcext:value-type="float">
            <text:p>1.4216858</text:p>
          </table:table-cell>
          <table:table-cell office:value-type="float" office:value="2.942082" calcext:value-type="float">
            <text:p>2.942082</text:p>
          </table:table-cell>
          <table:table-cell office:value-type="float" office:value="0.66131073" calcext:value-type="float">
            <text:p>0.66131073</text:p>
          </table:table-cell>
          <table:table-cell office:value-type="float" office:value="4.33776" calcext:value-type="float">
            <text:p>4.33776</text:p>
          </table:table-cell>
          <table:table-cell office:value-type="float" office:value="1.4093254" calcext:value-type="float">
            <text:p>1.4093254</text:p>
          </table:table-cell>
          <table:table-cell table:formula="of:=AVERAGE([.B483:.K483])" office:value-type="float" office:value="1.943422325" calcext:value-type="float">
            <text:p>1.943422325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float" office:value="2.6869142" calcext:value-type="float">
            <text:p>2.6869142</text:p>
          </table:table-cell>
          <table:table-cell office:value-type="float" office:value="0.88943857" calcext:value-type="float">
            <text:p>0.88943857</text:p>
          </table:table-cell>
          <table:table-cell office:value-type="float" office:value="0.14789237" calcext:value-type="float">
            <text:p>0.14789237</text:p>
          </table:table-cell>
          <table:table-cell office:value-type="float" office:value="1.2088783" calcext:value-type="float">
            <text:p>1.2088783</text:p>
          </table:table-cell>
          <table:table-cell office:value-type="float" office:value="3.7962117" calcext:value-type="float">
            <text:p>3.7962117</text:p>
          </table:table-cell>
          <table:table-cell office:value-type="float" office:value="1.2676619" calcext:value-type="float">
            <text:p>1.2676619</text:p>
          </table:table-cell>
          <table:table-cell office:value-type="float" office:value="2.9505153" calcext:value-type="float">
            <text:p>2.9505153</text:p>
          </table:table-cell>
          <table:table-cell office:value-type="float" office:value="0.66621596" calcext:value-type="float">
            <text:p>0.66621596</text:p>
          </table:table-cell>
          <table:table-cell office:value-type="float" office:value="4.361389" calcext:value-type="float">
            <text:p>4.361389</text:p>
          </table:table-cell>
          <table:table-cell office:value-type="float" office:value="1.3938571" calcext:value-type="float">
            <text:p>1.3938571</text:p>
          </table:table-cell>
          <table:table-cell table:formula="of:=AVERAGE([.B484:.K484])" office:value-type="float" office:value="1.93689744" calcext:value-type="float">
            <text:p>1.93689744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float" office:value="2.6869142" calcext:value-type="float">
            <text:p>2.6869142</text:p>
          </table:table-cell>
          <table:table-cell office:value-type="float" office:value="0.81387347" calcext:value-type="float">
            <text:p>0.81387347</text:p>
          </table:table-cell>
          <table:table-cell office:value-type="float" office:value="0.17176348" calcext:value-type="float">
            <text:p>0.17176348</text:p>
          </table:table-cell>
          <table:table-cell office:value-type="float" office:value="1.2416975" calcext:value-type="float">
            <text:p>1.2416975</text:p>
          </table:table-cell>
          <table:table-cell office:value-type="float" office:value="3.7195256" calcext:value-type="float">
            <text:p>3.7195256</text:p>
          </table:table-cell>
          <table:table-cell office:value-type="float" office:value="1.5503532" calcext:value-type="float">
            <text:p>1.5503532</text:p>
          </table:table-cell>
          <table:table-cell office:value-type="float" office:value="2.9495366" calcext:value-type="float">
            <text:p>2.9495366</text:p>
          </table:table-cell>
          <table:table-cell office:value-type="float" office:value="0.6658743" calcext:value-type="float">
            <text:p>0.6658743</text:p>
          </table:table-cell>
          <table:table-cell office:value-type="float" office:value="4.359172" calcext:value-type="float">
            <text:p>4.359172</text:p>
          </table:table-cell>
          <table:table-cell office:value-type="float" office:value="1.2951202" calcext:value-type="float">
            <text:p>1.2951202</text:p>
          </table:table-cell>
          <table:table-cell table:formula="of:=AVERAGE([.B485:.K485])" office:value-type="float" office:value="1.945383055" calcext:value-type="float">
            <text:p>1.945383055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float" office:value="2.706406" calcext:value-type="float">
            <text:p>2.706406</text:p>
          </table:table-cell>
          <table:table-cell office:value-type="float" office:value="0.81387347" calcext:value-type="float">
            <text:p>0.81387347</text:p>
          </table:table-cell>
          <table:table-cell office:value-type="float" office:value="0.14537872" calcext:value-type="float">
            <text:p>0.14537872</text:p>
          </table:table-cell>
          <table:table-cell office:value-type="float" office:value="1.2473928" calcext:value-type="float">
            <text:p>1.2473928</text:p>
          </table:table-cell>
          <table:table-cell office:value-type="float" office:value="3.7051988" calcext:value-type="float">
            <text:p>3.7051988</text:p>
          </table:table-cell>
          <table:table-cell office:value-type="float" office:value="1.3565305" calcext:value-type="float">
            <text:p>1.3565305</text:p>
          </table:table-cell>
          <table:table-cell office:value-type="float" office:value="2.918631" calcext:value-type="float">
            <text:p>2.918631</text:p>
          </table:table-cell>
          <table:table-cell office:value-type="float" office:value="0.6665483" calcext:value-type="float">
            <text:p>0.6665483</text:p>
          </table:table-cell>
          <table:table-cell office:value-type="float" office:value="4.337871" calcext:value-type="float">
            <text:p>4.337871</text:p>
          </table:table-cell>
          <table:table-cell office:value-type="float" office:value="1.3318719" calcext:value-type="float">
            <text:p>1.3318719</text:p>
          </table:table-cell>
          <table:table-cell table:formula="of:=AVERAGE([.B486:.K486])" office:value-type="float" office:value="1.922970249" calcext:value-type="float">
            <text:p>1.922970249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float" office:value="2.7097676" calcext:value-type="float">
            <text:p>2.7097676</text:p>
          </table:table-cell>
          <table:table-cell office:value-type="float" office:value="0.966954" calcext:value-type="float">
            <text:p>0.966954</text:p>
          </table:table-cell>
          <table:table-cell office:value-type="float" office:value="0.17150068" calcext:value-type="float">
            <text:p>0.17150068</text:p>
          </table:table-cell>
          <table:table-cell office:value-type="float" office:value="1.2478019" calcext:value-type="float">
            <text:p>1.2478019</text:p>
          </table:table-cell>
          <table:table-cell office:value-type="float" office:value="3.7369144" calcext:value-type="float">
            <text:p>3.7369144</text:p>
          </table:table-cell>
          <table:table-cell office:value-type="float" office:value="1.593723" calcext:value-type="float">
            <text:p>1.593723</text:p>
          </table:table-cell>
          <table:table-cell office:value-type="float" office:value="2.923807" calcext:value-type="float">
            <text:p>2.923807</text:p>
          </table:table-cell>
          <table:table-cell office:value-type="float" office:value="0.60988873" calcext:value-type="float">
            <text:p>0.60988873</text:p>
          </table:table-cell>
          <table:table-cell office:value-type="float" office:value="4.3651605" calcext:value-type="float">
            <text:p>4.3651605</text:p>
          </table:table-cell>
          <table:table-cell office:value-type="float" office:value="1.3924518" calcext:value-type="float">
            <text:p>1.3924518</text:p>
          </table:table-cell>
          <table:table-cell table:formula="of:=AVERAGE([.B487:.K487])" office:value-type="float" office:value="1.971796961" calcext:value-type="float">
            <text:p>1.971796961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float" office:value="2.6153624" calcext:value-type="float">
            <text:p>2.6153624</text:p>
          </table:table-cell>
          <table:table-cell office:value-type="float" office:value="0.966954" calcext:value-type="float">
            <text:p>0.966954</text:p>
          </table:table-cell>
          <table:table-cell office:value-type="float" office:value="0.14137006" calcext:value-type="float">
            <text:p>0.14137006</text:p>
          </table:table-cell>
          <table:table-cell office:value-type="float" office:value="1.1687994" calcext:value-type="float">
            <text:p>1.1687994</text:p>
          </table:table-cell>
          <table:table-cell office:value-type="float" office:value="3.8423052" calcext:value-type="float">
            <text:p>3.8423052</text:p>
          </table:table-cell>
          <table:table-cell office:value-type="float" office:value="1.4888942" calcext:value-type="float">
            <text:p>1.4888942</text:p>
          </table:table-cell>
          <table:table-cell office:value-type="float" office:value="2.8634236" calcext:value-type="float">
            <text:p>2.8634236</text:p>
          </table:table-cell>
          <table:table-cell office:value-type="float" office:value="0.5533792" calcext:value-type="float">
            <text:p>0.5533792</text:p>
          </table:table-cell>
          <table:table-cell office:value-type="float" office:value="4.3674216" calcext:value-type="float">
            <text:p>4.3674216</text:p>
          </table:table-cell>
          <table:table-cell office:value-type="float" office:value="1.4528626" calcext:value-type="float">
            <text:p>1.4528626</text:p>
          </table:table-cell>
          <table:table-cell table:formula="of:=AVERAGE([.B488:.K488])" office:value-type="float" office:value="1.946077226" calcext:value-type="float">
            <text:p>1.946077226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float" office:value="2.680943" calcext:value-type="float">
            <text:p>2.680943</text:p>
          </table:table-cell>
          <table:table-cell office:value-type="float" office:value="0.9654261" calcext:value-type="float">
            <text:p>0.9654261</text:p>
          </table:table-cell>
          <table:table-cell office:value-type="float" office:value="0.13486505" calcext:value-type="float">
            <text:p>0.13486505</text:p>
          </table:table-cell>
          <table:table-cell office:value-type="float" office:value="1.2371129" calcext:value-type="float">
            <text:p>1.2371129</text:p>
          </table:table-cell>
          <table:table-cell office:value-type="float" office:value="3.6653962" calcext:value-type="float">
            <text:p>3.6653962</text:p>
          </table:table-cell>
          <table:table-cell office:value-type="float" office:value="1.4134703" calcext:value-type="float">
            <text:p>1.4134703</text:p>
          </table:table-cell>
          <table:table-cell office:value-type="float" office:value="2.9205809" calcext:value-type="float">
            <text:p>2.9205809</text:p>
          </table:table-cell>
          <table:table-cell office:value-type="float" office:value="0.40415674" calcext:value-type="float">
            <text:p>0.40415674</text:p>
          </table:table-cell>
          <table:table-cell office:value-type="float" office:value="4.4031076" calcext:value-type="float">
            <text:p>4.4031076</text:p>
          </table:table-cell>
          <table:table-cell office:value-type="float" office:value="1.4535986" calcext:value-type="float">
            <text:p>1.4535986</text:p>
          </table:table-cell>
          <table:table-cell table:formula="of:=AVERAGE([.B489:.K489])" office:value-type="float" office:value="1.927865739" calcext:value-type="float">
            <text:p>1.927865739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float" office:value="2.6809485" calcext:value-type="float">
            <text:p>2.6809485</text:p>
          </table:table-cell>
          <table:table-cell office:value-type="float" office:value="0.95666" calcext:value-type="float">
            <text:p>0.95666</text:p>
          </table:table-cell>
          <table:table-cell office:value-type="float" office:value="0.15436971" calcext:value-type="float">
            <text:p>0.15436971</text:p>
          </table:table-cell>
          <table:table-cell office:value-type="float" office:value="1.2558113" calcext:value-type="float">
            <text:p>1.2558113</text:p>
          </table:table-cell>
          <table:table-cell office:value-type="float" office:value="3.6653986" calcext:value-type="float">
            <text:p>3.6653986</text:p>
          </table:table-cell>
          <table:table-cell office:value-type="float" office:value="1.423286" calcext:value-type="float">
            <text:p>1.423286</text:p>
          </table:table-cell>
          <table:table-cell office:value-type="float" office:value="2.0335712" calcext:value-type="float">
            <text:p>2.0335712</text:p>
          </table:table-cell>
          <table:table-cell office:value-type="float" office:value="0.4343789" calcext:value-type="float">
            <text:p>0.4343789</text:p>
          </table:table-cell>
          <table:table-cell office:value-type="float" office:value="4.2777042" calcext:value-type="float">
            <text:p>4.2777042</text:p>
          </table:table-cell>
          <table:table-cell office:value-type="float" office:value="1.1016923" calcext:value-type="float">
            <text:p>1.1016923</text:p>
          </table:table-cell>
          <table:table-cell table:formula="of:=AVERAGE([.B490:.K490])" office:value-type="float" office:value="1.798382071" calcext:value-type="float">
            <text:p>1.798382071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float" office:value="2.6160247" calcext:value-type="float">
            <text:p>2.6160247</text:p>
          </table:table-cell>
          <table:table-cell office:value-type="float" office:value="0.968487" calcext:value-type="float">
            <text:p>0.968487</text:p>
          </table:table-cell>
          <table:table-cell office:value-type="float" office:value="0.17142542" calcext:value-type="float">
            <text:p>0.17142542</text:p>
          </table:table-cell>
          <table:table-cell office:value-type="float" office:value="1.2558113" calcext:value-type="float">
            <text:p>1.2558113</text:p>
          </table:table-cell>
          <table:table-cell office:value-type="float" office:value="3.757271" calcext:value-type="float">
            <text:p>3.757271</text:p>
          </table:table-cell>
          <table:table-cell office:value-type="float" office:value="1.3544292" calcext:value-type="float">
            <text:p>1.3544292</text:p>
          </table:table-cell>
          <table:table-cell office:value-type="float" office:value="1.8374102" calcext:value-type="float">
            <text:p>1.8374102</text:p>
          </table:table-cell>
          <table:table-cell office:value-type="float" office:value="0.4002172" calcext:value-type="float">
            <text:p>0.4002172</text:p>
          </table:table-cell>
          <table:table-cell office:value-type="float" office:value="4.3598638" calcext:value-type="float">
            <text:p>4.3598638</text:p>
          </table:table-cell>
          <table:table-cell office:value-type="float" office:value="1.3393189" calcext:value-type="float">
            <text:p>1.3393189</text:p>
          </table:table-cell>
          <table:table-cell table:formula="of:=AVERAGE([.B491:.K491])" office:value-type="float" office:value="1.806025872" calcext:value-type="float">
            <text:p>1.806025872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float" office:value="2.6145437" calcext:value-type="float">
            <text:p>2.6145437</text:p>
          </table:table-cell>
          <table:table-cell office:value-type="float" office:value="0.9684674" calcext:value-type="float">
            <text:p>0.9684674</text:p>
          </table:table-cell>
          <table:table-cell office:value-type="float" office:value="0.15683843" calcext:value-type="float">
            <text:p>0.15683843</text:p>
          </table:table-cell>
          <table:table-cell office:value-type="float" office:value="1.2589552" calcext:value-type="float">
            <text:p>1.2589552</text:p>
          </table:table-cell>
          <table:table-cell office:value-type="float" office:value="3.773312" calcext:value-type="float">
            <text:p>3.773312</text:p>
          </table:table-cell>
          <table:table-cell office:value-type="float" office:value="1.4321321" calcext:value-type="float">
            <text:p>1.4321321</text:p>
          </table:table-cell>
          <table:table-cell office:value-type="float" office:value="2.8025653" calcext:value-type="float">
            <text:p>2.8025653</text:p>
          </table:table-cell>
          <table:table-cell office:value-type="float" office:value="0.48395658" calcext:value-type="float">
            <text:p>0.48395658</text:p>
          </table:table-cell>
          <table:table-cell office:value-type="float" office:value="4.369415" calcext:value-type="float">
            <text:p>4.369415</text:p>
          </table:table-cell>
          <table:table-cell office:value-type="float" office:value="0.35455248" calcext:value-type="float">
            <text:p>0.35455248</text:p>
          </table:table-cell>
          <table:table-cell table:formula="of:=AVERAGE([.B492:.K492])" office:value-type="float" office:value="1.821473819" calcext:value-type="float">
            <text:p>1.821473819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float" office:value="2.7096422" calcext:value-type="float">
            <text:p>2.7096422</text:p>
          </table:table-cell>
          <table:table-cell office:value-type="float" office:value="0.99952185" calcext:value-type="float">
            <text:p>0.99952185</text:p>
          </table:table-cell>
          <table:table-cell office:value-type="float" office:value="0.18206507" calcext:value-type="float">
            <text:p>0.18206507</text:p>
          </table:table-cell>
          <table:table-cell office:value-type="float" office:value="1.2726792" calcext:value-type="float">
            <text:p>1.2726792</text:p>
          </table:table-cell>
          <table:table-cell office:value-type="float" office:value="3.6653903" calcext:value-type="float">
            <text:p>3.6653903</text:p>
          </table:table-cell>
          <table:table-cell office:value-type="float" office:value="1.4708575" calcext:value-type="float">
            <text:p>1.4708575</text:p>
          </table:table-cell>
          <table:table-cell office:value-type="float" office:value="2.8163292" calcext:value-type="float">
            <text:p>2.8163292</text:p>
          </table:table-cell>
          <table:table-cell office:value-type="float" office:value="0.67387545" calcext:value-type="float">
            <text:p>0.67387545</text:p>
          </table:table-cell>
          <table:table-cell office:value-type="float" office:value="4.362679" calcext:value-type="float">
            <text:p>4.362679</text:p>
          </table:table-cell>
          <table:table-cell office:value-type="float" office:value="1.1287801" calcext:value-type="float">
            <text:p>1.1287801</text:p>
          </table:table-cell>
          <table:table-cell table:formula="of:=AVERAGE([.B493:.K493])" office:value-type="float" office:value="1.928181987" calcext:value-type="float">
            <text:p>1.928181987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float" office:value="2.7195656" calcext:value-type="float">
            <text:p>2.7195656</text:p>
          </table:table-cell>
          <table:table-cell office:value-type="float" office:value="1.0064015" calcext:value-type="float">
            <text:p>1.0064015</text:p>
          </table:table-cell>
          <table:table-cell office:value-type="float" office:value="0.14325975" calcext:value-type="float">
            <text:p>0.14325975</text:p>
          </table:table-cell>
          <table:table-cell office:value-type="float" office:value="1.2045015" calcext:value-type="float">
            <text:p>1.2045015</text:p>
          </table:table-cell>
          <table:table-cell office:value-type="float" office:value="3.8414488" calcext:value-type="float">
            <text:p>3.8414488</text:p>
          </table:table-cell>
          <table:table-cell office:value-type="float" office:value="1.4141284" calcext:value-type="float">
            <text:p>1.4141284</text:p>
          </table:table-cell>
          <table:table-cell office:value-type="float" office:value="2.8282745" calcext:value-type="float">
            <text:p>2.8282745</text:p>
          </table:table-cell>
          <table:table-cell office:value-type="float" office:value="0.67278117" calcext:value-type="float">
            <text:p>0.67278117</text:p>
          </table:table-cell>
          <table:table-cell office:value-type="float" office:value="4.372562" calcext:value-type="float">
            <text:p>4.372562</text:p>
          </table:table-cell>
          <table:table-cell office:value-type="float" office:value="1.1227938" calcext:value-type="float">
            <text:p>1.1227938</text:p>
          </table:table-cell>
          <table:table-cell table:formula="of:=AVERAGE([.B494:.K494])" office:value-type="float" office:value="1.932571702" calcext:value-type="float">
            <text:p>1.932571702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float" office:value="2.7154484" calcext:value-type="float">
            <text:p>2.7154484</text:p>
          </table:table-cell>
          <table:table-cell office:value-type="float" office:value="0.91922253" calcext:value-type="float">
            <text:p>0.91922253</text:p>
          </table:table-cell>
          <table:table-cell office:value-type="float" office:value="0.15327986" calcext:value-type="float">
            <text:p>0.15327986</text:p>
          </table:table-cell>
          <table:table-cell office:value-type="float" office:value="1.2012662" calcext:value-type="float">
            <text:p>1.2012662</text:p>
          </table:table-cell>
          <table:table-cell office:value-type="float" office:value="3.6641986" calcext:value-type="float">
            <text:p>3.6641986</text:p>
          </table:table-cell>
          <table:table-cell office:value-type="float" office:value="1.4853402" calcext:value-type="float">
            <text:p>1.4853402</text:p>
          </table:table-cell>
          <table:table-cell office:value-type="float" office:value="1.8345068" calcext:value-type="float">
            <text:p>1.8345068</text:p>
          </table:table-cell>
          <table:table-cell office:value-type="float" office:value="0.5844446" calcext:value-type="float">
            <text:p>0.5844446</text:p>
          </table:table-cell>
          <table:table-cell office:value-type="float" office:value="4.5325937" calcext:value-type="float">
            <text:p>4.5325937</text:p>
          </table:table-cell>
          <table:table-cell office:value-type="float" office:value="1.2010559" calcext:value-type="float">
            <text:p>1.2010559</text:p>
          </table:table-cell>
          <table:table-cell table:formula="of:=AVERAGE([.B495:.K495])" office:value-type="float" office:value="1.829135679" calcext:value-type="float">
            <text:p>1.829135679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float" office:value="2.731021" calcext:value-type="float">
            <text:p>2.731021</text:p>
          </table:table-cell>
          <table:table-cell office:value-type="float" office:value="0.92195547" calcext:value-type="float">
            <text:p>0.92195547</text:p>
          </table:table-cell>
          <table:table-cell office:value-type="float" office:value="0.14267671" calcext:value-type="float">
            <text:p>0.14267671</text:p>
          </table:table-cell>
          <table:table-cell office:value-type="float" office:value="1.1830046" calcext:value-type="float">
            <text:p>1.1830046</text:p>
          </table:table-cell>
          <table:table-cell office:value-type="float" office:value="3.7459137" calcext:value-type="float">
            <text:p>3.7459137</text:p>
          </table:table-cell>
          <table:table-cell office:value-type="float" office:value="1.4898062" calcext:value-type="float">
            <text:p>1.4898062</text:p>
          </table:table-cell>
          <table:table-cell office:value-type="float" office:value="2.8025541" calcext:value-type="float">
            <text:p>2.8025541</text:p>
          </table:table-cell>
          <table:table-cell office:value-type="float" office:value="0.68656284" calcext:value-type="float">
            <text:p>0.68656284</text:p>
          </table:table-cell>
          <table:table-cell office:value-type="float" office:value="4.354488" calcext:value-type="float">
            <text:p>4.354488</text:p>
          </table:table-cell>
          <table:table-cell office:value-type="float" office:value="1.2010559" calcext:value-type="float">
            <text:p>1.2010559</text:p>
          </table:table-cell>
          <table:table-cell table:formula="of:=AVERAGE([.B496:.K496])" office:value-type="float" office:value="1.925903852" calcext:value-type="float">
            <text:p>1.925903852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float" office:value="2.6337025" calcext:value-type="float">
            <text:p>2.6337025</text:p>
          </table:table-cell>
          <table:table-cell office:value-type="float" office:value="0.7450256" calcext:value-type="float">
            <text:p>0.7450256</text:p>
          </table:table-cell>
          <table:table-cell office:value-type="float" office:value="0.18995187" calcext:value-type="float">
            <text:p>0.18995187</text:p>
          </table:table-cell>
          <table:table-cell office:value-type="float" office:value="1.281024" calcext:value-type="float">
            <text:p>1.281024</text:p>
          </table:table-cell>
          <table:table-cell office:value-type="float" office:value="3.7701194" calcext:value-type="float">
            <text:p>3.7701194</text:p>
          </table:table-cell>
          <table:table-cell office:value-type="float" office:value="1.4141212" calcext:value-type="float">
            <text:p>1.4141212</text:p>
          </table:table-cell>
          <table:table-cell office:value-type="float" office:value="2.8651087" calcext:value-type="float">
            <text:p>2.8651087</text:p>
          </table:table-cell>
          <table:table-cell office:value-type="float" office:value="0.68656284" calcext:value-type="float">
            <text:p>0.68656284</text:p>
          </table:table-cell>
          <table:table-cell office:value-type="float" office:value="4.5159636" calcext:value-type="float">
            <text:p>4.5159636</text:p>
          </table:table-cell>
          <table:table-cell office:value-type="float" office:value="1.232102" calcext:value-type="float">
            <text:p>1.232102</text:p>
          </table:table-cell>
          <table:table-cell table:formula="of:=AVERAGE([.B497:.K497])" office:value-type="float" office:value="1.933368171" calcext:value-type="float">
            <text:p>1.933368171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float" office:value="2.6337025" calcext:value-type="float">
            <text:p>2.6337025</text:p>
          </table:table-cell>
          <table:table-cell office:value-type="float" office:value="0.844977" calcext:value-type="float">
            <text:p>0.844977</text:p>
          </table:table-cell>
          <table:table-cell office:value-type="float" office:value="0.13667554" calcext:value-type="float">
            <text:p>0.13667554</text:p>
          </table:table-cell>
          <table:table-cell office:value-type="float" office:value="1.2421879" calcext:value-type="float">
            <text:p>1.2421879</text:p>
          </table:table-cell>
          <table:table-cell office:value-type="float" office:value="3.8514493" calcext:value-type="float">
            <text:p>3.8514493</text:p>
          </table:table-cell>
          <table:table-cell office:value-type="float" office:value="1.3430021" calcext:value-type="float">
            <text:p>1.3430021</text:p>
          </table:table-cell>
          <table:table-cell office:value-type="float" office:value="2.8185685" calcext:value-type="float">
            <text:p>2.8185685</text:p>
          </table:table-cell>
          <table:table-cell office:value-type="float" office:value="0.6264998" calcext:value-type="float">
            <text:p>0.6264998</text:p>
          </table:table-cell>
          <table:table-cell office:value-type="float" office:value="4.2803507" calcext:value-type="float">
            <text:p>4.2803507</text:p>
          </table:table-cell>
          <table:table-cell office:value-type="float" office:value="1.1287801" calcext:value-type="float">
            <text:p>1.1287801</text:p>
          </table:table-cell>
          <table:table-cell table:formula="of:=AVERAGE([.B498:.K498])" office:value-type="float" office:value="1.890619344" calcext:value-type="float">
            <text:p>1.890619344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float" office:value="0.5632485" calcext:value-type="float">
            <text:p>0.5632485</text:p>
          </table:table-cell>
          <table:table-cell office:value-type="float" office:value="0.8325014" calcext:value-type="float">
            <text:p>0.8325014</text:p>
          </table:table-cell>
          <table:table-cell office:value-type="float" office:value="0.13571022" calcext:value-type="float">
            <text:p>0.13571022</text:p>
          </table:table-cell>
          <table:table-cell office:value-type="float" office:value="1.2599537" calcext:value-type="float">
            <text:p>1.2599537</text:p>
          </table:table-cell>
          <table:table-cell office:value-type="float" office:value="3.833056" calcext:value-type="float">
            <text:p>3.833056</text:p>
          </table:table-cell>
          <table:table-cell office:value-type="float" office:value="1.4133084" calcext:value-type="float">
            <text:p>1.4133084</text:p>
          </table:table-cell>
          <table:table-cell office:value-type="float" office:value="2.8170707" calcext:value-type="float">
            <text:p>2.8170707</text:p>
          </table:table-cell>
          <table:table-cell office:value-type="float" office:value="0.6887195" calcext:value-type="float">
            <text:p>0.6887195</text:p>
          </table:table-cell>
          <table:table-cell office:value-type="float" office:value="4.276878" calcext:value-type="float">
            <text:p>4.276878</text:p>
          </table:table-cell>
          <table:table-cell office:value-type="float" office:value="1.2253971" calcext:value-type="float">
            <text:p>1.2253971</text:p>
          </table:table-cell>
          <table:table-cell table:formula="of:=AVERAGE([.B499:.K499])" office:value-type="float" office:value="1.704584352" calcext:value-type="float">
            <text:p>1.704584352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float" office:value="2.7318332" calcext:value-type="float">
            <text:p>2.7318332</text:p>
          </table:table-cell>
          <table:table-cell office:value-type="float" office:value="0.85360706" calcext:value-type="float">
            <text:p>0.85360706</text:p>
          </table:table-cell>
          <table:table-cell office:value-type="float" office:value="0.1562642" calcext:value-type="float">
            <text:p>0.1562642</text:p>
          </table:table-cell>
          <table:table-cell office:value-type="float" office:value="1.3193623" calcext:value-type="float">
            <text:p>1.3193623</text:p>
          </table:table-cell>
          <table:table-cell office:value-type="float" office:value="3.6680934" calcext:value-type="float">
            <text:p>3.6680934</text:p>
          </table:table-cell>
          <table:table-cell office:value-type="float" office:value="1.4093072" calcext:value-type="float">
            <text:p>1.4093072</text:p>
          </table:table-cell>
          <table:table-cell office:value-type="float" office:value="2.8590794" calcext:value-type="float">
            <text:p>2.8590794</text:p>
          </table:table-cell>
          <table:table-cell office:value-type="float" office:value="0.6684799" calcext:value-type="float">
            <text:p>0.6684799</text:p>
          </table:table-cell>
          <table:table-cell office:value-type="float" office:value="4.223235" calcext:value-type="float">
            <text:p>4.223235</text:p>
          </table:table-cell>
          <table:table-cell office:value-type="float" office:value="1.7013708" calcext:value-type="float">
            <text:p>1.7013708</text:p>
          </table:table-cell>
          <table:table-cell table:formula="of:=AVERAGE([.B500:.K500])" office:value-type="float" office:value="1.959063246" calcext:value-type="float">
            <text:p>1.959063246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float" office:value="2.7318332" calcext:value-type="float">
            <text:p>2.7318332</text:p>
          </table:table-cell>
          <table:table-cell office:value-type="float" office:value="0.8183453" calcext:value-type="float">
            <text:p>0.8183453</text:p>
          </table:table-cell>
          <table:table-cell office:value-type="float" office:value="0.160436" calcext:value-type="float">
            <text:p>0.160436</text:p>
          </table:table-cell>
          <table:table-cell office:value-type="float" office:value="1.344185" calcext:value-type="float">
            <text:p>1.344185</text:p>
          </table:table-cell>
          <table:table-cell office:value-type="float" office:value="3.7729235" calcext:value-type="float">
            <text:p>3.7729235</text:p>
          </table:table-cell>
          <table:table-cell office:value-type="float" office:value="1.1879153" calcext:value-type="float">
            <text:p>1.1879153</text:p>
          </table:table-cell>
          <table:table-cell office:value-type="float" office:value="2.8012908" calcext:value-type="float">
            <text:p>2.8012908</text:p>
          </table:table-cell>
          <table:table-cell office:value-type="float" office:value="0.6909919" calcext:value-type="float">
            <text:p>0.6909919</text:p>
          </table:table-cell>
          <table:table-cell office:value-type="float" office:value="4.3436465" calcext:value-type="float">
            <text:p>4.3436465</text:p>
          </table:table-cell>
          <table:table-cell office:value-type="float" office:value="1.7768114" calcext:value-type="float">
            <text:p>1.7768114</text:p>
          </table:table-cell>
          <table:table-cell table:formula="of:=AVERAGE([.B501:.K501])" office:value-type="float" office:value="1.96283789" calcext:value-type="float">
            <text:p>1.96283789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float" office:value="2.6994267" calcext:value-type="float">
            <text:p>2.6994267</text:p>
          </table:table-cell>
          <table:table-cell office:value-type="float" office:value="0.8509559" calcext:value-type="float">
            <text:p>0.8509559</text:p>
          </table:table-cell>
          <table:table-cell office:value-type="float" office:value="0.15688343" calcext:value-type="float">
            <text:p>0.15688343</text:p>
          </table:table-cell>
          <table:table-cell office:value-type="float" office:value="1.4550295" calcext:value-type="float">
            <text:p>1.4550295</text:p>
          </table:table-cell>
          <table:table-cell office:value-type="float" office:value="3.7729235" calcext:value-type="float">
            <text:p>3.7729235</text:p>
          </table:table-cell>
          <table:table-cell office:value-type="float" office:value="1.2796943" calcext:value-type="float">
            <text:p>1.2796943</text:p>
          </table:table-cell>
          <table:table-cell office:value-type="float" office:value="2.9101367" calcext:value-type="float">
            <text:p>2.9101367</text:p>
          </table:table-cell>
          <table:table-cell office:value-type="float" office:value="0.5768248" calcext:value-type="float">
            <text:p>0.5768248</text:p>
          </table:table-cell>
          <table:table-cell office:value-type="float" office:value="4.376261" calcext:value-type="float">
            <text:p>4.376261</text:p>
          </table:table-cell>
          <table:table-cell office:value-type="float" office:value="1.7418224" calcext:value-type="float">
            <text:p>1.7418224</text:p>
          </table:table-cell>
          <table:table-cell table:formula="of:=AVERAGE([.B502:.K502])" office:value-type="float" office:value="1.981995823" calcext:value-type="float">
            <text:p>1.981995823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float" office:value="2.7436802" calcext:value-type="float">
            <text:p>2.7436802</text:p>
          </table:table-cell>
          <table:table-cell office:value-type="float" office:value="0.97525734" calcext:value-type="float">
            <text:p>0.97525734</text:p>
          </table:table-cell>
          <table:table-cell office:value-type="float" office:value="0.18995187" calcext:value-type="float">
            <text:p>0.18995187</text:p>
          </table:table-cell>
          <table:table-cell office:value-type="float" office:value="1.408327" calcext:value-type="float">
            <text:p>1.408327</text:p>
          </table:table-cell>
          <table:table-cell office:value-type="float" office:value="3.770643" calcext:value-type="float">
            <text:p>3.770643</text:p>
          </table:table-cell>
          <table:table-cell office:value-type="float" office:value="1.1573737" calcext:value-type="float">
            <text:p>1.1573737</text:p>
          </table:table-cell>
          <table:table-cell office:value-type="float" office:value="2.9187315" calcext:value-type="float">
            <text:p>2.9187315</text:p>
          </table:table-cell>
          <table:table-cell office:value-type="float" office:value="0.6961522" calcext:value-type="float">
            <text:p>0.6961522</text:p>
          </table:table-cell>
          <table:table-cell office:value-type="float" office:value="4.347099" calcext:value-type="float">
            <text:p>4.347099</text:p>
          </table:table-cell>
          <table:table-cell office:value-type="float" office:value="1.7818149" calcext:value-type="float">
            <text:p>1.7818149</text:p>
          </table:table-cell>
          <table:table-cell table:formula="of:=AVERAGE([.B503:.K503])" office:value-type="float" office:value="1.998903071" calcext:value-type="float">
            <text:p>1.998903071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float" office:value="2.7170138" calcext:value-type="float">
            <text:p>2.7170138</text:p>
          </table:table-cell>
          <table:table-cell office:value-type="float" office:value="0.85112447" calcext:value-type="float">
            <text:p>0.85112447</text:p>
          </table:table-cell>
          <table:table-cell office:value-type="float" office:value="0.15724747" calcext:value-type="float">
            <text:p>0.15724747</text:p>
          </table:table-cell>
          <table:table-cell office:value-type="float" office:value="1.4570574" calcext:value-type="float">
            <text:p>1.4570574</text:p>
          </table:table-cell>
          <table:table-cell office:value-type="float" office:value="3.7729487" calcext:value-type="float">
            <text:p>3.7729487</text:p>
          </table:table-cell>
          <table:table-cell office:value-type="float" office:value="1.4071866" calcext:value-type="float">
            <text:p>1.4071866</text:p>
          </table:table-cell>
          <table:table-cell office:value-type="float" office:value="3.0109494" calcext:value-type="float">
            <text:p>3.0109494</text:p>
          </table:table-cell>
          <table:table-cell office:value-type="float" office:value="0.47943276" calcext:value-type="float">
            <text:p>0.47943276</text:p>
          </table:table-cell>
          <table:table-cell office:value-type="float" office:value="4.376261" calcext:value-type="float">
            <text:p>4.376261</text:p>
          </table:table-cell>
          <table:table-cell office:value-type="float" office:value="1.8421973" calcext:value-type="float">
            <text:p>1.8421973</text:p>
          </table:table-cell>
          <table:table-cell table:formula="of:=AVERAGE([.B504:.K504])" office:value-type="float" office:value="2.00714189" calcext:value-type="float">
            <text:p>2.00714189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float" office:value="2.7029936" calcext:value-type="float">
            <text:p>2.7029936</text:p>
          </table:table-cell>
          <table:table-cell office:value-type="float" office:value="0.9732042" calcext:value-type="float">
            <text:p>0.9732042</text:p>
          </table:table-cell>
          <table:table-cell office:value-type="float" office:value="0.14191264" calcext:value-type="float">
            <text:p>0.14191264</text:p>
          </table:table-cell>
          <table:table-cell office:value-type="float" office:value="1.4608705" calcext:value-type="float">
            <text:p>1.4608705</text:p>
          </table:table-cell>
          <table:table-cell office:value-type="float" office:value="3.6970804" calcext:value-type="float">
            <text:p>3.6970804</text:p>
          </table:table-cell>
          <table:table-cell office:value-type="float" office:value="1.1606604" calcext:value-type="float">
            <text:p>1.1606604</text:p>
          </table:table-cell>
          <table:table-cell office:value-type="float" office:value="3.0258133" calcext:value-type="float">
            <text:p>3.0258133</text:p>
          </table:table-cell>
          <table:table-cell office:value-type="float" office:value="0.70069087" calcext:value-type="float">
            <text:p>0.70069087</text:p>
          </table:table-cell>
          <table:table-cell office:value-type="float" office:value="4.2736077" calcext:value-type="float">
            <text:p>4.2736077</text:p>
          </table:table-cell>
          <table:table-cell office:value-type="float" office:value="2.0049777" calcext:value-type="float">
            <text:p>2.0049777</text:p>
          </table:table-cell>
          <table:table-cell table:formula="of:=AVERAGE([.B505:.K505])" office:value-type="float" office:value="2.014181131" calcext:value-type="float">
            <text:p>2.014181131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float" office:value="2.6836104" calcext:value-type="float">
            <text:p>2.6836104</text:p>
          </table:table-cell>
          <table:table-cell office:value-type="float" office:value="0.9602237" calcext:value-type="float">
            <text:p>0.9602237</text:p>
          </table:table-cell>
          <table:table-cell office:value-type="float" office:value="0.14940628" calcext:value-type="float">
            <text:p>0.14940628</text:p>
          </table:table-cell>
          <table:table-cell office:value-type="float" office:value="1.3527995" calcext:value-type="float">
            <text:p>1.3527995</text:p>
          </table:table-cell>
          <table:table-cell office:value-type="float" office:value="3.7720897" calcext:value-type="float">
            <text:p>3.7720897</text:p>
          </table:table-cell>
          <table:table-cell office:value-type="float" office:value="1.3213259" calcext:value-type="float">
            <text:p>1.3213259</text:p>
          </table:table-cell>
          <table:table-cell office:value-type="float" office:value="2.8206449" calcext:value-type="float">
            <text:p>2.8206449</text:p>
          </table:table-cell>
          <table:table-cell office:value-type="float" office:value="0.39959693" calcext:value-type="float">
            <text:p>0.39959693</text:p>
          </table:table-cell>
          <table:table-cell office:value-type="float" office:value="4.3930144" calcext:value-type="float">
            <text:p>4.3930144</text:p>
          </table:table-cell>
          <table:table-cell office:value-type="float" office:value="2.045182" calcext:value-type="float">
            <text:p>2.045182</text:p>
          </table:table-cell>
          <table:table-cell table:formula="of:=AVERAGE([.B506:.K506])" office:value-type="float" office:value="1.989789371" calcext:value-type="float">
            <text:p>1.989789371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float" office:value="2.7156408" calcext:value-type="float">
            <text:p>2.7156408</text:p>
          </table:table-cell>
          <table:table-cell office:value-type="float" office:value="0.9753517" calcext:value-type="float">
            <text:p>0.9753517</text:p>
          </table:table-cell>
          <table:table-cell office:value-type="float" office:value="0.14955708" calcext:value-type="float">
            <text:p>0.14955708</text:p>
          </table:table-cell>
          <table:table-cell office:value-type="float" office:value="1.5261954" calcext:value-type="float">
            <text:p>1.5261954</text:p>
          </table:table-cell>
          <table:table-cell office:value-type="float" office:value="3.7650747" calcext:value-type="float">
            <text:p>3.7650747</text:p>
          </table:table-cell>
          <table:table-cell office:value-type="float" office:value="1.1573737" calcext:value-type="float">
            <text:p>1.1573737</text:p>
          </table:table-cell>
          <table:table-cell office:value-type="float" office:value="2.808502" calcext:value-type="float">
            <text:p>2.808502</text:p>
          </table:table-cell>
          <table:table-cell office:value-type="float" office:value="0.6771663" calcext:value-type="float">
            <text:p>0.6771663</text:p>
          </table:table-cell>
          <table:table-cell office:value-type="float" office:value="4.2781434" calcext:value-type="float">
            <text:p>4.2781434</text:p>
          </table:table-cell>
          <table:table-cell office:value-type="float" office:value="2.0540204" calcext:value-type="float">
            <text:p>2.0540204</text:p>
          </table:table-cell>
          <table:table-cell table:formula="of:=AVERAGE([.B507:.K507])" office:value-type="float" office:value="2.010702548" calcext:value-type="float">
            <text:p>2.010702548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float" office:value="2.6959958" calcext:value-type="float">
            <text:p>2.6959958</text:p>
          </table:table-cell>
          <table:table-cell office:value-type="float" office:value="0.82861316" calcext:value-type="float">
            <text:p>0.82861316</text:p>
          </table:table-cell>
          <table:table-cell office:value-type="float" office:value="0.18476163" calcext:value-type="float">
            <text:p>0.18476163</text:p>
          </table:table-cell>
          <table:table-cell office:value-type="float" office:value="1.3371812" calcext:value-type="float">
            <text:p>1.3371812</text:p>
          </table:table-cell>
          <table:table-cell office:value-type="float" office:value="3.7699878" calcext:value-type="float">
            <text:p>3.7699878</text:p>
          </table:table-cell>
          <table:table-cell office:value-type="float" office:value="1.3729709" calcext:value-type="float">
            <text:p>1.3729709</text:p>
          </table:table-cell>
          <table:table-cell office:value-type="float" office:value="2.7971537" calcext:value-type="float">
            <text:p>2.7971537</text:p>
          </table:table-cell>
          <table:table-cell office:value-type="float" office:value="0.67875016" calcext:value-type="float">
            <text:p>0.67875016</text:p>
          </table:table-cell>
          <table:table-cell office:value-type="float" office:value="4.304904" calcext:value-type="float">
            <text:p>4.304904</text:p>
          </table:table-cell>
          <table:table-cell office:value-type="float" office:value="2.3155596" calcext:value-type="float">
            <text:p>2.3155596</text:p>
          </table:table-cell>
          <table:table-cell table:formula="of:=AVERAGE([.B508:.K508])" office:value-type="float" office:value="2.028587795" calcext:value-type="float">
            <text:p>2.028587795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float" office:value="2.6140683" calcext:value-type="float">
            <text:p>2.6140683</text:p>
          </table:table-cell>
          <table:table-cell office:value-type="float" office:value="0.9634414" calcext:value-type="float">
            <text:p>0.9634414</text:p>
          </table:table-cell>
          <table:table-cell office:value-type="float" office:value="0.14346507" calcext:value-type="float">
            <text:p>0.14346507</text:p>
          </table:table-cell>
          <table:table-cell office:value-type="float" office:value="1.521818" calcext:value-type="float">
            <text:p>1.521818</text:p>
          </table:table-cell>
          <table:table-cell office:value-type="float" office:value="3.6210833" calcext:value-type="float">
            <text:p>3.6210833</text:p>
          </table:table-cell>
          <table:table-cell office:value-type="float" office:value="1.1573737" calcext:value-type="float">
            <text:p>1.1573737</text:p>
          </table:table-cell>
          <table:table-cell office:value-type="float" office:value="2.8334823" calcext:value-type="float">
            <text:p>2.8334823</text:p>
          </table:table-cell>
          <table:table-cell office:value-type="float" office:value="0.50193566" calcext:value-type="float">
            <text:p>0.50193566</text:p>
          </table:table-cell>
          <table:table-cell office:value-type="float" office:value="4.39594" calcext:value-type="float">
            <text:p>4.39594</text:p>
          </table:table-cell>
          <table:table-cell office:value-type="float" office:value="1.9739785" calcext:value-type="float">
            <text:p>1.9739785</text:p>
          </table:table-cell>
          <table:table-cell table:formula="of:=AVERAGE([.B509:.K509])" office:value-type="float" office:value="1.972658623" calcext:value-type="float">
            <text:p>1.972658623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float" office:value="2.6140683" calcext:value-type="float">
            <text:p>2.6140683</text:p>
          </table:table-cell>
          <table:table-cell office:value-type="float" office:value="0.9847571" calcext:value-type="float">
            <text:p>0.9847571</text:p>
          </table:table-cell>
          <table:table-cell office:value-type="float" office:value="0.14577416" calcext:value-type="float">
            <text:p>0.14577416</text:p>
          </table:table-cell>
          <table:table-cell office:value-type="float" office:value="1.539896" calcext:value-type="float">
            <text:p>1.539896</text:p>
          </table:table-cell>
          <table:table-cell office:value-type="float" office:value="3.7869596" calcext:value-type="float">
            <text:p>3.7869596</text:p>
          </table:table-cell>
          <table:table-cell office:value-type="float" office:value="1.2196686" calcext:value-type="float">
            <text:p>1.2196686</text:p>
          </table:table-cell>
          <table:table-cell office:value-type="float" office:value="2.9371526" calcext:value-type="float">
            <text:p>2.9371526</text:p>
          </table:table-cell>
          <table:table-cell office:value-type="float" office:value="0.73190093" calcext:value-type="float">
            <text:p>0.73190093</text:p>
          </table:table-cell>
          <table:table-cell office:value-type="float" office:value="4.550276" calcext:value-type="float">
            <text:p>4.550276</text:p>
          </table:table-cell>
          <table:table-cell office:value-type="float" office:value="2.3440568" calcext:value-type="float">
            <text:p>2.3440568</text:p>
          </table:table-cell>
          <table:table-cell table:formula="of:=AVERAGE([.B510:.K510])" office:value-type="float" office:value="2.085451009" calcext:value-type="float">
            <text:p>2.085451009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float" office:value="1.9424312" calcext:value-type="float">
            <text:p>1.9424312</text:p>
          </table:table-cell>
          <table:table-cell office:value-type="float" office:value="0.9486059" calcext:value-type="float">
            <text:p>0.9486059</text:p>
          </table:table-cell>
          <table:table-cell office:value-type="float" office:value="0.14362346" calcext:value-type="float">
            <text:p>0.14362346</text:p>
          </table:table-cell>
          <table:table-cell office:value-type="float" office:value="1.4549729" calcext:value-type="float">
            <text:p>1.4549729</text:p>
          </table:table-cell>
          <table:table-cell office:value-type="float" office:value="3.7513528" calcext:value-type="float">
            <text:p>3.7513528</text:p>
          </table:table-cell>
          <table:table-cell office:value-type="float" office:value="1.3729709" calcext:value-type="float">
            <text:p>1.3729709</text:p>
          </table:table-cell>
          <table:table-cell office:value-type="float" office:value="2.9361188" calcext:value-type="float">
            <text:p>2.9361188</text:p>
          </table:table-cell>
          <table:table-cell office:value-type="float" office:value="0.709255" calcext:value-type="float">
            <text:p>0.709255</text:p>
          </table:table-cell>
          <table:table-cell office:value-type="float" office:value="4.3522754" calcext:value-type="float">
            <text:p>4.3522754</text:p>
          </table:table-cell>
          <table:table-cell office:value-type="float" office:value="1.3430606" calcext:value-type="float">
            <text:p>1.3430606</text:p>
          </table:table-cell>
          <table:table-cell table:formula="of:=AVERAGE([.B511:.K511])" office:value-type="float" office:value="1.895466696" calcext:value-type="float">
            <text:p>1.895466696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float" office:value="2.682891" calcext:value-type="float">
            <text:p>2.682891</text:p>
          </table:table-cell>
          <table:table-cell office:value-type="float" office:value="0.9042793" calcext:value-type="float">
            <text:p>0.9042793</text:p>
          </table:table-cell>
          <table:table-cell office:value-type="float" office:value="0.16177021" calcext:value-type="float">
            <text:p>0.16177021</text:p>
          </table:table-cell>
          <table:table-cell office:value-type="float" office:value="1.5364951" calcext:value-type="float">
            <text:p>1.5364951</text:p>
          </table:table-cell>
          <table:table-cell office:value-type="float" office:value="3.8121755" calcext:value-type="float">
            <text:p>3.8121755</text:p>
          </table:table-cell>
          <table:table-cell office:value-type="float" office:value="1.4082268" calcext:value-type="float">
            <text:p>1.4082268</text:p>
          </table:table-cell>
          <table:table-cell office:value-type="float" office:value="2.9361188" calcext:value-type="float">
            <text:p>2.9361188</text:p>
          </table:table-cell>
          <table:table-cell office:value-type="float" office:value="0.7327468" calcext:value-type="float">
            <text:p>0.7327468</text:p>
          </table:table-cell>
          <table:table-cell office:value-type="float" office:value="4.4917064" calcext:value-type="float">
            <text:p>4.4917064</text:p>
          </table:table-cell>
          <table:table-cell office:value-type="float" office:value="2.176599" calcext:value-type="float">
            <text:p>2.176599</text:p>
          </table:table-cell>
          <table:table-cell table:formula="of:=AVERAGE([.B512:.K512])" office:value-type="float" office:value="2.084300891" calcext:value-type="float">
            <text:p>2.084300891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float" office:value="2.7061543" calcext:value-type="float">
            <text:p>2.7061543</text:p>
          </table:table-cell>
          <table:table-cell office:value-type="float" office:value="1.016621" calcext:value-type="float">
            <text:p>1.016621</text:p>
          </table:table-cell>
          <table:table-cell office:value-type="float" office:value="0.16472094" calcext:value-type="float">
            <text:p>0.16472094</text:p>
          </table:table-cell>
          <table:table-cell office:value-type="float" office:value="1.4953016" calcext:value-type="float">
            <text:p>1.4953016</text:p>
          </table:table-cell>
          <table:table-cell office:value-type="float" office:value="3.7948248" calcext:value-type="float">
            <text:p>3.7948248</text:p>
          </table:table-cell>
          <table:table-cell office:value-type="float" office:value="1.2124193" calcext:value-type="float">
            <text:p>1.2124193</text:p>
          </table:table-cell>
          <table:table-cell office:value-type="float" office:value="2.8405619" calcext:value-type="float">
            <text:p>2.8405619</text:p>
          </table:table-cell>
          <table:table-cell office:value-type="float" office:value="0.69758" calcext:value-type="float">
            <text:p>0.69758</text:p>
          </table:table-cell>
          <table:table-cell office:value-type="float" office:value="4.2719364" calcext:value-type="float">
            <text:p>4.2719364</text:p>
          </table:table-cell>
          <table:table-cell office:value-type="float" office:value="1.7931095" calcext:value-type="float">
            <text:p>1.7931095</text:p>
          </table:table-cell>
          <table:table-cell table:formula="of:=AVERAGE([.B513:.K513])" office:value-type="float" office:value="1.999322974" calcext:value-type="float">
            <text:p>1.999322974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float" office:value="2.7436802" calcext:value-type="float">
            <text:p>2.7436802</text:p>
          </table:table-cell>
          <table:table-cell office:value-type="float" office:value="1.0278997" calcext:value-type="float">
            <text:p>1.0278997</text:p>
          </table:table-cell>
          <table:table-cell office:value-type="float" office:value="0.14491713" calcext:value-type="float">
            <text:p>0.14491713</text:p>
          </table:table-cell>
          <table:table-cell office:value-type="float" office:value="1.3646772" calcext:value-type="float">
            <text:p>1.3646772</text:p>
          </table:table-cell>
          <table:table-cell office:value-type="float" office:value="3.916352" calcext:value-type="float">
            <text:p>3.916352</text:p>
          </table:table-cell>
          <table:table-cell office:value-type="float" office:value="1.1573737" calcext:value-type="float">
            <text:p>1.1573737</text:p>
          </table:table-cell>
          <table:table-cell office:value-type="float" office:value="2.8406775" calcext:value-type="float">
            <text:p>2.8406775</text:p>
          </table:table-cell>
          <table:table-cell office:value-type="float" office:value="0.73591113" calcext:value-type="float">
            <text:p>0.73591113</text:p>
          </table:table-cell>
          <table:table-cell office:value-type="float" office:value="4.486422" calcext:value-type="float">
            <text:p>4.486422</text:p>
          </table:table-cell>
          <table:table-cell office:value-type="float" office:value="0.14609297" calcext:value-type="float">
            <text:p>0.14609297</text:p>
          </table:table-cell>
          <table:table-cell table:formula="of:=AVERAGE([.B514:.K514])" office:value-type="float" office:value="1.856400353" calcext:value-type="float">
            <text:p>1.856400353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float" office:value="2.6825342" calcext:value-type="float">
            <text:p>2.6825342</text:p>
          </table:table-cell>
          <table:table-cell office:value-type="float" office:value="0.94181734" calcext:value-type="float">
            <text:p>0.94181734</text:p>
          </table:table-cell>
          <table:table-cell office:value-type="float" office:value="0.16455963" calcext:value-type="float">
            <text:p>0.16455963</text:p>
          </table:table-cell>
          <table:table-cell office:value-type="float" office:value="1.6294187" calcext:value-type="float">
            <text:p>1.6294187</text:p>
          </table:table-cell>
          <table:table-cell office:value-type="float" office:value="3.7858045" calcext:value-type="float">
            <text:p>3.7858045</text:p>
          </table:table-cell>
          <table:table-cell office:value-type="float" office:value="1.2124329" calcext:value-type="float">
            <text:p>1.2124329</text:p>
          </table:table-cell>
          <table:table-cell office:value-type="float" office:value="0.55588573" calcext:value-type="float">
            <text:p>0.55588573</text:p>
          </table:table-cell>
          <table:table-cell office:value-type="float" office:value="0.39115363" calcext:value-type="float">
            <text:p>0.39115363</text:p>
          </table:table-cell>
          <table:table-cell office:value-type="float" office:value="4.6320696" calcext:value-type="float">
            <text:p>4.6320696</text:p>
          </table:table-cell>
          <table:table-cell office:value-type="float" office:value="1.0126802" calcext:value-type="float">
            <text:p>1.0126802</text:p>
          </table:table-cell>
          <table:table-cell table:formula="of:=AVERAGE([.B515:.K515])" office:value-type="float" office:value="1.700835643" calcext:value-type="float">
            <text:p>1.700835643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float" office:value="2.7097888" calcext:value-type="float">
            <text:p>2.7097888</text:p>
          </table:table-cell>
          <table:table-cell office:value-type="float" office:value="0.9403021" calcext:value-type="float">
            <text:p>0.9403021</text:p>
          </table:table-cell>
          <table:table-cell office:value-type="float" office:value="0.15478238" calcext:value-type="float">
            <text:p>0.15478238</text:p>
          </table:table-cell>
          <table:table-cell office:value-type="float" office:value="1.6242884" calcext:value-type="float">
            <text:p>1.6242884</text:p>
          </table:table-cell>
          <table:table-cell office:value-type="float" office:value="3.6725845" calcext:value-type="float">
            <text:p>3.6725845</text:p>
          </table:table-cell>
          <table:table-cell office:value-type="float" office:value="1.407627" calcext:value-type="float">
            <text:p>1.407627</text:p>
          </table:table-cell>
          <table:table-cell office:value-type="float" office:value="2.8411677" calcext:value-type="float">
            <text:p>2.8411677</text:p>
          </table:table-cell>
          <table:table-cell office:value-type="float" office:value="0.49287772" calcext:value-type="float">
            <text:p>0.49287772</text:p>
          </table:table-cell>
          <table:table-cell office:value-type="float" office:value="4.57945" calcext:value-type="float">
            <text:p>4.57945</text:p>
          </table:table-cell>
          <table:table-cell office:value-type="float" office:value="1.9255717" calcext:value-type="float">
            <text:p>1.9255717</text:p>
          </table:table-cell>
          <table:table-cell table:formula="of:=AVERAGE([.B516:.K516])" office:value-type="float" office:value="2.03484403" calcext:value-type="float">
            <text:p>2.03484403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float" office:value="2.7203562" calcext:value-type="float">
            <text:p>2.7203562</text:p>
          </table:table-cell>
          <table:table-cell office:value-type="float" office:value="0.89518505" calcext:value-type="float">
            <text:p>0.89518505</text:p>
          </table:table-cell>
          <table:table-cell office:value-type="float" office:value="0.14456287" calcext:value-type="float">
            <text:p>0.14456287</text:p>
          </table:table-cell>
          <table:table-cell office:value-type="float" office:value="1.631861" calcext:value-type="float">
            <text:p>1.631861</text:p>
          </table:table-cell>
          <table:table-cell office:value-type="float" office:value="3.6625712" calcext:value-type="float">
            <text:p>3.6625712</text:p>
          </table:table-cell>
          <table:table-cell office:value-type="float" office:value="1.219832" calcext:value-type="float">
            <text:p>1.219832</text:p>
          </table:table-cell>
          <table:table-cell office:value-type="float" office:value="2.9326954" calcext:value-type="float">
            <text:p>2.9326954</text:p>
          </table:table-cell>
          <table:table-cell office:value-type="float" office:value="0.60531723" calcext:value-type="float">
            <text:p>0.60531723</text:p>
          </table:table-cell>
          <table:table-cell office:value-type="float" office:value="4.3900476" calcext:value-type="float">
            <text:p>4.3900476</text:p>
          </table:table-cell>
          <table:table-cell office:value-type="float" office:value="0.20124874" calcext:value-type="float">
            <text:p>0.20124874</text:p>
          </table:table-cell>
          <table:table-cell table:formula="of:=AVERAGE([.B517:.K517])" office:value-type="float" office:value="1.840367729" calcext:value-type="float">
            <text:p>1.840367729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float" office:value="2.70932" calcext:value-type="float">
            <text:p>2.70932</text:p>
          </table:table-cell>
          <table:table-cell office:value-type="float" office:value="0.92441154" calcext:value-type="float">
            <text:p>0.92441154</text:p>
          </table:table-cell>
          <table:table-cell office:value-type="float" office:value="0.15716845" calcext:value-type="float">
            <text:p>0.15716845</text:p>
          </table:table-cell>
          <table:table-cell office:value-type="float" office:value="1.4962251" calcext:value-type="float">
            <text:p>1.4962251</text:p>
          </table:table-cell>
          <table:table-cell office:value-type="float" office:value="3.6692142" calcext:value-type="float">
            <text:p>3.6692142</text:p>
          </table:table-cell>
          <table:table-cell office:value-type="float" office:value="1.4652214" calcext:value-type="float">
            <text:p>1.4652214</text:p>
          </table:table-cell>
          <table:table-cell office:value-type="float" office:value="2.923364" calcext:value-type="float">
            <text:p>2.923364</text:p>
          </table:table-cell>
          <table:table-cell office:value-type="float" office:value="0.55265516" calcext:value-type="float">
            <text:p>0.55265516</text:p>
          </table:table-cell>
          <table:table-cell office:value-type="float" office:value="4.447839" calcext:value-type="float">
            <text:p>4.447839</text:p>
          </table:table-cell>
          <table:table-cell office:value-type="float" office:value="0.20135486" calcext:value-type="float">
            <text:p>0.20135486</text:p>
          </table:table-cell>
          <table:table-cell table:formula="of:=AVERAGE([.B518:.K518])" office:value-type="float" office:value="1.854677371" calcext:value-type="float">
            <text:p>1.854677371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float" office:value="2.6824613" calcext:value-type="float">
            <text:p>2.6824613</text:p>
          </table:table-cell>
          <table:table-cell office:value-type="float" office:value="0.8366766" calcext:value-type="float">
            <text:p>0.8366766</text:p>
          </table:table-cell>
          <table:table-cell office:value-type="float" office:value="0.14306003" calcext:value-type="float">
            <text:p>0.14306003</text:p>
          </table:table-cell>
          <table:table-cell office:value-type="float" office:value="1.5572076" calcext:value-type="float">
            <text:p>1.5572076</text:p>
          </table:table-cell>
          <table:table-cell office:value-type="float" office:value="3.6677508" calcext:value-type="float">
            <text:p>3.6677508</text:p>
          </table:table-cell>
          <table:table-cell office:value-type="float" office:value="1.4749504" calcext:value-type="float">
            <text:p>1.4749504</text:p>
          </table:table-cell>
          <table:table-cell office:value-type="float" office:value="2.8144698" calcext:value-type="float">
            <text:p>2.8144698</text:p>
          </table:table-cell>
          <table:table-cell office:value-type="float" office:value="0.4819476" calcext:value-type="float">
            <text:p>0.4819476</text:p>
          </table:table-cell>
          <table:table-cell office:value-type="float" office:value="4.222979" calcext:value-type="float">
            <text:p>4.222979</text:p>
          </table:table-cell>
          <table:table-cell office:value-type="float" office:value="0.122456856" calcext:value-type="float">
            <text:p>0.122456856</text:p>
          </table:table-cell>
          <table:table-cell table:formula="of:=AVERAGE([.B519:.K519])" office:value-type="float" office:value="1.8003959986" calcext:value-type="float">
            <text:p>1.8003959986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float" office:value="0.6211033" calcext:value-type="float">
            <text:p>0.6211033</text:p>
          </table:table-cell>
          <table:table-cell office:value-type="float" office:value="0.96860135" calcext:value-type="float">
            <text:p>0.96860135</text:p>
          </table:table-cell>
          <table:table-cell office:value-type="float" office:value="0.14133814" calcext:value-type="float">
            <text:p>0.14133814</text:p>
          </table:table-cell>
          <table:table-cell office:value-type="float" office:value="1.4166663" calcext:value-type="float">
            <text:p>1.4166663</text:p>
          </table:table-cell>
          <table:table-cell office:value-type="float" office:value="3.773973" calcext:value-type="float">
            <text:p>3.773973</text:p>
          </table:table-cell>
          <table:table-cell office:value-type="float" office:value="1.4463258" calcext:value-type="float">
            <text:p>1.4463258</text:p>
          </table:table-cell>
          <table:table-cell office:value-type="float" office:value="2.300557" calcext:value-type="float">
            <text:p>2.300557</text:p>
          </table:table-cell>
          <table:table-cell office:value-type="float" office:value="0.51916945" calcext:value-type="float">
            <text:p>0.51916945</text:p>
          </table:table-cell>
          <table:table-cell office:value-type="float" office:value="4.251456" calcext:value-type="float">
            <text:p>4.251456</text:p>
          </table:table-cell>
          <table:table-cell office:value-type="float" office:value="0.36283052" calcext:value-type="float">
            <text:p>0.36283052</text:p>
          </table:table-cell>
          <table:table-cell table:formula="of:=AVERAGE([.B520:.K520])" office:value-type="float" office:value="1.580202086" calcext:value-type="float">
            <text:p>1.580202086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float" office:value="2.6140683" calcext:value-type="float">
            <text:p>2.6140683</text:p>
          </table:table-cell>
          <table:table-cell office:value-type="float" office:value="0.9962708" calcext:value-type="float">
            <text:p>0.9962708</text:p>
          </table:table-cell>
          <table:table-cell office:value-type="float" office:value="0.14396739" calcext:value-type="float">
            <text:p>0.14396739</text:p>
          </table:table-cell>
          <table:table-cell office:value-type="float" office:value="1.5010339" calcext:value-type="float">
            <text:p>1.5010339</text:p>
          </table:table-cell>
          <table:table-cell office:value-type="float" office:value="3.86607" calcext:value-type="float">
            <text:p>3.86607</text:p>
          </table:table-cell>
          <table:table-cell office:value-type="float" office:value="1.4082268" calcext:value-type="float">
            <text:p>1.4082268</text:p>
          </table:table-cell>
          <table:table-cell office:value-type="float" office:value="3.1352718" calcext:value-type="float">
            <text:p>3.1352718</text:p>
          </table:table-cell>
          <table:table-cell office:value-type="float" office:value="0.64415675" calcext:value-type="float">
            <text:p>0.64415675</text:p>
          </table:table-cell>
          <table:table-cell office:value-type="float" office:value="4.4279747" calcext:value-type="float">
            <text:p>4.4279747</text:p>
          </table:table-cell>
          <table:table-cell office:value-type="float" office:value="0.38578308" calcext:value-type="float">
            <text:p>0.38578308</text:p>
          </table:table-cell>
          <table:table-cell table:formula="of:=AVERAGE([.B521:.K521])" office:value-type="float" office:value="1.912282352" calcext:value-type="float">
            <text:p>1.912282352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float" office:value="2.6104834" calcext:value-type="float">
            <text:p>2.6104834</text:p>
          </table:table-cell>
          <table:table-cell office:value-type="float" office:value="1.0149468" calcext:value-type="float">
            <text:p>1.0149468</text:p>
          </table:table-cell>
          <table:table-cell office:value-type="float" office:value="0.1439543" calcext:value-type="float">
            <text:p>0.1439543</text:p>
          </table:table-cell>
          <table:table-cell office:value-type="float" office:value="1.4951916" calcext:value-type="float">
            <text:p>1.4951916</text:p>
          </table:table-cell>
          <table:table-cell office:value-type="float" office:value="3.6679578" calcext:value-type="float">
            <text:p>3.6679578</text:p>
          </table:table-cell>
          <table:table-cell office:value-type="float" office:value="1.4843708" calcext:value-type="float">
            <text:p>1.4843708</text:p>
          </table:table-cell>
          <table:table-cell office:value-type="float" office:value="2.5287125" calcext:value-type="float">
            <text:p>2.5287125</text:p>
          </table:table-cell>
          <table:table-cell office:value-type="float" office:value="0.7137084" calcext:value-type="float">
            <text:p>0.7137084</text:p>
          </table:table-cell>
          <table:table-cell office:value-type="float" office:value="4.3884015" calcext:value-type="float">
            <text:p>4.3884015</text:p>
          </table:table-cell>
          <table:table-cell office:value-type="float" office:value="0.10108526" calcext:value-type="float">
            <text:p>0.10108526</text:p>
          </table:table-cell>
          <table:table-cell table:formula="of:=AVERAGE([.B522:.K522])" office:value-type="float" office:value="1.814881236" calcext:value-type="float">
            <text:p>1.814881236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float" office:value="2.6140544" calcext:value-type="float">
            <text:p>2.6140544</text:p>
          </table:table-cell>
          <table:table-cell office:value-type="float" office:value="1.0149468" calcext:value-type="float">
            <text:p>1.0149468</text:p>
          </table:table-cell>
          <table:table-cell office:value-type="float" office:value="0.1410465" calcext:value-type="float">
            <text:p>0.1410465</text:p>
          </table:table-cell>
          <table:table-cell office:value-type="float" office:value="1.4640397" calcext:value-type="float">
            <text:p>1.4640397</text:p>
          </table:table-cell>
          <table:table-cell office:value-type="float" office:value="3.6643806" calcext:value-type="float">
            <text:p>3.6643806</text:p>
          </table:table-cell>
          <table:table-cell office:value-type="float" office:value="1.3365957" calcext:value-type="float">
            <text:p>1.3365957</text:p>
          </table:table-cell>
          <table:table-cell office:value-type="float" office:value="3.0935776" calcext:value-type="float">
            <text:p>3.0935776</text:p>
          </table:table-cell>
          <table:table-cell office:value-type="float" office:value="0.39304915" calcext:value-type="float">
            <text:p>0.39304915</text:p>
          </table:table-cell>
          <table:table-cell office:value-type="float" office:value="4.4395895" calcext:value-type="float">
            <text:p>4.4395895</text:p>
          </table:table-cell>
          <table:table-cell office:value-type="float" office:value="0.1041052" calcext:value-type="float">
            <text:p>0.1041052</text:p>
          </table:table-cell>
          <table:table-cell table:formula="of:=AVERAGE([.B523:.K523])" office:value-type="float" office:value="1.826538515" calcext:value-type="float">
            <text:p>1.826538515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float" office:value="2.6762586" calcext:value-type="float">
            <text:p>2.6762586</text:p>
          </table:table-cell>
          <table:table-cell office:value-type="float" office:value="0.91742796" calcext:value-type="float">
            <text:p>0.91742796</text:p>
          </table:table-cell>
          <table:table-cell office:value-type="float" office:value="0.14164528" calcext:value-type="float">
            <text:p>0.14164528</text:p>
          </table:table-cell>
          <table:table-cell office:value-type="float" office:value="1.4721503" calcext:value-type="float">
            <text:p>1.4721503</text:p>
          </table:table-cell>
          <table:table-cell office:value-type="float" office:value="3.671634" calcext:value-type="float">
            <text:p>3.671634</text:p>
          </table:table-cell>
          <table:table-cell office:value-type="float" office:value="1.3176701" calcext:value-type="float">
            <text:p>1.3176701</text:p>
          </table:table-cell>
          <table:table-cell office:value-type="float" office:value="3.0939763" calcext:value-type="float">
            <text:p>3.0939763</text:p>
          </table:table-cell>
          <table:table-cell office:value-type="float" office:value="0.41730967" calcext:value-type="float">
            <text:p>0.41730967</text:p>
          </table:table-cell>
          <table:table-cell office:value-type="float" office:value="4.3358183" calcext:value-type="float">
            <text:p>4.3358183</text:p>
          </table:table-cell>
          <table:table-cell office:value-type="float" office:value="0.120485134" calcext:value-type="float">
            <text:p>0.120485134</text:p>
          </table:table-cell>
          <table:table-cell table:formula="of:=AVERAGE([.B524:.K524])" office:value-type="float" office:value="1.8164375644" calcext:value-type="float">
            <text:p>1.8164375644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float" office:value="2.7055154" calcext:value-type="float">
            <text:p>2.7055154</text:p>
          </table:table-cell>
          <table:table-cell office:value-type="float" office:value="1.0078158" calcext:value-type="float">
            <text:p>1.0078158</text:p>
          </table:table-cell>
          <table:table-cell office:value-type="float" office:value="0.14353329" calcext:value-type="float">
            <text:p>0.14353329</text:p>
          </table:table-cell>
          <table:table-cell office:value-type="float" office:value="1.5683005" calcext:value-type="float">
            <text:p>1.5683005</text:p>
          </table:table-cell>
          <table:table-cell office:value-type="float" office:value="3.6793282" calcext:value-type="float">
            <text:p>3.6793282</text:p>
          </table:table-cell>
          <table:table-cell office:value-type="float" office:value="1.4819022" calcext:value-type="float">
            <text:p>1.4819022</text:p>
          </table:table-cell>
          <table:table-cell office:value-type="float" office:value="2.812563" calcext:value-type="float">
            <text:p>2.812563</text:p>
          </table:table-cell>
          <table:table-cell office:value-type="float" office:value="0.7195644" calcext:value-type="float">
            <text:p>0.7195644</text:p>
          </table:table-cell>
          <table:table-cell office:value-type="float" office:value="4.6156" calcext:value-type="float">
            <text:p>4.6156</text:p>
          </table:table-cell>
          <table:table-cell office:value-type="float" office:value="0.13200676" calcext:value-type="float">
            <text:p>0.13200676</text:p>
          </table:table-cell>
          <table:table-cell table:formula="of:=AVERAGE([.B525:.K525])" office:value-type="float" office:value="1.886612955" calcext:value-type="float">
            <text:p>1.886612955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float" office:value="2.6812127" calcext:value-type="float">
            <text:p>2.6812127</text:p>
          </table:table-cell>
          <table:table-cell office:value-type="float" office:value="0.9122844" calcext:value-type="float">
            <text:p>0.9122844</text:p>
          </table:table-cell>
          <table:table-cell office:value-type="float" office:value="0.14550686" calcext:value-type="float">
            <text:p>0.14550686</text:p>
          </table:table-cell>
          <table:table-cell office:value-type="float" office:value="1.5692617" calcext:value-type="float">
            <text:p>1.5692617</text:p>
          </table:table-cell>
          <table:table-cell office:value-type="float" office:value="3.6665494" calcext:value-type="float">
            <text:p>3.6665494</text:p>
          </table:table-cell>
          <table:table-cell office:value-type="float" office:value="1.2104583" calcext:value-type="float">
            <text:p>1.2104583</text:p>
          </table:table-cell>
          <table:table-cell office:value-type="float" office:value="2.8590178" calcext:value-type="float">
            <text:p>2.8590178</text:p>
          </table:table-cell>
          <table:table-cell office:value-type="float" office:value="0.49242502" calcext:value-type="float">
            <text:p>0.49242502</text:p>
          </table:table-cell>
          <table:table-cell office:value-type="float" office:value="4.4273424" calcext:value-type="float">
            <text:p>4.4273424</text:p>
          </table:table-cell>
          <table:table-cell office:value-type="float" office:value="0.1007169" calcext:value-type="float">
            <text:p>0.1007169</text:p>
          </table:table-cell>
          <table:table-cell table:formula="of:=AVERAGE([.B526:.K526])" office:value-type="float" office:value="1.806477548" calcext:value-type="float">
            <text:p>1.806477548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float" office:value="2.6145267" calcext:value-type="float">
            <text:p>2.6145267</text:p>
          </table:table-cell>
          <table:table-cell office:value-type="float" office:value="0.9990035" calcext:value-type="float">
            <text:p>0.9990035</text:p>
          </table:table-cell>
          <table:table-cell office:value-type="float" office:value="0.14257123" calcext:value-type="float">
            <text:p>0.14257123</text:p>
          </table:table-cell>
          <table:table-cell office:value-type="float" office:value="1.3200032" calcext:value-type="float">
            <text:p>1.3200032</text:p>
          </table:table-cell>
          <table:table-cell office:value-type="float" office:value="3.7423446" calcext:value-type="float">
            <text:p>3.7423446</text:p>
          </table:table-cell>
          <table:table-cell office:value-type="float" office:value="1.4658045" calcext:value-type="float">
            <text:p>1.4658045</text:p>
          </table:table-cell>
          <table:table-cell office:value-type="float" office:value="3.0367265" calcext:value-type="float">
            <text:p>3.0367265</text:p>
          </table:table-cell>
          <table:table-cell office:value-type="float" office:value="0.56398755" calcext:value-type="float">
            <text:p>0.56398755</text:p>
          </table:table-cell>
          <table:table-cell office:value-type="float" office:value="4.4893246" calcext:value-type="float">
            <text:p>4.4893246</text:p>
          </table:table-cell>
          <table:table-cell office:value-type="float" office:value="0.18043895" calcext:value-type="float">
            <text:p>0.18043895</text:p>
          </table:table-cell>
          <table:table-cell table:formula="of:=AVERAGE([.B527:.K527])" office:value-type="float" office:value="1.855473133" calcext:value-type="float">
            <text:p>1.855473133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float" office:value="2.7424667" calcext:value-type="float">
            <text:p>2.7424667</text:p>
          </table:table-cell>
          <table:table-cell office:value-type="float" office:value="1.001577" calcext:value-type="float">
            <text:p>1.001577</text:p>
          </table:table-cell>
          <table:table-cell office:value-type="float" office:value="0.14249367" calcext:value-type="float">
            <text:p>0.14249367</text:p>
          </table:table-cell>
          <table:table-cell office:value-type="float" office:value="1.4629006" calcext:value-type="float">
            <text:p>1.4629006</text:p>
          </table:table-cell>
          <table:table-cell office:value-type="float" office:value="3.8176477" calcext:value-type="float">
            <text:p>3.8176477</text:p>
          </table:table-cell>
          <table:table-cell office:value-type="float" office:value="1.4818696" calcext:value-type="float">
            <text:p>1.4818696</text:p>
          </table:table-cell>
          <table:table-cell office:value-type="float" office:value="0.74925876" calcext:value-type="float">
            <text:p>0.74925876</text:p>
          </table:table-cell>
          <table:table-cell office:value-type="float" office:value="0.6375879" calcext:value-type="float">
            <text:p>0.6375879</text:p>
          </table:table-cell>
          <table:table-cell office:value-type="float" office:value="4.2510056" calcext:value-type="float">
            <text:p>4.2510056</text:p>
          </table:table-cell>
          <table:table-cell office:value-type="float" office:value="0.08874492" calcext:value-type="float">
            <text:p>0.08874492</text:p>
          </table:table-cell>
          <table:table-cell table:formula="of:=AVERAGE([.B528:.K528])" office:value-type="float" office:value="1.637555245" calcext:value-type="float">
            <text:p>1.637555245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float" office:value="2.4249465" calcext:value-type="float">
            <text:p>2.4249465</text:p>
          </table:table-cell>
          <table:table-cell office:value-type="float" office:value="1.0018171" calcext:value-type="float">
            <text:p>1.0018171</text:p>
          </table:table-cell>
          <table:table-cell office:value-type="float" office:value="0.13552727" calcext:value-type="float">
            <text:p>0.13552727</text:p>
          </table:table-cell>
          <table:table-cell office:value-type="float" office:value="1.5672935" calcext:value-type="float">
            <text:p>1.5672935</text:p>
          </table:table-cell>
          <table:table-cell office:value-type="float" office:value="3.8768685" calcext:value-type="float">
            <text:p>3.8768685</text:p>
          </table:table-cell>
          <table:table-cell office:value-type="float" office:value="1.4819022" calcext:value-type="float">
            <text:p>1.4819022</text:p>
          </table:table-cell>
          <table:table-cell office:value-type="float" office:value="2.4807515" calcext:value-type="float">
            <text:p>2.4807515</text:p>
          </table:table-cell>
          <table:table-cell office:value-type="float" office:value="0.64812666" calcext:value-type="float">
            <text:p>0.64812666</text:p>
          </table:table-cell>
          <table:table-cell office:value-type="float" office:value="4.5802317" calcext:value-type="float">
            <text:p>4.5802317</text:p>
          </table:table-cell>
          <table:table-cell office:value-type="float" office:value="0.11118357" calcext:value-type="float">
            <text:p>0.11118357</text:p>
          </table:table-cell>
          <table:table-cell table:formula="of:=AVERAGE([.B529:.K529])" office:value-type="float" office:value="1.83086485" calcext:value-type="float">
            <text:p>1.83086485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float" office:value="2.6955495" calcext:value-type="float">
            <text:p>2.6955495</text:p>
          </table:table-cell>
          <table:table-cell office:value-type="float" office:value="0.99376273" calcext:value-type="float">
            <text:p>0.99376273</text:p>
          </table:table-cell>
          <table:table-cell office:value-type="float" office:value="0.14942755" calcext:value-type="float">
            <text:p>0.14942755</text:p>
          </table:table-cell>
          <table:table-cell office:value-type="float" office:value="1.5640788" calcext:value-type="float">
            <text:p>1.5640788</text:p>
          </table:table-cell>
          <table:table-cell office:value-type="float" office:value="3.896694" calcext:value-type="float">
            <text:p>3.896694</text:p>
          </table:table-cell>
          <table:table-cell office:value-type="float" office:value="1.4531426" calcext:value-type="float">
            <text:p>1.4531426</text:p>
          </table:table-cell>
          <table:table-cell office:value-type="float" office:value="2.4770706" calcext:value-type="float">
            <text:p>2.4770706</text:p>
          </table:table-cell>
          <table:table-cell office:value-type="float" office:value="0.6159775" calcext:value-type="float">
            <text:p>0.6159775</text:p>
          </table:table-cell>
          <table:table-cell office:value-type="float" office:value="4.64516" calcext:value-type="float">
            <text:p>4.64516</text:p>
          </table:table-cell>
          <table:table-cell office:value-type="float" office:value="0.090928264" calcext:value-type="float">
            <text:p>0.090928264</text:p>
          </table:table-cell>
          <table:table-cell table:formula="of:=AVERAGE([.B530:.K530])" office:value-type="float" office:value="1.8581791544" calcext:value-type="float">
            <text:p>1.8581791544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float" office:value="2.736866" calcext:value-type="float">
            <text:p>2.736866</text:p>
          </table:table-cell>
          <table:table-cell office:value-type="float" office:value="0.96573246" calcext:value-type="float">
            <text:p>0.96573246</text:p>
          </table:table-cell>
          <table:table-cell office:value-type="float" office:value="0.15056373" calcext:value-type="float">
            <text:p>0.15056373</text:p>
          </table:table-cell>
          <table:table-cell office:value-type="float" office:value="1.5120876" calcext:value-type="float">
            <text:p>1.5120876</text:p>
          </table:table-cell>
          <table:table-cell office:value-type="float" office:value="3.659323" calcext:value-type="float">
            <text:p>3.659323</text:p>
          </table:table-cell>
          <table:table-cell office:value-type="float" office:value="1.216912" calcext:value-type="float">
            <text:p>1.216912</text:p>
          </table:table-cell>
          <table:table-cell office:value-type="float" office:value="2.4807515" calcext:value-type="float">
            <text:p>2.4807515</text:p>
          </table:table-cell>
          <table:table-cell office:value-type="float" office:value="0.56401265" calcext:value-type="float">
            <text:p>0.56401265</text:p>
          </table:table-cell>
          <table:table-cell office:value-type="float" office:value="4.373548" calcext:value-type="float">
            <text:p>4.373548</text:p>
          </table:table-cell>
          <table:table-cell office:value-type="float" office:value="0.12089027" calcext:value-type="float">
            <text:p>0.12089027</text:p>
          </table:table-cell>
          <table:table-cell table:formula="of:=AVERAGE([.B531:.K531])" office:value-type="float" office:value="1.778068721" calcext:value-type="float">
            <text:p>1.778068721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float" office:value="2.7043355" calcext:value-type="float">
            <text:p>2.7043355</text:p>
          </table:table-cell>
          <table:table-cell office:value-type="float" office:value="0.98985934" calcext:value-type="float">
            <text:p>0.98985934</text:p>
          </table:table-cell>
          <table:table-cell office:value-type="float" office:value="0.14986788" calcext:value-type="float">
            <text:p>0.14986788</text:p>
          </table:table-cell>
          <table:table-cell office:value-type="float" office:value="1.4205288" calcext:value-type="float">
            <text:p>1.4205288</text:p>
          </table:table-cell>
          <table:table-cell office:value-type="float" office:value="3.770522" calcext:value-type="float">
            <text:p>3.770522</text:p>
          </table:table-cell>
          <table:table-cell office:value-type="float" office:value="1.414827" calcext:value-type="float">
            <text:p>1.414827</text:p>
          </table:table-cell>
          <table:table-cell office:value-type="float" office:value="2.5255394" calcext:value-type="float">
            <text:p>2.5255394</text:p>
          </table:table-cell>
          <table:table-cell office:value-type="float" office:value="0.5041164" calcext:value-type="float">
            <text:p>0.5041164</text:p>
          </table:table-cell>
          <table:table-cell office:value-type="float" office:value="4.373548" calcext:value-type="float">
            <text:p>4.373548</text:p>
          </table:table-cell>
          <table:table-cell office:value-type="float" office:value="0.10883091" calcext:value-type="float">
            <text:p>0.10883091</text:p>
          </table:table-cell>
          <table:table-cell table:formula="of:=AVERAGE([.B532:.K532])" office:value-type="float" office:value="1.796197523" calcext:value-type="float">
            <text:p>1.796197523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float" office:value="1.7608833" calcext:value-type="float">
            <text:p>1.7608833</text:p>
          </table:table-cell>
          <table:table-cell office:value-type="float" office:value="0.98985934" calcext:value-type="float">
            <text:p>0.98985934</text:p>
          </table:table-cell>
          <table:table-cell office:value-type="float" office:value="0.14937492" calcext:value-type="float">
            <text:p>0.14937492</text:p>
          </table:table-cell>
          <table:table-cell office:value-type="float" office:value="1.5415158" calcext:value-type="float">
            <text:p>1.5415158</text:p>
          </table:table-cell>
          <table:table-cell office:value-type="float" office:value="3.8583934" calcext:value-type="float">
            <text:p>3.8583934</text:p>
          </table:table-cell>
          <table:table-cell office:value-type="float" office:value="1.3800908" calcext:value-type="float">
            <text:p>1.3800908</text:p>
          </table:table-cell>
          <table:table-cell office:value-type="float" office:value="2.7233353" calcext:value-type="float">
            <text:p>2.7233353</text:p>
          </table:table-cell>
          <table:table-cell office:value-type="float" office:value="0.5317523" calcext:value-type="float">
            <text:p>0.5317523</text:p>
          </table:table-cell>
          <table:table-cell office:value-type="float" office:value="4.3782005" calcext:value-type="float">
            <text:p>4.3782005</text:p>
          </table:table-cell>
          <table:table-cell office:value-type="float" office:value="0.1010471" calcext:value-type="float">
            <text:p>0.1010471</text:p>
          </table:table-cell>
          <table:table-cell table:formula="of:=AVERAGE([.B533:.K533])" office:value-type="float" office:value="1.741445276" calcext:value-type="float">
            <text:p>1.741445276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float" office:value="2.69729" calcext:value-type="float">
            <text:p>2.69729</text:p>
          </table:table-cell>
          <table:table-cell office:value-type="float" office:value="0.9461041" calcext:value-type="float">
            <text:p>0.9461041</text:p>
          </table:table-cell>
          <table:table-cell office:value-type="float" office:value="0.14893751" calcext:value-type="float">
            <text:p>0.14893751</text:p>
          </table:table-cell>
          <table:table-cell office:value-type="float" office:value="1.6175007" calcext:value-type="float">
            <text:p>1.6175007</text:p>
          </table:table-cell>
          <table:table-cell office:value-type="float" office:value="3.9026644" calcext:value-type="float">
            <text:p>3.9026644</text:p>
          </table:table-cell>
          <table:table-cell office:value-type="float" office:value="1.1612289" calcext:value-type="float">
            <text:p>1.1612289</text:p>
          </table:table-cell>
          <table:table-cell office:value-type="float" office:value="2.683339" calcext:value-type="float">
            <text:p>2.683339</text:p>
          </table:table-cell>
          <table:table-cell office:value-type="float" office:value="0.5690106" calcext:value-type="float">
            <text:p>0.5690106</text:p>
          </table:table-cell>
          <table:table-cell office:value-type="float" office:value="4.378172" calcext:value-type="float">
            <text:p>4.378172</text:p>
          </table:table-cell>
          <table:table-cell office:value-type="float" office:value="0.095473334" calcext:value-type="float">
            <text:p>0.095473334</text:p>
          </table:table-cell>
          <table:table-cell table:formula="of:=AVERAGE([.B534:.K534])" office:value-type="float" office:value="1.8199720544" calcext:value-type="float">
            <text:p>1.8199720544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float" office:value="2.69729" calcext:value-type="float">
            <text:p>2.69729</text:p>
          </table:table-cell>
          <table:table-cell office:value-type="float" office:value="0.9912698" calcext:value-type="float">
            <text:p>0.9912698</text:p>
          </table:table-cell>
          <table:table-cell office:value-type="float" office:value="0.14940743" calcext:value-type="float">
            <text:p>0.14940743</text:p>
          </table:table-cell>
          <table:table-cell office:value-type="float" office:value="1.560297" calcext:value-type="float">
            <text:p>1.560297</text:p>
          </table:table-cell>
          <table:table-cell office:value-type="float" office:value="3.2987993" calcext:value-type="float">
            <text:p>3.2987993</text:p>
          </table:table-cell>
          <table:table-cell office:value-type="float" office:value="1.3405479" calcext:value-type="float">
            <text:p>1.3405479</text:p>
          </table:table-cell>
          <table:table-cell office:value-type="float" office:value="2.7040908" calcext:value-type="float">
            <text:p>2.7040908</text:p>
          </table:table-cell>
          <table:table-cell office:value-type="float" office:value="0.615808" calcext:value-type="float">
            <text:p>0.615808</text:p>
          </table:table-cell>
          <table:table-cell office:value-type="float" office:value="4.240652" calcext:value-type="float">
            <text:p>4.240652</text:p>
          </table:table-cell>
          <table:table-cell office:value-type="float" office:value="0.122747794" calcext:value-type="float">
            <text:p>0.122747794</text:p>
          </table:table-cell>
          <table:table-cell table:formula="of:=AVERAGE([.B535:.K535])" office:value-type="float" office:value="1.7720910024" calcext:value-type="float">
            <text:p>1.7720910024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float" office:value="2.314721" calcext:value-type="float">
            <text:p>2.314721</text:p>
          </table:table-cell>
          <table:table-cell office:value-type="float" office:value="0.89972574" calcext:value-type="float">
            <text:p>0.89972574</text:p>
          </table:table-cell>
          <table:table-cell office:value-type="float" office:value="0.14288837" calcext:value-type="float">
            <text:p>0.14288837</text:p>
          </table:table-cell>
          <table:table-cell office:value-type="float" office:value="1.6133754" calcext:value-type="float">
            <text:p>1.6133754</text:p>
          </table:table-cell>
          <table:table-cell office:value-type="float" office:value="4.0096197" calcext:value-type="float">
            <text:p>4.0096197</text:p>
          </table:table-cell>
          <table:table-cell office:value-type="float" office:value="1.4142503" calcext:value-type="float">
            <text:p>1.4142503</text:p>
          </table:table-cell>
          <table:table-cell office:value-type="float" office:value="2.388612" calcext:value-type="float">
            <text:p>2.388612</text:p>
          </table:table-cell>
          <table:table-cell office:value-type="float" office:value="0.6085569" calcext:value-type="float">
            <text:p>0.6085569</text:p>
          </table:table-cell>
          <table:table-cell office:value-type="float" office:value="4.591053" calcext:value-type="float">
            <text:p>4.591053</text:p>
          </table:table-cell>
          <table:table-cell office:value-type="float" office:value="0.122747794" calcext:value-type="float">
            <text:p>0.122747794</text:p>
          </table:table-cell>
          <table:table-cell table:formula="of:=AVERAGE([.B536:.K536])" office:value-type="float" office:value="1.8105550204" calcext:value-type="float">
            <text:p>1.8105550204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float" office:value="2.7045362" calcext:value-type="float">
            <text:p>2.7045362</text:p>
          </table:table-cell>
          <table:table-cell office:value-type="float" office:value="0.86609524" calcext:value-type="float">
            <text:p>0.86609524</text:p>
          </table:table-cell>
          <table:table-cell office:value-type="float" office:value="0.14942755" calcext:value-type="float">
            <text:p>0.14942755</text:p>
          </table:table-cell>
          <table:table-cell office:value-type="float" office:value="1.5397996" calcext:value-type="float">
            <text:p>1.5397996</text:p>
          </table:table-cell>
          <table:table-cell office:value-type="float" office:value="4.128278" calcext:value-type="float">
            <text:p>4.128278</text:p>
          </table:table-cell>
          <table:table-cell office:value-type="float" office:value="1.4153886" calcext:value-type="float">
            <text:p>1.4153886</text:p>
          </table:table-cell>
          <table:table-cell office:value-type="float" office:value="2.3642678" calcext:value-type="float">
            <text:p>2.3642678</text:p>
          </table:table-cell>
          <table:table-cell office:value-type="float" office:value="0.6818707" calcext:value-type="float">
            <text:p>0.6818707</text:p>
          </table:table-cell>
          <table:table-cell office:value-type="float" office:value="4.378821" calcext:value-type="float">
            <text:p>4.378821</text:p>
          </table:table-cell>
          <table:table-cell office:value-type="float" office:value="0.08970319" calcext:value-type="float">
            <text:p>0.08970319</text:p>
          </table:table-cell>
          <table:table-cell table:formula="of:=AVERAGE([.B537:.K537])" office:value-type="float" office:value="1.831818788" calcext:value-type="float">
            <text:p>1.831818788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float" office:value="2.7605696" calcext:value-type="float">
            <text:p>2.7605696</text:p>
          </table:table-cell>
          <table:table-cell office:value-type="float" office:value="0.9540616" calcext:value-type="float">
            <text:p>0.9540616</text:p>
          </table:table-cell>
          <table:table-cell office:value-type="float" office:value="0.150272" calcext:value-type="float">
            <text:p>0.150272</text:p>
          </table:table-cell>
          <table:table-cell office:value-type="float" office:value="1.5881522" calcext:value-type="float">
            <text:p>1.5881522</text:p>
          </table:table-cell>
          <table:table-cell office:value-type="float" office:value="3.2987993" calcext:value-type="float">
            <text:p>3.2987993</text:p>
          </table:table-cell>
          <table:table-cell office:value-type="float" office:value="1.4065653" calcext:value-type="float">
            <text:p>1.4065653</text:p>
          </table:table-cell>
          <table:table-cell office:value-type="float" office:value="2.6915157" calcext:value-type="float">
            <text:p>2.6915157</text:p>
          </table:table-cell>
          <table:table-cell office:value-type="float" office:value="0.61756486" calcext:value-type="float">
            <text:p>0.61756486</text:p>
          </table:table-cell>
          <table:table-cell office:value-type="float" office:value="4.3511987" calcext:value-type="float">
            <text:p>4.3511987</text:p>
          </table:table-cell>
          <table:table-cell office:value-type="float" office:value="0.09430762" calcext:value-type="float">
            <text:p>0.09430762</text:p>
          </table:table-cell>
          <table:table-cell table:formula="of:=AVERAGE([.B538:.K538])" office:value-type="float" office:value="1.791300688" calcext:value-type="float">
            <text:p>1.791300688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float" office:value="2.6318896" calcext:value-type="float">
            <text:p>2.6318896</text:p>
          </table:table-cell>
          <table:table-cell office:value-type="float" office:value="0.9929753" calcext:value-type="float">
            <text:p>0.9929753</text:p>
          </table:table-cell>
          <table:table-cell office:value-type="float" office:value="0.14565425" calcext:value-type="float">
            <text:p>0.14565425</text:p>
          </table:table-cell>
          <table:table-cell office:value-type="float" office:value="1.6386231" calcext:value-type="float">
            <text:p>1.6386231</text:p>
          </table:table-cell>
          <table:table-cell office:value-type="float" office:value="3.78208" calcext:value-type="float">
            <text:p>3.78208</text:p>
          </table:table-cell>
          <table:table-cell office:value-type="float" office:value="1.4176911" calcext:value-type="float">
            <text:p>1.4176911</text:p>
          </table:table-cell>
          <table:table-cell office:value-type="float" office:value="1.5147812" calcext:value-type="float">
            <text:p>1.5147812</text:p>
          </table:table-cell>
          <table:table-cell office:value-type="float" office:value="0.5401724" calcext:value-type="float">
            <text:p>0.5401724</text:p>
          </table:table-cell>
          <table:table-cell office:value-type="float" office:value="4.48563" calcext:value-type="float">
            <text:p>4.48563</text:p>
          </table:table-cell>
          <table:table-cell office:value-type="float" office:value="0.0980128" calcext:value-type="float">
            <text:p>0.0980128</text:p>
          </table:table-cell>
          <table:table-cell table:formula="of:=AVERAGE([.B539:.K539])" office:value-type="float" office:value="1.724750975" calcext:value-type="float">
            <text:p>1.724750975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float" office:value="2.6665363" calcext:value-type="float">
            <text:p>2.6665363</text:p>
          </table:table-cell>
          <table:table-cell office:value-type="float" office:value="0.904952" calcext:value-type="float">
            <text:p>0.904952</text:p>
          </table:table-cell>
          <table:table-cell office:value-type="float" office:value="0.1497943" calcext:value-type="float">
            <text:p>0.1497943</text:p>
          </table:table-cell>
          <table:table-cell office:value-type="float" office:value="1.64239" calcext:value-type="float">
            <text:p>1.64239</text:p>
          </table:table-cell>
          <table:table-cell office:value-type="float" office:value="3.8449512" calcext:value-type="float">
            <text:p>3.8449512</text:p>
          </table:table-cell>
          <table:table-cell office:value-type="float" office:value="1.4247615" calcext:value-type="float">
            <text:p>1.4247615</text:p>
          </table:table-cell>
          <table:table-cell office:value-type="float" office:value="2.3632007" calcext:value-type="float">
            <text:p>2.3632007</text:p>
          </table:table-cell>
          <table:table-cell office:value-type="float" office:value="0.69091946" calcext:value-type="float">
            <text:p>0.69091946</text:p>
          </table:table-cell>
          <table:table-cell office:value-type="float" office:value="4.3771834" calcext:value-type="float">
            <text:p>4.3771834</text:p>
          </table:table-cell>
          <table:table-cell office:value-type="float" office:value="0.0928794" calcext:value-type="float">
            <text:p>0.0928794</text:p>
          </table:table-cell>
          <table:table-cell table:formula="of:=AVERAGE([.B540:.K540])" office:value-type="float" office:value="1.815756826" calcext:value-type="float">
            <text:p>1.815756826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float" office:value="2.7009609" calcext:value-type="float">
            <text:p>2.7009609</text:p>
          </table:table-cell>
          <table:table-cell office:value-type="float" office:value="0.9766585" calcext:value-type="float">
            <text:p>0.9766585</text:p>
          </table:table-cell>
          <table:table-cell office:value-type="float" office:value="0.1497366" calcext:value-type="float">
            <text:p>0.1497366</text:p>
          </table:table-cell>
          <table:table-cell office:value-type="float" office:value="1.5701731" calcext:value-type="float">
            <text:p>1.5701731</text:p>
          </table:table-cell>
          <table:table-cell office:value-type="float" office:value="4.1280303" calcext:value-type="float">
            <text:p>4.1280303</text:p>
          </table:table-cell>
          <table:table-cell office:value-type="float" office:value="1.2813039" calcext:value-type="float">
            <text:p>1.2813039</text:p>
          </table:table-cell>
          <table:table-cell office:value-type="float" office:value="2.3614173" calcext:value-type="float">
            <text:p>2.3614173</text:p>
          </table:table-cell>
          <table:table-cell office:value-type="float" office:value="0.5401724" calcext:value-type="float">
            <text:p>0.5401724</text:p>
          </table:table-cell>
          <table:table-cell office:value-type="float" office:value="4.3623767" calcext:value-type="float">
            <text:p>4.3623767</text:p>
          </table:table-cell>
          <table:table-cell office:value-type="float" office:value="0.098228164" calcext:value-type="float">
            <text:p>0.098228164</text:p>
          </table:table-cell>
          <table:table-cell table:formula="of:=AVERAGE([.B541:.K541])" office:value-type="float" office:value="1.8169057864" calcext:value-type="float">
            <text:p>1.8169057864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float" office:value="2.7057092" calcext:value-type="float">
            <text:p>2.7057092</text:p>
          </table:table-cell>
          <table:table-cell office:value-type="float" office:value="0.74807096" calcext:value-type="float">
            <text:p>0.74807096</text:p>
          </table:table-cell>
          <table:table-cell office:value-type="float" office:value="0.1507115" calcext:value-type="float">
            <text:p>0.1507115</text:p>
          </table:table-cell>
          <table:table-cell office:value-type="float" office:value="1.4222574" calcext:value-type="float">
            <text:p>1.4222574</text:p>
          </table:table-cell>
          <table:table-cell office:value-type="float" office:value="3.4248967" calcext:value-type="float">
            <text:p>3.4248967</text:p>
          </table:table-cell>
          <table:table-cell office:value-type="float" office:value="1.3949051" calcext:value-type="float">
            <text:p>1.3949051</text:p>
          </table:table-cell>
          <table:table-cell office:value-type="float" office:value="2.3642225" calcext:value-type="float">
            <text:p>2.3642225</text:p>
          </table:table-cell>
          <table:table-cell office:value-type="float" office:value="0.64809793" calcext:value-type="float">
            <text:p>0.64809793</text:p>
          </table:table-cell>
          <table:table-cell office:value-type="float" office:value="4.5974708" calcext:value-type="float">
            <text:p>4.5974708</text:p>
          </table:table-cell>
          <table:table-cell office:value-type="float" office:value="0.14902571" calcext:value-type="float">
            <text:p>0.14902571</text:p>
          </table:table-cell>
          <table:table-cell table:formula="of:=AVERAGE([.B542:.K542])" office:value-type="float" office:value="1.76053678" calcext:value-type="float">
            <text:p>1.76053678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float" office:value="2.6311607" calcext:value-type="float">
            <text:p>2.6311607</text:p>
          </table:table-cell>
          <table:table-cell office:value-type="float" office:value="0.984992" calcext:value-type="float">
            <text:p>0.984992</text:p>
          </table:table-cell>
          <table:table-cell office:value-type="float" office:value="0.15052477" calcext:value-type="float">
            <text:p>0.15052477</text:p>
          </table:table-cell>
          <table:table-cell office:value-type="float" office:value="1.5842854" calcext:value-type="float">
            <text:p>1.5842854</text:p>
          </table:table-cell>
          <table:table-cell office:value-type="float" office:value="3.7859387" calcext:value-type="float">
            <text:p>3.7859387</text:p>
          </table:table-cell>
          <table:table-cell office:value-type="float" office:value="1.3964283" calcext:value-type="float">
            <text:p>1.3964283</text:p>
          </table:table-cell>
          <table:table-cell office:value-type="float" office:value="2.3600607" calcext:value-type="float">
            <text:p>2.3600607</text:p>
          </table:table-cell>
          <table:table-cell office:value-type="float" office:value="0.60569364" calcext:value-type="float">
            <text:p>0.60569364</text:p>
          </table:table-cell>
          <table:table-cell office:value-type="float" office:value="4.5029664" calcext:value-type="float">
            <text:p>4.5029664</text:p>
          </table:table-cell>
          <table:table-cell office:value-type="float" office:value="0.1482365" calcext:value-type="float">
            <text:p>0.1482365</text:p>
          </table:table-cell>
          <table:table-cell table:formula="of:=AVERAGE([.B543:.K543])" office:value-type="float" office:value="1.815028711" calcext:value-type="float">
            <text:p>1.815028711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float" office:value="2.7287087" calcext:value-type="float">
            <text:p>2.7287087</text:p>
          </table:table-cell>
          <table:table-cell office:value-type="float" office:value="1.0035062" calcext:value-type="float">
            <text:p>1.0035062</text:p>
          </table:table-cell>
          <table:table-cell office:value-type="float" office:value="0.14941445" calcext:value-type="float">
            <text:p>0.14941445</text:p>
          </table:table-cell>
          <table:table-cell office:value-type="float" office:value="1.5391364" calcext:value-type="float">
            <text:p>1.5391364</text:p>
          </table:table-cell>
          <table:table-cell office:value-type="float" office:value="3.4182396" calcext:value-type="float">
            <text:p>3.4182396</text:p>
          </table:table-cell>
          <table:table-cell office:value-type="float" office:value="1.1484846" calcext:value-type="float">
            <text:p>1.1484846</text:p>
          </table:table-cell>
          <table:table-cell office:value-type="float" office:value="2.3598275" calcext:value-type="float">
            <text:p>2.3598275</text:p>
          </table:table-cell>
          <table:table-cell office:value-type="float" office:value="0.64666986" calcext:value-type="float">
            <text:p>0.64666986</text:p>
          </table:table-cell>
          <table:table-cell office:value-type="float" office:value="0.08108446" calcext:value-type="float">
            <text:p>0.08108446</text:p>
          </table:table-cell>
          <table:table-cell office:value-type="float" office:value="0.09390164" calcext:value-type="float">
            <text:p>0.09390164</text:p>
          </table:table-cell>
          <table:table-cell table:formula="of:=AVERAGE([.B544:.K544])" office:value-type="float" office:value="1.316897341" calcext:value-type="float">
            <text:p>1.316897341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float" office:value="2.7033317" calcext:value-type="float">
            <text:p>2.7033317</text:p>
          </table:table-cell>
          <table:table-cell office:value-type="float" office:value="0.9135729" calcext:value-type="float">
            <text:p>0.9135729</text:p>
          </table:table-cell>
          <table:table-cell office:value-type="float" office:value="0.14877567" calcext:value-type="float">
            <text:p>0.14877567</text:p>
          </table:table-cell>
          <table:table-cell office:value-type="float" office:value="1.5591645" calcext:value-type="float">
            <text:p>1.5591645</text:p>
          </table:table-cell>
          <table:table-cell office:value-type="float" office:value="3.4177907" calcext:value-type="float">
            <text:p>3.4177907</text:p>
          </table:table-cell>
          <table:table-cell office:value-type="float" office:value="1.4325839" calcext:value-type="float">
            <text:p>1.4325839</text:p>
          </table:table-cell>
          <table:table-cell office:value-type="float" office:value="2.380424" calcext:value-type="float">
            <text:p>2.380424</text:p>
          </table:table-cell>
          <table:table-cell office:value-type="float" office:value="0.61721355" calcext:value-type="float">
            <text:p>0.61721355</text:p>
          </table:table-cell>
          <table:table-cell office:value-type="float" office:value="4.460162" calcext:value-type="float">
            <text:p>4.460162</text:p>
          </table:table-cell>
          <table:table-cell office:value-type="float" office:value="0.09284344" calcext:value-type="float">
            <text:p>0.09284344</text:p>
          </table:table-cell>
          <table:table-cell table:formula="of:=AVERAGE([.B545:.K545])" office:value-type="float" office:value="1.772586236" calcext:value-type="float">
            <text:p>1.772586236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float" office:value="2.7384062" calcext:value-type="float">
            <text:p>2.7384062</text:p>
          </table:table-cell>
          <table:table-cell office:value-type="float" office:value="0.9213627" calcext:value-type="float">
            <text:p>0.9213627</text:p>
          </table:table-cell>
          <table:table-cell office:value-type="float" office:value="0.14212072" calcext:value-type="float">
            <text:p>0.14212072</text:p>
          </table:table-cell>
          <table:table-cell office:value-type="float" office:value="1.4697393" calcext:value-type="float">
            <text:p>1.4697393</text:p>
          </table:table-cell>
          <table:table-cell office:value-type="float" office:value="3.7880218" calcext:value-type="float">
            <text:p>3.7880218</text:p>
          </table:table-cell>
          <table:table-cell office:value-type="float" office:value="1.4140556" calcext:value-type="float">
            <text:p>1.4140556</text:p>
          </table:table-cell>
          <table:table-cell office:value-type="float" office:value="2.361582" calcext:value-type="float">
            <text:p>2.361582</text:p>
          </table:table-cell>
          <table:table-cell office:value-type="float" office:value="0.6068861" calcext:value-type="float">
            <text:p>0.6068861</text:p>
          </table:table-cell>
          <table:table-cell office:value-type="float" office:value="4.268485" calcext:value-type="float">
            <text:p>4.268485</text:p>
          </table:table-cell>
          <table:table-cell office:value-type="float" office:value="0.10182676" calcext:value-type="float">
            <text:p>0.10182676</text:p>
          </table:table-cell>
          <table:table-cell table:formula="of:=AVERAGE([.B546:.K546])" office:value-type="float" office:value="1.781248618" calcext:value-type="float">
            <text:p>1.781248618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float" office:value="2.7166424" calcext:value-type="float">
            <text:p>2.7166424</text:p>
          </table:table-cell>
          <table:table-cell office:value-type="float" office:value="0.88993514" calcext:value-type="float">
            <text:p>0.88993514</text:p>
          </table:table-cell>
          <table:table-cell office:value-type="float" office:value="0.14853607" calcext:value-type="float">
            <text:p>0.14853607</text:p>
          </table:table-cell>
          <table:table-cell office:value-type="float" office:value="1.4709115" calcext:value-type="float">
            <text:p>1.4709115</text:p>
          </table:table-cell>
          <table:table-cell office:value-type="float" office:value="4.361383" calcext:value-type="float">
            <text:p>4.361383</text:p>
          </table:table-cell>
          <table:table-cell office:value-type="float" office:value="1.4225836" calcext:value-type="float">
            <text:p>1.4225836</text:p>
          </table:table-cell>
          <table:table-cell office:value-type="float" office:value="2.3796575" calcext:value-type="float">
            <text:p>2.3796575</text:p>
          </table:table-cell>
          <table:table-cell office:value-type="float" office:value="0.5154279" calcext:value-type="float">
            <text:p>0.5154279</text:p>
          </table:table-cell>
          <table:table-cell office:value-type="float" office:value="4.357847" calcext:value-type="float">
            <text:p>4.357847</text:p>
          </table:table-cell>
          <table:table-cell office:value-type="float" office:value="0.14710486" calcext:value-type="float">
            <text:p>0.14710486</text:p>
          </table:table-cell>
          <table:table-cell table:formula="of:=AVERAGE([.B547:.K547])" office:value-type="float" office:value="1.841002897" calcext:value-type="float">
            <text:p>1.841002897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float" office:value="2.7394567" calcext:value-type="float">
            <text:p>2.7394567</text:p>
          </table:table-cell>
          <table:table-cell office:value-type="float" office:value="0.9513921" calcext:value-type="float">
            <text:p>0.9513921</text:p>
          </table:table-cell>
          <table:table-cell office:value-type="float" office:value="0.12809949" calcext:value-type="float">
            <text:p>0.12809949</text:p>
          </table:table-cell>
          <table:table-cell office:value-type="float" office:value="1.5279834" calcext:value-type="float">
            <text:p>1.5279834</text:p>
          </table:table-cell>
          <table:table-cell office:value-type="float" office:value="3.387487" calcext:value-type="float">
            <text:p>3.387487</text:p>
          </table:table-cell>
          <table:table-cell office:value-type="float" office:value="1.2753818" calcext:value-type="float">
            <text:p>1.2753818</text:p>
          </table:table-cell>
          <table:table-cell office:value-type="float" office:value="2.3799446" calcext:value-type="float">
            <text:p>2.3799446</text:p>
          </table:table-cell>
          <table:table-cell office:value-type="float" office:value="0.47504216" calcext:value-type="float">
            <text:p>0.47504216</text:p>
          </table:table-cell>
          <table:table-cell office:value-type="float" office:value="4.4103827" calcext:value-type="float">
            <text:p>4.4103827</text:p>
          </table:table-cell>
          <table:table-cell office:value-type="float" office:value="0.22551025" calcext:value-type="float">
            <text:p>0.22551025</text:p>
          </table:table-cell>
          <table:table-cell table:formula="of:=AVERAGE([.B548:.K548])" office:value-type="float" office:value="1.75006802" calcext:value-type="float">
            <text:p>1.75006802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float" office:value="2.7934647" calcext:value-type="float">
            <text:p>2.7934647</text:p>
          </table:table-cell>
          <table:table-cell office:value-type="float" office:value="0.73704815" calcext:value-type="float">
            <text:p>0.73704815</text:p>
          </table:table-cell>
          <table:table-cell office:value-type="float" office:value="0.25910902" calcext:value-type="float">
            <text:p>0.25910902</text:p>
          </table:table-cell>
          <table:table-cell office:value-type="float" office:value="1.5269904" calcext:value-type="float">
            <text:p>1.5269904</text:p>
          </table:table-cell>
          <table:table-cell office:value-type="float" office:value="3.7679186" calcext:value-type="float">
            <text:p>3.7679186</text:p>
          </table:table-cell>
          <table:table-cell office:value-type="float" office:value="1.3621156" calcext:value-type="float">
            <text:p>1.3621156</text:p>
          </table:table-cell>
          <table:table-cell office:value-type="float" office:value="2.3799672" calcext:value-type="float">
            <text:p>2.3799672</text:p>
          </table:table-cell>
          <table:table-cell office:value-type="float" office:value="0.608892" calcext:value-type="float">
            <text:p>0.608892</text:p>
          </table:table-cell>
          <table:table-cell office:value-type="float" office:value="4.256815" calcext:value-type="float">
            <text:p>4.256815</text:p>
          </table:table-cell>
          <table:table-cell office:value-type="float" office:value="0.1421755" calcext:value-type="float">
            <text:p>0.1421755</text:p>
          </table:table-cell>
          <table:table-cell table:formula="of:=AVERAGE([.B549:.K549])" office:value-type="float" office:value="1.783449617" calcext:value-type="float">
            <text:p>1.783449617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float" office:value="2.7912047" calcext:value-type="float">
            <text:p>2.7912047</text:p>
          </table:table-cell>
          <table:table-cell office:value-type="float" office:value="0.96547514" calcext:value-type="float">
            <text:p>0.96547514</text:p>
          </table:table-cell>
          <table:table-cell office:value-type="float" office:value="0.15611641" calcext:value-type="float">
            <text:p>0.15611641</text:p>
          </table:table-cell>
          <table:table-cell office:value-type="float" office:value="1.5246853" calcext:value-type="float">
            <text:p>1.5246853</text:p>
          </table:table-cell>
          <table:table-cell office:value-type="float" office:value="3.7821627" calcext:value-type="float">
            <text:p>3.7821627</text:p>
          </table:table-cell>
          <table:table-cell office:value-type="float" office:value="1.4743869" calcext:value-type="float">
            <text:p>1.4743869</text:p>
          </table:table-cell>
          <table:table-cell office:value-type="float" office:value="2.361353" calcext:value-type="float">
            <text:p>2.361353</text:p>
          </table:table-cell>
          <table:table-cell office:value-type="float" office:value="0.57646847" calcext:value-type="float">
            <text:p>0.57646847</text:p>
          </table:table-cell>
          <table:table-cell office:value-type="float" office:value="4.6197705" calcext:value-type="float">
            <text:p>4.6197705</text:p>
          </table:table-cell>
          <table:table-cell office:value-type="float" office:value="0.08393531" calcext:value-type="float">
            <text:p>0.08393531</text:p>
          </table:table-cell>
          <table:table-cell table:formula="of:=AVERAGE([.B550:.K550])" office:value-type="float" office:value="1.833555843" calcext:value-type="float">
            <text:p>1.833555843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float" office:value="2.437526" calcext:value-type="float">
            <text:p>2.437526</text:p>
          </table:table-cell>
          <table:table-cell office:value-type="float" office:value="0.67577934" calcext:value-type="float">
            <text:p>0.67577934</text:p>
          </table:table-cell>
          <table:table-cell office:value-type="float" office:value="0.14311442" calcext:value-type="float">
            <text:p>0.14311442</text:p>
          </table:table-cell>
          <table:table-cell office:value-type="float" office:value="1.1521765" calcext:value-type="float">
            <text:p>1.1521765</text:p>
          </table:table-cell>
          <table:table-cell office:value-type="float" office:value="3.785953" calcext:value-type="float">
            <text:p>3.785953</text:p>
          </table:table-cell>
          <table:table-cell office:value-type="float" office:value="1.475157" calcext:value-type="float">
            <text:p>1.475157</text:p>
          </table:table-cell>
          <table:table-cell office:value-type="float" office:value="2.3842466" calcext:value-type="float">
            <text:p>2.3842466</text:p>
          </table:table-cell>
          <table:table-cell office:value-type="float" office:value="0.55004424" calcext:value-type="float">
            <text:p>0.55004424</text:p>
          </table:table-cell>
          <table:table-cell office:value-type="float" office:value="4.6474967" calcext:value-type="float">
            <text:p>4.6474967</text:p>
          </table:table-cell>
          <table:table-cell office:value-type="float" office:value="0.10284583" calcext:value-type="float">
            <text:p>0.10284583</text:p>
          </table:table-cell>
          <table:table-cell table:formula="of:=AVERAGE([.B551:.K551])" office:value-type="float" office:value="1.735433963" calcext:value-type="float">
            <text:p>1.735433963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float" office:value="2.84984" calcext:value-type="float">
            <text:p>2.84984</text:p>
          </table:table-cell>
          <table:table-cell office:value-type="float" office:value="0.9787506" calcext:value-type="float">
            <text:p>0.9787506</text:p>
          </table:table-cell>
          <table:table-cell office:value-type="float" office:value="0.14892085" calcext:value-type="float">
            <text:p>0.14892085</text:p>
          </table:table-cell>
          <table:table-cell office:value-type="float" office:value="1.4254663" calcext:value-type="float">
            <text:p>1.4254663</text:p>
          </table:table-cell>
          <table:table-cell office:value-type="float" office:value="3.8365695" calcext:value-type="float">
            <text:p>3.8365695</text:p>
          </table:table-cell>
          <table:table-cell office:value-type="float" office:value="1.2156734" calcext:value-type="float">
            <text:p>1.2156734</text:p>
          </table:table-cell>
          <table:table-cell office:value-type="float" office:value="2.5173385" calcext:value-type="float">
            <text:p>2.5173385</text:p>
          </table:table-cell>
          <table:table-cell office:value-type="float" office:value="0.6047725" calcext:value-type="float">
            <text:p>0.6047725</text:p>
          </table:table-cell>
          <table:table-cell office:value-type="float" office:value="4.27081" calcext:value-type="float">
            <text:p>4.27081</text:p>
          </table:table-cell>
          <table:table-cell office:value-type="float" office:value="0.10908667" calcext:value-type="float">
            <text:p>0.10908667</text:p>
          </table:table-cell>
          <table:table-cell table:formula="of:=AVERAGE([.B552:.K552])" office:value-type="float" office:value="1.795722832" calcext:value-type="float">
            <text:p>1.795722832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float" office:value="3.0085385" calcext:value-type="float">
            <text:p>3.0085385</text:p>
          </table:table-cell>
          <table:table-cell office:value-type="float" office:value="0.9871949" calcext:value-type="float">
            <text:p>0.9871949</text:p>
          </table:table-cell>
          <table:table-cell office:value-type="float" office:value="0.15453368" calcext:value-type="float">
            <text:p>0.15453368</text:p>
          </table:table-cell>
          <table:table-cell office:value-type="float" office:value="1.3875957" calcext:value-type="float">
            <text:p>1.3875957</text:p>
          </table:table-cell>
          <table:table-cell office:value-type="float" office:value="3.8574052" calcext:value-type="float">
            <text:p>3.8574052</text:p>
          </table:table-cell>
          <table:table-cell office:value-type="float" office:value="1.493285" calcext:value-type="float">
            <text:p>1.493285</text:p>
          </table:table-cell>
          <table:table-cell office:value-type="float" office:value="2.530863" calcext:value-type="float">
            <text:p>2.530863</text:p>
          </table:table-cell>
          <table:table-cell office:value-type="float" office:value="0.61038685" calcext:value-type="float">
            <text:p>0.61038685</text:p>
          </table:table-cell>
          <table:table-cell office:value-type="float" office:value="4.3628736" calcext:value-type="float">
            <text:p>4.3628736</text:p>
          </table:table-cell>
          <table:table-cell office:value-type="float" office:value="0.103449486" calcext:value-type="float">
            <text:p>0.103449486</text:p>
          </table:table-cell>
          <table:table-cell table:formula="of:=AVERAGE([.B553:.K553])" office:value-type="float" office:value="1.8496125916" calcext:value-type="float">
            <text:p>1.8496125916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float" office:value="2.7287664" calcext:value-type="float">
            <text:p>2.7287664</text:p>
          </table:table-cell>
          <table:table-cell office:value-type="float" office:value="0.9647212" calcext:value-type="float">
            <text:p>0.9647212</text:p>
          </table:table-cell>
          <table:table-cell office:value-type="float" office:value="0.14856231" calcext:value-type="float">
            <text:p>0.14856231</text:p>
          </table:table-cell>
          <table:table-cell office:value-type="float" office:value="1.281878" calcext:value-type="float">
            <text:p>1.281878</text:p>
          </table:table-cell>
          <table:table-cell office:value-type="float" office:value="3.6095958" calcext:value-type="float">
            <text:p>3.6095958</text:p>
          </table:table-cell>
          <table:table-cell office:value-type="float" office:value="1.4913212" calcext:value-type="float">
            <text:p>1.4913212</text:p>
          </table:table-cell>
          <table:table-cell office:value-type="float" office:value="2.530995" calcext:value-type="float">
            <text:p>2.530995</text:p>
          </table:table-cell>
          <table:table-cell office:value-type="float" office:value="0.62652296" calcext:value-type="float">
            <text:p>0.62652296</text:p>
          </table:table-cell>
          <table:table-cell office:value-type="float" office:value="4.258017" calcext:value-type="float">
            <text:p>4.258017</text:p>
          </table:table-cell>
          <table:table-cell office:value-type="float" office:value="0.20962302" calcext:value-type="float">
            <text:p>0.20962302</text:p>
          </table:table-cell>
          <table:table-cell table:formula="of:=AVERAGE([.B554:.K554])" office:value-type="float" office:value="1.785000289" calcext:value-type="float">
            <text:p>1.785000289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float" office:value="2.460108" calcext:value-type="float">
            <text:p>2.460108</text:p>
          </table:table-cell>
          <table:table-cell office:value-type="float" office:value="0.7023643" calcext:value-type="float">
            <text:p>0.7023643</text:p>
          </table:table-cell>
          <table:table-cell office:value-type="float" office:value="0.13084614" calcext:value-type="float">
            <text:p>0.13084614</text:p>
          </table:table-cell>
          <table:table-cell office:value-type="float" office:value="1.4076375" calcext:value-type="float">
            <text:p>1.4076375</text:p>
          </table:table-cell>
          <table:table-cell office:value-type="float" office:value="3.8325212" calcext:value-type="float">
            <text:p>3.8325212</text:p>
          </table:table-cell>
          <table:table-cell office:value-type="float" office:value="1.4131097" calcext:value-type="float">
            <text:p>1.4131097</text:p>
          </table:table-cell>
          <table:table-cell office:value-type="float" office:value="2.5483732" calcext:value-type="float">
            <text:p>2.5483732</text:p>
          </table:table-cell>
          <table:table-cell office:value-type="float" office:value="0.6265232" calcext:value-type="float">
            <text:p>0.6265232</text:p>
          </table:table-cell>
          <table:table-cell office:value-type="float" office:value="4.223536" calcext:value-type="float">
            <text:p>4.223536</text:p>
          </table:table-cell>
          <table:table-cell office:value-type="float" office:value="0.25754458" calcext:value-type="float">
            <text:p>0.25754458</text:p>
          </table:table-cell>
          <table:table-cell table:formula="of:=AVERAGE([.B555:.K555])" office:value-type="float" office:value="1.760256382" calcext:value-type="float">
            <text:p>1.760256382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float" office:value="2.6307833" calcext:value-type="float">
            <text:p>2.6307833</text:p>
          </table:table-cell>
          <table:table-cell office:value-type="float" office:value="0.8603498" calcext:value-type="float">
            <text:p>0.8603498</text:p>
          </table:table-cell>
          <table:table-cell office:value-type="float" office:value="0.13063136" calcext:value-type="float">
            <text:p>0.13063136</text:p>
          </table:table-cell>
          <table:table-cell office:value-type="float" office:value="1.2943275" calcext:value-type="float">
            <text:p>1.2943275</text:p>
          </table:table-cell>
          <table:table-cell office:value-type="float" office:value="3.720427" calcext:value-type="float">
            <text:p>3.720427</text:p>
          </table:table-cell>
          <table:table-cell office:value-type="float" office:value="1.43987" calcext:value-type="float">
            <text:p>1.43987</text:p>
          </table:table-cell>
          <table:table-cell office:value-type="float" office:value="2.398795" calcext:value-type="float">
            <text:p>2.398795</text:p>
          </table:table-cell>
          <table:table-cell office:value-type="float" office:value="0.63315713" calcext:value-type="float">
            <text:p>0.63315713</text:p>
          </table:table-cell>
          <table:table-cell office:value-type="float" office:value="4.2677674" calcext:value-type="float">
            <text:p>4.2677674</text:p>
          </table:table-cell>
          <table:table-cell office:value-type="float" office:value="0.25938752" calcext:value-type="float">
            <text:p>0.25938752</text:p>
          </table:table-cell>
          <table:table-cell table:formula="of:=AVERAGE([.B556:.K556])" office:value-type="float" office:value="1.763549601" calcext:value-type="float">
            <text:p>1.763549601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float" office:value="2.6717083" calcext:value-type="float">
            <text:p>2.6717083</text:p>
          </table:table-cell>
          <table:table-cell office:value-type="float" office:value="0.9767465" calcext:value-type="float">
            <text:p>0.9767465</text:p>
          </table:table-cell>
          <table:table-cell office:value-type="float" office:value="0.15703465" calcext:value-type="float">
            <text:p>0.15703465</text:p>
          </table:table-cell>
          <table:table-cell office:value-type="float" office:value="1.2943275" calcext:value-type="float">
            <text:p>1.2943275</text:p>
          </table:table-cell>
          <table:table-cell office:value-type="float" office:value="3.3488927" calcext:value-type="float">
            <text:p>3.3488927</text:p>
          </table:table-cell>
          <table:table-cell office:value-type="float" office:value="1.5026661" calcext:value-type="float">
            <text:p>1.5026661</text:p>
          </table:table-cell>
          <table:table-cell office:value-type="float" office:value="2.4355652" calcext:value-type="float">
            <text:p>2.4355652</text:p>
          </table:table-cell>
          <table:table-cell office:value-type="float" office:value="0.49460098" calcext:value-type="float">
            <text:p>0.49460098</text:p>
          </table:table-cell>
          <table:table-cell office:value-type="float" office:value="4.460717" calcext:value-type="float">
            <text:p>4.460717</text:p>
          </table:table-cell>
          <table:table-cell office:value-type="float" office:value="0.20976265" calcext:value-type="float">
            <text:p>0.20976265</text:p>
          </table:table-cell>
          <table:table-cell table:formula="of:=AVERAGE([.B557:.K557])" office:value-type="float" office:value="1.755202158" calcext:value-type="float">
            <text:p>1.755202158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float" office:value="2.8463573" calcext:value-type="float">
            <text:p>2.8463573</text:p>
          </table:table-cell>
          <table:table-cell office:value-type="float" office:value="0.9245472" calcext:value-type="float">
            <text:p>0.9245472</text:p>
          </table:table-cell>
          <table:table-cell office:value-type="float" office:value="0.13327982" calcext:value-type="float">
            <text:p>0.13327982</text:p>
          </table:table-cell>
          <table:table-cell office:value-type="float" office:value="1.2942773" calcext:value-type="float">
            <text:p>1.2942773</text:p>
          </table:table-cell>
          <table:table-cell office:value-type="float" office:value="3.624757" calcext:value-type="float">
            <text:p>3.624757</text:p>
          </table:table-cell>
          <table:table-cell office:value-type="float" office:value="1.4500042" calcext:value-type="float">
            <text:p>1.4500042</text:p>
          </table:table-cell>
          <table:table-cell office:value-type="float" office:value="2.5544126" calcext:value-type="float">
            <text:p>2.5544126</text:p>
          </table:table-cell>
          <table:table-cell office:value-type="float" office:value="0.52829033" calcext:value-type="float">
            <text:p>0.52829033</text:p>
          </table:table-cell>
          <table:table-cell office:value-type="float" office:value="4.356066" calcext:value-type="float">
            <text:p>4.356066</text:p>
          </table:table-cell>
          <table:table-cell office:value-type="float" office:value="0.08621197" calcext:value-type="float">
            <text:p>0.08621197</text:p>
          </table:table-cell>
          <table:table-cell table:formula="of:=AVERAGE([.B558:.K558])" office:value-type="float" office:value="1.779820372" calcext:value-type="float">
            <text:p>1.779820372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float" office:value="2.5293615" calcext:value-type="float">
            <text:p>2.5293615</text:p>
          </table:table-cell>
          <table:table-cell office:value-type="float" office:value="0.93399507" calcext:value-type="float">
            <text:p>0.93399507</text:p>
          </table:table-cell>
          <table:table-cell office:value-type="float" office:value="0.15689637" calcext:value-type="float">
            <text:p>0.15689637</text:p>
          </table:table-cell>
          <table:table-cell office:value-type="float" office:value="1.2942271" calcext:value-type="float">
            <text:p>1.2942271</text:p>
          </table:table-cell>
          <table:table-cell office:value-type="float" office:value="3.7821627" calcext:value-type="float">
            <text:p>3.7821627</text:p>
          </table:table-cell>
          <table:table-cell office:value-type="float" office:value="1.2378606" calcext:value-type="float">
            <text:p>1.2378606</text:p>
          </table:table-cell>
          <table:table-cell office:value-type="float" office:value="2.5667315" calcext:value-type="float">
            <text:p>2.5667315</text:p>
          </table:table-cell>
          <table:table-cell office:value-type="float" office:value="0.57636285" calcext:value-type="float">
            <text:p>0.57636285</text:p>
          </table:table-cell>
          <table:table-cell office:value-type="float" office:value="4.3556323" calcext:value-type="float">
            <text:p>4.3556323</text:p>
          </table:table-cell>
          <table:table-cell office:value-type="float" office:value="0.20976265" calcext:value-type="float">
            <text:p>0.20976265</text:p>
          </table:table-cell>
          <table:table-cell table:formula="of:=AVERAGE([.B559:.K559])" office:value-type="float" office:value="1.764299264" calcext:value-type="float">
            <text:p>1.764299264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float" office:value="2.835052" calcext:value-type="float">
            <text:p>2.835052</text:p>
          </table:table-cell>
          <table:table-cell office:value-type="float" office:value="0.9548363" calcext:value-type="float">
            <text:p>0.9548363</text:p>
          </table:table-cell>
          <table:table-cell office:value-type="float" office:value="0.13034257" calcext:value-type="float">
            <text:p>0.13034257</text:p>
          </table:table-cell>
          <table:table-cell office:value-type="float" office:value="1.4538128" calcext:value-type="float">
            <text:p>1.4538128</text:p>
          </table:table-cell>
          <table:table-cell office:value-type="float" office:value="3.466694" calcext:value-type="float">
            <text:p>3.466694</text:p>
          </table:table-cell>
          <table:table-cell office:value-type="float" office:value="1.231579" calcext:value-type="float">
            <text:p>1.231579</text:p>
          </table:table-cell>
          <table:table-cell office:value-type="float" office:value="2.3143141" calcext:value-type="float">
            <text:p>2.3143141</text:p>
          </table:table-cell>
          <table:table-cell office:value-type="float" office:value="0.64382243" calcext:value-type="float">
            <text:p>0.64382243</text:p>
          </table:table-cell>
          <table:table-cell office:value-type="float" office:value="4.269959" calcext:value-type="float">
            <text:p>4.269959</text:p>
          </table:table-cell>
          <table:table-cell office:value-type="float" office:value="0.25186566" calcext:value-type="float">
            <text:p>0.25186566</text:p>
          </table:table-cell>
          <table:table-cell table:formula="of:=AVERAGE([.B560:.K560])" office:value-type="float" office:value="1.755227786" calcext:value-type="float">
            <text:p>1.755227786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float" office:value="2.6545947" calcext:value-type="float">
            <text:p>2.6545947</text:p>
          </table:table-cell>
          <table:table-cell office:value-type="float" office:value="0.9477362" calcext:value-type="float">
            <text:p>0.9477362</text:p>
          </table:table-cell>
          <table:table-cell office:value-type="float" office:value="0.13300657" calcext:value-type="float">
            <text:p>0.13300657</text:p>
          </table:table-cell>
          <table:table-cell office:value-type="float" office:value="1.3567306" calcext:value-type="float">
            <text:p>1.3567306</text:p>
          </table:table-cell>
          <table:table-cell office:value-type="float" office:value="4.0660176" calcext:value-type="float">
            <text:p>4.0660176</text:p>
          </table:table-cell>
          <table:table-cell office:value-type="float" office:value="1.246727" calcext:value-type="float">
            <text:p>1.246727</text:p>
          </table:table-cell>
          <table:table-cell office:value-type="float" office:value="2.435694" calcext:value-type="float">
            <text:p>2.435694</text:p>
          </table:table-cell>
          <table:table-cell office:value-type="float" office:value="0.6456457" calcext:value-type="float">
            <text:p>0.6456457</text:p>
          </table:table-cell>
          <table:table-cell office:value-type="float" office:value="4.460162" calcext:value-type="float">
            <text:p>4.460162</text:p>
          </table:table-cell>
          <table:table-cell office:value-type="float" office:value="0.26249313" calcext:value-type="float">
            <text:p>0.26249313</text:p>
          </table:table-cell>
          <table:table-cell table:formula="of:=AVERAGE([.B561:.K561])" office:value-type="float" office:value="1.82088075" calcext:value-type="float">
            <text:p>1.82088075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float" office:value="2.8399856" calcext:value-type="float">
            <text:p>2.8399856</text:p>
          </table:table-cell>
          <table:table-cell office:value-type="float" office:value="0.7624651" calcext:value-type="float">
            <text:p>0.7624651</text:p>
          </table:table-cell>
          <table:table-cell office:value-type="float" office:value="0.1415452" calcext:value-type="float">
            <text:p>0.1415452</text:p>
          </table:table-cell>
          <table:table-cell office:value-type="float" office:value="1.4219245" calcext:value-type="float">
            <text:p>1.4219245</text:p>
          </table:table-cell>
          <table:table-cell office:value-type="float" office:value="3.748722" calcext:value-type="float">
            <text:p>3.748722</text:p>
          </table:table-cell>
          <table:table-cell office:value-type="float" office:value="1.2128521" calcext:value-type="float">
            <text:p>1.2128521</text:p>
          </table:table-cell>
          <table:table-cell office:value-type="float" office:value="2.5585666" calcext:value-type="float">
            <text:p>2.5585666</text:p>
          </table:table-cell>
          <table:table-cell office:value-type="float" office:value="0.52829033" calcext:value-type="float">
            <text:p>0.52829033</text:p>
          </table:table-cell>
          <table:table-cell office:value-type="float" office:value="4.2657104" calcext:value-type="float">
            <text:p>4.2657104</text:p>
          </table:table-cell>
          <table:table-cell office:value-type="float" office:value="0.18664888" calcext:value-type="float">
            <text:p>0.18664888</text:p>
          </table:table-cell>
          <table:table-cell table:formula="of:=AVERAGE([.B562:.K562])" office:value-type="float" office:value="1.766671071" calcext:value-type="float">
            <text:p>1.766671071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float" office:value="2.7757263" calcext:value-type="float">
            <text:p>2.7757263</text:p>
          </table:table-cell>
          <table:table-cell office:value-type="float" office:value="0.9248452" calcext:value-type="float">
            <text:p>0.9248452</text:p>
          </table:table-cell>
          <table:table-cell office:value-type="float" office:value="0.15929106" calcext:value-type="float">
            <text:p>0.15929106</text:p>
          </table:table-cell>
          <table:table-cell office:value-type="float" office:value="1.4696938" calcext:value-type="float">
            <text:p>1.4696938</text:p>
          </table:table-cell>
          <table:table-cell office:value-type="float" office:value="4.433758" calcext:value-type="float">
            <text:p>4.433758</text:p>
          </table:table-cell>
          <table:table-cell office:value-type="float" office:value="1.2122761" calcext:value-type="float">
            <text:p>1.2122761</text:p>
          </table:table-cell>
          <table:table-cell office:value-type="float" office:value="2.4030712" calcext:value-type="float">
            <text:p>2.4030712</text:p>
          </table:table-cell>
          <table:table-cell office:value-type="float" office:value="0.5283536" calcext:value-type="float">
            <text:p>0.5283536</text:p>
          </table:table-cell>
          <table:table-cell office:value-type="float" office:value="4.2657104" calcext:value-type="float">
            <text:p>4.2657104</text:p>
          </table:table-cell>
          <table:table-cell office:value-type="float" office:value="0.12032236" calcext:value-type="float">
            <text:p>0.12032236</text:p>
          </table:table-cell>
          <table:table-cell table:formula="of:=AVERAGE([.B563:.K563])" office:value-type="float" office:value="1.829304802" calcext:value-type="float">
            <text:p>1.829304802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float" office:value="2.715586" calcext:value-type="float">
            <text:p>2.715586</text:p>
          </table:table-cell>
          <table:table-cell office:value-type="float" office:value="0.79271936" calcext:value-type="float">
            <text:p>0.79271936</text:p>
          </table:table-cell>
          <table:table-cell office:value-type="float" office:value="0.15696546" calcext:value-type="float">
            <text:p>0.15696546</text:p>
          </table:table-cell>
          <table:table-cell office:value-type="float" office:value="1.4841578" calcext:value-type="float">
            <text:p>1.4841578</text:p>
          </table:table-cell>
          <table:table-cell office:value-type="float" office:value="4.433758" calcext:value-type="float">
            <text:p>4.433758</text:p>
          </table:table-cell>
          <table:table-cell office:value-type="float" office:value="1.4655484" calcext:value-type="float">
            <text:p>1.4655484</text:p>
          </table:table-cell>
          <table:table-cell office:value-type="float" office:value="1.6471444" calcext:value-type="float">
            <text:p>1.6471444</text:p>
          </table:table-cell>
          <table:table-cell office:value-type="float" office:value="0.49420813" calcext:value-type="float">
            <text:p>0.49420813</text:p>
          </table:table-cell>
          <table:table-cell office:value-type="float" office:value="4.3830075" calcext:value-type="float">
            <text:p>4.3830075</text:p>
          </table:table-cell>
          <table:table-cell office:value-type="float" office:value="0.2588765" calcext:value-type="float">
            <text:p>0.2588765</text:p>
          </table:table-cell>
          <table:table-cell table:formula="of:=AVERAGE([.B564:.K564])" office:value-type="float" office:value="1.783197155" calcext:value-type="float">
            <text:p>1.783197155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office:value-type="float" office:value="2.4838066" calcext:value-type="float">
            <text:p>2.4838066</text:p>
          </table:table-cell>
          <table:table-cell office:value-type="float" office:value="0.7330223" calcext:value-type="float">
            <text:p>0.7330223</text:p>
          </table:table-cell>
          <table:table-cell office:value-type="float" office:value="0.1483567" calcext:value-type="float">
            <text:p>0.1483567</text:p>
          </table:table-cell>
          <table:table-cell office:value-type="float" office:value="1.4988779" calcext:value-type="float">
            <text:p>1.4988779</text:p>
          </table:table-cell>
          <table:table-cell office:value-type="float" office:value="4.4288983" calcext:value-type="float">
            <text:p>4.4288983</text:p>
          </table:table-cell>
          <table:table-cell office:value-type="float" office:value="1.4708163" calcext:value-type="float">
            <text:p>1.4708163</text:p>
          </table:table-cell>
          <table:table-cell office:value-type="float" office:value="2.5260005" calcext:value-type="float">
            <text:p>2.5260005</text:p>
          </table:table-cell>
          <table:table-cell office:value-type="float" office:value="0.60860765" calcext:value-type="float">
            <text:p>0.60860765</text:p>
          </table:table-cell>
          <table:table-cell office:value-type="float" office:value="4.578485" calcext:value-type="float">
            <text:p>4.578485</text:p>
          </table:table-cell>
          <table:table-cell office:value-type="float" office:value="0.18673366" calcext:value-type="float">
            <text:p>0.18673366</text:p>
          </table:table-cell>
          <table:table-cell table:formula="of:=AVERAGE([.B565:.K565])" office:value-type="float" office:value="1.866360491" calcext:value-type="float">
            <text:p>1.866360491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office:value-type="float" office:value="2.592504" calcext:value-type="float">
            <text:p>2.592504</text:p>
          </table:table-cell>
          <table:table-cell office:value-type="float" office:value="0.9239848" calcext:value-type="float">
            <text:p>0.9239848</text:p>
          </table:table-cell>
          <table:table-cell office:value-type="float" office:value="0.12780268" calcext:value-type="float">
            <text:p>0.12780268</text:p>
          </table:table-cell>
          <table:table-cell office:value-type="float" office:value="1.339843" calcext:value-type="float">
            <text:p>1.339843</text:p>
          </table:table-cell>
          <table:table-cell office:value-type="float" office:value="4.433453" calcext:value-type="float">
            <text:p>4.433453</text:p>
          </table:table-cell>
          <table:table-cell office:value-type="float" office:value="1.4709146" calcext:value-type="float">
            <text:p>1.4709146</text:p>
          </table:table-cell>
          <table:table-cell office:value-type="float" office:value="2.5260005" calcext:value-type="float">
            <text:p>2.5260005</text:p>
          </table:table-cell>
          <table:table-cell office:value-type="float" office:value="0.61187786" calcext:value-type="float">
            <text:p>0.61187786</text:p>
          </table:table-cell>
          <table:table-cell office:value-type="float" office:value="4.59818" calcext:value-type="float">
            <text:p>4.59818</text:p>
          </table:table-cell>
          <table:table-cell office:value-type="float" office:value="0.24314213" calcext:value-type="float">
            <text:p>0.24314213</text:p>
          </table:table-cell>
          <table:table-cell table:formula="of:=AVERAGE([.B566:.K566])" office:value-type="float" office:value="1.886770257" calcext:value-type="float">
            <text:p>1.886770257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office:value-type="float" office:value="2.730088" calcext:value-type="float">
            <text:p>2.730088</text:p>
          </table:table-cell>
          <table:table-cell office:value-type="float" office:value="0.9617245" calcext:value-type="float">
            <text:p>0.9617245</text:p>
          </table:table-cell>
          <table:table-cell office:value-type="float" office:value="0.117087536" calcext:value-type="float">
            <text:p>0.117087536</text:p>
          </table:table-cell>
          <table:table-cell office:value-type="float" office:value="1.462167" calcext:value-type="float">
            <text:p>1.462167</text:p>
          </table:table-cell>
          <table:table-cell office:value-type="float" office:value="3.521936" calcext:value-type="float">
            <text:p>3.521936</text:p>
          </table:table-cell>
          <table:table-cell office:value-type="float" office:value="1.4079862" calcext:value-type="float">
            <text:p>1.4079862</text:p>
          </table:table-cell>
          <table:table-cell office:value-type="float" office:value="2.4032886" calcext:value-type="float">
            <text:p>2.4032886</text:p>
          </table:table-cell>
          <table:table-cell office:value-type="float" office:value="0.49460098" calcext:value-type="float">
            <text:p>0.49460098</text:p>
          </table:table-cell>
          <table:table-cell office:value-type="float" office:value="4.6439595" calcext:value-type="float">
            <text:p>4.6439595</text:p>
          </table:table-cell>
          <table:table-cell office:value-type="float" office:value="0.18673366" calcext:value-type="float">
            <text:p>0.18673366</text:p>
          </table:table-cell>
          <table:table-cell table:formula="of:=AVERAGE([.B567:.K567])" office:value-type="float" office:value="1.7929571976" calcext:value-type="float">
            <text:p>1.7929571976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office:value-type="float" office:value="2.423378" calcext:value-type="float">
            <text:p>2.423378</text:p>
          </table:table-cell>
          <table:table-cell office:value-type="float" office:value="0.93136925" calcext:value-type="float">
            <text:p>0.93136925</text:p>
          </table:table-cell>
          <table:table-cell office:value-type="float" office:value="0.14776844" calcext:value-type="float">
            <text:p>0.14776844</text:p>
          </table:table-cell>
          <table:table-cell office:value-type="float" office:value="1.3126813" calcext:value-type="float">
            <text:p>1.3126813</text:p>
          </table:table-cell>
          <table:table-cell office:value-type="float" office:value="3.9178493" calcext:value-type="float">
            <text:p>3.9178493</text:p>
          </table:table-cell>
          <table:table-cell office:value-type="float" office:value="1.3684043" calcext:value-type="float">
            <text:p>1.3684043</text:p>
          </table:table-cell>
          <table:table-cell office:value-type="float" office:value="2.5257266" calcext:value-type="float">
            <text:p>2.5257266</text:p>
          </table:table-cell>
          <table:table-cell office:value-type="float" office:value="0.62167925" calcext:value-type="float">
            <text:p>0.62167925</text:p>
          </table:table-cell>
          <table:table-cell office:value-type="float" office:value="4.386194" calcext:value-type="float">
            <text:p>4.386194</text:p>
          </table:table-cell>
          <table:table-cell office:value-type="float" office:value="0.2098546" calcext:value-type="float">
            <text:p>0.2098546</text:p>
          </table:table-cell>
          <table:table-cell table:formula="of:=AVERAGE([.B568:.K568])" office:value-type="float" office:value="1.784490504" calcext:value-type="float">
            <text:p>1.784490504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office:value-type="float" office:value="0.9608402" calcext:value-type="float">
            <text:p>0.9608402</text:p>
          </table:table-cell>
          <table:table-cell office:value-type="float" office:value="0.9485631" calcext:value-type="float">
            <text:p>0.9485631</text:p>
          </table:table-cell>
          <table:table-cell office:value-type="float" office:value="0.14207856" calcext:value-type="float">
            <text:p>0.14207856</text:p>
          </table:table-cell>
          <table:table-cell office:value-type="float" office:value="1.4878243" calcext:value-type="float">
            <text:p>1.4878243</text:p>
          </table:table-cell>
          <table:table-cell office:value-type="float" office:value="3.7735145" calcext:value-type="float">
            <text:p>3.7735145</text:p>
          </table:table-cell>
          <table:table-cell office:value-type="float" office:value="1.2387036" calcext:value-type="float">
            <text:p>1.2387036</text:p>
          </table:table-cell>
          <table:table-cell office:value-type="float" office:value="2.5260005" calcext:value-type="float">
            <text:p>2.5260005</text:p>
          </table:table-cell>
          <table:table-cell office:value-type="float" office:value="0.5622296" calcext:value-type="float">
            <text:p>0.5622296</text:p>
          </table:table-cell>
          <table:table-cell office:value-type="float" office:value="4.2433915" calcext:value-type="float">
            <text:p>4.2433915</text:p>
          </table:table-cell>
          <table:table-cell office:value-type="float" office:value="0.2348662" calcext:value-type="float">
            <text:p>0.2348662</text:p>
          </table:table-cell>
          <table:table-cell table:formula="of:=AVERAGE([.B569:.K569])" office:value-type="float" office:value="1.611801206" calcext:value-type="float">
            <text:p>1.611801206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office:value-type="float" office:value="2.6503608" calcext:value-type="float">
            <text:p>2.6503608</text:p>
          </table:table-cell>
          <table:table-cell office:value-type="float" office:value="0.9336385" calcext:value-type="float">
            <text:p>0.9336385</text:p>
          </table:table-cell>
          <table:table-cell office:value-type="float" office:value="0.15200134" calcext:value-type="float">
            <text:p>0.15200134</text:p>
          </table:table-cell>
          <table:table-cell office:value-type="float" office:value="1.4497322" calcext:value-type="float">
            <text:p>1.4497322</text:p>
          </table:table-cell>
          <table:table-cell office:value-type="float" office:value="3.7814236" calcext:value-type="float">
            <text:p>3.7814236</text:p>
          </table:table-cell>
          <table:table-cell office:value-type="float" office:value="1.4457955" calcext:value-type="float">
            <text:p>1.4457955</text:p>
          </table:table-cell>
          <table:table-cell office:value-type="float" office:value="2.5397117" calcext:value-type="float">
            <text:p>2.5397117</text:p>
          </table:table-cell>
          <table:table-cell office:value-type="float" office:value="0.31910512" calcext:value-type="float">
            <text:p>0.31910512</text:p>
          </table:table-cell>
          <table:table-cell office:value-type="float" office:value="4.428102" calcext:value-type="float">
            <text:p>4.428102</text:p>
          </table:table-cell>
          <table:table-cell office:value-type="float" office:value="0.08504075" calcext:value-type="float">
            <text:p>0.08504075</text:p>
          </table:table-cell>
          <table:table-cell table:formula="of:=AVERAGE([.B570:.K570])" office:value-type="float" office:value="1.778491151" calcext:value-type="float">
            <text:p>1.778491151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office:value-type="float" office:value="2.7694678" calcext:value-type="float">
            <text:p>2.7694678</text:p>
          </table:table-cell>
          <table:table-cell office:value-type="float" office:value="0.9873038" calcext:value-type="float">
            <text:p>0.9873038</text:p>
          </table:table-cell>
          <table:table-cell office:value-type="float" office:value="0.15762252" calcext:value-type="float">
            <text:p>0.15762252</text:p>
          </table:table-cell>
          <table:table-cell office:value-type="float" office:value="1.4126575" calcext:value-type="float">
            <text:p>1.4126575</text:p>
          </table:table-cell>
          <table:table-cell office:value-type="float" office:value="4.4320927" calcext:value-type="float">
            <text:p>4.4320927</text:p>
          </table:table-cell>
          <table:table-cell office:value-type="float" office:value="1.4770354" calcext:value-type="float">
            <text:p>1.4770354</text:p>
          </table:table-cell>
          <table:table-cell office:value-type="float" office:value="2.394681" calcext:value-type="float">
            <text:p>2.394681</text:p>
          </table:table-cell>
          <table:table-cell office:value-type="float" office:value="0.63428855" calcext:value-type="float">
            <text:p>0.63428855</text:p>
          </table:table-cell>
          <table:table-cell office:value-type="float" office:value="4.409031" calcext:value-type="float">
            <text:p>4.409031</text:p>
          </table:table-cell>
          <table:table-cell office:value-type="float" office:value="0.2098546" calcext:value-type="float">
            <text:p>0.2098546</text:p>
          </table:table-cell>
          <table:table-cell table:formula="of:=AVERAGE([.B571:.K571])" office:value-type="float" office:value="1.888403487" calcext:value-type="float">
            <text:p>1.888403487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office:value-type="float" office:value="2.6498635" calcext:value-type="float">
            <text:p>2.6498635</text:p>
          </table:table-cell>
          <table:table-cell office:value-type="float" office:value="1.0081701" calcext:value-type="float">
            <text:p>1.0081701</text:p>
          </table:table-cell>
          <table:table-cell office:value-type="float" office:value="0.14811191" calcext:value-type="float">
            <text:p>0.14811191</text:p>
          </table:table-cell>
          <table:table-cell office:value-type="float" office:value="1.4896708" calcext:value-type="float">
            <text:p>1.4896708</text:p>
          </table:table-cell>
          <table:table-cell office:value-type="float" office:value="3.4265175" calcext:value-type="float">
            <text:p>3.4265175</text:p>
          </table:table-cell>
          <table:table-cell office:value-type="float" office:value="1.2728745" calcext:value-type="float">
            <text:p>1.2728745</text:p>
          </table:table-cell>
          <table:table-cell office:value-type="float" office:value="2.3947432" calcext:value-type="float">
            <text:p>2.3947432</text:p>
          </table:table-cell>
          <table:table-cell office:value-type="float" office:value="0.6343731" calcext:value-type="float">
            <text:p>0.6343731</text:p>
          </table:table-cell>
          <table:table-cell office:value-type="float" office:value="4.4540734" calcext:value-type="float">
            <text:p>4.4540734</text:p>
          </table:table-cell>
          <table:table-cell office:value-type="float" office:value="0.08632821" calcext:value-type="float">
            <text:p>0.08632821</text:p>
          </table:table-cell>
          <table:table-cell table:formula="of:=AVERAGE([.B572:.K572])" office:value-type="float" office:value="1.756472622" calcext:value-type="float">
            <text:p>1.756472622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office:value-type="float" office:value="2.7395816" calcext:value-type="float">
            <text:p>2.7395816</text:p>
          </table:table-cell>
          <table:table-cell office:value-type="float" office:value="1.0396702" calcext:value-type="float">
            <text:p>1.0396702</text:p>
          </table:table-cell>
          <table:table-cell office:value-type="float" office:value="0.14268996" calcext:value-type="float">
            <text:p>0.14268996</text:p>
          </table:table-cell>
          <table:table-cell office:value-type="float" office:value="1.4043986" calcext:value-type="float">
            <text:p>1.4043986</text:p>
          </table:table-cell>
          <table:table-cell office:value-type="float" office:value="4.487182" calcext:value-type="float">
            <text:p>4.487182</text:p>
          </table:table-cell>
          <table:table-cell office:value-type="float" office:value="1.270964" calcext:value-type="float">
            <text:p>1.270964</text:p>
          </table:table-cell>
          <table:table-cell office:value-type="float" office:value="2.3879042" calcext:value-type="float">
            <text:p>2.3879042</text:p>
          </table:table-cell>
          <table:table-cell office:value-type="float" office:value="0.5755831" calcext:value-type="float">
            <text:p>0.5755831</text:p>
          </table:table-cell>
          <table:table-cell office:value-type="float" office:value="4.544079" calcext:value-type="float">
            <text:p>4.544079</text:p>
          </table:table-cell>
          <table:table-cell office:value-type="float" office:value="0.08493065" calcext:value-type="float">
            <text:p>0.08493065</text:p>
          </table:table-cell>
          <table:table-cell table:formula="of:=AVERAGE([.B573:.K573])" office:value-type="float" office:value="1.867698331" calcext:value-type="float">
            <text:p>1.867698331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office:value-type="float" office:value="2.709234" calcext:value-type="float">
            <text:p>2.709234</text:p>
          </table:table-cell>
          <table:table-cell office:value-type="float" office:value="0.9838465" calcext:value-type="float">
            <text:p>0.9838465</text:p>
          </table:table-cell>
          <table:table-cell office:value-type="float" office:value="0.16162401" calcext:value-type="float">
            <text:p>0.16162401</text:p>
          </table:table-cell>
          <table:table-cell office:value-type="float" office:value="1.2910788" calcext:value-type="float">
            <text:p>1.2910788</text:p>
          </table:table-cell>
          <table:table-cell office:value-type="float" office:value="4.480625" calcext:value-type="float">
            <text:p>4.480625</text:p>
          </table:table-cell>
          <table:table-cell office:value-type="float" office:value="1.4372218" calcext:value-type="float">
            <text:p>1.4372218</text:p>
          </table:table-cell>
          <table:table-cell office:value-type="float" office:value="2.5578923" calcext:value-type="float">
            <text:p>2.5578923</text:p>
          </table:table-cell>
          <table:table-cell office:value-type="float" office:value="0.59542334" calcext:value-type="float">
            <text:p>0.59542334</text:p>
          </table:table-cell>
          <table:table-cell office:value-type="float" office:value="4.2648025" calcext:value-type="float">
            <text:p>4.2648025</text:p>
          </table:table-cell>
          <table:table-cell office:value-type="float" office:value="0.21101652" calcext:value-type="float">
            <text:p>0.21101652</text:p>
          </table:table-cell>
          <table:table-cell table:formula="of:=AVERAGE([.B574:.K574])" office:value-type="float" office:value="1.869276477" calcext:value-type="float">
            <text:p>1.869276477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office:value-type="float" office:value="2.4828036" calcext:value-type="float">
            <text:p>2.4828036</text:p>
          </table:table-cell>
          <table:table-cell office:value-type="float" office:value="0.8160694" calcext:value-type="float">
            <text:p>0.8160694</text:p>
          </table:table-cell>
          <table:table-cell office:value-type="float" office:value="0.15685426" calcext:value-type="float">
            <text:p>0.15685426</text:p>
          </table:table-cell>
          <table:table-cell office:value-type="float" office:value="1.2499156" calcext:value-type="float">
            <text:p>1.2499156</text:p>
          </table:table-cell>
          <table:table-cell office:value-type="float" office:value="4.4868684" calcext:value-type="float">
            <text:p>4.4868684</text:p>
          </table:table-cell>
          <table:table-cell office:value-type="float" office:value="1.4779927" calcext:value-type="float">
            <text:p>1.4779927</text:p>
          </table:table-cell>
          <table:table-cell office:value-type="float" office:value="2.4062512" calcext:value-type="float">
            <text:p>2.4062512</text:p>
          </table:table-cell>
          <table:table-cell office:value-type="float" office:value="0.6040855" calcext:value-type="float">
            <text:p>0.6040855</text:p>
          </table:table-cell>
          <table:table-cell office:value-type="float" office:value="4.398471" calcext:value-type="float">
            <text:p>4.398471</text:p>
          </table:table-cell>
          <table:table-cell office:value-type="float" office:value="0.1300718" calcext:value-type="float">
            <text:p>0.1300718</text:p>
          </table:table-cell>
          <table:table-cell table:formula="of:=AVERAGE([.B575:.K575])" office:value-type="float" office:value="1.820938346" calcext:value-type="float">
            <text:p>1.820938346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office:value-type="float" office:value="2.4828036" calcext:value-type="float">
            <text:p>2.4828036</text:p>
          </table:table-cell>
          <table:table-cell office:value-type="float" office:value="0.98210233" calcext:value-type="float">
            <text:p>0.98210233</text:p>
          </table:table-cell>
          <table:table-cell office:value-type="float" office:value="0.15751019" calcext:value-type="float">
            <text:p>0.15751019</text:p>
          </table:table-cell>
          <table:table-cell office:value-type="float" office:value="1.5535519" calcext:value-type="float">
            <text:p>1.5535519</text:p>
          </table:table-cell>
          <table:table-cell office:value-type="float" office:value="3.8086402" calcext:value-type="float">
            <text:p>3.8086402</text:p>
          </table:table-cell>
          <table:table-cell office:value-type="float" office:value="1.2728949" calcext:value-type="float">
            <text:p>1.2728949</text:p>
          </table:table-cell>
          <table:table-cell office:value-type="float" office:value="2.5711055" calcext:value-type="float">
            <text:p>2.5711055</text:p>
          </table:table-cell>
          <table:table-cell office:value-type="float" office:value="0.57330024" calcext:value-type="float">
            <text:p>0.57330024</text:p>
          </table:table-cell>
          <table:table-cell office:value-type="float" office:value="4.385033" calcext:value-type="float">
            <text:p>4.385033</text:p>
          </table:table-cell>
          <table:table-cell office:value-type="float" office:value="0.08494323" calcext:value-type="float">
            <text:p>0.08494323</text:p>
          </table:table-cell>
          <table:table-cell table:formula="of:=AVERAGE([.B576:.K576])" office:value-type="float" office:value="1.787188509" calcext:value-type="float">
            <text:p>1.787188509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office:value-type="float" office:value="2.4817297" calcext:value-type="float">
            <text:p>2.4817297</text:p>
          </table:table-cell>
          <table:table-cell office:value-type="float" office:value="0.9879278" calcext:value-type="float">
            <text:p>0.9879278</text:p>
          </table:table-cell>
          <table:table-cell office:value-type="float" office:value="0.13296059" calcext:value-type="float">
            <text:p>0.13296059</text:p>
          </table:table-cell>
          <table:table-cell office:value-type="float" office:value="1.4384171" calcext:value-type="float">
            <text:p>1.4384171</text:p>
          </table:table-cell>
          <table:table-cell office:value-type="float" office:value="3.4286366" calcext:value-type="float">
            <text:p>3.4286366</text:p>
          </table:table-cell>
          <table:table-cell office:value-type="float" office:value="1.4671265" calcext:value-type="float">
            <text:p>1.4671265</text:p>
          </table:table-cell>
          <table:table-cell office:value-type="float" office:value="2.8487241" calcext:value-type="float">
            <text:p>2.8487241</text:p>
          </table:table-cell>
          <table:table-cell office:value-type="float" office:value="0.55450124" calcext:value-type="float">
            <text:p>0.55450124</text:p>
          </table:table-cell>
          <table:table-cell office:value-type="float" office:value="4.797605" calcext:value-type="float">
            <text:p>4.797605</text:p>
          </table:table-cell>
          <table:table-cell office:value-type="float" office:value="0.13055031" calcext:value-type="float">
            <text:p>0.13055031</text:p>
          </table:table-cell>
          <table:table-cell table:formula="of:=AVERAGE([.B577:.K577])" office:value-type="float" office:value="1.826817894" calcext:value-type="float">
            <text:p>1.826817894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office:value-type="float" office:value="3.0639768" calcext:value-type="float">
            <text:p>3.0639768</text:p>
          </table:table-cell>
          <table:table-cell office:value-type="float" office:value="0.9879476" calcext:value-type="float">
            <text:p>0.9879476</text:p>
          </table:table-cell>
          <table:table-cell office:value-type="float" office:value="0.19706047" calcext:value-type="float">
            <text:p>0.19706047</text:p>
          </table:table-cell>
          <table:table-cell office:value-type="float" office:value="1.4118296" calcext:value-type="float">
            <text:p>1.4118296</text:p>
          </table:table-cell>
          <table:table-cell office:value-type="float" office:value="3.2171803" calcext:value-type="float">
            <text:p>3.2171803</text:p>
          </table:table-cell>
          <table:table-cell office:value-type="float" office:value="1.5082415" calcext:value-type="float">
            <text:p>1.5082415</text:p>
          </table:table-cell>
          <table:table-cell office:value-type="float" office:value="2.8094335" calcext:value-type="float">
            <text:p>2.8094335</text:p>
          </table:table-cell>
          <table:table-cell office:value-type="float" office:value="0.5031813" calcext:value-type="float">
            <text:p>0.5031813</text:p>
          </table:table-cell>
          <table:table-cell office:value-type="float" office:value="4.707021" calcext:value-type="float">
            <text:p>4.707021</text:p>
          </table:table-cell>
          <table:table-cell office:value-type="float" office:value="0.13183205" calcext:value-type="float">
            <text:p>0.13183205</text:p>
          </table:table-cell>
          <table:table-cell table:formula="of:=AVERAGE([.B578:.K578])" office:value-type="float" office:value="1.853770412" calcext:value-type="float">
            <text:p>1.853770412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office:value-type="float" office:value="0.7119664" calcext:value-type="float">
            <text:p>0.7119664</text:p>
          </table:table-cell>
          <table:table-cell office:value-type="float" office:value="0.8928545" calcext:value-type="float">
            <text:p>0.8928545</text:p>
          </table:table-cell>
          <table:table-cell office:value-type="float" office:value="0.13774076" calcext:value-type="float">
            <text:p>0.13774076</text:p>
          </table:table-cell>
          <table:table-cell office:value-type="float" office:value="1.4919306" calcext:value-type="float">
            <text:p>1.4919306</text:p>
          </table:table-cell>
          <table:table-cell office:value-type="float" office:value="3.8088865" calcext:value-type="float">
            <text:p>3.8088865</text:p>
          </table:table-cell>
          <table:table-cell office:value-type="float" office:value="1.4552739" calcext:value-type="float">
            <text:p>1.4552739</text:p>
          </table:table-cell>
          <table:table-cell office:value-type="float" office:value="2.786337" calcext:value-type="float">
            <text:p>2.786337</text:p>
          </table:table-cell>
          <table:table-cell office:value-type="float" office:value="0.6149783" calcext:value-type="float">
            <text:p>0.6149783</text:p>
          </table:table-cell>
          <table:table-cell office:value-type="float" office:value="4.9331217" calcext:value-type="float">
            <text:p>4.9331217</text:p>
          </table:table-cell>
          <table:table-cell office:value-type="float" office:value="0.13183205" calcext:value-type="float">
            <text:p>0.13183205</text:p>
          </table:table-cell>
          <table:table-cell table:formula="of:=AVERAGE([.B579:.K579])" office:value-type="float" office:value="1.696492171" calcext:value-type="float">
            <text:p>1.696492171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office:value-type="float" office:value="2.7513492" calcext:value-type="float">
            <text:p>2.7513492</text:p>
          </table:table-cell>
          <table:table-cell office:value-type="float" office:value="0.98778003" calcext:value-type="float">
            <text:p>0.98778003</text:p>
          </table:table-cell>
          <table:table-cell office:value-type="float" office:value="0.19033937" calcext:value-type="float">
            <text:p>0.19033937</text:p>
          </table:table-cell>
          <table:table-cell office:value-type="float" office:value="1.5012552" calcext:value-type="float">
            <text:p>1.5012552</text:p>
          </table:table-cell>
          <table:table-cell office:value-type="float" office:value="3.8008008" calcext:value-type="float">
            <text:p>3.8008008</text:p>
          </table:table-cell>
          <table:table-cell office:value-type="float" office:value="1.3446431" calcext:value-type="float">
            <text:p>1.3446431</text:p>
          </table:table-cell>
          <table:table-cell office:value-type="float" office:value="2.61142" calcext:value-type="float">
            <text:p>2.61142</text:p>
          </table:table-cell>
          <table:table-cell office:value-type="float" office:value="0.5222776" calcext:value-type="float">
            <text:p>0.5222776</text:p>
          </table:table-cell>
          <table:table-cell office:value-type="float" office:value="4.6439595" calcext:value-type="float">
            <text:p>4.6439595</text:p>
          </table:table-cell>
          <table:table-cell office:value-type="float" office:value="0.11703124" calcext:value-type="float">
            <text:p>0.11703124</text:p>
          </table:table-cell>
          <table:table-cell table:formula="of:=AVERAGE([.B580:.K580])" office:value-type="float" office:value="1.847085604" calcext:value-type="float">
            <text:p>1.847085604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office:value-type="float" office:value="2.4826915" calcext:value-type="float">
            <text:p>2.4826915</text:p>
          </table:table-cell>
          <table:table-cell office:value-type="float" office:value="0.9419104" calcext:value-type="float">
            <text:p>0.9419104</text:p>
          </table:table-cell>
          <table:table-cell office:value-type="float" office:value="0.14793274" calcext:value-type="float">
            <text:p>0.14793274</text:p>
          </table:table-cell>
          <table:table-cell office:value-type="float" office:value="1.4989792" calcext:value-type="float">
            <text:p>1.4989792</text:p>
          </table:table-cell>
          <table:table-cell office:value-type="float" office:value="3.820478" calcext:value-type="float">
            <text:p>3.820478</text:p>
          </table:table-cell>
          <table:table-cell office:value-type="float" office:value="1.5080746" calcext:value-type="float">
            <text:p>1.5080746</text:p>
          </table:table-cell>
          <table:table-cell office:value-type="float" office:value="2.6117692" calcext:value-type="float">
            <text:p>2.6117692</text:p>
          </table:table-cell>
          <table:table-cell office:value-type="float" office:value="0.63389206" calcext:value-type="float">
            <text:p>0.63389206</text:p>
          </table:table-cell>
          <table:table-cell office:value-type="float" office:value="4.8899055" calcext:value-type="float">
            <text:p>4.8899055</text:p>
          </table:table-cell>
          <table:table-cell office:value-type="float" office:value="0.11246147" calcext:value-type="float">
            <text:p>0.11246147</text:p>
          </table:table-cell>
          <table:table-cell table:formula="of:=AVERAGE([.B581:.K581])" office:value-type="float" office:value="1.864809467" calcext:value-type="float">
            <text:p>1.864809467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office:value-type="float" office:value="0.7496651" calcext:value-type="float">
            <text:p>0.7496651</text:p>
          </table:table-cell>
          <table:table-cell office:value-type="float" office:value="1.0493217" calcext:value-type="float">
            <text:p>1.0493217</text:p>
          </table:table-cell>
          <table:table-cell office:value-type="float" office:value="0.19886526" calcext:value-type="float">
            <text:p>0.19886526</text:p>
          </table:table-cell>
          <table:table-cell office:value-type="float" office:value="1.5188442" calcext:value-type="float">
            <text:p>1.5188442</text:p>
          </table:table-cell>
          <table:table-cell office:value-type="float" office:value="3.7330444" calcext:value-type="float">
            <text:p>3.7330444</text:p>
          </table:table-cell>
          <table:table-cell office:value-type="float" office:value="1.3877908" calcext:value-type="float">
            <text:p>1.3877908</text:p>
          </table:table-cell>
          <table:table-cell office:value-type="float" office:value="2.4549696" calcext:value-type="float">
            <text:p>2.4549696</text:p>
          </table:table-cell>
          <table:table-cell office:value-type="float" office:value="0.6511778" calcext:value-type="float">
            <text:p>0.6511778</text:p>
          </table:table-cell>
          <table:table-cell office:value-type="float" office:value="4.397828" calcext:value-type="float">
            <text:p>4.397828</text:p>
          </table:table-cell>
          <table:table-cell office:value-type="float" office:value="0.22422884" calcext:value-type="float">
            <text:p>0.22422884</text:p>
          </table:table-cell>
          <table:table-cell table:formula="of:=AVERAGE([.B582:.K582])" office:value-type="float" office:value="1.63657357" calcext:value-type="float">
            <text:p>1.63657357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office:value-type="float" office:value="2.7557628" calcext:value-type="float">
            <text:p>2.7557628</text:p>
          </table:table-cell>
          <table:table-cell office:value-type="float" office:value="1.0438403" calcext:value-type="float">
            <text:p>1.0438403</text:p>
          </table:table-cell>
          <table:table-cell office:value-type="float" office:value="0.14016917" calcext:value-type="float">
            <text:p>0.14016917</text:p>
          </table:table-cell>
          <table:table-cell office:value-type="float" office:value="1.6009775" calcext:value-type="float">
            <text:p>1.6009775</text:p>
          </table:table-cell>
          <table:table-cell office:value-type="float" office:value="3.783312" calcext:value-type="float">
            <text:p>3.783312</text:p>
          </table:table-cell>
          <table:table-cell office:value-type="float" office:value="1.4656421" calcext:value-type="float">
            <text:p>1.4656421</text:p>
          </table:table-cell>
          <table:table-cell office:value-type="float" office:value="2.582199" calcext:value-type="float">
            <text:p>2.582199</text:p>
          </table:table-cell>
          <table:table-cell office:value-type="float" office:value="0.65575886" calcext:value-type="float">
            <text:p>0.65575886</text:p>
          </table:table-cell>
          <table:table-cell office:value-type="float" office:value="4.273655" calcext:value-type="float">
            <text:p>4.273655</text:p>
          </table:table-cell>
          <table:table-cell office:value-type="float" office:value="0.2742615" calcext:value-type="float">
            <text:p>0.2742615</text:p>
          </table:table-cell>
          <table:table-cell table:formula="of:=AVERAGE([.B583:.K583])" office:value-type="float" office:value="1.857557823" calcext:value-type="float">
            <text:p>1.857557823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office:value-type="float" office:value="2.7557628" calcext:value-type="float">
            <text:p>2.7557628</text:p>
          </table:table-cell>
          <table:table-cell office:value-type="float" office:value="1.0472723" calcext:value-type="float">
            <text:p>1.0472723</text:p>
          </table:table-cell>
          <table:table-cell office:value-type="float" office:value="0.14783388" calcext:value-type="float">
            <text:p>0.14783388</text:p>
          </table:table-cell>
          <table:table-cell office:value-type="float" office:value="1.5276382" calcext:value-type="float">
            <text:p>1.5276382</text:p>
          </table:table-cell>
          <table:table-cell office:value-type="float" office:value="3.8147242" calcext:value-type="float">
            <text:p>3.8147242</text:p>
          </table:table-cell>
          <table:table-cell office:value-type="float" office:value="1.3672363" calcext:value-type="float">
            <text:p>1.3672363</text:p>
          </table:table-cell>
          <table:table-cell office:value-type="float" office:value="2.667336" calcext:value-type="float">
            <text:p>2.667336</text:p>
          </table:table-cell>
          <table:table-cell office:value-type="float" office:value="0.54926986" calcext:value-type="float">
            <text:p>0.54926986</text:p>
          </table:table-cell>
          <table:table-cell office:value-type="float" office:value="4.301573" calcext:value-type="float">
            <text:p>4.301573</text:p>
          </table:table-cell>
          <table:table-cell office:value-type="float" office:value="0.22732271" calcext:value-type="float">
            <text:p>0.22732271</text:p>
          </table:table-cell>
          <table:table-cell table:formula="of:=AVERAGE([.B584:.K584])" office:value-type="float" office:value="1.840596925" calcext:value-type="float">
            <text:p>1.840596925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office:value-type="float" office:value="2.706988" calcext:value-type="float">
            <text:p>2.706988</text:p>
          </table:table-cell>
          <table:table-cell office:value-type="float" office:value="1.0815467" calcext:value-type="float">
            <text:p>1.0815467</text:p>
          </table:table-cell>
          <table:table-cell office:value-type="float" office:value="0.13924256" calcext:value-type="float">
            <text:p>0.13924256</text:p>
          </table:table-cell>
          <table:table-cell office:value-type="float" office:value="1.5399722" calcext:value-type="float">
            <text:p>1.5399722</text:p>
          </table:table-cell>
          <table:table-cell office:value-type="float" office:value="3.8158357" calcext:value-type="float">
            <text:p>3.8158357</text:p>
          </table:table-cell>
          <table:table-cell office:value-type="float" office:value="1.506831" calcext:value-type="float">
            <text:p>1.506831</text:p>
          </table:table-cell>
          <table:table-cell office:value-type="float" office:value="2.4515114" calcext:value-type="float">
            <text:p>2.4515114</text:p>
          </table:table-cell>
          <table:table-cell office:value-type="float" office:value="0.6176098" calcext:value-type="float">
            <text:p>0.6176098</text:p>
          </table:table-cell>
          <table:table-cell office:value-type="float" office:value="4.219647" calcext:value-type="float">
            <text:p>4.219647</text:p>
          </table:table-cell>
          <table:table-cell office:value-type="float" office:value="0.22949658" calcext:value-type="float">
            <text:p>0.22949658</text:p>
          </table:table-cell>
          <table:table-cell table:formula="of:=AVERAGE([.B585:.K585])" office:value-type="float" office:value="1.830868094" calcext:value-type="float">
            <text:p>1.830868094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office:value-type="float" office:value="0.12337229" calcext:value-type="float">
            <text:p>0.12337229</text:p>
          </table:table-cell>
          <table:table-cell office:value-type="float" office:value="0.9426962" calcext:value-type="float">
            <text:p>0.9426962</text:p>
          </table:table-cell>
          <table:table-cell office:value-type="float" office:value="0.13779274" calcext:value-type="float">
            <text:p>0.13779274</text:p>
          </table:table-cell>
          <table:table-cell office:value-type="float" office:value="1.5536126" calcext:value-type="float">
            <text:p>1.5536126</text:p>
          </table:table-cell>
          <table:table-cell office:value-type="float" office:value="3.777896" calcext:value-type="float">
            <text:p>3.777896</text:p>
          </table:table-cell>
          <table:table-cell office:value-type="float" office:value="1.3413241" calcext:value-type="float">
            <text:p>1.3413241</text:p>
          </table:table-cell>
          <table:table-cell office:value-type="float" office:value="0.93496" calcext:value-type="float">
            <text:p>0.93496</text:p>
          </table:table-cell>
          <table:table-cell office:value-type="float" office:value="0.6435928" calcext:value-type="float">
            <text:p>0.6435928</text:p>
          </table:table-cell>
          <table:table-cell office:value-type="float" office:value="4.325012" calcext:value-type="float">
            <text:p>4.325012</text:p>
          </table:table-cell>
          <table:table-cell office:value-type="float" office:value="0.08627773" calcext:value-type="float">
            <text:p>0.08627773</text:p>
          </table:table-cell>
          <table:table-cell table:formula="of:=AVERAGE([.B586:.K586])" office:value-type="float" office:value="1.386653646" calcext:value-type="float">
            <text:p>1.386653646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office:value-type="float" office:value="2.7384205" calcext:value-type="float">
            <text:p>2.7384205</text:p>
          </table:table-cell>
          <table:table-cell office:value-type="float" office:value="0.9793497" calcext:value-type="float">
            <text:p>0.9793497</text:p>
          </table:table-cell>
          <table:table-cell office:value-type="float" office:value="0.16640414" calcext:value-type="float">
            <text:p>0.16640414</text:p>
          </table:table-cell>
          <table:table-cell office:value-type="float" office:value="1.4941936" calcext:value-type="float">
            <text:p>1.4941936</text:p>
          </table:table-cell>
          <table:table-cell office:value-type="float" office:value="3.8274796" calcext:value-type="float">
            <text:p>3.8274796</text:p>
          </table:table-cell>
          <table:table-cell office:value-type="float" office:value="1.5616237" calcext:value-type="float">
            <text:p>1.5616237</text:p>
          </table:table-cell>
          <table:table-cell office:value-type="float" office:value="2.399237" calcext:value-type="float">
            <text:p>2.399237</text:p>
          </table:table-cell>
          <table:table-cell office:value-type="float" office:value="0.6454603" calcext:value-type="float">
            <text:p>0.6454603</text:p>
          </table:table-cell>
          <table:table-cell office:value-type="float" office:value="4.3976583" calcext:value-type="float">
            <text:p>4.3976583</text:p>
          </table:table-cell>
          <table:table-cell office:value-type="float" office:value="0.14398003" calcext:value-type="float">
            <text:p>0.14398003</text:p>
          </table:table-cell>
          <table:table-cell table:formula="of:=AVERAGE([.B587:.K587])" office:value-type="float" office:value="1.835380687" calcext:value-type="float">
            <text:p>1.835380687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office:value-type="float" office:value="2.7439668" calcext:value-type="float">
            <text:p>2.7439668</text:p>
          </table:table-cell>
          <table:table-cell office:value-type="float" office:value="0.9880004" calcext:value-type="float">
            <text:p>0.9880004</text:p>
          </table:table-cell>
          <table:table-cell office:value-type="float" office:value="0.16059259" calcext:value-type="float">
            <text:p>0.16059259</text:p>
          </table:table-cell>
          <table:table-cell office:value-type="float" office:value="1.5385226" calcext:value-type="float">
            <text:p>1.5385226</text:p>
          </table:table-cell>
          <table:table-cell office:value-type="float" office:value="4.449998" calcext:value-type="float">
            <text:p>4.449998</text:p>
          </table:table-cell>
          <table:table-cell office:value-type="float" office:value="1.5316969" calcext:value-type="float">
            <text:p>1.5316969</text:p>
          </table:table-cell>
          <table:table-cell office:value-type="float" office:value="2.399237" calcext:value-type="float">
            <text:p>2.399237</text:p>
          </table:table-cell>
          <table:table-cell office:value-type="float" office:value="0.62810165" calcext:value-type="float">
            <text:p>0.62810165</text:p>
          </table:table-cell>
          <table:table-cell office:value-type="float" office:value="4.4117904" calcext:value-type="float">
            <text:p>4.4117904</text:p>
          </table:table-cell>
          <table:table-cell office:value-type="float" office:value="0.228898" calcext:value-type="float">
            <text:p>0.228898</text:p>
          </table:table-cell>
          <table:table-cell table:formula="of:=AVERAGE([.B588:.K588])" office:value-type="float" office:value="1.908080434" calcext:value-type="float">
            <text:p>1.908080434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office:value-type="float" office:value="2.7517564" calcext:value-type="float">
            <text:p>2.7517564</text:p>
          </table:table-cell>
          <table:table-cell office:value-type="float" office:value="1.0768862" calcext:value-type="float">
            <text:p>1.0768862</text:p>
          </table:table-cell>
          <table:table-cell office:value-type="float" office:value="0.13843589" calcext:value-type="float">
            <text:p>0.13843589</text:p>
          </table:table-cell>
          <table:table-cell office:value-type="float" office:value="1.5315288" calcext:value-type="float">
            <text:p>1.5315288</text:p>
          </table:table-cell>
          <table:table-cell office:value-type="float" office:value="3.3461883" calcext:value-type="float">
            <text:p>3.3461883</text:p>
          </table:table-cell>
          <table:table-cell office:value-type="float" office:value="1.497376" calcext:value-type="float">
            <text:p>1.497376</text:p>
          </table:table-cell>
          <table:table-cell office:value-type="float" office:value="2.4802418" calcext:value-type="float">
            <text:p>2.4802418</text:p>
          </table:table-cell>
          <table:table-cell office:value-type="float" office:value="0.49614254" calcext:value-type="float">
            <text:p>0.49614254</text:p>
          </table:table-cell>
          <table:table-cell office:value-type="float" office:value="4.410605" calcext:value-type="float">
            <text:p>4.410605</text:p>
          </table:table-cell>
          <table:table-cell office:value-type="float" office:value="0.2628305" calcext:value-type="float">
            <text:p>0.2628305</text:p>
          </table:table-cell>
          <table:table-cell table:formula="of:=AVERAGE([.B589:.K589])" office:value-type="float" office:value="1.799199143" calcext:value-type="float">
            <text:p>1.799199143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office:value-type="float" office:value="2.7117178" calcext:value-type="float">
            <text:p>2.7117178</text:p>
          </table:table-cell>
          <table:table-cell office:value-type="float" office:value="1.0793992" calcext:value-type="float">
            <text:p>1.0793992</text:p>
          </table:table-cell>
          <table:table-cell office:value-type="float" office:value="0.13924256" calcext:value-type="float">
            <text:p>0.13924256</text:p>
          </table:table-cell>
          <table:table-cell office:value-type="float" office:value="1.5517385" calcext:value-type="float">
            <text:p>1.5517385</text:p>
          </table:table-cell>
          <table:table-cell office:value-type="float" office:value="3.4747899" calcext:value-type="float">
            <text:p>3.4747899</text:p>
          </table:table-cell>
          <table:table-cell office:value-type="float" office:value="1.3142517" calcext:value-type="float">
            <text:p>1.3142517</text:p>
          </table:table-cell>
          <table:table-cell office:value-type="float" office:value="2.3805256" calcext:value-type="float">
            <text:p>2.3805256</text:p>
          </table:table-cell>
          <table:table-cell office:value-type="float" office:value="0.59948605" calcext:value-type="float">
            <text:p>0.59948605</text:p>
          </table:table-cell>
          <table:table-cell office:value-type="float" office:value="4.4144073" calcext:value-type="float">
            <text:p>4.4144073</text:p>
          </table:table-cell>
          <table:table-cell office:value-type="float" office:value="0.13801363" calcext:value-type="float">
            <text:p>0.13801363</text:p>
          </table:table-cell>
          <table:table-cell table:formula="of:=AVERAGE([.B590:.K590])" office:value-type="float" office:value="1.780357224" calcext:value-type="float">
            <text:p>1.780357224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office:value-type="float" office:value="2.73001" calcext:value-type="float">
            <text:p>2.73001</text:p>
          </table:table-cell>
          <table:table-cell office:value-type="float" office:value="0.9871099" calcext:value-type="float">
            <text:p>0.9871099</text:p>
          </table:table-cell>
          <table:table-cell office:value-type="float" office:value="0.15304467" calcext:value-type="float">
            <text:p>0.15304467</text:p>
          </table:table-cell>
          <table:table-cell office:value-type="float" office:value="1.5581423" calcext:value-type="float">
            <text:p>1.5581423</text:p>
          </table:table-cell>
          <table:table-cell office:value-type="float" office:value="3.8217263" calcext:value-type="float">
            <text:p>3.8217263</text:p>
          </table:table-cell>
          <table:table-cell office:value-type="float" office:value="1.4997343" calcext:value-type="float">
            <text:p>1.4997343</text:p>
          </table:table-cell>
          <table:table-cell office:value-type="float" office:value="2.4522116" calcext:value-type="float">
            <text:p>2.4522116</text:p>
          </table:table-cell>
          <table:table-cell office:value-type="float" office:value="0.5300536" calcext:value-type="float">
            <text:p>0.5300536</text:p>
          </table:table-cell>
          <table:table-cell office:value-type="float" office:value="4.405213" calcext:value-type="float">
            <text:p>4.405213</text:p>
          </table:table-cell>
          <table:table-cell office:value-type="float" office:value="0.20428838" calcext:value-type="float">
            <text:p>0.20428838</text:p>
          </table:table-cell>
          <table:table-cell table:formula="of:=AVERAGE([.B591:.K591])" office:value-type="float" office:value="1.834153405" calcext:value-type="float">
            <text:p>1.834153405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office:value-type="float" office:value="2.7554283" calcext:value-type="float">
            <text:p>2.7554283</text:p>
          </table:table-cell>
          <table:table-cell office:value-type="float" office:value="0.62348044" calcext:value-type="float">
            <text:p>0.62348044</text:p>
          </table:table-cell>
          <table:table-cell office:value-type="float" office:value="0.15024105" calcext:value-type="float">
            <text:p>0.15024105</text:p>
          </table:table-cell>
          <table:table-cell office:value-type="float" office:value="1.460442" calcext:value-type="float">
            <text:p>1.460442</text:p>
          </table:table-cell>
          <table:table-cell office:value-type="float" office:value="3.8244748" calcext:value-type="float">
            <text:p>3.8244748</text:p>
          </table:table-cell>
          <table:table-cell office:value-type="float" office:value="1.4675837" calcext:value-type="float">
            <text:p>1.4675837</text:p>
          </table:table-cell>
          <table:table-cell office:value-type="float" office:value="2.473954" calcext:value-type="float">
            <text:p>2.473954</text:p>
          </table:table-cell>
          <table:table-cell office:value-type="float" office:value="0.53012544" calcext:value-type="float">
            <text:p>0.53012544</text:p>
          </table:table-cell>
          <table:table-cell office:value-type="float" office:value="4.4301395" calcext:value-type="float">
            <text:p>4.4301395</text:p>
          </table:table-cell>
          <table:table-cell office:value-type="float" office:value="0.16231008" calcext:value-type="float">
            <text:p>0.16231008</text:p>
          </table:table-cell>
          <table:table-cell table:formula="of:=AVERAGE([.B592:.K592])" office:value-type="float" office:value="1.787817931" calcext:value-type="float">
            <text:p>1.787817931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office:value-type="float" office:value="2.7526658" calcext:value-type="float">
            <text:p>2.7526658</text:p>
          </table:table-cell>
          <table:table-cell office:value-type="float" office:value="0.6875346" calcext:value-type="float">
            <text:p>0.6875346</text:p>
          </table:table-cell>
          <table:table-cell office:value-type="float" office:value="0.14279838" calcext:value-type="float">
            <text:p>0.14279838</text:p>
          </table:table-cell>
          <table:table-cell office:value-type="float" office:value="1.5608029" calcext:value-type="float">
            <text:p>1.5608029</text:p>
          </table:table-cell>
          <table:table-cell office:value-type="float" office:value="3.806378" calcext:value-type="float">
            <text:p>3.806378</text:p>
          </table:table-cell>
          <table:table-cell office:value-type="float" office:value="1.4787519" calcext:value-type="float">
            <text:p>1.4787519</text:p>
          </table:table-cell>
          <table:table-cell office:value-type="float" office:value="2.5743916" calcext:value-type="float">
            <text:p>2.5743916</text:p>
          </table:table-cell>
          <table:table-cell office:value-type="float" office:value="0.6369807" calcext:value-type="float">
            <text:p>0.6369807</text:p>
          </table:table-cell>
          <table:table-cell office:value-type="float" office:value="4.4237103" calcext:value-type="float">
            <text:p>4.4237103</text:p>
          </table:table-cell>
          <table:table-cell office:value-type="float" office:value="0.123681664" calcext:value-type="float">
            <text:p>0.123681664</text:p>
          </table:table-cell>
          <table:table-cell table:formula="of:=AVERAGE([.B593:.K593])" office:value-type="float" office:value="1.8187695844" calcext:value-type="float">
            <text:p>1.8187695844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office:value-type="float" office:value="2.7506552" calcext:value-type="float">
            <text:p>2.7506552</text:p>
          </table:table-cell>
          <table:table-cell office:value-type="float" office:value="0.76441956" calcext:value-type="float">
            <text:p>0.76441956</text:p>
          </table:table-cell>
          <table:table-cell office:value-type="float" office:value="0.14271443" calcext:value-type="float">
            <text:p>0.14271443</text:p>
          </table:table-cell>
          <table:table-cell office:value-type="float" office:value="1.5206175" calcext:value-type="float">
            <text:p>1.5206175</text:p>
          </table:table-cell>
          <table:table-cell office:value-type="float" office:value="3.7631032" calcext:value-type="float">
            <text:p>3.7631032</text:p>
          </table:table-cell>
          <table:table-cell office:value-type="float" office:value="1.5256987" calcext:value-type="float">
            <text:p>1.5256987</text:p>
          </table:table-cell>
          <table:table-cell office:value-type="float" office:value="2.5743916" calcext:value-type="float">
            <text:p>2.5743916</text:p>
          </table:table-cell>
          <table:table-cell office:value-type="float" office:value="0.6357898" calcext:value-type="float">
            <text:p>0.6357898</text:p>
          </table:table-cell>
          <table:table-cell office:value-type="float" office:value="4.393774" calcext:value-type="float">
            <text:p>4.393774</text:p>
          </table:table-cell>
          <table:table-cell office:value-type="float" office:value="0.22282857" calcext:value-type="float">
            <text:p>0.22282857</text:p>
          </table:table-cell>
          <table:table-cell table:formula="of:=AVERAGE([.B594:.K594])" office:value-type="float" office:value="1.829399256" calcext:value-type="float">
            <text:p>1.829399256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office:value-type="float" office:value="2.7839744" calcext:value-type="float">
            <text:p>2.7839744</text:p>
          </table:table-cell>
          <table:table-cell office:value-type="float" office:value="0.7764786" calcext:value-type="float">
            <text:p>0.7764786</text:p>
          </table:table-cell>
          <table:table-cell office:value-type="float" office:value="0.14279838" calcext:value-type="float">
            <text:p>0.14279838</text:p>
          </table:table-cell>
          <table:table-cell office:value-type="float" office:value="1.5206726" calcext:value-type="float">
            <text:p>1.5206726</text:p>
          </table:table-cell>
          <table:table-cell office:value-type="float" office:value="3.610448" calcext:value-type="float">
            <text:p>3.610448</text:p>
          </table:table-cell>
          <table:table-cell office:value-type="float" office:value="1.5318063" calcext:value-type="float">
            <text:p>1.5318063</text:p>
          </table:table-cell>
          <table:table-cell office:value-type="float" office:value="2.5743916" calcext:value-type="float">
            <text:p>2.5743916</text:p>
          </table:table-cell>
          <table:table-cell office:value-type="float" office:value="0.5035173" calcext:value-type="float">
            <text:p>0.5035173</text:p>
          </table:table-cell>
          <table:table-cell office:value-type="float" office:value="4.4548097" calcext:value-type="float">
            <text:p>4.4548097</text:p>
          </table:table-cell>
          <table:table-cell office:value-type="float" office:value="0.22859772" calcext:value-type="float">
            <text:p>0.22859772</text:p>
          </table:table-cell>
          <table:table-cell table:formula="of:=AVERAGE([.B595:.K595])" office:value-type="float" office:value="1.81274946" calcext:value-type="float">
            <text:p>1.81274946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office:value-type="float" office:value="2.8195314" calcext:value-type="float">
            <text:p>2.8195314</text:p>
          </table:table-cell>
          <table:table-cell office:value-type="float" office:value="0.8480696" calcext:value-type="float">
            <text:p>0.8480696</text:p>
          </table:table-cell>
          <table:table-cell office:value-type="float" office:value="0.15026999" calcext:value-type="float">
            <text:p>0.15026999</text:p>
          </table:table-cell>
          <table:table-cell office:value-type="float" office:value="1.5002939" calcext:value-type="float">
            <text:p>1.5002939</text:p>
          </table:table-cell>
          <table:table-cell office:value-type="float" office:value="3.226186" calcext:value-type="float">
            <text:p>3.226186</text:p>
          </table:table-cell>
          <table:table-cell office:value-type="float" office:value="1.4025049" calcext:value-type="float">
            <text:p>1.4025049</text:p>
          </table:table-cell>
          <table:table-cell office:value-type="float" office:value="2.51279" calcext:value-type="float">
            <text:p>2.51279</text:p>
          </table:table-cell>
          <table:table-cell office:value-type="float" office:value="0.5296211" calcext:value-type="float">
            <text:p>0.5296211</text:p>
          </table:table-cell>
          <table:table-cell office:value-type="float" office:value="4.4517508" calcext:value-type="float">
            <text:p>4.4517508</text:p>
          </table:table-cell>
          <table:table-cell office:value-type="float" office:value="0.085239284" calcext:value-type="float">
            <text:p>0.085239284</text:p>
          </table:table-cell>
          <table:table-cell table:formula="of:=AVERAGE([.B596:.K596])" office:value-type="float" office:value="1.7526256974" calcext:value-type="float">
            <text:p>1.7526256974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office:value-type="float" office:value="2.8045104" calcext:value-type="float">
            <text:p>2.8045104</text:p>
          </table:table-cell>
          <table:table-cell office:value-type="float" office:value="0.72288066" calcext:value-type="float">
            <text:p>0.72288066</text:p>
          </table:table-cell>
          <table:table-cell office:value-type="float" office:value="0.15437688" calcext:value-type="float">
            <text:p>0.15437688</text:p>
          </table:table-cell>
          <table:table-cell office:value-type="float" office:value="1.4161271" calcext:value-type="float">
            <text:p>1.4161271</text:p>
          </table:table-cell>
          <table:table-cell office:value-type="float" office:value="3.5711014" calcext:value-type="float">
            <text:p>3.5711014</text:p>
          </table:table-cell>
          <table:table-cell office:value-type="float" office:value="1.5411851" calcext:value-type="float">
            <text:p>1.5411851</text:p>
          </table:table-cell>
          <table:table-cell office:value-type="float" office:value="2.5758579" calcext:value-type="float">
            <text:p>2.5758579</text:p>
          </table:table-cell>
          <table:table-cell office:value-type="float" office:value="0.63638467" calcext:value-type="float">
            <text:p>0.63638467</text:p>
          </table:table-cell>
          <table:table-cell office:value-type="float" office:value="4.4042945" calcext:value-type="float">
            <text:p>4.4042945</text:p>
          </table:table-cell>
          <table:table-cell office:value-type="float" office:value="0.17174572" calcext:value-type="float">
            <text:p>0.17174572</text:p>
          </table:table-cell>
          <table:table-cell table:formula="of:=AVERAGE([.B597:.K597])" office:value-type="float" office:value="1.799846433" calcext:value-type="float">
            <text:p>1.799846433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office:value-type="float" office:value="2.7051454" calcext:value-type="float">
            <text:p>2.7051454</text:p>
          </table:table-cell>
          <table:table-cell office:value-type="float" office:value="0.68756545" calcext:value-type="float">
            <text:p>0.68756545</text:p>
          </table:table-cell>
          <table:table-cell office:value-type="float" office:value="0.14645194" calcext:value-type="float">
            <text:p>0.14645194</text:p>
          </table:table-cell>
          <table:table-cell office:value-type="float" office:value="1.2680994" calcext:value-type="float">
            <text:p>1.2680994</text:p>
          </table:table-cell>
          <table:table-cell office:value-type="float" office:value="3.5765674" calcext:value-type="float">
            <text:p>3.5765674</text:p>
          </table:table-cell>
          <table:table-cell office:value-type="float" office:value="1.6081954" calcext:value-type="float">
            <text:p>1.6081954</text:p>
          </table:table-cell>
          <table:table-cell office:value-type="float" office:value="2.5765479" calcext:value-type="float">
            <text:p>2.5765479</text:p>
          </table:table-cell>
          <table:table-cell office:value-type="float" office:value="0.5772712" calcext:value-type="float">
            <text:p>0.5772712</text:p>
          </table:table-cell>
          <table:table-cell office:value-type="float" office:value="4.402625" calcext:value-type="float">
            <text:p>4.402625</text:p>
          </table:table-cell>
          <table:table-cell office:value-type="float" office:value="0.08627266" calcext:value-type="float">
            <text:p>0.08627266</text:p>
          </table:table-cell>
          <table:table-cell table:formula="of:=AVERAGE([.B598:.K598])" office:value-type="float" office:value="1.763474175" calcext:value-type="float">
            <text:p>1.763474175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office:value-type="float" office:value="2.76029" calcext:value-type="float">
            <text:p>2.76029</text:p>
          </table:table-cell>
          <table:table-cell office:value-type="float" office:value="0.67041427" calcext:value-type="float">
            <text:p>0.67041427</text:p>
          </table:table-cell>
          <table:table-cell office:value-type="float" office:value="0.1534639" calcext:value-type="float">
            <text:p>0.1534639</text:p>
          </table:table-cell>
          <table:table-cell office:value-type="float" office:value="1.449665" calcext:value-type="float">
            <text:p>1.449665</text:p>
          </table:table-cell>
          <table:table-cell office:value-type="float" office:value="3.7773035" calcext:value-type="float">
            <text:p>3.7773035</text:p>
          </table:table-cell>
          <table:table-cell office:value-type="float" office:value="1.5966734" calcext:value-type="float">
            <text:p>1.5966734</text:p>
          </table:table-cell>
          <table:table-cell office:value-type="float" office:value="2.566482" calcext:value-type="float">
            <text:p>2.566482</text:p>
          </table:table-cell>
          <table:table-cell office:value-type="float" office:value="0.643486" calcext:value-type="float">
            <text:p>0.643486</text:p>
          </table:table-cell>
          <table:table-cell office:value-type="float" office:value="4.324562" calcext:value-type="float">
            <text:p>4.324562</text:p>
          </table:table-cell>
          <table:table-cell office:value-type="float" office:value="0.228898" calcext:value-type="float">
            <text:p>0.228898</text:p>
          </table:table-cell>
          <table:table-cell table:formula="of:=AVERAGE([.B599:.K599])" office:value-type="float" office:value="1.817123807" calcext:value-type="float">
            <text:p>1.817123807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office:value-type="float" office:value="2.573234" calcext:value-type="float">
            <text:p>2.573234</text:p>
          </table:table-cell>
          <table:table-cell office:value-type="float" office:value="0.67101794" calcext:value-type="float">
            <text:p>0.67101794</text:p>
          </table:table-cell>
          <table:table-cell office:value-type="float" office:value="0.14276204" calcext:value-type="float">
            <text:p>0.14276204</text:p>
          </table:table-cell>
          <table:table-cell office:value-type="float" office:value="1.3839002" calcext:value-type="float">
            <text:p>1.3839002</text:p>
          </table:table-cell>
          <table:table-cell office:value-type="float" office:value="3.4370778" calcext:value-type="float">
            <text:p>3.4370778</text:p>
          </table:table-cell>
          <table:table-cell office:value-type="float" office:value="1.6171093" calcext:value-type="float">
            <text:p>1.6171093</text:p>
          </table:table-cell>
          <table:table-cell office:value-type="float" office:value="2.4147725" calcext:value-type="float">
            <text:p>2.4147725</text:p>
          </table:table-cell>
          <table:table-cell office:value-type="float" office:value="0.5300536" calcext:value-type="float">
            <text:p>0.5300536</text:p>
          </table:table-cell>
          <table:table-cell office:value-type="float" office:value="4.506401" calcext:value-type="float">
            <text:p>4.506401</text:p>
          </table:table-cell>
          <table:table-cell office:value-type="float" office:value="0.23220755" calcext:value-type="float">
            <text:p>0.23220755</text:p>
          </table:table-cell>
          <table:table-cell table:formula="of:=AVERAGE([.B600:.K600])" office:value-type="float" office:value="1.750853593" calcext:value-type="float">
            <text:p>1.750853593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office:value-type="float" office:value="2.9597032" calcext:value-type="float">
            <text:p>2.9597032</text:p>
          </table:table-cell>
          <table:table-cell office:value-type="float" office:value="0.7247121" calcext:value-type="float">
            <text:p>0.7247121</text:p>
          </table:table-cell>
          <table:table-cell office:value-type="float" office:value="0.13648659" calcext:value-type="float">
            <text:p>0.13648659</text:p>
          </table:table-cell>
          <table:table-cell office:value-type="float" office:value="1.4595424" calcext:value-type="float">
            <text:p>1.4595424</text:p>
          </table:table-cell>
          <table:table-cell office:value-type="float" office:value="3.451529" calcext:value-type="float">
            <text:p>3.451529</text:p>
          </table:table-cell>
          <table:table-cell office:value-type="float" office:value="1.4798702" calcext:value-type="float">
            <text:p>1.4798702</text:p>
          </table:table-cell>
          <table:table-cell office:value-type="float" office:value="2.616191" calcext:value-type="float">
            <text:p>2.616191</text:p>
          </table:table-cell>
          <table:table-cell office:value-type="float" office:value="0.577384" calcext:value-type="float">
            <text:p>0.577384</text:p>
          </table:table-cell>
          <table:table-cell office:value-type="float" office:value="4.9681497" calcext:value-type="float">
            <text:p>4.9681497</text:p>
          </table:table-cell>
          <table:table-cell office:value-type="float" office:value="0.2321309" calcext:value-type="float">
            <text:p>0.2321309</text:p>
          </table:table-cell>
          <table:table-cell table:formula="of:=AVERAGE([.B601:.K601])" office:value-type="float" office:value="1.860569909" calcext:value-type="float">
            <text:p>1.860569909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office:value-type="float" office:value="2.8482893" calcext:value-type="float">
            <text:p>2.8482893</text:p>
          </table:table-cell>
          <table:table-cell office:value-type="float" office:value="0.8333079" calcext:value-type="float">
            <text:p>0.8333079</text:p>
          </table:table-cell>
          <table:table-cell office:value-type="float" office:value="0.15365507" calcext:value-type="float">
            <text:p>0.15365507</text:p>
          </table:table-cell>
          <table:table-cell office:value-type="float" office:value="1.2707309" calcext:value-type="float">
            <text:p>1.2707309</text:p>
          </table:table-cell>
          <table:table-cell office:value-type="float" office:value="3.599398" calcext:value-type="float">
            <text:p>3.599398</text:p>
          </table:table-cell>
          <table:table-cell office:value-type="float" office:value="1.5722126" calcext:value-type="float">
            <text:p>1.5722126</text:p>
          </table:table-cell>
          <table:table-cell office:value-type="float" office:value="2.645021" calcext:value-type="float">
            <text:p>2.645021</text:p>
          </table:table-cell>
          <table:table-cell office:value-type="float" office:value="0.5300536" calcext:value-type="float">
            <text:p>0.5300536</text:p>
          </table:table-cell>
          <table:table-cell office:value-type="float" office:value="4.397119" calcext:value-type="float">
            <text:p>4.397119</text:p>
          </table:table-cell>
          <table:table-cell office:value-type="float" office:value="0.23880847" calcext:value-type="float">
            <text:p>0.23880847</text:p>
          </table:table-cell>
          <table:table-cell table:formula="of:=AVERAGE([.B602:.K602])" office:value-type="float" office:value="1.808859584" calcext:value-type="float">
            <text:p>1.808859584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office:value-type="float" office:value="2.944072" calcext:value-type="float">
            <text:p>2.944072</text:p>
          </table:table-cell>
          <table:table-cell office:value-type="float" office:value="0.7331817" calcext:value-type="float">
            <text:p>0.7331817</text:p>
          </table:table-cell>
          <table:table-cell office:value-type="float" office:value="0.15212637" calcext:value-type="float">
            <text:p>0.15212637</text:p>
          </table:table-cell>
          <table:table-cell office:value-type="float" office:value="1.5103958" calcext:value-type="float">
            <text:p>1.5103958</text:p>
          </table:table-cell>
          <table:table-cell office:value-type="float" office:value="3.4719865" calcext:value-type="float">
            <text:p>3.4719865</text:p>
          </table:table-cell>
          <table:table-cell office:value-type="float" office:value="1.5080084" calcext:value-type="float">
            <text:p>1.5080084</text:p>
          </table:table-cell>
          <table:table-cell office:value-type="float" office:value="2.7313411" calcext:value-type="float">
            <text:p>2.7313411</text:p>
          </table:table-cell>
          <table:table-cell office:value-type="float" office:value="0.6253022" calcext:value-type="float">
            <text:p>0.6253022</text:p>
          </table:table-cell>
          <table:table-cell office:value-type="float" office:value="4.614642" calcext:value-type="float">
            <text:p>4.614642</text:p>
          </table:table-cell>
          <table:table-cell office:value-type="float" office:value="0.095067896" calcext:value-type="float">
            <text:p>0.095067896</text:p>
          </table:table-cell>
          <table:table-cell table:formula="of:=AVERAGE([.B603:.K603])" office:value-type="float" office:value="1.8386123966" calcext:value-type="float">
            <text:p>1.8386123966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office:value-type="float" office:value="2.9448237" calcext:value-type="float">
            <text:p>2.9448237</text:p>
          </table:table-cell>
          <table:table-cell office:value-type="float" office:value="0.7639741" calcext:value-type="float">
            <text:p>0.7639741</text:p>
          </table:table-cell>
          <table:table-cell office:value-type="float" office:value="0.14645194" calcext:value-type="float">
            <text:p>0.14645194</text:p>
          </table:table-cell>
          <table:table-cell office:value-type="float" office:value="1.5207137" calcext:value-type="float">
            <text:p>1.5207137</text:p>
          </table:table-cell>
          <table:table-cell office:value-type="float" office:value="3.4626906" calcext:value-type="float">
            <text:p>3.4626906</text:p>
          </table:table-cell>
          <table:table-cell office:value-type="float" office:value="1.5847336" calcext:value-type="float">
            <text:p>1.5847336</text:p>
          </table:table-cell>
          <table:table-cell office:value-type="float" office:value="2.5888681" calcext:value-type="float">
            <text:p>2.5888681</text:p>
          </table:table-cell>
          <table:table-cell office:value-type="float" office:value="0.62900454" calcext:value-type="float">
            <text:p>0.62900454</text:p>
          </table:table-cell>
          <table:table-cell office:value-type="float" office:value="4.722691" calcext:value-type="float">
            <text:p>4.722691</text:p>
          </table:table-cell>
          <table:table-cell office:value-type="float" office:value="0.19132872" calcext:value-type="float">
            <text:p>0.19132872</text:p>
          </table:table-cell>
          <table:table-cell table:formula="of:=AVERAGE([.B604:.K604])" office:value-type="float" office:value="1.855528" calcext:value-type="float">
            <text:p>1.855528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office:value-type="float" office:value="2.8639703" calcext:value-type="float">
            <text:p>2.8639703</text:p>
          </table:table-cell>
          <table:table-cell office:value-type="float" office:value="0.81037605" calcext:value-type="float">
            <text:p>0.81037605</text:p>
          </table:table-cell>
          <table:table-cell office:value-type="float" office:value="0.15359586" calcext:value-type="float">
            <text:p>0.15359586</text:p>
          </table:table-cell>
          <table:table-cell office:value-type="float" office:value="1.5608153" calcext:value-type="float">
            <text:p>1.5608153</text:p>
          </table:table-cell>
          <table:table-cell office:value-type="float" office:value="3.7339613" calcext:value-type="float">
            <text:p>3.7339613</text:p>
          </table:table-cell>
          <table:table-cell office:value-type="float" office:value="1.5662117" calcext:value-type="float">
            <text:p>1.5662117</text:p>
          </table:table-cell>
          <table:table-cell office:value-type="float" office:value="2.602823" calcext:value-type="float">
            <text:p>2.602823</text:p>
          </table:table-cell>
          <table:table-cell office:value-type="float" office:value="0.49849293" calcext:value-type="float">
            <text:p>0.49849293</text:p>
          </table:table-cell>
          <table:table-cell office:value-type="float" office:value="4.724585" calcext:value-type="float">
            <text:p>4.724585</text:p>
          </table:table-cell>
          <table:table-cell office:value-type="float" office:value="0.22254264" calcext:value-type="float">
            <text:p>0.22254264</text:p>
          </table:table-cell>
          <table:table-cell table:formula="of:=AVERAGE([.B605:.K605])" office:value-type="float" office:value="1.873737408" calcext:value-type="float">
            <text:p>1.873737408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office:value-type="float" office:value="2.9617524" calcext:value-type="float">
            <text:p>2.9617524</text:p>
          </table:table-cell>
          <table:table-cell office:value-type="float" office:value="0.80282384" calcext:value-type="float">
            <text:p>0.80282384</text:p>
          </table:table-cell>
          <table:table-cell office:value-type="float" office:value="0.15011248" calcext:value-type="float">
            <text:p>0.15011248</text:p>
          </table:table-cell>
          <table:table-cell office:value-type="float" office:value="1.501928" calcext:value-type="float">
            <text:p>1.501928</text:p>
          </table:table-cell>
          <table:table-cell office:value-type="float" office:value="3.8004677" calcext:value-type="float">
            <text:p>3.8004677</text:p>
          </table:table-cell>
          <table:table-cell office:value-type="float" office:value="1.4599715" calcext:value-type="float">
            <text:p>1.4599715</text:p>
          </table:table-cell>
          <table:table-cell office:value-type="float" office:value="2.6659074" calcext:value-type="float">
            <text:p>2.6659074</text:p>
          </table:table-cell>
          <table:table-cell office:value-type="float" office:value="0.6454147" calcext:value-type="float">
            <text:p>0.6454147</text:p>
          </table:table-cell>
          <table:table-cell office:value-type="float" office:value="4.60475" calcext:value-type="float">
            <text:p>4.60475</text:p>
          </table:table-cell>
          <table:table-cell office:value-type="float" office:value="0.19240868" calcext:value-type="float">
            <text:p>0.19240868</text:p>
          </table:table-cell>
          <table:table-cell table:formula="of:=AVERAGE([.B606:.K606])" office:value-type="float" office:value="1.87855367" calcext:value-type="float">
            <text:p>1.87855367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office:value-type="float" office:value="1.6583177" calcext:value-type="float">
            <text:p>1.6583177</text:p>
          </table:table-cell>
          <table:table-cell office:value-type="float" office:value="0.8333079" calcext:value-type="float">
            <text:p>0.8333079</text:p>
          </table:table-cell>
          <table:table-cell office:value-type="float" office:value="0.14500195" calcext:value-type="float">
            <text:p>0.14500195</text:p>
          </table:table-cell>
          <table:table-cell office:value-type="float" office:value="1.456072" calcext:value-type="float">
            <text:p>1.456072</text:p>
          </table:table-cell>
          <table:table-cell office:value-type="float" office:value="3.284952" calcext:value-type="float">
            <text:p>3.284952</text:p>
          </table:table-cell>
          <table:table-cell office:value-type="float" office:value="1.4365973" calcext:value-type="float">
            <text:p>1.4365973</text:p>
          </table:table-cell>
          <table:table-cell office:value-type="float" office:value="2.6331418" calcext:value-type="float">
            <text:p>2.6331418</text:p>
          </table:table-cell>
          <table:table-cell office:value-type="float" office:value="0.57862943" calcext:value-type="float">
            <text:p>0.57862943</text:p>
          </table:table-cell>
          <table:table-cell office:value-type="float" office:value="5.016445" calcext:value-type="float">
            <text:p>5.016445</text:p>
          </table:table-cell>
          <table:table-cell office:value-type="float" office:value="0.08497078" calcext:value-type="float">
            <text:p>0.08497078</text:p>
          </table:table-cell>
          <table:table-cell table:formula="of:=AVERAGE([.B607:.K607])" office:value-type="float" office:value="1.712743586" calcext:value-type="float">
            <text:p>1.712743586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office:value-type="float" office:value="2.8312597" calcext:value-type="float">
            <text:p>2.8312597</text:p>
          </table:table-cell>
          <table:table-cell office:value-type="float" office:value="0.8330539" calcext:value-type="float">
            <text:p>0.8330539</text:p>
          </table:table-cell>
          <table:table-cell office:value-type="float" office:value="0.15252088" calcext:value-type="float">
            <text:p>0.15252088</text:p>
          </table:table-cell>
          <table:table-cell office:value-type="float" office:value="1.5738508" calcext:value-type="float">
            <text:p>1.5738508</text:p>
          </table:table-cell>
          <table:table-cell office:value-type="float" office:value="3.6216035" calcext:value-type="float">
            <text:p>3.6216035</text:p>
          </table:table-cell>
          <table:table-cell office:value-type="float" office:value="1.3885257" calcext:value-type="float">
            <text:p>1.3885257</text:p>
          </table:table-cell>
          <table:table-cell office:value-type="float" office:value="2.4885447" calcext:value-type="float">
            <text:p>2.4885447</text:p>
          </table:table-cell>
          <table:table-cell office:value-type="float" office:value="0.57695997" calcext:value-type="float">
            <text:p>0.57695997</text:p>
          </table:table-cell>
          <table:table-cell office:value-type="float" office:value="5.553105" calcext:value-type="float">
            <text:p>5.553105</text:p>
          </table:table-cell>
          <table:table-cell office:value-type="float" office:value="0.08586617" calcext:value-type="float">
            <text:p>0.08586617</text:p>
          </table:table-cell>
          <table:table-cell table:formula="of:=AVERAGE([.B608:.K608])" office:value-type="float" office:value="1.910529032" calcext:value-type="float">
            <text:p>1.910529032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office:value-type="float" office:value="2.9050608" calcext:value-type="float">
            <text:p>2.9050608</text:p>
          </table:table-cell>
          <table:table-cell office:value-type="float" office:value="0.6508635" calcext:value-type="float">
            <text:p>0.6508635</text:p>
          </table:table-cell>
          <table:table-cell office:value-type="float" office:value="0.15373902" calcext:value-type="float">
            <text:p>0.15373902</text:p>
          </table:table-cell>
          <table:table-cell office:value-type="float" office:value="1.2671258" calcext:value-type="float">
            <text:p>1.2671258</text:p>
          </table:table-cell>
          <table:table-cell office:value-type="float" office:value="3.623323" calcext:value-type="float">
            <text:p>3.623323</text:p>
          </table:table-cell>
          <table:table-cell office:value-type="float" office:value="1.5381497" calcext:value-type="float">
            <text:p>1.5381497</text:p>
          </table:table-cell>
          <table:table-cell office:value-type="float" office:value="2.6511803" calcext:value-type="float">
            <text:p>2.6511803</text:p>
          </table:table-cell>
          <table:table-cell office:value-type="float" office:value="0.49791616" calcext:value-type="float">
            <text:p>0.49791616</text:p>
          </table:table-cell>
          <table:table-cell office:value-type="float" office:value="5.5861564" calcext:value-type="float">
            <text:p>5.5861564</text:p>
          </table:table-cell>
          <table:table-cell office:value-type="float" office:value="0.08619698" calcext:value-type="float">
            <text:p>0.08619698</text:p>
          </table:table-cell>
          <table:table-cell table:formula="of:=AVERAGE([.B609:.K609])" office:value-type="float" office:value="1.895971166" calcext:value-type="float">
            <text:p>1.895971166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office:value-type="float" office:value="2.8773232" calcext:value-type="float">
            <text:p>2.8773232</text:p>
          </table:table-cell>
          <table:table-cell office:value-type="float" office:value="0.65279204" calcext:value-type="float">
            <text:p>0.65279204</text:p>
          </table:table-cell>
          <table:table-cell office:value-type="float" office:value="0.15407453" calcext:value-type="float">
            <text:p>0.15407453</text:p>
          </table:table-cell>
          <table:table-cell office:value-type="float" office:value="1.2481427" calcext:value-type="float">
            <text:p>1.2481427</text:p>
          </table:table-cell>
          <table:table-cell office:value-type="float" office:value="3.6261914" calcext:value-type="float">
            <text:p>3.6261914</text:p>
          </table:table-cell>
          <table:table-cell office:value-type="float" office:value="1.539528" calcext:value-type="float">
            <text:p>1.539528</text:p>
          </table:table-cell>
          <table:table-cell office:value-type="float" office:value="2.7354188" calcext:value-type="float">
            <text:p>2.7354188</text:p>
          </table:table-cell>
          <table:table-cell office:value-type="float" office:value="0.6417955" calcext:value-type="float">
            <text:p>0.6417955</text:p>
          </table:table-cell>
          <table:table-cell office:value-type="float" office:value="5.6402683" calcext:value-type="float">
            <text:p>5.6402683</text:p>
          </table:table-cell>
          <table:table-cell office:value-type="float" office:value="0.0849645" calcext:value-type="float">
            <text:p>0.0849645</text:p>
          </table:table-cell>
          <table:table-cell table:formula="of:=AVERAGE([.B610:.K610])" office:value-type="float" office:value="1.920049897" calcext:value-type="float">
            <text:p>1.920049897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office:value-type="float" office:value="2.641564" calcext:value-type="float">
            <text:p>2.641564</text:p>
          </table:table-cell>
          <table:table-cell office:value-type="float" office:value="0.7026834" calcext:value-type="float">
            <text:p>0.7026834</text:p>
          </table:table-cell>
          <table:table-cell office:value-type="float" office:value="0.14298552" calcext:value-type="float">
            <text:p>0.14298552</text:p>
          </table:table-cell>
          <table:table-cell office:value-type="float" office:value="1.2569742" calcext:value-type="float">
            <text:p>1.2569742</text:p>
          </table:table-cell>
          <table:table-cell office:value-type="float" office:value="3.4722233" calcext:value-type="float">
            <text:p>3.4722233</text:p>
          </table:table-cell>
          <table:table-cell office:value-type="float" office:value="1.0567789" calcext:value-type="float">
            <text:p>1.0567789</text:p>
          </table:table-cell>
          <table:table-cell office:value-type="float" office:value="1.254432" calcext:value-type="float">
            <text:p>1.254432</text:p>
          </table:table-cell>
          <table:table-cell office:value-type="float" office:value="0.49845412" calcext:value-type="float">
            <text:p>0.49845412</text:p>
          </table:table-cell>
          <table:table-cell office:value-type="float" office:value="4.3412857" calcext:value-type="float">
            <text:p>4.3412857</text:p>
          </table:table-cell>
          <table:table-cell office:value-type="float" office:value="0.084960334" calcext:value-type="float">
            <text:p>0.084960334</text:p>
          </table:table-cell>
          <table:table-cell table:formula="of:=AVERAGE([.B611:.K611])" office:value-type="float" office:value="1.5452341474" calcext:value-type="float">
            <text:p>1.5452341474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office:value-type="float" office:value="2.7051454" calcext:value-type="float">
            <text:p>2.7051454</text:p>
          </table:table-cell>
          <table:table-cell office:value-type="float" office:value="0.7027314" calcext:value-type="float">
            <text:p>0.7027314</text:p>
          </table:table-cell>
          <table:table-cell office:value-type="float" office:value="0.14298552" calcext:value-type="float">
            <text:p>0.14298552</text:p>
          </table:table-cell>
          <table:table-cell office:value-type="float" office:value="1.3329351" calcext:value-type="float">
            <text:p>1.3329351</text:p>
          </table:table-cell>
          <table:table-cell office:value-type="float" office:value="3.2871103" calcext:value-type="float">
            <text:p>3.2871103</text:p>
          </table:table-cell>
          <table:table-cell office:value-type="float" office:value="1.6260344" calcext:value-type="float">
            <text:p>1.6260344</text:p>
          </table:table-cell>
          <table:table-cell office:value-type="float" office:value="2.3743265" calcext:value-type="float">
            <text:p>2.3743265</text:p>
          </table:table-cell>
          <table:table-cell office:value-type="float" office:value="0.6253022" calcext:value-type="float">
            <text:p>0.6253022</text:p>
          </table:table-cell>
          <table:table-cell office:value-type="float" office:value="5.2336845" calcext:value-type="float">
            <text:p>5.2336845</text:p>
          </table:table-cell>
          <table:table-cell office:value-type="float" office:value="0.08581023" calcext:value-type="float">
            <text:p>0.08581023</text:p>
          </table:table-cell>
          <table:table-cell table:formula="of:=AVERAGE([.B612:.K612])" office:value-type="float" office:value="1.811606555" calcext:value-type="float">
            <text:p>1.811606555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office:value-type="float" office:value="2.8400557" calcext:value-type="float">
            <text:p>2.8400557</text:p>
          </table:table-cell>
          <table:table-cell office:value-type="float" office:value="0.83350986" calcext:value-type="float">
            <text:p>0.83350986</text:p>
          </table:table-cell>
          <table:table-cell office:value-type="float" office:value="0.14310706" calcext:value-type="float">
            <text:p>0.14310706</text:p>
          </table:table-cell>
          <table:table-cell office:value-type="float" office:value="1.2892526" calcext:value-type="float">
            <text:p>1.2892526</text:p>
          </table:table-cell>
          <table:table-cell office:value-type="float" office:value="3.745383" calcext:value-type="float">
            <text:p>3.745383</text:p>
          </table:table-cell>
          <table:table-cell office:value-type="float" office:value="1.623454" calcext:value-type="float">
            <text:p>1.623454</text:p>
          </table:table-cell>
          <table:table-cell office:value-type="float" office:value="2.5271106" calcext:value-type="float">
            <text:p>2.5271106</text:p>
          </table:table-cell>
          <table:table-cell office:value-type="float" office:value="0.64423364" calcext:value-type="float">
            <text:p>0.64423364</text:p>
          </table:table-cell>
          <table:table-cell office:value-type="float" office:value="4.606262" calcext:value-type="float">
            <text:p>4.606262</text:p>
          </table:table-cell>
          <table:table-cell office:value-type="float" office:value="0.08493623" calcext:value-type="float">
            <text:p>0.08493623</text:p>
          </table:table-cell>
          <table:table-cell table:formula="of:=AVERAGE([.B613:.K613])" office:value-type="float" office:value="1.833730469" calcext:value-type="float">
            <text:p>1.833730469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office:value-type="float" office:value="2.895981" calcext:value-type="float">
            <text:p>2.895981</text:p>
          </table:table-cell>
          <table:table-cell office:value-type="float" office:value="0.6522136" calcext:value-type="float">
            <text:p>0.6522136</text:p>
          </table:table-cell>
          <table:table-cell office:value-type="float" office:value="0.14700927" calcext:value-type="float">
            <text:p>0.14700927</text:p>
          </table:table-cell>
          <table:table-cell office:value-type="float" office:value="1.3489211" calcext:value-type="float">
            <text:p>1.3489211</text:p>
          </table:table-cell>
          <table:table-cell office:value-type="float" office:value="3.287134" calcext:value-type="float">
            <text:p>3.287134</text:p>
          </table:table-cell>
          <table:table-cell office:value-type="float" office:value="1.6261977" calcext:value-type="float">
            <text:p>1.6261977</text:p>
          </table:table-cell>
          <table:table-cell office:value-type="float" office:value="2.5523076" calcext:value-type="float">
            <text:p>2.5523076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4.247804" calcext:value-type="float">
            <text:p>4.247804</text:p>
          </table:table-cell>
          <table:table-cell office:value-type="float" office:value="0.08581023" calcext:value-type="float">
            <text:p>0.08581023</text:p>
          </table:table-cell>
          <table:table-cell table:formula="of:=AVERAGE([.B614:.K614])" office:value-type="float" office:value="1.74762135" calcext:value-type="float">
            <text:p>1.74762135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office:value-type="float" office:value="2.8842382" calcext:value-type="float">
            <text:p>2.8842382</text:p>
          </table:table-cell>
          <table:table-cell office:value-type="float" office:value="0.81047904" calcext:value-type="float">
            <text:p>0.81047904</text:p>
          </table:table-cell>
          <table:table-cell office:value-type="float" office:value="0.1292452" calcext:value-type="float">
            <text:p>0.1292452</text:p>
          </table:table-cell>
          <table:table-cell office:value-type="float" office:value="1.3009987" calcext:value-type="float">
            <text:p>1.3009987</text:p>
          </table:table-cell>
          <table:table-cell office:value-type="float" office:value="3.4344516" calcext:value-type="float">
            <text:p>3.4344516</text:p>
          </table:table-cell>
          <table:table-cell office:value-type="float" office:value="1.6243453" calcext:value-type="float">
            <text:p>1.6243453</text:p>
          </table:table-cell>
          <table:table-cell office:value-type="float" office:value="2.5592284" calcext:value-type="float">
            <text:p>2.5592284</text:p>
          </table:table-cell>
          <table:table-cell office:value-type="float" office:value="0.5316158" calcext:value-type="float">
            <text:p>0.5316158</text:p>
          </table:table-cell>
          <table:table-cell office:value-type="float" office:value="5.2860017" calcext:value-type="float">
            <text:p>5.2860017</text:p>
          </table:table-cell>
          <table:table-cell office:value-type="float" office:value="0.08607858" calcext:value-type="float">
            <text:p>0.08607858</text:p>
          </table:table-cell>
          <table:table-cell table:formula="of:=AVERAGE([.B615:.K615])" office:value-type="float" office:value="1.864668252" calcext:value-type="float">
            <text:p>1.864668252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office:value-type="float" office:value="2.5519729" calcext:value-type="float">
            <text:p>2.5519729</text:p>
          </table:table-cell>
          <table:table-cell office:value-type="float" office:value="0.9240756" calcext:value-type="float">
            <text:p>0.9240756</text:p>
          </table:table-cell>
          <table:table-cell office:value-type="float" office:value="0.13589011" calcext:value-type="float">
            <text:p>0.13589011</text:p>
          </table:table-cell>
          <table:table-cell office:value-type="float" office:value="1.4204118" calcext:value-type="float">
            <text:p>1.4204118</text:p>
          </table:table-cell>
          <table:table-cell office:value-type="float" office:value="3.470901" calcext:value-type="float">
            <text:p>3.470901</text:p>
          </table:table-cell>
          <table:table-cell office:value-type="float" office:value="1.0792184" calcext:value-type="float">
            <text:p>1.0792184</text:p>
          </table:table-cell>
          <table:table-cell office:value-type="float" office:value="2.4764223" calcext:value-type="float">
            <text:p>2.4764223</text:p>
          </table:table-cell>
          <table:table-cell office:value-type="float" office:value="0.6106513" calcext:value-type="float">
            <text:p>0.6106513</text:p>
          </table:table-cell>
          <table:table-cell office:value-type="float" office:value="5.092789" calcext:value-type="float">
            <text:p>5.092789</text:p>
          </table:table-cell>
          <table:table-cell office:value-type="float" office:value="0.085005976" calcext:value-type="float">
            <text:p>0.085005976</text:p>
          </table:table-cell>
          <table:table-cell table:formula="of:=AVERAGE([.B616:.K616])" office:value-type="float" office:value="1.7847338386" calcext:value-type="float">
            <text:p>1.7847338386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office:value-type="float" office:value="2.6343875" calcext:value-type="float">
            <text:p>2.6343875</text:p>
          </table:table-cell>
          <table:table-cell office:value-type="float" office:value="0.80750483" calcext:value-type="float">
            <text:p>0.80750483</text:p>
          </table:table-cell>
          <table:table-cell office:value-type="float" office:value="0.12731743" calcext:value-type="float">
            <text:p>0.12731743</text:p>
          </table:table-cell>
          <table:table-cell office:value-type="float" office:value="1.3499633" calcext:value-type="float">
            <text:p>1.3499633</text:p>
          </table:table-cell>
          <table:table-cell office:value-type="float" office:value="3.4194117" calcext:value-type="float">
            <text:p>3.4194117</text:p>
          </table:table-cell>
          <table:table-cell office:value-type="float" office:value="1.6900195" calcext:value-type="float">
            <text:p>1.6900195</text:p>
          </table:table-cell>
          <table:table-cell office:value-type="float" office:value="2.5859492" calcext:value-type="float">
            <text:p>2.5859492</text:p>
          </table:table-cell>
          <table:table-cell office:value-type="float" office:value="0.5300536" calcext:value-type="float">
            <text:p>0.5300536</text:p>
          </table:table-cell>
          <table:table-cell office:value-type="float" office:value="5.644275" calcext:value-type="float">
            <text:p>5.644275</text:p>
          </table:table-cell>
          <table:table-cell office:value-type="float" office:value="0.08543063" calcext:value-type="float">
            <text:p>0.08543063</text:p>
          </table:table-cell>
          <table:table-cell table:formula="of:=AVERAGE([.B617:.K617])" office:value-type="float" office:value="1.887431269" calcext:value-type="float">
            <text:p>1.887431269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office:value-type="float" office:value="2.7395678" calcext:value-type="float">
            <text:p>2.7395678</text:p>
          </table:table-cell>
          <table:table-cell office:value-type="float" office:value="0.81047904" calcext:value-type="float">
            <text:p>0.81047904</text:p>
          </table:table-cell>
          <table:table-cell office:value-type="float" office:value="0.14648284" calcext:value-type="float">
            <text:p>0.14648284</text:p>
          </table:table-cell>
          <table:table-cell office:value-type="float" office:value="1.3697906" calcext:value-type="float">
            <text:p>1.3697906</text:p>
          </table:table-cell>
          <table:table-cell office:value-type="float" office:value="3.4765167" calcext:value-type="float">
            <text:p>3.4765167</text:p>
          </table:table-cell>
          <table:table-cell office:value-type="float" office:value="1.6900195" calcext:value-type="float">
            <text:p>1.6900195</text:p>
          </table:table-cell>
          <table:table-cell office:value-type="float" office:value="0.78013086" calcext:value-type="float">
            <text:p>0.78013086</text:p>
          </table:table-cell>
          <table:table-cell office:value-type="float" office:value="0.6098123" calcext:value-type="float">
            <text:p>0.6098123</text:p>
          </table:table-cell>
          <table:table-cell office:value-type="float" office:value="4.4623165" calcext:value-type="float">
            <text:p>4.4623165</text:p>
          </table:table-cell>
          <table:table-cell office:value-type="float" office:value="0.08593172" calcext:value-type="float">
            <text:p>0.08593172</text:p>
          </table:table-cell>
          <table:table-cell table:formula="of:=AVERAGE([.B618:.K618])" office:value-type="float" office:value="1.617104786" calcext:value-type="float">
            <text:p>1.617104786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office:value-type="float" office:value="2.751223" calcext:value-type="float">
            <text:p>2.751223</text:p>
          </table:table-cell>
          <table:table-cell office:value-type="float" office:value="0.7944567" calcext:value-type="float">
            <text:p>0.7944567</text:p>
          </table:table-cell>
          <table:table-cell office:value-type="float" office:value="0.14649008" calcext:value-type="float">
            <text:p>0.14649008</text:p>
          </table:table-cell>
          <table:table-cell office:value-type="float" office:value="1.3568996" calcext:value-type="float">
            <text:p>1.3568996</text:p>
          </table:table-cell>
          <table:table-cell office:value-type="float" office:value="3.4193604" calcext:value-type="float">
            <text:p>3.4193604</text:p>
          </table:table-cell>
          <table:table-cell office:value-type="float" office:value="1.7121731" calcext:value-type="float">
            <text:p>1.7121731</text:p>
          </table:table-cell>
          <table:table-cell office:value-type="float" office:value="2.462302" calcext:value-type="float">
            <text:p>2.462302</text:p>
          </table:table-cell>
          <table:table-cell office:value-type="float" office:value="0.5781754" calcext:value-type="float">
            <text:p>0.5781754</text:p>
          </table:table-cell>
          <table:table-cell office:value-type="float" office:value="4.4386587" calcext:value-type="float">
            <text:p>4.4386587</text:p>
          </table:table-cell>
          <table:table-cell office:value-type="float" office:value="0.08543095" calcext:value-type="float">
            <text:p>0.08543095</text:p>
          </table:table-cell>
          <table:table-cell table:formula="of:=AVERAGE([.B619:.K619])" office:value-type="float" office:value="1.774516993" calcext:value-type="float">
            <text:p>1.774516993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office:value-type="float" office:value="2.735511" calcext:value-type="float">
            <text:p>2.735511</text:p>
          </table:table-cell>
          <table:table-cell office:value-type="float" office:value="0.74695843" calcext:value-type="float">
            <text:p>0.74695843</text:p>
          </table:table-cell>
          <table:table-cell office:value-type="float" office:value="0.13207322" calcext:value-type="float">
            <text:p>0.13207322</text:p>
          </table:table-cell>
          <table:table-cell office:value-type="float" office:value="1.2913352" calcext:value-type="float">
            <text:p>1.2913352</text:p>
          </table:table-cell>
          <table:table-cell office:value-type="float" office:value="3.5055478" calcext:value-type="float">
            <text:p>3.5055478</text:p>
          </table:table-cell>
          <table:table-cell office:value-type="float" office:value="1.6236311" calcext:value-type="float">
            <text:p>1.6236311</text:p>
          </table:table-cell>
          <table:table-cell office:value-type="float" office:value="2.462302" calcext:value-type="float">
            <text:p>2.462302</text:p>
          </table:table-cell>
          <table:table-cell office:value-type="float" office:value="0.6278543" calcext:value-type="float">
            <text:p>0.6278543</text:p>
          </table:table-cell>
          <table:table-cell office:value-type="float" office:value="4.2140064" calcext:value-type="float">
            <text:p>4.2140064</text:p>
          </table:table-cell>
          <table:table-cell office:value-type="float" office:value="0.08519952" calcext:value-type="float">
            <text:p>0.08519952</text:p>
          </table:table-cell>
          <table:table-cell table:formula="of:=AVERAGE([.B620:.K620])" office:value-type="float" office:value="1.742441897" calcext:value-type="float">
            <text:p>1.742441897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office:value-type="float" office:value="0.18187234" calcext:value-type="float">
            <text:p>0.18187234</text:p>
          </table:table-cell>
          <table:table-cell office:value-type="float" office:value="0.811452" calcext:value-type="float">
            <text:p>0.811452</text:p>
          </table:table-cell>
          <table:table-cell office:value-type="float" office:value="0.14810765" calcext:value-type="float">
            <text:p>0.14810765</text:p>
          </table:table-cell>
          <table:table-cell office:value-type="float" office:value="1.4043635" calcext:value-type="float">
            <text:p>1.4043635</text:p>
          </table:table-cell>
          <table:table-cell office:value-type="float" office:value="3.4927702" calcext:value-type="float">
            <text:p>3.4927702</text:p>
          </table:table-cell>
          <table:table-cell office:value-type="float" office:value="1.625708" calcext:value-type="float">
            <text:p>1.625708</text:p>
          </table:table-cell>
          <table:table-cell office:value-type="float" office:value="2.3946977" calcext:value-type="float">
            <text:p>2.3946977</text:p>
          </table:table-cell>
          <table:table-cell office:value-type="float" office:value="0.5306301" calcext:value-type="float">
            <text:p>0.5306301</text:p>
          </table:table-cell>
          <table:table-cell office:value-type="float" office:value="4.595516" calcext:value-type="float">
            <text:p>4.595516</text:p>
          </table:table-cell>
          <table:table-cell office:value-type="float" office:value="0.086056896" calcext:value-type="float">
            <text:p>0.086056896</text:p>
          </table:table-cell>
          <table:table-cell table:formula="of:=AVERAGE([.B621:.K621])" office:value-type="float" office:value="1.5271174386" calcext:value-type="float">
            <text:p>1.5271174386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office:value-type="float" office:value="2.7011645" calcext:value-type="float">
            <text:p>2.7011645</text:p>
          </table:table-cell>
          <table:table-cell office:value-type="float" office:value="0.7860566" calcext:value-type="float">
            <text:p>0.7860566</text:p>
          </table:table-cell>
          <table:table-cell office:value-type="float" office:value="0.15171579" calcext:value-type="float">
            <text:p>0.15171579</text:p>
          </table:table-cell>
          <table:table-cell office:value-type="float" office:value="1.4043635" calcext:value-type="float">
            <text:p>1.4043635</text:p>
          </table:table-cell>
          <table:table-cell office:value-type="float" office:value="3.2852275" calcext:value-type="float">
            <text:p>3.2852275</text:p>
          </table:table-cell>
          <table:table-cell office:value-type="float" office:value="1.7123518" calcext:value-type="float">
            <text:p>1.7123518</text:p>
          </table:table-cell>
          <table:table-cell office:value-type="float" office:value="2.3655772" calcext:value-type="float">
            <text:p>2.3655772</text:p>
          </table:table-cell>
          <table:table-cell office:value-type="float" office:value="0.602078" calcext:value-type="float">
            <text:p>0.602078</text:p>
          </table:table-cell>
          <table:table-cell office:value-type="float" office:value="4.664152" calcext:value-type="float">
            <text:p>4.664152</text:p>
          </table:table-cell>
          <table:table-cell office:value-type="float" office:value="0.08494925" calcext:value-type="float">
            <text:p>0.08494925</text:p>
          </table:table-cell>
          <table:table-cell table:formula="of:=AVERAGE([.B622:.K622])" office:value-type="float" office:value="1.775763614" calcext:value-type="float">
            <text:p>1.775763614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office:value-type="float" office:value="2.6666596" calcext:value-type="float">
            <text:p>2.6666596</text:p>
          </table:table-cell>
          <table:table-cell office:value-type="float" office:value="0.7743688" calcext:value-type="float">
            <text:p>0.7743688</text:p>
          </table:table-cell>
          <table:table-cell office:value-type="float" office:value="0.14810765" calcext:value-type="float">
            <text:p>0.14810765</text:p>
          </table:table-cell>
          <table:table-cell office:value-type="float" office:value="1.4191946" calcext:value-type="float">
            <text:p>1.4191946</text:p>
          </table:table-cell>
          <table:table-cell office:value-type="float" office:value="3.4671953" calcext:value-type="float">
            <text:p>3.4671953</text:p>
          </table:table-cell>
          <table:table-cell office:value-type="float" office:value="1.1426905" calcext:value-type="float">
            <text:p>1.1426905</text:p>
          </table:table-cell>
          <table:table-cell office:value-type="float" office:value="2.3914773" calcext:value-type="float">
            <text:p>2.3914773</text:p>
          </table:table-cell>
          <table:table-cell office:value-type="float" office:value="0.6359478" calcext:value-type="float">
            <text:p>0.6359478</text:p>
          </table:table-cell>
          <table:table-cell office:value-type="float" office:value="4.5061374" calcext:value-type="float">
            <text:p>4.5061374</text:p>
          </table:table-cell>
          <table:table-cell office:value-type="float" office:value="0.086132005" calcext:value-type="float">
            <text:p>0.086132005</text:p>
          </table:table-cell>
          <table:table-cell table:formula="of:=AVERAGE([.B623:.K623])" office:value-type="float" office:value="1.7237910955" calcext:value-type="float">
            <text:p>1.7237910955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office:value-type="float" office:value="2.6739182" calcext:value-type="float">
            <text:p>2.6739182</text:p>
          </table:table-cell>
          <table:table-cell office:value-type="float" office:value="0.5709236" calcext:value-type="float">
            <text:p>0.5709236</text:p>
          </table:table-cell>
          <table:table-cell office:value-type="float" office:value="0.1449006" calcext:value-type="float">
            <text:p>0.1449006</text:p>
          </table:table-cell>
          <table:table-cell office:value-type="float" office:value="1.4675647" calcext:value-type="float">
            <text:p>1.4675647</text:p>
          </table:table-cell>
          <table:table-cell office:value-type="float" office:value="3.280416" calcext:value-type="float">
            <text:p>3.280416</text:p>
          </table:table-cell>
          <table:table-cell office:value-type="float" office:value="1.1692152" calcext:value-type="float">
            <text:p>1.1692152</text:p>
          </table:table-cell>
          <table:table-cell office:value-type="float" office:value="2.462739" calcext:value-type="float">
            <text:p>2.462739</text:p>
          </table:table-cell>
          <table:table-cell office:value-type="float" office:value="0.5264543" calcext:value-type="float">
            <text:p>0.5264543</text:p>
          </table:table-cell>
          <table:table-cell office:value-type="float" office:value="4.638882" calcext:value-type="float">
            <text:p>4.638882</text:p>
          </table:table-cell>
          <table:table-cell office:value-type="float" office:value="0.085976586" calcext:value-type="float">
            <text:p>0.085976586</text:p>
          </table:table-cell>
          <table:table-cell table:formula="of:=AVERAGE([.B624:.K624])" office:value-type="float" office:value="1.7020990186" calcext:value-type="float">
            <text:p>1.7020990186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office:value-type="float" office:value="2.6583078" calcext:value-type="float">
            <text:p>2.6583078</text:p>
          </table:table-cell>
          <table:table-cell office:value-type="float" office:value="0.7861273" calcext:value-type="float">
            <text:p>0.7861273</text:p>
          </table:table-cell>
          <table:table-cell office:value-type="float" office:value="0.15180236" calcext:value-type="float">
            <text:p>0.15180236</text:p>
          </table:table-cell>
          <table:table-cell office:value-type="float" office:value="1.5285856" calcext:value-type="float">
            <text:p>1.5285856</text:p>
          </table:table-cell>
          <table:table-cell office:value-type="float" office:value="3.414587" calcext:value-type="float">
            <text:p>3.414587</text:p>
          </table:table-cell>
          <table:table-cell office:value-type="float" office:value="1.1434743" calcext:value-type="float">
            <text:p>1.1434743</text:p>
          </table:table-cell>
          <table:table-cell office:value-type="float" office:value="2.440203" calcext:value-type="float">
            <text:p>2.440203</text:p>
          </table:table-cell>
          <table:table-cell office:value-type="float" office:value="0.5264601" calcext:value-type="float">
            <text:p>0.5264601</text:p>
          </table:table-cell>
          <table:table-cell office:value-type="float" office:value="4.365215" calcext:value-type="float">
            <text:p>4.365215</text:p>
          </table:table-cell>
          <table:table-cell office:value-type="float" office:value="0.0853211" calcext:value-type="float">
            <text:p>0.0853211</text:p>
          </table:table-cell>
          <table:table-cell table:formula="of:=AVERAGE([.B625:.K625])" office:value-type="float" office:value="1.710008356" calcext:value-type="float">
            <text:p>1.710008356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office:value-type="float" office:value="2.7023675" calcext:value-type="float">
            <text:p>2.7023675</text:p>
          </table:table-cell>
          <table:table-cell office:value-type="float" office:value="0.7864179" calcext:value-type="float">
            <text:p>0.7864179</text:p>
          </table:table-cell>
          <table:table-cell office:value-type="float" office:value="0.1517467" calcext:value-type="float">
            <text:p>0.1517467</text:p>
          </table:table-cell>
          <table:table-cell office:value-type="float" office:value="1.5196801" calcext:value-type="float">
            <text:p>1.5196801</text:p>
          </table:table-cell>
          <table:table-cell office:value-type="float" office:value="3.471759" calcext:value-type="float">
            <text:p>3.471759</text:p>
          </table:table-cell>
          <table:table-cell office:value-type="float" office:value="1.1287278" calcext:value-type="float">
            <text:p>1.1287278</text:p>
          </table:table-cell>
          <table:table-cell office:value-type="float" office:value="2.4288309" calcext:value-type="float">
            <text:p>2.4288309</text:p>
          </table:table-cell>
          <table:table-cell office:value-type="float" office:value="0.6020225" calcext:value-type="float">
            <text:p>0.6020225</text:p>
          </table:table-cell>
          <table:table-cell office:value-type="float" office:value="4.646502" calcext:value-type="float">
            <text:p>4.646502</text:p>
          </table:table-cell>
          <table:table-cell office:value-type="float" office:value="0.086112484" calcext:value-type="float">
            <text:p>0.086112484</text:p>
          </table:table-cell>
          <table:table-cell table:formula="of:=AVERAGE([.B626:.K626])" office:value-type="float" office:value="1.7524166884" calcext:value-type="float">
            <text:p>1.7524166884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office:value-type="float" office:value="2.6353693" calcext:value-type="float">
            <text:p>2.6353693</text:p>
          </table:table-cell>
          <table:table-cell office:value-type="float" office:value="0.8044742" calcext:value-type="float">
            <text:p>0.8044742</text:p>
          </table:table-cell>
          <table:table-cell office:value-type="float" office:value="0.15162341" calcext:value-type="float">
            <text:p>0.15162341</text:p>
          </table:table-cell>
          <table:table-cell office:value-type="float" office:value="1.5297424" calcext:value-type="float">
            <text:p>1.5297424</text:p>
          </table:table-cell>
          <table:table-cell office:value-type="float" office:value="3.3795104" calcext:value-type="float">
            <text:p>3.3795104</text:p>
          </table:table-cell>
          <table:table-cell office:value-type="float" office:value="1.5416355" calcext:value-type="float">
            <text:p>1.5416355</text:p>
          </table:table-cell>
          <table:table-cell office:value-type="float" office:value="2.4428623" calcext:value-type="float">
            <text:p>2.4428623</text:p>
          </table:table-cell>
          <table:table-cell office:value-type="float" office:value="0.5719499" calcext:value-type="float">
            <text:p>0.5719499</text:p>
          </table:table-cell>
          <table:table-cell office:value-type="float" office:value="4.5149164" calcext:value-type="float">
            <text:p>4.5149164</text:p>
          </table:table-cell>
          <table:table-cell office:value-type="float" office:value="0.08618711" calcext:value-type="float">
            <text:p>0.08618711</text:p>
          </table:table-cell>
          <table:table-cell table:formula="of:=AVERAGE([.B627:.K627])" office:value-type="float" office:value="1.765827092" calcext:value-type="float">
            <text:p>1.765827092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office:value-type="float" office:value="2.704992" calcext:value-type="float">
            <text:p>2.704992</text:p>
          </table:table-cell>
          <table:table-cell office:value-type="float" office:value="0.7775858" calcext:value-type="float">
            <text:p>0.7775858</text:p>
          </table:table-cell>
          <table:table-cell office:value-type="float" office:value="0.15204938" calcext:value-type="float">
            <text:p>0.15204938</text:p>
          </table:table-cell>
          <table:table-cell office:value-type="float" office:value="1.4880327" calcext:value-type="float">
            <text:p>1.4880327</text:p>
          </table:table-cell>
          <table:table-cell office:value-type="float" office:value="3.4025443" calcext:value-type="float">
            <text:p>3.4025443</text:p>
          </table:table-cell>
          <table:table-cell office:value-type="float" office:value="1.7128452" calcext:value-type="float">
            <text:p>1.7128452</text:p>
          </table:table-cell>
          <table:table-cell office:value-type="float" office:value="2.433582" calcext:value-type="float">
            <text:p>2.433582</text:p>
          </table:table-cell>
          <table:table-cell office:value-type="float" office:value="0.60874134" calcext:value-type="float">
            <text:p>0.60874134</text:p>
          </table:table-cell>
          <table:table-cell office:value-type="float" office:value="4.5822067" calcext:value-type="float">
            <text:p>4.5822067</text:p>
          </table:table-cell>
          <table:table-cell office:value-type="float" office:value="0.084281944" calcext:value-type="float">
            <text:p>0.084281944</text:p>
          </table:table-cell>
          <table:table-cell table:formula="of:=AVERAGE([.B628:.K628])" office:value-type="float" office:value="1.7946861364" calcext:value-type="float">
            <text:p>1.7946861364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office:value-type="float" office:value="2.4180245" calcext:value-type="float">
            <text:p>2.4180245</text:p>
          </table:table-cell>
          <table:table-cell office:value-type="float" office:value="0.84998024" calcext:value-type="float">
            <text:p>0.84998024</text:p>
          </table:table-cell>
          <table:table-cell office:value-type="float" office:value="0.15182188" calcext:value-type="float">
            <text:p>0.15182188</text:p>
          </table:table-cell>
          <table:table-cell office:value-type="float" office:value="1.5012206" calcext:value-type="float">
            <text:p>1.5012206</text:p>
          </table:table-cell>
          <table:table-cell office:value-type="float" office:value="3.4025443" calcext:value-type="float">
            <text:p>3.4025443</text:p>
          </table:table-cell>
          <table:table-cell office:value-type="float" office:value="1.6900195" calcext:value-type="float">
            <text:p>1.6900195</text:p>
          </table:table-cell>
          <table:table-cell office:value-type="float" office:value="2.4701045" calcext:value-type="float">
            <text:p>2.4701045</text:p>
          </table:table-cell>
          <table:table-cell office:value-type="float" office:value="0.494642" calcext:value-type="float">
            <text:p>0.494642</text:p>
          </table:table-cell>
          <table:table-cell office:value-type="float" office:value="4.5822067" calcext:value-type="float">
            <text:p>4.5822067</text:p>
          </table:table-cell>
          <table:table-cell office:value-type="float" office:value="0.084148556" calcext:value-type="float">
            <text:p>0.084148556</text:p>
          </table:table-cell>
          <table:table-cell table:formula="of:=AVERAGE([.B629:.K629])" office:value-type="float" office:value="1.7644712776" calcext:value-type="float">
            <text:p>1.7644712776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office:value-type="float" office:value="0.5769531" calcext:value-type="float">
            <text:p>0.5769531</text:p>
          </table:table-cell>
          <table:table-cell office:value-type="float" office:value="0.82707334" calcext:value-type="float">
            <text:p>0.82707334</text:p>
          </table:table-cell>
          <table:table-cell office:value-type="float" office:value="0.14505151" calcext:value-type="float">
            <text:p>0.14505151</text:p>
          </table:table-cell>
          <table:table-cell office:value-type="float" office:value="1.432207" calcext:value-type="float">
            <text:p>1.432207</text:p>
          </table:table-cell>
          <table:table-cell office:value-type="float" office:value="3.233969" calcext:value-type="float">
            <text:p>3.233969</text:p>
          </table:table-cell>
          <table:table-cell office:value-type="float" office:value="1.7128766" calcext:value-type="float">
            <text:p>1.7128766</text:p>
          </table:table-cell>
          <table:table-cell office:value-type="float" office:value="2.4575157" calcext:value-type="float">
            <text:p>2.4575157</text:p>
          </table:table-cell>
          <table:table-cell office:value-type="float" office:value="0.6266108" calcext:value-type="float">
            <text:p>0.6266108</text:p>
          </table:table-cell>
          <table:table-cell office:value-type="float" office:value="4.1707025" calcext:value-type="float">
            <text:p>4.1707025</text:p>
          </table:table-cell>
          <table:table-cell office:value-type="float" office:value="0.08895931" calcext:value-type="float">
            <text:p>0.08895931</text:p>
          </table:table-cell>
          <table:table-cell table:formula="of:=AVERAGE([.B630:.K630])" office:value-type="float" office:value="1.527191886" calcext:value-type="float">
            <text:p>1.527191886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office:value-type="float" office:value="2.636478" calcext:value-type="float">
            <text:p>2.636478</text:p>
          </table:table-cell>
          <table:table-cell office:value-type="float" office:value="0.88010603" calcext:value-type="float">
            <text:p>0.88010603</text:p>
          </table:table-cell>
          <table:table-cell office:value-type="float" office:value="0.14552149" calcext:value-type="float">
            <text:p>0.14552149</text:p>
          </table:table-cell>
          <table:table-cell office:value-type="float" office:value="1.4521822" calcext:value-type="float">
            <text:p>1.4521822</text:p>
          </table:table-cell>
          <table:table-cell office:value-type="float" office:value="3.2703419" calcext:value-type="float">
            <text:p>3.2703419</text:p>
          </table:table-cell>
          <table:table-cell office:value-type="float" office:value="1.7125329" calcext:value-type="float">
            <text:p>1.7125329</text:p>
          </table:table-cell>
          <table:table-cell office:value-type="float" office:value="2.4379616" calcext:value-type="float">
            <text:p>2.4379616</text:p>
          </table:table-cell>
          <table:table-cell office:value-type="float" office:value="0.6411491" calcext:value-type="float">
            <text:p>0.6411491</text:p>
          </table:table-cell>
          <table:table-cell office:value-type="float" office:value="4.601727" calcext:value-type="float">
            <text:p>4.601727</text:p>
          </table:table-cell>
          <table:table-cell office:value-type="float" office:value="0.085593216" calcext:value-type="float">
            <text:p>0.085593216</text:p>
          </table:table-cell>
          <table:table-cell table:formula="of:=AVERAGE([.B631:.K631])" office:value-type="float" office:value="1.7863593436" calcext:value-type="float">
            <text:p>1.7863593436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office:value-type="float" office:value="1.7838017" calcext:value-type="float">
            <text:p>1.7838017</text:p>
          </table:table-cell>
          <table:table-cell office:value-type="float" office:value="0.88857627" calcext:value-type="float">
            <text:p>0.88857627</text:p>
          </table:table-cell>
          <table:table-cell office:value-type="float" office:value="0.14261174" calcext:value-type="float">
            <text:p>0.14261174</text:p>
          </table:table-cell>
          <table:table-cell office:value-type="float" office:value="1.4191946" calcext:value-type="float">
            <text:p>1.4191946</text:p>
          </table:table-cell>
          <table:table-cell office:value-type="float" office:value="3.420807" calcext:value-type="float">
            <text:p>3.420807</text:p>
          </table:table-cell>
          <table:table-cell office:value-type="float" office:value="1.648629" calcext:value-type="float">
            <text:p>1.648629</text:p>
          </table:table-cell>
          <table:table-cell office:value-type="float" office:value="2.3972273" calcext:value-type="float">
            <text:p>2.3972273</text:p>
          </table:table-cell>
          <table:table-cell office:value-type="float" office:value="0.6430385" calcext:value-type="float">
            <text:p>0.6430385</text:p>
          </table:table-cell>
          <table:table-cell office:value-type="float" office:value="4.222951" calcext:value-type="float">
            <text:p>4.222951</text:p>
          </table:table-cell>
          <table:table-cell office:value-type="float" office:value="0.08889719" calcext:value-type="float">
            <text:p>0.08889719</text:p>
          </table:table-cell>
          <table:table-cell table:formula="of:=AVERAGE([.B632:.K632])" office:value-type="float" office:value="1.66557343" calcext:value-type="float">
            <text:p>1.66557343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office:value-type="float" office:value="2.6254852" calcext:value-type="float">
            <text:p>2.6254852</text:p>
          </table:table-cell>
          <table:table-cell office:value-type="float" office:value="0.8871146" calcext:value-type="float">
            <text:p>0.8871146</text:p>
          </table:table-cell>
          <table:table-cell office:value-type="float" office:value="0.15491267" calcext:value-type="float">
            <text:p>0.15491267</text:p>
          </table:table-cell>
          <table:table-cell office:value-type="float" office:value="1.433794" calcext:value-type="float">
            <text:p>1.433794</text:p>
          </table:table-cell>
          <table:table-cell office:value-type="float" office:value="3.267877" calcext:value-type="float">
            <text:p>3.267877</text:p>
          </table:table-cell>
          <table:table-cell office:value-type="float" office:value="1.7595922" calcext:value-type="float">
            <text:p>1.7595922</text:p>
          </table:table-cell>
          <table:table-cell office:value-type="float" office:value="2.3909154" calcext:value-type="float">
            <text:p>2.3909154</text:p>
          </table:table-cell>
          <table:table-cell office:value-type="float" office:value="0.61548597" calcext:value-type="float">
            <text:p>0.61548597</text:p>
          </table:table-cell>
          <table:table-cell office:value-type="float" office:value="4.249223" calcext:value-type="float">
            <text:p>4.249223</text:p>
          </table:table-cell>
          <table:table-cell office:value-type="float" office:value="0.08520846" calcext:value-type="float">
            <text:p>0.08520846</text:p>
          </table:table-cell>
          <table:table-cell table:formula="of:=AVERAGE([.B633:.K633])" office:value-type="float" office:value="1.74696085" calcext:value-type="float">
            <text:p>1.74696085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office:value-type="float" office:value="2.6349916" calcext:value-type="float">
            <text:p>2.6349916</text:p>
          </table:table-cell>
          <table:table-cell office:value-type="float" office:value="0.93691164" calcext:value-type="float">
            <text:p>0.93691164</text:p>
          </table:table-cell>
          <table:table-cell office:value-type="float" office:value="0.1443978" calcext:value-type="float">
            <text:p>0.1443978</text:p>
          </table:table-cell>
          <table:table-cell office:value-type="float" office:value="1.4223961" calcext:value-type="float">
            <text:p>1.4223961</text:p>
          </table:table-cell>
          <table:table-cell office:value-type="float" office:value="3.461305" calcext:value-type="float">
            <text:p>3.461305</text:p>
          </table:table-cell>
          <table:table-cell office:value-type="float" office:value="1.6255132" calcext:value-type="float">
            <text:p>1.6255132</text:p>
          </table:table-cell>
          <table:table-cell office:value-type="float" office:value="2.4723165" calcext:value-type="float">
            <text:p>2.4723165</text:p>
          </table:table-cell>
          <table:table-cell office:value-type="float" office:value="0.63579965" calcext:value-type="float">
            <text:p>0.63579965</text:p>
          </table:table-cell>
          <table:table-cell office:value-type="float" office:value="4.663596" calcext:value-type="float">
            <text:p>4.663596</text:p>
          </table:table-cell>
          <table:table-cell office:value-type="float" office:value="0.104776174" calcext:value-type="float">
            <text:p>0.104776174</text:p>
          </table:table-cell>
          <table:table-cell table:formula="of:=AVERAGE([.B634:.K634])" office:value-type="float" office:value="1.8102003664" calcext:value-type="float">
            <text:p>1.8102003664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office:value-type="float" office:value="2.6350436" calcext:value-type="float">
            <text:p>2.6350436</text:p>
          </table:table-cell>
          <table:table-cell office:value-type="float" office:value="0.91180736" calcext:value-type="float">
            <text:p>0.91180736</text:p>
          </table:table-cell>
          <table:table-cell office:value-type="float" office:value="0.14642167" calcext:value-type="float">
            <text:p>0.14642167</text:p>
          </table:table-cell>
          <table:table-cell office:value-type="float" office:value="1.5053852" calcext:value-type="float">
            <text:p>1.5053852</text:p>
          </table:table-cell>
          <table:table-cell office:value-type="float" office:value="3.4030385" calcext:value-type="float">
            <text:p>3.4030385</text:p>
          </table:table-cell>
          <table:table-cell office:value-type="float" office:value="1.7611521" calcext:value-type="float">
            <text:p>1.7611521</text:p>
          </table:table-cell>
          <table:table-cell office:value-type="float" office:value="2.384965" calcext:value-type="float">
            <text:p>2.384965</text:p>
          </table:table-cell>
          <table:table-cell office:value-type="float" office:value="0.53131616" calcext:value-type="float">
            <text:p>0.53131616</text:p>
          </table:table-cell>
          <table:table-cell office:value-type="float" office:value="4.223445" calcext:value-type="float">
            <text:p>4.223445</text:p>
          </table:table-cell>
          <table:table-cell office:value-type="float" office:value="0.109329045" calcext:value-type="float">
            <text:p>0.109329045</text:p>
          </table:table-cell>
          <table:table-cell table:formula="of:=AVERAGE([.B635:.K635])" office:value-type="float" office:value="1.7611903635" calcext:value-type="float">
            <text:p>1.7611903635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office:value-type="float" office:value="2.6331863" calcext:value-type="float">
            <text:p>2.6331863</text:p>
          </table:table-cell>
          <table:table-cell office:value-type="float" office:value="0.90575606" calcext:value-type="float">
            <text:p>0.90575606</text:p>
          </table:table-cell>
          <table:table-cell office:value-type="float" office:value="0.14642128" calcext:value-type="float">
            <text:p>0.14642128</text:p>
          </table:table-cell>
          <table:table-cell office:value-type="float" office:value="1.3666648" calcext:value-type="float">
            <text:p>1.3666648</text:p>
          </table:table-cell>
          <table:table-cell office:value-type="float" office:value="3.4284353" calcext:value-type="float">
            <text:p>3.4284353</text:p>
          </table:table-cell>
          <table:table-cell office:value-type="float" office:value="1.6373963" calcext:value-type="float">
            <text:p>1.6373963</text:p>
          </table:table-cell>
          <table:table-cell office:value-type="float" office:value="2.4285777" calcext:value-type="float">
            <text:p>2.4285777</text:p>
          </table:table-cell>
          <table:table-cell office:value-type="float" office:value="0.5787562" calcext:value-type="float">
            <text:p>0.5787562</text:p>
          </table:table-cell>
          <table:table-cell office:value-type="float" office:value="4.180376" calcext:value-type="float">
            <text:p>4.180376</text:p>
          </table:table-cell>
          <table:table-cell office:value-type="float" office:value="0.1436253" calcext:value-type="float">
            <text:p>0.1436253</text:p>
          </table:table-cell>
          <table:table-cell table:formula="of:=AVERAGE([.B636:.K636])" office:value-type="float" office:value="1.744919524" calcext:value-type="float">
            <text:p>1.744919524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office:value-type="float" office:value="1.8095007" calcext:value-type="float">
            <text:p>1.8095007</text:p>
          </table:table-cell>
          <table:table-cell office:value-type="float" office:value="0.9234713" calcext:value-type="float">
            <text:p>0.9234713</text:p>
          </table:table-cell>
          <table:table-cell office:value-type="float" office:value="0.13643724" calcext:value-type="float">
            <text:p>0.13643724</text:p>
          </table:table-cell>
          <table:table-cell office:value-type="float" office:value="1.4034054" calcext:value-type="float">
            <text:p>1.4034054</text:p>
          </table:table-cell>
          <table:table-cell office:value-type="float" office:value="3.4422462" calcext:value-type="float">
            <text:p>3.4422462</text:p>
          </table:table-cell>
          <table:table-cell office:value-type="float" office:value="1.7144835" calcext:value-type="float">
            <text:p>1.7144835</text:p>
          </table:table-cell>
          <table:table-cell office:value-type="float" office:value="2.4065454" calcext:value-type="float">
            <text:p>2.4065454</text:p>
          </table:table-cell>
          <table:table-cell office:value-type="float" office:value="0.538094" calcext:value-type="float">
            <text:p>0.538094</text:p>
          </table:table-cell>
          <table:table-cell office:value-type="float" office:value="4.2398725" calcext:value-type="float">
            <text:p>4.2398725</text:p>
          </table:table-cell>
          <table:table-cell office:value-type="float" office:value="0.13194986" calcext:value-type="float">
            <text:p>0.13194986</text:p>
          </table:table-cell>
          <table:table-cell table:formula="of:=AVERAGE([.B637:.K637])" office:value-type="float" office:value="1.67460061" calcext:value-type="float">
            <text:p>1.67460061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office:value-type="float" office:value="2.392678" calcext:value-type="float">
            <text:p>2.392678</text:p>
          </table:table-cell>
          <table:table-cell office:value-type="float" office:value="0.9858967" calcext:value-type="float">
            <text:p>0.9858967</text:p>
          </table:table-cell>
          <table:table-cell office:value-type="float" office:value="0.14265287" calcext:value-type="float">
            <text:p>0.14265287</text:p>
          </table:table-cell>
          <table:table-cell office:value-type="float" office:value="1.4191527" calcext:value-type="float">
            <text:p>1.4191527</text:p>
          </table:table-cell>
          <table:table-cell office:value-type="float" office:value="3.3984365" calcext:value-type="float">
            <text:p>3.3984365</text:p>
          </table:table-cell>
          <table:table-cell office:value-type="float" office:value="1.7259572" calcext:value-type="float">
            <text:p>1.7259572</text:p>
          </table:table-cell>
          <table:table-cell office:value-type="float" office:value="2.4065454" calcext:value-type="float">
            <text:p>2.4065454</text:p>
          </table:table-cell>
          <table:table-cell office:value-type="float" office:value="0.64243734" calcext:value-type="float">
            <text:p>0.64243734</text:p>
          </table:table-cell>
          <table:table-cell office:value-type="float" office:value="4.194691" calcext:value-type="float">
            <text:p>4.194691</text:p>
          </table:table-cell>
          <table:table-cell office:value-type="float" office:value="0.11685279" calcext:value-type="float">
            <text:p>0.11685279</text:p>
          </table:table-cell>
          <table:table-cell table:formula="of:=AVERAGE([.B638:.K638])" office:value-type="float" office:value="1.74253005" calcext:value-type="float">
            <text:p>1.74253005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office:value-type="float" office:value="2.3909655" calcext:value-type="float">
            <text:p>2.3909655</text:p>
          </table:table-cell>
          <table:table-cell office:value-type="float" office:value="0.9849815" calcext:value-type="float">
            <text:p>0.9849815</text:p>
          </table:table-cell>
          <table:table-cell office:value-type="float" office:value="0.14272398" calcext:value-type="float">
            <text:p>0.14272398</text:p>
          </table:table-cell>
          <table:table-cell office:value-type="float" office:value="1.5186701" calcext:value-type="float">
            <text:p>1.5186701</text:p>
          </table:table-cell>
          <table:table-cell office:value-type="float" office:value="3.2694452" calcext:value-type="float">
            <text:p>3.2694452</text:p>
          </table:table-cell>
          <table:table-cell office:value-type="float" office:value="1.6535305" calcext:value-type="float">
            <text:p>1.6535305</text:p>
          </table:table-cell>
          <table:table-cell office:value-type="float" office:value="2.4065454" calcext:value-type="float">
            <text:p>2.4065454</text:p>
          </table:table-cell>
          <table:table-cell office:value-type="float" office:value="0.64513505" calcext:value-type="float">
            <text:p>0.64513505</text:p>
          </table:table-cell>
          <table:table-cell office:value-type="float" office:value="4.4989276" calcext:value-type="float">
            <text:p>4.4989276</text:p>
          </table:table-cell>
          <table:table-cell office:value-type="float" office:value="0.08958844" calcext:value-type="float">
            <text:p>0.08958844</text:p>
          </table:table-cell>
          <table:table-cell table:formula="of:=AVERAGE([.B639:.K639])" office:value-type="float" office:value="1.760051327" calcext:value-type="float">
            <text:p>1.760051327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office:value-type="float" office:value="2.393578" calcext:value-type="float">
            <text:p>2.393578</text:p>
          </table:table-cell>
          <table:table-cell office:value-type="float" office:value="0.9857865" calcext:value-type="float">
            <text:p>0.9857865</text:p>
          </table:table-cell>
          <table:table-cell office:value-type="float" office:value="0.14614494" calcext:value-type="float">
            <text:p>0.14614494</text:p>
          </table:table-cell>
          <table:table-cell office:value-type="float" office:value="1.2850271" calcext:value-type="float">
            <text:p>1.2850271</text:p>
          </table:table-cell>
          <table:table-cell office:value-type="float" office:value="3.25031" calcext:value-type="float">
            <text:p>3.25031</text:p>
          </table:table-cell>
          <table:table-cell office:value-type="float" office:value="1.5832511" calcext:value-type="float">
            <text:p>1.5832511</text:p>
          </table:table-cell>
          <table:table-cell office:value-type="float" office:value="2.396" calcext:value-type="float">
            <text:p>2.396</text:p>
          </table:table-cell>
          <table:table-cell office:value-type="float" office:value="0.4953166" calcext:value-type="float">
            <text:p>0.4953166</text:p>
          </table:table-cell>
          <table:table-cell office:value-type="float" office:value="4.569725" calcext:value-type="float">
            <text:p>4.569725</text:p>
          </table:table-cell>
          <table:table-cell office:value-type="float" office:value="0.10360866" calcext:value-type="float">
            <text:p>0.10360866</text:p>
          </table:table-cell>
          <table:table-cell table:formula="of:=AVERAGE([.B640:.K640])" office:value-type="float" office:value="1.72087479" calcext:value-type="float">
            <text:p>1.72087479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office:value-type="float" office:value="0.9131475" calcext:value-type="float">
            <text:p>0.9131475</text:p>
          </table:table-cell>
          <table:table-cell office:value-type="float" office:value="1.0001389" calcext:value-type="float">
            <text:p>1.0001389</text:p>
          </table:table-cell>
          <table:table-cell office:value-type="float" office:value="0.14629981" calcext:value-type="float">
            <text:p>0.14629981</text:p>
          </table:table-cell>
          <table:table-cell office:value-type="float" office:value="1.2797993" calcext:value-type="float">
            <text:p>1.2797993</text:p>
          </table:table-cell>
          <table:table-cell office:value-type="float" office:value="3.2533915" calcext:value-type="float">
            <text:p>3.2533915</text:p>
          </table:table-cell>
          <table:table-cell office:value-type="float" office:value="1.7957947" calcext:value-type="float">
            <text:p>1.7957947</text:p>
          </table:table-cell>
          <table:table-cell office:value-type="float" office:value="2.3763013" calcext:value-type="float">
            <text:p>2.3763013</text:p>
          </table:table-cell>
          <table:table-cell office:value-type="float" office:value="0.63417387" calcext:value-type="float">
            <text:p>0.63417387</text:p>
          </table:table-cell>
          <table:table-cell office:value-type="float" office:value="4.1747246" calcext:value-type="float">
            <text:p>4.1747246</text:p>
          </table:table-cell>
          <table:table-cell office:value-type="float" office:value="0.12655506" calcext:value-type="float">
            <text:p>0.12655506</text:p>
          </table:table-cell>
          <table:table-cell table:formula="of:=AVERAGE([.B641:.K641])" office:value-type="float" office:value="1.570032654" calcext:value-type="float">
            <text:p>1.570032654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office:value-type="float" office:value="2.3926795" calcext:value-type="float">
            <text:p>2.3926795</text:p>
          </table:table-cell>
          <table:table-cell office:value-type="float" office:value="0.6217313" calcext:value-type="float">
            <text:p>0.6217313</text:p>
          </table:table-cell>
          <table:table-cell office:value-type="float" office:value="0.1465015" calcext:value-type="float">
            <text:p>0.1465015</text:p>
          </table:table-cell>
          <table:table-cell office:value-type="float" office:value="1.3957866" calcext:value-type="float">
            <text:p>1.3957866</text:p>
          </table:table-cell>
          <table:table-cell office:value-type="float" office:value="3.426119" calcext:value-type="float">
            <text:p>3.426119</text:p>
          </table:table-cell>
          <table:table-cell office:value-type="float" office:value="1.839148" calcext:value-type="float">
            <text:p>1.839148</text:p>
          </table:table-cell>
          <table:table-cell office:value-type="float" office:value="2.3907523" calcext:value-type="float">
            <text:p>2.3907523</text:p>
          </table:table-cell>
          <table:table-cell office:value-type="float" office:value="0.6450116" calcext:value-type="float">
            <text:p>0.6450116</text:p>
          </table:table-cell>
          <table:table-cell office:value-type="float" office:value="4.636202" calcext:value-type="float">
            <text:p>4.636202</text:p>
          </table:table-cell>
          <table:table-cell office:value-type="float" office:value="0.14065646" calcext:value-type="float">
            <text:p>0.14065646</text:p>
          </table:table-cell>
          <table:table-cell table:formula="of:=AVERAGE([.B642:.K642])" office:value-type="float" office:value="1.763458826" calcext:value-type="float">
            <text:p>1.763458826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office:value-type="float" office:value="2.3879082" calcext:value-type="float">
            <text:p>2.3879082</text:p>
          </table:table-cell>
          <table:table-cell office:value-type="float" office:value="0.9012425" calcext:value-type="float">
            <text:p>0.9012425</text:p>
          </table:table-cell>
          <table:table-cell office:value-type="float" office:value="0.14644486" calcext:value-type="float">
            <text:p>0.14644486</text:p>
          </table:table-cell>
          <table:table-cell office:value-type="float" office:value="1.4098758" calcext:value-type="float">
            <text:p>1.4098758</text:p>
          </table:table-cell>
          <table:table-cell office:value-type="float" office:value="3.2522871" calcext:value-type="float">
            <text:p>3.2522871</text:p>
          </table:table-cell>
          <table:table-cell office:value-type="float" office:value="1.1887273" calcext:value-type="float">
            <text:p>1.1887273</text:p>
          </table:table-cell>
          <table:table-cell office:value-type="float" office:value="2.3695595" calcext:value-type="float">
            <text:p>2.3695595</text:p>
          </table:table-cell>
          <table:table-cell office:value-type="float" office:value="0.63005394" calcext:value-type="float">
            <text:p>0.63005394</text:p>
          </table:table-cell>
          <table:table-cell office:value-type="float" office:value="4.1805735" calcext:value-type="float">
            <text:p>4.1805735</text:p>
          </table:table-cell>
          <table:table-cell office:value-type="float" office:value="0.11443725" calcext:value-type="float">
            <text:p>0.11443725</text:p>
          </table:table-cell>
          <table:table-cell table:formula="of:=AVERAGE([.B643:.K643])" office:value-type="float" office:value="1.658110995" calcext:value-type="float">
            <text:p>1.658110995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office:value-type="float" office:value="2.3892355" calcext:value-type="float">
            <text:p>2.3892355</text:p>
          </table:table-cell>
          <table:table-cell office:value-type="float" office:value="0.9189893" calcext:value-type="float">
            <text:p>0.9189893</text:p>
          </table:table-cell>
          <table:table-cell office:value-type="float" office:value="0.14646848" calcext:value-type="float">
            <text:p>0.14646848</text:p>
          </table:table-cell>
          <table:table-cell office:value-type="float" office:value="1.2725986" calcext:value-type="float">
            <text:p>1.2725986</text:p>
          </table:table-cell>
          <table:table-cell office:value-type="float" office:value="3.364615" calcext:value-type="float">
            <text:p>3.364615</text:p>
          </table:table-cell>
          <table:table-cell office:value-type="float" office:value="1.2210429" calcext:value-type="float">
            <text:p>1.2210429</text:p>
          </table:table-cell>
          <table:table-cell office:value-type="float" office:value="2.4017801" calcext:value-type="float">
            <text:p>2.4017801</text:p>
          </table:table-cell>
          <table:table-cell office:value-type="float" office:value="0.5380044" calcext:value-type="float">
            <text:p>0.5380044</text:p>
          </table:table-cell>
          <table:table-cell office:value-type="float" office:value="4.1805735" calcext:value-type="float">
            <text:p>4.1805735</text:p>
          </table:table-cell>
          <table:table-cell office:value-type="float" office:value="0.112648055" calcext:value-type="float">
            <text:p>0.112648055</text:p>
          </table:table-cell>
          <table:table-cell table:formula="of:=AVERAGE([.B644:.K644])" office:value-type="float" office:value="1.6545955835" calcext:value-type="float">
            <text:p>1.6545955835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office:value-type="float" office:value="2.4194958" calcext:value-type="float">
            <text:p>2.4194958</text:p>
          </table:table-cell>
          <table:table-cell office:value-type="float" office:value="0.92169493" calcext:value-type="float">
            <text:p>0.92169493</text:p>
          </table:table-cell>
          <table:table-cell office:value-type="float" office:value="0.14629981" calcext:value-type="float">
            <text:p>0.14629981</text:p>
          </table:table-cell>
          <table:table-cell office:value-type="float" office:value="1.4368669" calcext:value-type="float">
            <text:p>1.4368669</text:p>
          </table:table-cell>
          <table:table-cell office:value-type="float" office:value="3.4275155" calcext:value-type="float">
            <text:p>3.4275155</text:p>
          </table:table-cell>
          <table:table-cell office:value-type="float" office:value="1.7163209" calcext:value-type="float">
            <text:p>1.7163209</text:p>
          </table:table-cell>
          <table:table-cell office:value-type="float" office:value="2.3882055" calcext:value-type="float">
            <text:p>2.3882055</text:p>
          </table:table-cell>
          <table:table-cell office:value-type="float" office:value="0.5975246" calcext:value-type="float">
            <text:p>0.5975246</text:p>
          </table:table-cell>
          <table:table-cell office:value-type="float" office:value="4.595108" calcext:value-type="float">
            <text:p>4.595108</text:p>
          </table:table-cell>
          <table:table-cell office:value-type="float" office:value="0.11271473" calcext:value-type="float">
            <text:p>0.11271473</text:p>
          </table:table-cell>
          <table:table-cell table:formula="of:=AVERAGE([.B645:.K645])" office:value-type="float" office:value="1.776174667" calcext:value-type="float">
            <text:p>1.776174667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office:value-type="float" office:value="2.3942573" calcext:value-type="float">
            <text:p>2.3942573</text:p>
          </table:table-cell>
          <table:table-cell office:value-type="float" office:value="0.9061624" calcext:value-type="float">
            <text:p>0.9061624</text:p>
          </table:table-cell>
          <table:table-cell office:value-type="float" office:value="0.14299391" calcext:value-type="float">
            <text:p>0.14299391</text:p>
          </table:table-cell>
          <table:table-cell office:value-type="float" office:value="1.4037333" calcext:value-type="float">
            <text:p>1.4037333</text:p>
          </table:table-cell>
          <table:table-cell office:value-type="float" office:value="3.5291362" calcext:value-type="float">
            <text:p>3.5291362</text:p>
          </table:table-cell>
          <table:table-cell office:value-type="float" office:value="1.7520016" calcext:value-type="float">
            <text:p>1.7520016</text:p>
          </table:table-cell>
          <table:table-cell office:value-type="float" office:value="2.3907013" calcext:value-type="float">
            <text:p>2.3907013</text:p>
          </table:table-cell>
          <table:table-cell office:value-type="float" office:value="0.6451646" calcext:value-type="float">
            <text:p>0.6451646</text:p>
          </table:table-cell>
          <table:table-cell office:value-type="float" office:value="4.1709576" calcext:value-type="float">
            <text:p>4.1709576</text:p>
          </table:table-cell>
          <table:table-cell office:value-type="float" office:value="0.10460893" calcext:value-type="float">
            <text:p>0.10460893</text:p>
          </table:table-cell>
          <table:table-cell table:formula="of:=AVERAGE([.B646:.K646])" office:value-type="float" office:value="1.743971714" calcext:value-type="float">
            <text:p>1.743971714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office:value-type="float" office:value="2.442891" calcext:value-type="float">
            <text:p>2.442891</text:p>
          </table:table-cell>
          <table:table-cell office:value-type="float" office:value="0.8898576" calcext:value-type="float">
            <text:p>0.8898576</text:p>
          </table:table-cell>
          <table:table-cell office:value-type="float" office:value="0.14480142" calcext:value-type="float">
            <text:p>0.14480142</text:p>
          </table:table-cell>
          <table:table-cell office:value-type="float" office:value="1.4776047" calcext:value-type="float">
            <text:p>1.4776047</text:p>
          </table:table-cell>
          <table:table-cell office:value-type="float" office:value="3.6079545" calcext:value-type="float">
            <text:p>3.6079545</text:p>
          </table:table-cell>
          <table:table-cell office:value-type="float" office:value="1.8500476" calcext:value-type="float">
            <text:p>1.8500476</text:p>
          </table:table-cell>
          <table:table-cell office:value-type="float" office:value="2.3832207" calcext:value-type="float">
            <text:p>2.3832207</text:p>
          </table:table-cell>
          <table:table-cell office:value-type="float" office:value="0.6290006" calcext:value-type="float">
            <text:p>0.6290006</text:p>
          </table:table-cell>
          <table:table-cell office:value-type="float" office:value="4.6787643" calcext:value-type="float">
            <text:p>4.6787643</text:p>
          </table:table-cell>
          <table:table-cell office:value-type="float" office:value="0.111444615" calcext:value-type="float">
            <text:p>0.111444615</text:p>
          </table:table-cell>
          <table:table-cell table:formula="of:=AVERAGE([.B647:.K647])" office:value-type="float" office:value="1.8215587035" calcext:value-type="float">
            <text:p>1.8215587035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office:value-type="float" office:value="2.4735625" calcext:value-type="float">
            <text:p>2.4735625</text:p>
          </table:table-cell>
          <table:table-cell office:value-type="float" office:value="0.91318005" calcext:value-type="float">
            <text:p>0.91318005</text:p>
          </table:table-cell>
          <table:table-cell office:value-type="float" office:value="0.14480142" calcext:value-type="float">
            <text:p>0.14480142</text:p>
          </table:table-cell>
          <table:table-cell office:value-type="float" office:value="1.3210385" calcext:value-type="float">
            <text:p>1.3210385</text:p>
          </table:table-cell>
          <table:table-cell office:value-type="float" office:value="3.6079545" calcext:value-type="float">
            <text:p>3.6079545</text:p>
          </table:table-cell>
          <table:table-cell office:value-type="float" office:value="1.7480599" calcext:value-type="float">
            <text:p>1.7480599</text:p>
          </table:table-cell>
          <table:table-cell office:value-type="float" office:value="2.3656275" calcext:value-type="float">
            <text:p>2.3656275</text:p>
          </table:table-cell>
          <table:table-cell office:value-type="float" office:value="0.6533419" calcext:value-type="float">
            <text:p>0.6533419</text:p>
          </table:table-cell>
          <table:table-cell office:value-type="float" office:value="4.660659" calcext:value-type="float">
            <text:p>4.660659</text:p>
          </table:table-cell>
          <table:table-cell office:value-type="float" office:value="0.16968563" calcext:value-type="float">
            <text:p>0.16968563</text:p>
          </table:table-cell>
          <table:table-cell table:formula="of:=AVERAGE([.B648:.K648])" office:value-type="float" office:value="1.80579109" calcext:value-type="float">
            <text:p>1.80579109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office:value-type="float" office:value="2.4740558" calcext:value-type="float">
            <text:p>2.4740558</text:p>
          </table:table-cell>
          <table:table-cell office:value-type="float" office:value="0.9083436" calcext:value-type="float">
            <text:p>0.9083436</text:p>
          </table:table-cell>
          <table:table-cell office:value-type="float" office:value="0.14642128" calcext:value-type="float">
            <text:p>0.14642128</text:p>
          </table:table-cell>
          <table:table-cell office:value-type="float" office:value="1.3609408" calcext:value-type="float">
            <text:p>1.3609408</text:p>
          </table:table-cell>
          <table:table-cell office:value-type="float" office:value="3.5881226" calcext:value-type="float">
            <text:p>3.5881226</text:p>
          </table:table-cell>
          <table:table-cell office:value-type="float" office:value="1.930338" calcext:value-type="float">
            <text:p>1.930338</text:p>
          </table:table-cell>
          <table:table-cell office:value-type="float" office:value="2.3655896" calcext:value-type="float">
            <text:p>2.3655896</text:p>
          </table:table-cell>
          <table:table-cell office:value-type="float" office:value="0.65080684" calcext:value-type="float">
            <text:p>0.65080684</text:p>
          </table:table-cell>
          <table:table-cell office:value-type="float" office:value="4.1799917" calcext:value-type="float">
            <text:p>4.1799917</text:p>
          </table:table-cell>
          <table:table-cell office:value-type="float" office:value="0.11702125" calcext:value-type="float">
            <text:p>0.11702125</text:p>
          </table:table-cell>
          <table:table-cell table:formula="of:=AVERAGE([.B649:.K649])" office:value-type="float" office:value="1.772163147" calcext:value-type="float">
            <text:p>1.772163147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office:value-type="float" office:value="2.5220394" calcext:value-type="float">
            <text:p>2.5220394</text:p>
          </table:table-cell>
          <table:table-cell office:value-type="float" office:value="0.90599513" calcext:value-type="float">
            <text:p>0.90599513</text:p>
          </table:table-cell>
          <table:table-cell office:value-type="float" office:value="0.14577201" calcext:value-type="float">
            <text:p>0.14577201</text:p>
          </table:table-cell>
          <table:table-cell office:value-type="float" office:value="1.3537905" calcext:value-type="float">
            <text:p>1.3537905</text:p>
          </table:table-cell>
          <table:table-cell office:value-type="float" office:value="3.2550032" calcext:value-type="float">
            <text:p>3.2550032</text:p>
          </table:table-cell>
          <table:table-cell office:value-type="float" office:value="1.8461653" calcext:value-type="float">
            <text:p>1.8461653</text:p>
          </table:table-cell>
          <table:table-cell office:value-type="float" office:value="2.3655896" calcext:value-type="float">
            <text:p>2.3655896</text:p>
          </table:table-cell>
          <table:table-cell office:value-type="float" office:value="0.5942111" calcext:value-type="float">
            <text:p>0.5942111</text:p>
          </table:table-cell>
          <table:table-cell office:value-type="float" office:value="4.592212" calcext:value-type="float">
            <text:p>4.592212</text:p>
          </table:table-cell>
          <table:table-cell office:value-type="float" office:value="0.14397477" calcext:value-type="float">
            <text:p>0.14397477</text:p>
          </table:table-cell>
          <table:table-cell table:formula="of:=AVERAGE([.B650:.K650])" office:value-type="float" office:value="1.772475301" calcext:value-type="float">
            <text:p>1.772475301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office:value-type="float" office:value="2.4702392" calcext:value-type="float">
            <text:p>2.4702392</text:p>
          </table:table-cell>
          <table:table-cell office:value-type="float" office:value="0.8276838" calcext:value-type="float">
            <text:p>0.8276838</text:p>
          </table:table-cell>
          <table:table-cell office:value-type="float" office:value="0.14487453" calcext:value-type="float">
            <text:p>0.14487453</text:p>
          </table:table-cell>
          <table:table-cell office:value-type="float" office:value="1.2562745" calcext:value-type="float">
            <text:p>1.2562745</text:p>
          </table:table-cell>
          <table:table-cell office:value-type="float" office:value="3.235835" calcext:value-type="float">
            <text:p>3.235835</text:p>
          </table:table-cell>
          <table:table-cell office:value-type="float" office:value="1.8838258" calcext:value-type="float">
            <text:p>1.8838258</text:p>
          </table:table-cell>
          <table:table-cell office:value-type="float" office:value="2.403733" calcext:value-type="float">
            <text:p>2.403733</text:p>
          </table:table-cell>
          <table:table-cell office:value-type="float" office:value="0.6620968" calcext:value-type="float">
            <text:p>0.6620968</text:p>
          </table:table-cell>
          <table:table-cell office:value-type="float" office:value="4.652861" calcext:value-type="float">
            <text:p>4.652861</text:p>
          </table:table-cell>
          <table:table-cell office:value-type="float" office:value="0.16223952" calcext:value-type="float">
            <text:p>0.16223952</text:p>
          </table:table-cell>
          <table:table-cell table:formula="of:=AVERAGE([.B651:.K651])" office:value-type="float" office:value="1.769966315" calcext:value-type="float">
            <text:p>1.769966315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office:value-type="float" office:value="2.4596426" calcext:value-type="float">
            <text:p>2.4596426</text:p>
          </table:table-cell>
          <table:table-cell office:value-type="float" office:value="0.7493531" calcext:value-type="float">
            <text:p>0.7493531</text:p>
          </table:table-cell>
          <table:table-cell office:value-type="float" office:value="0.11783552" calcext:value-type="float">
            <text:p>0.11783552</text:p>
          </table:table-cell>
          <table:table-cell office:value-type="float" office:value="1.4527794" calcext:value-type="float">
            <text:p>1.4527794</text:p>
          </table:table-cell>
          <table:table-cell office:value-type="float" office:value="3.2442107" calcext:value-type="float">
            <text:p>3.2442107</text:p>
          </table:table-cell>
          <table:table-cell office:value-type="float" office:value="1.9109772" calcext:value-type="float">
            <text:p>1.9109772</text:p>
          </table:table-cell>
          <table:table-cell office:value-type="float" office:value="2.2193022" calcext:value-type="float">
            <text:p>2.2193022</text:p>
          </table:table-cell>
          <table:table-cell office:value-type="float" office:value="0.48834977" calcext:value-type="float">
            <text:p>0.48834977</text:p>
          </table:table-cell>
          <table:table-cell office:value-type="float" office:value="4.6774144" calcext:value-type="float">
            <text:p>4.6774144</text:p>
          </table:table-cell>
          <table:table-cell office:value-type="float" office:value="0.097333215" calcext:value-type="float">
            <text:p>0.097333215</text:p>
          </table:table-cell>
          <table:table-cell table:formula="of:=AVERAGE([.B652:.K652])" office:value-type="float" office:value="1.7417198105" calcext:value-type="float">
            <text:p>1.7417198105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office:value-type="float" office:value="2.4507363" calcext:value-type="float">
            <text:p>2.4507363</text:p>
          </table:table-cell>
          <table:table-cell office:value-type="float" office:value="0.91774607" calcext:value-type="float">
            <text:p>0.91774607</text:p>
          </table:table-cell>
          <table:table-cell office:value-type="float" office:value="0.14131434" calcext:value-type="float">
            <text:p>0.14131434</text:p>
          </table:table-cell>
          <table:table-cell office:value-type="float" office:value="1.1710175" calcext:value-type="float">
            <text:p>1.1710175</text:p>
          </table:table-cell>
          <table:table-cell office:value-type="float" office:value="3.2359266" calcext:value-type="float">
            <text:p>3.2359266</text:p>
          </table:table-cell>
          <table:table-cell office:value-type="float" office:value="1.918472" calcext:value-type="float">
            <text:p>1.918472</text:p>
          </table:table-cell>
          <table:table-cell office:value-type="float" office:value="2.385666" calcext:value-type="float">
            <text:p>2.385666</text:p>
          </table:table-cell>
          <table:table-cell office:value-type="float" office:value="0.5379525" calcext:value-type="float">
            <text:p>0.5379525</text:p>
          </table:table-cell>
          <table:table-cell office:value-type="float" office:value="4.182305" calcext:value-type="float">
            <text:p>4.182305</text:p>
          </table:table-cell>
          <table:table-cell office:value-type="float" office:value="0.18616585" calcext:value-type="float">
            <text:p>0.18616585</text:p>
          </table:table-cell>
          <table:table-cell table:formula="of:=AVERAGE([.B653:.K653])" office:value-type="float" office:value="1.712730216" calcext:value-type="float">
            <text:p>1.712730216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office:value-type="float" office:value="2.3941064" calcext:value-type="float">
            <text:p>2.3941064</text:p>
          </table:table-cell>
          <table:table-cell office:value-type="float" office:value="0.87408787" calcext:value-type="float">
            <text:p>0.87408787</text:p>
          </table:table-cell>
          <table:table-cell office:value-type="float" office:value="0.13636431" calcext:value-type="float">
            <text:p>0.13636431</text:p>
          </table:table-cell>
          <table:table-cell office:value-type="float" office:value="1.3603476" calcext:value-type="float">
            <text:p>1.3603476</text:p>
          </table:table-cell>
          <table:table-cell office:value-type="float" office:value="3.2442362" calcext:value-type="float">
            <text:p>3.2442362</text:p>
          </table:table-cell>
          <table:table-cell office:value-type="float" office:value="1.8076618" calcext:value-type="float">
            <text:p>1.8076618</text:p>
          </table:table-cell>
          <table:table-cell office:value-type="float" office:value="2.3801415" calcext:value-type="float">
            <text:p>2.3801415</text:p>
          </table:table-cell>
          <table:table-cell office:value-type="float" office:value="0.6533419" calcext:value-type="float">
            <text:p>0.6533419</text:p>
          </table:table-cell>
          <table:table-cell office:value-type="float" office:value="4.251843" calcext:value-type="float">
            <text:p>4.251843</text:p>
          </table:table-cell>
          <table:table-cell office:value-type="float" office:value="0.15740308" calcext:value-type="float">
            <text:p>0.15740308</text:p>
          </table:table-cell>
          <table:table-cell table:formula="of:=AVERAGE([.B654:.K654])" office:value-type="float" office:value="1.725953366" calcext:value-type="float">
            <text:p>1.725953366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office:value-type="float" office:value="2.4731455" calcext:value-type="float">
            <text:p>2.4731455</text:p>
          </table:table-cell>
          <table:table-cell office:value-type="float" office:value="0.93053144" calcext:value-type="float">
            <text:p>0.93053144</text:p>
          </table:table-cell>
          <table:table-cell office:value-type="float" office:value="0.14643116" calcext:value-type="float">
            <text:p>0.14643116</text:p>
          </table:table-cell>
          <table:table-cell office:value-type="float" office:value="1.4926895" calcext:value-type="float">
            <text:p>1.4926895</text:p>
          </table:table-cell>
          <table:table-cell office:value-type="float" office:value="3.2442362" calcext:value-type="float">
            <text:p>3.2442362</text:p>
          </table:table-cell>
          <table:table-cell office:value-type="float" office:value="1.9261082" calcext:value-type="float">
            <text:p>1.9261082</text:p>
          </table:table-cell>
          <table:table-cell office:value-type="float" office:value="2.3801415" calcext:value-type="float">
            <text:p>2.3801415</text:p>
          </table:table-cell>
          <table:table-cell office:value-type="float" office:value="0.5379525" calcext:value-type="float">
            <text:p>0.5379525</text:p>
          </table:table-cell>
          <table:table-cell office:value-type="float" office:value="4.2539177" calcext:value-type="float">
            <text:p>4.2539177</text:p>
          </table:table-cell>
          <table:table-cell office:value-type="float" office:value="0.18070017" calcext:value-type="float">
            <text:p>0.18070017</text:p>
          </table:table-cell>
          <table:table-cell table:formula="of:=AVERAGE([.B655:.K655])" office:value-type="float" office:value="1.756585387" calcext:value-type="float">
            <text:p>1.756585387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office:value-type="float" office:value="2.4731162" calcext:value-type="float">
            <text:p>2.4731162</text:p>
          </table:table-cell>
          <table:table-cell office:value-type="float" office:value="0.95077163" calcext:value-type="float">
            <text:p>0.95077163</text:p>
          </table:table-cell>
          <table:table-cell office:value-type="float" office:value="0.13353407" calcext:value-type="float">
            <text:p>0.13353407</text:p>
          </table:table-cell>
          <table:table-cell office:value-type="float" office:value="1.404726" calcext:value-type="float">
            <text:p>1.404726</text:p>
          </table:table-cell>
          <table:table-cell office:value-type="float" office:value="3.272399" calcext:value-type="float">
            <text:p>3.272399</text:p>
          </table:table-cell>
          <table:table-cell office:value-type="float" office:value="1.8453184" calcext:value-type="float">
            <text:p>1.8453184</text:p>
          </table:table-cell>
          <table:table-cell office:value-type="float" office:value="2.3855686" calcext:value-type="float">
            <text:p>2.3855686</text:p>
          </table:table-cell>
          <table:table-cell office:value-type="float" office:value="0.5942111" calcext:value-type="float">
            <text:p>0.5942111</text:p>
          </table:table-cell>
          <table:table-cell office:value-type="float" office:value="4.439047" calcext:value-type="float">
            <text:p>4.439047</text:p>
          </table:table-cell>
          <table:table-cell office:value-type="float" office:value="0.17822546" calcext:value-type="float">
            <text:p>0.17822546</text:p>
          </table:table-cell>
          <table:table-cell table:formula="of:=AVERAGE([.B656:.K656])" office:value-type="float" office:value="1.767691746" calcext:value-type="float">
            <text:p>1.767691746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office:value-type="float" office:value="2.3890383" calcext:value-type="float">
            <text:p>2.3890383</text:p>
          </table:table-cell>
          <table:table-cell office:value-type="float" office:value="0.96448016" calcext:value-type="float">
            <text:p>0.96448016</text:p>
          </table:table-cell>
          <table:table-cell office:value-type="float" office:value="0.13565786" calcext:value-type="float">
            <text:p>0.13565786</text:p>
          </table:table-cell>
          <table:table-cell office:value-type="float" office:value="1.337943" calcext:value-type="float">
            <text:p>1.337943</text:p>
          </table:table-cell>
          <table:table-cell office:value-type="float" office:value="3.2650075" calcext:value-type="float">
            <text:p>3.2650075</text:p>
          </table:table-cell>
          <table:table-cell office:value-type="float" office:value="1.7609491" calcext:value-type="float">
            <text:p>1.7609491</text:p>
          </table:table-cell>
          <table:table-cell office:value-type="float" office:value="2.4775765" calcext:value-type="float">
            <text:p>2.4775765</text:p>
          </table:table-cell>
          <table:table-cell office:value-type="float" office:value="0.6533419" calcext:value-type="float">
            <text:p>0.6533419</text:p>
          </table:table-cell>
          <table:table-cell office:value-type="float" office:value="4.2847304" calcext:value-type="float">
            <text:p>4.2847304</text:p>
          </table:table-cell>
          <table:table-cell office:value-type="float" office:value="0.16609702" calcext:value-type="float">
            <text:p>0.16609702</text:p>
          </table:table-cell>
          <table:table-cell table:formula="of:=AVERAGE([.B657:.K657])" office:value-type="float" office:value="1.743482174" calcext:value-type="float">
            <text:p>1.743482174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office:value-type="float" office:value="2.405683" calcext:value-type="float">
            <text:p>2.405683</text:p>
          </table:table-cell>
          <table:table-cell office:value-type="float" office:value="0.863634" calcext:value-type="float">
            <text:p>0.863634</text:p>
          </table:table-cell>
          <table:table-cell office:value-type="float" office:value="0.14064385" calcext:value-type="float">
            <text:p>0.14064385</text:p>
          </table:table-cell>
          <table:table-cell office:value-type="float" office:value="1.3810369" calcext:value-type="float">
            <text:p>1.3810369</text:p>
          </table:table-cell>
          <table:table-cell office:value-type="float" office:value="3.1980135" calcext:value-type="float">
            <text:p>3.1980135</text:p>
          </table:table-cell>
          <table:table-cell office:value-type="float" office:value="1.3427678" calcext:value-type="float">
            <text:p>1.3427678</text:p>
          </table:table-cell>
          <table:table-cell office:value-type="float" office:value="2.3855686" calcext:value-type="float">
            <text:p>2.3855686</text:p>
          </table:table-cell>
          <table:table-cell office:value-type="float" office:value="0.4882563" calcext:value-type="float">
            <text:p>0.4882563</text:p>
          </table:table-cell>
          <table:table-cell office:value-type="float" office:value="4.474212" calcext:value-type="float">
            <text:p>4.474212</text:p>
          </table:table-cell>
          <table:table-cell office:value-type="float" office:value="0.17822546" calcext:value-type="float">
            <text:p>0.17822546</text:p>
          </table:table-cell>
          <table:table-cell table:formula="of:=AVERAGE([.B658:.K658])" office:value-type="float" office:value="1.685804141" calcext:value-type="float">
            <text:p>1.685804141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office:value-type="float" office:value="2.4737194" calcext:value-type="float">
            <text:p>2.4737194</text:p>
          </table:table-cell>
          <table:table-cell office:value-type="float" office:value="0.9419836" calcext:value-type="float">
            <text:p>0.9419836</text:p>
          </table:table-cell>
          <table:table-cell office:value-type="float" office:value="0.1500068" calcext:value-type="float">
            <text:p>0.1500068</text:p>
          </table:table-cell>
          <table:table-cell office:value-type="float" office:value="1.3858236" calcext:value-type="float">
            <text:p>1.3858236</text:p>
          </table:table-cell>
          <table:table-cell office:value-type="float" office:value="3.2119062" calcext:value-type="float">
            <text:p>3.2119062</text:p>
          </table:table-cell>
          <table:table-cell office:value-type="float" office:value="1.7628345" calcext:value-type="float">
            <text:p>1.7628345</text:p>
          </table:table-cell>
          <table:table-cell office:value-type="float" office:value="2.4106724" calcext:value-type="float">
            <text:p>2.4106724</text:p>
          </table:table-cell>
          <table:table-cell office:value-type="float" office:value="0.53786314" calcext:value-type="float">
            <text:p>0.53786314</text:p>
          </table:table-cell>
          <table:table-cell office:value-type="float" office:value="4.529931" calcext:value-type="float">
            <text:p>4.529931</text:p>
          </table:table-cell>
          <table:table-cell office:value-type="float" office:value="0.18039575" calcext:value-type="float">
            <text:p>0.18039575</text:p>
          </table:table-cell>
          <table:table-cell table:formula="of:=AVERAGE([.B659:.K659])" office:value-type="float" office:value="1.758513639" calcext:value-type="float">
            <text:p>1.758513639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office:value-type="float" office:value="2.4799292" calcext:value-type="float">
            <text:p>2.4799292</text:p>
          </table:table-cell>
          <table:table-cell office:value-type="float" office:value="0.9764947" calcext:value-type="float">
            <text:p>0.9764947</text:p>
          </table:table-cell>
          <table:table-cell office:value-type="float" office:value="0.1395763" calcext:value-type="float">
            <text:p>0.1395763</text:p>
          </table:table-cell>
          <table:table-cell office:value-type="float" office:value="1.3808106" calcext:value-type="float">
            <text:p>1.3808106</text:p>
          </table:table-cell>
          <table:table-cell office:value-type="float" office:value="3.2956533" calcext:value-type="float">
            <text:p>3.2956533</text:p>
          </table:table-cell>
          <table:table-cell office:value-type="float" office:value="1.7114285" calcext:value-type="float">
            <text:p>1.7114285</text:p>
          </table:table-cell>
          <table:table-cell office:value-type="float" office:value="2.5619264" calcext:value-type="float">
            <text:p>2.5619264</text:p>
          </table:table-cell>
          <table:table-cell office:value-type="float" office:value="0.5379655" calcext:value-type="float">
            <text:p>0.5379655</text:p>
          </table:table-cell>
          <table:table-cell office:value-type="float" office:value="5.152796" calcext:value-type="float">
            <text:p>5.152796</text:p>
          </table:table-cell>
          <table:table-cell office:value-type="float" office:value="0.1784659" calcext:value-type="float">
            <text:p>0.1784659</text:p>
          </table:table-cell>
          <table:table-cell table:formula="of:=AVERAGE([.B660:.K660])" office:value-type="float" office:value="1.84150464" calcext:value-type="float">
            <text:p>1.84150464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office:value-type="float" office:value="2.479606" calcext:value-type="float">
            <text:p>2.479606</text:p>
          </table:table-cell>
          <table:table-cell office:value-type="float" office:value="0.82995397" calcext:value-type="float">
            <text:p>0.82995397</text:p>
          </table:table-cell>
          <table:table-cell office:value-type="float" office:value="0.13604985" calcext:value-type="float">
            <text:p>0.13604985</text:p>
          </table:table-cell>
          <table:table-cell office:value-type="float" office:value="1.3885795" calcext:value-type="float">
            <text:p>1.3885795</text:p>
          </table:table-cell>
          <table:table-cell office:value-type="float" office:value="3.3156807" calcext:value-type="float">
            <text:p>3.3156807</text:p>
          </table:table-cell>
          <table:table-cell office:value-type="float" office:value="1.8015836" calcext:value-type="float">
            <text:p>1.8015836</text:p>
          </table:table-cell>
          <table:table-cell office:value-type="float" office:value="2.3801885" calcext:value-type="float">
            <text:p>2.3801885</text:p>
          </table:table-cell>
          <table:table-cell office:value-type="float" office:value="0.49159443" calcext:value-type="float">
            <text:p>0.49159443</text:p>
          </table:table-cell>
          <table:table-cell office:value-type="float" office:value="5.1710033" calcext:value-type="float">
            <text:p>5.1710033</text:p>
          </table:table-cell>
          <table:table-cell office:value-type="float" office:value="0.099828266" calcext:value-type="float">
            <text:p>0.099828266</text:p>
          </table:table-cell>
          <table:table-cell table:formula="of:=AVERAGE([.B661:.K661])" office:value-type="float" office:value="1.8094068116" calcext:value-type="float">
            <text:p>1.8094068116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office:value-type="float" office:value="2.5363026" calcext:value-type="float">
            <text:p>2.5363026</text:p>
          </table:table-cell>
          <table:table-cell office:value-type="float" office:value="0.8595652" calcext:value-type="float">
            <text:p>0.8595652</text:p>
          </table:table-cell>
          <table:table-cell office:value-type="float" office:value="0.16423337" calcext:value-type="float">
            <text:p>0.16423337</text:p>
          </table:table-cell>
          <table:table-cell office:value-type="float" office:value="1.3900113" calcext:value-type="float">
            <text:p>1.3900113</text:p>
          </table:table-cell>
          <table:table-cell office:value-type="float" office:value="3.642945" calcext:value-type="float">
            <text:p>3.642945</text:p>
          </table:table-cell>
          <table:table-cell office:value-type="float" office:value="1.8061463" calcext:value-type="float">
            <text:p>1.8061463</text:p>
          </table:table-cell>
          <table:table-cell office:value-type="float" office:value="2.6041985" calcext:value-type="float">
            <text:p>2.6041985</text:p>
          </table:table-cell>
          <table:table-cell office:value-type="float" office:value="0.5379525" calcext:value-type="float">
            <text:p>0.5379525</text:p>
          </table:table-cell>
          <table:table-cell office:value-type="float" office:value="4.888846" calcext:value-type="float">
            <text:p>4.888846</text:p>
          </table:table-cell>
          <table:table-cell office:value-type="float" office:value="0.14014465" calcext:value-type="float">
            <text:p>0.14014465</text:p>
          </table:table-cell>
          <table:table-cell table:formula="of:=AVERAGE([.B662:.K662])" office:value-type="float" office:value="1.857034542" calcext:value-type="float">
            <text:p>1.857034542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office:value-type="float" office:value="2.4766202" calcext:value-type="float">
            <text:p>2.4766202</text:p>
          </table:table-cell>
          <table:table-cell office:value-type="float" office:value="0.8623682" calcext:value-type="float">
            <text:p>0.8623682</text:p>
          </table:table-cell>
          <table:table-cell office:value-type="float" office:value="0.13565786" calcext:value-type="float">
            <text:p>0.13565786</text:p>
          </table:table-cell>
          <table:table-cell office:value-type="float" office:value="1.3364462" calcext:value-type="float">
            <text:p>1.3364462</text:p>
          </table:table-cell>
          <table:table-cell office:value-type="float" office:value="3.428878" calcext:value-type="float">
            <text:p>3.428878</text:p>
          </table:table-cell>
          <table:table-cell office:value-type="float" office:value="1.3419253" calcext:value-type="float">
            <text:p>1.3419253</text:p>
          </table:table-cell>
          <table:table-cell office:value-type="float" office:value="2.5656037" calcext:value-type="float">
            <text:p>2.5656037</text:p>
          </table:table-cell>
          <table:table-cell office:value-type="float" office:value="0.64160997" calcext:value-type="float">
            <text:p>0.64160997</text:p>
          </table:table-cell>
          <table:table-cell office:value-type="float" office:value="4.343914" calcext:value-type="float">
            <text:p>4.343914</text:p>
          </table:table-cell>
          <table:table-cell office:value-type="float" office:value="0.17830417" calcext:value-type="float">
            <text:p>0.17830417</text:p>
          </table:table-cell>
          <table:table-cell table:formula="of:=AVERAGE([.B663:.K663])" office:value-type="float" office:value="1.73113276" calcext:value-type="float">
            <text:p>1.73113276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office:value-type="float" office:value="2.534667" calcext:value-type="float">
            <text:p>2.534667</text:p>
          </table:table-cell>
          <table:table-cell office:value-type="float" office:value="0.86246675" calcext:value-type="float">
            <text:p>0.86246675</text:p>
          </table:table-cell>
          <table:table-cell office:value-type="float" office:value="0.13467908" calcext:value-type="float">
            <text:p>0.13467908</text:p>
          </table:table-cell>
          <table:table-cell office:value-type="float" office:value="1.3073401" calcext:value-type="float">
            <text:p>1.3073401</text:p>
          </table:table-cell>
          <table:table-cell office:value-type="float" office:value="4.1709824" calcext:value-type="float">
            <text:p>4.1709824</text:p>
          </table:table-cell>
          <table:table-cell office:value-type="float" office:value="1.8414298" calcext:value-type="float">
            <text:p>1.8414298</text:p>
          </table:table-cell>
          <table:table-cell office:value-type="float" office:value="2.623933" calcext:value-type="float">
            <text:p>2.623933</text:p>
          </table:table-cell>
          <table:table-cell office:value-type="float" office:value="0.2862919" calcext:value-type="float">
            <text:p>0.2862919</text:p>
          </table:table-cell>
          <table:table-cell office:value-type="float" office:value="4.1579328" calcext:value-type="float">
            <text:p>4.1579328</text:p>
          </table:table-cell>
          <table:table-cell office:value-type="float" office:value="0.12734927" calcext:value-type="float">
            <text:p>0.12734927</text:p>
          </table:table-cell>
          <table:table-cell table:formula="of:=AVERAGE([.B664:.K664])" office:value-type="float" office:value="1.80470721" calcext:value-type="float">
            <text:p>1.80470721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office:value-type="float" office:value="2.5033002" calcext:value-type="float">
            <text:p>2.5033002</text:p>
          </table:table-cell>
          <table:table-cell office:value-type="float" office:value="0.86288947" calcext:value-type="float">
            <text:p>0.86288947</text:p>
          </table:table-cell>
          <table:table-cell office:value-type="float" office:value="0.14458168" calcext:value-type="float">
            <text:p>0.14458168</text:p>
          </table:table-cell>
          <table:table-cell office:value-type="float" office:value="1.3019458" calcext:value-type="float">
            <text:p>1.3019458</text:p>
          </table:table-cell>
          <table:table-cell office:value-type="float" office:value="4.275017" calcext:value-type="float">
            <text:p>4.275017</text:p>
          </table:table-cell>
          <table:table-cell office:value-type="float" office:value="1.828144" calcext:value-type="float">
            <text:p>1.828144</text:p>
          </table:table-cell>
          <table:table-cell office:value-type="float" office:value="2.5735435" calcext:value-type="float">
            <text:p>2.5735435</text:p>
          </table:table-cell>
          <table:table-cell office:value-type="float" office:value="0.5942111" calcext:value-type="float">
            <text:p>0.5942111</text:p>
          </table:table-cell>
          <table:table-cell office:value-type="float" office:value="5.1786804" calcext:value-type="float">
            <text:p>5.1786804</text:p>
          </table:table-cell>
          <table:table-cell office:value-type="float" office:value="0.1784659" calcext:value-type="float">
            <text:p>0.1784659</text:p>
          </table:table-cell>
          <table:table-cell table:formula="of:=AVERAGE([.B665:.K665])" office:value-type="float" office:value="1.944077905" calcext:value-type="float">
            <text:p>1.944077905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office:value-type="float" office:value="2.5576313" calcext:value-type="float">
            <text:p>2.5576313</text:p>
          </table:table-cell>
          <table:table-cell office:value-type="float" office:value="0.9419836" calcext:value-type="float">
            <text:p>0.9419836</text:p>
          </table:table-cell>
          <table:table-cell office:value-type="float" office:value="0.13388862" calcext:value-type="float">
            <text:p>0.13388862</text:p>
          </table:table-cell>
          <table:table-cell office:value-type="float" office:value="1.1783866" calcext:value-type="float">
            <text:p>1.1783866</text:p>
          </table:table-cell>
          <table:table-cell office:value-type="float" office:value="3.89771" calcext:value-type="float">
            <text:p>3.89771</text:p>
          </table:table-cell>
          <table:table-cell office:value-type="float" office:value="1.8378245" calcext:value-type="float">
            <text:p>1.8378245</text:p>
          </table:table-cell>
          <table:table-cell office:value-type="float" office:value="2.6206427" calcext:value-type="float">
            <text:p>2.6206427</text:p>
          </table:table-cell>
          <table:table-cell office:value-type="float" office:value="0.48834977" calcext:value-type="float">
            <text:p>0.48834977</text:p>
          </table:table-cell>
          <table:table-cell office:value-type="float" office:value="4.627701" calcext:value-type="float">
            <text:p>4.627701</text:p>
          </table:table-cell>
          <table:table-cell office:value-type="float" office:value="0.097204044" calcext:value-type="float">
            <text:p>0.097204044</text:p>
          </table:table-cell>
          <table:table-cell table:formula="of:=AVERAGE([.B666:.K666])" office:value-type="float" office:value="1.8381322134" calcext:value-type="float">
            <text:p>1.8381322134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office:value-type="float" office:value="2.5545135" calcext:value-type="float">
            <text:p>2.5545135</text:p>
          </table:table-cell>
          <table:table-cell office:value-type="float" office:value="0.9779099" calcext:value-type="float">
            <text:p>0.9779099</text:p>
          </table:table-cell>
          <table:table-cell office:value-type="float" office:value="0.13565786" calcext:value-type="float">
            <text:p>0.13565786</text:p>
          </table:table-cell>
          <table:table-cell office:value-type="float" office:value="1.3267763" calcext:value-type="float">
            <text:p>1.3267763</text:p>
          </table:table-cell>
          <table:table-cell office:value-type="float" office:value="3.2088094" calcext:value-type="float">
            <text:p>3.2088094</text:p>
          </table:table-cell>
          <table:table-cell office:value-type="float" office:value="1.8385552" calcext:value-type="float">
            <text:p>1.8385552</text:p>
          </table:table-cell>
          <table:table-cell office:value-type="float" office:value="2.381657" calcext:value-type="float">
            <text:p>2.381657</text:p>
          </table:table-cell>
          <table:table-cell office:value-type="float" office:value="0.63020474" calcext:value-type="float">
            <text:p>0.63020474</text:p>
          </table:table-cell>
          <table:table-cell office:value-type="float" office:value="4.5381894" calcext:value-type="float">
            <text:p>4.5381894</text:p>
          </table:table-cell>
          <table:table-cell office:value-type="float" office:value="0.1784659" calcext:value-type="float">
            <text:p>0.1784659</text:p>
          </table:table-cell>
          <table:table-cell table:formula="of:=AVERAGE([.B667:.K667])" office:value-type="float" office:value="1.77707392" calcext:value-type="float">
            <text:p>1.77707392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office:value-type="float" office:value="2.5273726" calcext:value-type="float">
            <text:p>2.5273726</text:p>
          </table:table-cell>
          <table:table-cell office:value-type="float" office:value="0.974653" calcext:value-type="float">
            <text:p>0.974653</text:p>
          </table:table-cell>
          <table:table-cell office:value-type="float" office:value="0.14005269" calcext:value-type="float">
            <text:p>0.14005269</text:p>
          </table:table-cell>
          <table:table-cell office:value-type="float" office:value="1.2985294" calcext:value-type="float">
            <text:p>1.2985294</text:p>
          </table:table-cell>
          <table:table-cell office:value-type="float" office:value="3.3456714" calcext:value-type="float">
            <text:p>3.3456714</text:p>
          </table:table-cell>
          <table:table-cell office:value-type="float" office:value="1.7698625" calcext:value-type="float">
            <text:p>1.7698625</text:p>
          </table:table-cell>
          <table:table-cell office:value-type="float" office:value="2.394301" calcext:value-type="float">
            <text:p>2.394301</text:p>
          </table:table-cell>
          <table:table-cell office:value-type="float" office:value="0.48817694" calcext:value-type="float">
            <text:p>0.48817694</text:p>
          </table:table-cell>
          <table:table-cell office:value-type="float" office:value="4.5192432" calcext:value-type="float">
            <text:p>4.5192432</text:p>
          </table:table-cell>
          <table:table-cell office:value-type="float" office:value="0.17822546" calcext:value-type="float">
            <text:p>0.17822546</text:p>
          </table:table-cell>
          <table:table-cell table:formula="of:=AVERAGE([.B668:.K668])" office:value-type="float" office:value="1.763608819" calcext:value-type="float">
            <text:p>1.763608819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office:value-type="float" office:value="2.5021873" calcext:value-type="float">
            <text:p>2.5021873</text:p>
          </table:table-cell>
          <table:table-cell office:value-type="float" office:value="0.8299349" calcext:value-type="float">
            <text:p>0.8299349</text:p>
          </table:table-cell>
          <table:table-cell office:value-type="float" office:value="0.14069341" calcext:value-type="float">
            <text:p>0.14069341</text:p>
          </table:table-cell>
          <table:table-cell office:value-type="float" office:value="1.3488023" calcext:value-type="float">
            <text:p>1.3488023</text:p>
          </table:table-cell>
          <table:table-cell office:value-type="float" office:value="3.3540864" calcext:value-type="float">
            <text:p>3.3540864</text:p>
          </table:table-cell>
          <table:table-cell office:value-type="float" office:value="1.7361408" calcext:value-type="float">
            <text:p>1.7361408</text:p>
          </table:table-cell>
          <table:table-cell office:value-type="float" office:value="2.5269537" calcext:value-type="float">
            <text:p>2.5269537</text:p>
          </table:table-cell>
          <table:table-cell office:value-type="float" office:value="0.6533419" calcext:value-type="float">
            <text:p>0.6533419</text:p>
          </table:table-cell>
          <table:table-cell office:value-type="float" office:value="4.1784105" calcext:value-type="float">
            <text:p>4.1784105</text:p>
          </table:table-cell>
          <table:table-cell office:value-type="float" office:value="0.08333637" calcext:value-type="float">
            <text:p>0.08333637</text:p>
          </table:table-cell>
          <table:table-cell table:formula="of:=AVERAGE([.B669:.K669])" office:value-type="float" office:value="1.735388758" calcext:value-type="float">
            <text:p>1.735388758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office:value-type="float" office:value="2.506172" calcext:value-type="float">
            <text:p>2.506172</text:p>
          </table:table-cell>
          <table:table-cell office:value-type="float" office:value="0.8691857" calcext:value-type="float">
            <text:p>0.8691857</text:p>
          </table:table-cell>
          <table:table-cell office:value-type="float" office:value="0.13559778" calcext:value-type="float">
            <text:p>0.13559778</text:p>
          </table:table-cell>
          <table:table-cell office:value-type="float" office:value="1.3372471" calcext:value-type="float">
            <text:p>1.3372471</text:p>
          </table:table-cell>
          <table:table-cell office:value-type="float" office:value="3.4173932" calcext:value-type="float">
            <text:p>3.4173932</text:p>
          </table:table-cell>
          <table:table-cell office:value-type="float" office:value="1.7272083" calcext:value-type="float">
            <text:p>1.7272083</text:p>
          </table:table-cell>
          <table:table-cell office:value-type="float" office:value="2.5615804" calcext:value-type="float">
            <text:p>2.5615804</text:p>
          </table:table-cell>
          <table:table-cell office:value-type="float" office:value="0.64332473" calcext:value-type="float">
            <text:p>0.64332473</text:p>
          </table:table-cell>
          <table:table-cell office:value-type="float" office:value="4.320909" calcext:value-type="float">
            <text:p>4.320909</text:p>
          </table:table-cell>
          <table:table-cell office:value-type="float" office:value="0.17798534" calcext:value-type="float">
            <text:p>0.17798534</text:p>
          </table:table-cell>
          <table:table-cell table:formula="of:=AVERAGE([.B670:.K670])" office:value-type="float" office:value="1.769660355" calcext:value-type="float">
            <text:p>1.769660355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office:value-type="float" office:value="2.5062256" calcext:value-type="float">
            <text:p>2.5062256</text:p>
          </table:table-cell>
          <table:table-cell office:value-type="float" office:value="0.8625136" calcext:value-type="float">
            <text:p>0.8625136</text:p>
          </table:table-cell>
          <table:table-cell office:value-type="float" office:value="0.14073713" calcext:value-type="float">
            <text:p>0.14073713</text:p>
          </table:table-cell>
          <table:table-cell office:value-type="float" office:value="1.3610095" calcext:value-type="float">
            <text:p>1.3610095</text:p>
          </table:table-cell>
          <table:table-cell office:value-type="float" office:value="3.854146" calcext:value-type="float">
            <text:p>3.854146</text:p>
          </table:table-cell>
          <table:table-cell office:value-type="float" office:value="1.7521669" calcext:value-type="float">
            <text:p>1.7521669</text:p>
          </table:table-cell>
          <table:table-cell office:value-type="float" office:value="2.3597531" calcext:value-type="float">
            <text:p>2.3597531</text:p>
          </table:table-cell>
          <table:table-cell office:value-type="float" office:value="0.6516895" calcext:value-type="float">
            <text:p>0.6516895</text:p>
          </table:table-cell>
          <table:table-cell office:value-type="float" office:value="4.1714287" calcext:value-type="float">
            <text:p>4.1714287</text:p>
          </table:table-cell>
          <table:table-cell office:value-type="float" office:value="0.09712742" calcext:value-type="float">
            <text:p>0.09712742</text:p>
          </table:table-cell>
          <table:table-cell table:formula="of:=AVERAGE([.B671:.K671])" office:value-type="float" office:value="1.775679745" calcext:value-type="float">
            <text:p>1.775679745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office:value-type="float" office:value="2.449619" calcext:value-type="float">
            <text:p>2.449619</text:p>
          </table:table-cell>
          <table:table-cell office:value-type="float" office:value="0.97525907" calcext:value-type="float">
            <text:p>0.97525907</text:p>
          </table:table-cell>
          <table:table-cell office:value-type="float" office:value="0.12688977" calcext:value-type="float">
            <text:p>0.12688977</text:p>
          </table:table-cell>
          <table:table-cell office:value-type="float" office:value="1.4029657" calcext:value-type="float">
            <text:p>1.4029657</text:p>
          </table:table-cell>
          <table:table-cell office:value-type="float" office:value="3.4173932" calcext:value-type="float">
            <text:p>3.4173932</text:p>
          </table:table-cell>
          <table:table-cell office:value-type="float" office:value="1.7745732" calcext:value-type="float">
            <text:p>1.7745732</text:p>
          </table:table-cell>
          <table:table-cell office:value-type="float" office:value="2.3670793" calcext:value-type="float">
            <text:p>2.3670793</text:p>
          </table:table-cell>
          <table:table-cell office:value-type="float" office:value="0.5379525" calcext:value-type="float">
            <text:p>0.5379525</text:p>
          </table:table-cell>
          <table:table-cell office:value-type="float" office:value="4.2404456" calcext:value-type="float">
            <text:p>4.2404456</text:p>
          </table:table-cell>
          <table:table-cell office:value-type="float" office:value="0.09547334" calcext:value-type="float">
            <text:p>0.09547334</text:p>
          </table:table-cell>
          <table:table-cell table:formula="of:=AVERAGE([.B672:.K672])" office:value-type="float" office:value="1.738765068" calcext:value-type="float">
            <text:p>1.738765068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office:value-type="float" office:value="2.427444" calcext:value-type="float">
            <text:p>2.427444</text:p>
          </table:table-cell>
          <table:table-cell office:value-type="float" office:value="0.82943696" calcext:value-type="float">
            <text:p>0.82943696</text:p>
          </table:table-cell>
          <table:table-cell office:value-type="float" office:value="0.14069341" calcext:value-type="float">
            <text:p>0.14069341</text:p>
          </table:table-cell>
          <table:table-cell office:value-type="float" office:value="1.1978812" calcext:value-type="float">
            <text:p>1.1978812</text:p>
          </table:table-cell>
          <table:table-cell office:value-type="float" office:value="3.360427" calcext:value-type="float">
            <text:p>3.360427</text:p>
          </table:table-cell>
          <table:table-cell office:value-type="float" office:value="1.7756798" calcext:value-type="float">
            <text:p>1.7756798</text:p>
          </table:table-cell>
          <table:table-cell office:value-type="float" office:value="2.3587954" calcext:value-type="float">
            <text:p>2.3587954</text:p>
          </table:table-cell>
          <table:table-cell office:value-type="float" office:value="0.46880496" calcext:value-type="float">
            <text:p>0.46880496</text:p>
          </table:table-cell>
          <table:table-cell office:value-type="float" office:value="4.2811484" calcext:value-type="float">
            <text:p>4.2811484</text:p>
          </table:table-cell>
          <table:table-cell office:value-type="float" office:value="0.097204044" calcext:value-type="float">
            <text:p>0.097204044</text:p>
          </table:table-cell>
          <table:table-cell table:formula="of:=AVERAGE([.B673:.K673])" office:value-type="float" office:value="1.6937515174" calcext:value-type="float">
            <text:p>1.6937515174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office:value-type="float" office:value="2.5273726" calcext:value-type="float">
            <text:p>2.5273726</text:p>
          </table:table-cell>
          <table:table-cell office:value-type="float" office:value="0.9102507" calcext:value-type="float">
            <text:p>0.9102507</text:p>
          </table:table-cell>
          <table:table-cell office:value-type="float" office:value="0.14002305" calcext:value-type="float">
            <text:p>0.14002305</text:p>
          </table:table-cell>
          <table:table-cell office:value-type="float" office:value="1.3541143" calcext:value-type="float">
            <text:p>1.3541143</text:p>
          </table:table-cell>
          <table:table-cell office:value-type="float" office:value="3.2740202" calcext:value-type="float">
            <text:p>3.2740202</text:p>
          </table:table-cell>
          <table:table-cell office:value-type="float" office:value="1.7659881" calcext:value-type="float">
            <text:p>1.7659881</text:p>
          </table:table-cell>
          <table:table-cell office:value-type="float" office:value="2.5615804" calcext:value-type="float">
            <text:p>2.5615804</text:p>
          </table:table-cell>
          <table:table-cell office:value-type="float" office:value="0.4953213" calcext:value-type="float">
            <text:p>0.4953213</text:p>
          </table:table-cell>
          <table:table-cell office:value-type="float" office:value="4.3190646" calcext:value-type="float">
            <text:p>4.3190646</text:p>
          </table:table-cell>
          <table:table-cell office:value-type="float" office:value="0.08771464" calcext:value-type="float">
            <text:p>0.08771464</text:p>
          </table:table-cell>
          <table:table-cell table:formula="of:=AVERAGE([.B674:.K674])" office:value-type="float" office:value="1.743544989" calcext:value-type="float">
            <text:p>1.743544989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office:value-type="float" office:value="2.5273726" calcext:value-type="float">
            <text:p>2.5273726</text:p>
          </table:table-cell>
          <table:table-cell office:value-type="float" office:value="0.9744397" calcext:value-type="float">
            <text:p>0.9744397</text:p>
          </table:table-cell>
          <table:table-cell office:value-type="float" office:value="0.12804401" calcext:value-type="float">
            <text:p>0.12804401</text:p>
          </table:table-cell>
          <table:table-cell office:value-type="float" office:value="1.3211117" calcext:value-type="float">
            <text:p>1.3211117</text:p>
          </table:table-cell>
          <table:table-cell office:value-type="float" office:value="3.262926" calcext:value-type="float">
            <text:p>3.262926</text:p>
          </table:table-cell>
          <table:table-cell office:value-type="float" office:value="1.1546808" calcext:value-type="float">
            <text:p>1.1546808</text:p>
          </table:table-cell>
          <table:table-cell office:value-type="float" office:value="1.3093438" calcext:value-type="float">
            <text:p>1.3093438</text:p>
          </table:table-cell>
          <table:table-cell office:value-type="float" office:value="0.6607779" calcext:value-type="float">
            <text:p>0.6607779</text:p>
          </table:table-cell>
          <table:table-cell office:value-type="float" office:value="4.3111815" calcext:value-type="float">
            <text:p>4.3111815</text:p>
          </table:table-cell>
          <table:table-cell office:value-type="float" office:value="0.11279297" calcext:value-type="float">
            <text:p>0.11279297</text:p>
          </table:table-cell>
          <table:table-cell table:formula="of:=AVERAGE([.B675:.K675])" office:value-type="float" office:value="1.576267098" calcext:value-type="float">
            <text:p>1.576267098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office:value-type="float" office:value="2.5798824" calcext:value-type="float">
            <text:p>2.5798824</text:p>
          </table:table-cell>
          <table:table-cell office:value-type="float" office:value="0.9733342" calcext:value-type="float">
            <text:p>0.9733342</text:p>
          </table:table-cell>
          <table:table-cell office:value-type="float" office:value="0.13340062" calcext:value-type="float">
            <text:p>0.13340062</text:p>
          </table:table-cell>
          <table:table-cell office:value-type="float" office:value="1.3863915" calcext:value-type="float">
            <text:p>1.3863915</text:p>
          </table:table-cell>
          <table:table-cell office:value-type="float" office:value="3.422899" calcext:value-type="float">
            <text:p>3.422899</text:p>
          </table:table-cell>
          <table:table-cell office:value-type="float" office:value="1.7270318" calcext:value-type="float">
            <text:p>1.7270318</text:p>
          </table:table-cell>
          <table:table-cell office:value-type="float" office:value="2.3592064" calcext:value-type="float">
            <text:p>2.3592064</text:p>
          </table:table-cell>
          <table:table-cell office:value-type="float" office:value="0.6662532" calcext:value-type="float">
            <text:p>0.6662532</text:p>
          </table:table-cell>
          <table:table-cell office:value-type="float" office:value="4.2325478" calcext:value-type="float">
            <text:p>4.2325478</text:p>
          </table:table-cell>
          <table:table-cell office:value-type="float" office:value="0.11239393" calcext:value-type="float">
            <text:p>0.11239393</text:p>
          </table:table-cell>
          <table:table-cell table:formula="of:=AVERAGE([.B676:.K676])" office:value-type="float" office:value="1.759334085" calcext:value-type="float">
            <text:p>1.759334085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office:value-type="float" office:value="2.5891845" calcext:value-type="float">
            <text:p>2.5891845</text:p>
          </table:table-cell>
          <table:table-cell office:value-type="float" office:value="0.8724818" calcext:value-type="float">
            <text:p>0.8724818</text:p>
          </table:table-cell>
          <table:table-cell office:value-type="float" office:value="0.13501067" calcext:value-type="float">
            <text:p>0.13501067</text:p>
          </table:table-cell>
          <table:table-cell office:value-type="float" office:value="1.3441457" calcext:value-type="float">
            <text:p>1.3441457</text:p>
          </table:table-cell>
          <table:table-cell office:value-type="float" office:value="3.4255507" calcext:value-type="float">
            <text:p>3.4255507</text:p>
          </table:table-cell>
          <table:table-cell office:value-type="float" office:value="1.7758706" calcext:value-type="float">
            <text:p>1.7758706</text:p>
          </table:table-cell>
          <table:table-cell office:value-type="float" office:value="2.361123" calcext:value-type="float">
            <text:p>2.361123</text:p>
          </table:table-cell>
          <table:table-cell office:value-type="float" office:value="0.6297277" calcext:value-type="float">
            <text:p>0.6297277</text:p>
          </table:table-cell>
          <table:table-cell office:value-type="float" office:value="4.32224" calcext:value-type="float">
            <text:p>4.32224</text:p>
          </table:table-cell>
          <table:table-cell office:value-type="float" office:value="0.11346427" calcext:value-type="float">
            <text:p>0.11346427</text:p>
          </table:table-cell>
          <table:table-cell table:formula="of:=AVERAGE([.B677:.K677])" office:value-type="float" office:value="1.756879894" calcext:value-type="float">
            <text:p>1.756879894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office:value-type="float" office:value="2.640179" calcext:value-type="float">
            <text:p>2.640179</text:p>
          </table:table-cell>
          <table:table-cell office:value-type="float" office:value="0.9377361" calcext:value-type="float">
            <text:p>0.9377361</text:p>
          </table:table-cell>
          <table:table-cell office:value-type="float" office:value="0.13559778" calcext:value-type="float">
            <text:p>0.13559778</text:p>
          </table:table-cell>
          <table:table-cell office:value-type="float" office:value="1.3868028" calcext:value-type="float">
            <text:p>1.3868028</text:p>
          </table:table-cell>
          <table:table-cell office:value-type="float" office:value="3.438983" calcext:value-type="float">
            <text:p>3.438983</text:p>
          </table:table-cell>
          <table:table-cell office:value-type="float" office:value="1.222938" calcext:value-type="float">
            <text:p>1.222938</text:p>
          </table:table-cell>
          <table:table-cell office:value-type="float" office:value="2.5615804" calcext:value-type="float">
            <text:p>2.5615804</text:p>
          </table:table-cell>
          <table:table-cell office:value-type="float" office:value="0.59567064" calcext:value-type="float">
            <text:p>0.59567064</text:p>
          </table:table-cell>
          <table:table-cell office:value-type="float" office:value="4.2325478" calcext:value-type="float">
            <text:p>4.2325478</text:p>
          </table:table-cell>
          <table:table-cell office:value-type="float" office:value="0.08935676" calcext:value-type="float">
            <text:p>0.08935676</text:p>
          </table:table-cell>
          <table:table-cell table:formula="of:=AVERAGE([.B678:.K678])" office:value-type="float" office:value="1.724139228" calcext:value-type="float">
            <text:p>1.724139228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office:value-type="float" office:value="3.4579437" calcext:value-type="float">
            <text:p>3.4579437</text:p>
          </table:table-cell>
          <table:table-cell office:value-type="float" office:value="0.5925064" calcext:value-type="float">
            <text:p>0.5925064</text:p>
          </table:table-cell>
          <table:table-cell office:value-type="float" office:value="0.13559778" calcext:value-type="float">
            <text:p>0.13559778</text:p>
          </table:table-cell>
          <table:table-cell office:value-type="float" office:value="1.1973706" calcext:value-type="float">
            <text:p>1.1973706</text:p>
          </table:table-cell>
          <table:table-cell office:value-type="float" office:value="3.438983" calcext:value-type="float">
            <text:p>3.438983</text:p>
          </table:table-cell>
          <table:table-cell office:value-type="float" office:value="1.6618559" calcext:value-type="float">
            <text:p>1.6618559</text:p>
          </table:table-cell>
          <table:table-cell office:value-type="float" office:value="2.567145" calcext:value-type="float">
            <text:p>2.567145</text:p>
          </table:table-cell>
          <table:table-cell office:value-type="float" office:value="0.5942365" calcext:value-type="float">
            <text:p>0.5942365</text:p>
          </table:table-cell>
          <table:table-cell office:value-type="float" office:value="4.308837" calcext:value-type="float">
            <text:p>4.308837</text:p>
          </table:table-cell>
          <table:table-cell office:value-type="float" office:value="0.11329652" calcext:value-type="float">
            <text:p>0.11329652</text:p>
          </table:table-cell>
          <table:table-cell table:formula="of:=AVERAGE([.B679:.K679])" office:value-type="float" office:value="1.80677724" calcext:value-type="float">
            <text:p>1.80677724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office:value-type="float" office:value="3.9909377" calcext:value-type="float">
            <text:p>3.9909377</text:p>
          </table:table-cell>
          <table:table-cell office:value-type="float" office:value="0.9764137" calcext:value-type="float">
            <text:p>0.9764137</text:p>
          </table:table-cell>
          <table:table-cell office:value-type="float" office:value="0.14073713" calcext:value-type="float">
            <text:p>0.14073713</text:p>
          </table:table-cell>
          <table:table-cell office:value-type="float" office:value="1.3951253" calcext:value-type="float">
            <text:p>1.3951253</text:p>
          </table:table-cell>
          <table:table-cell office:value-type="float" office:value="3.496147" calcext:value-type="float">
            <text:p>3.496147</text:p>
          </table:table-cell>
          <table:table-cell office:value-type="float" office:value="1.7606591" calcext:value-type="float">
            <text:p>1.7606591</text:p>
          </table:table-cell>
          <table:table-cell office:value-type="float" office:value="2.5726" calcext:value-type="float">
            <text:p>2.5726</text:p>
          </table:table-cell>
          <table:table-cell office:value-type="float" office:value="0.6533419" calcext:value-type="float">
            <text:p>0.6533419</text:p>
          </table:table-cell>
          <table:table-cell office:value-type="float" office:value="4.2328057" calcext:value-type="float">
            <text:p>4.2328057</text:p>
          </table:table-cell>
          <table:table-cell office:value-type="float" office:value="0.115736626" calcext:value-type="float">
            <text:p>0.115736626</text:p>
          </table:table-cell>
          <table:table-cell table:formula="of:=AVERAGE([.B680:.K680])" office:value-type="float" office:value="1.9334504156" calcext:value-type="float">
            <text:p>1.9334504156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office:value-type="float" office:value="3.9781046" calcext:value-type="float">
            <text:p>3.9781046</text:p>
          </table:table-cell>
          <table:table-cell office:value-type="float" office:value="0.667729" calcext:value-type="float">
            <text:p>0.667729</text:p>
          </table:table-cell>
          <table:table-cell office:value-type="float" office:value="0.15384273" calcext:value-type="float">
            <text:p>0.15384273</text:p>
          </table:table-cell>
          <table:table-cell office:value-type="float" office:value="1.3971223" calcext:value-type="float">
            <text:p>1.3971223</text:p>
          </table:table-cell>
          <table:table-cell office:value-type="float" office:value="3.496147" calcext:value-type="float">
            <text:p>3.496147</text:p>
          </table:table-cell>
          <table:table-cell office:value-type="float" office:value="1.7627958" calcext:value-type="float">
            <text:p>1.7627958</text:p>
          </table:table-cell>
          <table:table-cell office:value-type="float" office:value="2.5103784" calcext:value-type="float">
            <text:p>2.5103784</text:p>
          </table:table-cell>
          <table:table-cell office:value-type="float" office:value="0.58237946" calcext:value-type="float">
            <text:p>0.58237946</text:p>
          </table:table-cell>
          <table:table-cell office:value-type="float" office:value="4.2236342" calcext:value-type="float">
            <text:p>4.2236342</text:p>
          </table:table-cell>
          <table:table-cell office:value-type="float" office:value="0.115736626" calcext:value-type="float">
            <text:p>0.115736626</text:p>
          </table:table-cell>
          <table:table-cell table:formula="of:=AVERAGE([.B681:.K681])" office:value-type="float" office:value="1.8887870116" calcext:value-type="float">
            <text:p>1.8887870116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office:value-type="float" office:value="3.0996172" calcext:value-type="float">
            <text:p>3.0996172</text:p>
          </table:table-cell>
          <table:table-cell office:value-type="float" office:value="0.98054755" calcext:value-type="float">
            <text:p>0.98054755</text:p>
          </table:table-cell>
          <table:table-cell office:value-type="float" office:value="0.14629231" calcext:value-type="float">
            <text:p>0.14629231</text:p>
          </table:table-cell>
          <table:table-cell office:value-type="float" office:value="1.1975498" calcext:value-type="float">
            <text:p>1.1975498</text:p>
          </table:table-cell>
          <table:table-cell office:value-type="float" office:value="3.2805943" calcext:value-type="float">
            <text:p>3.2805943</text:p>
          </table:table-cell>
          <table:table-cell office:value-type="float" office:value="1.2943106" calcext:value-type="float">
            <text:p>1.2943106</text:p>
          </table:table-cell>
          <table:table-cell office:value-type="float" office:value="2.5615804" calcext:value-type="float">
            <text:p>2.5615804</text:p>
          </table:table-cell>
          <table:table-cell office:value-type="float" office:value="0.4883263" calcext:value-type="float">
            <text:p>0.4883263</text:p>
          </table:table-cell>
          <table:table-cell office:value-type="float" office:value="4.2236342" calcext:value-type="float">
            <text:p>4.2236342</text:p>
          </table:table-cell>
          <table:table-cell office:value-type="float" office:value="0.11578061" calcext:value-type="float">
            <text:p>0.11578061</text:p>
          </table:table-cell>
          <table:table-cell table:formula="of:=AVERAGE([.B682:.K682])" office:value-type="float" office:value="1.738823327" calcext:value-type="float">
            <text:p>1.738823327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office:value-type="float" office:value="3.068611" calcext:value-type="float">
            <text:p>3.068611</text:p>
          </table:table-cell>
          <table:table-cell office:value-type="float" office:value="0.5742276" calcext:value-type="float">
            <text:p>0.5742276</text:p>
          </table:table-cell>
          <table:table-cell office:value-type="float" office:value="0.14002305" calcext:value-type="float">
            <text:p>0.14002305</text:p>
          </table:table-cell>
          <table:table-cell office:value-type="float" office:value="1.3514988" calcext:value-type="float">
            <text:p>1.3514988</text:p>
          </table:table-cell>
          <table:table-cell office:value-type="float" office:value="3.302951" calcext:value-type="float">
            <text:p>3.302951</text:p>
          </table:table-cell>
          <table:table-cell office:value-type="float" office:value="1.3316216" calcext:value-type="float">
            <text:p>1.3316216</text:p>
          </table:table-cell>
          <table:table-cell office:value-type="float" office:value="2.4445949" calcext:value-type="float">
            <text:p>2.4445949</text:p>
          </table:table-cell>
          <table:table-cell office:value-type="float" office:value="0.6478404" calcext:value-type="float">
            <text:p>0.6478404</text:p>
          </table:table-cell>
          <table:table-cell office:value-type="float" office:value="4.3166513" calcext:value-type="float">
            <text:p>4.3166513</text:p>
          </table:table-cell>
          <table:table-cell office:value-type="float" office:value="0.10976815" calcext:value-type="float">
            <text:p>0.10976815</text:p>
          </table:table-cell>
          <table:table-cell table:formula="of:=AVERAGE([.B683:.K683])" office:value-type="float" office:value="1.72877878" calcext:value-type="float">
            <text:p>1.72877878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office:value-type="float" office:value="3.577115" calcext:value-type="float">
            <text:p>3.577115</text:p>
          </table:table-cell>
          <table:table-cell office:value-type="float" office:value="0.9152548" calcext:value-type="float">
            <text:p>0.9152548</text:p>
          </table:table-cell>
          <table:table-cell office:value-type="float" office:value="0.1519325" calcext:value-type="float">
            <text:p>0.1519325</text:p>
          </table:table-cell>
          <table:table-cell office:value-type="float" office:value="1.3773363" calcext:value-type="float">
            <text:p>1.3773363</text:p>
          </table:table-cell>
          <table:table-cell office:value-type="float" office:value="3.4141428" calcext:value-type="float">
            <text:p>3.4141428</text:p>
          </table:table-cell>
          <table:table-cell office:value-type="float" office:value="1.739887" calcext:value-type="float">
            <text:p>1.739887</text:p>
          </table:table-cell>
          <table:table-cell office:value-type="float" office:value="2.4445949" calcext:value-type="float">
            <text:p>2.4445949</text:p>
          </table:table-cell>
          <table:table-cell office:value-type="float" office:value="0.49116212" calcext:value-type="float">
            <text:p>0.49116212</text:p>
          </table:table-cell>
          <table:table-cell office:value-type="float" office:value="4.3180566" calcext:value-type="float">
            <text:p>4.3180566</text:p>
          </table:table-cell>
          <table:table-cell office:value-type="float" office:value="0.10979764" calcext:value-type="float">
            <text:p>0.10979764</text:p>
          </table:table-cell>
          <table:table-cell table:formula="of:=AVERAGE([.B684:.K684])" office:value-type="float" office:value="1.853927966" calcext:value-type="float">
            <text:p>1.853927966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office:value-type="float" office:value="1.0853376" calcext:value-type="float">
            <text:p>1.0853376</text:p>
          </table:table-cell>
          <table:table-cell office:value-type="float" office:value="0.8676109" calcext:value-type="float">
            <text:p>0.8676109</text:p>
          </table:table-cell>
          <table:table-cell office:value-type="float" office:value="0.15190138" calcext:value-type="float">
            <text:p>0.15190138</text:p>
          </table:table-cell>
          <table:table-cell office:value-type="float" office:value="1.3158058" calcext:value-type="float">
            <text:p>1.3158058</text:p>
          </table:table-cell>
          <table:table-cell office:value-type="float" office:value="3.2700188" calcext:value-type="float">
            <text:p>3.2700188</text:p>
          </table:table-cell>
          <table:table-cell office:value-type="float" office:value="1.5779159" calcext:value-type="float">
            <text:p>1.5779159</text:p>
          </table:table-cell>
          <table:table-cell office:value-type="float" office:value="2.4445949" calcext:value-type="float">
            <text:p>2.4445949</text:p>
          </table:table-cell>
          <table:table-cell office:value-type="float" office:value="0.611581" calcext:value-type="float">
            <text:p>0.611581</text:p>
          </table:table-cell>
          <table:table-cell office:value-type="float" office:value="4.301558" calcext:value-type="float">
            <text:p>4.301558</text:p>
          </table:table-cell>
          <table:table-cell office:value-type="float" office:value="0.093427524" calcext:value-type="float">
            <text:p>0.093427524</text:p>
          </table:table-cell>
          <table:table-cell table:formula="of:=AVERAGE([.B685:.K685])" office:value-type="float" office:value="1.5719751804" calcext:value-type="float">
            <text:p>1.5719751804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office:value-type="float" office:value="2.8508296" calcext:value-type="float">
            <text:p>2.8508296</text:p>
          </table:table-cell>
          <table:table-cell office:value-type="float" office:value="0.9201432" calcext:value-type="float">
            <text:p>0.9201432</text:p>
          </table:table-cell>
          <table:table-cell office:value-type="float" office:value="0.1519325" calcext:value-type="float">
            <text:p>0.1519325</text:p>
          </table:table-cell>
          <table:table-cell office:value-type="float" office:value="1.3503567" calcext:value-type="float">
            <text:p>1.3503567</text:p>
          </table:table-cell>
          <table:table-cell office:value-type="float" office:value="3.5124044" calcext:value-type="float">
            <text:p>3.5124044</text:p>
          </table:table-cell>
          <table:table-cell office:value-type="float" office:value="1.5886465" calcext:value-type="float">
            <text:p>1.5886465</text:p>
          </table:table-cell>
          <table:table-cell office:value-type="float" office:value="2.6004317" calcext:value-type="float">
            <text:p>2.6004317</text:p>
          </table:table-cell>
          <table:table-cell office:value-type="float" office:value="0.66169214" calcext:value-type="float">
            <text:p>0.66169214</text:p>
          </table:table-cell>
          <table:table-cell office:value-type="float" office:value="4.301558" calcext:value-type="float">
            <text:p>4.301558</text:p>
          </table:table-cell>
          <table:table-cell office:value-type="float" office:value="0.12077694" calcext:value-type="float">
            <text:p>0.12077694</text:p>
          </table:table-cell>
          <table:table-cell table:formula="of:=AVERAGE([.B686:.K686])" office:value-type="float" office:value="1.805877168" calcext:value-type="float">
            <text:p>1.805877168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office:value-type="float" office:value="2.8753135" calcext:value-type="float">
            <text:p>2.8753135</text:p>
          </table:table-cell>
          <table:table-cell office:value-type="float" office:value="0.91712075" calcext:value-type="float">
            <text:p>0.91712075</text:p>
          </table:table-cell>
          <table:table-cell office:value-type="float" office:value="0.14997767" calcext:value-type="float">
            <text:p>0.14997767</text:p>
          </table:table-cell>
          <table:table-cell office:value-type="float" office:value="1.3769647" calcext:value-type="float">
            <text:p>1.3769647</text:p>
          </table:table-cell>
          <table:table-cell office:value-type="float" office:value="3.2677214" calcext:value-type="float">
            <text:p>3.2677214</text:p>
          </table:table-cell>
          <table:table-cell office:value-type="float" office:value="1.1707468" calcext:value-type="float">
            <text:p>1.1707468</text:p>
          </table:table-cell>
          <table:table-cell office:value-type="float" office:value="2.3657455" calcext:value-type="float">
            <text:p>2.3657455</text:p>
          </table:table-cell>
          <table:table-cell office:value-type="float" office:value="0.4915693" calcext:value-type="float">
            <text:p>0.4915693</text:p>
          </table:table-cell>
          <table:table-cell office:value-type="float" office:value="4.2325478" calcext:value-type="float">
            <text:p>4.2325478</text:p>
          </table:table-cell>
          <table:table-cell office:value-type="float" office:value="0.10979764" calcext:value-type="float">
            <text:p>0.10979764</text:p>
          </table:table-cell>
          <table:table-cell table:formula="of:=AVERAGE([.B687:.K687])" office:value-type="float" office:value="1.695750506" calcext:value-type="float">
            <text:p>1.695750506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office:value-type="float" office:value="2.9292262" calcext:value-type="float">
            <text:p>2.9292262</text:p>
          </table:table-cell>
          <table:table-cell office:value-type="float" office:value="0.8812771" calcext:value-type="float">
            <text:p>0.8812771</text:p>
          </table:table-cell>
          <table:table-cell office:value-type="float" office:value="0.1519325" calcext:value-type="float">
            <text:p>0.1519325</text:p>
          </table:table-cell>
          <table:table-cell office:value-type="float" office:value="1.3959792" calcext:value-type="float">
            <text:p>1.3959792</text:p>
          </table:table-cell>
          <table:table-cell office:value-type="float" office:value="3.4168775" calcext:value-type="float">
            <text:p>3.4168775</text:p>
          </table:table-cell>
          <table:table-cell office:value-type="float" office:value="1.7570915" calcext:value-type="float">
            <text:p>1.7570915</text:p>
          </table:table-cell>
          <table:table-cell office:value-type="float" office:value="2.4444788" calcext:value-type="float">
            <text:p>2.4444788</text:p>
          </table:table-cell>
          <table:table-cell office:value-type="float" office:value="0.62867624" calcext:value-type="float">
            <text:p>0.62867624</text:p>
          </table:table-cell>
          <table:table-cell office:value-type="float" office:value="4.32224" calcext:value-type="float">
            <text:p>4.32224</text:p>
          </table:table-cell>
          <table:table-cell office:value-type="float" office:value="0.107683405" calcext:value-type="float">
            <text:p>0.107683405</text:p>
          </table:table-cell>
          <table:table-cell table:formula="of:=AVERAGE([.B688:.K688])" office:value-type="float" office:value="1.8035462445" calcext:value-type="float">
            <text:p>1.8035462445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office:value-type="float" office:value="2.850336" calcext:value-type="float">
            <text:p>2.850336</text:p>
          </table:table-cell>
          <table:table-cell office:value-type="float" office:value="0.87771755" calcext:value-type="float">
            <text:p>0.87771755</text:p>
          </table:table-cell>
          <table:table-cell office:value-type="float" office:value="0.13961883" calcext:value-type="float">
            <text:p>0.13961883</text:p>
          </table:table-cell>
          <table:table-cell office:value-type="float" office:value="1.367511" calcext:value-type="float">
            <text:p>1.367511</text:p>
          </table:table-cell>
          <table:table-cell office:value-type="float" office:value="3.4508567" calcext:value-type="float">
            <text:p>3.4508567</text:p>
          </table:table-cell>
          <table:table-cell office:value-type="float" office:value="1.1569986" calcext:value-type="float">
            <text:p>1.1569986</text:p>
          </table:table-cell>
          <table:table-cell office:value-type="float" office:value="2.4509783" calcext:value-type="float">
            <text:p>2.4509783</text:p>
          </table:table-cell>
          <table:table-cell office:value-type="float" office:value="0.6542711" calcext:value-type="float">
            <text:p>0.6542711</text:p>
          </table:table-cell>
          <table:table-cell office:value-type="float" office:value="4.32224" calcext:value-type="float">
            <text:p>4.32224</text:p>
          </table:table-cell>
          <table:table-cell office:value-type="float" office:value="0.12149404" calcext:value-type="float">
            <text:p>0.12149404</text:p>
          </table:table-cell>
          <table:table-cell table:formula="of:=AVERAGE([.B689:.K689])" office:value-type="float" office:value="1.739202212" calcext:value-type="float">
            <text:p>1.739202212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office:value-type="float" office:value="2.9292262" calcext:value-type="float">
            <text:p>2.9292262</text:p>
          </table:table-cell>
          <table:table-cell office:value-type="float" office:value="0.93234205" calcext:value-type="float">
            <text:p>0.93234205</text:p>
          </table:table-cell>
          <table:table-cell office:value-type="float" office:value="0.13650547" calcext:value-type="float">
            <text:p>0.13650547</text:p>
          </table:table-cell>
          <table:table-cell office:value-type="float" office:value="1.2022045" calcext:value-type="float">
            <text:p>1.2022045</text:p>
          </table:table-cell>
          <table:table-cell office:value-type="float" office:value="3.492716" calcext:value-type="float">
            <text:p>3.492716</text:p>
          </table:table-cell>
          <table:table-cell office:value-type="float" office:value="1.0755736" calcext:value-type="float">
            <text:p>1.0755736</text:p>
          </table:table-cell>
          <table:table-cell office:value-type="float" office:value="1.3634442" calcext:value-type="float">
            <text:p>1.3634442</text:p>
          </table:table-cell>
          <table:table-cell office:value-type="float" office:value="0.5368882" calcext:value-type="float">
            <text:p>0.5368882</text:p>
          </table:table-cell>
          <table:table-cell office:value-type="float" office:value="4.320909" calcext:value-type="float">
            <text:p>4.320909</text:p>
          </table:table-cell>
          <table:table-cell office:value-type="float" office:value="0.11591638" calcext:value-type="float">
            <text:p>0.11591638</text:p>
          </table:table-cell>
          <table:table-cell table:formula="of:=AVERAGE([.B690:.K690])" office:value-type="float" office:value="1.61057256" calcext:value-type="float">
            <text:p>1.61057256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office:value-type="float" office:value="2.8753135" calcext:value-type="float">
            <text:p>2.8753135</text:p>
          </table:table-cell>
          <table:table-cell office:value-type="float" office:value="0.9974809" calcext:value-type="float">
            <text:p>0.9974809</text:p>
          </table:table-cell>
          <table:table-cell office:value-type="float" office:value="0.14833373" calcext:value-type="float">
            <text:p>0.14833373</text:p>
          </table:table-cell>
          <table:table-cell office:value-type="float" office:value="1.4079227" calcext:value-type="float">
            <text:p>1.4079227</text:p>
          </table:table-cell>
          <table:table-cell office:value-type="float" office:value="3.5289886" calcext:value-type="float">
            <text:p>3.5289886</text:p>
          </table:table-cell>
          <table:table-cell office:value-type="float" office:value="1.5418957" calcext:value-type="float">
            <text:p>1.5418957</text:p>
          </table:table-cell>
          <table:table-cell office:value-type="float" office:value="1.535601" calcext:value-type="float">
            <text:p>1.535601</text:p>
          </table:table-cell>
          <table:table-cell office:value-type="float" office:value="0.6290082" calcext:value-type="float">
            <text:p>0.6290082</text:p>
          </table:table-cell>
          <table:table-cell office:value-type="float" office:value="4.296592" calcext:value-type="float">
            <text:p>4.296592</text:p>
          </table:table-cell>
          <table:table-cell office:value-type="float" office:value="0.08514503" calcext:value-type="float">
            <text:p>0.08514503</text:p>
          </table:table-cell>
          <table:table-cell table:formula="of:=AVERAGE([.B691:.K691])" office:value-type="float" office:value="1.704628136" calcext:value-type="float">
            <text:p>1.704628136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office:value-type="float" office:value="2.902988" calcext:value-type="float">
            <text:p>2.902988</text:p>
          </table:table-cell>
          <table:table-cell office:value-type="float" office:value="0.9998117" calcext:value-type="float">
            <text:p>0.9998117</text:p>
          </table:table-cell>
          <table:table-cell office:value-type="float" office:value="0.14503565" calcext:value-type="float">
            <text:p>0.14503565</text:p>
          </table:table-cell>
          <table:table-cell office:value-type="float" office:value="1.3967657" calcext:value-type="float">
            <text:p>1.3967657</text:p>
          </table:table-cell>
          <table:table-cell office:value-type="float" office:value="3.5289886" calcext:value-type="float">
            <text:p>3.5289886</text:p>
          </table:table-cell>
          <table:table-cell office:value-type="float" office:value="1.5780122" calcext:value-type="float">
            <text:p>1.5780122</text:p>
          </table:table-cell>
          <table:table-cell office:value-type="float" office:value="1.4882845" calcext:value-type="float">
            <text:p>1.4882845</text:p>
          </table:table-cell>
          <table:table-cell office:value-type="float" office:value="0.6634217" calcext:value-type="float">
            <text:p>0.6634217</text:p>
          </table:table-cell>
          <table:table-cell office:value-type="float" office:value="4.3041954" calcext:value-type="float">
            <text:p>4.3041954</text:p>
          </table:table-cell>
          <table:table-cell office:value-type="float" office:value="0.08404804" calcext:value-type="float">
            <text:p>0.08404804</text:p>
          </table:table-cell>
          <table:table-cell table:formula="of:=AVERAGE([.B692:.K692])" office:value-type="float" office:value="1.709155149" calcext:value-type="float">
            <text:p>1.709155149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office:value-type="float" office:value="2.4870942" calcext:value-type="float">
            <text:p>2.4870942</text:p>
          </table:table-cell>
          <table:table-cell office:value-type="float" office:value="0.8899336" calcext:value-type="float">
            <text:p>0.8899336</text:p>
          </table:table-cell>
          <table:table-cell office:value-type="float" office:value="0.15199478" calcext:value-type="float">
            <text:p>0.15199478</text:p>
          </table:table-cell>
          <table:table-cell office:value-type="float" office:value="1.4025036" calcext:value-type="float">
            <text:p>1.4025036</text:p>
          </table:table-cell>
          <table:table-cell office:value-type="float" office:value="3.458669" calcext:value-type="float">
            <text:p>3.458669</text:p>
          </table:table-cell>
          <table:table-cell office:value-type="float" office:value="1.5598792" calcext:value-type="float">
            <text:p>1.5598792</text:p>
          </table:table-cell>
          <table:table-cell office:value-type="float" office:value="1.5106659" calcext:value-type="float">
            <text:p>1.5106659</text:p>
          </table:table-cell>
          <table:table-cell office:value-type="float" office:value="0.49119562" calcext:value-type="float">
            <text:p>0.49119562</text:p>
          </table:table-cell>
          <table:table-cell office:value-type="float" office:value="4.3401194" calcext:value-type="float">
            <text:p>4.3401194</text:p>
          </table:table-cell>
          <table:table-cell office:value-type="float" office:value="0.09084893" calcext:value-type="float">
            <text:p>0.09084893</text:p>
          </table:table-cell>
          <table:table-cell table:formula="of:=AVERAGE([.B693:.K693])" office:value-type="float" office:value="1.638290423" calcext:value-type="float">
            <text:p>1.638290423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office:value-type="float" office:value="2.7452743" calcext:value-type="float">
            <text:p>2.7452743</text:p>
          </table:table-cell>
          <table:table-cell office:value-type="float" office:value="0.90492386" calcext:value-type="float">
            <text:p>0.90492386</text:p>
          </table:table-cell>
          <table:table-cell office:value-type="float" office:value="0.14011718" calcext:value-type="float">
            <text:p>0.14011718</text:p>
          </table:table-cell>
          <table:table-cell office:value-type="float" office:value="1.4084173" calcext:value-type="float">
            <text:p>1.4084173</text:p>
          </table:table-cell>
          <table:table-cell office:value-type="float" office:value="3.496147" calcext:value-type="float">
            <text:p>3.496147</text:p>
          </table:table-cell>
          <table:table-cell office:value-type="float" office:value="1.0664523" calcext:value-type="float">
            <text:p>1.0664523</text:p>
          </table:table-cell>
          <table:table-cell office:value-type="float" office:value="1.3732421" calcext:value-type="float">
            <text:p>1.3732421</text:p>
          </table:table-cell>
          <table:table-cell office:value-type="float" office:value="0.62822556" calcext:value-type="float">
            <text:p>0.62822556</text:p>
          </table:table-cell>
          <table:table-cell office:value-type="float" office:value="4.349894" calcext:value-type="float">
            <text:p>4.349894</text:p>
          </table:table-cell>
          <table:table-cell office:value-type="float" office:value="0.09310902" calcext:value-type="float">
            <text:p>0.09310902</text:p>
          </table:table-cell>
          <table:table-cell table:formula="of:=AVERAGE([.B694:.K694])" office:value-type="float" office:value="1.620580262" calcext:value-type="float">
            <text:p>1.620580262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office:value-type="float" office:value="2.7305508" calcext:value-type="float">
            <text:p>2.7305508</text:p>
          </table:table-cell>
          <table:table-cell office:value-type="float" office:value="0.98097444" calcext:value-type="float">
            <text:p>0.98097444</text:p>
          </table:table-cell>
          <table:table-cell office:value-type="float" office:value="0.14503565" calcext:value-type="float">
            <text:p>0.14503565</text:p>
          </table:table-cell>
          <table:table-cell office:value-type="float" office:value="1.4079227" calcext:value-type="float">
            <text:p>1.4079227</text:p>
          </table:table-cell>
          <table:table-cell office:value-type="float" office:value="3.496147" calcext:value-type="float">
            <text:p>3.496147</text:p>
          </table:table-cell>
          <table:table-cell office:value-type="float" office:value="1.5593735" calcext:value-type="float">
            <text:p>1.5593735</text:p>
          </table:table-cell>
          <table:table-cell office:value-type="float" office:value="1.4426432" calcext:value-type="float">
            <text:p>1.4426432</text:p>
          </table:table-cell>
          <table:table-cell office:value-type="float" office:value="0.6438874" calcext:value-type="float">
            <text:p>0.6438874</text:p>
          </table:table-cell>
          <table:table-cell office:value-type="float" office:value="4.33963" calcext:value-type="float">
            <text:p>4.33963</text:p>
          </table:table-cell>
          <table:table-cell office:value-type="float" office:value="0.110228196" calcext:value-type="float">
            <text:p>0.110228196</text:p>
          </table:table-cell>
          <table:table-cell table:formula="of:=AVERAGE([.B695:.K695])" office:value-type="float" office:value="1.6856392886" calcext:value-type="float">
            <text:p>1.6856392886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office:value-type="float" office:value="1.4262542" calcext:value-type="float">
            <text:p>1.4262542</text:p>
          </table:table-cell>
          <table:table-cell office:value-type="float" office:value="0.9413603" calcext:value-type="float">
            <text:p>0.9413603</text:p>
          </table:table-cell>
          <table:table-cell office:value-type="float" office:value="0.13629815" calcext:value-type="float">
            <text:p>0.13629815</text:p>
          </table:table-cell>
          <table:table-cell office:value-type="float" office:value="1.3927486" calcext:value-type="float">
            <text:p>1.3927486</text:p>
          </table:table-cell>
          <table:table-cell office:value-type="float" office:value="3.3844805" calcext:value-type="float">
            <text:p>3.3844805</text:p>
          </table:table-cell>
          <table:table-cell office:value-type="float" office:value="1.5534313" calcext:value-type="float">
            <text:p>1.5534313</text:p>
          </table:table-cell>
          <table:table-cell office:value-type="float" office:value="1.4856437" calcext:value-type="float">
            <text:p>1.4856437</text:p>
          </table:table-cell>
          <table:table-cell office:value-type="float" office:value="0.64888287" calcext:value-type="float">
            <text:p>0.64888287</text:p>
          </table:table-cell>
          <table:table-cell office:value-type="float" office:value="4.332592" calcext:value-type="float">
            <text:p>4.332592</text:p>
          </table:table-cell>
          <table:table-cell office:value-type="float" office:value="0.113647886" calcext:value-type="float">
            <text:p>0.113647886</text:p>
          </table:table-cell>
          <table:table-cell table:formula="of:=AVERAGE([.B696:.K696])" office:value-type="float" office:value="1.5415339506" calcext:value-type="float">
            <text:p>1.5415339506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office:value-type="float" office:value="1.86118" calcext:value-type="float">
            <text:p>1.86118</text:p>
          </table:table-cell>
          <table:table-cell office:value-type="float" office:value="0.8901294" calcext:value-type="float">
            <text:p>0.8901294</text:p>
          </table:table-cell>
          <table:table-cell office:value-type="float" office:value="0.14411187" calcext:value-type="float">
            <text:p>0.14411187</text:p>
          </table:table-cell>
          <table:table-cell office:value-type="float" office:value="1.4046569" calcext:value-type="float">
            <text:p>1.4046569</text:p>
          </table:table-cell>
          <table:table-cell office:value-type="float" office:value="3.430089" calcext:value-type="float">
            <text:p>3.430089</text:p>
          </table:table-cell>
          <table:table-cell office:value-type="float" office:value="1.5580316" calcext:value-type="float">
            <text:p>1.5580316</text:p>
          </table:table-cell>
          <table:table-cell office:value-type="float" office:value="1.289011" calcext:value-type="float">
            <text:p>1.289011</text:p>
          </table:table-cell>
          <table:table-cell office:value-type="float" office:value="0.5369631" calcext:value-type="float">
            <text:p>0.5369631</text:p>
          </table:table-cell>
          <table:table-cell office:value-type="float" office:value="4.33436" calcext:value-type="float">
            <text:p>4.33436</text:p>
          </table:table-cell>
          <table:table-cell office:value-type="float" office:value="0.113167666" calcext:value-type="float">
            <text:p>0.113167666</text:p>
          </table:table-cell>
          <table:table-cell table:formula="of:=AVERAGE([.B697:.K697])" office:value-type="float" office:value="1.5561700536" calcext:value-type="float">
            <text:p>1.5561700536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office:value-type="float" office:value="2.3605738" calcext:value-type="float">
            <text:p>2.3605738</text:p>
          </table:table-cell>
          <table:table-cell office:value-type="float" office:value="1.000616" calcext:value-type="float">
            <text:p>1.000616</text:p>
          </table:table-cell>
          <table:table-cell office:value-type="float" office:value="0.1460636" calcext:value-type="float">
            <text:p>0.1460636</text:p>
          </table:table-cell>
          <table:table-cell office:value-type="float" office:value="1.4050899" calcext:value-type="float">
            <text:p>1.4050899</text:p>
          </table:table-cell>
          <table:table-cell office:value-type="float" office:value="3.5289886" calcext:value-type="float">
            <text:p>3.5289886</text:p>
          </table:table-cell>
          <table:table-cell office:value-type="float" office:value="1.5580943" calcext:value-type="float">
            <text:p>1.5580943</text:p>
          </table:table-cell>
          <table:table-cell office:value-type="float" office:value="1.230515" calcext:value-type="float">
            <text:p>1.230515</text:p>
          </table:table-cell>
          <table:table-cell office:value-type="float" office:value="0.5427647" calcext:value-type="float">
            <text:p>0.5427647</text:p>
          </table:table-cell>
          <table:table-cell office:value-type="float" office:value="4.2229514" calcext:value-type="float">
            <text:p>4.2229514</text:p>
          </table:table-cell>
          <table:table-cell office:value-type="float" office:value="0.07383704" calcext:value-type="float">
            <text:p>0.07383704</text:p>
          </table:table-cell>
          <table:table-cell table:formula="of:=AVERAGE([.B698:.K698])" office:value-type="float" office:value="1.606949434" calcext:value-type="float">
            <text:p>1.606949434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office:value-type="float" office:value="1.8995306" calcext:value-type="float">
            <text:p>1.8995306</text:p>
          </table:table-cell>
          <table:table-cell office:value-type="float" office:value="0.989448" calcext:value-type="float">
            <text:p>0.989448</text:p>
          </table:table-cell>
          <table:table-cell office:value-type="float" office:value="0.1430707" calcext:value-type="float">
            <text:p>0.1430707</text:p>
          </table:table-cell>
          <table:table-cell office:value-type="float" office:value="1.394468" calcext:value-type="float">
            <text:p>1.394468</text:p>
          </table:table-cell>
          <table:table-cell office:value-type="float" office:value="3.4217799" calcext:value-type="float">
            <text:p>3.4217799</text:p>
          </table:table-cell>
          <table:table-cell office:value-type="float" office:value="1.6605141" calcext:value-type="float">
            <text:p>1.6605141</text:p>
          </table:table-cell>
          <table:table-cell office:value-type="float" office:value="1.4988991" calcext:value-type="float">
            <text:p>1.4988991</text:p>
          </table:table-cell>
          <table:table-cell office:value-type="float" office:value="0.5938705" calcext:value-type="float">
            <text:p>0.5938705</text:p>
          </table:table-cell>
          <table:table-cell office:value-type="float" office:value="4.2951093" calcext:value-type="float">
            <text:p>4.2951093</text:p>
          </table:table-cell>
          <table:table-cell office:value-type="float" office:value="0.07970105" calcext:value-type="float">
            <text:p>0.07970105</text:p>
          </table:table-cell>
          <table:table-cell table:formula="of:=AVERAGE([.B699:.K699])" office:value-type="float" office:value="1.597639125" calcext:value-type="float">
            <text:p>1.597639125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office:value-type="float" office:value="1.0568309" calcext:value-type="float">
            <text:p>1.0568309</text:p>
          </table:table-cell>
          <table:table-cell office:value-type="float" office:value="0.9147883" calcext:value-type="float">
            <text:p>0.9147883</text:p>
          </table:table-cell>
          <table:table-cell office:value-type="float" office:value="0.15207823" calcext:value-type="float">
            <text:p>0.15207823</text:p>
          </table:table-cell>
          <table:table-cell office:value-type="float" office:value="1.1629733" calcext:value-type="float">
            <text:p>1.1629733</text:p>
          </table:table-cell>
          <table:table-cell office:value-type="float" office:value="3.496147" calcext:value-type="float">
            <text:p>3.496147</text:p>
          </table:table-cell>
          <table:table-cell office:value-type="float" office:value="1.693494" calcext:value-type="float">
            <text:p>1.693494</text:p>
          </table:table-cell>
          <table:table-cell office:value-type="float" office:value="1.3899719" calcext:value-type="float">
            <text:p>1.3899719</text:p>
          </table:table-cell>
          <table:table-cell office:value-type="float" office:value="0.61352766" calcext:value-type="float">
            <text:p>0.61352766</text:p>
          </table:table-cell>
          <table:table-cell office:value-type="float" office:value="4.3569603" calcext:value-type="float">
            <text:p>4.3569603</text:p>
          </table:table-cell>
          <table:table-cell office:value-type="float" office:value="0.08627764" calcext:value-type="float">
            <text:p>0.08627764</text:p>
          </table:table-cell>
          <table:table-cell table:formula="of:=AVERAGE([.B700:.K700])" office:value-type="float" office:value="1.492304923" calcext:value-type="float">
            <text:p>1.492304923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office:value-type="float" office:value="2.2899165" calcext:value-type="float">
            <text:p>2.2899165</text:p>
          </table:table-cell>
          <table:table-cell office:value-type="float" office:value="1.0369911" calcext:value-type="float">
            <text:p>1.0369911</text:p>
          </table:table-cell>
          <table:table-cell office:value-type="float" office:value="0.15496077" calcext:value-type="float">
            <text:p>0.15496077</text:p>
          </table:table-cell>
          <table:table-cell office:value-type="float" office:value="1.3855826" calcext:value-type="float">
            <text:p>1.3855826</text:p>
          </table:table-cell>
          <table:table-cell office:value-type="float" office:value="3.5289886" calcext:value-type="float">
            <text:p>3.5289886</text:p>
          </table:table-cell>
          <table:table-cell office:value-type="float" office:value="1.0816064" calcext:value-type="float">
            <text:p>1.0816064</text:p>
          </table:table-cell>
          <table:table-cell office:value-type="float" office:value="1.5097144" calcext:value-type="float">
            <text:p>1.5097144</text:p>
          </table:table-cell>
          <table:table-cell office:value-type="float" office:value="0.6521085" calcext:value-type="float">
            <text:p>0.6521085</text:p>
          </table:table-cell>
          <table:table-cell office:value-type="float" office:value="4.3245335" calcext:value-type="float">
            <text:p>4.3245335</text:p>
          </table:table-cell>
          <table:table-cell office:value-type="float" office:value="0.07905033" calcext:value-type="float">
            <text:p>0.07905033</text:p>
          </table:table-cell>
          <table:table-cell table:formula="of:=AVERAGE([.B701:.K701])" office:value-type="float" office:value="1.60434527" calcext:value-type="float">
            <text:p>1.60434527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office:value-type="float" office:value="2.0969381" calcext:value-type="float">
            <text:p>2.0969381</text:p>
          </table:table-cell>
          <table:table-cell office:value-type="float" office:value="0.6244495" calcext:value-type="float">
            <text:p>0.6244495</text:p>
          </table:table-cell>
          <table:table-cell office:value-type="float" office:value="0.15202801" calcext:value-type="float">
            <text:p>0.15202801</text:p>
          </table:table-cell>
          <table:table-cell office:value-type="float" office:value="1.3761193" calcext:value-type="float">
            <text:p>1.3761193</text:p>
          </table:table-cell>
          <table:table-cell office:value-type="float" office:value="3.4959912" calcext:value-type="float">
            <text:p>3.4959912</text:p>
          </table:table-cell>
          <table:table-cell office:value-type="float" office:value="1.6079298" calcext:value-type="float">
            <text:p>1.6079298</text:p>
          </table:table-cell>
          <table:table-cell office:value-type="float" office:value="1.4954555" calcext:value-type="float">
            <text:p>1.4954555</text:p>
          </table:table-cell>
          <table:table-cell office:value-type="float" office:value="0.498815" calcext:value-type="float">
            <text:p>0.498815</text:p>
          </table:table-cell>
          <table:table-cell office:value-type="float" office:value="4.22329" calcext:value-type="float">
            <text:p>4.22329</text:p>
          </table:table-cell>
          <table:table-cell office:value-type="float" office:value="0.11090305" calcext:value-type="float">
            <text:p>0.11090305</text:p>
          </table:table-cell>
          <table:table-cell table:formula="of:=AVERAGE([.B702:.K702])" office:value-type="float" office:value="1.568191946" calcext:value-type="float">
            <text:p>1.568191946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office:value-type="float" office:value="1.1364204" calcext:value-type="float">
            <text:p>1.1364204</text:p>
          </table:table-cell>
          <table:table-cell office:value-type="float" office:value="0.5836855" calcext:value-type="float">
            <text:p>0.5836855</text:p>
          </table:table-cell>
          <table:table-cell office:value-type="float" office:value="0.14311703" calcext:value-type="float">
            <text:p>0.14311703</text:p>
          </table:table-cell>
          <table:table-cell office:value-type="float" office:value="1.4065348" calcext:value-type="float">
            <text:p>1.4065348</text:p>
          </table:table-cell>
          <table:table-cell office:value-type="float" office:value="3.458669" calcext:value-type="float">
            <text:p>3.458669</text:p>
          </table:table-cell>
          <table:table-cell office:value-type="float" office:value="1.5890125" calcext:value-type="float">
            <text:p>1.5890125</text:p>
          </table:table-cell>
          <table:table-cell office:value-type="float" office:value="1.230515" calcext:value-type="float">
            <text:p>1.230515</text:p>
          </table:table-cell>
          <table:table-cell office:value-type="float" office:value="0.65191066" calcext:value-type="float">
            <text:p>0.65191066</text:p>
          </table:table-cell>
          <table:table-cell office:value-type="float" office:value="4.222748" calcext:value-type="float">
            <text:p>4.222748</text:p>
          </table:table-cell>
          <table:table-cell office:value-type="float" office:value="0.11174047" calcext:value-type="float">
            <text:p>0.11174047</text:p>
          </table:table-cell>
          <table:table-cell table:formula="of:=AVERAGE([.B703:.K703])" office:value-type="float" office:value="1.453435336" calcext:value-type="float">
            <text:p>1.453435336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office:value-type="float" office:value="1.053612" calcext:value-type="float">
            <text:p>1.053612</text:p>
          </table:table-cell>
          <table:table-cell office:value-type="float" office:value="0.6221967" calcext:value-type="float">
            <text:p>0.6221967</text:p>
          </table:table-cell>
          <table:table-cell office:value-type="float" office:value="0.15487364" calcext:value-type="float">
            <text:p>0.15487364</text:p>
          </table:table-cell>
          <table:table-cell office:value-type="float" office:value="1.3135388" calcext:value-type="float">
            <text:p>1.3135388</text:p>
          </table:table-cell>
          <table:table-cell office:value-type="float" office:value="3.3028498" calcext:value-type="float">
            <text:p>3.3028498</text:p>
          </table:table-cell>
          <table:table-cell office:value-type="float" office:value="1.6462331" calcext:value-type="float">
            <text:p>1.6462331</text:p>
          </table:table-cell>
          <table:table-cell office:value-type="float" office:value="1.389991" calcext:value-type="float">
            <text:p>1.389991</text:p>
          </table:table-cell>
          <table:table-cell office:value-type="float" office:value="0.49721593" calcext:value-type="float">
            <text:p>0.49721593</text:p>
          </table:table-cell>
          <table:table-cell office:value-type="float" office:value="4.333351" calcext:value-type="float">
            <text:p>4.333351</text:p>
          </table:table-cell>
          <table:table-cell office:value-type="float" office:value="0.113597" calcext:value-type="float">
            <text:p>0.113597</text:p>
          </table:table-cell>
          <table:table-cell table:formula="of:=AVERAGE([.B704:.K704])" office:value-type="float" office:value="1.442745897" calcext:value-type="float">
            <text:p>1.442745897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office:value-type="float" office:value="0.7808743" calcext:value-type="float">
            <text:p>0.7808743</text:p>
          </table:table-cell>
          <table:table-cell office:value-type="float" office:value="0.9076654" calcext:value-type="float">
            <text:p>0.9076654</text:p>
          </table:table-cell>
          <table:table-cell office:value-type="float" office:value="0.15487364" calcext:value-type="float">
            <text:p>0.15487364</text:p>
          </table:table-cell>
          <table:table-cell office:value-type="float" office:value="1.3391355" calcext:value-type="float">
            <text:p>1.3391355</text:p>
          </table:table-cell>
          <table:table-cell office:value-type="float" office:value="3.4959912" calcext:value-type="float">
            <text:p>3.4959912</text:p>
          </table:table-cell>
          <table:table-cell office:value-type="float" office:value="1.6334354" calcext:value-type="float">
            <text:p>1.6334354</text:p>
          </table:table-cell>
          <table:table-cell office:value-type="float" office:value="1.22972" calcext:value-type="float">
            <text:p>1.22972</text:p>
          </table:table-cell>
          <table:table-cell office:value-type="float" office:value="0.6197268" calcext:value-type="float">
            <text:p>0.6197268</text:p>
          </table:table-cell>
          <table:table-cell office:value-type="float" office:value="4.3558254" calcext:value-type="float">
            <text:p>4.3558254</text:p>
          </table:table-cell>
          <table:table-cell office:value-type="float" office:value="0.088739276" calcext:value-type="float">
            <text:p>0.088739276</text:p>
          </table:table-cell>
          <table:table-cell table:formula="of:=AVERAGE([.B705:.K705])" office:value-type="float" office:value="1.4605986916" calcext:value-type="float">
            <text:p>1.4605986916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office:value-type="float" office:value="0.45108414" calcext:value-type="float">
            <text:p>0.45108414</text:p>
          </table:table-cell>
          <table:table-cell office:value-type="float" office:value="0.86739457" calcext:value-type="float">
            <text:p>0.86739457</text:p>
          </table:table-cell>
          <table:table-cell office:value-type="float" office:value="0.14900675" calcext:value-type="float">
            <text:p>0.14900675</text:p>
          </table:table-cell>
          <table:table-cell office:value-type="float" office:value="1.3092556" calcext:value-type="float">
            <text:p>1.3092556</text:p>
          </table:table-cell>
          <table:table-cell office:value-type="float" office:value="3.3862553" calcext:value-type="float">
            <text:p>3.3862553</text:p>
          </table:table-cell>
          <table:table-cell office:value-type="float" office:value="1.7532574" calcext:value-type="float">
            <text:p>1.7532574</text:p>
          </table:table-cell>
          <table:table-cell office:value-type="float" office:value="1.3889886" calcext:value-type="float">
            <text:p>1.3889886</text:p>
          </table:table-cell>
          <table:table-cell office:value-type="float" office:value="0.65545225" calcext:value-type="float">
            <text:p>0.65545225</text:p>
          </table:table-cell>
          <table:table-cell office:value-type="float" office:value="4.340353" calcext:value-type="float">
            <text:p>4.340353</text:p>
          </table:table-cell>
          <table:table-cell office:value-type="float" office:value="0.08592519" calcext:value-type="float">
            <text:p>0.08592519</text:p>
          </table:table-cell>
          <table:table-cell table:formula="of:=AVERAGE([.B706:.K706])" office:value-type="float" office:value="1.43869728" calcext:value-type="float">
            <text:p>1.43869728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office:value-type="float" office:value="0.75335246" calcext:value-type="float">
            <text:p>0.75335246</text:p>
          </table:table-cell>
          <table:table-cell office:value-type="float" office:value="0.9025835" calcext:value-type="float">
            <text:p>0.9025835</text:p>
          </table:table-cell>
          <table:table-cell office:value-type="float" office:value="0.14900675" calcext:value-type="float">
            <text:p>0.14900675</text:p>
          </table:table-cell>
          <table:table-cell office:value-type="float" office:value="1.3915321" calcext:value-type="float">
            <text:p>1.3915321</text:p>
          </table:table-cell>
          <table:table-cell office:value-type="float" office:value="3.4013898" calcext:value-type="float">
            <text:p>3.4013898</text:p>
          </table:table-cell>
          <table:table-cell office:value-type="float" office:value="1.7532574" calcext:value-type="float">
            <text:p>1.7532574</text:p>
          </table:table-cell>
          <table:table-cell office:value-type="float" office:value="1.297603" calcext:value-type="float">
            <text:p>1.297603</text:p>
          </table:table-cell>
          <table:table-cell office:value-type="float" office:value="0.48599502" calcext:value-type="float">
            <text:p>0.48599502</text:p>
          </table:table-cell>
          <table:table-cell office:value-type="float" office:value="4.3951945" calcext:value-type="float">
            <text:p>4.3951945</text:p>
          </table:table-cell>
          <table:table-cell office:value-type="float" office:value="0.08613361" calcext:value-type="float">
            <text:p>0.08613361</text:p>
          </table:table-cell>
          <table:table-cell table:formula="of:=AVERAGE([.B707:.K707])" office:value-type="float" office:value="1.461604814" calcext:value-type="float">
            <text:p>1.461604814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office:value-type="float" office:value="0.48201" calcext:value-type="float">
            <text:p>0.48201</text:p>
          </table:table-cell>
          <table:table-cell office:value-type="float" office:value="0.9051127" calcext:value-type="float">
            <text:p>0.9051127</text:p>
          </table:table-cell>
          <table:table-cell office:value-type="float" office:value="0.14948697" calcext:value-type="float">
            <text:p>0.14948697</text:p>
          </table:table-cell>
          <table:table-cell office:value-type="float" office:value="1.230602" calcext:value-type="float">
            <text:p>1.230602</text:p>
          </table:table-cell>
          <table:table-cell office:value-type="float" office:value="3.3849597" calcext:value-type="float">
            <text:p>3.3849597</text:p>
          </table:table-cell>
          <table:table-cell office:value-type="float" office:value="1.6061013" calcext:value-type="float">
            <text:p>1.6061013</text:p>
          </table:table-cell>
          <table:table-cell office:value-type="float" office:value="1.4632177" calcext:value-type="float">
            <text:p>1.4632177</text:p>
          </table:table-cell>
          <table:table-cell office:value-type="float" office:value="0.5418826" calcext:value-type="float">
            <text:p>0.5418826</text:p>
          </table:table-cell>
          <table:table-cell office:value-type="float" office:value="4.2978044" calcext:value-type="float">
            <text:p>4.2978044</text:p>
          </table:table-cell>
          <table:table-cell office:value-type="float" office:value="0.08232373" calcext:value-type="float">
            <text:p>0.08232373</text:p>
          </table:table-cell>
          <table:table-cell table:formula="of:=AVERAGE([.B708:.K708])" office:value-type="float" office:value="1.41435011" calcext:value-type="float">
            <text:p>1.41435011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office:value-type="float" office:value="0.7494893" calcext:value-type="float">
            <text:p>0.7494893</text:p>
          </table:table-cell>
          <table:table-cell office:value-type="float" office:value="0.89515805" calcext:value-type="float">
            <text:p>0.89515805</text:p>
          </table:table-cell>
          <table:table-cell office:value-type="float" office:value="0.15182574" calcext:value-type="float">
            <text:p>0.15182574</text:p>
          </table:table-cell>
          <table:table-cell office:value-type="float" office:value="1.3097144" calcext:value-type="float">
            <text:p>1.3097144</text:p>
          </table:table-cell>
          <table:table-cell office:value-type="float" office:value="1.6506965" calcext:value-type="float">
            <text:p>1.6506965</text:p>
          </table:table-cell>
          <table:table-cell office:value-type="float" office:value="1.3157152" calcext:value-type="float">
            <text:p>1.3157152</text:p>
          </table:table-cell>
          <table:table-cell office:value-type="float" office:value="1.4632065" calcext:value-type="float">
            <text:p>1.4632065</text:p>
          </table:table-cell>
          <table:table-cell office:value-type="float" office:value="0.5760218" calcext:value-type="float">
            <text:p>0.5760218</text:p>
          </table:table-cell>
          <table:table-cell office:value-type="float" office:value="4.36148" calcext:value-type="float">
            <text:p>4.36148</text:p>
          </table:table-cell>
          <table:table-cell office:value-type="float" office:value="0.08613835" calcext:value-type="float">
            <text:p>0.08613835</text:p>
          </table:table-cell>
          <table:table-cell table:formula="of:=AVERAGE([.B709:.K709])" office:value-type="float" office:value="1.255944584" calcext:value-type="float">
            <text:p>1.255944584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office:value-type="float" office:value="0.9728309" calcext:value-type="float">
            <text:p>0.9728309</text:p>
          </table:table-cell>
          <table:table-cell office:value-type="float" office:value="0.91753536" calcext:value-type="float">
            <text:p>0.91753536</text:p>
          </table:table-cell>
          <table:table-cell office:value-type="float" office:value="0.15496077" calcext:value-type="float">
            <text:p>0.15496077</text:p>
          </table:table-cell>
          <table:table-cell office:value-type="float" office:value="1.1636721" calcext:value-type="float">
            <text:p>1.1636721</text:p>
          </table:table-cell>
          <table:table-cell office:value-type="float" office:value="3.3656385" calcext:value-type="float">
            <text:p>3.3656385</text:p>
          </table:table-cell>
          <table:table-cell office:value-type="float" office:value="1.3198208" calcext:value-type="float">
            <text:p>1.3198208</text:p>
          </table:table-cell>
          <table:table-cell office:value-type="float" office:value="1.2318476" calcext:value-type="float">
            <text:p>1.2318476</text:p>
          </table:table-cell>
          <table:table-cell office:value-type="float" office:value="0.57952315" calcext:value-type="float">
            <text:p>0.57952315</text:p>
          </table:table-cell>
          <table:table-cell office:value-type="float" office:value="4.300913" calcext:value-type="float">
            <text:p>4.300913</text:p>
          </table:table-cell>
          <table:table-cell office:value-type="float" office:value="0.09498254" calcext:value-type="float">
            <text:p>0.09498254</text:p>
          </table:table-cell>
          <table:table-cell table:formula="of:=AVERAGE([.B710:.K710])" office:value-type="float" office:value="1.410172472" calcext:value-type="float">
            <text:p>1.410172472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office:value-type="float" office:value="0.938831" calcext:value-type="float">
            <text:p>0.938831</text:p>
          </table:table-cell>
          <table:table-cell office:value-type="float" office:value="0.965967" calcext:value-type="float">
            <text:p>0.965967</text:p>
          </table:table-cell>
          <table:table-cell office:value-type="float" office:value="0.15394218" calcext:value-type="float">
            <text:p>0.15394218</text:p>
          </table:table-cell>
          <table:table-cell office:value-type="float" office:value="1.3097144" calcext:value-type="float">
            <text:p>1.3097144</text:p>
          </table:table-cell>
          <table:table-cell office:value-type="float" office:value="3.280501" calcext:value-type="float">
            <text:p>3.280501</text:p>
          </table:table-cell>
          <table:table-cell office:value-type="float" office:value="1.8328886" calcext:value-type="float">
            <text:p>1.8328886</text:p>
          </table:table-cell>
          <table:table-cell office:value-type="float" office:value="1.9015541" calcext:value-type="float">
            <text:p>1.9015541</text:p>
          </table:table-cell>
          <table:table-cell office:value-type="float" office:value="0.6974191" calcext:value-type="float">
            <text:p>0.6974191</text:p>
          </table:table-cell>
          <table:table-cell office:value-type="float" office:value="4.3202558" calcext:value-type="float">
            <text:p>4.3202558</text:p>
          </table:table-cell>
          <table:table-cell office:value-type="float" office:value="0.08938952" calcext:value-type="float">
            <text:p>0.08938952</text:p>
          </table:table-cell>
          <table:table-cell table:formula="of:=AVERAGE([.B711:.K711])" office:value-type="float" office:value="1.54904627" calcext:value-type="float">
            <text:p>1.54904627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office:value-type="float" office:value="0.48470363" calcext:value-type="float">
            <text:p>0.48470363</text:p>
          </table:table-cell>
          <table:table-cell office:value-type="float" office:value="0.972129" calcext:value-type="float">
            <text:p>0.972129</text:p>
          </table:table-cell>
          <table:table-cell office:value-type="float" office:value="0.15496077" calcext:value-type="float">
            <text:p>0.15496077</text:p>
          </table:table-cell>
          <table:table-cell office:value-type="float" office:value="1.3956909" calcext:value-type="float">
            <text:p>1.3956909</text:p>
          </table:table-cell>
          <table:table-cell office:value-type="float" office:value="3.315694" calcext:value-type="float">
            <text:p>3.315694</text:p>
          </table:table-cell>
          <table:table-cell office:value-type="float" office:value="1.8996471" calcext:value-type="float">
            <text:p>1.8996471</text:p>
          </table:table-cell>
          <table:table-cell office:value-type="float" office:value="1.8339556" calcext:value-type="float">
            <text:p>1.8339556</text:p>
          </table:table-cell>
          <table:table-cell office:value-type="float" office:value="0.7347235" calcext:value-type="float">
            <text:p>0.7347235</text:p>
          </table:table-cell>
          <table:table-cell office:value-type="float" office:value="4.3367734" calcext:value-type="float">
            <text:p>4.3367734</text:p>
          </table:table-cell>
          <table:table-cell office:value-type="float" office:value="0.086469576" calcext:value-type="float">
            <text:p>0.086469576</text:p>
          </table:table-cell>
          <table:table-cell table:formula="of:=AVERAGE([.B712:.K712])" office:value-type="float" office:value="1.5214747476" calcext:value-type="float">
            <text:p>1.5214747476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office:value-type="float" office:value="0.7550366" calcext:value-type="float">
            <text:p>0.7550366</text:p>
          </table:table-cell>
          <table:table-cell office:value-type="float" office:value="0.9303276" calcext:value-type="float">
            <text:p>0.9303276</text:p>
          </table:table-cell>
          <table:table-cell office:value-type="float" office:value="0.1425507" calcext:value-type="float">
            <text:p>0.1425507</text:p>
          </table:table-cell>
          <table:table-cell office:value-type="float" office:value="1.1843092" calcext:value-type="float">
            <text:p>1.1843092</text:p>
          </table:table-cell>
          <table:table-cell office:value-type="float" office:value="3.5040767" calcext:value-type="float">
            <text:p>3.5040767</text:p>
          </table:table-cell>
          <table:table-cell office:value-type="float" office:value="1.872369" calcext:value-type="float">
            <text:p>1.872369</text:p>
          </table:table-cell>
          <table:table-cell office:value-type="float" office:value="0.9374907" calcext:value-type="float">
            <text:p>0.9374907</text:p>
          </table:table-cell>
          <table:table-cell office:value-type="float" office:value="0.66770816" calcext:value-type="float">
            <text:p>0.66770816</text:p>
          </table:table-cell>
          <table:table-cell office:value-type="float" office:value="4.3292756" calcext:value-type="float">
            <text:p>4.3292756</text:p>
          </table:table-cell>
          <table:table-cell office:value-type="float" office:value="0.088187486" calcext:value-type="float">
            <text:p>0.088187486</text:p>
          </table:table-cell>
          <table:table-cell table:formula="of:=AVERAGE([.B713:.K713])" office:value-type="float" office:value="1.4411331746" calcext:value-type="float">
            <text:p>1.4411331746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office:value-type="float" office:value="0.95246613" calcext:value-type="float">
            <text:p>0.95246613</text:p>
          </table:table-cell>
          <table:table-cell office:value-type="float" office:value="1.0363642" calcext:value-type="float">
            <text:p>1.0363642</text:p>
          </table:table-cell>
          <table:table-cell office:value-type="float" office:value="0.15716499" calcext:value-type="float">
            <text:p>0.15716499</text:p>
          </table:table-cell>
          <table:table-cell office:value-type="float" office:value="1.3878206" calcext:value-type="float">
            <text:p>1.3878206</text:p>
          </table:table-cell>
          <table:table-cell office:value-type="float" office:value="3.3736835" calcext:value-type="float">
            <text:p>3.3736835</text:p>
          </table:table-cell>
          <table:table-cell office:value-type="float" office:value="1.8877627" calcext:value-type="float">
            <text:p>1.8877627</text:p>
          </table:table-cell>
          <table:table-cell office:value-type="float" office:value="1.8445244" calcext:value-type="float">
            <text:p>1.8445244</text:p>
          </table:table-cell>
          <table:table-cell office:value-type="float" office:value="0.7349328" calcext:value-type="float">
            <text:p>0.7349328</text:p>
          </table:table-cell>
          <table:table-cell office:value-type="float" office:value="4.3505692" calcext:value-type="float">
            <text:p>4.3505692</text:p>
          </table:table-cell>
          <table:table-cell office:value-type="float" office:value="0.08738397" calcext:value-type="float">
            <text:p>0.08738397</text:p>
          </table:table-cell>
          <table:table-cell table:formula="of:=AVERAGE([.B714:.K714])" office:value-type="float" office:value="1.581267249" calcext:value-type="float">
            <text:p>1.581267249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office:value-type="float" office:value="0.9739696" calcext:value-type="float">
            <text:p>0.9739696</text:p>
          </table:table-cell>
          <table:table-cell office:value-type="float" office:value="1.0362794" calcext:value-type="float">
            <text:p>1.0362794</text:p>
          </table:table-cell>
          <table:table-cell office:value-type="float" office:value="0.15862446" calcext:value-type="float">
            <text:p>0.15862446</text:p>
          </table:table-cell>
          <table:table-cell office:value-type="float" office:value="1.309698" calcext:value-type="float">
            <text:p>1.309698</text:p>
          </table:table-cell>
          <table:table-cell office:value-type="float" office:value="3.2993011" calcext:value-type="float">
            <text:p>3.2993011</text:p>
          </table:table-cell>
          <table:table-cell office:value-type="float" office:value="1.6986921" calcext:value-type="float">
            <text:p>1.6986921</text:p>
          </table:table-cell>
          <table:table-cell office:value-type="float" office:value="1.8446118" calcext:value-type="float">
            <text:p>1.8446118</text:p>
          </table:table-cell>
          <table:table-cell office:value-type="float" office:value="0.47807205" calcext:value-type="float">
            <text:p>0.47807205</text:p>
          </table:table-cell>
          <table:table-cell office:value-type="float" office:value="4.3151894" calcext:value-type="float">
            <text:p>4.3151894</text:p>
          </table:table-cell>
          <table:table-cell office:value-type="float" office:value="0.085169315" calcext:value-type="float">
            <text:p>0.085169315</text:p>
          </table:table-cell>
          <table:table-cell table:formula="of:=AVERAGE([.B715:.K715])" office:value-type="float" office:value="1.5199607225" calcext:value-type="float">
            <text:p>1.5199607225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office:value-type="float" office:value="0.84310585" calcext:value-type="float">
            <text:p>0.84310585</text:p>
          </table:table-cell>
          <table:table-cell office:value-type="float" office:value="1.0363642" calcext:value-type="float">
            <text:p>1.0363642</text:p>
          </table:table-cell>
          <table:table-cell office:value-type="float" office:value="0.1545007" calcext:value-type="float">
            <text:p>0.1545007</text:p>
          </table:table-cell>
          <table:table-cell office:value-type="float" office:value="1.3800323" calcext:value-type="float">
            <text:p>1.3800323</text:p>
          </table:table-cell>
          <table:table-cell office:value-type="float" office:value="3.2811797" calcext:value-type="float">
            <text:p>3.2811797</text:p>
          </table:table-cell>
          <table:table-cell office:value-type="float" office:value="1.880686" calcext:value-type="float">
            <text:p>1.880686</text:p>
          </table:table-cell>
          <table:table-cell office:value-type="float" office:value="1.8340443" calcext:value-type="float">
            <text:p>1.8340443</text:p>
          </table:table-cell>
          <table:table-cell office:value-type="float" office:value="0.6489935" calcext:value-type="float">
            <text:p>0.6489935</text:p>
          </table:table-cell>
          <table:table-cell office:value-type="float" office:value="4.305452" calcext:value-type="float">
            <text:p>4.305452</text:p>
          </table:table-cell>
          <table:table-cell office:value-type="float" office:value="0.085340746" calcext:value-type="float">
            <text:p>0.085340746</text:p>
          </table:table-cell>
          <table:table-cell table:formula="of:=AVERAGE([.B716:.K716])" office:value-type="float" office:value="1.5449699296" calcext:value-type="float">
            <text:p>1.5449699296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office:value-type="float" office:value="0.97963184" calcext:value-type="float">
            <text:p>0.97963184</text:p>
          </table:table-cell>
          <table:table-cell office:value-type="float" office:value="1.0718982" calcext:value-type="float">
            <text:p>1.0718982</text:p>
          </table:table-cell>
          <table:table-cell office:value-type="float" office:value="0.1545007" calcext:value-type="float">
            <text:p>0.1545007</text:p>
          </table:table-cell>
          <table:table-cell office:value-type="float" office:value="1.3097074" calcext:value-type="float">
            <text:p>1.3097074</text:p>
          </table:table-cell>
          <table:table-cell office:value-type="float" office:value="3.2339225" calcext:value-type="float">
            <text:p>3.2339225</text:p>
          </table:table-cell>
          <table:table-cell office:value-type="float" office:value="1.8955868" calcext:value-type="float">
            <text:p>1.8955868</text:p>
          </table:table-cell>
          <table:table-cell office:value-type="float" office:value="1.8443532" calcext:value-type="float">
            <text:p>1.8443532</text:p>
          </table:table-cell>
          <table:table-cell office:value-type="float" office:value="0.474649" calcext:value-type="float">
            <text:p>0.474649</text:p>
          </table:table-cell>
          <table:table-cell office:value-type="float" office:value="4.3054237" calcext:value-type="float">
            <text:p>4.3054237</text:p>
          </table:table-cell>
          <table:table-cell office:value-type="float" office:value="0.08700132" calcext:value-type="float">
            <text:p>0.08700132</text:p>
          </table:table-cell>
          <table:table-cell table:formula="of:=AVERAGE([.B717:.K717])" office:value-type="float" office:value="1.535667466" calcext:value-type="float">
            <text:p>1.535667466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office:value-type="float" office:value="0.96815795" calcext:value-type="float">
            <text:p>0.96815795</text:p>
          </table:table-cell>
          <table:table-cell office:value-type="float" office:value="1.0048019" calcext:value-type="float">
            <text:p>1.0048019</text:p>
          </table:table-cell>
          <table:table-cell office:value-type="float" office:value="0.14278683" calcext:value-type="float">
            <text:p>0.14278683</text:p>
          </table:table-cell>
          <table:table-cell office:value-type="float" office:value="1.3288586" calcext:value-type="float">
            <text:p>1.3288586</text:p>
          </table:table-cell>
          <table:table-cell office:value-type="float" office:value="3.2880354" calcext:value-type="float">
            <text:p>3.2880354</text:p>
          </table:table-cell>
          <table:table-cell office:value-type="float" office:value="1.8577832" calcext:value-type="float">
            <text:p>1.8577832</text:p>
          </table:table-cell>
          <table:table-cell office:value-type="float" office:value="1.8447305" calcext:value-type="float">
            <text:p>1.8447305</text:p>
          </table:table-cell>
          <table:table-cell office:value-type="float" office:value="0.6551435" calcext:value-type="float">
            <text:p>0.6551435</text:p>
          </table:table-cell>
          <table:table-cell office:value-type="float" office:value="4.305201" calcext:value-type="float">
            <text:p>4.305201</text:p>
          </table:table-cell>
          <table:table-cell office:value-type="float" office:value="0.08696054" calcext:value-type="float">
            <text:p>0.08696054</text:p>
          </table:table-cell>
          <table:table-cell table:formula="of:=AVERAGE([.B718:.K718])" office:value-type="float" office:value="1.548245942" calcext:value-type="float">
            <text:p>1.548245942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office:value-type="float" office:value="0.5282579" calcext:value-type="float">
            <text:p>0.5282579</text:p>
          </table:table-cell>
          <table:table-cell office:value-type="float" office:value="1.0718982" calcext:value-type="float">
            <text:p>1.0718982</text:p>
          </table:table-cell>
          <table:table-cell office:value-type="float" office:value="0.15416388" calcext:value-type="float">
            <text:p>0.15416388</text:p>
          </table:table-cell>
          <table:table-cell office:value-type="float" office:value="1.3097144" calcext:value-type="float">
            <text:p>1.3097144</text:p>
          </table:table-cell>
          <table:table-cell office:value-type="float" office:value="3.3664038" calcext:value-type="float">
            <text:p>3.3664038</text:p>
          </table:table-cell>
          <table:table-cell office:value-type="float" office:value="1.872369" calcext:value-type="float">
            <text:p>1.872369</text:p>
          </table:table-cell>
          <table:table-cell office:value-type="float" office:value="1.8447305" calcext:value-type="float">
            <text:p>1.8447305</text:p>
          </table:table-cell>
          <table:table-cell office:value-type="float" office:value="0.6548205" calcext:value-type="float">
            <text:p>0.6548205</text:p>
          </table:table-cell>
          <table:table-cell office:value-type="float" office:value="4.2784534" calcext:value-type="float">
            <text:p>4.2784534</text:p>
          </table:table-cell>
          <table:table-cell office:value-type="float" office:value="0.08512989" calcext:value-type="float">
            <text:p>0.08512989</text:p>
          </table:table-cell>
          <table:table-cell table:formula="of:=AVERAGE([.B719:.K719])" office:value-type="float" office:value="1.516594147" calcext:value-type="float">
            <text:p>1.516594147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office:value-type="float" office:value="0.9111627" calcext:value-type="float">
            <text:p>0.9111627</text:p>
          </table:table-cell>
          <table:table-cell office:value-type="float" office:value="1.027472" calcext:value-type="float">
            <text:p>1.027472</text:p>
          </table:table-cell>
          <table:table-cell office:value-type="float" office:value="0.15441597" calcext:value-type="float">
            <text:p>0.15441597</text:p>
          </table:table-cell>
          <table:table-cell office:value-type="float" office:value="1.1495668" calcext:value-type="float">
            <text:p>1.1495668</text:p>
          </table:table-cell>
          <table:table-cell office:value-type="float" office:value="3.3664038" calcext:value-type="float">
            <text:p>3.3664038</text:p>
          </table:table-cell>
          <table:table-cell office:value-type="float" office:value="1.8607875" calcext:value-type="float">
            <text:p>1.8607875</text:p>
          </table:table-cell>
          <table:table-cell office:value-type="float" office:value="1.8546288" calcext:value-type="float">
            <text:p>1.8546288</text:p>
          </table:table-cell>
          <table:table-cell office:value-type="float" office:value="0.48198855" calcext:value-type="float">
            <text:p>0.48198855</text:p>
          </table:table-cell>
          <table:table-cell office:value-type="float" office:value="4.3077874" calcext:value-type="float">
            <text:p>4.3077874</text:p>
          </table:table-cell>
          <table:table-cell office:value-type="float" office:value="0.08534002" calcext:value-type="float">
            <text:p>0.08534002</text:p>
          </table:table-cell>
          <table:table-cell table:formula="of:=AVERAGE([.B720:.K720])" office:value-type="float" office:value="1.519955354" calcext:value-type="float">
            <text:p>1.519955354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office:value-type="float" office:value="0.48201016" calcext:value-type="float">
            <text:p>0.48201016</text:p>
          </table:table-cell>
          <table:table-cell office:value-type="float" office:value="0.9597682" calcext:value-type="float">
            <text:p>0.9597682</text:p>
          </table:table-cell>
          <table:table-cell office:value-type="float" office:value="0.16672406" calcext:value-type="float">
            <text:p>0.16672406</text:p>
          </table:table-cell>
          <table:table-cell office:value-type="float" office:value="1.3682673" calcext:value-type="float">
            <text:p>1.3682673</text:p>
          </table:table-cell>
          <table:table-cell office:value-type="float" office:value="3.3831873" calcext:value-type="float">
            <text:p>3.3831873</text:p>
          </table:table-cell>
          <table:table-cell office:value-type="float" office:value="1.7625504" calcext:value-type="float">
            <text:p>1.7625504</text:p>
          </table:table-cell>
          <table:table-cell office:value-type="float" office:value="1.8245311" calcext:value-type="float">
            <text:p>1.8245311</text:p>
          </table:table-cell>
          <table:table-cell office:value-type="float" office:value="0.72252584" calcext:value-type="float">
            <text:p>0.72252584</text:p>
          </table:table-cell>
          <table:table-cell office:value-type="float" office:value="4.335977" calcext:value-type="float">
            <text:p>4.335977</text:p>
          </table:table-cell>
          <table:table-cell office:value-type="float" office:value="0.08514735" calcext:value-type="float">
            <text:p>0.08514735</text:p>
          </table:table-cell>
          <table:table-cell table:formula="of:=AVERAGE([.B721:.K721])" office:value-type="float" office:value="1.509068871" calcext:value-type="float">
            <text:p>1.509068871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office:value-type="float" office:value="0.91127604" calcext:value-type="float">
            <text:p>0.91127604</text:p>
          </table:table-cell>
          <table:table-cell office:value-type="float" office:value="1.0146441" calcext:value-type="float">
            <text:p>1.0146441</text:p>
          </table:table-cell>
          <table:table-cell office:value-type="float" office:value="0.12799865" calcext:value-type="float">
            <text:p>0.12799865</text:p>
          </table:table-cell>
          <table:table-cell office:value-type="float" office:value="1.3803812" calcext:value-type="float">
            <text:p>1.3803812</text:p>
          </table:table-cell>
          <table:table-cell office:value-type="float" office:value="3.3328216" calcext:value-type="float">
            <text:p>3.3328216</text:p>
          </table:table-cell>
          <table:table-cell office:value-type="float" office:value="1.882574" calcext:value-type="float">
            <text:p>1.882574</text:p>
          </table:table-cell>
          <table:table-cell office:value-type="float" office:value="1.845126" calcext:value-type="float">
            <text:p>1.845126</text:p>
          </table:table-cell>
          <table:table-cell office:value-type="float" office:value="0.6407514" calcext:value-type="float">
            <text:p>0.6407514</text:p>
          </table:table-cell>
          <table:table-cell office:value-type="float" office:value="4.3141193" calcext:value-type="float">
            <text:p>4.3141193</text:p>
          </table:table-cell>
          <table:table-cell office:value-type="float" office:value="0.087660424" calcext:value-type="float">
            <text:p>0.087660424</text:p>
          </table:table-cell>
          <table:table-cell table:formula="of:=AVERAGE([.B722:.K722])" office:value-type="float" office:value="1.5537352714" calcext:value-type="float">
            <text:p>1.5537352714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office:value-type="float" office:value="0.9688455" calcext:value-type="float">
            <text:p>0.9688455</text:p>
          </table:table-cell>
          <table:table-cell office:value-type="float" office:value="1.1641926" calcext:value-type="float">
            <text:p>1.1641926</text:p>
          </table:table-cell>
          <table:table-cell office:value-type="float" office:value="0.1462448" calcext:value-type="float">
            <text:p>0.1462448</text:p>
          </table:table-cell>
          <table:table-cell office:value-type="float" office:value="1.3765659" calcext:value-type="float">
            <text:p>1.3765659</text:p>
          </table:table-cell>
          <table:table-cell office:value-type="float" office:value="3.2550275" calcext:value-type="float">
            <text:p>3.2550275</text:p>
          </table:table-cell>
          <table:table-cell office:value-type="float" office:value="1.3163545" calcext:value-type="float">
            <text:p>1.3163545</text:p>
          </table:table-cell>
          <table:table-cell office:value-type="float" office:value="1.8685828" calcext:value-type="float">
            <text:p>1.8685828</text:p>
          </table:table-cell>
          <table:table-cell office:value-type="float" office:value="0.6597433" calcext:value-type="float">
            <text:p>0.6597433</text:p>
          </table:table-cell>
          <table:table-cell office:value-type="float" office:value="4.338313" calcext:value-type="float">
            <text:p>4.338313</text:p>
          </table:table-cell>
          <table:table-cell office:value-type="float" office:value="0.088172875" calcext:value-type="float">
            <text:p>0.088172875</text:p>
          </table:table-cell>
          <table:table-cell table:formula="of:=AVERAGE([.B723:.K723])" office:value-type="float" office:value="1.5182042775" calcext:value-type="float">
            <text:p>1.5182042775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office:value-type="float" office:value="0.96898425" calcext:value-type="float">
            <text:p>0.96898425</text:p>
          </table:table-cell>
          <table:table-cell office:value-type="float" office:value="1.1640131" calcext:value-type="float">
            <text:p>1.1640131</text:p>
          </table:table-cell>
          <table:table-cell office:value-type="float" office:value="0.15459019" calcext:value-type="float">
            <text:p>0.15459019</text:p>
          </table:table-cell>
          <table:table-cell office:value-type="float" office:value="1.3876756" calcext:value-type="float">
            <text:p>1.3876756</text:p>
          </table:table-cell>
          <table:table-cell office:value-type="float" office:value="3.245475" calcext:value-type="float">
            <text:p>3.245475</text:p>
          </table:table-cell>
          <table:table-cell office:value-type="float" office:value="1.3737787" calcext:value-type="float">
            <text:p>1.3737787</text:p>
          </table:table-cell>
          <table:table-cell office:value-type="float" office:value="1.8526704" calcext:value-type="float">
            <text:p>1.8526704</text:p>
          </table:table-cell>
          <table:table-cell office:value-type="float" office:value="0.72150975" calcext:value-type="float">
            <text:p>0.72150975</text:p>
          </table:table-cell>
          <table:table-cell office:value-type="float" office:value="4.3208313" calcext:value-type="float">
            <text:p>4.3208313</text:p>
          </table:table-cell>
          <table:table-cell office:value-type="float" office:value="0.08696493" calcext:value-type="float">
            <text:p>0.08696493</text:p>
          </table:table-cell>
          <table:table-cell table:formula="of:=AVERAGE([.B724:.K724])" office:value-type="float" office:value="1.527649322" calcext:value-type="float">
            <text:p>1.527649322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office:value-type="float" office:value="0.96851426" calcext:value-type="float">
            <text:p>0.96851426</text:p>
          </table:table-cell>
          <table:table-cell office:value-type="float" office:value="1.0891184" calcext:value-type="float">
            <text:p>1.0891184</text:p>
          </table:table-cell>
          <table:table-cell office:value-type="float" office:value="0.15587257" calcext:value-type="float">
            <text:p>0.15587257</text:p>
          </table:table-cell>
          <table:table-cell office:value-type="float" office:value="1.388641" calcext:value-type="float">
            <text:p>1.388641</text:p>
          </table:table-cell>
          <table:table-cell office:value-type="float" office:value="3.2838786" calcext:value-type="float">
            <text:p>3.2838786</text:p>
          </table:table-cell>
          <table:table-cell office:value-type="float" office:value="1.8647861" calcext:value-type="float">
            <text:p>1.8647861</text:p>
          </table:table-cell>
          <table:table-cell office:value-type="float" office:value="1.8733042" calcext:value-type="float">
            <text:p>1.8733042</text:p>
          </table:table-cell>
          <table:table-cell office:value-type="float" office:value="0.47479793" calcext:value-type="float">
            <text:p>0.47479793</text:p>
          </table:table-cell>
          <table:table-cell office:value-type="float" office:value="4.260674" calcext:value-type="float">
            <text:p>4.260674</text:p>
          </table:table-cell>
          <table:table-cell office:value-type="float" office:value="0.08491188" calcext:value-type="float">
            <text:p>0.08491188</text:p>
          </table:table-cell>
          <table:table-cell table:formula="of:=AVERAGE([.B725:.K725])" office:value-type="float" office:value="1.544449894" calcext:value-type="float">
            <text:p>1.544449894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office:value-type="float" office:value="0.97969824" calcext:value-type="float">
            <text:p>0.97969824</text:p>
          </table:table-cell>
          <table:table-cell office:value-type="float" office:value="1.0823467" calcext:value-type="float">
            <text:p>1.0823467</text:p>
          </table:table-cell>
          <table:table-cell office:value-type="float" office:value="0.1545007" calcext:value-type="float">
            <text:p>0.1545007</text:p>
          </table:table-cell>
          <table:table-cell office:value-type="float" office:value="1.4297035" calcext:value-type="float">
            <text:p>1.4297035</text:p>
          </table:table-cell>
          <table:table-cell office:value-type="float" office:value="3.4149933" calcext:value-type="float">
            <text:p>3.4149933</text:p>
          </table:table-cell>
          <table:table-cell office:value-type="float" office:value="1.5496743" calcext:value-type="float">
            <text:p>1.5496743</text:p>
          </table:table-cell>
          <table:table-cell office:value-type="float" office:value="1.8519766" calcext:value-type="float">
            <text:p>1.8519766</text:p>
          </table:table-cell>
          <table:table-cell office:value-type="float" office:value="0.6504959" calcext:value-type="float">
            <text:p>0.6504959</text:p>
          </table:table-cell>
          <table:table-cell office:value-type="float" office:value="4.3117814" calcext:value-type="float">
            <text:p>4.3117814</text:p>
          </table:table-cell>
          <table:table-cell office:value-type="float" office:value="0.08696054" calcext:value-type="float">
            <text:p>0.08696054</text:p>
          </table:table-cell>
          <table:table-cell table:formula="of:=AVERAGE([.B726:.K726])" office:value-type="float" office:value="1.551213118" calcext:value-type="float">
            <text:p>1.551213118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office:value-type="float" office:value="1.007007" calcext:value-type="float">
            <text:p>1.007007</text:p>
          </table:table-cell>
          <table:table-cell office:value-type="float" office:value="1.0636698" calcext:value-type="float">
            <text:p>1.0636698</text:p>
          </table:table-cell>
          <table:table-cell office:value-type="float" office:value="0.15440209" calcext:value-type="float">
            <text:p>0.15440209</text:p>
          </table:table-cell>
          <table:table-cell office:value-type="float" office:value="1.4300352" calcext:value-type="float">
            <text:p>1.4300352</text:p>
          </table:table-cell>
          <table:table-cell office:value-type="float" office:value="3.416666" calcext:value-type="float">
            <text:p>3.416666</text:p>
          </table:table-cell>
          <table:table-cell office:value-type="float" office:value="1.756507" calcext:value-type="float">
            <text:p>1.756507</text:p>
          </table:table-cell>
          <table:table-cell office:value-type="float" office:value="1.8923782" calcext:value-type="float">
            <text:p>1.8923782</text:p>
          </table:table-cell>
          <table:table-cell office:value-type="float" office:value="0.4750555" calcext:value-type="float">
            <text:p>0.4750555</text:p>
          </table:table-cell>
          <table:table-cell office:value-type="float" office:value="4.3277225" calcext:value-type="float">
            <text:p>4.3277225</text:p>
          </table:table-cell>
          <table:table-cell office:value-type="float" office:value="0.08514735" calcext:value-type="float">
            <text:p>0.08514735</text:p>
          </table:table-cell>
          <table:table-cell table:formula="of:=AVERAGE([.B727:.K727])" office:value-type="float" office:value="1.560859064" calcext:value-type="float">
            <text:p>1.560859064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office:value-type="float" office:value="1.0287598" calcext:value-type="float">
            <text:p>1.0287598</text:p>
          </table:table-cell>
          <table:table-cell office:value-type="float" office:value="0.642459" calcext:value-type="float">
            <text:p>0.642459</text:p>
          </table:table-cell>
          <table:table-cell office:value-type="float" office:value="0.13027088" calcext:value-type="float">
            <text:p>0.13027088</text:p>
          </table:table-cell>
          <table:table-cell office:value-type="float" office:value="1.3142704" calcext:value-type="float">
            <text:p>1.3142704</text:p>
          </table:table-cell>
          <table:table-cell office:value-type="float" office:value="3.3952982" calcext:value-type="float">
            <text:p>3.3952982</text:p>
          </table:table-cell>
          <table:table-cell office:value-type="float" office:value="1.5668793" calcext:value-type="float">
            <text:p>1.5668793</text:p>
          </table:table-cell>
          <table:table-cell office:value-type="float" office:value="1.8500335" calcext:value-type="float">
            <text:p>1.8500335</text:p>
          </table:table-cell>
          <table:table-cell office:value-type="float" office:value="0.5327841" calcext:value-type="float">
            <text:p>0.5327841</text:p>
          </table:table-cell>
          <table:table-cell office:value-type="float" office:value="4.335601" calcext:value-type="float">
            <text:p>4.335601</text:p>
          </table:table-cell>
          <table:table-cell office:value-type="float" office:value="0.08696054" calcext:value-type="float">
            <text:p>0.08696054</text:p>
          </table:table-cell>
          <table:table-cell table:formula="of:=AVERAGE([.B728:.K728])" office:value-type="float" office:value="1.488331672" calcext:value-type="float">
            <text:p>1.488331672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office:value-type="float" office:value="0.9795212" calcext:value-type="float">
            <text:p>0.9795212</text:p>
          </table:table-cell>
          <table:table-cell office:value-type="float" office:value="0.7373054" calcext:value-type="float">
            <text:p>0.7373054</text:p>
          </table:table-cell>
          <table:table-cell office:value-type="float" office:value="0.16170356" calcext:value-type="float">
            <text:p>0.16170356</text:p>
          </table:table-cell>
          <table:table-cell office:value-type="float" office:value="1.3142481" calcext:value-type="float">
            <text:p>1.3142481</text:p>
          </table:table-cell>
          <table:table-cell office:value-type="float" office:value="3.2505481" calcext:value-type="float">
            <text:p>3.2505481</text:p>
          </table:table-cell>
          <table:table-cell office:value-type="float" office:value="1.5669688" calcext:value-type="float">
            <text:p>1.5669688</text:p>
          </table:table-cell>
          <table:table-cell office:value-type="float" office:value="1.8385581" calcext:value-type="float">
            <text:p>1.8385581</text:p>
          </table:table-cell>
          <table:table-cell office:value-type="float" office:value="0.6601891" calcext:value-type="float">
            <text:p>0.6601891</text:p>
          </table:table-cell>
          <table:table-cell office:value-type="float" office:value="4.3500843" calcext:value-type="float">
            <text:p>4.3500843</text:p>
          </table:table-cell>
          <table:table-cell office:value-type="float" office:value="0.08534002" calcext:value-type="float">
            <text:p>0.08534002</text:p>
          </table:table-cell>
          <table:table-cell table:formula="of:=AVERAGE([.B729:.K729])" office:value-type="float" office:value="1.494446668" calcext:value-type="float">
            <text:p>1.494446668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office:value-type="float" office:value="0.7368823" calcext:value-type="float">
            <text:p>0.7368823</text:p>
          </table:table-cell>
          <table:table-cell office:value-type="float" office:value="0.95761484" calcext:value-type="float">
            <text:p>0.95761484</text:p>
          </table:table-cell>
          <table:table-cell office:value-type="float" office:value="0.13032517" calcext:value-type="float">
            <text:p>0.13032517</text:p>
          </table:table-cell>
          <table:table-cell office:value-type="float" office:value="1.3406767" calcext:value-type="float">
            <text:p>1.3406767</text:p>
          </table:table-cell>
          <table:table-cell office:value-type="float" office:value="3.2675292" calcext:value-type="float">
            <text:p>3.2675292</text:p>
          </table:table-cell>
          <table:table-cell office:value-type="float" office:value="1.315446" calcext:value-type="float">
            <text:p>1.315446</text:p>
          </table:table-cell>
          <table:table-cell office:value-type="float" office:value="0.41891912" calcext:value-type="float">
            <text:p>0.41891912</text:p>
          </table:table-cell>
          <table:table-cell office:value-type="float" office:value="0.48457795" calcext:value-type="float">
            <text:p>0.48457795</text:p>
          </table:table-cell>
          <table:table-cell office:value-type="float" office:value="4.37086" calcext:value-type="float">
            <text:p>4.37086</text:p>
          </table:table-cell>
          <table:table-cell office:value-type="float" office:value="0.088172875" calcext:value-type="float">
            <text:p>0.088172875</text:p>
          </table:table-cell>
          <table:table-cell table:formula="of:=AVERAGE([.B730:.K730])" office:value-type="float" office:value="1.3111004155" calcext:value-type="float">
            <text:p>1.3111004155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office:value-type="float" office:value="0.87795633" calcext:value-type="float">
            <text:p>0.87795633</text:p>
          </table:table-cell>
          <table:table-cell office:value-type="float" office:value="0.95797396" calcext:value-type="float">
            <text:p>0.95797396</text:p>
          </table:table-cell>
          <table:table-cell office:value-type="float" office:value="0.15457611" calcext:value-type="float">
            <text:p>0.15457611</text:p>
          </table:table-cell>
          <table:table-cell office:value-type="float" office:value="1.2494676" calcext:value-type="float">
            <text:p>1.2494676</text:p>
          </table:table-cell>
          <table:table-cell office:value-type="float" office:value="3.2482944" calcext:value-type="float">
            <text:p>3.2482944</text:p>
          </table:table-cell>
          <table:table-cell office:value-type="float" office:value="1.3719908" calcext:value-type="float">
            <text:p>1.3719908</text:p>
          </table:table-cell>
          <table:table-cell office:value-type="float" office:value="1.8145916" calcext:value-type="float">
            <text:p>1.8145916</text:p>
          </table:table-cell>
          <table:table-cell office:value-type="float" office:value="0.6581269" calcext:value-type="float">
            <text:p>0.6581269</text:p>
          </table:table-cell>
          <table:table-cell office:value-type="float" office:value="4.370785" calcext:value-type="float">
            <text:p>4.370785</text:p>
          </table:table-cell>
          <table:table-cell office:value-type="float" office:value="0.08761988" calcext:value-type="float">
            <text:p>0.08761988</text:p>
          </table:table-cell>
          <table:table-cell table:formula="of:=AVERAGE([.B731:.K731])" office:value-type="float" office:value="1.479138258" calcext:value-type="float">
            <text:p>1.479138258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office:value-type="float" office:value="1.0490369" calcext:value-type="float">
            <text:p>1.0490369</text:p>
          </table:table-cell>
          <table:table-cell office:value-type="float" office:value="0.889165" calcext:value-type="float">
            <text:p>0.889165</text:p>
          </table:table-cell>
          <table:table-cell office:value-type="float" office:value="0.20792334" calcext:value-type="float">
            <text:p>0.20792334</text:p>
          </table:table-cell>
          <table:table-cell office:value-type="float" office:value="1.4017483" calcext:value-type="float">
            <text:p>1.4017483</text:p>
          </table:table-cell>
          <table:table-cell office:value-type="float" office:value="3.2649188" calcext:value-type="float">
            <text:p>3.2649188</text:p>
          </table:table-cell>
          <table:table-cell office:value-type="float" office:value="1.224938" calcext:value-type="float">
            <text:p>1.224938</text:p>
          </table:table-cell>
          <table:table-cell office:value-type="float" office:value="1.8143973" calcext:value-type="float">
            <text:p>1.8143973</text:p>
          </table:table-cell>
          <table:table-cell office:value-type="float" office:value="0.6184307" calcext:value-type="float">
            <text:p>0.6184307</text:p>
          </table:table-cell>
          <table:table-cell office:value-type="float" office:value="4.384465" calcext:value-type="float">
            <text:p>4.384465</text:p>
          </table:table-cell>
          <table:table-cell office:value-type="float" office:value="0.08802882" calcext:value-type="float">
            <text:p>0.08802882</text:p>
          </table:table-cell>
          <table:table-cell table:formula="of:=AVERAGE([.B732:.K732])" office:value-type="float" office:value="1.494305216" calcext:value-type="float">
            <text:p>1.494305216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office:value-type="float" office:value="0.9826941" calcext:value-type="float">
            <text:p>0.9826941</text:p>
          </table:table-cell>
          <table:table-cell office:value-type="float" office:value="0.75841653" calcext:value-type="float">
            <text:p>0.75841653</text:p>
          </table:table-cell>
          <table:table-cell office:value-type="float" office:value="0.12834318" calcext:value-type="float">
            <text:p>0.12834318</text:p>
          </table:table-cell>
          <table:table-cell office:value-type="float" office:value="1.4258748" calcext:value-type="float">
            <text:p>1.4258748</text:p>
          </table:table-cell>
          <table:table-cell office:value-type="float" office:value="3.3774867" calcext:value-type="float">
            <text:p>3.3774867</text:p>
          </table:table-cell>
          <table:table-cell office:value-type="float" office:value="1.224938" calcext:value-type="float">
            <text:p>1.224938</text:p>
          </table:table-cell>
          <table:table-cell office:value-type="float" office:value="1.8136165" calcext:value-type="float">
            <text:p>1.8136165</text:p>
          </table:table-cell>
          <table:table-cell office:value-type="float" office:value="0.6298314" calcext:value-type="float">
            <text:p>0.6298314</text:p>
          </table:table-cell>
          <table:table-cell office:value-type="float" office:value="4.346539" calcext:value-type="float">
            <text:p>4.346539</text:p>
          </table:table-cell>
          <table:table-cell office:value-type="float" office:value="0.08766226" calcext:value-type="float">
            <text:p>0.08766226</text:p>
          </table:table-cell>
          <table:table-cell table:formula="of:=AVERAGE([.B733:.K733])" office:value-type="float" office:value="1.477540247" calcext:value-type="float">
            <text:p>1.477540247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office:value-type="float" office:value="0.94757247" calcext:value-type="float">
            <text:p>0.94757247</text:p>
          </table:table-cell>
          <table:table-cell office:value-type="float" office:value="0.8741755" calcext:value-type="float">
            <text:p>0.8741755</text:p>
          </table:table-cell>
          <table:table-cell office:value-type="float" office:value="0.3010628" calcext:value-type="float">
            <text:p>0.3010628</text:p>
          </table:table-cell>
          <table:table-cell office:value-type="float" office:value="1.4093252" calcext:value-type="float">
            <text:p>1.4093252</text:p>
          </table:table-cell>
          <table:table-cell office:value-type="float" office:value="3.3833518" calcext:value-type="float">
            <text:p>3.3833518</text:p>
          </table:table-cell>
          <table:table-cell office:value-type="float" office:value="1.3163817" calcext:value-type="float">
            <text:p>1.3163817</text:p>
          </table:table-cell>
          <table:table-cell office:value-type="float" office:value="0.4109236" calcext:value-type="float">
            <text:p>0.4109236</text:p>
          </table:table-cell>
          <table:table-cell office:value-type="float" office:value="0.47473624" calcext:value-type="float">
            <text:p>0.47473624</text:p>
          </table:table-cell>
          <table:table-cell office:value-type="float" office:value="4.3430023" calcext:value-type="float">
            <text:p>4.3430023</text:p>
          </table:table-cell>
          <table:table-cell office:value-type="float" office:value="0.08598" calcext:value-type="float">
            <text:p>0.08598</text:p>
          </table:table-cell>
          <table:table-cell table:formula="of:=AVERAGE([.B734:.K734])" office:value-type="float" office:value="1.354651161" calcext:value-type="float">
            <text:p>1.354651161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office:value-type="float" office:value="1.0242999" calcext:value-type="float">
            <text:p>1.0242999</text:p>
          </table:table-cell>
          <table:table-cell office:value-type="float" office:value="0.8157292" calcext:value-type="float">
            <text:p>0.8157292</text:p>
          </table:table-cell>
          <table:table-cell office:value-type="float" office:value="0.23776574" calcext:value-type="float">
            <text:p>0.23776574</text:p>
          </table:table-cell>
          <table:table-cell office:value-type="float" office:value="1.4298624" calcext:value-type="float">
            <text:p>1.4298624</text:p>
          </table:table-cell>
          <table:table-cell office:value-type="float" office:value="3.3066857" calcext:value-type="float">
            <text:p>3.3066857</text:p>
          </table:table-cell>
          <table:table-cell office:value-type="float" office:value="1.2927043" calcext:value-type="float">
            <text:p>1.2927043</text:p>
          </table:table-cell>
          <table:table-cell office:value-type="float" office:value="0.7832793" calcext:value-type="float">
            <text:p>0.7832793</text:p>
          </table:table-cell>
          <table:table-cell office:value-type="float" office:value="0.536408" calcext:value-type="float">
            <text:p>0.536408</text:p>
          </table:table-cell>
          <table:table-cell office:value-type="float" office:value="4.3916063" calcext:value-type="float">
            <text:p>4.3916063</text:p>
          </table:table-cell>
          <table:table-cell office:value-type="float" office:value="0.08766226" calcext:value-type="float">
            <text:p>0.08766226</text:p>
          </table:table-cell>
          <table:table-cell table:formula="of:=AVERAGE([.B735:.K735])" office:value-type="float" office:value="1.39060031" calcext:value-type="float">
            <text:p>1.39060031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office:value-type="float" office:value="0.9800719" calcext:value-type="float">
            <text:p>0.9800719</text:p>
          </table:table-cell>
          <table:table-cell office:value-type="float" office:value="0.94890046" calcext:value-type="float">
            <text:p>0.94890046</text:p>
          </table:table-cell>
          <table:table-cell office:value-type="float" office:value="0.21283546" calcext:value-type="float">
            <text:p>0.21283546</text:p>
          </table:table-cell>
          <table:table-cell office:value-type="float" office:value="1.3287905" calcext:value-type="float">
            <text:p>1.3287905</text:p>
          </table:table-cell>
          <table:table-cell office:value-type="float" office:value="3.6253252" calcext:value-type="float">
            <text:p>3.6253252</text:p>
          </table:table-cell>
          <table:table-cell office:value-type="float" office:value="1.2223601" calcext:value-type="float">
            <text:p>1.2223601</text:p>
          </table:table-cell>
          <table:table-cell office:value-type="float" office:value="1.8139184" calcext:value-type="float">
            <text:p>1.8139184</text:p>
          </table:table-cell>
          <table:table-cell office:value-type="float" office:value="0.48286605" calcext:value-type="float">
            <text:p>0.48286605</text:p>
          </table:table-cell>
          <table:table-cell office:value-type="float" office:value="4.3933663" calcext:value-type="float">
            <text:p>4.3933663</text:p>
          </table:table-cell>
          <table:table-cell office:value-type="float" office:value="0.08766226" calcext:value-type="float">
            <text:p>0.08766226</text:p>
          </table:table-cell>
          <table:table-cell table:formula="of:=AVERAGE([.B736:.K736])" office:value-type="float" office:value="1.509609663" calcext:value-type="float">
            <text:p>1.509609663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office:value-type="float" office:value="1.0242999" calcext:value-type="float">
            <text:p>1.0242999</text:p>
          </table:table-cell>
          <table:table-cell office:value-type="float" office:value="0.86355567" calcext:value-type="float">
            <text:p>0.86355567</text:p>
          </table:table-cell>
          <table:table-cell office:value-type="float" office:value="0.14328137" calcext:value-type="float">
            <text:p>0.14328137</text:p>
          </table:table-cell>
          <table:table-cell office:value-type="float" office:value="1.335846" calcext:value-type="float">
            <text:p>1.335846</text:p>
          </table:table-cell>
          <table:table-cell office:value-type="float" office:value="3.507338" calcext:value-type="float">
            <text:p>3.507338</text:p>
          </table:table-cell>
          <table:table-cell office:value-type="float" office:value="1.1957098" calcext:value-type="float">
            <text:p>1.1957098</text:p>
          </table:table-cell>
          <table:table-cell office:value-type="float" office:value="1.8142984" calcext:value-type="float">
            <text:p>1.8142984</text:p>
          </table:table-cell>
          <table:table-cell office:value-type="float" office:value="0.48288715" calcext:value-type="float">
            <text:p>0.48288715</text:p>
          </table:table-cell>
          <table:table-cell office:value-type="float" office:value="4.271543" calcext:value-type="float">
            <text:p>4.271543</text:p>
          </table:table-cell>
          <table:table-cell office:value-type="float" office:value="0.08766226" calcext:value-type="float">
            <text:p>0.08766226</text:p>
          </table:table-cell>
          <table:table-cell table:formula="of:=AVERAGE([.B737:.K737])" office:value-type="float" office:value="1.472642155" calcext:value-type="float">
            <text:p>1.472642155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office:value-type="float" office:value="0.8944515" calcext:value-type="float">
            <text:p>0.8944515</text:p>
          </table:table-cell>
          <table:table-cell office:value-type="float" office:value="0.9637119" calcext:value-type="float">
            <text:p>0.9637119</text:p>
          </table:table-cell>
          <table:table-cell office:value-type="float" office:value="0.20995784" calcext:value-type="float">
            <text:p>0.20995784</text:p>
          </table:table-cell>
          <table:table-cell office:value-type="float" office:value="1.3390086" calcext:value-type="float">
            <text:p>1.3390086</text:p>
          </table:table-cell>
          <table:table-cell office:value-type="float" office:value="3.349566" calcext:value-type="float">
            <text:p>3.349566</text:p>
          </table:table-cell>
          <table:table-cell office:value-type="float" office:value="1.250216" calcext:value-type="float">
            <text:p>1.250216</text:p>
          </table:table-cell>
          <table:table-cell office:value-type="float" office:value="1.8142984" calcext:value-type="float">
            <text:p>1.8142984</text:p>
          </table:table-cell>
          <table:table-cell office:value-type="float" office:value="0.5007564" calcext:value-type="float">
            <text:p>0.5007564</text:p>
          </table:table-cell>
          <table:table-cell office:value-type="float" office:value="4.286235" calcext:value-type="float">
            <text:p>4.286235</text:p>
          </table:table-cell>
          <table:table-cell office:value-type="float" office:value="0.08577783" calcext:value-type="float">
            <text:p>0.08577783</text:p>
          </table:table-cell>
          <table:table-cell table:formula="of:=AVERAGE([.B738:.K738])" office:value-type="float" office:value="1.469397947" calcext:value-type="float">
            <text:p>1.469397947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office:value-type="float" office:value="0.7514043" calcext:value-type="float">
            <text:p>0.7514043</text:p>
          </table:table-cell>
          <table:table-cell office:value-type="float" office:value="0.8191646" calcext:value-type="float">
            <text:p>0.8191646</text:p>
          </table:table-cell>
          <table:table-cell office:value-type="float" office:value="0.23858148" calcext:value-type="float">
            <text:p>0.23858148</text:p>
          </table:table-cell>
          <table:table-cell office:value-type="float" office:value="1.3167034" calcext:value-type="float">
            <text:p>1.3167034</text:p>
          </table:table-cell>
          <table:table-cell office:value-type="float" office:value="3.351779" calcext:value-type="float">
            <text:p>3.351779</text:p>
          </table:table-cell>
          <table:table-cell office:value-type="float" office:value="1.1953529" calcext:value-type="float">
            <text:p>1.1953529</text:p>
          </table:table-cell>
          <table:table-cell office:value-type="float" office:value="1.8145916" calcext:value-type="float">
            <text:p>1.8145916</text:p>
          </table:table-cell>
          <table:table-cell office:value-type="float" office:value="0.5993477" calcext:value-type="float">
            <text:p>0.5993477</text:p>
          </table:table-cell>
          <table:table-cell office:value-type="float" office:value="4.5294127" calcext:value-type="float">
            <text:p>4.5294127</text:p>
          </table:table-cell>
          <table:table-cell office:value-type="float" office:value="0.08920332" calcext:value-type="float">
            <text:p>0.08920332</text:p>
          </table:table-cell>
          <table:table-cell table:formula="of:=AVERAGE([.B739:.K739])" office:value-type="float" office:value="1.4705541" calcext:value-type="float">
            <text:p>1.4705541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office:value-type="float" office:value="1.0445843" calcext:value-type="float">
            <text:p>1.0445843</text:p>
          </table:table-cell>
          <table:table-cell office:value-type="float" office:value="0.9424777" calcext:value-type="float">
            <text:p>0.9424777</text:p>
          </table:table-cell>
          <table:table-cell office:value-type="float" office:value="0.2390759" calcext:value-type="float">
            <text:p>0.2390759</text:p>
          </table:table-cell>
          <table:table-cell office:value-type="float" office:value="1.4038506" calcext:value-type="float">
            <text:p>1.4038506</text:p>
          </table:table-cell>
          <table:table-cell office:value-type="float" office:value="3.351779" calcext:value-type="float">
            <text:p>3.351779</text:p>
          </table:table-cell>
          <table:table-cell office:value-type="float" office:value="1.2191947" calcext:value-type="float">
            <text:p>1.2191947</text:p>
          </table:table-cell>
          <table:table-cell office:value-type="float" office:value="0.5800496" calcext:value-type="float">
            <text:p>0.5800496</text:p>
          </table:table-cell>
          <table:table-cell office:value-type="float" office:value="0.5791724" calcext:value-type="float">
            <text:p>0.5791724</text:p>
          </table:table-cell>
          <table:table-cell office:value-type="float" office:value="4.5463753" calcext:value-type="float">
            <text:p>4.5463753</text:p>
          </table:table-cell>
          <table:table-cell office:value-type="float" office:value="0.086132005" calcext:value-type="float">
            <text:p>0.086132005</text:p>
          </table:table-cell>
          <table:table-cell table:formula="of:=AVERAGE([.B740:.K740])" office:value-type="float" office:value="1.3992691505" calcext:value-type="float">
            <text:p>1.3992691505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office:value-type="float" office:value="1.0734268" calcext:value-type="float">
            <text:p>1.0734268</text:p>
          </table:table-cell>
          <table:table-cell office:value-type="float" office:value="0.948041" calcext:value-type="float">
            <text:p>0.948041</text:p>
          </table:table-cell>
          <table:table-cell office:value-type="float" office:value="0.2100094" calcext:value-type="float">
            <text:p>0.2100094</text:p>
          </table:table-cell>
          <table:table-cell office:value-type="float" office:value="1.4683726" calcext:value-type="float">
            <text:p>1.4683726</text:p>
          </table:table-cell>
          <table:table-cell office:value-type="float" office:value="3.3343728" calcext:value-type="float">
            <text:p>3.3343728</text:p>
          </table:table-cell>
          <table:table-cell office:value-type="float" office:value="1.2191947" calcext:value-type="float">
            <text:p>1.2191947</text:p>
          </table:table-cell>
          <table:table-cell office:value-type="float" office:value="0.54788053" calcext:value-type="float">
            <text:p>0.54788053</text:p>
          </table:table-cell>
          <table:table-cell office:value-type="float" office:value="0.5703938" calcext:value-type="float">
            <text:p>0.5703938</text:p>
          </table:table-cell>
          <table:table-cell office:value-type="float" office:value="4.545728" calcext:value-type="float">
            <text:p>4.545728</text:p>
          </table:table-cell>
          <table:table-cell office:value-type="float" office:value="0.08896643" calcext:value-type="float">
            <text:p>0.08896643</text:p>
          </table:table-cell>
          <table:table-cell table:formula="of:=AVERAGE([.B741:.K741])" office:value-type="float" office:value="1.400638606" calcext:value-type="float">
            <text:p>1.400638606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office:value-type="float" office:value="0.9516538" calcext:value-type="float">
            <text:p>0.9516538</text:p>
          </table:table-cell>
          <table:table-cell office:value-type="float" office:value="0.81916016" calcext:value-type="float">
            <text:p>0.81916016</text:p>
          </table:table-cell>
          <table:table-cell office:value-type="float" office:value="0.18653831" calcext:value-type="float">
            <text:p>0.18653831</text:p>
          </table:table-cell>
          <table:table-cell office:value-type="float" office:value="1.4669343" calcext:value-type="float">
            <text:p>1.4669343</text:p>
          </table:table-cell>
          <table:table-cell office:value-type="float" office:value="3.487179" calcext:value-type="float">
            <text:p>3.487179</text:p>
          </table:table-cell>
          <table:table-cell office:value-type="float" office:value="1.2714864" calcext:value-type="float">
            <text:p>1.2714864</text:p>
          </table:table-cell>
          <table:table-cell office:value-type="float" office:value="0.5352481" calcext:value-type="float">
            <text:p>0.5352481</text:p>
          </table:table-cell>
          <table:table-cell office:value-type="float" office:value="0.576034" calcext:value-type="float">
            <text:p>0.576034</text:p>
          </table:table-cell>
          <table:table-cell office:value-type="float" office:value="4.358134" calcext:value-type="float">
            <text:p>4.358134</text:p>
          </table:table-cell>
          <table:table-cell office:value-type="float" office:value="0.089482516" calcext:value-type="float">
            <text:p>0.089482516</text:p>
          </table:table-cell>
          <table:table-cell table:formula="of:=AVERAGE([.B742:.K742])" office:value-type="float" office:value="1.3741850586" calcext:value-type="float">
            <text:p>1.3741850586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office:value-type="float" office:value="0.75780714" calcext:value-type="float">
            <text:p>0.75780714</text:p>
          </table:table-cell>
          <table:table-cell office:value-type="float" office:value="0.8809756" calcext:value-type="float">
            <text:p>0.8809756</text:p>
          </table:table-cell>
          <table:table-cell office:value-type="float" office:value="0.2390759" calcext:value-type="float">
            <text:p>0.2390759</text:p>
          </table:table-cell>
          <table:table-cell office:value-type="float" office:value="1.3208139" calcext:value-type="float">
            <text:p>1.3208139</text:p>
          </table:table-cell>
          <table:table-cell office:value-type="float" office:value="3.417896" calcext:value-type="float">
            <text:p>3.417896</text:p>
          </table:table-cell>
          <table:table-cell office:value-type="float" office:value="1.248184" calcext:value-type="float">
            <text:p>1.248184</text:p>
          </table:table-cell>
          <table:table-cell office:value-type="float" office:value="0.5482584" calcext:value-type="float">
            <text:p>0.5482584</text:p>
          </table:table-cell>
          <table:table-cell office:value-type="float" office:value="0.5759197" calcext:value-type="float">
            <text:p>0.5759197</text:p>
          </table:table-cell>
          <table:table-cell office:value-type="float" office:value="4.4591928" calcext:value-type="float">
            <text:p>4.4591928</text:p>
          </table:table-cell>
          <table:table-cell office:value-type="float" office:value="0.089482516" calcext:value-type="float">
            <text:p>0.089482516</text:p>
          </table:table-cell>
          <table:table-cell table:formula="of:=AVERAGE([.B743:.K743])" office:value-type="float" office:value="1.3537605956" calcext:value-type="float">
            <text:p>1.3537605956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office:value-type="float" office:value="0.7579984" calcext:value-type="float">
            <text:p>0.7579984</text:p>
          </table:table-cell>
          <table:table-cell office:value-type="float" office:value="0.90546995" calcext:value-type="float">
            <text:p>0.90546995</text:p>
          </table:table-cell>
          <table:table-cell office:value-type="float" office:value="0.23622492" calcext:value-type="float">
            <text:p>0.23622492</text:p>
          </table:table-cell>
          <table:table-cell office:value-type="float" office:value="1.3525589" calcext:value-type="float">
            <text:p>1.3525589</text:p>
          </table:table-cell>
          <table:table-cell office:value-type="float" office:value="3.4308028" calcext:value-type="float">
            <text:p>3.4308028</text:p>
          </table:table-cell>
          <table:table-cell office:value-type="float" office:value="1.2725501" calcext:value-type="float">
            <text:p>1.2725501</text:p>
          </table:table-cell>
          <table:table-cell office:value-type="float" office:value="0.45680752" calcext:value-type="float">
            <text:p>0.45680752</text:p>
          </table:table-cell>
          <table:table-cell office:value-type="float" office:value="0.5675676" calcext:value-type="float">
            <text:p>0.5675676</text:p>
          </table:table-cell>
          <table:table-cell office:value-type="float" office:value="4.5262456" calcext:value-type="float">
            <text:p>4.5262456</text:p>
          </table:table-cell>
          <table:table-cell office:value-type="float" office:value="0.08947184" calcext:value-type="float">
            <text:p>0.08947184</text:p>
          </table:table-cell>
          <table:table-cell table:formula="of:=AVERAGE([.B744:.K744])" office:value-type="float" office:value="1.359569763" calcext:value-type="float">
            <text:p>1.359569763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office:value-type="float" office:value="1.0036505" calcext:value-type="float">
            <text:p>1.0036505</text:p>
          </table:table-cell>
          <table:table-cell office:value-type="float" office:value="0.8481805" calcext:value-type="float">
            <text:p>0.8481805</text:p>
          </table:table-cell>
          <table:table-cell office:value-type="float" office:value="0.23710573" calcext:value-type="float">
            <text:p>0.23710573</text:p>
          </table:table-cell>
          <table:table-cell office:value-type="float" office:value="1.4065602" calcext:value-type="float">
            <text:p>1.4065602</text:p>
          </table:table-cell>
          <table:table-cell office:value-type="float" office:value="3.3484604" calcext:value-type="float">
            <text:p>3.3484604</text:p>
          </table:table-cell>
          <table:table-cell office:value-type="float" office:value="1.2064056" calcext:value-type="float">
            <text:p>1.2064056</text:p>
          </table:table-cell>
          <table:table-cell office:value-type="float" office:value="0.6218374" calcext:value-type="float">
            <text:p>0.6218374</text:p>
          </table:table-cell>
          <table:table-cell office:value-type="float" office:value="0.4818931" calcext:value-type="float">
            <text:p>0.4818931</text:p>
          </table:table-cell>
          <table:table-cell office:value-type="float" office:value="4.4793067" calcext:value-type="float">
            <text:p>4.4793067</text:p>
          </table:table-cell>
          <table:table-cell office:value-type="float" office:value="0.08601357" calcext:value-type="float">
            <text:p>0.08601357</text:p>
          </table:table-cell>
          <table:table-cell table:formula="of:=AVERAGE([.B745:.K745])" office:value-type="float" office:value="1.37194137" calcext:value-type="float">
            <text:p>1.37194137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office:value-type="float" office:value="0.8925723" calcext:value-type="float">
            <text:p>0.8925723</text:p>
          </table:table-cell>
          <table:table-cell office:value-type="float" office:value="0.9409067" calcext:value-type="float">
            <text:p>0.9409067</text:p>
          </table:table-cell>
          <table:table-cell office:value-type="float" office:value="0.23522371" calcext:value-type="float">
            <text:p>0.23522371</text:p>
          </table:table-cell>
          <table:table-cell office:value-type="float" office:value="1.1977051" calcext:value-type="float">
            <text:p>1.1977051</text:p>
          </table:table-cell>
          <table:table-cell office:value-type="float" office:value="3.4812372" calcext:value-type="float">
            <text:p>3.4812372</text:p>
          </table:table-cell>
          <table:table-cell office:value-type="float" office:value="1.2105926" calcext:value-type="float">
            <text:p>1.2105926</text:p>
          </table:table-cell>
          <table:table-cell office:value-type="float" office:value="0.5477821" calcext:value-type="float">
            <text:p>0.5477821</text:p>
          </table:table-cell>
          <table:table-cell office:value-type="float" office:value="0.5756659" calcext:value-type="float">
            <text:p>0.5756659</text:p>
          </table:table-cell>
          <table:table-cell office:value-type="float" office:value="4.5479074" calcext:value-type="float">
            <text:p>4.5479074</text:p>
          </table:table-cell>
          <table:table-cell office:value-type="float" office:value="0.08934972" calcext:value-type="float">
            <text:p>0.08934972</text:p>
          </table:table-cell>
          <table:table-cell table:formula="of:=AVERAGE([.B746:.K746])" office:value-type="float" office:value="1.371894273" calcext:value-type="float">
            <text:p>1.371894273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office:value-type="float" office:value="0.83664125" calcext:value-type="float">
            <text:p>0.83664125</text:p>
          </table:table-cell>
          <table:table-cell office:value-type="float" office:value="0.7221409" calcext:value-type="float">
            <text:p>0.7221409</text:p>
          </table:table-cell>
          <table:table-cell office:value-type="float" office:value="0.11423989" calcext:value-type="float">
            <text:p>0.11423989</text:p>
          </table:table-cell>
          <table:table-cell office:value-type="float" office:value="1.4106303" calcext:value-type="float">
            <text:p>1.4106303</text:p>
          </table:table-cell>
          <table:table-cell office:value-type="float" office:value="3.4052339" calcext:value-type="float">
            <text:p>3.4052339</text:p>
          </table:table-cell>
          <table:table-cell office:value-type="float" office:value="1.262647" calcext:value-type="float">
            <text:p>1.262647</text:p>
          </table:table-cell>
          <table:table-cell office:value-type="float" office:value="0.6697753" calcext:value-type="float">
            <text:p>0.6697753</text:p>
          </table:table-cell>
          <table:table-cell office:value-type="float" office:value="0.4902026" calcext:value-type="float">
            <text:p>0.4902026</text:p>
          </table:table-cell>
          <table:table-cell office:value-type="float" office:value="4.626821" calcext:value-type="float">
            <text:p>4.626821</text:p>
          </table:table-cell>
          <table:table-cell office:value-type="float" office:value="0.08012688" calcext:value-type="float">
            <text:p>0.08012688</text:p>
          </table:table-cell>
          <table:table-cell table:formula="of:=AVERAGE([.B747:.K747])" office:value-type="float" office:value="1.361845902" calcext:value-type="float">
            <text:p>1.361845902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office:value-type="float" office:value="0.7365323" calcext:value-type="float">
            <text:p>0.7365323</text:p>
          </table:table-cell>
          <table:table-cell office:value-type="float" office:value="0.8731787" calcext:value-type="float">
            <text:p>0.8731787</text:p>
          </table:table-cell>
          <table:table-cell office:value-type="float" office:value="0.2036156" calcext:value-type="float">
            <text:p>0.2036156</text:p>
          </table:table-cell>
          <table:table-cell office:value-type="float" office:value="1.4511721" calcext:value-type="float">
            <text:p>1.4511721</text:p>
          </table:table-cell>
          <table:table-cell office:value-type="float" office:value="3.3823621" calcext:value-type="float">
            <text:p>3.3823621</text:p>
          </table:table-cell>
          <table:table-cell office:value-type="float" office:value="1.2069293" calcext:value-type="float">
            <text:p>1.2069293</text:p>
          </table:table-cell>
          <table:table-cell office:value-type="float" office:value="0.4593824" calcext:value-type="float">
            <text:p>0.4593824</text:p>
          </table:table-cell>
          <table:table-cell office:value-type="float" office:value="0.50047755" calcext:value-type="float">
            <text:p>0.50047755</text:p>
          </table:table-cell>
          <table:table-cell office:value-type="float" office:value="4.4733973" calcext:value-type="float">
            <text:p>4.4733973</text:p>
          </table:table-cell>
          <table:table-cell office:value-type="float" office:value="0.12834434" calcext:value-type="float">
            <text:p>0.12834434</text:p>
          </table:table-cell>
          <table:table-cell table:formula="of:=AVERAGE([.B748:.K748])" office:value-type="float" office:value="1.341539169" calcext:value-type="float">
            <text:p>1.341539169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office:value-type="float" office:value="1.0315224" calcext:value-type="float">
            <text:p>1.0315224</text:p>
          </table:table-cell>
          <table:table-cell office:value-type="float" office:value="0.9693843" calcext:value-type="float">
            <text:p>0.9693843</text:p>
          </table:table-cell>
          <table:table-cell office:value-type="float" office:value="0.20959689" calcext:value-type="float">
            <text:p>0.20959689</text:p>
          </table:table-cell>
          <table:table-cell office:value-type="float" office:value="1.3123584" calcext:value-type="float">
            <text:p>1.3123584</text:p>
          </table:table-cell>
          <table:table-cell office:value-type="float" office:value="3.4474404" calcext:value-type="float">
            <text:p>3.4474404</text:p>
          </table:table-cell>
          <table:table-cell office:value-type="float" office:value="1.2605594" calcext:value-type="float">
            <text:p>1.2605594</text:p>
          </table:table-cell>
          <table:table-cell office:value-type="float" office:value="0.60407025" calcext:value-type="float">
            <text:p>0.60407025</text:p>
          </table:table-cell>
          <table:table-cell office:value-type="float" office:value="0.58317226" calcext:value-type="float">
            <text:p>0.58317226</text:p>
          </table:table-cell>
          <table:table-cell office:value-type="float" office:value="5.159623" calcext:value-type="float">
            <text:p>5.159623</text:p>
          </table:table-cell>
          <table:table-cell office:value-type="float" office:value="0.11040381" calcext:value-type="float">
            <text:p>0.11040381</text:p>
          </table:table-cell>
          <table:table-cell table:formula="of:=AVERAGE([.B749:.K749])" office:value-type="float" office:value="1.468813111" calcext:value-type="float">
            <text:p>1.468813111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office:value-type="float" office:value="0.94943285" calcext:value-type="float">
            <text:p>0.94943285</text:p>
          </table:table-cell>
          <table:table-cell office:value-type="float" office:value="1.0108968" calcext:value-type="float">
            <text:p>1.0108968</text:p>
          </table:table-cell>
          <table:table-cell office:value-type="float" office:value="0.21183787" calcext:value-type="float">
            <text:p>0.21183787</text:p>
          </table:table-cell>
          <table:table-cell office:value-type="float" office:value="1.4379498" calcext:value-type="float">
            <text:p>1.4379498</text:p>
          </table:table-cell>
          <table:table-cell office:value-type="float" office:value="3.4606812" calcext:value-type="float">
            <text:p>3.4606812</text:p>
          </table:table-cell>
          <table:table-cell office:value-type="float" office:value="1.2088025" calcext:value-type="float">
            <text:p>1.2088025</text:p>
          </table:table-cell>
          <table:table-cell office:value-type="float" office:value="0.5553932" calcext:value-type="float">
            <text:p>0.5553932</text:p>
          </table:table-cell>
          <table:table-cell office:value-type="float" office:value="0.59337735" calcext:value-type="float">
            <text:p>0.59337735</text:p>
          </table:table-cell>
          <table:table-cell office:value-type="float" office:value="5.171947" calcext:value-type="float">
            <text:p>5.171947</text:p>
          </table:table-cell>
          <table:table-cell office:value-type="float" office:value="0.078516476" calcext:value-type="float">
            <text:p>0.078516476</text:p>
          </table:table-cell>
          <table:table-cell table:formula="of:=AVERAGE([.B750:.K750])" office:value-type="float" office:value="1.4678835046" calcext:value-type="float">
            <text:p>1.4678835046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office:value-type="float" office:value="0.4989261" calcext:value-type="float">
            <text:p>0.4989261</text:p>
          </table:table-cell>
          <table:table-cell office:value-type="float" office:value="1.0076866" calcext:value-type="float">
            <text:p>1.0076866</text:p>
          </table:table-cell>
          <table:table-cell office:value-type="float" office:value="0.22388737" calcext:value-type="float">
            <text:p>0.22388737</text:p>
          </table:table-cell>
          <table:table-cell office:value-type="float" office:value="1.4585388" calcext:value-type="float">
            <text:p>1.4585388</text:p>
          </table:table-cell>
          <table:table-cell office:value-type="float" office:value="3.4884956" calcext:value-type="float">
            <text:p>3.4884956</text:p>
          </table:table-cell>
          <table:table-cell office:value-type="float" office:value="1.2656777" calcext:value-type="float">
            <text:p>1.2656777</text:p>
          </table:table-cell>
          <table:table-cell office:value-type="float" office:value="0.39878026" calcext:value-type="float">
            <text:p>0.39878026</text:p>
          </table:table-cell>
          <table:table-cell office:value-type="float" office:value="0.5010329" calcext:value-type="float">
            <text:p>0.5010329</text:p>
          </table:table-cell>
          <table:table-cell office:value-type="float" office:value="5.212788" calcext:value-type="float">
            <text:p>5.212788</text:p>
          </table:table-cell>
          <table:table-cell office:value-type="float" office:value="0.08846266" calcext:value-type="float">
            <text:p>0.08846266</text:p>
          </table:table-cell>
          <table:table-cell table:formula="of:=AVERAGE([.B751:.K751])" office:value-type="float" office:value="1.414427599" calcext:value-type="float">
            <text:p>1.414427599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office:value-type="float" office:value="0.47923186" calcext:value-type="float">
            <text:p>0.47923186</text:p>
          </table:table-cell>
          <table:table-cell office:value-type="float" office:value="0.93914974" calcext:value-type="float">
            <text:p>0.93914974</text:p>
          </table:table-cell>
          <table:table-cell office:value-type="float" office:value="0.22383054" calcext:value-type="float">
            <text:p>0.22383054</text:p>
          </table:table-cell>
          <table:table-cell office:value-type="float" office:value="1.1974926" calcext:value-type="float">
            <text:p>1.1974926</text:p>
          </table:table-cell>
          <table:table-cell office:value-type="float" office:value="3.3884637" calcext:value-type="float">
            <text:p>3.3884637</text:p>
          </table:table-cell>
          <table:table-cell office:value-type="float" office:value="1.2825191" calcext:value-type="float">
            <text:p>1.2825191</text:p>
          </table:table-cell>
          <table:table-cell office:value-type="float" office:value="0.5376884" calcext:value-type="float">
            <text:p>0.5376884</text:p>
          </table:table-cell>
          <table:table-cell office:value-type="float" office:value="0.47421008" calcext:value-type="float">
            <text:p>0.47421008</text:p>
          </table:table-cell>
          <table:table-cell office:value-type="float" office:value="5.203413" calcext:value-type="float">
            <text:p>5.203413</text:p>
          </table:table-cell>
          <table:table-cell office:value-type="float" office:value="0.08947184" calcext:value-type="float">
            <text:p>0.08947184</text:p>
          </table:table-cell>
          <table:table-cell table:formula="of:=AVERAGE([.B752:.K752])" office:value-type="float" office:value="1.381547086" calcext:value-type="float">
            <text:p>1.381547086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office:value-type="float" office:value="0.76045465" calcext:value-type="float">
            <text:p>0.76045465</text:p>
          </table:table-cell>
          <table:table-cell office:value-type="float" office:value="0.93854" calcext:value-type="float">
            <text:p>0.93854</text:p>
          </table:table-cell>
          <table:table-cell office:value-type="float" office:value="0.23131771" calcext:value-type="float">
            <text:p>0.23131771</text:p>
          </table:table-cell>
          <table:table-cell office:value-type="float" office:value="1.3199819" calcext:value-type="float">
            <text:p>1.3199819</text:p>
          </table:table-cell>
          <table:table-cell office:value-type="float" office:value="3.4386635" calcext:value-type="float">
            <text:p>3.4386635</text:p>
          </table:table-cell>
          <table:table-cell office:value-type="float" office:value="1.3009263" calcext:value-type="float">
            <text:p>1.3009263</text:p>
          </table:table-cell>
          <table:table-cell office:value-type="float" office:value="0.6399817" calcext:value-type="float">
            <text:p>0.6399817</text:p>
          </table:table-cell>
          <table:table-cell office:value-type="float" office:value="0.5975982" calcext:value-type="float">
            <text:p>0.5975982</text:p>
          </table:table-cell>
          <table:table-cell office:value-type="float" office:value="4.6541486" calcext:value-type="float">
            <text:p>4.6541486</text:p>
          </table:table-cell>
          <table:table-cell office:value-type="float" office:value="0.09928424" calcext:value-type="float">
            <text:p>0.09928424</text:p>
          </table:table-cell>
          <table:table-cell table:formula="of:=AVERAGE([.B753:.K753])" office:value-type="float" office:value="1.39808968" calcext:value-type="float">
            <text:p>1.39808968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office:value-type="float" office:value="0.76211786" calcext:value-type="float">
            <text:p>0.76211786</text:p>
          </table:table-cell>
          <table:table-cell office:value-type="float" office:value="0.93854" calcext:value-type="float">
            <text:p>0.93854</text:p>
          </table:table-cell>
          <table:table-cell office:value-type="float" office:value="0.23895217" calcext:value-type="float">
            <text:p>0.23895217</text:p>
          </table:table-cell>
          <table:table-cell office:value-type="float" office:value="1.3694975" calcext:value-type="float">
            <text:p>1.3694975</text:p>
          </table:table-cell>
          <table:table-cell office:value-type="float" office:value="3.386143" calcext:value-type="float">
            <text:p>3.386143</text:p>
          </table:table-cell>
          <table:table-cell office:value-type="float" office:value="1.2728462" calcext:value-type="float">
            <text:p>1.2728462</text:p>
          </table:table-cell>
          <table:table-cell office:value-type="float" office:value="0.3974482" calcext:value-type="float">
            <text:p>0.3974482</text:p>
          </table:table-cell>
          <table:table-cell office:value-type="float" office:value="0.47529978" calcext:value-type="float">
            <text:p>0.47529978</text:p>
          </table:table-cell>
          <table:table-cell office:value-type="float" office:value="4.773202" calcext:value-type="float">
            <text:p>4.773202</text:p>
          </table:table-cell>
          <table:table-cell office:value-type="float" office:value="0.13977309" calcext:value-type="float">
            <text:p>0.13977309</text:p>
          </table:table-cell>
          <table:table-cell table:formula="of:=AVERAGE([.B754:.K754])" office:value-type="float" office:value="1.37538198" calcext:value-type="float">
            <text:p>1.37538198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office:value-type="float" office:value="0.7587205" calcext:value-type="float">
            <text:p>0.7587205</text:p>
          </table:table-cell>
          <table:table-cell office:value-type="float" office:value="0.9385246" calcext:value-type="float">
            <text:p>0.9385246</text:p>
          </table:table-cell>
          <table:table-cell office:value-type="float" office:value="0.18618591" calcext:value-type="float">
            <text:p>0.18618591</text:p>
          </table:table-cell>
          <table:table-cell office:value-type="float" office:value="1.3869501" calcext:value-type="float">
            <text:p>1.3869501</text:p>
          </table:table-cell>
          <table:table-cell office:value-type="float" office:value="3.3766224" calcext:value-type="float">
            <text:p>3.3766224</text:p>
          </table:table-cell>
          <table:table-cell office:value-type="float" office:value="1.3032881" calcext:value-type="float">
            <text:p>1.3032881</text:p>
          </table:table-cell>
          <table:table-cell office:value-type="float" office:value="0.40002874" calcext:value-type="float">
            <text:p>0.40002874</text:p>
          </table:table-cell>
          <table:table-cell office:value-type="float" office:value="0.47667626" calcext:value-type="float">
            <text:p>0.47667626</text:p>
          </table:table-cell>
          <table:table-cell office:value-type="float" office:value="4.1619205" calcext:value-type="float">
            <text:p>4.1619205</text:p>
          </table:table-cell>
          <table:table-cell office:value-type="float" office:value="0.14058208" calcext:value-type="float">
            <text:p>0.14058208</text:p>
          </table:table-cell>
          <table:table-cell table:formula="of:=AVERAGE([.B755:.K755])" office:value-type="float" office:value="1.312949919" calcext:value-type="float">
            <text:p>1.312949919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office:value-type="float" office:value="0.7549805" calcext:value-type="float">
            <text:p>0.7549805</text:p>
          </table:table-cell>
          <table:table-cell office:value-type="float" office:value="0.9373244" calcext:value-type="float">
            <text:p>0.9373244</text:p>
          </table:table-cell>
          <table:table-cell office:value-type="float" office:value="0.23858148" calcext:value-type="float">
            <text:p>0.23858148</text:p>
          </table:table-cell>
          <table:table-cell office:value-type="float" office:value="1.3857863" calcext:value-type="float">
            <text:p>1.3857863</text:p>
          </table:table-cell>
          <table:table-cell office:value-type="float" office:value="3.6300178" calcext:value-type="float">
            <text:p>3.6300178</text:p>
          </table:table-cell>
          <table:table-cell office:value-type="float" office:value="1.3088616" calcext:value-type="float">
            <text:p>1.3088616</text:p>
          </table:table-cell>
          <table:table-cell office:value-type="float" office:value="0.6447251" calcext:value-type="float">
            <text:p>0.6447251</text:p>
          </table:table-cell>
          <table:table-cell office:value-type="float" office:value="0.5869234" calcext:value-type="float">
            <text:p>0.5869234</text:p>
          </table:table-cell>
          <table:table-cell office:value-type="float" office:value="4.543196" calcext:value-type="float">
            <text:p>4.543196</text:p>
          </table:table-cell>
          <table:table-cell office:value-type="float" office:value="0.07865117" calcext:value-type="float">
            <text:p>0.07865117</text:p>
          </table:table-cell>
          <table:table-cell table:formula="of:=AVERAGE([.B756:.K756])" office:value-type="float" office:value="1.410904775" calcext:value-type="float">
            <text:p>1.410904775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office:value-type="float" office:value="0.75273377" calcext:value-type="float">
            <text:p>0.75273377</text:p>
          </table:table-cell>
          <table:table-cell office:value-type="float" office:value="0.92926025" calcext:value-type="float">
            <text:p>0.92926025</text:p>
          </table:table-cell>
          <table:table-cell office:value-type="float" office:value="0.2100094" calcext:value-type="float">
            <text:p>0.2100094</text:p>
          </table:table-cell>
          <table:table-cell office:value-type="float" office:value="1.3919125" calcext:value-type="float">
            <text:p>1.3919125</text:p>
          </table:table-cell>
          <table:table-cell office:value-type="float" office:value="3.3336868" calcext:value-type="float">
            <text:p>3.3336868</text:p>
          </table:table-cell>
          <table:table-cell office:value-type="float" office:value="1.2404882" calcext:value-type="float">
            <text:p>1.2404882</text:p>
          </table:table-cell>
          <table:table-cell office:value-type="float" office:value="0.47700775" calcext:value-type="float">
            <text:p>0.47700775</text:p>
          </table:table-cell>
          <table:table-cell office:value-type="float" office:value="0.47435138" calcext:value-type="float">
            <text:p>0.47435138</text:p>
          </table:table-cell>
          <table:table-cell office:value-type="float" office:value="4.713217" calcext:value-type="float">
            <text:p>4.713217</text:p>
          </table:table-cell>
          <table:table-cell office:value-type="float" office:value="0.08949795" calcext:value-type="float">
            <text:p>0.08949795</text:p>
          </table:table-cell>
          <table:table-cell table:formula="of:=AVERAGE([.B757:.K757])" office:value-type="float" office:value="1.3612165" calcext:value-type="float">
            <text:p>1.3612165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office:value-type="float" office:value="0.74336034" calcext:value-type="float">
            <text:p>0.74336034</text:p>
          </table:table-cell>
          <table:table-cell office:value-type="float" office:value="0.93838745" calcext:value-type="float">
            <text:p>0.93838745</text:p>
          </table:table-cell>
          <table:table-cell office:value-type="float" office:value="0.23988056" calcext:value-type="float">
            <text:p>0.23988056</text:p>
          </table:table-cell>
          <table:table-cell office:value-type="float" office:value="1.3835931" calcext:value-type="float">
            <text:p>1.3835931</text:p>
          </table:table-cell>
          <table:table-cell office:value-type="float" office:value="3.4283898" calcext:value-type="float">
            <text:p>3.4283898</text:p>
          </table:table-cell>
          <table:table-cell office:value-type="float" office:value="1.2868751" calcext:value-type="float">
            <text:p>1.2868751</text:p>
          </table:table-cell>
          <table:table-cell office:value-type="float" office:value="0.5429527" calcext:value-type="float">
            <text:p>0.5429527</text:p>
          </table:table-cell>
          <table:table-cell office:value-type="float" office:value="0.5826825" calcext:value-type="float">
            <text:p>0.5826825</text:p>
          </table:table-cell>
          <table:table-cell office:value-type="float" office:value="4.7083206" calcext:value-type="float">
            <text:p>4.7083206</text:p>
          </table:table-cell>
          <table:table-cell office:value-type="float" office:value="0.08949795" calcext:value-type="float">
            <text:p>0.08949795</text:p>
          </table:table-cell>
          <table:table-cell table:formula="of:=AVERAGE([.B758:.K758])" office:value-type="float" office:value="1.39439401" calcext:value-type="float">
            <text:p>1.39439401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office:value-type="float" office:value="0.7463406" calcext:value-type="float">
            <text:p>0.7463406</text:p>
          </table:table-cell>
          <table:table-cell office:value-type="float" office:value="0.93344593" calcext:value-type="float">
            <text:p>0.93344593</text:p>
          </table:table-cell>
          <table:table-cell office:value-type="float" office:value="0.16881306" calcext:value-type="float">
            <text:p>0.16881306</text:p>
          </table:table-cell>
          <table:table-cell office:value-type="float" office:value="1.3801727" calcext:value-type="float">
            <text:p>1.3801727</text:p>
          </table:table-cell>
          <table:table-cell office:value-type="float" office:value="3.455837" calcext:value-type="float">
            <text:p>3.455837</text:p>
          </table:table-cell>
          <table:table-cell office:value-type="float" office:value="1.1927826" calcext:value-type="float">
            <text:p>1.1927826</text:p>
          </table:table-cell>
          <table:table-cell office:value-type="float" office:value="0.499382" calcext:value-type="float">
            <text:p>0.499382</text:p>
          </table:table-cell>
          <table:table-cell office:value-type="float" office:value="0.5977695" calcext:value-type="float">
            <text:p>0.5977695</text:p>
          </table:table-cell>
          <table:table-cell office:value-type="float" office:value="4.7133813" calcext:value-type="float">
            <text:p>4.7133813</text:p>
          </table:table-cell>
          <table:table-cell office:value-type="float" office:value="0.14058208" calcext:value-type="float">
            <text:p>0.14058208</text:p>
          </table:table-cell>
          <table:table-cell table:formula="of:=AVERAGE([.B759:.K759])" office:value-type="float" office:value="1.382850677" calcext:value-type="float">
            <text:p>1.382850677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office:value-type="float" office:value="0.75223666" calcext:value-type="float">
            <text:p>0.75223666</text:p>
          </table:table-cell>
          <table:table-cell office:value-type="float" office:value="0.9373127" calcext:value-type="float">
            <text:p>0.9373127</text:p>
          </table:table-cell>
          <table:table-cell office:value-type="float" office:value="0.19487956" calcext:value-type="float">
            <text:p>0.19487956</text:p>
          </table:table-cell>
          <table:table-cell office:value-type="float" office:value="1.3155013" calcext:value-type="float">
            <text:p>1.3155013</text:p>
          </table:table-cell>
          <table:table-cell office:value-type="float" office:value="3.2263072" calcext:value-type="float">
            <text:p>3.2263072</text:p>
          </table:table-cell>
          <table:table-cell office:value-type="float" office:value="1.2891096" calcext:value-type="float">
            <text:p>1.2891096</text:p>
          </table:table-cell>
          <table:table-cell office:value-type="float" office:value="0.54642415" calcext:value-type="float">
            <text:p>0.54642415</text:p>
          </table:table-cell>
          <table:table-cell office:value-type="float" office:value="0.607638" calcext:value-type="float">
            <text:p>0.607638</text:p>
          </table:table-cell>
          <table:table-cell office:value-type="float" office:value="4.500917" calcext:value-type="float">
            <text:p>4.500917</text:p>
          </table:table-cell>
          <table:table-cell office:value-type="float" office:value="0.07865117" calcext:value-type="float">
            <text:p>0.07865117</text:p>
          </table:table-cell>
          <table:table-cell table:formula="of:=AVERAGE([.B760:.K760])" office:value-type="float" office:value="1.344897734" calcext:value-type="float">
            <text:p>1.344897734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office:value-type="float" office:value="0.6468611" calcext:value-type="float">
            <text:p>0.6468611</text:p>
          </table:table-cell>
          <table:table-cell office:value-type="float" office:value="0.81075805" calcext:value-type="float">
            <text:p>0.81075805</text:p>
          </table:table-cell>
          <table:table-cell office:value-type="float" office:value="0.15487364" calcext:value-type="float">
            <text:p>0.15487364</text:p>
          </table:table-cell>
          <table:table-cell office:value-type="float" office:value="1.3768533" calcext:value-type="float">
            <text:p>1.3768533</text:p>
          </table:table-cell>
          <table:table-cell office:value-type="float" office:value="3.4266834" calcext:value-type="float">
            <text:p>3.4266834</text:p>
          </table:table-cell>
          <table:table-cell office:value-type="float" office:value="1.3051271" calcext:value-type="float">
            <text:p>1.3051271</text:p>
          </table:table-cell>
          <table:table-cell office:value-type="float" office:value="0.555358" calcext:value-type="float">
            <text:p>0.555358</text:p>
          </table:table-cell>
          <table:table-cell office:value-type="float" office:value="0.5877656" calcext:value-type="float">
            <text:p>0.5877656</text:p>
          </table:table-cell>
          <table:table-cell office:value-type="float" office:value="4.7260294" calcext:value-type="float">
            <text:p>4.7260294</text:p>
          </table:table-cell>
          <table:table-cell office:value-type="float" office:value="0.088832684" calcext:value-type="float">
            <text:p>0.088832684</text:p>
          </table:table-cell>
          <table:table-cell table:formula="of:=AVERAGE([.B761:.K761])" office:value-type="float" office:value="1.3679142274" calcext:value-type="float">
            <text:p>1.3679142274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office:value-type="float" office:value="0.7360625" calcext:value-type="float">
            <text:p>0.7360625</text:p>
          </table:table-cell>
          <table:table-cell office:value-type="float" office:value="0.97308034" calcext:value-type="float">
            <text:p>0.97308034</text:p>
          </table:table-cell>
          <table:table-cell office:value-type="float" office:value="0.23963207" calcext:value-type="float">
            <text:p>0.23963207</text:p>
          </table:table-cell>
          <table:table-cell office:value-type="float" office:value="1.4263713" calcext:value-type="float">
            <text:p>1.4263713</text:p>
          </table:table-cell>
          <table:table-cell office:value-type="float" office:value="3.272504" calcext:value-type="float">
            <text:p>3.272504</text:p>
          </table:table-cell>
          <table:table-cell office:value-type="float" office:value="1.288896" calcext:value-type="float">
            <text:p>1.288896</text:p>
          </table:table-cell>
          <table:table-cell office:value-type="float" office:value="0.56861466" calcext:value-type="float">
            <text:p>0.56861466</text:p>
          </table:table-cell>
          <table:table-cell office:value-type="float" office:value="0.5709322" calcext:value-type="float">
            <text:p>0.5709322</text:p>
          </table:table-cell>
          <table:table-cell office:value-type="float" office:value="4.7996593" calcext:value-type="float">
            <text:p>4.7996593</text:p>
          </table:table-cell>
          <table:table-cell office:value-type="float" office:value="0.11468536" calcext:value-type="float">
            <text:p>0.11468536</text:p>
          </table:table-cell>
          <table:table-cell table:formula="of:=AVERAGE([.B762:.K762])" office:value-type="float" office:value="1.399043773" calcext:value-type="float">
            <text:p>1.399043773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office:value-type="float" office:value="0.7360624" calcext:value-type="float">
            <text:p>0.7360624</text:p>
          </table:table-cell>
          <table:table-cell office:value-type="float" office:value="0.9933894" calcext:value-type="float">
            <text:p>0.9933894</text:p>
          </table:table-cell>
          <table:table-cell office:value-type="float" office:value="0.23963207" calcext:value-type="float">
            <text:p>0.23963207</text:p>
          </table:table-cell>
          <table:table-cell office:value-type="float" office:value="1.4335691" calcext:value-type="float">
            <text:p>1.4335691</text:p>
          </table:table-cell>
          <table:table-cell office:value-type="float" office:value="3.2659645" calcext:value-type="float">
            <text:p>3.2659645</text:p>
          </table:table-cell>
          <table:table-cell office:value-type="float" office:value="1.2244662" calcext:value-type="float">
            <text:p>1.2244662</text:p>
          </table:table-cell>
          <table:table-cell office:value-type="float" office:value="0.38357362" calcext:value-type="float">
            <text:p>0.38357362</text:p>
          </table:table-cell>
          <table:table-cell office:value-type="float" office:value="0.47383833" calcext:value-type="float">
            <text:p>0.47383833</text:p>
          </table:table-cell>
          <table:table-cell office:value-type="float" office:value="4.7313895" calcext:value-type="float">
            <text:p>4.7313895</text:p>
          </table:table-cell>
          <table:table-cell office:value-type="float" office:value="0.13634905" calcext:value-type="float">
            <text:p>0.13634905</text:p>
          </table:table-cell>
          <table:table-cell table:formula="of:=AVERAGE([.B763:.K763])" office:value-type="float" office:value="1.361823417" calcext:value-type="float">
            <text:p>1.361823417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office:value-type="float" office:value="0.72355014" calcext:value-type="float">
            <text:p>0.72355014</text:p>
          </table:table-cell>
          <table:table-cell office:value-type="float" office:value="0.93896055" calcext:value-type="float">
            <text:p>0.93896055</text:p>
          </table:table-cell>
          <table:table-cell office:value-type="float" office:value="0.24137345" calcext:value-type="float">
            <text:p>0.24137345</text:p>
          </table:table-cell>
          <table:table-cell office:value-type="float" office:value="1.4614553" calcext:value-type="float">
            <text:p>1.4614553</text:p>
          </table:table-cell>
          <table:table-cell office:value-type="float" office:value="3.5942798" calcext:value-type="float">
            <text:p>3.5942798</text:p>
          </table:table-cell>
          <table:table-cell office:value-type="float" office:value="1.2627038" calcext:value-type="float">
            <text:p>1.2627038</text:p>
          </table:table-cell>
          <table:table-cell office:value-type="float" office:value="0.5391226" calcext:value-type="float">
            <text:p>0.5391226</text:p>
          </table:table-cell>
          <table:table-cell office:value-type="float" office:value="0.47376385" calcext:value-type="float">
            <text:p>0.47376385</text:p>
          </table:table-cell>
          <table:table-cell office:value-type="float" office:value="4.733484" calcext:value-type="float">
            <text:p>4.733484</text:p>
          </table:table-cell>
          <table:table-cell office:value-type="float" office:value="0.08850289" calcext:value-type="float">
            <text:p>0.08850289</text:p>
          </table:table-cell>
          <table:table-cell table:formula="of:=AVERAGE([.B764:.K764])" office:value-type="float" office:value="1.405719638" calcext:value-type="float">
            <text:p>1.405719638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office:value-type="float" office:value="0.73788357" calcext:value-type="float">
            <text:p>0.73788357</text:p>
          </table:table-cell>
          <table:table-cell office:value-type="float" office:value="0.936521" calcext:value-type="float">
            <text:p>0.936521</text:p>
          </table:table-cell>
          <table:table-cell office:value-type="float" office:value="0.2118272" calcext:value-type="float">
            <text:p>0.2118272</text:p>
          </table:table-cell>
          <table:table-cell office:value-type="float" office:value="1.7039165" calcext:value-type="float">
            <text:p>1.7039165</text:p>
          </table:table-cell>
          <table:table-cell office:value-type="float" office:value="3.2639947" calcext:value-type="float">
            <text:p>3.2639947</text:p>
          </table:table-cell>
          <table:table-cell office:value-type="float" office:value="1.227529" calcext:value-type="float">
            <text:p>1.227529</text:p>
          </table:table-cell>
          <table:table-cell office:value-type="float" office:value="0.5551098" calcext:value-type="float">
            <text:p>0.5551098</text:p>
          </table:table-cell>
          <table:table-cell office:value-type="float" office:value="0.57751584" calcext:value-type="float">
            <text:p>0.57751584</text:p>
          </table:table-cell>
          <table:table-cell office:value-type="float" office:value="4.392963" calcext:value-type="float">
            <text:p>4.392963</text:p>
          </table:table-cell>
          <table:table-cell office:value-type="float" office:value="0.12807104" calcext:value-type="float">
            <text:p>0.12807104</text:p>
          </table:table-cell>
          <table:table-cell table:formula="of:=AVERAGE([.B765:.K765])" office:value-type="float" office:value="1.373533165" calcext:value-type="float">
            <text:p>1.373533165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office:value-type="float" office:value="0.74043995" calcext:value-type="float">
            <text:p>0.74043995</text:p>
          </table:table-cell>
          <table:table-cell office:value-type="float" office:value="1.0096357" calcext:value-type="float">
            <text:p>1.0096357</text:p>
          </table:table-cell>
          <table:table-cell office:value-type="float" office:value="0.16137876" calcext:value-type="float">
            <text:p>0.16137876</text:p>
          </table:table-cell>
          <table:table-cell office:value-type="float" office:value="1.6926335" calcext:value-type="float">
            <text:p>1.6926335</text:p>
          </table:table-cell>
          <table:table-cell office:value-type="float" office:value="3.264898" calcext:value-type="float">
            <text:p>3.264898</text:p>
          </table:table-cell>
          <table:table-cell office:value-type="float" office:value="1.2808387" calcext:value-type="float">
            <text:p>1.2808387</text:p>
          </table:table-cell>
          <table:table-cell office:value-type="float" office:value="0.5551098" calcext:value-type="float">
            <text:p>0.5551098</text:p>
          </table:table-cell>
          <table:table-cell office:value-type="float" office:value="0.47793797" calcext:value-type="float">
            <text:p>0.47793797</text:p>
          </table:table-cell>
          <table:table-cell office:value-type="float" office:value="4.5797377" calcext:value-type="float">
            <text:p>4.5797377</text:p>
          </table:table-cell>
          <table:table-cell office:value-type="float" office:value="0.10592295" calcext:value-type="float">
            <text:p>0.10592295</text:p>
          </table:table-cell>
          <table:table-cell table:formula="of:=AVERAGE([.B766:.K766])" office:value-type="float" office:value="1.386853303" calcext:value-type="float">
            <text:p>1.386853303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office:value-type="float" office:value="0.7420133" calcext:value-type="float">
            <text:p>0.7420133</text:p>
          </table:table-cell>
          <table:table-cell office:value-type="float" office:value="1.0109273" calcext:value-type="float">
            <text:p>1.0109273</text:p>
          </table:table-cell>
          <table:table-cell office:value-type="float" office:value="0.21230006" calcext:value-type="float">
            <text:p>0.21230006</text:p>
          </table:table-cell>
          <table:table-cell office:value-type="float" office:value="1.7149167" calcext:value-type="float">
            <text:p>1.7149167</text:p>
          </table:table-cell>
          <table:table-cell office:value-type="float" office:value="3.264882" calcext:value-type="float">
            <text:p>3.264882</text:p>
          </table:table-cell>
          <table:table-cell office:value-type="float" office:value="1.1847636" calcext:value-type="float">
            <text:p>1.1847636</text:p>
          </table:table-cell>
          <table:table-cell office:value-type="float" office:value="0.5690575" calcext:value-type="float">
            <text:p>0.5690575</text:p>
          </table:table-cell>
          <table:table-cell office:value-type="float" office:value="0.47383833" calcext:value-type="float">
            <text:p>0.47383833</text:p>
          </table:table-cell>
          <table:table-cell office:value-type="float" office:value="4.6142263" calcext:value-type="float">
            <text:p>4.6142263</text:p>
          </table:table-cell>
          <table:table-cell office:value-type="float" office:value="0.09733099" calcext:value-type="float">
            <text:p>0.09733099</text:p>
          </table:table-cell>
          <table:table-cell table:formula="of:=AVERAGE([.B767:.K767])" office:value-type="float" office:value="1.388425608" calcext:value-type="float">
            <text:p>1.388425608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office:value-type="float" office:value="0.7099982" calcext:value-type="float">
            <text:p>0.7099982</text:p>
          </table:table-cell>
          <table:table-cell office:value-type="float" office:value="0.93906087" calcext:value-type="float">
            <text:p>0.93906087</text:p>
          </table:table-cell>
          <table:table-cell office:value-type="float" office:value="0.21230006" calcext:value-type="float">
            <text:p>0.21230006</text:p>
          </table:table-cell>
          <table:table-cell office:value-type="float" office:value="1.7012229" calcext:value-type="float">
            <text:p>1.7012229</text:p>
          </table:table-cell>
          <table:table-cell office:value-type="float" office:value="3.2653785" calcext:value-type="float">
            <text:p>3.2653785</text:p>
          </table:table-cell>
          <table:table-cell office:value-type="float" office:value="1.2623748" calcext:value-type="float">
            <text:p>1.2623748</text:p>
          </table:table-cell>
          <table:table-cell office:value-type="float" office:value="0.51618224" calcext:value-type="float">
            <text:p>0.51618224</text:p>
          </table:table-cell>
          <table:table-cell office:value-type="float" office:value="0.59981984" calcext:value-type="float">
            <text:p>0.59981984</text:p>
          </table:table-cell>
          <table:table-cell office:value-type="float" office:value="4.7649794" calcext:value-type="float">
            <text:p>4.7649794</text:p>
          </table:table-cell>
          <table:table-cell office:value-type="float" office:value="0.08949795" calcext:value-type="float">
            <text:p>0.08949795</text:p>
          </table:table-cell>
          <table:table-cell table:formula="of:=AVERAGE([.B768:.K768])" office:value-type="float" office:value="1.406081476" calcext:value-type="float">
            <text:p>1.406081476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office:value-type="float" office:value="0.74970365" calcext:value-type="float">
            <text:p>0.74970365</text:p>
          </table:table-cell>
          <table:table-cell office:value-type="float" office:value="0.9468735" calcext:value-type="float">
            <text:p>0.9468735</text:p>
          </table:table-cell>
          <table:table-cell office:value-type="float" office:value="0.16492403" calcext:value-type="float">
            <text:p>0.16492403</text:p>
          </table:table-cell>
          <table:table-cell office:value-type="float" office:value="1.7152786" calcext:value-type="float">
            <text:p>1.7152786</text:p>
          </table:table-cell>
          <table:table-cell office:value-type="float" office:value="3.256372" calcext:value-type="float">
            <text:p>3.256372</text:p>
          </table:table-cell>
          <table:table-cell office:value-type="float" office:value="1.2808387" calcext:value-type="float">
            <text:p>1.2808387</text:p>
          </table:table-cell>
          <table:table-cell office:value-type="float" office:value="0.2721181" calcext:value-type="float">
            <text:p>0.2721181</text:p>
          </table:table-cell>
          <table:table-cell office:value-type="float" office:value="0.47983438" calcext:value-type="float">
            <text:p>0.47983438</text:p>
          </table:table-cell>
          <table:table-cell office:value-type="float" office:value="4.8293324" calcext:value-type="float">
            <text:p>4.8293324</text:p>
          </table:table-cell>
          <table:table-cell office:value-type="float" office:value="0.076808035" calcext:value-type="float">
            <text:p>0.076808035</text:p>
          </table:table-cell>
          <table:table-cell table:formula="of:=AVERAGE([.B769:.K769])" office:value-type="float" office:value="1.3772083395" calcext:value-type="float">
            <text:p>1.3772083395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office:value-type="float" office:value="0.7430213" calcext:value-type="float">
            <text:p>0.7430213</text:p>
          </table:table-cell>
          <table:table-cell office:value-type="float" office:value="0.94377863" calcext:value-type="float">
            <text:p>0.94377863</text:p>
          </table:table-cell>
          <table:table-cell office:value-type="float" office:value="0.2107955" calcext:value-type="float">
            <text:p>0.2107955</text:p>
          </table:table-cell>
          <table:table-cell office:value-type="float" office:value="1.7158238" calcext:value-type="float">
            <text:p>1.7158238</text:p>
          </table:table-cell>
          <table:table-cell office:value-type="float" office:value="3.4216702" calcext:value-type="float">
            <text:p>3.4216702</text:p>
          </table:table-cell>
          <table:table-cell office:value-type="float" office:value="1.3356396" calcext:value-type="float">
            <text:p>1.3356396</text:p>
          </table:table-cell>
          <table:table-cell office:value-type="float" office:value="0.37950227" calcext:value-type="float">
            <text:p>0.37950227</text:p>
          </table:table-cell>
          <table:table-cell office:value-type="float" office:value="0.54599845" calcext:value-type="float">
            <text:p>0.54599845</text:p>
          </table:table-cell>
          <table:table-cell office:value-type="float" office:value="4.8645177" calcext:value-type="float">
            <text:p>4.8645177</text:p>
          </table:table-cell>
          <table:table-cell office:value-type="float" office:value="0.07865117" calcext:value-type="float">
            <text:p>0.07865117</text:p>
          </table:table-cell>
          <table:table-cell table:formula="of:=AVERAGE([.B770:.K770])" office:value-type="float" office:value="1.423939862" calcext:value-type="float">
            <text:p>1.423939862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office:value-type="float" office:value="0.7336404" calcext:value-type="float">
            <text:p>0.7336404</text:p>
          </table:table-cell>
          <table:table-cell office:value-type="float" office:value="0.9380035" calcext:value-type="float">
            <text:p>0.9380035</text:p>
          </table:table-cell>
          <table:table-cell office:value-type="float" office:value="0.24003513" calcext:value-type="float">
            <text:p>0.24003513</text:p>
          </table:table-cell>
          <table:table-cell office:value-type="float" office:value="1.7159009" calcext:value-type="float">
            <text:p>1.7159009</text:p>
          </table:table-cell>
          <table:table-cell office:value-type="float" office:value="3.7150996" calcext:value-type="float">
            <text:p>3.7150996</text:p>
          </table:table-cell>
          <table:table-cell office:value-type="float" office:value="1.2249391" calcext:value-type="float">
            <text:p>1.2249391</text:p>
          </table:table-cell>
          <table:table-cell office:value-type="float" office:value="0.37295955" calcext:value-type="float">
            <text:p>0.37295955</text:p>
          </table:table-cell>
          <table:table-cell office:value-type="float" office:value="0.48051968" calcext:value-type="float">
            <text:p>0.48051968</text:p>
          </table:table-cell>
          <table:table-cell office:value-type="float" office:value="4.6993003" calcext:value-type="float">
            <text:p>4.6993003</text:p>
          </table:table-cell>
          <table:table-cell office:value-type="float" office:value="0.07865117" calcext:value-type="float">
            <text:p>0.07865117</text:p>
          </table:table-cell>
          <table:table-cell table:formula="of:=AVERAGE([.B771:.K771])" office:value-type="float" office:value="1.419904933" calcext:value-type="float">
            <text:p>1.419904933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office:value-type="float" office:value="0.745644" calcext:value-type="float">
            <text:p>0.745644</text:p>
          </table:table-cell>
          <table:table-cell office:value-type="float" office:value="0.94221455" calcext:value-type="float">
            <text:p>0.94221455</text:p>
          </table:table-cell>
          <table:table-cell office:value-type="float" office:value="0.23947753" calcext:value-type="float">
            <text:p>0.23947753</text:p>
          </table:table-cell>
          <table:table-cell office:value-type="float" office:value="1.7158132" calcext:value-type="float">
            <text:p>1.7158132</text:p>
          </table:table-cell>
          <table:table-cell office:value-type="float" office:value="3.5633998" calcext:value-type="float">
            <text:p>3.5633998</text:p>
          </table:table-cell>
          <table:table-cell office:value-type="float" office:value="1.2800527" calcext:value-type="float">
            <text:p>1.2800527</text:p>
          </table:table-cell>
          <table:table-cell office:value-type="float" office:value="0.57632905" calcext:value-type="float">
            <text:p>0.57632905</text:p>
          </table:table-cell>
          <table:table-cell office:value-type="float" office:value="0.50200844" calcext:value-type="float">
            <text:p>0.50200844</text:p>
          </table:table-cell>
          <table:table-cell office:value-type="float" office:value="4.4861145" calcext:value-type="float">
            <text:p>4.4861145</text:p>
          </table:table-cell>
          <table:table-cell office:value-type="float" office:value="0.092211634" calcext:value-type="float">
            <text:p>0.092211634</text:p>
          </table:table-cell>
          <table:table-cell table:formula="of:=AVERAGE([.B772:.K772])" office:value-type="float" office:value="1.4143265404" calcext:value-type="float">
            <text:p>1.4143265404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office:value-type="float" office:value="0.7503719" calcext:value-type="float">
            <text:p>0.7503719</text:p>
          </table:table-cell>
          <table:table-cell office:value-type="float" office:value="0.9778778" calcext:value-type="float">
            <text:p>0.9778778</text:p>
          </table:table-cell>
          <table:table-cell office:value-type="float" office:value="0.21058759" calcext:value-type="float">
            <text:p>0.21058759</text:p>
          </table:table-cell>
          <table:table-cell office:value-type="float" office:value="1.7145646" calcext:value-type="float">
            <text:p>1.7145646</text:p>
          </table:table-cell>
          <table:table-cell office:value-type="float" office:value="3.4557319" calcext:value-type="float">
            <text:p>3.4557319</text:p>
          </table:table-cell>
          <table:table-cell office:value-type="float" office:value="1.2615227" calcext:value-type="float">
            <text:p>1.2615227</text:p>
          </table:table-cell>
          <table:table-cell office:value-type="float" office:value="0.57619375" calcext:value-type="float">
            <text:p>0.57619375</text:p>
          </table:table-cell>
          <table:table-cell office:value-type="float" office:value="0.593198" calcext:value-type="float">
            <text:p>0.593198</text:p>
          </table:table-cell>
          <table:table-cell office:value-type="float" office:value="4.5593805" calcext:value-type="float">
            <text:p>4.5593805</text:p>
          </table:table-cell>
          <table:table-cell office:value-type="float" office:value="0.08850289" calcext:value-type="float">
            <text:p>0.08850289</text:p>
          </table:table-cell>
          <table:table-cell table:formula="of:=AVERAGE([.B773:.K773])" office:value-type="float" office:value="1.418793163" calcext:value-type="float">
            <text:p>1.418793163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office:value-type="float" office:value="0.7449472" calcext:value-type="float">
            <text:p>0.7449472</text:p>
          </table:table-cell>
          <table:table-cell office:value-type="float" office:value="0.8089835" calcext:value-type="float">
            <text:p>0.8089835</text:p>
          </table:table-cell>
          <table:table-cell office:value-type="float" office:value="0.23777846" calcext:value-type="float">
            <text:p>0.23777846</text:p>
          </table:table-cell>
          <table:table-cell office:value-type="float" office:value="1.704526" calcext:value-type="float">
            <text:p>1.704526</text:p>
          </table:table-cell>
          <table:table-cell office:value-type="float" office:value="3.3974085" calcext:value-type="float">
            <text:p>3.3974085</text:p>
          </table:table-cell>
          <table:table-cell office:value-type="float" office:value="1.3407135" calcext:value-type="float">
            <text:p>1.3407135</text:p>
          </table:table-cell>
          <table:table-cell office:value-type="float" office:value="0.4236104" calcext:value-type="float">
            <text:p>0.4236104</text:p>
          </table:table-cell>
          <table:table-cell office:value-type="float" office:value="0.5540468" calcext:value-type="float">
            <text:p>0.5540468</text:p>
          </table:table-cell>
          <table:table-cell office:value-type="float" office:value="4.7307625" calcext:value-type="float">
            <text:p>4.7307625</text:p>
          </table:table-cell>
          <table:table-cell office:value-type="float" office:value="0.07867945" calcext:value-type="float">
            <text:p>0.07867945</text:p>
          </table:table-cell>
          <table:table-cell table:formula="of:=AVERAGE([.B774:.K774])" office:value-type="float" office:value="1.402145631" calcext:value-type="float">
            <text:p>1.402145631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office:value-type="float" office:value="0.6938121" calcext:value-type="float">
            <text:p>0.6938121</text:p>
          </table:table-cell>
          <table:table-cell office:value-type="float" office:value="0.8559867" calcext:value-type="float">
            <text:p>0.8559867</text:p>
          </table:table-cell>
          <table:table-cell office:value-type="float" office:value="0.18610314" calcext:value-type="float">
            <text:p>0.18610314</text:p>
          </table:table-cell>
          <table:table-cell office:value-type="float" office:value="1.1453518" calcext:value-type="float">
            <text:p>1.1453518</text:p>
          </table:table-cell>
          <table:table-cell office:value-type="float" office:value="3.2548842" calcext:value-type="float">
            <text:p>3.2548842</text:p>
          </table:table-cell>
          <table:table-cell office:value-type="float" office:value="1.2801018" calcext:value-type="float">
            <text:p>1.2801018</text:p>
          </table:table-cell>
          <table:table-cell office:value-type="float" office:value="0.49802542" calcext:value-type="float">
            <text:p>0.49802542</text:p>
          </table:table-cell>
          <table:table-cell office:value-type="float" office:value="0.47444937" calcext:value-type="float">
            <text:p>0.47444937</text:p>
          </table:table-cell>
          <table:table-cell office:value-type="float" office:value="4.6801567" calcext:value-type="float">
            <text:p>4.6801567</text:p>
          </table:table-cell>
          <table:table-cell office:value-type="float" office:value="0.08971758" calcext:value-type="float">
            <text:p>0.08971758</text:p>
          </table:table-cell>
          <table:table-cell table:formula="of:=AVERAGE([.B775:.K775])" office:value-type="float" office:value="1.315858881" calcext:value-type="float">
            <text:p>1.315858881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office:value-type="float" office:value="0.7206023" calcext:value-type="float">
            <text:p>0.7206023</text:p>
          </table:table-cell>
          <table:table-cell office:value-type="float" office:value="0.8474983" calcext:value-type="float">
            <text:p>0.8474983</text:p>
          </table:table-cell>
          <table:table-cell office:value-type="float" office:value="0.18670489" calcext:value-type="float">
            <text:p>0.18670489</text:p>
          </table:table-cell>
          <table:table-cell office:value-type="float" office:value="1.1454356" calcext:value-type="float">
            <text:p>1.1454356</text:p>
          </table:table-cell>
          <table:table-cell office:value-type="float" office:value="3.4062884" calcext:value-type="float">
            <text:p>3.4062884</text:p>
          </table:table-cell>
          <table:table-cell office:value-type="float" office:value="1.3078707" calcext:value-type="float">
            <text:p>1.3078707</text:p>
          </table:table-cell>
          <table:table-cell office:value-type="float" office:value="0.42699453" calcext:value-type="float">
            <text:p>0.42699453</text:p>
          </table:table-cell>
          <table:table-cell office:value-type="float" office:value="0.48765957" calcext:value-type="float">
            <text:p>0.48765957</text:p>
          </table:table-cell>
          <table:table-cell office:value-type="float" office:value="4.7381163" calcext:value-type="float">
            <text:p>4.7381163</text:p>
          </table:table-cell>
          <table:table-cell office:value-type="float" office:value="0.090216465" calcext:value-type="float">
            <text:p>0.090216465</text:p>
          </table:table-cell>
          <table:table-cell table:formula="of:=AVERAGE([.B776:.K776])" office:value-type="float" office:value="1.3357387055" calcext:value-type="float">
            <text:p>1.3357387055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office:value-type="float" office:value="0.722628" calcext:value-type="float">
            <text:p>0.722628</text:p>
          </table:table-cell>
          <table:table-cell office:value-type="float" office:value="0.9306312" calcext:value-type="float">
            <text:p>0.9306312</text:p>
          </table:table-cell>
          <table:table-cell office:value-type="float" office:value="0.23765554" calcext:value-type="float">
            <text:p>0.23765554</text:p>
          </table:table-cell>
          <table:table-cell office:value-type="float" office:value="1.373986" calcext:value-type="float">
            <text:p>1.373986</text:p>
          </table:table-cell>
          <table:table-cell office:value-type="float" office:value="3.381407" calcext:value-type="float">
            <text:p>3.381407</text:p>
          </table:table-cell>
          <table:table-cell office:value-type="float" office:value="1.1875746" calcext:value-type="float">
            <text:p>1.1875746</text:p>
          </table:table-cell>
          <table:table-cell office:value-type="float" office:value="0.42616478" calcext:value-type="float">
            <text:p>0.42616478</text:p>
          </table:table-cell>
          <table:table-cell office:value-type="float" office:value="0.5874318" calcext:value-type="float">
            <text:p>0.5874318</text:p>
          </table:table-cell>
          <table:table-cell office:value-type="float" office:value="4.7386436" calcext:value-type="float">
            <text:p>4.7386436</text:p>
          </table:table-cell>
          <table:table-cell office:value-type="float" office:value="0.09435486" calcext:value-type="float">
            <text:p>0.09435486</text:p>
          </table:table-cell>
          <table:table-cell table:formula="of:=AVERAGE([.B777:.K777])" office:value-type="float" office:value="1.368047738" calcext:value-type="float">
            <text:p>1.368047738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office:value-type="float" office:value="0.7498198" calcext:value-type="float">
            <text:p>0.7498198</text:p>
          </table:table-cell>
          <table:table-cell office:value-type="float" office:value="0.74880016" calcext:value-type="float">
            <text:p>0.74880016</text:p>
          </table:table-cell>
          <table:table-cell office:value-type="float" office:value="0.22460213" calcext:value-type="float">
            <text:p>0.22460213</text:p>
          </table:table-cell>
          <table:table-cell office:value-type="float" office:value="1.5727817" calcext:value-type="float">
            <text:p>1.5727817</text:p>
          </table:table-cell>
          <table:table-cell office:value-type="float" office:value="3.4146936" calcext:value-type="float">
            <text:p>3.4146936</text:p>
          </table:table-cell>
          <table:table-cell office:value-type="float" office:value="1.2998198" calcext:value-type="float">
            <text:p>1.2998198</text:p>
          </table:table-cell>
          <table:table-cell office:value-type="float" office:value="0.52436" calcext:value-type="float">
            <text:p>0.52436</text:p>
          </table:table-cell>
          <table:table-cell office:value-type="float" office:value="0.5875246" calcext:value-type="float">
            <text:p>0.5875246</text:p>
          </table:table-cell>
          <table:table-cell office:value-type="float" office:value="4.561018" calcext:value-type="float">
            <text:p>4.561018</text:p>
          </table:table-cell>
          <table:table-cell office:value-type="float" office:value="0.08879111" calcext:value-type="float">
            <text:p>0.08879111</text:p>
          </table:table-cell>
          <table:table-cell table:formula="of:=AVERAGE([.B778:.K778])" office:value-type="float" office:value="1.37722109" calcext:value-type="float">
            <text:p>1.37722109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office:value-type="float" office:value="0.7119825" calcext:value-type="float">
            <text:p>0.7119825</text:p>
          </table:table-cell>
          <table:table-cell office:value-type="float" office:value="0.82141143" calcext:value-type="float">
            <text:p>0.82141143</text:p>
          </table:table-cell>
          <table:table-cell office:value-type="float" office:value="0.2567796" calcext:value-type="float">
            <text:p>0.2567796</text:p>
          </table:table-cell>
          <table:table-cell office:value-type="float" office:value="1.715689" calcext:value-type="float">
            <text:p>1.715689</text:p>
          </table:table-cell>
          <table:table-cell office:value-type="float" office:value="3.454693" calcext:value-type="float">
            <text:p>3.454693</text:p>
          </table:table-cell>
          <table:table-cell office:value-type="float" office:value="1.2617762" calcext:value-type="float">
            <text:p>1.2617762</text:p>
          </table:table-cell>
          <table:table-cell office:value-type="float" office:value="0.4018239" calcext:value-type="float">
            <text:p>0.4018239</text:p>
          </table:table-cell>
          <table:table-cell office:value-type="float" office:value="0.80850196" calcext:value-type="float">
            <text:p>0.80850196</text:p>
          </table:table-cell>
          <table:table-cell office:value-type="float" office:value="4.7493644" calcext:value-type="float">
            <text:p>4.7493644</text:p>
          </table:table-cell>
          <table:table-cell office:value-type="float" office:value="0.12223665" calcext:value-type="float">
            <text:p>0.12223665</text:p>
          </table:table-cell>
          <table:table-cell table:formula="of:=AVERAGE([.B779:.K779])" office:value-type="float" office:value="1.430425864" calcext:value-type="float">
            <text:p>1.430425864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office:value-type="float" office:value="0.7326819" calcext:value-type="float">
            <text:p>0.7326819</text:p>
          </table:table-cell>
          <table:table-cell office:value-type="float" office:value="0.82137644" calcext:value-type="float">
            <text:p>0.82137644</text:p>
          </table:table-cell>
          <table:table-cell office:value-type="float" office:value="0.23776351" calcext:value-type="float">
            <text:p>0.23776351</text:p>
          </table:table-cell>
          <table:table-cell office:value-type="float" office:value="1.727247" calcext:value-type="float">
            <text:p>1.727247</text:p>
          </table:table-cell>
          <table:table-cell office:value-type="float" office:value="3.452896" calcext:value-type="float">
            <text:p>3.452896</text:p>
          </table:table-cell>
          <table:table-cell office:value-type="float" office:value="1.2627198" calcext:value-type="float">
            <text:p>1.2627198</text:p>
          </table:table-cell>
          <table:table-cell office:value-type="float" office:value="0.4018239" calcext:value-type="float">
            <text:p>0.4018239</text:p>
          </table:table-cell>
          <table:table-cell office:value-type="float" office:value="0.4852117" calcext:value-type="float">
            <text:p>0.4852117</text:p>
          </table:table-cell>
          <table:table-cell office:value-type="float" office:value="4.6723266" calcext:value-type="float">
            <text:p>4.6723266</text:p>
          </table:table-cell>
          <table:table-cell office:value-type="float" office:value="0.12223665" calcext:value-type="float">
            <text:p>0.12223665</text:p>
          </table:table-cell>
          <table:table-cell table:formula="of:=AVERAGE([.B780:.K780])" office:value-type="float" office:value="1.39162835" calcext:value-type="float">
            <text:p>1.39162835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office:value-type="float" office:value="0.740782" calcext:value-type="float">
            <text:p>0.740782</text:p>
          </table:table-cell>
          <table:table-cell office:value-type="float" office:value="0.8214772" calcext:value-type="float">
            <text:p>0.8214772</text:p>
          </table:table-cell>
          <table:table-cell office:value-type="float" office:value="0.22659063" calcext:value-type="float">
            <text:p>0.22659063</text:p>
          </table:table-cell>
          <table:table-cell office:value-type="float" office:value="1.2165054" calcext:value-type="float">
            <text:p>1.2165054</text:p>
          </table:table-cell>
          <table:table-cell office:value-type="float" office:value="3.329341" calcext:value-type="float">
            <text:p>3.329341</text:p>
          </table:table-cell>
          <table:table-cell office:value-type="float" office:value="1.1875746" calcext:value-type="float">
            <text:p>1.1875746</text:p>
          </table:table-cell>
          <table:table-cell office:value-type="float" office:value="0.4018239" calcext:value-type="float">
            <text:p>0.4018239</text:p>
          </table:table-cell>
          <table:table-cell office:value-type="float" office:value="0.70402294" calcext:value-type="float">
            <text:p>0.70402294</text:p>
          </table:table-cell>
          <table:table-cell office:value-type="float" office:value="4.4842715" calcext:value-type="float">
            <text:p>4.4842715</text:p>
          </table:table-cell>
          <table:table-cell office:value-type="float" office:value="0.12223665" calcext:value-type="float">
            <text:p>0.12223665</text:p>
          </table:table-cell>
          <table:table-cell table:formula="of:=AVERAGE([.B781:.K781])" office:value-type="float" office:value="1.323462582" calcext:value-type="float">
            <text:p>1.323462582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office:value-type="float" office:value="0.7327828" calcext:value-type="float">
            <text:p>0.7327828</text:p>
          </table:table-cell>
          <table:table-cell office:value-type="float" office:value="0.8205172" calcext:value-type="float">
            <text:p>0.8205172</text:p>
          </table:table-cell>
          <table:table-cell office:value-type="float" office:value="0.14718653" calcext:value-type="float">
            <text:p>0.14718653</text:p>
          </table:table-cell>
          <table:table-cell office:value-type="float" office:value="1.7380421" calcext:value-type="float">
            <text:p>1.7380421</text:p>
          </table:table-cell>
          <table:table-cell office:value-type="float" office:value="3.4028468" calcext:value-type="float">
            <text:p>3.4028468</text:p>
          </table:table-cell>
          <table:table-cell office:value-type="float" office:value="1.29895" calcext:value-type="float">
            <text:p>1.29895</text:p>
          </table:table-cell>
          <table:table-cell office:value-type="float" office:value="0.39980197" calcext:value-type="float">
            <text:p>0.39980197</text:p>
          </table:table-cell>
          <table:table-cell office:value-type="float" office:value="0.74095464" calcext:value-type="float">
            <text:p>0.74095464</text:p>
          </table:table-cell>
          <table:table-cell office:value-type="float" office:value="4.484258" calcext:value-type="float">
            <text:p>4.484258</text:p>
          </table:table-cell>
          <table:table-cell office:value-type="float" office:value="0.093985915" calcext:value-type="float">
            <text:p>0.093985915</text:p>
          </table:table-cell>
          <table:table-cell table:formula="of:=AVERAGE([.B782:.K782])" office:value-type="float" office:value="1.3859325955" calcext:value-type="float">
            <text:p>1.3859325955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office:value-type="float" office:value="0.7267346" calcext:value-type="float">
            <text:p>0.7267346</text:p>
          </table:table-cell>
          <table:table-cell office:value-type="float" office:value="0.9317682" calcext:value-type="float">
            <text:p>0.9317682</text:p>
          </table:table-cell>
          <table:table-cell office:value-type="float" office:value="0.06810226" calcext:value-type="float">
            <text:p>0.06810226</text:p>
          </table:table-cell>
          <table:table-cell office:value-type="float" office:value="1.7160003" calcext:value-type="float">
            <text:p>1.7160003</text:p>
          </table:table-cell>
          <table:table-cell office:value-type="float" office:value="3.409582" calcext:value-type="float">
            <text:p>3.409582</text:p>
          </table:table-cell>
          <table:table-cell office:value-type="float" office:value="1.2353112" calcext:value-type="float">
            <text:p>1.2353112</text:p>
          </table:table-cell>
          <table:table-cell office:value-type="float" office:value="0.40176052" calcext:value-type="float">
            <text:p>0.40176052</text:p>
          </table:table-cell>
          <table:table-cell office:value-type="float" office:value="0.71515614" calcext:value-type="float">
            <text:p>0.71515614</text:p>
          </table:table-cell>
          <table:table-cell office:value-type="float" office:value="4.6118426" calcext:value-type="float">
            <text:p>4.6118426</text:p>
          </table:table-cell>
          <table:table-cell office:value-type="float" office:value="0.092555806" calcext:value-type="float">
            <text:p>0.092555806</text:p>
          </table:table-cell>
          <table:table-cell table:formula="of:=AVERAGE([.B783:.K783])" office:value-type="float" office:value="1.3908813626" calcext:value-type="float">
            <text:p>1.3908813626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office:value-type="float" office:value="0.7414732" calcext:value-type="float">
            <text:p>0.7414732</text:p>
          </table:table-cell>
          <table:table-cell office:value-type="float" office:value="0.8886161" calcext:value-type="float">
            <text:p>0.8886161</text:p>
          </table:table-cell>
          <table:table-cell office:value-type="float" office:value="0.12677611" calcext:value-type="float">
            <text:p>0.12677611</text:p>
          </table:table-cell>
          <table:table-cell office:value-type="float" office:value="1.7049304" calcext:value-type="float">
            <text:p>1.7049304</text:p>
          </table:table-cell>
          <table:table-cell office:value-type="float" office:value="3.355664" calcext:value-type="float">
            <text:p>3.355664</text:p>
          </table:table-cell>
          <table:table-cell office:value-type="float" office:value="1.234512" calcext:value-type="float">
            <text:p>1.234512</text:p>
          </table:table-cell>
          <table:table-cell office:value-type="float" office:value="0.3510802" calcext:value-type="float">
            <text:p>0.3510802</text:p>
          </table:table-cell>
          <table:table-cell office:value-type="float" office:value="0.4863187" calcext:value-type="float">
            <text:p>0.4863187</text:p>
          </table:table-cell>
          <table:table-cell office:value-type="float" office:value="4.6487975" calcext:value-type="float">
            <text:p>4.6487975</text:p>
          </table:table-cell>
          <table:table-cell office:value-type="float" office:value="0.1086999" calcext:value-type="float">
            <text:p>0.1086999</text:p>
          </table:table-cell>
          <table:table-cell table:formula="of:=AVERAGE([.B784:.K784])" office:value-type="float" office:value="1.364686811" calcext:value-type="float">
            <text:p>1.364686811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office:value-type="float" office:value="0.7498183" calcext:value-type="float">
            <text:p>0.7498183</text:p>
          </table:table-cell>
          <table:table-cell office:value-type="float" office:value="0.9751173" calcext:value-type="float">
            <text:p>0.9751173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2164869" calcext:value-type="float">
            <text:p>1.2164869</text:p>
          </table:table-cell>
          <table:table-cell office:value-type="float" office:value="3.3558598" calcext:value-type="float">
            <text:p>3.3558598</text:p>
          </table:table-cell>
          <table:table-cell office:value-type="float" office:value="1.2832294" calcext:value-type="float">
            <text:p>1.2832294</text:p>
          </table:table-cell>
          <table:table-cell office:value-type="float" office:value="0.37863994" calcext:value-type="float">
            <text:p>0.37863994</text:p>
          </table:table-cell>
          <table:table-cell office:value-type="float" office:value="0.6578268" calcext:value-type="float">
            <text:p>0.6578268</text:p>
          </table:table-cell>
          <table:table-cell office:value-type="float" office:value="4.668208" calcext:value-type="float">
            <text:p>4.668208</text:p>
          </table:table-cell>
          <table:table-cell office:value-type="float" office:value="0.08054588" calcext:value-type="float">
            <text:p>0.08054588</text:p>
          </table:table-cell>
          <table:table-cell table:formula="of:=AVERAGE([.B785:.K785])" office:value-type="float" office:value="1.350742694" calcext:value-type="float">
            <text:p>1.350742694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office:value-type="float" office:value="0.7189404" calcext:value-type="float">
            <text:p>0.7189404</text:p>
          </table:table-cell>
          <table:table-cell office:value-type="float" office:value="0.59092635" calcext:value-type="float">
            <text:p>0.59092635</text:p>
          </table:table-cell>
          <table:table-cell office:value-type="float" office:value="0.11347994" calcext:value-type="float">
            <text:p>0.11347994</text:p>
          </table:table-cell>
          <table:table-cell office:value-type="float" office:value="1.7501928" calcext:value-type="float">
            <text:p>1.7501928</text:p>
          </table:table-cell>
          <table:table-cell office:value-type="float" office:value="3.6448796" calcext:value-type="float">
            <text:p>3.6448796</text:p>
          </table:table-cell>
          <table:table-cell office:value-type="float" office:value="1.3407135" calcext:value-type="float">
            <text:p>1.3407135</text:p>
          </table:table-cell>
          <table:table-cell office:value-type="float" office:value="0.35745856" calcext:value-type="float">
            <text:p>0.35745856</text:p>
          </table:table-cell>
          <table:table-cell office:value-type="float" office:value="0.6528728" calcext:value-type="float">
            <text:p>0.6528728</text:p>
          </table:table-cell>
          <table:table-cell office:value-type="float" office:value="4.6060057" calcext:value-type="float">
            <text:p>4.6060057</text:p>
          </table:table-cell>
          <table:table-cell office:value-type="float" office:value="0.072475396" calcext:value-type="float">
            <text:p>0.072475396</text:p>
          </table:table-cell>
          <table:table-cell table:formula="of:=AVERAGE([.B786:.K786])" office:value-type="float" office:value="1.3847945046" calcext:value-type="float">
            <text:p>1.3847945046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office:value-type="float" office:value="0.74984634" calcext:value-type="float">
            <text:p>0.74984634</text:p>
          </table:table-cell>
          <table:table-cell office:value-type="float" office:value="0.711522" calcext:value-type="float">
            <text:p>0.711522</text:p>
          </table:table-cell>
          <table:table-cell office:value-type="float" office:value="0.113982745" calcext:value-type="float">
            <text:p>0.113982745</text:p>
          </table:table-cell>
          <table:table-cell office:value-type="float" office:value="1.7051222" calcext:value-type="float">
            <text:p>1.7051222</text:p>
          </table:table-cell>
          <table:table-cell office:value-type="float" office:value="3.3555598" calcext:value-type="float">
            <text:p>3.3555598</text:p>
          </table:table-cell>
          <table:table-cell office:value-type="float" office:value="1.3089317" calcext:value-type="float">
            <text:p>1.3089317</text:p>
          </table:table-cell>
          <table:table-cell office:value-type="float" office:value="0.3591516" calcext:value-type="float">
            <text:p>0.3591516</text:p>
          </table:table-cell>
          <table:table-cell office:value-type="float" office:value="0.4916214" calcext:value-type="float">
            <text:p>0.4916214</text:p>
          </table:table-cell>
          <table:table-cell office:value-type="float" office:value="4.664224" calcext:value-type="float">
            <text:p>4.664224</text:p>
          </table:table-cell>
          <table:table-cell office:value-type="float" office:value="0.08918917" calcext:value-type="float">
            <text:p>0.08918917</text:p>
          </table:table-cell>
          <table:table-cell table:formula="of:=AVERAGE([.B787:.K787])" office:value-type="float" office:value="1.3549150955" calcext:value-type="float">
            <text:p>1.3549150955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office:value-type="float" office:value="0.64969116" calcext:value-type="float">
            <text:p>0.64969116</text:p>
          </table:table-cell>
          <table:table-cell office:value-type="float" office:value="0.5588229" calcext:value-type="float">
            <text:p>0.5588229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7652416" calcext:value-type="float">
            <text:p>1.7652416</text:p>
          </table:table-cell>
          <table:table-cell office:value-type="float" office:value="3.3558598" calcext:value-type="float">
            <text:p>3.3558598</text:p>
          </table:table-cell>
          <table:table-cell office:value-type="float" office:value="1.3077632" calcext:value-type="float">
            <text:p>1.3077632</text:p>
          </table:table-cell>
          <table:table-cell office:value-type="float" office:value="0.36839634" calcext:value-type="float">
            <text:p>0.36839634</text:p>
          </table:table-cell>
          <table:table-cell office:value-type="float" office:value="0.62703145" calcext:value-type="float">
            <text:p>0.62703145</text:p>
          </table:table-cell>
          <table:table-cell office:value-type="float" office:value="4.599611" calcext:value-type="float">
            <text:p>4.599611</text:p>
          </table:table-cell>
          <table:table-cell office:value-type="float" office:value="0.19935146" calcext:value-type="float">
            <text:p>0.19935146</text:p>
          </table:table-cell>
          <table:table-cell table:formula="of:=AVERAGE([.B788:.K788])" office:value-type="float" office:value="1.357346353" calcext:value-type="float">
            <text:p>1.357346353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office:value-type="float" office:value="0.7507751" calcext:value-type="float">
            <text:p>0.7507751</text:p>
          </table:table-cell>
          <table:table-cell office:value-type="float" office:value="0.7516834" calcext:value-type="float">
            <text:p>0.7516834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7271017" calcext:value-type="float">
            <text:p>1.7271017</text:p>
          </table:table-cell>
          <table:table-cell office:value-type="float" office:value="3.474761" calcext:value-type="float">
            <text:p>3.474761</text:p>
          </table:table-cell>
          <table:table-cell office:value-type="float" office:value="1.2027646" calcext:value-type="float">
            <text:p>1.2027646</text:p>
          </table:table-cell>
          <table:table-cell office:value-type="float" office:value="0.35989347" calcext:value-type="float">
            <text:p>0.35989347</text:p>
          </table:table-cell>
          <table:table-cell office:value-type="float" office:value="0.62703145" calcext:value-type="float">
            <text:p>0.62703145</text:p>
          </table:table-cell>
          <table:table-cell office:value-type="float" office:value="4.7486053" calcext:value-type="float">
            <text:p>4.7486053</text:p>
          </table:table-cell>
          <table:table-cell office:value-type="float" office:value="0.13599892" calcext:value-type="float">
            <text:p>0.13599892</text:p>
          </table:table-cell>
          <table:table-cell table:formula="of:=AVERAGE([.B789:.K789])" office:value-type="float" office:value="1.392030956" calcext:value-type="float">
            <text:p>1.392030956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office:value-type="float" office:value="0.7635396" calcext:value-type="float">
            <text:p>0.7635396</text:p>
          </table:table-cell>
          <table:table-cell office:value-type="float" office:value="0.8333402" calcext:value-type="float">
            <text:p>0.8333402</text:p>
          </table:table-cell>
          <table:table-cell office:value-type="float" office:value="0.141598" calcext:value-type="float">
            <text:p>0.141598</text:p>
          </table:table-cell>
          <table:table-cell office:value-type="float" office:value="1.2615113" calcext:value-type="float">
            <text:p>1.2615113</text:p>
          </table:table-cell>
          <table:table-cell office:value-type="float" office:value="3.6042404" calcext:value-type="float">
            <text:p>3.6042404</text:p>
          </table:table-cell>
          <table:table-cell office:value-type="float" office:value="1.2800527" calcext:value-type="float">
            <text:p>1.2800527</text:p>
          </table:table-cell>
          <table:table-cell office:value-type="float" office:value="0.3713803" calcext:value-type="float">
            <text:p>0.3713803</text:p>
          </table:table-cell>
          <table:table-cell office:value-type="float" office:value="0.7294899" calcext:value-type="float">
            <text:p>0.7294899</text:p>
          </table:table-cell>
          <table:table-cell office:value-type="float" office:value="4.7358027" calcext:value-type="float">
            <text:p>4.7358027</text:p>
          </table:table-cell>
          <table:table-cell office:value-type="float" office:value="0.093614295" calcext:value-type="float">
            <text:p>0.093614295</text:p>
          </table:table-cell>
          <table:table-cell table:formula="of:=AVERAGE([.B790:.K790])" office:value-type="float" office:value="1.3814569395" calcext:value-type="float">
            <text:p>1.3814569395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office:value-type="float" office:value="0.7589876" calcext:value-type="float">
            <text:p>0.7589876</text:p>
          </table:table-cell>
          <table:table-cell office:value-type="float" office:value="0.8483612" calcext:value-type="float">
            <text:p>0.8483612</text:p>
          </table:table-cell>
          <table:table-cell office:value-type="float" office:value="0.14157665" calcext:value-type="float">
            <text:p>0.14157665</text:p>
          </table:table-cell>
          <table:table-cell office:value-type="float" office:value="1.2445123" calcext:value-type="float">
            <text:p>1.2445123</text:p>
          </table:table-cell>
          <table:table-cell office:value-type="float" office:value="3.6215932" calcext:value-type="float">
            <text:p>3.6215932</text:p>
          </table:table-cell>
          <table:table-cell office:value-type="float" office:value="1.3086525" calcext:value-type="float">
            <text:p>1.3086525</text:p>
          </table:table-cell>
          <table:table-cell office:value-type="float" office:value="0.40155157" calcext:value-type="float">
            <text:p>0.40155157</text:p>
          </table:table-cell>
          <table:table-cell office:value-type="float" office:value="0.7303667" calcext:value-type="float">
            <text:p>0.7303667</text:p>
          </table:table-cell>
          <table:table-cell office:value-type="float" office:value="4.75227" calcext:value-type="float">
            <text:p>4.75227</text:p>
          </table:table-cell>
          <table:table-cell office:value-type="float" office:value="0.11926727" calcext:value-type="float">
            <text:p>0.11926727</text:p>
          </table:table-cell>
          <table:table-cell table:formula="of:=AVERAGE([.B791:.K791])" office:value-type="float" office:value="1.392713899" calcext:value-type="float">
            <text:p>1.392713899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office:value-type="float" office:value="0.7818487" calcext:value-type="float">
            <text:p>0.7818487</text:p>
          </table:table-cell>
          <table:table-cell office:value-type="float" office:value="0.9462411" calcext:value-type="float">
            <text:p>0.9462411</text:p>
          </table:table-cell>
          <table:table-cell office:value-type="float" office:value="0.14167875" calcext:value-type="float">
            <text:p>0.14167875</text:p>
          </table:table-cell>
          <table:table-cell office:value-type="float" office:value="1.3023027" calcext:value-type="float">
            <text:p>1.3023027</text:p>
          </table:table-cell>
          <table:table-cell office:value-type="float" office:value="3.5655205" calcext:value-type="float">
            <text:p>3.5655205</text:p>
          </table:table-cell>
          <table:table-cell office:value-type="float" office:value="0.2835256" calcext:value-type="float">
            <text:p>0.2835256</text:p>
          </table:table-cell>
          <table:table-cell office:value-type="float" office:value="0.40155542" calcext:value-type="float">
            <text:p>0.40155542</text:p>
          </table:table-cell>
          <table:table-cell office:value-type="float" office:value="0.6535558" calcext:value-type="float">
            <text:p>0.6535558</text:p>
          </table:table-cell>
          <table:table-cell office:value-type="float" office:value="4.7494674" calcext:value-type="float">
            <text:p>4.7494674</text:p>
          </table:table-cell>
          <table:table-cell office:value-type="float" office:value="0.08454087" calcext:value-type="float">
            <text:p>0.08454087</text:p>
          </table:table-cell>
          <table:table-cell table:formula="of:=AVERAGE([.B792:.K792])" office:value-type="float" office:value="1.291023684" calcext:value-type="float">
            <text:p>1.291023684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office:value-type="float" office:value="0.7911712" calcext:value-type="float">
            <text:p>0.7911712</text:p>
          </table:table-cell>
          <table:table-cell office:value-type="float" office:value="0.96444446" calcext:value-type="float">
            <text:p>0.96444446</text:p>
          </table:table-cell>
          <table:table-cell office:value-type="float" office:value="0.14163019" calcext:value-type="float">
            <text:p>0.14163019</text:p>
          </table:table-cell>
          <table:table-cell office:value-type="float" office:value="1.5706968" calcext:value-type="float">
            <text:p>1.5706968</text:p>
          </table:table-cell>
          <table:table-cell office:value-type="float" office:value="3.2817261" calcext:value-type="float">
            <text:p>3.2817261</text:p>
          </table:table-cell>
          <table:table-cell office:value-type="float" office:value="1.2619451" calcext:value-type="float">
            <text:p>1.2619451</text:p>
          </table:table-cell>
          <table:table-cell office:value-type="float" office:value="0.40155542" calcext:value-type="float">
            <text:p>0.40155542</text:p>
          </table:table-cell>
          <table:table-cell office:value-type="float" office:value="0.65754163" calcext:value-type="float">
            <text:p>0.65754163</text:p>
          </table:table-cell>
          <table:table-cell office:value-type="float" office:value="4.6193814" calcext:value-type="float">
            <text:p>4.6193814</text:p>
          </table:table-cell>
          <table:table-cell office:value-type="float" office:value="0.09361798" calcext:value-type="float">
            <text:p>0.09361798</text:p>
          </table:table-cell>
          <table:table-cell table:formula="of:=AVERAGE([.B793:.K793])" office:value-type="float" office:value="1.378371028" calcext:value-type="float">
            <text:p>1.378371028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office:value-type="float" office:value="0.7920491" calcext:value-type="float">
            <text:p>0.7920491</text:p>
          </table:table-cell>
          <table:table-cell office:value-type="float" office:value="0.45314" calcext:value-type="float">
            <text:p>0.45314</text:p>
          </table:table-cell>
          <table:table-cell office:value-type="float" office:value="0.1413243" calcext:value-type="float">
            <text:p>0.1413243</text:p>
          </table:table-cell>
          <table:table-cell office:value-type="float" office:value="1.2484161" calcext:value-type="float">
            <text:p>1.2484161</text:p>
          </table:table-cell>
          <table:table-cell office:value-type="float" office:value="3.3784714" calcext:value-type="float">
            <text:p>3.3784714</text:p>
          </table:table-cell>
          <table:table-cell office:value-type="float" office:value="1.1793851" calcext:value-type="float">
            <text:p>1.1793851</text:p>
          </table:table-cell>
          <table:table-cell office:value-type="float" office:value="0.40149906" calcext:value-type="float">
            <text:p>0.40149906</text:p>
          </table:table-cell>
          <table:table-cell office:value-type="float" office:value="0.7304454" calcext:value-type="float">
            <text:p>0.7304454</text:p>
          </table:table-cell>
          <table:table-cell office:value-type="float" office:value="4.4372644" calcext:value-type="float">
            <text:p>4.4372644</text:p>
          </table:table-cell>
          <table:table-cell office:value-type="float" office:value="0.08405592" calcext:value-type="float">
            <text:p>0.08405592</text:p>
          </table:table-cell>
          <table:table-cell table:formula="of:=AVERAGE([.B794:.K794])" office:value-type="float" office:value="1.284605078" calcext:value-type="float">
            <text:p>1.284605078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office:value-type="float" office:value="0.79302263" calcext:value-type="float">
            <text:p>0.79302263</text:p>
          </table:table-cell>
          <table:table-cell office:value-type="float" office:value="0.72093296" calcext:value-type="float">
            <text:p>0.72093296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7791421" calcext:value-type="float">
            <text:p>1.7791421</text:p>
          </table:table-cell>
          <table:table-cell office:value-type="float" office:value="3.2820663" calcext:value-type="float">
            <text:p>3.2820663</text:p>
          </table:table-cell>
          <table:table-cell office:value-type="float" office:value="1.1693368" calcext:value-type="float">
            <text:p>1.1693368</text:p>
          </table:table-cell>
          <table:table-cell office:value-type="float" office:value="0.40156332" calcext:value-type="float">
            <text:p>0.40156332</text:p>
          </table:table-cell>
          <table:table-cell office:value-type="float" office:value="0.58348584" calcext:value-type="float">
            <text:p>0.58348584</text:p>
          </table:table-cell>
          <table:table-cell office:value-type="float" office:value="4.39191" calcext:value-type="float">
            <text:p>4.39191</text:p>
          </table:table-cell>
          <table:table-cell office:value-type="float" office:value="0.08479481" calcext:value-type="float">
            <text:p>0.08479481</text:p>
          </table:table-cell>
          <table:table-cell table:formula="of:=AVERAGE([.B795:.K795])" office:value-type="float" office:value="1.334794938" calcext:value-type="float">
            <text:p>1.334794938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office:value-type="float" office:value="0.75238323" calcext:value-type="float">
            <text:p>0.75238323</text:p>
          </table:table-cell>
          <table:table-cell office:value-type="float" office:value="0.9869252" calcext:value-type="float">
            <text:p>0.9869252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2518378" calcext:value-type="float">
            <text:p>1.2518378</text:p>
          </table:table-cell>
          <table:table-cell office:value-type="float" office:value="3.2817261" calcext:value-type="float">
            <text:p>3.2817261</text:p>
          </table:table-cell>
          <table:table-cell office:value-type="float" office:value="1.2634442" calcext:value-type="float">
            <text:p>1.2634442</text:p>
          </table:table-cell>
          <table:table-cell office:value-type="float" office:value="0.39173338" calcext:value-type="float">
            <text:p>0.39173338</text:p>
          </table:table-cell>
          <table:table-cell office:value-type="float" office:value="0.73020625" calcext:value-type="float">
            <text:p>0.73020625</text:p>
          </table:table-cell>
          <table:table-cell office:value-type="float" office:value="4.6431227" calcext:value-type="float">
            <text:p>4.6431227</text:p>
          </table:table-cell>
          <table:table-cell office:value-type="float" office:value="0.109380156" calcext:value-type="float">
            <text:p>0.109380156</text:p>
          </table:table-cell>
          <table:table-cell table:formula="of:=AVERAGE([.B796:.K796])" office:value-type="float" office:value="1.3552453636" calcext:value-type="float">
            <text:p>1.3552453636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office:value-type="float" office:value="0.83115" calcext:value-type="float">
            <text:p>0.83115</text:p>
          </table:table-cell>
          <table:table-cell office:value-type="float" office:value="0.768167" calcext:value-type="float">
            <text:p>0.768167</text:p>
          </table:table-cell>
          <table:table-cell office:value-type="float" office:value="0.1430042" calcext:value-type="float">
            <text:p>0.1430042</text:p>
          </table:table-cell>
          <table:table-cell office:value-type="float" office:value="1.2502913" calcext:value-type="float">
            <text:p>1.2502913</text:p>
          </table:table-cell>
          <table:table-cell office:value-type="float" office:value="3.2817261" calcext:value-type="float">
            <text:p>3.2817261</text:p>
          </table:table-cell>
          <table:table-cell office:value-type="float" office:value="1.2659109" calcext:value-type="float">
            <text:p>1.2659109</text:p>
          </table:table-cell>
          <table:table-cell office:value-type="float" office:value="0.4027212" calcext:value-type="float">
            <text:p>0.4027212</text:p>
          </table:table-cell>
          <table:table-cell office:value-type="float" office:value="0.62709516" calcext:value-type="float">
            <text:p>0.62709516</text:p>
          </table:table-cell>
          <table:table-cell office:value-type="float" office:value="4.7650843" calcext:value-type="float">
            <text:p>4.7650843</text:p>
          </table:table-cell>
          <table:table-cell office:value-type="float" office:value="0.0795423" calcext:value-type="float">
            <text:p>0.0795423</text:p>
          </table:table-cell>
          <table:table-cell table:formula="of:=AVERAGE([.B797:.K797])" office:value-type="float" office:value="1.341469246" calcext:value-type="float">
            <text:p>1.341469246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office:value-type="float" office:value="0.82215923" calcext:value-type="float">
            <text:p>0.82215923</text:p>
          </table:table-cell>
          <table:table-cell office:value-type="float" office:value="0.75147104" calcext:value-type="float">
            <text:p>0.75147104</text:p>
          </table:table-cell>
          <table:table-cell office:value-type="float" office:value="0.14336494" calcext:value-type="float">
            <text:p>0.14336494</text:p>
          </table:table-cell>
          <table:table-cell office:value-type="float" office:value="1.2494539" calcext:value-type="float">
            <text:p>1.2494539</text:p>
          </table:table-cell>
          <table:table-cell office:value-type="float" office:value="3.3791037" calcext:value-type="float">
            <text:p>3.3791037</text:p>
          </table:table-cell>
          <table:table-cell office:value-type="float" office:value="1.2908031" calcext:value-type="float">
            <text:p>1.2908031</text:p>
          </table:table-cell>
          <table:table-cell office:value-type="float" office:value="0.456489" calcext:value-type="float">
            <text:p>0.456489</text:p>
          </table:table-cell>
          <table:table-cell office:value-type="float" office:value="0.7298889" calcext:value-type="float">
            <text:p>0.7298889</text:p>
          </table:table-cell>
          <table:table-cell office:value-type="float" office:value="4.877441" calcext:value-type="float">
            <text:p>4.877441</text:p>
          </table:table-cell>
          <table:table-cell office:value-type="float" office:value="0.081354015" calcext:value-type="float">
            <text:p>0.081354015</text:p>
          </table:table-cell>
          <table:table-cell table:formula="of:=AVERAGE([.B798:.K798])" office:value-type="float" office:value="1.3781528825" calcext:value-type="float">
            <text:p>1.3781528825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office:value-type="float" office:value="0.8357513" calcext:value-type="float">
            <text:p>0.8357513</text:p>
          </table:table-cell>
          <table:table-cell office:value-type="float" office:value="0.88963073" calcext:value-type="float">
            <text:p>0.88963073</text:p>
          </table:table-cell>
          <table:table-cell office:value-type="float" office:value="0.14230017" calcext:value-type="float">
            <text:p>0.14230017</text:p>
          </table:table-cell>
          <table:table-cell office:value-type="float" office:value="1.2519609" calcext:value-type="float">
            <text:p>1.2519609</text:p>
          </table:table-cell>
          <table:table-cell office:value-type="float" office:value="3.379315" calcext:value-type="float">
            <text:p>3.379315</text:p>
          </table:table-cell>
          <table:table-cell office:value-type="float" office:value="1.2391893" calcext:value-type="float">
            <text:p>1.2391893</text:p>
          </table:table-cell>
          <table:table-cell office:value-type="float" office:value="0.5101131" calcext:value-type="float">
            <text:p>0.5101131</text:p>
          </table:table-cell>
          <table:table-cell office:value-type="float" office:value="0.73041546" calcext:value-type="float">
            <text:p>0.73041546</text:p>
          </table:table-cell>
          <table:table-cell office:value-type="float" office:value="4.881002" calcext:value-type="float">
            <text:p>4.881002</text:p>
          </table:table-cell>
          <table:table-cell office:value-type="float" office:value="0.09203064" calcext:value-type="float">
            <text:p>0.09203064</text:p>
          </table:table-cell>
          <table:table-cell table:formula="of:=AVERAGE([.B799:.K799])" office:value-type="float" office:value="1.39517086" calcext:value-type="float">
            <text:p>1.39517086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office:value-type="float" office:value="0.8359382" calcext:value-type="float">
            <text:p>0.8359382</text:p>
          </table:table-cell>
          <table:table-cell office:value-type="float" office:value="0.90427876" calcext:value-type="float">
            <text:p>0.90427876</text:p>
          </table:table-cell>
          <table:table-cell office:value-type="float" office:value="0.14227381" calcext:value-type="float">
            <text:p>0.14227381</text:p>
          </table:table-cell>
          <table:table-cell office:value-type="float" office:value="1.2432646" calcext:value-type="float">
            <text:p>1.2432646</text:p>
          </table:table-cell>
          <table:table-cell office:value-type="float" office:value="3.2696376" calcext:value-type="float">
            <text:p>3.2696376</text:p>
          </table:table-cell>
          <table:table-cell office:value-type="float" office:value="1.2124971" calcext:value-type="float">
            <text:p>1.2124971</text:p>
          </table:table-cell>
          <table:table-cell office:value-type="float" office:value="0.5159701" calcext:value-type="float">
            <text:p>0.5159701</text:p>
          </table:table-cell>
          <table:table-cell office:value-type="float" office:value="0.7304454" calcext:value-type="float">
            <text:p>0.7304454</text:p>
          </table:table-cell>
          <table:table-cell office:value-type="float" office:value="5.2512665" calcext:value-type="float">
            <text:p>5.2512665</text:p>
          </table:table-cell>
          <table:table-cell office:value-type="float" office:value="0.09340918" calcext:value-type="float">
            <text:p>0.09340918</text:p>
          </table:table-cell>
          <table:table-cell table:formula="of:=AVERAGE([.B800:.K800])" office:value-type="float" office:value="1.419898125" calcext:value-type="float">
            <text:p>1.419898125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office:value-type="float" office:value="0.8354555" calcext:value-type="float">
            <text:p>0.8354555</text:p>
          </table:table-cell>
          <table:table-cell office:value-type="float" office:value="0.8975343" calcext:value-type="float">
            <text:p>0.8975343</text:p>
          </table:table-cell>
          <table:table-cell office:value-type="float" office:value="0.1424987" calcext:value-type="float">
            <text:p>0.1424987</text:p>
          </table:table-cell>
          <table:table-cell office:value-type="float" office:value="1.2515429" calcext:value-type="float">
            <text:p>1.2515429</text:p>
          </table:table-cell>
          <table:table-cell office:value-type="float" office:value="3.3435278" calcext:value-type="float">
            <text:p>3.3435278</text:p>
          </table:table-cell>
          <table:table-cell office:value-type="float" office:value="1.154829" calcext:value-type="float">
            <text:p>1.154829</text:p>
          </table:table-cell>
          <table:table-cell office:value-type="float" office:value="0.44863445" calcext:value-type="float">
            <text:p>0.44863445</text:p>
          </table:table-cell>
          <table:table-cell office:value-type="float" office:value="0.73076093" calcext:value-type="float">
            <text:p>0.73076093</text:p>
          </table:table-cell>
          <table:table-cell office:value-type="float" office:value="4.3846774" calcext:value-type="float">
            <text:p>4.3846774</text:p>
          </table:table-cell>
          <table:table-cell office:value-type="float" office:value="0.086721554" calcext:value-type="float">
            <text:p>0.086721554</text:p>
          </table:table-cell>
          <table:table-cell table:formula="of:=AVERAGE([.B801:.K801])" office:value-type="float" office:value="1.3276182534" calcext:value-type="float">
            <text:p>1.3276182534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office:value-type="float" office:value="0.76069385" calcext:value-type="float">
            <text:p>0.76069385</text:p>
          </table:table-cell>
          <table:table-cell office:value-type="float" office:value="0.90526414" calcext:value-type="float">
            <text:p>0.90526414</text:p>
          </table:table-cell>
          <table:table-cell office:value-type="float" office:value="0.14322528" calcext:value-type="float">
            <text:p>0.14322528</text:p>
          </table:table-cell>
          <table:table-cell office:value-type="float" office:value="1.243353" calcext:value-type="float">
            <text:p>1.243353</text:p>
          </table:table-cell>
          <table:table-cell office:value-type="float" office:value="3.3441572" calcext:value-type="float">
            <text:p>3.3441572</text:p>
          </table:table-cell>
          <table:table-cell office:value-type="float" office:value="1.184605" calcext:value-type="float">
            <text:p>1.184605</text:p>
          </table:table-cell>
          <table:table-cell office:value-type="float" office:value="0.30364442" calcext:value-type="float">
            <text:p>0.30364442</text:p>
          </table:table-cell>
          <table:table-cell office:value-type="float" office:value="0.63558435" calcext:value-type="float">
            <text:p>0.63558435</text:p>
          </table:table-cell>
          <table:table-cell office:value-type="float" office:value="5.170686" calcext:value-type="float">
            <text:p>5.170686</text:p>
          </table:table-cell>
          <table:table-cell office:value-type="float" office:value="0.106421806" calcext:value-type="float">
            <text:p>0.106421806</text:p>
          </table:table-cell>
          <table:table-cell table:formula="of:=AVERAGE([.B802:.K802])" office:value-type="float" office:value="1.3797635046" calcext:value-type="float">
            <text:p>1.3797635046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office:value-type="float" office:value="0.8826457" calcext:value-type="float">
            <text:p>0.8826457</text:p>
          </table:table-cell>
          <table:table-cell office:value-type="float" office:value="0.9586589" calcext:value-type="float">
            <text:p>0.9586589</text:p>
          </table:table-cell>
          <table:table-cell office:value-type="float" office:value="0.14322528" calcext:value-type="float">
            <text:p>0.14322528</text:p>
          </table:table-cell>
          <table:table-cell office:value-type="float" office:value="1.2649801" calcext:value-type="float">
            <text:p>1.2649801</text:p>
          </table:table-cell>
          <table:table-cell office:value-type="float" office:value="3.3784714" calcext:value-type="float">
            <text:p>3.3784714</text:p>
          </table:table-cell>
          <table:table-cell office:value-type="float" office:value="1.1583658" calcext:value-type="float">
            <text:p>1.1583658</text:p>
          </table:table-cell>
          <table:table-cell office:value-type="float" office:value="0.52447724" calcext:value-type="float">
            <text:p>0.52447724</text:p>
          </table:table-cell>
          <table:table-cell office:value-type="float" office:value="0.7423159" calcext:value-type="float">
            <text:p>0.7423159</text:p>
          </table:table-cell>
          <table:table-cell office:value-type="float" office:value="5.326377" calcext:value-type="float">
            <text:p>5.326377</text:p>
          </table:table-cell>
          <table:table-cell office:value-type="float" office:value="0.078320034" calcext:value-type="float">
            <text:p>0.078320034</text:p>
          </table:table-cell>
          <table:table-cell table:formula="of:=AVERAGE([.B803:.K803])" office:value-type="float" office:value="1.4457837354" calcext:value-type="float">
            <text:p>1.4457837354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office:value-type="float" office:value="0.9617451" calcext:value-type="float">
            <text:p>0.9617451</text:p>
          </table:table-cell>
          <table:table-cell office:value-type="float" office:value="0.90515447" calcext:value-type="float">
            <text:p>0.90515447</text:p>
          </table:table-cell>
          <table:table-cell office:value-type="float" office:value="0.14329931" calcext:value-type="float">
            <text:p>0.14329931</text:p>
          </table:table-cell>
          <table:table-cell office:value-type="float" office:value="1.1691167" calcext:value-type="float">
            <text:p>1.1691167</text:p>
          </table:table-cell>
          <table:table-cell office:value-type="float" office:value="3.2765417" calcext:value-type="float">
            <text:p>3.2765417</text:p>
          </table:table-cell>
          <table:table-cell office:value-type="float" office:value="1.1623096" calcext:value-type="float">
            <text:p>1.1623096</text:p>
          </table:table-cell>
          <table:table-cell office:value-type="float" office:value="0.5155493" calcext:value-type="float">
            <text:p>0.5155493</text:p>
          </table:table-cell>
          <table:table-cell office:value-type="float" office:value="0.7423159" calcext:value-type="float">
            <text:p>0.7423159</text:p>
          </table:table-cell>
          <table:table-cell office:value-type="float" office:value="5.317235" calcext:value-type="float">
            <text:p>5.317235</text:p>
          </table:table-cell>
          <table:table-cell office:value-type="float" office:value="0.07833761" calcext:value-type="float">
            <text:p>0.07833761</text:p>
          </table:table-cell>
          <table:table-cell table:formula="of:=AVERAGE([.B804:.K804])" office:value-type="float" office:value="1.427160469" calcext:value-type="float">
            <text:p>1.427160469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office:value-type="float" office:value="0.79497117" calcext:value-type="float">
            <text:p>0.79497117</text:p>
          </table:table-cell>
          <table:table-cell office:value-type="float" office:value="0.929636" calcext:value-type="float">
            <text:p>0.929636</text:p>
          </table:table-cell>
          <table:table-cell office:value-type="float" office:value="0.143241" calcext:value-type="float">
            <text:p>0.143241</text:p>
          </table:table-cell>
          <table:table-cell office:value-type="float" office:value="1.2311019" calcext:value-type="float">
            <text:p>1.2311019</text:p>
          </table:table-cell>
          <table:table-cell office:value-type="float" office:value="3.2840767" calcext:value-type="float">
            <text:p>3.2840767</text:p>
          </table:table-cell>
          <table:table-cell office:value-type="float" office:value="1.1933527" calcext:value-type="float">
            <text:p>1.1933527</text:p>
          </table:table-cell>
          <table:table-cell office:value-type="float" office:value="0.5280343" calcext:value-type="float">
            <text:p>0.5280343</text:p>
          </table:table-cell>
          <table:table-cell office:value-type="float" office:value="0.71719134" calcext:value-type="float">
            <text:p>0.71719134</text:p>
          </table:table-cell>
          <table:table-cell office:value-type="float" office:value="5.021332" calcext:value-type="float">
            <text:p>5.021332</text:p>
          </table:table-cell>
          <table:table-cell office:value-type="float" office:value="0.10872573" calcext:value-type="float">
            <text:p>0.10872573</text:p>
          </table:table-cell>
          <table:table-cell table:formula="of:=AVERAGE([.B805:.K805])" office:value-type="float" office:value="1.395166284" calcext:value-type="float">
            <text:p>1.395166284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office:value-type="float" office:value="0.9255644" calcext:value-type="float">
            <text:p>0.9255644</text:p>
          </table:table-cell>
          <table:table-cell office:value-type="float" office:value="0.9669946" calcext:value-type="float">
            <text:p>0.9669946</text:p>
          </table:table-cell>
          <table:table-cell office:value-type="float" office:value="0.14227381" calcext:value-type="float">
            <text:p>0.14227381</text:p>
          </table:table-cell>
          <table:table-cell office:value-type="float" office:value="1.2120129" calcext:value-type="float">
            <text:p>1.2120129</text:p>
          </table:table-cell>
          <table:table-cell office:value-type="float" office:value="3.2840767" calcext:value-type="float">
            <text:p>3.2840767</text:p>
          </table:table-cell>
          <table:table-cell office:value-type="float" office:value="1.2004082" calcext:value-type="float">
            <text:p>1.2004082</text:p>
          </table:table-cell>
          <table:table-cell office:value-type="float" office:value="0.3988296" calcext:value-type="float">
            <text:p>0.3988296</text:p>
          </table:table-cell>
          <table:table-cell office:value-type="float" office:value="0.74194944" calcext:value-type="float">
            <text:p>0.74194944</text:p>
          </table:table-cell>
          <table:table-cell office:value-type="float" office:value="5.6539254" calcext:value-type="float">
            <text:p>5.6539254</text:p>
          </table:table-cell>
          <table:table-cell office:value-type="float" office:value="0.07681996" calcext:value-type="float">
            <text:p>0.07681996</text:p>
          </table:table-cell>
          <table:table-cell table:formula="of:=AVERAGE([.B806:.K806])" office:value-type="float" office:value="1.460285501" calcext:value-type="float">
            <text:p>1.460285501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office:value-type="float" office:value="0.7561505" calcext:value-type="float">
            <text:p>0.7561505</text:p>
          </table:table-cell>
          <table:table-cell office:value-type="float" office:value="0.97822803" calcext:value-type="float">
            <text:p>0.97822803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2089282" calcext:value-type="float">
            <text:p>1.2089282</text:p>
          </table:table-cell>
          <table:table-cell office:value-type="float" office:value="3.283695" calcext:value-type="float">
            <text:p>3.283695</text:p>
          </table:table-cell>
          <table:table-cell office:value-type="float" office:value="1.201512" calcext:value-type="float">
            <text:p>1.201512</text:p>
          </table:table-cell>
          <table:table-cell office:value-type="float" office:value="0.5829906" calcext:value-type="float">
            <text:p>0.5829906</text:p>
          </table:table-cell>
          <table:table-cell office:value-type="float" office:value="0.7396722" calcext:value-type="float">
            <text:p>0.7396722</text:p>
          </table:table-cell>
          <table:table-cell office:value-type="float" office:value="5.6863585" calcext:value-type="float">
            <text:p>5.6863585</text:p>
          </table:table-cell>
          <table:table-cell office:value-type="float" office:value="0.068597645" calcext:value-type="float">
            <text:p>0.068597645</text:p>
          </table:table-cell>
          <table:table-cell table:formula="of:=AVERAGE([.B807:.K807])" office:value-type="float" office:value="1.4647827295" calcext:value-type="float">
            <text:p>1.4647827295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office:value-type="float" office:value="0.895337" calcext:value-type="float">
            <text:p>0.895337</text:p>
          </table:table-cell>
          <table:table-cell office:value-type="float" office:value="0.9781862" calcext:value-type="float">
            <text:p>0.9781862</text:p>
          </table:table-cell>
          <table:table-cell office:value-type="float" office:value="0.14329931" calcext:value-type="float">
            <text:p>0.14329931</text:p>
          </table:table-cell>
          <table:table-cell office:value-type="float" office:value="1.2042501" calcext:value-type="float">
            <text:p>1.2042501</text:p>
          </table:table-cell>
          <table:table-cell office:value-type="float" office:value="3.2849367" calcext:value-type="float">
            <text:p>3.2849367</text:p>
          </table:table-cell>
          <table:table-cell office:value-type="float" office:value="1.1569959" calcext:value-type="float">
            <text:p>1.1569959</text:p>
          </table:table-cell>
          <table:table-cell office:value-type="float" office:value="0.5787888" calcext:value-type="float">
            <text:p>0.5787888</text:p>
          </table:table-cell>
          <table:table-cell office:value-type="float" office:value="0.6200962" calcext:value-type="float">
            <text:p>0.6200962</text:p>
          </table:table-cell>
          <table:table-cell office:value-type="float" office:value="5.4630313" calcext:value-type="float">
            <text:p>5.4630313</text:p>
          </table:table-cell>
          <table:table-cell office:value-type="float" office:value="0.075219594" calcext:value-type="float">
            <text:p>0.075219594</text:p>
          </table:table-cell>
          <table:table-cell table:formula="of:=AVERAGE([.B808:.K808])" office:value-type="float" office:value="1.4400141104" calcext:value-type="float">
            <text:p>1.4400141104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office:value-type="float" office:value="0.895337" calcext:value-type="float">
            <text:p>0.895337</text:p>
          </table:table-cell>
          <table:table-cell office:value-type="float" office:value="0.9762416" calcext:value-type="float">
            <text:p>0.9762416</text:p>
          </table:table-cell>
          <table:table-cell office:value-type="float" office:value="0.1417619" calcext:value-type="float">
            <text:p>0.1417619</text:p>
          </table:table-cell>
          <table:table-cell office:value-type="float" office:value="1.224774" calcext:value-type="float">
            <text:p>1.224774</text:p>
          </table:table-cell>
          <table:table-cell office:value-type="float" office:value="3.2816286" calcext:value-type="float">
            <text:p>3.2816286</text:p>
          </table:table-cell>
          <table:table-cell office:value-type="float" office:value="1.1585228" calcext:value-type="float">
            <text:p>1.1585228</text:p>
          </table:table-cell>
          <table:table-cell office:value-type="float" office:value="0.4366947" calcext:value-type="float">
            <text:p>0.4366947</text:p>
          </table:table-cell>
          <table:table-cell office:value-type="float" office:value="0.6436311" calcext:value-type="float">
            <text:p>0.6436311</text:p>
          </table:table-cell>
          <table:table-cell office:value-type="float" office:value="4.5668154" calcext:value-type="float">
            <text:p>4.5668154</text:p>
          </table:table-cell>
          <table:table-cell office:value-type="float" office:value="0.084818274" calcext:value-type="float">
            <text:p>0.084818274</text:p>
          </table:table-cell>
          <table:table-cell table:formula="of:=AVERAGE([.B809:.K809])" office:value-type="float" office:value="1.3410225374" calcext:value-type="float">
            <text:p>1.3410225374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office:value-type="float" office:value="0.86983186" calcext:value-type="float">
            <text:p>0.86983186</text:p>
          </table:table-cell>
          <table:table-cell office:value-type="float" office:value="0.90980375" calcext:value-type="float">
            <text:p>0.90980375</text:p>
          </table:table-cell>
          <table:table-cell office:value-type="float" office:value="0.1430042" calcext:value-type="float">
            <text:p>0.1430042</text:p>
          </table:table-cell>
          <table:table-cell office:value-type="float" office:value="1.3236872" calcext:value-type="float">
            <text:p>1.3236872</text:p>
          </table:table-cell>
          <table:table-cell office:value-type="float" office:value="3.2737763" calcext:value-type="float">
            <text:p>3.2737763</text:p>
          </table:table-cell>
          <table:table-cell office:value-type="float" office:value="1.1890484" calcext:value-type="float">
            <text:p>1.1890484</text:p>
          </table:table-cell>
          <table:table-cell office:value-type="float" office:value="0.5793953" calcext:value-type="float">
            <text:p>0.5793953</text:p>
          </table:table-cell>
          <table:table-cell office:value-type="float" office:value="0.7385352" calcext:value-type="float">
            <text:p>0.7385352</text:p>
          </table:table-cell>
          <table:table-cell office:value-type="float" office:value="5.6858478" calcext:value-type="float">
            <text:p>5.6858478</text:p>
          </table:table-cell>
          <table:table-cell office:value-type="float" office:value="0.079105355" calcext:value-type="float">
            <text:p>0.079105355</text:p>
          </table:table-cell>
          <table:table-cell table:formula="of:=AVERAGE([.B810:.K810])" office:value-type="float" office:value="1.4792035365" calcext:value-type="float">
            <text:p>1.4792035365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office:value-type="float" office:value="0.8884663" calcext:value-type="float">
            <text:p>0.8884663</text:p>
          </table:table-cell>
          <table:table-cell office:value-type="float" office:value="0.975582" calcext:value-type="float">
            <text:p>0.975582</text:p>
          </table:table-cell>
          <table:table-cell office:value-type="float" office:value="0.14169462" calcext:value-type="float">
            <text:p>0.14169462</text:p>
          </table:table-cell>
          <table:table-cell office:value-type="float" office:value="1.2375878" calcext:value-type="float">
            <text:p>1.2375878</text:p>
          </table:table-cell>
          <table:table-cell office:value-type="float" office:value="3.274486" calcext:value-type="float">
            <text:p>3.274486</text:p>
          </table:table-cell>
          <table:table-cell office:value-type="float" office:value="1.1871306" calcext:value-type="float">
            <text:p>1.1871306</text:p>
          </table:table-cell>
          <table:table-cell office:value-type="float" office:value="0.5356244" calcext:value-type="float">
            <text:p>0.5356244</text:p>
          </table:table-cell>
          <table:table-cell office:value-type="float" office:value="0.6018609" calcext:value-type="float">
            <text:p>0.6018609</text:p>
          </table:table-cell>
          <table:table-cell office:value-type="float" office:value="4.5318255" calcext:value-type="float">
            <text:p>4.5318255</text:p>
          </table:table-cell>
          <table:table-cell office:value-type="float" office:value="0.07449221" calcext:value-type="float">
            <text:p>0.07449221</text:p>
          </table:table-cell>
          <table:table-cell table:formula="of:=AVERAGE([.B811:.K811])" office:value-type="float" office:value="1.344875033" calcext:value-type="float">
            <text:p>1.344875033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office:value-type="float" office:value="0.8652925" calcext:value-type="float">
            <text:p>0.8652925</text:p>
          </table:table-cell>
          <table:table-cell office:value-type="float" office:value="0.97672915" calcext:value-type="float">
            <text:p>0.97672915</text:p>
          </table:table-cell>
          <table:table-cell office:value-type="float" office:value="0.14275558" calcext:value-type="float">
            <text:p>0.14275558</text:p>
          </table:table-cell>
          <table:table-cell office:value-type="float" office:value="1.2155315" calcext:value-type="float">
            <text:p>1.2155315</text:p>
          </table:table-cell>
          <table:table-cell office:value-type="float" office:value="3.3782604" calcext:value-type="float">
            <text:p>3.3782604</text:p>
          </table:table-cell>
          <table:table-cell office:value-type="float" office:value="1.110978" calcext:value-type="float">
            <text:p>1.110978</text:p>
          </table:table-cell>
          <table:table-cell office:value-type="float" office:value="0.6263961" calcext:value-type="float">
            <text:p>0.6263961</text:p>
          </table:table-cell>
          <table:table-cell office:value-type="float" office:value="0.77371484" calcext:value-type="float">
            <text:p>0.77371484</text:p>
          </table:table-cell>
          <table:table-cell office:value-type="float" office:value="5.638116" calcext:value-type="float">
            <text:p>5.638116</text:p>
          </table:table-cell>
          <table:table-cell office:value-type="float" office:value="0.0741939" calcext:value-type="float">
            <text:p>0.0741939</text:p>
          </table:table-cell>
          <table:table-cell table:formula="of:=AVERAGE([.B812:.K812])" office:value-type="float" office:value="1.480196797" calcext:value-type="float">
            <text:p>1.480196797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office:value-type="float" office:value="0.8946631" calcext:value-type="float">
            <text:p>0.8946631</text:p>
          </table:table-cell>
          <table:table-cell office:value-type="float" office:value="0.98697954" calcext:value-type="float">
            <text:p>0.98697954</text:p>
          </table:table-cell>
          <table:table-cell office:value-type="float" office:value="0.1429323" calcext:value-type="float">
            <text:p>0.1429323</text:p>
          </table:table-cell>
          <table:table-cell office:value-type="float" office:value="1.270428" calcext:value-type="float">
            <text:p>1.270428</text:p>
          </table:table-cell>
          <table:table-cell office:value-type="float" office:value="3.275997" calcext:value-type="float">
            <text:p>3.275997</text:p>
          </table:table-cell>
          <table:table-cell office:value-type="float" office:value="1.1953619" calcext:value-type="float">
            <text:p>1.1953619</text:p>
          </table:table-cell>
          <table:table-cell office:value-type="float" office:value="0.4084858" calcext:value-type="float">
            <text:p>0.4084858</text:p>
          </table:table-cell>
          <table:table-cell office:value-type="float" office:value="0.7748814" calcext:value-type="float">
            <text:p>0.7748814</text:p>
          </table:table-cell>
          <table:table-cell office:value-type="float" office:value="4.731109" calcext:value-type="float">
            <text:p>4.731109</text:p>
          </table:table-cell>
          <table:table-cell office:value-type="float" office:value="0.07549322" calcext:value-type="float">
            <text:p>0.07549322</text:p>
          </table:table-cell>
          <table:table-cell table:formula="of:=AVERAGE([.B813:.K813])" office:value-type="float" office:value="1.375633126" calcext:value-type="float">
            <text:p>1.375633126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office:value-type="float" office:value="0.43837988" calcext:value-type="float">
            <text:p>0.43837988</text:p>
          </table:table-cell>
          <table:table-cell office:value-type="float" office:value="1.0322406" calcext:value-type="float">
            <text:p>1.0322406</text:p>
          </table:table-cell>
          <table:table-cell office:value-type="float" office:value="0.14327577" calcext:value-type="float">
            <text:p>0.14327577</text:p>
          </table:table-cell>
          <table:table-cell office:value-type="float" office:value="1.2113032" calcext:value-type="float">
            <text:p>1.2113032</text:p>
          </table:table-cell>
          <table:table-cell office:value-type="float" office:value="3.2747834" calcext:value-type="float">
            <text:p>3.2747834</text:p>
          </table:table-cell>
          <table:table-cell office:value-type="float" office:value="1.201512" calcext:value-type="float">
            <text:p>1.201512</text:p>
          </table:table-cell>
          <table:table-cell office:value-type="float" office:value="0.62737006" calcext:value-type="float">
            <text:p>0.62737006</text:p>
          </table:table-cell>
          <table:table-cell office:value-type="float" office:value="0.77789557" calcext:value-type="float">
            <text:p>0.77789557</text:p>
          </table:table-cell>
          <table:table-cell office:value-type="float" office:value="4.415076" calcext:value-type="float">
            <text:p>4.415076</text:p>
          </table:table-cell>
          <table:table-cell office:value-type="float" office:value="0.07719247" calcext:value-type="float">
            <text:p>0.07719247</text:p>
          </table:table-cell>
          <table:table-cell table:formula="of:=AVERAGE([.B814:.K814])" office:value-type="float" office:value="1.319902895" calcext:value-type="float">
            <text:p>1.319902895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office:value-type="float" office:value="0.8941703" calcext:value-type="float">
            <text:p>0.8941703</text:p>
          </table:table-cell>
          <table:table-cell office:value-type="float" office:value="0.86598665" calcext:value-type="float">
            <text:p>0.86598665</text:p>
          </table:table-cell>
          <table:table-cell office:value-type="float" office:value="0.142096" calcext:value-type="float">
            <text:p>0.142096</text:p>
          </table:table-cell>
          <table:table-cell office:value-type="float" office:value="1.1612831" calcext:value-type="float">
            <text:p>1.1612831</text:p>
          </table:table-cell>
          <table:table-cell office:value-type="float" office:value="3.274486" calcext:value-type="float">
            <text:p>3.274486</text:p>
          </table:table-cell>
          <table:table-cell office:value-type="float" office:value="1.1622211" calcext:value-type="float">
            <text:p>1.1622211</text:p>
          </table:table-cell>
          <table:table-cell office:value-type="float" office:value="0.40449467" calcext:value-type="float">
            <text:p>0.40449467</text:p>
          </table:table-cell>
          <table:table-cell office:value-type="float" office:value="0.8341628" calcext:value-type="float">
            <text:p>0.8341628</text:p>
          </table:table-cell>
          <table:table-cell office:value-type="float" office:value="4.651866" calcext:value-type="float">
            <text:p>4.651866</text:p>
          </table:table-cell>
          <table:table-cell office:value-type="float" office:value="0.084818274" calcext:value-type="float">
            <text:p>0.084818274</text:p>
          </table:table-cell>
          <table:table-cell table:formula="of:=AVERAGE([.B815:.K815])" office:value-type="float" office:value="1.3475584894" calcext:value-type="float">
            <text:p>1.3475584894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office:value-type="float" office:value="0.88267744" calcext:value-type="float">
            <text:p>0.88267744</text:p>
          </table:table-cell>
          <table:table-cell office:value-type="float" office:value="0.9812166" calcext:value-type="float">
            <text:p>0.9812166</text:p>
          </table:table-cell>
          <table:table-cell office:value-type="float" office:value="0.14242816" calcext:value-type="float">
            <text:p>0.14242816</text:p>
          </table:table-cell>
          <table:table-cell office:value-type="float" office:value="1.2183921" calcext:value-type="float">
            <text:p>1.2183921</text:p>
          </table:table-cell>
          <table:table-cell office:value-type="float" office:value="3.3381836" calcext:value-type="float">
            <text:p>3.3381836</text:p>
          </table:table-cell>
          <table:table-cell office:value-type="float" office:value="1.1779335" calcext:value-type="float">
            <text:p>1.1779335</text:p>
          </table:table-cell>
          <table:table-cell office:value-type="float" office:value="0.51668364" calcext:value-type="float">
            <text:p>0.51668364</text:p>
          </table:table-cell>
          <table:table-cell office:value-type="float" office:value="0.82629794" calcext:value-type="float">
            <text:p>0.82629794</text:p>
          </table:table-cell>
          <table:table-cell office:value-type="float" office:value="4.6571126" calcext:value-type="float">
            <text:p>4.6571126</text:p>
          </table:table-cell>
          <table:table-cell office:value-type="float" office:value="0.07878979" calcext:value-type="float">
            <text:p>0.07878979</text:p>
          </table:table-cell>
          <table:table-cell table:formula="of:=AVERAGE([.B816:.K816])" office:value-type="float" office:value="1.381971537" calcext:value-type="float">
            <text:p>1.381971537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office:value-type="float" office:value="0.8852982" calcext:value-type="float">
            <text:p>0.8852982</text:p>
          </table:table-cell>
          <table:table-cell office:value-type="float" office:value="0.98140734" calcext:value-type="float">
            <text:p>0.98140734</text:p>
          </table:table-cell>
          <table:table-cell office:value-type="float" office:value="0.14327995" calcext:value-type="float">
            <text:p>0.14327995</text:p>
          </table:table-cell>
          <table:table-cell office:value-type="float" office:value="1.237566" calcext:value-type="float">
            <text:p>1.237566</text:p>
          </table:table-cell>
          <table:table-cell office:value-type="float" office:value="3.3581839" calcext:value-type="float">
            <text:p>3.3581839</text:p>
          </table:table-cell>
          <table:table-cell office:value-type="float" office:value="1.1970097" calcext:value-type="float">
            <text:p>1.1970097</text:p>
          </table:table-cell>
          <table:table-cell office:value-type="float" office:value="0.51371455" calcext:value-type="float">
            <text:p>0.51371455</text:p>
          </table:table-cell>
          <table:table-cell office:value-type="float" office:value="0.8428171" calcext:value-type="float">
            <text:p>0.8428171</text:p>
          </table:table-cell>
          <table:table-cell office:value-type="float" office:value="4.4900885" calcext:value-type="float">
            <text:p>4.4900885</text:p>
          </table:table-cell>
          <table:table-cell office:value-type="float" office:value="0.08243071" calcext:value-type="float">
            <text:p>0.08243071</text:p>
          </table:table-cell>
          <table:table-cell table:formula="of:=AVERAGE([.B817:.K817])" office:value-type="float" office:value="1.373179595" calcext:value-type="float">
            <text:p>1.373179595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office:value-type="float" office:value="0.8535604" calcext:value-type="float">
            <text:p>0.8535604</text:p>
          </table:table-cell>
          <table:table-cell office:value-type="float" office:value="1.0964748" calcext:value-type="float">
            <text:p>1.0964748</text:p>
          </table:table-cell>
          <table:table-cell office:value-type="float" office:value="0.14183305" calcext:value-type="float">
            <text:p>0.14183305</text:p>
          </table:table-cell>
          <table:table-cell office:value-type="float" office:value="1.237566" calcext:value-type="float">
            <text:p>1.237566</text:p>
          </table:table-cell>
          <table:table-cell office:value-type="float" office:value="3.3613195" calcext:value-type="float">
            <text:p>3.3613195</text:p>
          </table:table-cell>
          <table:table-cell office:value-type="float" office:value="1.1971095" calcext:value-type="float">
            <text:p>1.1971095</text:p>
          </table:table-cell>
          <table:table-cell office:value-type="float" office:value="0.4918226" calcext:value-type="float">
            <text:p>0.4918226</text:p>
          </table:table-cell>
          <table:table-cell office:value-type="float" office:value="0.84384364" calcext:value-type="float">
            <text:p>0.84384364</text:p>
          </table:table-cell>
          <table:table-cell office:value-type="float" office:value="4.6921163" calcext:value-type="float">
            <text:p>4.6921163</text:p>
          </table:table-cell>
          <table:table-cell office:value-type="float" office:value="0.081753574" calcext:value-type="float">
            <text:p>0.081753574</text:p>
          </table:table-cell>
          <table:table-cell table:formula="of:=AVERAGE([.B818:.K818])" office:value-type="float" office:value="1.3997399364" calcext:value-type="float">
            <text:p>1.3997399364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office:value-type="float" office:value="0.87033314" calcext:value-type="float">
            <text:p>0.87033314</text:p>
          </table:table-cell>
          <table:table-cell office:value-type="float" office:value="0.56942034" calcext:value-type="float">
            <text:p>0.56942034</text:p>
          </table:table-cell>
          <table:table-cell office:value-type="float" office:value="0.1423101" calcext:value-type="float">
            <text:p>0.1423101</text:p>
          </table:table-cell>
          <table:table-cell office:value-type="float" office:value="1.3355038" calcext:value-type="float">
            <text:p>1.3355038</text:p>
          </table:table-cell>
          <table:table-cell office:value-type="float" office:value="3.304036" calcext:value-type="float">
            <text:p>3.304036</text:p>
          </table:table-cell>
          <table:table-cell office:value-type="float" office:value="1.1955156" calcext:value-type="float">
            <text:p>1.1955156</text:p>
          </table:table-cell>
          <table:table-cell office:value-type="float" office:value="0.39908037" calcext:value-type="float">
            <text:p>0.39908037</text:p>
          </table:table-cell>
          <table:table-cell office:value-type="float" office:value="0.85593253" calcext:value-type="float">
            <text:p>0.85593253</text:p>
          </table:table-cell>
          <table:table-cell office:value-type="float" office:value="4.5327516" calcext:value-type="float">
            <text:p>4.5327516</text:p>
          </table:table-cell>
          <table:table-cell office:value-type="float" office:value="0.08252236" calcext:value-type="float">
            <text:p>0.08252236</text:p>
          </table:table-cell>
          <table:table-cell table:formula="of:=AVERAGE([.B819:.K819])" office:value-type="float" office:value="1.328740584" calcext:value-type="float">
            <text:p>1.328740584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office:value-type="float" office:value="0.8890192" calcext:value-type="float">
            <text:p>0.8890192</text:p>
          </table:table-cell>
          <table:table-cell office:value-type="float" office:value="0.5726739" calcext:value-type="float">
            <text:p>0.5726739</text:p>
          </table:table-cell>
          <table:table-cell office:value-type="float" office:value="0.1423659" calcext:value-type="float">
            <text:p>0.1423659</text:p>
          </table:table-cell>
          <table:table-cell office:value-type="float" office:value="1.4506973" calcext:value-type="float">
            <text:p>1.4506973</text:p>
          </table:table-cell>
          <table:table-cell office:value-type="float" office:value="3.3293412" calcext:value-type="float">
            <text:p>3.3293412</text:p>
          </table:table-cell>
          <table:table-cell office:value-type="float" office:value="1.2046484" calcext:value-type="float">
            <text:p>1.2046484</text:p>
          </table:table-cell>
          <table:table-cell office:value-type="float" office:value="0.49366242" calcext:value-type="float">
            <text:p>0.49366242</text:p>
          </table:table-cell>
          <table:table-cell office:value-type="float" office:value="0.8808349" calcext:value-type="float">
            <text:p>0.8808349</text:p>
          </table:table-cell>
          <table:table-cell office:value-type="float" office:value="4.458659" calcext:value-type="float">
            <text:p>4.458659</text:p>
          </table:table-cell>
          <table:table-cell office:value-type="float" office:value="0.07874777" calcext:value-type="float">
            <text:p>0.07874777</text:p>
          </table:table-cell>
          <table:table-cell table:formula="of:=AVERAGE([.B820:.K820])" office:value-type="float" office:value="1.350064999" calcext:value-type="float">
            <text:p>1.350064999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office:value-type="float" office:value="0.8961199" calcext:value-type="float">
            <text:p>0.8961199</text:p>
          </table:table-cell>
          <table:table-cell office:value-type="float" office:value="0.5719002" calcext:value-type="float">
            <text:p>0.5719002</text:p>
          </table:table-cell>
          <table:table-cell office:value-type="float" office:value="0.14295684" calcext:value-type="float">
            <text:p>0.14295684</text:p>
          </table:table-cell>
          <table:table-cell office:value-type="float" office:value="1.4403859" calcext:value-type="float">
            <text:p>1.4403859</text:p>
          </table:table-cell>
          <table:table-cell office:value-type="float" office:value="3.389969" calcext:value-type="float">
            <text:p>3.389969</text:p>
          </table:table-cell>
          <table:table-cell office:value-type="float" office:value="1.1198454" calcext:value-type="float">
            <text:p>1.1198454</text:p>
          </table:table-cell>
          <table:table-cell office:value-type="float" office:value="0.5045445" calcext:value-type="float">
            <text:p>0.5045445</text:p>
          </table:table-cell>
          <table:table-cell office:value-type="float" office:value="1.005817" calcext:value-type="float">
            <text:p>1.005817</text:p>
          </table:table-cell>
          <table:table-cell office:value-type="float" office:value="4.7137794" calcext:value-type="float">
            <text:p>4.7137794</text:p>
          </table:table-cell>
          <table:table-cell office:value-type="float" office:value="0.082452856" calcext:value-type="float">
            <text:p>0.082452856</text:p>
          </table:table-cell>
          <table:table-cell table:formula="of:=AVERAGE([.B821:.K821])" office:value-type="float" office:value="1.3867770996" calcext:value-type="float">
            <text:p>1.3867770996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office:value-type="float" office:value="0.89524996" calcext:value-type="float">
            <text:p>0.89524996</text:p>
          </table:table-cell>
          <table:table-cell office:value-type="float" office:value="0.5778637" calcext:value-type="float">
            <text:p>0.5778637</text:p>
          </table:table-cell>
          <table:table-cell office:value-type="float" office:value="0.14242816" calcext:value-type="float">
            <text:p>0.14242816</text:p>
          </table:table-cell>
          <table:table-cell office:value-type="float" office:value="1.4718248" calcext:value-type="float">
            <text:p>1.4718248</text:p>
          </table:table-cell>
          <table:table-cell office:value-type="float" office:value="3.3935504" calcext:value-type="float">
            <text:p>3.3935504</text:p>
          </table:table-cell>
          <table:table-cell office:value-type="float" office:value="1.1826513" calcext:value-type="float">
            <text:p>1.1826513</text:p>
          </table:table-cell>
          <table:table-cell office:value-type="float" office:value="0.51263803" calcext:value-type="float">
            <text:p>0.51263803</text:p>
          </table:table-cell>
          <table:table-cell office:value-type="float" office:value="1.0379568" calcext:value-type="float">
            <text:p>1.0379568</text:p>
          </table:table-cell>
          <table:table-cell office:value-type="float" office:value="4.7281694" calcext:value-type="float">
            <text:p>4.7281694</text:p>
          </table:table-cell>
          <table:table-cell office:value-type="float" office:value="0.085118376" calcext:value-type="float">
            <text:p>0.085118376</text:p>
          </table:table-cell>
          <table:table-cell table:formula="of:=AVERAGE([.B822:.K822])" office:value-type="float" office:value="1.4027450926" calcext:value-type="float">
            <text:p>1.4027450926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office:value-type="float" office:value="0.8828726" calcext:value-type="float">
            <text:p>0.8828726</text:p>
          </table:table-cell>
          <table:table-cell office:value-type="float" office:value="0.590825" calcext:value-type="float">
            <text:p>0.590825</text:p>
          </table:table-cell>
          <table:table-cell office:value-type="float" office:value="0.1424882" calcext:value-type="float">
            <text:p>0.1424882</text:p>
          </table:table-cell>
          <table:table-cell office:value-type="float" office:value="1.4410723" calcext:value-type="float">
            <text:p>1.4410723</text:p>
          </table:table-cell>
          <table:table-cell office:value-type="float" office:value="3.397275" calcext:value-type="float">
            <text:p>3.397275</text:p>
          </table:table-cell>
          <table:table-cell office:value-type="float" office:value="1.1991377" calcext:value-type="float">
            <text:p>1.1991377</text:p>
          </table:table-cell>
          <table:table-cell office:value-type="float" office:value="0.5171366" calcext:value-type="float">
            <text:p>0.5171366</text:p>
          </table:table-cell>
          <table:table-cell office:value-type="float" office:value="1.028408" calcext:value-type="float">
            <text:p>1.028408</text:p>
          </table:table-cell>
          <table:table-cell office:value-type="float" office:value="4.4825807" calcext:value-type="float">
            <text:p>4.4825807</text:p>
          </table:table-cell>
          <table:table-cell office:value-type="float" office:value="0.081712395" calcext:value-type="float">
            <text:p>0.081712395</text:p>
          </table:table-cell>
          <table:table-cell table:formula="of:=AVERAGE([.B823:.K823])" office:value-type="float" office:value="1.3763508495" calcext:value-type="float">
            <text:p>1.3763508495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office:value-type="float" office:value="0.37001362" calcext:value-type="float">
            <text:p>0.37001362</text:p>
          </table:table-cell>
          <table:table-cell office:value-type="float" office:value="0.7372487" calcext:value-type="float">
            <text:p>0.7372487</text:p>
          </table:table-cell>
          <table:table-cell office:value-type="float" office:value="0.14276277" calcext:value-type="float">
            <text:p>0.14276277</text:p>
          </table:table-cell>
          <table:table-cell office:value-type="float" office:value="1.4248614" calcext:value-type="float">
            <text:p>1.4248614</text:p>
          </table:table-cell>
          <table:table-cell office:value-type="float" office:value="3.3566833" calcext:value-type="float">
            <text:p>3.3566833</text:p>
          </table:table-cell>
          <table:table-cell office:value-type="float" office:value="1.1992456" calcext:value-type="float">
            <text:p>1.1992456</text:p>
          </table:table-cell>
          <table:table-cell office:value-type="float" office:value="0.3699346" calcext:value-type="float">
            <text:p>0.3699346</text:p>
          </table:table-cell>
          <table:table-cell office:value-type="float" office:value="0.9600662" calcext:value-type="float">
            <text:p>0.9600662</text:p>
          </table:table-cell>
          <table:table-cell office:value-type="float" office:value="4.4131594" calcext:value-type="float">
            <text:p>4.4131594</text:p>
          </table:table-cell>
          <table:table-cell office:value-type="float" office:value="0.07878979" calcext:value-type="float">
            <text:p>0.07878979</text:p>
          </table:table-cell>
          <table:table-cell table:formula="of:=AVERAGE([.B824:.K824])" office:value-type="float" office:value="1.305276538" calcext:value-type="float">
            <text:p>1.305276538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office:value-type="float" office:value="0.86822796" calcext:value-type="float">
            <text:p>0.86822796</text:p>
          </table:table-cell>
          <table:table-cell office:value-type="float" office:value="0.7572917" calcext:value-type="float">
            <text:p>0.7572917</text:p>
          </table:table-cell>
          <table:table-cell office:value-type="float" office:value="0.13442531" calcext:value-type="float">
            <text:p>0.13442531</text:p>
          </table:table-cell>
          <table:table-cell office:value-type="float" office:value="1.4644878" calcext:value-type="float">
            <text:p>1.4644878</text:p>
          </table:table-cell>
          <table:table-cell office:value-type="float" office:value="3.3498719" calcext:value-type="float">
            <text:p>3.3498719</text:p>
          </table:table-cell>
          <table:table-cell office:value-type="float" office:value="1.1624013" calcext:value-type="float">
            <text:p>1.1624013</text:p>
          </table:table-cell>
          <table:table-cell office:value-type="float" office:value="0.4022284" calcext:value-type="float">
            <text:p>0.4022284</text:p>
          </table:table-cell>
          <table:table-cell office:value-type="float" office:value="0.9599945" calcext:value-type="float">
            <text:p>0.9599945</text:p>
          </table:table-cell>
          <table:table-cell office:value-type="float" office:value="4.7385306" calcext:value-type="float">
            <text:p>4.7385306</text:p>
          </table:table-cell>
          <table:table-cell office:value-type="float" office:value="0.079487026" calcext:value-type="float">
            <text:p>0.079487026</text:p>
          </table:table-cell>
          <table:table-cell table:formula="of:=AVERAGE([.B825:.K825])" office:value-type="float" office:value="1.3916946496" calcext:value-type="float">
            <text:p>1.3916946496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office:value-type="float" office:value="0.8700691" calcext:value-type="float">
            <text:p>0.8700691</text:p>
          </table:table-cell>
          <table:table-cell office:value-type="float" office:value="0.74106973" calcext:value-type="float">
            <text:p>0.74106973</text:p>
          </table:table-cell>
          <table:table-cell office:value-type="float" office:value="0.14275748" calcext:value-type="float">
            <text:p>0.14275748</text:p>
          </table:table-cell>
          <table:table-cell office:value-type="float" office:value="1.4776022" calcext:value-type="float">
            <text:p>1.4776022</text:p>
          </table:table-cell>
          <table:table-cell office:value-type="float" office:value="3.4484344" calcext:value-type="float">
            <text:p>3.4484344</text:p>
          </table:table-cell>
          <table:table-cell office:value-type="float" office:value="1.1986585" calcext:value-type="float">
            <text:p>1.1986585</text:p>
          </table:table-cell>
          <table:table-cell office:value-type="float" office:value="0.4023251" calcext:value-type="float">
            <text:p>0.4023251</text:p>
          </table:table-cell>
          <table:table-cell office:value-type="float" office:value="0.9509752" calcext:value-type="float">
            <text:p>0.9509752</text:p>
          </table:table-cell>
          <table:table-cell office:value-type="float" office:value="4.6495433" calcext:value-type="float">
            <text:p>4.6495433</text:p>
          </table:table-cell>
          <table:table-cell office:value-type="float" office:value="0.079096064" calcext:value-type="float">
            <text:p>0.079096064</text:p>
          </table:table-cell>
          <table:table-cell table:formula="of:=AVERAGE([.B826:.K826])" office:value-type="float" office:value="1.3960531074" calcext:value-type="float">
            <text:p>1.3960531074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office:value-type="float" office:value="0.8693835" calcext:value-type="float">
            <text:p>0.8693835</text:p>
          </table:table-cell>
          <table:table-cell office:value-type="float" office:value="0.8469116" calcext:value-type="float">
            <text:p>0.8469116</text:p>
          </table:table-cell>
          <table:table-cell office:value-type="float" office:value="0.14163442" calcext:value-type="float">
            <text:p>0.14163442</text:p>
          </table:table-cell>
          <table:table-cell office:value-type="float" office:value="1.3030694" calcext:value-type="float">
            <text:p>1.3030694</text:p>
          </table:table-cell>
          <table:table-cell office:value-type="float" office:value="3.4393005" calcext:value-type="float">
            <text:p>3.4393005</text:p>
          </table:table-cell>
          <table:table-cell office:value-type="float" office:value="1.1993027" calcext:value-type="float">
            <text:p>1.1993027</text:p>
          </table:table-cell>
          <table:table-cell office:value-type="float" office:value="0.4024021" calcext:value-type="float">
            <text:p>0.4024021</text:p>
          </table:table-cell>
          <table:table-cell office:value-type="float" office:value="1.0390999" calcext:value-type="float">
            <text:p>1.0390999</text:p>
          </table:table-cell>
          <table:table-cell office:value-type="float" office:value="4.7494993" calcext:value-type="float">
            <text:p>4.7494993</text:p>
          </table:table-cell>
          <table:table-cell office:value-type="float" office:value="0.07531095" calcext:value-type="float">
            <text:p>0.07531095</text:p>
          </table:table-cell>
          <table:table-cell table:formula="of:=AVERAGE([.B827:.K827])" office:value-type="float" office:value="1.406591437" calcext:value-type="float">
            <text:p>1.406591437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office:value-type="float" office:value="0.52982205" calcext:value-type="float">
            <text:p>0.52982205</text:p>
          </table:table-cell>
          <table:table-cell office:value-type="float" office:value="0.5885409" calcext:value-type="float">
            <text:p>0.5885409</text:p>
          </table:table-cell>
          <table:table-cell office:value-type="float" office:value="0.14316514" calcext:value-type="float">
            <text:p>0.14316514</text:p>
          </table:table-cell>
          <table:table-cell office:value-type="float" office:value="1.3200061" calcext:value-type="float">
            <text:p>1.3200061</text:p>
          </table:table-cell>
          <table:table-cell office:value-type="float" office:value="3.4396675" calcext:value-type="float">
            <text:p>3.4396675</text:p>
          </table:table-cell>
          <table:table-cell office:value-type="float" office:value="1.0750827" calcext:value-type="float">
            <text:p>1.0750827</text:p>
          </table:table-cell>
          <table:table-cell office:value-type="float" office:value="0.5144488" calcext:value-type="float">
            <text:p>0.5144488</text:p>
          </table:table-cell>
          <table:table-cell office:value-type="float" office:value="0.96003026" calcext:value-type="float">
            <text:p>0.96003026</text:p>
          </table:table-cell>
          <table:table-cell office:value-type="float" office:value="4.501361" calcext:value-type="float">
            <text:p>4.501361</text:p>
          </table:table-cell>
          <table:table-cell office:value-type="float" office:value="0.085679084" calcext:value-type="float">
            <text:p>0.085679084</text:p>
          </table:table-cell>
          <table:table-cell table:formula="of:=AVERAGE([.B828:.K828])" office:value-type="float" office:value="1.3157803534" calcext:value-type="float">
            <text:p>1.3157803534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office:value-type="float" office:value="0.86927867" calcext:value-type="float">
            <text:p>0.86927867</text:p>
          </table:table-cell>
          <table:table-cell office:value-type="float" office:value="0.7279493" calcext:value-type="float">
            <text:p>0.7279493</text:p>
          </table:table-cell>
          <table:table-cell office:value-type="float" office:value="0.11835536" calcext:value-type="float">
            <text:p>0.11835536</text:p>
          </table:table-cell>
          <table:table-cell office:value-type="float" office:value="1.5232587" calcext:value-type="float">
            <text:p>1.5232587</text:p>
          </table:table-cell>
          <table:table-cell office:value-type="float" office:value="3.4406784" calcext:value-type="float">
            <text:p>3.4406784</text:p>
          </table:table-cell>
          <table:table-cell office:value-type="float" office:value="1.1678755" calcext:value-type="float">
            <text:p>1.1678755</text:p>
          </table:table-cell>
          <table:table-cell office:value-type="float" office:value="0.40914908" calcext:value-type="float">
            <text:p>0.40914908</text:p>
          </table:table-cell>
          <table:table-cell office:value-type="float" office:value="1.017488" calcext:value-type="float">
            <text:p>1.017488</text:p>
          </table:table-cell>
          <table:table-cell office:value-type="float" office:value="4.869315" calcext:value-type="float">
            <text:p>4.869315</text:p>
          </table:table-cell>
          <table:table-cell office:value-type="float" office:value="0.16346161" calcext:value-type="float">
            <text:p>0.16346161</text:p>
          </table:table-cell>
          <table:table-cell table:formula="of:=AVERAGE([.B829:.K829])" office:value-type="float" office:value="1.430680962" calcext:value-type="float">
            <text:p>1.430680962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office:value-type="float" office:value="0.86927867" calcext:value-type="float">
            <text:p>0.86927867</text:p>
          </table:table-cell>
          <table:table-cell office:value-type="float" office:value="0.74059224" calcext:value-type="float">
            <text:p>0.74059224</text:p>
          </table:table-cell>
          <table:table-cell office:value-type="float" office:value="0.14252543" calcext:value-type="float">
            <text:p>0.14252543</text:p>
          </table:table-cell>
          <table:table-cell office:value-type="float" office:value="1.8311455" calcext:value-type="float">
            <text:p>1.8311455</text:p>
          </table:table-cell>
          <table:table-cell office:value-type="float" office:value="3.5127158" calcext:value-type="float">
            <text:p>3.5127158</text:p>
          </table:table-cell>
          <table:table-cell office:value-type="float" office:value="1.1769205" calcext:value-type="float">
            <text:p>1.1769205</text:p>
          </table:table-cell>
          <table:table-cell office:value-type="float" office:value="0.52711016" calcext:value-type="float">
            <text:p>0.52711016</text:p>
          </table:table-cell>
          <table:table-cell office:value-type="float" office:value="1.0100085" calcext:value-type="float">
            <text:p>1.0100085</text:p>
          </table:table-cell>
          <table:table-cell office:value-type="float" office:value="4.509327" calcext:value-type="float">
            <text:p>4.509327</text:p>
          </table:table-cell>
          <table:table-cell office:value-type="float" office:value="0.17950574" calcext:value-type="float">
            <text:p>0.17950574</text:p>
          </table:table-cell>
          <table:table-cell table:formula="of:=AVERAGE([.B830:.K830])" office:value-type="float" office:value="1.449912954" calcext:value-type="float">
            <text:p>1.449912954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office:value-type="float" office:value="0.8671731" calcext:value-type="float">
            <text:p>0.8671731</text:p>
          </table:table-cell>
          <table:table-cell office:value-type="float" office:value="0.8527169" calcext:value-type="float">
            <text:p>0.8527169</text:p>
          </table:table-cell>
          <table:table-cell office:value-type="float" office:value="0.14290711" calcext:value-type="float">
            <text:p>0.14290711</text:p>
          </table:table-cell>
          <table:table-cell office:value-type="float" office:value="1.7170568" calcext:value-type="float">
            <text:p>1.7170568</text:p>
          </table:table-cell>
          <table:table-cell office:value-type="float" office:value="3.4665368" calcext:value-type="float">
            <text:p>3.4665368</text:p>
          </table:table-cell>
          <table:table-cell office:value-type="float" office:value="1.1762134" calcext:value-type="float">
            <text:p>1.1762134</text:p>
          </table:table-cell>
          <table:table-cell office:value-type="float" office:value="0.56177676" calcext:value-type="float">
            <text:p>0.56177676</text:p>
          </table:table-cell>
          <table:table-cell office:value-type="float" office:value="0.55446184" calcext:value-type="float">
            <text:p>0.55446184</text:p>
          </table:table-cell>
          <table:table-cell office:value-type="float" office:value="4.5059586" calcext:value-type="float">
            <text:p>4.5059586</text:p>
          </table:table-cell>
          <table:table-cell office:value-type="float" office:value="0.0984665" calcext:value-type="float">
            <text:p>0.0984665</text:p>
          </table:table-cell>
          <table:table-cell table:formula="of:=AVERAGE([.B831:.K831])" office:value-type="float" office:value="1.394326781" calcext:value-type="float">
            <text:p>1.394326781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office:value-type="float" office:value="0.81164193" calcext:value-type="float">
            <text:p>0.81164193</text:p>
          </table:table-cell>
          <table:table-cell office:value-type="float" office:value="0.78846985" calcext:value-type="float">
            <text:p>0.78846985</text:p>
          </table:table-cell>
          <table:table-cell office:value-type="float" office:value="0.14290711" calcext:value-type="float">
            <text:p>0.14290711</text:p>
          </table:table-cell>
          <table:table-cell office:value-type="float" office:value="1.7825847" calcext:value-type="float">
            <text:p>1.7825847</text:p>
          </table:table-cell>
          <table:table-cell office:value-type="float" office:value="3.4668913" calcext:value-type="float">
            <text:p>3.4668913</text:p>
          </table:table-cell>
          <table:table-cell office:value-type="float" office:value="1.2008331" calcext:value-type="float">
            <text:p>1.2008331</text:p>
          </table:table-cell>
          <table:table-cell office:value-type="float" office:value="0.5626858" calcext:value-type="float">
            <text:p>0.5626858</text:p>
          </table:table-cell>
          <table:table-cell office:value-type="float" office:value="1.0207973" calcext:value-type="float">
            <text:p>1.0207973</text:p>
          </table:table-cell>
          <table:table-cell office:value-type="float" office:value="4.72414" calcext:value-type="float">
            <text:p>4.72414</text:p>
          </table:table-cell>
          <table:table-cell office:value-type="float" office:value="0.08101298" calcext:value-type="float">
            <text:p>0.08101298</text:p>
          </table:table-cell>
          <table:table-cell table:formula="of:=AVERAGE([.B832:.K832])" office:value-type="float" office:value="1.458196407" calcext:value-type="float">
            <text:p>1.458196407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office:value-type="float" office:value="0.8681495" calcext:value-type="float">
            <text:p>0.8681495</text:p>
          </table:table-cell>
          <table:table-cell office:value-type="float" office:value="0.92567486" calcext:value-type="float">
            <text:p>0.92567486</text:p>
          </table:table-cell>
          <table:table-cell office:value-type="float" office:value="0.12515457" calcext:value-type="float">
            <text:p>0.12515457</text:p>
          </table:table-cell>
          <table:table-cell office:value-type="float" office:value="1.3474777" calcext:value-type="float">
            <text:p>1.3474777</text:p>
          </table:table-cell>
          <table:table-cell office:value-type="float" office:value="3.4665368" calcext:value-type="float">
            <text:p>3.4665368</text:p>
          </table:table-cell>
          <table:table-cell office:value-type="float" office:value="1.1563996" calcext:value-type="float">
            <text:p>1.1563996</text:p>
          </table:table-cell>
          <table:table-cell office:value-type="float" office:value="0.51408845" calcext:value-type="float">
            <text:p>0.51408845</text:p>
          </table:table-cell>
          <table:table-cell office:value-type="float" office:value="0.5320087" calcext:value-type="float">
            <text:p>0.5320087</text:p>
          </table:table-cell>
          <table:table-cell office:value-type="float" office:value="4.72414" calcext:value-type="float">
            <text:p>4.72414</text:p>
          </table:table-cell>
          <table:table-cell office:value-type="float" office:value="0.13757557" calcext:value-type="float">
            <text:p>0.13757557</text:p>
          </table:table-cell>
          <table:table-cell table:formula="of:=AVERAGE([.B833:.K833])" office:value-type="float" office:value="1.379720575" calcext:value-type="float">
            <text:p>1.379720575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office:value-type="float" office:value="0.8691243" calcext:value-type="float">
            <text:p>0.8691243</text:p>
          </table:table-cell>
          <table:table-cell office:value-type="float" office:value="0.84276825" calcext:value-type="float">
            <text:p>0.84276825</text:p>
          </table:table-cell>
          <table:table-cell office:value-type="float" office:value="0.14252543" calcext:value-type="float">
            <text:p>0.14252543</text:p>
          </table:table-cell>
          <table:table-cell office:value-type="float" office:value="1.8887241" calcext:value-type="float">
            <text:p>1.8887241</text:p>
          </table:table-cell>
          <table:table-cell office:value-type="float" office:value="3.3949866" calcext:value-type="float">
            <text:p>3.3949866</text:p>
          </table:table-cell>
          <table:table-cell office:value-type="float" office:value="1.2079682" calcext:value-type="float">
            <text:p>1.2079682</text:p>
          </table:table-cell>
          <table:table-cell office:value-type="float" office:value="0.40173373" calcext:value-type="float">
            <text:p>0.40173373</text:p>
          </table:table-cell>
          <table:table-cell office:value-type="float" office:value="1.0173321" calcext:value-type="float">
            <text:p>1.0173321</text:p>
          </table:table-cell>
          <table:table-cell office:value-type="float" office:value="4.5094376" calcext:value-type="float">
            <text:p>4.5094376</text:p>
          </table:table-cell>
          <table:table-cell office:value-type="float" office:value="0.09517497" calcext:value-type="float">
            <text:p>0.09517497</text:p>
          </table:table-cell>
          <table:table-cell table:formula="of:=AVERAGE([.B834:.K834])" office:value-type="float" office:value="1.436977528" calcext:value-type="float">
            <text:p>1.436977528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office:value-type="float" office:value="0.8536839" calcext:value-type="float">
            <text:p>0.8536839</text:p>
          </table:table-cell>
          <table:table-cell office:value-type="float" office:value="0.97417593" calcext:value-type="float">
            <text:p>0.97417593</text:p>
          </table:table-cell>
          <table:table-cell office:value-type="float" office:value="0.14256652" calcext:value-type="float">
            <text:p>0.14256652</text:p>
          </table:table-cell>
          <table:table-cell office:value-type="float" office:value="1.8931321" calcext:value-type="float">
            <text:p>1.8931321</text:p>
          </table:table-cell>
          <table:table-cell office:value-type="float" office:value="3.4618034" calcext:value-type="float">
            <text:p>3.4618034</text:p>
          </table:table-cell>
          <table:table-cell office:value-type="float" office:value="1.2553391" calcext:value-type="float">
            <text:p>1.2553391</text:p>
          </table:table-cell>
          <table:table-cell office:value-type="float" office:value="0.4198922" calcext:value-type="float">
            <text:p>0.4198922</text:p>
          </table:table-cell>
          <table:table-cell office:value-type="float" office:value="1.0152667" calcext:value-type="float">
            <text:p>1.0152667</text:p>
          </table:table-cell>
          <table:table-cell office:value-type="float" office:value="4.5036283" calcext:value-type="float">
            <text:p>4.5036283</text:p>
          </table:table-cell>
          <table:table-cell office:value-type="float" office:value="0.14628766" calcext:value-type="float">
            <text:p>0.14628766</text:p>
          </table:table-cell>
          <table:table-cell table:formula="of:=AVERAGE([.B835:.K835])" office:value-type="float" office:value="1.466577581" calcext:value-type="float">
            <text:p>1.466577581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office:value-type="float" office:value="0.8700691" calcext:value-type="float">
            <text:p>0.8700691</text:p>
          </table:table-cell>
          <table:table-cell office:value-type="float" office:value="0.6206751" calcext:value-type="float">
            <text:p>0.6206751</text:p>
          </table:table-cell>
          <table:table-cell office:value-type="float" office:value="0.14265157" calcext:value-type="float">
            <text:p>0.14265157</text:p>
          </table:table-cell>
          <table:table-cell office:value-type="float" office:value="1.8188607" calcext:value-type="float">
            <text:p>1.8188607</text:p>
          </table:table-cell>
          <table:table-cell office:value-type="float" office:value="3.5127158" calcext:value-type="float">
            <text:p>3.5127158</text:p>
          </table:table-cell>
          <table:table-cell office:value-type="float" office:value="1.179366" calcext:value-type="float">
            <text:p>1.179366</text:p>
          </table:table-cell>
          <table:table-cell office:value-type="float" office:value="0.4165835" calcext:value-type="float">
            <text:p>0.4165835</text:p>
          </table:table-cell>
          <table:table-cell office:value-type="float" office:value="1.024448" calcext:value-type="float">
            <text:p>1.024448</text:p>
          </table:table-cell>
          <table:table-cell office:value-type="float" office:value="4.8195834" calcext:value-type="float">
            <text:p>4.8195834</text:p>
          </table:table-cell>
          <table:table-cell office:value-type="float" office:value="0.070295334" calcext:value-type="float">
            <text:p>0.070295334</text:p>
          </table:table-cell>
          <table:table-cell table:formula="of:=AVERAGE([.B836:.K836])" office:value-type="float" office:value="1.4475248504" calcext:value-type="float">
            <text:p>1.4475248504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office:value-type="float" office:value="0.8984279" calcext:value-type="float">
            <text:p>0.8984279</text:p>
          </table:table-cell>
          <table:table-cell office:value-type="float" office:value="0.9633242" calcext:value-type="float">
            <text:p>0.9633242</text:p>
          </table:table-cell>
          <table:table-cell office:value-type="float" office:value="0.14308286" calcext:value-type="float">
            <text:p>0.14308286</text:p>
          </table:table-cell>
          <table:table-cell office:value-type="float" office:value="1.9081347" calcext:value-type="float">
            <text:p>1.9081347</text:p>
          </table:table-cell>
          <table:table-cell office:value-type="float" office:value="3.5127158" calcext:value-type="float">
            <text:p>3.5127158</text:p>
          </table:table-cell>
          <table:table-cell office:value-type="float" office:value="1.2564878" calcext:value-type="float">
            <text:p>1.2564878</text:p>
          </table:table-cell>
          <table:table-cell office:value-type="float" office:value="0.3536032" calcext:value-type="float">
            <text:p>0.3536032</text:p>
          </table:table-cell>
          <table:table-cell office:value-type="float" office:value="1.0293932" calcext:value-type="float">
            <text:p>1.0293932</text:p>
          </table:table-cell>
          <table:table-cell office:value-type="float" office:value="4.8238797" calcext:value-type="float">
            <text:p>4.8238797</text:p>
          </table:table-cell>
          <table:table-cell office:value-type="float" office:value="0.13166156" calcext:value-type="float">
            <text:p>0.13166156</text:p>
          </table:table-cell>
          <table:table-cell table:formula="of:=AVERAGE([.B837:.K837])" office:value-type="float" office:value="1.502071092" calcext:value-type="float">
            <text:p>1.502071092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office:value-type="float" office:value="0.8625397" calcext:value-type="float">
            <text:p>0.8625397</text:p>
          </table:table-cell>
          <table:table-cell office:value-type="float" office:value="1.0025792" calcext:value-type="float">
            <text:p>1.0025792</text:p>
          </table:table-cell>
          <table:table-cell office:value-type="float" office:value="0.1363456" calcext:value-type="float">
            <text:p>0.1363456</text:p>
          </table:table-cell>
          <table:table-cell office:value-type="float" office:value="1.8290361" calcext:value-type="float">
            <text:p>1.8290361</text:p>
          </table:table-cell>
          <table:table-cell office:value-type="float" office:value="3.4506238" calcext:value-type="float">
            <text:p>3.4506238</text:p>
          </table:table-cell>
          <table:table-cell office:value-type="float" office:value="1.2673682" calcext:value-type="float">
            <text:p>1.2673682</text:p>
          </table:table-cell>
          <table:table-cell office:value-type="float" office:value="0.3536032" calcext:value-type="float">
            <text:p>0.3536032</text:p>
          </table:table-cell>
          <table:table-cell office:value-type="float" office:value="1.0772127" calcext:value-type="float">
            <text:p>1.0772127</text:p>
          </table:table-cell>
          <table:table-cell office:value-type="float" office:value="4.8238797" calcext:value-type="float">
            <text:p>4.8238797</text:p>
          </table:table-cell>
          <table:table-cell office:value-type="float" office:value="0.14197418" calcext:value-type="float">
            <text:p>0.14197418</text:p>
          </table:table-cell>
          <table:table-cell table:formula="of:=AVERAGE([.B838:.K838])" office:value-type="float" office:value="1.494516238" calcext:value-type="float">
            <text:p>1.494516238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office:value-type="float" office:value="0.5914059" calcext:value-type="float">
            <text:p>0.5914059</text:p>
          </table:table-cell>
          <table:table-cell office:value-type="float" office:value="1.0263538" calcext:value-type="float">
            <text:p>1.0263538</text:p>
          </table:table-cell>
          <table:table-cell office:value-type="float" office:value="0.14113203" calcext:value-type="float">
            <text:p>0.14113203</text:p>
          </table:table-cell>
          <table:table-cell office:value-type="float" office:value="1.731248" calcext:value-type="float">
            <text:p>1.731248</text:p>
          </table:table-cell>
          <table:table-cell office:value-type="float" office:value="3.4659395" calcext:value-type="float">
            <text:p>3.4659395</text:p>
          </table:table-cell>
          <table:table-cell office:value-type="float" office:value="1.2676105" calcext:value-type="float">
            <text:p>1.2676105</text:p>
          </table:table-cell>
          <table:table-cell office:value-type="float" office:value="0.39239356" calcext:value-type="float">
            <text:p>0.39239356</text:p>
          </table:table-cell>
          <table:table-cell office:value-type="float" office:value="1.0007365" calcext:value-type="float">
            <text:p>1.0007365</text:p>
          </table:table-cell>
          <table:table-cell office:value-type="float" office:value="4.669662" calcext:value-type="float">
            <text:p>4.669662</text:p>
          </table:table-cell>
          <table:table-cell office:value-type="float" office:value="0.13757557" calcext:value-type="float">
            <text:p>0.13757557</text:p>
          </table:table-cell>
          <table:table-cell table:formula="of:=AVERAGE([.B839:.K839])" office:value-type="float" office:value="1.442405736" calcext:value-type="float">
            <text:p>1.442405736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office:value-type="float" office:value="0.86899084" calcext:value-type="float">
            <text:p>0.86899084</text:p>
          </table:table-cell>
          <table:table-cell office:value-type="float" office:value="1.0287602" calcext:value-type="float">
            <text:p>1.0287602</text:p>
          </table:table-cell>
          <table:table-cell office:value-type="float" office:value="0.143055" calcext:value-type="float">
            <text:p>0.143055</text:p>
          </table:table-cell>
          <table:table-cell office:value-type="float" office:value="1.9114906" calcext:value-type="float">
            <text:p>1.9114906</text:p>
          </table:table-cell>
          <table:table-cell office:value-type="float" office:value="3.4397259" calcext:value-type="float">
            <text:p>3.4397259</text:p>
          </table:table-cell>
          <table:table-cell office:value-type="float" office:value="1.2553391" calcext:value-type="float">
            <text:p>1.2553391</text:p>
          </table:table-cell>
          <table:table-cell office:value-type="float" office:value="0.4006947" calcext:value-type="float">
            <text:p>0.4006947</text:p>
          </table:table-cell>
          <table:table-cell office:value-type="float" office:value="1.0201262" calcext:value-type="float">
            <text:p>1.0201262</text:p>
          </table:table-cell>
          <table:table-cell office:value-type="float" office:value="4.7344236" calcext:value-type="float">
            <text:p>4.7344236</text:p>
          </table:table-cell>
          <table:table-cell office:value-type="float" office:value="0.077801034" calcext:value-type="float">
            <text:p>0.077801034</text:p>
          </table:table-cell>
          <table:table-cell table:formula="of:=AVERAGE([.B840:.K840])" office:value-type="float" office:value="1.4880407174" calcext:value-type="float">
            <text:p>1.4880407174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office:value-type="float" office:value="0.70994693" calcext:value-type="float">
            <text:p>0.70994693</text:p>
          </table:table-cell>
          <table:table-cell office:value-type="float" office:value="1.0721673" calcext:value-type="float">
            <text:p>1.0721673</text:p>
          </table:table-cell>
          <table:table-cell office:value-type="float" office:value="0.1432896" calcext:value-type="float">
            <text:p>0.1432896</text:p>
          </table:table-cell>
          <table:table-cell office:value-type="float" office:value="1.8948377" calcext:value-type="float">
            <text:p>1.8948377</text:p>
          </table:table-cell>
          <table:table-cell office:value-type="float" office:value="3.4761827" calcext:value-type="float">
            <text:p>3.4761827</text:p>
          </table:table-cell>
          <table:table-cell office:value-type="float" office:value="1.197109" calcext:value-type="float">
            <text:p>1.197109</text:p>
          </table:table-cell>
          <table:table-cell office:value-type="float" office:value="0.5026287" calcext:value-type="float">
            <text:p>0.5026287</text:p>
          </table:table-cell>
          <table:table-cell office:value-type="float" office:value="1.0700935" calcext:value-type="float">
            <text:p>1.0700935</text:p>
          </table:table-cell>
          <table:table-cell office:value-type="float" office:value="4.91857" calcext:value-type="float">
            <text:p>4.91857</text:p>
          </table:table-cell>
          <table:table-cell office:value-type="float" office:value="0.10810111" calcext:value-type="float">
            <text:p>0.10810111</text:p>
          </table:table-cell>
          <table:table-cell table:formula="of:=AVERAGE([.B841:.K841])" office:value-type="float" office:value="1.509292654" calcext:value-type="float">
            <text:p>1.509292654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office:value-type="float" office:value="0.91944295" calcext:value-type="float">
            <text:p>0.91944295</text:p>
          </table:table-cell>
          <table:table-cell office:value-type="float" office:value="1.0287192" calcext:value-type="float">
            <text:p>1.0287192</text:p>
          </table:table-cell>
          <table:table-cell office:value-type="float" office:value="0.14251179" calcext:value-type="float">
            <text:p>0.14251179</text:p>
          </table:table-cell>
          <table:table-cell office:value-type="float" office:value="1.7316865" calcext:value-type="float">
            <text:p>1.7316865</text:p>
          </table:table-cell>
          <table:table-cell office:value-type="float" office:value="3.4507048" calcext:value-type="float">
            <text:p>3.4507048</text:p>
          </table:table-cell>
          <table:table-cell office:value-type="float" office:value="1.2235504" calcext:value-type="float">
            <text:p>1.2235504</text:p>
          </table:table-cell>
          <table:table-cell office:value-type="float" office:value="0.41526097" calcext:value-type="float">
            <text:p>0.41526097</text:p>
          </table:table-cell>
          <table:table-cell office:value-type="float" office:value="1.0316557" calcext:value-type="float">
            <text:p>1.0316557</text:p>
          </table:table-cell>
          <table:table-cell office:value-type="float" office:value="4.5094376" calcext:value-type="float">
            <text:p>4.5094376</text:p>
          </table:table-cell>
          <table:table-cell office:value-type="float" office:value="0.15593426" calcext:value-type="float">
            <text:p>0.15593426</text:p>
          </table:table-cell>
          <table:table-cell table:formula="of:=AVERAGE([.B842:.K842])" office:value-type="float" office:value="1.460890417" calcext:value-type="float">
            <text:p>1.460890417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office:value-type="float" office:value="0.71826065" calcext:value-type="float">
            <text:p>0.71826065</text:p>
          </table:table-cell>
          <table:table-cell office:value-type="float" office:value="1.0895585" calcext:value-type="float">
            <text:p>1.0895585</text:p>
          </table:table-cell>
          <table:table-cell office:value-type="float" office:value="0.1527826" calcext:value-type="float">
            <text:p>0.1527826</text:p>
          </table:table-cell>
          <table:table-cell office:value-type="float" office:value="1.8598222" calcext:value-type="float">
            <text:p>1.8598222</text:p>
          </table:table-cell>
          <table:table-cell office:value-type="float" office:value="3.4507048" calcext:value-type="float">
            <text:p>3.4507048</text:p>
          </table:table-cell>
          <table:table-cell office:value-type="float" office:value="1.2691445" calcext:value-type="float">
            <text:p>1.2691445</text:p>
          </table:table-cell>
          <table:table-cell office:value-type="float" office:value="0.44598275" calcext:value-type="float">
            <text:p>0.44598275</text:p>
          </table:table-cell>
          <table:table-cell office:value-type="float" office:value="1.0859153" calcext:value-type="float">
            <text:p>1.0859153</text:p>
          </table:table-cell>
          <table:table-cell office:value-type="float" office:value="4.870346" calcext:value-type="float">
            <text:p>4.870346</text:p>
          </table:table-cell>
          <table:table-cell office:value-type="float" office:value="0.08948461" calcext:value-type="float">
            <text:p>0.08948461</text:p>
          </table:table-cell>
          <table:table-cell table:formula="of:=AVERAGE([.B843:.K843])" office:value-type="float" office:value="1.503200191" calcext:value-type="float">
            <text:p>1.503200191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office:value-type="float" office:value="0.8701717" calcext:value-type="float">
            <text:p>0.8701717</text:p>
          </table:table-cell>
          <table:table-cell office:value-type="float" office:value="0.9990652" calcext:value-type="float">
            <text:p>0.9990652</text:p>
          </table:table-cell>
          <table:table-cell office:value-type="float" office:value="0.15410054" calcext:value-type="float">
            <text:p>0.15410054</text:p>
          </table:table-cell>
          <table:table-cell office:value-type="float" office:value="1.8188607" calcext:value-type="float">
            <text:p>1.8188607</text:p>
          </table:table-cell>
          <table:table-cell office:value-type="float" office:value="3.4162562" calcext:value-type="float">
            <text:p>3.4162562</text:p>
          </table:table-cell>
          <table:table-cell office:value-type="float" office:value="1.2055373" calcext:value-type="float">
            <text:p>1.2055373</text:p>
          </table:table-cell>
          <table:table-cell office:value-type="float" office:value="0.49976853" calcext:value-type="float">
            <text:p>0.49976853</text:p>
          </table:table-cell>
          <table:table-cell office:value-type="float" office:value="1.1250814" calcext:value-type="float">
            <text:p>1.1250814</text:p>
          </table:table-cell>
          <table:table-cell office:value-type="float" office:value="4.8991747" calcext:value-type="float">
            <text:p>4.8991747</text:p>
          </table:table-cell>
          <table:table-cell office:value-type="float" office:value="0.15604818" calcext:value-type="float">
            <text:p>0.15604818</text:p>
          </table:table-cell>
          <table:table-cell table:formula="of:=AVERAGE([.B844:.K844])" office:value-type="float" office:value="1.514406445" calcext:value-type="float">
            <text:p>1.514406445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office:value-type="float" office:value="0.92976886" calcext:value-type="float">
            <text:p>0.92976886</text:p>
          </table:table-cell>
          <table:table-cell office:value-type="float" office:value="1.0014908" calcext:value-type="float">
            <text:p>1.0014908</text:p>
          </table:table-cell>
          <table:table-cell office:value-type="float" office:value="0.14338113" calcext:value-type="float">
            <text:p>0.14338113</text:p>
          </table:table-cell>
          <table:table-cell office:value-type="float" office:value="1.8261027" calcext:value-type="float">
            <text:p>1.8261027</text:p>
          </table:table-cell>
          <table:table-cell office:value-type="float" office:value="3.4642475" calcext:value-type="float">
            <text:p>3.4642475</text:p>
          </table:table-cell>
          <table:table-cell office:value-type="float" office:value="1.2098699" calcext:value-type="float">
            <text:p>1.2098699</text:p>
          </table:table-cell>
          <table:table-cell office:value-type="float" office:value="0.5059791" calcext:value-type="float">
            <text:p>0.5059791</text:p>
          </table:table-cell>
          <table:table-cell office:value-type="float" office:value="1.0869299" calcext:value-type="float">
            <text:p>1.0869299</text:p>
          </table:table-cell>
          <table:table-cell office:value-type="float" office:value="4.488089" calcext:value-type="float">
            <text:p>4.488089</text:p>
          </table:table-cell>
          <table:table-cell office:value-type="float" office:value="0.12462656" calcext:value-type="float">
            <text:p>0.12462656</text:p>
          </table:table-cell>
          <table:table-cell table:formula="of:=AVERAGE([.B845:.K845])" office:value-type="float" office:value="1.478048545" calcext:value-type="float">
            <text:p>1.478048545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office:value-type="float" office:value="0.9403925" calcext:value-type="float">
            <text:p>0.9403925</text:p>
          </table:table-cell>
          <table:table-cell office:value-type="float" office:value="1.0689619" calcext:value-type="float">
            <text:p>1.0689619</text:p>
          </table:table-cell>
          <table:table-cell office:value-type="float" office:value="0.15048122" calcext:value-type="float">
            <text:p>0.15048122</text:p>
          </table:table-cell>
          <table:table-cell office:value-type="float" office:value="1.7361585" calcext:value-type="float">
            <text:p>1.7361585</text:p>
          </table:table-cell>
          <table:table-cell office:value-type="float" office:value="3.4643867" calcext:value-type="float">
            <text:p>3.4643867</text:p>
          </table:table-cell>
          <table:table-cell office:value-type="float" office:value="1.2449899" calcext:value-type="float">
            <text:p>1.2449899</text:p>
          </table:table-cell>
          <table:table-cell office:value-type="float" office:value="0.4323796" calcext:value-type="float">
            <text:p>0.4323796</text:p>
          </table:table-cell>
          <table:table-cell office:value-type="float" office:value="1.1202368" calcext:value-type="float">
            <text:p>1.1202368</text:p>
          </table:table-cell>
          <table:table-cell office:value-type="float" office:value="4.5014205" calcext:value-type="float">
            <text:p>4.5014205</text:p>
          </table:table-cell>
          <table:table-cell office:value-type="float" office:value="0.13746111" calcext:value-type="float">
            <text:p>0.13746111</text:p>
          </table:table-cell>
          <table:table-cell table:formula="of:=AVERAGE([.B846:.K846])" office:value-type="float" office:value="1.479686873" calcext:value-type="float">
            <text:p>1.479686873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office:value-type="float" office:value="0.9999353" calcext:value-type="float">
            <text:p>0.9999353</text:p>
          </table:table-cell>
          <table:table-cell office:value-type="float" office:value="1.0898335" calcext:value-type="float">
            <text:p>1.0898335</text:p>
          </table:table-cell>
          <table:table-cell office:value-type="float" office:value="0.14194016" calcext:value-type="float">
            <text:p>0.14194016</text:p>
          </table:table-cell>
          <table:table-cell office:value-type="float" office:value="1.841698" calcext:value-type="float">
            <text:p>1.841698</text:p>
          </table:table-cell>
          <table:table-cell office:value-type="float" office:value="3.4316425" calcext:value-type="float">
            <text:p>3.4316425</text:p>
          </table:table-cell>
          <table:table-cell office:value-type="float" office:value="1.2487537" calcext:value-type="float">
            <text:p>1.2487537</text:p>
          </table:table-cell>
          <table:table-cell office:value-type="float" office:value="0.4033316" calcext:value-type="float">
            <text:p>0.4033316</text:p>
          </table:table-cell>
          <table:table-cell office:value-type="float" office:value="1.0794157" calcext:value-type="float">
            <text:p>1.0794157</text:p>
          </table:table-cell>
          <table:table-cell office:value-type="float" office:value="4.8183174" calcext:value-type="float">
            <text:p>4.8183174</text:p>
          </table:table-cell>
          <table:table-cell office:value-type="float" office:value="0.11040908" calcext:value-type="float">
            <text:p>0.11040908</text:p>
          </table:table-cell>
          <table:table-cell table:formula="of:=AVERAGE([.B847:.K847])" office:value-type="float" office:value="1.516527694" calcext:value-type="float">
            <text:p>1.516527694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office:value-type="float" office:value="1.0251795" calcext:value-type="float">
            <text:p>1.0251795</text:p>
          </table:table-cell>
          <table:table-cell office:value-type="float" office:value="1.0665783" calcext:value-type="float">
            <text:p>1.0665783</text:p>
          </table:table-cell>
          <table:table-cell office:value-type="float" office:value="0.14129083" calcext:value-type="float">
            <text:p>0.14129083</text:p>
          </table:table-cell>
          <table:table-cell office:value-type="float" office:value="1.2190897" calcext:value-type="float">
            <text:p>1.2190897</text:p>
          </table:table-cell>
          <table:table-cell office:value-type="float" office:value="3.4172966" calcext:value-type="float">
            <text:p>3.4172966</text:p>
          </table:table-cell>
          <table:table-cell office:value-type="float" office:value="1.2685388" calcext:value-type="float">
            <text:p>1.2685388</text:p>
          </table:table-cell>
          <table:table-cell office:value-type="float" office:value="0.40180817" calcext:value-type="float">
            <text:p>0.40180817</text:p>
          </table:table-cell>
          <table:table-cell office:value-type="float" office:value="1.014652" calcext:value-type="float">
            <text:p>1.014652</text:p>
          </table:table-cell>
          <table:table-cell office:value-type="float" office:value="4.8766265" calcext:value-type="float">
            <text:p>4.8766265</text:p>
          </table:table-cell>
          <table:table-cell office:value-type="float" office:value="0.08197733" calcext:value-type="float">
            <text:p>0.08197733</text:p>
          </table:table-cell>
          <table:table-cell table:formula="of:=AVERAGE([.B848:.K848])" office:value-type="float" office:value="1.451303773" calcext:value-type="float">
            <text:p>1.451303773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office:value-type="float" office:value="0.99791926" calcext:value-type="float">
            <text:p>0.99791926</text:p>
          </table:table-cell>
          <table:table-cell office:value-type="float" office:value="0.9804607" calcext:value-type="float">
            <text:p>0.9804607</text:p>
          </table:table-cell>
          <table:table-cell office:value-type="float" office:value="0.14281179" calcext:value-type="float">
            <text:p>0.14281179</text:p>
          </table:table-cell>
          <table:table-cell office:value-type="float" office:value="1.8493167" calcext:value-type="float">
            <text:p>1.8493167</text:p>
          </table:table-cell>
          <table:table-cell office:value-type="float" office:value="3.4639196" calcext:value-type="float">
            <text:p>3.4639196</text:p>
          </table:table-cell>
          <table:table-cell office:value-type="float" office:value="1.1417598" calcext:value-type="float">
            <text:p>1.1417598</text:p>
          </table:table-cell>
          <table:table-cell office:value-type="float" office:value="0.41618976" calcext:value-type="float">
            <text:p>0.41618976</text:p>
          </table:table-cell>
          <table:table-cell office:value-type="float" office:value="1.0113999" calcext:value-type="float">
            <text:p>1.0113999</text:p>
          </table:table-cell>
          <table:table-cell office:value-type="float" office:value="4.842998" calcext:value-type="float">
            <text:p>4.842998</text:p>
          </table:table-cell>
          <table:table-cell office:value-type="float" office:value="0.08235631" calcext:value-type="float">
            <text:p>0.08235631</text:p>
          </table:table-cell>
          <table:table-cell table:formula="of:=AVERAGE([.B849:.K849])" office:value-type="float" office:value="1.492913182" calcext:value-type="float">
            <text:p>1.492913182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office:value-type="float" office:value="0.6280091" calcext:value-type="float">
            <text:p>0.6280091</text:p>
          </table:table-cell>
          <table:table-cell office:value-type="float" office:value="1.0202771" calcext:value-type="float">
            <text:p>1.0202771</text:p>
          </table:table-cell>
          <table:table-cell office:value-type="float" office:value="0.16025172" calcext:value-type="float">
            <text:p>0.16025172</text:p>
          </table:table-cell>
          <table:table-cell office:value-type="float" office:value="1.9076096" calcext:value-type="float">
            <text:p>1.9076096</text:p>
          </table:table-cell>
          <table:table-cell office:value-type="float" office:value="3.4021056" calcext:value-type="float">
            <text:p>3.4021056</text:p>
          </table:table-cell>
          <table:table-cell office:value-type="float" office:value="1.3161991" calcext:value-type="float">
            <text:p>1.3161991</text:p>
          </table:table-cell>
          <table:table-cell office:value-type="float" office:value="0.40312427" calcext:value-type="float">
            <text:p>0.40312427</text:p>
          </table:table-cell>
          <table:table-cell office:value-type="float" office:value="1.0956786" calcext:value-type="float">
            <text:p>1.0956786</text:p>
          </table:table-cell>
          <table:table-cell office:value-type="float" office:value="4.6316137" calcext:value-type="float">
            <text:p>4.6316137</text:p>
          </table:table-cell>
          <table:table-cell office:value-type="float" office:value="0.121156126" calcext:value-type="float">
            <text:p>0.121156126</text:p>
          </table:table-cell>
          <table:table-cell table:formula="of:=AVERAGE([.B850:.K850])" office:value-type="float" office:value="1.4686024916" calcext:value-type="float">
            <text:p>1.4686024916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office:value-type="float" office:value="1.0062039" calcext:value-type="float">
            <text:p>1.0062039</text:p>
          </table:table-cell>
          <table:table-cell office:value-type="float" office:value="1.0666549" calcext:value-type="float">
            <text:p>1.0666549</text:p>
          </table:table-cell>
          <table:table-cell office:value-type="float" office:value="0.1325263" calcext:value-type="float">
            <text:p>0.1325263</text:p>
          </table:table-cell>
          <table:table-cell office:value-type="float" office:value="1.832223" calcext:value-type="float">
            <text:p>1.832223</text:p>
          </table:table-cell>
          <table:table-cell office:value-type="float" office:value="3.4321966" calcext:value-type="float">
            <text:p>3.4321966</text:p>
          </table:table-cell>
          <table:table-cell office:value-type="float" office:value="1.4707923" calcext:value-type="float">
            <text:p>1.4707923</text:p>
          </table:table-cell>
          <table:table-cell office:value-type="float" office:value="0.39857885" calcext:value-type="float">
            <text:p>0.39857885</text:p>
          </table:table-cell>
          <table:table-cell office:value-type="float" office:value="1.0956786" calcext:value-type="float">
            <text:p>1.0956786</text:p>
          </table:table-cell>
          <table:table-cell office:value-type="float" office:value="4.8800693" calcext:value-type="float">
            <text:p>4.8800693</text:p>
          </table:table-cell>
          <table:table-cell office:value-type="float" office:value="0.080731735" calcext:value-type="float">
            <text:p>0.080731735</text:p>
          </table:table-cell>
          <table:table-cell table:formula="of:=AVERAGE([.B851:.K851])" office:value-type="float" office:value="1.5395655485" calcext:value-type="float">
            <text:p>1.5395655485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office:value-type="float" office:value="0.94198304" calcext:value-type="float">
            <text:p>0.94198304</text:p>
          </table:table-cell>
          <table:table-cell office:value-type="float" office:value="1.1334176" calcext:value-type="float">
            <text:p>1.1334176</text:p>
          </table:table-cell>
          <table:table-cell office:value-type="float" office:value="0.14052443" calcext:value-type="float">
            <text:p>0.14052443</text:p>
          </table:table-cell>
          <table:table-cell office:value-type="float" office:value="1.2968988" calcext:value-type="float">
            <text:p>1.2968988</text:p>
          </table:table-cell>
          <table:table-cell office:value-type="float" office:value="3.4856985" calcext:value-type="float">
            <text:p>3.4856985</text:p>
          </table:table-cell>
          <table:table-cell office:value-type="float" office:value="1.2878532" calcext:value-type="float">
            <text:p>1.2878532</text:p>
          </table:table-cell>
          <table:table-cell office:value-type="float" office:value="0.40300444" calcext:value-type="float">
            <text:p>0.40300444</text:p>
          </table:table-cell>
          <table:table-cell office:value-type="float" office:value="1.0705237" calcext:value-type="float">
            <text:p>1.0705237</text:p>
          </table:table-cell>
          <table:table-cell office:value-type="float" office:value="4.9188805" calcext:value-type="float">
            <text:p>4.9188805</text:p>
          </table:table-cell>
          <table:table-cell office:value-type="float" office:value="0.0762168" calcext:value-type="float">
            <text:p>0.0762168</text:p>
          </table:table-cell>
          <table:table-cell table:formula="of:=AVERAGE([.B852:.K852])" office:value-type="float" office:value="1.475500101" calcext:value-type="float">
            <text:p>1.475500101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office:value-type="float" office:value="1.0454111" calcext:value-type="float">
            <text:p>1.0454111</text:p>
          </table:table-cell>
          <table:table-cell office:value-type="float" office:value="0.97250974" calcext:value-type="float">
            <text:p>0.97250974</text:p>
          </table:table-cell>
          <table:table-cell office:value-type="float" office:value="0.14067596" calcext:value-type="float">
            <text:p>0.14067596</text:p>
          </table:table-cell>
          <table:table-cell office:value-type="float" office:value="1.8946981" calcext:value-type="float">
            <text:p>1.8946981</text:p>
          </table:table-cell>
          <table:table-cell office:value-type="float" office:value="3.4321966" calcext:value-type="float">
            <text:p>3.4321966</text:p>
          </table:table-cell>
          <table:table-cell office:value-type="float" office:value="1.5177985" calcext:value-type="float">
            <text:p>1.5177985</text:p>
          </table:table-cell>
          <table:table-cell office:value-type="float" office:value="0.40372738" calcext:value-type="float">
            <text:p>0.40372738</text:p>
          </table:table-cell>
          <table:table-cell office:value-type="float" office:value="1.0113999" calcext:value-type="float">
            <text:p>1.0113999</text:p>
          </table:table-cell>
          <table:table-cell office:value-type="float" office:value="4.880002" calcext:value-type="float">
            <text:p>4.880002</text:p>
          </table:table-cell>
          <table:table-cell office:value-type="float" office:value="0.11566646" calcext:value-type="float">
            <text:p>0.11566646</text:p>
          </table:table-cell>
          <table:table-cell table:formula="of:=AVERAGE([.B853:.K853])" office:value-type="float" office:value="1.541408574" calcext:value-type="float">
            <text:p>1.541408574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office:value-type="float" office:value="0.65010035" calcext:value-type="float">
            <text:p>0.65010035</text:p>
          </table:table-cell>
          <table:table-cell office:value-type="float" office:value="1.0424066" calcext:value-type="float">
            <text:p>1.0424066</text:p>
          </table:table-cell>
          <table:table-cell office:value-type="float" office:value="0.13222371" calcext:value-type="float">
            <text:p>0.13222371</text:p>
          </table:table-cell>
          <table:table-cell office:value-type="float" office:value="1.3220978" calcext:value-type="float">
            <text:p>1.3220978</text:p>
          </table:table-cell>
          <table:table-cell office:value-type="float" office:value="3.4330995" calcext:value-type="float">
            <text:p>3.4330995</text:p>
          </table:table-cell>
          <table:table-cell office:value-type="float" office:value="1.5105103" calcext:value-type="float">
            <text:p>1.5105103</text:p>
          </table:table-cell>
          <table:table-cell office:value-type="float" office:value="0.40555084" calcext:value-type="float">
            <text:p>0.40555084</text:p>
          </table:table-cell>
          <table:table-cell office:value-type="float" office:value="1.01059" calcext:value-type="float">
            <text:p>1.01059</text:p>
          </table:table-cell>
          <table:table-cell office:value-type="float" office:value="4.8992567" calcext:value-type="float">
            <text:p>4.8992567</text:p>
          </table:table-cell>
          <table:table-cell office:value-type="float" office:value="0.092117496" calcext:value-type="float">
            <text:p>0.092117496</text:p>
          </table:table-cell>
          <table:table-cell table:formula="of:=AVERAGE([.B854:.K854])" office:value-type="float" office:value="1.4497953296" calcext:value-type="float">
            <text:p>1.4497953296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office:value-type="float" office:value="0.9400695" calcext:value-type="float">
            <text:p>0.9400695</text:p>
          </table:table-cell>
          <table:table-cell office:value-type="float" office:value="1.084314" calcext:value-type="float">
            <text:p>1.084314</text:p>
          </table:table-cell>
          <table:table-cell office:value-type="float" office:value="0.14074181" calcext:value-type="float">
            <text:p>0.14074181</text:p>
          </table:table-cell>
          <table:table-cell office:value-type="float" office:value="1.9121686" calcext:value-type="float">
            <text:p>1.9121686</text:p>
          </table:table-cell>
          <table:table-cell office:value-type="float" office:value="3.4326456" calcext:value-type="float">
            <text:p>3.4326456</text:p>
          </table:table-cell>
          <table:table-cell office:value-type="float" office:value="1.5134431" calcext:value-type="float">
            <text:p>1.5134431</text:p>
          </table:table-cell>
          <table:table-cell office:value-type="float" office:value="0.4055599" calcext:value-type="float">
            <text:p>0.4055599</text:p>
          </table:table-cell>
          <table:table-cell office:value-type="float" office:value="1.0705237" calcext:value-type="float">
            <text:p>1.0705237</text:p>
          </table:table-cell>
          <table:table-cell office:value-type="float" office:value="4.5100846" calcext:value-type="float">
            <text:p>4.5100846</text:p>
          </table:table-cell>
          <table:table-cell office:value-type="float" office:value="0.055697538" calcext:value-type="float">
            <text:p>0.055697538</text:p>
          </table:table-cell>
          <table:table-cell table:formula="of:=AVERAGE([.B855:.K855])" office:value-type="float" office:value="1.5065248348" calcext:value-type="float">
            <text:p>1.5065248348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office:value-type="float" office:value="0.93800485" calcext:value-type="float">
            <text:p>0.93800485</text:p>
          </table:table-cell>
          <table:table-cell office:value-type="float" office:value="0.9947345" calcext:value-type="float">
            <text:p>0.9947345</text:p>
          </table:table-cell>
          <table:table-cell office:value-type="float" office:value="0.13841376" calcext:value-type="float">
            <text:p>0.13841376</text:p>
          </table:table-cell>
          <table:table-cell office:value-type="float" office:value="1.6522934" calcext:value-type="float">
            <text:p>1.6522934</text:p>
          </table:table-cell>
          <table:table-cell office:value-type="float" office:value="3.4146216" calcext:value-type="float">
            <text:p>3.4146216</text:p>
          </table:table-cell>
          <table:table-cell office:value-type="float" office:value="1.2318267" calcext:value-type="float">
            <text:p>1.2318267</text:p>
          </table:table-cell>
          <table:table-cell office:value-type="float" office:value="0.40542465" calcext:value-type="float">
            <text:p>0.40542465</text:p>
          </table:table-cell>
          <table:table-cell office:value-type="float" office:value="1.0702553" calcext:value-type="float">
            <text:p>1.0702553</text:p>
          </table:table-cell>
          <table:table-cell office:value-type="float" office:value="4.888309" calcext:value-type="float">
            <text:p>4.888309</text:p>
          </table:table-cell>
          <table:table-cell office:value-type="float" office:value="0.08169793" calcext:value-type="float">
            <text:p>0.08169793</text:p>
          </table:table-cell>
          <table:table-cell table:formula="of:=AVERAGE([.B856:.K856])" office:value-type="float" office:value="1.481558169" calcext:value-type="float">
            <text:p>1.481558169</text:p>
          </table:table-cell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office:value-type="float" office:value="0.9457124" calcext:value-type="float">
            <text:p>0.9457124</text:p>
          </table:table-cell>
          <table:table-cell office:value-type="float" office:value="1.1341825" calcext:value-type="float">
            <text:p>1.1341825</text:p>
          </table:table-cell>
          <table:table-cell office:value-type="float" office:value="0.13974853" calcext:value-type="float">
            <text:p>0.13974853</text:p>
          </table:table-cell>
          <table:table-cell office:value-type="float" office:value="2.2555602" calcext:value-type="float">
            <text:p>2.2555602</text:p>
          </table:table-cell>
          <table:table-cell office:value-type="float" office:value="3.4499385" calcext:value-type="float">
            <text:p>3.4499385</text:p>
          </table:table-cell>
          <table:table-cell office:value-type="float" office:value="1.3817972" calcext:value-type="float">
            <text:p>1.3817972</text:p>
          </table:table-cell>
          <table:table-cell office:value-type="float" office:value="0.40540695" calcext:value-type="float">
            <text:p>0.40540695</text:p>
          </table:table-cell>
          <table:table-cell office:value-type="float" office:value="1.0023307" calcext:value-type="float">
            <text:p>1.0023307</text:p>
          </table:table-cell>
          <table:table-cell office:value-type="float" office:value="4.945174" calcext:value-type="float">
            <text:p>4.945174</text:p>
          </table:table-cell>
          <table:table-cell office:value-type="float" office:value="0.09068022" calcext:value-type="float">
            <text:p>0.09068022</text:p>
          </table:table-cell>
          <table:table-cell table:formula="of:=AVERAGE([.B857:.K857])" office:value-type="float" office:value="1.57505312" calcext:value-type="float">
            <text:p>1.57505312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office:value-type="float" office:value="1.0033014" calcext:value-type="float">
            <text:p>1.0033014</text:p>
          </table:table-cell>
          <table:table-cell office:value-type="float" office:value="1.0841901" calcext:value-type="float">
            <text:p>1.0841901</text:p>
          </table:table-cell>
          <table:table-cell office:value-type="float" office:value="0.13648894" calcext:value-type="float">
            <text:p>0.13648894</text:p>
          </table:table-cell>
          <table:table-cell office:value-type="float" office:value="1.5786433" calcext:value-type="float">
            <text:p>1.5786433</text:p>
          </table:table-cell>
          <table:table-cell office:value-type="float" office:value="3.3624868" calcext:value-type="float">
            <text:p>3.3624868</text:p>
          </table:table-cell>
          <table:table-cell office:value-type="float" office:value="1.2776026" calcext:value-type="float">
            <text:p>1.2776026</text:p>
          </table:table-cell>
          <table:table-cell office:value-type="float" office:value="0.40557873" calcext:value-type="float">
            <text:p>0.40557873</text:p>
          </table:table-cell>
          <table:table-cell office:value-type="float" office:value="1.0144482" calcext:value-type="float">
            <text:p>1.0144482</text:p>
          </table:table-cell>
          <table:table-cell office:value-type="float" office:value="4.8310223" calcext:value-type="float">
            <text:p>4.8310223</text:p>
          </table:table-cell>
          <table:table-cell office:value-type="float" office:value="0.079398386" calcext:value-type="float">
            <text:p>0.079398386</text:p>
          </table:table-cell>
          <table:table-cell table:formula="of:=AVERAGE([.B858:.K858])" office:value-type="float" office:value="1.4773160756" calcext:value-type="float">
            <text:p>1.4773160756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office:value-type="float" office:value="1.0316157" calcext:value-type="float">
            <text:p>1.0316157</text:p>
          </table:table-cell>
          <table:table-cell office:value-type="float" office:value="1.147016" calcext:value-type="float">
            <text:p>1.147016</text:p>
          </table:table-cell>
          <table:table-cell office:value-type="float" office:value="0.1336585" calcext:value-type="float">
            <text:p>0.1336585</text:p>
          </table:table-cell>
          <table:table-cell office:value-type="float" office:value="1.5785886" calcext:value-type="float">
            <text:p>1.5785886</text:p>
          </table:table-cell>
          <table:table-cell office:value-type="float" office:value="3.3118224" calcext:value-type="float">
            <text:p>3.3118224</text:p>
          </table:table-cell>
          <table:table-cell office:value-type="float" office:value="1.2785245" calcext:value-type="float">
            <text:p>1.2785245</text:p>
          </table:table-cell>
          <table:table-cell office:value-type="float" office:value="0.40617085" calcext:value-type="float">
            <text:p>0.40617085</text:p>
          </table:table-cell>
          <table:table-cell office:value-type="float" office:value="1.0570313" calcext:value-type="float">
            <text:p>1.0570313</text:p>
          </table:table-cell>
          <table:table-cell office:value-type="float" office:value="4.5774956" calcext:value-type="float">
            <text:p>4.5774956</text:p>
          </table:table-cell>
          <table:table-cell office:value-type="float" office:value="0.08054272" calcext:value-type="float">
            <text:p>0.08054272</text:p>
          </table:table-cell>
          <table:table-cell table:formula="of:=AVERAGE([.B859:.K859])" office:value-type="float" office:value="1.460246617" calcext:value-type="float">
            <text:p>1.460246617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office:value-type="float" office:value="1.1060836" calcext:value-type="float">
            <text:p>1.1060836</text:p>
          </table:table-cell>
          <table:table-cell office:value-type="float" office:value="0.9649617" calcext:value-type="float">
            <text:p>0.9649617</text:p>
          </table:table-cell>
          <table:table-cell office:value-type="float" office:value="0.14052297" calcext:value-type="float">
            <text:p>0.14052297</text:p>
          </table:table-cell>
          <table:table-cell office:value-type="float" office:value="1.6161282" calcext:value-type="float">
            <text:p>1.6161282</text:p>
          </table:table-cell>
          <table:table-cell office:value-type="float" office:value="3.3155742" calcext:value-type="float">
            <text:p>3.3155742</text:p>
          </table:table-cell>
          <table:table-cell office:value-type="float" office:value="1.2777503" calcext:value-type="float">
            <text:p>1.2777503</text:p>
          </table:table-cell>
          <table:table-cell office:value-type="float" office:value="0.40256512" calcext:value-type="float">
            <text:p>0.40256512</text:p>
          </table:table-cell>
          <table:table-cell office:value-type="float" office:value="1.0323682" calcext:value-type="float">
            <text:p>1.0323682</text:p>
          </table:table-cell>
          <table:table-cell office:value-type="float" office:value="4.726422" calcext:value-type="float">
            <text:p>4.726422</text:p>
          </table:table-cell>
          <table:table-cell office:value-type="float" office:value="0.09301132" calcext:value-type="float">
            <text:p>0.09301132</text:p>
          </table:table-cell>
          <table:table-cell table:formula="of:=AVERAGE([.B860:.K860])" office:value-type="float" office:value="1.467538761" calcext:value-type="float">
            <text:p>1.467538761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office:value-type="float" office:value="0.99183" calcext:value-type="float">
            <text:p>0.99183</text:p>
          </table:table-cell>
          <table:table-cell office:value-type="float" office:value="0.9534528" calcext:value-type="float">
            <text:p>0.9534528</text:p>
          </table:table-cell>
          <table:table-cell office:value-type="float" office:value="0.13918255" calcext:value-type="float">
            <text:p>0.13918255</text:p>
          </table:table-cell>
          <table:table-cell office:value-type="float" office:value="1.6165546" calcext:value-type="float">
            <text:p>1.6165546</text:p>
          </table:table-cell>
          <table:table-cell office:value-type="float" office:value="3.4259133" calcext:value-type="float">
            <text:p>3.4259133</text:p>
          </table:table-cell>
          <table:table-cell office:value-type="float" office:value="1.4315553" calcext:value-type="float">
            <text:p>1.4315553</text:p>
          </table:table-cell>
          <table:table-cell office:value-type="float" office:value="0.40591002" calcext:value-type="float">
            <text:p>0.40591002</text:p>
          </table:table-cell>
          <table:table-cell office:value-type="float" office:value="1.0296609" calcext:value-type="float">
            <text:p>1.0296609</text:p>
          </table:table-cell>
          <table:table-cell office:value-type="float" office:value="4.7219157" calcext:value-type="float">
            <text:p>4.7219157</text:p>
          </table:table-cell>
          <table:table-cell office:value-type="float" office:value="0.09554837" calcext:value-type="float">
            <text:p>0.09554837</text:p>
          </table:table-cell>
          <table:table-cell table:formula="of:=AVERAGE([.B861:.K861])" office:value-type="float" office:value="1.481152354" calcext:value-type="float">
            <text:p>1.481152354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office:value-type="float" office:value="1.1004452" calcext:value-type="float">
            <text:p>1.1004452</text:p>
          </table:table-cell>
          <table:table-cell office:value-type="float" office:value="0.9534528" calcext:value-type="float">
            <text:p>0.9534528</text:p>
          </table:table-cell>
          <table:table-cell office:value-type="float" office:value="0.13974853" calcext:value-type="float">
            <text:p>0.13974853</text:p>
          </table:table-cell>
          <table:table-cell office:value-type="float" office:value="1.8043817" calcext:value-type="float">
            <text:p>1.8043817</text:p>
          </table:table-cell>
          <table:table-cell office:value-type="float" office:value="3.4046626" calcext:value-type="float">
            <text:p>3.4046626</text:p>
          </table:table-cell>
          <table:table-cell office:value-type="float" office:value="1.4835484" calcext:value-type="float">
            <text:p>1.4835484</text:p>
          </table:table-cell>
          <table:table-cell office:value-type="float" office:value="0.49423826" calcext:value-type="float">
            <text:p>0.49423826</text:p>
          </table:table-cell>
          <table:table-cell office:value-type="float" office:value="1.0326022" calcext:value-type="float">
            <text:p>1.0326022</text:p>
          </table:table-cell>
          <table:table-cell office:value-type="float" office:value="4.751637" calcext:value-type="float">
            <text:p>4.751637</text:p>
          </table:table-cell>
          <table:table-cell office:value-type="float" office:value="0.08974399" calcext:value-type="float">
            <text:p>0.08974399</text:p>
          </table:table-cell>
          <table:table-cell table:formula="of:=AVERAGE([.B862:.K862])" office:value-type="float" office:value="1.525446068" calcext:value-type="float">
            <text:p>1.525446068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office:value-type="float" office:value="1.0876029" calcext:value-type="float">
            <text:p>1.0876029</text:p>
          </table:table-cell>
          <table:table-cell office:value-type="float" office:value="1.0619224" calcext:value-type="float">
            <text:p>1.0619224</text:p>
          </table:table-cell>
          <table:table-cell office:value-type="float" office:value="0.14002585" calcext:value-type="float">
            <text:p>0.14002585</text:p>
          </table:table-cell>
          <table:table-cell office:value-type="float" office:value="1.8230728" calcext:value-type="float">
            <text:p>1.8230728</text:p>
          </table:table-cell>
          <table:table-cell office:value-type="float" office:value="3.4586537" calcext:value-type="float">
            <text:p>3.4586537</text:p>
          </table:table-cell>
          <table:table-cell office:value-type="float" office:value="1.3925998" calcext:value-type="float">
            <text:p>1.3925998</text:p>
          </table:table-cell>
          <table:table-cell office:value-type="float" office:value="0.49423826" calcext:value-type="float">
            <text:p>0.49423826</text:p>
          </table:table-cell>
          <table:table-cell office:value-type="float" office:value="0.925771" calcext:value-type="float">
            <text:p>0.925771</text:p>
          </table:table-cell>
          <table:table-cell office:value-type="float" office:value="4.498135" calcext:value-type="float">
            <text:p>4.498135</text:p>
          </table:table-cell>
          <table:table-cell office:value-type="float" office:value="0.11379657" calcext:value-type="float">
            <text:p>0.11379657</text:p>
          </table:table-cell>
          <table:table-cell table:formula="of:=AVERAGE([.B863:.K863])" office:value-type="float" office:value="1.499581828" calcext:value-type="float">
            <text:p>1.499581828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office:value-type="float" office:value="1.0792198" calcext:value-type="float">
            <text:p>1.0792198</text:p>
          </table:table-cell>
          <table:table-cell office:value-type="float" office:value="1.1032401" calcext:value-type="float">
            <text:p>1.1032401</text:p>
          </table:table-cell>
          <table:table-cell office:value-type="float" office:value="0.15329514" calcext:value-type="float">
            <text:p>0.15329514</text:p>
          </table:table-cell>
          <table:table-cell office:value-type="float" office:value="1.2331699" calcext:value-type="float">
            <text:p>1.2331699</text:p>
          </table:table-cell>
          <table:table-cell office:value-type="float" office:value="3.4267612" calcext:value-type="float">
            <text:p>3.4267612</text:p>
          </table:table-cell>
          <table:table-cell office:value-type="float" office:value="1.3170887" calcext:value-type="float">
            <text:p>1.3170887</text:p>
          </table:table-cell>
          <table:table-cell office:value-type="float" office:value="0.49423826" calcext:value-type="float">
            <text:p>0.49423826</text:p>
          </table:table-cell>
          <table:table-cell office:value-type="float" office:value="0.98841536" calcext:value-type="float">
            <text:p>0.98841536</text:p>
          </table:table-cell>
          <table:table-cell office:value-type="float" office:value="4.5081463" calcext:value-type="float">
            <text:p>4.5081463</text:p>
          </table:table-cell>
          <table:table-cell office:value-type="float" office:value="0.08073747" calcext:value-type="float">
            <text:p>0.08073747</text:p>
          </table:table-cell>
          <table:table-cell table:formula="of:=AVERAGE([.B864:.K864])" office:value-type="float" office:value="1.438431223" calcext:value-type="float">
            <text:p>1.438431223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office:value-type="float" office:value="1.1158031" calcext:value-type="float">
            <text:p>1.1158031</text:p>
          </table:table-cell>
          <table:table-cell office:value-type="float" office:value="0.9925632" calcext:value-type="float">
            <text:p>0.9925632</text:p>
          </table:table-cell>
          <table:table-cell office:value-type="float" office:value="0.112943135" calcext:value-type="float">
            <text:p>0.112943135</text:p>
          </table:table-cell>
          <table:table-cell office:value-type="float" office:value="1.2373254" calcext:value-type="float">
            <text:p>1.2373254</text:p>
          </table:table-cell>
          <table:table-cell office:value-type="float" office:value="3.4586174" calcext:value-type="float">
            <text:p>3.4586174</text:p>
          </table:table-cell>
          <table:table-cell office:value-type="float" office:value="1.4486518" calcext:value-type="float">
            <text:p>1.4486518</text:p>
          </table:table-cell>
          <table:table-cell office:value-type="float" office:value="0.48907182" calcext:value-type="float">
            <text:p>0.48907182</text:p>
          </table:table-cell>
          <table:table-cell office:value-type="float" office:value="1.0016456" calcext:value-type="float">
            <text:p>1.0016456</text:p>
          </table:table-cell>
          <table:table-cell office:value-type="float" office:value="4.5628004" calcext:value-type="float">
            <text:p>4.5628004</text:p>
          </table:table-cell>
          <table:table-cell office:value-type="float" office:value="0.0998888" calcext:value-type="float">
            <text:p>0.0998888</text:p>
          </table:table-cell>
          <table:table-cell table:formula="of:=AVERAGE([.B865:.K865])" office:value-type="float" office:value="1.4519310655" calcext:value-type="float">
            <text:p>1.4519310655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office:value-type="float" office:value="1.0224565" calcext:value-type="float">
            <text:p>1.0224565</text:p>
          </table:table-cell>
          <table:table-cell office:value-type="float" office:value="0.7406383" calcext:value-type="float">
            <text:p>0.7406383</text:p>
          </table:table-cell>
          <table:table-cell office:value-type="float" office:value="0.14314988" calcext:value-type="float">
            <text:p>0.14314988</text:p>
          </table:table-cell>
          <table:table-cell office:value-type="float" office:value="1.82483" calcext:value-type="float">
            <text:p>1.82483</text:p>
          </table:table-cell>
          <table:table-cell office:value-type="float" office:value="3.46855" calcext:value-type="float">
            <text:p>3.46855</text:p>
          </table:table-cell>
          <table:table-cell office:value-type="float" office:value="1.5341918" calcext:value-type="float">
            <text:p>1.5341918</text:p>
          </table:table-cell>
          <table:table-cell office:value-type="float" office:value="0.48907182" calcext:value-type="float">
            <text:p>0.48907182</text:p>
          </table:table-cell>
          <table:table-cell office:value-type="float" office:value="0.925771" calcext:value-type="float">
            <text:p>0.925771</text:p>
          </table:table-cell>
          <table:table-cell office:value-type="float" office:value="4.671791" calcext:value-type="float">
            <text:p>4.671791</text:p>
          </table:table-cell>
          <table:table-cell office:value-type="float" office:value="0.081627786" calcext:value-type="float">
            <text:p>0.081627786</text:p>
          </table:table-cell>
          <table:table-cell table:formula="of:=AVERAGE([.B866:.K866])" office:value-type="float" office:value="1.4902078086" calcext:value-type="float">
            <text:p>1.4902078086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office:value-type="float" office:value="0.89978695" calcext:value-type="float">
            <text:p>0.89978695</text:p>
          </table:table-cell>
          <table:table-cell office:value-type="float" office:value="0.9688288" calcext:value-type="float">
            <text:p>0.9688288</text:p>
          </table:table-cell>
          <table:table-cell office:value-type="float" office:value="0.15329514" calcext:value-type="float">
            <text:p>0.15329514</text:p>
          </table:table-cell>
          <table:table-cell office:value-type="float" office:value="1.6815488" calcext:value-type="float">
            <text:p>1.6815488</text:p>
          </table:table-cell>
          <table:table-cell office:value-type="float" office:value="3.2854643" calcext:value-type="float">
            <text:p>3.2854643</text:p>
          </table:table-cell>
          <table:table-cell office:value-type="float" office:value="1.471495" calcext:value-type="float">
            <text:p>1.471495</text:p>
          </table:table-cell>
          <table:table-cell office:value-type="float" office:value="0.425347" calcext:value-type="float">
            <text:p>0.425347</text:p>
          </table:table-cell>
          <table:table-cell office:value-type="float" office:value="0.925771" calcext:value-type="float">
            <text:p>0.925771</text:p>
          </table:table-cell>
          <table:table-cell office:value-type="float" office:value="4.717468" calcext:value-type="float">
            <text:p>4.717468</text:p>
          </table:table-cell>
          <table:table-cell office:value-type="float" office:value="0.13989392" calcext:value-type="float">
            <text:p>0.13989392</text:p>
          </table:table-cell>
          <table:table-cell table:formula="of:=AVERAGE([.B867:.K867])" office:value-type="float" office:value="1.466889891" calcext:value-type="float">
            <text:p>1.466889891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office:value-type="float" office:value="1.0325545" calcext:value-type="float">
            <text:p>1.0325545</text:p>
          </table:table-cell>
          <table:table-cell office:value-type="float" office:value="0.878709" calcext:value-type="float">
            <text:p>0.878709</text:p>
          </table:table-cell>
          <table:table-cell office:value-type="float" office:value="0.14074181" calcext:value-type="float">
            <text:p>0.14074181</text:p>
          </table:table-cell>
          <table:table-cell office:value-type="float" office:value="1.8284382" calcext:value-type="float">
            <text:p>1.8284382</text:p>
          </table:table-cell>
          <table:table-cell office:value-type="float" office:value="3.3263521" calcext:value-type="float">
            <text:p>3.3263521</text:p>
          </table:table-cell>
          <table:table-cell office:value-type="float" office:value="1.5380651" calcext:value-type="float">
            <text:p>1.5380651</text:p>
          </table:table-cell>
          <table:table-cell office:value-type="float" office:value="0.55398834" calcext:value-type="float">
            <text:p>0.55398834</text:p>
          </table:table-cell>
          <table:table-cell office:value-type="float" office:value="0.925771" calcext:value-type="float">
            <text:p>0.925771</text:p>
          </table:table-cell>
          <table:table-cell office:value-type="float" office:value="4.397485" calcext:value-type="float">
            <text:p>4.397485</text:p>
          </table:table-cell>
          <table:table-cell office:value-type="float" office:value="0.0998888" calcext:value-type="float">
            <text:p>0.0998888</text:p>
          </table:table-cell>
          <table:table-cell table:formula="of:=AVERAGE([.B868:.K868])" office:value-type="float" office:value="1.472199385" calcext:value-type="float">
            <text:p>1.472199385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office:value-type="float" office:value="1.008505" calcext:value-type="float">
            <text:p>1.008505</text:p>
          </table:table-cell>
          <table:table-cell office:value-type="float" office:value="1.0495126" calcext:value-type="float">
            <text:p>1.0495126</text:p>
          </table:table-cell>
          <table:table-cell office:value-type="float" office:value="0.15113495" calcext:value-type="float">
            <text:p>0.15113495</text:p>
          </table:table-cell>
          <table:table-cell office:value-type="float" office:value="1.328748" calcext:value-type="float">
            <text:p>1.328748</text:p>
          </table:table-cell>
          <table:table-cell office:value-type="float" office:value="3.3866973" calcext:value-type="float">
            <text:p>3.3866973</text:p>
          </table:table-cell>
          <table:table-cell office:value-type="float" office:value="1.5312986" calcext:value-type="float">
            <text:p>1.5312986</text:p>
          </table:table-cell>
          <table:table-cell office:value-type="float" office:value="0.55618757" calcext:value-type="float">
            <text:p>0.55618757</text:p>
          </table:table-cell>
          <table:table-cell office:value-type="float" office:value="0.96320695" calcext:value-type="float">
            <text:p>0.96320695</text:p>
          </table:table-cell>
          <table:table-cell office:value-type="float" office:value="4.512444" calcext:value-type="float">
            <text:p>4.512444</text:p>
          </table:table-cell>
          <table:table-cell office:value-type="float" office:value="0.081497245" calcext:value-type="float">
            <text:p>0.081497245</text:p>
          </table:table-cell>
          <table:table-cell table:formula="of:=AVERAGE([.B869:.K869])" office:value-type="float" office:value="1.4569232215" calcext:value-type="float">
            <text:p>1.4569232215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office:value-type="float" office:value="0.990707" calcext:value-type="float">
            <text:p>0.990707</text:p>
          </table:table-cell>
          <table:table-cell office:value-type="float" office:value="0.6749835" calcext:value-type="float">
            <text:p>0.6749835</text:p>
          </table:table-cell>
          <table:table-cell office:value-type="float" office:value="0.13974853" calcext:value-type="float">
            <text:p>0.13974853</text:p>
          </table:table-cell>
          <table:table-cell office:value-type="float" office:value="1.8420635" calcext:value-type="float">
            <text:p>1.8420635</text:p>
          </table:table-cell>
          <table:table-cell office:value-type="float" office:value="3.4321795" calcext:value-type="float">
            <text:p>3.4321795</text:p>
          </table:table-cell>
          <table:table-cell office:value-type="float" office:value="1.5331569" calcext:value-type="float">
            <text:p>1.5331569</text:p>
          </table:table-cell>
          <table:table-cell office:value-type="float" office:value="0.397119" calcext:value-type="float">
            <text:p>0.397119</text:p>
          </table:table-cell>
          <table:table-cell office:value-type="float" office:value="0.92778605" calcext:value-type="float">
            <text:p>0.92778605</text:p>
          </table:table-cell>
          <table:table-cell office:value-type="float" office:value="4.732268" calcext:value-type="float">
            <text:p>4.732268</text:p>
          </table:table-cell>
          <table:table-cell office:value-type="float" office:value="0.0998888" calcext:value-type="float">
            <text:p>0.0998888</text:p>
          </table:table-cell>
          <table:table-cell table:formula="of:=AVERAGE([.B870:.K870])" office:value-type="float" office:value="1.476990078" calcext:value-type="float">
            <text:p>1.476990078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office:value-type="float" office:value="0.89059794" calcext:value-type="float">
            <text:p>0.89059794</text:p>
          </table:table-cell>
          <table:table-cell office:value-type="float" office:value="0.97660065" calcext:value-type="float">
            <text:p>0.97660065</text:p>
          </table:table-cell>
          <table:table-cell office:value-type="float" office:value="0.13643701" calcext:value-type="float">
            <text:p>0.13643701</text:p>
          </table:table-cell>
          <table:table-cell office:value-type="float" office:value="1.8322624" calcext:value-type="float">
            <text:p>1.8322624</text:p>
          </table:table-cell>
          <table:table-cell office:value-type="float" office:value="3.3350413" calcext:value-type="float">
            <text:p>3.3350413</text:p>
          </table:table-cell>
          <table:table-cell office:value-type="float" office:value="1.2943062" calcext:value-type="float">
            <text:p>1.2943062</text:p>
          </table:table-cell>
          <table:table-cell office:value-type="float" office:value="0.397119" calcext:value-type="float">
            <text:p>0.397119</text:p>
          </table:table-cell>
          <table:table-cell office:value-type="float" office:value="1.0004104" calcext:value-type="float">
            <text:p>1.0004104</text:p>
          </table:table-cell>
          <table:table-cell office:value-type="float" office:value="4.753951" calcext:value-type="float">
            <text:p>4.753951</text:p>
          </table:table-cell>
          <table:table-cell office:value-type="float" office:value="0.07255145" calcext:value-type="float">
            <text:p>0.07255145</text:p>
          </table:table-cell>
          <table:table-cell table:formula="of:=AVERAGE([.B871:.K871])" office:value-type="float" office:value="1.468927735" calcext:value-type="float">
            <text:p>1.468927735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office:value-type="float" office:value="1.031919" calcext:value-type="float">
            <text:p>1.031919</text:p>
          </table:table-cell>
          <table:table-cell office:value-type="float" office:value="1.0021919" calcext:value-type="float">
            <text:p>1.0021919</text:p>
          </table:table-cell>
          <table:table-cell office:value-type="float" office:value="0.15125118" calcext:value-type="float">
            <text:p>0.15125118</text:p>
          </table:table-cell>
          <table:table-cell office:value-type="float" office:value="1.8532432" calcext:value-type="float">
            <text:p>1.8532432</text:p>
          </table:table-cell>
          <table:table-cell office:value-type="float" office:value="3.2803946" calcext:value-type="float">
            <text:p>3.2803946</text:p>
          </table:table-cell>
          <table:table-cell office:value-type="float" office:value="1.4177788" calcext:value-type="float">
            <text:p>1.4177788</text:p>
          </table:table-cell>
          <table:table-cell office:value-type="float" office:value="0.39525083" calcext:value-type="float">
            <text:p>0.39525083</text:p>
          </table:table-cell>
          <table:table-cell office:value-type="float" office:value="1.0139172" calcext:value-type="float">
            <text:p>1.0139172</text:p>
          </table:table-cell>
          <table:table-cell office:value-type="float" office:value="4.808226" calcext:value-type="float">
            <text:p>4.808226</text:p>
          </table:table-cell>
          <table:table-cell office:value-type="float" office:value="0.09984876" calcext:value-type="float">
            <text:p>0.09984876</text:p>
          </table:table-cell>
          <table:table-cell table:formula="of:=AVERAGE([.B872:.K872])" office:value-type="float" office:value="1.505402147" calcext:value-type="float">
            <text:p>1.505402147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office:value-type="float" office:value="1.0621841" calcext:value-type="float">
            <text:p>1.0621841</text:p>
          </table:table-cell>
          <table:table-cell office:value-type="float" office:value="1.0140761" calcext:value-type="float">
            <text:p>1.0140761</text:p>
          </table:table-cell>
          <table:table-cell office:value-type="float" office:value="0.14311473" calcext:value-type="float">
            <text:p>0.14311473</text:p>
          </table:table-cell>
          <table:table-cell office:value-type="float" office:value="1.8735833" calcext:value-type="float">
            <text:p>1.8735833</text:p>
          </table:table-cell>
          <table:table-cell office:value-type="float" office:value="3.49712" calcext:value-type="float">
            <text:p>3.49712</text:p>
          </table:table-cell>
          <table:table-cell office:value-type="float" office:value="1.3202261" calcext:value-type="float">
            <text:p>1.3202261</text:p>
          </table:table-cell>
          <table:table-cell office:value-type="float" office:value="0.3951753" calcext:value-type="float">
            <text:p>0.3951753</text:p>
          </table:table-cell>
          <table:table-cell office:value-type="float" office:value="1.0162576" calcext:value-type="float">
            <text:p>1.0162576</text:p>
          </table:table-cell>
          <table:table-cell office:value-type="float" office:value="4.355656" calcext:value-type="float">
            <text:p>4.355656</text:p>
          </table:table-cell>
          <table:table-cell office:value-type="float" office:value="0.08283331" calcext:value-type="float">
            <text:p>0.08283331</text:p>
          </table:table-cell>
          <table:table-cell table:formula="of:=AVERAGE([.B873:.K873])" office:value-type="float" office:value="1.476022654" calcext:value-type="float">
            <text:p>1.476022654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office:value-type="float" office:value="1.0390785" calcext:value-type="float">
            <text:p>1.0390785</text:p>
          </table:table-cell>
          <table:table-cell office:value-type="float" office:value="1.0679102" calcext:value-type="float">
            <text:p>1.0679102</text:p>
          </table:table-cell>
          <table:table-cell office:value-type="float" office:value="0.1526022" calcext:value-type="float">
            <text:p>0.1526022</text:p>
          </table:table-cell>
          <table:table-cell office:value-type="float" office:value="1.2804306" calcext:value-type="float">
            <text:p>1.2804306</text:p>
          </table:table-cell>
          <table:table-cell office:value-type="float" office:value="3.3528445" calcext:value-type="float">
            <text:p>3.3528445</text:p>
          </table:table-cell>
          <table:table-cell office:value-type="float" office:value="1.161087" calcext:value-type="float">
            <text:p>1.161087</text:p>
          </table:table-cell>
          <table:table-cell office:value-type="float" office:value="0.40260917" calcext:value-type="float">
            <text:p>0.40260917</text:p>
          </table:table-cell>
          <table:table-cell office:value-type="float" office:value="1.037232" calcext:value-type="float">
            <text:p>1.037232</text:p>
          </table:table-cell>
          <table:table-cell office:value-type="float" office:value="4.5836067" calcext:value-type="float">
            <text:p>4.5836067</text:p>
          </table:table-cell>
          <table:table-cell office:value-type="float" office:value="0.08825504" calcext:value-type="float">
            <text:p>0.08825504</text:p>
          </table:table-cell>
          <table:table-cell table:formula="of:=AVERAGE([.B874:.K874])" office:value-type="float" office:value="1.416565591" calcext:value-type="float">
            <text:p>1.416565591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office:value-type="float" office:value="1.0449227" calcext:value-type="float">
            <text:p>1.0449227</text:p>
          </table:table-cell>
          <table:table-cell office:value-type="float" office:value="0.9847801" calcext:value-type="float">
            <text:p>0.9847801</text:p>
          </table:table-cell>
          <table:table-cell office:value-type="float" office:value="0.15323023" calcext:value-type="float">
            <text:p>0.15323023</text:p>
          </table:table-cell>
          <table:table-cell office:value-type="float" office:value="1.5282865" calcext:value-type="float">
            <text:p>1.5282865</text:p>
          </table:table-cell>
          <table:table-cell office:value-type="float" office:value="3.3500457" calcext:value-type="float">
            <text:p>3.3500457</text:p>
          </table:table-cell>
          <table:table-cell office:value-type="float" office:value="1.4058586" calcext:value-type="float">
            <text:p>1.4058586</text:p>
          </table:table-cell>
          <table:table-cell office:value-type="float" office:value="0.3511476" calcext:value-type="float">
            <text:p>0.3511476</text:p>
          </table:table-cell>
          <table:table-cell office:value-type="float" office:value="0.92198443" calcext:value-type="float">
            <text:p>0.92198443</text:p>
          </table:table-cell>
          <table:table-cell office:value-type="float" office:value="4.7516136" calcext:value-type="float">
            <text:p>4.7516136</text:p>
          </table:table-cell>
          <table:table-cell office:value-type="float" office:value="0.086647674" calcext:value-type="float">
            <text:p>0.086647674</text:p>
          </table:table-cell>
          <table:table-cell table:formula="of:=AVERAGE([.B875:.K875])" office:value-type="float" office:value="1.4578517134" calcext:value-type="float">
            <text:p>1.4578517134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office:value-type="float" office:value="1.037547" calcext:value-type="float">
            <text:p>1.037547</text:p>
          </table:table-cell>
          <table:table-cell office:value-type="float" office:value="0.84882087" calcext:value-type="float">
            <text:p>0.84882087</text:p>
          </table:table-cell>
          <table:table-cell office:value-type="float" office:value="0.1432905" calcext:value-type="float">
            <text:p>0.1432905</text:p>
          </table:table-cell>
          <table:table-cell office:value-type="float" office:value="1.8041898" calcext:value-type="float">
            <text:p>1.8041898</text:p>
          </table:table-cell>
          <table:table-cell office:value-type="float" office:value="3.5163953" calcext:value-type="float">
            <text:p>3.5163953</text:p>
          </table:table-cell>
          <table:table-cell office:value-type="float" office:value="1.5183656" calcext:value-type="float">
            <text:p>1.5183656</text:p>
          </table:table-cell>
          <table:table-cell office:value-type="float" office:value="0.39634654" calcext:value-type="float">
            <text:p>0.39634654</text:p>
          </table:table-cell>
          <table:table-cell office:value-type="float" office:value="0.5177125" calcext:value-type="float">
            <text:p>0.5177125</text:p>
          </table:table-cell>
          <table:table-cell office:value-type="float" office:value="4.489497" calcext:value-type="float">
            <text:p>4.489497</text:p>
          </table:table-cell>
          <table:table-cell office:value-type="float" office:value="0.10047899" calcext:value-type="float">
            <text:p>0.10047899</text:p>
          </table:table-cell>
          <table:table-cell table:formula="of:=AVERAGE([.B876:.K876])" office:value-type="float" office:value="1.43726441" calcext:value-type="float">
            <text:p>1.43726441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office:value-type="float" office:value="1.0100396" calcext:value-type="float">
            <text:p>1.0100396</text:p>
          </table:table-cell>
          <table:table-cell office:value-type="float" office:value="0.91544265" calcext:value-type="float">
            <text:p>0.91544265</text:p>
          </table:table-cell>
          <table:table-cell office:value-type="float" office:value="0.14926055" calcext:value-type="float">
            <text:p>0.14926055</text:p>
          </table:table-cell>
          <table:table-cell office:value-type="float" office:value="1.8531909" calcext:value-type="float">
            <text:p>1.8531909</text:p>
          </table:table-cell>
          <table:table-cell office:value-type="float" office:value="3.3494117" calcext:value-type="float">
            <text:p>3.3494117</text:p>
          </table:table-cell>
          <table:table-cell office:value-type="float" office:value="1.5222013" calcext:value-type="float">
            <text:p>1.5222013</text:p>
          </table:table-cell>
          <table:table-cell office:value-type="float" office:value="0.34867918" calcext:value-type="float">
            <text:p>0.34867918</text:p>
          </table:table-cell>
          <table:table-cell office:value-type="float" office:value="0.9988566" calcext:value-type="float">
            <text:p>0.9988566</text:p>
          </table:table-cell>
          <table:table-cell office:value-type="float" office:value="4.811458" calcext:value-type="float">
            <text:p>4.811458</text:p>
          </table:table-cell>
          <table:table-cell office:value-type="float" office:value="0.1003879" calcext:value-type="float">
            <text:p>0.1003879</text:p>
          </table:table-cell>
          <table:table-cell table:formula="of:=AVERAGE([.B877:.K877])" office:value-type="float" office:value="1.505892838" calcext:value-type="float">
            <text:p>1.505892838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office:value-type="float" office:value="1.0129347" calcext:value-type="float">
            <text:p>1.0129347</text:p>
          </table:table-cell>
          <table:table-cell office:value-type="float" office:value="0.91672546" calcext:value-type="float">
            <text:p>0.91672546</text:p>
          </table:table-cell>
          <table:table-cell office:value-type="float" office:value="0.13611606" calcext:value-type="float">
            <text:p>0.13611606</text:p>
          </table:table-cell>
          <table:table-cell office:value-type="float" office:value="1.8500383" calcext:value-type="float">
            <text:p>1.8500383</text:p>
          </table:table-cell>
          <table:table-cell office:value-type="float" office:value="3.5498886" calcext:value-type="float">
            <text:p>3.5498886</text:p>
          </table:table-cell>
          <table:table-cell office:value-type="float" office:value="1.2863607" calcext:value-type="float">
            <text:p>1.2863607</text:p>
          </table:table-cell>
          <table:table-cell office:value-type="float" office:value="0.36340177" calcext:value-type="float">
            <text:p>0.36340177</text:p>
          </table:table-cell>
          <table:table-cell office:value-type="float" office:value="1.0008864" calcext:value-type="float">
            <text:p>1.0008864</text:p>
          </table:table-cell>
          <table:table-cell office:value-type="float" office:value="4.8724723" calcext:value-type="float">
            <text:p>4.8724723</text:p>
          </table:table-cell>
          <table:table-cell office:value-type="float" office:value="0.0878174" calcext:value-type="float">
            <text:p>0.0878174</text:p>
          </table:table-cell>
          <table:table-cell table:formula="of:=AVERAGE([.B878:.K878])" office:value-type="float" office:value="1.507664169" calcext:value-type="float">
            <text:p>1.507664169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office:value-type="float" office:value="1.0340255" calcext:value-type="float">
            <text:p>1.0340255</text:p>
          </table:table-cell>
          <table:table-cell office:value-type="float" office:value="0.8482314" calcext:value-type="float">
            <text:p>0.8482314</text:p>
          </table:table-cell>
          <table:table-cell office:value-type="float" office:value="0.13564469" calcext:value-type="float">
            <text:p>0.13564469</text:p>
          </table:table-cell>
          <table:table-cell office:value-type="float" office:value="1.8579366" calcext:value-type="float">
            <text:p>1.8579366</text:p>
          </table:table-cell>
          <table:table-cell office:value-type="float" office:value="3.44073" calcext:value-type="float">
            <text:p>3.44073</text:p>
          </table:table-cell>
          <table:table-cell office:value-type="float" office:value="1.2906938" calcext:value-type="float">
            <text:p>1.2906938</text:p>
          </table:table-cell>
          <table:table-cell office:value-type="float" office:value="0.36790052" calcext:value-type="float">
            <text:p>0.36790052</text:p>
          </table:table-cell>
          <table:table-cell office:value-type="float" office:value="0.9697122" calcext:value-type="float">
            <text:p>0.9697122</text:p>
          </table:table-cell>
          <table:table-cell office:value-type="float" office:value="4.785467" calcext:value-type="float">
            <text:p>4.785467</text:p>
          </table:table-cell>
          <table:table-cell office:value-type="float" office:value="0.07807745" calcext:value-type="float">
            <text:p>0.07807745</text:p>
          </table:table-cell>
          <table:table-cell table:formula="of:=AVERAGE([.B879:.K879])" office:value-type="float" office:value="1.480841916" calcext:value-type="float">
            <text:p>1.480841916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office:value-type="float" office:value="0.93713915" calcext:value-type="float">
            <text:p>0.93713915</text:p>
          </table:table-cell>
          <table:table-cell office:value-type="float" office:value="0.79482746" calcext:value-type="float">
            <text:p>0.79482746</text:p>
          </table:table-cell>
          <table:table-cell office:value-type="float" office:value="0.15342514" calcext:value-type="float">
            <text:p>0.15342514</text:p>
          </table:table-cell>
          <table:table-cell office:value-type="float" office:value="1.852638" calcext:value-type="float">
            <text:p>1.852638</text:p>
          </table:table-cell>
          <table:table-cell office:value-type="float" office:value="3.5670352" calcext:value-type="float">
            <text:p>3.5670352</text:p>
          </table:table-cell>
          <table:table-cell office:value-type="float" office:value="1.2947257" calcext:value-type="float">
            <text:p>1.2947257</text:p>
          </table:table-cell>
          <table:table-cell office:value-type="float" office:value="0.38725635" calcext:value-type="float">
            <text:p>0.38725635</text:p>
          </table:table-cell>
          <table:table-cell office:value-type="float" office:value="0.99130595" calcext:value-type="float">
            <text:p>0.99130595</text:p>
          </table:table-cell>
          <table:table-cell office:value-type="float" office:value="4.7730136" calcext:value-type="float">
            <text:p>4.7730136</text:p>
          </table:table-cell>
          <table:table-cell office:value-type="float" office:value="0.08923566" calcext:value-type="float">
            <text:p>0.08923566</text:p>
          </table:table-cell>
          <table:table-cell table:formula="of:=AVERAGE([.B880:.K880])" office:value-type="float" office:value="1.484060221" calcext:value-type="float">
            <text:p>1.484060221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office:value-type="float" office:value="1.039242" calcext:value-type="float">
            <text:p>1.039242</text:p>
          </table:table-cell>
          <table:table-cell office:value-type="float" office:value="0.9164069" calcext:value-type="float">
            <text:p>0.9164069</text:p>
          </table:table-cell>
          <table:table-cell office:value-type="float" office:value="0.15329514" calcext:value-type="float">
            <text:p>0.15329514</text:p>
          </table:table-cell>
          <table:table-cell office:value-type="float" office:value="1.7955252" calcext:value-type="float">
            <text:p>1.7955252</text:p>
          </table:table-cell>
          <table:table-cell office:value-type="float" office:value="3.5680792" calcext:value-type="float">
            <text:p>3.5680792</text:p>
          </table:table-cell>
          <table:table-cell office:value-type="float" office:value="1.3882905" calcext:value-type="float">
            <text:p>1.3882905</text:p>
          </table:table-cell>
          <table:table-cell office:value-type="float" office:value="0.36660796" calcext:value-type="float">
            <text:p>0.36660796</text:p>
          </table:table-cell>
          <table:table-cell office:value-type="float" office:value="0.94265336" calcext:value-type="float">
            <text:p>0.94265336</text:p>
          </table:table-cell>
          <table:table-cell office:value-type="float" office:value="4.8092813" calcext:value-type="float">
            <text:p>4.8092813</text:p>
          </table:table-cell>
          <table:table-cell office:value-type="float" office:value="0.07695356" calcext:value-type="float">
            <text:p>0.07695356</text:p>
          </table:table-cell>
          <table:table-cell table:formula="of:=AVERAGE([.B881:.K881])" office:value-type="float" office:value="1.505633512" calcext:value-type="float">
            <text:p>1.505633512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office:value-type="float" office:value="1.0435373" calcext:value-type="float">
            <text:p>1.0435373</text:p>
          </table:table-cell>
          <table:table-cell office:value-type="float" office:value="0.98153406" calcext:value-type="float">
            <text:p>0.98153406</text:p>
          </table:table-cell>
          <table:table-cell office:value-type="float" office:value="0.14923699" calcext:value-type="float">
            <text:p>0.14923699</text:p>
          </table:table-cell>
          <table:table-cell office:value-type="float" office:value="1.7344567" calcext:value-type="float">
            <text:p>1.7344567</text:p>
          </table:table-cell>
          <table:table-cell office:value-type="float" office:value="3.554837" calcext:value-type="float">
            <text:p>3.554837</text:p>
          </table:table-cell>
          <table:table-cell office:value-type="float" office:value="1.3974577" calcext:value-type="float">
            <text:p>1.3974577</text:p>
          </table:table-cell>
          <table:table-cell office:value-type="float" office:value="0.3586549" calcext:value-type="float">
            <text:p>0.3586549</text:p>
          </table:table-cell>
          <table:table-cell office:value-type="float" office:value="0.9434477" calcext:value-type="float">
            <text:p>0.9434477</text:p>
          </table:table-cell>
          <table:table-cell office:value-type="float" office:value="4.7591333" calcext:value-type="float">
            <text:p>4.7591333</text:p>
          </table:table-cell>
          <table:table-cell office:value-type="float" office:value="0.09860744" calcext:value-type="float">
            <text:p>0.09860744</text:p>
          </table:table-cell>
          <table:table-cell table:formula="of:=AVERAGE([.B882:.K882])" office:value-type="float" office:value="1.502090309" calcext:value-type="float">
            <text:p>1.502090309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office:value-type="float" office:value="1.0707042" calcext:value-type="float">
            <text:p>1.0707042</text:p>
          </table:table-cell>
          <table:table-cell office:value-type="float" office:value="0.98190427" calcext:value-type="float">
            <text:p>0.98190427</text:p>
          </table:table-cell>
          <table:table-cell office:value-type="float" office:value="0.15368365" calcext:value-type="float">
            <text:p>0.15368365</text:p>
          </table:table-cell>
          <table:table-cell office:value-type="float" office:value="1.7707319" calcext:value-type="float">
            <text:p>1.7707319</text:p>
          </table:table-cell>
          <table:table-cell office:value-type="float" office:value="3.350392" calcext:value-type="float">
            <text:p>3.350392</text:p>
          </table:table-cell>
          <table:table-cell office:value-type="float" office:value="1.4534242" calcext:value-type="float">
            <text:p>1.4534242</text:p>
          </table:table-cell>
          <table:table-cell office:value-type="float" office:value="0.38795987" calcext:value-type="float">
            <text:p>0.38795987</text:p>
          </table:table-cell>
          <table:table-cell office:value-type="float" office:value="1.0083339" calcext:value-type="float">
            <text:p>1.0083339</text:p>
          </table:table-cell>
          <table:table-cell office:value-type="float" office:value="4.5154533" calcext:value-type="float">
            <text:p>4.5154533</text:p>
          </table:table-cell>
          <table:table-cell office:value-type="float" office:value="0.095823735" calcext:value-type="float">
            <text:p>0.095823735</text:p>
          </table:table-cell>
          <table:table-cell table:formula="of:=AVERAGE([.B883:.K883])" office:value-type="float" office:value="1.4788411025" calcext:value-type="float">
            <text:p>1.4788411025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office:value-type="float" office:value="1.0183418" calcext:value-type="float">
            <text:p>1.0183418</text:p>
          </table:table-cell>
          <table:table-cell office:value-type="float" office:value="0.52831936" calcext:value-type="float">
            <text:p>0.52831936</text:p>
          </table:table-cell>
          <table:table-cell office:value-type="float" office:value="0.1358191" calcext:value-type="float">
            <text:p>0.1358191</text:p>
          </table:table-cell>
          <table:table-cell office:value-type="float" office:value="1.8605256" calcext:value-type="float">
            <text:p>1.8605256</text:p>
          </table:table-cell>
          <table:table-cell office:value-type="float" office:value="3.2864075" calcext:value-type="float">
            <text:p>3.2864075</text:p>
          </table:table-cell>
          <table:table-cell office:value-type="float" office:value="1.3109251" calcext:value-type="float">
            <text:p>1.3109251</text:p>
          </table:table-cell>
          <table:table-cell office:value-type="float" office:value="0.38761917" calcext:value-type="float">
            <text:p>0.38761917</text:p>
          </table:table-cell>
          <table:table-cell office:value-type="float" office:value="1.01466" calcext:value-type="float">
            <text:p>1.01466</text:p>
          </table:table-cell>
          <table:table-cell office:value-type="float" office:value="4.800084" calcext:value-type="float">
            <text:p>4.800084</text:p>
          </table:table-cell>
          <table:table-cell office:value-type="float" office:value="0.08923566" calcext:value-type="float">
            <text:p>0.08923566</text:p>
          </table:table-cell>
          <table:table-cell table:formula="of:=AVERAGE([.B884:.K884])" office:value-type="float" office:value="1.443193729" calcext:value-type="float">
            <text:p>1.443193729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office:value-type="float" office:value="1.0522757" calcext:value-type="float">
            <text:p>1.0522757</text:p>
          </table:table-cell>
          <table:table-cell office:value-type="float" office:value="1.0702591" calcext:value-type="float">
            <text:p>1.0702591</text:p>
          </table:table-cell>
          <table:table-cell office:value-type="float" office:value="0.1423827" calcext:value-type="float">
            <text:p>0.1423827</text:p>
          </table:table-cell>
          <table:table-cell office:value-type="float" office:value="1.8674967" calcext:value-type="float">
            <text:p>1.8674967</text:p>
          </table:table-cell>
          <table:table-cell office:value-type="float" office:value="3.47988" calcext:value-type="float">
            <text:p>3.47988</text:p>
          </table:table-cell>
          <table:table-cell office:value-type="float" office:value="1.4487592" calcext:value-type="float">
            <text:p>1.4487592</text:p>
          </table:table-cell>
          <table:table-cell office:value-type="float" office:value="0.3813748" calcext:value-type="float">
            <text:p>0.3813748</text:p>
          </table:table-cell>
          <table:table-cell office:value-type="float" office:value="0.98337835" calcext:value-type="float">
            <text:p>0.98337835</text:p>
          </table:table-cell>
          <table:table-cell office:value-type="float" office:value="4.5671024" calcext:value-type="float">
            <text:p>4.5671024</text:p>
          </table:table-cell>
          <table:table-cell office:value-type="float" office:value="0.10243495" calcext:value-type="float">
            <text:p>0.10243495</text:p>
          </table:table-cell>
          <table:table-cell table:formula="of:=AVERAGE([.B885:.K885])" office:value-type="float" office:value="1.50953439" calcext:value-type="float">
            <text:p>1.50953439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office:value-type="float" office:value="1.1430923" calcext:value-type="float">
            <text:p>1.1430923</text:p>
          </table:table-cell>
          <table:table-cell office:value-type="float" office:value="0.97646296" calcext:value-type="float">
            <text:p>0.97646296</text:p>
          </table:table-cell>
          <table:table-cell office:value-type="float" office:value="0.1356427" calcext:value-type="float">
            <text:p>0.1356427</text:p>
          </table:table-cell>
          <table:table-cell office:value-type="float" office:value="1.8437865" calcext:value-type="float">
            <text:p>1.8437865</text:p>
          </table:table-cell>
          <table:table-cell office:value-type="float" office:value="3.36524" calcext:value-type="float">
            <text:p>3.36524</text:p>
          </table:table-cell>
          <table:table-cell office:value-type="float" office:value="1.2108865" calcext:value-type="float">
            <text:p>1.2108865</text:p>
          </table:table-cell>
          <table:table-cell office:value-type="float" office:value="0.40423784" calcext:value-type="float">
            <text:p>0.40423784</text:p>
          </table:table-cell>
          <table:table-cell office:value-type="float" office:value="0.84114677" calcext:value-type="float">
            <text:p>0.84114677</text:p>
          </table:table-cell>
          <table:table-cell office:value-type="float" office:value="4.810235" calcext:value-type="float">
            <text:p>4.810235</text:p>
          </table:table-cell>
          <table:table-cell office:value-type="float" office:value="0.09614663" calcext:value-type="float">
            <text:p>0.09614663</text:p>
          </table:table-cell>
          <table:table-cell table:formula="of:=AVERAGE([.B886:.K886])" office:value-type="float" office:value="1.48268772" calcext:value-type="float">
            <text:p>1.48268772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office:value-type="float" office:value="1.1735964" calcext:value-type="float">
            <text:p>1.1735964</text:p>
          </table:table-cell>
          <table:table-cell office:value-type="float" office:value="0.9193464" calcext:value-type="float">
            <text:p>0.9193464</text:p>
          </table:table-cell>
          <table:table-cell office:value-type="float" office:value="0.13270196" calcext:value-type="float">
            <text:p>0.13270196</text:p>
          </table:table-cell>
          <table:table-cell office:value-type="float" office:value="1.8946711" calcext:value-type="float">
            <text:p>1.8946711</text:p>
          </table:table-cell>
          <table:table-cell office:value-type="float" office:value="3.558545" calcext:value-type="float">
            <text:p>3.558545</text:p>
          </table:table-cell>
          <table:table-cell office:value-type="float" office:value="1.4049697" calcext:value-type="float">
            <text:p>1.4049697</text:p>
          </table:table-cell>
          <table:table-cell office:value-type="float" office:value="0.40423784" calcext:value-type="float">
            <text:p>0.40423784</text:p>
          </table:table-cell>
          <table:table-cell office:value-type="float" office:value="0.8555959" calcext:value-type="float">
            <text:p>0.8555959</text:p>
          </table:table-cell>
          <table:table-cell office:value-type="float" office:value="4.866005" calcext:value-type="float">
            <text:p>4.866005</text:p>
          </table:table-cell>
          <table:table-cell office:value-type="float" office:value="0.101032056" calcext:value-type="float">
            <text:p>0.101032056</text:p>
          </table:table-cell>
          <table:table-cell table:formula="of:=AVERAGE([.B887:.K887])" office:value-type="float" office:value="1.5310701356" calcext:value-type="float">
            <text:p>1.5310701356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office:value-type="float" office:value="1.0422404" calcext:value-type="float">
            <text:p>1.0422404</text:p>
          </table:table-cell>
          <table:table-cell office:value-type="float" office:value="1.0707718" calcext:value-type="float">
            <text:p>1.0707718</text:p>
          </table:table-cell>
          <table:table-cell office:value-type="float" office:value="0.13458349" calcext:value-type="float">
            <text:p>0.13458349</text:p>
          </table:table-cell>
          <table:table-cell office:value-type="float" office:value="1.8641509" calcext:value-type="float">
            <text:p>1.8641509</text:p>
          </table:table-cell>
          <table:table-cell office:value-type="float" office:value="3.5656648" calcext:value-type="float">
            <text:p>3.5656648</text:p>
          </table:table-cell>
          <table:table-cell office:value-type="float" office:value="1.2946755" calcext:value-type="float">
            <text:p>1.2946755</text:p>
          </table:table-cell>
          <table:table-cell office:value-type="float" office:value="0.3528777" calcext:value-type="float">
            <text:p>0.3528777</text:p>
          </table:table-cell>
          <table:table-cell office:value-type="float" office:value="0.97704613" calcext:value-type="float">
            <text:p>0.97704613</text:p>
          </table:table-cell>
          <table:table-cell office:value-type="float" office:value="4.6825466" calcext:value-type="float">
            <text:p>4.6825466</text:p>
          </table:table-cell>
          <table:table-cell office:value-type="float" office:value="0.102951966" calcext:value-type="float">
            <text:p>0.102951966</text:p>
          </table:table-cell>
          <table:table-cell table:formula="of:=AVERAGE([.B888:.K888])" office:value-type="float" office:value="1.5087509286" calcext:value-type="float">
            <text:p>1.5087509286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office:value-type="float" office:value="0.98820776" calcext:value-type="float">
            <text:p>0.98820776</text:p>
          </table:table-cell>
          <table:table-cell office:value-type="float" office:value="1.0722854" calcext:value-type="float">
            <text:p>1.0722854</text:p>
          </table:table-cell>
          <table:table-cell office:value-type="float" office:value="0.1595797" calcext:value-type="float">
            <text:p>0.1595797</text:p>
          </table:table-cell>
          <table:table-cell office:value-type="float" office:value="1.8598613" calcext:value-type="float">
            <text:p>1.8598613</text:p>
          </table:table-cell>
          <table:table-cell office:value-type="float" office:value="3.3500085" calcext:value-type="float">
            <text:p>3.3500085</text:p>
          </table:table-cell>
          <table:table-cell office:value-type="float" office:value="1.4331065" calcext:value-type="float">
            <text:p>1.4331065</text:p>
          </table:table-cell>
          <table:table-cell office:value-type="float" office:value="0.3932303" calcext:value-type="float">
            <text:p>0.3932303</text:p>
          </table:table-cell>
          <table:table-cell office:value-type="float" office:value="0.9055841" calcext:value-type="float">
            <text:p>0.9055841</text:p>
          </table:table-cell>
          <table:table-cell office:value-type="float" office:value="4.6245155" calcext:value-type="float">
            <text:p>4.6245155</text:p>
          </table:table-cell>
          <table:table-cell office:value-type="float" office:value="0.08752461" calcext:value-type="float">
            <text:p>0.08752461</text:p>
          </table:table-cell>
          <table:table-cell table:formula="of:=AVERAGE([.B889:.K889])" office:value-type="float" office:value="1.487390367" calcext:value-type="float">
            <text:p>1.487390367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office:value-type="float" office:value="1.0845877" calcext:value-type="float">
            <text:p>1.0845877</text:p>
          </table:table-cell>
          <table:table-cell office:value-type="float" office:value="1.050011" calcext:value-type="float">
            <text:p>1.050011</text:p>
          </table:table-cell>
          <table:table-cell office:value-type="float" office:value="0.11416769" calcext:value-type="float">
            <text:p>0.11416769</text:p>
          </table:table-cell>
          <table:table-cell office:value-type="float" office:value="1.7855042" calcext:value-type="float">
            <text:p>1.7855042</text:p>
          </table:table-cell>
          <table:table-cell office:value-type="float" office:value="3.547332" calcext:value-type="float">
            <text:p>3.547332</text:p>
          </table:table-cell>
          <table:table-cell office:value-type="float" office:value="1.420059" calcext:value-type="float">
            <text:p>1.420059</text:p>
          </table:table-cell>
          <table:table-cell office:value-type="float" office:value="0.38425937" calcext:value-type="float">
            <text:p>0.38425937</text:p>
          </table:table-cell>
          <table:table-cell office:value-type="float" office:value="0.7815972" calcext:value-type="float">
            <text:p>0.7815972</text:p>
          </table:table-cell>
          <table:table-cell office:value-type="float" office:value="4.8156953" calcext:value-type="float">
            <text:p>4.8156953</text:p>
          </table:table-cell>
          <table:table-cell office:value-type="float" office:value="0.10047899" calcext:value-type="float">
            <text:p>0.10047899</text:p>
          </table:table-cell>
          <table:table-cell table:formula="of:=AVERAGE([.B890:.K890])" office:value-type="float" office:value="1.508369245" calcext:value-type="float">
            <text:p>1.508369245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office:value-type="float" office:value="0.98974895" calcext:value-type="float">
            <text:p>0.98974895</text:p>
          </table:table-cell>
          <table:table-cell office:value-type="float" office:value="0.95543414" calcext:value-type="float">
            <text:p>0.95543414</text:p>
          </table:table-cell>
          <table:table-cell office:value-type="float" office:value="0.14395835" calcext:value-type="float">
            <text:p>0.14395835</text:p>
          </table:table-cell>
          <table:table-cell office:value-type="float" office:value="1.349989" calcext:value-type="float">
            <text:p>1.349989</text:p>
          </table:table-cell>
          <table:table-cell office:value-type="float" office:value="3.5009818" calcext:value-type="float">
            <text:p>3.5009818</text:p>
          </table:table-cell>
          <table:table-cell office:value-type="float" office:value="1.2105469" calcext:value-type="float">
            <text:p>1.2105469</text:p>
          </table:table-cell>
          <table:table-cell office:value-type="float" office:value="0.3813748" calcext:value-type="float">
            <text:p>0.3813748</text:p>
          </table:table-cell>
          <table:table-cell office:value-type="float" office:value="0.99981046" calcext:value-type="float">
            <text:p>0.99981046</text:p>
          </table:table-cell>
          <table:table-cell office:value-type="float" office:value="4.5169816" calcext:value-type="float">
            <text:p>4.5169816</text:p>
          </table:table-cell>
          <table:table-cell office:value-type="float" office:value="0.077231705" calcext:value-type="float">
            <text:p>0.077231705</text:p>
          </table:table-cell>
          <table:table-cell table:formula="of:=AVERAGE([.B891:.K891])" office:value-type="float" office:value="1.4126057705" calcext:value-type="float">
            <text:p>1.4126057705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office:value-type="float" office:value="0.9236693" calcext:value-type="float">
            <text:p>0.9236693</text:p>
          </table:table-cell>
          <table:table-cell office:value-type="float" office:value="1.0879984" calcext:value-type="float">
            <text:p>1.0879984</text:p>
          </table:table-cell>
          <table:table-cell office:value-type="float" office:value="0.13458349" calcext:value-type="float">
            <text:p>0.13458349</text:p>
          </table:table-cell>
          <table:table-cell office:value-type="float" office:value="1.8550566" calcext:value-type="float">
            <text:p>1.8550566</text:p>
          </table:table-cell>
          <table:table-cell office:value-type="float" office:value="3.36524" calcext:value-type="float">
            <text:p>3.36524</text:p>
          </table:table-cell>
          <table:table-cell office:value-type="float" office:value="1.223756" calcext:value-type="float">
            <text:p>1.223756</text:p>
          </table:table-cell>
          <table:table-cell office:value-type="float" office:value="0.3536422" calcext:value-type="float">
            <text:p>0.3536422</text:p>
          </table:table-cell>
          <table:table-cell office:value-type="float" office:value="1.0083283" calcext:value-type="float">
            <text:p>1.0083283</text:p>
          </table:table-cell>
          <table:table-cell office:value-type="float" office:value="4.821771" calcext:value-type="float">
            <text:p>4.821771</text:p>
          </table:table-cell>
          <table:table-cell office:value-type="float" office:value="0.086009316" calcext:value-type="float">
            <text:p>0.086009316</text:p>
          </table:table-cell>
          <table:table-cell table:formula="of:=AVERAGE([.B892:.K892])" office:value-type="float" office:value="1.4860054606" calcext:value-type="float">
            <text:p>1.4860054606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office:value-type="float" office:value="1.0180225" calcext:value-type="float">
            <text:p>1.0180225</text:p>
          </table:table-cell>
          <table:table-cell office:value-type="float" office:value="0.92655647" calcext:value-type="float">
            <text:p>0.92655647</text:p>
          </table:table-cell>
          <table:table-cell office:value-type="float" office:value="0.13857512" calcext:value-type="float">
            <text:p>0.13857512</text:p>
          </table:table-cell>
          <table:table-cell office:value-type="float" office:value="1.9315348" calcext:value-type="float">
            <text:p>1.9315348</text:p>
          </table:table-cell>
          <table:table-cell office:value-type="float" office:value="3.5659654" calcext:value-type="float">
            <text:p>3.5659654</text:p>
          </table:table-cell>
          <table:table-cell office:value-type="float" office:value="1.4308715" calcext:value-type="float">
            <text:p>1.4308715</text:p>
          </table:table-cell>
          <table:table-cell office:value-type="float" office:value="0.40351143" calcext:value-type="float">
            <text:p>0.40351143</text:p>
          </table:table-cell>
          <table:table-cell office:value-type="float" office:value="0.9631546" calcext:value-type="float">
            <text:p>0.9631546</text:p>
          </table:table-cell>
          <table:table-cell office:value-type="float" office:value="4.558422" calcext:value-type="float">
            <text:p>4.558422</text:p>
          </table:table-cell>
          <table:table-cell office:value-type="float" office:value="0.09345359" calcext:value-type="float">
            <text:p>0.09345359</text:p>
          </table:table-cell>
          <table:table-cell table:formula="of:=AVERAGE([.B893:.K893])" office:value-type="float" office:value="1.503006741" calcext:value-type="float">
            <text:p>1.503006741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office:value-type="float" office:value="1.076074" calcext:value-type="float">
            <text:p>1.076074</text:p>
          </table:table-cell>
          <table:table-cell office:value-type="float" office:value="1.0121148" calcext:value-type="float">
            <text:p>1.0121148</text:p>
          </table:table-cell>
          <table:table-cell office:value-type="float" office:value="0.13661878" calcext:value-type="float">
            <text:p>0.13661878</text:p>
          </table:table-cell>
          <table:table-cell office:value-type="float" office:value="1.9315348" calcext:value-type="float">
            <text:p>1.9315348</text:p>
          </table:table-cell>
          <table:table-cell office:value-type="float" office:value="3.5669057" calcext:value-type="float">
            <text:p>3.5669057</text:p>
          </table:table-cell>
          <table:table-cell office:value-type="float" office:value="1.3223138" calcext:value-type="float">
            <text:p>1.3223138</text:p>
          </table:table-cell>
          <table:table-cell office:value-type="float" office:value="0.38476798" calcext:value-type="float">
            <text:p>0.38476798</text:p>
          </table:table-cell>
          <table:table-cell office:value-type="float" office:value="0.84018034" calcext:value-type="float">
            <text:p>0.84018034</text:p>
          </table:table-cell>
          <table:table-cell office:value-type="float" office:value="4.5033975" calcext:value-type="float">
            <text:p>4.5033975</text:p>
          </table:table-cell>
          <table:table-cell office:value-type="float" office:value="0.08598827" calcext:value-type="float">
            <text:p>0.08598827</text:p>
          </table:table-cell>
          <table:table-cell table:formula="of:=AVERAGE([.B894:.K894])" office:value-type="float" office:value="1.485989597" calcext:value-type="float">
            <text:p>1.485989597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office:value-type="float" office:value="0.98974895" calcext:value-type="float">
            <text:p>0.98974895</text:p>
          </table:table-cell>
          <table:table-cell office:value-type="float" office:value="0.95508486" calcext:value-type="float">
            <text:p>0.95508486</text:p>
          </table:table-cell>
          <table:table-cell office:value-type="float" office:value="0.143948" calcext:value-type="float">
            <text:p>0.143948</text:p>
          </table:table-cell>
          <table:table-cell office:value-type="float" office:value="1.2769538" calcext:value-type="float">
            <text:p>1.2769538</text:p>
          </table:table-cell>
          <table:table-cell office:value-type="float" office:value="3.3206298" calcext:value-type="float">
            <text:p>3.3206298</text:p>
          </table:table-cell>
          <table:table-cell office:value-type="float" office:value="1.1970428" calcext:value-type="float">
            <text:p>1.1970428</text:p>
          </table:table-cell>
          <table:table-cell office:value-type="float" office:value="0.353535" calcext:value-type="float">
            <text:p>0.353535</text:p>
          </table:table-cell>
          <table:table-cell office:value-type="float" office:value="0.8144589" calcext:value-type="float">
            <text:p>0.8144589</text:p>
          </table:table-cell>
          <table:table-cell office:value-type="float" office:value="4.5883746" calcext:value-type="float">
            <text:p>4.5883746</text:p>
          </table:table-cell>
          <table:table-cell office:value-type="float" office:value="0.1354616" calcext:value-type="float">
            <text:p>0.1354616</text:p>
          </table:table-cell>
          <table:table-cell table:formula="of:=AVERAGE([.B895:.K895])" office:value-type="float" office:value="1.377523831" calcext:value-type="float">
            <text:p>1.377523831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office:value-type="float" office:value="1.0115104" calcext:value-type="float">
            <text:p>1.0115104</text:p>
          </table:table-cell>
          <table:table-cell office:value-type="float" office:value="1.0062301" calcext:value-type="float">
            <text:p>1.0062301</text:p>
          </table:table-cell>
          <table:table-cell office:value-type="float" office:value="0.14395835" calcext:value-type="float">
            <text:p>0.14395835</text:p>
          </table:table-cell>
          <table:table-cell office:value-type="float" office:value="2.000652" calcext:value-type="float">
            <text:p>2.000652</text:p>
          </table:table-cell>
          <table:table-cell office:value-type="float" office:value="3.4069984" calcext:value-type="float">
            <text:p>3.4069984</text:p>
          </table:table-cell>
          <table:table-cell office:value-type="float" office:value="1.3213577" calcext:value-type="float">
            <text:p>1.3213577</text:p>
          </table:table-cell>
          <table:table-cell office:value-type="float" office:value="0.36863095" calcext:value-type="float">
            <text:p>0.36863095</text:p>
          </table:table-cell>
          <table:table-cell office:value-type="float" office:value="0.944455" calcext:value-type="float">
            <text:p>0.944455</text:p>
          </table:table-cell>
          <table:table-cell office:value-type="float" office:value="4.8603544" calcext:value-type="float">
            <text:p>4.8603544</text:p>
          </table:table-cell>
          <table:table-cell office:value-type="float" office:value="0.085970625" calcext:value-type="float">
            <text:p>0.085970625</text:p>
          </table:table-cell>
          <table:table-cell table:formula="of:=AVERAGE([.B896:.K896])" office:value-type="float" office:value="1.5150117925" calcext:value-type="float">
            <text:p>1.5150117925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office:value-type="float" office:value="1.1264979" calcext:value-type="float">
            <text:p>1.1264979</text:p>
          </table:table-cell>
          <table:table-cell office:value-type="float" office:value="1.0090051" calcext:value-type="float">
            <text:p>1.0090051</text:p>
          </table:table-cell>
          <table:table-cell office:value-type="float" office:value="0.14345789" calcext:value-type="float">
            <text:p>0.14345789</text:p>
          </table:table-cell>
          <table:table-cell office:value-type="float" office:value="1.2769538" calcext:value-type="float">
            <text:p>1.2769538</text:p>
          </table:table-cell>
          <table:table-cell office:value-type="float" office:value="3.4683688" calcext:value-type="float">
            <text:p>3.4683688</text:p>
          </table:table-cell>
          <table:table-cell office:value-type="float" office:value="1.3213577" calcext:value-type="float">
            <text:p>1.3213577</text:p>
          </table:table-cell>
          <table:table-cell office:value-type="float" office:value="0.3758905" calcext:value-type="float">
            <text:p>0.3758905</text:p>
          </table:table-cell>
          <table:table-cell office:value-type="float" office:value="0.87403923" calcext:value-type="float">
            <text:p>0.87403923</text:p>
          </table:table-cell>
          <table:table-cell office:value-type="float" office:value="4.768614" calcext:value-type="float">
            <text:p>4.768614</text:p>
          </table:table-cell>
          <table:table-cell office:value-type="float" office:value="0.08804334" calcext:value-type="float">
            <text:p>0.08804334</text:p>
          </table:table-cell>
          <table:table-cell table:formula="of:=AVERAGE([.B897:.K897])" office:value-type="float" office:value="1.445222826" calcext:value-type="float">
            <text:p>1.445222826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office:value-type="float" office:value="1.0196179" calcext:value-type="float">
            <text:p>1.0196179</text:p>
          </table:table-cell>
          <table:table-cell office:value-type="float" office:value="1.0068542" calcext:value-type="float">
            <text:p>1.0068542</text:p>
          </table:table-cell>
          <table:table-cell office:value-type="float" office:value="0.14394441" calcext:value-type="float">
            <text:p>0.14394441</text:p>
          </table:table-cell>
          <table:table-cell office:value-type="float" office:value="1.841701" calcext:value-type="float">
            <text:p>1.841701</text:p>
          </table:table-cell>
          <table:table-cell office:value-type="float" office:value="3.350406" calcext:value-type="float">
            <text:p>3.350406</text:p>
          </table:table-cell>
          <table:table-cell office:value-type="float" office:value="1.3228077" calcext:value-type="float">
            <text:p>1.3228077</text:p>
          </table:table-cell>
          <table:table-cell office:value-type="float" office:value="0.40974155" calcext:value-type="float">
            <text:p>0.40974155</text:p>
          </table:table-cell>
          <table:table-cell office:value-type="float" office:value="0.8349811" calcext:value-type="float">
            <text:p>0.8349811</text:p>
          </table:table-cell>
          <table:table-cell office:value-type="float" office:value="4.845692" calcext:value-type="float">
            <text:p>4.845692</text:p>
          </table:table-cell>
          <table:table-cell office:value-type="float" office:value="0.0868402" calcext:value-type="float">
            <text:p>0.0868402</text:p>
          </table:table-cell>
          <table:table-cell table:formula="of:=AVERAGE([.B898:.K898])" office:value-type="float" office:value="1.486258606" calcext:value-type="float">
            <text:p>1.486258606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office:value-type="float" office:value="0.98974895" calcext:value-type="float">
            <text:p>0.98974895</text:p>
          </table:table-cell>
          <table:table-cell office:value-type="float" office:value="0.7488548" calcext:value-type="float">
            <text:p>0.7488548</text:p>
          </table:table-cell>
          <table:table-cell office:value-type="float" office:value="0.14395835" calcext:value-type="float">
            <text:p>0.14395835</text:p>
          </table:table-cell>
          <table:table-cell office:value-type="float" office:value="1.9537675" calcext:value-type="float">
            <text:p>1.9537675</text:p>
          </table:table-cell>
          <table:table-cell office:value-type="float" office:value="3.283868" calcext:value-type="float">
            <text:p>3.283868</text:p>
          </table:table-cell>
          <table:table-cell office:value-type="float" office:value="1.296807" calcext:value-type="float">
            <text:p>1.296807</text:p>
          </table:table-cell>
          <table:table-cell office:value-type="float" office:value="0.4049601" calcext:value-type="float">
            <text:p>0.4049601</text:p>
          </table:table-cell>
          <table:table-cell office:value-type="float" office:value="0.8930951" calcext:value-type="float">
            <text:p>0.8930951</text:p>
          </table:table-cell>
          <table:table-cell office:value-type="float" office:value="4.4017806" calcext:value-type="float">
            <text:p>4.4017806</text:p>
          </table:table-cell>
          <table:table-cell office:value-type="float" office:value="0.08348876" calcext:value-type="float">
            <text:p>0.08348876</text:p>
          </table:table-cell>
          <table:table-cell table:formula="of:=AVERAGE([.B899:.K899])" office:value-type="float" office:value="1.420032916" calcext:value-type="float">
            <text:p>1.420032916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office:value-type="float" office:value="1.0192164" calcext:value-type="float">
            <text:p>1.0192164</text:p>
          </table:table-cell>
          <table:table-cell office:value-type="float" office:value="1.013847" calcext:value-type="float">
            <text:p>1.013847</text:p>
          </table:table-cell>
          <table:table-cell office:value-type="float" office:value="0.14395724" calcext:value-type="float">
            <text:p>0.14395724</text:p>
          </table:table-cell>
          <table:table-cell office:value-type="float" office:value="2.6771305" calcext:value-type="float">
            <text:p>2.6771305</text:p>
          </table:table-cell>
          <table:table-cell office:value-type="float" office:value="3.338615" calcext:value-type="float">
            <text:p>3.338615</text:p>
          </table:table-cell>
          <table:table-cell office:value-type="float" office:value="1.3203802" calcext:value-type="float">
            <text:p>1.3203802</text:p>
          </table:table-cell>
          <table:table-cell office:value-type="float" office:value="0.4190268" calcext:value-type="float">
            <text:p>0.4190268</text:p>
          </table:table-cell>
          <table:table-cell office:value-type="float" office:value="0.956394" calcext:value-type="float">
            <text:p>0.956394</text:p>
          </table:table-cell>
          <table:table-cell office:value-type="float" office:value="4.51069" calcext:value-type="float">
            <text:p>4.51069</text:p>
          </table:table-cell>
          <table:table-cell office:value-type="float" office:value="0.0861144" calcext:value-type="float">
            <text:p>0.0861144</text:p>
          </table:table-cell>
          <table:table-cell table:formula="of:=AVERAGE([.B900:.K900])" office:value-type="float" office:value="1.548537154" calcext:value-type="float">
            <text:p>1.548537154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office:value-type="float" office:value="0.98974895" calcext:value-type="float">
            <text:p>0.98974895</text:p>
          </table:table-cell>
          <table:table-cell office:value-type="float" office:value="0.9624237" calcext:value-type="float">
            <text:p>0.9624237</text:p>
          </table:table-cell>
          <table:table-cell office:value-type="float" office:value="0.14383955" calcext:value-type="float">
            <text:p>0.14383955</text:p>
          </table:table-cell>
          <table:table-cell office:value-type="float" office:value="2.6774817" calcext:value-type="float">
            <text:p>2.6774817</text:p>
          </table:table-cell>
          <table:table-cell office:value-type="float" office:value="3.338615" calcext:value-type="float">
            <text:p>3.338615</text:p>
          </table:table-cell>
          <table:table-cell office:value-type="float" office:value="1.2639543" calcext:value-type="float">
            <text:p>1.2639543</text:p>
          </table:table-cell>
          <table:table-cell office:value-type="float" office:value="0.5262225" calcext:value-type="float">
            <text:p>0.5262225</text:p>
          </table:table-cell>
          <table:table-cell office:value-type="float" office:value="0.94294304" calcext:value-type="float">
            <text:p>0.94294304</text:p>
          </table:table-cell>
          <table:table-cell office:value-type="float" office:value="4.331288" calcext:value-type="float">
            <text:p>4.331288</text:p>
          </table:table-cell>
          <table:table-cell office:value-type="float" office:value="0.102898575" calcext:value-type="float">
            <text:p>0.102898575</text:p>
          </table:table-cell>
          <table:table-cell table:formula="of:=AVERAGE([.B901:.K901])" office:value-type="float" office:value="1.5279415315" calcext:value-type="float">
            <text:p>1.5279415315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office:value-type="float" office:value="0.9897337" calcext:value-type="float">
            <text:p>0.9897337</text:p>
          </table:table-cell>
          <table:table-cell office:value-type="float" office:value="1.0074321" calcext:value-type="float">
            <text:p>1.0074321</text:p>
          </table:table-cell>
          <table:table-cell office:value-type="float" office:value="0.1395778" calcext:value-type="float">
            <text:p>0.1395778</text:p>
          </table:table-cell>
          <table:table-cell office:value-type="float" office:value="2.2838356" calcext:value-type="float">
            <text:p>2.2838356</text:p>
          </table:table-cell>
          <table:table-cell office:value-type="float" office:value="3.338615" calcext:value-type="float">
            <text:p>3.338615</text:p>
          </table:table-cell>
          <table:table-cell office:value-type="float" office:value="1.1586577" calcext:value-type="float">
            <text:p>1.1586577</text:p>
          </table:table-cell>
          <table:table-cell office:value-type="float" office:value="0.52346945" calcext:value-type="float">
            <text:p>0.52346945</text:p>
          </table:table-cell>
          <table:table-cell office:value-type="float" office:value="0.8629625" calcext:value-type="float">
            <text:p>0.8629625</text:p>
          </table:table-cell>
          <table:table-cell office:value-type="float" office:value="4.4987197" calcext:value-type="float">
            <text:p>4.4987197</text:p>
          </table:table-cell>
          <table:table-cell office:value-type="float" office:value="0.10198542" calcext:value-type="float">
            <text:p>0.10198542</text:p>
          </table:table-cell>
          <table:table-cell table:formula="of:=AVERAGE([.B902:.K902])" office:value-type="float" office:value="1.490498897" calcext:value-type="float">
            <text:p>1.490498897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office:value-type="float" office:value="1.106561" calcext:value-type="float">
            <text:p>1.106561</text:p>
          </table:table-cell>
          <table:table-cell office:value-type="float" office:value="1.0139513" calcext:value-type="float">
            <text:p>1.0139513</text:p>
          </table:table-cell>
          <table:table-cell office:value-type="float" office:value="0.14349088" calcext:value-type="float">
            <text:p>0.14349088</text:p>
          </table:table-cell>
          <table:table-cell office:value-type="float" office:value="1.4957584" calcext:value-type="float">
            <text:p>1.4957584</text:p>
          </table:table-cell>
          <table:table-cell office:value-type="float" office:value="3.2950459" calcext:value-type="float">
            <text:p>3.2950459</text:p>
          </table:table-cell>
          <table:table-cell office:value-type="float" office:value="1.451217" calcext:value-type="float">
            <text:p>1.451217</text:p>
          </table:table-cell>
          <table:table-cell office:value-type="float" office:value="0.52673095" calcext:value-type="float">
            <text:p>0.52673095</text:p>
          </table:table-cell>
          <table:table-cell office:value-type="float" office:value="0.8706648" calcext:value-type="float">
            <text:p>0.8706648</text:p>
          </table:table-cell>
          <table:table-cell office:value-type="float" office:value="4.4892826" calcext:value-type="float">
            <text:p>4.4892826</text:p>
          </table:table-cell>
          <table:table-cell office:value-type="float" office:value="0.086815305" calcext:value-type="float">
            <text:p>0.086815305</text:p>
          </table:table-cell>
          <table:table-cell table:formula="of:=AVERAGE([.B903:.K903])" office:value-type="float" office:value="1.4479518135" calcext:value-type="float">
            <text:p>1.4479518135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office:value-type="float" office:value="1.0844549" calcext:value-type="float">
            <text:p>1.0844549</text:p>
          </table:table-cell>
          <table:table-cell office:value-type="float" office:value="0.9748444" calcext:value-type="float">
            <text:p>0.9748444</text:p>
          </table:table-cell>
          <table:table-cell office:value-type="float" office:value="0.14380251" calcext:value-type="float">
            <text:p>0.14380251</text:p>
          </table:table-cell>
          <table:table-cell office:value-type="float" office:value="2.059186" calcext:value-type="float">
            <text:p>2.059186</text:p>
          </table:table-cell>
          <table:table-cell office:value-type="float" office:value="3.238862" calcext:value-type="float">
            <text:p>3.238862</text:p>
          </table:table-cell>
          <table:table-cell office:value-type="float" office:value="1.21016" calcext:value-type="float">
            <text:p>1.21016</text:p>
          </table:table-cell>
          <table:table-cell office:value-type="float" office:value="0.5442965" calcext:value-type="float">
            <text:p>0.5442965</text:p>
          </table:table-cell>
          <table:table-cell office:value-type="float" office:value="0.97528774" calcext:value-type="float">
            <text:p>0.97528774</text:p>
          </table:table-cell>
          <table:table-cell office:value-type="float" office:value="4.702565" calcext:value-type="float">
            <text:p>4.702565</text:p>
          </table:table-cell>
          <table:table-cell office:value-type="float" office:value="0.07489289" calcext:value-type="float">
            <text:p>0.07489289</text:p>
          </table:table-cell>
          <table:table-cell table:formula="of:=AVERAGE([.B904:.K904])" office:value-type="float" office:value="1.500835194" calcext:value-type="float">
            <text:p>1.500835194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office:value-type="float" office:value="1.149767" calcext:value-type="float">
            <text:p>1.149767</text:p>
          </table:table-cell>
          <table:table-cell office:value-type="float" office:value="0.8479081" calcext:value-type="float">
            <text:p>0.8479081</text:p>
          </table:table-cell>
          <table:table-cell office:value-type="float" office:value="0.14191246" calcext:value-type="float">
            <text:p>0.14191246</text:p>
          </table:table-cell>
          <table:table-cell office:value-type="float" office:value="1.7111107" calcext:value-type="float">
            <text:p>1.7111107</text:p>
          </table:table-cell>
          <table:table-cell office:value-type="float" office:value="3.2937129" calcext:value-type="float">
            <text:p>3.2937129</text:p>
          </table:table-cell>
          <table:table-cell office:value-type="float" office:value="1.318764" calcext:value-type="float">
            <text:p>1.318764</text:p>
          </table:table-cell>
          <table:table-cell office:value-type="float" office:value="0.45871747" calcext:value-type="float">
            <text:p>0.45871747</text:p>
          </table:table-cell>
          <table:table-cell office:value-type="float" office:value="0.85744107" calcext:value-type="float">
            <text:p>0.85744107</text:p>
          </table:table-cell>
          <table:table-cell office:value-type="float" office:value="4.485018" calcext:value-type="float">
            <text:p>4.485018</text:p>
          </table:table-cell>
          <table:table-cell office:value-type="float" office:value="0.0860044" calcext:value-type="float">
            <text:p>0.0860044</text:p>
          </table:table-cell>
          <table:table-cell table:formula="of:=AVERAGE([.B905:.K905])" office:value-type="float" office:value="1.43503561" calcext:value-type="float">
            <text:p>1.43503561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office:value-type="float" office:value="1.1496732" calcext:value-type="float">
            <text:p>1.1496732</text:p>
          </table:table-cell>
          <table:table-cell office:value-type="float" office:value="0.9280579" calcext:value-type="float">
            <text:p>0.9280579</text:p>
          </table:table-cell>
          <table:table-cell office:value-type="float" office:value="0.14404544" calcext:value-type="float">
            <text:p>0.14404544</text:p>
          </table:table-cell>
          <table:table-cell office:value-type="float" office:value="1.8892059" calcext:value-type="float">
            <text:p>1.8892059</text:p>
          </table:table-cell>
          <table:table-cell office:value-type="float" office:value="3.2941155" calcext:value-type="float">
            <text:p>3.2941155</text:p>
          </table:table-cell>
          <table:table-cell office:value-type="float" office:value="1.4201959" calcext:value-type="float">
            <text:p>1.4201959</text:p>
          </table:table-cell>
          <table:table-cell office:value-type="float" office:value="0.39151293" calcext:value-type="float">
            <text:p>0.39151293</text:p>
          </table:table-cell>
          <table:table-cell office:value-type="float" office:value="0.85736203" calcext:value-type="float">
            <text:p>0.85736203</text:p>
          </table:table-cell>
          <table:table-cell office:value-type="float" office:value="4.492472" calcext:value-type="float">
            <text:p>4.492472</text:p>
          </table:table-cell>
          <table:table-cell office:value-type="float" office:value="0.08166392" calcext:value-type="float">
            <text:p>0.08166392</text:p>
          </table:table-cell>
          <table:table-cell table:formula="of:=AVERAGE([.B906:.K906])" office:value-type="float" office:value="1.464830472" calcext:value-type="float">
            <text:p>1.464830472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office:value-type="float" office:value="0.98974895" calcext:value-type="float">
            <text:p>0.98974895</text:p>
          </table:table-cell>
          <table:table-cell office:value-type="float" office:value="1.0139904" calcext:value-type="float">
            <text:p>1.0139904</text:p>
          </table:table-cell>
          <table:table-cell office:value-type="float" office:value="0.14408702" calcext:value-type="float">
            <text:p>0.14408702</text:p>
          </table:table-cell>
          <table:table-cell office:value-type="float" office:value="1.85066" calcext:value-type="float">
            <text:p>1.85066</text:p>
          </table:table-cell>
          <table:table-cell office:value-type="float" office:value="3.2098465" calcext:value-type="float">
            <text:p>3.2098465</text:p>
          </table:table-cell>
          <table:table-cell office:value-type="float" office:value="1.440354" calcext:value-type="float">
            <text:p>1.440354</text:p>
          </table:table-cell>
          <table:table-cell office:value-type="float" office:value="0.45871747" calcext:value-type="float">
            <text:p>0.45871747</text:p>
          </table:table-cell>
          <table:table-cell office:value-type="float" office:value="0.82784045" calcext:value-type="float">
            <text:p>0.82784045</text:p>
          </table:table-cell>
          <table:table-cell office:value-type="float" office:value="4.3521123" calcext:value-type="float">
            <text:p>4.3521123</text:p>
          </table:table-cell>
          <table:table-cell office:value-type="float" office:value="0.08545272" calcext:value-type="float">
            <text:p>0.08545272</text:p>
          </table:table-cell>
          <table:table-cell table:formula="of:=AVERAGE([.B907:.K907])" office:value-type="float" office:value="1.437280981" calcext:value-type="float">
            <text:p>1.437280981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office:value-type="float" office:value="1.0773797" calcext:value-type="float">
            <text:p>1.0773797</text:p>
          </table:table-cell>
          <table:table-cell office:value-type="float" office:value="0.811014" calcext:value-type="float">
            <text:p>0.811014</text:p>
          </table:table-cell>
          <table:table-cell office:value-type="float" office:value="0.14408891" calcext:value-type="float">
            <text:p>0.14408891</text:p>
          </table:table-cell>
          <table:table-cell office:value-type="float" office:value="1.8439982" calcext:value-type="float">
            <text:p>1.8439982</text:p>
          </table:table-cell>
          <table:table-cell office:value-type="float" office:value="3.280372" calcext:value-type="float">
            <text:p>3.280372</text:p>
          </table:table-cell>
          <table:table-cell office:value-type="float" office:value="1.420444" calcext:value-type="float">
            <text:p>1.420444</text:p>
          </table:table-cell>
          <table:table-cell office:value-type="float" office:value="0.39309677" calcext:value-type="float">
            <text:p>0.39309677</text:p>
          </table:table-cell>
          <table:table-cell office:value-type="float" office:value="0.97783357" calcext:value-type="float">
            <text:p>0.97783357</text:p>
          </table:table-cell>
          <table:table-cell office:value-type="float" office:value="4.5250754" calcext:value-type="float">
            <text:p>4.5250754</text:p>
          </table:table-cell>
          <table:table-cell office:value-type="float" office:value="0.12605514" calcext:value-type="float">
            <text:p>0.12605514</text:p>
          </table:table-cell>
          <table:table-cell table:formula="of:=AVERAGE([.B908:.K908])" office:value-type="float" office:value="1.459935769" calcext:value-type="float">
            <text:p>1.459935769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office:value-type="float" office:value="1.0188043" calcext:value-type="float">
            <text:p>1.0188043</text:p>
          </table:table-cell>
          <table:table-cell office:value-type="float" office:value="0.8263452" calcext:value-type="float">
            <text:p>0.8263452</text:p>
          </table:table-cell>
          <table:table-cell office:value-type="float" office:value="0.144091" calcext:value-type="float">
            <text:p>0.144091</text:p>
          </table:table-cell>
          <table:table-cell office:value-type="float" office:value="2.320921" calcext:value-type="float">
            <text:p>2.320921</text:p>
          </table:table-cell>
          <table:table-cell office:value-type="float" office:value="3.3048522" calcext:value-type="float">
            <text:p>3.3048522</text:p>
          </table:table-cell>
          <table:table-cell office:value-type="float" office:value="1.4500703" calcext:value-type="float">
            <text:p>1.4500703</text:p>
          </table:table-cell>
          <table:table-cell office:value-type="float" office:value="0.43853223" calcext:value-type="float">
            <text:p>0.43853223</text:p>
          </table:table-cell>
          <table:table-cell office:value-type="float" office:value="0.8601964" calcext:value-type="float">
            <text:p>0.8601964</text:p>
          </table:table-cell>
          <table:table-cell office:value-type="float" office:value="4.695339" calcext:value-type="float">
            <text:p>4.695339</text:p>
          </table:table-cell>
          <table:table-cell office:value-type="float" office:value="0.08973673" calcext:value-type="float">
            <text:p>0.08973673</text:p>
          </table:table-cell>
          <table:table-cell table:formula="of:=AVERAGE([.B909:.K909])" office:value-type="float" office:value="1.514888836" calcext:value-type="float">
            <text:p>1.514888836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office:value-type="float" office:value="0.9014355" calcext:value-type="float">
            <text:p>0.9014355</text:p>
          </table:table-cell>
          <table:table-cell office:value-type="float" office:value="0.8478998" calcext:value-type="float">
            <text:p>0.8478998</text:p>
          </table:table-cell>
          <table:table-cell office:value-type="float" office:value="0.14408976" calcext:value-type="float">
            <text:p>0.14408976</text:p>
          </table:table-cell>
          <table:table-cell office:value-type="float" office:value="1.292296" calcext:value-type="float">
            <text:p>1.292296</text:p>
          </table:table-cell>
          <table:table-cell office:value-type="float" office:value="3.3632972" calcext:value-type="float">
            <text:p>3.3632972</text:p>
          </table:table-cell>
          <table:table-cell office:value-type="float" office:value="1.4487971" calcext:value-type="float">
            <text:p>1.4487971</text:p>
          </table:table-cell>
          <table:table-cell office:value-type="float" office:value="0.44089463" calcext:value-type="float">
            <text:p>0.44089463</text:p>
          </table:table-cell>
          <table:table-cell office:value-type="float" office:value="0.8573568" calcext:value-type="float">
            <text:p>0.8573568</text:p>
          </table:table-cell>
          <table:table-cell office:value-type="float" office:value="4.675254" calcext:value-type="float">
            <text:p>4.675254</text:p>
          </table:table-cell>
          <table:table-cell office:value-type="float" office:value="0.08156823" calcext:value-type="float">
            <text:p>0.08156823</text:p>
          </table:table-cell>
          <table:table-cell table:formula="of:=AVERAGE([.B910:.K910])" office:value-type="float" office:value="1.405288902" calcext:value-type="float">
            <text:p>1.405288902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office:value-type="float" office:value="0.9607837" calcext:value-type="float">
            <text:p>0.9607837</text:p>
          </table:table-cell>
          <table:table-cell office:value-type="float" office:value="1.0155703" calcext:value-type="float">
            <text:p>1.0155703</text:p>
          </table:table-cell>
          <table:table-cell office:value-type="float" office:value="0.1449741" calcext:value-type="float">
            <text:p>0.1449741</text:p>
          </table:table-cell>
          <table:table-cell office:value-type="float" office:value="1.913733" calcext:value-type="float">
            <text:p>1.913733</text:p>
          </table:table-cell>
          <table:table-cell office:value-type="float" office:value="0.039869957" calcext:value-type="float">
            <text:p>0.039869957</text:p>
          </table:table-cell>
          <table:table-cell office:value-type="float" office:value="1.2232058" calcext:value-type="float">
            <text:p>1.2232058</text:p>
          </table:table-cell>
          <table:table-cell office:value-type="float" office:value="0.44201776" calcext:value-type="float">
            <text:p>0.44201776</text:p>
          </table:table-cell>
          <table:table-cell office:value-type="float" office:value="0.8185259" calcext:value-type="float">
            <text:p>0.8185259</text:p>
          </table:table-cell>
          <table:table-cell office:value-type="float" office:value="4.228578" calcext:value-type="float">
            <text:p>4.228578</text:p>
          </table:table-cell>
          <table:table-cell office:value-type="float" office:value="0.08287995" calcext:value-type="float">
            <text:p>0.08287995</text:p>
          </table:table-cell>
          <table:table-cell table:formula="of:=AVERAGE([.B911:.K911])" office:value-type="float" office:value="1.0870138467" calcext:value-type="float">
            <text:p>1.0870138467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office:value-type="float" office:value="0.9908161" calcext:value-type="float">
            <text:p>0.9908161</text:p>
          </table:table-cell>
          <table:table-cell office:value-type="float" office:value="0.96574634" calcext:value-type="float">
            <text:p>0.96574634</text:p>
          </table:table-cell>
          <table:table-cell office:value-type="float" office:value="0.16110195" calcext:value-type="float">
            <text:p>0.16110195</text:p>
          </table:table-cell>
          <table:table-cell office:value-type="float" office:value="2.1034079" calcext:value-type="float">
            <text:p>2.1034079</text:p>
          </table:table-cell>
          <table:table-cell office:value-type="float" office:value="3.2935944" calcext:value-type="float">
            <text:p>3.2935944</text:p>
          </table:table-cell>
          <table:table-cell office:value-type="float" office:value="1.4274087" calcext:value-type="float">
            <text:p>1.4274087</text:p>
          </table:table-cell>
          <table:table-cell office:value-type="float" office:value="0.44260612" calcext:value-type="float">
            <text:p>0.44260612</text:p>
          </table:table-cell>
          <table:table-cell office:value-type="float" office:value="0.97022545" calcext:value-type="float">
            <text:p>0.97022545</text:p>
          </table:table-cell>
          <table:table-cell office:value-type="float" office:value="4.7317767" calcext:value-type="float">
            <text:p>4.7317767</text:p>
          </table:table-cell>
          <table:table-cell office:value-type="float" office:value="0.08652531" calcext:value-type="float">
            <text:p>0.08652531</text:p>
          </table:table-cell>
          <table:table-cell table:formula="of:=AVERAGE([.B912:.K912])" office:value-type="float" office:value="1.517320897" calcext:value-type="float">
            <text:p>1.517320897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office:value-type="float" office:value="0.94557357" calcext:value-type="float">
            <text:p>0.94557357</text:p>
          </table:table-cell>
          <table:table-cell office:value-type="float" office:value="0.9272894" calcext:value-type="float">
            <text:p>0.9272894</text:p>
          </table:table-cell>
          <table:table-cell office:value-type="float" office:value="0.21055846" calcext:value-type="float">
            <text:p>0.21055846</text:p>
          </table:table-cell>
          <table:table-cell office:value-type="float" office:value="1.4149625" calcext:value-type="float">
            <text:p>1.4149625</text:p>
          </table:table-cell>
          <table:table-cell office:value-type="float" office:value="3.3655262" calcext:value-type="float">
            <text:p>3.3655262</text:p>
          </table:table-cell>
          <table:table-cell office:value-type="float" office:value="1.2108172" calcext:value-type="float">
            <text:p>1.2108172</text:p>
          </table:table-cell>
          <table:table-cell office:value-type="float" office:value="0.44418538" calcext:value-type="float">
            <text:p>0.44418538</text:p>
          </table:table-cell>
          <table:table-cell office:value-type="float" office:value="0.91304564" calcext:value-type="float">
            <text:p>0.91304564</text:p>
          </table:table-cell>
          <table:table-cell office:value-type="float" office:value="4.4952574" calcext:value-type="float">
            <text:p>4.4952574</text:p>
          </table:table-cell>
          <table:table-cell office:value-type="float" office:value="0.084615245" calcext:value-type="float">
            <text:p>0.084615245</text:p>
          </table:table-cell>
          <table:table-cell table:formula="of:=AVERAGE([.B913:.K913])" office:value-type="float" office:value="1.4011830995" calcext:value-type="float">
            <text:p>1.4011830995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office:value-type="float" office:value="0.72706467" calcext:value-type="float">
            <text:p>0.72706467</text:p>
          </table:table-cell>
          <table:table-cell office:value-type="float" office:value="0.7488548" calcext:value-type="float">
            <text:p>0.7488548</text:p>
          </table:table-cell>
          <table:table-cell office:value-type="float" office:value="0.13982126" calcext:value-type="float">
            <text:p>0.13982126</text:p>
          </table:table-cell>
          <table:table-cell office:value-type="float" office:value="1.7086403" calcext:value-type="float">
            <text:p>1.7086403</text:p>
          </table:table-cell>
          <table:table-cell office:value-type="float" office:value="3.3808072" calcext:value-type="float">
            <text:p>3.3808072</text:p>
          </table:table-cell>
          <table:table-cell office:value-type="float" office:value="1.4277561" calcext:value-type="float">
            <text:p>1.4277561</text:p>
          </table:table-cell>
          <table:table-cell office:value-type="float" office:value="0.44272423" calcext:value-type="float">
            <text:p>0.44272423</text:p>
          </table:table-cell>
          <table:table-cell office:value-type="float" office:value="0.9411417" calcext:value-type="float">
            <text:p>0.9411417</text:p>
          </table:table-cell>
          <table:table-cell office:value-type="float" office:value="4.6007895" calcext:value-type="float">
            <text:p>4.6007895</text:p>
          </table:table-cell>
          <table:table-cell office:value-type="float" office:value="0.15344116" calcext:value-type="float">
            <text:p>0.15344116</text:p>
          </table:table-cell>
          <table:table-cell table:formula="of:=AVERAGE([.B914:.K914])" office:value-type="float" office:value="1.427104092" calcext:value-type="float">
            <text:p>1.427104092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office:value-type="float" office:value="0.82471615" calcext:value-type="float">
            <text:p>0.82471615</text:p>
          </table:table-cell>
          <table:table-cell office:value-type="float" office:value="0.9162199" calcext:value-type="float">
            <text:p>0.9162199</text:p>
          </table:table-cell>
          <table:table-cell office:value-type="float" office:value="0.1538197" calcext:value-type="float">
            <text:p>0.1538197</text:p>
          </table:table-cell>
          <table:table-cell office:value-type="float" office:value="1.7147332" calcext:value-type="float">
            <text:p>1.7147332</text:p>
          </table:table-cell>
          <table:table-cell office:value-type="float" office:value="3.250631" calcext:value-type="float">
            <text:p>3.250631</text:p>
          </table:table-cell>
          <table:table-cell office:value-type="float" office:value="1.427418" calcext:value-type="float">
            <text:p>1.427418</text:p>
          </table:table-cell>
          <table:table-cell office:value-type="float" office:value="0.4417232" calcext:value-type="float">
            <text:p>0.4417232</text:p>
          </table:table-cell>
          <table:table-cell office:value-type="float" office:value="0.93962353" calcext:value-type="float">
            <text:p>0.93962353</text:p>
          </table:table-cell>
          <table:table-cell office:value-type="float" office:value="4.467993" calcext:value-type="float">
            <text:p>4.467993</text:p>
          </table:table-cell>
          <table:table-cell office:value-type="float" office:value="0.086146645" calcext:value-type="float">
            <text:p>0.086146645</text:p>
          </table:table-cell>
          <table:table-cell table:formula="of:=AVERAGE([.B915:.K915])" office:value-type="float" office:value="1.4223024325" calcext:value-type="float">
            <text:p>1.4223024325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office:value-type="float" office:value="0.93027514" calcext:value-type="float">
            <text:p>0.93027514</text:p>
          </table:table-cell>
          <table:table-cell office:value-type="float" office:value="0.9162199" calcext:value-type="float">
            <text:p>0.9162199</text:p>
          </table:table-cell>
          <table:table-cell office:value-type="float" office:value="0.1538197" calcext:value-type="float">
            <text:p>0.1538197</text:p>
          </table:table-cell>
          <table:table-cell office:value-type="float" office:value="1.7385244" calcext:value-type="float">
            <text:p>1.7385244</text:p>
          </table:table-cell>
          <table:table-cell office:value-type="float" office:value="3.2862287" calcext:value-type="float">
            <text:p>3.2862287</text:p>
          </table:table-cell>
          <table:table-cell office:value-type="float" office:value="1.4495785" calcext:value-type="float">
            <text:p>1.4495785</text:p>
          </table:table-cell>
          <table:table-cell office:value-type="float" office:value="0.4033133" calcext:value-type="float">
            <text:p>0.4033133</text:p>
          </table:table-cell>
          <table:table-cell office:value-type="float" office:value="0.85414386" calcext:value-type="float">
            <text:p>0.85414386</text:p>
          </table:table-cell>
          <table:table-cell office:value-type="float" office:value="4.7410836" calcext:value-type="float">
            <text:p>4.7410836</text:p>
          </table:table-cell>
          <table:table-cell office:value-type="float" office:value="0.08651495" calcext:value-type="float">
            <text:p>0.08651495</text:p>
          </table:table-cell>
          <table:table-cell table:formula="of:=AVERAGE([.B916:.K916])" office:value-type="float" office:value="1.455970205" calcext:value-type="float">
            <text:p>1.455970205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office:value-type="float" office:value="1.0266967" calcext:value-type="float">
            <text:p>1.0266967</text:p>
          </table:table-cell>
          <table:table-cell office:value-type="float" office:value="0.8067884" calcext:value-type="float">
            <text:p>0.8067884</text:p>
          </table:table-cell>
          <table:table-cell office:value-type="float" office:value="0.24259728" calcext:value-type="float">
            <text:p>0.24259728</text:p>
          </table:table-cell>
          <table:table-cell office:value-type="float" office:value="1.8926008" calcext:value-type="float">
            <text:p>1.8926008</text:p>
          </table:table-cell>
          <table:table-cell office:value-type="float" office:value="3.2951872" calcext:value-type="float">
            <text:p>3.2951872</text:p>
          </table:table-cell>
          <table:table-cell office:value-type="float" office:value="1.427418" calcext:value-type="float">
            <text:p>1.427418</text:p>
          </table:table-cell>
          <table:table-cell office:value-type="float" office:value="0.44260612" calcext:value-type="float">
            <text:p>0.44260612</text:p>
          </table:table-cell>
          <table:table-cell office:value-type="float" office:value="0.8418951" calcext:value-type="float">
            <text:p>0.8418951</text:p>
          </table:table-cell>
          <table:table-cell office:value-type="float" office:value="4.466699" calcext:value-type="float">
            <text:p>4.466699</text:p>
          </table:table-cell>
          <table:table-cell office:value-type="float" office:value="0.08650229" calcext:value-type="float">
            <text:p>0.08650229</text:p>
          </table:table-cell>
          <table:table-cell table:formula="of:=AVERAGE([.B917:.K917])" office:value-type="float" office:value="1.452899089" calcext:value-type="float">
            <text:p>1.452899089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office:value-type="float" office:value="1.0270617" calcext:value-type="float">
            <text:p>1.0270617</text:p>
          </table:table-cell>
          <table:table-cell office:value-type="float" office:value="0.821645" calcext:value-type="float">
            <text:p>0.821645</text:p>
          </table:table-cell>
          <table:table-cell office:value-type="float" office:value="0.1538197" calcext:value-type="float">
            <text:p>0.1538197</text:p>
          </table:table-cell>
          <table:table-cell office:value-type="float" office:value="1.8973795" calcext:value-type="float">
            <text:p>1.8973795</text:p>
          </table:table-cell>
          <table:table-cell office:value-type="float" office:value="3.2952154" calcext:value-type="float">
            <text:p>3.2952154</text:p>
          </table:table-cell>
          <table:table-cell office:value-type="float" office:value="1.2247895" calcext:value-type="float">
            <text:p>1.2247895</text:p>
          </table:table-cell>
          <table:table-cell office:value-type="float" office:value="0.40306392" calcext:value-type="float">
            <text:p>0.40306392</text:p>
          </table:table-cell>
          <table:table-cell office:value-type="float" office:value="0.8418951" calcext:value-type="float">
            <text:p>0.8418951</text:p>
          </table:table-cell>
          <table:table-cell office:value-type="float" office:value="4.7427483" calcext:value-type="float">
            <text:p>4.7427483</text:p>
          </table:table-cell>
          <table:table-cell office:value-type="float" office:value="0.14640091" calcext:value-type="float">
            <text:p>0.14640091</text:p>
          </table:table-cell>
          <table:table-cell table:formula="of:=AVERAGE([.B918:.K918])" office:value-type="float" office:value="1.455401903" calcext:value-type="float">
            <text:p>1.455401903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office:value-type="float" office:value="0.7222993" calcext:value-type="float">
            <text:p>0.7222993</text:p>
          </table:table-cell>
          <table:table-cell office:value-type="float" office:value="0.9006674" calcext:value-type="float">
            <text:p>0.9006674</text:p>
          </table:table-cell>
          <table:table-cell office:value-type="float" office:value="0.24275644" calcext:value-type="float">
            <text:p>0.24275644</text:p>
          </table:table-cell>
          <table:table-cell office:value-type="float" office:value="1.8943434" calcext:value-type="float">
            <text:p>1.8943434</text:p>
          </table:table-cell>
          <table:table-cell office:value-type="float" office:value="3.470417" calcext:value-type="float">
            <text:p>3.470417</text:p>
          </table:table-cell>
          <table:table-cell office:value-type="float" office:value="1.279348" calcext:value-type="float">
            <text:p>1.279348</text:p>
          </table:table-cell>
          <table:table-cell office:value-type="float" office:value="0.45849618" calcext:value-type="float">
            <text:p>0.45849618</text:p>
          </table:table-cell>
          <table:table-cell office:value-type="float" office:value="0.69757664" calcext:value-type="float">
            <text:p>0.69757664</text:p>
          </table:table-cell>
          <table:table-cell office:value-type="float" office:value="4.754049" calcext:value-type="float">
            <text:p>4.754049</text:p>
          </table:table-cell>
          <table:table-cell office:value-type="float" office:value="0.123514466" calcext:value-type="float">
            <text:p>0.123514466</text:p>
          </table:table-cell>
          <table:table-cell table:formula="of:=AVERAGE([.B919:.K919])" office:value-type="float" office:value="1.4543467826" calcext:value-type="float">
            <text:p>1.4543467826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office:value-type="float" office:value="0.7223104" calcext:value-type="float">
            <text:p>0.7223104</text:p>
          </table:table-cell>
          <table:table-cell office:value-type="float" office:value="0.91694915" calcext:value-type="float">
            <text:p>0.91694915</text:p>
          </table:table-cell>
          <table:table-cell office:value-type="float" office:value="0.14615613" calcext:value-type="float">
            <text:p>0.14615613</text:p>
          </table:table-cell>
          <table:table-cell office:value-type="float" office:value="1.7188098" calcext:value-type="float">
            <text:p>1.7188098</text:p>
          </table:table-cell>
          <table:table-cell office:value-type="float" office:value="3.4950068" calcext:value-type="float">
            <text:p>3.4950068</text:p>
          </table:table-cell>
          <table:table-cell office:value-type="float" office:value="1.125689" calcext:value-type="float">
            <text:p>1.125689</text:p>
          </table:table-cell>
          <table:table-cell office:value-type="float" office:value="0.39267895" calcext:value-type="float">
            <text:p>0.39267895</text:p>
          </table:table-cell>
          <table:table-cell office:value-type="float" office:value="0.90135294" calcext:value-type="float">
            <text:p>0.90135294</text:p>
          </table:table-cell>
          <table:table-cell office:value-type="float" office:value="4.754049" calcext:value-type="float">
            <text:p>4.754049</text:p>
          </table:table-cell>
          <table:table-cell office:value-type="float" office:value="0.08595271" calcext:value-type="float">
            <text:p>0.08595271</text:p>
          </table:table-cell>
          <table:table-cell table:formula="of:=AVERAGE([.B920:.K920])" office:value-type="float" office:value="1.425895488" calcext:value-type="float">
            <text:p>1.425895488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office:value-type="float" office:value="0.9284494" calcext:value-type="float">
            <text:p>0.9284494</text:p>
          </table:table-cell>
          <table:table-cell office:value-type="float" office:value="0.7141645" calcext:value-type="float">
            <text:p>0.7141645</text:p>
          </table:table-cell>
          <table:table-cell office:value-type="float" office:value="0.24259728" calcext:value-type="float">
            <text:p>0.24259728</text:p>
          </table:table-cell>
          <table:table-cell office:value-type="float" office:value="1.8934406" calcext:value-type="float">
            <text:p>1.8934406</text:p>
          </table:table-cell>
          <table:table-cell office:value-type="float" office:value="3.4972937" calcext:value-type="float">
            <text:p>3.4972937</text:p>
          </table:table-cell>
          <table:table-cell office:value-type="float" office:value="1.0904397" calcext:value-type="float">
            <text:p>1.0904397</text:p>
          </table:table-cell>
          <table:table-cell office:value-type="float" office:value="0.4027513" calcext:value-type="float">
            <text:p>0.4027513</text:p>
          </table:table-cell>
          <table:table-cell office:value-type="float" office:value="0.97716314" calcext:value-type="float">
            <text:p>0.97716314</text:p>
          </table:table-cell>
          <table:table-cell office:value-type="float" office:value="4.466773" calcext:value-type="float">
            <text:p>4.466773</text:p>
          </table:table-cell>
          <table:table-cell office:value-type="float" office:value="0.0862242" calcext:value-type="float">
            <text:p>0.0862242</text:p>
          </table:table-cell>
          <table:table-cell table:formula="of:=AVERAGE([.B921:.K921])" office:value-type="float" office:value="1.429929682" calcext:value-type="float">
            <text:p>1.429929682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office:value-type="float" office:value="0.9366392" calcext:value-type="float">
            <text:p>0.9366392</text:p>
          </table:table-cell>
          <table:table-cell office:value-type="float" office:value="0.7393828" calcext:value-type="float">
            <text:p>0.7393828</text:p>
          </table:table-cell>
          <table:table-cell office:value-type="float" office:value="0.14965236" calcext:value-type="float">
            <text:p>0.14965236</text:p>
          </table:table-cell>
          <table:table-cell office:value-type="float" office:value="1.8992704" calcext:value-type="float">
            <text:p>1.8992704</text:p>
          </table:table-cell>
          <table:table-cell office:value-type="float" office:value="3.469179" calcext:value-type="float">
            <text:p>3.469179</text:p>
          </table:table-cell>
          <table:table-cell office:value-type="float" office:value="1.0347778" calcext:value-type="float">
            <text:p>1.0347778</text:p>
          </table:table-cell>
          <table:table-cell office:value-type="float" office:value="0.4266888" calcext:value-type="float">
            <text:p>0.4266888</text:p>
          </table:table-cell>
          <table:table-cell office:value-type="float" office:value="0.64656436" calcext:value-type="float">
            <text:p>0.64656436</text:p>
          </table:table-cell>
          <table:table-cell office:value-type="float" office:value="4.5123305" calcext:value-type="float">
            <text:p>4.5123305</text:p>
          </table:table-cell>
          <table:table-cell office:value-type="float" office:value="0.097088195" calcext:value-type="float">
            <text:p>0.097088195</text:p>
          </table:table-cell>
          <table:table-cell table:formula="of:=AVERAGE([.B922:.K922])" office:value-type="float" office:value="1.3911573415" calcext:value-type="float">
            <text:p>1.3911573415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office:value-type="float" office:value="0.98565996" calcext:value-type="float">
            <text:p>0.98565996</text:p>
          </table:table-cell>
          <table:table-cell office:value-type="float" office:value="0.7068378" calcext:value-type="float">
            <text:p>0.7068378</text:p>
          </table:table-cell>
          <table:table-cell office:value-type="float" office:value="0.21580027" calcext:value-type="float">
            <text:p>0.21580027</text:p>
          </table:table-cell>
          <table:table-cell office:value-type="float" office:value="1.854102" calcext:value-type="float">
            <text:p>1.854102</text:p>
          </table:table-cell>
          <table:table-cell office:value-type="float" office:value="3.2869778" calcext:value-type="float">
            <text:p>3.2869778</text:p>
          </table:table-cell>
          <table:table-cell office:value-type="float" office:value="1.2676275" calcext:value-type="float">
            <text:p>1.2676275</text:p>
          </table:table-cell>
          <table:table-cell office:value-type="float" office:value="0.42586404" calcext:value-type="float">
            <text:p>0.42586404</text:p>
          </table:table-cell>
          <table:table-cell office:value-type="float" office:value="0.9795407" calcext:value-type="float">
            <text:p>0.9795407</text:p>
          </table:table-cell>
          <table:table-cell office:value-type="float" office:value="4.5683684" calcext:value-type="float">
            <text:p>4.5683684</text:p>
          </table:table-cell>
          <table:table-cell office:value-type="float" office:value="0.07609328" calcext:value-type="float">
            <text:p>0.07609328</text:p>
          </table:table-cell>
          <table:table-cell table:formula="of:=AVERAGE([.B923:.K923])" office:value-type="float" office:value="1.436687175" calcext:value-type="float">
            <text:p>1.436687175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office:value-type="float" office:value="0.98565996" calcext:value-type="float">
            <text:p>0.98565996</text:p>
          </table:table-cell>
          <table:table-cell office:value-type="float" office:value="0.73958945" calcext:value-type="float">
            <text:p>0.73958945</text:p>
          </table:table-cell>
          <table:table-cell office:value-type="float" office:value="0.19851921" calcext:value-type="float">
            <text:p>0.19851921</text:p>
          </table:table-cell>
          <table:table-cell office:value-type="float" office:value="1.900421" calcext:value-type="float">
            <text:p>1.900421</text:p>
          </table:table-cell>
          <table:table-cell office:value-type="float" office:value="3.6064057" calcext:value-type="float">
            <text:p>3.6064057</text:p>
          </table:table-cell>
          <table:table-cell office:value-type="float" office:value="1.2794329" calcext:value-type="float">
            <text:p>1.2794329</text:p>
          </table:table-cell>
          <table:table-cell office:value-type="float" office:value="0.4519651" calcext:value-type="float">
            <text:p>0.4519651</text:p>
          </table:table-cell>
          <table:table-cell office:value-type="float" office:value="0.9022016" calcext:value-type="float">
            <text:p>0.9022016</text:p>
          </table:table-cell>
          <table:table-cell office:value-type="float" office:value="4.6488214" calcext:value-type="float">
            <text:p>4.6488214</text:p>
          </table:table-cell>
          <table:table-cell office:value-type="float" office:value="0.19075337" calcext:value-type="float">
            <text:p>0.19075337</text:p>
          </table:table-cell>
          <table:table-cell table:formula="of:=AVERAGE([.B924:.K924])" office:value-type="float" office:value="1.490376969" calcext:value-type="float">
            <text:p>1.490376969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office:value-type="float" office:value="0.7864769" calcext:value-type="float">
            <text:p>0.7864769</text:p>
          </table:table-cell>
          <table:table-cell office:value-type="float" office:value="0.7564863" calcext:value-type="float">
            <text:p>0.7564863</text:p>
          </table:table-cell>
          <table:table-cell office:value-type="float" office:value="0.17325403" calcext:value-type="float">
            <text:p>0.17325403</text:p>
          </table:table-cell>
          <table:table-cell office:value-type="float" office:value="1.9034675" calcext:value-type="float">
            <text:p>1.9034675</text:p>
          </table:table-cell>
          <table:table-cell office:value-type="float" office:value="3.7644928" calcext:value-type="float">
            <text:p>3.7644928</text:p>
          </table:table-cell>
          <table:table-cell office:value-type="float" office:value="1.2804213" calcext:value-type="float">
            <text:p>1.2804213</text:p>
          </table:table-cell>
          <table:table-cell office:value-type="float" office:value="0.45816448" calcext:value-type="float">
            <text:p>0.45816448</text:p>
          </table:table-cell>
          <table:table-cell office:value-type="float" office:value="0.9039007" calcext:value-type="float">
            <text:p>0.9039007</text:p>
          </table:table-cell>
          <table:table-cell office:value-type="float" office:value="4.507638" calcext:value-type="float">
            <text:p>4.507638</text:p>
          </table:table-cell>
          <table:table-cell office:value-type="float" office:value="0.088898234" calcext:value-type="float">
            <text:p>0.088898234</text:p>
          </table:table-cell>
          <table:table-cell table:formula="of:=AVERAGE([.B925:.K925])" office:value-type="float" office:value="1.4623200244" calcext:value-type="float">
            <text:p>1.4623200244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office:value-type="float" office:value="0.9866697" calcext:value-type="float">
            <text:p>0.9866697</text:p>
          </table:table-cell>
          <table:table-cell office:value-type="float" office:value="0.7349765" calcext:value-type="float">
            <text:p>0.7349765</text:p>
          </table:table-cell>
          <table:table-cell office:value-type="float" office:value="0.12758146" calcext:value-type="float">
            <text:p>0.12758146</text:p>
          </table:table-cell>
          <table:table-cell office:value-type="float" office:value="1.9020083" calcext:value-type="float">
            <text:p>1.9020083</text:p>
          </table:table-cell>
          <table:table-cell office:value-type="float" office:value="3.4722986" calcext:value-type="float">
            <text:p>3.4722986</text:p>
          </table:table-cell>
          <table:table-cell office:value-type="float" office:value="1.2448181" calcext:value-type="float">
            <text:p>1.2448181</text:p>
          </table:table-cell>
          <table:table-cell office:value-type="float" office:value="0.403847" calcext:value-type="float">
            <text:p>0.403847</text:p>
          </table:table-cell>
          <table:table-cell office:value-type="float" office:value="0.9889134" calcext:value-type="float">
            <text:p>0.9889134</text:p>
          </table:table-cell>
          <table:table-cell office:value-type="float" office:value="4.612685" calcext:value-type="float">
            <text:p>4.612685</text:p>
          </table:table-cell>
          <table:table-cell office:value-type="float" office:value="0.0827319" calcext:value-type="float">
            <text:p>0.0827319</text:p>
          </table:table-cell>
          <table:table-cell table:formula="of:=AVERAGE([.B926:.K926])" office:value-type="float" office:value="1.455652996" calcext:value-type="float">
            <text:p>1.455652996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office:value-type="float" office:value="1.0641572" calcext:value-type="float">
            <text:p>1.0641572</text:p>
          </table:table-cell>
          <table:table-cell office:value-type="float" office:value="0.73551095" calcext:value-type="float">
            <text:p>0.73551095</text:p>
          </table:table-cell>
          <table:table-cell office:value-type="float" office:value="0.1303346" calcext:value-type="float">
            <text:p>0.1303346</text:p>
          </table:table-cell>
          <table:table-cell office:value-type="float" office:value="1.8726419" calcext:value-type="float">
            <text:p>1.8726419</text:p>
          </table:table-cell>
          <table:table-cell office:value-type="float" office:value="3.436072" calcext:value-type="float">
            <text:p>3.436072</text:p>
          </table:table-cell>
          <table:table-cell office:value-type="float" office:value="1.3048999" calcext:value-type="float">
            <text:p>1.3048999</text:p>
          </table:table-cell>
          <table:table-cell office:value-type="float" office:value="0.45912358" calcext:value-type="float">
            <text:p>0.45912358</text:p>
          </table:table-cell>
          <table:table-cell office:value-type="float" office:value="0.9039007" calcext:value-type="float">
            <text:p>0.9039007</text:p>
          </table:table-cell>
          <table:table-cell office:value-type="float" office:value="4.748358" calcext:value-type="float">
            <text:p>4.748358</text:p>
          </table:table-cell>
          <table:table-cell office:value-type="float" office:value="0.09015534" calcext:value-type="float">
            <text:p>0.09015534</text:p>
          </table:table-cell>
          <table:table-cell table:formula="of:=AVERAGE([.B927:.K927])" office:value-type="float" office:value="1.474515417" calcext:value-type="float">
            <text:p>1.474515417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office:value-type="float" office:value="1.0278355" calcext:value-type="float">
            <text:p>1.0278355</text:p>
          </table:table-cell>
          <table:table-cell office:value-type="float" office:value="0.92312586" calcext:value-type="float">
            <text:p>0.92312586</text:p>
          </table:table-cell>
          <table:table-cell office:value-type="float" office:value="0.1303346" calcext:value-type="float">
            <text:p>0.1303346</text:p>
          </table:table-cell>
          <table:table-cell office:value-type="float" office:value="1.8339629" calcext:value-type="float">
            <text:p>1.8339629</text:p>
          </table:table-cell>
          <table:table-cell office:value-type="float" office:value="3.437864" calcext:value-type="float">
            <text:p>3.437864</text:p>
          </table:table-cell>
          <table:table-cell office:value-type="float" office:value="1.290721" calcext:value-type="float">
            <text:p>1.290721</text:p>
          </table:table-cell>
          <table:table-cell office:value-type="float" office:value="0.4574778" calcext:value-type="float">
            <text:p>0.4574778</text:p>
          </table:table-cell>
          <table:table-cell office:value-type="float" office:value="0.9990699" calcext:value-type="float">
            <text:p>0.9990699</text:p>
          </table:table-cell>
          <table:table-cell office:value-type="float" office:value="4.554398" calcext:value-type="float">
            <text:p>4.554398</text:p>
          </table:table-cell>
          <table:table-cell office:value-type="float" office:value="0.089834794" calcext:value-type="float">
            <text:p>0.089834794</text:p>
          </table:table-cell>
          <table:table-cell table:formula="of:=AVERAGE([.B928:.K928])" office:value-type="float" office:value="1.4744624354" calcext:value-type="float">
            <text:p>1.4744624354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office:value-type="float" office:value="1.065073" calcext:value-type="float">
            <text:p>1.065073</text:p>
          </table:table-cell>
          <table:table-cell office:value-type="float" office:value="0.7355265" calcext:value-type="float">
            <text:p>0.7355265</text:p>
          </table:table-cell>
          <table:table-cell office:value-type="float" office:value="0.15146083" calcext:value-type="float">
            <text:p>0.15146083</text:p>
          </table:table-cell>
          <table:table-cell office:value-type="float" office:value="1.9083236" calcext:value-type="float">
            <text:p>1.9083236</text:p>
          </table:table-cell>
          <table:table-cell office:value-type="float" office:value="3.2869778" calcext:value-type="float">
            <text:p>3.2869778</text:p>
          </table:table-cell>
          <table:table-cell office:value-type="float" office:value="1.1239882" calcext:value-type="float">
            <text:p>1.1239882</text:p>
          </table:table-cell>
          <table:table-cell office:value-type="float" office:value="0.43916652" calcext:value-type="float">
            <text:p>0.43916652</text:p>
          </table:table-cell>
          <table:table-cell office:value-type="float" office:value="0.7125394" calcext:value-type="float">
            <text:p>0.7125394</text:p>
          </table:table-cell>
          <table:table-cell office:value-type="float" office:value="4.7185845" calcext:value-type="float">
            <text:p>4.7185845</text:p>
          </table:table-cell>
          <table:table-cell office:value-type="float" office:value="0.08766555" calcext:value-type="float">
            <text:p>0.08766555</text:p>
          </table:table-cell>
          <table:table-cell table:formula="of:=AVERAGE([.B929:.K929])" office:value-type="float" office:value="1.42293059" calcext:value-type="float">
            <text:p>1.42293059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office:value-type="float" office:value="0.91885763" calcext:value-type="float">
            <text:p>0.91885763</text:p>
          </table:table-cell>
          <table:table-cell office:value-type="float" office:value="0.9186677" calcext:value-type="float">
            <text:p>0.9186677</text:p>
          </table:table-cell>
          <table:table-cell office:value-type="float" office:value="0.19655037" calcext:value-type="float">
            <text:p>0.19655037</text:p>
          </table:table-cell>
          <table:table-cell office:value-type="float" office:value="2.1185024" calcext:value-type="float">
            <text:p>2.1185024</text:p>
          </table:table-cell>
          <table:table-cell office:value-type="float" office:value="3.2858887" calcext:value-type="float">
            <text:p>3.2858887</text:p>
          </table:table-cell>
          <table:table-cell office:value-type="float" office:value="1.1638966" calcext:value-type="float">
            <text:p>1.1638966</text:p>
          </table:table-cell>
          <table:table-cell office:value-type="float" office:value="0.39131317" calcext:value-type="float">
            <text:p>0.39131317</text:p>
          </table:table-cell>
          <table:table-cell office:value-type="float" office:value="1.023445" calcext:value-type="float">
            <text:p>1.023445</text:p>
          </table:table-cell>
          <table:table-cell office:value-type="float" office:value="4.4673786" calcext:value-type="float">
            <text:p>4.4673786</text:p>
          </table:table-cell>
          <table:table-cell office:value-type="float" office:value="0.08850583" calcext:value-type="float">
            <text:p>0.08850583</text:p>
          </table:table-cell>
          <table:table-cell table:formula="of:=AVERAGE([.B930:.K930])" office:value-type="float" office:value="1.4573006" calcext:value-type="float">
            <text:p>1.4573006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office:value-type="float" office:value="1.0815653" calcext:value-type="float">
            <text:p>1.0815653</text:p>
          </table:table-cell>
          <table:table-cell office:value-type="float" office:value="0.7818076" calcext:value-type="float">
            <text:p>0.7818076</text:p>
          </table:table-cell>
          <table:table-cell office:value-type="float" office:value="0.15138459" calcext:value-type="float">
            <text:p>0.15138459</text:p>
          </table:table-cell>
          <table:table-cell office:value-type="float" office:value="2.1198168" calcext:value-type="float">
            <text:p>2.1198168</text:p>
          </table:table-cell>
          <table:table-cell office:value-type="float" office:value="3.6439257" calcext:value-type="float">
            <text:p>3.6439257</text:p>
          </table:table-cell>
          <table:table-cell office:value-type="float" office:value="1.246006" calcext:value-type="float">
            <text:p>1.246006</text:p>
          </table:table-cell>
          <table:table-cell office:value-type="float" office:value="0.46116188" calcext:value-type="float">
            <text:p>0.46116188</text:p>
          </table:table-cell>
          <table:table-cell office:value-type="float" office:value="0.9639062" calcext:value-type="float">
            <text:p>0.9639062</text:p>
          </table:table-cell>
          <table:table-cell office:value-type="float" office:value="4.4680324" calcext:value-type="float">
            <text:p>4.4680324</text:p>
          </table:table-cell>
          <table:table-cell office:value-type="float" office:value="0.097952574" calcext:value-type="float">
            <text:p>0.097952574</text:p>
          </table:table-cell>
          <table:table-cell table:formula="of:=AVERAGE([.B931:.K931])" office:value-type="float" office:value="1.5015559044" calcext:value-type="float">
            <text:p>1.5015559044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office:value-type="float" office:value="0.95858127" calcext:value-type="float">
            <text:p>0.95858127</text:p>
          </table:table-cell>
          <table:table-cell office:value-type="float" office:value="0.70795274" calcext:value-type="float">
            <text:p>0.70795274</text:p>
          </table:table-cell>
          <table:table-cell office:value-type="float" office:value="0.14294367" calcext:value-type="float">
            <text:p>0.14294367</text:p>
          </table:table-cell>
          <table:table-cell office:value-type="float" office:value="2.0780666" calcext:value-type="float">
            <text:p>2.0780666</text:p>
          </table:table-cell>
          <table:table-cell office:value-type="float" office:value="3.7972925" calcext:value-type="float">
            <text:p>3.7972925</text:p>
          </table:table-cell>
          <table:table-cell office:value-type="float" office:value="1.243922" calcext:value-type="float">
            <text:p>1.243922</text:p>
          </table:table-cell>
          <table:table-cell office:value-type="float" office:value="0.40386117" calcext:value-type="float">
            <text:p>0.40386117</text:p>
          </table:table-cell>
          <table:table-cell office:value-type="float" office:value="0.7280292" calcext:value-type="float">
            <text:p>0.7280292</text:p>
          </table:table-cell>
          <table:table-cell office:value-type="float" office:value="4.6803784" calcext:value-type="float">
            <text:p>4.6803784</text:p>
          </table:table-cell>
          <table:table-cell office:value-type="float" office:value="0.0879973" calcext:value-type="float">
            <text:p>0.0879973</text:p>
          </table:table-cell>
          <table:table-cell table:formula="of:=AVERAGE([.B932:.K932])" office:value-type="float" office:value="1.482902485" calcext:value-type="float">
            <text:p>1.482902485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office:value-type="float" office:value="0.7616482" calcext:value-type="float">
            <text:p>0.7616482</text:p>
          </table:table-cell>
          <table:table-cell office:value-type="float" office:value="0.7878264" calcext:value-type="float">
            <text:p>0.7878264</text:p>
          </table:table-cell>
          <table:table-cell office:value-type="float" office:value="0.13145998" calcext:value-type="float">
            <text:p>0.13145998</text:p>
          </table:table-cell>
          <table:table-cell office:value-type="float" office:value="1.4694474" calcext:value-type="float">
            <text:p>1.4694474</text:p>
          </table:table-cell>
          <table:table-cell office:value-type="float" office:value="3.8269794" calcext:value-type="float">
            <text:p>3.8269794</text:p>
          </table:table-cell>
          <table:table-cell office:value-type="float" office:value="1.1484559" calcext:value-type="float">
            <text:p>1.1484559</text:p>
          </table:table-cell>
          <table:table-cell office:value-type="float" office:value="0.45947677" calcext:value-type="float">
            <text:p>0.45947677</text:p>
          </table:table-cell>
          <table:table-cell office:value-type="float" office:value="0.9657363" calcext:value-type="float">
            <text:p>0.9657363</text:p>
          </table:table-cell>
          <table:table-cell office:value-type="float" office:value="4.737694" calcext:value-type="float">
            <text:p>4.737694</text:p>
          </table:table-cell>
          <table:table-cell office:value-type="float" office:value="0.09593458" calcext:value-type="float">
            <text:p>0.09593458</text:p>
          </table:table-cell>
          <table:table-cell table:formula="of:=AVERAGE([.B933:.K933])" office:value-type="float" office:value="1.438465893" calcext:value-type="float">
            <text:p>1.438465893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office:value-type="float" office:value="0.9104385" calcext:value-type="float">
            <text:p>0.9104385</text:p>
          </table:table-cell>
          <table:table-cell office:value-type="float" office:value="0.73554957" calcext:value-type="float">
            <text:p>0.73554957</text:p>
          </table:table-cell>
          <table:table-cell office:value-type="float" office:value="0.14268996" calcext:value-type="float">
            <text:p>0.14268996</text:p>
          </table:table-cell>
          <table:table-cell office:value-type="float" office:value="2.1868703" calcext:value-type="float">
            <text:p>2.1868703</text:p>
          </table:table-cell>
          <table:table-cell office:value-type="float" office:value="3.4094799" calcext:value-type="float">
            <text:p>3.4094799</text:p>
          </table:table-cell>
          <table:table-cell office:value-type="float" office:value="1.382941" calcext:value-type="float">
            <text:p>1.382941</text:p>
          </table:table-cell>
          <table:table-cell office:value-type="float" office:value="0.4615874" calcext:value-type="float">
            <text:p>0.4615874</text:p>
          </table:table-cell>
          <table:table-cell office:value-type="float" office:value="0.9657108" calcext:value-type="float">
            <text:p>0.9657108</text:p>
          </table:table-cell>
          <table:table-cell office:value-type="float" office:value="4.227702" calcext:value-type="float">
            <text:p>4.227702</text:p>
          </table:table-cell>
          <table:table-cell office:value-type="float" office:value="0.088340126" calcext:value-type="float">
            <text:p>0.088340126</text:p>
          </table:table-cell>
          <table:table-cell table:formula="of:=AVERAGE([.B934:.K934])" office:value-type="float" office:value="1.4511309556" calcext:value-type="float">
            <text:p>1.4511309556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office:value-type="float" office:value="0.83404636" calcext:value-type="float">
            <text:p>0.83404636</text:p>
          </table:table-cell>
          <table:table-cell office:value-type="float" office:value="0.8919693" calcext:value-type="float">
            <text:p>0.8919693</text:p>
          </table:table-cell>
          <table:table-cell office:value-type="float" office:value="0.11317532" calcext:value-type="float">
            <text:p>0.11317532</text:p>
          </table:table-cell>
          <table:table-cell office:value-type="float" office:value="2.1946905" calcext:value-type="float">
            <text:p>2.1946905</text:p>
          </table:table-cell>
          <table:table-cell office:value-type="float" office:value="3.4293995" calcext:value-type="float">
            <text:p>3.4293995</text:p>
          </table:table-cell>
          <table:table-cell office:value-type="float" office:value="1.4068942" calcext:value-type="float">
            <text:p>1.4068942</text:p>
          </table:table-cell>
          <table:table-cell office:value-type="float" office:value="0.3901202" calcext:value-type="float">
            <text:p>0.3901202</text:p>
          </table:table-cell>
          <table:table-cell office:value-type="float" office:value="0.75905716" calcext:value-type="float">
            <text:p>0.75905716</text:p>
          </table:table-cell>
          <table:table-cell office:value-type="float" office:value="4.2753587" calcext:value-type="float">
            <text:p>4.2753587</text:p>
          </table:table-cell>
          <table:table-cell office:value-type="float" office:value="0.096933246" calcext:value-type="float">
            <text:p>0.096933246</text:p>
          </table:table-cell>
          <table:table-cell table:formula="of:=AVERAGE([.B935:.K935])" office:value-type="float" office:value="1.4391644486" calcext:value-type="float">
            <text:p>1.4391644486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office:value-type="float" office:value="0.9975632" calcext:value-type="float">
            <text:p>0.9975632</text:p>
          </table:table-cell>
          <table:table-cell office:value-type="float" office:value="0.9076087" calcext:value-type="float">
            <text:p>0.9076087</text:p>
          </table:table-cell>
          <table:table-cell office:value-type="float" office:value="0.14332081" calcext:value-type="float">
            <text:p>0.14332081</text:p>
          </table:table-cell>
          <table:table-cell office:value-type="float" office:value="1.4810804" calcext:value-type="float">
            <text:p>1.4810804</text:p>
          </table:table-cell>
          <table:table-cell office:value-type="float" office:value="3.2157521" calcext:value-type="float">
            <text:p>3.2157521</text:p>
          </table:table-cell>
          <table:table-cell office:value-type="float" office:value="1.408049" calcext:value-type="float">
            <text:p>1.408049</text:p>
          </table:table-cell>
          <table:table-cell office:value-type="float" office:value="0.45761424" calcext:value-type="float">
            <text:p>0.45761424</text:p>
          </table:table-cell>
          <table:table-cell office:value-type="float" office:value="0.7283029" calcext:value-type="float">
            <text:p>0.7283029</text:p>
          </table:table-cell>
          <table:table-cell office:value-type="float" office:value="4.1816745" calcext:value-type="float">
            <text:p>4.1816745</text:p>
          </table:table-cell>
          <table:table-cell office:value-type="float" office:value="0.084999286" calcext:value-type="float">
            <text:p>0.084999286</text:p>
          </table:table-cell>
          <table:table-cell table:formula="of:=AVERAGE([.B936:.K936])" office:value-type="float" office:value="1.3605965136" calcext:value-type="float">
            <text:p>1.3605965136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office:value-type="float" office:value="0.9414938" calcext:value-type="float">
            <text:p>0.9414938</text:p>
          </table:table-cell>
          <table:table-cell office:value-type="float" office:value="0.90759456" calcext:value-type="float">
            <text:p>0.90759456</text:p>
          </table:table-cell>
          <table:table-cell office:value-type="float" office:value="0.14917985" calcext:value-type="float">
            <text:p>0.14917985</text:p>
          </table:table-cell>
          <table:table-cell office:value-type="float" office:value="1.9830993" calcext:value-type="float">
            <text:p>1.9830993</text:p>
          </table:table-cell>
          <table:table-cell office:value-type="float" office:value="3.4092927" calcext:value-type="float">
            <text:p>3.4092927</text:p>
          </table:table-cell>
          <table:table-cell office:value-type="float" office:value="1.4103622" calcext:value-type="float">
            <text:p>1.4103622</text:p>
          </table:table-cell>
          <table:table-cell office:value-type="float" office:value="0.45158944" calcext:value-type="float">
            <text:p>0.45158944</text:p>
          </table:table-cell>
          <table:table-cell office:value-type="float" office:value="0.87372655" calcext:value-type="float">
            <text:p>0.87372655</text:p>
          </table:table-cell>
          <table:table-cell office:value-type="float" office:value="4.792641" calcext:value-type="float">
            <text:p>4.792641</text:p>
          </table:table-cell>
          <table:table-cell office:value-type="float" office:value="0.07576216" calcext:value-type="float">
            <text:p>0.07576216</text:p>
          </table:table-cell>
          <table:table-cell table:formula="of:=AVERAGE([.B937:.K937])" office:value-type="float" office:value="1.499474156" calcext:value-type="float">
            <text:p>1.499474156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office:value-type="float" office:value="1.0802149" calcext:value-type="float">
            <text:p>1.0802149</text:p>
          </table:table-cell>
          <table:table-cell office:value-type="float" office:value="0.9076087" calcext:value-type="float">
            <text:p>0.9076087</text:p>
          </table:table-cell>
          <table:table-cell office:value-type="float" office:value="0.14964011" calcext:value-type="float">
            <text:p>0.14964011</text:p>
          </table:table-cell>
          <table:table-cell office:value-type="float" office:value="2.141246" calcext:value-type="float">
            <text:p>2.141246</text:p>
          </table:table-cell>
          <table:table-cell office:value-type="float" office:value="3.3152313" calcext:value-type="float">
            <text:p>3.3152313</text:p>
          </table:table-cell>
          <table:table-cell office:value-type="float" office:value="1.2727051" calcext:value-type="float">
            <text:p>1.2727051</text:p>
          </table:table-cell>
          <table:table-cell office:value-type="float" office:value="0.4555687" calcext:value-type="float">
            <text:p>0.4555687</text:p>
          </table:table-cell>
          <table:table-cell office:value-type="float" office:value="0.882636" calcext:value-type="float">
            <text:p>0.882636</text:p>
          </table:table-cell>
          <table:table-cell office:value-type="float" office:value="4.574534" calcext:value-type="float">
            <text:p>4.574534</text:p>
          </table:table-cell>
          <table:table-cell office:value-type="float" office:value="0.07696611" calcext:value-type="float">
            <text:p>0.07696611</text:p>
          </table:table-cell>
          <table:table-cell table:formula="of:=AVERAGE([.B938:.K938])" office:value-type="float" office:value="1.485635092" calcext:value-type="float">
            <text:p>1.485635092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office:value-type="float" office:value="0.92333925" calcext:value-type="float">
            <text:p>0.92333925</text:p>
          </table:table-cell>
          <table:table-cell office:value-type="float" office:value="0.91209316" calcext:value-type="float">
            <text:p>0.91209316</text:p>
          </table:table-cell>
          <table:table-cell office:value-type="float" office:value="0.15027297" calcext:value-type="float">
            <text:p>0.15027297</text:p>
          </table:table-cell>
          <table:table-cell office:value-type="float" office:value="2.1480105" calcext:value-type="float">
            <text:p>2.1480105</text:p>
          </table:table-cell>
          <table:table-cell office:value-type="float" office:value="3.2847002" calcext:value-type="float">
            <text:p>3.2847002</text:p>
          </table:table-cell>
          <table:table-cell office:value-type="float" office:value="1.409819" calcext:value-type="float">
            <text:p>1.409819</text:p>
          </table:table-cell>
          <table:table-cell office:value-type="float" office:value="0.44492295" calcext:value-type="float">
            <text:p>0.44492295</text:p>
          </table:table-cell>
          <table:table-cell office:value-type="float" office:value="0.8143593" calcext:value-type="float">
            <text:p>0.8143593</text:p>
          </table:table-cell>
          <table:table-cell office:value-type="float" office:value="4.5168304" calcext:value-type="float">
            <text:p>4.5168304</text:p>
          </table:table-cell>
          <table:table-cell office:value-type="float" office:value="0.080707185" calcext:value-type="float">
            <text:p>0.080707185</text:p>
          </table:table-cell>
          <table:table-cell table:formula="of:=AVERAGE([.B939:.K939])" office:value-type="float" office:value="1.4685054915" calcext:value-type="float">
            <text:p>1.4685054915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office:value-type="float" office:value="0.83404636" calcext:value-type="float">
            <text:p>0.83404636</text:p>
          </table:table-cell>
          <table:table-cell office:value-type="float" office:value="0.7339365" calcext:value-type="float">
            <text:p>0.7339365</text:p>
          </table:table-cell>
          <table:table-cell office:value-type="float" office:value="0.13461934" calcext:value-type="float">
            <text:p>0.13461934</text:p>
          </table:table-cell>
          <table:table-cell office:value-type="float" office:value="1.8583434" calcext:value-type="float">
            <text:p>1.8583434</text:p>
          </table:table-cell>
          <table:table-cell office:value-type="float" office:value="3.2087111" calcext:value-type="float">
            <text:p>3.2087111</text:p>
          </table:table-cell>
          <table:table-cell office:value-type="float" office:value="1.4091444" calcext:value-type="float">
            <text:p>1.4091444</text:p>
          </table:table-cell>
          <table:table-cell office:value-type="float" office:value="0.4587153" calcext:value-type="float">
            <text:p>0.4587153</text:p>
          </table:table-cell>
          <table:table-cell office:value-type="float" office:value="0.8781595" calcext:value-type="float">
            <text:p>0.8781595</text:p>
          </table:table-cell>
          <table:table-cell office:value-type="float" office:value="4.7779164" calcext:value-type="float">
            <text:p>4.7779164</text:p>
          </table:table-cell>
          <table:table-cell office:value-type="float" office:value="0.08063611" calcext:value-type="float">
            <text:p>0.08063611</text:p>
          </table:table-cell>
          <table:table-cell table:formula="of:=AVERAGE([.B940:.K940])" office:value-type="float" office:value="1.437422841" calcext:value-type="float">
            <text:p>1.437422841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office:value-type="float" office:value="0.83404636" calcext:value-type="float">
            <text:p>0.83404636</text:p>
          </table:table-cell>
          <table:table-cell office:value-type="float" office:value="0.8370061" calcext:value-type="float">
            <text:p>0.8370061</text:p>
          </table:table-cell>
          <table:table-cell office:value-type="float" office:value="0.14238778" calcext:value-type="float">
            <text:p>0.14238778</text:p>
          </table:table-cell>
          <table:table-cell office:value-type="float" office:value="1.4650016" calcext:value-type="float">
            <text:p>1.4650016</text:p>
          </table:table-cell>
          <table:table-cell office:value-type="float" office:value="3.2847056" calcext:value-type="float">
            <text:p>3.2847056</text:p>
          </table:table-cell>
          <table:table-cell office:value-type="float" office:value="1.3521495" calcext:value-type="float">
            <text:p>1.3521495</text:p>
          </table:table-cell>
          <table:table-cell office:value-type="float" office:value="0.40646192" calcext:value-type="float">
            <text:p>0.40646192</text:p>
          </table:table-cell>
          <table:table-cell office:value-type="float" office:value="0.8651393" calcext:value-type="float">
            <text:p>0.8651393</text:p>
          </table:table-cell>
          <table:table-cell office:value-type="float" office:value="4.471827" calcext:value-type="float">
            <text:p>4.471827</text:p>
          </table:table-cell>
          <table:table-cell office:value-type="float" office:value="0.08740636" calcext:value-type="float">
            <text:p>0.08740636</text:p>
          </table:table-cell>
          <table:table-cell table:formula="of:=AVERAGE([.B941:.K941])" office:value-type="float" office:value="1.374613152" calcext:value-type="float">
            <text:p>1.374613152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office:value-type="float" office:value="0.97789496" calcext:value-type="float">
            <text:p>0.97789496</text:p>
          </table:table-cell>
          <table:table-cell office:value-type="float" office:value="0.87294596" calcext:value-type="float">
            <text:p>0.87294596</text:p>
          </table:table-cell>
          <table:table-cell office:value-type="float" office:value="0.14878328" calcext:value-type="float">
            <text:p>0.14878328</text:p>
          </table:table-cell>
          <table:table-cell office:value-type="float" office:value="1.4650016" calcext:value-type="float">
            <text:p>1.4650016</text:p>
          </table:table-cell>
          <table:table-cell office:value-type="float" office:value="3.212955" calcext:value-type="float">
            <text:p>3.212955</text:p>
          </table:table-cell>
          <table:table-cell office:value-type="float" office:value="1.4354926" calcext:value-type="float">
            <text:p>1.4354926</text:p>
          </table:table-cell>
          <table:table-cell office:value-type="float" office:value="0.4525304" calcext:value-type="float">
            <text:p>0.4525304</text:p>
          </table:table-cell>
          <table:table-cell office:value-type="float" office:value="0.7591767" calcext:value-type="float">
            <text:p>0.7591767</text:p>
          </table:table-cell>
          <table:table-cell office:value-type="float" office:value="4.5881915" calcext:value-type="float">
            <text:p>4.5881915</text:p>
          </table:table-cell>
          <table:table-cell office:value-type="float" office:value="0.103553884" calcext:value-type="float">
            <text:p>0.103553884</text:p>
          </table:table-cell>
          <table:table-cell table:formula="of:=AVERAGE([.B942:.K942])" office:value-type="float" office:value="1.4016525884" calcext:value-type="float">
            <text:p>1.4016525884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office:value-type="float" office:value="0.92340535" calcext:value-type="float">
            <text:p>0.92340535</text:p>
          </table:table-cell>
          <table:table-cell office:value-type="float" office:value="0.6926923" calcext:value-type="float">
            <text:p>0.6926923</text:p>
          </table:table-cell>
          <table:table-cell office:value-type="float" office:value="0.14964011" calcext:value-type="float">
            <text:p>0.14964011</text:p>
          </table:table-cell>
          <table:table-cell office:value-type="float" office:value="1.5053797" calcext:value-type="float">
            <text:p>1.5053797</text:p>
          </table:table-cell>
          <table:table-cell office:value-type="float" office:value="3.390403" calcext:value-type="float">
            <text:p>3.390403</text:p>
          </table:table-cell>
          <table:table-cell office:value-type="float" office:value="1.4898558" calcext:value-type="float">
            <text:p>1.4898558</text:p>
          </table:table-cell>
          <table:table-cell office:value-type="float" office:value="0.452044" calcext:value-type="float">
            <text:p>0.452044</text:p>
          </table:table-cell>
          <table:table-cell office:value-type="float" office:value="0.7591617" calcext:value-type="float">
            <text:p>0.7591617</text:p>
          </table:table-cell>
          <table:table-cell office:value-type="float" office:value="4.7568717" calcext:value-type="float">
            <text:p>4.7568717</text:p>
          </table:table-cell>
          <table:table-cell office:value-type="float" office:value="0.10964331" calcext:value-type="float">
            <text:p>0.10964331</text:p>
          </table:table-cell>
          <table:table-cell table:formula="of:=AVERAGE([.B943:.K943])" office:value-type="float" office:value="1.422909697" calcext:value-type="float">
            <text:p>1.422909697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office:value-type="float" office:value="0.83293825" calcext:value-type="float">
            <text:p>0.83293825</text:p>
          </table:table-cell>
          <table:table-cell office:value-type="float" office:value="0.9080621" calcext:value-type="float">
            <text:p>0.9080621</text:p>
          </table:table-cell>
          <table:table-cell office:value-type="float" office:value="0.14443061" calcext:value-type="float">
            <text:p>0.14443061</text:p>
          </table:table-cell>
          <table:table-cell office:value-type="float" office:value="1.6092345" calcext:value-type="float">
            <text:p>1.6092345</text:p>
          </table:table-cell>
          <table:table-cell office:value-type="float" office:value="3.24618" calcext:value-type="float">
            <text:p>3.24618</text:p>
          </table:table-cell>
          <table:table-cell office:value-type="float" office:value="1.2876362" calcext:value-type="float">
            <text:p>1.2876362</text:p>
          </table:table-cell>
          <table:table-cell office:value-type="float" office:value="0.46964556" calcext:value-type="float">
            <text:p>0.46964556</text:p>
          </table:table-cell>
          <table:table-cell office:value-type="float" office:value="0.72108316" calcext:value-type="float">
            <text:p>0.72108316</text:p>
          </table:table-cell>
          <table:table-cell office:value-type="float" office:value="4.7557316" calcext:value-type="float">
            <text:p>4.7557316</text:p>
          </table:table-cell>
          <table:table-cell office:value-type="float" office:value="0.087074235" calcext:value-type="float">
            <text:p>0.087074235</text:p>
          </table:table-cell>
          <table:table-cell table:formula="of:=AVERAGE([.B944:.K944])" office:value-type="float" office:value="1.4062016215" calcext:value-type="float">
            <text:p>1.4062016215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office:value-type="float" office:value="1.038919" calcext:value-type="float">
            <text:p>1.038919</text:p>
          </table:table-cell>
          <table:table-cell office:value-type="float" office:value="0.9183373" calcext:value-type="float">
            <text:p>0.9183373</text:p>
          </table:table-cell>
          <table:table-cell office:value-type="float" office:value="0.14238778" calcext:value-type="float">
            <text:p>0.14238778</text:p>
          </table:table-cell>
          <table:table-cell office:value-type="float" office:value="1.6080719" calcext:value-type="float">
            <text:p>1.6080719</text:p>
          </table:table-cell>
          <table:table-cell office:value-type="float" office:value="3.4270911" calcext:value-type="float">
            <text:p>3.4270911</text:p>
          </table:table-cell>
          <table:table-cell office:value-type="float" office:value="1.3273761" calcext:value-type="float">
            <text:p>1.3273761</text:p>
          </table:table-cell>
          <table:table-cell office:value-type="float" office:value="0.4566256" calcext:value-type="float">
            <text:p>0.4566256</text:p>
          </table:table-cell>
          <table:table-cell office:value-type="float" office:value="0.8724926" calcext:value-type="float">
            <text:p>0.8724926</text:p>
          </table:table-cell>
          <table:table-cell office:value-type="float" office:value="4.699605" calcext:value-type="float">
            <text:p>4.699605</text:p>
          </table:table-cell>
          <table:table-cell office:value-type="float" office:value="0.1135233" calcext:value-type="float">
            <text:p>0.1135233</text:p>
          </table:table-cell>
          <table:table-cell table:formula="of:=AVERAGE([.B945:.K945])" office:value-type="float" office:value="1.460442968" calcext:value-type="float">
            <text:p>1.460442968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office:value-type="float" office:value="0.92340535" calcext:value-type="float">
            <text:p>0.92340535</text:p>
          </table:table-cell>
          <table:table-cell office:value-type="float" office:value="0.9246812" calcext:value-type="float">
            <text:p>0.9246812</text:p>
          </table:table-cell>
          <table:table-cell office:value-type="float" office:value="0.14962791" calcext:value-type="float">
            <text:p>0.14962791</text:p>
          </table:table-cell>
          <table:table-cell office:value-type="float" office:value="1.4666985" calcext:value-type="float">
            <text:p>1.4666985</text:p>
          </table:table-cell>
          <table:table-cell office:value-type="float" office:value="3.3931797" calcext:value-type="float">
            <text:p>3.3931797</text:p>
          </table:table-cell>
          <table:table-cell office:value-type="float" office:value="1.3886173" calcext:value-type="float">
            <text:p>1.3886173</text:p>
          </table:table-cell>
          <table:table-cell office:value-type="float" office:value="0.43088758" calcext:value-type="float">
            <text:p>0.43088758</text:p>
          </table:table-cell>
          <table:table-cell office:value-type="float" office:value="0.6283299" calcext:value-type="float">
            <text:p>0.6283299</text:p>
          </table:table-cell>
          <table:table-cell office:value-type="float" office:value="4.4390635" calcext:value-type="float">
            <text:p>4.4390635</text:p>
          </table:table-cell>
          <table:table-cell office:value-type="float" office:value="0.08329388" calcext:value-type="float">
            <text:p>0.08329388</text:p>
          </table:table-cell>
          <table:table-cell table:formula="of:=AVERAGE([.B946:.K946])" office:value-type="float" office:value="1.382778482" calcext:value-type="float">
            <text:p>1.382778482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office:value-type="float" office:value="0.83404636" calcext:value-type="float">
            <text:p>0.83404636</text:p>
          </table:table-cell>
          <table:table-cell office:value-type="float" office:value="0.9231404" calcext:value-type="float">
            <text:p>0.9231404</text:p>
          </table:table-cell>
          <table:table-cell office:value-type="float" office:value="0.14238778" calcext:value-type="float">
            <text:p>0.14238778</text:p>
          </table:table-cell>
          <table:table-cell office:value-type="float" office:value="1.2926488" calcext:value-type="float">
            <text:p>1.2926488</text:p>
          </table:table-cell>
          <table:table-cell office:value-type="float" office:value="3.4296486" calcext:value-type="float">
            <text:p>3.4296486</text:p>
          </table:table-cell>
          <table:table-cell office:value-type="float" office:value="1.3917515" calcext:value-type="float">
            <text:p>1.3917515</text:p>
          </table:table-cell>
          <table:table-cell office:value-type="float" office:value="0.46952417" calcext:value-type="float">
            <text:p>0.46952417</text:p>
          </table:table-cell>
          <table:table-cell office:value-type="float" office:value="0.7606168" calcext:value-type="float">
            <text:p>0.7606168</text:p>
          </table:table-cell>
          <table:table-cell office:value-type="float" office:value="4.2261543" calcext:value-type="float">
            <text:p>4.2261543</text:p>
          </table:table-cell>
          <table:table-cell office:value-type="float" office:value="0.115924396" calcext:value-type="float">
            <text:p>0.115924396</text:p>
          </table:table-cell>
          <table:table-cell table:formula="of:=AVERAGE([.B947:.K947])" office:value-type="float" office:value="1.3585843106" calcext:value-type="float">
            <text:p>1.3585843106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office:value-type="float" office:value="1.0716525" calcext:value-type="float">
            <text:p>1.0716525</text:p>
          </table:table-cell>
          <table:table-cell office:value-type="float" office:value="0.7275768" calcext:value-type="float">
            <text:p>0.7275768</text:p>
          </table:table-cell>
          <table:table-cell office:value-type="float" office:value="0.1472265" calcext:value-type="float">
            <text:p>0.1472265</text:p>
          </table:table-cell>
          <table:table-cell office:value-type="float" office:value="1.3412936" calcext:value-type="float">
            <text:p>1.3412936</text:p>
          </table:table-cell>
          <table:table-cell office:value-type="float" office:value="3.2084284" calcext:value-type="float">
            <text:p>3.2084284</text:p>
          </table:table-cell>
          <table:table-cell office:value-type="float" office:value="1.3982229" calcext:value-type="float">
            <text:p>1.3982229</text:p>
          </table:table-cell>
          <table:table-cell office:value-type="float" office:value="0.4720591" calcext:value-type="float">
            <text:p>0.4720591</text:p>
          </table:table-cell>
          <table:table-cell office:value-type="float" office:value="0.62774605" calcext:value-type="float">
            <text:p>0.62774605</text:p>
          </table:table-cell>
          <table:table-cell office:value-type="float" office:value="4.467807" calcext:value-type="float">
            <text:p>4.467807</text:p>
          </table:table-cell>
          <table:table-cell office:value-type="float" office:value="0.116555884" calcext:value-type="float">
            <text:p>0.116555884</text:p>
          </table:table-cell>
          <table:table-cell table:formula="of:=AVERAGE([.B948:.K948])" office:value-type="float" office:value="1.3578568734" calcext:value-type="float">
            <text:p>1.3578568734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office:value-type="float" office:value="0.92319477" calcext:value-type="float">
            <text:p>0.92319477</text:p>
          </table:table-cell>
          <table:table-cell office:value-type="float" office:value="0.91310287" calcext:value-type="float">
            <text:p>0.91310287</text:p>
          </table:table-cell>
          <table:table-cell office:value-type="float" office:value="0.14964011" calcext:value-type="float">
            <text:p>0.14964011</text:p>
          </table:table-cell>
          <table:table-cell office:value-type="float" office:value="1.3003167" calcext:value-type="float">
            <text:p>1.3003167</text:p>
          </table:table-cell>
          <table:table-cell office:value-type="float" office:value="3.4615817" calcext:value-type="float">
            <text:p>3.4615817</text:p>
          </table:table-cell>
          <table:table-cell office:value-type="float" office:value="1.4185135" calcext:value-type="float">
            <text:p>1.4185135</text:p>
          </table:table-cell>
          <table:table-cell office:value-type="float" office:value="0.49356556" calcext:value-type="float">
            <text:p>0.49356556</text:p>
          </table:table-cell>
          <table:table-cell office:value-type="float" office:value="0.75667924" calcext:value-type="float">
            <text:p>0.75667924</text:p>
          </table:table-cell>
          <table:table-cell office:value-type="float" office:value="4.4675756" calcext:value-type="float">
            <text:p>4.4675756</text:p>
          </table:table-cell>
          <table:table-cell office:value-type="float" office:value="0.08439775" calcext:value-type="float">
            <text:p>0.08439775</text:p>
          </table:table-cell>
          <table:table-cell table:formula="of:=AVERAGE([.B949:.K949])" office:value-type="float" office:value="1.39685678" calcext:value-type="float">
            <text:p>1.39685678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office:value-type="float" office:value="0.9308193" calcext:value-type="float">
            <text:p>0.9308193</text:p>
          </table:table-cell>
          <table:table-cell office:value-type="float" office:value="0.7877744" calcext:value-type="float">
            <text:p>0.7877744</text:p>
          </table:table-cell>
          <table:table-cell office:value-type="float" office:value="0.14259952" calcext:value-type="float">
            <text:p>0.14259952</text:p>
          </table:table-cell>
          <table:table-cell office:value-type="float" office:value="1.260049" calcext:value-type="float">
            <text:p>1.260049</text:p>
          </table:table-cell>
          <table:table-cell office:value-type="float" office:value="4.3171577" calcext:value-type="float">
            <text:p>4.3171577</text:p>
          </table:table-cell>
          <table:table-cell office:value-type="float" office:value="1.4896463" calcext:value-type="float">
            <text:p>1.4896463</text:p>
          </table:table-cell>
          <table:table-cell office:value-type="float" office:value="0.4912717" calcext:value-type="float">
            <text:p>0.4912717</text:p>
          </table:table-cell>
          <table:table-cell office:value-type="float" office:value="0.76142555" calcext:value-type="float">
            <text:p>0.76142555</text:p>
          </table:table-cell>
          <table:table-cell office:value-type="float" office:value="4.4713817" calcext:value-type="float">
            <text:p>4.4713817</text:p>
          </table:table-cell>
          <table:table-cell office:value-type="float" office:value="0.08434589" calcext:value-type="float">
            <text:p>0.08434589</text:p>
          </table:table-cell>
          <table:table-cell table:formula="of:=AVERAGE([.B950:.K950])" office:value-type="float" office:value="1.473647106" calcext:value-type="float">
            <text:p>1.473647106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office:value-type="float" office:value="0.9140924" calcext:value-type="float">
            <text:p>0.9140924</text:p>
          </table:table-cell>
          <table:table-cell office:value-type="float" office:value="0.8039317" calcext:value-type="float">
            <text:p>0.8039317</text:p>
          </table:table-cell>
          <table:table-cell office:value-type="float" office:value="0.14268996" calcext:value-type="float">
            <text:p>0.14268996</text:p>
          </table:table-cell>
          <table:table-cell office:value-type="float" office:value="1.3444428" calcext:value-type="float">
            <text:p>1.3444428</text:p>
          </table:table-cell>
          <table:table-cell office:value-type="float" office:value="4.0456495" calcext:value-type="float">
            <text:p>4.0456495</text:p>
          </table:table-cell>
          <table:table-cell office:value-type="float" office:value="1.4896879" calcext:value-type="float">
            <text:p>1.4896879</text:p>
          </table:table-cell>
          <table:table-cell office:value-type="float" office:value="0.43093696" calcext:value-type="float">
            <text:p>0.43093696</text:p>
          </table:table-cell>
          <table:table-cell office:value-type="float" office:value="0.75604707" calcext:value-type="float">
            <text:p>0.75604707</text:p>
          </table:table-cell>
          <table:table-cell office:value-type="float" office:value="4.245481" calcext:value-type="float">
            <text:p>4.245481</text:p>
          </table:table-cell>
          <table:table-cell office:value-type="float" office:value="0.0855382" calcext:value-type="float">
            <text:p>0.0855382</text:p>
          </table:table-cell>
          <table:table-cell table:formula="of:=AVERAGE([.B951:.K951])" office:value-type="float" office:value="1.425849749" calcext:value-type="float">
            <text:p>1.425849749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office:value-type="float" office:value="0.8904246" calcext:value-type="float">
            <text:p>0.8904246</text:p>
          </table:table-cell>
          <table:table-cell office:value-type="float" office:value="0.7891049" calcext:value-type="float">
            <text:p>0.7891049</text:p>
          </table:table-cell>
          <table:table-cell office:value-type="float" office:value="0.1486625" calcext:value-type="float">
            <text:p>0.1486625</text:p>
          </table:table-cell>
          <table:table-cell office:value-type="float" office:value="1.3230857" calcext:value-type="float">
            <text:p>1.3230857</text:p>
          </table:table-cell>
          <table:table-cell office:value-type="float" office:value="3.2091858" calcext:value-type="float">
            <text:p>3.2091858</text:p>
          </table:table-cell>
          <table:table-cell office:value-type="float" office:value="1.5207839" calcext:value-type="float">
            <text:p>1.5207839</text:p>
          </table:table-cell>
          <table:table-cell office:value-type="float" office:value="0.46326834" calcext:value-type="float">
            <text:p>0.46326834</text:p>
          </table:table-cell>
          <table:table-cell office:value-type="float" office:value="0.75854206" calcext:value-type="float">
            <text:p>0.75854206</text:p>
          </table:table-cell>
          <table:table-cell office:value-type="float" office:value="4.467807" calcext:value-type="float">
            <text:p>4.467807</text:p>
          </table:table-cell>
          <table:table-cell office:value-type="float" office:value="0.08434928" calcext:value-type="float">
            <text:p>0.08434928</text:p>
          </table:table-cell>
          <table:table-cell table:formula="of:=AVERAGE([.B952:.K952])" office:value-type="float" office:value="1.365521408" calcext:value-type="float">
            <text:p>1.365521408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office:value-type="float" office:value="0.9704625" calcext:value-type="float">
            <text:p>0.9704625</text:p>
          </table:table-cell>
          <table:table-cell office:value-type="float" office:value="0.7891049" calcext:value-type="float">
            <text:p>0.7891049</text:p>
          </table:table-cell>
          <table:table-cell office:value-type="float" office:value="0.1477578" calcext:value-type="float">
            <text:p>0.1477578</text:p>
          </table:table-cell>
          <table:table-cell office:value-type="float" office:value="1.5412464" calcext:value-type="float">
            <text:p>1.5412464</text:p>
          </table:table-cell>
          <table:table-cell office:value-type="float" office:value="3.2113311" calcext:value-type="float">
            <text:p>3.2113311</text:p>
          </table:table-cell>
          <table:table-cell office:value-type="float" office:value="1.5298446" calcext:value-type="float">
            <text:p>1.5298446</text:p>
          </table:table-cell>
          <table:table-cell office:value-type="float" office:value="0.5080086" calcext:value-type="float">
            <text:p>0.5080086</text:p>
          </table:table-cell>
          <table:table-cell office:value-type="float" office:value="0.6716254" calcext:value-type="float">
            <text:p>0.6716254</text:p>
          </table:table-cell>
          <table:table-cell office:value-type="float" office:value="4.4152007" calcext:value-type="float">
            <text:p>4.4152007</text:p>
          </table:table-cell>
          <table:table-cell office:value-type="float" office:value="0.085569285" calcext:value-type="float">
            <text:p>0.085569285</text:p>
          </table:table-cell>
          <table:table-cell table:formula="of:=AVERAGE([.B953:.K953])" office:value-type="float" office:value="1.3870151285" calcext:value-type="float">
            <text:p>1.3870151285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office:value-type="float" office:value="0.9189124" calcext:value-type="float">
            <text:p>0.9189124</text:p>
          </table:table-cell>
          <table:table-cell office:value-type="float" office:value="0.77922094" calcext:value-type="float">
            <text:p>0.77922094</text:p>
          </table:table-cell>
          <table:table-cell office:value-type="float" office:value="0.14378901" calcext:value-type="float">
            <text:p>0.14378901</text:p>
          </table:table-cell>
          <table:table-cell office:value-type="float" office:value="1.348865" calcext:value-type="float">
            <text:p>1.348865</text:p>
          </table:table-cell>
          <table:table-cell office:value-type="float" office:value="3.2115302" calcext:value-type="float">
            <text:p>3.2115302</text:p>
          </table:table-cell>
          <table:table-cell office:value-type="float" office:value="1.5385547" calcext:value-type="float">
            <text:p>1.5385547</text:p>
          </table:table-cell>
          <table:table-cell office:value-type="float" office:value="0.42930815" calcext:value-type="float">
            <text:p>0.42930815</text:p>
          </table:table-cell>
          <table:table-cell office:value-type="float" office:value="0.7150538" calcext:value-type="float">
            <text:p>0.7150538</text:p>
          </table:table-cell>
          <table:table-cell office:value-type="float" office:value="4.468568" calcext:value-type="float">
            <text:p>4.468568</text:p>
          </table:table-cell>
          <table:table-cell office:value-type="float" office:value="0.08865132" calcext:value-type="float">
            <text:p>0.08865132</text:p>
          </table:table-cell>
          <table:table-cell table:formula="of:=AVERAGE([.B954:.K954])" office:value-type="float" office:value="1.364245352" calcext:value-type="float">
            <text:p>1.364245352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office:value-type="float" office:value="0.49934283" calcext:value-type="float">
            <text:p>0.49934283</text:p>
          </table:table-cell>
          <table:table-cell office:value-type="float" office:value="0.78443974" calcext:value-type="float">
            <text:p>0.78443974</text:p>
          </table:table-cell>
          <table:table-cell office:value-type="float" office:value="0.14355403" calcext:value-type="float">
            <text:p>0.14355403</text:p>
          </table:table-cell>
          <table:table-cell office:value-type="float" office:value="1.4543558" calcext:value-type="float">
            <text:p>1.4543558</text:p>
          </table:table-cell>
          <table:table-cell office:value-type="float" office:value="3.2091858" calcext:value-type="float">
            <text:p>3.2091858</text:p>
          </table:table-cell>
          <table:table-cell office:value-type="float" office:value="1.5301224" calcext:value-type="float">
            <text:p>1.5301224</text:p>
          </table:table-cell>
          <table:table-cell office:value-type="float" office:value="0.4555984" calcext:value-type="float">
            <text:p>0.4555984</text:p>
          </table:table-cell>
          <table:table-cell office:value-type="float" office:value="0.6881819" calcext:value-type="float">
            <text:p>0.6881819</text:p>
          </table:table-cell>
          <table:table-cell office:value-type="float" office:value="4.470099" calcext:value-type="float">
            <text:p>4.470099</text:p>
          </table:table-cell>
          <table:table-cell office:value-type="float" office:value="0.1009416" calcext:value-type="float">
            <text:p>0.1009416</text:p>
          </table:table-cell>
          <table:table-cell table:formula="of:=AVERAGE([.B955:.K955])" office:value-type="float" office:value="1.33358215" calcext:value-type="float">
            <text:p>1.33358215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office:value-type="float" office:value="0.7876073" calcext:value-type="float">
            <text:p>0.7876073</text:p>
          </table:table-cell>
          <table:table-cell office:value-type="float" office:value="0.72449774" calcext:value-type="float">
            <text:p>0.72449774</text:p>
          </table:table-cell>
          <table:table-cell office:value-type="float" office:value="0.14399898" calcext:value-type="float">
            <text:p>0.14399898</text:p>
          </table:table-cell>
          <table:table-cell office:value-type="float" office:value="1.2638234" calcext:value-type="float">
            <text:p>1.2638234</text:p>
          </table:table-cell>
          <table:table-cell office:value-type="float" office:value="3.295692" calcext:value-type="float">
            <text:p>3.295692</text:p>
          </table:table-cell>
          <table:table-cell office:value-type="float" office:value="1.53116" calcext:value-type="float">
            <text:p>1.53116</text:p>
          </table:table-cell>
          <table:table-cell office:value-type="float" office:value="0.42936715" calcext:value-type="float">
            <text:p>0.42936715</text:p>
          </table:table-cell>
          <table:table-cell office:value-type="float" office:value="0.6903697" calcext:value-type="float">
            <text:p>0.6903697</text:p>
          </table:table-cell>
          <table:table-cell office:value-type="float" office:value="4.4699697" calcext:value-type="float">
            <text:p>4.4699697</text:p>
          </table:table-cell>
          <table:table-cell office:value-type="float" office:value="0.10398723" calcext:value-type="float">
            <text:p>0.10398723</text:p>
          </table:table-cell>
          <table:table-cell table:formula="of:=AVERAGE([.B956:.K956])" office:value-type="float" office:value="1.34404732" calcext:value-type="float">
            <text:p>1.34404732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office:value-type="float" office:value="0.7876073" calcext:value-type="float">
            <text:p>0.7876073</text:p>
          </table:table-cell>
          <table:table-cell office:value-type="float" office:value="0.7941792" calcext:value-type="float">
            <text:p>0.7941792</text:p>
          </table:table-cell>
          <table:table-cell office:value-type="float" office:value="0.14754705" calcext:value-type="float">
            <text:p>0.14754705</text:p>
          </table:table-cell>
          <table:table-cell office:value-type="float" office:value="1.6146342" calcext:value-type="float">
            <text:p>1.6146342</text:p>
          </table:table-cell>
          <table:table-cell office:value-type="float" office:value="3.2229273" calcext:value-type="float">
            <text:p>3.2229273</text:p>
          </table:table-cell>
          <table:table-cell office:value-type="float" office:value="1.5342344" calcext:value-type="float">
            <text:p>1.5342344</text:p>
          </table:table-cell>
          <table:table-cell office:value-type="float" office:value="0.46784705" calcext:value-type="float">
            <text:p>0.46784705</text:p>
          </table:table-cell>
          <table:table-cell office:value-type="float" office:value="0.73008716" calcext:value-type="float">
            <text:p>0.73008716</text:p>
          </table:table-cell>
          <table:table-cell office:value-type="float" office:value="4.472508" calcext:value-type="float">
            <text:p>4.472508</text:p>
          </table:table-cell>
          <table:table-cell office:value-type="float" office:value="0.098006934" calcext:value-type="float">
            <text:p>0.098006934</text:p>
          </table:table-cell>
          <table:table-cell table:formula="of:=AVERAGE([.B957:.K957])" office:value-type="float" office:value="1.3869578594" calcext:value-type="float">
            <text:p>1.3869578594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office:value-type="float" office:value="0.7966839" calcext:value-type="float">
            <text:p>0.7966839</text:p>
          </table:table-cell>
          <table:table-cell office:value-type="float" office:value="0.7791285" calcext:value-type="float">
            <text:p>0.7791285</text:p>
          </table:table-cell>
          <table:table-cell office:value-type="float" office:value="0.14962791" calcext:value-type="float">
            <text:p>0.14962791</text:p>
          </table:table-cell>
          <table:table-cell office:value-type="float" office:value="1.6111406" calcext:value-type="float">
            <text:p>1.6111406</text:p>
          </table:table-cell>
          <table:table-cell office:value-type="float" office:value="3.475596" calcext:value-type="float">
            <text:p>3.475596</text:p>
          </table:table-cell>
          <table:table-cell office:value-type="float" office:value="1.5340812" calcext:value-type="float">
            <text:p>1.5340812</text:p>
          </table:table-cell>
          <table:table-cell office:value-type="float" office:value="0.34295547" calcext:value-type="float">
            <text:p>0.34295547</text:p>
          </table:table-cell>
          <table:table-cell office:value-type="float" office:value="0.73258173" calcext:value-type="float">
            <text:p>0.73258173</text:p>
          </table:table-cell>
          <table:table-cell office:value-type="float" office:value="4.4391403" calcext:value-type="float">
            <text:p>4.4391403</text:p>
          </table:table-cell>
          <table:table-cell office:value-type="float" office:value="0.102716215" calcext:value-type="float">
            <text:p>0.102716215</text:p>
          </table:table-cell>
          <table:table-cell table:formula="of:=AVERAGE([.B958:.K958])" office:value-type="float" office:value="1.3963651825" calcext:value-type="float">
            <text:p>1.3963651825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office:value-type="float" office:value="0.9274447" calcext:value-type="float">
            <text:p>0.9274447</text:p>
          </table:table-cell>
          <table:table-cell office:value-type="float" office:value="0.7867514" calcext:value-type="float">
            <text:p>0.7867514</text:p>
          </table:table-cell>
          <table:table-cell office:value-type="float" office:value="0.14962791" calcext:value-type="float">
            <text:p>0.14962791</text:p>
          </table:table-cell>
          <table:table-cell office:value-type="float" office:value="1.5453495" calcext:value-type="float">
            <text:p>1.5453495</text:p>
          </table:table-cell>
          <table:table-cell office:value-type="float" office:value="3.4787488" calcext:value-type="float">
            <text:p>3.4787488</text:p>
          </table:table-cell>
          <table:table-cell office:value-type="float" office:value="1.4976771" calcext:value-type="float">
            <text:p>1.4976771</text:p>
          </table:table-cell>
          <table:table-cell office:value-type="float" office:value="0.4674645" calcext:value-type="float">
            <text:p>0.4674645</text:p>
          </table:table-cell>
          <table:table-cell office:value-type="float" office:value="0.8546211" calcext:value-type="float">
            <text:p>0.8546211</text:p>
          </table:table-cell>
          <table:table-cell office:value-type="float" office:value="4.472508" calcext:value-type="float">
            <text:p>4.472508</text:p>
          </table:table-cell>
          <table:table-cell office:value-type="float" office:value="0.104352035" calcext:value-type="float">
            <text:p>0.104352035</text:p>
          </table:table-cell>
          <table:table-cell table:formula="of:=AVERAGE([.B959:.K959])" office:value-type="float" office:value="1.4284545045" calcext:value-type="float">
            <text:p>1.4284545045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office:value-type="float" office:value="0.98064905" calcext:value-type="float">
            <text:p>0.98064905</text:p>
          </table:table-cell>
          <table:table-cell office:value-type="float" office:value="0.79202" calcext:value-type="float">
            <text:p>0.79202</text:p>
          </table:table-cell>
          <table:table-cell office:value-type="float" office:value="0.14344028" calcext:value-type="float">
            <text:p>0.14344028</text:p>
          </table:table-cell>
          <table:table-cell office:value-type="float" office:value="1.2967596" calcext:value-type="float">
            <text:p>1.2967596</text:p>
          </table:table-cell>
          <table:table-cell office:value-type="float" office:value="3.222808" calcext:value-type="float">
            <text:p>3.222808</text:p>
          </table:table-cell>
          <table:table-cell office:value-type="float" office:value="1.2265452" calcext:value-type="float">
            <text:p>1.2265452</text:p>
          </table:table-cell>
          <table:table-cell office:value-type="float" office:value="0.49705514" calcext:value-type="float">
            <text:p>0.49705514</text:p>
          </table:table-cell>
          <table:table-cell office:value-type="float" office:value="0.75872076" calcext:value-type="float">
            <text:p>0.75872076</text:p>
          </table:table-cell>
          <table:table-cell office:value-type="float" office:value="4.433188" calcext:value-type="float">
            <text:p>4.433188</text:p>
          </table:table-cell>
          <table:table-cell office:value-type="float" office:value="0.108050026" calcext:value-type="float">
            <text:p>0.108050026</text:p>
          </table:table-cell>
          <table:table-cell table:formula="of:=AVERAGE([.B960:.K960])" office:value-type="float" office:value="1.3459236056" calcext:value-type="float">
            <text:p>1.3459236056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office:value-type="float" office:value="0.98596984" calcext:value-type="float">
            <text:p>0.98596984</text:p>
          </table:table-cell>
          <table:table-cell office:value-type="float" office:value="0.7244522" calcext:value-type="float">
            <text:p>0.7244522</text:p>
          </table:table-cell>
          <table:table-cell office:value-type="float" office:value="0.14410865" calcext:value-type="float">
            <text:p>0.14410865</text:p>
          </table:table-cell>
          <table:table-cell office:value-type="float" office:value="1.5400144" calcext:value-type="float">
            <text:p>1.5400144</text:p>
          </table:table-cell>
          <table:table-cell office:value-type="float" office:value="3.2786734" calcext:value-type="float">
            <text:p>3.2786734</text:p>
          </table:table-cell>
          <table:table-cell office:value-type="float" office:value="1.4035021" calcext:value-type="float">
            <text:p>1.4035021</text:p>
          </table:table-cell>
          <table:table-cell office:value-type="float" office:value="0.50658625" calcext:value-type="float">
            <text:p>0.50658625</text:p>
          </table:table-cell>
          <table:table-cell office:value-type="float" office:value="0.85663164" calcext:value-type="float">
            <text:p>0.85663164</text:p>
          </table:table-cell>
          <table:table-cell office:value-type="float" office:value="4.492666" calcext:value-type="float">
            <text:p>4.492666</text:p>
          </table:table-cell>
          <table:table-cell office:value-type="float" office:value="0.07884006" calcext:value-type="float">
            <text:p>0.07884006</text:p>
          </table:table-cell>
          <table:table-cell table:formula="of:=AVERAGE([.B961:.K961])" office:value-type="float" office:value="1.401144454" calcext:value-type="float">
            <text:p>1.401144454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office:value-type="float" office:value="0.966638" calcext:value-type="float">
            <text:p>0.966638</text:p>
          </table:table-cell>
          <table:table-cell office:value-type="float" office:value="0.72332966" calcext:value-type="float">
            <text:p>0.72332966</text:p>
          </table:table-cell>
          <table:table-cell office:value-type="float" office:value="0.14344028" calcext:value-type="float">
            <text:p>0.14344028</text:p>
          </table:table-cell>
          <table:table-cell office:value-type="float" office:value="1.3486599" calcext:value-type="float">
            <text:p>1.3486599</text:p>
          </table:table-cell>
          <table:table-cell office:value-type="float" office:value="3.2830055" calcext:value-type="float">
            <text:p>3.2830055</text:p>
          </table:table-cell>
          <table:table-cell office:value-type="float" office:value="1.3439066" calcext:value-type="float">
            <text:p>1.3439066</text:p>
          </table:table-cell>
          <table:table-cell office:value-type="float" office:value="0.48616114" calcext:value-type="float">
            <text:p>0.48616114</text:p>
          </table:table-cell>
          <table:table-cell office:value-type="float" office:value="0.7420025" calcext:value-type="float">
            <text:p>0.7420025</text:p>
          </table:table-cell>
          <table:table-cell office:value-type="float" office:value="4.4661746" calcext:value-type="float">
            <text:p>4.4661746</text:p>
          </table:table-cell>
          <table:table-cell office:value-type="float" office:value="0.08589312" calcext:value-type="float">
            <text:p>0.08589312</text:p>
          </table:table-cell>
          <table:table-cell table:formula="of:=AVERAGE([.B962:.K962])" office:value-type="float" office:value="1.35892113" calcext:value-type="float">
            <text:p>1.35892113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office:value-type="float" office:value="0.8735811" calcext:value-type="float">
            <text:p>0.8735811</text:p>
          </table:table-cell>
          <table:table-cell office:value-type="float" office:value="0.7566133" calcext:value-type="float">
            <text:p>0.7566133</text:p>
          </table:table-cell>
          <table:table-cell office:value-type="float" office:value="0.15661128" calcext:value-type="float">
            <text:p>0.15661128</text:p>
          </table:table-cell>
          <table:table-cell office:value-type="float" office:value="1.5289426" calcext:value-type="float">
            <text:p>1.5289426</text:p>
          </table:table-cell>
          <table:table-cell office:value-type="float" office:value="3.2845492" calcext:value-type="float">
            <text:p>3.2845492</text:p>
          </table:table-cell>
          <table:table-cell office:value-type="float" office:value="1.4551011" calcext:value-type="float">
            <text:p>1.4551011</text:p>
          </table:table-cell>
          <table:table-cell office:value-type="float" office:value="0.47564897" calcext:value-type="float">
            <text:p>0.47564897</text:p>
          </table:table-cell>
          <table:table-cell office:value-type="float" office:value="0.7901459" calcext:value-type="float">
            <text:p>0.7901459</text:p>
          </table:table-cell>
          <table:table-cell office:value-type="float" office:value="4.240204" calcext:value-type="float">
            <text:p>4.240204</text:p>
          </table:table-cell>
          <table:table-cell office:value-type="float" office:value="0.08589594" calcext:value-type="float">
            <text:p>0.08589594</text:p>
          </table:table-cell>
          <table:table-cell table:formula="of:=AVERAGE([.B963:.K963])" office:value-type="float" office:value="1.364729339" calcext:value-type="float">
            <text:p>1.364729339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office:value-type="float" office:value="0.9666103" calcext:value-type="float">
            <text:p>0.9666103</text:p>
          </table:table-cell>
          <table:table-cell office:value-type="float" office:value="0.7628483" calcext:value-type="float">
            <text:p>0.7628483</text:p>
          </table:table-cell>
          <table:table-cell office:value-type="float" office:value="0.15358664" calcext:value-type="float">
            <text:p>0.15358664</text:p>
          </table:table-cell>
          <table:table-cell office:value-type="float" office:value="1.78007" calcext:value-type="float">
            <text:p>1.78007</text:p>
          </table:table-cell>
          <table:table-cell office:value-type="float" office:value="3.283774" calcext:value-type="float">
            <text:p>3.283774</text:p>
          </table:table-cell>
          <table:table-cell office:value-type="float" office:value="1.2839248" calcext:value-type="float">
            <text:p>1.2839248</text:p>
          </table:table-cell>
          <table:table-cell office:value-type="float" office:value="0.48240364" calcext:value-type="float">
            <text:p>0.48240364</text:p>
          </table:table-cell>
          <table:table-cell office:value-type="float" office:value="0.8428415" calcext:value-type="float">
            <text:p>0.8428415</text:p>
          </table:table-cell>
          <table:table-cell office:value-type="float" office:value="4.5220575" calcext:value-type="float">
            <text:p>4.5220575</text:p>
          </table:table-cell>
          <table:table-cell office:value-type="float" office:value="0.08199022" calcext:value-type="float">
            <text:p>0.08199022</text:p>
          </table:table-cell>
          <table:table-cell table:formula="of:=AVERAGE([.B964:.K964])" office:value-type="float" office:value="1.41601069" calcext:value-type="float">
            <text:p>1.41601069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office:value-type="float" office:value="0.96717006" calcext:value-type="float">
            <text:p>0.96717006</text:p>
          </table:table-cell>
          <table:table-cell office:value-type="float" office:value="0.78678083" calcext:value-type="float">
            <text:p>0.78678083</text:p>
          </table:table-cell>
          <table:table-cell office:value-type="float" office:value="0.13566887" calcext:value-type="float">
            <text:p>0.13566887</text:p>
          </table:table-cell>
          <table:table-cell office:value-type="float" office:value="1.7608769" calcext:value-type="float">
            <text:p>1.7608769</text:p>
          </table:table-cell>
          <table:table-cell office:value-type="float" office:value="3.277957" calcext:value-type="float">
            <text:p>3.277957</text:p>
          </table:table-cell>
          <table:table-cell office:value-type="float" office:value="1.4629092" calcext:value-type="float">
            <text:p>1.4629092</text:p>
          </table:table-cell>
          <table:table-cell office:value-type="float" office:value="0.47187716" calcext:value-type="float">
            <text:p>0.47187716</text:p>
          </table:table-cell>
          <table:table-cell office:value-type="float" office:value="0.8436208" calcext:value-type="float">
            <text:p>0.8436208</text:p>
          </table:table-cell>
          <table:table-cell office:value-type="float" office:value="4.4660945" calcext:value-type="float">
            <text:p>4.4660945</text:p>
          </table:table-cell>
          <table:table-cell office:value-type="float" office:value="0.078282945" calcext:value-type="float">
            <text:p>0.078282945</text:p>
          </table:table-cell>
          <table:table-cell table:formula="of:=AVERAGE([.B965:.K965])" office:value-type="float" office:value="1.4251238265" calcext:value-type="float">
            <text:p>1.4251238265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office:value-type="float" office:value="0.7920219" calcext:value-type="float">
            <text:p>0.7920219</text:p>
          </table:table-cell>
          <table:table-cell office:value-type="float" office:value="0.79626256" calcext:value-type="float">
            <text:p>0.79626256</text:p>
          </table:table-cell>
          <table:table-cell office:value-type="float" office:value="0.15358664" calcext:value-type="float">
            <text:p>0.15358664</text:p>
          </table:table-cell>
          <table:table-cell office:value-type="float" office:value="1.3148534" calcext:value-type="float">
            <text:p>1.3148534</text:p>
          </table:table-cell>
          <table:table-cell office:value-type="float" office:value="3.2840562" calcext:value-type="float">
            <text:p>3.2840562</text:p>
          </table:table-cell>
          <table:table-cell office:value-type="float" office:value="1.4251646" calcext:value-type="float">
            <text:p>1.4251646</text:p>
          </table:table-cell>
          <table:table-cell office:value-type="float" office:value="0.46565834" calcext:value-type="float">
            <text:p>0.46565834</text:p>
          </table:table-cell>
          <table:table-cell office:value-type="float" office:value="0.87509924" calcext:value-type="float">
            <text:p>0.87509924</text:p>
          </table:table-cell>
          <table:table-cell office:value-type="float" office:value="4.494051" calcext:value-type="float">
            <text:p>4.494051</text:p>
          </table:table-cell>
          <table:table-cell office:value-type="float" office:value="0.08110503" calcext:value-type="float">
            <text:p>0.08110503</text:p>
          </table:table-cell>
          <table:table-cell table:formula="of:=AVERAGE([.B966:.K966])" office:value-type="float" office:value="1.368185891" calcext:value-type="float">
            <text:p>1.368185891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office:value-type="float" office:value="0.93729734" calcext:value-type="float">
            <text:p>0.93729734</text:p>
          </table:table-cell>
          <table:table-cell office:value-type="float" office:value="0.7970881" calcext:value-type="float">
            <text:p>0.7970881</text:p>
          </table:table-cell>
          <table:table-cell office:value-type="float" office:value="0.14559567" calcext:value-type="float">
            <text:p>0.14559567</text:p>
          </table:table-cell>
          <table:table-cell office:value-type="float" office:value="1.7142104" calcext:value-type="float">
            <text:p>1.7142104</text:p>
          </table:table-cell>
          <table:table-cell office:value-type="float" office:value="3.2862659" calcext:value-type="float">
            <text:p>3.2862659</text:p>
          </table:table-cell>
          <table:table-cell office:value-type="float" office:value="1.3056767" calcext:value-type="float">
            <text:p>1.3056767</text:p>
          </table:table-cell>
          <table:table-cell office:value-type="float" office:value="0.43743876" calcext:value-type="float">
            <text:p>0.43743876</text:p>
          </table:table-cell>
          <table:table-cell office:value-type="float" office:value="0.8746913" calcext:value-type="float">
            <text:p>0.8746913</text:p>
          </table:table-cell>
          <table:table-cell office:value-type="float" office:value="4.493821" calcext:value-type="float">
            <text:p>4.493821</text:p>
          </table:table-cell>
          <table:table-cell office:value-type="float" office:value="0.08216082" calcext:value-type="float">
            <text:p>0.08216082</text:p>
          </table:table-cell>
          <table:table-cell table:formula="of:=AVERAGE([.B967:.K967])" office:value-type="float" office:value="1.407424599" calcext:value-type="float">
            <text:p>1.407424599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office:value-type="float" office:value="0.97619706" calcext:value-type="float">
            <text:p>0.97619706</text:p>
          </table:table-cell>
          <table:table-cell office:value-type="float" office:value="0.8474804" calcext:value-type="float">
            <text:p>0.8474804</text:p>
          </table:table-cell>
          <table:table-cell office:value-type="float" office:value="0.15273438" calcext:value-type="float">
            <text:p>0.15273438</text:p>
          </table:table-cell>
          <table:table-cell office:value-type="float" office:value="1.2285031" calcext:value-type="float">
            <text:p>1.2285031</text:p>
          </table:table-cell>
          <table:table-cell office:value-type="float" office:value="3.2867272" calcext:value-type="float">
            <text:p>3.2867272</text:p>
          </table:table-cell>
          <table:table-cell office:value-type="float" office:value="1.4167593" calcext:value-type="float">
            <text:p>1.4167593</text:p>
          </table:table-cell>
          <table:table-cell office:value-type="float" office:value="0.46215943" calcext:value-type="float">
            <text:p>0.46215943</text:p>
          </table:table-cell>
          <table:table-cell office:value-type="float" office:value="0.73677003" calcext:value-type="float">
            <text:p>0.73677003</text:p>
          </table:table-cell>
          <table:table-cell office:value-type="float" office:value="4.552181" calcext:value-type="float">
            <text:p>4.552181</text:p>
          </table:table-cell>
          <table:table-cell office:value-type="float" office:value="0.081905775" calcext:value-type="float">
            <text:p>0.081905775</text:p>
          </table:table-cell>
          <table:table-cell table:formula="of:=AVERAGE([.B968:.K968])" office:value-type="float" office:value="1.3741417675" calcext:value-type="float">
            <text:p>1.3741417675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office:value-type="float" office:value="0.98033434" calcext:value-type="float">
            <text:p>0.98033434</text:p>
          </table:table-cell>
          <table:table-cell office:value-type="float" office:value="0.8203334" calcext:value-type="float">
            <text:p>0.8203334</text:p>
          </table:table-cell>
          <table:table-cell office:value-type="float" office:value="0.15358664" calcext:value-type="float">
            <text:p>0.15358664</text:p>
          </table:table-cell>
          <table:table-cell office:value-type="float" office:value="1.7627407" calcext:value-type="float">
            <text:p>1.7627407</text:p>
          </table:table-cell>
          <table:table-cell office:value-type="float" office:value="3.2843623" calcext:value-type="float">
            <text:p>3.2843623</text:p>
          </table:table-cell>
          <table:table-cell office:value-type="float" office:value="1.529659" calcext:value-type="float">
            <text:p>1.529659</text:p>
          </table:table-cell>
          <table:table-cell office:value-type="float" office:value="0.47513852" calcext:value-type="float">
            <text:p>0.47513852</text:p>
          </table:table-cell>
          <table:table-cell office:value-type="float" office:value="0.7409379" calcext:value-type="float">
            <text:p>0.7409379</text:p>
          </table:table-cell>
          <table:table-cell office:value-type="float" office:value="4.5381837" calcext:value-type="float">
            <text:p>4.5381837</text:p>
          </table:table-cell>
          <table:table-cell office:value-type="float" office:value="0.10881778" calcext:value-type="float">
            <text:p>0.10881778</text:p>
          </table:table-cell>
          <table:table-cell table:formula="of:=AVERAGE([.B969:.K969])" office:value-type="float" office:value="1.439409428" calcext:value-type="float">
            <text:p>1.439409428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office:value-type="float" office:value="0.7923811" calcext:value-type="float">
            <text:p>0.7923811</text:p>
          </table:table-cell>
          <table:table-cell office:value-type="float" office:value="0.8447669" calcext:value-type="float">
            <text:p>0.8447669</text:p>
          </table:table-cell>
          <table:table-cell office:value-type="float" office:value="0.13566887" calcext:value-type="float">
            <text:p>0.13566887</text:p>
          </table:table-cell>
          <table:table-cell office:value-type="float" office:value="1.8381248" calcext:value-type="float">
            <text:p>1.8381248</text:p>
          </table:table-cell>
          <table:table-cell office:value-type="float" office:value="3.2862055" calcext:value-type="float">
            <text:p>3.2862055</text:p>
          </table:table-cell>
          <table:table-cell office:value-type="float" office:value="1.5228137" calcext:value-type="float">
            <text:p>1.5228137</text:p>
          </table:table-cell>
          <table:table-cell office:value-type="float" office:value="0.42177007" calcext:value-type="float">
            <text:p>0.42177007</text:p>
          </table:table-cell>
          <table:table-cell office:value-type="float" office:value="0.7675236" calcext:value-type="float">
            <text:p>0.7675236</text:p>
          </table:table-cell>
          <table:table-cell office:value-type="float" office:value="4.519511" calcext:value-type="float">
            <text:p>4.519511</text:p>
          </table:table-cell>
          <table:table-cell office:value-type="float" office:value="0.091179974" calcext:value-type="float">
            <text:p>0.091179974</text:p>
          </table:table-cell>
          <table:table-cell table:formula="of:=AVERAGE([.B970:.K970])" office:value-type="float" office:value="1.4219945514" calcext:value-type="float">
            <text:p>1.4219945514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office:value-type="float" office:value="0.92636013" calcext:value-type="float">
            <text:p>0.92636013</text:p>
          </table:table-cell>
          <table:table-cell office:value-type="float" office:value="0.8321353" calcext:value-type="float">
            <text:p>0.8321353</text:p>
          </table:table-cell>
          <table:table-cell office:value-type="float" office:value="0.13566887" calcext:value-type="float">
            <text:p>0.13566887</text:p>
          </table:table-cell>
          <table:table-cell office:value-type="float" office:value="1.84207" calcext:value-type="float">
            <text:p>1.84207</text:p>
          </table:table-cell>
          <table:table-cell office:value-type="float" office:value="3.2864597" calcext:value-type="float">
            <text:p>3.2864597</text:p>
          </table:table-cell>
          <table:table-cell office:value-type="float" office:value="1.5414337" calcext:value-type="float">
            <text:p>1.5414337</text:p>
          </table:table-cell>
          <table:table-cell office:value-type="float" office:value="0.4713529" calcext:value-type="float">
            <text:p>0.4713529</text:p>
          </table:table-cell>
          <table:table-cell office:value-type="float" office:value="0.76264405" calcext:value-type="float">
            <text:p>0.76264405</text:p>
          </table:table-cell>
          <table:table-cell office:value-type="float" office:value="4.492818" calcext:value-type="float">
            <text:p>4.492818</text:p>
          </table:table-cell>
          <table:table-cell office:value-type="float" office:value="0.09533715" calcext:value-type="float">
            <text:p>0.09533715</text:p>
          </table:table-cell>
          <table:table-cell table:formula="of:=AVERAGE([.B971:.K971])" office:value-type="float" office:value="1.43862798" calcext:value-type="float">
            <text:p>1.43862798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office:value-type="float" office:value="0.8205412" calcext:value-type="float">
            <text:p>0.8205412</text:p>
          </table:table-cell>
          <table:table-cell office:value-type="float" office:value="0.79710907" calcext:value-type="float">
            <text:p>0.79710907</text:p>
          </table:table-cell>
          <table:table-cell office:value-type="float" office:value="0.15042081" calcext:value-type="float">
            <text:p>0.15042081</text:p>
          </table:table-cell>
          <table:table-cell office:value-type="float" office:value="1.8654104" calcext:value-type="float">
            <text:p>1.8654104</text:p>
          </table:table-cell>
          <table:table-cell office:value-type="float" office:value="3.280703" calcext:value-type="float">
            <text:p>3.280703</text:p>
          </table:table-cell>
          <table:table-cell office:value-type="float" office:value="1.4885069" calcext:value-type="float">
            <text:p>1.4885069</text:p>
          </table:table-cell>
          <table:table-cell office:value-type="float" office:value="0.4823633" calcext:value-type="float">
            <text:p>0.4823633</text:p>
          </table:table-cell>
          <table:table-cell office:value-type="float" office:value="0.8417876" calcext:value-type="float">
            <text:p>0.8417876</text:p>
          </table:table-cell>
          <table:table-cell office:value-type="float" office:value="4.5030813" calcext:value-type="float">
            <text:p>4.5030813</text:p>
          </table:table-cell>
          <table:table-cell office:value-type="float" office:value="0.11678005" calcext:value-type="float">
            <text:p>0.11678005</text:p>
          </table:table-cell>
          <table:table-cell table:formula="of:=AVERAGE([.B972:.K972])" office:value-type="float" office:value="1.434670363" calcext:value-type="float">
            <text:p>1.434670363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office:value-type="float" office:value="0.87530494" calcext:value-type="float">
            <text:p>0.87530494</text:p>
          </table:table-cell>
          <table:table-cell office:value-type="float" office:value="0.8202415" calcext:value-type="float">
            <text:p>0.8202415</text:p>
          </table:table-cell>
          <table:table-cell office:value-type="float" office:value="0.14235944" calcext:value-type="float">
            <text:p>0.14235944</text:p>
          </table:table-cell>
          <table:table-cell office:value-type="float" office:value="1.907186" calcext:value-type="float">
            <text:p>1.907186</text:p>
          </table:table-cell>
          <table:table-cell office:value-type="float" office:value="3.2840593" calcext:value-type="float">
            <text:p>3.2840593</text:p>
          </table:table-cell>
          <table:table-cell office:value-type="float" office:value="1.5293798" calcext:value-type="float">
            <text:p>1.5293798</text:p>
          </table:table-cell>
          <table:table-cell office:value-type="float" office:value="0.47623408" calcext:value-type="float">
            <text:p>0.47623408</text:p>
          </table:table-cell>
          <table:table-cell office:value-type="float" office:value="0.9108034" calcext:value-type="float">
            <text:p>0.9108034</text:p>
          </table:table-cell>
          <table:table-cell office:value-type="float" office:value="4.5809727" calcext:value-type="float">
            <text:p>4.5809727</text:p>
          </table:table-cell>
          <table:table-cell office:value-type="float" office:value="0.084223285" calcext:value-type="float">
            <text:p>0.084223285</text:p>
          </table:table-cell>
          <table:table-cell table:formula="of:=AVERAGE([.B973:.K973])" office:value-type="float" office:value="1.4610764445" calcext:value-type="float">
            <text:p>1.4610764445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office:value-type="float" office:value="0.842287" calcext:value-type="float">
            <text:p>0.842287</text:p>
          </table:table-cell>
          <table:table-cell office:value-type="float" office:value="0.8447589" calcext:value-type="float">
            <text:p>0.8447589</text:p>
          </table:table-cell>
          <table:table-cell office:value-type="float" office:value="0.14344028" calcext:value-type="float">
            <text:p>0.14344028</text:p>
          </table:table-cell>
          <table:table-cell office:value-type="float" office:value="1.3150314" calcext:value-type="float">
            <text:p>1.3150314</text:p>
          </table:table-cell>
          <table:table-cell office:value-type="float" office:value="3.2864509" calcext:value-type="float">
            <text:p>3.2864509</text:p>
          </table:table-cell>
          <table:table-cell office:value-type="float" office:value="1.5508561" calcext:value-type="float">
            <text:p>1.5508561</text:p>
          </table:table-cell>
          <table:table-cell office:value-type="float" office:value="0.48180076" calcext:value-type="float">
            <text:p>0.48180076</text:p>
          </table:table-cell>
          <table:table-cell office:value-type="float" office:value="0.752828" calcext:value-type="float">
            <text:p>0.752828</text:p>
          </table:table-cell>
          <table:table-cell office:value-type="float" office:value="4.4938025" calcext:value-type="float">
            <text:p>4.4938025</text:p>
          </table:table-cell>
          <table:table-cell office:value-type="float" office:value="0.081148796" calcext:value-type="float">
            <text:p>0.081148796</text:p>
          </table:table-cell>
          <table:table-cell table:formula="of:=AVERAGE([.B974:.K974])" office:value-type="float" office:value="1.3792404636" calcext:value-type="float">
            <text:p>1.3792404636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office:value-type="float" office:value="0.9677025" calcext:value-type="float">
            <text:p>0.9677025</text:p>
          </table:table-cell>
          <table:table-cell office:value-type="float" office:value="0.79710907" calcext:value-type="float">
            <text:p>0.79710907</text:p>
          </table:table-cell>
          <table:table-cell office:value-type="float" office:value="0.1493762" calcext:value-type="float">
            <text:p>0.1493762</text:p>
          </table:table-cell>
          <table:table-cell office:value-type="float" office:value="1.5826439" calcext:value-type="float">
            <text:p>1.5826439</text:p>
          </table:table-cell>
          <table:table-cell office:value-type="float" office:value="3.3979077" calcext:value-type="float">
            <text:p>3.3979077</text:p>
          </table:table-cell>
          <table:table-cell office:value-type="float" office:value="1.3730364" calcext:value-type="float">
            <text:p>1.3730364</text:p>
          </table:table-cell>
          <table:table-cell office:value-type="float" office:value="0.4647342" calcext:value-type="float">
            <text:p>0.4647342</text:p>
          </table:table-cell>
          <table:table-cell office:value-type="float" office:value="0.76433927" calcext:value-type="float">
            <text:p>0.76433927</text:p>
          </table:table-cell>
          <table:table-cell office:value-type="float" office:value="4.4938025" calcext:value-type="float">
            <text:p>4.4938025</text:p>
          </table:table-cell>
          <table:table-cell office:value-type="float" office:value="0.08581807" calcext:value-type="float">
            <text:p>0.08581807</text:p>
          </table:table-cell>
          <table:table-cell table:formula="of:=AVERAGE([.B975:.K975])" office:value-type="float" office:value="1.407646981" calcext:value-type="float">
            <text:p>1.407646981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office:value-type="float" office:value="0.97997934" calcext:value-type="float">
            <text:p>0.97997934</text:p>
          </table:table-cell>
          <table:table-cell office:value-type="float" office:value="0.7684669" calcext:value-type="float">
            <text:p>0.7684669</text:p>
          </table:table-cell>
          <table:table-cell office:value-type="float" office:value="0.13492183" calcext:value-type="float">
            <text:p>0.13492183</text:p>
          </table:table-cell>
          <table:table-cell office:value-type="float" office:value="1.9163846" calcext:value-type="float">
            <text:p>1.9163846</text:p>
          </table:table-cell>
          <table:table-cell office:value-type="float" office:value="3.370026" calcext:value-type="float">
            <text:p>3.370026</text:p>
          </table:table-cell>
          <table:table-cell office:value-type="float" office:value="1.5436255" calcext:value-type="float">
            <text:p>1.5436255</text:p>
          </table:table-cell>
          <table:table-cell office:value-type="float" office:value="0.46611163" calcext:value-type="float">
            <text:p>0.46611163</text:p>
          </table:table-cell>
          <table:table-cell office:value-type="float" office:value="0.76512265" calcext:value-type="float">
            <text:p>0.76512265</text:p>
          </table:table-cell>
          <table:table-cell office:value-type="float" office:value="4.6057734" calcext:value-type="float">
            <text:p>4.6057734</text:p>
          </table:table-cell>
          <table:table-cell office:value-type="float" office:value="0.0836457" calcext:value-type="float">
            <text:p>0.0836457</text:p>
          </table:table-cell>
          <table:table-cell table:formula="of:=AVERAGE([.B976:.K976])" office:value-type="float" office:value="1.463405755" calcext:value-type="float">
            <text:p>1.463405755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office:value-type="float" office:value="0.99000156" calcext:value-type="float">
            <text:p>0.99000156</text:p>
          </table:table-cell>
          <table:table-cell office:value-type="float" office:value="0.8485995" calcext:value-type="float">
            <text:p>0.8485995</text:p>
          </table:table-cell>
          <table:table-cell office:value-type="float" office:value="0.14071897" calcext:value-type="float">
            <text:p>0.14071897</text:p>
          </table:table-cell>
          <table:table-cell office:value-type="float" office:value="1.3143097" calcext:value-type="float">
            <text:p>1.3143097</text:p>
          </table:table-cell>
          <table:table-cell office:value-type="float" office:value="3.4331875" calcext:value-type="float">
            <text:p>3.4331875</text:p>
          </table:table-cell>
          <table:table-cell office:value-type="float" office:value="1.4631155" calcext:value-type="float">
            <text:p>1.4631155</text:p>
          </table:table-cell>
          <table:table-cell office:value-type="float" office:value="0.44607553" calcext:value-type="float">
            <text:p>0.44607553</text:p>
          </table:table-cell>
          <table:table-cell office:value-type="float" office:value="0.6391005" calcext:value-type="float">
            <text:p>0.6391005</text:p>
          </table:table-cell>
          <table:table-cell office:value-type="float" office:value="4.570755" calcext:value-type="float">
            <text:p>4.570755</text:p>
          </table:table-cell>
          <table:table-cell office:value-type="float" office:value="0.08572669" calcext:value-type="float">
            <text:p>0.08572669</text:p>
          </table:table-cell>
          <table:table-cell table:formula="of:=AVERAGE([.B977:.K977])" office:value-type="float" office:value="1.393159045" calcext:value-type="float">
            <text:p>1.393159045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office:value-type="float" office:value="0.9946094" calcext:value-type="float">
            <text:p>0.9946094</text:p>
          </table:table-cell>
          <table:table-cell office:value-type="float" office:value="0.84826237" calcext:value-type="float">
            <text:p>0.84826237</text:p>
          </table:table-cell>
          <table:table-cell office:value-type="float" office:value="0.14101325" calcext:value-type="float">
            <text:p>0.14101325</text:p>
          </table:table-cell>
          <table:table-cell office:value-type="float" office:value="1.7298418" calcext:value-type="float">
            <text:p>1.7298418</text:p>
          </table:table-cell>
          <table:table-cell office:value-type="float" office:value="3.4614213" calcext:value-type="float">
            <text:p>3.4614213</text:p>
          </table:table-cell>
          <table:table-cell office:value-type="float" office:value="1.2988725" calcext:value-type="float">
            <text:p>1.2988725</text:p>
          </table:table-cell>
          <table:table-cell office:value-type="float" office:value="0.42033622" calcext:value-type="float">
            <text:p>0.42033622</text:p>
          </table:table-cell>
          <table:table-cell office:value-type="float" office:value="0.7901554" calcext:value-type="float">
            <text:p>0.7901554</text:p>
          </table:table-cell>
          <table:table-cell office:value-type="float" office:value="4.619907" calcext:value-type="float">
            <text:p>4.619907</text:p>
          </table:table-cell>
          <table:table-cell office:value-type="float" office:value="0.08589312" calcext:value-type="float">
            <text:p>0.08589312</text:p>
          </table:table-cell>
          <table:table-cell table:formula="of:=AVERAGE([.B978:.K978])" office:value-type="float" office:value="1.439031236" calcext:value-type="float">
            <text:p>1.439031236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office:value-type="float" office:value="0.9908841" calcext:value-type="float">
            <text:p>0.9908841</text:p>
          </table:table-cell>
          <table:table-cell office:value-type="float" office:value="0.8485474" calcext:value-type="float">
            <text:p>0.8485474</text:p>
          </table:table-cell>
          <table:table-cell office:value-type="float" office:value="0.14402561" calcext:value-type="float">
            <text:p>0.14402561</text:p>
          </table:table-cell>
          <table:table-cell office:value-type="float" office:value="1.7348899" calcext:value-type="float">
            <text:p>1.7348899</text:p>
          </table:table-cell>
          <table:table-cell office:value-type="float" office:value="3.397584" calcext:value-type="float">
            <text:p>3.397584</text:p>
          </table:table-cell>
          <table:table-cell office:value-type="float" office:value="1.529764" calcext:value-type="float">
            <text:p>1.529764</text:p>
          </table:table-cell>
          <table:table-cell office:value-type="float" office:value="0.3956131" calcext:value-type="float">
            <text:p>0.3956131</text:p>
          </table:table-cell>
          <table:table-cell office:value-type="float" office:value="0.9059552" calcext:value-type="float">
            <text:p>0.9059552</text:p>
          </table:table-cell>
          <table:table-cell office:value-type="float" office:value="4.529425" calcext:value-type="float">
            <text:p>4.529425</text:p>
          </table:table-cell>
          <table:table-cell office:value-type="float" office:value="0.11910479" calcext:value-type="float">
            <text:p>0.11910479</text:p>
          </table:table-cell>
          <table:table-cell table:formula="of:=AVERAGE([.B979:.K979])" office:value-type="float" office:value="1.45957931" calcext:value-type="float">
            <text:p>1.45957931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office:value-type="float" office:value="0.86738956" calcext:value-type="float">
            <text:p>0.86738956</text:p>
          </table:table-cell>
          <table:table-cell office:value-type="float" office:value="0.84853894" calcext:value-type="float">
            <text:p>0.84853894</text:p>
          </table:table-cell>
          <table:table-cell office:value-type="float" office:value="0.14842069" calcext:value-type="float">
            <text:p>0.14842069</text:p>
          </table:table-cell>
          <table:table-cell office:value-type="float" office:value="1.661909" calcext:value-type="float">
            <text:p>1.661909</text:p>
          </table:table-cell>
          <table:table-cell office:value-type="float" office:value="3.4459238" calcext:value-type="float">
            <text:p>3.4459238</text:p>
          </table:table-cell>
          <table:table-cell office:value-type="float" office:value="1.499813" calcext:value-type="float">
            <text:p>1.499813</text:p>
          </table:table-cell>
          <table:table-cell office:value-type="float" office:value="0.34179565" calcext:value-type="float">
            <text:p>0.34179565</text:p>
          </table:table-cell>
          <table:table-cell office:value-type="float" office:value="0.89544743" calcext:value-type="float">
            <text:p>0.89544743</text:p>
          </table:table-cell>
          <table:table-cell office:value-type="float" office:value="4.102967" calcext:value-type="float">
            <text:p>4.102967</text:p>
          </table:table-cell>
          <table:table-cell office:value-type="float" office:value="0.08568146" calcext:value-type="float">
            <text:p>0.08568146</text:p>
          </table:table-cell>
          <table:table-cell table:formula="of:=AVERAGE([.B980:.K980])" office:value-type="float" office:value="1.389788653" calcext:value-type="float">
            <text:p>1.389788653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office:value-type="float" office:value="0.96759224" calcext:value-type="float">
            <text:p>0.96759224</text:p>
          </table:table-cell>
          <table:table-cell office:value-type="float" office:value="0.78751326" calcext:value-type="float">
            <text:p>0.78751326</text:p>
          </table:table-cell>
          <table:table-cell office:value-type="float" office:value="0.14842069" calcext:value-type="float">
            <text:p>0.14842069</text:p>
          </table:table-cell>
          <table:table-cell office:value-type="float" office:value="1.7172942" calcext:value-type="float">
            <text:p>1.7172942</text:p>
          </table:table-cell>
          <table:table-cell office:value-type="float" office:value="3.4150498" calcext:value-type="float">
            <text:p>3.4150498</text:p>
          </table:table-cell>
          <table:table-cell office:value-type="float" office:value="1.362301" calcext:value-type="float">
            <text:p>1.362301</text:p>
          </table:table-cell>
          <table:table-cell office:value-type="float" office:value="0.40150422" calcext:value-type="float">
            <text:p>0.40150422</text:p>
          </table:table-cell>
          <table:table-cell office:value-type="float" office:value="0.9169252" calcext:value-type="float">
            <text:p>0.9169252</text:p>
          </table:table-cell>
          <table:table-cell office:value-type="float" office:value="4.6329775" calcext:value-type="float">
            <text:p>4.6329775</text:p>
          </table:table-cell>
          <table:table-cell office:value-type="float" office:value="0.11969412" calcext:value-type="float">
            <text:p>0.11969412</text:p>
          </table:table-cell>
          <table:table-cell table:formula="of:=AVERAGE([.B981:.K981])" office:value-type="float" office:value="1.446927223" calcext:value-type="float">
            <text:p>1.446927223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office:value-type="float" office:value="0.94954365" calcext:value-type="float">
            <text:p>0.94954365</text:p>
          </table:table-cell>
          <table:table-cell office:value-type="float" office:value="0.7972694" calcext:value-type="float">
            <text:p>0.7972694</text:p>
          </table:table-cell>
          <table:table-cell office:value-type="float" office:value="0.14400445" calcext:value-type="float">
            <text:p>0.14400445</text:p>
          </table:table-cell>
          <table:table-cell office:value-type="float" office:value="1.6689993" calcext:value-type="float">
            <text:p>1.6689993</text:p>
          </table:table-cell>
          <table:table-cell office:value-type="float" office:value="3.4166274" calcext:value-type="float">
            <text:p>3.4166274</text:p>
          </table:table-cell>
          <table:table-cell office:value-type="float" office:value="1.5404453" calcext:value-type="float">
            <text:p>1.5404453</text:p>
          </table:table-cell>
          <table:table-cell office:value-type="float" office:value="0.39882383" calcext:value-type="float">
            <text:p>0.39882383</text:p>
          </table:table-cell>
          <table:table-cell office:value-type="float" office:value="0.9169408" calcext:value-type="float">
            <text:p>0.9169408</text:p>
          </table:table-cell>
          <table:table-cell office:value-type="float" office:value="4.6329775" calcext:value-type="float">
            <text:p>4.6329775</text:p>
          </table:table-cell>
          <table:table-cell office:value-type="float" office:value="0.11916262" calcext:value-type="float">
            <text:p>0.11916262</text:p>
          </table:table-cell>
          <table:table-cell table:formula="of:=AVERAGE([.B982:.K982])" office:value-type="float" office:value="1.458479425" calcext:value-type="float">
            <text:p>1.458479425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office:value-type="float" office:value="0.75693977" calcext:value-type="float">
            <text:p>0.75693977</text:p>
          </table:table-cell>
          <table:table-cell office:value-type="float" office:value="0.847648" calcext:value-type="float">
            <text:p>0.847648</text:p>
          </table:table-cell>
          <table:table-cell office:value-type="float" office:value="0.14888822" calcext:value-type="float">
            <text:p>0.14888822</text:p>
          </table:table-cell>
          <table:table-cell office:value-type="float" office:value="1.73901" calcext:value-type="float">
            <text:p>1.73901</text:p>
          </table:table-cell>
          <table:table-cell office:value-type="float" office:value="3.3961651" calcext:value-type="float">
            <text:p>3.3961651</text:p>
          </table:table-cell>
          <table:table-cell office:value-type="float" office:value="1.5415509" calcext:value-type="float">
            <text:p>1.5415509</text:p>
          </table:table-cell>
          <table:table-cell office:value-type="float" office:value="0.39653212" calcext:value-type="float">
            <text:p>0.39653212</text:p>
          </table:table-cell>
          <table:table-cell office:value-type="float" office:value="0.7359542" calcext:value-type="float">
            <text:p>0.7359542</text:p>
          </table:table-cell>
          <table:table-cell office:value-type="float" office:value="4.5667076" calcext:value-type="float">
            <text:p>4.5667076</text:p>
          </table:table-cell>
          <table:table-cell office:value-type="float" office:value="0.08100979" calcext:value-type="float">
            <text:p>0.08100979</text:p>
          </table:table-cell>
          <table:table-cell table:formula="of:=AVERAGE([.B983:.K983])" office:value-type="float" office:value="1.42104057" calcext:value-type="float">
            <text:p>1.42104057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office:value-type="float" office:value="0.70163316" calcext:value-type="float">
            <text:p>0.70163316</text:p>
          </table:table-cell>
          <table:table-cell office:value-type="float" office:value="0.8202328" calcext:value-type="float">
            <text:p>0.8202328</text:p>
          </table:table-cell>
          <table:table-cell office:value-type="float" office:value="0.14402561" calcext:value-type="float">
            <text:p>0.14402561</text:p>
          </table:table-cell>
          <table:table-cell office:value-type="float" office:value="1.6965721" calcext:value-type="float">
            <text:p>1.6965721</text:p>
          </table:table-cell>
          <table:table-cell office:value-type="float" office:value="3.3961651" calcext:value-type="float">
            <text:p>3.3961651</text:p>
          </table:table-cell>
          <table:table-cell office:value-type="float" office:value="1.5549176" calcext:value-type="float">
            <text:p>1.5549176</text:p>
          </table:table-cell>
          <table:table-cell office:value-type="float" office:value="0.40128395" calcext:value-type="float">
            <text:p>0.40128395</text:p>
          </table:table-cell>
          <table:table-cell office:value-type="float" office:value="0.69818515" calcext:value-type="float">
            <text:p>0.69818515</text:p>
          </table:table-cell>
          <table:table-cell office:value-type="float" office:value="4.4701743" calcext:value-type="float">
            <text:p>4.4701743</text:p>
          </table:table-cell>
          <table:table-cell office:value-type="float" office:value="0.085892394" calcext:value-type="float">
            <text:p>0.085892394</text:p>
          </table:table-cell>
          <table:table-cell table:formula="of:=AVERAGE([.B984:.K984])" office:value-type="float" office:value="1.3969082164" calcext:value-type="float">
            <text:p>1.3969082164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office:value-type="float" office:value="0.98653823" calcext:value-type="float">
            <text:p>0.98653823</text:p>
          </table:table-cell>
          <table:table-cell office:value-type="float" office:value="0.84841454" calcext:value-type="float">
            <text:p>0.84841454</text:p>
          </table:table-cell>
          <table:table-cell office:value-type="float" office:value="0.14919083" calcext:value-type="float">
            <text:p>0.14919083</text:p>
          </table:table-cell>
          <table:table-cell office:value-type="float" office:value="1.7175305" calcext:value-type="float">
            <text:p>1.7175305</text:p>
          </table:table-cell>
          <table:table-cell office:value-type="float" office:value="3.3960595" calcext:value-type="float">
            <text:p>3.3960595</text:p>
          </table:table-cell>
          <table:table-cell office:value-type="float" office:value="1.3148957" calcext:value-type="float">
            <text:p>1.3148957</text:p>
          </table:table-cell>
          <table:table-cell office:value-type="float" office:value="0.38892886" calcext:value-type="float">
            <text:p>0.38892886</text:p>
          </table:table-cell>
          <table:table-cell office:value-type="float" office:value="0.7182046" calcext:value-type="float">
            <text:p>0.7182046</text:p>
          </table:table-cell>
          <table:table-cell office:value-type="float" office:value="4.630582" calcext:value-type="float">
            <text:p>4.630582</text:p>
          </table:table-cell>
          <table:table-cell office:value-type="float" office:value="0.085038945" calcext:value-type="float">
            <text:p>0.085038945</text:p>
          </table:table-cell>
          <table:table-cell table:formula="of:=AVERAGE([.B985:.K985])" office:value-type="float" office:value="1.4235383705" calcext:value-type="float">
            <text:p>1.4235383705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office:value-type="float" office:value="0.9468113" calcext:value-type="float">
            <text:p>0.9468113</text:p>
          </table:table-cell>
          <table:table-cell office:value-type="float" office:value="0.84849805" calcext:value-type="float">
            <text:p>0.84849805</text:p>
          </table:table-cell>
          <table:table-cell office:value-type="float" office:value="0.14391786" calcext:value-type="float">
            <text:p>0.14391786</text:p>
          </table:table-cell>
          <table:table-cell office:value-type="float" office:value="1.6945505" calcext:value-type="float">
            <text:p>1.6945505</text:p>
          </table:table-cell>
          <table:table-cell office:value-type="float" office:value="3.4258296" calcext:value-type="float">
            <text:p>3.4258296</text:p>
          </table:table-cell>
          <table:table-cell office:value-type="float" office:value="1.435881" calcext:value-type="float">
            <text:p>1.435881</text:p>
          </table:table-cell>
          <table:table-cell office:value-type="float" office:value="0.38790235" calcext:value-type="float">
            <text:p>0.38790235</text:p>
          </table:table-cell>
          <table:table-cell office:value-type="float" office:value="0.8826062" calcext:value-type="float">
            <text:p>0.8826062</text:p>
          </table:table-cell>
          <table:table-cell office:value-type="float" office:value="4.4571977" calcext:value-type="float">
            <text:p>4.4571977</text:p>
          </table:table-cell>
          <table:table-cell office:value-type="float" office:value="0.08624478" calcext:value-type="float">
            <text:p>0.08624478</text:p>
          </table:table-cell>
          <table:table-cell table:formula="of:=AVERAGE([.B986:.K986])" office:value-type="float" office:value="1.430943934" calcext:value-type="float">
            <text:p>1.430943934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office:value-type="float" office:value="0.96650225" calcext:value-type="float">
            <text:p>0.96650225</text:p>
          </table:table-cell>
          <table:table-cell office:value-type="float" office:value="0.954532" calcext:value-type="float">
            <text:p>0.954532</text:p>
          </table:table-cell>
          <table:table-cell office:value-type="float" office:value="0.14311294" calcext:value-type="float">
            <text:p>0.14311294</text:p>
          </table:table-cell>
          <table:table-cell office:value-type="float" office:value="1.2141899" calcext:value-type="float">
            <text:p>1.2141899</text:p>
          </table:table-cell>
          <table:table-cell office:value-type="float" office:value="3.3961651" calcext:value-type="float">
            <text:p>3.3961651</text:p>
          </table:table-cell>
          <table:table-cell office:value-type="float" office:value="1.4285773" calcext:value-type="float">
            <text:p>1.4285773</text:p>
          </table:table-cell>
          <table:table-cell office:value-type="float" office:value="0.4017655" calcext:value-type="float">
            <text:p>0.4017655</text:p>
          </table:table-cell>
          <table:table-cell office:value-type="float" office:value="0.9093132" calcext:value-type="float">
            <text:p>0.9093132</text:p>
          </table:table-cell>
          <table:table-cell office:value-type="float" office:value="4.421754" calcext:value-type="float">
            <text:p>4.421754</text:p>
          </table:table-cell>
          <table:table-cell office:value-type="float" office:value="0.07887249" calcext:value-type="float">
            <text:p>0.07887249</text:p>
          </table:table-cell>
          <table:table-cell table:formula="of:=AVERAGE([.B987:.K987])" office:value-type="float" office:value="1.391478468" calcext:value-type="float">
            <text:p>1.391478468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office:value-type="float" office:value="0.9764847" calcext:value-type="float">
            <text:p>0.9764847</text:p>
          </table:table-cell>
          <table:table-cell office:value-type="float" office:value="0.84122235" calcext:value-type="float">
            <text:p>0.84122235</text:p>
          </table:table-cell>
          <table:table-cell office:value-type="float" office:value="0.14369479" calcext:value-type="float">
            <text:p>0.14369479</text:p>
          </table:table-cell>
          <table:table-cell office:value-type="float" office:value="1.717345" calcext:value-type="float">
            <text:p>1.717345</text:p>
          </table:table-cell>
          <table:table-cell office:value-type="float" office:value="3.3963964" calcext:value-type="float">
            <text:p>3.3963964</text:p>
          </table:table-cell>
          <table:table-cell office:value-type="float" office:value="1.3418251" calcext:value-type="float">
            <text:p>1.3418251</text:p>
          </table:table-cell>
          <table:table-cell office:value-type="float" office:value="0.39256883" calcext:value-type="float">
            <text:p>0.39256883</text:p>
          </table:table-cell>
          <table:table-cell office:value-type="float" office:value="0.90353" calcext:value-type="float">
            <text:p>0.90353</text:p>
          </table:table-cell>
          <table:table-cell office:value-type="float" office:value="4.4930024" calcext:value-type="float">
            <text:p>4.4930024</text:p>
          </table:table-cell>
          <table:table-cell office:value-type="float" office:value="0.084785126" calcext:value-type="float">
            <text:p>0.084785126</text:p>
          </table:table-cell>
          <table:table-cell table:formula="of:=AVERAGE([.B988:.K988])" office:value-type="float" office:value="1.4290854696" calcext:value-type="float">
            <text:p>1.4290854696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office:value-type="float" office:value="0.7923252" calcext:value-type="float">
            <text:p>0.7923252</text:p>
          </table:table-cell>
          <table:table-cell office:value-type="float" office:value="0.8597309" calcext:value-type="float">
            <text:p>0.8597309</text:p>
          </table:table-cell>
          <table:table-cell office:value-type="float" office:value="0.14391786" calcext:value-type="float">
            <text:p>0.14391786</text:p>
          </table:table-cell>
          <table:table-cell office:value-type="float" office:value="1.3034167" calcext:value-type="float">
            <text:p>1.3034167</text:p>
          </table:table-cell>
          <table:table-cell office:value-type="float" office:value="3.4250588" calcext:value-type="float">
            <text:p>3.4250588</text:p>
          </table:table-cell>
          <table:table-cell office:value-type="float" office:value="1.4164056" calcext:value-type="float">
            <text:p>1.4164056</text:p>
          </table:table-cell>
          <table:table-cell office:value-type="float" office:value="0.4127304" calcext:value-type="float">
            <text:p>0.4127304</text:p>
          </table:table-cell>
          <table:table-cell office:value-type="float" office:value="1.0650808" calcext:value-type="float">
            <text:p>1.0650808</text:p>
          </table:table-cell>
          <table:table-cell office:value-type="float" office:value="4.5630097" calcext:value-type="float">
            <text:p>4.5630097</text:p>
          </table:table-cell>
          <table:table-cell office:value-type="float" office:value="0.0847911" calcext:value-type="float">
            <text:p>0.0847911</text:p>
          </table:table-cell>
          <table:table-cell table:formula="of:=AVERAGE([.B989:.K989])" office:value-type="float" office:value="1.406646706" calcext:value-type="float">
            <text:p>1.406646706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office:value-type="float" office:value="0.9836559" calcext:value-type="float">
            <text:p>0.9836559</text:p>
          </table:table-cell>
          <table:table-cell office:value-type="float" office:value="0.7514496" calcext:value-type="float">
            <text:p>0.7514496</text:p>
          </table:table-cell>
          <table:table-cell office:value-type="float" office:value="0.14865187" calcext:value-type="float">
            <text:p>0.14865187</text:p>
          </table:table-cell>
          <table:table-cell office:value-type="float" office:value="1.6691889" calcext:value-type="float">
            <text:p>1.6691889</text:p>
          </table:table-cell>
          <table:table-cell office:value-type="float" office:value="3.3961651" calcext:value-type="float">
            <text:p>3.3961651</text:p>
          </table:table-cell>
          <table:table-cell office:value-type="float" office:value="1.3964982" calcext:value-type="float">
            <text:p>1.3964982</text:p>
          </table:table-cell>
          <table:table-cell office:value-type="float" office:value="0.4380387" calcext:value-type="float">
            <text:p>0.4380387</text:p>
          </table:table-cell>
          <table:table-cell office:value-type="float" office:value="0.9069069" calcext:value-type="float">
            <text:p>0.9069069</text:p>
          </table:table-cell>
          <table:table-cell office:value-type="float" office:value="4.4702826" calcext:value-type="float">
            <text:p>4.4702826</text:p>
          </table:table-cell>
          <table:table-cell office:value-type="float" office:value="0.07859923" calcext:value-type="float">
            <text:p>0.07859923</text:p>
          </table:table-cell>
          <table:table-cell table:formula="of:=AVERAGE([.B990:.K990])" office:value-type="float" office:value="1.4239437" calcext:value-type="float">
            <text:p>1.4239437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office:value-type="float" office:value="0.84197336" calcext:value-type="float">
            <text:p>0.84197336</text:p>
          </table:table-cell>
          <table:table-cell office:value-type="float" office:value="0.9545438" calcext:value-type="float">
            <text:p>0.9545438</text:p>
          </table:table-cell>
          <table:table-cell office:value-type="float" office:value="0.14842069" calcext:value-type="float">
            <text:p>0.14842069</text:p>
          </table:table-cell>
          <table:table-cell office:value-type="float" office:value="1.6695871" calcext:value-type="float">
            <text:p>1.6695871</text:p>
          </table:table-cell>
          <table:table-cell office:value-type="float" office:value="3.381995" calcext:value-type="float">
            <text:p>3.381995</text:p>
          </table:table-cell>
          <table:table-cell office:value-type="float" office:value="1.501992" calcext:value-type="float">
            <text:p>1.501992</text:p>
          </table:table-cell>
          <table:table-cell office:value-type="float" office:value="0.4555727" calcext:value-type="float">
            <text:p>0.4555727</text:p>
          </table:table-cell>
          <table:table-cell office:value-type="float" office:value="0.9719507" calcext:value-type="float">
            <text:p>0.9719507</text:p>
          </table:table-cell>
          <table:table-cell office:value-type="float" office:value="4.538396" calcext:value-type="float">
            <text:p>4.538396</text:p>
          </table:table-cell>
          <table:table-cell office:value-type="float" office:value="0.085105464" calcext:value-type="float">
            <text:p>0.085105464</text:p>
          </table:table-cell>
          <table:table-cell table:formula="of:=AVERAGE([.B991:.K991])" office:value-type="float" office:value="1.4549536814" calcext:value-type="float">
            <text:p>1.4549536814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office:value-type="float" office:value="0.9865318" calcext:value-type="float">
            <text:p>0.9865318</text:p>
          </table:table-cell>
          <table:table-cell office:value-type="float" office:value="1.0027863" calcext:value-type="float">
            <text:p>1.0027863</text:p>
          </table:table-cell>
          <table:table-cell office:value-type="float" office:value="0.1493451" calcext:value-type="float">
            <text:p>0.1493451</text:p>
          </table:table-cell>
          <table:table-cell office:value-type="float" office:value="1.6709229" calcext:value-type="float">
            <text:p>1.6709229</text:p>
          </table:table-cell>
          <table:table-cell office:value-type="float" office:value="3.3960595" calcext:value-type="float">
            <text:p>3.3960595</text:p>
          </table:table-cell>
          <table:table-cell office:value-type="float" office:value="1.3879966" calcext:value-type="float">
            <text:p>1.3879966</text:p>
          </table:table-cell>
          <table:table-cell office:value-type="float" office:value="0.4657896" calcext:value-type="float">
            <text:p>0.4657896</text:p>
          </table:table-cell>
          <table:table-cell office:value-type="float" office:value="0.90837795" calcext:value-type="float">
            <text:p>0.90837795</text:p>
          </table:table-cell>
          <table:table-cell office:value-type="float" office:value="4.5630097" calcext:value-type="float">
            <text:p>4.5630097</text:p>
          </table:table-cell>
          <table:table-cell office:value-type="float" office:value="0.0866576" calcext:value-type="float">
            <text:p>0.0866576</text:p>
          </table:table-cell>
          <table:table-cell table:formula="of:=AVERAGE([.B992:.K992])" office:value-type="float" office:value="1.461747705" calcext:value-type="float">
            <text:p>1.461747705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office:value-type="float" office:value="0.97679824" calcext:value-type="float">
            <text:p>0.97679824</text:p>
          </table:table-cell>
          <table:table-cell office:value-type="float" office:value="0.9545438" calcext:value-type="float">
            <text:p>0.9545438</text:p>
          </table:table-cell>
          <table:table-cell office:value-type="float" office:value="0.14474016" calcext:value-type="float">
            <text:p>0.14474016</text:p>
          </table:table-cell>
          <table:table-cell office:value-type="float" office:value="1.1445668" calcext:value-type="float">
            <text:p>1.1445668</text:p>
          </table:table-cell>
          <table:table-cell office:value-type="float" office:value="3.4625902" calcext:value-type="float">
            <text:p>3.4625902</text:p>
          </table:table-cell>
          <table:table-cell office:value-type="float" office:value="1.4205033" calcext:value-type="float">
            <text:p>1.4205033</text:p>
          </table:table-cell>
          <table:table-cell office:value-type="float" office:value="0.44018468" calcext:value-type="float">
            <text:p>0.44018468</text:p>
          </table:table-cell>
          <table:table-cell office:value-type="float" office:value="1.0720596" calcext:value-type="float">
            <text:p>1.0720596</text:p>
          </table:table-cell>
          <table:table-cell office:value-type="float" office:value="4.5410805" calcext:value-type="float">
            <text:p>4.5410805</text:p>
          </table:table-cell>
          <table:table-cell office:value-type="float" office:value="0.08685271" calcext:value-type="float">
            <text:p>0.08685271</text:p>
          </table:table-cell>
          <table:table-cell table:formula="of:=AVERAGE([.B993:.K993])" office:value-type="float" office:value="1.424391999" calcext:value-type="float">
            <text:p>1.424391999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office:value-type="float" office:value="0.7923252" calcext:value-type="float">
            <text:p>0.7923252</text:p>
          </table:table-cell>
          <table:table-cell office:value-type="float" office:value="0.97813433" calcext:value-type="float">
            <text:p>0.97813433</text:p>
          </table:table-cell>
          <table:table-cell office:value-type="float" office:value="0.14938802" calcext:value-type="float">
            <text:p>0.14938802</text:p>
          </table:table-cell>
          <table:table-cell office:value-type="float" office:value="1.160969" calcext:value-type="float">
            <text:p>1.160969</text:p>
          </table:table-cell>
          <table:table-cell office:value-type="float" office:value="3.3959398" calcext:value-type="float">
            <text:p>3.3959398</text:p>
          </table:table-cell>
          <table:table-cell office:value-type="float" office:value="1.4208496" calcext:value-type="float">
            <text:p>1.4208496</text:p>
          </table:table-cell>
          <table:table-cell office:value-type="float" office:value="0.44158417" calcext:value-type="float">
            <text:p>0.44158417</text:p>
          </table:table-cell>
          <table:table-cell office:value-type="float" office:value="1.0162039" calcext:value-type="float">
            <text:p>1.0162039</text:p>
          </table:table-cell>
          <table:table-cell office:value-type="float" office:value="4.4504013" calcext:value-type="float">
            <text:p>4.4504013</text:p>
          </table:table-cell>
          <table:table-cell office:value-type="float" office:value="0.08557952" calcext:value-type="float">
            <text:p>0.08557952</text:p>
          </table:table-cell>
          <table:table-cell table:formula="of:=AVERAGE([.B994:.K994])" office:value-type="float" office:value="1.389137484" calcext:value-type="float">
            <text:p>1.389137484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office:value-type="float" office:value="0.98434687" calcext:value-type="float">
            <text:p>0.98434687</text:p>
          </table:table-cell>
          <table:table-cell office:value-type="float" office:value="0.84136444" calcext:value-type="float">
            <text:p>0.84136444</text:p>
          </table:table-cell>
          <table:table-cell office:value-type="float" office:value="0.14939986" calcext:value-type="float">
            <text:p>0.14939986</text:p>
          </table:table-cell>
          <table:table-cell office:value-type="float" office:value="1.7386719" calcext:value-type="float">
            <text:p>1.7386719</text:p>
          </table:table-cell>
          <table:table-cell office:value-type="float" office:value="3.463908" calcext:value-type="float">
            <text:p>3.463908</text:p>
          </table:table-cell>
          <table:table-cell office:value-type="float" office:value="1.4735699" calcext:value-type="float">
            <text:p>1.4735699</text:p>
          </table:table-cell>
          <table:table-cell office:value-type="float" office:value="0.464533" calcext:value-type="float">
            <text:p>0.464533</text:p>
          </table:table-cell>
          <table:table-cell office:value-type="float" office:value="0.8415543" calcext:value-type="float">
            <text:p>0.8415543</text:p>
          </table:table-cell>
          <table:table-cell office:value-type="float" office:value="4.362024" calcext:value-type="float">
            <text:p>4.362024</text:p>
          </table:table-cell>
          <table:table-cell office:value-type="float" office:value="0.086753905" calcext:value-type="float">
            <text:p>0.086753905</text:p>
          </table:table-cell>
          <table:table-cell table:formula="of:=AVERAGE([.B995:.K995])" office:value-type="float" office:value="1.4406126175" calcext:value-type="float">
            <text:p>1.4406126175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office:value-type="float" office:value="0.98663473" calcext:value-type="float">
            <text:p>0.98663473</text:p>
          </table:table-cell>
          <table:table-cell office:value-type="float" office:value="0.932371" calcext:value-type="float">
            <text:p>0.932371</text:p>
          </table:table-cell>
          <table:table-cell office:value-type="float" office:value="0.14322267" calcext:value-type="float">
            <text:p>0.14322267</text:p>
          </table:table-cell>
          <table:table-cell office:value-type="float" office:value="1.7664025" calcext:value-type="float">
            <text:p>1.7664025</text:p>
          </table:table-cell>
          <table:table-cell office:value-type="float" office:value="3.4332256" calcext:value-type="float">
            <text:p>3.4332256</text:p>
          </table:table-cell>
          <table:table-cell office:value-type="float" office:value="1.3987335" calcext:value-type="float">
            <text:p>1.3987335</text:p>
          </table:table-cell>
          <table:table-cell office:value-type="float" office:value="0.47550088" calcext:value-type="float">
            <text:p>0.47550088</text:p>
          </table:table-cell>
          <table:table-cell office:value-type="float" office:value="0.49724" calcext:value-type="float">
            <text:p>0.49724</text:p>
          </table:table-cell>
          <table:table-cell office:value-type="float" office:value="4.4504013" calcext:value-type="float">
            <text:p>4.4504013</text:p>
          </table:table-cell>
          <table:table-cell office:value-type="float" office:value="0.08685271" calcext:value-type="float">
            <text:p>0.08685271</text:p>
          </table:table-cell>
          <table:table-cell table:formula="of:=AVERAGE([.B996:.K996])" office:value-type="float" office:value="1.417058489" calcext:value-type="float">
            <text:p>1.417058489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office:value-type="float" office:value="0.7912908" calcext:value-type="float">
            <text:p>0.7912908</text:p>
          </table:table-cell>
          <table:table-cell office:value-type="float" office:value="0.84116393" calcext:value-type="float">
            <text:p>0.84116393</text:p>
          </table:table-cell>
          <table:table-cell office:value-type="float" office:value="0.1441423" calcext:value-type="float">
            <text:p>0.1441423</text:p>
          </table:table-cell>
          <table:table-cell office:value-type="float" office:value="1.6550574" calcext:value-type="float">
            <text:p>1.6550574</text:p>
          </table:table-cell>
          <table:table-cell office:value-type="float" office:value="3.4372125" calcext:value-type="float">
            <text:p>3.4372125</text:p>
          </table:table-cell>
          <table:table-cell office:value-type="float" office:value="1.3926679" calcext:value-type="float">
            <text:p>1.3926679</text:p>
          </table:table-cell>
          <table:table-cell office:value-type="float" office:value="0.4755385" calcext:value-type="float">
            <text:p>0.4755385</text:p>
          </table:table-cell>
          <table:table-cell office:value-type="float" office:value="0.98865634" calcext:value-type="float">
            <text:p>0.98865634</text:p>
          </table:table-cell>
          <table:table-cell office:value-type="float" office:value="4.449352" calcext:value-type="float">
            <text:p>4.449352</text:p>
          </table:table-cell>
          <table:table-cell office:value-type="float" office:value="0.08557952" calcext:value-type="float">
            <text:p>0.08557952</text:p>
          </table:table-cell>
          <table:table-cell table:formula="of:=AVERAGE([.B997:.K997])" office:value-type="float" office:value="1.426066119" calcext:value-type="float">
            <text:p>1.426066119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office:value-type="float" office:value="0.9751273" calcext:value-type="float">
            <text:p>0.9751273</text:p>
          </table:table-cell>
          <table:table-cell office:value-type="float" office:value="0.9541738" calcext:value-type="float">
            <text:p>0.9541738</text:p>
          </table:table-cell>
          <table:table-cell office:value-type="float" office:value="0.14411344" calcext:value-type="float">
            <text:p>0.14411344</text:p>
          </table:table-cell>
          <table:table-cell office:value-type="float" office:value="1.127737" calcext:value-type="float">
            <text:p>1.127737</text:p>
          </table:table-cell>
          <table:table-cell office:value-type="float" office:value="3.2482486" calcext:value-type="float">
            <text:p>3.2482486</text:p>
          </table:table-cell>
          <table:table-cell office:value-type="float" office:value="1.5049164" calcext:value-type="float">
            <text:p>1.5049164</text:p>
          </table:table-cell>
          <table:table-cell office:value-type="float" office:value="0.45741957" calcext:value-type="float">
            <text:p>0.45741957</text:p>
          </table:table-cell>
          <table:table-cell office:value-type="float" office:value="1.0464419" calcext:value-type="float">
            <text:p>1.0464419</text:p>
          </table:table-cell>
          <table:table-cell office:value-type="float" office:value="4.5461016" calcext:value-type="float">
            <text:p>4.5461016</text:p>
          </table:table-cell>
          <table:table-cell office:value-type="float" office:value="0.08572848" calcext:value-type="float">
            <text:p>0.08572848</text:p>
          </table:table-cell>
          <table:table-cell table:formula="of:=AVERAGE([.B998:.K998])" office:value-type="float" office:value="1.409000809" calcext:value-type="float">
            <text:p>1.409000809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office:value-type="float" office:value="0.7925561" calcext:value-type="float">
            <text:p>0.7925561</text:p>
          </table:table-cell>
          <table:table-cell office:value-type="float" office:value="0.7634236" calcext:value-type="float">
            <text:p>0.7634236</text:p>
          </table:table-cell>
          <table:table-cell office:value-type="float" office:value="0.14959617" calcext:value-type="float">
            <text:p>0.14959617</text:p>
          </table:table-cell>
          <table:table-cell office:value-type="float" office:value="1.7356795" calcext:value-type="float">
            <text:p>1.7356795</text:p>
          </table:table-cell>
          <table:table-cell office:value-type="float" office:value="3.4147391" calcext:value-type="float">
            <text:p>3.4147391</text:p>
          </table:table-cell>
          <table:table-cell office:value-type="float" office:value="1.2927651" calcext:value-type="float">
            <text:p>1.2927651</text:p>
          </table:table-cell>
          <table:table-cell office:value-type="float" office:value="0.3883611" calcext:value-type="float">
            <text:p>0.3883611</text:p>
          </table:table-cell>
          <table:table-cell office:value-type="float" office:value="1.0018032" calcext:value-type="float">
            <text:p>1.0018032</text:p>
          </table:table-cell>
          <table:table-cell office:value-type="float" office:value="4.5585146" calcext:value-type="float">
            <text:p>4.5585146</text:p>
          </table:table-cell>
          <table:table-cell office:value-type="float" office:value="0.08685271" calcext:value-type="float">
            <text:p>0.08685271</text:p>
          </table:table-cell>
          <table:table-cell table:formula="of:=AVERAGE([.B999:.K999])" office:value-type="float" office:value="1.418429118" calcext:value-type="float">
            <text:p>1.418429118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office:value-type="float" office:value="0.966774" calcext:value-type="float">
            <text:p>0.966774</text:p>
          </table:table-cell>
          <table:table-cell office:value-type="float" office:value="0.9541738" calcext:value-type="float">
            <text:p>0.9541738</text:p>
          </table:table-cell>
          <table:table-cell office:value-type="float" office:value="0.14865187" calcext:value-type="float">
            <text:p>0.14865187</text:p>
          </table:table-cell>
          <table:table-cell office:value-type="float" office:value="1.6957169" calcext:value-type="float">
            <text:p>1.6957169</text:p>
          </table:table-cell>
          <table:table-cell office:value-type="float" office:value="3.3967097" calcext:value-type="float">
            <text:p>3.3967097</text:p>
          </table:table-cell>
          <table:table-cell office:value-type="float" office:value="1.3840485" calcext:value-type="float">
            <text:p>1.3840485</text:p>
          </table:table-cell>
          <table:table-cell office:value-type="float" office:value="0.399129" calcext:value-type="float">
            <text:p>0.399129</text:p>
          </table:table-cell>
          <table:table-cell office:value-type="float" office:value="0.84867364" calcext:value-type="float">
            <text:p>0.84867364</text:p>
          </table:table-cell>
          <table:table-cell office:value-type="float" office:value="4.498986" calcext:value-type="float">
            <text:p>4.498986</text:p>
          </table:table-cell>
          <table:table-cell office:value-type="float" office:value="0.08284122" calcext:value-type="float">
            <text:p>0.08284122</text:p>
          </table:table-cell>
          <table:table-cell table:formula="of:=AVERAGE([.B1000:.K1000])" office:value-type="float" office:value="1.437570463" calcext:value-type="float">
            <text:p>1.437570463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office:value-type="float" office:value="0.7971997" calcext:value-type="float">
            <text:p>0.7971997</text:p>
          </table:table-cell>
          <table:table-cell office:value-type="float" office:value="0.8737533" calcext:value-type="float">
            <text:p>0.8737533</text:p>
          </table:table-cell>
          <table:table-cell office:value-type="float" office:value="0.14873762" calcext:value-type="float">
            <text:p>0.14873762</text:p>
          </table:table-cell>
          <table:table-cell office:value-type="float" office:value="1.7360756" calcext:value-type="float">
            <text:p>1.7360756</text:p>
          </table:table-cell>
          <table:table-cell office:value-type="float" office:value="3.4248633" calcext:value-type="float">
            <text:p>3.4248633</text:p>
          </table:table-cell>
          <table:table-cell office:value-type="float" office:value="1.3865627" calcext:value-type="float">
            <text:p>1.3865627</text:p>
          </table:table-cell>
          <table:table-cell office:value-type="float" office:value="0.3936339" calcext:value-type="float">
            <text:p>0.3936339</text:p>
          </table:table-cell>
          <table:table-cell office:value-type="float" office:value="0.9776008" calcext:value-type="float">
            <text:p>0.9776008</text:p>
          </table:table-cell>
          <table:table-cell office:value-type="float" office:value="4.614384" calcext:value-type="float">
            <text:p>4.614384</text:p>
          </table:table-cell>
          <table:table-cell office:value-type="float" office:value="0.08626431" calcext:value-type="float">
            <text:p>0.08626431</text:p>
          </table:table-cell>
          <table:table-cell table:formula="of:=AVERAGE([.B1001:.K1001])" office:value-type="float" office:value="1.443907523" calcext:value-type="float">
            <text:p>1.443907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5:33:31.184000000</meta:creation-date>
    <dc:date>2023-06-07T15:35:34.096000000</dc:date>
    <meta:editing-duration>PT2M3S</meta:editing-duration>
    <meta:editing-cycles>1</meta:editing-cycles>
    <meta:document-statistic meta:table-count="1" meta:cell-count="12012" meta:object-count="1"/>
    <meta:generator>LibreOffice/7.5.2.2$Windows_X86_64 LibreOffice_project/53bb9681a964705cf672590721dbc85eb4d0c3a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1cm" svg:height="16.408cm" xlink:href=".." xlink:type="simple" chart:class="chart:scatter" chart:style-name="ch1">
        <chart:legend chart:legend-position="end" svg:x="20.394cm" svg:y="7.902cm" style:legend-expansion="high" chart:style-name="ch2"/>
        <chart:plot-area chart:style-name="ch3" table:cell-range-address="Arkusz1.A1:Arkusz1.A1001 Arkusz1.L1:Arkusz1.L1001" svg:x="0.468cm" svg:y="0.328cm" svg:width="19.458cm" svg:height="15.752cm">
          <chart:coordinate-region svg:x="1.206cm" svg:y="0.328cm" svg:width="18.337cm" svg:height="15.0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L1:Arkusz1.L1001" chart:class="chart:scatter">
            <chart:domain table:cell-range-address="Arkusz1.A1:Arkusz1.A1001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1001</svg:desc>
                </draw:g>
              </table:table-cell>
              <table:table-cell office:value-type="float" office:value="7.530339292">
                <text:p>7.530339292</text:p>
                <draw:g>
                  <svg:desc>Arkusz1.L1:Arkusz1.L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43140693">
                <text:p>4.843140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270073794">
                <text:p>4.270073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210179756">
                <text:p>3.210179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01110411">
                <text:p>3.01110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002743867">
                <text:p>3.00274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919953658">
                <text:p>2.9199536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149501836">
                <text:p>3.149501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746152065">
                <text:p>2.746152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25733676">
                <text:p>2.25733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97095927">
                <text:p>2.97095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126236721">
                <text:p>2.126236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568382389">
                <text:p>2.568382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173224513">
                <text:p>2.173224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028932331">
                <text:p>2.028932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94655744">
                <text:p>2.094655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258987191">
                <text:p>2.258987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253134165">
                <text:p>2.253134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10839413">
                <text:p>2.210839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096875812">
                <text:p>2.096875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188282628">
                <text:p>2.188282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05429299">
                <text:p>2.05429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06665989">
                <text:p>2.06665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009393468">
                <text:p>2.009393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061866382">
                <text:p>2.061866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104171754">
                <text:p>2.104171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07699602">
                <text:p>2.07699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095599826">
                <text:p>2.0955998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12126028">
                <text:p>2.12126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112896563">
                <text:p>2.112896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16279795">
                <text:p>2.162797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116768427">
                <text:p>2.116768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997910703">
                <text:p>1.9979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985155984">
                <text:p>1.985155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187357287">
                <text:p>2.187357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166677885">
                <text:p>2.166677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190060008">
                <text:p>2.190060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134171647">
                <text:p>2.134171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092569128">
                <text:p>2.092569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147941106">
                <text:p>2.147941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187540545">
                <text:p>2.187540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161683591">
                <text:p>2.1616835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10652098">
                <text:p>2.10652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178783436">
                <text:p>2.178783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174930403">
                <text:p>2.174930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230382725">
                <text:p>2.230382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21945966">
                <text:p>2.21945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224850137">
                <text:p>2.224850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208735973">
                <text:p>2.208735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238783999">
                <text:p>2.238783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20993277">
                <text:p>2.20993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192202485">
                <text:p>2.192202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241022022">
                <text:p>2.2410220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203228048">
                <text:p>2.203228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231057222">
                <text:p>2.231057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226977888">
                <text:p>2.226977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167057592">
                <text:p>2.1670575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238131056">
                <text:p>2.2381310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309521397">
                <text:p>2.3095213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310388857">
                <text:p>2.310388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234164552">
                <text:p>2.234164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.191001143">
                <text:p>2.191001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171815766">
                <text:p>2.1718157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234014716">
                <text:p>2.23401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250859977">
                <text:p>2.250859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217884786">
                <text:p>2.2178847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169259438">
                <text:p>2.169259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233223182">
                <text:p>2.2332231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076905619">
                <text:p>2.0769056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232595756">
                <text:p>2.232595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213443586">
                <text:p>2.213443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224617231">
                <text:p>2.224617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194833157">
                <text:p>2.1948331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219041008">
                <text:p>2.219041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28437222">
                <text:p>2.28437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956373568">
                <text:p>1.956373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255350798">
                <text:p>2.255350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.040136472">
                <text:p>2.040136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348644125">
                <text:p>2.348644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305329583">
                <text:p>2.305329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.142080014">
                <text:p>2.142080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.239560274">
                <text:p>2.2395602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.18059581">
                <text:p>2.18059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.158363696">
                <text:p>2.158363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123999584">
                <text:p>2.1239995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158547616">
                <text:p>2.158547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17209619">
                <text:p>2.17209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.167494031">
                <text:p>2.167494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749901425">
                <text:p>1.7499014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.13529459">
                <text:p>2.13529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.121047283">
                <text:p>2.121047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.964544699">
                <text:p>1.964544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053580425">
                <text:p>2.053580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138769666">
                <text:p>2.138769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989751536">
                <text:p>1.989751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166539086">
                <text:p>2.166539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.158471177">
                <text:p>2.158471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109949464">
                <text:p>2.109949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051472635">
                <text:p>2.051472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122532855">
                <text:p>2.122532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140641924">
                <text:p>2.140641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.170921488">
                <text:p>2.1709214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.170567087">
                <text:p>2.1705670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.104880245">
                <text:p>2.104880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.05184472">
                <text:p>2.051844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.182171031">
                <text:p>2.182171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.110947046">
                <text:p>2.110947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.150534554">
                <text:p>2.150534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.15182788">
                <text:p>2.1518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.05893963">
                <text:p>2.05893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.159257878">
                <text:p>2.1592578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.224568516">
                <text:p>2.224568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.209529612">
                <text:p>2.2095296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.152338397">
                <text:p>2.1523383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.135020594">
                <text:p>2.135020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.14124928">
                <text:p>2.14124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.170586562">
                <text:p>2.1705865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.197923164">
                <text:p>2.197923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.165695054">
                <text:p>2.165695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.202277789">
                <text:p>2.202277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.164540116">
                <text:p>2.164540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.194766976">
                <text:p>2.194766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.169617298">
                <text:p>2.169617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977789404">
                <text:p>1.9777894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.152408342">
                <text:p>2.1524083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.134412154">
                <text:p>2.134412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.152623611">
                <text:p>2.1526236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.134326415">
                <text:p>2.134326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.04399355">
                <text:p>2.04399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.139346655">
                <text:p>2.139346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.203185565">
                <text:p>2.203185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.127172582">
                <text:p>2.127172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.14897682">
                <text:p>2.148976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.966900065">
                <text:p>1.966900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.128118798">
                <text:p>2.128118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.146243298">
                <text:p>2.146243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.095638262">
                <text:p>2.0956382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.098039976">
                <text:p>2.0980399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.162106412">
                <text:p>2.1621064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.104186425">
                <text:p>2.104186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.083271742">
                <text:p>2.083271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.094467116">
                <text:p>2.094467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.142308553">
                <text:p>2.142308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.063270435">
                <text:p>2.063270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.101267887">
                <text:p>2.101267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.0856653">
                <text:p>2.08566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.150995216">
                <text:p>2.150995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.13182846">
                <text:p>2.13182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.111202303">
                <text:p>2.1112023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.135966933">
                <text:p>2.1359669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.196709854">
                <text:p>2.196709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.023644283">
                <text:p>2.0236442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.13746594">
                <text:p>2.13746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.168306736">
                <text:p>2.168306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.081119268">
                <text:p>2.081119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.178725585">
                <text:p>2.1787255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.045012488">
                <text:p>2.045012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.154561896">
                <text:p>2.1545618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.998802944">
                <text:p>1.9988029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.169758918">
                <text:p>2.1697589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.154897382">
                <text:p>2.1548973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.198326267">
                <text:p>2.198326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.204078152">
                <text:p>2.2040781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.94915608">
                <text:p>1.94915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.276986854">
                <text:p>2.2769868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.193652985">
                <text:p>2.1936529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.244452916">
                <text:p>2.244452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.056546039">
                <text:p>2.0565460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.222267076">
                <text:p>2.222267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.134381">
                <text:p>2.1343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.026681069">
                <text:p>2.0266810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.202797772">
                <text:p>2.2027977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.113719462">
                <text:p>2.1137194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.124785696">
                <text:p>2.124785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.06070649">
                <text:p>2.060706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.074644812">
                <text:p>2.0746448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.992170494">
                <text:p>1.992170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.25893193">
                <text:p>2.25893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.26006694">
                <text:p>2.26006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.277114076">
                <text:p>2.277114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.238898295">
                <text:p>2.2388982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.251737156">
                <text:p>2.2517371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.282710038">
                <text:p>2.2827100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.250587092">
                <text:p>2.2505870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.213543737">
                <text:p>2.2135437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.29733312">
                <text:p>2.297333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.228082676">
                <text:p>2.228082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.102141294">
                <text:p>2.1021412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.179652284">
                <text:p>2.1796522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.099949388">
                <text:p>2.099949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.943893489">
                <text:p>1.9438934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.170432414">
                <text:p>2.1704324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.157882432">
                <text:p>2.157882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.18576597">
                <text:p>2.1857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.19625946">
                <text:p>2.19625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.196105516">
                <text:p>2.1961055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.16177977">
                <text:p>2.161779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.153024404">
                <text:p>2.1530244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.180137805">
                <text:p>2.180137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.29269378">
                <text:p>2.292693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.25707239">
                <text:p>2.25707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2.231334153">
                <text:p>2.231334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.232201876">
                <text:p>2.232201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2.2556">
                <text:p>2.25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2.28285456">
                <text:p>2.282854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2.178493246">
                <text:p>2.1784932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.234950336">
                <text:p>2.2349503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2.377671356">
                <text:p>2.377671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2.258184586">
                <text:p>2.2581845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2.263345936">
                <text:p>2.263345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.210277059">
                <text:p>2.2102770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.227292078">
                <text:p>2.2272920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.10359087">
                <text:p>2.103590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.115130752">
                <text:p>2.1151307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.140118204">
                <text:p>2.1401182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.970731324">
                <text:p>1.9707313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.182845273">
                <text:p>2.1828452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.280195121">
                <text:p>2.2801951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.26733128">
                <text:p>2.267331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.23616158">
                <text:p>2.236161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.242041874">
                <text:p>2.2420418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.259316066">
                <text:p>2.259316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.226992337">
                <text:p>2.2269923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155143276">
                <text:p>2.1551432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.12767522">
                <text:p>2.127675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.229156786">
                <text:p>2.2291567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.17470939">
                <text:p>2.174709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.23301076">
                <text:p>2.23301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.243752221">
                <text:p>2.243752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.293336788">
                <text:p>2.2933367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.14169533">
                <text:p>2.141695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.11986261">
                <text:p>2.119862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.079111746">
                <text:p>2.079111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.208318003">
                <text:p>2.208318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.225880127">
                <text:p>2.225880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.299897393">
                <text:p>2.2998973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.240639407">
                <text:p>2.2406394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.252994233">
                <text:p>2.2529942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.326993434">
                <text:p>2.3269934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.10832667">
                <text:p>2.10832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.173612898">
                <text:p>2.1736128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.09025232">
                <text:p>2.090252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.996984647">
                <text:p>1.9969846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.26708443">
                <text:p>2.267084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.00667704">
                <text:p>2.006677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.17089284">
                <text:p>2.17089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.224052466">
                <text:p>2.2240524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.204658322">
                <text:p>2.204658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.898414082">
                <text:p>1.898414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.104414104">
                <text:p>2.1044141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.237407546">
                <text:p>2.2374075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.252368976">
                <text:p>2.252368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.059317361">
                <text:p>2.0593173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.15863389">
                <text:p>2.158633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.23490897">
                <text:p>2.23490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.014319356">
                <text:p>2.0143193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.25159642">
                <text:p>2.251596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.22922051">
                <text:p>2.229220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.253588912">
                <text:p>2.2535889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.18607474">
                <text:p>2.186074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.24249111">
                <text:p>2.24249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2.24628704">
                <text:p>2.246287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2.203422172">
                <text:p>2.2034221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.19779353">
                <text:p>2.19779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.198465">
                <text:p>2.198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2.21801687">
                <text:p>2.218016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.230314255">
                <text:p>2.2303142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2.140121802">
                <text:p>2.140121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2.21298395">
                <text:p>2.212983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2.139796999">
                <text:p>2.1397969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.191855246">
                <text:p>2.1918552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.149242547">
                <text:p>2.1492425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.14065551">
                <text:p>2.140655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.122953205">
                <text:p>2.1229532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.223413602">
                <text:p>2.2234136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.199955348">
                <text:p>2.1999553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.22820821">
                <text:p>2.228208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.17103499">
                <text:p>2.171034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.265112613">
                <text:p>2.2651126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.144678075">
                <text:p>2.1446780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.109811215">
                <text:p>2.1098112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.22132008">
                <text:p>2.221320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.21263183">
                <text:p>2.212631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.204650942">
                <text:p>2.2046509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.262104627">
                <text:p>2.2621046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.250829846">
                <text:p>2.2508298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.219725255">
                <text:p>2.219725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.210158252">
                <text:p>2.2101582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.287359724">
                <text:p>2.287359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.027122327">
                <text:p>2.0271223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.20005227">
                <text:p>2.200052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.213215139">
                <text:p>2.213215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.181590323">
                <text:p>2.18159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.2151975">
                <text:p>2.21519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.249841576">
                <text:p>2.2498415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.254992005">
                <text:p>2.2549920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.253742908">
                <text:p>2.2537429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.239772665">
                <text:p>2.2397726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.215639683">
                <text:p>2.2156396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.117099848">
                <text:p>2.1170998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.244172083">
                <text:p>2.2441720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.148855786">
                <text:p>2.1488557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.264177373">
                <text:p>2.2641773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.215217377">
                <text:p>2.2152173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.081248641">
                <text:p>2.0812486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.179534516">
                <text:p>2.1795345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.219049047">
                <text:p>2.2190490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.07118941">
                <text:p>2.071189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.191589383">
                <text:p>2.1915893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.221954582">
                <text:p>2.221954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.183229757">
                <text:p>2.1832297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.20485444">
                <text:p>2.20485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.166048043">
                <text:p>2.1660480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.24889638">
                <text:p>2.248896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.245295206">
                <text:p>2.2452952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.020707627">
                <text:p>2.0207076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.102886724">
                <text:p>2.1028867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.13056177">
                <text:p>2.130561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.161910804">
                <text:p>2.1619108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2.16727269">
                <text:p>2.167272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2.17861162">
                <text:p>2.178611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2.104777832">
                <text:p>2.1047778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2.169695856">
                <text:p>2.1696958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2.114144625">
                <text:p>2.1141446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2.193006133">
                <text:p>2.1930061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2.154282236">
                <text:p>2.1542822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.832379866">
                <text:p>1.8323798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.854357089">
                <text:p>1.8543570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.85430068">
                <text:p>1.854300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918716597">
                <text:p>1.9187165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.884587846">
                <text:p>1.8845878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.912402903">
                <text:p>1.9124029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.855983024">
                <text:p>1.855983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.920408948">
                <text:p>1.9204089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.824744655">
                <text:p>1.8247446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.785937528">
                <text:p>1.7859375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.896749943">
                <text:p>1.8967499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.730200273">
                <text:p>1.7302002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.878132203">
                <text:p>1.8781322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.607653632">
                <text:p>1.6076536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.89200414">
                <text:p>1.892004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.892168747">
                <text:p>1.8921687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.887831073">
                <text:p>1.8878310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.985501005">
                <text:p>1.9855010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.938770794">
                <text:p>1.9387707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.940588462">
                <text:p>1.9405884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.946403456">
                <text:p>1.9464034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.877516521">
                <text:p>1.8775165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.996464313">
                <text:p>1.9964643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.036544689">
                <text:p>2.0365446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.963251859">
                <text:p>1.9632518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.001460865">
                <text:p>2.0014608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.04868607">
                <text:p>2.048686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.940442619">
                <text:p>1.9404426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.943421846">
                <text:p>1.9434218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.007317317">
                <text:p>2.0073173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.902545515">
                <text:p>1.9025455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.970808577">
                <text:p>1.9708085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.962398248">
                <text:p>1.962398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.874569531">
                <text:p>1.8745695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.954500997">
                <text:p>1.9545009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.954886004">
                <text:p>1.9548860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.000299807">
                <text:p>2.0002998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.894223714">
                <text:p>1.8942237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.912704907">
                <text:p>1.9127049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.833855974">
                <text:p>1.8338559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.992495475">
                <text:p>1.9924954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2.044261438">
                <text:p>2.0442614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.908887488">
                <text:p>1.9088874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2.003492401">
                <text:p>2.0034924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.814256896">
                <text:p>1.8142568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.961365404">
                <text:p>1.9613654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.798150147">
                <text:p>1.7981501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2.015909799">
                <text:p>2.0159097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.91007992">
                <text:p>1.910079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.980214021">
                <text:p>1.9802140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.992333917">
                <text:p>1.9923339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.93141342">
                <text:p>1.931413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.006193155">
                <text:p>2.0061931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.889951746">
                <text:p>1.8899517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.969364863">
                <text:p>1.9693648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.969418192">
                <text:p>1.969418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.929552899">
                <text:p>1.9295528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.69508242">
                <text:p>1.695082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.950452298">
                <text:p>1.9504522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.940658686">
                <text:p>1.9406586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.980290385">
                <text:p>1.9802903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.984408633">
                <text:p>1.9844086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.693606826">
                <text:p>1.6936068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.852400503">
                <text:p>1.8524005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.915698158">
                <text:p>1.9156981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.72254069">
                <text:p>1.72254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2.03108483">
                <text:p>2.031084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.972966745">
                <text:p>1.9729667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2.051895397">
                <text:p>2.0518953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2.026425998">
                <text:p>2.0264259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2.005426404">
                <text:p>2.0054264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.994616289">
                <text:p>1.9946162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.95739323">
                <text:p>1.957393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.887877174">
                <text:p>1.8878771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.731582451">
                <text:p>1.7315824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.999135857">
                <text:p>1.9991358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.92023338">
                <text:p>1.920233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.938720964">
                <text:p>1.9387209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.068646065">
                <text:p>2.0686460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.994855245">
                <text:p>1.9948552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.997496767">
                <text:p>1.9974967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.740461471">
                <text:p>1.7404614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.078255976">
                <text:p>2.0782559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.781595563">
                <text:p>1.7815955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.086764653">
                <text:p>2.0867646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.872037934">
                <text:p>1.8720379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.0170108">
                <text:p>2.01701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.024542492">
                <text:p>2.0245424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.93383897">
                <text:p>1.933838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.983250701">
                <text:p>1.9832507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.831356506">
                <text:p>1.8313565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.979453976">
                <text:p>1.9794539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.954868352">
                <text:p>1.954868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.907145018">
                <text:p>1.9071450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.017793912">
                <text:p>2.0177939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.973500158">
                <text:p>1.9735001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.96557539">
                <text:p>1.965575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.977127788">
                <text:p>1.9771277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.957424644">
                <text:p>1.9574246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.985710469">
                <text:p>1.9857104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.08995533">
                <text:p>2.089955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2.009196871">
                <text:p>2.0091968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.872128358">
                <text:p>1.8721283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.910819841">
                <text:p>1.9108198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.98724218">
                <text:p>1.987242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2.017944889">
                <text:p>2.0179448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.899092267">
                <text:p>1.8990922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.898854892">
                <text:p>1.8988548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.879954146">
                <text:p>1.8799541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.023317933">
                <text:p>2.0233179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.970079202">
                <text:p>1.9700792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.990578245">
                <text:p>1.990578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.947549187">
                <text:p>1.9475491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.909652069">
                <text:p>1.9096520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.915621064">
                <text:p>1.9156210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.878277032">
                <text:p>1.8782770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.812796199">
                <text:p>1.812796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.935247931">
                <text:p>1.9352479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.888038255">
                <text:p>1.8880382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.91037948">
                <text:p>1.910379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.894320478">
                <text:p>1.8943204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.762447878">
                <text:p>1.7624478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987384618">
                <text:p>1.9873846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9031513">
                <text:p>1.90315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877839512">
                <text:p>1.877839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928138773">
                <text:p>1.9281387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746032246">
                <text:p>1.7460322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889713228">
                <text:p>1.8897132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844465331">
                <text:p>1.844465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886227998">
                <text:p>1.8862279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913190849">
                <text:p>1.9131908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895065746">
                <text:p>1.8950657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8220604">
                <text:p>1.82206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938427595">
                <text:p>1.9384275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956853399">
                <text:p>1.9568533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95218699">
                <text:p>1.952186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952763202">
                <text:p>1.9527632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938197738">
                <text:p>1.9381977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916044355">
                <text:p>1.9160443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987135563">
                <text:p>1.9871355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920989648">
                <text:p>1.9209896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989983096">
                <text:p>1.9899830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969656566">
                <text:p>1.9696565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926477356">
                <text:p>1.9264773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9468142">
                <text:p>1.94681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907604086">
                <text:p>1.9076040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911807817">
                <text:p>1.9118078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947805522">
                <text:p>1.9478055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903907447">
                <text:p>1.9039074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971550296">
                <text:p>1.9715502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650407412">
                <text:p>1.6504074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945178365">
                <text:p>1.9451783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882298194">
                <text:p>1.882298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899060909">
                <text:p>1.8990609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501199143">
                <text:p>1.5011991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936497761">
                <text:p>1.9364977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943422325">
                <text:p>1.9434223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93689744">
                <text:p>1.936897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945383055">
                <text:p>1.945383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922970249">
                <text:p>1.9229702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971796961">
                <text:p>1.9717969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946077226">
                <text:p>1.9460772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927865739">
                <text:p>1.9278657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798382071">
                <text:p>1.7983820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806025872">
                <text:p>1.8060258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821473819">
                <text:p>1.8214738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928181987">
                <text:p>1.9281819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932571702">
                <text:p>1.9325717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829135679">
                <text:p>1.8291356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925903852">
                <text:p>1.9259038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933368171">
                <text:p>1.9333681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890619344">
                <text:p>1.8906193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704584352">
                <text:p>1.7045843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959063246">
                <text:p>1.9590632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96283789">
                <text:p>1.962837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981995823">
                <text:p>1.9819958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998903071">
                <text:p>1.9989030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.00714189">
                <text:p>2.007141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.014181131">
                <text:p>2.01418113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.989789371">
                <text:p>1.9897893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.010702548">
                <text:p>2.0107025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.028587795">
                <text:p>2.0285877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.972658623">
                <text:p>1.9726586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.085451009">
                <text:p>2.0854510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.895466696">
                <text:p>1.8954666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.084300891">
                <text:p>2.0843008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.999322974">
                <text:p>1.9993229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.856400353">
                <text:p>1.8564003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.700835643">
                <text:p>1.7008356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.03484403">
                <text:p>2.034844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.840367729">
                <text:p>1.8403677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.854677371">
                <text:p>1.8546773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.8003959986">
                <text:p>1.80039599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.580202086">
                <text:p>1.58020208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.912282352">
                <text:p>1.9122823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.814881236">
                <text:p>1.8148812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.826538515">
                <text:p>1.8265385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.8164375644">
                <text:p>1.81643756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.886612955">
                <text:p>1.8866129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.806477548">
                <text:p>1.8064775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.855473133">
                <text:p>1.8554731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.637555245">
                <text:p>1.6375552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.83086485">
                <text:p>1.830864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.8581791544">
                <text:p>1.85817915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.778068721">
                <text:p>1.7780687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.796197523">
                <text:p>1.7961975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.741445276">
                <text:p>1.7414452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.8199720544">
                <text:p>1.81997205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.7720910024">
                <text:p>1.7720910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.8105550204">
                <text:p>1.81055502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831818788">
                <text:p>1.83181878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791300688">
                <text:p>1.791300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724750975">
                <text:p>1.7247509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815756826">
                <text:p>1.8157568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8169057864">
                <text:p>1.81690578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76053678">
                <text:p>1.760536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815028711">
                <text:p>1.8150287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316897341">
                <text:p>1.3168973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772586236">
                <text:p>1.7725862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781248618">
                <text:p>1.7812486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841002897">
                <text:p>1.8410028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75006802">
                <text:p>1.750068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.783449617">
                <text:p>1.7834496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.833555843">
                <text:p>1.8335558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.735433963">
                <text:p>1.735433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.795722832">
                <text:p>1.7957228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.8496125916">
                <text:p>1.84961259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.785000289">
                <text:p>1.7850002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.760256382">
                <text:p>1.76025638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.763549601">
                <text:p>1.7635496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.755202158">
                <text:p>1.7552021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.779820372">
                <text:p>1.7798203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.764299264">
                <text:p>1.7642992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.755227786">
                <text:p>1.75522778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.82088075">
                <text:p>1.820880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.766671071">
                <text:p>1.7666710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.829304802">
                <text:p>1.8293048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.783197155">
                <text:p>1.7831971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.866360491">
                <text:p>1.8663604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.886770257">
                <text:p>1.8867702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7929571976">
                <text:p>1.79295719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.784490504">
                <text:p>1.7844905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.611801206">
                <text:p>1.6118012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.778491151">
                <text:p>1.7784911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.888403487">
                <text:p>1.8884034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.756472622">
                <text:p>1.7564726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.867698331">
                <text:p>1.86769833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.869276477">
                <text:p>1.8692764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.820938346">
                <text:p>1.8209383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.787188509">
                <text:p>1.7871885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.826817894">
                <text:p>1.8268178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.853770412">
                <text:p>1.8537704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.696492171">
                <text:p>1.6964921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.847085604">
                <text:p>1.8470856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.864809467">
                <text:p>1.8648094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.63657357">
                <text:p>1.636573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857557823">
                <text:p>1.8575578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840596925">
                <text:p>1.8405969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.830868094">
                <text:p>1.8308680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386653646">
                <text:p>1.3866536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835380687">
                <text:p>1.8353806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908080434">
                <text:p>1.9080804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799199143">
                <text:p>1.7991991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780357224">
                <text:p>1.7803572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834153405">
                <text:p>1.83415340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787817931">
                <text:p>1.7878179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.8187695844">
                <text:p>1.81876958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.829399256">
                <text:p>1.8293992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.81274946">
                <text:p>1.81274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.7526256974">
                <text:p>1.752625697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.799846433">
                <text:p>1.7998464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.763474175">
                <text:p>1.7634741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.817123807">
                <text:p>1.81712380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.750853593">
                <text:p>1.7508535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.860569909">
                <text:p>1.8605699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.808859584">
                <text:p>1.8088595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.8386123966">
                <text:p>1.83861239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.855528">
                <text:p>1.8555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.873737408">
                <text:p>1.8737374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.87855367">
                <text:p>1.878553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.712743586">
                <text:p>1.71274358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.910529032">
                <text:p>1.9105290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.895971166">
                <text:p>1.8959711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.920049897">
                <text:p>1.9200498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.5452341474">
                <text:p>1.54523414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.811606555">
                <text:p>1.8116065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.833730469">
                <text:p>1.8337304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.74762135">
                <text:p>1.747621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.864668252">
                <text:p>1.8646682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.7847338386">
                <text:p>1.784733838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.887431269">
                <text:p>1.8874312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.617104786">
                <text:p>1.6171047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.774516993">
                <text:p>1.77451699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.742441897">
                <text:p>1.7424418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.5271174386">
                <text:p>1.52711743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.775763614">
                <text:p>1.77576361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.7237910955">
                <text:p>1.72379109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.7020990186">
                <text:p>1.70209901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710008356">
                <text:p>1.7100083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.7524166884">
                <text:p>1.75241668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.765827092">
                <text:p>1.7658270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7946861364">
                <text:p>1.7946861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7644712776">
                <text:p>1.76447127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527191886">
                <text:p>1.52719188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7863593436">
                <text:p>1.786359343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66557343">
                <text:p>1.665573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74696085">
                <text:p>1.746960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8102003664">
                <text:p>1.81020036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7611903635">
                <text:p>1.76119036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744919524">
                <text:p>1.7449195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.67460061">
                <text:p>1.674600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.74253005">
                <text:p>1.742530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.760051327">
                <text:p>1.7600513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.72087479">
                <text:p>1.720874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.570032654">
                <text:p>1.5700326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.763458826">
                <text:p>1.76345882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.658110995">
                <text:p>1.6581109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.6545955835">
                <text:p>1.65459558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.776174667">
                <text:p>1.776174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.743971714">
                <text:p>1.7439717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.8215587035">
                <text:p>1.82155870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.80579109">
                <text:p>1.805791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.772163147">
                <text:p>1.7721631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.772475301">
                <text:p>1.7724753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.769966315">
                <text:p>1.7699663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.7417198105">
                <text:p>1.74171981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.712730216">
                <text:p>1.7127302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.725953366">
                <text:p>1.7259533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.756585387">
                <text:p>1.75658538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.767691746">
                <text:p>1.7676917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.743482174">
                <text:p>1.743482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.685804141">
                <text:p>1.6858041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.758513639">
                <text:p>1.7585136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.84150464">
                <text:p>1.84150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.8094068116">
                <text:p>1.80940681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.857034542">
                <text:p>1.8570345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.73113276">
                <text:p>1.731132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.80470721">
                <text:p>1.804707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.944077905">
                <text:p>1.9440779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.8381322134">
                <text:p>1.83813221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.77707392">
                <text:p>1.777073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763608819">
                <text:p>1.7636088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735388758">
                <text:p>1.7353887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769660355">
                <text:p>1.7696603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775679745">
                <text:p>1.7756797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738765068">
                <text:p>1.7387650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6937515174">
                <text:p>1.693751517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743544989">
                <text:p>1.7435449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576267098">
                <text:p>1.57626709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759334085">
                <text:p>1.759334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756879894">
                <text:p>1.7568798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.724139228">
                <text:p>1.7241392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.80677724">
                <text:p>1.806777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.9334504156">
                <text:p>1.93345041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.8887870116">
                <text:p>1.88878701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.738823327">
                <text:p>1.7388233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.72877878">
                <text:p>1.728778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.853927966">
                <text:p>1.8539279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.5719751804">
                <text:p>1.57197518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.805877168">
                <text:p>1.8058771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.695750506">
                <text:p>1.6957505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.8035462445">
                <text:p>1.803546244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.739202212">
                <text:p>1.739202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.61057256">
                <text:p>1.610572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.704628136">
                <text:p>1.7046281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.709155149">
                <text:p>1.7091551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.638290423">
                <text:p>1.6382904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.620580262">
                <text:p>1.6205802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.6856392886">
                <text:p>1.68563928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.5415339506">
                <text:p>1.54153395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.5561700536">
                <text:p>1.55617005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606949434">
                <text:p>1.6069494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597639125">
                <text:p>1.5976391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492304923">
                <text:p>1.4923049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60434527">
                <text:p>1.604345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568191946">
                <text:p>1.5681919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453435336">
                <text:p>1.4534353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442745897">
                <text:p>1.44274589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4605986916">
                <text:p>1.46059869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43869728">
                <text:p>1.438697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461604814">
                <text:p>1.4616048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41435011">
                <text:p>1.414350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255944584">
                <text:p>1.2559445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410172472">
                <text:p>1.4101724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54904627">
                <text:p>1.549046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5214747476">
                <text:p>1.52147474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4411331746">
                <text:p>1.44113317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581267249">
                <text:p>1.5812672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5199607225">
                <text:p>1.51996072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5449699296">
                <text:p>1.54496992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535667466">
                <text:p>1.5356674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548245942">
                <text:p>1.54824594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516594147">
                <text:p>1.5165941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519955354">
                <text:p>1.5199553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509068871">
                <text:p>1.5090688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5537352714">
                <text:p>1.55373527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5182042775">
                <text:p>1.51820427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527649322">
                <text:p>1.5276493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544449894">
                <text:p>1.5444498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551213118">
                <text:p>1.5512131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560859064">
                <text:p>1.5608590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488331672">
                <text:p>1.4883316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494446668">
                <text:p>1.4944466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3111004155">
                <text:p>1.31110041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479138258">
                <text:p>1.4791382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494305216">
                <text:p>1.4943052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477540247">
                <text:p>1.4775402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354651161">
                <text:p>1.35465116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39060031">
                <text:p>1.390600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509609663">
                <text:p>1.5096096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472642155">
                <text:p>1.4726421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469397947">
                <text:p>1.4693979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4705541">
                <text:p>1.47055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3992691505">
                <text:p>1.39926915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400638606">
                <text:p>1.4006386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3741850586">
                <text:p>1.37418505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3537605956">
                <text:p>1.35376059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359569763">
                <text:p>1.3595697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37194137">
                <text:p>1.371941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371894273">
                <text:p>1.3718942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361845902">
                <text:p>1.3618459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341539169">
                <text:p>1.3415391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468813111">
                <text:p>1.4688131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4678835046">
                <text:p>1.46788350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414427599">
                <text:p>1.4144275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381547086">
                <text:p>1.3815470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39808968">
                <text:p>1.398089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37538198">
                <text:p>1.375381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312949919">
                <text:p>1.3129499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410904775">
                <text:p>1.410904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3612165">
                <text:p>1.36121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39439401">
                <text:p>1.394394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382850677">
                <text:p>1.3828506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344897734">
                <text:p>1.3448977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3679142274">
                <text:p>1.36791422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399043773">
                <text:p>1.3990437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361823417">
                <text:p>1.3618234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405719638">
                <text:p>1.4057196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373533165">
                <text:p>1.3735331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386853303">
                <text:p>1.3868533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388425608">
                <text:p>1.3884256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406081476">
                <text:p>1.4060814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3772083395">
                <text:p>1.37720833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423939862">
                <text:p>1.4239398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419904933">
                <text:p>1.4199049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4143265404">
                <text:p>1.41432654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418793163">
                <text:p>1.4187931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402145631">
                <text:p>1.4021456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315858881">
                <text:p>1.3158588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3357387055">
                <text:p>1.33573870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368047738">
                <text:p>1.3680477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37722109">
                <text:p>1.377221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430425864">
                <text:p>1.43042586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39162835">
                <text:p>1.391628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323462582">
                <text:p>1.3234625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3859325955">
                <text:p>1.38593259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3908813626">
                <text:p>1.39088136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364686811">
                <text:p>1.3646868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350742694">
                <text:p>1.35074269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3847945046">
                <text:p>1.38479450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3549150955">
                <text:p>1.35491509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357346353">
                <text:p>1.35734635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392030956">
                <text:p>1.3920309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3814569395">
                <text:p>1.38145693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392713899">
                <text:p>1.39271389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291023684">
                <text:p>1.29102368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378371028">
                <text:p>1.3783710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284605078">
                <text:p>1.2846050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334794938">
                <text:p>1.3347949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3552453636">
                <text:p>1.35524536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341469246">
                <text:p>1.3414692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3781528825">
                <text:p>1.3781528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39517086">
                <text:p>1.395170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419898125">
                <text:p>1.419898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3276182534">
                <text:p>1.32761825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3797635046">
                <text:p>1.37976350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4457837354">
                <text:p>1.445783735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427160469">
                <text:p>1.4271604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395166284">
                <text:p>1.3951662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460285501">
                <text:p>1.4602855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4647827295">
                <text:p>1.46478272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4400141104">
                <text:p>1.44001411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3410225374">
                <text:p>1.34102253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4792035365">
                <text:p>1.47920353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344875033">
                <text:p>1.3448750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480196797">
                <text:p>1.4801967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375633126">
                <text:p>1.3756331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319902895">
                <text:p>1.3199028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3475584894">
                <text:p>1.34755848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381971537">
                <text:p>1.3819715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373179595">
                <text:p>1.3731795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3997399364">
                <text:p>1.399739936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328740584">
                <text:p>1.3287405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350064999">
                <text:p>1.350064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3867770996">
                <text:p>1.38677709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4027450926">
                <text:p>1.402745092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3763508495">
                <text:p>1.37635084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305276538">
                <text:p>1.3052765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3916946496">
                <text:p>1.3916946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3960531074">
                <text:p>1.39605310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406591437">
                <text:p>1.4065914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3157803534">
                <text:p>1.31578035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430680962">
                <text:p>1.4306809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449912954">
                <text:p>1.44991295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394326781">
                <text:p>1.3943267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458196407">
                <text:p>1.4581964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379720575">
                <text:p>1.3797205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436977528">
                <text:p>1.4369775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466577581">
                <text:p>1.46657758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4475248504">
                <text:p>1.4475248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502071092">
                <text:p>1.5020710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494516238">
                <text:p>1.4945162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442405736">
                <text:p>1.4424057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4880407174">
                <text:p>1.48804071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509292654">
                <text:p>1.5092926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460890417">
                <text:p>1.4608904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503200191">
                <text:p>1.5032001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514406445">
                <text:p>1.5144064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478048545">
                <text:p>1.4780485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479686873">
                <text:p>1.4796868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516527694">
                <text:p>1.5165276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451303773">
                <text:p>1.45130377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492913182">
                <text:p>1.49291318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4686024916">
                <text:p>1.46860249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5395655485">
                <text:p>1.53956554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475500101">
                <text:p>1.4755001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541408574">
                <text:p>1.54140857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4497953296">
                <text:p>1.44979532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5065248348">
                <text:p>1.50652483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481558169">
                <text:p>1.4815581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57505312">
                <text:p>1.575053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4773160756">
                <text:p>1.47731607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460246617">
                <text:p>1.4602466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467538761">
                <text:p>1.4675387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481152354">
                <text:p>1.4811523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525446068">
                <text:p>1.5254460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499581828">
                <text:p>1.49958182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438431223">
                <text:p>1.4384312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4519310655">
                <text:p>1.45193106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4902078086">
                <text:p>1.490207808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466889891">
                <text:p>1.4668898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472199385">
                <text:p>1.4721993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4569232215">
                <text:p>1.45692322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476990078">
                <text:p>1.4769900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468927735">
                <text:p>1.4689277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505402147">
                <text:p>1.5054021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476022654">
                <text:p>1.4760226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416565591">
                <text:p>1.4165655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4578517134">
                <text:p>1.4578517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43726441">
                <text:p>1.437264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505892838">
                <text:p>1.505892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507664169">
                <text:p>1.5076641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480841916">
                <text:p>1.4808419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484060221">
                <text:p>1.4840602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505633512">
                <text:p>1.5056335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502090309">
                <text:p>1.5020903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4788411025">
                <text:p>1.47884110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443193729">
                <text:p>1.44319372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50953439">
                <text:p>1.509534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48268772">
                <text:p>1.482687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5310701356">
                <text:p>1.53107013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5087509286">
                <text:p>1.50875092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487390367">
                <text:p>1.4873903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508369245">
                <text:p>1.50836924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4126057705">
                <text:p>1.412605770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4860054606">
                <text:p>1.48600546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503006741">
                <text:p>1.5030067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485989597">
                <text:p>1.4859895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377523831">
                <text:p>1.37752383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5150117925">
                <text:p>1.51501179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445222826">
                <text:p>1.4452228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486258606">
                <text:p>1.4862586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420032916">
                <text:p>1.4200329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548537154">
                <text:p>1.5485371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5279415315">
                <text:p>1.52794153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490498897">
                <text:p>1.4904988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4479518135">
                <text:p>1.44795181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.500835194">
                <text:p>1.50083519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.43503561">
                <text:p>1.435035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.464830472">
                <text:p>1.4648304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.437280981">
                <text:p>1.4372809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.459935769">
                <text:p>1.4599357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.514888836">
                <text:p>1.5148888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.405288902">
                <text:p>1.4052889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.0870138467">
                <text:p>1.08701384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.517320897">
                <text:p>1.5173208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.4011830995">
                <text:p>1.40118309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.427104092">
                <text:p>1.4271040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.4223024325">
                <text:p>1.42230243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.455970205">
                <text:p>1.4559702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.452899089">
                <text:p>1.4528990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.455401903">
                <text:p>1.4554019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.4543467826">
                <text:p>1.454346782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.425895488">
                <text:p>1.4258954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.429929682">
                <text:p>1.4299296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.3911573415">
                <text:p>1.39115734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.436687175">
                <text:p>1.4366871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.490376969">
                <text:p>1.4903769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.4623200244">
                <text:p>1.46232002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.455652996">
                <text:p>1.4556529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.474515417">
                <text:p>1.4745154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.4744624354">
                <text:p>1.47446243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.42293059">
                <text:p>1.422930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.4573006">
                <text:p>1.457300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.5015559044">
                <text:p>1.50155590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.482902485">
                <text:p>1.4829024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.438465893">
                <text:p>1.43846589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.4511309556">
                <text:p>1.45113095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.4391644486">
                <text:p>1.43916444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.3605965136">
                <text:p>1.3605965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.499474156">
                <text:p>1.4994741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.485635092">
                <text:p>1.4856350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4685054915">
                <text:p>1.46850549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437422841">
                <text:p>1.43742284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374613152">
                <text:p>1.3746131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4016525884">
                <text:p>1.40165258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422909697">
                <text:p>1.42290969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4062016215">
                <text:p>1.40620162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460442968">
                <text:p>1.4604429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.382778482">
                <text:p>1.3827784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.3585843106">
                <text:p>1.358584310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.3578568734">
                <text:p>1.35785687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.39685678">
                <text:p>1.396856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473647106">
                <text:p>1.47364710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425849749">
                <text:p>1.4258497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365521408">
                <text:p>1.36552140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3870151285">
                <text:p>1.38701512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364245352">
                <text:p>1.3642453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33358215">
                <text:p>1.333582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34404732">
                <text:p>1.344047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3869578594">
                <text:p>1.38695785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3963651825">
                <text:p>1.39636518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.4284545045">
                <text:p>1.42845450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.3459236056">
                <text:p>1.34592360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.401144454">
                <text:p>1.4011444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.35892113">
                <text:p>1.358921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.364729339">
                <text:p>1.3647293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.41601069">
                <text:p>1.416010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.4251238265">
                <text:p>1.42512382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.368185891">
                <text:p>1.3681858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.407424599">
                <text:p>1.4074245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.3741417675">
                <text:p>1.37414176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.439409428">
                <text:p>1.4394094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.4219945514">
                <text:p>1.42199455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.43862798">
                <text:p>1.438627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.434670363">
                <text:p>1.4346703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.4610764445">
                <text:p>1.46107644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.3792404636">
                <text:p>1.37924046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.407646981">
                <text:p>1.40764698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.463405755">
                <text:p>1.4634057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.393159045">
                <text:p>1.3931590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.439031236">
                <text:p>1.4390312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.45957931">
                <text:p>1.459579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.389788653">
                <text:p>1.3897886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.446927223">
                <text:p>1.4469272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.458479425">
                <text:p>1.4584794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.42104057">
                <text:p>1.421040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.3969082164">
                <text:p>1.39690821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.4235383705">
                <text:p>1.42353837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.430943934">
                <text:p>1.4309439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.391478468">
                <text:p>1.39147846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.4290854696">
                <text:p>1.429085469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.406646706">
                <text:p>1.4066467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.4239437">
                <text:p>1.42394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.4549536814">
                <text:p>1.45495368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.461747705">
                <text:p>1.46174770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.424391999">
                <text:p>1.42439199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.389137484">
                <text:p>1.38913748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4406126175">
                <text:p>1.44061261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.417058489">
                <text:p>1.4170584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.426066119">
                <text:p>1.42606611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.409000809">
                <text:p>1.40900080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.418429118">
                <text:p>1.4184291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.437570463">
                <text:p>1.4375704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443907523">
                <text:p>1.443907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